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57.22mm"/>
    </style:style>
    <style:style style:name="co41" style:family="table-column">
      <style:table-column-properties fo:break-before="auto" style:column-width="95.37mm"/>
    </style:style>
    <style:style style:name="co42" style:family="table-column">
      <style:table-column-properties fo:break-before="auto" style:column-width="98.6mm"/>
    </style:style>
    <style:style style:name="co43" style:family="table-column">
      <style:table-column-properties fo:break-before="auto" style:column-width="95.29mm"/>
    </style:style>
    <style:style style:name="co14" style:family="table-column">
      <style:table-column-properties fo:break-before="auto" style:column-width="37.57mm"/>
    </style:style>
    <style:style style:name="co44" style:family="table-column">
      <style:table-column-properties fo:break-before="auto" style:column-width="99.2mm"/>
    </style:style>
    <style:style style:name="co45" style:family="table-column">
      <style:table-column-properties fo:break-before="auto" style:column-width="23.53mm"/>
    </style:style>
    <style:style style:name="co46" style:family="table-column">
      <style:table-column-properties fo:break-before="auto" style:column-width="46.46mm"/>
    </style:style>
    <style:style style:name="co20" style:family="table-column">
      <style:table-column-properties fo:break-before="auto" style:column-width="22.67mm"/>
    </style:style>
    <style:style style:name="co23" style:family="table-column">
      <style:table-column-properties fo:break-before="auto" style:column-width="9.23mm"/>
    </style:style>
    <style:style style:name="co27" style:family="table-column">
      <style:table-column-properties fo:break-before="auto" style:column-width="6.99mm"/>
    </style:style>
    <style:style style:name="co28" style:family="table-column">
      <style:table-column-properties fo:break-before="auto" style:column-width="31.61mm"/>
    </style:style>
    <style:style style:name="co29" style:family="table-column">
      <style:table-column-properties fo:break-before="auto" style:column-width="4.11mm"/>
    </style:style>
    <style:style style:name="co47" style:family="table-column">
      <style:table-column-properties fo:break-before="auto" style:column-width="17.52mm"/>
    </style:style>
    <style:style style:name="co48" style:family="table-column">
      <style:table-column-properties fo:break-before="auto" style:column-width="8.91mm"/>
    </style:style>
    <style:style style:name="co49" style:family="table-column">
      <style:table-column-properties fo:break-before="auto" style:column-width="9.82mm"/>
    </style:style>
    <style:style style:name="co50" style:family="table-column">
      <style:table-column-properties fo:break-before="auto" style:column-width="23.05mm"/>
    </style:style>
    <style:style style:name="co51" style:family="table-column">
      <style:table-column-properties fo:break-before="auto" style:column-width="24.29mm"/>
    </style:style>
    <style:style style:name="co52" style:family="table-column">
      <style:table-column-properties fo:break-before="auto" style:column-width="19.67mm"/>
    </style:style>
    <style:style style:name="co53" style:family="table-column">
      <style:table-column-properties fo:break-before="auto" style:column-width="15.36mm"/>
    </style:style>
    <style:style style:name="co54" style:family="table-column">
      <style:table-column-properties fo:break-before="auto" style:column-width="13.21mm"/>
    </style:style>
    <style:style style:name="co30" style:family="table-column">
      <style:table-column-properties fo:break-before="auto" style:column-width="10.14mm"/>
    </style:style>
    <style:style style:name="co31" style:family="table-column">
      <style:table-column-properties fo:break-before="auto" style:column-width="20.9mm"/>
    </style:style>
    <style:style style:name="co32" style:family="table-column">
      <style:table-column-properties fo:break-before="auto" style:column-width="5.94mm"/>
    </style:style>
    <style:style style:name="co33" style:family="table-column">
      <style:table-column-properties fo:break-before="auto" style:column-width="7.14mm"/>
    </style:style>
    <style:style style:name="co34" style:family="table-column">
      <style:table-column-properties fo:break-before="auto" style:column-width="6.84mm"/>
    </style:style>
    <style:style style:name="co35" style:family="table-column">
      <style:table-column-properties fo:break-before="auto" style:column-width="16.26mm"/>
    </style:style>
    <style:style style:name="co36" style:family="table-column">
      <style:table-column-properties fo:break-before="auto" style:column-width="10.65mm"/>
    </style:style>
    <style:style style:name="co37" style:family="table-column">
      <style:table-column-properties fo:break-before="auto" style:column-width="4.73mm"/>
    </style:style>
    <style:style style:name="co38" style:family="table-column">
      <style:table-column-properties fo:break-before="auto" style:column-width="12.93mm"/>
    </style:style>
    <style:style style:name="co39" style:family="table-column">
      <style:table-column-properties fo:break-before="auto" style:column-width="4.41mm"/>
    </style:style>
    <style:style style:name="co40" style:family="table-column">
      <style:table-column-properties fo:break-before="auto" style:column-width="31.75mm"/>
    </style:style>
    <style:style style:name="co187" style:family="table-column">
      <style:table-column-properties fo:break-before="auto" style:column-width="72.2mm"/>
    </style:style>
    <style:style style:name="co188" style:family="table-column">
      <style:table-column-properties fo:break-before="auto" style:column-width="109.47mm"/>
    </style:style>
    <style:style style:name="co189" style:family="table-column">
      <style:table-column-properties fo:break-before="auto" style:column-width="55.97mm"/>
    </style:style>
    <style:style style:name="co190" style:family="table-column">
      <style:table-column-properties fo:break-before="auto" style:column-width="259.12mm"/>
    </style:style>
    <style:style style:name="co191" style:family="table-column">
      <style:table-column-properties fo:break-before="auto" style:column-width="13.56mm"/>
    </style:style>
    <style:style style:name="co192" style:family="table-column">
      <style:table-column-properties fo:break-before="auto" style:column-width="27.76mm"/>
    </style:style>
    <style:style style:name="co61" style:family="table-column">
      <style:table-column-properties fo:break-before="auto" style:column-width="4.5mm"/>
    </style:style>
    <style:style style:name="co193" style:family="table-column">
      <style:table-column-properties fo:break-before="auto" style:column-width="81.46mm"/>
    </style:style>
    <style:style style:name="co194" style:family="table-column">
      <style:table-column-properties fo:break-before="auto" style:column-width="10mm"/>
    </style:style>
    <style:style style:name="co64" style:family="table-column">
      <style:table-column-properties fo:break-before="auto" style:column-width="44.06mm"/>
    </style:style>
    <style:style style:name="co65" style:family="table-column">
      <style:table-column-properties fo:break-before="auto" style:column-width="17.32mm"/>
    </style:style>
    <style:style style:name="co66" style:family="table-column">
      <style:table-column-properties fo:break-before="auto" style:column-width="42.12mm"/>
    </style:style>
    <style:style style:name="co67" style:family="table-column">
      <style:table-column-properties fo:break-before="auto" style:column-width="42.9mm"/>
    </style:style>
    <style:style style:name="co68" style:family="table-column">
      <style:table-column-properties fo:break-before="auto" style:column-width="112.27mm"/>
    </style:style>
    <style:style style:name="co69" style:family="table-column">
      <style:table-column-properties fo:break-before="auto" style:column-width="69.04mm"/>
    </style:style>
    <style:style style:name="co70" style:family="table-column">
      <style:table-column-properties fo:break-before="auto" style:column-width="147.67mm"/>
    </style:style>
    <style:style style:name="co71" style:family="table-column">
      <style:table-column-properties fo:break-before="auto" style:column-width="75.37mm"/>
    </style:style>
    <style:style style:name="co72" style:family="table-column">
      <style:table-column-properties fo:break-before="auto" style:column-width="4.76mm"/>
    </style:style>
    <style:style style:name="co73" style:family="table-column">
      <style:table-column-properties fo:break-before="auto" style:column-width="5.06mm"/>
    </style:style>
    <style:style style:name="co74" style:family="table-column">
      <style:table-column-properties fo:break-before="auto" style:column-width="13.53mm"/>
    </style:style>
    <style:style style:name="co75" style:family="table-column">
      <style:table-column-properties fo:break-before="auto" style:column-width="11.38mm"/>
    </style:style>
    <style:style style:name="co76" style:family="table-column">
      <style:table-column-properties fo:break-before="auto" style:column-width="15.06mm"/>
    </style:style>
    <style:style style:name="co77" style:family="table-column">
      <style:table-column-properties fo:break-before="auto" style:column-width="14.75mm"/>
    </style:style>
    <style:style style:name="co78" style:family="table-column">
      <style:table-column-properties fo:break-before="auto" style:column-width="2.77mm"/>
    </style:style>
    <style:style style:name="co79" style:family="table-column">
      <style:table-column-properties fo:break-before="auto" style:column-width="3.88mm"/>
    </style:style>
    <style:style style:name="co80" style:family="table-column">
      <style:table-column-properties fo:break-before="auto" style:column-width="3.6mm"/>
    </style:style>
    <style:style style:name="co81" style:family="table-column">
      <style:table-column-properties fo:break-before="auto" style:column-width="5.26mm"/>
    </style:style>
    <style:style style:name="co82" style:family="table-column">
      <style:table-column-properties fo:break-before="auto" style:column-width="5.59mm"/>
    </style:style>
    <style:style style:name="co83" style:family="table-column">
      <style:table-column-properties fo:break-before="auto" style:column-width="6.7mm"/>
    </style:style>
    <style:style style:name="co84" style:family="table-column">
      <style:table-column-properties fo:break-before="auto" style:column-width="39.53mm"/>
    </style:style>
    <style:style style:name="co85" style:family="table-column">
      <style:table-column-properties fo:break-before="auto" style:column-width="49.42mm"/>
    </style:style>
    <style:style style:name="co86" style:family="table-column">
      <style:table-column-properties fo:break-before="auto" style:column-width="40.04mm"/>
    </style:style>
    <style:style style:name="co87" style:family="table-column">
      <style:table-column-properties fo:break-before="auto" style:column-width="19.93mm"/>
    </style:style>
    <style:style style:name="co88" style:family="table-column">
      <style:table-column-properties fo:break-before="auto" style:column-width="22.79mm"/>
    </style:style>
    <style:style style:name="co89" style:family="table-column">
      <style:table-column-properties fo:break-before="auto" style:column-width="141.48mm"/>
    </style:style>
    <style:style style:name="co90" style:family="table-column">
      <style:table-column-properties fo:break-before="auto" style:column-width="158.4mm"/>
    </style:style>
    <style:style style:name="co91" style:family="table-column">
      <style:table-column-properties fo:break-before="auto" style:column-width="41.28mm"/>
    </style:style>
    <style:style style:name="co92" style:family="table-column">
      <style:table-column-properties fo:break-before="auto" style:column-width="25.08mm"/>
    </style:style>
    <style:style style:name="co93" style:family="table-column">
      <style:table-column-properties fo:break-before="auto" style:column-width="44.13mm"/>
    </style:style>
    <style:style style:name="co94" style:family="table-column">
      <style:table-column-properties fo:break-before="auto" style:column-width="67.27mm"/>
    </style:style>
    <style:style style:name="co95" style:family="table-column">
      <style:table-column-properties fo:break-before="auto" style:column-width="7.99mm"/>
    </style:style>
    <style:style style:name="co96" style:family="table-column">
      <style:table-column-properties fo:break-before="auto" style:column-width="8.29mm"/>
    </style:style>
    <style:style style:name="co97" style:family="table-column">
      <style:table-column-properties fo:break-before="auto" style:column-width="6.69mm"/>
    </style:style>
    <style:style style:name="co98" style:family="table-column">
      <style:table-column-properties fo:break-before="auto" style:column-width="104.26mm"/>
    </style:style>
    <style:style style:name="co99" style:family="table-column">
      <style:table-column-properties fo:break-before="auto" style:column-width="4.3mm"/>
    </style:style>
    <style:style style:name="co100" style:family="table-column">
      <style:table-column-properties fo:break-before="auto" style:column-width="10.76mm"/>
    </style:style>
    <style:style style:name="co101" style:family="table-column">
      <style:table-column-properties fo:break-before="auto" style:column-width="10.44mm"/>
    </style:style>
    <style:style style:name="co102" style:family="table-column">
      <style:table-column-properties fo:break-before="auto" style:column-width="18.45mm"/>
    </style:style>
    <style:style style:name="co103" style:family="table-column">
      <style:table-column-properties fo:break-before="auto" style:column-width="14.13mm"/>
    </style:style>
    <style:style style:name="co104" style:family="table-column">
      <style:table-column-properties fo:break-before="auto" style:column-width="6.76mm"/>
    </style:style>
    <style:style style:name="co105" style:family="table-column">
      <style:table-column-properties fo:break-before="auto" style:column-width="7.67mm"/>
    </style:style>
    <style:style style:name="co106" style:family="table-column">
      <style:table-column-properties fo:break-before="auto" style:column-width="6.14mm"/>
    </style:style>
    <style:style style:name="co107" style:family="table-column">
      <style:table-column-properties fo:break-before="auto" style:column-width="5.52mm"/>
    </style:style>
    <style:style style:name="co108" style:family="table-column">
      <style:table-column-properties fo:break-before="auto" style:column-width="4.45mm"/>
    </style:style>
    <style:style style:name="co109" style:family="table-column">
      <style:table-column-properties fo:break-before="auto" style:column-width="43.96mm"/>
    </style:style>
    <style:style style:name="co110" style:family="table-column">
      <style:table-column-properties fo:break-before="auto" style:column-width="39.95mm"/>
    </style:style>
    <style:style style:name="co111" style:family="table-column">
      <style:table-column-properties fo:break-before="auto" style:column-width="113.42mm"/>
    </style:style>
    <style:style style:name="co112" style:family="table-column">
      <style:table-column-properties fo:break-before="auto" style:column-width="44.98mm"/>
    </style:style>
    <style:style style:name="co113" style:family="table-column">
      <style:table-column-properties fo:break-before="auto" style:column-width="20.94mm"/>
    </style:style>
    <style:style style:name="co114" style:family="table-column">
      <style:table-column-properties fo:break-before="auto" style:column-width="23.44mm"/>
    </style:style>
    <style:style style:name="co115" style:family="table-column">
      <style:table-column-properties fo:break-before="auto" style:column-width="23.69mm"/>
    </style:style>
    <style:style style:name="co116" style:family="table-column">
      <style:table-column-properties fo:break-before="auto" style:column-width="32.61mm"/>
    </style:style>
    <style:style style:name="co117" style:family="table-column">
      <style:table-column-properties fo:break-before="auto" style:column-width="59.43mm"/>
    </style:style>
    <style:style style:name="co118" style:family="table-column">
      <style:table-column-properties fo:break-before="auto" style:column-width="29.53mm"/>
    </style:style>
    <style:style style:name="co119" style:family="table-column">
      <style:table-column-properties fo:break-before="auto" style:column-width="5.49mm"/>
    </style:style>
    <style:style style:name="co120" style:family="table-column">
      <style:table-column-properties fo:break-before="auto" style:column-width="60.48mm"/>
    </style:style>
    <style:style style:name="co121" style:family="table-column">
      <style:table-column-properties fo:break-before="auto" style:column-width="19.86mm"/>
    </style:style>
    <style:style style:name="co122" style:family="table-column">
      <style:table-column-properties fo:break-before="auto" style:column-width="8.47mm"/>
    </style:style>
    <style:style style:name="co123" style:family="table-column">
      <style:table-column-properties fo:break-before="auto" style:column-width="7.55mm"/>
    </style:style>
    <style:style style:name="co124" style:family="table-column">
      <style:table-column-properties fo:break-before="auto" style:column-width="13.78mm"/>
    </style:style>
    <style:style style:name="co125" style:family="table-column">
      <style:table-column-properties fo:break-before="auto" style:column-width="40.11mm"/>
    </style:style>
    <style:style style:name="co126" style:family="table-column">
      <style:table-column-properties fo:break-before="auto" style:column-width="10.3mm"/>
    </style:style>
    <style:style style:name="co127" style:family="table-column">
      <style:table-column-properties fo:break-before="auto" style:column-width="8.93mm"/>
    </style:style>
    <style:style style:name="co128" style:family="table-column">
      <style:table-column-properties fo:break-before="auto" style:column-width="9.95mm"/>
    </style:style>
    <style:style style:name="co129" style:family="table-column">
      <style:table-column-properties fo:break-before="auto" style:column-width="5.7mm"/>
    </style:style>
    <style:style style:name="co130" style:family="table-column">
      <style:table-column-properties fo:break-before="auto" style:column-width="8.8mm"/>
    </style:style>
    <style:style style:name="co131" style:family="table-column">
      <style:table-column-properties fo:break-before="auto" style:column-width="5.03mm"/>
    </style:style>
    <style:style style:name="co132" style:family="table-column">
      <style:table-column-properties fo:break-before="auto" style:column-width="48.68mm"/>
    </style:style>
    <style:style style:name="co133" style:family="table-column">
      <style:table-column-properties fo:break-before="auto" style:column-width="88.05mm"/>
    </style:style>
    <style:style style:name="co134" style:family="table-column">
      <style:table-column-properties fo:break-before="auto" style:column-width="109.77mm"/>
    </style:style>
    <style:style style:name="co135" style:family="table-column">
      <style:table-column-properties fo:break-before="auto" style:column-width="97.88mm"/>
    </style:style>
    <style:style style:name="co136" style:family="table-column">
      <style:table-column-properties fo:break-before="auto" style:column-width="27.66mm"/>
    </style:style>
    <style:style style:name="co137" style:family="table-column">
      <style:table-column-properties fo:break-before="auto" style:column-width="24.99mm"/>
    </style:style>
    <style:style style:name="co138" style:family="table-column">
      <style:table-column-properties fo:break-before="auto" style:column-width="18.24mm"/>
    </style:style>
    <style:style style:name="co139" style:family="table-column">
      <style:table-column-properties fo:break-before="auto" style:column-width="52.05mm"/>
    </style:style>
    <style:style style:name="co140" style:family="table-column">
      <style:table-column-properties fo:break-before="auto" style:column-width="90.4mm"/>
    </style:style>
    <style:style style:name="co141" style:family="table-column">
      <style:table-column-properties fo:break-before="auto" style:column-width="29.21mm"/>
    </style:style>
    <style:style style:name="co142" style:family="table-column">
      <style:table-column-properties fo:break-before="auto" style:column-width="135.31mm"/>
    </style:style>
    <style:style style:name="co143" style:family="table-column">
      <style:table-column-properties fo:break-before="auto" style:column-width="54.5mm"/>
    </style:style>
    <style:style style:name="co144" style:family="table-column">
      <style:table-column-properties fo:break-before="auto" style:column-width="29.9mm"/>
    </style:style>
    <style:style style:name="co145" style:family="table-column">
      <style:table-column-properties fo:break-before="auto" style:column-width="82.43mm"/>
    </style:style>
    <style:style style:name="co146" style:family="table-column">
      <style:table-column-properties fo:break-before="auto" style:column-width="52.72mm"/>
    </style:style>
    <style:style style:name="co147" style:family="table-column">
      <style:table-column-properties fo:break-before="auto" style:column-width="78.55mm"/>
    </style:style>
    <style:style style:name="co148" style:family="table-column">
      <style:table-column-properties fo:break-before="auto" style:column-width="4.99mm"/>
    </style:style>
    <style:style style:name="co149" style:family="table-column">
      <style:table-column-properties fo:break-before="auto" style:column-width="34.04mm"/>
    </style:style>
    <style:style style:name="co150" style:family="table-column">
      <style:table-column-properties fo:break-before="auto" style:column-width="46.8mm"/>
    </style:style>
    <style:style style:name="co151" style:family="table-column">
      <style:table-column-properties fo:break-before="auto" style:column-width="8.24mm"/>
    </style:style>
    <style:style style:name="co152" style:family="table-column">
      <style:table-column-properties fo:break-before="auto" style:column-width="7.88mm"/>
    </style:style>
    <style:style style:name="co153" style:family="table-column">
      <style:table-column-properties fo:break-before="auto" style:column-width="14.41mm"/>
    </style:style>
    <style:style style:name="co154" style:family="table-column">
      <style:table-column-properties fo:break-before="auto" style:column-width="12.01mm"/>
    </style:style>
    <style:style style:name="co155" style:family="table-column">
      <style:table-column-properties fo:break-before="auto" style:column-width="12.35mm"/>
    </style:style>
    <style:style style:name="co156" style:family="table-column">
      <style:table-column-properties fo:break-before="auto" style:column-width="4.04mm"/>
    </style:style>
    <style:style style:name="co157" style:family="table-column">
      <style:table-column-properties fo:break-before="auto" style:column-width="3.9mm"/>
    </style:style>
    <style:style style:name="co158" style:family="table-column">
      <style:table-column-properties fo:break-before="auto" style:column-width="16.16mm"/>
    </style:style>
    <style:style style:name="co159" style:family="table-column">
      <style:table-column-properties fo:break-before="auto" style:column-width="4.16mm"/>
    </style:style>
    <style:style style:name="co160" style:family="table-column">
      <style:table-column-properties fo:break-before="auto" style:column-width="12.89mm"/>
    </style:style>
    <style:style style:name="co161" style:family="table-column">
      <style:table-column-properties fo:break-before="auto" style:column-width="3.83mm"/>
    </style:style>
    <style:style style:name="co162" style:family="table-column">
      <style:table-column-properties fo:break-before="auto" style:column-width="68.53mm"/>
    </style:style>
    <style:style style:name="co163" style:family="table-column">
      <style:table-column-properties fo:break-before="auto" style:column-width="67.79mm"/>
    </style:style>
    <style:style style:name="co164" style:family="table-column">
      <style:table-column-properties fo:break-before="auto" style:column-width="67.05mm"/>
    </style:style>
    <style:style style:name="co165" style:family="table-column">
      <style:table-column-properties fo:break-before="auto" style:column-width="81.05mm"/>
    </style:style>
    <style:style style:name="co166" style:family="table-column">
      <style:table-column-properties fo:break-before="auto" style:column-width="19.97mm"/>
    </style:style>
    <style:style style:name="co167" style:family="table-column">
      <style:table-column-properties fo:break-before="auto" style:column-width="153.3mm"/>
    </style:style>
    <style:style style:name="co168" style:family="table-column">
      <style:table-column-properties fo:break-before="auto" style:column-width="117.33mm"/>
    </style:style>
    <style:style style:name="co10" style:family="table-column">
      <style:table-column-properties fo:break-before="auto" style:column-width="22.58mm"/>
    </style:style>
    <style:style style:name="co169" style:family="table-column">
      <style:table-column-properties fo:break-before="auto" style:column-width="94.63mm"/>
    </style:style>
    <style:style style:name="co170" style:family="table-column">
      <style:table-column-properties fo:break-before="auto" style:column-width="54.26mm"/>
    </style:style>
    <style:style style:name="co171" style:family="table-column">
      <style:table-column-properties fo:break-before="auto" style:column-width="45.42mm"/>
    </style:style>
    <style:style style:name="co172" style:family="table-column">
      <style:table-column-properties fo:break-before="auto" style:column-width="63.71mm"/>
    </style:style>
    <style:style style:name="co173" style:family="table-column">
      <style:table-column-properties fo:break-before="auto" style:column-width="70.96mm"/>
    </style:style>
    <style:style style:name="co174" style:family="table-column">
      <style:table-column-properties fo:break-before="auto" style:column-width="64.54mm"/>
    </style:style>
    <style:style style:name="co175" style:family="table-column">
      <style:table-column-properties fo:break-before="auto" style:column-width="28.8mm"/>
    </style:style>
    <style:style style:name="co176" style:family="table-column">
      <style:table-column-properties fo:break-before="auto" style:column-width="101.56mm"/>
    </style:style>
    <style:style style:name="co178" style:family="table-column">
      <style:table-column-properties fo:break-before="auto" style:column-width="34.57mm"/>
    </style:style>
    <style:style style:name="co179" style:family="table-column">
      <style:table-column-properties fo:break-before="auto" style:column-width="40.06mm"/>
    </style:style>
    <style:style style:name="co180" style:family="table-column">
      <style:table-column-properties fo:break-before="auto" style:column-width="38.47mm"/>
    </style:style>
    <style:style style:name="co181" style:family="table-column">
      <style:table-column-properties fo:break-before="auto" style:column-width="28.59mm"/>
    </style:style>
    <style:style style:name="co182" style:family="table-column">
      <style:table-column-properties fo:break-before="auto" style:column-width="45.95mm"/>
    </style:style>
    <style:style style:name="co183" style:family="table-column">
      <style:table-column-properties fo:break-before="auto" style:column-width="43.25mm"/>
    </style:style>
    <style:style style:name="co184" style:family="table-column">
      <style:table-column-properties fo:break-before="auto" style:column-width="41.45mm"/>
    </style:style>
    <style:style style:name="co185" style:family="table-column">
      <style:table-column-properties fo:break-before="auto" style:column-width="27.41mm"/>
    </style:style>
    <style:style style:name="co186" style:family="table-column">
      <style:table-column-properties fo:break-before="auto" style:column-width="31.89mm"/>
    </style:style>
    <style:style style:name="co195" style:family="table-column">
      <style:table-column-properties fo:break-before="auto" style:column-width="55.3mm"/>
    </style:style>
    <style:style style:name="co196" style:family="table-column">
      <style:table-column-properties fo:break-before="auto" style:column-width="44.71mm"/>
    </style:style>
    <style:style style:name="co197" style:family="table-column">
      <style:table-column-properties fo:break-before="auto" style:column-width="66.62mm"/>
    </style:style>
    <style:style style:name="co198" style:family="table-column">
      <style:table-column-properties fo:break-before="auto" style:column-width="72.81mm"/>
    </style:style>
    <style:style style:name="co199" style:family="table-column">
      <style:table-column-properties fo:break-before="auto" style:column-width="40.16mm"/>
    </style:style>
    <style:style style:name="co200" style:family="table-column">
      <style:table-column-properties fo:break-before="auto" style:column-width="109.29mm"/>
    </style:style>
    <style:style style:name="co201" style:family="table-column">
      <style:table-column-properties fo:break-before="auto" style:column-width="12.91mm"/>
    </style:style>
    <style:style style:name="co202" style:family="table-column">
      <style:table-column-properties fo:break-before="auto" style:column-width="65.69mm"/>
    </style:style>
    <style:style style:name="co203" style:family="table-column">
      <style:table-column-properties fo:break-before="auto" style:column-width="34.31mm"/>
    </style:style>
    <style:style style:name="co204" style:family="table-column">
      <style:table-column-properties fo:break-before="auto" style:column-width="80.75mm"/>
    </style:style>
    <style:style style:name="co205" style:family="table-column">
      <style:table-column-properties fo:break-before="auto" style:column-width="62.76mm"/>
    </style:style>
    <style:style style:name="co206" style:family="table-column">
      <style:table-column-properties fo:break-before="auto" style:column-width="62.02mm"/>
    </style:style>
    <style:style style:name="co207" style:family="table-column">
      <style:table-column-properties fo:break-before="auto" style:column-width="31.03mm"/>
    </style:style>
    <style:style style:name="co208" style:family="table-column">
      <style:table-column-properties fo:break-before="auto" style:column-width="121.66mm"/>
    </style:style>
    <style:style style:name="co209" style:family="table-column">
      <style:table-column-properties fo:break-before="auto" style:column-width="184.33mm"/>
    </style:style>
    <style:style style:name="ro2" style:family="table-row">
      <style:table-row-properties style:row-height="4.99mm" fo:break-before="auto" style:use-optimal-row-height="false"/>
    </style:style>
    <style:style style:name="ro6" style:family="table-row">
      <style:table-row-properties style:row-height="4.52mm" fo:break-before="auto" style:use-optimal-row-height="false"/>
    </style:style>
    <style:style style:name="ro49" style:family="table-row">
      <style:table-row-properties style:row-height="30mm" fo:break-before="auto" style:use-optimal-row-height="true"/>
    </style:style>
    <style:style style:name="ro50" style:family="table-row">
      <style:table-row-properties style:row-height="8.04mm" fo:break-before="auto" style:use-optimal-row-height="false"/>
    </style:style>
    <style:style style:name="ro9" style:family="table-row">
      <style:table-row-properties style:row-height="4.96mm" fo:break-before="auto" style:use-optimal-row-height="false"/>
    </style:style>
    <style:style style:name="ro1" style:family="table-row">
      <style:table-row-properties style:row-height="4.96mm" fo:break-before="auto" style:use-optimal-row-height="true"/>
    </style:style>
    <style:style style:name="ro10" style:family="table-row">
      <style:table-row-properties style:row-height="51.06mm" fo:break-before="auto" style:use-optimal-row-height="true"/>
    </style:style>
    <style:style style:name="ro11" style:family="table-row">
      <style:table-row-properties style:row-height="67.91mm" fo:break-before="auto" style:use-optimal-row-height="true"/>
    </style:style>
    <style:style style:name="ro12" style:family="table-row">
      <style:table-row-properties style:row-height="49.74mm" fo:break-before="auto" style:use-optimal-row-height="true"/>
    </style:style>
    <style:style style:name="ro13" style:family="table-row">
      <style:table-row-properties style:row-height="10mm" fo:break-before="auto" style:use-optimal-row-height="false"/>
    </style:style>
    <style:style style:name="ro14" style:family="table-row">
      <style:table-row-properties style:row-height="8.98mm" fo:break-before="auto" style:use-optimal-row-height="true"/>
    </style:style>
    <style:style style:name="ro3" style:family="table-row">
      <style:table-row-properties style:row-height="4.87mm" fo:break-before="auto" style:use-optimal-row-height="true"/>
    </style:style>
    <style:style style:name="ro16" style:family="table-row">
      <style:table-row-properties style:row-height="4.5mm" fo:break-before="auto" style:use-optimal-row-height="false"/>
    </style:style>
    <style:style style:name="ro17" style:family="table-row">
      <style:table-row-properties style:row-height="44.45mm" fo:break-before="auto" style:use-optimal-row-height="true"/>
    </style:style>
    <style:style style:name="ro18" style:family="table-row">
      <style:table-row-properties style:row-height="13.21mm" fo:break-before="auto" style:use-optimal-row-height="true"/>
    </style:style>
    <style:style style:name="ro19" style:family="table-row">
      <style:table-row-properties style:row-height="17.44mm" fo:break-before="auto" style:use-optimal-row-height="true"/>
    </style:style>
    <style:style style:name="ro20" style:family="table-row">
      <style:table-row-properties style:row-height="21.68mm" fo:break-before="auto" style:use-optimal-row-height="true"/>
    </style:style>
    <style:style style:name="ro21" style:family="table-row">
      <style:table-row-properties style:row-height="9.47mm" fo:break-before="auto" style:use-optimal-row-height="true"/>
    </style:style>
    <style:style style:name="ro22" style:family="table-row">
      <style:table-row-properties style:row-height="17.37mm" fo:break-before="auto" style:use-optimal-row-height="true"/>
    </style:style>
    <style:style style:name="ro23" style:family="table-row">
      <style:table-row-properties style:row-height="36.69mm" fo:break-before="auto" style:use-optimal-row-height="false"/>
    </style:style>
    <style:style style:name="ro24" style:family="table-row">
      <style:table-row-properties style:row-height="22.52mm" fo:break-before="auto" style:use-optimal-row-height="false"/>
    </style:style>
    <style:style style:name="ro25" style:family="table-row">
      <style:table-row-properties style:row-height="19.74mm" fo:break-before="auto" style:use-optimal-row-height="false"/>
    </style:style>
    <style:style style:name="ro26" style:family="table-row">
      <style:table-row-properties style:row-height="33.66mm" fo:break-before="auto" style:use-optimal-row-height="false"/>
    </style:style>
    <style:style style:name="ro27" style:family="table-row">
      <style:table-row-properties style:row-height="11.38mm" fo:break-before="auto" style:use-optimal-row-height="false"/>
    </style:style>
    <style:style style:name="ro28" style:family="table-row">
      <style:table-row-properties style:row-height="72.13mm" fo:break-before="auto" style:use-optimal-row-height="true"/>
    </style:style>
    <style:style style:name="ro29" style:family="table-row">
      <style:table-row-properties style:row-height="67.65mm" fo:break-before="auto" style:use-optimal-row-height="true"/>
    </style:style>
    <style:style style:name="ro30" style:family="table-row">
      <style:table-row-properties style:row-height="58.7mm" fo:break-before="auto" style:use-optimal-row-height="true"/>
    </style:style>
    <style:style style:name="ro31" style:family="table-row">
      <style:table-row-properties style:row-height="5.73mm" fo:break-before="auto" style:use-optimal-row-height="false"/>
    </style:style>
    <style:style style:name="ro32" style:family="table-row">
      <style:table-row-properties style:row-height="20.5mm" fo:break-before="auto" style:use-optimal-row-height="false"/>
    </style:style>
    <style:style style:name="ro33" style:family="table-row">
      <style:table-row-properties style:row-height="15.95mm" fo:break-before="auto" style:use-optimal-row-height="false"/>
    </style:style>
    <style:style style:name="ro34" style:family="table-row">
      <style:table-row-properties style:row-height="14.68mm" fo:break-before="auto" style:use-optimal-row-height="false"/>
    </style:style>
    <style:style style:name="ro35" style:family="table-row">
      <style:table-row-properties style:row-height="9.61mm" fo:break-before="auto" style:use-optimal-row-height="false"/>
    </style:style>
    <style:style style:name="ro36" style:family="table-row">
      <style:table-row-properties style:row-height="55.28mm" fo:break-before="auto" style:use-optimal-row-height="true"/>
    </style:style>
    <style:style style:name="ro37" style:family="table-row">
      <style:table-row-properties style:row-height="5.26mm" fo:break-before="auto" style:use-optimal-row-height="true"/>
    </style:style>
    <style:style style:name="ro38" style:family="table-row">
      <style:table-row-properties style:row-height="54.22mm" fo:break-before="auto" style:use-optimal-row-height="true"/>
    </style:style>
    <style:style style:name="ro39" style:family="table-row">
      <style:table-row-properties style:row-height="18.42mm" fo:break-before="auto" style:use-optimal-row-height="true"/>
    </style:style>
    <style:style style:name="ro40" style:family="table-row">
      <style:table-row-properties style:row-height="36.32mm" fo:break-before="auto" style:use-optimal-row-height="true"/>
    </style:style>
    <style:style style:name="ro41" style:family="table-row">
      <style:table-row-properties style:row-height="4.99mm" fo:break-before="auto" style:use-optimal-row-height="true"/>
    </style:style>
    <style:style style:name="ro42" style:family="table-row">
      <style:table-row-properties style:row-height="13.95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40.8mm" fo:break-before="auto" style:use-optimal-row-height="true"/>
    </style:style>
    <style:style style:name="ro45" style:family="table-row">
      <style:table-row-properties style:row-height="5.61mm" fo:break-before="auto" style:use-optimal-row-height="true"/>
    </style:style>
    <style:style style:name="ro46" style:family="table-row">
      <style:table-row-properties style:row-height="28.17mm" fo:break-before="auto" style:use-optimal-row-height="true"/>
    </style:style>
    <style:style style:name="ro47" style:family="table-row">
      <style:table-row-properties style:row-height="16.32mm" fo:break-before="auto" style:use-optimal-row-height="true"/>
    </style:style>
    <style:style style:name="ro48" style:family="table-row">
      <style:table-row-properties style:row-height="21.57mm" fo:break-before="auto" style:use-optimal-row-height="true"/>
    </style:style>
    <style:style style:name="ro51" style:family="table-row">
      <style:table-row-properties style:row-height="13.16mm" fo:break-before="auto" style:use-optimal-row-height="true"/>
    </style:style>
    <style:style style:name="ro52" style:family="table-row">
      <style:table-row-properties style:row-height="4.52mm" fo:break-before="auto" style:use-optimal-row-height="true"/>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7" style:family="table" style:master-page-name="PageStyle_5f_ModeCollecte">
      <style:table-properties table:display="true" style:writing-mode="lr-tb"/>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0"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table-cell-properties fo:background-color="#66ffff"/>
      <style:text-properties style:text-position=""/>
    </style:style>
    <style:style style:name="ce72" style:family="table-cell" style:parent-style-name="Default">
      <style:table-cell-properties fo:background-color="#00ffff"/>
      <style:text-properties style:text-position="" fo:font-size="6pt" style:font-size-asian="6pt" style:font-size-complex="6pt"/>
    </style:style>
    <style:style style:name="ce73"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74"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5" style:family="table-cell" style:parent-style-name="Default" style:data-style-name="N0">
      <style:table-cell-properties fo:wrap-option="wrap" fo:border="0.99pt solid #000000" style:vertical-align="bottom"/>
      <style:text-properties fo:color="#000000" style:text-line-through-style="solid" style:text-line-through-type="singl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table-cell-properties fo:background-color="#00ffff"/>
      <style:text-properties style:text-position=""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77" style:family="table-cell" style:parent-style-name="Default">
      <style:table-cell-properties fo:background-color="#00ffff"/>
      <style:text-properties style:text-position=""/>
    </style:style>
    <style:style style:name="ce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91"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2"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6"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4"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table-cell-properties fo:border="0.06pt solid #000000"/>
      <style:text-properties style:text-position=""/>
    </style:style>
    <style:style style:name="ce255"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56" style:family="table-cell" style:parent-style-name="Default">
      <style:table-cell-properties fo:background-color="#00ffff"/>
      <style:text-properties style:text-position="" fo:font-size="6pt" style:font-size-asian="6pt" style:font-size-complex="6pt"/>
    </style:style>
    <style:style style:name="ce261" style:family="table-cell" style:parent-style-name="Default">
      <style:table-cell-properties fo:background-color="#00ffff"/>
      <style:text-properties style:text-position=""/>
    </style:style>
    <style:style style:name="ce262"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3"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5"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6"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7"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8" style:family="table-cell" style:parent-style-name="Default">
      <style:table-cell-properties fo:background-color="#ff00ff"/>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69"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70"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1"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73"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4"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5"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7"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8" style:family="table-cell" style:parent-style-name="Default" style:data-style-name="N0">
      <style:table-cell-properties fo:wrap-option="wrap" fo:border="0.06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9"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0" style:family="table-cell" style:parent-style-name="Default">
      <style:table-cell-properties fo:background-color="#ff0000"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81"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2" style:family="table-cell" style:parent-style-name="Default">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8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4" style:family="table-cell" style:parent-style-name="Default">
      <style:table-cell-properties fo:background-color="#ff0000"/>
      <style:text-properties style:text-position=""/>
    </style:style>
    <style:style style:name="ce285"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86" style:family="table-cell" style:parent-style-name="Default">
      <style:table-cell-properties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order="0.06pt solid #000000"/>
      <style:text-properties style:use-window-font-color="true" style:text-position="" fo:font-size="10pt" style:font-size-asian="10pt" style:font-size-complex="10pt"/>
    </style:style>
    <style:style style:name="ce288" style:family="table-cell" style:parent-style-name="Default">
      <style:table-cell-properties fo:border="0.06pt solid #000000"/>
      <style:text-properties style:text-position="" fo:font-weight="bold" style:font-weight-asian="bold" style:font-weight-complex="bold"/>
    </style:style>
    <style:style style:name="ce289" style:family="table-cell" style:parent-style-name="Default">
      <style:table-cell-properties fo:background-color="transparent" fo:border="0.06pt solid #000000"/>
      <style:text-properties style:text-position=""/>
    </style:style>
    <style:style style:name="ce290" style:family="table-cell" style:parent-style-name="Default">
      <style:table-cell-properties fo:background-color="#ff0000" fo:border="0.06pt solid #000000"/>
      <style:text-properties style:text-position=""/>
    </style:style>
    <style:style style:name="ce291" style:family="table-cell" style:parent-style-name="Default">
      <style:text-properties style:text-position="" fo:font-size="6pt" style:font-size-asian="6pt" style:font-size-complex="6pt"/>
    </style:style>
    <style:style style:name="ce101"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07" style:family="table-cell" style:parent-style-name="Default">
      <style:text-properties style:text-position="" fo:font-size="6pt" style:font-size-asian="6pt" style:font-size-complex="6pt"/>
    </style:style>
    <style:style style:name="ce108"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2"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3"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table-cell-properties fo:wrap-option="wrap"/>
      <style:text-properties style:text-outline="false" style:text-position=""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11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2"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3"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5" style:family="table-cell" style:parent-style-name="Default">
      <style:table-cell-properties fo:background-color="#ffff00"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7"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8" style:family="table-cell" style:parent-style-name="Default">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0"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1"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wrap-option="wrap"/>
      <style:text-properties style:use-window-font-color="true"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23" style:family="table-cell" style:parent-style-name="Default">
      <style:table-cell-properties fo:background-color="#ff00ff"/>
      <style:text-properties style:text-position=""/>
    </style:style>
    <style:style style:name="ce124"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25" style:family="table-cell" style:parent-style-name="Default">
      <style:table-cell-properties fo:background-color="#ff3300"/>
      <style:text-properties style:text-position=""/>
    </style:style>
    <style:style style:name="ce1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table-cell-properties fo:background-color="#ffff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8" style:family="table-cell" style:parent-style-name="Default">
      <style:table-cell-properties fo:border="0.06pt solid #000000"/>
      <style:text-properties style:text-position=""/>
    </style:style>
    <style:style style:name="ce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02" style:family="table-cell" style:parent-style-name="Default">
      <style:table-cell-properties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6"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table-cell-properties fo:background-color="#ffff00" fo:wrap-option="wrap" fo:border="0.06pt solid #000000"/>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8"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4"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35" style:family="table-cell" style:parent-style-name="Default">
      <style:table-cell-properties fo:background-color="#00ff00"/>
      <style:text-properties style:text-position=""/>
    </style:style>
    <style:style style:name="ce98" style:family="table-cell" style:parent-style-name="Default">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0" style:family="table-cell" style:parent-style-name="Default">
      <style:table-cell-properties fo:background-color="#ff0000"/>
      <style:text-properties style:text-position=""/>
    </style:style>
    <style:style style:name="ce136" style:family="table-cell" style:parent-style-name="Default" style:data-style-name="N0">
      <style:table-cell-properties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9"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wrap-option="wrap" fo:border="0.06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2" style:family="table-cell" style:parent-style-name="Default" style:data-style-name="N0">
      <style:table-cell-properties fo:wrap-option="wrap" fo:border="0.06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wrap-option="wrap" fo:border="0.06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4" style:family="table-cell" style:parent-style-name="Default">
      <style:table-cell-properties fo:background-color="transparent"/>
      <style:text-properties style:text-position=""/>
    </style:style>
    <style:style style:name="ce14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5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ackground-color="#ff0000"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04" style:family="table-cell" style:parent-style-name="Default">
      <style:table-cell-properties fo:border="0.06pt solid #000000"/>
      <style:text-properties style:text-position="" fo:font-weight="bold" style:font-weight-asian="bold" style:font-weight-complex="bold"/>
    </style:style>
    <style:style style:name="ce105" style:family="table-cell" style:parent-style-name="Default">
      <style:table-cell-properties fo:background-color="transparent" fo:border="0.06pt solid #000000"/>
      <style:text-properties style:text-position=""/>
    </style:style>
    <style:style style:name="ce14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8" style:family="table-cell" style:parent-style-name="Default">
      <style:table-cell-properties fo:background-color="transparent"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5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53"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4"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5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56"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8" style:family="table-cell" style:parent-style-name="Default">
      <style:table-cell-properties fo:background-color="#e6ff00" fo:border="0.06pt solid #000000"/>
      <style:text-properties style:text-position=""/>
    </style:style>
    <style:style style:name="ce19"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60"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1"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62"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63"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Default">
      <style:text-properties style:text-position="" fo:font-weight="bold" style:font-weight-asian="bold" style:font-weight-complex="bold"/>
    </style:style>
    <style:style style:name="ce165" style:family="table-cell" style:parent-style-name="Default">
      <style:table-cell-properties fo:background-color="#00ffff"/>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80"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6"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67" style:family="table-cell" style:parent-style-name="Default">
      <style:table-cell-properties fo:border="0.06pt solid #000000"/>
      <style:text-properties style:use-window-font-color="true" style:text-position=""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68" style:family="table-cell" style:parent-style-name="Default">
      <style:table-cell-properties fo:border="0.06pt solid #000000"/>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9" style:family="table-cell" style:parent-style-name="Default">
      <style:table-cell-properties style:text-align-source="fix" style:repeat-content="false"/>
      <style:paragraph-properties fo:text-align="end" fo:margin-left="0mm"/>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0" style:family="table-cell" style:parent-style-name="Default">
      <style:table-cell-properties style:text-align-source="fix" style:repeat-content="false" fo:border="0.06pt solid #000000"/>
      <style:paragraph-properties fo:text-align="end" fo:margin-left="0mm"/>
      <style:text-properties style:text-position=""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71" style:family="table-cell" style:parent-style-name="Default">
      <style:table-cell-properties style:text-align-source="fix" style:repeat-content="false" fo:border="0.06pt solid #000000"/>
      <style:paragraph-properties fo:text-align="end" fo:margin-left="0mm"/>
      <style:text-properties style:text-position=""/>
    </style:style>
    <style:style style:name="ce172" style:family="table-cell" style:parent-style-name="Default">
      <style:table-cell-properties fo:border="0.06pt solid #000000"/>
      <style:text-properties style:text-position=""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89" style:family="table-cell" style:parent-style-name="Default">
      <style:table-cell-properties fo:background-color="#cccccc"/>
      <style:text-properties fo:font-weight="bold" style:font-weight-asian="bold" style:font-weight-complex="bold"/>
    </style:style>
    <style:style style:name="ce190" style:family="table-cell" style:parent-style-name="Default">
      <style:text-properties fo:font-size="10pt" style:font-size-asian="10pt" style:font-size-complex="10pt"/>
    </style:style>
    <style:style style:name="ce19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96"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1"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03"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9"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10"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2"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3"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6"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9"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0"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1"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2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0"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1"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33"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40"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4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24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4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5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3"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54"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7"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8"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9"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0"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2"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3"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4"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95"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6"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7"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98" style:family="table-cell" style:parent-style-name="Default">
      <style:table-cell-properties fo:border="0.06pt solid #000000"/>
    </style:style>
    <style:style style:name="ce299" style:family="table-cell" style:parent-style-name="Default">
      <style:table-cell-properties fo:background-color="#ff3333"/>
    </style:style>
    <style:style style:name="ce300" style:family="table-cell" style:parent-style-name="Default">
      <style:table-cell-properties fo:background-color="#66ffff"/>
    </style:style>
    <style:style style:name="ce301"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302" style:family="table-cell" style:parent-style-name="Default">
      <style:table-cell-properties fo:background-color="#00ffff"/>
      <style:text-properties fo:font-size="6pt" style:font-size-asian="6pt" style:font-size-complex="6pt"/>
    </style:style>
    <style:style style:name="ce303"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304"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5"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6" style:family="table-cell" style:parent-style-name="Default">
      <style:table-cell-properties fo:background-color="#00ffff"/>
      <style:text-properties style:font-name="Consolas" fo:font-size="10pt" fo:language="none" fo:country="none" style:font-name-asian="Consolas" style:font-size-asian="10pt" style:language-asian="none" style:country-asian="none" style:font-name-complex="Arial" style:font-size-complex="5.69999980926514pt" style:language-complex="none" style:country-complex="none"/>
    </style:style>
    <style:style style:name="ce307" style:family="table-cell" style:parent-style-name="Default">
      <style:table-cell-properties fo:background-color="#00ffff"/>
    </style:style>
    <style:style style:name="ce30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9"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1"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2"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3"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4"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15"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16"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7"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8"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19"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1"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2"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3"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4"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5"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6"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27"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28"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29"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0" style:family="table-cell" style:parent-style-name="Default">
      <style:table-cell-properties fo:background-color="#ff0000"/>
    </style:style>
    <style:style style:name="ce331"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32"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33" style:family="table-cell" style:parent-style-name="Default">
      <style:table-cell-properties fo:border="0.06pt solid #000000"/>
      <style:text-properties style:use-window-font-color="true" fo:font-size="10pt" style:font-size-asian="10pt" style:font-size-complex="10pt"/>
    </style:style>
    <style:style style:name="ce334" style:family="table-cell" style:parent-style-name="Default">
      <style:table-cell-properties fo:border="0.06pt solid #000000"/>
      <style:text-properties fo:font-weight="bold" style:font-weight-asian="bold" style:font-weight-complex="bold"/>
    </style:style>
    <style:style style:name="ce335" style:family="table-cell" style:parent-style-name="Default">
      <style:table-cell-properties fo:background-color="transparent" fo:border="0.06pt solid #000000"/>
    </style:style>
    <style:style style:name="ce336" style:family="table-cell" style:parent-style-name="Default">
      <style:table-cell-properties fo:background-color="#ff0000" fo:border="0.06pt solid #000000"/>
    </style:style>
    <style:style style:name="ce337" style:family="table-cell" style:parent-style-name="Default">
      <style:text-properties fo:font-size="6pt" style:font-size-asian="6pt" style:font-size-complex="6pt"/>
    </style:style>
    <style:style style:name="ce338"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9"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40" style:family="table-cell" style:parent-style-name="Default">
      <style:table-cell-properties fo:wrap-option="wrap"/>
      <style:text-properties style:text-outline="false" style:font-name="Arial1" fo:language="fr" fo:country="FR" fo:text-shadow="none" style:text-underline-mode="continuous" style:text-overline-mode="continuous" style:text-line-through-mode="continuous" style:font-name-asian="Arial1" style:language-asian="zh" style:country-asian="CN" style:font-name-complex="Arial" style:language-complex="hi" style:country-complex="IN" style:text-emphasize="none" style:font-relief="none" style:text-overline-style="none" style:text-overline-color="font-color"/>
    </style:style>
    <style:style style:name="ce341"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42"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43"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4"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45"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46"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47"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348" style:family="table-cell" style:parent-style-name="Default">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5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51"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ce352"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353" style:family="table-cell" style:parent-style-name="Default">
      <style:table-cell-properties fo:background-color="#ff00ff"/>
    </style:style>
    <style:style style:name="ce354"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355" style:family="table-cell" style:parent-style-name="Default">
      <style:table-cell-properties fo:background-color="#ff3300"/>
    </style:style>
    <style:style style:name="ce356"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7"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8"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9"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0"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1"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2"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3"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64"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365" style:family="table-cell" style:parent-style-name="Default">
      <style:table-cell-properties fo:background-color="#00ff00"/>
    </style:style>
    <style:style style:name="ce366"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7"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68"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9"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0"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1"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2"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3"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4" style:family="table-cell" style:parent-style-name="Default">
      <style:table-cell-properties fo:background-color="transparent"/>
    </style:style>
    <style:style style:name="ce375"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376"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7"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78"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79"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0"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82"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383"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384"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38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86"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7"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88" style:family="table-cell" style:parent-style-name="Default">
      <style:table-cell-properties fo:background-color="#e6ff00" fo:border="0.06pt solid #000000"/>
    </style:style>
    <style:style style:name="ce389"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90"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91"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92"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393"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94" style:family="table-cell" style:parent-style-name="Default">
      <style:text-properties fo:font-weight="bold" style:font-weight-asian="bold" style:font-weight-complex="bold"/>
    </style:style>
    <style:style style:name="ce395"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97"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398"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399"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00"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401" style:family="table-cell" style:parent-style-name="Default">
      <style:table-cell-properties style:text-align-source="fix" style:repeat-content="false" fo:border="0.06pt solid #000000"/>
      <style:paragraph-properties fo:text-align="end" fo:margin-left="0mm"/>
    </style:style>
    <style:style style:name="ce402"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403"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404"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405"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406"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2" style:family="graphic">
      <style:graphic-properties draw:marker-start="Arrowheads_20_1" draw:marker-start-width="2mm" draw:marker-start-center="false" draw:fill="solid" draw:fill-color="#ffffc0" draw:auto-grow-height="true" draw:auto-grow-width="false" fo:min-height="8.69mm" fo:padding-top="1mm" fo:padding-bottom="1mm" fo:padding-left="1mm" fo:padding-right="1mm" draw:shadow="hidden" draw:shadow-offset-x="1mm" draw:shadow-offset-y="1mm" draw:caption-escape-direction="auto"/>
    </style:style>
    <style:style style:name="gr3" style:family="graphic">
      <style:graphic-properties draw:textarea-vertical-align="middl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8" style:family="text">
      <style:text-properties fo:color="#000000" style:text-outline="false" style:text-line-through-style="none" style:text-line-through-type="none" style:font-name="Arial1" fo:font-size="11pt" fo:language="fr" fo:country="FR"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font-name="Times New Roman" fo:font-size="14pt" fo:language="none" fo:country="none" style:font-name-asian="Times New Roman" style:font-size-asian="12pt" style:language-asian="none" style:country-asian="none"/>
    </style:style>
    <style:style style:name="T19" style:family="text">
      <style:text-properties fo:color="#7f0055" style:font-name="Consolas" fo:font-size="10pt" fo:font-weight="bold" style:font-name-asian="Consolas" style:font-size-asian="10pt" style:font-weight-asian="bold" style:font-size-complex="5.69999980926514pt" style:font-weight-complex="bold"/>
    </style:style>
    <style:style style:name="T20" style:family="text">
      <style:text-properties fo:color="#000000" style:font-name="Consolas" fo:font-size="10pt" style:font-name-asian="Consolas" style:font-size-asian="10pt" style:font-size-complex="5.69999980926514pt"/>
    </style:style>
    <style:style style:name="T22" style:family="text">
      <style:text-properties fo:font-weight="bold" style:font-weight-asian="bold" style:font-weight-complex="bold"/>
    </style:style>
    <style:style style:name="T2" style:family="text">
      <style:text-properties fo:color="#7f0055" style:font-name="Consolas" fo:font-size="10pt" fo:font-weight="bold" style:font-name-asian="Consolas" style:font-size-asian="10pt" style:font-weight-asian="bold" style:font-size-complex="5.69999980926514pt" style:font-weight-complex="bold"/>
    </style:style>
    <style:style style:name="T3" style:family="text">
      <style:text-properties fo:color="#000000" style:font-name="Consolas" fo:font-size="10pt" style:font-name-asian="Consolas" style:font-size-asian="10pt" style:font-size-complex="5.69999980926514pt"/>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9" style:family="text">
      <style:text-properties fo:language="none" fo:country="none" style:language-asian="none" style:country-asian="none" style:language-complex="none" style:country-complex="none"/>
    </style:style>
    <style:style style:name="T8" style:family="text">
      <style:text-properties style:font-name-asian="Consolas" style:font-size-asian="10pt" style:font-size-complex="5.69999980926514pt"/>
    </style:style>
    <style:style style:name="T10" style:family="text">
      <style:text-properties style:font-size-asian="10pt" style:font-size-complex="10pt"/>
    </style:style>
    <style:style style:name="T12" style:family="text">
      <style:text-properties fo:color="#000000" style:font-name="Consolas" fo:font-size="12pt" style:font-name-asian="Consolas" style:font-size-asian="10pt" style:font-size-complex="5.69999980926514pt"/>
    </style:style>
    <style:style style:name="T11" style:family="text">
      <style:text-properties style:font-name="Arial"/>
    </style:style>
    <style:style style:name="T13" style:family="text">
      <style:text-properties fo:color="#000000" style:font-name="Consolas" style:font-name-asian="Consolas" style:font-size-asian="10pt" style:font-size-complex="5.69999980926514pt"/>
    </style:style>
    <style:style style:name="T14" style:family="text">
      <style:text-properties fo:color="#000000" style:font-name="Courier New" fo:font-size="10pt" style:font-name-asian="Courier New" style:font-size-asian="10pt" style:font-size-complex="10pt"/>
    </style:style>
    <style:style style:name="T15" style:family="text">
      <style:text-properties fo:color="#2a00ff" fo:font-size="10pt" style:font-name-asian="Courier New" style:font-size-asian="10pt" style:font-size-complex="10pt"/>
    </style:style>
    <style:style style:name="T16" style:family="text">
      <style:text-properties fo:color="#000000" fo:font-size="10pt" style:font-name-asian="Courier New" style:font-size-asian="10pt" style:font-size-complex="10pt"/>
    </style:style>
    <style:style style:name="T24" style:family="text">
      <style:text-properties fo:color="#7f0055" style:font-name="Consolas" fo:font-size="10pt" fo:font-weight="bold" style:font-name-asian="Consolas" style:font-size-asian="10pt" style:font-size-complex="5.69999980926514pt" style:font-weight-asian="bold" style:font-weight-complex="bold"/>
    </style:style>
    <style:style style:name="T25" style:family="text">
      <style:text-properties style:font-name="Consolas" fo:font-size="10pt" style:font-name-asian="Consolas" style:font-size-asian="10pt" style:font-size-complex="5.69999980926514pt" fo:color="#000000"/>
    </style:style>
    <style:style style:name="T26" style:family="text">
      <style:text-properties fo:color="#000000" style:font-name="Times New Roman" fo:font-size="14pt" fo:country="none" style:country-asian="none" style:font-name-asian="Times New Roman" style:font-size-asian="12pt"/>
    </style:style>
    <style:style style:name="T27" style:family="text">
      <style:text-properties fo:color="#2a00ff" style:font-name="Consolas" fo:font-size="10pt" style:font-name-asian="Consolas" style:font-size-asian="10pt" style:font-size-complex="5.69999980926514pt"/>
    </style:style>
    <style:style style:name="T28" style:family="text">
      <style:text-properties style:font-name-asian="Consolas" style:font-size-asian="10pt" style:font-size-complex="5.69999980926514pt"/>
    </style:style>
    <style:style style:name="T29" style:family="text">
      <style:text-properties fo:country="none" style:country-asian="none" style:country-complex="none"/>
    </style:style>
    <style:style style:name="T30" style:family="text">
      <style:text-properties style:font-name="Arial"/>
    </style:style>
    <style:style style:name="T31" style:family="text">
      <style:text-properties fo:font-size="12pt" fo:color="#000000" style:font-name="Consolas" style:font-name-asian="Consolas" style:font-size-asian="10pt" style:font-size-complex="5.69999980926514pt"/>
    </style:style>
    <style:style style:name="T32" style:family="text">
      <style:text-properties fo:color="#000000" style:font-name="Consolas" style:font-name-asian="Consolas" style:font-size-asian="10pt" style:font-size-complex="5.69999980926514pt"/>
    </style:style>
    <style:style style:name="T33" style:family="text">
      <style:text-properties fo:color="#000000" style:font-name="Courier New" fo:font-size="10pt" style:font-name-asian="Courier New" style:font-size-asian="10pt" style:font-size-complex="10pt"/>
    </style:style>
    <style:style style:name="T34" style:family="text">
      <style:text-properties fo:color="#2a00ff" fo:font-size="10pt" style:font-name-asian="Courier New" style:font-size-asian="10pt" style:font-size-complex="10pt"/>
    </style:style>
    <style:style style:name="T35" style:family="text">
      <style:text-properties fo:font-size="10pt" style:font-name-asian="Courier New" style:font-size-asian="10pt" style:font-size-complex="10pt" fo:color="#000000"/>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78" table:default-cell-style-name="Default"/>
        <table:table-column table:style-name="co179" table:default-cell-style-name="Default"/>
        <table:table-column table:style-name="co180" table:default-cell-style-name="Default"/>
        <table:table-column table:style-name="co181" table:number-columns-repeated="2" table:default-cell-style-name="Default"/>
        <table:table-column table:style-name="co182" table:default-cell-style-name="Default"/>
        <table:table-column table:style-name="co183" table:default-cell-style-name="Default"/>
        <table:table-column table:style-name="co184" table:default-cell-style-name="Default"/>
        <table:table-column table:style-name="co185" table:default-cell-style-name="Default"/>
        <table:table-column table:style-name="co186" table:default-cell-style-name="Default"/>
        <table:table-row table:style-name="ro1">
          <table:table-cell>
            <draw:control table:end-cell-address="EXPORT.C3" table:end-x="21.35mm" table:end-y="0.29mm" draw:z-index="0" draw:name="Bouton 3" draw:style-name="gr3" draw:text-style-name="P4"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189"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189" office:value-type="string" calcext:value-type="string">
            <text:p>NomOnglet</text:p>
          </table:table-cell>
          <table:table-cell table:style-name="ce189" office:value-type="string" calcext:value-type="string">
            <text:p>NumLigneDebut</text:p>
          </table:table-cell>
          <table:table-cell table:style-name="ce189" office:value-type="string" calcext:value-type="string">
            <text:p>NumLigneFin</text:p>
          </table:table-cell>
          <table:table-cell table:style-name="ce189" office:value-type="string" calcext:value-type="string">
            <text:p>NumColCode</text:p>
          </table:table-cell>
          <table:table-cell table:style-name="ce189" office:value-type="string" calcext:value-type="string">
            <text:p>NumColJSON</text:p>
          </table:table-cell>
          <table:table-cell table:style-name="ce189" office:value-type="string" calcext:value-type="string">
            <text:p>Nom fichier export</text:p>
          </table:table-cell>
          <table:table-cell table:style-name="ce189" office:value-type="string" calcext:value-type="string">
            <text:p>nomObjetJSON</text:p>
          </table:table-cell>
          <table:table-cell table:style-name="ce189" office:value-type="string" calcext:value-type="string">
            <text:p>nomObjetHashJSON</text:p>
          </table:table-cell>
          <table:table-cell table:style-name="ce189" office:value-type="string" calcext:value-type="string">
            <text:p>NumColHash</text:p>
          </table:table-cell>
          <table:table-cell table:style-name="ce189" office:value-type="string" calcext:value-type="string">
            <text:p>NumLigneHash</text:p>
          </table:table-cell>
        </table:table-row>
        <table:table-row table:style-name="ro2">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0])" office:value-type="float" office:value="20" calcext:value-type="float">
            <text:p>20</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4])" office:value-type="float" office:value="64" calcext:value-type="float">
            <text:p>64</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6])" office:value-type="float" office:value="36" calcext:value-type="float">
            <text:p>36</text:p>
          </table:table-cell>
          <table:table-cell table:formula="of:=COLUMN([Fiches.A5])" office:value-type="float" office:value="1" calcext:value-type="float">
            <text:p>1</text:p>
          </table:table-cell>
          <table:table-cell table:formula="of:=COLUMN([Fiches.R5])" office:value-type="float" office:value="18" calcext:value-type="float">
            <text:p>18</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R1])" office:value-type="float" office:value="18" calcext:value-type="float">
            <text:p>18</text:p>
          </table:table-cell>
          <table:table-cell table:formula="of:=ROW([Fiches.R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XPORT.E5])" office:value-type="float" office:value="5" calcext:value-type="float">
            <text:p>5</text:p>
          </table:table-cell>
          <table:table-cell table:style-name="ce190"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2" table:print="false">
        <office:forms form:automatic-focus="false" form:apply-design-mode="false"/>
        <table:table-column table:style-name="co11" table:default-cell-style-name="Default"/>
        <table:table-column table:style-name="co195" table:default-cell-style-name="Default"/>
        <table:table-column table:style-name="co196" table:number-columns-repeated="2" table:default-cell-style-name="Default"/>
        <table:table-column table:style-name="co14" table:default-cell-style-name="Default"/>
        <table:table-column table:style-name="co197" table:default-cell-style-name="Default"/>
        <table:table-column table:style-name="co198" table:default-cell-style-name="Default"/>
        <table:table-column table:style-name="co199" table:number-columns-repeated="4" table:default-cell-style-name="Default"/>
        <table:table-column table:style-name="co200" table:default-cell-style-name="Default"/>
        <table:table-column table:style-name="co201" table:default-cell-style-name="Default"/>
        <table:table-column table:style-name="co20" table:default-cell-style-name="Default"/>
        <table:table-column table:style-name="co202" table:default-cell-style-name="Default"/>
        <table:table-column table:style-name="co203" table:number-columns-repeated="2" table:default-cell-style-name="Default"/>
        <table:table-column table:style-name="co23" table:default-cell-style-name="Default"/>
        <table:table-column table:style-name="co204" table:default-cell-style-name="Default"/>
        <table:table-column table:style-name="co205" table:default-cell-style-name="Default"/>
        <table:table-column table:style-name="co20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1">
          <table:table-cell table:style-name="ce193"/>
          <table:table-cell table:style-name="ce200" office:value-type="string" calcext:value-type="string" table:number-columns-spanned="10" table:number-rows-spanned="1">
            <text:p>Déchets</text:p>
          </table:table-cell>
          <table:covered-table-cell table:style-name="ce200"/>
          <table:covered-table-cell table:number-columns-repeated="8"/>
          <table:table-cell table:number-columns-repeated="12"/>
          <table:table-cell table:style-name="ce300" table:formula="of:=GETHASHDATAS(&quot;_hashGarbagesDatas&quot;; ROW([Dechets.A5]); ROW([Dechets.A172]); &quot;Dechets&quot;; COLUMN([Dechets.A5]); COLUMN([Dechets.T5]); COLUMN([Dechets.U5]))" office:value-type="string" office:string-value="var _hashGarbagesDatas = [ &#10;   {'z':'z',&#10;   'acide':'dec_acides,dec_agenda',&#10;   'base':'dec_acides',&#10;   'produit':'dec_acides,dec_bouteilleProduitMenagerNonVide,dec_bouteilleProduitMenagerVide,dec_detachant,dec_flaconProduitsDentretien,dec_flaconProduitsDentretien,dec_flaconProduitsDentretien,dec_produitPhytosanitaire,dec_produitsBeaute,dec_produitsDEntretien,dec_produitsTraitementDuBois',&#10;   'chimique':'dec_acides',&#10;   'aerosol':'dec_aerosols,dec_aerosols,dec_bombePeinture',&#10;   'bombe':'dec_aerosols,dec_bombeMousseARaser,dec_bombePeinture',&#10;   'deodorant':'dec_aerosols,dec_deodorantStick,dec_deodorantStick',&#10;   'laque':'dec_aerosols',&#10;   'agenda':'dec_agenda',&#10;   'a':'bba',&#10;   'ampoule':'dec_ampouleBasseConso,dec_ampouleBasseConso,dec_ampouleClassique,dec_ampouleClassique,dec_ampouleClassique',&#10;   'basse':'dec_ampouleBasseConso',&#10;   'consommation':'dec_ampouleBasseConso',&#10;   'economie':'dec_ampouleBasseConso,dec_ampouleBasseConso',&#10;   'energie':'dec_ampouleBasseConso,dec_ampouleBasseConso',&#10;   'lampe':'dec_ampouleBasseConso,dec_lampe',&#10;   'classique':'dec_ampouleClassique',&#10;   'incandescence':'dec_ampouleClassique',&#10;   'filament':'dec_ampouleClassique',&#10;   'annuaire':'dec_annuaire',&#10;   'anti':'dec_antiFourmis',&#10;   'fourmi':'dec_antiFourmis',&#10;   'antigel':'dec_antigel',&#10;   'appareil':'dec_appareilElectronique,dec_appareilsChauffant,dec_appareilsChauffant,dec_appareilsChauffant,dec_appareilsElectromenager',&#10;   'electronique':'dec_appareilElectronique,dec_jouetsNonElectroniques',&#10;   'outillage':'dec_appareilElectronique',&#10;   'alimente':'dec_appareilElectronique,dec_jouetsAlimentesParElectricite',&#10;   'par':'dec_appareilElectronique,dec_jouetsAlimentesParElectricite',&#10;   'electricite':'dec_appareilElectronique,dec_jouetsAlimentesParElectricite',&#10;   'chauffant':'dec_appareilsChauffant',&#10;   'chauffage':'dec_appareilsChauffant,dec_appareilsChauffant',&#10;   'cuisson':'dec_appareilsChauffant',&#10;   'four':'dec_appareilsChauffant,dec_recurantsPourFour',&#10;   'electromenager':'dec_appareilsElectromenager,dec_appareilsElectromenager',&#10;   'petit':'dec_appareilsElectromenager,dec_cartonPetitsOuGrands,dec_piles',&#10;   'baril':'dec_barilLessive,dec_barilLessive',&#10;   'lessive':'dec_barilLessive',&#10;   'paquet':'dec_barilLessive',&#10;   'lessives':'dec_barilLessive',&#10;   'carton':'dec_barilLessive,dec_boiteOeufsEnCarton,dec_cartonPetitsOuGrands,dec_emballagesEnCartonPlat,dec_emballagesEnCartonPlat,dec_essuiToutRouleauCarton,dec_essuiToutRouleauCarton,dec_essuiToutSaufRouleauCarton,dec_vaisselleCarton,dec_vaisselleCarton,dec_vaisselleCarton',&#10;   'barquette':'dec_barquetteAluminium,dec_barquetteAluminium,dec_barquetteAluminium,dec_barquettePolystyrene,dec_barquettePolystyrene,dec_polystyrene',&#10;   'aluminium':'dec_barquetteAluminium,dec_papierAluminium',&#10;   'pizza':'dec_barquetteAluminium,dec_emballagesEnCartonPlat',&#10;   'quiche':'dec_barquetteAluminium',&#10;   'polystyrene':'dec_barquettePolystyrene,dec_polystyrene,dec_polystyrene',&#10;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batterie':'dec_batteriesVoiture',&#10;   'voiture':'dec_batteriesVoiture,dec_huileMinerale,dec_jouetsNonElectroniques,dec_voiture',&#10;   'bidon':'dec_bidonDHuileMoteurVide,dec_bidonMetal',&#10;   'huile':'dec_bidonDHuileMoteurVide,dec_bouteilleDhuileAlimentaire,dec_bouteilleDhuileEnVerre,dec_filtreAHuile,dec_huileAlimentaire,dec_huileAlimentaire,dec_huileMinerale,dec_huileMinerale,dec_huileMinerale,dec_huileVidange,dec_peinturesHuileEtEau,dec_potPeinture',&#10;   'moteur':'dec_bidonDHuileMoteurVide,dec_huileMinerale',&#10;   'vide':'dec_bidonDHuileMoteurVide,dec_bidonMetal,dec_bouteilleProduitMenagerNonVide,dec_bouteilleProduitMenagerVide,dec_flaconProduitsDentretien',&#10;   'metal':'dec_bidonMetal,dec_bouteillesSirop,dec_capsuleCafe',&#10;   'bocal':'dec_bocalEnVerre',&#10;   'verre':'dec_bocalEnVerre,dec_bocalEnVerre,dec_bouteilleDhuileEnVerre,dec_bouteilleVerre,dec_couverclePotEnVerre,dec_laineVerre,dec_laineVerre,dec_vaisselleVerrePorcelaine,dec_vaisselleVerrePorcelaine,dec_verreaboire',&#10;   'nutella':'dec_bocalEnVerre',&#10;   'pate':'dec_bocalEnVerre',&#10;   'tartiner':'dec_bocalEnVerre',&#10;   'pot':'dec_bocalEnVerre,dec_couverclePotEnVerre,dec_potCremeFraîche,dec_poterie,dec_potPeinture,dec_potYaourt',&#10;   'boite':'dec_boiteAOeufsEnPlastique,dec_boiteCamembertEnBois,dec_boiteConserve,dec_boiteMetallique,dec_boiteOeufsEnCarton,dec_emballagesEnCartonPlat,dec_emballagesEnCartonPlat',&#10;   'œuf':'dec_boiteAOeufsEnPlastique,dec_boiteOeufsEnCarton',&#10;   'camembert':'dec_boiteCamembertEnBois',&#10;   'bois':'dec_boiteCamembertEnBois,dec_cagetteBois,dec_plancheBois,dec_produitsTraitementDuBois',&#10;   'conserve':'dec_boiteConserve,dec_boiteConserve',&#10;   'metallique':'dec_boiteMetallique,dec_couverclePotEnVerre',&#10;   'mousse':'dec_bombeMousseARaser',&#10;   'raser':'dec_bombeMousseARaser',&#10;   'peinture':'dec_bombePeinture,dec_bombePeinture,dec_peintureAntirouille,dec_peinturesHuileEtEau,dec_potPeinture,dec_potPeinture,dec_potPeinture,dec_potPeinture,dec_potPeinture',&#10;   'bouchon':'dec_bouchonLiege,dec_bouchonPlastique',&#10;   'liege':'dec_bouchonLiege',&#10;   'bougie':'dec_bougie',&#10;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10;   'eau':'dec_bouteilleDhuileAlimentaire,dec_eauJavel,dec_peinturesHuileEtEau,dec_potPeinture',&#10;   'gaz':'dec_bouteilleGaz',&#10;   'lait':'dec_bouteilleLait,dec_briqueAlimentaire',&#10;   'soda':'dec_bouteillePlastique,dec_canetteSoda',&#10;   'menager':'dec_bouteilleProduitMenagerNonVide,dec_bouteilleProduitMenagerVide,dec_flaconProduitsDentretien',&#10;   'non':'dec_bouteilleProduitMenagerNonVide,dec_jouetsNonElectroniques,dec_papier',&#10;   'sirop':'dec_bouteillesSirop',&#10;   'vin':'dec_bouteilleVerre',&#10;   'biere':'dec_bouteilleVerre,dec_couverclePotEnVerre',&#10;   'branchage':'dec_branchage',&#10;   'feuillage':'dec_branchage',&#10;   'taille':'dec_branchage,dec_fournituresHorsPapier',&#10;   'arbre':'dec_branchage',&#10;   'brique':'dec_briqueAlimentaire,dec_briqueAlimentaire',&#10;   'alimentaire':'dec_briqueAlimentaire,dec_huileAlimentaire',&#10;   'tetra':'dec_briqueAlimentaire',&#10;   'pack':'dec_briqueAlimentaire',&#10;   'cagette':'dec_cagetteBois',&#10;   'cageot':'dec_cagetteBois',&#10;   'cahier':'dec_cahier,dec_cahier',&#10;   'bloc':'dec_cahier',&#10;   'note':'dec_cahier',&#10;   'sans':'dec_cahier',&#10;   'spirale':'dec_cahier,dec_cahier',&#10;   'carnet':'dec_cahier',&#10;   'calendrier':'dec_calendrier',&#10;   'canette':'dec_canetteSoda',&#10;   'capsule':'dec_capsuleCafe,dec_capsuleCafe,dec_couverclePotEnVerre',&#10;   'cafe':'dec_capsuleCafe,dec_capsuleCafe',&#10;   'ou':'dec_capsuleCafe,dec_cartonPetitsOuGrands,dec_outilsBricolageOuJardinage,dec_papier',&#10;   'dosette':'dec_capsuleCafe',&#10;   'nespresso':'dec_capsuleCafe',&#10;   'carte':'dec_cartePostale',&#10;   'postale':'dec_cartePostale',&#10;   'grands':'dec_cartonPetitsOuGrands',&#10;   'cartouche':'dec_cartouchesEncres',&#10;   'encres':'dec_cartouchesEncres',&#10;   'cd/dvd/k7':'dec_cdDvdK7',&#10;   'cassette':'dec_cdDvdK7,dec_cdDvdK7',&#10;   'audio':'dec_cdDvdK7,dec_equipementsAudioEtVideo',&#10;   'video':'dec_cdDvdK7,dec_equipementsAudioEtVideo',&#10;   'chaussure':'dec_chaussureEnBonEtat,dec_chaussuresUsagees,dec_chaussuresUsagees',&#10;   'bon':'dec_chaussureEnBonEtat,dec_chaussureEnBonEtat,dec_vetementEnBonEtat',&#10;   'etat':'dec_chaussureEnBonEtat,dec_chaussureEnBonEtat,dec_chaussuresUsagees,dec_vetementEnBonEtat,dec_vetementUsage',&#10;   'bote':'dec_chaussureEnBonEtat,dec_chaussuresUsagees',&#10;   'usagees':'dec_chaussuresUsagees',&#10;   'usagee':'dec_chaussuresUsagees',&#10;   'mauvais':'dec_chaussuresUsagees,dec_vetementUsage',&#10;   'cigarette':'dec_cigarette',&#10;   'megot':'dec_cigarette',&#10;   'cigare':'dec_cigarette',&#10;   'classeur':'dec_classeur,dec_fournituresHorsPapier',&#10;   'colles':'dec_colles',&#10;   'congelateurs':'dec_congelateurs',&#10;   'coton':'dec_cotonTige',&#10;   'tige':'dec_cotonTige',&#10;   'couche':'dec_coucheBebe',&#10;   'bebe':'dec_coucheBebe',&#10;   'couvercle':'dec_couverclePotEnVerre,dec_couverclePotEnVerre',&#10;   'opercule':'dec_couverclePotEnVerre',&#10;   'couverts':'dec_couverts',&#10;   'couteau':'dec_couverts,dec_vaissellePlastique',&#10;   'cuillere':'dec_couverts,dec_vaissellePlastique',&#10;   'fourchette':'dec_couverts,dec_vaissellePlastique',&#10;   'creme':'dec_cremeEnTube,dec_cremeEtDentifriceTube,dec_cremeEtDentifriceTube,dec_potCremeFraîche',&#10;   'tube':'dec_cremeEnTube,dec_cremeEtDentifriceTube,dec_cremeEtDentifriceTube,dec_cremeEtDentifriceTube,dec_tubeFluorescent,dec_tubeFluorescent',&#10;   'dentifrice':'dec_cremeEtDentifriceTube,dec_cremeEtDentifriceTube',&#10;   'deboucheur':'dec_deboucheurLiquide',&#10;   'liquide':'dec_deboucheurLiquide,dec_liquideRefroidissement',&#10;   'stick':'dec_deodorantStick',&#10;   'bille':'dec_deodorantStick',&#10;   'detachant':'dec_detachant',&#10;   'c':'dec_detachant',&#10;   'est':'dec_detachant',&#10;   'un':'dec_detachant',&#10;   'toxique':'dec_detachant',&#10;   'javel':'dec_eauJavel',&#10;   'emballage':'dec_emballagesEnCartonPlat',&#10;   'plat':'dec_emballagesEnCartonPlat,dec_vaisselleVerrePorcelaine',&#10;   'suremballage':'dec_emballagesEnCartonPlat',&#10;   'cartonnette':'dec_emballagesEnCartonPlat',&#10;   'cereales':'dec_emballagesEnCartonPlat',&#10;   'engrais':'dec_engraisChimiques',&#10;   'chimiques':'dec_engraisChimiques',&#10;   'enveloppe':'dec_enveloppe',&#10;   'epluchures':'dec_epeluchuresRestesRepas',&#10;   'reste':'dec_epeluchuresRestesRepas',&#10;   'repas':'dec_epeluchuresRestesRepas',&#10;   'nourriture':'dec_epeluchuresRestesRepas',&#10;   'abricot':'dec_epeluchuresRestesRepas',&#10;   'amande':'dec_epeluchuresRestesRepas',&#10;   'ananas':'dec_epeluchuresRestesRepas',&#10;   'avocat':'dec_epeluchuresRestesRepas',&#10;   'banane':'dec_epeluchuresRestesRepas',&#10;   'cassis':'dec_epeluchuresRestesRepas',&#10;   'cerise':'dec_epeluchuresRestesRepas',&#10;   'chataigne':'dec_epeluchuresRestesRepas',&#10;   'citron':'dec_epeluchuresRestesRepas',&#10;   'clementine':'dec_epeluchuresRestesRepas',&#10;   'mandarine':'dec_epeluchuresRestesRepas',&#10;   'coing':'dec_epeluchuresRestesRepas',&#10;   'datte':'dec_epeluchuresRestesRepas',&#10;   'figue':'dec_epeluchuresRestesRepas',&#10;   'fraise':'dec_epeluchuresRestesRepas',&#10;   'framboise':'dec_epeluchuresRestesRepas',&#10;   'passion':'dec_epeluchuresRestesRepas',&#10;   'goyave':'dec_epeluchuresRestesRepas',&#10;   'grenade':'dec_epeluchuresRestesRepas',&#10;   'groseille':'dec_epeluchuresRestesRepas',&#10;   'kiwi':'dec_epeluchuresRestesRepas',&#10;   'litchi':'dec_epeluchuresRestesRepas',&#10;   'mangue':'dec_epeluchuresRestesRepas',&#10;   'melon':'dec_epeluchuresRestesRepas',&#10;   'mirabelle':'dec_epeluchuresRestesRepas',&#10;   'mure':'dec_epeluchuresRestesRepas',&#10;   'myrtille':'dec_epeluchuresRestesRepas',&#10;   'noisette':'dec_epeluchuresRestesRepas',&#10;   'noix':'dec_epeluchuresRestesRepas',&#10;   'orange':'dec_epeluchuresRestesRepas',&#10;   'papaye':'dec_epeluchuresRestesRepas',&#10;   'pasteque':'dec_epeluchuresRestesRepas',&#10;   'peche':'dec_epeluchuresRestesRepas',&#10;   'nectarine':'dec_epeluchuresRestesRepas',&#10;   'poire':'dec_epeluchuresRestesRepas',&#10;   'pomme':'dec_epeluchuresRestesRepas',&#10;   'prune':'dec_epeluchuresRestesRepas',&#10;   'raisin':'dec_epeluchuresRestesRepas',&#10;   'rhubarbe':'dec_epeluchuresRestesRepas',&#10;   'ail':'dec_epeluchuresRestesRepas',&#10;   'artichaut':'dec_epeluchuresRestesRepas',&#10;   'asperge':'dec_epeluchuresRestesRepas',&#10;   'aubergine':'dec_epeluchuresRestesRepas',&#10;   'betterave':'dec_epeluchuresRestesRepas',&#10;   'blette':'dec_epeluchuresRestesRepas',&#10;   'brocoli':'dec_epeluchuresRestesRepas',&#10;   'carotte':'dec_epeluchuresRestesRepas',&#10;   'celeri':'dec_epeluchuresRestesRepas',&#10;   'cepe':'dec_epeluchuresRestesRepas',&#10;   'champignon':'dec_epeluchuresRestesRepas',&#10;   'paris':'dec_epeluchuresRestesRepas',&#10;   'chicoree':'dec_epeluchuresRestesRepas',&#10;   'chou':'dec_epeluchuresRestesRepas',&#10;   'concombre':'dec_epeluchuresRestesRepas',&#10;   'courgette':'dec_epeluchuresRestesRepas',&#10;   'cresson':'dec_epeluchuresRestesRepas',&#10;   'echalote':'dec_epeluchuresRestesRepas',&#10;   'endive':'dec_epeluchuresRestesRepas',&#10;   'epinard':'dec_epeluchuresRestesRepas',&#10;   'fenouil':'dec_epeluchuresRestesRepas',&#10;   'feve':'dec_epeluchuresRestesRepas',&#10;   'haricot':'dec_epeluchuresRestesRepas',&#10;   'laitue':'dec_epeluchuresRestesRepas',&#10;   'lentille':'dec_epeluchuresRestesRepas',&#10;   'mache':'dec_epeluchuresRestesRepas',&#10;   'morille':'dec_epeluchuresRestesRepas',&#10;   'navet':'dec_epeluchuresRestesRepas',&#10;   'oignon':'dec_epeluchuresRestesRepas',&#10;   'oseille':'dec_epeluchuresRestesRepas',&#10;   'patate':'dec_epeluchuresRestesRepas',&#10;   'persil':'dec_epeluchuresRestesRepas',&#10;   'pois':'dec_epeluchuresRestesRepas',&#10;   'poireau':'dec_epeluchuresRestesRepas',&#10;   'poivron':'dec_epeluchuresRestesRepas',&#10;   'potiron':'dec_epeluchuresRestesRepas',&#10;   'radis':'dec_epeluchuresRestesRepas',&#10;   'tomate':'dec_epeluchuresRestesRepas',&#10;   'equipement':'dec_equipementsAudioEtVideo',&#10;   'essence':'dec_essenceTerebenthine',&#10;   'terebenthine':'dec_essenceTerebenthine',&#10;   'essuie':'dec_essuiToutRouleauCarton,dec_essuiToutSaufRouleauCarton',&#10;   'tout':'dec_essuiToutRouleauCarton,dec_essuiToutSaufRouleauCarton',&#10;   'rouleau':'dec_essuiToutRouleauCarton,dec_essuiToutRouleauCarton,dec_essuiToutSaufRouleauCarton',&#10;   'papier':'dec_essuiToutRouleauCarton,dec_essuiToutSaufRouleauCarton,dec_essuiToutSaufRouleauCarton,dec_fournituresHorsPapier,dec_papier,dec_papierAluminium,dec_papierCadeau,dec_papierPeint,dec_sacEnPapier',&#10;   'toilette':'dec_essuiToutRouleauCarton,dec_essuiToutSaufRouleauCarton,dec_recurantsPourToilette',&#10;   'sauf':'dec_essuiToutSaufRouleauCarton',&#10;   'sopalin':'dec_essuiToutSaufRouleauCarton',&#10;   'absorbant':'dec_essuiToutSaufRouleauCarton',&#10;   'film':'dec_filmPlastique,dec_filmsPhotographiques',&#10;   'photographiques':'dec_filmsPhotographiques',&#10;   'diapositive':'dec_filmsPhotographiques',&#10;   'pellicule':'dec_filmsPhotographiques',&#10;   'filtre':'dec_filtreAHuile',&#10;   'flacon':'dec_flaconProduitsDentretien,dec_flaconProduitsDentretien,dec_flaconProduitsDentretien,dec_flaconSavon,dec_flaconSavon,dec_flaconSavon',&#10;   'entretien':'dec_flaconProduitsDentretien,dec_flaconProduitsDentretien,dec_produitsDEntretien',&#10;   'savon':'dec_flaconSavon,dec_flaconSavon',&#10;   'fongicide':'dec_fongicides',&#10;   'fourniture':'dec_fournituresHorsPapier,dec_fournituresHorsPapier',&#10;   'hor':'dec_fournituresHorsPapier',&#10;   'bureau':'dec_fournituresHorsPapier',&#10;   'crayon':'dec_fournituresHorsPapier,dec_fournituresHorsPapier,dec_stylo',&#10;   'stylo':'dec_fournituresHorsPapier,dec_stylo',&#10;   'feutre':'dec_fournituresHorsPapier',&#10;   'gomme':'dec_fournituresHorsPapier',&#10;   'agrafeuse':'dec_fournituresHorsPapier',&#10;   'regle':'dec_fournituresHorsPapier',&#10;   'compas':'dec_fournituresHorsPapier',&#10;   'pochette':'dec_fournituresHorsPapier',&#10;   'trombone':'dec_fournituresHorsPapier',&#10;   'ciseaux':'dec_fournituresHorsPapier',&#10;   'gazon':'dec_gazon',&#10;   'pelouse':'dec_gazon',&#10;   'herbe':'dec_gazon',&#10;   'gravat':'dec_gravat',&#10;   'grillage':'dec_grillage',&#10;   'cloture':'dec_grillage',&#10;   'guitare':'dec_guitare',&#10;   'herbicide':'dec_herbicides',&#10;   'desherbant':'dec_herbicides',&#10;   'friture':'dec_huileAlimentaire',&#10;   'minerale':'dec_huileMinerale',&#10;   'vidange':'dec_huileVidange',&#10;   'insecticides':'dec_insecticides',&#10;   'jouet':'dec_jouetsAlimentesParElectricite,dec_jouetsNonElectroniques',&#10;   'jeu':'dec_jouetsAlimentesParElectricite,dec_jouetsNonElectroniques',&#10;   'avec':'dec_jouetsAlimentesParElectricite',&#10;   'pile':'dec_jouetsAlimentesParElectricite,dec_piles',&#10;   'train':'dec_jouetsAlimentesParElectricite',&#10;   'electrique':'dec_jouetsAlimentesParElectricite',&#10;   'peluche':'dec_jouetsNonElectroniques',&#10;   'poupee':'dec_jouetsNonElectroniques',&#10;   'petite':'dec_jouetsNonElectroniques',&#10;   'journal':'dec_journal',&#10;   'revue':'dec_journal,dec_magazine',&#10;   'laine':'dec_laine,dec_laineVerre,dec_laineVerre,dec_laineVerre',&#10;   'roche':'dec_laineVerre',&#10;   'lingette':'dec_lingette',&#10;   'refroidissement':'dec_liquideRefroidissement',&#10;   'litiere':'dec_litierePourAnimaux',&#10;   'animaux':'dec_litierePourAnimaux',&#10;   'livre':'dec_livre',&#10;   'bd':'dec_livre',&#10;   'bande':'dec_livre',&#10;   'dessinee':'dec_livre',&#10;   'lunette':'dec_lunette',&#10;   'magazine':'dec_magazine',&#10;   'mastic':'dec_masticCarrosserie',&#10;   'carrosserie':'dec_masticCarrosserie',&#10;   'matelas':'dec_matelas',&#10;   'medicament':'dec_medicaments',&#10;   'meuble':'dec_meuble',&#10;   'miroir':'dec_miroir',&#10;   'moquette':'dec_moquette',&#10;   'mort':'dec_mortAuxRats',&#10;   'rats':'dec_mortAuxRats',&#10;   'raticide':'dec_mortAuxRats',&#10;   'mouchoir':'dec_mouchoir',&#10;   'naphtaline':'dec_naphtaline',&#10;   'antimite':'dec_naphtaline',&#10;   'neon':'dec_neons',&#10;   'nettoyant':'dec_nettoyantsALAmmoniac,dec_nettoyantsCuivreEtArgenterie,dec_produitsDEntretien',&#10;   'l':'dec_nettoyantsALAmmoniac,dec_potPeinture',&#10;   'ammoniac':'dec_nettoyantsALAmmoniac',&#10;   'cuivre':'dec_nettoyantsCuivreEtArgenterie',&#10;   'argenterie':'dec_nettoyantsCuivreEtArgenterie',&#10;   'objet':'dec_objetEnTerreCuite',&#10;   'terre':'dec_objetEnTerreCuite',&#10;   'cuite':'dec_objetEnTerreCuite',&#10;   'ordinateur':'dec_ordinateursPortables',&#10;   'portables':'dec_ordinateursPortables',&#10;   'outil':'dec_outilsBricolageOuJardinage',&#10;   'bricolage':'dec_outilsBricolageOuJardinage',&#10;   'jardinage':'dec_outilsBricolageOuJardinage',&#10;   'marteau':'dec_outilsBricolageOuJardinage',&#10;   'tournevis':'dec_outilsBricolageOuJardinage',&#10;   'cisaille':'dec_outilsBricolageOuJardinage',&#10;   'scie':'dec_outilsBricolageOuJardinage',&#10;   'rateau':'dec_outilsBricolageOuJardinage',&#10;   'hache':'dec_outilsBricolageOuJardinage',&#10;   'prospectus':'dec_papier',&#10;   'publicite':'dec_papier',&#10;   'feuille':'dec_papier',&#10;   'imprimee':'dec_papier',&#10;   'cadeau':'dec_papierCadeau',&#10;   'peint':'dec_papierPeint',&#10;   'crepon':'dec_papierPeint',&#10;   'parpaing':'dec_parpaing',&#10;   'antirouille':'dec_peintureAntirouille',&#10;   'peripherique':'dec_peripheriquesInformatiques',&#10;   'informatiques':'dec_peripheriquesInformatiques',&#10;   'ecran':'dec_peripheriquesInformatiques',&#10;   'clavier':'dec_peripheriquesInformatiques',&#10;   'souris':'dec_peripheriquesInformatiques',&#10;   'imprimante':'dec_peripheriquesInformatiques',&#10;   'piano':'dec_piano',&#10;   'accumulateur':'dec_piles',&#10;   'planche':'dec_plancheBois',&#10;   'plante':'dec_plante',&#10;   'pneu':'dec_pneu',&#10;   'porcelaine':'dec_porcelaine,dec_vaisselleVerrePorcelaine',&#10;   'vase':'dec_porcelaine',&#10;   'fraiche':'dec_potCremeFraîche',&#10;   'poterie':'dec_poterie,dec_vaisselleVerrePorcelaine',&#10;   'acrylique':'dec_potPeinture',&#10;   'glycero':'dec_potPeinture',&#10;   'yaourt':'dec_potYaourt',&#10;   'phytosanitaire':'dec_produitPhytosanitaire',&#10;   'beaute':'dec_produitsBeaute',&#10;   'cosmetique':'dec_produitsBeaute',&#10;   'rouge':'dec_produitsBeaute',&#10;   'levres':'dec_produitsBeaute',&#10;   'maquillage':'dec_produitsBeaute',&#10;   'vernis':'dec_produitsBeaute',&#10;   'sol':'dec_produitsDEntretien',&#10;   'traitement':'dec_produitsTraitementDuBois',&#10;   'radiographie':'dec_radiographie',&#10;   'rasoir':'dec_rasoirJetable',&#10;   'jetable':'dec_rasoirJetable',&#10;   'recurant':'dec_recurantsPourFour,dec_recurantsPourToilette',&#10;   'refrigerateur':'dec_refrigerateur',&#10;   'resine':'dec_resines',&#10;   'revelateur':'dec_revelateurEtFixateurPhoto',&#10;   'fixateur':'dec_revelateurEtFixateurPhoto',&#10;   'photo':'dec_revelateurEtFixateurPhoto',&#10;   'sac':'dec_sacEnPapier,dec_sacPlastique',&#10;   'scooter':'dec_scooter',&#10;   'mobylette':'dec_scooter',&#10;   'solvant':'dec_solvants',&#10;   'diluant':'dec_solvants',&#10;   'white':'dec_solvants',&#10;   'spirit':'dec_solvants',&#10;   'table':'dec_tableARepasser',&#10;   'repasser':'dec_tableARepasser',&#10;   'telephonie':'dec_telephonie',&#10;   'televiseur':'dec_televiseurs',&#10;   'thermometre':'dec_thermometreAMercure',&#10;   'mercure':'dec_thermometreAMercure',&#10;   'trompette':'dec_trompette',&#10;   'trottinette':'dec_trottinnette',&#10;   'fluorescent':'dec_tubeFluorescent',&#10;   'fluo':'dec_tubeFluorescent',&#10;   'tuyau':'dec_tuyauDarrosage',&#10;   'arrosage':'dec_tuyauDarrosage',&#10;   'ustensile':'dec_UstensileCuisine',&#10;   'cuisine':'dec_UstensileCuisine',&#10;   'casserole':'dec_UstensileCuisine',&#10;   'marmite':'dec_UstensileCuisine',&#10;   'cocotte':'dec_UstensileCuisine',&#10;   'poele':'dec_UstensileCuisine',&#10;   'wok':'dec_UstensileCuisine',&#10;   'spatule':'dec_UstensileCuisine',&#10;   'vaisselle':'dec_vaisselleCarton,dec_vaissellePlastique',&#10;   'assiette':'dec_vaisselleCarton,dec_vaisselleVerrePorcelaine',&#10;   'gobelet':'dec_vaisselleCarton,dec_vaissellePlastique',&#10;   'couvert':'dec_vaissellePlastique',&#10;   'tasse':'dec_vaisselleVerrePorcelaine',&#10;   'bol':'dec_vaisselleVerrePorcelaine',&#10;   'boire':'dec_vaisselleVerrePorcelaine,dec_verreaboire',&#10;   'faience':'dec_vaisselleVerrePorcelaine',&#10;   'carafe':'dec_vaisselleVerrePorcelaine',&#10;   'velo':'dec_velo',&#10;   'bicyclette':'dec_velo',&#10;   'skateboard':'dec_velo',&#10;   'vetement':'dec_vetementEnBonEtat,dec_vetementUsage,dec_vetementUsage',&#10;   'pantalon':'dec_vetementEnBonEtat,dec_vetementUsage',&#10;   'chemise':'dec_vetementEnBonEtat,dec_vetementUsage',&#10;   'pull':'dec_vetementEnBonEtat,dec_vetementUsage',&#10;   'veste':'dec_vetementEnBonEtat,dec_vetementUsage',&#10;   'jupe':'dec_vetementEnBonEtat,dec_vetementUsage',&#10;   'robe':'dec_vetementEnBonEtat,dec_vetementUsage',&#10;   'usage':'dec_vetementUsage',&#10;   'vitre':'dec_vitre'},&#10;   {'z':'z',&#10;   'acid':'dec_acides,dec_agenda',&#10;   'base':'dec_acides',&#10;   'chemical':'dec_acides,dec_engraisChimiques',&#10;   'spray':'dec_aerosols,dec_aerosols,dec_bombePeinture,dec_bombePeinture',&#10;   'aerosol':'dec_aerosols',&#10;   'deodorant':'dec_aerosols,dec_deodorantStick,dec_deodorantStick',&#10;   'hairspray':'dec_aerosols',&#10;   'agenda':'dec_agenda',&#10;   'energy':'dec_ampouleBasseConso,dec_ampouleBasseConso,dec_ampouleBasseConso',&#10;   'a':'bba',&#10;   'saving':'dec_ampouleBasseConso,dec_ampouleBasseConso,dec_ampouleBasseConso',&#10;   'bulb':'dec_ampouleBasseConso,dec_ampouleBasseConso,dec_ampouleClassique,dec_ampouleClassique,dec_ampouleClassique',&#10;   'lamp':'dec_ampouleBasseConso,dec_lampe,dec_tubeFluorescent',&#10;   'conventional':'dec_ampouleClassique',&#10;   'incandescent':'dec_ampouleClassique',&#10;   'filament':'dec_ampouleClassique',&#10;   'directory':'dec_annuaire',&#10;   'ant':'dec_antiFourmis',&#10;   'antifreeze':'dec_antigel',&#10;   'electronic':'dec_appareilElectronique,dec_jouetsNonElectroniques',&#10;   'equipment':'dec_appareilElectronique,dec_appareilsChauffant,dec_equipementsAudioEtVideo',&#10;   'tools':'dec_appareilElectronique,dec_outilsBricolageOuJardinage',&#10;   'powered':'dec_appareilElectronique,dec_jouetsAlimentesParElectricite',&#10;   'by':'dec_appareilElectronique,dec_jouetsAlimentesParElectricite',&#10;   'electricite':'dec_appareilElectronique',&#10;   'heating':'dec_appareilsChauffant,dec_appareilsChauffant,dec_appareilsChauffant',&#10;   'devices':'dec_appareilsChauffant',&#10;   'cooking':'dec_appareilsChauffant,dec_huileAlimentaire',&#10;   'appliance':'dec_appareilsChauffant',&#10;   'oven':'dec_appareilsChauffant,dec_recurantsPourFour',&#10;   'household':'dec_appareilsElectromenager,dec_bouteilleProduitMenagerNonVide,dec_bouteilleProduitMenagerVide,dec_flaconProduitsDentretien',&#10;   'appliances':'dec_appareilsElectromenager,dec_appareilsElectromenager',&#10;   'small':'dec_appareilsElectromenager,dec_cartonPetitsOuGrands,dec_piles',&#10;   'barrel':'dec_barilLessive',&#10;   'of':'dec_barilLessive,dec_bidonDHuileMoteurVide,dec_bouteilleLait,dec_bouteillePlastique,dec_canetteSoda,dec_flaconProduitsDentretien,dec_flaconProduitsDentretien,dec_plancheBois,dec_potPeinture',&#10;   'laundry':'dec_barilLessive',&#10;   'detergents':'dec_barilLessive',&#10;   'packets':'dec_barilLessive',&#10;   'cardboard':'dec_barilLessive,dec_cartonPetitsOuGrands,dec_emballagesEnCartonPlat,dec_emballagesEnCartonPlat,dec_essuiToutRouleauCarton,dec_essuiToutRouleauCarton,dec_essuiToutSaufRouleauCarton,dec_vaisselleCarton,dec_vaisselleCarton',&#10;   'barrels':'dec_barilLessive',&#10;   'aluminum':'dec_barquetteAluminium,dec_papierAluminium',&#10;   'tray':'dec_barquetteAluminium,dec_barquetteAluminium,dec_barquetteAluminium,dec_barquettePolystyrene,dec_barquettePolystyrene,dec_polystyrene',&#10;   'pizza':'dec_barquetteAluminium,dec_emballagesEnCartonPlat',&#10;   'quiche':'dec_barquetteAluminium',&#10;   'polystyrene':'dec_barquettePolystyrene,dec_polystyrene,dec_polystyrene',&#10;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10;   'car':'dec_batteriesVoiture,dec_huileMinerale,dec_jouetsNonElectroniques,dec_voiture',&#10;   'battery':'dec_batteriesVoiture,dec_jouetsAlimentesParElectricite,dec_piles',&#10;   'empty':'dec_bidonDHuileMoteurVide,dec_bidonMetal,dec_bouteilleProduitMenagerNonVide,dec_bouteilleProduitMenagerVide,dec_flaconProduitsDentretien',&#10;   'can':'dec_bidonDHuileMoteurVide,dec_canetteSoda,dec_potPeinture',&#10;   'engine':'dec_bidonDHuileMoteurVide,dec_huileMinerale',&#10;   'oil':'dec_bidonDHuileMoteurVide,dec_bouteilleDhuileAlimentaire,dec_bouteilleDhuileEnVerre,dec_filtreAHuile,dec_huileAlimentaire,dec_huileAlimentaire,dec_huileMinerale,dec_huileMinerale,dec_huileMinerale,dec_huileVidange,dec_peinturesHuileEtEau,dec_potPeinture,dec_potPeinture',&#10;   'metal':'dec_bidonMetal,dec_boiteMetallique,dec_bouteillesSirop,dec_capsuleCafe,dec_couverclePotEnVerre',&#10;   'container':'dec_bidonMetal',&#10;   'glass':'dec_bocalEnVerre,dec_bocalEnVerre,dec_bouteilleDhuileEnVerre,dec_bouteilleVerre,dec_couverclePotEnVerre,dec_laineVerre,dec_laineVerre,dec_vaisselleVerrePorcelaine,dec_vaisselleVerrePorcelaine,dec_verreaboire',&#10;   'jar':'dec_bocalEnVerre,dec_bocalEnVerre,dec_couverclePotEnVerre',&#10;   'chocolate':'dec_bocalEnVerre',&#10;   'spreadable':'dec_bocalEnVerre',&#10;   'paste':'dec_bocalEnVerre',&#10;   'egg':'dec_boiteAOeufsEnPlastique,dec_boiteOeufsEnCarton',&#10;   'carton':'dec_boiteAOeufsEnPlastique,dec_boiteOeufsEnCarton,dec_briqueAlimentaire',&#10;   'box':'dec_boiteCamembertEnBois,dec_boiteMetallique,dec_emballagesEnCartonPlat,dec_emballagesEnCartonPlat',&#10;   'wooden':'dec_boiteCamembertEnBois',&#10;   'camembert':'dec_boiteCamembertEnBois',&#10;   'tin':'dec_boiteConserve',&#10;   'canned':'dec_boiteConserve',&#10;   'shaving':'dec_bombeMousseARaser',&#10;   'foam':'dec_bombeMousseARaser',&#10;   'bomb':'dec_bombeMousseARaser',&#10;   'paint':'dec_bombePeinture,dec_bombePeinture,dec_peintureAntirouille,dec_potPeinture,dec_potPeinture',&#10;   'cork':'dec_bouchonLiege',&#10;   'cap':'dec_bouchonPlastique,dec_couverclePotEnVerre',&#10;   'candle':'dec_bougie',&#10;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10;   'water':'dec_bouteilleDhuileAlimentaire,dec_peinturesHuileEtEau,dec_potPeinture',&#10;   'gas':'dec_bouteilleGaz',&#10;   'cylinder':'dec_bouteilleGaz',&#10;   'milk':'dec_bouteilleLait,dec_briqueAlimentaire',&#10;   'soda':'dec_bouteillePlastique,dec_canetteSoda',&#10;   'product':'dec_bouteilleProduitMenagerNonVide,dec_bouteilleProduitMenagerVide,dec_flaconProduitsDentretien,dec_produitPhytosanitaire,dec_produitsDEntretien,dec_produitsTraitementDuBois',&#10;   'bottles':'dec_bouteilleProduitMenagerNonVide,dec_bouteillesSirop',&#10;   'not':'dec_bouteilleProduitMenagerNonVide,dec_papier',&#10;   'syrup':'dec_bouteillesSirop',&#10;   'wine':'dec_bouteilleVerre',&#10;   'beer':'dec_bouteilleVerre,dec_couverclePotEnVerre',&#10;   'branches':'dec_branchage',&#10;   'foliage':'dec_branchage',&#10;   'tree':'dec_branchage',&#10;   'size':'dec_branchage',&#10;   'food':'dec_briqueAlimentaire,dec_epeluchuresRestesRepas,dec_epeluchuresRestesRepas',&#10;   'brick':'dec_briqueAlimentaire',&#10;   'tetra':'dec_briqueAlimentaire',&#10;   'pack':'dec_briqueAlimentaire',&#10;   'crate':'dec_cagetteBois,dec_cagetteBois',&#10;   'wood':'dec_cagetteBois,dec_plancheBois',&#10;   'notebook':'dec_cahier,dec_cahier,dec_cahier,dec_cahier',&#10;   'no':'dec_cahier',&#10;   'spiral':'dec_cahier,dec_cahier',&#10;   'calendar':'dec_calendrier',&#10;   'coffee':'dec_capsuleCafe,dec_capsuleCafe',&#10;   'capsule':'dec_capsuleCafe,dec_capsuleCafe,dec_couverclePotEnVerre',&#10;   'or':'dec_capsuleCafe,dec_cartonPetitsOuGrands,dec_outilsBricolageOuJardinage,dec_papier',&#10;   'pod':'dec_capsuleCafe',&#10;   'nespresso':'dec_capsuleCafe',&#10;   'post':'dec_cartePostale',&#10;   'card':'dec_cartePostale',&#10;   'large':'dec_cartonPetitsOuGrands',&#10;   'ink':'dec_cartouchesEncres',&#10;   'cartridges':'dec_cartouchesEncres',&#10;   'cd':'dec_cdDvdK7',&#10;   '/':'dec_cdDvdK7,dec_cdDvdK7',&#10;   'dvd':'dec_cdDvdK7',&#10;   'k7':'dec_cdDvdK7',&#10;   'audio':'dec_cdDvdK7,dec_equipementsAudioEtVideo',&#10;   'cassettes':'dec_cdDvdK7,dec_cdDvdK7',&#10;   'video':'dec_cdDvdK7,dec_equipementsAudioEtVideo',&#10;   'shoe':'dec_chaussureEnBonEtat',&#10;   'in':'dec_chaussureEnBonEtat,dec_chaussureEnBonEtat',&#10;   'good':'dec_chaussureEnBonEtat,dec_chaussureEnBonEtat',&#10;   'condition':'dec_chaussureEnBonEtat,dec_chaussureEnBonEtat',&#10;   'bote':'dec_chaussureEnBonEtat,dec_chaussuresUsagees',&#10;   'used':'dec_chaussuresUsagees,dec_chaussuresUsagees',&#10;   'shoes':'dec_chaussuresUsagees',&#10;   'worn':'dec_chaussuresUsagees',&#10;   'footwear':'dec_chaussuresUsagees',&#10;   'cigarette':'dec_cigarette,dec_cigarette',&#10;   'cigar':'dec_cigarette',&#10;   'binder':'dec_classeur,dec_fournituresHorsPapier',&#10;   'glues':'dec_colles',&#10;   'freezers':'dec_congelateurs',&#10;   'q':'dec_cotonTige',&#10;   'tip':'dec_cotonTige',&#10;   'baby':'dec_coucheBebe',&#10;   's':'dec_coucheBebe',&#10;   'diaper':'dec_coucheBebe',&#10;   'cover':'dec_couverclePotEnVerre,dec_couverclePotEnVerre,dec_vaissellePlastique',&#10;   'cutlery':'dec_couverts',&#10;   'knife':'dec_couverts,dec_vaissellePlastique',&#10;   'spoon':'dec_couverts,dec_vaissellePlastique',&#10;   'fork':'dec_couverts,dec_vaissellePlastique',&#10;   'cream':'dec_cremeEnTube,dec_cremeEtDentifriceTube,dec_cremeEtDentifriceTube,dec_potCremeFraîche',&#10;   'tube':'dec_cremeEnTube,dec_cremeEtDentifriceTube,dec_cremeEtDentifriceTube,dec_tubeFluorescent',&#10;   'and':'dec_cremeEtDentifriceTube,dec_equipementsAudioEtVideo,dec_nettoyantsCuivreEtArgenterie,dec_peinturesHuileEtEau,dec_revelateurEtFixateurPhoto',&#10;   'toothpaste':'dec_cremeEtDentifriceTube,dec_cremeEtDentifriceTube',&#10;   'liquid':'dec_deboucheurLiquide,dec_liquideRefroidissement',&#10;   'drain':'dec_deboucheurLiquide',&#10;   'cleaner':'dec_deboucheurLiquide,dec_nettoyantsALAmmoniac,dec_produitsDEntretien',&#10;   'stick':'dec_deodorantStick',&#10;   'ball':'dec_deodorantStick',&#10;   'stain':'dec_detachant',&#10;   'that':'dec_detachant',&#10;   'is':'dec_detachant',&#10;   'toxic':'dec_detachant',&#10;   'bleach':'dec_eauJavel',&#10;   'boxboard':'dec_emballagesEnCartonPlat',&#10;   'packaging':'dec_emballagesEnCartonPlat',&#10;   'overwrapping':'dec_emballagesEnCartonPlat',&#10;   'cereal':'dec_emballagesEnCartonPlat',&#10;   'fertilizers':'dec_engraisChimiques',&#10;   'envelope':'dec_enveloppe',&#10;   'peeling':'dec_epeluchuresRestesRepas',&#10;   'scraps':'dec_epeluchuresRestesRepas',&#10;   'apricot':'dec_epeluchuresRestesRepas',&#10;   'almond':'dec_epeluchuresRestesRepas',&#10;   'pineapple':'dec_epeluchuresRestesRepas',&#10;   'avocado':'dec_epeluchuresRestesRepas',&#10;   'banana':'dec_epeluchuresRestesRepas',&#10;   'currant':'dec_epeluchuresRestesRepas',&#10;   'cherry':'dec_epeluchuresRestesRepas',&#10;   'chestnut':'dec_epeluchuresRestesRepas',&#10;   'lemon':'dec_epeluchuresRestesRepas',&#10;   'clementine':'dec_epeluchuresRestesRepas',&#10;   'tangerine':'dec_epeluchuresRestesRepas',&#10;   'quince':'dec_epeluchuresRestesRepas',&#10;   'date':'dec_epeluchuresRestesRepas',&#10;   'fig':'dec_epeluchuresRestesRepas',&#10;   'strawberry':'dec_epeluchuresRestesRepas',&#10;   'raspberry':'dec_epeluchuresRestesRepas',&#10;   'passion':'dec_epeluchuresRestesRepas',&#10;   'guava':'dec_epeluchuresRestesRepas',&#10;   'pomegranate':'dec_epeluchuresRestesRepas',&#10;   'gooseberry':'dec_epeluchuresRestesRepas',&#10;   'kiwi':'dec_epeluchuresRestesRepas',&#10;   'lychee':'dec_epeluchuresRestesRepas',&#10;   'mango':'dec_epeluchuresRestesRepas',&#10;   'melon':'dec_epeluchuresRestesRepas',&#10;   'plum':'dec_epeluchuresRestesRepas,dec_epeluchuresRestesRepas',&#10;   'blackberry':'dec_epeluchuresRestesRepas',&#10;   'blueberry':'dec_epeluchuresRestesRepas',&#10;   'hazelnut':'dec_epeluchuresRestesRepas',&#10;   'walnut':'dec_epeluchuresRestesRepas',&#10;   'orange':'dec_epeluchuresRestesRepas',&#10;   'papaya':'dec_epeluchuresRestesRepas',&#10;   'watermelon':'dec_epeluchuresRestesRepas',&#10;   'peach':'dec_epeluchuresRestesRepas',&#10;   'nectarine':'dec_epeluchuresRestesRepas',&#10;   'pear':'dec_epeluchuresRestesRepas',&#10;   'apple':'dec_epeluchuresRestesRepas',&#10;   'grapes':'dec_epeluchuresRestesRepas',&#10;   'rhubarb':'dec_epeluchuresRestesRepas',&#10;   'garlic':'dec_epeluchuresRestesRepas',&#10;   'artichoke':'dec_epeluchuresRestesRepas',&#10;   'asparagus':'dec_epeluchuresRestesRepas',&#10;   'eggplant':'dec_epeluchuresRestesRepas',&#10;   'beets':'dec_epeluchuresRestesRepas',&#10;   'chard':'dec_epeluchuresRestesRepas',&#10;   'broccoli':'dec_epeluchuresRestesRepas',&#10;   'carrot':'dec_epeluchuresRestesRepas',&#10;   'celery':'dec_epeluchuresRestesRepas',&#10;   'mushroom':'dec_epeluchuresRestesRepas,dec_epeluchuresRestesRepas',&#10;   'paris':'dec_epeluchuresRestesRepas',&#10;   'chicory':'dec_epeluchuresRestesRepas',&#10;   'cabbage':'dec_epeluchuresRestesRepas',&#10;   'cucumber':'dec_epeluchuresRestesRepas',&#10;   'zucchini':'dec_epeluchuresRestesRepas',&#10;   'watercress':'dec_epeluchuresRestesRepas',&#10;   'shallots':'dec_epeluchuresRestesRepas',&#10;   'endive':'dec_epeluchuresRestesRepas',&#10;   'spinach':'dec_epeluchuresRestesRepas',&#10;   'fennel':'dec_epeluchuresRestesRepas',&#10;   'beans':'dec_epeluchuresRestesRepas',&#10;   'lettuce':'dec_epeluchuresRestesRepas',&#10;   'lentils':'dec_epeluchuresRestesRepas',&#10;   'lamb':'dec_epeluchuresRestesRepas',&#10;   'morel':'dec_epeluchuresRestesRepas',&#10;   'turnip':'dec_epeluchuresRestesRepas',&#10;   'onion':'dec_epeluchuresRestesRepas',&#10;   'sorrel':'dec_epeluchuresRestesRepas',&#10;   'potato':'dec_epeluchuresRestesRepas',&#10;   'parsley':'dec_epeluchuresRestesRepas',&#10;   'leeks':'dec_epeluchuresRestesRepas',&#10;   'peas':'dec_epeluchuresRestesRepas',&#10;   'peppers':'dec_epeluchuresRestesRepas',&#10;   'pumpkin':'dec_epeluchuresRestesRepas',&#10;   'radish':'dec_epeluchuresRestesRepas',&#10;   'tomato':'dec_epeluchuresRestesRepas',&#10;   'turpentine':'dec_essenceTerebenthine',&#10;   'towels':'dec_essuiToutRouleauCarton,dec_essuiToutSaufRouleauCarton,dec_essuiToutSaufRouleauCarton,dec_essuiToutSaufRouleauCarton',&#10;   'roll':'dec_essuiToutRouleauCarton,dec_essuiToutRouleauCarton,dec_essuiToutSaufRouleauCarton',&#10;   'toilet':'dec_essuiToutRouleauCarton,dec_essuiToutSaufRouleauCarton,dec_recurantsPourToilette',&#10;   'paper':'dec_essuiToutRouleauCarton,dec_essuiToutSaufRouleauCarton,dec_essuiToutSaufRouleauCarton,dec_essuiToutSaufRouleauCarton,dec_fournituresHorsPapier,dec_fournituresHorsPapier,dec_papier,dec_sacEnPapier,dec_vaisselleCarton',&#10;   'except':'dec_essuiToutSaufRouleauCarton,dec_fournituresHorsPapier',&#10;   'film':'dec_filmPlastique,dec_filmsPhotographiques,dec_filmsPhotographiques,dec_papier',&#10;   'photographic':'dec_filmsPhotographiques',&#10;   'slide':'dec_filmsPhotographiques',&#10;   'filter':'dec_filtreAHuile',&#10;   'cleaning':'dec_flaconProduitsDentretien,dec_flaconProduitsDentretien',&#10;   'products':'dec_flaconProduitsDentretien,dec_flaconProduitsDentretien,dec_produitsBeaute',&#10;   'soap':'dec_flaconSavon,dec_flaconSavon',&#10;   'fungicide':'dec_fongicides',&#10;   'supplies':'dec_fournituresHorsPapier,dec_fournituresHorsPapier',&#10;   'office':'dec_fournituresHorsPapier',&#10;   'pencil':'dec_fournituresHorsPapier,dec_fournituresHorsPapier,dec_stylo',&#10;   'pen':'dec_fournituresHorsPapier,dec_stylo',&#10;   'marker':'dec_fournituresHorsPapier',&#10;   'eraser':'dec_fournituresHorsPapier',&#10;   'stapler':'dec_fournituresHorsPapier',&#10;   'ruler':'dec_fournituresHorsPapier',&#10;   'compass':'dec_fournituresHorsPapier',&#10;   'bag':'dec_fournituresHorsPapier,dec_sacEnPapier,dec_sacPlastique',&#10;   'clip':'dec_fournituresHorsPapier',&#10;   'sharpener':'dec_fournituresHorsPapier',&#10;   'scissors':'dec_fournituresHorsPapier',&#10;   'grass':'dec_gazon,dec_gazon',&#10;   'lawn':'dec_gazon',&#10;   'engrave':'dec_gravat',&#10;   'fence':'dec_grillage,dec_grillage',&#10;   'guitar':'dec_guitare',&#10;   'herbicide':'dec_herbicides',&#10;   'weedkiller':'dec_herbicides',&#10;   'edible':'dec_huileAlimentaire',&#10;   'mineral':'dec_huileMinerale',&#10;   'waste':'dec_huileVidange',&#10;   'insecticides':'dec_insecticides',&#10;   'toy':'dec_jouetsAlimentesParElectricite,dec_jouetsNonElectroniques,dec_jouetsNonElectroniques,dec_jouetsNonElectroniques',&#10;   'electricity':'dec_jouetsAlimentesParElectricite',&#10;   'with':'dec_jouetsAlimentesParElectricite,dec_nettoyantsALAmmoniac',&#10;   'set':'dec_jouetsAlimentesParElectricite',&#10;   'electric':'dec_jouetsAlimentesParElectricite',&#10;   'train':'dec_jouetsAlimentesParElectricite',&#10;   'non':'dec_jouetsNonElectroniques',&#10;   'game':'dec_jouetsNonElectroniques',&#10;   'doll':'dec_jouetsNonElectroniques',&#10;   'newspaper':'dec_journal',&#10;   'magazine':'dec_journal,dec_magazine',&#10;   'wool':'dec_laine,dec_laineVerre,dec_laineVerre,dec_laineVerre',&#10;   'rock':'dec_laineVerre',&#10;   'wipe':'dec_lingette',&#10;   'cooling':'dec_liquideRefroidissement',&#10;   'animal':'dec_litierePourAnimaux',&#10;   'litter':'dec_litierePourAnimaux',&#10;   'book':'dec_livre',&#10;   'comics':'dec_livre',&#10;   'comic':'dec_livre',&#10;   'glasses':'dec_lunette',&#10;   'journal':'dec_magazine',&#10;   'body':'dec_masticCarrosserie',&#10;   'filler':'dec_masticCarrosserie',&#10;   'mattress':'dec_matelas',&#10;   'drug':'dec_medicaments',&#10;   'furniture':'dec_meuble',&#10;   'mirror':'dec_miroir',&#10;   'carpet':'dec_moquette',&#10;   'rat':'dec_mortAuxRats,dec_mortAuxRats',&#10;   'poison':'dec_mortAuxRats,dec_mortAuxRats',&#10;   'tissue':'dec_mouchoir',&#10;   'mothballs':'dec_naphtaline',&#10;   'moth':'dec_naphtaline',&#10;   'neon':'dec_neons',&#10;   'ammonia':'dec_nettoyantsALAmmoniac',&#10;   'copper':'dec_nettoyantsCuivreEtArgenterie',&#10;   'silver':'dec_nettoyantsCuivreEtArgenterie',&#10;   'cleaners':'dec_nettoyantsCuivreEtArgenterie',&#10;   'terracotta':'dec_objetEnTerreCuite',&#10;   'object':'dec_objetEnTerreCuite',&#10;   'laptop':'dec_ordinateursPortables',&#10;   'diy':'dec_outilsBricolageOuJardinage',&#10;   'gardening':'dec_outilsBricolageOuJardinage',&#10;   'hammer':'dec_outilsBricolageOuJardinage',&#10;   'screwdrivers':'dec_outilsBricolageOuJardinage',&#10;   'shears':'dec_outilsBricolageOuJardinage',&#10;   'saw':'dec_outilsBricolageOuJardinage',&#10;   'rake':'dec_outilsBricolageOuJardinage',&#10;   'ax':'dec_outilsBricolageOuJardinage',&#10;   'prospectuses':'dec_papier',&#10;   'advertising':'dec_papier',&#10;   'printed':'dec_papier',&#10;   'foil':'dec_papierAluminium',&#10;   'gift':'dec_papierCadeau',&#10;   'wrap':'dec_papierCadeau',&#10;   'wallpaper':'dec_papierPeint',&#10;   'crepe':'dec_papierPeint',&#10;   'cinderblock':'dec_parpaing',&#10;   'antirust':'dec_peintureAntirouille',&#10;   'painting':'dec_peinturesHuileEtEau,dec_potPeinture,dec_potPeinture,dec_potPeinture',&#10;   'computer':'dec_peripheriquesInformatiques',&#10;   'peripherals':'dec_peripheriquesInformatiques',&#10;   'monitor':'dec_peripheriquesInformatiques',&#10;   'keyboard':'dec_peripheriquesInformatiques',&#10;   'mouse':'dec_peripheriquesInformatiques',&#10;   'printer':'dec_peripheriquesInformatiques',&#10;   'piano':'dec_piano',&#10;   'plank':'dec_plancheBois',&#10;   'plant':'dec_plante,dec_produitPhytosanitaire',&#10;   'tire':'dec_pneu',&#10;   'porcelain':'dec_porcelaine,dec_vaisselleVerrePorcelaine',&#10;   'vase':'dec_porcelaine',&#10;   'pot':'dec_potCremeFraîche,dec_potYaourt,dec_UstensileCuisine,dec_UstensileCuisine',&#10;   'pottery':'dec_poterie,dec_vaisselleVerrePorcelaine',&#10;   'acrylic':'dec_potPeinture',&#10;   'based':'dec_potPeinture',&#10;   'yoghurt':'dec_potYaourt',&#10;   'health':'dec_produitPhytosanitaire',&#10;   'beauty':'dec_produitsBeaute',&#10;   'cosmetics':'dec_produitsBeaute',&#10;   'lipstick':'dec_produitsBeaute',&#10;   'makeup':'dec_produitsBeaute',&#10;   'polish':'dec_produitsBeaute',&#10;   'maintenance':'dec_produitsDEntretien',&#10;   'floor':'dec_produitsDEntretien',&#10;   'woodworking':'dec_produitsTraitementDuBois',&#10;   'radiograph':'dec_radiographie',&#10;   'disposable':'dec_rasoirJetable',&#10;   'razor':'dec_rasoirJetable',&#10;   'scouring':'dec_recurantsPourFour,dec_recurantsPourToilette',&#10;   'for':'dec_recurantsPourToilette',&#10;   'refrigerator':'dec_refrigerateur',&#10;   'resin':'dec_resines',&#10;   'developer':'dec_revelateurEtFixateurPhoto',&#10;   'fixer':'dec_revelateurEtFixateurPhoto',&#10;   'photo':'dec_revelateurEtFixateurPhoto',&#10;   'scooter':'dec_scooter,dec_trottinnette',&#10;   'moped':'dec_scooter',&#10;   'solvent':'dec_solvants',&#10;   'thinner':'dec_solvants',&#10;   'white':'dec_solvants',&#10;   'spirit':'dec_solvants',&#10;   'ironing':'dec_tableARepasser',&#10;   'board':'dec_tableARepasser',&#10;   'telephony':'dec_telephonie',&#10;   'tv':'dec_televiseurs',&#10;   'mercury':'dec_thermometreAMercure',&#10;   'thermometer':'dec_thermometreAMercure',&#10;   'trumpet':'dec_trompette',&#10;   'fluorescent':'dec_tubeFluorescent,dec_tubeFluorescent',&#10;   'garden':'dec_tuyauDarrosage',&#10;   'hose':'dec_tuyauDarrosage',&#10;   'kitchen':'dec_UstensileCuisine',&#10;   'utensil':'dec_UstensileCuisine',&#10;   'casserole':'dec_UstensileCuisine',&#10;   'frying':'dec_UstensileCuisine',&#10;   'pan':'dec_UstensileCuisine',&#10;   'wok':'dec_UstensileCuisine',&#10;   'spatula':'dec_UstensileCuisine',&#10;   'tableware':'dec_vaisselleCarton,dec_vaissellePlastique',&#10;   'plate':'dec_vaisselleCarton,dec_vaisselleVerrePorcelaine',&#10;   'cup':'dec_vaisselleCarton,dec_vaissellePlastique,dec_vaisselleVerrePorcelaine',&#10;   'bowl':'dec_vaisselleVerrePorcelaine',&#10;   'dish':'dec_vaisselleVerrePorcelaine',&#10;   'drinking':'dec_vaisselleVerrePorcelaine,dec_verreaboire',&#10;   'earthenware':'dec_vaisselleVerrePorcelaine',&#10;   'jug':'dec_vaisselleVerrePorcelaine',&#10;   'bike':'dec_velo,dec_velo',&#10;   'bicycle':'dec_velo',&#10;   'skateboard':'dec_velo',&#10;   'clothing':'dec_vetementEnBonEtat,dec_vetementUsage',&#10;   'pants':'dec_vetementEnBonEtat,dec_vetementUsage',&#10;   'shirt':'dec_vetementEnBonEtat,dec_vetementUsage',&#10;   'sweater':'dec_vetementEnBonEtat,dec_vetementUsage',&#10;   'jacket':'dec_vetementEnBonEtat,dec_vetementUsage',&#10;   'skirt':'dec_vetementEnBonEtat,dec_vetementUsage',&#10;   'dress':'dec_vetementEnBonEtat,dec_vetementUsage',&#10;   'window':'dec_vitre'&#10;   } ];" calcext:value-type="string">
            <text:p>var _hashGarbagesDatas = [ </text:p>
            <text:p>   {'z':'z',</text:p>
            <text:p>   'acide':'dec_acides,dec_agenda',</text:p>
            <text:p>   'base':'dec_acides',</text:p>
            <text:p>   'produit':'dec_acides,dec_bouteilleProduitMenagerNonVide,dec_bouteilleProduitMenagerVide,dec_detachant,dec_flaconProduitsDentretien,dec_flaconProduitsDentretien,dec_flaconProduitsDentretien,dec_produitPhytosanitaire,dec_produitsBeaute,dec_produitsDEntretien,dec_produitsTraitementDuBois',</text:p>
            <text:p>   'chimique':'dec_acides',</text:p>
            <text:p>   'aerosol':'dec_aerosols,dec_aerosols,dec_bombePeinture',</text:p>
            <text:p>   'bombe':'dec_aerosols,dec_bombeMousseARaser,dec_bombePeinture',</text:p>
            <text:p>   'deodorant':'dec_aerosols,dec_deodorantStick,dec_deodorantStick',</text:p>
            <text:p>   'laque':'dec_aerosols',</text:p>
            <text:p>   'agenda':'dec_agenda',</text:p>
            <text:p>   'a':'bba',</text:p>
            <text:p>   'ampoule':'dec_ampouleBasseConso,dec_ampouleBasseConso,dec_ampouleClassique,dec_ampouleClassique,dec_ampouleClassique',</text:p>
            <text:p>   'basse':'dec_ampouleBasseConso',</text:p>
            <text:p>   'consommation':'dec_ampouleBasseConso',</text:p>
            <text:p>   'economie':'dec_ampouleBasseConso,dec_ampouleBasseConso',</text:p>
            <text:p>   'energie':'dec_ampouleBasseConso,dec_ampouleBasseConso',</text:p>
            <text:p>   'lampe':'dec_ampouleBasseConso,dec_lampe',</text:p>
            <text:p>   'classique':'dec_ampouleClassique',</text:p>
            <text:p>   'incandescence':'dec_ampouleClassique',</text:p>
            <text:p>   'filament':'dec_ampouleClassique',</text:p>
            <text:p>   'annuaire':'dec_annuaire',</text:p>
            <text:p>   'anti':'dec_antiFourmis',</text:p>
            <text:p>   'fourmi':'dec_antiFourmis',</text:p>
            <text:p>   'antigel':'dec_antigel',</text:p>
            <text:p>   'appareil':'dec_appareilElectronique,dec_appareilsChauffant,dec_appareilsChauffant,dec_appareilsChauffant,dec_appareilsElectromenager',</text:p>
            <text:p>   'electronique':'dec_appareilElectronique,dec_jouetsNonElectroniques',</text:p>
            <text:p>   'outillage':'dec_appareilElectronique',</text:p>
            <text:p>   'alimente':'dec_appareilElectronique,dec_jouetsAlimentesParElectricite',</text:p>
            <text:p>   'par':'dec_appareilElectronique,dec_jouetsAlimentesParElectricite',</text:p>
            <text:p>   'electricite':'dec_appareilElectronique,dec_jouetsAlimentesParElectricite',</text:p>
            <text:p>   'chauffant':'dec_appareilsChauffant',</text:p>
            <text:p>   'chauffage':'dec_appareilsChauffant,dec_appareilsChauffant',</text:p>
            <text:p>   'cuisson':'dec_appareilsChauffant',</text:p>
            <text:p>   'four':'dec_appareilsChauffant,dec_recurantsPourFour',</text:p>
            <text:p>   'electromenager':'dec_appareilsElectromenager,dec_appareilsElectromenager',</text:p>
            <text:p>   'petit':'dec_appareilsElectromenager,dec_cartonPetitsOuGrands,dec_piles',</text:p>
            <text:p>   'baril':'dec_barilLessive,dec_barilLessive',</text:p>
            <text:p>   'lessive':'dec_barilLessive',</text:p>
            <text:p>   'paquet':'dec_barilLessive',</text:p>
            <text:p>   'lessives':'dec_barilLessive',</text:p>
            <text:p>   'carton':'dec_barilLessive,dec_boiteOeufsEnCarton,dec_cartonPetitsOuGrands,dec_emballagesEnCartonPlat,dec_emballagesEnCartonPlat,dec_essuiToutRouleauCarton,dec_essuiToutRouleauCarton,dec_essuiToutSaufRouleauCarton,dec_vaisselleCarton,dec_vaisselleCarton,dec_vaisselleCarton',</text:p>
            <text:p>   'barquette':'dec_barquetteAluminium,dec_barquetteAluminium,dec_barquetteAluminium,dec_barquettePolystyrene,dec_barquettePolystyrene,dec_polystyrene',</text:p>
            <text:p>   'aluminium':'dec_barquetteAluminium,dec_papierAluminium',</text:p>
            <text:p>   'pizza':'dec_barquetteAluminium,dec_emballagesEnCartonPlat',</text:p>
            <text:p>   'quiche':'dec_barquetteAluminium',</text:p>
            <text:p>   'polystyrene':'dec_barquettePolystyrene,dec_polystyrene,dec_polystyrene',</text:p>
            <text:p>   'plastique':'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batterie':'dec_batteriesVoiture',</text:p>
            <text:p>   'voiture':'dec_batteriesVoiture,dec_huileMinerale,dec_jouetsNonElectroniques,dec_voiture',</text:p>
            <text:p>   'bidon':'dec_bidonDHuileMoteurVide,dec_bidonMetal',</text:p>
            <text:p>   'huile':'dec_bidonDHuileMoteurVide,dec_bouteilleDhuileAlimentaire,dec_bouteilleDhuileEnVerre,dec_filtreAHuile,dec_huileAlimentaire,dec_huileAlimentaire,dec_huileMinerale,dec_huileMinerale,dec_huileMinerale,dec_huileVidange,dec_peinturesHuileEtEau,dec_potPeinture',</text:p>
            <text:p>   'moteur':'dec_bidonDHuileMoteurVide,dec_huileMinerale',</text:p>
            <text:p>   'vide':'dec_bidonDHuileMoteurVide,dec_bidonMetal,dec_bouteilleProduitMenagerNonVide,dec_bouteilleProduitMenagerVide,dec_flaconProduitsDentretien',</text:p>
            <text:p>   'metal':'dec_bidonMetal,dec_bouteillesSirop,dec_capsuleCafe',</text:p>
            <text:p>   'bocal':'dec_bocalEnVerre',</text:p>
            <text:p>   'verre':'dec_bocalEnVerre,dec_bocalEnVerre,dec_bouteilleDhuileEnVerre,dec_bouteilleVerre,dec_couverclePotEnVerre,dec_laineVerre,dec_laineVerre,dec_vaisselleVerrePorcelaine,dec_vaisselleVerrePorcelaine,dec_verreaboire',</text:p>
            <text:p>   'nutella':'dec_bocalEnVerre',</text:p>
            <text:p>   'pate':'dec_bocalEnVerre',</text:p>
            <text:p>   'tartiner':'dec_bocalEnVerre',</text:p>
            <text:p>   'pot':'dec_bocalEnVerre,dec_couverclePotEnVerre,dec_potCremeFraîche,dec_poterie,dec_potPeinture,dec_potYaourt',</text:p>
            <text:p>   'boite':'dec_boiteAOeufsEnPlastique,dec_boiteCamembertEnBois,dec_boiteConserve,dec_boiteMetallique,dec_boiteOeufsEnCarton,dec_emballagesEnCartonPlat,dec_emballagesEnCartonPlat',</text:p>
            <text:p>   'œuf':'dec_boiteAOeufsEnPlastique,dec_boiteOeufsEnCarton',</text:p>
            <text:p>   'camembert':'dec_boiteCamembertEnBois',</text:p>
            <text:p>   'bois':'dec_boiteCamembertEnBois,dec_cagetteBois,dec_plancheBois,dec_produitsTraitementDuBois',</text:p>
            <text:p>   'conserve':'dec_boiteConserve,dec_boiteConserve',</text:p>
            <text:p>   'metallique':'dec_boiteMetallique,dec_couverclePotEnVerre',</text:p>
            <text:p>   'mousse':'dec_bombeMousseARaser',</text:p>
            <text:p>   'raser':'dec_bombeMousseARaser',</text:p>
            <text:p>   'peinture':'dec_bombePeinture,dec_bombePeinture,dec_peintureAntirouille,dec_peinturesHuileEtEau,dec_potPeinture,dec_potPeinture,dec_potPeinture,dec_potPeinture,dec_potPeinture',</text:p>
            <text:p>   'bouchon':'dec_bouchonLiege,dec_bouchonPlastique',</text:p>
            <text:p>   'liege':'dec_bouchonLiege',</text:p>
            <text:p>   'bougie':'dec_bougie',</text:p>
            <text:p>   'bouteille':'dec_bouteilleDhuileAlimentaire,dec_bouteilleDhuileAlimentaire,dec_bouteilleDhuileEnVerre,dec_bouteilleGaz,dec_bouteilleLait,dec_bouteillePlastique,dec_bouteillePlastique,dec_bouteilleProduitMenagerNonVide,dec_bouteilleProduitMenagerVide,dec_bouteillesSirop,dec_bouteilleVerre,dec_bouteilleVerre,dec_bouteilleVerre',</text:p>
            <text:p>   'eau':'dec_bouteilleDhuileAlimentaire,dec_eauJavel,dec_peinturesHuileEtEau,dec_potPeinture',</text:p>
            <text:p>   'gaz':'dec_bouteilleGaz',</text:p>
            <text:p>   'lait':'dec_bouteilleLait,dec_briqueAlimentaire',</text:p>
            <text:p>   'soda':'dec_bouteillePlastique,dec_canetteSoda',</text:p>
            <text:p>   'menager':'dec_bouteilleProduitMenagerNonVide,dec_bouteilleProduitMenagerVide,dec_flaconProduitsDentretien',</text:p>
            <text:p>   'non':'dec_bouteilleProduitMenagerNonVide,dec_jouetsNonElectroniques,dec_papier',</text:p>
            <text:p>   'sirop':'dec_bouteillesSirop',</text:p>
            <text:p>   'vin':'dec_bouteilleVerre',</text:p>
            <text:p>   'biere':'dec_bouteilleVerre,dec_couverclePotEnVerre',</text:p>
            <text:p>   'branchage':'dec_branchage',</text:p>
            <text:p>   'feuillage':'dec_branchage',</text:p>
            <text:p>   'taille':'dec_branchage,dec_fournituresHorsPapier',</text:p>
            <text:p>   'arbre':'dec_branchage',</text:p>
            <text:p>   'brique':'dec_briqueAlimentaire,dec_briqueAlimentaire',</text:p>
            <text:p>   'alimentaire':'dec_briqueAlimentaire,dec_huileAlimentaire',</text:p>
            <text:p>   'tetra':'dec_briqueAlimentaire',</text:p>
            <text:p>   'pack':'dec_briqueAlimentaire',</text:p>
            <text:p>   'cagette':'dec_cagetteBois',</text:p>
            <text:p>   'cageot':'dec_cagetteBois',</text:p>
            <text:p>   'cahier':'dec_cahier,dec_cahier',</text:p>
            <text:p>   'bloc':'dec_cahier',</text:p>
            <text:p>   'note':'dec_cahier',</text:p>
            <text:p>   'sans':'dec_cahier',</text:p>
            <text:p>   'spirale':'dec_cahier,dec_cahier',</text:p>
            <text:p>   'carnet':'dec_cahier',</text:p>
            <text:p>   'calendrier':'dec_calendrier',</text:p>
            <text:p>   'canette':'dec_canetteSoda',</text:p>
            <text:p>   'capsule':'dec_capsuleCafe,dec_capsuleCafe,dec_couverclePotEnVerre',</text:p>
            <text:p>   'cafe':'dec_capsuleCafe,dec_capsuleCafe',</text:p>
            <text:p>   'ou':'dec_capsuleCafe,dec_cartonPetitsOuGrands,dec_outilsBricolageOuJardinage,dec_papier',</text:p>
            <text:p>   'dosette':'dec_capsuleCafe',</text:p>
            <text:p>   'nespresso':'dec_capsuleCafe',</text:p>
            <text:p>   'carte':'dec_cartePostale',</text:p>
            <text:p>   'postale':'dec_cartePostale',</text:p>
            <text:p>   'grands':'dec_cartonPetitsOuGrands',</text:p>
            <text:p>   'cartouche':'dec_cartouchesEncres',</text:p>
            <text:p>   'encres':'dec_cartouchesEncres',</text:p>
            <text:p>   'cd/dvd/k7':'dec_cdDvdK7',</text:p>
            <text:p>   'cassette':'dec_cdDvdK7,dec_cdDvdK7',</text:p>
            <text:p>   'audio':'dec_cdDvdK7,dec_equipementsAudioEtVideo',</text:p>
            <text:p>   'video':'dec_cdDvdK7,dec_equipementsAudioEtVideo',</text:p>
            <text:p>   'chaussure':'dec_chaussureEnBonEtat,dec_chaussuresUsagees,dec_chaussuresUsagees',</text:p>
            <text:p>   'bon':'dec_chaussureEnBonEtat,dec_chaussureEnBonEtat,dec_vetementEnBonEtat',</text:p>
            <text:p>   'etat':'dec_chaussureEnBonEtat,dec_chaussureEnBonEtat,dec_chaussuresUsagees,dec_vetementEnBonEtat,dec_vetementUsage',</text:p>
            <text:p>   'bote':'dec_chaussureEnBonEtat,dec_chaussuresUsagees',</text:p>
            <text:p>   'usagees':'dec_chaussuresUsagees',</text:p>
            <text:p>   'usagee':'dec_chaussuresUsagees',</text:p>
            <text:p>   'mauvais':'dec_chaussuresUsagees,dec_vetementUsage',</text:p>
            <text:p>   'cigarette':'dec_cigarette',</text:p>
            <text:p>   'megot':'dec_cigarette',</text:p>
            <text:p>   'cigare':'dec_cigarette',</text:p>
            <text:p>   'classeur':'dec_classeur,dec_fournituresHorsPapier',</text:p>
            <text:p>   'colles':'dec_colles',</text:p>
            <text:p>   'congelateurs':'dec_congelateurs',</text:p>
            <text:p>   'coton':'dec_cotonTige',</text:p>
            <text:p>   'tige':'dec_cotonTige',</text:p>
            <text:p>   'couche':'dec_coucheBebe',</text:p>
            <text:p>   'bebe':'dec_coucheBebe',</text:p>
            <text:p>   'couvercle':'dec_couverclePotEnVerre,dec_couverclePotEnVerre',</text:p>
            <text:p>   'opercule':'dec_couverclePotEnVerre',</text:p>
            <text:p>   'couverts':'dec_couverts',</text:p>
            <text:p>   'couteau':'dec_couverts,dec_vaissellePlastique',</text:p>
            <text:p>   'cuillere':'dec_couverts,dec_vaissellePlastique',</text:p>
            <text:p>   'fourchette':'dec_couverts,dec_vaissellePlastique',</text:p>
            <text:p>   'creme':'dec_cremeEnTube,dec_cremeEtDentifriceTube,dec_cremeEtDentifriceTube,dec_potCremeFraîche',</text:p>
            <text:p>   'tube':'dec_cremeEnTube,dec_cremeEtDentifriceTube,dec_cremeEtDentifriceTube,dec_cremeEtDentifriceTube,dec_tubeFluorescent,dec_tubeFluorescent',</text:p>
            <text:p>   'dentifrice':'dec_cremeEtDentifriceTube,dec_cremeEtDentifriceTube',</text:p>
            <text:p>   'deboucheur':'dec_deboucheurLiquide',</text:p>
            <text:p>   'liquide':'dec_deboucheurLiquide,dec_liquideRefroidissement',</text:p>
            <text:p>   'stick':'dec_deodorantStick',</text:p>
            <text:p>   'bille':'dec_deodorantStick',</text:p>
            <text:p>   'detachant':'dec_detachant',</text:p>
            <text:p>   'c':'dec_detachant',</text:p>
            <text:p>   'est':'dec_detachant',</text:p>
            <text:p>   'un':'dec_detachant',</text:p>
            <text:p>   'toxique':'dec_detachant',</text:p>
            <text:p>   'javel':'dec_eauJavel',</text:p>
            <text:p>   'emballage':'dec_emballagesEnCartonPlat',</text:p>
            <text:p>   'plat':'dec_emballagesEnCartonPlat,dec_vaisselleVerrePorcelaine',</text:p>
            <text:p>   'suremballage':'dec_emballagesEnCartonPlat',</text:p>
            <text:p>   'cartonnette':'dec_emballagesEnCartonPlat',</text:p>
            <text:p>   'cereales':'dec_emballagesEnCartonPlat',</text:p>
            <text:p>   'engrais':'dec_engraisChimiques',</text:p>
            <text:p>   'chimiques':'dec_engraisChimiques',</text:p>
            <text:p>   'enveloppe':'dec_enveloppe',</text:p>
            <text:p>   'epluchures':'dec_epeluchuresRestesRepas',</text:p>
            <text:p>   'reste':'dec_epeluchuresRestesRepas',</text:p>
            <text:p>   'repas':'dec_epeluchuresRestesRepas',</text:p>
            <text:p>   'nourriture':'dec_epeluchuresRestesRepas',</text:p>
            <text:p>   'abricot':'dec_epeluchuresRestesRepas',</text:p>
            <text:p>   'amande':'dec_epeluchuresRestesRepas',</text:p>
            <text:p>   'ananas':'dec_epeluchuresRestesRepas',</text:p>
            <text:p>   'avocat':'dec_epeluchuresRestesRepas',</text:p>
            <text:p>   'banane':'dec_epeluchuresRestesRepas',</text:p>
            <text:p>   'cassis':'dec_epeluchuresRestesRepas',</text:p>
            <text:p>   'cerise':'dec_epeluchuresRestesRepas',</text:p>
            <text:p>   'chataigne':'dec_epeluchuresRestesRepas',</text:p>
            <text:p>   'citron':'dec_epeluchuresRestesRepas',</text:p>
            <text:p>   'clementine':'dec_epeluchuresRestesRepas',</text:p>
            <text:p>   'mandarine':'dec_epeluchuresRestesRepas',</text:p>
            <text:p>   'coing':'dec_epeluchuresRestesRepas',</text:p>
            <text:p>   'datte':'dec_epeluchuresRestesRepas',</text:p>
            <text:p>   'figue':'dec_epeluchuresRestesRepas',</text:p>
            <text:p>   'fraise':'dec_epeluchuresRestesRepas',</text:p>
            <text:p>   'framboise':'dec_epeluchuresRestesRepas',</text:p>
            <text:p>   'passion':'dec_epeluchuresRestesRepas',</text:p>
            <text:p>   'goyave':'dec_epeluchuresRestesRepas',</text:p>
            <text:p>   'grenade':'dec_epeluchuresRestesRepas',</text:p>
            <text:p>   'groseille':'dec_epeluchuresRestesRepas',</text:p>
            <text:p>   'kiwi':'dec_epeluchuresRestesRepas',</text:p>
            <text:p>   'litchi':'dec_epeluchuresRestesRepas',</text:p>
            <text:p>   'mangue':'dec_epeluchuresRestesRepas',</text:p>
            <text:p>   'melon':'dec_epeluchuresRestesRepas',</text:p>
            <text:p>   'mirabelle':'dec_epeluchuresRestesRepas',</text:p>
            <text:p>   'mure':'dec_epeluchuresRestesRepas',</text:p>
            <text:p>   'myrtille':'dec_epeluchuresRestesRepas',</text:p>
            <text:p>   'noisette':'dec_epeluchuresRestesRepas',</text:p>
            <text:p>   'noix':'dec_epeluchuresRestesRepas',</text:p>
            <text:p>   'orange':'dec_epeluchuresRestesRepas',</text:p>
            <text:p>   'papaye':'dec_epeluchuresRestesRepas',</text:p>
            <text:p>   'pasteque':'dec_epeluchuresRestesRepas',</text:p>
            <text:p>   'peche':'dec_epeluchuresRestesRepas',</text:p>
            <text:p>   'nectarine':'dec_epeluchuresRestesRepas',</text:p>
            <text:p>   'poire':'dec_epeluchuresRestesRepas',</text:p>
            <text:p>   'pomme':'dec_epeluchuresRestesRepas',</text:p>
            <text:p>   'prune':'dec_epeluchuresRestesRepas',</text:p>
            <text:p>   'raisin':'dec_epeluchuresRestesRepas',</text:p>
            <text:p>   'rhubarbe':'dec_epeluchuresRestesRepas',</text:p>
            <text:p>   'ail':'dec_epeluchuresRestesRepas',</text:p>
            <text:p>   'artichaut':'dec_epeluchuresRestesRepas',</text:p>
            <text:p>   'asperge':'dec_epeluchuresRestesRepas',</text:p>
            <text:p>   'aubergine':'dec_epeluchuresRestesRepas',</text:p>
            <text:p>   'betterave':'dec_epeluchuresRestesRepas',</text:p>
            <text:p>   'blette':'dec_epeluchuresRestesRepas',</text:p>
            <text:p>   'brocoli':'dec_epeluchuresRestesRepas',</text:p>
            <text:p>   'carotte':'dec_epeluchuresRestesRepas',</text:p>
            <text:p>   'celeri':'dec_epeluchuresRestesRepas',</text:p>
            <text:p>   'cepe':'dec_epeluchuresRestesRepas',</text:p>
            <text:p>   'champignon':'dec_epeluchuresRestesRepas',</text:p>
            <text:p>   'paris':'dec_epeluchuresRestesRepas',</text:p>
            <text:p>   'chicoree':'dec_epeluchuresRestesRepas',</text:p>
            <text:p>   'chou':'dec_epeluchuresRestesRepas',</text:p>
            <text:p>   'concombre':'dec_epeluchuresRestesRepas',</text:p>
            <text:p>   'courgette':'dec_epeluchuresRestesRepas',</text:p>
            <text:p>   'cresson':'dec_epeluchuresRestesRepas',</text:p>
            <text:p>   'echalote':'dec_epeluchuresRestesRepas',</text:p>
            <text:p>   'endive':'dec_epeluchuresRestesRepas',</text:p>
            <text:p>   'epinard':'dec_epeluchuresRestesRepas',</text:p>
            <text:p>   'fenouil':'dec_epeluchuresRestesRepas',</text:p>
            <text:p>   'feve':'dec_epeluchuresRestesRepas',</text:p>
            <text:p>   'haricot':'dec_epeluchuresRestesRepas',</text:p>
            <text:p>   'laitue':'dec_epeluchuresRestesRepas',</text:p>
            <text:p>   'lentille':'dec_epeluchuresRestesRepas',</text:p>
            <text:p>   'mache':'dec_epeluchuresRestesRepas',</text:p>
            <text:p>   'morille':'dec_epeluchuresRestesRepas',</text:p>
            <text:p>   'navet':'dec_epeluchuresRestesRepas',</text:p>
            <text:p>   'oignon':'dec_epeluchuresRestesRepas',</text:p>
            <text:p>   'oseille':'dec_epeluchuresRestesRepas',</text:p>
            <text:p>   'patate':'dec_epeluchuresRestesRepas',</text:p>
            <text:p>   'persil':'dec_epeluchuresRestesRepas',</text:p>
            <text:p>   'pois':'dec_epeluchuresRestesRepas',</text:p>
            <text:p>   'poireau':'dec_epeluchuresRestesRepas',</text:p>
            <text:p>   'poivron':'dec_epeluchuresRestesRepas',</text:p>
            <text:p>   'potiron':'dec_epeluchuresRestesRepas',</text:p>
            <text:p>   'radis':'dec_epeluchuresRestesRepas',</text:p>
            <text:p>   'tomate':'dec_epeluchuresRestesRepas',</text:p>
            <text:p>   'equipement':'dec_equipementsAudioEtVideo',</text:p>
            <text:p>   'essence':'dec_essenceTerebenthine',</text:p>
            <text:p>   'terebenthine':'dec_essenceTerebenthine',</text:p>
            <text:p>   'essuie':'dec_essuiToutRouleauCarton,dec_essuiToutSaufRouleauCarton',</text:p>
            <text:p>   'tout':'dec_essuiToutRouleauCarton,dec_essuiToutSaufRouleauCarton',</text:p>
            <text:p>   'rouleau':'dec_essuiToutRouleauCarton,dec_essuiToutRouleauCarton,dec_essuiToutSaufRouleauCarton',</text:p>
            <text:p>   'papier':'dec_essuiToutRouleauCarton,dec_essuiToutSaufRouleauCarton,dec_essuiToutSaufRouleauCarton,dec_fournituresHorsPapier,dec_papier,dec_papierAluminium,dec_papierCadeau,dec_papierPeint,dec_sacEnPapier',</text:p>
            <text:p>   'toilette':'dec_essuiToutRouleauCarton,dec_essuiToutSaufRouleauCarton,dec_recurantsPourToilette',</text:p>
            <text:p>   'sauf':'dec_essuiToutSaufRouleauCarton',</text:p>
            <text:p>   'sopalin':'dec_essuiToutSaufRouleauCarton',</text:p>
            <text:p>   'absorbant':'dec_essuiToutSaufRouleauCarton',</text:p>
            <text:p>   'film':'dec_filmPlastique,dec_filmsPhotographiques',</text:p>
            <text:p>   'photographiques':'dec_filmsPhotographiques',</text:p>
            <text:p>   'diapositive':'dec_filmsPhotographiques',</text:p>
            <text:p>   'pellicule':'dec_filmsPhotographiques',</text:p>
            <text:p>   'filtre':'dec_filtreAHuile',</text:p>
            <text:p>   'flacon':'dec_flaconProduitsDentretien,dec_flaconProduitsDentretien,dec_flaconProduitsDentretien,dec_flaconSavon,dec_flaconSavon,dec_flaconSavon',</text:p>
            <text:p>   'entretien':'dec_flaconProduitsDentretien,dec_flaconProduitsDentretien,dec_produitsDEntretien',</text:p>
            <text:p>   'savon':'dec_flaconSavon,dec_flaconSavon',</text:p>
            <text:p>   'fongicide':'dec_fongicides',</text:p>
            <text:p>   'fourniture':'dec_fournituresHorsPapier,dec_fournituresHorsPapier',</text:p>
            <text:p>   'hor':'dec_fournituresHorsPapier',</text:p>
            <text:p>   'bureau':'dec_fournituresHorsPapier',</text:p>
            <text:p>   'crayon':'dec_fournituresHorsPapier,dec_fournituresHorsPapier,dec_stylo',</text:p>
            <text:p>   'stylo':'dec_fournituresHorsPapier,dec_stylo',</text:p>
            <text:p>   'feutre':'dec_fournituresHorsPapier',</text:p>
            <text:p>   'gomme':'dec_fournituresHorsPapier',</text:p>
            <text:p>   'agrafeuse':'dec_fournituresHorsPapier',</text:p>
            <text:p>   'regle':'dec_fournituresHorsPapier',</text:p>
            <text:p>   'compas':'dec_fournituresHorsPapier',</text:p>
            <text:p>   'pochette':'dec_fournituresHorsPapier',</text:p>
            <text:p>   'trombone':'dec_fournituresHorsPapier',</text:p>
            <text:p>   'ciseaux':'dec_fournituresHorsPapier',</text:p>
            <text:p>   'gazon':'dec_gazon',</text:p>
            <text:p>   'pelouse':'dec_gazon',</text:p>
            <text:p>   'herbe':'dec_gazon',</text:p>
            <text:p>   'gravat':'dec_gravat',</text:p>
            <text:p>   'grillage':'dec_grillage',</text:p>
            <text:p>   'cloture':'dec_grillage',</text:p>
            <text:p>   'guitare':'dec_guitare',</text:p>
            <text:p>   'herbicide':'dec_herbicides',</text:p>
            <text:p>   'desherbant':'dec_herbicides',</text:p>
            <text:p>   'friture':'dec_huileAlimentaire',</text:p>
            <text:p>   'minerale':'dec_huileMinerale',</text:p>
            <text:p>   'vidange':'dec_huileVidange',</text:p>
            <text:p>   'insecticides':'dec_insecticides',</text:p>
            <text:p>   'jouet':'dec_jouetsAlimentesParElectricite,dec_jouetsNonElectroniques',</text:p>
            <text:p>   'jeu':'dec_jouetsAlimentesParElectricite,dec_jouetsNonElectroniques',</text:p>
            <text:p>   'avec':'dec_jouetsAlimentesParElectricite',</text:p>
            <text:p>   'pile':'dec_jouetsAlimentesParElectricite,dec_piles',</text:p>
            <text:p>   'train':'dec_jouetsAlimentesParElectricite',</text:p>
            <text:p>   'electrique':'dec_jouetsAlimentesParElectricite',</text:p>
            <text:p>   'peluche':'dec_jouetsNonElectroniques',</text:p>
            <text:p>   'poupee':'dec_jouetsNonElectroniques',</text:p>
            <text:p>   'petite':'dec_jouetsNonElectroniques',</text:p>
            <text:p>   'journal':'dec_journal',</text:p>
            <text:p>   'revue':'dec_journal,dec_magazine',</text:p>
            <text:p>   'laine':'dec_laine,dec_laineVerre,dec_laineVerre,dec_laineVerre',</text:p>
            <text:p>   'roche':'dec_laineVerre',</text:p>
            <text:p>   'lingette':'dec_lingette',</text:p>
            <text:p>   'refroidissement':'dec_liquideRefroidissement',</text:p>
            <text:p>   'litiere':'dec_litierePourAnimaux',</text:p>
            <text:p>   'animaux':'dec_litierePourAnimaux',</text:p>
            <text:p>   'livre':'dec_livre',</text:p>
            <text:p>   'bd':'dec_livre',</text:p>
            <text:p>   'bande':'dec_livre',</text:p>
            <text:p>   'dessinee':'dec_livre',</text:p>
            <text:p>   'lunette':'dec_lunette',</text:p>
            <text:p>   'magazine':'dec_magazine',</text:p>
            <text:p>   'mastic':'dec_masticCarrosserie',</text:p>
            <text:p>   'carrosserie':'dec_masticCarrosserie',</text:p>
            <text:p>   'matelas':'dec_matelas',</text:p>
            <text:p>   'medicament':'dec_medicaments',</text:p>
            <text:p>   'meuble':'dec_meuble',</text:p>
            <text:p>   'miroir':'dec_miroir',</text:p>
            <text:p>   'moquette':'dec_moquette',</text:p>
            <text:p>   'mort':'dec_mortAuxRats',</text:p>
            <text:p>   'rats':'dec_mortAuxRats',</text:p>
            <text:p>   'raticide':'dec_mortAuxRats',</text:p>
            <text:p>   'mouchoir':'dec_mouchoir',</text:p>
            <text:p>   'naphtaline':'dec_naphtaline',</text:p>
            <text:p>   'antimite':'dec_naphtaline',</text:p>
            <text:p>   'neon':'dec_neons',</text:p>
            <text:p>   'nettoyant':'dec_nettoyantsALAmmoniac,dec_nettoyantsCuivreEtArgenterie,dec_produitsDEntretien',</text:p>
            <text:p>   'l':'dec_nettoyantsALAmmoniac,dec_potPeinture',</text:p>
            <text:p>   'ammoniac':'dec_nettoyantsALAmmoniac',</text:p>
            <text:p>   'cuivre':'dec_nettoyantsCuivreEtArgenterie',</text:p>
            <text:p>   'argenterie':'dec_nettoyantsCuivreEtArgenterie',</text:p>
            <text:p>   'objet':'dec_objetEnTerreCuite',</text:p>
            <text:p>   'terre':'dec_objetEnTerreCuite',</text:p>
            <text:p>   'cuite':'dec_objetEnTerreCuite',</text:p>
            <text:p>   'ordinateur':'dec_ordinateursPortables',</text:p>
            <text:p>   'portables':'dec_ordinateursPortables',</text:p>
            <text:p>   'outil':'dec_outilsBricolageOuJardinage',</text:p>
            <text:p>   'bricolage':'dec_outilsBricolageOuJardinage',</text:p>
            <text:p>   'jardinage':'dec_outilsBricolageOuJardinage',</text:p>
            <text:p>   'marteau':'dec_outilsBricolageOuJardinage',</text:p>
            <text:p>   'tournevis':'dec_outilsBricolageOuJardinage',</text:p>
            <text:p>   'cisaille':'dec_outilsBricolageOuJardinage',</text:p>
            <text:p>   'scie':'dec_outilsBricolageOuJardinage',</text:p>
            <text:p>   'rateau':'dec_outilsBricolageOuJardinage',</text:p>
            <text:p>   'hache':'dec_outilsBricolageOuJardinage',</text:p>
            <text:p>   'prospectus':'dec_papier',</text:p>
            <text:p>   'publicite':'dec_papier',</text:p>
            <text:p>   'feuille':'dec_papier',</text:p>
            <text:p>   'imprimee':'dec_papier',</text:p>
            <text:p>   'cadeau':'dec_papierCadeau',</text:p>
            <text:p>   'peint':'dec_papierPeint',</text:p>
            <text:p>   'crepon':'dec_papierPeint',</text:p>
            <text:p>   'parpaing':'dec_parpaing',</text:p>
            <text:p>   'antirouille':'dec_peintureAntirouille',</text:p>
            <text:p>   'peripherique':'dec_peripheriquesInformatiques',</text:p>
            <text:p>   'informatiques':'dec_peripheriquesInformatiques',</text:p>
            <text:p>   'ecran':'dec_peripheriquesInformatiques',</text:p>
            <text:p>   'clavier':'dec_peripheriquesInformatiques',</text:p>
            <text:p>   'souris':'dec_peripheriquesInformatiques',</text:p>
            <text:p>   'imprimante':'dec_peripheriquesInformatiques',</text:p>
            <text:p>   'piano':'dec_piano',</text:p>
            <text:p>   'accumulateur':'dec_piles',</text:p>
            <text:p>   'planche':'dec_plancheBois',</text:p>
            <text:p>   'plante':'dec_plante',</text:p>
            <text:p>   'pneu':'dec_pneu',</text:p>
            <text:p>   'porcelaine':'dec_porcelaine,dec_vaisselleVerrePorcelaine',</text:p>
            <text:p>   'vase':'dec_porcelaine',</text:p>
            <text:p>   'fraiche':'dec_potCremeFraîche',</text:p>
            <text:p>   'poterie':'dec_poterie,dec_vaisselleVerrePorcelaine',</text:p>
            <text:p>   'acrylique':'dec_potPeinture',</text:p>
            <text:p>   'glycero':'dec_potPeinture',</text:p>
            <text:p>   'yaourt':'dec_potYaourt',</text:p>
            <text:p>   'phytosanitaire':'dec_produitPhytosanitaire',</text:p>
            <text:p>   'beaute':'dec_produitsBeaute',</text:p>
            <text:p>   'cosmetique':'dec_produitsBeaute',</text:p>
            <text:p>   'rouge':'dec_produitsBeaute',</text:p>
            <text:p>   'levres':'dec_produitsBeaute',</text:p>
            <text:p>   'maquillage':'dec_produitsBeaute',</text:p>
            <text:p>   'vernis':'dec_produitsBeaute',</text:p>
            <text:p>   'sol':'dec_produitsDEntretien',</text:p>
            <text:p>   'traitement':'dec_produitsTraitementDuBois',</text:p>
            <text:p>   'radiographie':'dec_radiographie',</text:p>
            <text:p>   'rasoir':'dec_rasoirJetable',</text:p>
            <text:p>   'jetable':'dec_rasoirJetable',</text:p>
            <text:p>   'recurant':'dec_recurantsPourFour,dec_recurantsPourToilette',</text:p>
            <text:p>   'refrigerateur':'dec_refrigerateur',</text:p>
            <text:p>   'resine':'dec_resines',</text:p>
            <text:p>   'revelateur':'dec_revelateurEtFixateurPhoto',</text:p>
            <text:p>   'fixateur':'dec_revelateurEtFixateurPhoto',</text:p>
            <text:p>   'photo':'dec_revelateurEtFixateurPhoto',</text:p>
            <text:p>   'sac':'dec_sacEnPapier,dec_sacPlastique',</text:p>
            <text:p>   'scooter':'dec_scooter',</text:p>
            <text:p>   'mobylette':'dec_scooter',</text:p>
            <text:p>   'solvant':'dec_solvants',</text:p>
            <text:p>   'diluant':'dec_solvants',</text:p>
            <text:p>   'white':'dec_solvants',</text:p>
            <text:p>   'spirit':'dec_solvants',</text:p>
            <text:p>   'table':'dec_tableARepasser',</text:p>
            <text:p>   'repasser':'dec_tableARepasser',</text:p>
            <text:p>   'telephonie':'dec_telephonie',</text:p>
            <text:p>   'televiseur':'dec_televiseurs',</text:p>
            <text:p>   'thermometre':'dec_thermometreAMercure',</text:p>
            <text:p>   'mercure':'dec_thermometreAMercure',</text:p>
            <text:p>   'trompette':'dec_trompette',</text:p>
            <text:p>   'trottinette':'dec_trottinnette',</text:p>
            <text:p>   'fluorescent':'dec_tubeFluorescent',</text:p>
            <text:p>   'fluo':'dec_tubeFluorescent',</text:p>
            <text:p>   'tuyau':'dec_tuyauDarrosage',</text:p>
            <text:p>   'arrosage':'dec_tuyauDarrosage',</text:p>
            <text:p>   'ustensile':'dec_UstensileCuisine',</text:p>
            <text:p>   'cuisine':'dec_UstensileCuisine',</text:p>
            <text:p>   'casserole':'dec_UstensileCuisine',</text:p>
            <text:p>   'marmite':'dec_UstensileCuisine',</text:p>
            <text:p>   'cocotte':'dec_UstensileCuisine',</text:p>
            <text:p>   'poele':'dec_UstensileCuisine',</text:p>
            <text:p>   'wok':'dec_UstensileCuisine',</text:p>
            <text:p>   'spatule':'dec_UstensileCuisine',</text:p>
            <text:p>   'vaisselle':'dec_vaisselleCarton,dec_vaissellePlastique',</text:p>
            <text:p>   'assiette':'dec_vaisselleCarton,dec_vaisselleVerrePorcelaine',</text:p>
            <text:p>   'gobelet':'dec_vaisselleCarton,dec_vaissellePlastique',</text:p>
            <text:p>   'couvert':'dec_vaissellePlastique',</text:p>
            <text:p>   'tasse':'dec_vaisselleVerrePorcelaine',</text:p>
            <text:p>   'bol':'dec_vaisselleVerrePorcelaine',</text:p>
            <text:p>   'boire':'dec_vaisselleVerrePorcelaine,dec_verreaboire',</text:p>
            <text:p>   'faience':'dec_vaisselleVerrePorcelaine',</text:p>
            <text:p>   'carafe':'dec_vaisselleVerrePorcelaine',</text:p>
            <text:p>   'velo':'dec_velo',</text:p>
            <text:p>   'bicyclette':'dec_velo',</text:p>
            <text:p>   'skateboard':'dec_velo',</text:p>
            <text:p>   'vetement':'dec_vetementEnBonEtat,dec_vetementUsage,dec_vetementUsage',</text:p>
            <text:p>   'pantalon':'dec_vetementEnBonEtat,dec_vetementUsage',</text:p>
            <text:p>   'chemise':'dec_vetementEnBonEtat,dec_vetementUsage',</text:p>
            <text:p>   'pull':'dec_vetementEnBonEtat,dec_vetementUsage',</text:p>
            <text:p>   'veste':'dec_vetementEnBonEtat,dec_vetementUsage',</text:p>
            <text:p>   'jupe':'dec_vetementEnBonEtat,dec_vetementUsage',</text:p>
            <text:p>   'robe':'dec_vetementEnBonEtat,dec_vetementUsage',</text:p>
            <text:p>   'usage':'dec_vetementUsage',</text:p>
            <text:p>   'vitre':'dec_vitre'},</text:p>
            <text:p>   {'z':'z',</text:p>
            <text:p>   'acid':'dec_acides,dec_agenda',</text:p>
            <text:p>   'base':'dec_acides',</text:p>
            <text:p>   'chemical':'dec_acides,dec_engraisChimiques',</text:p>
            <text:p>   'spray':'dec_aerosols,dec_aerosols,dec_bombePeinture,dec_bombePeinture',</text:p>
            <text:p>   'aerosol':'dec_aerosols',</text:p>
            <text:p>   'deodorant':'dec_aerosols,dec_deodorantStick,dec_deodorantStick',</text:p>
            <text:p>   'hairspray':'dec_aerosols',</text:p>
            <text:p>   'agenda':'dec_agenda',</text:p>
            <text:p>   'energy':'dec_ampouleBasseConso,dec_ampouleBasseConso,dec_ampouleBasseConso',</text:p>
            <text:p>   'a':'bba',</text:p>
            <text:p>   'saving':'dec_ampouleBasseConso,dec_ampouleBasseConso,dec_ampouleBasseConso',</text:p>
            <text:p>   'bulb':'dec_ampouleBasseConso,dec_ampouleBasseConso,dec_ampouleClassique,dec_ampouleClassique,dec_ampouleClassique',</text:p>
            <text:p>   'lamp':'dec_ampouleBasseConso,dec_lampe,dec_tubeFluorescent',</text:p>
            <text:p>   'conventional':'dec_ampouleClassique',</text:p>
            <text:p>   'incandescent':'dec_ampouleClassique',</text:p>
            <text:p>   'filament':'dec_ampouleClassique',</text:p>
            <text:p>   'directory':'dec_annuaire',</text:p>
            <text:p>   'ant':'dec_antiFourmis',</text:p>
            <text:p>   'antifreeze':'dec_antigel',</text:p>
            <text:p>   'electronic':'dec_appareilElectronique,dec_jouetsNonElectroniques',</text:p>
            <text:p>   'equipment':'dec_appareilElectronique,dec_appareilsChauffant,dec_equipementsAudioEtVideo',</text:p>
            <text:p>   'tools':'dec_appareilElectronique,dec_outilsBricolageOuJardinage',</text:p>
            <text:p>   'powered':'dec_appareilElectronique,dec_jouetsAlimentesParElectricite',</text:p>
            <text:p>   'by':'dec_appareilElectronique,dec_jouetsAlimentesParElectricite',</text:p>
            <text:p>   'electricite':'dec_appareilElectronique',</text:p>
            <text:p>   'heating':'dec_appareilsChauffant,dec_appareilsChauffant,dec_appareilsChauffant',</text:p>
            <text:p>   'devices':'dec_appareilsChauffant',</text:p>
            <text:p>   'cooking':'dec_appareilsChauffant,dec_huileAlimentaire',</text:p>
            <text:p>   'appliance':'dec_appareilsChauffant',</text:p>
            <text:p>   'oven':'dec_appareilsChauffant,dec_recurantsPourFour',</text:p>
            <text:p>   'household':'dec_appareilsElectromenager,dec_bouteilleProduitMenagerNonVide,dec_bouteilleProduitMenagerVide,dec_flaconProduitsDentretien',</text:p>
            <text:p>   'appliances':'dec_appareilsElectromenager,dec_appareilsElectromenager',</text:p>
            <text:p>   'small':'dec_appareilsElectromenager,dec_cartonPetitsOuGrands,dec_piles',</text:p>
            <text:p>   'barrel':'dec_barilLessive',</text:p>
            <text:p>   'of':'dec_barilLessive,dec_bidonDHuileMoteurVide,dec_bouteilleLait,dec_bouteillePlastique,dec_canetteSoda,dec_flaconProduitsDentretien,dec_flaconProduitsDentretien,dec_plancheBois,dec_potPeinture',</text:p>
            <text:p>   'laundry':'dec_barilLessive',</text:p>
            <text:p>   'detergents':'dec_barilLessive',</text:p>
            <text:p>   'packets':'dec_barilLessive',</text:p>
            <text:p>   'cardboard':'dec_barilLessive,dec_cartonPetitsOuGrands,dec_emballagesEnCartonPlat,dec_emballagesEnCartonPlat,dec_essuiToutRouleauCarton,dec_essuiToutRouleauCarton,dec_essuiToutSaufRouleauCarton,dec_vaisselleCarton,dec_vaisselleCarton',</text:p>
            <text:p>   'barrels':'dec_barilLessive',</text:p>
            <text:p>   'aluminum':'dec_barquetteAluminium,dec_papierAluminium',</text:p>
            <text:p>   'tray':'dec_barquetteAluminium,dec_barquetteAluminium,dec_barquetteAluminium,dec_barquettePolystyrene,dec_barquettePolystyrene,dec_polystyrene',</text:p>
            <text:p>   'pizza':'dec_barquetteAluminium,dec_emballagesEnCartonPlat',</text:p>
            <text:p>   'quiche':'dec_barquetteAluminium',</text:p>
            <text:p>   'polystyrene':'dec_barquettePolystyrene,dec_polystyrene,dec_polystyrene',</text:p>
            <text:p>   'plastic':'dec_barquettePolystyrene,dec_boiteAOeufsEnPlastique,dec_bouchonPlastique,dec_bouteillePlastique,dec_capsuleCafe,dec_filmPlastique,dec_flaconSavon,dec_fournituresHorsPapier,dec_sacPlastique,dec_vaissellePlastique,dec_vaissellePlastique,dec_vaissellePlastique,dec_vaissellePlastique,dec_vaissellePlastique,dec_vaissellePlastique',</text:p>
            <text:p>   'car':'dec_batteriesVoiture,dec_huileMinerale,dec_jouetsNonElectroniques,dec_voiture',</text:p>
            <text:p>   'battery':'dec_batteriesVoiture,dec_jouetsAlimentesParElectricite,dec_piles',</text:p>
            <text:p>   'empty':'dec_bidonDHuileMoteurVide,dec_bidonMetal,dec_bouteilleProduitMenagerNonVide,dec_bouteilleProduitMenagerVide,dec_flaconProduitsDentretien',</text:p>
            <text:p>   'can':'dec_bidonDHuileMoteurVide,dec_canetteSoda,dec_potPeinture',</text:p>
            <text:p>   'engine':'dec_bidonDHuileMoteurVide,dec_huileMinerale',</text:p>
            <text:p>   'oil':'dec_bidonDHuileMoteurVide,dec_bouteilleDhuileAlimentaire,dec_bouteilleDhuileEnVerre,dec_filtreAHuile,dec_huileAlimentaire,dec_huileAlimentaire,dec_huileMinerale,dec_huileMinerale,dec_huileMinerale,dec_huileVidange,dec_peinturesHuileEtEau,dec_potPeinture,dec_potPeinture',</text:p>
            <text:p>   'metal':'dec_bidonMetal,dec_boiteMetallique,dec_bouteillesSirop,dec_capsuleCafe,dec_couverclePotEnVerre',</text:p>
            <text:p>   'container':'dec_bidonMetal',</text:p>
            <text:p>   'glass':'dec_bocalEnVerre,dec_bocalEnVerre,dec_bouteilleDhuileEnVerre,dec_bouteilleVerre,dec_couverclePotEnVerre,dec_laineVerre,dec_laineVerre,dec_vaisselleVerrePorcelaine,dec_vaisselleVerrePorcelaine,dec_verreaboire',</text:p>
            <text:p>   'jar':'dec_bocalEnVerre,dec_bocalEnVerre,dec_couverclePotEnVerre',</text:p>
            <text:p>   'chocolate':'dec_bocalEnVerre',</text:p>
            <text:p>   'spreadable':'dec_bocalEnVerre',</text:p>
            <text:p>   'paste':'dec_bocalEnVerre',</text:p>
            <text:p>   'egg':'dec_boiteAOeufsEnPlastique,dec_boiteOeufsEnCarton',</text:p>
            <text:p>   'carton':'dec_boiteAOeufsEnPlastique,dec_boiteOeufsEnCarton,dec_briqueAlimentaire',</text:p>
            <text:p>   'box':'dec_boiteCamembertEnBois,dec_boiteMetallique,dec_emballagesEnCartonPlat,dec_emballagesEnCartonPlat',</text:p>
            <text:p>   'wooden':'dec_boiteCamembertEnBois',</text:p>
            <text:p>   'camembert':'dec_boiteCamembertEnBois',</text:p>
            <text:p>   'tin':'dec_boiteConserve',</text:p>
            <text:p>   'canned':'dec_boiteConserve',</text:p>
            <text:p>   'shaving':'dec_bombeMousseARaser',</text:p>
            <text:p>   'foam':'dec_bombeMousseARaser',</text:p>
            <text:p>   'bomb':'dec_bombeMousseARaser',</text:p>
            <text:p>   'paint':'dec_bombePeinture,dec_bombePeinture,dec_peintureAntirouille,dec_potPeinture,dec_potPeinture',</text:p>
            <text:p>   'cork':'dec_bouchonLiege',</text:p>
            <text:p>   'cap':'dec_bouchonPlastique,dec_couverclePotEnVerre',</text:p>
            <text:p>   'candle':'dec_bougie',</text:p>
            <text:p>   'bottle':'dec_bouteilleDhuileAlimentaire,dec_bouteilleDhuileAlimentaire,dec_bouteilleDhuileEnVerre,dec_bouteilleLait,dec_bouteillePlastique,dec_bouteillePlastique,dec_bouteilleProduitMenagerVide,dec_bouteilleVerre,dec_bouteilleVerre,dec_bouteilleVerre,dec_flaconProduitsDentretien,dec_flaconProduitsDentretien,dec_flaconProduitsDentretien,dec_flaconSavon,dec_flaconSavon,dec_flaconSavon',</text:p>
            <text:p>   'water':'dec_bouteilleDhuileAlimentaire,dec_peinturesHuileEtEau,dec_potPeinture',</text:p>
            <text:p>   'gas':'dec_bouteilleGaz',</text:p>
            <text:p>   'cylinder':'dec_bouteilleGaz',</text:p>
            <text:p>   'milk':'dec_bouteilleLait,dec_briqueAlimentaire',</text:p>
            <text:p>   'soda':'dec_bouteillePlastique,dec_canetteSoda',</text:p>
            <text:p>   'product':'dec_bouteilleProduitMenagerNonVide,dec_bouteilleProduitMenagerVide,dec_flaconProduitsDentretien,dec_produitPhytosanitaire,dec_produitsDEntretien,dec_produitsTraitementDuBois',</text:p>
            <text:p>   'bottles':'dec_bouteilleProduitMenagerNonVide,dec_bouteillesSirop',</text:p>
            <text:p>   'not':'dec_bouteilleProduitMenagerNonVide,dec_papier',</text:p>
            <text:p>   'syrup':'dec_bouteillesSirop',</text:p>
            <text:p>   'wine':'dec_bouteilleVerre',</text:p>
            <text:p>   'beer':'dec_bouteilleVerre,dec_couverclePotEnVerre',</text:p>
            <text:p>   'branches':'dec_branchage',</text:p>
            <text:p>   'foliage':'dec_branchage',</text:p>
            <text:p>   'tree':'dec_branchage',</text:p>
            <text:p>   'size':'dec_branchage',</text:p>
            <text:p>   'food':'dec_briqueAlimentaire,dec_epeluchuresRestesRepas,dec_epeluchuresRestesRepas',</text:p>
            <text:p>   'brick':'dec_briqueAlimentaire',</text:p>
            <text:p>   'tetra':'dec_briqueAlimentaire',</text:p>
            <text:p>   'pack':'dec_briqueAlimentaire',</text:p>
            <text:p>   'crate':'dec_cagetteBois,dec_cagetteBois',</text:p>
            <text:p>   'wood':'dec_cagetteBois,dec_plancheBois',</text:p>
            <text:p>   'notebook':'dec_cahier,dec_cahier,dec_cahier,dec_cahier',</text:p>
            <text:p>   'no':'dec_cahier',</text:p>
            <text:p>   'spiral':'dec_cahier,dec_cahier',</text:p>
            <text:p>   'calendar':'dec_calendrier',</text:p>
            <text:p>   'coffee':'dec_capsuleCafe,dec_capsuleCafe',</text:p>
            <text:p>   'capsule':'dec_capsuleCafe,dec_capsuleCafe,dec_couverclePotEnVerre',</text:p>
            <text:p>   'or':'dec_capsuleCafe,dec_cartonPetitsOuGrands,dec_outilsBricolageOuJardinage,dec_papier',</text:p>
            <text:p>   'pod':'dec_capsuleCafe',</text:p>
            <text:p>   'nespresso':'dec_capsuleCafe',</text:p>
            <text:p>   'post':'dec_cartePostale',</text:p>
            <text:p>   'card':'dec_cartePostale',</text:p>
            <text:p>   'large':'dec_cartonPetitsOuGrands',</text:p>
            <text:p>   'ink':'dec_cartouchesEncres',</text:p>
            <text:p>   'cartridges':'dec_cartouchesEncres',</text:p>
            <text:p>   'cd':'dec_cdDvdK7',</text:p>
            <text:p>   '/':'dec_cdDvdK7,dec_cdDvdK7',</text:p>
            <text:p>   'dvd':'dec_cdDvdK7',</text:p>
            <text:p>   'k7':'dec_cdDvdK7',</text:p>
            <text:p>   'audio':'dec_cdDvdK7,dec_equipementsAudioEtVideo',</text:p>
            <text:p>   'cassettes':'dec_cdDvdK7,dec_cdDvdK7',</text:p>
            <text:p>   'video':'dec_cdDvdK7,dec_equipementsAudioEtVideo',</text:p>
            <text:p>   'shoe':'dec_chaussureEnBonEtat',</text:p>
            <text:p>   'in':'dec_chaussureEnBonEtat,dec_chaussureEnBonEtat',</text:p>
            <text:p>   'good':'dec_chaussureEnBonEtat,dec_chaussureEnBonEtat',</text:p>
            <text:p>   'condition':'dec_chaussureEnBonEtat,dec_chaussureEnBonEtat',</text:p>
            <text:p>   'bote':'dec_chaussureEnBonEtat,dec_chaussuresUsagees',</text:p>
            <text:p>   'used':'dec_chaussuresUsagees,dec_chaussuresUsagees',</text:p>
            <text:p>   'shoes':'dec_chaussuresUsagees',</text:p>
            <text:p>   'worn':'dec_chaussuresUsagees',</text:p>
            <text:p>   'footwear':'dec_chaussuresUsagees',</text:p>
            <text:p>   'cigarette':'dec_cigarette,dec_cigarette',</text:p>
            <text:p>   'cigar':'dec_cigarette',</text:p>
            <text:p>   'binder':'dec_classeur,dec_fournituresHorsPapier',</text:p>
            <text:p>   'glues':'dec_colles',</text:p>
            <text:p>   'freezers':'dec_congelateurs',</text:p>
            <text:p>   'q':'dec_cotonTige',</text:p>
            <text:p>   'tip':'dec_cotonTige',</text:p>
            <text:p>   'baby':'dec_coucheBebe',</text:p>
            <text:p>   's':'dec_coucheBebe',</text:p>
            <text:p>   'diaper':'dec_coucheBebe',</text:p>
            <text:p>   'cover':'dec_couverclePotEnVerre,dec_couverclePotEnVerre,dec_vaissellePlastique',</text:p>
            <text:p>   'cutlery':'dec_couverts',</text:p>
            <text:p>   'knife':'dec_couverts,dec_vaissellePlastique',</text:p>
            <text:p>   'spoon':'dec_couverts,dec_vaissellePlastique',</text:p>
            <text:p>   'fork':'dec_couverts,dec_vaissellePlastique',</text:p>
            <text:p>   'cream':'dec_cremeEnTube,dec_cremeEtDentifriceTube,dec_cremeEtDentifriceTube,dec_potCremeFraîche',</text:p>
            <text:p>   'tube':'dec_cremeEnTube,dec_cremeEtDentifriceTube,dec_cremeEtDentifriceTube,dec_tubeFluorescent',</text:p>
            <text:p>   'and':'dec_cremeEtDentifriceTube,dec_equipementsAudioEtVideo,dec_nettoyantsCuivreEtArgenterie,dec_peinturesHuileEtEau,dec_revelateurEtFixateurPhoto',</text:p>
            <text:p>   'toothpaste':'dec_cremeEtDentifriceTube,dec_cremeEtDentifriceTube',</text:p>
            <text:p>   'liquid':'dec_deboucheurLiquide,dec_liquideRefroidissement',</text:p>
            <text:p>   'drain':'dec_deboucheurLiquide',</text:p>
            <text:p>   'cleaner':'dec_deboucheurLiquide,dec_nettoyantsALAmmoniac,dec_produitsDEntretien',</text:p>
            <text:p>   'stick':'dec_deodorantStick',</text:p>
            <text:p>   'ball':'dec_deodorantStick',</text:p>
            <text:p>   'stain':'dec_detachant',</text:p>
            <text:p>   'that':'dec_detachant',</text:p>
            <text:p>   'is':'dec_detachant',</text:p>
            <text:p>   'toxic':'dec_detachant',</text:p>
            <text:p>   'bleach':'dec_eauJavel',</text:p>
            <text:p>   'boxboard':'dec_emballagesEnCartonPlat',</text:p>
            <text:p>   'packaging':'dec_emballagesEnCartonPlat',</text:p>
            <text:p>   'overwrapping':'dec_emballagesEnCartonPlat',</text:p>
            <text:p>   'cereal':'dec_emballagesEnCartonPlat',</text:p>
            <text:p>   'fertilizers':'dec_engraisChimiques',</text:p>
            <text:p>   'envelope':'dec_enveloppe',</text:p>
            <text:p>   'peeling':'dec_epeluchuresRestesRepas',</text:p>
            <text:p>   'scraps':'dec_epeluchuresRestesRepas',</text:p>
            <text:p>   'apricot':'dec_epeluchuresRestesRepas',</text:p>
            <text:p>   'almond':'dec_epeluchuresRestesRepas',</text:p>
            <text:p>   'pineapple':'dec_epeluchuresRestesRepas',</text:p>
            <text:p>   'avocado':'dec_epeluchuresRestesRepas',</text:p>
            <text:p>   'banana':'dec_epeluchuresRestesRepas',</text:p>
            <text:p>   'currant':'dec_epeluchuresRestesRepas',</text:p>
            <text:p>   'cherry':'dec_epeluchuresRestesRepas',</text:p>
            <text:p>   'chestnut':'dec_epeluchuresRestesRepas',</text:p>
            <text:p>   'lemon':'dec_epeluchuresRestesRepas',</text:p>
            <text:p>   'clementine':'dec_epeluchuresRestesRepas',</text:p>
            <text:p>   'tangerine':'dec_epeluchuresRestesRepas',</text:p>
            <text:p>   'quince':'dec_epeluchuresRestesRepas',</text:p>
            <text:p>   'date':'dec_epeluchuresRestesRepas',</text:p>
            <text:p>   'fig':'dec_epeluchuresRestesRepas',</text:p>
            <text:p>   'strawberry':'dec_epeluchuresRestesRepas',</text:p>
            <text:p>   'raspberry':'dec_epeluchuresRestesRepas',</text:p>
            <text:p>   'passion':'dec_epeluchuresRestesRepas',</text:p>
            <text:p>   'guava':'dec_epeluchuresRestesRepas',</text:p>
            <text:p>   'pomegranate':'dec_epeluchuresRestesRepas',</text:p>
            <text:p>   'gooseberry':'dec_epeluchuresRestesRepas',</text:p>
            <text:p>   'kiwi':'dec_epeluchuresRestesRepas',</text:p>
            <text:p>   'lychee':'dec_epeluchuresRestesRepas',</text:p>
            <text:p>   'mango':'dec_epeluchuresRestesRepas',</text:p>
            <text:p>   'melon':'dec_epeluchuresRestesRepas',</text:p>
            <text:p>   'plum':'dec_epeluchuresRestesRepas,dec_epeluchuresRestesRepas',</text:p>
            <text:p>   'blackberry':'dec_epeluchuresRestesRepas',</text:p>
            <text:p>   'blueberry':'dec_epeluchuresRestesRepas',</text:p>
            <text:p>   'hazelnut':'dec_epeluchuresRestesRepas',</text:p>
            <text:p>   'walnut':'dec_epeluchuresRestesRepas',</text:p>
            <text:p>   'orange':'dec_epeluchuresRestesRepas',</text:p>
            <text:p>   'papaya':'dec_epeluchuresRestesRepas',</text:p>
            <text:p>   'watermelon':'dec_epeluchuresRestesRepas',</text:p>
            <text:p>   'peach':'dec_epeluchuresRestesRepas',</text:p>
            <text:p>   'nectarine':'dec_epeluchuresRestesRepas',</text:p>
            <text:p>   'pear':'dec_epeluchuresRestesRepas',</text:p>
            <text:p>   'apple':'dec_epeluchuresRestesRepas',</text:p>
            <text:p>   'grapes':'dec_epeluchuresRestesRepas',</text:p>
            <text:p>   'rhubarb':'dec_epeluchuresRestesRepas',</text:p>
            <text:p>   'garlic':'dec_epeluchuresRestesRepas',</text:p>
            <text:p>   'artichoke':'dec_epeluchuresRestesRepas',</text:p>
            <text:p>   'asparagus':'dec_epeluchuresRestesRepas',</text:p>
            <text:p>   'eggplant':'dec_epeluchuresRestesRepas',</text:p>
            <text:p>   'beets':'dec_epeluchuresRestesRepas',</text:p>
            <text:p>   'chard':'dec_epeluchuresRestesRepas',</text:p>
            <text:p>   'broccoli':'dec_epeluchuresRestesRepas',</text:p>
            <text:p>   'carrot':'dec_epeluchuresRestesRepas',</text:p>
            <text:p>   'celery':'dec_epeluchuresRestesRepas',</text:p>
            <text:p>   'mushroom':'dec_epeluchuresRestesRepas,dec_epeluchuresRestesRepas',</text:p>
            <text:p>   'paris':'dec_epeluchuresRestesRepas',</text:p>
            <text:p>   'chicory':'dec_epeluchuresRestesRepas',</text:p>
            <text:p>   'cabbage':'dec_epeluchuresRestesRepas',</text:p>
            <text:p>   'cucumber':'dec_epeluchuresRestesRepas',</text:p>
            <text:p>   'zucchini':'dec_epeluchuresRestesRepas',</text:p>
            <text:p>   'watercress':'dec_epeluchuresRestesRepas',</text:p>
            <text:p>   'shallots':'dec_epeluchuresRestesRepas',</text:p>
            <text:p>   'endive':'dec_epeluchuresRestesRepas',</text:p>
            <text:p>   'spinach':'dec_epeluchuresRestesRepas',</text:p>
            <text:p>   'fennel':'dec_epeluchuresRestesRepas',</text:p>
            <text:p>   'beans':'dec_epeluchuresRestesRepas',</text:p>
            <text:p>   'lettuce':'dec_epeluchuresRestesRepas',</text:p>
            <text:p>   'lentils':'dec_epeluchuresRestesRepas',</text:p>
            <text:p>   'lamb':'dec_epeluchuresRestesRepas',</text:p>
            <text:p>   'morel':'dec_epeluchuresRestesRepas',</text:p>
            <text:p>   'turnip':'dec_epeluchuresRestesRepas',</text:p>
            <text:p>   'onion':'dec_epeluchuresRestesRepas',</text:p>
            <text:p>   'sorrel':'dec_epeluchuresRestesRepas',</text:p>
            <text:p>   'potato':'dec_epeluchuresRestesRepas',</text:p>
            <text:p>   'parsley':'dec_epeluchuresRestesRepas',</text:p>
            <text:p>   'leeks':'dec_epeluchuresRestesRepas',</text:p>
            <text:p>   'peas':'dec_epeluchuresRestesRepas',</text:p>
            <text:p>   'peppers':'dec_epeluchuresRestesRepas',</text:p>
            <text:p>   'pumpkin':'dec_epeluchuresRestesRepas',</text:p>
            <text:p>   'radish':'dec_epeluchuresRestesRepas',</text:p>
            <text:p>   'tomato':'dec_epeluchuresRestesRepas',</text:p>
            <text:p>   'turpentine':'dec_essenceTerebenthine',</text:p>
            <text:p>   'towels':'dec_essuiToutRouleauCarton,dec_essuiToutSaufRouleauCarton,dec_essuiToutSaufRouleauCarton,dec_essuiToutSaufRouleauCarton',</text:p>
            <text:p>   'roll':'dec_essuiToutRouleauCarton,dec_essuiToutRouleauCarton,dec_essuiToutSaufRouleauCarton',</text:p>
            <text:p>   'toilet':'dec_essuiToutRouleauCarton,dec_essuiToutSaufRouleauCarton,dec_recurantsPourToilette',</text:p>
            <text:p>   'paper':'dec_essuiToutRouleauCarton,dec_essuiToutSaufRouleauCarton,dec_essuiToutSaufRouleauCarton,dec_essuiToutSaufRouleauCarton,dec_fournituresHorsPapier,dec_fournituresHorsPapier,dec_papier,dec_sacEnPapier,dec_vaisselleCarton',</text:p>
            <text:p>   'except':'dec_essuiToutSaufRouleauCarton,dec_fournituresHorsPapier',</text:p>
            <text:p>   'film':'dec_filmPlastique,dec_filmsPhotographiques,dec_filmsPhotographiques,dec_papier',</text:p>
            <text:p>   'photographic':'dec_filmsPhotographiques',</text:p>
            <text:p>   'slide':'dec_filmsPhotographiques',</text:p>
            <text:p>   'filter':'dec_filtreAHuile',</text:p>
            <text:p>   'cleaning':'dec_flaconProduitsDentretien,dec_flaconProduitsDentretien',</text:p>
            <text:p>   'products':'dec_flaconProduitsDentretien,dec_flaconProduitsDentretien,dec_produitsBeaute',</text:p>
            <text:p>   'soap':'dec_flaconSavon,dec_flaconSavon',</text:p>
            <text:p>   'fungicide':'dec_fongicides',</text:p>
            <text:p>   'supplies':'dec_fournituresHorsPapier,dec_fournituresHorsPapier',</text:p>
            <text:p>   'office':'dec_fournituresHorsPapier',</text:p>
            <text:p>   'pencil':'dec_fournituresHorsPapier,dec_fournituresHorsPapier,dec_stylo',</text:p>
            <text:p>   'pen':'dec_fournituresHorsPapier,dec_stylo',</text:p>
            <text:p>   'marker':'dec_fournituresHorsPapier',</text:p>
            <text:p>   'eraser':'dec_fournituresHorsPapier',</text:p>
            <text:p>   'stapler':'dec_fournituresHorsPapier',</text:p>
            <text:p>   'ruler':'dec_fournituresHorsPapier',</text:p>
            <text:p>   'compass':'dec_fournituresHorsPapier',</text:p>
            <text:p>   'bag':'dec_fournituresHorsPapier,dec_sacEnPapier,dec_sacPlastique',</text:p>
            <text:p>   'clip':'dec_fournituresHorsPapier',</text:p>
            <text:p>   'sharpener':'dec_fournituresHorsPapier',</text:p>
            <text:p>   'scissors':'dec_fournituresHorsPapier',</text:p>
            <text:p>   'grass':'dec_gazon,dec_gazon',</text:p>
            <text:p>   'lawn':'dec_gazon',</text:p>
            <text:p>   'engrave':'dec_gravat',</text:p>
            <text:p>   'fence':'dec_grillage,dec_grillage',</text:p>
            <text:p>   'guitar':'dec_guitare',</text:p>
            <text:p>   'herbicide':'dec_herbicides',</text:p>
            <text:p>   'weedkiller':'dec_herbicides',</text:p>
            <text:p>   'edible':'dec_huileAlimentaire',</text:p>
            <text:p>   'mineral':'dec_huileMinerale',</text:p>
            <text:p>   'waste':'dec_huileVidange',</text:p>
            <text:p>   'insecticides':'dec_insecticides',</text:p>
            <text:p>   'toy':'dec_jouetsAlimentesParElectricite,dec_jouetsNonElectroniques,dec_jouetsNonElectroniques,dec_jouetsNonElectroniques',</text:p>
            <text:p>   'electricity':'dec_jouetsAlimentesParElectricite',</text:p>
            <text:p>   'with':'dec_jouetsAlimentesParElectricite,dec_nettoyantsALAmmoniac',</text:p>
            <text:p>   'set':'dec_jouetsAlimentesParElectricite',</text:p>
            <text:p>   'electric':'dec_jouetsAlimentesParElectricite',</text:p>
            <text:p>   'train':'dec_jouetsAlimentesParElectricite',</text:p>
            <text:p>   'non':'dec_jouetsNonElectroniques',</text:p>
            <text:p>   'game':'dec_jouetsNonElectroniques',</text:p>
            <text:p>   'doll':'dec_jouetsNonElectroniques',</text:p>
            <text:p>   'newspaper':'dec_journal',</text:p>
            <text:p>   'magazine':'dec_journal,dec_magazine',</text:p>
            <text:p>   'wool':'dec_laine,dec_laineVerre,dec_laineVerre,dec_laineVerre',</text:p>
            <text:p>   'rock':'dec_laineVerre',</text:p>
            <text:p>   'wipe':'dec_lingette',</text:p>
            <text:p>   'cooling':'dec_liquideRefroidissement',</text:p>
            <text:p>   'animal':'dec_litierePourAnimaux',</text:p>
            <text:p>   'litter':'dec_litierePourAnimaux',</text:p>
            <text:p>   'book':'dec_livre',</text:p>
            <text:p>   'comics':'dec_livre',</text:p>
            <text:p>   'comic':'dec_livre',</text:p>
            <text:p>   'glasses':'dec_lunette',</text:p>
            <text:p>   'journal':'dec_magazine',</text:p>
            <text:p>   'body':'dec_masticCarrosserie',</text:p>
            <text:p>   'filler':'dec_masticCarrosserie',</text:p>
            <text:p>   'mattress':'dec_matelas',</text:p>
            <text:p>   'drug':'dec_medicaments',</text:p>
            <text:p>   'furniture':'dec_meuble',</text:p>
            <text:p>   'mirror':'dec_miroir',</text:p>
            <text:p>   'carpet':'dec_moquette',</text:p>
            <text:p>   'rat':'dec_mortAuxRats,dec_mortAuxRats',</text:p>
            <text:p>   'poison':'dec_mortAuxRats,dec_mortAuxRats',</text:p>
            <text:p>   'tissue':'dec_mouchoir',</text:p>
            <text:p>   'mothballs':'dec_naphtaline',</text:p>
            <text:p>   'moth':'dec_naphtaline',</text:p>
            <text:p>   'neon':'dec_neons',</text:p>
            <text:p>   'ammonia':'dec_nettoyantsALAmmoniac',</text:p>
            <text:p>   'copper':'dec_nettoyantsCuivreEtArgenterie',</text:p>
            <text:p>   'silver':'dec_nettoyantsCuivreEtArgenterie',</text:p>
            <text:p>   'cleaners':'dec_nettoyantsCuivreEtArgenterie',</text:p>
            <text:p>   'terracotta':'dec_objetEnTerreCuite',</text:p>
            <text:p>   'object':'dec_objetEnTerreCuite',</text:p>
            <text:p>   'laptop':'dec_ordinateursPortables',</text:p>
            <text:p>   'diy':'dec_outilsBricolageOuJardinage',</text:p>
            <text:p>   'gardening':'dec_outilsBricolageOuJardinage',</text:p>
            <text:p>   'hammer':'dec_outilsBricolageOuJardinage',</text:p>
            <text:p>   'screwdrivers':'dec_outilsBricolageOuJardinage',</text:p>
            <text:p>   'shears':'dec_outilsBricolageOuJardinage',</text:p>
            <text:p>   'saw':'dec_outilsBricolageOuJardinage',</text:p>
            <text:p>   'rake':'dec_outilsBricolageOuJardinage',</text:p>
            <text:p>   'ax':'dec_outilsBricolageOuJardinage',</text:p>
            <text:p>   'prospectuses':'dec_papier',</text:p>
            <text:p>   'advertising':'dec_papier',</text:p>
            <text:p>   'printed':'dec_papier',</text:p>
            <text:p>   'foil':'dec_papierAluminium',</text:p>
            <text:p>   'gift':'dec_papierCadeau',</text:p>
            <text:p>   'wrap':'dec_papierCadeau',</text:p>
            <text:p>   'wallpaper':'dec_papierPeint',</text:p>
            <text:p>   'crepe':'dec_papierPeint',</text:p>
            <text:p>   'cinderblock':'dec_parpaing',</text:p>
            <text:p>   'antirust':'dec_peintureAntirouille',</text:p>
            <text:p>   'painting':'dec_peinturesHuileEtEau,dec_potPeinture,dec_potPeinture,dec_potPeinture',</text:p>
            <text:p>   'computer':'dec_peripheriquesInformatiques',</text:p>
            <text:p>   'peripherals':'dec_peripheriquesInformatiques',</text:p>
            <text:p>   'monitor':'dec_peripheriquesInformatiques',</text:p>
            <text:p>   'keyboard':'dec_peripheriquesInformatiques',</text:p>
            <text:p>   'mouse':'dec_peripheriquesInformatiques',</text:p>
            <text:p>   'printer':'dec_peripheriquesInformatiques',</text:p>
            <text:p>   'piano':'dec_piano',</text:p>
            <text:p>   'plank':'dec_plancheBois',</text:p>
            <text:p>   'plant':'dec_plante,dec_produitPhytosanitaire',</text:p>
            <text:p>   'tire':'dec_pneu',</text:p>
            <text:p>   'porcelain':'dec_porcelaine,dec_vaisselleVerrePorcelaine',</text:p>
            <text:p>   'vase':'dec_porcelaine',</text:p>
            <text:p>   'pot':'dec_potCremeFraîche,dec_potYaourt,dec_UstensileCuisine,dec_UstensileCuisine',</text:p>
            <text:p>   'pottery':'dec_poterie,dec_vaisselleVerrePorcelaine',</text:p>
            <text:p>   'acrylic':'dec_potPeinture',</text:p>
            <text:p>   'based':'dec_potPeinture',</text:p>
            <text:p>   'yoghurt':'dec_potYaourt',</text:p>
            <text:p>   'health':'dec_produitPhytosanitaire',</text:p>
            <text:p>   'beauty':'dec_produitsBeaute',</text:p>
            <text:p>   'cosmetics':'dec_produitsBeaute',</text:p>
            <text:p>   'lipstick':'dec_produitsBeaute',</text:p>
            <text:p>   'makeup':'dec_produitsBeaute',</text:p>
            <text:p>   'polish':'dec_produitsBeaute',</text:p>
            <text:p>   'maintenance':'dec_produitsDEntretien',</text:p>
            <text:p>   'floor':'dec_produitsDEntretien',</text:p>
            <text:p>   'woodworking':'dec_produitsTraitementDuBois',</text:p>
            <text:p>   'radiograph':'dec_radiographie',</text:p>
            <text:p>   'disposable':'dec_rasoirJetable',</text:p>
            <text:p>   'razor':'dec_rasoirJetable',</text:p>
            <text:p>   'scouring':'dec_recurantsPourFour,dec_recurantsPourToilette',</text:p>
            <text:p>   'for':'dec_recurantsPourToilette',</text:p>
            <text:p>   'refrigerator':'dec_refrigerateur',</text:p>
            <text:p>   'resin':'dec_resines',</text:p>
            <text:p>   'developer':'dec_revelateurEtFixateurPhoto',</text:p>
            <text:p>   'fixer':'dec_revelateurEtFixateurPhoto',</text:p>
            <text:p>   'photo':'dec_revelateurEtFixateurPhoto',</text:p>
            <text:p>   'scooter':'dec_scooter,dec_trottinnette',</text:p>
            <text:p>   'moped':'dec_scooter',</text:p>
            <text:p>   'solvent':'dec_solvants',</text:p>
            <text:p>   'thinner':'dec_solvants',</text:p>
            <text:p>   'white':'dec_solvants',</text:p>
            <text:p>   'spirit':'dec_solvants',</text:p>
            <text:p>   'ironing':'dec_tableARepasser',</text:p>
            <text:p>   'board':'dec_tableARepasser',</text:p>
            <text:p>   'telephony':'dec_telephonie',</text:p>
            <text:p>   'tv':'dec_televiseurs',</text:p>
            <text:p>   'mercury':'dec_thermometreAMercure',</text:p>
            <text:p>   'thermometer':'dec_thermometreAMercure',</text:p>
            <text:p>   'trumpet':'dec_trompette',</text:p>
            <text:p>   'fluorescent':'dec_tubeFluorescent,dec_tubeFluorescent',</text:p>
            <text:p>   'garden':'dec_tuyauDarrosage',</text:p>
            <text:p>   'hose':'dec_tuyauDarrosage',</text:p>
            <text:p>   'kitchen':'dec_UstensileCuisine',</text:p>
            <text:p>   'utensil':'dec_UstensileCuisine',</text:p>
            <text:p>   'casserole':'dec_UstensileCuisine',</text:p>
            <text:p>   'frying':'dec_UstensileCuisine',</text:p>
            <text:p>   'pan':'dec_UstensileCuisine',</text:p>
            <text:p>   'wok':'dec_UstensileCuisine',</text:p>
            <text:p>   'spatula':'dec_UstensileCuisine',</text:p>
            <text:p>   'tableware':'dec_vaisselleCarton,dec_vaissellePlastique',</text:p>
            <text:p>   'plate':'dec_vaisselleCarton,dec_vaisselleVerrePorcelaine',</text:p>
            <text:p>   'cup':'dec_vaisselleCarton,dec_vaissellePlastique,dec_vaisselleVerrePorcelaine',</text:p>
            <text:p>   'bowl':'dec_vaisselleVerrePorcelaine',</text:p>
            <text:p>   'dish':'dec_vaisselleVerrePorcelaine',</text:p>
            <text:p>   'drinking':'dec_vaisselleVerrePorcelaine,dec_verreaboire',</text:p>
            <text:p>   'earthenware':'dec_vaisselleVerrePorcelaine',</text:p>
            <text:p>   'jug':'dec_vaisselleVerrePorcelaine',</text:p>
            <text:p>   'bike':'dec_velo,dec_velo',</text:p>
            <text:p>   'bicycle':'dec_velo',</text:p>
            <text:p>   'skateboard':'dec_velo',</text:p>
            <text:p>   'clothing':'dec_vetementEnBonEtat,dec_vetementUsage',</text:p>
            <text:p>   'pants':'dec_vetementEnBonEtat,dec_vetementUsage',</text:p>
            <text:p>   'shirt':'dec_vetementEnBonEtat,dec_vetementUsage',</text:p>
            <text:p>   'sweater':'dec_vetementEnBonEtat,dec_vetementUsage',</text:p>
            <text:p>   'jacket':'dec_vetementEnBonEtat,dec_vetementUsage',</text:p>
            <text:p>   'skirt':'dec_vetementEnBonEtat,dec_vetementUsage',</text:p>
            <text:p>   'dress':'dec_vetementEnBonEtat,dec_vetementUsage',</text:p>
            <text:p>   'window':'dec_vitre'</text:p>
            <text:p>   }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193"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93"/>
          <table:table-cell table:number-columns-repeated="12"/>
          <table:table-cell office:value-type="string" calcext:value-type="string">
            <text:p><text:s/></text:p>
          </table:table-cell>
          <table:table-cell table:number-columns-repeated="236"/>
        </table:table-row>
        <table:table-row table:style-name="ro1">
          <table:table-cell table:style-name="ce194" table:number-columns-spanned="11" table:number-rows-spanned="1"/>
          <table:covered-table-cell table:number-columns-repeated="10"/>
          <table:table-cell table:style-name="ce194"/>
          <table:table-cell table:style-name="ce246" table:number-columns-repeated="5"/>
          <table:table-cell/>
          <table:table-cell table:style-name="ce298" office:value-type="string" calcext:value-type="string" table:number-columns-spanned="2" table:number-rows-spanned="1">
            <text:p>Champs calculés</text:p>
          </table:table-cell>
          <table:covered-table-cell table:style-name="ce298"/>
          <table:table-cell table:style-name="ce298"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48">
          <table:table-cell table:style-name="ce195" office:value-type="string" calcext:value-type="string">
            <text:p>code</text:p>
          </table:table-cell>
          <table:table-cell table:style-name="ce201" office:value-type="string" calcext:value-type="string">
            <text:p>libellé</text:p>
          </table:table-cell>
          <table:table-cell table:style-name="ce201" office:value-type="string" calcext:value-type="string">
            <text:p>libellé_en</text:p>
          </table:table-cell>
          <table:table-cell table:style-name="ce201" office:value-type="string" calcext:value-type="string">
            <text:p>catégorie (ou sous-catégories) usuelles</text:p>
          </table:table-cell>
          <table:table-cell table:style-name="ce201" office:value-type="string" calcext:value-type="string">
            <text:p>catégorie de traitement</text:p>
          </table:table-cell>
          <table:table-cell table:style-name="ce201" office:value-type="string" calcext:value-type="string">
            <text:p>modes de collecte</text:p>
          </table:table-cell>
          <table:table-cell table:style-name="ce201" office:value-type="string" calcext:value-type="string">
            <text:p>concerne</text:p>
          </table:table-cell>
          <table:table-cell table:style-name="ce201" office:value-type="string" calcext:value-type="string">
            <text:p>concerne_en</text:p>
          </table:table-cell>
          <table:table-cell table:style-name="ce201" office:value-type="string" calcext:value-type="string">
            <text:p>Mots clés autre</text:p>
          </table:table-cell>
          <table:table-cell table:style-name="ce201" office:value-type="string" calcext:value-type="string">
            <text:p>mots clés autres en</text:p>
          </table:table-cell>
          <table:table-cell table:style-name="ce223" office:value-type="string" calcext:value-type="string">
            <text:p>conseils</text:p>
          </table:table-cell>
          <table:table-cell table:style-name="ce233" office:value-type="string" calcext:value-type="string">
            <text:p>Images</text:p>
          </table:table-cell>
          <table:table-cell table:style-name="ce213" office:value-type="string" calcext:value-type="string">
            <text:p>Image secondaire</text:p>
          </table:table-cell>
          <table:table-cell table:style-name="ce222" office:value-type="string" calcext:value-type="string">
            <text:p>Source</text:p>
          </table:table-cell>
          <table:table-cell table:style-name="ce222" office:value-type="string" calcext:value-type="string">
            <text:p>Parrain</text:p>
          </table:table-cell>
          <table:table-cell table:style-name="ce222" office:value-type="string" calcext:value-type="string">
            <text:p>Mot du parrain</text:p>
          </table:table-cell>
          <table:table-cell table:style-name="ce222"/>
          <table:table-cell/>
          <table:table-cell table:style-name="ce298" office:value-type="string" calcext:value-type="string">
            <text:p>Grande image pour groovy</text:p>
          </table:table-cell>
          <table:table-cell table:style-name="ce298" office:value-type="string" calcext:value-type="string">
            <text:p>Mots_cles_complet</text:p>
          </table:table-cell>
          <table:table-cell table:style-name="ce298" office:value-type="string" calcext:value-type="string">
            <text:p>Mots_cles_complet_en</text:p>
          </table:table-cell>
          <table:table-cell table:style-name="ce298" office:value-type="string" calcext:value-type="string">
            <text:p><text:s/></text:p>
          </table:table-cell>
          <table:table-cell/>
          <table:table-cell table:style-name="ce301" office:value-type="string" calcext:value-type="string">
            <text:p><text:span text:style-name="T24">var</text:span><text:span text:style-name="T25"> _garbagesDatas = [</text:span></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cides</text:p>
          </table:table-cell>
          <table:table-cell table:style-name="ce196" office:value-type="string" calcext:value-type="string">
            <text:p>Acides</text:p>
          </table:table-cell>
          <table:table-cell table:style-name="ce196" office:value-type="string" calcext:value-type="string">
            <text:p>Acids</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acide, base, produit chimique</text:p>
          </table:table-cell>
          <table:table-cell table:style-name="ce196" office:value-type="string" calcext:value-type="string">
            <text:p>acid, base, chemical</text:p>
          </table:table-cell>
          <table:table-cell table:style-name="ce196" table:number-columns-repeated="2"/>
          <table:table-cell table:style-name="ce224"/>
          <table:table-cell table:style-name="ce233" office:value-type="string" calcext:value-type="string">
            <text:p>bouteille_acide_chlorhydrique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acide,base,produit,chimique," calcext:value-type="string">
            <text:p>acide,base,produit,chimique,</text:p>
          </table:table-cell>
          <table:table-cell table:formula="of:=CONCATENATE(UTILTRANSFORMEENMOTSCLES([Dechets.H5]);&quot;,&quot;;[Dechets.J5])" office:value-type="string" office:string-value="acid,base,chemical," calcext:value-type="string">
            <text:p>acid,base,chemical,</text:p>
          </table:table-cell>
          <table:table-cell table:number-columns-repeated="2"/>
          <table:table-cell table:style-name="ce302" table:formula="of:=JSONDECHETS([Dechets.A5];[Dechets.B5];[Dechets.C5];[Dechets.D5];[Dechets.E5];[Dechets.F5];[Dechets.T5];[Dechets.U5];[Dechets.G5];[Dechets.H5];[Dechets.K5];[Dechets.L5];[Dechets.M5];[Dechets.N5];[Dechets.P5])" office:value-type="string" office:string-value="   {&quot;code&quot;:&quot;dec_acides&quot;,&#10;      &quot;type&quot;:&quot;Ressource / objet usagé&quot;,&#10;      &quot;type_en&quot;:&quot;Resource / Used object&quot;,&#10;      &quot;nom&quot;:&quot;Acides&quot;,&#10;      &quot;nom_en&quot;:&quot;Acids&quot;,&#10;      &quot;cat_usuel&quot;:&quot;cu_toxique&quot;,&#10;      &quot;cat_trait&quot;:&quot;cat_ddm&quot;,&#10;      &quot;descr&quot;:&quot;acide, base, produit chimique&quot;,&#10;      &quot;descr_en&quot;:&quot;acid, base, chemical&quot;,&#10;      &quot;mots_cles&quot;:&quot;acide,base,produit,chimique,&quot;,&#10;      &quot;mots_cles_en&quot;:&quot;acid,base,chemical,&quot;,&#10;      &quot;cons&quot;:&quot;cons_toxique&quot;,&#10;      &quot;image&quot;:&quot;bouteille_acide_chlorhydrique_mini.png&quot;,&#10;      &quot;modco&quot;:&quot;modco_decheterie,modco_ecopoint&quot;,&#10;      &quot;recyc&quot;:&quot;PAS_POUBELLE&quot;,&#10;      &quot;src&quot;:&quot;MieuxTrierANantes 02/2015&quot;&#10;   }," calcext:value-type="string">
            <text:p>   {"code":"dec_acides",</text:p>
            <text:p>      "type":"Ressource / objet usagé",</text:p>
            <text:p>      "type_en":"Resource / Used object",</text:p>
            <text:p>      "nom":"Acides",</text:p>
            <text:p>      "nom_en":"Acids",</text:p>
            <text:p>      "cat_usuel":"cu_toxique",</text:p>
            <text:p>      "cat_trait":"cat_ddm",</text:p>
            <text:p>      "descr":"acide, base, produit chimique",</text:p>
            <text:p>      "descr_en":"acid, base, chemical",</text:p>
            <text:p>      "mots_cles":"acide,base,produit,chimique,",</text:p>
            <text:p>      "mots_cles_en":"acid,base,chemical,",</text:p>
            <text:p>      "cons":"cons_toxique",</text:p>
            <text:p>      "image":"bouteille_acide_chlorhydri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erosols</text:p>
          </table:table-cell>
          <table:table-cell table:style-name="ce196" office:value-type="string" calcext:value-type="string">
            <text:p>Aérosols</text:p>
          </table:table-cell>
          <table:table-cell table:style-name="ce196" office:value-type="string" calcext:value-type="string">
            <text:p>Aerosols</text:p>
          </table:table-cell>
          <table:table-cell table:style-name="ce196" office:value-type="string" calcext:value-type="string">
            <text:p>cu_metal</text:p>
          </table:table-cell>
          <table:table-cell table:style-name="ce196" office:value-type="string" calcext:value-type="string">
            <text:p>cat_acier</text:p>
          </table:table-cell>
          <table:table-cell table:style-name="ce196"/>
          <table:table-cell table:style-name="ce220" office:value-type="string" calcext:value-type="string">
            <text:p>aérosol, bombe aérosol, déodorant, laque</text:p>
          </table:table-cell>
          <table:table-cell table:style-name="ce220" office:value-type="string" calcext:value-type="string">
            <text:p>spray, aerosol spray, deodorant, hairspray</text:p>
          </table:table-cell>
          <table:table-cell table:style-name="ce220" table:number-columns-repeated="2"/>
          <table:table-cell table:style-name="ce225" office:value-type="string" calcext:value-type="string">
            <text:p>cons_sansbouchon,cons_bouchonamour</text:p>
          </table:table-cell>
          <table:table-cell table:style-name="ce233" office:value-type="string" calcext:value-type="string">
            <text:p>aerosol_mini.png</text:p>
          </table:table-cell>
          <table:table-cell table:style-name="ce213"/>
          <table:table-cell table:style-name="ce250" office:value-type="string" calcext:value-type="string">
            <text:p>MieuxTrierANantes 02/2015</text:p>
          </table:table-cell>
          <table:table-cell table:style-name="ce294" office:value-type="string" calcext:value-type="string">
            <text:p>Damien Mérienne (dam_sense) étant donné qu'on ne se rappelle jamais comment faire avec les aérosols, bah on a décidé de les parrainer.</text:p>
          </table:table-cell>
          <table:table-cell table:style-name="ce295" office:value-type="string" calcext:value-type="string">
            <text:p>dam_sense</text:p>
          </table:table-cell>
          <table:table-cell table:style-name="ce250"/>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aerosol,bombe,aerosol,deodorant,laque," calcext:value-type="string">
            <text:p>aerosol,bombe,aerosol,deodorant,laque,</text:p>
          </table:table-cell>
          <table:table-cell table:formula="of:=CONCATENATE(UTILTRANSFORMEENMOTSCLES([Dechets.H6]);&quot;,&quot;;[Dechets.J6])" office:value-type="string" office:string-value="spray,aerosol,spray,deodorant,hairspray," calcext:value-type="string">
            <text:p>spray,aerosol,spray,deodorant,hairspray,</text:p>
          </table:table-cell>
          <table:table-cell table:number-columns-repeated="2"/>
          <table:table-cell table:style-name="ce302" table:formula="of:=JSONDECHETS([Dechets.A6];[Dechets.B6];[Dechets.C6];[Dechets.D6];[Dechets.E6];[Dechets.F6];[Dechets.T6];[Dechets.U6];[Dechets.G6];[Dechets.H6];[Dechets.K6];[Dechets.L6];[Dechets.M6];[Dechets.N6];[Dechets.P6])" office:value-type="string" office:string-value="   {&quot;code&quot;:&quot;dec_aerosols&quot;,&#10;      &quot;type&quot;:&quot;Ressource / objet usagé&quot;,&#10;      &quot;type_en&quot;:&quot;Resource / Used object&quot;,&#10;      &quot;nom&quot;:&quot;Aérosols&quot;,&#10;      &quot;nom_en&quot;:&quot;Aerosols&quot;,&#10;      &quot;cat_usuel&quot;:&quot;cu_metal&quot;,&#10;      &quot;cat_trait&quot;:&quot;cat_acier&quot;,&#10;      &quot;descr&quot;:&quot;aérosol, bombe aérosol, déodorant, laque&quot;,&#10;      &quot;descr_en&quot;:&quot;spray, aerosol spray, deodorant, hairspray&quot;,&#10;      &quot;mots_cles&quot;:&quot;aerosol,bombe,aerosol,deodorant,laque,&quot;,&#10;      &quot;mots_cles_en&quot;:&quot;spray,aerosol,spray,deodorant,hairspray,&quot;,&#10;      &quot;cons&quot;:&quot;cons_sansbouchon,cons_bouchonamour,cons_ferraille,cons_acier&quot;,&#10;      &quot;image&quot;:&quot;aerosol_mini.png&quot;,&#10;      &quot;modco&quot;:&quot;modco_decheterie,modco_ecopoint,modco_bacjaune,modco_sacjaune,modco_contembjournmag&quot;,&#10;      &quot;recyc&quot;:&quot;OUI&quot;,&#10;      &quot;src&quot;:&quot;MieuxTrierANantes 02/2015&quot;,&#10;      &quot;sponsor&quot;:&quot;dam_sense&quot;&#10;   }," calcext:value-type="string">
            <text:p>   {"code":"dec_aerosols",</text:p>
            <text:p>      "type":"Ressource / objet usagé",</text:p>
            <text:p>      "type_en":"Resource / Used object",</text:p>
            <text:p>      "nom":"Aérosols",</text:p>
            <text:p>      "nom_en":"Aerosols",</text:p>
            <text:p>      "cat_usuel":"cu_metal",</text:p>
            <text:p>      "cat_trait":"cat_acier",</text:p>
            <text:p>      "descr":"aérosol, bombe aérosol, déodorant, laque",</text:p>
            <text:p>      "descr_en":"spray, aerosol spray, deodorant, hairspray",</text:p>
            <text:p>      "mots_cles":"aerosol,bombe,aerosol,deodorant,laque,",</text:p>
            <text:p>      "mots_cles_en":"spray,aerosol,spray,deodorant,hairspray,",</text:p>
            <text:p>      "cons":"cons_sansbouchon,cons_bouchonamour,cons_ferraille,cons_acier",</text:p>
            <text:p>      "image":"aerosol_mini.png",</text:p>
            <text:p>      "modco":"modco_decheterie,modco_ecopoint,modco_bacjaune,modco_sacjaune,modco_contembjournmag",</text:p>
            <text:p>      "recyc":"OUI",</text:p>
            <text:p>      "src":"MieuxTrierANantes 02/2015",</text:p>
            <text:p>      "sponsor":"dam_sense"</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genda</text:p>
          </table:table-cell>
          <table:table-cell table:style-name="ce196" office:value-type="string" calcext:value-type="string">
            <text:p>Agenda</text:p>
          </table:table-cell>
          <table:table-cell table:style-name="ce196" office:value-type="string" calcext:value-type="string">
            <text:p>Diary</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221" office:value-type="string" calcext:value-type="string">
            <text:p>acide,agenda</text:p>
          </table:table-cell>
          <table:table-cell table:style-name="ce221" office:value-type="string" calcext:value-type="string">
            <text:p>acid agenda</text:p>
          </table:table-cell>
          <table:table-cell table:style-name="ce221" table:number-columns-repeated="2"/>
          <table:table-cell table:style-name="ce224"/>
          <table:table-cell table:style-name="ce233" office:value-type="string" calcext:value-type="string">
            <text:p>agenda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222"/>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acide,agenda," calcext:value-type="string">
            <text:p>acide,agenda,</text:p>
          </table:table-cell>
          <table:table-cell table:formula="of:=CONCATENATE(UTILTRANSFORMEENMOTSCLES([Dechets.H7]);&quot;,&quot;;[Dechets.J7])" office:value-type="string" office:string-value="acid,agenda," calcext:value-type="string">
            <text:p>acid,agenda,</text:p>
          </table:table-cell>
          <table:table-cell table:number-columns-repeated="2"/>
          <table:table-cell table:style-name="ce302" table:formula="of:=JSONDECHETS([Dechets.A7];[Dechets.B7];[Dechets.C7];[Dechets.D7];[Dechets.E7];[Dechets.F7];[Dechets.T7];[Dechets.U7];[Dechets.G7];[Dechets.H7];[Dechets.K7];[Dechets.L7];[Dechets.M7];[Dechets.N7];[Dechets.P7])" office:value-type="string" office:string-value="   {&quot;code&quot;:&quot;dec_agenda&quot;,&#10;      &quot;type&quot;:&quot;Ressource / objet usagé&quot;,&#10;      &quot;type_en&quot;:&quot;Resource / Used object&quot;,&#10;      &quot;nom&quot;:&quot;Agenda&quot;,&#10;      &quot;nom_en&quot;:&quot;Diary&quot;,&#10;      &quot;cat_usuel&quot;:&quot;cu_papierscartons&quot;,&#10;      &quot;cat_trait&quot;:&quot;cat_papiercarton&quot;,&#10;      &quot;descr&quot;:&quot;acide,agenda&quot;,&#10;      &quot;descr_en&quot;:&quot;acid agenda&quot;,&#10;      &quot;mots_cles&quot;:&quot;acide,agenda,&quot;,&#10;      &quot;mots_cles_en&quot;:&quot;acid,agenda,&quot;,&#10;      &quot;image&quot;:&quot;agenda_mini.png&quot;,&#10;      &quot;modco&quot;:&quot;modco_contpapiercarton,modco_bacjaune,modco_sacjaune,modco_contembjournmag&quot;,&#10;      &quot;recyc&quot;:&quot;OUI&quot;,&#10;      &quot;src&quot;:&quot;MieuxTrierANantes 02/2015&quot;&#10;   }," calcext:value-type="string">
            <text:p>   {"code":"dec_agenda",</text:p>
            <text:p>      "type":"Ressource / objet usagé",</text:p>
            <text:p>      "type_en":"Resource / Used object",</text:p>
            <text:p>      "nom":"Agenda",</text:p>
            <text:p>      "nom_en":"Diary",</text:p>
            <text:p>      "cat_usuel":"cu_papierscartons",</text:p>
            <text:p>      "cat_trait":"cat_papiercarton",</text:p>
            <text:p>      "descr":"acide,agenda",</text:p>
            <text:p>      "descr_en":"acid agenda",</text:p>
            <text:p>      "mots_cles":"acide,agenda,",</text:p>
            <text:p>      "mots_cles_en":"acid,agenda,",</text:p>
            <text:p>      "image":"agenda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mpouleBasseConso</text:p>
          </table:table-cell>
          <table:table-cell table:style-name="ce196" office:value-type="string" calcext:value-type="string">
            <text:p>Ampoule basse consommation</text:p>
          </table:table-cell>
          <table:table-cell table:style-name="ce196" office:value-type="string" calcext:value-type="string">
            <text:p>Energy Efficient Lightbulb</text:p>
          </table:table-cell>
          <table:table-cell table:style-name="ce196" office:value-type="string" calcext:value-type="string">
            <text:p>cu_divers</text:p>
          </table:table-cell>
          <table:table-cell table:style-name="ce210" office:value-type="string" calcext:value-type="string">
            <text:p>cat_ampouleseco</text:p>
          </table:table-cell>
          <table:table-cell table:style-name="ce196"/>
          <table:table-cell table:style-name="ce196" office:value-type="string" calcext:value-type="string">
            <text:p>ampoule basse consommation, ampoule à économie d'énergie, lampe à économie d'énergie</text:p>
          </table:table-cell>
          <table:table-cell table:style-name="ce196" office:value-type="string" calcext:value-type="string">
            <text:p>energy saving bulb, energy saving bulb, energy saving lamp</text:p>
          </table:table-cell>
          <table:table-cell table:style-name="ce196" table:number-columns-repeated="2"/>
          <table:table-cell table:style-name="ce224" office:value-type="string" calcext:value-type="string">
            <text:p>cons_ampoulemercure,cons_recuppdv2</text:p>
          </table:table-cell>
          <table:table-cell table:style-name="ce233" office:value-type="string" calcext:value-type="string">
            <text:p>ampoules_basse_consommation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ampoule,basse,consommation,ampoule,economie,energie,lampe,economie,energie," calcext:value-type="string">
            <text:p>ampoule,basse,consommation,ampoule,economie,energie,lampe,economie,energie,</text:p>
          </table:table-cell>
          <table:table-cell table:formula="of:=CONCATENATE(UTILTRANSFORMEENMOTSCLES([Dechets.H8]);&quot;,&quot;;[Dechets.J8])" office:value-type="string" office:string-value="energy,saving,bulb,energy,saving,bulb,energy,saving,lamp," calcext:value-type="string">
            <text:p>energy,saving,bulb,energy,saving,bulb,energy,saving,lamp,</text:p>
          </table:table-cell>
          <table:table-cell table:number-columns-repeated="2"/>
          <table:table-cell table:style-name="ce302" table:formula="of:=JSONDECHETS([Dechets.A8];[Dechets.B8];[Dechets.C8];[Dechets.D8];[Dechets.E8];[Dechets.F8];[Dechets.T8];[Dechets.U8];[Dechets.G8];[Dechets.H8];[Dechets.K8];[Dechets.L8];[Dechets.M8];[Dechets.N8];[Dechets.P8])" office:value-type="string" office:string-value="   {&quot;code&quot;:&quot;dec_ampouleBasseConso&quot;,&#10;      &quot;type&quot;:&quot;Ressource / objet usagé&quot;,&#10;      &quot;type_en&quot;:&quot;Resource / Used object&quot;,&#10;      &quot;nom&quot;:&quot;Ampoule basse consommation&quot;,&#10;      &quot;nom_en&quot;:&quot;Energy Efficient Lightbulb&quot;,&#10;      &quot;cat_usuel&quot;:&quot;cu_divers&quot;,&#10;      &quot;cat_trait&quot;:&quot;cat_ampouleseco&quot;,&#10;      &quot;descr&quot;:&quot;ampoule basse consommation, ampoule à économie d'énergie, lampe à économie d'énergie&quot;,&#10;      &quot;descr_en&quot;:&quot;energy saving bulb, energy saving bulb, energy saving lamp&quot;,&#10;      &quot;mots_cles&quot;:&quot;ampoule,basse,consommation,ampoule,economie,energie,lampe,economie,energie,&quot;,&#10;      &quot;mots_cles_en&quot;:&quot;energy,saving,bulb,energy,saving,bulb,energy,saving,lamp,&quot;,&#10;      &quot;cons&quot;:&quot;cons_ampoulemercure,cons_recuppdv2,&quot;,&#10;      &quot;image&quot;:&quot;ampoules_basse_consommation_mini.png&quot;,&#10;      &quot;modco&quot;:&quot;modco_pointsdevente&quot;,&#10;      &quot;recyc&quot;:&quot;PAS_POUBELLE&quot;,&#10;      &quot;src&quot;:&quot;MieuxTrierANantes 02/2015&quot;&#10;   }," calcext:value-type="string">
            <text:p>   {"code":"dec_ampouleBasseConso",</text:p>
            <text:p>      "type":"Ressource / objet usagé",</text:p>
            <text:p>      "type_en":"Resource / Used object",</text:p>
            <text:p>      "nom":"Ampoule basse consommation",</text:p>
            <text:p>      "nom_en":"Energy Efficient Lightbulb",</text:p>
            <text:p>      "cat_usuel":"cu_divers",</text:p>
            <text:p>      "cat_trait":"cat_ampouleseco",</text:p>
            <text:p>      "descr":"ampoule basse consommation, ampoule à économie d'énergie, lampe à économie d'énergie",</text:p>
            <text:p>      "descr_en":"energy saving bulb, energy saving bulb, energy saving lamp",</text:p>
            <text:p>      "mots_cles":"ampoule,basse,consommation,ampoule,economie,energie,lampe,economie,energie,",</text:p>
            <text:p>      "mots_cles_en":"energy,saving,bulb,energy,saving,bulb,energy,saving,lamp,",</text:p>
            <text:p>      "cons":"cons_ampoulemercure,cons_recuppdv2,",</text:p>
            <text:p>      "image":"ampoules_basse_consommati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mpouleClassique</text:p>
          </table:table-cell>
          <table:table-cell table:style-name="ce196" office:value-type="string" calcext:value-type="string">
            <text:p>Ampoule classique</text:p>
          </table:table-cell>
          <table:table-cell table:style-name="ce196" office:value-type="string" calcext:value-type="string">
            <text:p>Conventional bulb</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ampoule classique, ampoule à incandescence, ampoule à filament</text:p>
          </table:table-cell>
          <table:table-cell table:style-name="ce196" office:value-type="string" calcext:value-type="string">
            <text:p>conventional bulb, incandescent bulb, filament bulb</text:p>
          </table:table-cell>
          <table:table-cell table:style-name="ce196" table:number-columns-repeated="2"/>
          <table:table-cell table:style-name="ce224"/>
          <table:table-cell table:style-name="ce233" office:value-type="string" calcext:value-type="string">
            <text:p>ampoul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ampoule,classique,ampoule,incandescence,ampoule,filament," calcext:value-type="string">
            <text:p>ampoule,classique,ampoule,incandescence,ampoule,filament,</text:p>
          </table:table-cell>
          <table:table-cell table:formula="of:=CONCATENATE(UTILTRANSFORMEENMOTSCLES([Dechets.H9]);&quot;,&quot;;[Dechets.J9])" office:value-type="string" office:string-value="conventional,bulb,incandescent,bulb,filament,bulb," calcext:value-type="string">
            <text:p>conventional,bulb,incandescent,bulb,filament,bulb,</text:p>
          </table:table-cell>
          <table:table-cell table:number-columns-repeated="2"/>
          <table:table-cell table:style-name="ce302" table:formula="of:=JSONDECHETS([Dechets.A9];[Dechets.B9];[Dechets.C9];[Dechets.D9];[Dechets.E9];[Dechets.F9];[Dechets.T9];[Dechets.U9];[Dechets.G9];[Dechets.H9];[Dechets.K9];[Dechets.L9];[Dechets.M9];[Dechets.N9];[Dechets.P9])" office:value-type="string" office:string-value="   {&quot;code&quot;:&quot;dec_ampouleClassique&quot;,&#10;      &quot;type&quot;:&quot;Ressource / objet usagé&quot;,&#10;      &quot;type_en&quot;:&quot;Resource / Used object&quot;,&#10;      &quot;nom&quot;:&quot;Ampoule classique&quot;,&#10;      &quot;nom_en&quot;:&quot;Conventional bulb&quot;,&#10;      &quot;cat_usuel&quot;:&quot;cu_divers&quot;,&#10;      &quot;cat_trait&quot;:&quot;cat_omr&quot;,&#10;      &quot;descr&quot;:&quot;ampoule classique, ampoule à incandescence, ampoule à filament&quot;,&#10;      &quot;descr_en&quot;:&quot;conventional bulb, incandescent bulb, filament bulb&quot;,&#10;      &quot;mots_cles&quot;:&quot;ampoule,classique,ampoule,incandescence,ampoule,filament,&quot;,&#10;      &quot;mots_cles_en&quot;:&quot;conventional,bulb,incandescent,bulb,filament,bulb,&quot;,&#10;      &quot;image&quot;:&quot;ampoule_mini.png&quot;,&#10;      &quot;modco&quot;:&quot;modco_bacblehorsnantes,modco_bacbleu,modco_sacbleu&quot;,&#10;      &quot;recyc&quot;:&quot;NON&quot;,&#10;      &quot;src&quot;:&quot;MieuxTrierANantes 02/2015&quot;&#10;   }," calcext:value-type="string">
            <text:p>   {"code":"dec_ampouleClassique",</text:p>
            <text:p>      "type":"Ressource / objet usagé",</text:p>
            <text:p>      "type_en":"Resource / Used object",</text:p>
            <text:p>      "nom":"Ampoule classique",</text:p>
            <text:p>      "nom_en":"Conventional bulb",</text:p>
            <text:p>      "cat_usuel":"cu_divers",</text:p>
            <text:p>      "cat_trait":"cat_omr",</text:p>
            <text:p>      "descr":"ampoule classique, ampoule à incandescence, ampoule à filament",</text:p>
            <text:p>      "descr_en":"conventional bulb, incandescent bulb, filament bulb",</text:p>
            <text:p>      "mots_cles":"ampoule,classique,ampoule,incandescence,ampoule,filament,",</text:p>
            <text:p>      "mots_cles_en":"conventional,bulb,incandescent,bulb,filament,bulb,",</text:p>
            <text:p>      "image":"ampoul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nnuaire</text:p>
          </table:table-cell>
          <table:table-cell table:style-name="ce196" office:value-type="string" calcext:value-type="string">
            <text:p>Annuaire</text:p>
          </table:table-cell>
          <table:table-cell table:style-name="ce196" office:value-type="string" calcext:value-type="string">
            <text:p>Yearbook</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annuaire</text:p>
          </table:table-cell>
          <table:table-cell table:style-name="ce196" office:value-type="string" calcext:value-type="string">
            <text:p>directory</text:p>
          </table:table-cell>
          <table:table-cell table:style-name="ce196" table:number-columns-repeated="2"/>
          <table:table-cell table:style-name="ce224"/>
          <table:table-cell table:style-name="ce233" office:value-type="string" calcext:value-type="string">
            <text:p>annuaire_mini.png</text:p>
          </table:table-cell>
          <table:table-cell table:style-name="ce233"/>
          <table:table-cell table:style-name="ce250" office:value-type="string" calcext:value-type="string">
            <text:p>MieuxTrierANantes 02/2015</text:p>
          </table:table-cell>
          <table:table-cell table:style-name="ce250"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annuaire," calcext:value-type="string">
            <text:p>annuaire,</text:p>
          </table:table-cell>
          <table:table-cell table:formula="of:=CONCATENATE(UTILTRANSFORMEENMOTSCLES([Dechets.H10]);&quot;,&quot;;[Dechets.J10])" office:value-type="string" office:string-value="directory," calcext:value-type="string">
            <text:p>directory,</text:p>
          </table:table-cell>
          <table:table-cell table:number-columns-repeated="2"/>
          <table:table-cell table:style-name="ce302" table:formula="of:=JSONDECHETS([Dechets.A10];[Dechets.B10];[Dechets.C10];[Dechets.D10];[Dechets.E10];[Dechets.F10];[Dechets.T10];[Dechets.U10];[Dechets.G10];[Dechets.H10];[Dechets.K10];[Dechets.L10];[Dechets.M10];[Dechets.N10];[Dechets.P10])" office:value-type="string" office:string-value="   {&quot;code&quot;:&quot;dec_annuaire&quot;,&#10;      &quot;type&quot;:&quot;Ressource / objet usagé&quot;,&#10;      &quot;type_en&quot;:&quot;Resource / Used object&quot;,&#10;      &quot;nom&quot;:&quot;Annuaire&quot;,&#10;      &quot;nom_en&quot;:&quot;Yearbook&quot;,&#10;      &quot;cat_usuel&quot;:&quot;cu_papierscartons&quot;,&#10;      &quot;cat_trait&quot;:&quot;cat_papiercarton&quot;,&#10;      &quot;descr&quot;:&quot;annuaire&quot;,&#10;      &quot;descr_en&quot;:&quot;directory&quot;,&#10;      &quot;mots_cles&quot;:&quot;annuaire,&quot;,&#10;      &quot;mots_cles_en&quot;:&quot;directory,&quot;,&#10;      &quot;image&quot;:&quot;annuaire_mini.png&quot;,&#10;      &quot;modco&quot;:&quot;modco_contpapiercarton,modco_bacjaune,modco_sacjaune,modco_contembjournmag&quot;,&#10;      &quot;recyc&quot;:&quot;OUI&quot;,&#10;      &quot;src&quot;:&quot;MieuxTrierANantes 02/2015&quot;&#10;   }," calcext:value-type="string">
            <text:p>   {"code":"dec_annuaire",</text:p>
            <text:p>      "type":"Ressource / objet usagé",</text:p>
            <text:p>      "type_en":"Resource / Used object",</text:p>
            <text:p>      "nom":"Annuaire",</text:p>
            <text:p>      "nom_en":"Yearbook",</text:p>
            <text:p>      "cat_usuel":"cu_papierscartons",</text:p>
            <text:p>      "cat_trait":"cat_papiercarton",</text:p>
            <text:p>      "descr":"annuaire",</text:p>
            <text:p>      "descr_en":"directory",</text:p>
            <text:p>      "mots_cles":"annuaire,",</text:p>
            <text:p>      "mots_cles_en":"directory,",</text:p>
            <text:p>      "image":"annuai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ntiFourmis</text:p>
          </table:table-cell>
          <table:table-cell table:style-name="ce203" office:value-type="string" calcext:value-type="string">
            <text:p>Anti-fourmis</text:p>
          </table:table-cell>
          <table:table-cell table:style-name="ce203" office:value-type="string" calcext:value-type="string">
            <text:p>Ant</text:p>
          </table:table-cell>
          <table:table-cell table:style-name="ce196" office:value-type="string" calcext:value-type="string">
            <text:p>cu_toxique</text:p>
          </table:table-cell>
          <table:table-cell table:style-name="ce203" office:value-type="string" calcext:value-type="string">
            <text:p>cat_ddm</text:p>
          </table:table-cell>
          <table:table-cell table:style-name="ce203"/>
          <table:table-cell table:style-name="ce203" office:value-type="string" calcext:value-type="string">
            <text:p>Anti-fourmi</text:p>
          </table:table-cell>
          <table:table-cell table:style-name="ce203" office:value-type="string" calcext:value-type="string">
            <text:p>Ant</text:p>
          </table:table-cell>
          <table:table-cell table:style-name="ce203" table:number-columns-repeated="2"/>
          <table:table-cell table:style-name="ce226"/>
          <table:table-cell table:style-name="ce235" office:value-type="string" calcext:value-type="string">
            <text:p>images_non_libres_temp/antifourmi_jardinbio_mini.png</text:p>
          </table:table-cell>
          <table:table-cell table:style-name="ce236"/>
          <table:table-cell table:style-name="ce253" office:value-type="string" calcext:value-type="string">
            <text:p>MieuxTrierANantes 02/2015</text:p>
          </table:table-cell>
          <table:table-cell table:style-name="ce253" table:number-columns-repeated="2"/>
          <table:table-cell table:style-name="ce296"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anti,fourmi," calcext:value-type="string">
            <text:p>anti,fourmi,</text:p>
          </table:table-cell>
          <table:table-cell table:formula="of:=CONCATENATE(UTILTRANSFORMEENMOTSCLES([Dechets.H11]);&quot;,&quot;;[Dechets.J11])" office:value-type="string" office:string-value="ant," calcext:value-type="string">
            <text:p>ant,</text:p>
          </table:table-cell>
          <table:table-cell table:number-columns-repeated="2"/>
          <table:table-cell table:style-name="ce302" table:formula="of:=JSONDECHETS([Dechets.A11];[Dechets.B11];[Dechets.C11];[Dechets.D11];[Dechets.E11];[Dechets.F11];[Dechets.T11];[Dechets.U11];[Dechets.G11];[Dechets.H11];[Dechets.K11];[Dechets.L11];[Dechets.M11];[Dechets.N11];[Dechets.P11])" office:value-type="string" office:string-value="   {&quot;code&quot;:&quot;dec_antiFourmis&quot;,&#10;      &quot;type&quot;:&quot;Ressource / objet usagé&quot;,&#10;      &quot;type_en&quot;:&quot;Resource / Used object&quot;,&#10;      &quot;nom&quot;:&quot;Anti-fourmis&quot;,&#10;      &quot;nom_en&quot;:&quot;Ant&quot;,&#10;      &quot;cat_usuel&quot;:&quot;cu_toxique&quot;,&#10;      &quot;cat_trait&quot;:&quot;cat_ddm&quot;,&#10;      &quot;descr&quot;:&quot;Anti-fourmi&quot;,&#10;      &quot;descr_en&quot;:&quot;Ant&quot;,&#10;      &quot;mots_cles&quot;:&quot;anti,fourmi,&quot;,&#10;      &quot;mots_cles_en&quot;:&quot;ant,&quot;,&#10;      &quot;cons&quot;:&quot;cons_toxique&quot;,&#10;      &quot;image&quot;:&quot;images_non_libres_temp/antifourmi_jardinbio_mini.png&quot;,&#10;      &quot;modco&quot;:&quot;modco_decheterie,modco_ecopoint&quot;,&#10;      &quot;recyc&quot;:&quot;PAS_POUBELLE&quot;,&#10;      &quot;src&quot;:&quot;MieuxTrierANantes 02/2015&quot;&#10;   }," calcext:value-type="string">
            <text:p>   {"code":"dec_antiFourmis",</text:p>
            <text:p>      "type":"Ressource / objet usagé",</text:p>
            <text:p>      "type_en":"Resource / Used object",</text:p>
            <text:p>      "nom":"Anti-fourmis",</text:p>
            <text:p>      "nom_en":"Ant",</text:p>
            <text:p>      "cat_usuel":"cu_toxique",</text:p>
            <text:p>      "cat_trait":"cat_ddm",</text:p>
            <text:p>      "descr":"Anti-fourmi",</text:p>
            <text:p>      "descr_en":"Ant",</text:p>
            <text:p>      "mots_cles":"anti,fourmi,",</text:p>
            <text:p>      "mots_cles_en":"ant,",</text:p>
            <text:p>      "cons":"cons_toxique",</text:p>
            <text:p>      "image":"images_non_libres_temp/antifourmi_jardinbi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ntigel</text:p>
          </table:table-cell>
          <table:table-cell table:style-name="ce203" office:value-type="string" calcext:value-type="string">
            <text:p>Antigel</text:p>
          </table:table-cell>
          <table:table-cell table:style-name="ce203" office:value-type="string" calcext:value-type="string">
            <text:p>Antifreeze</text:p>
          </table:table-cell>
          <table:table-cell table:style-name="ce203" office:value-type="string" calcext:value-type="string">
            <text:p>cu_toxique</text:p>
          </table:table-cell>
          <table:table-cell table:style-name="ce203" office:value-type="string" calcext:value-type="string">
            <text:p>cat_ddm</text:p>
          </table:table-cell>
          <table:table-cell table:style-name="ce203"/>
          <table:table-cell table:style-name="ce203" office:value-type="string" calcext:value-type="string">
            <text:p>antigel</text:p>
          </table:table-cell>
          <table:table-cell table:style-name="ce203" office:value-type="string" calcext:value-type="string">
            <text:p>antifreeze</text:p>
          </table:table-cell>
          <table:table-cell table:style-name="ce203" table:number-columns-repeated="2"/>
          <table:table-cell table:style-name="ce226"/>
          <table:table-cell table:style-name="ce236" office:value-type="string" calcext:value-type="string">
            <text:p>images_non_libres_temp/antigel_mini.png</text:p>
          </table:table-cell>
          <table:table-cell table:style-name="ce236"/>
          <table:table-cell table:style-name="ce250" office:value-type="string" calcext:value-type="string">
            <text:p>MieuxTrierANantes 02/2015</text:p>
          </table:table-cell>
          <table:table-cell table:style-name="ce250"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antigel," calcext:value-type="string">
            <text:p>antigel,</text:p>
          </table:table-cell>
          <table:table-cell table:formula="of:=CONCATENATE(UTILTRANSFORMEENMOTSCLES([Dechets.H12]);&quot;,&quot;;[Dechets.J12])" office:value-type="string" office:string-value="antifreeze," calcext:value-type="string">
            <text:p>antifreeze,</text:p>
          </table:table-cell>
          <table:table-cell table:number-columns-repeated="2"/>
          <table:table-cell table:style-name="ce302" table:formula="of:=JSONDECHETS([Dechets.A12];[Dechets.B12];[Dechets.C12];[Dechets.D12];[Dechets.E12];[Dechets.F12];[Dechets.T12];[Dechets.U12];[Dechets.G12];[Dechets.H12];[Dechets.K12];[Dechets.L12];[Dechets.M12];[Dechets.N12];[Dechets.P12])" office:value-type="string" office:string-value="   {&quot;code&quot;:&quot;dec_antigel&quot;,&#10;      &quot;type&quot;:&quot;Ressource / objet usagé&quot;,&#10;      &quot;type_en&quot;:&quot;Resource / Used object&quot;,&#10;      &quot;nom&quot;:&quot;Antigel&quot;,&#10;      &quot;nom_en&quot;:&quot;Antifreeze&quot;,&#10;      &quot;cat_usuel&quot;:&quot;cu_toxique&quot;,&#10;      &quot;cat_trait&quot;:&quot;cat_ddm&quot;,&#10;      &quot;descr&quot;:&quot;antigel&quot;,&#10;      &quot;descr_en&quot;:&quot;antifreeze&quot;,&#10;      &quot;mots_cles&quot;:&quot;antigel,&quot;,&#10;      &quot;mots_cles_en&quot;:&quot;antifreeze,&quot;,&#10;      &quot;cons&quot;:&quot;cons_toxique&quot;,&#10;      &quot;image&quot;:&quot;images_non_libres_temp/antigel_mini.png&quot;,&#10;      &quot;modco&quot;:&quot;modco_decheterie,modco_ecopoint&quot;,&#10;      &quot;recyc&quot;:&quot;PAS_POUBELLE&quot;,&#10;      &quot;src&quot;:&quot;MieuxTrierANantes 02/2015&quot;&#10;   }," calcext:value-type="string">
            <text:p>   {"code":"dec_antigel",</text:p>
            <text:p>      "type":"Ressource / objet usagé",</text:p>
            <text:p>      "type_en":"Resource / Used object",</text:p>
            <text:p>      "nom":"Antigel",</text:p>
            <text:p>      "nom_en":"Antifreeze",</text:p>
            <text:p>      "cat_usuel":"cu_toxique",</text:p>
            <text:p>      "cat_trait":"cat_ddm",</text:p>
            <text:p>      "descr":"antigel",</text:p>
            <text:p>      "descr_en":"antifreeze",</text:p>
            <text:p>      "mots_cles":"antigel,",</text:p>
            <text:p>      "mots_cles_en":"antifreeze,",</text:p>
            <text:p>      "cons":"cons_toxique",</text:p>
            <text:p>      "image":"images_non_libres_temp/antig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ppareilElectronique</text:p>
          </table:table-cell>
          <table:table-cell table:style-name="ce203" office:value-type="string" calcext:value-type="string">
            <text:p>Appareil électronique</text:p>
          </table:table-cell>
          <table:table-cell table:style-name="ce203" office:value-type="string" calcext:value-type="string">
            <text:p>Electronic device</text:p>
          </table:table-cell>
          <table:table-cell table:style-name="ce203" office:value-type="string" calcext:value-type="string">
            <text:p>cu_encombrantelectronique</text:p>
          </table:table-cell>
          <table:table-cell table:style-name="ce203" office:value-type="string" calcext:value-type="string">
            <text:p>cat_d3e</text:p>
          </table:table-cell>
          <table:table-cell table:style-name="ce203"/>
          <table:table-cell table:style-name="ce203" office:value-type="string" calcext:value-type="string">
            <text:p>appareil électronique,outillage alimenté par électricité</text:p>
          </table:table-cell>
          <table:table-cell table:style-name="ce203" office:value-type="string" calcext:value-type="string">
            <text:p>electronic equipment, tools powered by Electricité</text:p>
          </table:table-cell>
          <table:table-cell table:style-name="ce203" table:number-columns-repeated="2"/>
          <table:table-cell table:style-name="ce226"/>
          <table:table-cell table:style-name="ce235" office:value-type="string" calcext:value-type="string">
            <text:p>images_non_libres_temp/outillage_electrique_mini.png</text:p>
          </table:table-cell>
          <table:table-cell table:style-name="ce236"/>
          <table:table-cell table:style-name="ce253" office:value-type="string" calcext:value-type="string">
            <text:p>MieuxTrierANantes 02/2015</text:p>
          </table:table-cell>
          <table:table-cell table:style-name="ce259" office:value-type="string" calcext:value-type="string">
            <text:p>Vanessa Viavant (Vns)</text:p>
          </table:table-cell>
          <table:table-cell table:style-name="ce259" office:value-type="string" calcext:value-type="string">
            <text:p>Vns</text:p>
          </table:table-cell>
          <table:table-cell table:style-name="ce253"/>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appareil,electronique,outillage,alimente,par,electricite," calcext:value-type="string">
            <text:p>appareil,electronique,outillage,alimente,par,electricite,</text:p>
          </table:table-cell>
          <table:table-cell table:formula="of:=CONCATENATE(UTILTRANSFORMEENMOTSCLES([Dechets.H13]);&quot;,&quot;;[Dechets.J13])" office:value-type="string" office:string-value="electronic,equipment,tools,powered,by,electricite," calcext:value-type="string">
            <text:p>electronic,equipment,tools,powered,by,electricite,</text:p>
          </table:table-cell>
          <table:table-cell table:number-columns-repeated="2"/>
          <table:table-cell table:style-name="ce302" table:formula="of:=JSONDECHETS([Dechets.A13];[Dechets.B13];[Dechets.C13];[Dechets.D13];[Dechets.E13];[Dechets.F13];[Dechets.T13];[Dechets.U13];[Dechets.G13];[Dechets.H13];[Dechets.K13];[Dechets.L13];[Dechets.M13];[Dechets.N13];[Dechets.P13])" office:value-type="string" office:string-value="   {&quot;code&quot;:&quot;dec_appareilElectronique&quot;,&#10;      &quot;type&quot;:&quot;Ressource / objet usagé&quot;,&#10;      &quot;type_en&quot;:&quot;Resource / Used object&quot;,&#10;      &quot;nom&quot;:&quot;Appareil électronique&quot;,&#10;      &quot;nom_en&quot;:&quot;Electronic device&quot;,&#10;      &quot;cat_usuel&quot;:&quot;cu_encombrantelectronique&quot;,&#10;      &quot;cat_trait&quot;:&quot;cat_d3e&quot;,&#10;      &quot;descr&quot;:&quot;appareil électronique,outillage alimenté par électricité&quot;,&#10;      &quot;descr_en&quot;:&quot;electronic equipment, tools powered by Electricité&quot;,&#10;      &quot;mots_cles&quot;:&quot;appareil,electronique,outillage,alimente,par,electricite,&quot;,&#10;      &quot;mots_cles_en&quot;:&quot;electronic,equipment,tools,powered,by,electricite,&quot;,&#10;      &quot;cons&quot;:&quot;cons_recuppdv1,cons_ecoparticipation&quot;,&#10;      &quot;image&quot;:&quot;images_non_libres_temp/outillage_electrique_mini.png&quot;,&#10;      &quot;modco&quot;:&quot;modco_decheterie,modco_ecopoint,smco_reprise&quot;,&#10;      &quot;recyc&quot;:&quot;PAS_POUBELLE&quot;,&#10;      &quot;src&quot;:&quot;MieuxTrierANantes 02/2015&quot;,&#10;      &quot;sponsor&quot;:&quot;Vns&quot;&#10;   }," calcext:value-type="string">
            <text:p>   {"code":"dec_appareilElectronique",</text:p>
            <text:p>      "type":"Ressource / objet usagé",</text:p>
            <text:p>      "type_en":"Resource / Used object",</text:p>
            <text:p>      "nom":"Appareil électronique",</text:p>
            <text:p>      "nom_en":"Electronic device",</text:p>
            <text:p>      "cat_usuel":"cu_encombrantelectronique",</text:p>
            <text:p>      "cat_trait":"cat_d3e",</text:p>
            <text:p>      "descr":"appareil électronique,outillage alimenté par électricité",</text:p>
            <text:p>      "descr_en":"electronic equipment, tools powered by Electricité",</text:p>
            <text:p>      "mots_cles":"appareil,electronique,outillage,alimente,par,electricite,",</text:p>
            <text:p>      "mots_cles_en":"electronic,equipment,tools,powered,by,electricite,",</text:p>
            <text:p>      "cons":"cons_recuppdv1,cons_ecoparticipation",</text:p>
            <text:p>      "image":"images_non_libres_temp/outillage_electrique_mini.png",</text:p>
            <text:p>      "modco":"modco_decheterie,modco_ecopoint,smco_reprise",</text:p>
            <text:p>      "recyc":"PAS_POUBELLE",</text:p>
            <text:p>      "src":"MieuxTrierANantes 02/2015",</text:p>
            <text:p>      "sponsor":"Vns"</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ppareilsChauffant</text:p>
          </table:table-cell>
          <table:table-cell table:style-name="ce196" office:value-type="string" calcext:value-type="string">
            <text:p>Appareil chauffant</text:p>
          </table:table-cell>
          <table:table-cell table:style-name="ce196" office:value-type="string" calcext:value-type="string">
            <text:p>Heating devices</text:p>
          </table:table-cell>
          <table:table-cell table:style-name="ce196" office:value-type="string" calcext:value-type="string">
            <text:p>cu_encombrantelectronique</text:p>
          </table:table-cell>
          <table:table-cell table:style-name="ce196" office:value-type="string" calcext:value-type="string">
            <text:p>cat_d3e</text:p>
          </table:table-cell>
          <table:table-cell table:style-name="ce196"/>
          <table:table-cell table:style-name="ce196" office:value-type="string" calcext:value-type="string">
            <text:p>appareil chauffant, appareil de chauffage, chauffage, appareil de cuisson, four</text:p>
          </table:table-cell>
          <table:table-cell table:style-name="ce196" office:value-type="string" calcext:value-type="string">
            <text:p>heating devices, heating equipment, heating, cooking appliance, oven</text:p>
          </table:table-cell>
          <table:table-cell table:style-name="ce196" table:number-columns-repeated="2"/>
          <table:table-cell table:style-name="ce224"/>
          <table:table-cell table:style-name="ce233" office:value-type="string" calcext:value-type="string">
            <text:p>chauffage_soufflant_mini.png</text:p>
          </table:table-cell>
          <table:table-cell table:style-name="ce233"/>
          <table:table-cell table:style-name="ce254" office:value-type="string" calcext:value-type="string">
            <text:p>MieuxTrierANantes 02/2015</text:p>
          </table:table-cell>
          <table:table-cell table:style-name="ce254"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appareil,chauffant,appareil,chauffage,chauffage,appareil,cuisson,four," calcext:value-type="string">
            <text:p>appareil,chauffant,appareil,chauffage,chauffage,appareil,cuisson,four,</text:p>
          </table:table-cell>
          <table:table-cell table:formula="of:=CONCATENATE(UTILTRANSFORMEENMOTSCLES([Dechets.H14]);&quot;,&quot;;[Dechets.J14])" office:value-type="string" office:string-value="heating,devices,heating,equipment,heating,cooking,appliance,oven," calcext:value-type="string">
            <text:p>heating,devices,heating,equipment,heating,cooking,appliance,oven,</text:p>
          </table:table-cell>
          <table:table-cell table:number-columns-repeated="2"/>
          <table:table-cell table:style-name="ce302" table:formula="of:=JSONDECHETS([Dechets.A14];[Dechets.B14];[Dechets.C14];[Dechets.D14];[Dechets.E14];[Dechets.F14];[Dechets.T14];[Dechets.U14];[Dechets.G14];[Dechets.H14];[Dechets.K14];[Dechets.L14];[Dechets.M14];[Dechets.N14];[Dechets.P14])" office:value-type="string" office:string-value="   {&quot;code&quot;:&quot;dec_appareilsChauffant&quot;,&#10;      &quot;type&quot;:&quot;Ressource / objet usagé&quot;,&#10;      &quot;type_en&quot;:&quot;Resource / Used object&quot;,&#10;      &quot;nom&quot;:&quot;Appareil chauffant&quot;,&#10;      &quot;nom_en&quot;:&quot;Heating devices&quot;,&#10;      &quot;cat_usuel&quot;:&quot;cu_encombrantelectronique&quot;,&#10;      &quot;cat_trait&quot;:&quot;cat_d3e&quot;,&#10;      &quot;descr&quot;:&quot;appareil chauffant, appareil de chauffage, chauffage, appareil de cuisson, four&quot;,&#10;      &quot;descr_en&quot;:&quot;heating devices, heating equipment, heating, cooking appliance, oven&quot;,&#10;      &quot;mots_cles&quot;:&quot;appareil,chauffant,appareil,chauffage,chauffage,appareil,cuisson,four,&quot;,&#10;      &quot;mots_cles_en&quot;:&quot;heating,devices,heating,equipment,heating,cooking,appliance,oven,&quot;,&#10;      &quot;cons&quot;:&quot;cons_recuppdv1,cons_ecoparticipation&quot;,&#10;      &quot;image&quot;:&quot;chauffage_soufflant_mini.png&quot;,&#10;      &quot;modco&quot;:&quot;modco_decheterie,modco_ecopoint,smco_reprise&quot;,&#10;      &quot;recyc&quot;:&quot;PAS_POUBELLE&quot;,&#10;      &quot;src&quot;:&quot;MieuxTrierANantes 02/2015&quot;&#10;   }," calcext:value-type="string">
            <text:p>   {"code":"dec_appareilsChauffant",</text:p>
            <text:p>      "type":"Ressource / objet usagé",</text:p>
            <text:p>      "type_en":"Resource / Used object",</text:p>
            <text:p>      "nom":"Appareil chauffant",</text:p>
            <text:p>      "nom_en":"Heating devices",</text:p>
            <text:p>      "cat_usuel":"cu_encombrantelectronique",</text:p>
            <text:p>      "cat_trait":"cat_d3e",</text:p>
            <text:p>      "descr":"appareil chauffant, appareil de chauffage, chauffage, appareil de cuisson, four",</text:p>
            <text:p>      "descr_en":"heating devices, heating equipment, heating, cooking appliance, oven",</text:p>
            <text:p>      "mots_cles":"appareil,chauffant,appareil,chauffage,chauffage,appareil,cuisson,four,",</text:p>
            <text:p>      "mots_cles_en":"heating,devices,heating,equipment,heating,cooking,appliance,oven,",</text:p>
            <text:p>      "cons":"cons_recuppdv1,cons_ecoparticipation",</text:p>
            <text:p>      "image":"chauffage_soufflan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appareilsElectromenager</text:p>
          </table:table-cell>
          <table:table-cell table:style-name="ce196" office:value-type="string" calcext:value-type="string">
            <text:p>Appareil électroménager</text:p>
          </table:table-cell>
          <table:table-cell table:style-name="ce196" office:value-type="string" calcext:value-type="string">
            <text:p>Domestic appliance</text:p>
          </table:table-cell>
          <table:table-cell table:style-name="ce196" office:value-type="string" calcext:value-type="string">
            <text:p>cu_encombrantelectronique</text:p>
          </table:table-cell>
          <table:table-cell table:style-name="ce196" office:value-type="string" calcext:value-type="string">
            <text:p>cat_encombrant</text:p>
          </table:table-cell>
          <table:table-cell table:style-name="ce196"/>
          <table:table-cell table:style-name="ce196" office:value-type="string" calcext:value-type="string">
            <text:p>appareil électroménager,petit électroménager</text:p>
          </table:table-cell>
          <table:table-cell table:style-name="ce196" office:value-type="string" calcext:value-type="string">
            <text:p>household appliances, small appliances</text:p>
          </table:table-cell>
          <table:table-cell table:style-name="ce196" table:number-columns-repeated="2"/>
          <table:table-cell table:style-name="ce224"/>
          <table:table-cell table:style-name="ce233" office:value-type="string" calcext:value-type="string">
            <text:p>machine_a_cafe_mini.png</text:p>
          </table:table-cell>
          <table:table-cell table:style-name="ce233"/>
          <table:table-cell table:style-name="ce251" office:value-type="string" calcext:value-type="string">
            <text:p>MieuxTrierANantes 02/2015</text:p>
          </table:table-cell>
          <table:table-cell table:style-name="ce251"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appareil,electromenager,petit,electromenager," calcext:value-type="string">
            <text:p>appareil,electromenager,petit,electromenager,</text:p>
          </table:table-cell>
          <table:table-cell table:formula="of:=CONCATENATE(UTILTRANSFORMEENMOTSCLES([Dechets.H15]);&quot;,&quot;;[Dechets.J15])" office:value-type="string" office:string-value="household,appliances,small,appliances," calcext:value-type="string">
            <text:p>household,appliances,small,appliances,</text:p>
          </table:table-cell>
          <table:table-cell table:number-columns-repeated="2"/>
          <table:table-cell table:style-name="ce302" table:formula="of:=JSONDECHETS([Dechets.A15];[Dechets.B15];[Dechets.C15];[Dechets.D15];[Dechets.E15];[Dechets.F15];[Dechets.T15];[Dechets.U15];[Dechets.G15];[Dechets.H15];[Dechets.K15];[Dechets.L15];[Dechets.M15];[Dechets.N15];[Dechets.P15])" office:value-type="string" office:string-value="   {&quot;code&quot;:&quot;dec_appareilsElectromenager&quot;,&#10;      &quot;type&quot;:&quot;Ressource / objet usagé&quot;,&#10;      &quot;type_en&quot;:&quot;Resource / Used object&quot;,&#10;      &quot;nom&quot;:&quot;Appareil électroménager&quot;,&#10;      &quot;nom_en&quot;:&quot;Domestic appliance&quot;,&#10;      &quot;cat_usuel&quot;:&quot;cu_encombrantelectronique&quot;,&#10;      &quot;cat_trait&quot;:&quot;cat_encombrant&quot;,&#10;      &quot;descr&quot;:&quot;appareil électroménager,petit électroménager&quot;,&#10;      &quot;descr_en&quot;:&quot;household appliances, small appliances&quot;,&#10;      &quot;mots_cles&quot;:&quot;appareil,electromenager,petit,electromenager,&quot;,&#10;      &quot;mots_cles_en&quot;:&quot;household,appliances,small,appliances,&quot;,&#10;      &quot;cons&quot;:&quot;cons_numerosencombrants,cons_encombrants&quot;,&#10;      &quot;image&quot;:&quot;machine_a_cafe_mini.png&quot;,&#10;      &quot;modco&quot;:&quot;modco_encombrant,modco_decheterie&quot;,&#10;      &quot;recyc&quot;:&quot;PAS_POUBELLE&quot;,&#10;      &quot;src&quot;:&quot;MieuxTrierANantes 02/2015&quot;&#10;   }," calcext:value-type="string">
            <text:p>   {"code":"dec_appareilsElectromenager",</text:p>
            <text:p>      "type":"Ressource / objet usagé",</text:p>
            <text:p>      "type_en":"Resource / Used object",</text:p>
            <text:p>      "nom":"Appareil électroménager",</text:p>
            <text:p>      "nom_en":"Domestic appliance",</text:p>
            <text:p>      "cat_usuel":"cu_encombrantelectronique",</text:p>
            <text:p>      "cat_trait":"cat_encombrant",</text:p>
            <text:p>      "descr":"appareil électroménager,petit électroménager",</text:p>
            <text:p>      "descr_en":"household appliances, small appliances",</text:p>
            <text:p>      "mots_cles":"appareil,electromenager,petit,electromenager,",</text:p>
            <text:p>      "mots_cles_en":"household,appliances,small,appliances,",</text:p>
            <text:p>      "cons":"cons_numerosencombrants,cons_encombrants",</text:p>
            <text:p>      "image":"machine_a_caf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arilLessive</text:p>
          </table:table-cell>
          <table:table-cell table:style-name="ce196" office:value-type="string" calcext:value-type="string">
            <text:p>Baril lessive</text:p>
          </table:table-cell>
          <table:table-cell table:style-name="ce196" office:value-type="string" calcext:value-type="string">
            <text:p>Laundry barrel</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baril de lessive, paquet de lessives, baril en carton</text:p>
          </table:table-cell>
          <table:table-cell table:style-name="ce196" office:value-type="string" calcext:value-type="string">
            <text:p>barrel of laundry detergents packets, cardboard barrels</text:p>
          </table:table-cell>
          <table:table-cell table:style-name="ce196" table:number-columns-repeated="2"/>
          <table:table-cell table:style-name="ce224"/>
          <table:table-cell table:style-name="ce233" office:value-type="string" calcext:value-type="string">
            <text:p>baril_lessiv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baril,lessive,paquet,lessives,baril,carton," calcext:value-type="string">
            <text:p>baril,lessive,paquet,lessives,baril,carton,</text:p>
          </table:table-cell>
          <table:table-cell table:formula="of:=CONCATENATE(UTILTRANSFORMEENMOTSCLES([Dechets.H16]);&quot;,&quot;;[Dechets.J16])" office:value-type="string" office:string-value="barrel,of,laundry,detergents,packets,cardboard,barrels," calcext:value-type="string">
            <text:p>barrel,of,laundry,detergents,packets,cardboard,barrels,</text:p>
          </table:table-cell>
          <table:table-cell table:number-columns-repeated="2"/>
          <table:table-cell table:style-name="ce302" table:formula="of:=JSONDECHETS([Dechets.A16];[Dechets.B16];[Dechets.C16];[Dechets.D16];[Dechets.E16];[Dechets.F16];[Dechets.T16];[Dechets.U16];[Dechets.G16];[Dechets.H16];[Dechets.K16];[Dechets.L16];[Dechets.M16];[Dechets.N16];[Dechets.P16])" office:value-type="string" office:string-value="   {&quot;code&quot;:&quot;dec_barilLessive&quot;,&#10;      &quot;type&quot;:&quot;Ressource / objet usagé&quot;,&#10;      &quot;type_en&quot;:&quot;Resource / Used object&quot;,&#10;      &quot;nom&quot;:&quot;Baril lessive&quot;,&#10;      &quot;nom_en&quot;:&quot;Laundry barrel&quot;,&#10;      &quot;cat_usuel&quot;:&quot;cu_papierscartons&quot;,&#10;      &quot;cat_trait&quot;:&quot;cat_papiercarton&quot;,&#10;      &quot;descr&quot;:&quot;baril de lessive, paquet de lessives, baril en carton&quot;,&#10;      &quot;descr_en&quot;:&quot;barrel of laundry detergents packets, cardboard barrels&quot;,&#10;      &quot;mots_cles&quot;:&quot;baril,lessive,paquet,lessives,baril,carton,&quot;,&#10;      &quot;mots_cles_en&quot;:&quot;barrel,of,laundry,detergents,packets,cardboard,barrels,&quot;,&#10;      &quot;image&quot;:&quot;baril_lessive_mini.png&quot;,&#10;      &quot;modco&quot;:&quot;modco_contpapiercarton,modco_bacjaune,modco_sacjaune,modco_contembjournmag&quot;,&#10;      &quot;recyc&quot;:&quot;OUI&quot;,&#10;      &quot;src&quot;:&quot;MieuxTrierANantes 02/2015&quot;&#10;   }," calcext:value-type="string">
            <text:p>   {"code":"dec_barilLessive",</text:p>
            <text:p>      "type":"Ressource / objet usagé",</text:p>
            <text:p>      "type_en":"Resource / Used object",</text:p>
            <text:p>      "nom":"Baril lessive",</text:p>
            <text:p>      "nom_en":"Laundry barrel",</text:p>
            <text:p>      "cat_usuel":"cu_papierscartons",</text:p>
            <text:p>      "cat_trait":"cat_papiercarton",</text:p>
            <text:p>      "descr":"baril de lessive, paquet de lessives, baril en carton",</text:p>
            <text:p>      "descr_en":"barrel of laundry detergents packets, cardboard barrels",</text:p>
            <text:p>      "mots_cles":"baril,lessive,paquet,lessives,baril,carton,",</text:p>
            <text:p>      "mots_cles_en":"barrel,of,laundry,detergents,packets,cardboard,barrels,",</text:p>
            <text:p>      "image":"baril_lessiv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arquetteAluminium</text:p>
          </table:table-cell>
          <table:table-cell table:style-name="ce196" office:value-type="string" calcext:value-type="string">
            <text:p>Barquette aluminium</text:p>
          </table:table-cell>
          <table:table-cell table:style-name="ce196" office:value-type="string" calcext:value-type="string">
            <text:p>Aluminum tray</text:p>
          </table:table-cell>
          <table:table-cell table:style-name="ce196" office:value-type="string" calcext:value-type="string">
            <text:p>cu_metal</text:p>
          </table:table-cell>
          <table:table-cell table:style-name="ce196" office:value-type="string" calcext:value-type="string">
            <text:p>cat_allu</text:p>
          </table:table-cell>
          <table:table-cell table:style-name="ce196"/>
          <table:table-cell table:style-name="ce196" office:value-type="string" calcext:value-type="string">
            <text:p>barquette aluminium, barquette pizza, barquette quiche</text:p>
          </table:table-cell>
          <table:table-cell table:style-name="ce196" office:value-type="string" calcext:value-type="string">
            <text:p>aluminum tray, tray pizza, quiche tray</text:p>
          </table:table-cell>
          <table:table-cell table:style-name="ce196" table:number-columns-repeated="2"/>
          <table:table-cell table:style-name="ce224"/>
          <table:table-cell table:style-name="ce233" office:value-type="string" calcext:value-type="string">
            <text:p>barquette_aluminium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barquette,aluminium,barquette,pizza,barquette,quiche," calcext:value-type="string">
            <text:p>barquette,aluminium,barquette,pizza,barquette,quiche,</text:p>
          </table:table-cell>
          <table:table-cell table:formula="of:=CONCATENATE(UTILTRANSFORMEENMOTSCLES([Dechets.H17]);&quot;,&quot;;[Dechets.J17])" office:value-type="string" office:string-value="aluminum,tray,tray,pizza,quiche,tray," calcext:value-type="string">
            <text:p>aluminum,tray,tray,pizza,quiche,tray,</text:p>
          </table:table-cell>
          <table:table-cell table:number-columns-repeated="2"/>
          <table:table-cell table:style-name="ce302" table:formula="of:=JSONDECHETS([Dechets.A17];[Dechets.B17];[Dechets.C17];[Dechets.D17];[Dechets.E17];[Dechets.F17];[Dechets.T17];[Dechets.U17];[Dechets.G17];[Dechets.H17];[Dechets.K17];[Dechets.L17];[Dechets.M17];[Dechets.N17];[Dechets.P17])" office:value-type="string" office:string-value="   {&quot;code&quot;:&quot;dec_barquetteAluminium&quot;,&#10;      &quot;type&quot;:&quot;Ressource / objet usagé&quot;,&#10;      &quot;type_en&quot;:&quot;Resource / Used object&quot;,&#10;      &quot;nom&quot;:&quot;Barquette aluminium&quot;,&#10;      &quot;nom_en&quot;:&quot;Aluminum tray&quot;,&#10;      &quot;cat_usuel&quot;:&quot;cu_metal&quot;,&#10;      &quot;cat_trait&quot;:&quot;cat_allu&quot;,&#10;      &quot;descr&quot;:&quot;barquette aluminium, barquette pizza, barquette quiche&quot;,&#10;      &quot;descr_en&quot;:&quot;aluminum tray, tray pizza, quiche tray&quot;,&#10;      &quot;mots_cles&quot;:&quot;barquette,aluminium,barquette,pizza,barquette,quiche,&quot;,&#10;      &quot;mots_cles_en&quot;:&quot;aluminum,tray,tray,pizza,quiche,tray,&quot;,&#10;      &quot;cons&quot;:&quot;cons_allu&quot;,&#10;      &quot;image&quot;:&quot;barquette_aluminium_mini.png&quot;,&#10;      &quot;modco&quot;:&quot;modco_decheterie,modco_ecopoint,modco_bacjaune,modco_sacjaune,modco_contembjournmag&quot;,&#10;      &quot;recyc&quot;:&quot;OUI&quot;,&#10;      &quot;src&quot;:&quot;MieuxTrierANantes 02/2015&quot;&#10;   }," calcext:value-type="string">
            <text:p>   {"code":"dec_barquetteAluminium",</text:p>
            <text:p>      "type":"Ressource / objet usagé",</text:p>
            <text:p>      "type_en":"Resource / Used object",</text:p>
            <text:p>      "nom":"Barquette aluminium",</text:p>
            <text:p>      "nom_en":"Aluminum tray",</text:p>
            <text:p>      "cat_usuel":"cu_metal",</text:p>
            <text:p>      "cat_trait":"cat_allu",</text:p>
            <text:p>      "descr":"barquette aluminium, barquette pizza, barquette quiche",</text:p>
            <text:p>      "descr_en":"aluminum tray, tray pizza, quiche tray",</text:p>
            <text:p>      "mots_cles":"barquette,aluminium,barquette,pizza,barquette,quiche,",</text:p>
            <text:p>      "mots_cles_en":"aluminum,tray,tray,pizza,quiche,tray,",</text:p>
            <text:p>      "cons":"cons_allu",</text:p>
            <text:p>      "image":"barquette_aluminium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arquettePolystyrene</text:p>
          </table:table-cell>
          <table:table-cell table:style-name="ce196" office:value-type="string" calcext:value-type="string">
            <text:p>Barquette polystyrène</text:p>
          </table:table-cell>
          <table:table-cell table:style-name="ce196" office:value-type="string" calcext:value-type="string">
            <text:p>Polystyrene tray</text:p>
          </table:table-cell>
          <table:table-cell table:style-name="ce196" office:value-type="string" calcext:value-type="string">
            <text:p>cu_plastique</text:p>
          </table:table-cell>
          <table:table-cell table:style-name="ce196" office:value-type="string" calcext:value-type="string">
            <text:p>cat_omr_plastique</text:p>
          </table:table-cell>
          <table:table-cell table:style-name="ce196"/>
          <table:table-cell table:style-name="ce196" office:value-type="string" calcext:value-type="string">
            <text:p>barquette polystyrène, barquette plastique</text:p>
          </table:table-cell>
          <table:table-cell table:style-name="ce196" office:value-type="string" calcext:value-type="string">
            <text:p>polystyrene, plastic tray tray</text:p>
          </table:table-cell>
          <table:table-cell table:style-name="ce196" table:number-columns-repeated="2"/>
          <table:table-cell table:style-name="ce224"/>
          <table:table-cell table:style-name="ce233" office:value-type="string" calcext:value-type="string">
            <text:p>barquette_polystyrene_mini.png</text:p>
          </table:table-cell>
          <table:table-cell table:style-name="ce233"/>
          <table:table-cell table:style-name="ce222" office:value-type="string" calcext:value-type="string">
            <text:p>MieuxTrierANantes 02/2015</text:p>
          </table:table-cell>
          <table:table-cell table:style-name="ce222"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barquette,polystyrene,barquette,plastique," calcext:value-type="string">
            <text:p>barquette,polystyrene,barquette,plastique,</text:p>
          </table:table-cell>
          <table:table-cell table:formula="of:=CONCATENATE(UTILTRANSFORMEENMOTSCLES([Dechets.H18]);&quot;,&quot;;[Dechets.J18])" office:value-type="string" office:string-value="polystyrene,plastic,tray,tray," calcext:value-type="string">
            <text:p>polystyrene,plastic,tray,tray,</text:p>
          </table:table-cell>
          <table:table-cell table:number-columns-repeated="2"/>
          <table:table-cell table:style-name="ce302" table:formula="of:=JSONDECHETS([Dechets.A18];[Dechets.B18];[Dechets.C18];[Dechets.D18];[Dechets.E18];[Dechets.F18];[Dechets.T18];[Dechets.U18];[Dechets.G18];[Dechets.H18];[Dechets.K18];[Dechets.L18];[Dechets.M18];[Dechets.N18];[Dechets.P18])" office:value-type="string" office:string-value="   {&quot;code&quot;:&quot;dec_barquettePolystyrene&quot;,&#10;      &quot;type&quot;:&quot;Ressource / objet usagé&quot;,&#10;      &quot;type_en&quot;:&quot;Resource / Used object&quot;,&#10;      &quot;nom&quot;:&quot;Barquette polystyrène&quot;,&#10;      &quot;nom_en&quot;:&quot;Polystyrene tray&quot;,&#10;      &quot;cat_usuel&quot;:&quot;cu_plastique&quot;,&#10;      &quot;cat_trait&quot;:&quot;cat_omr_plastique&quot;,&#10;      &quot;descr&quot;:&quot;barquette polystyrène, barquette plastique&quot;,&#10;      &quot;descr_en&quot;:&quot;polystyrene, plastic tray tray&quot;,&#10;      &quot;mots_cles&quot;:&quot;barquette,polystyrene,barquette,plastique,&quot;,&#10;      &quot;mots_cles_en&quot;:&quot;polystyrene,plastic,tray,tray,&quot;,&#10;      &quot;cons&quot;:&quot;cons_pasuniquementbouteilleflacon&quot;,&#10;      &quot;image&quot;:&quot;barquette_polystyrene_mini.png&quot;,&#10;      &quot;modco&quot;:&quot;modco_bacjaunnantes,modco_bacblehorsnantes,modco_sacbleu&quot;,&#10;      &quot;recyc&quot;:&quot;OUI_ET_NON&quot;,&#10;      &quot;src&quot;:&quot;MieuxTrierANantes 02/2015&quot;&#10;   }," calcext:value-type="string">
            <text:p>   {"code":"dec_barquettePolystyrene",</text:p>
            <text:p>      "type":"Ressource / objet usagé",</text:p>
            <text:p>      "type_en":"Resource / Used object",</text:p>
            <text:p>      "nom":"Barquette polystyrène",</text:p>
            <text:p>      "nom_en":"Polystyrene tray",</text:p>
            <text:p>      "cat_usuel":"cu_plastique",</text:p>
            <text:p>      "cat_trait":"cat_omr_plastique",</text:p>
            <text:p>      "descr":"barquette polystyrène, barquette plastique",</text:p>
            <text:p>      "descr_en":"polystyrene, plastic tray tray",</text:p>
            <text:p>      "mots_cles":"barquette,polystyrene,barquette,plastique,",</text:p>
            <text:p>      "mots_cles_en":"polystyrene,plastic,tray,tray,",</text:p>
            <text:p>      "cons":"cons_pasuniquementbouteilleflacon",</text:p>
            <text:p>      "image":"barquette_polystyren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atteriesVoiture</text:p>
          </table:table-cell>
          <table:table-cell table:style-name="ce196" office:value-type="string" calcext:value-type="string">
            <text:p>Batteries voiture</text:p>
          </table:table-cell>
          <table:table-cell table:style-name="ce196" office:value-type="string" calcext:value-type="string">
            <text:p>Car Batteries</text:p>
          </table:table-cell>
          <table:table-cell table:style-name="ce196" office:value-type="string" calcext:value-type="string">
            <text:p>cu_toxique</text:p>
          </table:table-cell>
          <table:table-cell table:style-name="ce196" office:value-type="string" calcext:value-type="string">
            <text:p>cat_batterie</text:p>
          </table:table-cell>
          <table:table-cell table:style-name="ce196"/>
          <table:table-cell table:style-name="ce196" office:value-type="string" calcext:value-type="string">
            <text:p>batterie de voiture</text:p>
          </table:table-cell>
          <table:table-cell table:style-name="ce196" office:value-type="string" calcext:value-type="string">
            <text:p>car battery</text:p>
          </table:table-cell>
          <table:table-cell table:style-name="ce196" table:number-columns-repeated="2"/>
          <table:table-cell table:style-name="ce224"/>
          <table:table-cell table:style-name="ce233" office:value-type="string" calcext:value-type="string">
            <text:p>batterie_voiture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batterie,voiture," calcext:value-type="string">
            <text:p>batterie,voiture,</text:p>
          </table:table-cell>
          <table:table-cell table:formula="of:=CONCATENATE(UTILTRANSFORMEENMOTSCLES([Dechets.H19]);&quot;,&quot;;[Dechets.J19])" office:value-type="string" office:string-value="car,battery," calcext:value-type="string">
            <text:p>car,battery,</text:p>
          </table:table-cell>
          <table:table-cell table:number-columns-repeated="2"/>
          <table:table-cell table:style-name="ce302" table:formula="of:=JSONDECHETS([Dechets.A19];[Dechets.B19];[Dechets.C19];[Dechets.D19];[Dechets.E19];[Dechets.F19];[Dechets.T19];[Dechets.U19];[Dechets.G19];[Dechets.H19];[Dechets.K19];[Dechets.L19];[Dechets.M19];[Dechets.N19];[Dechets.P19])" office:value-type="string" office:string-value="   {&quot;code&quot;:&quot;dec_batteriesVoiture&quot;,&#10;      &quot;type&quot;:&quot;Ressource / objet usagé&quot;,&#10;      &quot;type_en&quot;:&quot;Resource / Used object&quot;,&#10;      &quot;nom&quot;:&quot;Batteries voiture&quot;,&#10;      &quot;nom_en&quot;:&quot;Car Batteries&quot;,&#10;      &quot;cat_usuel&quot;:&quot;cu_toxique&quot;,&#10;      &quot;cat_trait&quot;:&quot;cat_batterie&quot;,&#10;      &quot;descr&quot;:&quot;batterie de voiture&quot;,&#10;      &quot;descr_en&quot;:&quot;car battery&quot;,&#10;      &quot;mots_cles&quot;:&quot;batterie,voiture,&quot;,&#10;      &quot;mots_cles_en&quot;:&quot;car,battery,&quot;,&#10;      &quot;cons&quot;:&quot;cons_toxique&quot;,&#10;      &quot;image&quot;:&quot;batterie_voiture_mini.png&quot;,&#10;      &quot;modco&quot;:&quot;smco_garage,modco_decheterie,modco_ecopoint&quot;,&#10;      &quot;recyc&quot;:&quot;OUI&quot;,&#10;      &quot;src&quot;:&quot;MieuxTrierANantes 02/2015&quot;&#10;   }," calcext:value-type="string">
            <text:p>   {"code":"dec_batteriesVoiture",</text:p>
            <text:p>      "type":"Ressource / objet usagé",</text:p>
            <text:p>      "type_en":"Resource / Used object",</text:p>
            <text:p>      "nom":"Batteries voiture",</text:p>
            <text:p>      "nom_en":"Car Batteries",</text:p>
            <text:p>      "cat_usuel":"cu_toxique",</text:p>
            <text:p>      "cat_trait":"cat_batterie",</text:p>
            <text:p>      "descr":"batterie de voiture",</text:p>
            <text:p>      "descr_en":"car battery",</text:p>
            <text:p>      "mots_cles":"batterie,voiture,",</text:p>
            <text:p>      "mots_cles_en":"car,battery,",</text:p>
            <text:p>      "cons":"cons_toxique",</text:p>
            <text:p>      "image":"batterie_voiture_mini.png",</text:p>
            <text:p>      "modco":"smco_garag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idonDHuileMoteurVide</text:p>
          </table:table-cell>
          <table:table-cell table:style-name="ce203" office:value-type="string" calcext:value-type="string">
            <text:p>Bidon d'huile moteur vide</text:p>
          </table:table-cell>
          <table:table-cell table:style-name="ce203" office:value-type="string" calcext:value-type="string">
            <text:p>Empty motor oil can</text:p>
          </table:table-cell>
          <table:table-cell table:style-name="ce203" office:value-type="string" calcext:value-type="string">
            <text:p>cu_toxique</text:p>
          </table:table-cell>
          <table:table-cell table:style-name="ce203" office:value-type="string" calcext:value-type="string">
            <text:p>cat_omr</text:p>
          </table:table-cell>
          <table:table-cell table:style-name="ce203"/>
          <table:table-cell table:style-name="ce203" office:value-type="string" calcext:value-type="string">
            <text:p>bidon d'huile moteur vide</text:p>
          </table:table-cell>
          <table:table-cell table:style-name="ce203" office:value-type="string" calcext:value-type="string">
            <text:p>empty can of engine oil</text:p>
          </table:table-cell>
          <table:table-cell table:style-name="ce203" table:number-columns-repeated="2"/>
          <table:table-cell table:style-name="ce226"/>
          <table:table-cell table:style-name="ce236" office:value-type="string" calcext:value-type="string">
            <text:p>huile_moteur.png</text:p>
          </table:table-cell>
          <table:table-cell table:style-name="ce247"/>
          <table:table-cell table:style-name="ce257" office:value-type="string" calcext:value-type="string">
            <text:p>MieuxTrierANantes 02/2015</text:p>
          </table:table-cell>
          <table:table-cell table:style-name="ce257"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bidon,huile,moteur,vide," calcext:value-type="string">
            <text:p>bidon,huile,moteur,vide,</text:p>
          </table:table-cell>
          <table:table-cell table:formula="of:=CONCATENATE(UTILTRANSFORMEENMOTSCLES([Dechets.H20]);&quot;,&quot;;[Dechets.J20])" office:value-type="string" office:string-value="empty,can,of,engine,oil," calcext:value-type="string">
            <text:p>empty,can,of,engine,oil,</text:p>
          </table:table-cell>
          <table:table-cell table:number-columns-repeated="2"/>
          <table:table-cell table:style-name="ce302" table:formula="of:=JSONDECHETS([Dechets.A20];[Dechets.B20];[Dechets.C20];[Dechets.D20];[Dechets.E20];[Dechets.F20];[Dechets.T20];[Dechets.U20];[Dechets.G20];[Dechets.H20];[Dechets.K20];[Dechets.L20];[Dechets.M20];[Dechets.N20];[Dechets.P20])" office:value-type="string" office:string-value="   {&quot;code&quot;:&quot;dec_bidonDHuileMoteurVide&quot;,&#10;      &quot;type&quot;:&quot;Ressource / objet usagé&quot;,&#10;      &quot;type_en&quot;:&quot;Resource / Used object&quot;,&#10;      &quot;nom&quot;:&quot;Bidon d'huile moteur vide&quot;,&#10;      &quot;nom_en&quot;:&quot;Empty motor oil can&quot;,&#10;      &quot;cat_usuel&quot;:&quot;cu_toxique&quot;,&#10;      &quot;cat_trait&quot;:&quot;cat_omr&quot;,&#10;      &quot;descr&quot;:&quot;bidon d'huile moteur vide&quot;,&#10;      &quot;descr_en&quot;:&quot;empty can of engine oil&quot;,&#10;      &quot;mots_cles&quot;:&quot;bidon,huile,moteur,vide,&quot;,&#10;      &quot;mots_cles_en&quot;:&quot;empty,can,of,engine,oil,&quot;,&#10;      &quot;image&quot;:&quot;huile_moteur.png&quot;,&#10;      &quot;modco&quot;:&quot;modco_bacblehorsnantes,modco_bacbleu,modco_sacbleu&quot;,&#10;      &quot;recyc&quot;:&quot;NON&quot;,&#10;      &quot;src&quot;:&quot;MieuxTrierANantes 02/2015&quot;&#10;   }," calcext:value-type="string">
            <text:p>   {"code":"dec_bidonDHuileMoteurVide",</text:p>
            <text:p>      "type":"Ressource / objet usagé",</text:p>
            <text:p>      "type_en":"Resource / Used object",</text:p>
            <text:p>      "nom":"Bidon d'huile moteur vide",</text:p>
            <text:p>      "nom_en":"Empty motor oil can",</text:p>
            <text:p>      "cat_usuel":"cu_toxique",</text:p>
            <text:p>      "cat_trait":"cat_omr",</text:p>
            <text:p>      "descr":"bidon d'huile moteur vide",</text:p>
            <text:p>      "descr_en":"empty can of engine oil",</text:p>
            <text:p>      "mots_cles":"bidon,huile,moteur,vide,",</text:p>
            <text:p>      "mots_cles_en":"empty,can,of,engine,oil,",</text:p>
            <text:p>      "image":"huile_moteur.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idonMetal</text:p>
          </table:table-cell>
          <table:table-cell table:style-name="ce196" office:value-type="string" calcext:value-type="string">
            <text:p>Bidon métal vide</text:p>
          </table:table-cell>
          <table:table-cell table:style-name="ce196" office:value-type="string" calcext:value-type="string">
            <text:p>Canister vacuum metal</text:p>
          </table:table-cell>
          <table:table-cell table:style-name="ce196" office:value-type="string" calcext:value-type="string">
            <text:p>cu_metal</text:p>
          </table:table-cell>
          <table:table-cell table:style-name="ce196" office:value-type="string" calcext:value-type="string">
            <text:p>cat_acier</text:p>
          </table:table-cell>
          <table:table-cell table:style-name="ce196"/>
          <table:table-cell table:style-name="ce196" office:value-type="string" calcext:value-type="string">
            <text:p>bidon de métal vide</text:p>
          </table:table-cell>
          <table:table-cell table:style-name="ce196" office:value-type="string" calcext:value-type="string">
            <text:p>empty metal container</text:p>
          </table:table-cell>
          <table:table-cell table:style-name="ce196" table:number-columns-repeated="2"/>
          <table:table-cell table:style-name="ce224"/>
          <table:table-cell table:style-name="ce233" office:value-type="string" calcext:value-type="string">
            <text:p>bidon_metal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bidon,metal,vide," calcext:value-type="string">
            <text:p>bidon,metal,vide,</text:p>
          </table:table-cell>
          <table:table-cell table:formula="of:=CONCATENATE(UTILTRANSFORMEENMOTSCLES([Dechets.H21]);&quot;,&quot;;[Dechets.J21])" office:value-type="string" office:string-value="empty,metal,container," calcext:value-type="string">
            <text:p>empty,metal,container,</text:p>
          </table:table-cell>
          <table:table-cell table:number-columns-repeated="2"/>
          <table:table-cell table:style-name="ce302" table:formula="of:=JSONDECHETS([Dechets.A21];[Dechets.B21];[Dechets.C21];[Dechets.D21];[Dechets.E21];[Dechets.F21];[Dechets.T21];[Dechets.U21];[Dechets.G21];[Dechets.H21];[Dechets.K21];[Dechets.L21];[Dechets.M21];[Dechets.N21];[Dechets.P21])" office:value-type="string" office:string-value="   {&quot;code&quot;:&quot;dec_bidonMetal&quot;,&#10;      &quot;type&quot;:&quot;Ressource / objet usagé&quot;,&#10;      &quot;type_en&quot;:&quot;Resource / Used object&quot;,&#10;      &quot;nom&quot;:&quot;Bidon métal vide&quot;,&#10;      &quot;nom_en&quot;:&quot;Canister vacuum metal&quot;,&#10;      &quot;cat_usuel&quot;:&quot;cu_metal&quot;,&#10;      &quot;cat_trait&quot;:&quot;cat_acier&quot;,&#10;      &quot;descr&quot;:&quot;bidon de métal vide&quot;,&#10;      &quot;descr_en&quot;:&quot;empty metal container&quot;,&#10;      &quot;mots_cles&quot;:&quot;bidon,metal,vide,&quot;,&#10;      &quot;mots_cles_en&quot;:&quot;empty,metal,container,&quot;,&#10;      &quot;cons&quot;:&quot;cons_ferraille,cons_acier&quot;,&#10;      &quot;image&quot;:&quot;bidon_metal_mini.png&quot;,&#10;      &quot;modco&quot;:&quot;modco_decheterie,modco_ecopoint,modco_bacjaune,modco_sacjaune,modco_contembjournmag&quot;,&#10;      &quot;recyc&quot;:&quot;OUI&quot;,&#10;      &quot;src&quot;:&quot;MieuxTrierANantes 02/2015&quot;&#10;   }," calcext:value-type="string">
            <text:p>   {"code":"dec_bidonMetal",</text:p>
            <text:p>      "type":"Ressource / objet usagé",</text:p>
            <text:p>      "type_en":"Resource / Used object",</text:p>
            <text:p>      "nom":"Bidon métal vide",</text:p>
            <text:p>      "nom_en":"Canister vacuum metal",</text:p>
            <text:p>      "cat_usuel":"cu_metal",</text:p>
            <text:p>      "cat_trait":"cat_acier",</text:p>
            <text:p>      "descr":"bidon de métal vide",</text:p>
            <text:p>      "descr_en":"empty metal container",</text:p>
            <text:p>      "mots_cles":"bidon,metal,vide,",</text:p>
            <text:p>      "mots_cles_en":"empty,metal,container,",</text:p>
            <text:p>      "cons":"cons_ferraille,cons_acier",</text:p>
            <text:p>      "image":"bidon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calEnVerre</text:p>
          </table:table-cell>
          <table:table-cell table:style-name="ce196" office:value-type="string" calcext:value-type="string">
            <text:p>Bocal verre</text:p>
          </table:table-cell>
          <table:table-cell table:style-name="ce196" office:value-type="string" calcext:value-type="string">
            <text:p>Glass jar</text:p>
          </table:table-cell>
          <table:table-cell table:style-name="ce196" office:value-type="string" calcext:value-type="string">
            <text:p>cu_verrevaisselle</text:p>
          </table:table-cell>
          <table:table-cell table:style-name="ce196" office:value-type="string" calcext:value-type="string">
            <text:p>cat_verre</text:p>
          </table:table-cell>
          <table:table-cell table:style-name="ce196"/>
          <table:table-cell table:style-name="ce196" office:value-type="string" calcext:value-type="string">
            <text:p>bocal en verre, nutella, pâte a tartiner, pot en verre</text:p>
          </table:table-cell>
          <table:table-cell table:style-name="ce196" office:value-type="string" calcext:value-type="string">
            <text:p>glass jar, chocolate, spreadable paste, glass jar</text:p>
          </table:table-cell>
          <table:table-cell table:style-name="ce196" table:number-columns-repeated="2"/>
          <table:table-cell table:style-name="ce224" office:value-type="string" calcext:value-type="string">
            <text:p>cons_sansbouchon,cons_couverclemetal,cons_potsmoutarde</text:p>
          </table:table-cell>
          <table:table-cell table:style-name="ce233" office:value-type="string" calcext:value-type="string">
            <text:p>bocal_verre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bocal,verre,nutella,pate,tartiner,pot,verre," calcext:value-type="string">
            <text:p>bocal,verre,nutella,pate,tartiner,pot,verre,</text:p>
          </table:table-cell>
          <table:table-cell table:formula="of:=CONCATENATE(UTILTRANSFORMEENMOTSCLES([Dechets.H22]);&quot;,&quot;;[Dechets.J22])" office:value-type="string" office:string-value="glass,jar,chocolate,spreadable,paste,glass,jar," calcext:value-type="string">
            <text:p>glass,jar,chocolate,spreadable,paste,glass,jar,</text:p>
          </table:table-cell>
          <table:table-cell table:number-columns-repeated="2"/>
          <table:table-cell table:style-name="ce302" table:formula="of:=JSONDECHETS([Dechets.A22];[Dechets.B22];[Dechets.C22];[Dechets.D22];[Dechets.E22];[Dechets.F22];[Dechets.T22];[Dechets.U22];[Dechets.G22];[Dechets.H22];[Dechets.K22];[Dechets.L22];[Dechets.M22];[Dechets.N22];[Dechets.P22])" office:value-type="string" office:string-value="   {&quot;code&quot;:&quot;dec_bocalEnVerre&quot;,&#10;      &quot;type&quot;:&quot;Ressource / objet usagé&quot;,&#10;      &quot;type_en&quot;:&quot;Resource / Used object&quot;,&#10;      &quot;nom&quot;:&quot;Bocal verre&quot;,&#10;      &quot;nom_en&quot;:&quot;Glass jar&quot;,&#10;      &quot;cat_usuel&quot;:&quot;cu_verrevaisselle&quot;,&#10;      &quot;cat_trait&quot;:&quot;cat_verre&quot;,&#10;      &quot;descr&quot;:&quot;bocal en verre, nutella, pâte a tartiner, pot en verre&quot;,&#10;      &quot;descr_en&quot;:&quot;glass jar, chocolate, spreadable paste, glass jar&quot;,&#10;      &quot;mots_cles&quot;:&quot;bocal,verre,nutella,pate,tartiner,pot,verre,&quot;,&#10;      &quot;mots_cles_en&quot;:&quot;glass,jar,chocolate,spreadable,paste,glass,jar,&quot;,&#10;      &quot;cons&quot;:&quot;cons_sansbouchon,cons_couverclemetal,cons_potsmoutarde,cons_verre&quot;,&#10;      &quot;image&quot;:&quot;bocal_verre_mini.png&quot;,&#10;      &quot;modco&quot;:&quot;modco_contverre,modco_decheterie,modco_ecopoint&quot;,&#10;      &quot;recyc&quot;:&quot;OUI&quot;,&#10;      &quot;src&quot;:&quot;MieuxTrierANantes 02/2015&quot;&#10;   }," calcext:value-type="string">
            <text:p>   {"code":"dec_bocalEnVerre",</text:p>
            <text:p>      "type":"Ressource / objet usagé",</text:p>
            <text:p>      "type_en":"Resource / Used object",</text:p>
            <text:p>      "nom":"Bocal verre",</text:p>
            <text:p>      "nom_en":"Glass jar",</text:p>
            <text:p>      "cat_usuel":"cu_verrevaisselle",</text:p>
            <text:p>      "cat_trait":"cat_verre",</text:p>
            <text:p>      "descr":"bocal en verre, nutella, pâte a tartiner, pot en verre",</text:p>
            <text:p>      "descr_en":"glass jar, chocolate, spreadable paste, glass jar",</text:p>
            <text:p>      "mots_cles":"bocal,verre,nutella,pate,tartiner,pot,verre,",</text:p>
            <text:p>      "mots_cles_en":"glass,jar,chocolate,spreadable,paste,glass,jar,",</text:p>
            <text:p>      "cons":"cons_sansbouchon,cons_couverclemetal,cons_potsmoutarde,cons_verre",</text:p>
            <text:p>      "image":"bocal_verr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iteAOeufsEnPlastique</text:p>
          </table:table-cell>
          <table:table-cell table:style-name="ce196" office:value-type="string" calcext:value-type="string">
            <text:p>Boîte à œufs plastique</text:p>
          </table:table-cell>
          <table:table-cell table:style-name="ce196" office:value-type="string" calcext:value-type="string">
            <text:p>Plastic Egg Box</text:p>
          </table:table-cell>
          <table:table-cell table:style-name="ce196" office:value-type="string" calcext:value-type="string">
            <text:p>cu_plastique</text:p>
          </table:table-cell>
          <table:table-cell table:style-name="ce196" office:value-type="string" calcext:value-type="string">
            <text:p>cat_omr_plastique</text:p>
          </table:table-cell>
          <table:table-cell table:style-name="ce196"/>
          <table:table-cell table:style-name="ce196" office:value-type="string" calcext:value-type="string">
            <text:p>boîte à œuf en plastique</text:p>
          </table:table-cell>
          <table:table-cell table:style-name="ce196" office:value-type="string" calcext:value-type="string">
            <text:p>plastic egg carton</text:p>
          </table:table-cell>
          <table:table-cell table:style-name="ce196" table:number-columns-repeated="2"/>
          <table:table-cell table:style-name="ce224"/>
          <table:table-cell table:style-name="ce233" office:value-type="string" calcext:value-type="string">
            <text:p>boite_a_oeufs_plastiqu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boite,œuf,plastique," calcext:value-type="string">
            <text:p>boite,œuf,plastique,</text:p>
          </table:table-cell>
          <table:table-cell table:formula="of:=CONCATENATE(UTILTRANSFORMEENMOTSCLES([Dechets.H23]);&quot;,&quot;;[Dechets.J23])" office:value-type="string" office:string-value="plastic,egg,carton," calcext:value-type="string">
            <text:p>plastic,egg,carton,</text:p>
          </table:table-cell>
          <table:table-cell table:number-columns-repeated="2"/>
          <table:table-cell table:style-name="ce302" table:formula="of:=JSONDECHETS([Dechets.A23];[Dechets.B23];[Dechets.C23];[Dechets.D23];[Dechets.E23];[Dechets.F23];[Dechets.T23];[Dechets.U23];[Dechets.G23];[Dechets.H23];[Dechets.K23];[Dechets.L23];[Dechets.M23];[Dechets.N23];[Dechets.P23])" office:value-type="string" office:string-value="   {&quot;code&quot;:&quot;dec_boiteAOeufsEnPlastique&quot;,&#10;      &quot;type&quot;:&quot;Ressource / objet usagé&quot;,&#10;      &quot;type_en&quot;:&quot;Resource / Used object&quot;,&#10;      &quot;nom&quot;:&quot;Boîte à œufs plastique&quot;,&#10;      &quot;nom_en&quot;:&quot;Plastic Egg Box&quot;,&#10;      &quot;cat_usuel&quot;:&quot;cu_plastique&quot;,&#10;      &quot;cat_trait&quot;:&quot;cat_omr_plastique&quot;,&#10;      &quot;descr&quot;:&quot;boîte à œuf en plastique&quot;,&#10;      &quot;descr_en&quot;:&quot;plastic egg carton&quot;,&#10;      &quot;mots_cles&quot;:&quot;boite,œuf,plastique,&quot;,&#10;      &quot;mots_cles_en&quot;:&quot;plastic,egg,carton,&quot;,&#10;      &quot;cons&quot;:&quot;cons_pasuniquementbouteilleflacon&quot;,&#10;      &quot;image&quot;:&quot;boite_a_oeufs_plastique_mini.png&quot;,&#10;      &quot;modco&quot;:&quot;modco_bacjaunnantes,modco_bacblehorsnantes,modco_sacbleu&quot;,&#10;      &quot;recyc&quot;:&quot;OUI_ET_NON&quot;,&#10;      &quot;src&quot;:&quot;MieuxTrierANantes 02/2015&quot;&#10;   }," calcext:value-type="string">
            <text:p>   {"code":"dec_boiteAOeufsEnPlastique",</text:p>
            <text:p>      "type":"Ressource / objet usagé",</text:p>
            <text:p>      "type_en":"Resource / Used object",</text:p>
            <text:p>      "nom":"Boîte à œufs plastique",</text:p>
            <text:p>      "nom_en":"Plastic Egg Box",</text:p>
            <text:p>      "cat_usuel":"cu_plastique",</text:p>
            <text:p>      "cat_trait":"cat_omr_plastique",</text:p>
            <text:p>      "descr":"boîte à œuf en plastique",</text:p>
            <text:p>      "descr_en":"plastic egg carton",</text:p>
            <text:p>      "mots_cles":"boite,œuf,plastique,",</text:p>
            <text:p>      "mots_cles_en":"plastic,egg,carton,",</text:p>
            <text:p>      "cons":"cons_pasuniquementbouteilleflacon",</text:p>
            <text:p>      "image":"boite_a_oeufs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iteCamembertEnBois</text:p>
          </table:table-cell>
          <table:table-cell table:style-name="ce196" office:value-type="string" calcext:value-type="string">
            <text:p>Boîte camembert bois</text:p>
          </table:table-cell>
          <table:table-cell table:style-name="ce196" office:value-type="string" calcext:value-type="string">
            <text:p>Wooden box camembert</text:p>
          </table:table-cell>
          <table:table-cell table:style-name="ce196" office:value-type="string" calcext:value-type="string">
            <text:p>cu_vertbois</text:p>
          </table:table-cell>
          <table:table-cell table:style-name="ce196" office:value-type="string" calcext:value-type="string">
            <text:p>cat_omr</text:p>
          </table:table-cell>
          <table:table-cell table:style-name="ce196"/>
          <table:table-cell table:style-name="ce196" office:value-type="string" calcext:value-type="string">
            <text:p>boîte camembert en bois</text:p>
          </table:table-cell>
          <table:table-cell table:style-name="ce196" office:value-type="string" calcext:value-type="string">
            <text:p>box wooden camembert</text:p>
          </table:table-cell>
          <table:table-cell table:style-name="ce196" table:number-columns-repeated="2"/>
          <table:table-cell table:style-name="ce224"/>
          <table:table-cell table:style-name="ce233" office:value-type="string" calcext:value-type="string">
            <text:p>boite_camembert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boite,camembert,bois," calcext:value-type="string">
            <text:p>boite,camembert,bois,</text:p>
          </table:table-cell>
          <table:table-cell table:formula="of:=CONCATENATE(UTILTRANSFORMEENMOTSCLES([Dechets.H24]);&quot;,&quot;;[Dechets.J24])" office:value-type="string" office:string-value="box,wooden,camembert," calcext:value-type="string">
            <text:p>box,wooden,camembert,</text:p>
          </table:table-cell>
          <table:table-cell table:number-columns-repeated="2"/>
          <table:table-cell table:style-name="ce302" table:formula="of:=JSONDECHETS([Dechets.A24];[Dechets.B24];[Dechets.C24];[Dechets.D24];[Dechets.E24];[Dechets.F24];[Dechets.T24];[Dechets.U24];[Dechets.G24];[Dechets.H24];[Dechets.K24];[Dechets.L24];[Dechets.M24];[Dechets.N24];[Dechets.P24])" office:value-type="string" office:string-value="   {&quot;code&quot;:&quot;dec_boiteCamembertEnBois&quot;,&#10;      &quot;type&quot;:&quot;Ressource / objet usagé&quot;,&#10;      &quot;type_en&quot;:&quot;Resource / Used object&quot;,&#10;      &quot;nom&quot;:&quot;Boîte camembert bois&quot;,&#10;      &quot;nom_en&quot;:&quot;Wooden box camembert&quot;,&#10;      &quot;cat_usuel&quot;:&quot;cu_vertbois&quot;,&#10;      &quot;cat_trait&quot;:&quot;cat_omr&quot;,&#10;      &quot;descr&quot;:&quot;boîte camembert en bois&quot;,&#10;      &quot;descr_en&quot;:&quot;box wooden camembert&quot;,&#10;      &quot;mots_cles&quot;:&quot;boite,camembert,bois,&quot;,&#10;      &quot;mots_cles_en&quot;:&quot;box,wooden,camembert,&quot;,&#10;      &quot;image&quot;:&quot;boite_camembert_mini.png&quot;,&#10;      &quot;modco&quot;:&quot;modco_bacblehorsnantes,modco_bacbleu,modco_sacbleu&quot;,&#10;      &quot;recyc&quot;:&quot;NON&quot;,&#10;      &quot;src&quot;:&quot;MieuxTrierANantes 02/2015&quot;&#10;   }," calcext:value-type="string">
            <text:p>   {"code":"dec_boiteCamembertEnBois",</text:p>
            <text:p>      "type":"Ressource / objet usagé",</text:p>
            <text:p>      "type_en":"Resource / Used object",</text:p>
            <text:p>      "nom":"Boîte camembert bois",</text:p>
            <text:p>      "nom_en":"Wooden box camembert",</text:p>
            <text:p>      "cat_usuel":"cu_vertbois",</text:p>
            <text:p>      "cat_trait":"cat_omr",</text:p>
            <text:p>      "descr":"boîte camembert en bois",</text:p>
            <text:p>      "descr_en":"box wooden camembert",</text:p>
            <text:p>      "mots_cles":"boite,camembert,bois,",</text:p>
            <text:p>      "mots_cles_en":"box,wooden,camembert,",</text:p>
            <text:p>      "image":"boite_camembert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iteConserve</text:p>
          </table:table-cell>
          <table:table-cell table:style-name="ce196" office:value-type="string" calcext:value-type="string">
            <text:p>Boîte conserve</text:p>
          </table:table-cell>
          <table:table-cell table:style-name="ce196" office:value-type="string" calcext:value-type="string">
            <text:p>Box preserves</text:p>
          </table:table-cell>
          <table:table-cell table:style-name="ce196" office:value-type="string" calcext:value-type="string">
            <text:p>cu_metal</text:p>
          </table:table-cell>
          <table:table-cell table:style-name="ce196" office:value-type="string" calcext:value-type="string">
            <text:p>cat_acier</text:p>
          </table:table-cell>
          <table:table-cell table:style-name="ce196"/>
          <table:table-cell table:style-name="ce196" office:value-type="string" calcext:value-type="string">
            <text:p>boîte de conserve, conserve</text:p>
          </table:table-cell>
          <table:table-cell table:style-name="ce196" office:value-type="string" calcext:value-type="string">
            <text:p>tin, canned</text:p>
          </table:table-cell>
          <table:table-cell table:style-name="ce196" table:number-columns-repeated="2"/>
          <table:table-cell table:style-name="ce224"/>
          <table:table-cell table:style-name="ce233" office:value-type="string" calcext:value-type="string">
            <text:p>conserve_ratatouill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boite,conserve,conserve," calcext:value-type="string">
            <text:p>boite,conserve,conserve,</text:p>
          </table:table-cell>
          <table:table-cell table:formula="of:=CONCATENATE(UTILTRANSFORMEENMOTSCLES([Dechets.H25]);&quot;,&quot;;[Dechets.J25])" office:value-type="string" office:string-value="tin,canned," calcext:value-type="string">
            <text:p>tin,canned,</text:p>
          </table:table-cell>
          <table:table-cell table:number-columns-repeated="2"/>
          <table:table-cell table:style-name="ce302" table:formula="of:=JSONDECHETS([Dechets.A25];[Dechets.B25];[Dechets.C25];[Dechets.D25];[Dechets.E25];[Dechets.F25];[Dechets.T25];[Dechets.U25];[Dechets.G25];[Dechets.H25];[Dechets.K25];[Dechets.L25];[Dechets.M25];[Dechets.N25];[Dechets.P25])" office:value-type="string" office:string-value="   {&quot;code&quot;:&quot;dec_boiteConserve&quot;,&#10;      &quot;type&quot;:&quot;Ressource / objet usagé&quot;,&#10;      &quot;type_en&quot;:&quot;Resource / Used object&quot;,&#10;      &quot;nom&quot;:&quot;Boîte conserve&quot;,&#10;      &quot;nom_en&quot;:&quot;Box preserves&quot;,&#10;      &quot;cat_usuel&quot;:&quot;cu_metal&quot;,&#10;      &quot;cat_trait&quot;:&quot;cat_acier&quot;,&#10;      &quot;descr&quot;:&quot;boîte de conserve, conserve&quot;,&#10;      &quot;descr_en&quot;:&quot;tin, canned&quot;,&#10;      &quot;mots_cles&quot;:&quot;boite,conserve,conserve,&quot;,&#10;      &quot;mots_cles_en&quot;:&quot;tin,canned,&quot;,&#10;      &quot;cons&quot;:&quot;cons_ferraille,cons_acier&quot;,&#10;      &quot;image&quot;:&quot;conserve_ratatouille_mini.png&quot;,&#10;      &quot;modco&quot;:&quot;modco_decheterie,modco_ecopoint,modco_bacjaune,modco_sacjaune,modco_contembjournmag&quot;,&#10;      &quot;recyc&quot;:&quot;OUI&quot;,&#10;      &quot;src&quot;:&quot;MieuxTrierANantes 02/2015&quot;&#10;   }," calcext:value-type="string">
            <text:p>   {"code":"dec_boiteConserve",</text:p>
            <text:p>      "type":"Ressource / objet usagé",</text:p>
            <text:p>      "type_en":"Resource / Used object",</text:p>
            <text:p>      "nom":"Boîte conserve",</text:p>
            <text:p>      "nom_en":"Box preserves",</text:p>
            <text:p>      "cat_usuel":"cu_metal",</text:p>
            <text:p>      "cat_trait":"cat_acier",</text:p>
            <text:p>      "descr":"boîte de conserve, conserve",</text:p>
            <text:p>      "descr_en":"tin, canned",</text:p>
            <text:p>      "mots_cles":"boite,conserve,conserve,",</text:p>
            <text:p>      "mots_cles_en":"tin,canned,",</text:p>
            <text:p>      "cons":"cons_ferraille,cons_acier",</text:p>
            <text:p>      "image":"conserve_ratatouil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iteMetallique</text:p>
          </table:table-cell>
          <table:table-cell table:style-name="ce196" office:value-type="string" calcext:value-type="string">
            <text:p>Boite métallique</text:p>
          </table:table-cell>
          <table:table-cell table:style-name="ce196" office:value-type="string" calcext:value-type="string">
            <text:p>Metal box</text:p>
          </table:table-cell>
          <table:table-cell table:style-name="ce196" office:value-type="string" calcext:value-type="string">
            <text:p>cu_metal</text:p>
          </table:table-cell>
          <table:table-cell table:style-name="ce196" office:value-type="string" calcext:value-type="string">
            <text:p>cat_acier</text:p>
          </table:table-cell>
          <table:table-cell table:style-name="ce196"/>
          <table:table-cell table:style-name="ce196" office:value-type="string" calcext:value-type="string">
            <text:p>boite métallique</text:p>
          </table:table-cell>
          <table:table-cell table:style-name="ce196" office:value-type="string" calcext:value-type="string">
            <text:p>metal box</text:p>
          </table:table-cell>
          <table:table-cell table:style-name="ce196" table:number-columns-repeated="2"/>
          <table:table-cell table:style-name="ce224"/>
          <table:table-cell table:style-name="ce233" office:value-type="string" calcext:value-type="string">
            <text:p>boite_metal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boite,metallique," calcext:value-type="string">
            <text:p>boite,metallique,</text:p>
          </table:table-cell>
          <table:table-cell table:formula="of:=CONCATENATE(UTILTRANSFORMEENMOTSCLES([Dechets.H26]);&quot;,&quot;;[Dechets.J26])" office:value-type="string" office:string-value="metal,box," calcext:value-type="string">
            <text:p>metal,box,</text:p>
          </table:table-cell>
          <table:table-cell table:number-columns-repeated="2"/>
          <table:table-cell table:style-name="ce302" table:formula="of:=JSONDECHETS([Dechets.A26];[Dechets.B26];[Dechets.C26];[Dechets.D26];[Dechets.E26];[Dechets.F26];[Dechets.T26];[Dechets.U26];[Dechets.G26];[Dechets.H26];[Dechets.K26];[Dechets.L26];[Dechets.M26];[Dechets.N26];[Dechets.P26])" office:value-type="string" office:string-value="   {&quot;code&quot;:&quot;dec_boiteMetallique&quot;,&#10;      &quot;type&quot;:&quot;Ressource / objet usagé&quot;,&#10;      &quot;type_en&quot;:&quot;Resource / Used object&quot;,&#10;      &quot;nom&quot;:&quot;Boite métallique&quot;,&#10;      &quot;nom_en&quot;:&quot;Metal box&quot;,&#10;      &quot;cat_usuel&quot;:&quot;cu_metal&quot;,&#10;      &quot;cat_trait&quot;:&quot;cat_acier&quot;,&#10;      &quot;descr&quot;:&quot;boite métallique&quot;,&#10;      &quot;descr_en&quot;:&quot;metal box&quot;,&#10;      &quot;mots_cles&quot;:&quot;boite,metallique,&quot;,&#10;      &quot;mots_cles_en&quot;:&quot;metal,box,&quot;,&#10;      &quot;cons&quot;:&quot;cons_ferraille,cons_acier&quot;,&#10;      &quot;image&quot;:&quot;boite_metal_mini.png&quot;,&#10;      &quot;modco&quot;:&quot;modco_decheterie,modco_ecopoint,modco_bacjaune,modco_sacjaune,modco_contembjournmag&quot;,&#10;      &quot;recyc&quot;:&quot;OUI&quot;,&#10;      &quot;src&quot;:&quot;MieuxTrierANantes 02/2015&quot;&#10;   }," calcext:value-type="string">
            <text:p>   {"code":"dec_boiteMetallique",</text:p>
            <text:p>      "type":"Ressource / objet usagé",</text:p>
            <text:p>      "type_en":"Resource / Used object",</text:p>
            <text:p>      "nom":"Boite métallique",</text:p>
            <text:p>      "nom_en":"Metal box",</text:p>
            <text:p>      "cat_usuel":"cu_metal",</text:p>
            <text:p>      "cat_trait":"cat_acier",</text:p>
            <text:p>      "descr":"boite métallique",</text:p>
            <text:p>      "descr_en":"metal box",</text:p>
            <text:p>      "mots_cles":"boite,metallique,",</text:p>
            <text:p>      "mots_cles_en":"metal,box,",</text:p>
            <text:p>      "cons":"cons_ferraille,cons_acier",</text:p>
            <text:p>      "image":"boite_metal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iteOeufsEnCarton</text:p>
          </table:table-cell>
          <table:table-cell table:style-name="ce196" office:value-type="string" calcext:value-type="string">
            <text:p>Boîte œufs carton</text:p>
          </table:table-cell>
          <table:table-cell table:style-name="ce196" office:value-type="string" calcext:value-type="string">
            <text:p>Cardboard egg box</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boîte à œuf en carton</text:p>
          </table:table-cell>
          <table:table-cell table:style-name="ce196" office:value-type="string" calcext:value-type="string">
            <text:p>egg carton</text:p>
          </table:table-cell>
          <table:table-cell table:style-name="ce196" table:number-columns-repeated="2"/>
          <table:table-cell table:style-name="ce224"/>
          <table:table-cell table:style-name="ce233" office:value-type="string" calcext:value-type="string">
            <text:p>boite_a_oeufs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boite,œuf,carton," calcext:value-type="string">
            <text:p>boite,œuf,carton,</text:p>
          </table:table-cell>
          <table:table-cell table:formula="of:=CONCATENATE(UTILTRANSFORMEENMOTSCLES([Dechets.H27]);&quot;,&quot;;[Dechets.J27])" office:value-type="string" office:string-value="egg,carton," calcext:value-type="string">
            <text:p>egg,carton,</text:p>
          </table:table-cell>
          <table:table-cell table:number-columns-repeated="2"/>
          <table:table-cell table:style-name="ce302" table:formula="of:=JSONDECHETS([Dechets.A27];[Dechets.B27];[Dechets.C27];[Dechets.D27];[Dechets.E27];[Dechets.F27];[Dechets.T27];[Dechets.U27];[Dechets.G27];[Dechets.H27];[Dechets.K27];[Dechets.L27];[Dechets.M27];[Dechets.N27];[Dechets.P27])" office:value-type="string" office:string-value="   {&quot;code&quot;:&quot;dec_boiteOeufsEnCarton&quot;,&#10;      &quot;type&quot;:&quot;Ressource / objet usagé&quot;,&#10;      &quot;type_en&quot;:&quot;Resource / Used object&quot;,&#10;      &quot;nom&quot;:&quot;Boîte œufs carton&quot;,&#10;      &quot;nom_en&quot;:&quot;Cardboard egg box&quot;,&#10;      &quot;cat_usuel&quot;:&quot;cu_papierscartons&quot;,&#10;      &quot;cat_trait&quot;:&quot;cat_papiercarton&quot;,&#10;      &quot;descr&quot;:&quot;boîte à œuf en carton&quot;,&#10;      &quot;descr_en&quot;:&quot;egg carton&quot;,&#10;      &quot;mots_cles&quot;:&quot;boite,œuf,carton,&quot;,&#10;      &quot;mots_cles_en&quot;:&quot;egg,carton,&quot;,&#10;      &quot;image&quot;:&quot;boite_a_oeufs_mini.png&quot;,&#10;      &quot;modco&quot;:&quot;modco_contpapiercarton,modco_bacjaune,modco_sacjaune,modco_contembjournmag&quot;,&#10;      &quot;recyc&quot;:&quot;OUI&quot;,&#10;      &quot;src&quot;:&quot;MieuxTrierANantes 02/2015&quot;&#10;   }," calcext:value-type="string">
            <text:p>   {"code":"dec_boiteOeufsEnCarton",</text:p>
            <text:p>      "type":"Ressource / objet usagé",</text:p>
            <text:p>      "type_en":"Resource / Used object",</text:p>
            <text:p>      "nom":"Boîte œufs carton",</text:p>
            <text:p>      "nom_en":"Cardboard egg box",</text:p>
            <text:p>      "cat_usuel":"cu_papierscartons",</text:p>
            <text:p>      "cat_trait":"cat_papiercarton",</text:p>
            <text:p>      "descr":"boîte à œuf en carton",</text:p>
            <text:p>      "descr_en":"egg carton",</text:p>
            <text:p>      "mots_cles":"boite,œuf,carton,",</text:p>
            <text:p>      "mots_cles_en":"egg,carton,",</text:p>
            <text:p>      "image":"boite_a_oeuf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mbeMousseARaser</text:p>
          </table:table-cell>
          <table:table-cell table:style-name="ce196" office:value-type="string" calcext:value-type="string">
            <text:p>Bombe mousse à raser</text:p>
          </table:table-cell>
          <table:table-cell table:style-name="ce196" office:value-type="string" calcext:value-type="string">
            <text:p>Bomb shaving foam</text:p>
          </table:table-cell>
          <table:table-cell table:style-name="ce196" office:value-type="string" calcext:value-type="string">
            <text:p>cu_metal</text:p>
          </table:table-cell>
          <table:table-cell table:style-name="ce196" office:value-type="string" calcext:value-type="string">
            <text:p>cat_acier</text:p>
          </table:table-cell>
          <table:table-cell table:style-name="ce196"/>
          <table:table-cell table:style-name="ce196" office:value-type="string" calcext:value-type="string">
            <text:p>bombe mousse à raser</text:p>
          </table:table-cell>
          <table:table-cell table:style-name="ce196" office:value-type="string" calcext:value-type="string">
            <text:p>shaving foam bomb</text:p>
          </table:table-cell>
          <table:table-cell table:style-name="ce196" table:number-columns-repeated="2"/>
          <table:table-cell table:style-name="ce199" office:value-type="string" calcext:value-type="string">
            <text:p>cons_sansbouchon</text:p>
          </table:table-cell>
          <table:table-cell table:style-name="ce233" office:value-type="string" calcext:value-type="string">
            <text:p>mousse_a_raser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bombe,mousse,raser," calcext:value-type="string">
            <text:p>bombe,mousse,raser,</text:p>
          </table:table-cell>
          <table:table-cell table:formula="of:=CONCATENATE(UTILTRANSFORMEENMOTSCLES([Dechets.H28]);&quot;,&quot;;[Dechets.J28])" office:value-type="string" office:string-value="shaving,foam,bomb," calcext:value-type="string">
            <text:p>shaving,foam,bomb,</text:p>
          </table:table-cell>
          <table:table-cell table:number-columns-repeated="2"/>
          <table:table-cell table:style-name="ce302" table:formula="of:=JSONDECHETS([Dechets.A28];[Dechets.B28];[Dechets.C28];[Dechets.D28];[Dechets.E28];[Dechets.F28];[Dechets.T28];[Dechets.U28];[Dechets.G28];[Dechets.H28];[Dechets.K28];[Dechets.L28];[Dechets.M28];[Dechets.N28];[Dechets.P28])" office:value-type="string" office:string-value="   {&quot;code&quot;:&quot;dec_bombeMousseARaser&quot;,&#10;      &quot;type&quot;:&quot;Ressource / objet usagé&quot;,&#10;      &quot;type_en&quot;:&quot;Resource / Used object&quot;,&#10;      &quot;nom&quot;:&quot;Bombe mousse à raser&quot;,&#10;      &quot;nom_en&quot;:&quot;Bomb shaving foam&quot;,&#10;      &quot;cat_usuel&quot;:&quot;cu_metal&quot;,&#10;      &quot;cat_trait&quot;:&quot;cat_acier&quot;,&#10;      &quot;descr&quot;:&quot;bombe mousse à raser&quot;,&#10;      &quot;descr_en&quot;:&quot;shaving foam bomb&quot;,&#10;      &quot;mots_cles&quot;:&quot;bombe,mousse,raser,&quot;,&#10;      &quot;mots_cles_en&quot;:&quot;shaving,foam,bomb,&quot;,&#10;      &quot;cons&quot;:&quot;cons_sansbouchon,cons_ferraille,cons_acier&quot;,&#10;      &quot;image&quot;:&quot;mousse_a_raser_mini.png&quot;,&#10;      &quot;modco&quot;:&quot;modco_decheterie,modco_ecopoint,modco_bacjaune,modco_sacjaune,modco_contembjournmag&quot;,&#10;      &quot;recyc&quot;:&quot;OUI&quot;,&#10;      &quot;src&quot;:&quot;MieuxTrierANantes 02/2015&quot;&#10;   }," calcext:value-type="string">
            <text:p>   {"code":"dec_bombeMousseARaser",</text:p>
            <text:p>      "type":"Ressource / objet usagé",</text:p>
            <text:p>      "type_en":"Resource / Used object",</text:p>
            <text:p>      "nom":"Bombe mousse à raser",</text:p>
            <text:p>      "nom_en":"Bomb shaving foam",</text:p>
            <text:p>      "cat_usuel":"cu_metal",</text:p>
            <text:p>      "cat_trait":"cat_acier",</text:p>
            <text:p>      "descr":"bombe mousse à raser",</text:p>
            <text:p>      "descr_en":"shaving foam bomb",</text:p>
            <text:p>      "mots_cles":"bombe,mousse,raser,",</text:p>
            <text:p>      "mots_cles_en":"shaving,foam,bomb,",</text:p>
            <text:p>      "cons":"cons_sansbouchon,cons_ferraille,cons_acier",</text:p>
            <text:p>      "image":"mousse_a_raser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mbePeinture</text:p>
          </table:table-cell>
          <table:table-cell table:style-name="ce196" office:value-type="string" calcext:value-type="string">
            <text:p>Bombe peinture</text:p>
          </table:table-cell>
          <table:table-cell table:style-name="ce196" office:value-type="string" calcext:value-type="string">
            <text:p>Paint bomb</text:p>
          </table:table-cell>
          <table:table-cell table:style-name="ce196" office:value-type="string" calcext:value-type="string">
            <text:p>cu_toxique</text:p>
          </table:table-cell>
          <table:table-cell table:style-name="ce196" office:value-type="string" calcext:value-type="string">
            <text:p>cat_ddm</text:p>
          </table:table-cell>
          <table:table-cell/>
          <table:table-cell table:style-name="ce196" office:value-type="string" calcext:value-type="string">
            <text:p>bombe de peinture, peinture aérosol</text:p>
          </table:table-cell>
          <table:table-cell table:style-name="ce196" office:value-type="string" calcext:value-type="string">
            <text:p>spray paint, spray paint</text:p>
          </table:table-cell>
          <table:table-cell table:style-name="ce196" table:number-columns-repeated="2"/>
          <table:table-cell table:style-name="ce199" office:value-type="string" calcext:value-type="string">
            <text:p>cons_sansbouchon,cons_pastoxique</text:p>
          </table:table-cell>
          <table:table-cell table:style-name="ce233" office:value-type="string" calcext:value-type="string">
            <text:p>peinture_aerosol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bombe,peinture,peinture,aerosol," calcext:value-type="string">
            <text:p>bombe,peinture,peinture,aerosol,</text:p>
          </table:table-cell>
          <table:table-cell table:formula="of:=CONCATENATE(UTILTRANSFORMEENMOTSCLES([Dechets.H29]);&quot;,&quot;;[Dechets.J29])" office:value-type="string" office:string-value="spray,paint,spray,paint," calcext:value-type="string">
            <text:p>spray,paint,spray,paint,</text:p>
          </table:table-cell>
          <table:table-cell table:number-columns-repeated="2"/>
          <table:table-cell table:style-name="ce302" table:formula="of:=JSONDECHETS([Dechets.A29];[Dechets.B29];[Dechets.C29];[Dechets.D29];[Dechets.E29];[Dechets.F29];[Dechets.T29];[Dechets.U29];[Dechets.G29];[Dechets.H29];[Dechets.K29];[Dechets.L29];[Dechets.M29];[Dechets.N29];[Dechets.P29])" office:value-type="string" office:string-value="   {&quot;code&quot;:&quot;dec_bombePeinture&quot;,&#10;      &quot;type&quot;:&quot;Ressource / objet usagé&quot;,&#10;      &quot;type_en&quot;:&quot;Resource / Used object&quot;,&#10;      &quot;nom&quot;:&quot;Bombe peinture&quot;,&#10;      &quot;nom_en&quot;:&quot;Paint bomb&quot;,&#10;      &quot;cat_usuel&quot;:&quot;cu_toxique&quot;,&#10;      &quot;cat_trait&quot;:&quot;cat_ddm&quot;,&#10;      &quot;descr&quot;:&quot;bombe de peinture, peinture aérosol&quot;,&#10;      &quot;descr_en&quot;:&quot;spray paint, spray paint&quot;,&#10;      &quot;mots_cles&quot;:&quot;bombe,peinture,peinture,aerosol,&quot;,&#10;      &quot;mots_cles_en&quot;:&quot;spray,paint,spray,paint,&quot;,&#10;      &quot;cons&quot;:&quot;cons_sansbouchon,cons_pastoxique,cons_toxique&quot;,&#10;      &quot;image&quot;:&quot;peinture_aerosol_mini.png&quot;,&#10;      &quot;modco&quot;:&quot;modco_decheterie,modco_ecopoint&quot;,&#10;      &quot;recyc&quot;:&quot;PAS_POUBELLE&quot;,&#10;      &quot;src&quot;:&quot;MieuxTrierANantes 02/2015&quot;&#10;   }," calcext:value-type="string">
            <text:p>   {"code":"dec_bombePeinture",</text:p>
            <text:p>      "type":"Ressource / objet usagé",</text:p>
            <text:p>      "type_en":"Resource / Used object",</text:p>
            <text:p>      "nom":"Bombe peinture",</text:p>
            <text:p>      "nom_en":"Paint bomb",</text:p>
            <text:p>      "cat_usuel":"cu_toxique",</text:p>
            <text:p>      "cat_trait":"cat_ddm",</text:p>
            <text:p>      "descr":"bombe de peinture, peinture aérosol",</text:p>
            <text:p>      "descr_en":"spray paint, spray paint",</text:p>
            <text:p>      "mots_cles":"bombe,peinture,peinture,aerosol,",</text:p>
            <text:p>      "mots_cles_en":"spray,paint,spray,paint,",</text:p>
            <text:p>      "cons":"cons_sansbouchon,cons_pastoxique,cons_toxique",</text:p>
            <text:p>      "image":"peinture_aeroso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chonLiege</text:p>
          </table:table-cell>
          <table:table-cell table:style-name="ce196" office:value-type="string" calcext:value-type="string">
            <text:p>Bouchon liège</text:p>
          </table:table-cell>
          <table:table-cell table:style-name="ce196" office:value-type="string" calcext:value-type="string">
            <text:p>Cork</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bouchon de liège</text:p>
          </table:table-cell>
          <table:table-cell table:style-name="ce196" office:value-type="string" calcext:value-type="string">
            <text:p>Cork</text:p>
          </table:table-cell>
          <table:table-cell table:style-name="ce196" table:number-columns-repeated="2"/>
          <table:table-cell table:style-name="ce208" office:value-type="string" calcext:value-type="string">
            <text:p>cons_bouchonliege</text:p>
          </table:table-cell>
          <table:table-cell table:style-name="ce233" office:value-type="string" calcext:value-type="string">
            <text:p>bouchon_lieg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bouchon,liege," calcext:value-type="string">
            <text:p>bouchon,liege,</text:p>
          </table:table-cell>
          <table:table-cell table:formula="of:=CONCATENATE(UTILTRANSFORMEENMOTSCLES([Dechets.H30]);&quot;,&quot;;[Dechets.J30])" office:value-type="string" office:string-value="cork," calcext:value-type="string">
            <text:p>cork,</text:p>
          </table:table-cell>
          <table:table-cell table:number-columns-repeated="2"/>
          <table:table-cell table:style-name="ce302" table:formula="of:=JSONDECHETS([Dechets.A30];[Dechets.B30];[Dechets.C30];[Dechets.D30];[Dechets.E30];[Dechets.F30];[Dechets.T30];[Dechets.U30];[Dechets.G30];[Dechets.H30];[Dechets.K30];[Dechets.L30];[Dechets.M30];[Dechets.N30];[Dechets.P30])" office:value-type="string" office:string-value="   {&quot;code&quot;:&quot;dec_bouchonLiege&quot;,&#10;      &quot;type&quot;:&quot;Ressource / objet usagé&quot;,&#10;      &quot;type_en&quot;:&quot;Resource / Used object&quot;,&#10;      &quot;nom&quot;:&quot;Bouchon liège&quot;,&#10;      &quot;nom_en&quot;:&quot;Cork&quot;,&#10;      &quot;cat_usuel&quot;:&quot;cu_divers&quot;,&#10;      &quot;cat_trait&quot;:&quot;cat_omr&quot;,&#10;      &quot;descr&quot;:&quot;bouchon de liège&quot;,&#10;      &quot;descr_en&quot;:&quot;Cork&quot;,&#10;      &quot;mots_cles&quot;:&quot;bouchon,liege,&quot;,&#10;      &quot;mots_cles_en&quot;:&quot;cork,&quot;,&#10;      &quot;cons&quot;:&quot;cons_bouchonliege,&quot;,&#10;      &quot;image&quot;:&quot;bouchon_liege_mini.png&quot;,&#10;      &quot;modco&quot;:&quot;modco_bacblehorsnantes,modco_bacbleu,modco_sacbleu&quot;,&#10;      &quot;recyc&quot;:&quot;NON&quot;,&#10;      &quot;src&quot;:&quot;MieuxTrierANantes 02/2015&quot;&#10;   }," calcext:value-type="string">
            <text:p>   {"code":"dec_bouchonLiege",</text:p>
            <text:p>      "type":"Ressource / objet usagé",</text:p>
            <text:p>      "type_en":"Resource / Used object",</text:p>
            <text:p>      "nom":"Bouchon liège",</text:p>
            <text:p>      "nom_en":"Cork",</text:p>
            <text:p>      "cat_usuel":"cu_divers",</text:p>
            <text:p>      "cat_trait":"cat_omr",</text:p>
            <text:p>      "descr":"bouchon de liège",</text:p>
            <text:p>      "descr_en":"Cork",</text:p>
            <text:p>      "mots_cles":"bouchon,liege,",</text:p>
            <text:p>      "mots_cles_en":"cork,",</text:p>
            <text:p>      "cons":"cons_bouchonliege,",</text:p>
            <text:p>      "image":"bouchon_lieg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chonPlastique</text:p>
          </table:table-cell>
          <table:table-cell table:style-name="ce196" office:value-type="string" calcext:value-type="string">
            <text:p>Bouchon plastique</text:p>
          </table:table-cell>
          <table:table-cell table:style-name="ce196" office:value-type="string" calcext:value-type="string">
            <text:p>Plastic cap</text:p>
          </table:table-cell>
          <table:table-cell table:style-name="ce196" office:value-type="string" calcext:value-type="string">
            <text:p>cu_plastique</text:p>
          </table:table-cell>
          <table:table-cell table:style-name="ce196" office:value-type="string" calcext:value-type="string">
            <text:p>cat_emr</text:p>
          </table:table-cell>
          <table:table-cell table:style-name="ce196"/>
          <table:table-cell table:style-name="ce196" office:value-type="string" calcext:value-type="string">
            <text:p>bouchon plastique</text:p>
          </table:table-cell>
          <table:table-cell table:style-name="ce196" office:value-type="string" calcext:value-type="string">
            <text:p>plastic cap</text:p>
          </table:table-cell>
          <table:table-cell table:style-name="ce196" table:number-columns-repeated="2"/>
          <table:table-cell table:style-name="ce224" office:value-type="string" calcext:value-type="string">
            <text:p>cons_bouchonamour</text:p>
          </table:table-cell>
          <table:table-cell office:value-type="string" calcext:value-type="string">
            <text:p>bouchon_plastiqu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bouchon,plastique," calcext:value-type="string">
            <text:p>bouchon,plastique,</text:p>
          </table:table-cell>
          <table:table-cell table:formula="of:=CONCATENATE(UTILTRANSFORMEENMOTSCLES([Dechets.H31]);&quot;,&quot;;[Dechets.J31])" office:value-type="string" office:string-value="plastic,cap," calcext:value-type="string">
            <text:p>plastic,cap,</text:p>
          </table:table-cell>
          <table:table-cell table:number-columns-repeated="2"/>
          <table:table-cell table:style-name="ce302" table:formula="of:=JSONDECHETS([Dechets.A31];[Dechets.B31];[Dechets.C31];[Dechets.D31];[Dechets.E31];[Dechets.F31];[Dechets.T31];[Dechets.U31];[Dechets.G31];[Dechets.H31];[Dechets.K31];[Dechets.L31];[Dechets.M31];[Dechets.N31];[Dechets.P31])" office:value-type="string" office:string-value="   {&quot;code&quot;:&quot;dec_bouchonPlastique&quot;,&#10;      &quot;type&quot;:&quot;Ressource / objet usagé&quot;,&#10;      &quot;type_en&quot;:&quot;Resource / Used object&quot;,&#10;      &quot;nom&quot;:&quot;Bouchon plastique&quot;,&#10;      &quot;nom_en&quot;:&quot;Plastic cap&quot;,&#10;      &quot;cat_usuel&quot;:&quot;cu_plastique&quot;,&#10;      &quot;cat_trait&quot;:&quot;cat_emr&quot;,&#10;      &quot;descr&quot;:&quot;bouchon plastique&quot;,&#10;      &quot;descr_en&quot;:&quot;plastic cap&quot;,&#10;      &quot;mots_cles&quot;:&quot;bouchon,plastique,&quot;,&#10;      &quot;mots_cles_en&quot;:&quot;plastic,cap,&quot;,&#10;      &quot;cons&quot;:&quot;cons_bouchonamour,&quot;,&#10;      &quot;image&quot;:&quot;bouchon_plastique_mini.png&quot;,&#10;      &quot;modco&quot;:&quot;modco_decheterie,modco_ecopoint,modco_bacjaune,modco_sacjaune,modco_contembjournmag&quot;,&#10;      &quot;recyc&quot;:&quot;OUI&quot;,&#10;      &quot;src&quot;:&quot;MieuxTrierANantes 02/2015&quot;&#10;   }," calcext:value-type="string">
            <text:p>   {"code":"dec_bouchonPlastique",</text:p>
            <text:p>      "type":"Ressource / objet usagé",</text:p>
            <text:p>      "type_en":"Resource / Used object",</text:p>
            <text:p>      "nom":"Bouchon plastique",</text:p>
            <text:p>      "nom_en":"Plastic cap",</text:p>
            <text:p>      "cat_usuel":"cu_plastique",</text:p>
            <text:p>      "cat_trait":"cat_emr",</text:p>
            <text:p>      "descr":"bouchon plastique",</text:p>
            <text:p>      "descr_en":"plastic cap",</text:p>
            <text:p>      "mots_cles":"bouchon,plastique,",</text:p>
            <text:p>      "mots_cles_en":"plastic,cap,",</text:p>
            <text:p>      "cons":"cons_bouchonamour,",</text:p>
            <text:p>      "image":"bouchon_plastiqu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gie</text:p>
          </table:table-cell>
          <table:table-cell table:style-name="ce196" office:value-type="string" calcext:value-type="string">
            <text:p>Bougie</text:p>
          </table:table-cell>
          <table:table-cell table:style-name="ce196" office:value-type="string" calcext:value-type="string">
            <text:p>Candle</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bougie</text:p>
          </table:table-cell>
          <table:table-cell table:style-name="ce196" office:value-type="string" calcext:value-type="string">
            <text:p>candle</text:p>
          </table:table-cell>
          <table:table-cell table:style-name="ce196" table:number-columns-repeated="2"/>
          <table:table-cell table:style-name="ce224"/>
          <table:table-cell table:style-name="ce235" office:value-type="string" calcext:value-type="string">
            <text:p>images_non_libres_temp/bougie_mini.png</text:p>
          </table:table-cell>
          <table:table-cell table:style-name="ce213"/>
          <table:table-cell table:style-name="ce222" office:value-type="string" calcext:value-type="string">
            <text:p>07/2015</text:p>
          </table:table-cell>
          <table:table-cell table:style-name="ce222" table:number-columns-repeated="3"/>
          <table:table-cell table:number-columns-repeated="2"/>
          <table:table-cell table:formula="of:=CONCATENATE(UTILTRANSFORMEENMOTSCLES([Dechets.G32]);&quot;,&quot;;[Dechets.I32])" office:value-type="string" office:string-value="bougie," calcext:value-type="string">
            <text:p>bougie,</text:p>
          </table:table-cell>
          <table:table-cell table:formula="of:=CONCATENATE(UTILTRANSFORMEENMOTSCLES([Dechets.H32]);&quot;,&quot;;[Dechets.J32])" office:value-type="string" office:string-value="candle," calcext:value-type="string">
            <text:p>candle,</text:p>
          </table:table-cell>
          <table:table-cell table:number-columns-repeated="2"/>
          <table:table-cell table:style-name="ce302" table:formula="of:=JSONDECHETS([Dechets.A32];[Dechets.B32];[Dechets.C32];[Dechets.D32];[Dechets.E32];[Dechets.F32];[Dechets.T32];[Dechets.U32];[Dechets.G32];[Dechets.H32];[Dechets.K32];[Dechets.L32];[Dechets.M32];[Dechets.N32];[Dechets.P32])" office:value-type="string" office:string-value="   {&quot;code&quot;:&quot;dec_bougie&quot;,&#10;      &quot;type&quot;:&quot;Ressource / objet usagé&quot;,&#10;      &quot;type_en&quot;:&quot;Resource / Used object&quot;,&#10;      &quot;nom&quot;:&quot;Bougie&quot;,&#10;      &quot;nom_en&quot;:&quot;Candle&quot;,&#10;      &quot;cat_usuel&quot;:&quot;cu_divers&quot;,&#10;      &quot;cat_trait&quot;:&quot;cat_omr&quot;,&#10;      &quot;descr&quot;:&quot;bougie&quot;,&#10;      &quot;descr_en&quot;:&quot;candle&quot;,&#10;      &quot;mots_cles&quot;:&quot;bougie,&quot;,&#10;      &quot;mots_cles_en&quot;:&quot;candle,&quot;,&#10;      &quot;image&quot;:&quot;images_non_libres_temp/bougie_mini.png&quot;,&#10;      &quot;modco&quot;:&quot;modco_bacblehorsnantes,modco_bacbleu,modco_sacbleu&quot;,&#10;      &quot;recyc&quot;:&quot;NON&quot;,&#10;      &quot;src&quot;:&quot;07/2015&quot;&#10;   }," calcext:value-type="string">
            <text:p>   {"code":"dec_bougie",</text:p>
            <text:p>      "type":"Ressource / objet usagé",</text:p>
            <text:p>      "type_en":"Resource / Used object",</text:p>
            <text:p>      "nom":"Bougie",</text:p>
            <text:p>      "nom_en":"Candle",</text:p>
            <text:p>      "cat_usuel":"cu_divers",</text:p>
            <text:p>      "cat_trait":"cat_omr",</text:p>
            <text:p>      "descr":"bougie",</text:p>
            <text:p>      "descr_en":"candle",</text:p>
            <text:p>      "mots_cles":"bougie,",</text:p>
            <text:p>      "mots_cles_en":"candle,",</text:p>
            <text:p>      "image":"images_non_libres_temp/bougie_mini.png",</text:p>
            <text:p>      "modco":"modco_bacblehorsnantes,modco_bacbleu,modco_sacbleu",</text:p>
            <text:p>      "recyc":"NON",</text:p>
            <text:p>      "src":"07/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DhuileAlimentaire</text:p>
          </table:table-cell>
          <table:table-cell table:style-name="ce196" office:value-type="string" calcext:value-type="string">
            <text:p>Bouteille d'huile</text:p>
          </table:table-cell>
          <table:table-cell table:style-name="ce196" office:value-type="string" calcext:value-type="string">
            <text:p>Oil Bottle</text:p>
          </table:table-cell>
          <table:table-cell table:style-name="ce196" office:value-type="string" calcext:value-type="string">
            <text:p>cu_plastique</text:p>
          </table:table-cell>
          <table:table-cell table:style-name="ce196" office:value-type="string" calcext:value-type="string">
            <text:p>cat_emr</text:p>
          </table:table-cell>
          <table:table-cell table:style-name="ce196"/>
          <table:table-cell table:style-name="ce196" office:value-type="string" calcext:value-type="string">
            <text:p>bouteille d'huile, bouteille d'eau</text:p>
          </table:table-cell>
          <table:table-cell table:style-name="ce196" office:value-type="string" calcext:value-type="string">
            <text:p>oil bottle, water bottle</text:p>
          </table:table-cell>
          <table:table-cell table:style-name="ce196" table:number-columns-repeated="2"/>
          <table:table-cell table:style-name="ce224" office:value-type="string" calcext:value-type="string">
            <text:p>cons_bouchon,cons_bouchonamour</text:p>
          </table:table-cell>
          <table:table-cell table:style-name="ce233" office:value-type="string" calcext:value-type="string">
            <text:p>grande_bouteille_huile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bouteille,huile,bouteille,eau," calcext:value-type="string">
            <text:p>bouteille,huile,bouteille,eau,</text:p>
          </table:table-cell>
          <table:table-cell table:formula="of:=CONCATENATE(UTILTRANSFORMEENMOTSCLES([Dechets.H33]);&quot;,&quot;;[Dechets.J33])" office:value-type="string" office:string-value="oil,bottle,water,bottle," calcext:value-type="string">
            <text:p>oil,bottle,water,bottle,</text:p>
          </table:table-cell>
          <table:table-cell table:number-columns-repeated="2"/>
          <table:table-cell table:style-name="ce302" table:formula="of:=JSONDECHETS([Dechets.A33];[Dechets.B33];[Dechets.C33];[Dechets.D33];[Dechets.E33];[Dechets.F33];[Dechets.T33];[Dechets.U33];[Dechets.G33];[Dechets.H33];[Dechets.K33];[Dechets.L33];[Dechets.M33];[Dechets.N33];[Dechets.P33])" office:value-type="string" office:string-value="   {&quot;code&quot;:&quot;dec_bouteilleDhuileAlimentaire&quot;,&#10;      &quot;type&quot;:&quot;Ressource / objet usagé&quot;,&#10;      &quot;type_en&quot;:&quot;Resource / Used object&quot;,&#10;      &quot;nom&quot;:&quot;Bouteille d'huile&quot;,&#10;      &quot;nom_en&quot;:&quot;Oil Bottle&quot;,&#10;      &quot;cat_usuel&quot;:&quot;cu_plastique&quot;,&#10;      &quot;cat_trait&quot;:&quot;cat_emr&quot;,&#10;      &quot;descr&quot;:&quot;bouteille d'huile, bouteille d'eau&quot;,&#10;      &quot;descr_en&quot;:&quot;oil bottle, water bottle&quot;,&#10;      &quot;mots_cles&quot;:&quot;bouteille,huile,bouteille,eau,&quot;,&#10;      &quot;mots_cles_en&quot;:&quot;oil,bottle,water,bottle,&quot;,&#10;      &quot;cons&quot;:&quot;cons_bouchon,cons_bouchonamour,&quot;,&#10;      &quot;image&quot;:&quot;grande_bouteille_huile_mini.png&quot;,&#10;      &quot;modco&quot;:&quot;modco_decheterie,modco_ecopoint,modco_bacjaune,modco_sacjaune,modco_contembjournmag&quot;,&#10;      &quot;recyc&quot;:&quot;OUI&quot;,&#10;      &quot;src&quot;:&quot;MieuxTrierANantes 02/2015&quot;&#10;   }," calcext:value-type="string">
            <text:p>   {"code":"dec_bouteilleDhuileAlimentaire",</text:p>
            <text:p>      "type":"Ressource / objet usagé",</text:p>
            <text:p>      "type_en":"Resource / Used object",</text:p>
            <text:p>      "nom":"Bouteille d'huile",</text:p>
            <text:p>      "nom_en":"Oil Bottle",</text:p>
            <text:p>      "cat_usuel":"cu_plastique",</text:p>
            <text:p>      "cat_trait":"cat_emr",</text:p>
            <text:p>      "descr":"bouteille d'huile, bouteille d'eau",</text:p>
            <text:p>      "descr_en":"oil bottle, water bottle",</text:p>
            <text:p>      "mots_cles":"bouteille,huile,bouteille,eau,",</text:p>
            <text:p>      "mots_cles_en":"oil,bottle,water,bottle,",</text:p>
            <text:p>      "cons":"cons_bouchon,cons_bouchonamour,",</text:p>
            <text:p>      "image":"grande_bouteille_huil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DhuileEnVerre</text:p>
          </table:table-cell>
          <table:table-cell table:style-name="ce203" office:value-type="string" calcext:value-type="string">
            <text:p>Bouteille d'huile verre</text:p>
          </table:table-cell>
          <table:table-cell table:style-name="ce203" office:value-type="string" calcext:value-type="string">
            <text:p>Glass oil bottle</text:p>
          </table:table-cell>
          <table:table-cell table:style-name="ce203" office:value-type="string" calcext:value-type="string">
            <text:p>cu_verrevaisselle</text:p>
          </table:table-cell>
          <table:table-cell table:style-name="ce203" office:value-type="string" calcext:value-type="string">
            <text:p>cat_verre</text:p>
          </table:table-cell>
          <table:table-cell table:style-name="ce203"/>
          <table:table-cell table:style-name="ce203" office:value-type="string" calcext:value-type="string">
            <text:p>bouteille d'huile en verre</text:p>
          </table:table-cell>
          <table:table-cell table:style-name="ce203" office:value-type="string" calcext:value-type="string">
            <text:p>glass oil bottle</text:p>
          </table:table-cell>
          <table:table-cell table:style-name="ce203" table:number-columns-repeated="2"/>
          <table:table-cell table:style-name="ce226" office:value-type="string" calcext:value-type="string">
            <text:p>,cons_sansbouchon</text:p>
          </table:table-cell>
          <table:table-cell table:style-name="ce236" office:value-type="string" calcext:value-type="string">
            <text:p>bouteille_huile_olive_mini.png</text:p>
          </table:table-cell>
          <table:table-cell table:style-name="ce247"/>
          <table:table-cell table:style-name="ce251" office:value-type="string" calcext:value-type="string">
            <text:p>MieuxTrierANantes 02/2015</text:p>
          </table:table-cell>
          <table:table-cell table:style-name="ce251"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bouteille,huile,verre," calcext:value-type="string">
            <text:p>bouteille,huile,verre,</text:p>
          </table:table-cell>
          <table:table-cell table:formula="of:=CONCATENATE(UTILTRANSFORMEENMOTSCLES([Dechets.H34]);&quot;,&quot;;[Dechets.J34])" office:value-type="string" office:string-value="glass,oil,bottle," calcext:value-type="string">
            <text:p>glass,oil,bottle,</text:p>
          </table:table-cell>
          <table:table-cell table:number-columns-repeated="2"/>
          <table:table-cell table:style-name="ce302" table:formula="of:=JSONDECHETS([Dechets.A34];[Dechets.B34];[Dechets.C34];[Dechets.D34];[Dechets.E34];[Dechets.F34];[Dechets.T34];[Dechets.U34];[Dechets.G34];[Dechets.H34];[Dechets.K34];[Dechets.L34];[Dechets.M34];[Dechets.N34];[Dechets.P34])" office:value-type="string" office:string-value="   {&quot;code&quot;:&quot;dec_bouteilleDhuileEnVerre&quot;,&#10;      &quot;type&quot;:&quot;Ressource / objet usagé&quot;,&#10;      &quot;type_en&quot;:&quot;Resource / Used object&quot;,&#10;      &quot;nom&quot;:&quot;Bouteille d'huile verre&quot;,&#10;      &quot;nom_en&quot;:&quot;Glass oil bottle&quot;,&#10;      &quot;cat_usuel&quot;:&quot;cu_verrevaisselle&quot;,&#10;      &quot;cat_trait&quot;:&quot;cat_verre&quot;,&#10;      &quot;descr&quot;:&quot;bouteille d'huile en verre&quot;,&#10;      &quot;descr_en&quot;:&quot;glass oil bottle&quot;,&#10;      &quot;mots_cles&quot;:&quot;bouteille,huile,verre,&quot;,&#10;      &quot;mots_cles_en&quot;:&quot;glass,oil,bottle,&quot;,&#10;      &quot;cons&quot;:&quot;,cons_sansbouchon,cons_verre&quot;,&#10;      &quot;image&quot;:&quot;bouteille_huile_olive_mini.png&quot;,&#10;      &quot;modco&quot;:&quot;modco_contverre,modco_decheterie,modco_ecopoint&quot;,&#10;      &quot;recyc&quot;:&quot;OUI&quot;,&#10;      &quot;src&quot;:&quot;MieuxTrierANantes 02/2015&quot;&#10;   }," calcext:value-type="string">
            <text:p>   {"code":"dec_bouteilleDhuileEnVerre",</text:p>
            <text:p>      "type":"Ressource / objet usagé",</text:p>
            <text:p>      "type_en":"Resource / Used object",</text:p>
            <text:p>      "nom":"Bouteille d'huile verre",</text:p>
            <text:p>      "nom_en":"Glass oil bottle",</text:p>
            <text:p>      "cat_usuel":"cu_verrevaisselle",</text:p>
            <text:p>      "cat_trait":"cat_verre",</text:p>
            <text:p>      "descr":"bouteille d'huile en verre",</text:p>
            <text:p>      "descr_en":"glass oil bottle",</text:p>
            <text:p>      "mots_cles":"bouteille,huile,verre,",</text:p>
            <text:p>      "mots_cles_en":"glass,oil,bottle,",</text:p>
            <text:p>      "cons":",cons_sansbouchon,cons_verre",</text:p>
            <text:p>      "image":"bouteille_huile_olive_mini.png",</text:p>
            <text:p>      "modco":"modco_contverre,modco_decheterie,modco_ecopoint",</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Gaz</text:p>
          </table:table-cell>
          <table:table-cell table:style-name="ce203" office:value-type="string" calcext:value-type="string">
            <text:p>Bouteille de gaz</text:p>
          </table:table-cell>
          <table:table-cell table:style-name="ce203" office:value-type="string" calcext:value-type="string">
            <text:p>Gas cylinder</text:p>
          </table:table-cell>
          <table:table-cell table:style-name="ce196" office:value-type="string" calcext:value-type="string">
            <text:p>cu_metal</text:p>
          </table:table-cell>
          <table:table-cell table:style-name="ce196" office:value-type="string" calcext:value-type="string">
            <text:p>cat_ddm_gros</text:p>
          </table:table-cell>
          <table:table-cell table:style-name="ce217"/>
          <table:table-cell table:style-name="ce203" office:value-type="string" calcext:value-type="string">
            <text:p>bouteille de gaz</text:p>
          </table:table-cell>
          <table:table-cell table:style-name="ce203" office:value-type="string" calcext:value-type="string">
            <text:p>gas cylinder</text:p>
          </table:table-cell>
          <table:table-cell table:style-name="ce203" table:number-columns-repeated="2"/>
          <table:table-cell table:style-name="ce226"/>
          <table:table-cell table:style-name="ce236" office:value-type="string" calcext:value-type="string">
            <text:p>bouteille_gaz_mini.png</text:p>
          </table:table-cell>
          <table:table-cell table:style-name="ce247"/>
          <table:table-cell table:style-name="ce251" office:value-type="string" calcext:value-type="string">
            <text:p>MieuxTrierANantes 12/2014</text:p>
          </table:table-cell>
          <table:table-cell table:style-name="ce251"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bouteille,gaz," calcext:value-type="string">
            <text:p>bouteille,gaz,</text:p>
          </table:table-cell>
          <table:table-cell table:formula="of:=CONCATENATE(UTILTRANSFORMEENMOTSCLES([Dechets.H35]);&quot;,&quot;;[Dechets.J35])" office:value-type="string" office:string-value="gas,cylinder," calcext:value-type="string">
            <text:p>gas,cylinder,</text:p>
          </table:table-cell>
          <table:table-cell table:number-columns-repeated="2"/>
          <table:table-cell table:style-name="ce302" table:formula="of:=JSONDECHETS([Dechets.A35];[Dechets.B35];[Dechets.C35];[Dechets.D35];[Dechets.E35];[Dechets.F35];[Dechets.T35];[Dechets.U35];[Dechets.G35];[Dechets.H35];[Dechets.K35];[Dechets.L35];[Dechets.M35];[Dechets.N35];[Dechets.P35])" office:value-type="string" office:string-value="   {&quot;code&quot;:&quot;dec_bouteilleGaz&quot;,&#10;      &quot;type&quot;:&quot;Ressource / objet usagé&quot;,&#10;      &quot;type_en&quot;:&quot;Resource / Used object&quot;,&#10;      &quot;nom&quot;:&quot;Bouteille de gaz&quot;,&#10;      &quot;nom_en&quot;:&quot;Gas cylinder&quot;,&#10;      &quot;cat_usuel&quot;:&quot;cu_metal&quot;,&#10;      &quot;cat_trait&quot;:&quot;cat_ddm_gros&quot;,&#10;      &quot;descr&quot;:&quot;bouteille de gaz&quot;,&#10;      &quot;descr_en&quot;:&quot;gas cylinder&quot;,&#10;      &quot;mots_cles&quot;:&quot;bouteille,gaz,&quot;,&#10;      &quot;mots_cles_en&quot;:&quot;gas,cylinder,&quot;,&#10;      &quot;cons&quot;:&quot;cons_toxique&quot;,&#10;      &quot;image&quot;:&quot;bouteille_gaz_mini.png&quot;,&#10;      &quot;modco&quot;:&quot;modco_decheterie&quot;,&#10;      &quot;recyc&quot;:&quot;PAS_POUBELLE&quot;,&#10;      &quot;src&quot;:&quot;MieuxTrierANantes 12/2014&quot;&#10;   }," calcext:value-type="string">
            <text:p>   {"code":"dec_bouteilleGaz",</text:p>
            <text:p>      "type":"Ressource / objet usagé",</text:p>
            <text:p>      "type_en":"Resource / Used object",</text:p>
            <text:p>      "nom":"Bouteille de gaz",</text:p>
            <text:p>      "nom_en":"Gas cylinder",</text:p>
            <text:p>      "cat_usuel":"cu_metal",</text:p>
            <text:p>      "cat_trait":"cat_ddm_gros",</text:p>
            <text:p>      "descr":"bouteille de gaz",</text:p>
            <text:p>      "descr_en":"gas cylinder",</text:p>
            <text:p>      "mots_cles":"bouteille,gaz,",</text:p>
            <text:p>      "mots_cles_en":"gas,cylinder,",</text:p>
            <text:p>      "cons":"cons_toxique",</text:p>
            <text:p>      "image":"bouteille_gaz_mini.png",</text:p>
            <text:p>      "modco":"modco_decheteri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Lait</text:p>
          </table:table-cell>
          <table:table-cell table:style-name="ce196" office:value-type="string" calcext:value-type="string">
            <text:p>Bouteille lait</text:p>
          </table:table-cell>
          <table:table-cell table:style-name="ce196" office:value-type="string" calcext:value-type="string">
            <text:p>Milk Bottle</text:p>
          </table:table-cell>
          <table:table-cell table:style-name="ce196" office:value-type="string" calcext:value-type="string">
            <text:p>cu_plastique</text:p>
          </table:table-cell>
          <table:table-cell table:style-name="ce196" office:value-type="string" calcext:value-type="string">
            <text:p>cat_emr</text:p>
          </table:table-cell>
          <table:table-cell table:style-name="ce196"/>
          <table:table-cell table:style-name="ce196" office:value-type="string" calcext:value-type="string">
            <text:p>bouteille de lait</text:p>
          </table:table-cell>
          <table:table-cell table:style-name="ce196" office:value-type="string" calcext:value-type="string">
            <text:p>bottle of milk</text:p>
          </table:table-cell>
          <table:table-cell table:style-name="ce196" table:number-columns-repeated="2"/>
          <table:table-cell table:style-name="ce224" office:value-type="string" calcext:value-type="string">
            <text:p>cons_bouchon,cons_bouchonamour,cons_capsulelait,cons_bouteillepaspet</text:p>
          </table:table-cell>
          <table:table-cell table:style-name="ce233" office:value-type="string" calcext:value-type="string">
            <text:p>bouteille_lait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bouteille,lait," calcext:value-type="string">
            <text:p>bouteille,lait,</text:p>
          </table:table-cell>
          <table:table-cell table:formula="of:=CONCATENATE(UTILTRANSFORMEENMOTSCLES([Dechets.H36]);&quot;,&quot;;[Dechets.J36])" office:value-type="string" office:string-value="bottle,of,milk," calcext:value-type="string">
            <text:p>bottle,of,milk,</text:p>
          </table:table-cell>
          <table:table-cell table:number-columns-repeated="2"/>
          <table:table-cell table:style-name="ce302" table:formula="of:=JSONDECHETS([Dechets.A36];[Dechets.B36];[Dechets.C36];[Dechets.D36];[Dechets.E36];[Dechets.F36];[Dechets.T36];[Dechets.U36];[Dechets.G36];[Dechets.H36];[Dechets.K36];[Dechets.L36];[Dechets.M36];[Dechets.N36];[Dechets.P36])" office:value-type="string" office:string-value="   {&quot;code&quot;:&quot;dec_bouteilleLait&quot;,&#10;      &quot;type&quot;:&quot;Ressource / objet usagé&quot;,&#10;      &quot;type_en&quot;:&quot;Resource / Used object&quot;,&#10;      &quot;nom&quot;:&quot;Bouteille lait&quot;,&#10;      &quot;nom_en&quot;:&quot;Milk Bottle&quot;,&#10;      &quot;cat_usuel&quot;:&quot;cu_plastique&quot;,&#10;      &quot;cat_trait&quot;:&quot;cat_emr&quot;,&#10;      &quot;descr&quot;:&quot;bouteille de lait&quot;,&#10;      &quot;descr_en&quot;:&quot;bottle of milk&quot;,&#10;      &quot;mots_cles&quot;:&quot;bouteille,lait,&quot;,&#10;      &quot;mots_cles_en&quot;:&quot;bottle,of,milk,&quot;,&#10;      &quot;cons&quot;:&quot;cons_bouchon,cons_bouchonamour,cons_capsulelait,cons_bouteillepaspet,&quot;,&#10;      &quot;image&quot;:&quot;bouteille_lait_mini.png&quot;,&#10;      &quot;modco&quot;:&quot;modco_decheterie,modco_ecopoint,modco_bacjaune,modco_sacjaune,modco_contembjournmag&quot;,&#10;      &quot;recyc&quot;:&quot;OUI&quot;,&#10;      &quot;src&quot;:&quot;MieuxTrierANantes 02/2015&quot;&#10;   }," calcext:value-type="string">
            <text:p>   {"code":"dec_bouteilleLait",</text:p>
            <text:p>      "type":"Ressource / objet usagé",</text:p>
            <text:p>      "type_en":"Resource / Used object",</text:p>
            <text:p>      "nom":"Bouteille lait",</text:p>
            <text:p>      "nom_en":"Milk Bottle",</text:p>
            <text:p>      "cat_usuel":"cu_plastique",</text:p>
            <text:p>      "cat_trait":"cat_emr",</text:p>
            <text:p>      "descr":"bouteille de lait",</text:p>
            <text:p>      "descr_en":"bottle of milk",</text:p>
            <text:p>      "mots_cles":"bouteille,lait,",</text:p>
            <text:p>      "mots_cles_en":"bottle,of,milk,",</text:p>
            <text:p>      "cons":"cons_bouchon,cons_bouchonamour,cons_capsulelait,cons_bouteillepaspet,",</text:p>
            <text:p>      "image":"bouteille_lait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Plastique</text:p>
          </table:table-cell>
          <table:table-cell table:style-name="ce196" office:value-type="string" calcext:value-type="string">
            <text:p>Bouteille plastique</text:p>
          </table:table-cell>
          <table:table-cell table:style-name="ce196" office:value-type="string" calcext:value-type="string">
            <text:p>Plastic Bottle</text:p>
          </table:table-cell>
          <table:table-cell table:style-name="ce196" office:value-type="string" calcext:value-type="string">
            <text:p>cu_plastique</text:p>
          </table:table-cell>
          <table:table-cell table:style-name="ce196" office:value-type="string" calcext:value-type="string">
            <text:p>cat_emr</text:p>
          </table:table-cell>
          <table:table-cell table:style-name="ce196"/>
          <table:table-cell table:style-name="ce196" office:value-type="string" calcext:value-type="string">
            <text:p>bouteille en plastique, bouteille de soda</text:p>
          </table:table-cell>
          <table:table-cell table:style-name="ce196" office:value-type="string" calcext:value-type="string">
            <text:p>plastic bottle, bottle of soda</text:p>
          </table:table-cell>
          <table:table-cell table:style-name="ce196" table:number-columns-repeated="2"/>
          <table:table-cell table:style-name="ce224" office:value-type="string" calcext:value-type="string">
            <text:p>cons_bouchon,cons_bouchonamour</text:p>
          </table:table-cell>
          <table:table-cell table:style-name="ce233" office:value-type="string" calcext:value-type="string">
            <text:p>bouteille_transparente_mini.png</text:p>
          </table:table-cell>
          <table:table-cell table:style-name="ce213" office:value-type="string" calcext:value-type="string">
            <text:p>ketchup_mini.png</text:p>
          </table:table-cell>
          <table:table-cell table:style-name="ce251" office:value-type="string" calcext:value-type="string">
            <text:p>MieuxTrierANantes 02/2015</text:p>
          </table:table-cell>
          <table:table-cell table:style-name="ce251"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bouteille,plastique,bouteille,soda," calcext:value-type="string">
            <text:p>bouteille,plastique,bouteille,soda,</text:p>
          </table:table-cell>
          <table:table-cell table:formula="of:=CONCATENATE(UTILTRANSFORMEENMOTSCLES([Dechets.H37]);&quot;,&quot;;[Dechets.J37])" office:value-type="string" office:string-value="plastic,bottle,bottle,of,soda," calcext:value-type="string">
            <text:p>plastic,bottle,bottle,of,soda,</text:p>
          </table:table-cell>
          <table:table-cell table:number-columns-repeated="2"/>
          <table:table-cell table:style-name="ce302" table:formula="of:=JSONDECHETS([Dechets.A37];[Dechets.B37];[Dechets.C37];[Dechets.D37];[Dechets.E37];[Dechets.F37];[Dechets.T37];[Dechets.U37];[Dechets.G37];[Dechets.H37];[Dechets.K37];[Dechets.L37];[Dechets.M37];[Dechets.N37];[Dechets.P37])" office:value-type="string" office:string-value="   {&quot;code&quot;:&quot;dec_bouteillePlastique&quot;,&#10;      &quot;type&quot;:&quot;Ressource / objet usagé&quot;,&#10;      &quot;type_en&quot;:&quot;Resource / Used object&quot;,&#10;      &quot;nom&quot;:&quot;Bouteille plastique&quot;,&#10;      &quot;nom_en&quot;:&quot;Plastic Bottle&quot;,&#10;      &quot;cat_usuel&quot;:&quot;cu_plastique&quot;,&#10;      &quot;cat_trait&quot;:&quot;cat_emr&quot;,&#10;      &quot;descr&quot;:&quot;bouteille en plastique, bouteille de soda&quot;,&#10;      &quot;descr_en&quot;:&quot;plastic bottle, bottle of soda&quot;,&#10;      &quot;mots_cles&quot;:&quot;bouteille,plastique,bouteille,soda,&quot;,&#10;      &quot;mots_cles_en&quot;:&quot;plastic,bottle,bottle,of,soda,&quot;,&#10;      &quot;cons&quot;:&quot;cons_bouchon,cons_bouchonamour,&quot;,&#10;      &quot;image&quot;:&quot;bouteille_transparente_mini.png&quot;,&#10;      &quot;image_secondaire&quot;:&quot;ketchup_mini.png&quot;,&#10;      &quot;modco&quot;:&quot;modco_decheterie,modco_ecopoint,modco_bacjaune,modco_sacjaune,modco_contembjournmag&quot;,&#10;      &quot;recyc&quot;:&quot;OUI&quot;,&#10;      &quot;src&quot;:&quot;MieuxTrierANantes 02/2015&quot;&#10;   }," calcext:value-type="string">
            <text:p>   {"code":"dec_bouteillePlastique",</text:p>
            <text:p>      "type":"Ressource / objet usagé",</text:p>
            <text:p>      "type_en":"Resource / Used object",</text:p>
            <text:p>      "nom":"Bouteille plastique",</text:p>
            <text:p>      "nom_en":"Plastic Bottle",</text:p>
            <text:p>      "cat_usuel":"cu_plastique",</text:p>
            <text:p>      "cat_trait":"cat_emr",</text:p>
            <text:p>      "descr":"bouteille en plastique, bouteille de soda",</text:p>
            <text:p>      "descr_en":"plastic bottle, bottle of soda",</text:p>
            <text:p>      "mots_cles":"bouteille,plastique,bouteille,soda,",</text:p>
            <text:p>      "mots_cles_en":"plastic,bottle,bottle,of,soda,",</text:p>
            <text:p>      "cons":"cons_bouchon,cons_bouchonamour,",</text:p>
            <text:p>      "image":"bouteille_transparente_mini.png",</text:p>
            <text:p>      "image_secondaire":"ketchu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ProduitMenagerNonVide</text:p>
          </table:table-cell>
          <table:table-cell table:style-name="ce203" office:value-type="string" calcext:value-type="string">
            <text:p>Bouteille produit ménager non vide</text:p>
          </table:table-cell>
          <table:table-cell table:style-name="ce203" office:value-type="string" calcext:value-type="string">
            <text:p>Bottle household product not empty</text:p>
          </table:table-cell>
          <table:table-cell table:style-name="ce203" office:value-type="string" calcext:value-type="string">
            <text:p>cu_plastique</text:p>
          </table:table-cell>
          <table:table-cell table:style-name="ce196" office:value-type="string" calcext:value-type="string">
            <text:p>cat_omr_plastique</text:p>
          </table:table-cell>
          <table:table-cell table:style-name="ce203"/>
          <table:table-cell table:style-name="ce203" office:value-type="string" calcext:value-type="string">
            <text:p>bouteille produit ménager non vide</text:p>
          </table:table-cell>
          <table:table-cell table:style-name="ce203" office:value-type="string" calcext:value-type="string">
            <text:p>household product bottles not empty</text:p>
          </table:table-cell>
          <table:table-cell table:style-name="ce203" table:number-columns-repeated="2"/>
          <table:table-cell table:style-name="ce226" office:value-type="string" calcext:value-type="string">
            <text:p>cons_bouchon,cons_bouchonamour</text:p>
          </table:table-cell>
          <table:table-cell table:style-name="ce235" office:value-type="string" calcext:value-type="string">
            <text:p>images_non_libres_temp/bouteille_produit_menager_mini.png</text:p>
          </table:table-cell>
          <table:table-cell table:style-name="ce247"/>
          <table:table-cell table:style-name="ce250" office:value-type="string" calcext:value-type="string">
            <text:p>MieuxTrierANantes 02/2015</text:p>
          </table:table-cell>
          <table:table-cell table:style-name="ce250"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bouteille,produit,menager,non,vide," calcext:value-type="string">
            <text:p>bouteille,produit,menager,non,vide,</text:p>
          </table:table-cell>
          <table:table-cell table:formula="of:=CONCATENATE(UTILTRANSFORMEENMOTSCLES([Dechets.H38]);&quot;,&quot;;[Dechets.J38])" office:value-type="string" office:string-value="household,product,bottles,not,empty," calcext:value-type="string">
            <text:p>household,product,bottles,not,empty,</text:p>
          </table:table-cell>
          <table:table-cell table:number-columns-repeated="2"/>
          <table:table-cell table:style-name="ce302" table:formula="of:=JSONDECHETS([Dechets.A38];[Dechets.B38];[Dechets.C38];[Dechets.D38];[Dechets.E38];[Dechets.F38];[Dechets.T38];[Dechets.U38];[Dechets.G38];[Dechets.H38];[Dechets.K38];[Dechets.L38];[Dechets.M38];[Dechets.N38];[Dechets.P38])" office:value-type="string" office:string-value="   {&quot;code&quot;:&quot;dec_bouteilleProduitMenagerNonVide&quot;,&#10;      &quot;type&quot;:&quot;Ressource / objet usagé&quot;,&#10;      &quot;type_en&quot;:&quot;Resource / Used object&quot;,&#10;      &quot;nom&quot;:&quot;Bouteille produit ménager non vide&quot;,&#10;      &quot;nom_en&quot;:&quot;Bottle household product not empty&quot;,&#10;      &quot;cat_usuel&quot;:&quot;cu_plastique&quot;,&#10;      &quot;cat_trait&quot;:&quot;cat_omr_plastique&quot;,&#10;      &quot;descr&quot;:&quot;bouteille produit ménager non vide&quot;,&#10;      &quot;descr_en&quot;:&quot;household product bottles not empty&quot;,&#10;      &quot;mots_cles&quot;:&quot;bouteille,produit,menager,non,vide,&quot;,&#10;      &quot;mots_cles_en&quot;:&quot;household,product,bottles,not,empty,&quot;,&#10;      &quot;cons&quot;:&quot;cons_bouchon,cons_bouchonamour,cons_pasuniquementbouteilleflacon&quot;,&#10;      &quot;image&quot;:&quot;images_non_libres_temp/bouteille_produit_menager_mini.png&quot;,&#10;      &quot;modco&quot;:&quot;modco_bacjaunnantes,modco_bacblehorsnantes,modco_sacbleu&quot;,&#10;      &quot;recyc&quot;:&quot;OUI_ET_NON&quot;,&#10;      &quot;src&quot;:&quot;MieuxTrierANantes 02/2015&quot;&#10;   }," calcext:value-type="string">
            <text:p>   {"code":"dec_bouteilleProduitMenagerNonVide",</text:p>
            <text:p>      "type":"Ressource / objet usagé",</text:p>
            <text:p>      "type_en":"Resource / Used object",</text:p>
            <text:p>      "nom":"Bouteille produit ménager non vide",</text:p>
            <text:p>      "nom_en":"Bottle household product not empty",</text:p>
            <text:p>      "cat_usuel":"cu_plastique",</text:p>
            <text:p>      "cat_trait":"cat_omr_plastique",</text:p>
            <text:p>      "descr":"bouteille produit ménager non vide",</text:p>
            <text:p>      "descr_en":"household product bottles not empty",</text:p>
            <text:p>      "mots_cles":"bouteille,produit,menager,non,vide,",</text:p>
            <text:p>      "mots_cles_en":"household,product,bottles,not,empty,",</text:p>
            <text:p>      "cons":"cons_bouchon,cons_bouchonamour,cons_pasuniquementbouteilleflacon",</text:p>
            <text:p>      "image":"images_non_libres_temp/bouteille_produit_menager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ProduitMenagerVide</text:p>
          </table:table-cell>
          <table:table-cell table:style-name="ce203" office:value-type="string" calcext:value-type="string">
            <text:p>Bouteille produit ménager vide</text:p>
          </table:table-cell>
          <table:table-cell table:style-name="ce203" office:value-type="string" calcext:value-type="string">
            <text:p>Bottle empty household product</text:p>
          </table:table-cell>
          <table:table-cell table:style-name="ce203" office:value-type="string" calcext:value-type="string">
            <text:p>cu_plastique</text:p>
          </table:table-cell>
          <table:table-cell table:style-name="ce203" office:value-type="string" calcext:value-type="string">
            <text:p>cat_emr</text:p>
          </table:table-cell>
          <table:table-cell table:style-name="ce203"/>
          <table:table-cell table:style-name="ce203" office:value-type="string" calcext:value-type="string">
            <text:p>bouteille produit ménager vide</text:p>
          </table:table-cell>
          <table:table-cell table:style-name="ce203" office:value-type="string" calcext:value-type="string">
            <text:p>bottle empty household product</text:p>
          </table:table-cell>
          <table:table-cell table:style-name="ce203" table:number-columns-repeated="2"/>
          <table:table-cell table:style-name="ce226" office:value-type="string" calcext:value-type="string">
            <text:p>cons_bouchon,cons_bouchonamour</text:p>
          </table:table-cell>
          <table:table-cell table:style-name="ce235" office:value-type="string" calcext:value-type="string">
            <text:p>images_non_libres_temp/bouteille_produit_menager_vide_mini.png</text:p>
          </table:table-cell>
          <table:table-cell table:style-name="ce247"/>
          <table:table-cell table:style-name="ce251" office:value-type="string" calcext:value-type="string">
            <text:p>MieuxTrierANantes 02/2015</text:p>
          </table:table-cell>
          <table:table-cell table:style-name="ce251"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bouteille,produit,menager,vide," calcext:value-type="string">
            <text:p>bouteille,produit,menager,vide,</text:p>
          </table:table-cell>
          <table:table-cell table:formula="of:=CONCATENATE(UTILTRANSFORMEENMOTSCLES([Dechets.H39]);&quot;,&quot;;[Dechets.J39])" office:value-type="string" office:string-value="bottle,empty,household,product," calcext:value-type="string">
            <text:p>bottle,empty,household,product,</text:p>
          </table:table-cell>
          <table:table-cell table:number-columns-repeated="2"/>
          <table:table-cell table:style-name="ce302" table:formula="of:=JSONDECHETS([Dechets.A39];[Dechets.B39];[Dechets.C39];[Dechets.D39];[Dechets.E39];[Dechets.F39];[Dechets.T39];[Dechets.U39];[Dechets.G39];[Dechets.H39];[Dechets.K39];[Dechets.L39];[Dechets.M39];[Dechets.N39];[Dechets.P39])" office:value-type="string" office:string-value="   {&quot;code&quot;:&quot;dec_bouteilleProduitMenagerVide&quot;,&#10;      &quot;type&quot;:&quot;Ressource / objet usagé&quot;,&#10;      &quot;type_en&quot;:&quot;Resource / Used object&quot;,&#10;      &quot;nom&quot;:&quot;Bouteille produit ménager vide&quot;,&#10;      &quot;nom_en&quot;:&quot;Bottle empty household product&quot;,&#10;      &quot;cat_usuel&quot;:&quot;cu_plastique&quot;,&#10;      &quot;cat_trait&quot;:&quot;cat_emr&quot;,&#10;      &quot;descr&quot;:&quot;bouteille produit ménager vide&quot;,&#10;      &quot;descr_en&quot;:&quot;bottle empty household product&quot;,&#10;      &quot;mots_cles&quot;:&quot;bouteille,produit,menager,vide,&quot;,&#10;      &quot;mots_cles_en&quot;:&quot;bottle,empty,household,product,&quot;,&#10;      &quot;cons&quot;:&quot;cons_bouchon,cons_bouchonamour,&quot;,&#10;      &quot;image&quot;:&quot;images_non_libres_temp/bouteille_produit_menager_vide_mini.png&quot;,&#10;      &quot;modco&quot;:&quot;modco_decheterie,modco_ecopoint,modco_bacjaune,modco_sacjaune,modco_contembjournmag&quot;,&#10;      &quot;recyc&quot;:&quot;OUI&quot;,&#10;      &quot;src&quot;:&quot;MieuxTrierANantes 02/2015&quot;&#10;   }," calcext:value-type="string">
            <text:p>   {"code":"dec_bouteilleProduitMenagerVide",</text:p>
            <text:p>      "type":"Ressource / objet usagé",</text:p>
            <text:p>      "type_en":"Resource / Used object",</text:p>
            <text:p>      "nom":"Bouteille produit ménager vide",</text:p>
            <text:p>      "nom_en":"Bottle empty household product",</text:p>
            <text:p>      "cat_usuel":"cu_plastique",</text:p>
            <text:p>      "cat_trait":"cat_emr",</text:p>
            <text:p>      "descr":"bouteille produit ménager vide",</text:p>
            <text:p>      "descr_en":"bottle empty household product",</text:p>
            <text:p>      "mots_cles":"bouteille,produit,menager,vide,",</text:p>
            <text:p>      "mots_cles_en":"bottle,empty,household,product,",</text:p>
            <text:p>      "cons":"cons_bouchon,cons_bouchonamour,",</text:p>
            <text:p>      "image":"images_non_libres_temp/bouteille_produit_menager_vid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sSirop</text:p>
          </table:table-cell>
          <table:table-cell table:style-name="ce196" office:value-type="string" calcext:value-type="string">
            <text:p>Bouteilles sirop (métal)</text:p>
          </table:table-cell>
          <table:table-cell table:style-name="ce196" office:value-type="string" calcext:value-type="string">
            <text:p>Syrup bottles (metal)</text:p>
          </table:table-cell>
          <table:table-cell table:style-name="ce196" office:value-type="string" calcext:value-type="string">
            <text:p>cu_metal</text:p>
          </table:table-cell>
          <table:table-cell table:style-name="ce196" office:value-type="string" calcext:value-type="string">
            <text:p>cat_acier</text:p>
          </table:table-cell>
          <table:table-cell table:style-name="ce196"/>
          <table:table-cell table:style-name="ce196" office:value-type="string" calcext:value-type="string">
            <text:p>bouteille de sirop métal</text:p>
          </table:table-cell>
          <table:table-cell table:style-name="ce196" office:value-type="string" calcext:value-type="string">
            <text:p>syrup bottles (metal)</text:p>
          </table:table-cell>
          <table:table-cell table:style-name="ce196" table:number-columns-repeated="2"/>
          <table:table-cell table:style-name="ce224" office:value-type="string" calcext:value-type="string">
            <text:p>cons_bouchon,cons_bouchonamour</text:p>
          </table:table-cell>
          <table:table-cell table:style-name="ce233" office:value-type="string" calcext:value-type="string">
            <text:p>bouteille_sirop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bouteille,sirop,metal," calcext:value-type="string">
            <text:p>bouteille,sirop,metal,</text:p>
          </table:table-cell>
          <table:table-cell table:formula="of:=CONCATENATE(UTILTRANSFORMEENMOTSCLES([Dechets.H40]);&quot;,&quot;;[Dechets.J40])" office:value-type="string" office:string-value="syrup,bottles,metal,," calcext:value-type="string">
            <text:p>syrup,bottles,metal,,</text:p>
          </table:table-cell>
          <table:table-cell table:number-columns-repeated="2"/>
          <table:table-cell table:style-name="ce302" table:formula="of:=JSONDECHETS([Dechets.A40];[Dechets.B40];[Dechets.C40];[Dechets.D40];[Dechets.E40];[Dechets.F40];[Dechets.T40];[Dechets.U40];[Dechets.G40];[Dechets.H40];[Dechets.K40];[Dechets.L40];[Dechets.M40];[Dechets.N40];[Dechets.P40])" office:value-type="string" office:string-value="   {&quot;code&quot;:&quot;dec_bouteillesSirop&quot;,&#10;      &quot;type&quot;:&quot;Ressource / objet usagé&quot;,&#10;      &quot;type_en&quot;:&quot;Resource / Used object&quot;,&#10;      &quot;nom&quot;:&quot;Bouteilles sirop (métal)&quot;,&#10;      &quot;nom_en&quot;:&quot;Syrup bottles (metal)&quot;,&#10;      &quot;cat_usuel&quot;:&quot;cu_metal&quot;,&#10;      &quot;cat_trait&quot;:&quot;cat_acier&quot;,&#10;      &quot;descr&quot;:&quot;bouteille de sirop métal&quot;,&#10;      &quot;descr_en&quot;:&quot;syrup bottles (metal)&quot;,&#10;      &quot;mots_cles&quot;:&quot;bouteille,sirop,metal,&quot;,&#10;      &quot;mots_cles_en&quot;:&quot;syrup,bottles,metal,&quot;,&#10;      &quot;cons&quot;:&quot;cons_bouchon,cons_bouchonamour,cons_ferraille,cons_acier&quot;,&#10;      &quot;image&quot;:&quot;bouteille_sirop_mini.png&quot;,&#10;      &quot;modco&quot;:&quot;modco_decheterie,modco_ecopoint,modco_bacjaune,modco_sacjaune,modco_contembjournmag&quot;,&#10;      &quot;recyc&quot;:&quot;OUI&quot;,&#10;      &quot;src&quot;:&quot;MieuxTrierANantes 02/2015&quot;&#10;   }," calcext:value-type="string">
            <text:p>   {"code":"dec_bouteillesSirop",</text:p>
            <text:p>      "type":"Ressource / objet usagé",</text:p>
            <text:p>      "type_en":"Resource / Used object",</text:p>
            <text:p>      "nom":"Bouteilles sirop (métal)",</text:p>
            <text:p>      "nom_en":"Syrup bottles (metal)",</text:p>
            <text:p>      "cat_usuel":"cu_metal",</text:p>
            <text:p>      "cat_trait":"cat_acier",</text:p>
            <text:p>      "descr":"bouteille de sirop métal",</text:p>
            <text:p>      "descr_en":"syrup bottles (metal)",</text:p>
            <text:p>      "mots_cles":"bouteille,sirop,metal,",</text:p>
            <text:p>      "mots_cles_en":"syrup,bottles,metal,",</text:p>
            <text:p>      "cons":"cons_bouchon,cons_bouchonamour,cons_ferraille,cons_acier",</text:p>
            <text:p>      "image":"bouteille_sirop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outeilleVerre</text:p>
          </table:table-cell>
          <table:table-cell table:style-name="ce196" office:value-type="string" calcext:value-type="string">
            <text:p>Bouteille verre</text:p>
          </table:table-cell>
          <table:table-cell table:style-name="ce196" office:value-type="string" calcext:value-type="string">
            <text:p>Glass Bottle</text:p>
          </table:table-cell>
          <table:table-cell table:style-name="ce196" office:value-type="string" calcext:value-type="string">
            <text:p>cu_verrevaisselle</text:p>
          </table:table-cell>
          <table:table-cell table:style-name="ce196" office:value-type="string" calcext:value-type="string">
            <text:p>cat_verre</text:p>
          </table:table-cell>
          <table:table-cell table:style-name="ce196"/>
          <table:table-cell table:style-name="ce196" office:value-type="string" calcext:value-type="string">
            <text:p>bouteille en verre, bouteille de vin, bouteille de bière</text:p>
          </table:table-cell>
          <table:table-cell table:style-name="ce196" office:value-type="string" calcext:value-type="string">
            <text:p>glass bottle, wine bottle, beer bottle</text:p>
          </table:table-cell>
          <table:table-cell table:style-name="ce196" table:number-columns-repeated="2"/>
          <table:table-cell table:style-name="ce227" office:value-type="string" calcext:value-type="string">
            <text:p>cons_sansbouchon</text:p>
          </table:table-cell>
          <table:table-cell table:style-name="ce233" office:value-type="string" calcext:value-type="string">
            <text:p>bouteille_mini.png</text:p>
          </table:table-cell>
          <table:table-cell table:style-name="ce213"/>
          <table:table-cell table:style-name="ce251" office:value-type="string" calcext:value-type="string">
            <text:p>MieuxTrierANantes 02/2015</text:p>
          </table:table-cell>
          <table:table-cell table:style-name="ce292" office:value-type="string" calcext:value-type="string">
            <text:p>Françoise Renoulin (fsefleur).Je souhaite parrainer la canette de bière en verre, pour lui offrir une seconde vie et si possible qu'elle retrouve un jour le chemin du frigo.</text:p>
          </table:table-cell>
          <table:table-cell table:style-name="ce292" office:value-type="string" calcext:value-type="string">
            <text:p>fsefleur</text:p>
          </table:table-cell>
          <table:table-cell table:style-name="ce251"/>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bouteille,verre,bouteille,vin,bouteille,biere," calcext:value-type="string">
            <text:p>bouteille,verre,bouteille,vin,bouteille,biere,</text:p>
          </table:table-cell>
          <table:table-cell table:formula="of:=CONCATENATE(UTILTRANSFORMEENMOTSCLES([Dechets.H41]);&quot;,&quot;;[Dechets.J41])" office:value-type="string" office:string-value="glass,bottle,wine,bottle,beer,bottle," calcext:value-type="string">
            <text:p>glass,bottle,wine,bottle,beer,bottle,</text:p>
          </table:table-cell>
          <table:table-cell table:number-columns-repeated="2"/>
          <table:table-cell table:style-name="ce302" table:formula="of:=JSONDECHETS([Dechets.A41];[Dechets.B41];[Dechets.C41];[Dechets.D41];[Dechets.E41];[Dechets.F41];[Dechets.T41];[Dechets.U41];[Dechets.G41];[Dechets.H41];[Dechets.K41];[Dechets.L41];[Dechets.M41];[Dechets.N41];[Dechets.P41])" office:value-type="string" office:string-value="   {&quot;code&quot;:&quot;dec_bouteilleVerre&quot;,&#10;      &quot;type&quot;:&quot;Ressource / objet usagé&quot;,&#10;      &quot;type_en&quot;:&quot;Resource / Used object&quot;,&#10;      &quot;nom&quot;:&quot;Bouteille verre&quot;,&#10;      &quot;nom_en&quot;:&quot;Glass Bottle&quot;,&#10;      &quot;cat_usuel&quot;:&quot;cu_verrevaisselle&quot;,&#10;      &quot;cat_trait&quot;:&quot;cat_verre&quot;,&#10;      &quot;descr&quot;:&quot;bouteille en verre, bouteille de vin, bouteille de bière&quot;,&#10;      &quot;descr_en&quot;:&quot;glass bottle, wine bottle, beer bottle&quot;,&#10;      &quot;mots_cles&quot;:&quot;bouteille,verre,bouteille,vin,bouteille,biere,&quot;,&#10;      &quot;mots_cles_en&quot;:&quot;glass,bottle,wine,bottle,beer,bottle,&quot;,&#10;      &quot;cons&quot;:&quot;cons_sansbouchon,cons_verre&quot;,&#10;      &quot;image&quot;:&quot;bouteille_mini.png&quot;,&#10;      &quot;modco&quot;:&quot;modco_contverre,modco_decheterie,modco_ecopoint&quot;,&#10;      &quot;recyc&quot;:&quot;OUI&quot;,&#10;      &quot;src&quot;:&quot;MieuxTrierANantes 02/2015&quot;,&#10;      &quot;sponsor&quot;:&quot;fsefleur&quot;&#10;   }," calcext:value-type="string">
            <text:p>   {"code":"dec_bouteilleVerre",</text:p>
            <text:p>      "type":"Ressource / objet usagé",</text:p>
            <text:p>      "type_en":"Resource / Used object",</text:p>
            <text:p>      "nom":"Bouteille verre",</text:p>
            <text:p>      "nom_en":"Glass Bottle",</text:p>
            <text:p>      "cat_usuel":"cu_verrevaisselle",</text:p>
            <text:p>      "cat_trait":"cat_verre",</text:p>
            <text:p>      "descr":"bouteille en verre, bouteille de vin, bouteille de bière",</text:p>
            <text:p>      "descr_en":"glass bottle, wine bottle, beer bottle",</text:p>
            <text:p>      "mots_cles":"bouteille,verre,bouteille,vin,bouteille,biere,",</text:p>
            <text:p>      "mots_cles_en":"glass,bottle,wine,bottle,beer,bottle,",</text:p>
            <text:p>      "cons":"cons_sansbouchon,cons_verre",</text:p>
            <text:p>      "image":"bouteille_mini.png",</text:p>
            <text:p>      "modco":"modco_contverre,modco_decheterie,modco_ecopoint",</text:p>
            <text:p>      "recyc":"OUI",</text:p>
            <text:p>      "src":"MieuxTrierANantes 02/2015",</text:p>
            <text:p>      "sponsor":"fsefleur"</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ranchage</text:p>
          </table:table-cell>
          <table:table-cell table:style-name="ce196" office:value-type="string" calcext:value-type="string">
            <text:p>Branchage feuillage</text:p>
          </table:table-cell>
          <table:table-cell table:style-name="ce196" office:value-type="string" calcext:value-type="string">
            <text:p>Foliage branches</text:p>
          </table:table-cell>
          <table:table-cell table:style-name="ce196" office:value-type="string" calcext:value-type="string">
            <text:p>cu_vertbois</text:p>
          </table:table-cell>
          <table:table-cell table:style-name="ce214" office:value-type="string" calcext:value-type="string">
            <text:p>cat_organiquegros</text:p>
          </table:table-cell>
          <table:table-cell table:style-name="ce196"/>
          <table:table-cell table:style-name="ce196" office:value-type="string" calcext:value-type="string">
            <text:p>branchage, feuillage, taille d'arbre</text:p>
          </table:table-cell>
          <table:table-cell table:style-name="ce196" office:value-type="string" calcext:value-type="string">
            <text:p>branches, foliage, tree size</text:p>
          </table:table-cell>
          <table:table-cell table:style-name="ce196" table:number-columns-repeated="2"/>
          <table:table-cell table:style-name="ce224"/>
          <table:table-cell table:style-name="ce233" office:value-type="string" calcext:value-type="string">
            <text:p>feuillages_mini.png</text:p>
          </table:table-cell>
          <table:table-cell table:style-name="ce213"/>
          <table:table-cell table:style-name="ce250" office:value-type="string" calcext:value-type="string">
            <text:p>MieuxTrierANantes 12/2014</text:p>
          </table:table-cell>
          <table:table-cell table:style-name="ce250"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branchage,feuillage,taille,arbre," calcext:value-type="string">
            <text:p>branchage,feuillage,taille,arbre,</text:p>
          </table:table-cell>
          <table:table-cell table:formula="of:=CONCATENATE(UTILTRANSFORMEENMOTSCLES([Dechets.H42]);&quot;,&quot;;[Dechets.J42])" office:value-type="string" office:string-value="branches,foliage,tree,size," calcext:value-type="string">
            <text:p>branches,foliage,tree,size,</text:p>
          </table:table-cell>
          <table:table-cell table:number-columns-repeated="2"/>
          <table:table-cell table:style-name="ce302" table:formula="of:=JSONDECHETS([Dechets.A42];[Dechets.B42];[Dechets.C42];[Dechets.D42];[Dechets.E42];[Dechets.F42];[Dechets.T42];[Dechets.U42];[Dechets.G42];[Dechets.H42];[Dechets.K42];[Dechets.L42];[Dechets.M42];[Dechets.N42];[Dechets.P42])" office:value-type="string" office:string-value="   {&quot;code&quot;:&quot;dec_branchage&quot;,&#10;      &quot;type&quot;:&quot;Ressource / objet usagé&quot;,&#10;      &quot;type_en&quot;:&quot;Resource / Used object&quot;,&#10;      &quot;nom&quot;:&quot;Branchage feuillage&quot;,&#10;      &quot;nom_en&quot;:&quot;Foliage branches&quot;,&#10;      &quot;cat_usuel&quot;:&quot;cu_vertbois&quot;,&#10;      &quot;cat_trait&quot;:&quot;cat_organiquegros&quot;,&#10;      &quot;descr&quot;:&quot;branchage, feuillage, taille d'arbre&quot;,&#10;      &quot;descr_en&quot;:&quot;branches, foliage, tree size&quot;,&#10;      &quot;mots_cles&quot;:&quot;branchage,feuillage,taille,arbre,&quot;,&#10;      &quot;mots_cles_en&quot;:&quot;branches,foliage,tree,size,&quot;,&#10;      &quot;cons&quot;:&quot;cons_compostage&quot;,&#10;      &quot;image&quot;:&quot;feuillages_mini.png&quot;,&#10;      &quot;modco&quot;:&quot;modco_decheterie,modco_ecopoint,modco_compostage&quot;,&#10;      &quot;recyc&quot;:&quot;PAS_POUBELLE&quot;,&#10;      &quot;src&quot;:&quot;MieuxTrierANantes 12/2014&quot;&#10;   }," calcext:value-type="string">
            <text:p>   {"code":"dec_branchage",</text:p>
            <text:p>      "type":"Ressource / objet usagé",</text:p>
            <text:p>      "type_en":"Resource / Used object",</text:p>
            <text:p>      "nom":"Branchage feuillage",</text:p>
            <text:p>      "nom_en":"Foliage branches",</text:p>
            <text:p>      "cat_usuel":"cu_vertbois",</text:p>
            <text:p>      "cat_trait":"cat_organiquegros",</text:p>
            <text:p>      "descr":"branchage, feuillage, taille d'arbre",</text:p>
            <text:p>      "descr_en":"branches, foliage, tree size",</text:p>
            <text:p>      "mots_cles":"branchage,feuillage,taille,arbre,",</text:p>
            <text:p>      "mots_cles_en":"branches,foliage,tree,size,",</text:p>
            <text:p>      "cons":"cons_compostage",</text:p>
            <text:p>      "image":"feuillages_mini.png",</text:p>
            <text:p>      "modco":"modco_decheterie,modco_ecopoint,modco_compostag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briqueAlimentaire</text:p>
          </table:table-cell>
          <table:table-cell table:style-name="ce196" office:value-type="string" calcext:value-type="string">
            <text:p>Brique alimentaire</text:p>
          </table:table-cell>
          <table:table-cell table:style-name="ce196" office:value-type="string" calcext:value-type="string">
            <text:p>Food Brick</text:p>
          </table:table-cell>
          <table:table-cell table:style-name="ce196" office:value-type="string" calcext:value-type="string">
            <text:p>cu_plastique</text:p>
          </table:table-cell>
          <table:table-cell table:style-name="ce196" office:value-type="string" calcext:value-type="string">
            <text:p>cat_ela</text:p>
          </table:table-cell>
          <table:table-cell table:style-name="ce196"/>
          <table:table-cell table:style-name="ce196" office:value-type="string" calcext:value-type="string">
            <text:p>brique alimentaire, brique de lait, tétra pack</text:p>
          </table:table-cell>
          <table:table-cell table:style-name="ce196" office:value-type="string" calcext:value-type="string">
            <text:p>Food brick milk carton tetra pack</text:p>
          </table:table-cell>
          <table:table-cell table:style-name="ce196" table:number-columns-repeated="2"/>
          <table:table-cell table:style-name="ce224" office:value-type="string" calcext:value-type="string">
            <text:p>bouchon_brique,cons_tetrapak,cons_bouchon,cons_bouchonamour</text:p>
          </table:table-cell>
          <table:table-cell table:style-name="ce233" office:value-type="string" calcext:value-type="string">
            <text:p>brique_alimentaire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brique,alimentaire,brique,lait,tetra,pack," calcext:value-type="string">
            <text:p>brique,alimentaire,brique,lait,tetra,pack,</text:p>
          </table:table-cell>
          <table:table-cell table:formula="of:=CONCATENATE(UTILTRANSFORMEENMOTSCLES([Dechets.H43]);&quot;,&quot;;[Dechets.J43])" office:value-type="string" office:string-value="food,brick,milk,carton,tetra,pack," calcext:value-type="string">
            <text:p>food,brick,milk,carton,tetra,pack,</text:p>
          </table:table-cell>
          <table:table-cell table:number-columns-repeated="2"/>
          <table:table-cell table:style-name="ce302" table:formula="of:=JSONDECHETS([Dechets.A43];[Dechets.B43];[Dechets.C43];[Dechets.D43];[Dechets.E43];[Dechets.F43];[Dechets.T43];[Dechets.U43];[Dechets.G43];[Dechets.H43];[Dechets.K43];[Dechets.L43];[Dechets.M43];[Dechets.N43];[Dechets.P43])" office:value-type="string" office:string-value="   {&quot;code&quot;:&quot;dec_briqueAlimentaire&quot;,&#10;      &quot;type&quot;:&quot;Ressource / objet usagé&quot;,&#10;      &quot;type_en&quot;:&quot;Resource / Used object&quot;,&#10;      &quot;nom&quot;:&quot;Brique alimentaire&quot;,&#10;      &quot;nom_en&quot;:&quot;Food Brick&quot;,&#10;      &quot;cat_usuel&quot;:&quot;cu_plastique&quot;,&#10;      &quot;cat_trait&quot;:&quot;cat_ela&quot;,&#10;      &quot;descr&quot;:&quot;brique alimentaire, brique de lait, tétra pack&quot;,&#10;      &quot;descr_en&quot;:&quot;Food brick milk carton tetra pack&quot;,&#10;      &quot;mots_cles&quot;:&quot;brique,alimentaire,brique,lait,tetra,pack,&quot;,&#10;      &quot;mots_cles_en&quot;:&quot;food,brick,milk,carton,tetra,pack,&quot;,&#10;      &quot;cons&quot;:&quot;bouchon_brique,cons_tetrapak,cons_bouchon,cons_bouchonamour,&quot;,&#10;      &quot;image&quot;:&quot;brique_alimentaire_mini.png&quot;,&#10;      &quot;modco&quot;:&quot;modco_bacjaune,modco_sacjaune,modco_contembjournmag&quot;,&#10;      &quot;recyc&quot;:&quot;OUI&quot;,&#10;      &quot;src&quot;:&quot;MieuxTrierANantes 02/2015&quot;&#10;   }," calcext:value-type="string">
            <text:p>   {"code":"dec_briqueAlimentaire",</text:p>
            <text:p>      "type":"Ressource / objet usagé",</text:p>
            <text:p>      "type_en":"Resource / Used object",</text:p>
            <text:p>      "nom":"Brique alimentaire",</text:p>
            <text:p>      "nom_en":"Food Brick",</text:p>
            <text:p>      "cat_usuel":"cu_plastique",</text:p>
            <text:p>      "cat_trait":"cat_ela",</text:p>
            <text:p>      "descr":"brique alimentaire, brique de lait, tétra pack",</text:p>
            <text:p>      "descr_en":"Food brick milk carton tetra pack",</text:p>
            <text:p>      "mots_cles":"brique,alimentaire,brique,lait,tetra,pack,",</text:p>
            <text:p>      "mots_cles_en":"food,brick,milk,carton,tetra,pack,",</text:p>
            <text:p>      "cons":"bouchon_brique,cons_tetrapak,cons_bouchon,cons_bouchonamour,",</text:p>
            <text:p>      "image":"brique_alimentaire_mini.png",</text:p>
            <text:p>      "modco":"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agetteBois</text:p>
          </table:table-cell>
          <table:table-cell table:style-name="ce196" office:value-type="string" calcext:value-type="string">
            <text:p>Cagette bois</text:p>
          </table:table-cell>
          <table:table-cell table:style-name="ce196" office:value-type="string" calcext:value-type="string">
            <text:p>Wooden crates</text:p>
          </table:table-cell>
          <table:table-cell table:style-name="ce196" office:value-type="string" calcext:value-type="string">
            <text:p>cu_vertbois</text:p>
          </table:table-cell>
          <table:table-cell table:style-name="ce196" office:value-type="string" calcext:value-type="string">
            <text:p>cat_omr</text:p>
          </table:table-cell>
          <table:table-cell/>
          <table:table-cell table:style-name="ce196" office:value-type="string" calcext:value-type="string">
            <text:p>cagette bois, cageot</text:p>
          </table:table-cell>
          <table:table-cell table:style-name="ce196" office:value-type="string" calcext:value-type="string">
            <text:p>crate wood crate</text:p>
          </table:table-cell>
          <table:table-cell table:style-name="ce196" table:number-columns-repeated="2"/>
          <table:table-cell table:style-name="ce224"/>
          <table:table-cell table:style-name="ce233" office:value-type="string" calcext:value-type="string">
            <text:p>cagett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cagette,bois,cageot," calcext:value-type="string">
            <text:p>cagette,bois,cageot,</text:p>
          </table:table-cell>
          <table:table-cell table:formula="of:=CONCATENATE(UTILTRANSFORMEENMOTSCLES([Dechets.H44]);&quot;,&quot;;[Dechets.J44])" office:value-type="string" office:string-value="crate,wood,crate," calcext:value-type="string">
            <text:p>crate,wood,crate,</text:p>
          </table:table-cell>
          <table:table-cell table:number-columns-repeated="2"/>
          <table:table-cell table:style-name="ce302" table:formula="of:=JSONDECHETS([Dechets.A44];[Dechets.B44];[Dechets.C44];[Dechets.D44];[Dechets.E44];[Dechets.F44];[Dechets.T44];[Dechets.U44];[Dechets.G44];[Dechets.H44];[Dechets.K44];[Dechets.L44];[Dechets.M44];[Dechets.N44];[Dechets.P44])" office:value-type="string" office:string-value="   {&quot;code&quot;:&quot;dec_cagetteBois&quot;,&#10;      &quot;type&quot;:&quot;Ressource / objet usagé&quot;,&#10;      &quot;type_en&quot;:&quot;Resource / Used object&quot;,&#10;      &quot;nom&quot;:&quot;Cagette bois&quot;,&#10;      &quot;nom_en&quot;:&quot;Wooden crates&quot;,&#10;      &quot;cat_usuel&quot;:&quot;cu_vertbois&quot;,&#10;      &quot;cat_trait&quot;:&quot;cat_omr&quot;,&#10;      &quot;descr&quot;:&quot;cagette bois, cageot&quot;,&#10;      &quot;descr_en&quot;:&quot;crate wood crate&quot;,&#10;      &quot;mots_cles&quot;:&quot;cagette,bois,cageot,&quot;,&#10;      &quot;mots_cles_en&quot;:&quot;crate,wood,crate,&quot;,&#10;      &quot;image&quot;:&quot;cagette_mini.png&quot;,&#10;      &quot;modco&quot;:&quot;modco_bacblehorsnantes,modco_bacbleu,modco_sacbleu&quot;,&#10;      &quot;recyc&quot;:&quot;NON&quot;,&#10;      &quot;src&quot;:&quot;MieuxTrierANantes 02/2015&quot;&#10;   }," calcext:value-type="string">
            <text:p>   {"code":"dec_cagetteBois",</text:p>
            <text:p>      "type":"Ressource / objet usagé",</text:p>
            <text:p>      "type_en":"Resource / Used object",</text:p>
            <text:p>      "nom":"Cagette bois",</text:p>
            <text:p>      "nom_en":"Wooden crates",</text:p>
            <text:p>      "cat_usuel":"cu_vertbois",</text:p>
            <text:p>      "cat_trait":"cat_omr",</text:p>
            <text:p>      "descr":"cagette bois, cageot",</text:p>
            <text:p>      "descr_en":"crate wood crate",</text:p>
            <text:p>      "mots_cles":"cagette,bois,cageot,",</text:p>
            <text:p>      "mots_cles_en":"crate,wood,crate,",</text:p>
            <text:p>      "image":"cagett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ahier</text:p>
          </table:table-cell>
          <table:table-cell table:style-name="ce196" office:value-type="string" calcext:value-type="string">
            <text:p>Cahier</text:p>
          </table:table-cell>
          <table:table-cell table:style-name="ce196" office:value-type="string" calcext:value-type="string">
            <text:p>Notebook</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cahier, cahier, bloc note sans spirale, carnet</text:p>
          </table:table-cell>
          <table:table-cell table:style-name="ce196" office:value-type="string" calcext:value-type="string">
            <text:p>notebook, notebook, notebook (no spiral), notebook</text:p>
          </table:table-cell>
          <table:table-cell table:style-name="ce196" office:value-type="string" calcext:value-type="string">
            <text:p>spirale</text:p>
          </table:table-cell>
          <table:table-cell table:style-name="ce196" office:value-type="string" calcext:value-type="string">
            <text:p>spiral</text:p>
          </table:table-cell>
          <table:table-cell table:style-name="ce228" office:value-type="string" calcext:value-type="string">
            <text:p>cons_spirale</text:p>
          </table:table-cell>
          <table:table-cell table:style-name="ce233" office:value-type="string" calcext:value-type="string">
            <text:p>bloc_note_mini.png</text:p>
          </table:table-cell>
          <table:table-cell table:style-name="ce213" office:value-type="string" calcext:value-type="string">
            <text:p>cahier_mini.png</text:p>
          </table:table-cell>
          <table:table-cell table:style-name="ce222" office:value-type="string" calcext:value-type="string">
            <text:p>MieuxTrierANantes 02/2015</text:p>
          </table:table-cell>
          <table:table-cell table:style-name="ce222"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cahier,cahier,bloc,note,sans,spirale,carnet,spirale" calcext:value-type="string">
            <text:p>cahier,cahier,bloc,note,sans,spirale,carnet,spirale</text:p>
          </table:table-cell>
          <table:table-cell table:formula="of:=CONCATENATE(UTILTRANSFORMEENMOTSCLES([Dechets.H45]);&quot;,&quot;;[Dechets.J45])" office:value-type="string" office:string-value="notebook,notebook,notebook,no,spiral,notebook,spiral" calcext:value-type="string">
            <text:p>notebook,notebook,notebook,no,spiral,notebook,spiral</text:p>
          </table:table-cell>
          <table:table-cell table:number-columns-repeated="2"/>
          <table:table-cell table:style-name="ce302" table:formula="of:=JSONDECHETS([Dechets.A45];[Dechets.B45];[Dechets.C45];[Dechets.D45];[Dechets.E45];[Dechets.F45];[Dechets.T45];[Dechets.U45];[Dechets.G45];[Dechets.H45];[Dechets.K45];[Dechets.L45];[Dechets.M45];[Dechets.N45];[Dechets.P45])" office:value-type="string" office:string-value="   {&quot;code&quot;:&quot;dec_cahier&quot;,&#10;      &quot;type&quot;:&quot;Ressource / objet usagé&quot;,&#10;      &quot;type_en&quot;:&quot;Resource / Used object&quot;,&#10;      &quot;nom&quot;:&quot;Cahier&quot;,&#10;      &quot;nom_en&quot;:&quot;Notebook&quot;,&#10;      &quot;cat_usuel&quot;:&quot;cu_papierscartons&quot;,&#10;      &quot;cat_trait&quot;:&quot;cat_papiercarton&quot;,&#10;      &quot;descr&quot;:&quot;cahier, cahier, bloc note sans spirale, carnet&quot;,&#10;      &quot;descr_en&quot;:&quot;notebook, notebook, notebook (no spiral), notebook&quot;,&#10;      &quot;mots_cles&quot;:&quot;cahier,cahier,bloc,note,sans,spirale,carnet,spirale&quot;,&#10;      &quot;mots_cles_en&quot;:&quot;notebook,notebook,notebook,no,spiral,notebook,spiral&quot;,&#10;      &quot;cons&quot;:&quot;cons_spirale,&quot;,&#10;      &quot;image&quot;:&quot;bloc_note_mini.png&quot;,&#10;      &quot;image_secondaire&quot;:&quot;cahier_mini.png&quot;,&#10;      &quot;modco&quot;:&quot;modco_contpapiercarton,modco_bacjaune,modco_sacjaune,modco_contembjournmag&quot;,&#10;      &quot;recyc&quot;:&quot;OUI&quot;,&#10;      &quot;src&quot;:&quot;MieuxTrierANantes 02/2015&quot;&#10;   }," calcext:value-type="string">
            <text:p>   {"code":"dec_cahier",</text:p>
            <text:p>      "type":"Ressource / objet usagé",</text:p>
            <text:p>      "type_en":"Resource / Used object",</text:p>
            <text:p>      "nom":"Cahier",</text:p>
            <text:p>      "nom_en":"Notebook",</text:p>
            <text:p>      "cat_usuel":"cu_papierscartons",</text:p>
            <text:p>      "cat_trait":"cat_papiercarton",</text:p>
            <text:p>      "descr":"cahier, cahier, bloc note sans spirale, carnet",</text:p>
            <text:p>      "descr_en":"notebook, notebook, notebook (no spiral), notebook",</text:p>
            <text:p>      "mots_cles":"cahier,cahier,bloc,note,sans,spirale,carnet,spirale",</text:p>
            <text:p>      "mots_cles_en":"notebook,notebook,notebook,no,spiral,notebook,spiral",</text:p>
            <text:p>      "cons":"cons_spirale,",</text:p>
            <text:p>      "image":"bloc_note_mini.png",</text:p>
            <text:p>      "image_secondaire":"cah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alendrier</text:p>
          </table:table-cell>
          <table:table-cell table:style-name="ce196" office:value-type="string" calcext:value-type="string">
            <text:p>Calendrier</text:p>
          </table:table-cell>
          <table:table-cell table:style-name="ce196" office:value-type="string" calcext:value-type="string">
            <text:p>Calendar</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calendrier</text:p>
          </table:table-cell>
          <table:table-cell table:style-name="ce196" office:value-type="string" calcext:value-type="string">
            <text:p>calendar</text:p>
          </table:table-cell>
          <table:table-cell table:style-name="ce196" table:number-columns-repeated="2"/>
          <table:table-cell table:style-name="ce224"/>
          <table:table-cell table:style-name="ce233" office:value-type="string" calcext:value-type="string">
            <text:p>calendrier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calendrier," calcext:value-type="string">
            <text:p>calendrier,</text:p>
          </table:table-cell>
          <table:table-cell table:formula="of:=CONCATENATE(UTILTRANSFORMEENMOTSCLES([Dechets.H46]);&quot;,&quot;;[Dechets.J46])" office:value-type="string" office:string-value="calendar," calcext:value-type="string">
            <text:p>calendar,</text:p>
          </table:table-cell>
          <table:table-cell table:number-columns-repeated="2"/>
          <table:table-cell table:style-name="ce302" table:formula="of:=JSONDECHETS([Dechets.A46];[Dechets.B46];[Dechets.C46];[Dechets.D46];[Dechets.E46];[Dechets.F46];[Dechets.T46];[Dechets.U46];[Dechets.G46];[Dechets.H46];[Dechets.K46];[Dechets.L46];[Dechets.M46];[Dechets.N46];[Dechets.P46])" office:value-type="string" office:string-value="   {&quot;code&quot;:&quot;dec_calendrier&quot;,&#10;      &quot;type&quot;:&quot;Ressource / objet usagé&quot;,&#10;      &quot;type_en&quot;:&quot;Resource / Used object&quot;,&#10;      &quot;nom&quot;:&quot;Calendrier&quot;,&#10;      &quot;nom_en&quot;:&quot;Calendar&quot;,&#10;      &quot;cat_usuel&quot;:&quot;cu_papierscartons&quot;,&#10;      &quot;cat_trait&quot;:&quot;cat_papiercarton&quot;,&#10;      &quot;descr&quot;:&quot;calendrier&quot;,&#10;      &quot;descr_en&quot;:&quot;calendar&quot;,&#10;      &quot;mots_cles&quot;:&quot;calendrier,&quot;,&#10;      &quot;mots_cles_en&quot;:&quot;calendar,&quot;,&#10;      &quot;image&quot;:&quot;calendrier_mini.png&quot;,&#10;      &quot;modco&quot;:&quot;modco_contpapiercarton,modco_bacjaune,modco_sacjaune,modco_contembjournmag&quot;,&#10;      &quot;recyc&quot;:&quot;OUI&quot;,&#10;      &quot;src&quot;:&quot;MieuxTrierANantes 02/2015&quot;&#10;   }," calcext:value-type="string">
            <text:p>   {"code":"dec_calendrier",</text:p>
            <text:p>      "type":"Ressource / objet usagé",</text:p>
            <text:p>      "type_en":"Resource / Used object",</text:p>
            <text:p>      "nom":"Calendrier",</text:p>
            <text:p>      "nom_en":"Calendar",</text:p>
            <text:p>      "cat_usuel":"cu_papierscartons",</text:p>
            <text:p>      "cat_trait":"cat_papiercarton",</text:p>
            <text:p>      "descr":"calendrier",</text:p>
            <text:p>      "descr_en":"calendar",</text:p>
            <text:p>      "mots_cles":"calendrier,",</text:p>
            <text:p>      "mots_cles_en":"calendar,",</text:p>
            <text:p>      "image":"calendr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anetteSoda</text:p>
          </table:table-cell>
          <table:table-cell table:style-name="ce196" office:value-type="string" calcext:value-type="string">
            <text:p>Canette soda</text:p>
          </table:table-cell>
          <table:table-cell table:style-name="ce196" office:value-type="string" calcext:value-type="string">
            <text:p>Soda cans</text:p>
          </table:table-cell>
          <table:table-cell table:style-name="ce196" office:value-type="string" calcext:value-type="string">
            <text:p>cu_metal</text:p>
          </table:table-cell>
          <table:table-cell table:style-name="ce196" office:value-type="string" calcext:value-type="string">
            <text:p>cat_acier</text:p>
          </table:table-cell>
          <table:table-cell table:style-name="ce196"/>
          <table:table-cell table:style-name="ce196" office:value-type="string" calcext:value-type="string">
            <text:p>canette de soda</text:p>
          </table:table-cell>
          <table:table-cell table:style-name="ce196" office:value-type="string" calcext:value-type="string">
            <text:p>can of soda</text:p>
          </table:table-cell>
          <table:table-cell table:style-name="ce196" table:number-columns-repeated="2"/>
          <table:table-cell table:style-name="ce224"/>
          <table:table-cell table:style-name="ce237" office:value-type="string" calcext:value-type="string">
            <text:p>cannett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canette,soda," calcext:value-type="string">
            <text:p>canette,soda,</text:p>
          </table:table-cell>
          <table:table-cell table:formula="of:=CONCATENATE(UTILTRANSFORMEENMOTSCLES([Dechets.H47]);&quot;,&quot;;[Dechets.J47])" office:value-type="string" office:string-value="can,of,soda," calcext:value-type="string">
            <text:p>can,of,soda,</text:p>
          </table:table-cell>
          <table:table-cell table:number-columns-repeated="2"/>
          <table:table-cell table:style-name="ce302" table:formula="of:=JSONDECHETS([Dechets.A47];[Dechets.B47];[Dechets.C47];[Dechets.D47];[Dechets.E47];[Dechets.F47];[Dechets.T47];[Dechets.U47];[Dechets.G47];[Dechets.H47];[Dechets.K47];[Dechets.L47];[Dechets.M47];[Dechets.N47];[Dechets.P47])" office:value-type="string" office:string-value="   {&quot;code&quot;:&quot;dec_canetteSoda&quot;,&#10;      &quot;type&quot;:&quot;Ressource / objet usagé&quot;,&#10;      &quot;type_en&quot;:&quot;Resource / Used object&quot;,&#10;      &quot;nom&quot;:&quot;Canette soda&quot;,&#10;      &quot;nom_en&quot;:&quot;Soda cans&quot;,&#10;      &quot;cat_usuel&quot;:&quot;cu_metal&quot;,&#10;      &quot;cat_trait&quot;:&quot;cat_acier&quot;,&#10;      &quot;descr&quot;:&quot;canette de soda&quot;,&#10;      &quot;descr_en&quot;:&quot;can of soda&quot;,&#10;      &quot;mots_cles&quot;:&quot;canette,soda,&quot;,&#10;      &quot;mots_cles_en&quot;:&quot;can,of,soda,&quot;,&#10;      &quot;cons&quot;:&quot;cons_ferraille,cons_acier&quot;,&#10;      &quot;image&quot;:&quot;cannette_mini.png&quot;,&#10;      &quot;modco&quot;:&quot;modco_decheterie,modco_ecopoint,modco_bacjaune,modco_sacjaune,modco_contembjournmag&quot;,&#10;      &quot;recyc&quot;:&quot;OUI&quot;,&#10;      &quot;src&quot;:&quot;MieuxTrierANantes 02/2015&quot;&#10;   }," calcext:value-type="string">
            <text:p>   {"code":"dec_canetteSoda",</text:p>
            <text:p>      "type":"Ressource / objet usagé",</text:p>
            <text:p>      "type_en":"Resource / Used object",</text:p>
            <text:p>      "nom":"Canette soda",</text:p>
            <text:p>      "nom_en":"Soda cans",</text:p>
            <text:p>      "cat_usuel":"cu_metal",</text:p>
            <text:p>      "cat_trait":"cat_acier",</text:p>
            <text:p>      "descr":"canette de soda",</text:p>
            <text:p>      "descr_en":"can of soda",</text:p>
            <text:p>      "mots_cles":"canette,soda,",</text:p>
            <text:p>      "mots_cles_en":"can,of,soda,",</text:p>
            <text:p>      "cons":"cons_ferraille,cons_acier",</text:p>
            <text:p>      "image":"cannette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apsuleCafe</text:p>
          </table:table-cell>
          <table:table-cell table:style-name="ce196" office:value-type="string" calcext:value-type="string">
            <text:p>capsule café</text:p>
          </table:table-cell>
          <table:table-cell table:style-name="ce196" office:value-type="string" calcext:value-type="string">
            <text:p>capsule coffee</text:p>
          </table:table-cell>
          <table:table-cell table:style-name="ce196" office:value-type="string" calcext:value-type="string">
            <text:p>cu_metal</text:p>
          </table:table-cell>
          <table:table-cell table:style-name="ce196" office:value-type="string" calcext:value-type="string">
            <text:p>cat_omr</text:p>
          </table:table-cell>
          <table:table-cell table:style-name="ce199"/>
          <table:table-cell table:style-name="ce196" office:value-type="string" calcext:value-type="string">
            <text:p>capsule de café, capsule métal ou plastique dosette café</text:p>
          </table:table-cell>
          <table:table-cell table:style-name="ce196" office:value-type="string" calcext:value-type="string">
            <text:p>coffee capsule, metal or plastic capsule coffee pod</text:p>
          </table:table-cell>
          <table:table-cell table:number-columns-repeated="2" table:style-name="ce196" office:value-type="string" calcext:value-type="string">
            <text:p>nespresso</text:p>
          </table:table-cell>
          <table:table-cell table:style-name="ce224" office:value-type="string" calcext:value-type="string">
            <text:p>cons_nespresso,cons_trop_petit</text:p>
          </table:table-cell>
          <table:table-cell table:style-name="ce233" office:value-type="string" calcext:value-type="string">
            <text:p>dosette_cafe_plastiqu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capsule,cafe,capsule,metal,ou,plastique,dosette,cafe,nespresso" calcext:value-type="string">
            <text:p>capsule,cafe,capsule,metal,ou,plastique,dosette,cafe,nespresso</text:p>
          </table:table-cell>
          <table:table-cell table:formula="of:=CONCATENATE(UTILTRANSFORMEENMOTSCLES([Dechets.H48]);&quot;,&quot;;[Dechets.J48])" office:value-type="string" office:string-value="coffee,capsule,metal,or,plastic,capsule,coffee,pod,nespresso" calcext:value-type="string">
            <text:p>coffee,capsule,metal,or,plastic,capsule,coffee,pod,nespresso</text:p>
          </table:table-cell>
          <table:table-cell table:number-columns-repeated="2"/>
          <table:table-cell table:style-name="ce302" table:formula="of:=JSONDECHETS([Dechets.A48];[Dechets.B48];[Dechets.C48];[Dechets.D48];[Dechets.E48];[Dechets.F48];[Dechets.T48];[Dechets.U48];[Dechets.G48];[Dechets.H48];[Dechets.K48];[Dechets.L48];[Dechets.M48];[Dechets.N48];[Dechets.P48])" office:value-type="string" office:string-value="   {&quot;code&quot;:&quot;dec_capsuleCafe&quot;,&#10;      &quot;type&quot;:&quot;Ressource / objet usagé&quot;,&#10;      &quot;type_en&quot;:&quot;Resource / Used object&quot;,&#10;      &quot;nom&quot;:&quot;capsule café&quot;,&#10;      &quot;nom_en&quot;:&quot;capsule coffee&quot;,&#10;      &quot;cat_usuel&quot;:&quot;cu_metal&quot;,&#10;      &quot;cat_trait&quot;:&quot;cat_omr&quot;,&#10;      &quot;descr&quot;:&quot;capsule de café, capsule métal ou plastique dosette café&quot;,&#10;      &quot;descr_en&quot;:&quot;coffee capsule, metal or plastic capsule coffee pod&quot;,&#10;      &quot;mots_cles&quot;:&quot;capsule,cafe,capsule,metal,ou,plastique,dosette,cafe,nespresso&quot;,&#10;      &quot;mots_cles_en&quot;:&quot;coffee,capsule,metal,or,plastic,capsule,coffee,pod,nespresso&quot;,&#10;      &quot;cons&quot;:&quot;cons_nespresso,cons_trop_petit,&quot;,&#10;      &quot;image&quot;:&quot;dosette_cafe_plastique_mini.png&quot;,&#10;      &quot;modco&quot;:&quot;modco_bacblehorsnantes,modco_bacbleu,modco_sacbleu&quot;,&#10;      &quot;recyc&quot;:&quot;NON&quot;,&#10;      &quot;src&quot;:&quot;MieuxTrierANantes 02/2015&quot;&#10;   }," calcext:value-type="string">
            <text:p>   {"code":"dec_capsuleCafe",</text:p>
            <text:p>      "type":"Ressource / objet usagé",</text:p>
            <text:p>      "type_en":"Resource / Used object",</text:p>
            <text:p>      "nom":"capsule café",</text:p>
            <text:p>      "nom_en":"capsule coffee",</text:p>
            <text:p>      "cat_usuel":"cu_metal",</text:p>
            <text:p>      "cat_trait":"cat_omr",</text:p>
            <text:p>      "descr":"capsule de café, capsule métal ou plastique dosette café",</text:p>
            <text:p>      "descr_en":"coffee capsule, metal or plastic capsule coffee pod",</text:p>
            <text:p>      "mots_cles":"capsule,cafe,capsule,metal,ou,plastique,dosette,cafe,nespresso",</text:p>
            <text:p>      "mots_cles_en":"coffee,capsule,metal,or,plastic,capsule,coffee,pod,nespresso",</text:p>
            <text:p>      "cons":"cons_nespresso,cons_trop_petit,",</text:p>
            <text:p>      "image":"dosette_cafe_plastiqu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artePostale</text:p>
          </table:table-cell>
          <table:table-cell table:style-name="ce196" office:value-type="string" calcext:value-type="string">
            <text:p>Carte postale</text:p>
          </table:table-cell>
          <table:table-cell table:style-name="ce196" office:value-type="string" calcext:value-type="string">
            <text:p>Post card</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carte postale</text:p>
          </table:table-cell>
          <table:table-cell table:style-name="ce196" office:value-type="string" calcext:value-type="string">
            <text:p>Post card</text:p>
          </table:table-cell>
          <table:table-cell table:style-name="ce196" table:number-columns-repeated="2"/>
          <table:table-cell table:style-name="ce224"/>
          <table:table-cell table:style-name="ce233" office:value-type="string" calcext:value-type="string">
            <text:p>carte_postal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carte,postale," calcext:value-type="string">
            <text:p>carte,postale,</text:p>
          </table:table-cell>
          <table:table-cell table:formula="of:=CONCATENATE(UTILTRANSFORMEENMOTSCLES([Dechets.H49]);&quot;,&quot;;[Dechets.J49])" office:value-type="string" office:string-value="post,card," calcext:value-type="string">
            <text:p>post,card,</text:p>
          </table:table-cell>
          <table:table-cell table:number-columns-repeated="2"/>
          <table:table-cell table:style-name="ce302" table:formula="of:=JSONDECHETS([Dechets.A49];[Dechets.B49];[Dechets.C49];[Dechets.D49];[Dechets.E49];[Dechets.F49];[Dechets.T49];[Dechets.U49];[Dechets.G49];[Dechets.H49];[Dechets.K49];[Dechets.L49];[Dechets.M49];[Dechets.N49];[Dechets.P49])" office:value-type="string" office:string-value="   {&quot;code&quot;:&quot;dec_cartePostale&quot;,&#10;      &quot;type&quot;:&quot;Ressource / objet usagé&quot;,&#10;      &quot;type_en&quot;:&quot;Resource / Used object&quot;,&#10;      &quot;nom&quot;:&quot;Carte postale&quot;,&#10;      &quot;nom_en&quot;:&quot;Post card&quot;,&#10;      &quot;cat_usuel&quot;:&quot;cu_papierscartons&quot;,&#10;      &quot;cat_trait&quot;:&quot;cat_papiercarton&quot;,&#10;      &quot;descr&quot;:&quot;carte postale&quot;,&#10;      &quot;descr_en&quot;:&quot;Post card&quot;,&#10;      &quot;mots_cles&quot;:&quot;carte,postale,&quot;,&#10;      &quot;mots_cles_en&quot;:&quot;post,card,&quot;,&#10;      &quot;image&quot;:&quot;carte_postale_mini.png&quot;,&#10;      &quot;modco&quot;:&quot;modco_contpapiercarton,modco_bacjaune,modco_sacjaune,modco_contembjournmag&quot;,&#10;      &quot;recyc&quot;:&quot;OUI&quot;,&#10;      &quot;src&quot;:&quot;MieuxTrierANantes 02/2015&quot;&#10;   }," calcext:value-type="string">
            <text:p>   {"code":"dec_cartePostale",</text:p>
            <text:p>      "type":"Ressource / objet usagé",</text:p>
            <text:p>      "type_en":"Resource / Used object",</text:p>
            <text:p>      "nom":"Carte postale",</text:p>
            <text:p>      "nom_en":"Post card",</text:p>
            <text:p>      "cat_usuel":"cu_papierscartons",</text:p>
            <text:p>      "cat_trait":"cat_papiercarton",</text:p>
            <text:p>      "descr":"carte postale",</text:p>
            <text:p>      "descr_en":"Post card",</text:p>
            <text:p>      "mots_cles":"carte,postale,",</text:p>
            <text:p>      "mots_cles_en":"post,card,",</text:p>
            <text:p>      "image":"carte_postal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artonPetitsOuGrands</text:p>
          </table:table-cell>
          <table:table-cell table:style-name="ce196" office:value-type="string" calcext:value-type="string">
            <text:p>Carton (petits ou grands)</text:p>
          </table:table-cell>
          <table:table-cell table:style-name="ce196" office:value-type="string" calcext:value-type="string">
            <text:p>Cardboard (small or large)</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carton (petit ou grands)</text:p>
          </table:table-cell>
          <table:table-cell table:style-name="ce196" office:value-type="string" calcext:value-type="string">
            <text:p>cardboard (small or large)</text:p>
          </table:table-cell>
          <table:table-cell table:style-name="ce196" table:number-columns-repeated="2"/>
          <table:table-cell table:style-name="ce224"/>
          <table:table-cell table:style-name="ce233" office:value-type="string" calcext:value-type="string">
            <text:p>carton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carton,petit,ou,grands,," calcext:value-type="string">
            <text:p>carton,petit,ou,grands,,</text:p>
          </table:table-cell>
          <table:table-cell table:formula="of:=CONCATENATE(UTILTRANSFORMEENMOTSCLES([Dechets.H50]);&quot;,&quot;;[Dechets.J50])" office:value-type="string" office:string-value="cardboard,small,or,large,," calcext:value-type="string">
            <text:p>cardboard,small,or,large,,</text:p>
          </table:table-cell>
          <table:table-cell table:number-columns-repeated="2"/>
          <table:table-cell table:style-name="ce302" table:formula="of:=JSONDECHETS([Dechets.A50];[Dechets.B50];[Dechets.C50];[Dechets.D50];[Dechets.E50];[Dechets.F50];[Dechets.T50];[Dechets.U50];[Dechets.G50];[Dechets.H50];[Dechets.K50];[Dechets.L50];[Dechets.M50];[Dechets.N50];[Dechets.P50])" office:value-type="string" office:string-value="   {&quot;code&quot;:&quot;dec_cartonPetitsOuGrands&quot;,&#10;      &quot;type&quot;:&quot;Ressource / objet usagé&quot;,&#10;      &quot;type_en&quot;:&quot;Resource / Used object&quot;,&#10;      &quot;nom&quot;:&quot;Carton (petits ou grands)&quot;,&#10;      &quot;nom_en&quot;:&quot;Cardboard (small or large)&quot;,&#10;      &quot;cat_usuel&quot;:&quot;cu_papierscartons&quot;,&#10;      &quot;cat_trait&quot;:&quot;cat_papiercarton&quot;,&#10;      &quot;descr&quot;:&quot;carton (petit ou grands)&quot;,&#10;      &quot;descr_en&quot;:&quot;cardboard (small or large)&quot;,&#10;      &quot;mots_cles&quot;:&quot;carton,petit,ou,grands,&quot;,&#10;      &quot;mots_cles_en&quot;:&quot;cardboard,small,or,large,&quot;,&#10;      &quot;image&quot;:&quot;carton_mini.png&quot;,&#10;      &quot;modco&quot;:&quot;modco_contpapiercarton,modco_bacjaune,modco_sacjaune,modco_contembjournmag&quot;,&#10;      &quot;recyc&quot;:&quot;OUI&quot;,&#10;      &quot;src&quot;:&quot;MieuxTrierANantes 02/2015&quot;&#10;   }," calcext:value-type="string">
            <text:p>   {"code":"dec_cartonPetitsOuGrands",</text:p>
            <text:p>      "type":"Ressource / objet usagé",</text:p>
            <text:p>      "type_en":"Resource / Used object",</text:p>
            <text:p>      "nom":"Carton (petits ou grands)",</text:p>
            <text:p>      "nom_en":"Cardboard (small or large)",</text:p>
            <text:p>      "cat_usuel":"cu_papierscartons",</text:p>
            <text:p>      "cat_trait":"cat_papiercarton",</text:p>
            <text:p>      "descr":"carton (petit ou grands)",</text:p>
            <text:p>      "descr_en":"cardboard (small or large)",</text:p>
            <text:p>      "mots_cles":"carton,petit,ou,grands,",</text:p>
            <text:p>      "mots_cles_en":"cardboard,small,or,large,",</text:p>
            <text:p>      "image":"carton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artouchesEncres</text:p>
          </table:table-cell>
          <table:table-cell table:style-name="ce196" office:value-type="string" calcext:value-type="string">
            <text:p>Cartouches encres</text:p>
          </table:table-cell>
          <table:table-cell table:style-name="ce196" office:value-type="string" calcext:value-type="string">
            <text:p>Ink cartridges</text:p>
          </table:table-cell>
          <table:table-cell table:style-name="ce196" office:value-type="string" calcext:value-type="string">
            <text:p>cu_toxique</text:p>
          </table:table-cell>
          <table:table-cell table:style-name="ce214" office:value-type="string" calcext:value-type="string">
            <text:p>cat_cartouche</text:p>
          </table:table-cell>
          <table:table-cell/>
          <table:table-cell table:style-name="ce196" office:value-type="string" calcext:value-type="string">
            <text:p>cartouche encres</text:p>
          </table:table-cell>
          <table:table-cell table:style-name="ce196" office:value-type="string" calcext:value-type="string">
            <text:p>ink cartridges</text:p>
          </table:table-cell>
          <table:table-cell table:style-name="ce196" table:number-columns-repeated="2"/>
          <table:table-cell table:style-name="ce224"/>
          <table:table-cell table:style-name="ce233" office:value-type="string" calcext:value-type="string">
            <text:p>cartouches_imprimantes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cartouche,encres," calcext:value-type="string">
            <text:p>cartouche,encres,</text:p>
          </table:table-cell>
          <table:table-cell table:formula="of:=CONCATENATE(UTILTRANSFORMEENMOTSCLES([Dechets.H51]);&quot;,&quot;;[Dechets.J51])" office:value-type="string" office:string-value="ink,cartridges," calcext:value-type="string">
            <text:p>ink,cartridges,</text:p>
          </table:table-cell>
          <table:table-cell table:number-columns-repeated="2"/>
          <table:table-cell table:style-name="ce302" table:formula="of:=JSONDECHETS([Dechets.A51];[Dechets.B51];[Dechets.C51];[Dechets.D51];[Dechets.E51];[Dechets.F51];[Dechets.T51];[Dechets.U51];[Dechets.G51];[Dechets.H51];[Dechets.K51];[Dechets.L51];[Dechets.M51];[Dechets.N51];[Dechets.P51])" office:value-type="string" office:string-value="   {&quot;code&quot;:&quot;dec_cartouchesEncres&quot;,&#10;      &quot;type&quot;:&quot;Ressource / objet usagé&quot;,&#10;      &quot;type_en&quot;:&quot;Resource / Used object&quot;,&#10;      &quot;nom&quot;:&quot;Cartouches encres&quot;,&#10;      &quot;nom_en&quot;:&quot;Ink cartridges&quot;,&#10;      &quot;cat_usuel&quot;:&quot;cu_toxique&quot;,&#10;      &quot;cat_trait&quot;:&quot;cat_cartouche&quot;,&#10;      &quot;descr&quot;:&quot;cartouche encres&quot;,&#10;      &quot;descr_en&quot;:&quot;ink cartridges&quot;,&#10;      &quot;mots_cles&quot;:&quot;cartouche,encres,&quot;,&#10;      &quot;mots_cles_en&quot;:&quot;ink,cartridges,&quot;,&#10;      &quot;image&quot;:&quot;cartouches_imprimantes_mini.png&quot;,&#10;      &quot;modco&quot;:&quot;modco_pointsdevente,modco_decheterie,modco_ecopoint&quot;,&#10;      &quot;recyc&quot;:&quot;PAS_POUBELLE&quot;,&#10;      &quot;src&quot;:&quot;MieuxTrierANantes 02/2015&quot;&#10;   }," calcext:value-type="string">
            <text:p>   {"code":"dec_cartouchesEncres",</text:p>
            <text:p>      "type":"Ressource / objet usagé",</text:p>
            <text:p>      "type_en":"Resource / Used object",</text:p>
            <text:p>      "nom":"Cartouches encres",</text:p>
            <text:p>      "nom_en":"Ink cartridges",</text:p>
            <text:p>      "cat_usuel":"cu_toxique",</text:p>
            <text:p>      "cat_trait":"cat_cartouche",</text:p>
            <text:p>      "descr":"cartouche encres",</text:p>
            <text:p>      "descr_en":"ink cartridges",</text:p>
            <text:p>      "mots_cles":"cartouche,encres,",</text:p>
            <text:p>      "mots_cles_en":"ink,cartridges,",</text:p>
            <text:p>      "image":"cartouches_imprimantes_mini.png",</text:p>
            <text:p>      "modco":"modco_pointsdevent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dDvdK7</text:p>
          </table:table-cell>
          <table:table-cell table:style-name="ce196" office:value-type="string" calcext:value-type="string">
            <text:p>CD/DVD/K7</text:p>
          </table:table-cell>
          <table:table-cell table:style-name="ce196" office:value-type="string" calcext:value-type="string">
            <text:p>CD / DVD / K7</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CD/DVD/K7, cassette audio, cassette vidéo, appareil photo, caméra</text:p>
          </table:table-cell>
          <table:table-cell table:style-name="ce196" office:value-type="string" calcext:value-type="string">
            <text:p>CD / DVD / K7, audio cassettes, video cassettes</text:p>
          </table:table-cell>
          <table:table-cell table:style-name="ce196" table:number-columns-repeated="3"/>
          <table:table-cell table:style-name="ce224" office:value-type="string" calcext:value-type="string">
            <text:p>cd_sansemballage_mini.png</text:p>
          </table:table-cell>
          <table:table-cell table:style-name="ce233" office:value-type="string" calcext:value-type="string">
            <text:p>pochette_cd_mini.png</text:p>
          </table:table-cell>
          <table:table-cell table:style-name="ce222" office:value-type="string" calcext:value-type="string">
            <text:p>MieuxTrierANantes 02/2015</text:p>
          </table:table-cell>
          <table:table-cell table:style-name="ce222"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cd/dvd/k7,cassette,audio,cassette,video,appareil,photo,camera," calcext:value-type="string">
            <text:p>cd/dvd/k7,cassette,audio,cassette,video,appareil,photo,camera,</text:p>
          </table:table-cell>
          <table:table-cell table:formula="of:=CONCATENATE(UTILTRANSFORMEENMOTSCLES([Dechets.H52]);&quot;,&quot;;[Dechets.J52])" office:value-type="string" office:string-value="cd,/,dvd,/,k7,audio,cassettes,video,cassettes," calcext:value-type="string">
            <text:p>cd,/,dvd,/,k7,audio,cassettes,video,cassettes,</text:p>
          </table:table-cell>
          <table:table-cell table:number-columns-repeated="2"/>
          <table:table-cell table:style-name="ce302" table:formula="of:=JSONDECHETS([Dechets.A52];[Dechets.B52];[Dechets.C52];[Dechets.D52];[Dechets.E52];[Dechets.F52];[Dechets.T52];[Dechets.U52];[Dechets.G52];[Dechets.H52];[Dechets.K52];[Dechets.L52];[Dechets.M52];[Dechets.N52];[Dechets.P52])" office:value-type="string" office:string-value="   {&quot;code&quot;:&quot;dec_cdDvdK7&quot;,&#10;      &quot;type&quot;:&quot;Ressource / objet usagé&quot;,&#10;      &quot;type_en&quot;:&quot;Resource / Used object&quot;,&#10;      &quot;nom&quot;:&quot;CD/DVD/K7&quot;,&#10;      &quot;nom_en&quot;:&quot;CD / DVD / K7&quot;,&#10;      &quot;cat_usuel&quot;:&quot;cu_divers&quot;,&#10;      &quot;cat_trait&quot;:&quot;cat_omr&quot;,&#10;      &quot;descr&quot;:&quot;CD/DVD/K7, cassette audio, cassette vidéo, appareil photo, caméra&quot;,&#10;      &quot;descr_en&quot;:&quot;CD / DVD / K7, audio cassettes, video cassettes&quot;,&#10;      &quot;mots_cles&quot;:&quot;cd/dvd/k7,cassette,audio,cassette,video,appareil,photo,camera,&quot;,&#10;      &quot;mots_cles_en&quot;:&quot;cd,/,dvd,/,k7,audio,cassettes,video,cassettes,&quot;,&#10;      &quot;image&quot;:&quot;cd_sansemballage_mini.png&quot;,&#10;      &quot;image_secondaire&quot;:&quot;pochette_cd_mini.png&quot;,&#10;      &quot;modco&quot;:&quot;modco_bacblehorsnantes,modco_bacbleu,modco_sacbleu&quot;,&#10;      &quot;recyc&quot;:&quot;NON&quot;,&#10;      &quot;src&quot;:&quot;MieuxTrierANantes 02/2015&quot;&#10;   }," calcext:value-type="string">
            <text:p>   {"code":"dec_cdDvdK7",</text:p>
            <text:p>      "type":"Ressource / objet usagé",</text:p>
            <text:p>      "type_en":"Resource / Used object",</text:p>
            <text:p>      "nom":"CD/DVD/K7",</text:p>
            <text:p>      "nom_en":"CD / DVD / K7",</text:p>
            <text:p>      "cat_usuel":"cu_divers",</text:p>
            <text:p>      "cat_trait":"cat_omr",</text:p>
            <text:p>      "descr":"CD/DVD/K7, cassette audio, cassette vidéo, appareil photo, caméra",</text:p>
            <text:p>      "descr_en":"CD / DVD / K7, audio cassettes, video cassettes",</text:p>
            <text:p>      "mots_cles":"cd/dvd/k7,cassette,audio,cassette,video,appareil,photo,camera,",</text:p>
            <text:p>      "mots_cles_en":"cd,/,dvd,/,k7,audio,cassettes,video,cassettes,",</text:p>
            <text:p>      "image":"cd_sansemballage_mini.png",</text:p>
            <text:p>      "image_secondaire":"pochette_cd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haussureEnBonEtat</text:p>
          </table:table-cell>
          <table:table-cell table:style-name="ce196" office:value-type="string" calcext:value-type="string">
            <text:p>Chaussure bon état</text:p>
          </table:table-cell>
          <table:table-cell table:style-name="ce196" office:value-type="string" calcext:value-type="string">
            <text:p>Good shoe</text:p>
          </table:table-cell>
          <table:table-cell table:style-name="ce196" office:value-type="string" calcext:value-type="string">
            <text:p>cu_vetementtissu</text:p>
          </table:table-cell>
          <table:table-cell table:style-name="ce196" office:value-type="string" calcext:value-type="string">
            <text:p>cat_vetement</text:p>
          </table:table-cell>
          <table:table-cell table:style-name="ce196"/>
          <table:table-cell table:style-name="ce199" office:value-type="string" calcext:value-type="string">
            <text:p>chaussure en bon état, bote en bon état</text:p>
          </table:table-cell>
          <table:table-cell table:style-name="ce199" office:value-type="string" calcext:value-type="string">
            <text:p>shoe in good condition, in good condition bote</text:p>
          </table:table-cell>
          <table:table-cell table:style-name="ce199" table:number-columns-repeated="2"/>
          <table:table-cell table:style-name="ce196"/>
          <table:table-cell table:style-name="ce224" office:value-type="string" calcext:value-type="string">
            <text:p>chaussures_mini.png</text:p>
          </table:table-cell>
          <table:table-cell table:style-name="ce213"/>
          <table:table-cell table:style-name="ce258" office:value-type="string" calcext:value-type="string">
            <text:p>MieuxTrierANantes 02/2015</text:p>
          </table:table-cell>
          <table:table-cell table:style-name="ce258"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chaussure,bon,etat,bote,bon,etat," calcext:value-type="string">
            <text:p>chaussure,bon,etat,bote,bon,etat,</text:p>
          </table:table-cell>
          <table:table-cell table:formula="of:=CONCATENATE(UTILTRANSFORMEENMOTSCLES([Dechets.H53]);&quot;,&quot;;[Dechets.J53])" office:value-type="string" office:string-value="shoe,in,good,condition,in,good,condition,bote," calcext:value-type="string">
            <text:p>shoe,in,good,condition,in,good,condition,bote,</text:p>
          </table:table-cell>
          <table:table-cell table:number-columns-repeated="2"/>
          <table:table-cell table:style-name="ce302" table:formula="of:=JSONDECHETS([Dechets.A53];[Dechets.B53];[Dechets.C53];[Dechets.D53];[Dechets.E53];[Dechets.F53];[Dechets.T53];[Dechets.U53];[Dechets.G53];[Dechets.H53];[Dechets.K53];[Dechets.L53];[Dechets.M53];[Dechets.N53];[Dechets.P53])" office:value-type="string" office:string-value="   {&quot;code&quot;:&quot;dec_chaussureEnBonEtat&quot;,&#10;      &quot;type&quot;:&quot;Ressource / objet usagé&quot;,&#10;      &quot;type_en&quot;:&quot;Resource / Used object&quot;,&#10;      &quot;nom&quot;:&quot;Chaussure bon état&quot;,&#10;      &quot;nom_en&quot;:&quot;Good shoe&quot;,&#10;      &quot;cat_usuel&quot;:&quot;cu_vetementtissu&quot;,&#10;      &quot;cat_trait&quot;:&quot;cat_vetement&quot;,&#10;      &quot;descr&quot;:&quot;chaussure en bon état, bote en bon état&quot;,&#10;      &quot;descr_en&quot;:&quot;shoe in good condition, in good condition bote&quot;,&#10;      &quot;mots_cles&quot;:&quot;chaussure,bon,etat,bote,bon,etat,&quot;,&#10;      &quot;mots_cles_en&quot;:&quot;shoe,in,good,condition,in,good,condition,bote,&quot;,&#10;      &quot;cons&quot;:&quot;cons_lerelais&quot;,&#10;      &quot;image&quot;:&quot;chaussures_mini.png&quot;,&#10;      &quot;modco&quot;:&quot;smco_conteneurlerelais,smco_reempvet&quot;,&#10;      &quot;recyc&quot;:&quot;NON&quot;,&#10;      &quot;src&quot;:&quot;MieuxTrierANantes 02/2015&quot;&#10;   }," calcext:value-type="string">
            <text:p>   {"code":"dec_chaussureEnBonEtat",</text:p>
            <text:p>      "type":"Ressource / objet usagé",</text:p>
            <text:p>      "type_en":"Resource / Used object",</text:p>
            <text:p>      "nom":"Chaussure bon état",</text:p>
            <text:p>      "nom_en":"Good shoe",</text:p>
            <text:p>      "cat_usuel":"cu_vetementtissu",</text:p>
            <text:p>      "cat_trait":"cat_vetement",</text:p>
            <text:p>      "descr":"chaussure en bon état, bote en bon état",</text:p>
            <text:p>      "descr_en":"shoe in good condition, in good condition bote",</text:p>
            <text:p>      "mots_cles":"chaussure,bon,etat,bote,bon,etat,",</text:p>
            <text:p>      "mots_cles_en":"shoe,in,good,condition,in,good,condition,bote,",</text:p>
            <text:p>      "cons":"cons_lerelais",</text:p>
            <text:p>      "image":"chaussures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haussuresUsagees</text:p>
          </table:table-cell>
          <table:table-cell table:style-name="ce196" office:value-type="string" calcext:value-type="string">
            <text:p>Chaussures usagées</text:p>
          </table:table-cell>
          <table:table-cell table:style-name="ce196" office:value-type="string" calcext:value-type="string">
            <text:p>Used shoes</text:p>
          </table:table-cell>
          <table:table-cell table:style-name="ce196" office:value-type="string" calcext:value-type="string">
            <text:p>cu_vetementtissu</text:p>
          </table:table-cell>
          <table:table-cell table:style-name="ce196" office:value-type="string" calcext:value-type="string">
            <text:p>cat_omr</text:p>
          </table:table-cell>
          <table:table-cell table:style-name="ce196"/>
          <table:table-cell table:style-name="ce196" office:value-type="string" calcext:value-type="string">
            <text:p>chaussure usagées, bote usagée, chaussure en mauvais état</text:p>
          </table:table-cell>
          <table:table-cell table:style-name="ce196" office:value-type="string" calcext:value-type="string">
            <text:p>used shoes, used bote, worn footwear</text:p>
          </table:table-cell>
          <table:table-cell table:style-name="ce196" table:number-columns-repeated="3"/>
          <table:table-cell table:style-name="ce238" office:value-type="string" calcext:value-type="string">
            <text:p>images_non_libres_temp/chaussures_usagees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chaussure,usagees,bote,usagee,chaussure,mauvais,etat," calcext:value-type="string">
            <text:p>chaussure,usagees,bote,usagee,chaussure,mauvais,etat,</text:p>
          </table:table-cell>
          <table:table-cell table:formula="of:=CONCATENATE(UTILTRANSFORMEENMOTSCLES([Dechets.H54]);&quot;,&quot;;[Dechets.J54])" office:value-type="string" office:string-value="used,shoes,used,bote,worn,footwear," calcext:value-type="string">
            <text:p>used,shoes,used,bote,worn,footwear,</text:p>
          </table:table-cell>
          <table:table-cell table:number-columns-repeated="2"/>
          <table:table-cell table:style-name="ce302" table:formula="of:=JSONDECHETS([Dechets.A54];[Dechets.B54];[Dechets.C54];[Dechets.D54];[Dechets.E54];[Dechets.F54];[Dechets.T54];[Dechets.U54];[Dechets.G54];[Dechets.H54];[Dechets.K54];[Dechets.L54];[Dechets.M54];[Dechets.N54];[Dechets.P54])" office:value-type="string" office:string-value="   {&quot;code&quot;:&quot;dec_chaussuresUsagees&quot;,&#10;      &quot;type&quot;:&quot;Ressource / objet usagé&quot;,&#10;      &quot;type_en&quot;:&quot;Resource / Used object&quot;,&#10;      &quot;nom&quot;:&quot;Chaussures usagées&quot;,&#10;      &quot;nom_en&quot;:&quot;Used shoes&quot;,&#10;      &quot;cat_usuel&quot;:&quot;cu_vetementtissu&quot;,&#10;      &quot;cat_trait&quot;:&quot;cat_omr&quot;,&#10;      &quot;descr&quot;:&quot;chaussure usagées, bote usagée, chaussure en mauvais état&quot;,&#10;      &quot;descr_en&quot;:&quot;used shoes, used bote, worn footwear&quot;,&#10;      &quot;mots_cles&quot;:&quot;chaussure,usagees,bote,usagee,chaussure,mauvais,etat,&quot;,&#10;      &quot;mots_cles_en&quot;:&quot;used,shoes,used,bote,worn,footwear,&quot;,&#10;      &quot;image&quot;:&quot;images_non_libres_temp/chaussures_usagees_mini.png&quot;,&#10;      &quot;modco&quot;:&quot;modco_bacblehorsnantes,modco_bacbleu,modco_sacbleu&quot;,&#10;      &quot;recyc&quot;:&quot;NON&quot;,&#10;      &quot;src&quot;:&quot;MieuxTrierANantes 02/2015&quot;&#10;   }," calcext:value-type="string">
            <text:p>   {"code":"dec_chaussuresUsagees",</text:p>
            <text:p>      "type":"Ressource / objet usagé",</text:p>
            <text:p>      "type_en":"Resource / Used object",</text:p>
            <text:p>      "nom":"Chaussures usagées",</text:p>
            <text:p>      "nom_en":"Used shoes",</text:p>
            <text:p>      "cat_usuel":"cu_vetementtissu",</text:p>
            <text:p>      "cat_trait":"cat_omr",</text:p>
            <text:p>      "descr":"chaussure usagées, bote usagée, chaussure en mauvais état",</text:p>
            <text:p>      "descr_en":"used shoes, used bote, worn footwear",</text:p>
            <text:p>      "mots_cles":"chaussure,usagees,bote,usagee,chaussure,mauvais,etat,",</text:p>
            <text:p>      "mots_cles_en":"used,shoes,used,bote,worn,footwear,",</text:p>
            <text:p>      "image":"images_non_libres_temp/chaussures_usagees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igarette</text:p>
          </table:table-cell>
          <table:table-cell table:number-columns-repeated="2" table:style-name="ce196" office:value-type="string" calcext:value-type="string">
            <text:p>Cigarette</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cigarette, mégot, cigare</text:p>
          </table:table-cell>
          <table:table-cell table:style-name="ce196" office:value-type="string" calcext:value-type="string">
            <text:p>cigarette, cigarette, cigar</text:p>
          </table:table-cell>
          <table:table-cell table:style-name="ce196" table:number-columns-repeated="2"/>
          <table:table-cell table:style-name="ce224"/>
          <table:table-cell table:style-name="ce233" office:value-type="string" calcext:value-type="string">
            <text:p>megot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cigarette,megot,cigare," calcext:value-type="string">
            <text:p>cigarette,megot,cigare,</text:p>
          </table:table-cell>
          <table:table-cell table:formula="of:=CONCATENATE(UTILTRANSFORMEENMOTSCLES([Dechets.H55]);&quot;,&quot;;[Dechets.J55])" office:value-type="string" office:string-value="cigarette,cigarette,cigar," calcext:value-type="string">
            <text:p>cigarette,cigarette,cigar,</text:p>
          </table:table-cell>
          <table:table-cell table:number-columns-repeated="2"/>
          <table:table-cell table:style-name="ce302" table:formula="of:=JSONDECHETS([Dechets.A55];[Dechets.B55];[Dechets.C55];[Dechets.D55];[Dechets.E55];[Dechets.F55];[Dechets.T55];[Dechets.U55];[Dechets.G55];[Dechets.H55];[Dechets.K55];[Dechets.L55];[Dechets.M55];[Dechets.N55];[Dechets.P55])" office:value-type="string" office:string-value="   {&quot;code&quot;:&quot;dec_cigarette&quot;,&#10;      &quot;type&quot;:&quot;Ressource / objet usagé&quot;,&#10;      &quot;type_en&quot;:&quot;Resource / Used object&quot;,&#10;      &quot;nom&quot;:&quot;Cigarette&quot;,&#10;      &quot;nom_en&quot;:&quot;Cigarette&quot;,&#10;      &quot;cat_usuel&quot;:&quot;cu_divers&quot;,&#10;      &quot;cat_trait&quot;:&quot;cat_omr&quot;,&#10;      &quot;descr&quot;:&quot;cigarette, mégot, cigare&quot;,&#10;      &quot;descr_en&quot;:&quot;cigarette, cigarette, cigar&quot;,&#10;      &quot;mots_cles&quot;:&quot;cigarette,megot,cigare,&quot;,&#10;      &quot;mots_cles_en&quot;:&quot;cigarette,cigarette,cigar,&quot;,&#10;      &quot;image&quot;:&quot;megot_mini.png&quot;,&#10;      &quot;modco&quot;:&quot;modco_bacblehorsnantes,modco_bacbleu,modco_sacbleu&quot;,&#10;      &quot;recyc&quot;:&quot;NON&quot;,&#10;      &quot;src&quot;:&quot;MieuxTrierANantes 02/2015&quot;&#10;   }," calcext:value-type="string">
            <text:p>   {"code":"dec_cigarette",</text:p>
            <text:p>      "type":"Ressource / objet usagé",</text:p>
            <text:p>      "type_en":"Resource / Used object",</text:p>
            <text:p>      "nom":"Cigarette",</text:p>
            <text:p>      "nom_en":"Cigarette",</text:p>
            <text:p>      "cat_usuel":"cu_divers",</text:p>
            <text:p>      "cat_trait":"cat_omr",</text:p>
            <text:p>      "descr":"cigarette, mégot, cigare",</text:p>
            <text:p>      "descr_en":"cigarette, cigarette, cigar",</text:p>
            <text:p>      "mots_cles":"cigarette,megot,cigare,",</text:p>
            <text:p>      "mots_cles_en":"cigarette,cigarette,cigar,",</text:p>
            <text:p>      "image":"megot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lasseur</text:p>
          </table:table-cell>
          <table:table-cell table:style-name="ce196" office:value-type="string" calcext:value-type="string">
            <text:p>Classeur</text:p>
          </table:table-cell>
          <table:table-cell table:style-name="ce196" office:value-type="string" calcext:value-type="string">
            <text:p>Binder</text:p>
          </table:table-cell>
          <table:table-cell table:style-name="ce196" office:value-type="string" calcext:value-type="string">
            <text:p>cu_papierscartons</text:p>
          </table:table-cell>
          <table:table-cell table:style-name="ce196" office:value-type="string" calcext:value-type="string">
            <text:p>cat_omr</text:p>
          </table:table-cell>
          <table:table-cell table:style-name="ce196"/>
          <table:table-cell table:style-name="ce196" office:value-type="string" calcext:value-type="string">
            <text:p>classeur</text:p>
          </table:table-cell>
          <table:table-cell table:style-name="ce196" office:value-type="string" calcext:value-type="string">
            <text:p>binder</text:p>
          </table:table-cell>
          <table:table-cell table:style-name="ce196" table:number-columns-repeated="2"/>
          <table:table-cell table:style-name="ce224"/>
          <table:table-cell table:style-name="ce233" office:value-type="string" calcext:value-type="string">
            <text:p>classeur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classeur," calcext:value-type="string">
            <text:p>classeur,</text:p>
          </table:table-cell>
          <table:table-cell table:formula="of:=CONCATENATE(UTILTRANSFORMEENMOTSCLES([Dechets.H56]);&quot;,&quot;;[Dechets.J56])" office:value-type="string" office:string-value="binder," calcext:value-type="string">
            <text:p>binder,</text:p>
          </table:table-cell>
          <table:table-cell table:number-columns-repeated="2"/>
          <table:table-cell table:style-name="ce302" table:formula="of:=JSONDECHETS([Dechets.A56];[Dechets.B56];[Dechets.C56];[Dechets.D56];[Dechets.E56];[Dechets.F56];[Dechets.T56];[Dechets.U56];[Dechets.G56];[Dechets.H56];[Dechets.K56];[Dechets.L56];[Dechets.M56];[Dechets.N56];[Dechets.P56])" office:value-type="string" office:string-value="   {&quot;code&quot;:&quot;dec_classeur&quot;,&#10;      &quot;type&quot;:&quot;Ressource / objet usagé&quot;,&#10;      &quot;type_en&quot;:&quot;Resource / Used object&quot;,&#10;      &quot;nom&quot;:&quot;Classeur&quot;,&#10;      &quot;nom_en&quot;:&quot;Binder&quot;,&#10;      &quot;cat_usuel&quot;:&quot;cu_papierscartons&quot;,&#10;      &quot;cat_trait&quot;:&quot;cat_omr&quot;,&#10;      &quot;descr&quot;:&quot;classeur&quot;,&#10;      &quot;descr_en&quot;:&quot;binder&quot;,&#10;      &quot;mots_cles&quot;:&quot;classeur,&quot;,&#10;      &quot;mots_cles_en&quot;:&quot;binder,&quot;,&#10;      &quot;image&quot;:&quot;classeur_mini.png&quot;,&#10;      &quot;modco&quot;:&quot;modco_bacblehorsnantes,modco_bacbleu,modco_sacbleu&quot;,&#10;      &quot;recyc&quot;:&quot;NON&quot;,&#10;      &quot;src&quot;:&quot;MieuxTrierANantes 02/2015&quot;&#10;   }," calcext:value-type="string">
            <text:p>   {"code":"dec_classeur",</text:p>
            <text:p>      "type":"Ressource / objet usagé",</text:p>
            <text:p>      "type_en":"Resource / Used object",</text:p>
            <text:p>      "nom":"Classeur",</text:p>
            <text:p>      "nom_en":"Binder",</text:p>
            <text:p>      "cat_usuel":"cu_papierscartons",</text:p>
            <text:p>      "cat_trait":"cat_omr",</text:p>
            <text:p>      "descr":"classeur",</text:p>
            <text:p>      "descr_en":"binder",</text:p>
            <text:p>      "mots_cles":"classeur,",</text:p>
            <text:p>      "mots_cles_en":"binder,",</text:p>
            <text:p>      "image":"classeur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olles</text:p>
          </table:table-cell>
          <table:table-cell table:style-name="ce196" office:value-type="string" calcext:value-type="string">
            <text:p>Colles</text:p>
          </table:table-cell>
          <table:table-cell table:style-name="ce196" office:value-type="string" calcext:value-type="string">
            <text:p>Glues</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colles</text:p>
          </table:table-cell>
          <table:table-cell table:style-name="ce196" office:value-type="string" calcext:value-type="string">
            <text:p>glues</text:p>
          </table:table-cell>
          <table:table-cell table:style-name="ce196" table:number-columns-repeated="2"/>
          <table:table-cell table:style-name="ce224"/>
          <table:table-cell table:style-name="ce233" office:value-type="string" calcext:value-type="string">
            <text:p>colle_a_bois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colles," calcext:value-type="string">
            <text:p>colles,</text:p>
          </table:table-cell>
          <table:table-cell table:formula="of:=CONCATENATE(UTILTRANSFORMEENMOTSCLES([Dechets.H57]);&quot;,&quot;;[Dechets.J57])" office:value-type="string" office:string-value="glues," calcext:value-type="string">
            <text:p>glues,</text:p>
          </table:table-cell>
          <table:table-cell table:number-columns-repeated="2"/>
          <table:table-cell table:style-name="ce302" table:formula="of:=JSONDECHETS([Dechets.A57];[Dechets.B57];[Dechets.C57];[Dechets.D57];[Dechets.E57];[Dechets.F57];[Dechets.T57];[Dechets.U57];[Dechets.G57];[Dechets.H57];[Dechets.K57];[Dechets.L57];[Dechets.M57];[Dechets.N57];[Dechets.P57])" office:value-type="string" office:string-value="   {&quot;code&quot;:&quot;dec_colles&quot;,&#10;      &quot;type&quot;:&quot;Ressource / objet usagé&quot;,&#10;      &quot;type_en&quot;:&quot;Resource / Used object&quot;,&#10;      &quot;nom&quot;:&quot;Colles&quot;,&#10;      &quot;nom_en&quot;:&quot;Glues&quot;,&#10;      &quot;cat_usuel&quot;:&quot;cu_toxique&quot;,&#10;      &quot;cat_trait&quot;:&quot;cat_ddm&quot;,&#10;      &quot;descr&quot;:&quot;colles&quot;,&#10;      &quot;descr_en&quot;:&quot;glues&quot;,&#10;      &quot;mots_cles&quot;:&quot;colles,&quot;,&#10;      &quot;mots_cles_en&quot;:&quot;glues,&quot;,&#10;      &quot;cons&quot;:&quot;cons_toxique&quot;,&#10;      &quot;image&quot;:&quot;colle_a_bois_mini.png&quot;,&#10;      &quot;modco&quot;:&quot;modco_decheterie,modco_ecopoint&quot;,&#10;      &quot;recyc&quot;:&quot;PAS_POUBELLE&quot;,&#10;      &quot;src&quot;:&quot;MieuxTrierANantes 02/2015&quot;&#10;   }," calcext:value-type="string">
            <text:p>   {"code":"dec_colles",</text:p>
            <text:p>      "type":"Ressource / objet usagé",</text:p>
            <text:p>      "type_en":"Resource / Used object",</text:p>
            <text:p>      "nom":"Colles",</text:p>
            <text:p>      "nom_en":"Glues",</text:p>
            <text:p>      "cat_usuel":"cu_toxique",</text:p>
            <text:p>      "cat_trait":"cat_ddm",</text:p>
            <text:p>      "descr":"colles",</text:p>
            <text:p>      "descr_en":"glues",</text:p>
            <text:p>      "mots_cles":"colles,",</text:p>
            <text:p>      "mots_cles_en":"glues,",</text:p>
            <text:p>      "cons":"cons_toxique",</text:p>
            <text:p>      "image":"coll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ongelateurs</text:p>
          </table:table-cell>
          <table:table-cell table:style-name="ce196" office:value-type="string" calcext:value-type="string">
            <text:p>congélateurs</text:p>
          </table:table-cell>
          <table:table-cell table:style-name="ce196" office:value-type="string" calcext:value-type="string">
            <text:p>Freezers</text:p>
          </table:table-cell>
          <table:table-cell table:style-name="ce196" office:value-type="string" calcext:value-type="string">
            <text:p>cu_encombrantelectronique</text:p>
          </table:table-cell>
          <table:table-cell table:style-name="ce196" office:value-type="string" calcext:value-type="string">
            <text:p>cat_d3e</text:p>
          </table:table-cell>
          <table:table-cell table:style-name="ce196"/>
          <table:table-cell table:style-name="ce196" office:value-type="string" calcext:value-type="string">
            <text:p>congélateurs</text:p>
          </table:table-cell>
          <table:table-cell table:style-name="ce196" office:value-type="string" calcext:value-type="string">
            <text:p>Freezers</text:p>
          </table:table-cell>
          <table:table-cell table:style-name="ce196" table:number-columns-repeated="2"/>
          <table:table-cell table:style-name="ce224"/>
          <table:table-cell table:style-name="ce233" office:value-type="string" calcext:value-type="string">
            <text:p>congelateur_mini.png</text:p>
          </table:table-cell>
          <table:table-cell table:style-name="ce213"/>
          <table:table-cell table:style-name="ce254" office:value-type="string" calcext:value-type="string">
            <text:p>MieuxTrierANantes 02/2015</text:p>
          </table:table-cell>
          <table:table-cell table:style-name="ce254"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congelateurs," calcext:value-type="string">
            <text:p>congelateurs,</text:p>
          </table:table-cell>
          <table:table-cell table:formula="of:=CONCATENATE(UTILTRANSFORMEENMOTSCLES([Dechets.H58]);&quot;,&quot;;[Dechets.J58])" office:value-type="string" office:string-value="freezers," calcext:value-type="string">
            <text:p>freezers,</text:p>
          </table:table-cell>
          <table:table-cell table:number-columns-repeated="2"/>
          <table:table-cell table:style-name="ce302" table:formula="of:=JSONDECHETS([Dechets.A58];[Dechets.B58];[Dechets.C58];[Dechets.D58];[Dechets.E58];[Dechets.F58];[Dechets.T58];[Dechets.U58];[Dechets.G58];[Dechets.H58];[Dechets.K58];[Dechets.L58];[Dechets.M58];[Dechets.N58];[Dechets.P58])" office:value-type="string" office:string-value="   {&quot;code&quot;:&quot;dec_congelateurs&quot;,&#10;      &quot;type&quot;:&quot;Ressource / objet usagé&quot;,&#10;      &quot;type_en&quot;:&quot;Resource / Used object&quot;,&#10;      &quot;nom&quot;:&quot;congélateurs&quot;,&#10;      &quot;nom_en&quot;:&quot;Freezers&quot;,&#10;      &quot;cat_usuel&quot;:&quot;cu_encombrantelectronique&quot;,&#10;      &quot;cat_trait&quot;:&quot;cat_d3e&quot;,&#10;      &quot;descr&quot;:&quot;congélateurs&quot;,&#10;      &quot;descr_en&quot;:&quot;Freezers&quot;,&#10;      &quot;mots_cles&quot;:&quot;congelateurs,&quot;,&#10;      &quot;mots_cles_en&quot;:&quot;freezers,&quot;,&#10;      &quot;cons&quot;:&quot;cons_recuppdv1,cons_ecoparticipation&quot;,&#10;      &quot;image&quot;:&quot;congelateur_mini.png&quot;,&#10;      &quot;modco&quot;:&quot;modco_decheterie,modco_ecopoint,smco_reprise&quot;,&#10;      &quot;recyc&quot;:&quot;PAS_POUBELLE&quot;,&#10;      &quot;src&quot;:&quot;MieuxTrierANantes 02/2015&quot;&#10;   }," calcext:value-type="string">
            <text:p>   {"code":"dec_congelateurs",</text:p>
            <text:p>      "type":"Ressource / objet usagé",</text:p>
            <text:p>      "type_en":"Resource / Used object",</text:p>
            <text:p>      "nom":"congélateurs",</text:p>
            <text:p>      "nom_en":"Freezers",</text:p>
            <text:p>      "cat_usuel":"cu_encombrantelectronique",</text:p>
            <text:p>      "cat_trait":"cat_d3e",</text:p>
            <text:p>      "descr":"congélateurs",</text:p>
            <text:p>      "descr_en":"Freezers",</text:p>
            <text:p>      "mots_cles":"congelateurs,",</text:p>
            <text:p>      "mots_cles_en":"freezers,",</text:p>
            <text:p>      "cons":"cons_recuppdv1,cons_ecoparticipation",</text:p>
            <text:p>      "image":"congel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otonTige</text:p>
          </table:table-cell>
          <table:table-cell table:style-name="ce196" office:value-type="string" calcext:value-type="string">
            <text:p>Coton tige</text:p>
          </table:table-cell>
          <table:table-cell table:style-name="ce196" office:value-type="string" calcext:value-type="string">
            <text:p>Q-tip</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coton tige</text:p>
          </table:table-cell>
          <table:table-cell table:style-name="ce196" office:value-type="string" calcext:value-type="string">
            <text:p>Q-tip</text:p>
          </table:table-cell>
          <table:table-cell table:style-name="ce196" table:number-columns-repeated="2"/>
          <table:table-cell table:style-name="ce224"/>
          <table:table-cell table:style-name="ce233" office:value-type="string" calcext:value-type="string">
            <text:p>cotons_tiges_mini.png</text:p>
          </table:table-cell>
          <table:table-cell table:style-name="ce213"/>
          <table:table-cell table:style-name="ce250" office:value-type="string" calcext:value-type="string">
            <text:p>MieuxTrierANantes 02/2015</text:p>
          </table:table-cell>
          <table:table-cell table:style-name="ce250" office:value-type="string" calcext:value-type="string">
            <text:p>Cre (Claire Renoulin)</text:p>
          </table:table-cell>
          <table:table-cell table:style-name="ce259" office:value-type="string" calcext:value-type="string">
            <text:p>Cre</text:p>
          </table:table-cell>
          <table:table-cell table:style-name="ce250"/>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coton,tige," calcext:value-type="string">
            <text:p>coton,tige,</text:p>
          </table:table-cell>
          <table:table-cell table:formula="of:=CONCATENATE(UTILTRANSFORMEENMOTSCLES([Dechets.H59]);&quot;,&quot;;[Dechets.J59])" office:value-type="string" office:string-value="q,tip," calcext:value-type="string">
            <text:p>q,tip,</text:p>
          </table:table-cell>
          <table:table-cell table:number-columns-repeated="2"/>
          <table:table-cell table:style-name="ce302" table:formula="of:=JSONDECHETS([Dechets.A59];[Dechets.B59];[Dechets.C59];[Dechets.D59];[Dechets.E59];[Dechets.F59];[Dechets.T59];[Dechets.U59];[Dechets.G59];[Dechets.H59];[Dechets.K59];[Dechets.L59];[Dechets.M59];[Dechets.N59];[Dechets.P59])" office:value-type="string" office:string-value="   {&quot;code&quot;:&quot;dec_cotonTige&quot;,&#10;      &quot;type&quot;:&quot;Ressource / objet usagé&quot;,&#10;      &quot;type_en&quot;:&quot;Resource / Used object&quot;,&#10;      &quot;nom&quot;:&quot;Coton tige&quot;,&#10;      &quot;nom_en&quot;:&quot;Q-tip&quot;,&#10;      &quot;cat_usuel&quot;:&quot;cu_divers&quot;,&#10;      &quot;cat_trait&quot;:&quot;cat_omr&quot;,&#10;      &quot;descr&quot;:&quot;coton tige&quot;,&#10;      &quot;descr_en&quot;:&quot;Q-tip&quot;,&#10;      &quot;mots_cles&quot;:&quot;coton,tige,&quot;,&#10;      &quot;mots_cles_en&quot;:&quot;q,tip,&quot;,&#10;      &quot;image&quot;:&quot;cotons_tiges_mini.png&quot;,&#10;      &quot;modco&quot;:&quot;modco_bacblehorsnantes,modco_bacbleu,modco_sacbleu&quot;,&#10;      &quot;recyc&quot;:&quot;NON&quot;,&#10;      &quot;src&quot;:&quot;MieuxTrierANantes 02/2015&quot;,&#10;      &quot;sponsor&quot;:&quot;Cre&quot;&#10;   }," calcext:value-type="string">
            <text:p>   {"code":"dec_cotonTige",</text:p>
            <text:p>      "type":"Ressource / objet usagé",</text:p>
            <text:p>      "type_en":"Resource / Used object",</text:p>
            <text:p>      "nom":"Coton tige",</text:p>
            <text:p>      "nom_en":"Q-tip",</text:p>
            <text:p>      "cat_usuel":"cu_divers",</text:p>
            <text:p>      "cat_trait":"cat_omr",</text:p>
            <text:p>      "descr":"coton tige",</text:p>
            <text:p>      "descr_en":"Q-tip",</text:p>
            <text:p>      "mots_cles":"coton,tige,",</text:p>
            <text:p>      "mots_cles_en":"q,tip,",</text:p>
            <text:p>      "image":"cotons_tiges_mini.png",</text:p>
            <text:p>      "modco":"modco_bacblehorsnantes,modco_bacbleu,modco_sacbleu",</text:p>
            <text:p>      "recyc":"NON",</text:p>
            <text:p>      "src":"MieuxTrierANantes 02/2015",</text:p>
            <text:p>      "sponsor":"Cre"</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oucheBebe</text:p>
          </table:table-cell>
          <table:table-cell table:style-name="ce196" office:value-type="string" calcext:value-type="string">
            <text:p>Couche bébé</text:p>
          </table:table-cell>
          <table:table-cell table:style-name="ce196" office:value-type="string" calcext:value-type="string">
            <text:p>Baby's diaper</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couche bébé</text:p>
          </table:table-cell>
          <table:table-cell table:style-name="ce196" office:value-type="string" calcext:value-type="string">
            <text:p>baby's diaper</text:p>
          </table:table-cell>
          <table:table-cell table:style-name="ce196" table:number-columns-repeated="2"/>
          <table:table-cell table:style-name="ce224" office:value-type="string" calcext:value-type="string">
            <text:p>cons_dec_coucheBebe</text:p>
          </table:table-cell>
          <table:table-cell table:style-name="ce233" office:value-type="string" calcext:value-type="string">
            <text:p>couche_beb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couche,bebe," calcext:value-type="string">
            <text:p>couche,bebe,</text:p>
          </table:table-cell>
          <table:table-cell table:formula="of:=CONCATENATE(UTILTRANSFORMEENMOTSCLES([Dechets.H60]);&quot;,&quot;;[Dechets.J60])" office:value-type="string" office:string-value="baby,s,diaper," calcext:value-type="string">
            <text:p>baby,s,diaper,</text:p>
          </table:table-cell>
          <table:table-cell table:number-columns-repeated="2"/>
          <table:table-cell table:style-name="ce302" table:formula="of:=JSONDECHETS([Dechets.A60];[Dechets.B60];[Dechets.C60];[Dechets.D60];[Dechets.E60];[Dechets.F60];[Dechets.T60];[Dechets.U60];[Dechets.G60];[Dechets.H60];[Dechets.K60];[Dechets.L60];[Dechets.M60];[Dechets.N60];[Dechets.P60])" office:value-type="string" office:string-value="   {&quot;code&quot;:&quot;dec_coucheBebe&quot;,&#10;      &quot;type&quot;:&quot;Ressource / objet usagé&quot;,&#10;      &quot;type_en&quot;:&quot;Resource / Used object&quot;,&#10;      &quot;nom&quot;:&quot;Couche bébé&quot;,&#10;      &quot;nom_en&quot;:&quot;Baby's diaper&quot;,&#10;      &quot;cat_usuel&quot;:&quot;cu_divers&quot;,&#10;      &quot;cat_trait&quot;:&quot;cat_omr&quot;,&#10;      &quot;descr&quot;:&quot;couche bébé&quot;,&#10;      &quot;descr_en&quot;:&quot;baby's diaper&quot;,&#10;      &quot;mots_cles&quot;:&quot;couche,bebe,&quot;,&#10;      &quot;mots_cles_en&quot;:&quot;baby,s,diaper,&quot;,&#10;      &quot;cons&quot;:&quot;cons_dec_coucheBebe,&quot;,&#10;      &quot;image&quot;:&quot;couche_bebe_mini.png&quot;,&#10;      &quot;modco&quot;:&quot;modco_bacblehorsnantes,modco_bacbleu,modco_sacbleu&quot;,&#10;      &quot;recyc&quot;:&quot;NON&quot;,&#10;      &quot;src&quot;:&quot;MieuxTrierANantes 02/2015&quot;&#10;   }," calcext:value-type="string">
            <text:p>   {"code":"dec_coucheBebe",</text:p>
            <text:p>      "type":"Ressource / objet usagé",</text:p>
            <text:p>      "type_en":"Resource / Used object",</text:p>
            <text:p>      "nom":"Couche bébé",</text:p>
            <text:p>      "nom_en":"Baby's diaper",</text:p>
            <text:p>      "cat_usuel":"cu_divers",</text:p>
            <text:p>      "cat_trait":"cat_omr",</text:p>
            <text:p>      "descr":"couche bébé",</text:p>
            <text:p>      "descr_en":"baby's diaper",</text:p>
            <text:p>      "mots_cles":"couche,bebe,",</text:p>
            <text:p>      "mots_cles_en":"baby,s,diaper,",</text:p>
            <text:p>      "cons":"cons_dec_coucheBebe,",</text:p>
            <text:p>      "image":"couche_beb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ouverclePotEnVerre</text:p>
          </table:table-cell>
          <table:table-cell table:style-name="ce196" office:value-type="string" calcext:value-type="string">
            <text:p>Couvercle métallique</text:p>
          </table:table-cell>
          <table:table-cell table:style-name="ce196" office:value-type="string" calcext:value-type="string">
            <text:p>Metal cover</text:p>
          </table:table-cell>
          <table:table-cell table:style-name="ce196" office:value-type="string" calcext:value-type="string">
            <text:p>cu_metal</text:p>
          </table:table-cell>
          <table:table-cell table:style-name="ce196" office:value-type="string" calcext:value-type="string">
            <text:p>cat_omr</text:p>
          </table:table-cell>
          <table:table-cell table:style-name="ce196"/>
          <table:table-cell table:style-name="ce196" office:value-type="string" calcext:value-type="string">
            <text:p>couvercle de pot en verre, couvercle métallique, capsule bière, opercule</text:p>
          </table:table-cell>
          <table:table-cell table:style-name="ce196" office:value-type="string" calcext:value-type="string">
            <text:p>glass jar cover, metal cover, beer capsule,cap</text:p>
          </table:table-cell>
          <table:table-cell table:style-name="ce196" table:number-columns-repeated="2"/>
          <table:table-cell table:style-name="ce224" office:value-type="string" calcext:value-type="string">
            <text:p>cons_trop_petit</text:p>
          </table:table-cell>
          <table:table-cell table:style-name="ce233" office:value-type="string" calcext:value-type="string">
            <text:p>couvercle_bocal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couvercle,pot,verre,couvercle,metallique,capsule,biere,opercule," calcext:value-type="string">
            <text:p>couvercle,pot,verre,couvercle,metallique,capsule,biere,opercule,</text:p>
          </table:table-cell>
          <table:table-cell table:formula="of:=CONCATENATE(UTILTRANSFORMEENMOTSCLES([Dechets.H61]);&quot;,&quot;;[Dechets.J61])" office:value-type="string" office:string-value="glass,jar,cover,metal,cover,beer,capsule,cap," calcext:value-type="string">
            <text:p>glass,jar,cover,metal,cover,beer,capsule,cap,</text:p>
          </table:table-cell>
          <table:table-cell table:number-columns-repeated="2"/>
          <table:table-cell table:style-name="ce302" table:formula="of:=JSONDECHETS([Dechets.A61];[Dechets.B61];[Dechets.C61];[Dechets.D61];[Dechets.E61];[Dechets.F61];[Dechets.T61];[Dechets.U61];[Dechets.G61];[Dechets.H61];[Dechets.K61];[Dechets.L61];[Dechets.M61];[Dechets.N61];[Dechets.P61])" office:value-type="string" office:string-value="   {&quot;code&quot;:&quot;dec_couverclePotEnVerre&quot;,&#10;      &quot;type&quot;:&quot;Ressource / objet usagé&quot;,&#10;      &quot;type_en&quot;:&quot;Resource / Used object&quot;,&#10;      &quot;nom&quot;:&quot;Couvercle métallique&quot;,&#10;      &quot;nom_en&quot;:&quot;Metal cover&quot;,&#10;      &quot;cat_usuel&quot;:&quot;cu_metal&quot;,&#10;      &quot;cat_trait&quot;:&quot;cat_omr&quot;,&#10;      &quot;descr&quot;:&quot;couvercle de pot en verre, couvercle métallique, capsule bière, opercule&quot;,&#10;      &quot;descr_en&quot;:&quot;glass jar cover, metal cover, beer capsule,cap&quot;,&#10;      &quot;mots_cles&quot;:&quot;couvercle,pot,verre,couvercle,metallique,capsule,biere,opercule,&quot;,&#10;      &quot;mots_cles_en&quot;:&quot;glass,jar,cover,metal,cover,beer,capsule,cap,&quot;,&#10;      &quot;cons&quot;:&quot;cons_trop_petit,&quot;,&#10;      &quot;image&quot;:&quot;couvercle_bocal_mini.png&quot;,&#10;      &quot;modco&quot;:&quot;modco_bacblehorsnantes,modco_bacbleu,modco_sacbleu&quot;,&#10;      &quot;recyc&quot;:&quot;NON&quot;,&#10;      &quot;src&quot;:&quot;MieuxTrierANantes 02/2015&quot;&#10;   }," calcext:value-type="string">
            <text:p>   {"code":"dec_couverclePotEnVerre",</text:p>
            <text:p>      "type":"Ressource / objet usagé",</text:p>
            <text:p>      "type_en":"Resource / Used object",</text:p>
            <text:p>      "nom":"Couvercle métallique",</text:p>
            <text:p>      "nom_en":"Metal cover",</text:p>
            <text:p>      "cat_usuel":"cu_metal",</text:p>
            <text:p>      "cat_trait":"cat_omr",</text:p>
            <text:p>      "descr":"couvercle de pot en verre, couvercle métallique, capsule bière, opercule",</text:p>
            <text:p>      "descr_en":"glass jar cover, metal cover, beer capsule,cap",</text:p>
            <text:p>      "mots_cles":"couvercle,pot,verre,couvercle,metallique,capsule,biere,opercule,",</text:p>
            <text:p>      "mots_cles_en":"glass,jar,cover,metal,cover,beer,capsule,cap,",</text:p>
            <text:p>      "cons":"cons_trop_petit,",</text:p>
            <text:p>      "image":"couvercle_bocal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ouverts</text:p>
          </table:table-cell>
          <table:table-cell table:style-name="ce196" office:value-type="string" calcext:value-type="string">
            <text:p>Couverts</text:p>
          </table:table-cell>
          <table:table-cell table:style-name="ce196" office:value-type="string" calcext:value-type="string">
            <text:p>Cutlery</text:p>
          </table:table-cell>
          <table:table-cell table:style-name="ce196" office:value-type="string" calcext:value-type="string">
            <text:p>cu_metal</text:p>
          </table:table-cell>
          <table:table-cell table:style-name="ce196" office:value-type="string" calcext:value-type="string">
            <text:p>cat_omr</text:p>
          </table:table-cell>
          <table:table-cell table:style-name="ce196"/>
          <table:table-cell table:style-name="ce196" office:value-type="string" calcext:value-type="string">
            <text:p>couverts, couteau, cuillère, fourchette</text:p>
          </table:table-cell>
          <table:table-cell table:style-name="ce196" office:value-type="string" calcext:value-type="string">
            <text:p>cutlery,knife, spoon, fork</text:p>
          </table:table-cell>
          <table:table-cell table:style-name="ce196" table:number-columns-repeated="2"/>
          <table:table-cell table:style-name="ce224"/>
          <table:table-cell table:style-name="ce233" office:value-type="string" calcext:value-type="string">
            <text:p>fourchette_mini.png</text:p>
          </table:table-cell>
          <table:table-cell table:style-name="ce213" office:value-type="string" calcext:value-type="string">
            <text:p>couteau_mini.png, cuillere_mini.png</text:p>
          </table:table-cell>
          <table:table-cell table:style-name="ce222" office:value-type="string" calcext:value-type="string">
            <text:p>MieuxTrierANantes 02/2015</text:p>
          </table:table-cell>
          <table:table-cell table:style-name="ce222"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couverts,couteau,cuillere,fourchette," calcext:value-type="string">
            <text:p>couverts,couteau,cuillere,fourchette,</text:p>
          </table:table-cell>
          <table:table-cell table:formula="of:=CONCATENATE(UTILTRANSFORMEENMOTSCLES([Dechets.H62]);&quot;,&quot;;[Dechets.J62])" office:value-type="string" office:string-value="cutlery,knife,spoon,fork," calcext:value-type="string">
            <text:p>cutlery,knife,spoon,fork,</text:p>
          </table:table-cell>
          <table:table-cell table:number-columns-repeated="2"/>
          <table:table-cell table:style-name="ce302" table:formula="of:=JSONDECHETS([Dechets.A62];[Dechets.B62];[Dechets.C62];[Dechets.D62];[Dechets.E62];[Dechets.F62];[Dechets.T62];[Dechets.U62];[Dechets.G62];[Dechets.H62];[Dechets.K62];[Dechets.L62];[Dechets.M62];[Dechets.N62];[Dechets.P62])" office:value-type="string" office:string-value="   {&quot;code&quot;:&quot;dec_couverts&quot;,&#10;      &quot;type&quot;:&quot;Ressource / objet usagé&quot;,&#10;      &quot;type_en&quot;:&quot;Resource / Used object&quot;,&#10;      &quot;nom&quot;:&quot;Couverts&quot;,&#10;      &quot;nom_en&quot;:&quot;Cutlery&quot;,&#10;      &quot;cat_usuel&quot;:&quot;cu_metal&quot;,&#10;      &quot;cat_trait&quot;:&quot;cat_omr&quot;,&#10;      &quot;descr&quot;:&quot;couverts, couteau, cuillère, fourchette&quot;,&#10;      &quot;descr_en&quot;:&quot;cutlery,knife, spoon, fork&quot;,&#10;      &quot;mots_cles&quot;:&quot;couverts,couteau,cuillere,fourchette,&quot;,&#10;      &quot;mots_cles_en&quot;:&quot;cutlery,knife,spoon,fork,&quot;,&#10;      &quot;image&quot;:&quot;fourchette_mini.png&quot;,&#10;      &quot;image_secondaire&quot;:&quot;couteau_mini.png, cuillere_mini.png&quot;,&#10;      &quot;modco&quot;:&quot;modco_bacblehorsnantes,modco_bacbleu,modco_sacbleu&quot;,&#10;      &quot;recyc&quot;:&quot;NON&quot;,&#10;      &quot;src&quot;:&quot;MieuxTrierANantes 02/2015&quot;&#10;   }," calcext:value-type="string">
            <text:p>   {"code":"dec_couverts",</text:p>
            <text:p>      "type":"Ressource / objet usagé",</text:p>
            <text:p>      "type_en":"Resource / Used object",</text:p>
            <text:p>      "nom":"Couverts",</text:p>
            <text:p>      "nom_en":"Cutlery",</text:p>
            <text:p>      "cat_usuel":"cu_metal",</text:p>
            <text:p>      "cat_trait":"cat_omr",</text:p>
            <text:p>      "descr":"couverts, couteau, cuillère, fourchette",</text:p>
            <text:p>      "descr_en":"cutlery,knife, spoon, fork",</text:p>
            <text:p>      "mots_cles":"couverts,couteau,cuillere,fourchette,",</text:p>
            <text:p>      "mots_cles_en":"cutlery,knife,spoon,fork,",</text:p>
            <text:p>      "image":"fourchette_mini.png",</text:p>
            <text:p>      "image_secondaire":"couteau_mini.png, cuiller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remeEnTube</text:p>
          </table:table-cell>
          <table:table-cell table:style-name="ce203" office:value-type="string" calcext:value-type="string">
            <text:p>Crème en tube</text:p>
          </table:table-cell>
          <table:table-cell table:style-name="ce203" office:value-type="string" calcext:value-type="string">
            <text:p>Tube cream</text:p>
          </table:table-cell>
          <table:table-cell table:style-name="ce203" office:value-type="string" calcext:value-type="string">
            <text:p>cu_plastique</text:p>
          </table:table-cell>
          <table:table-cell table:style-name="ce203" office:value-type="string" calcext:value-type="string">
            <text:p>cat_omr</text:p>
          </table:table-cell>
          <table:table-cell table:style-name="ce203"/>
          <table:table-cell table:style-name="ce203" office:value-type="string" calcext:value-type="string">
            <text:p>crème en tube</text:p>
          </table:table-cell>
          <table:table-cell table:style-name="ce203" office:value-type="string" calcext:value-type="string">
            <text:p>cream tube</text:p>
          </table:table-cell>
          <table:table-cell table:style-name="ce203" table:number-columns-repeated="2"/>
          <table:table-cell table:style-name="ce226"/>
          <table:table-cell table:style-name="ce239" office:value-type="string" calcext:value-type="string">
            <text:p>creme_main_mini.png</text:p>
          </table:table-cell>
          <table:table-cell table:style-name="ce247"/>
          <table:table-cell table:style-name="ce250" office:value-type="string" calcext:value-type="string">
            <text:p>MieuxTrierANantes 02/2015</text:p>
          </table:table-cell>
          <table:table-cell table:style-name="ce250"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creme,tube," calcext:value-type="string">
            <text:p>creme,tube,</text:p>
          </table:table-cell>
          <table:table-cell table:formula="of:=CONCATENATE(UTILTRANSFORMEENMOTSCLES([Dechets.H63]);&quot;,&quot;;[Dechets.J63])" office:value-type="string" office:string-value="cream,tube," calcext:value-type="string">
            <text:p>cream,tube,</text:p>
          </table:table-cell>
          <table:table-cell table:number-columns-repeated="2"/>
          <table:table-cell table:style-name="ce302" table:formula="of:=JSONDECHETS([Dechets.A63];[Dechets.B63];[Dechets.C63];[Dechets.D63];[Dechets.E63];[Dechets.F63];[Dechets.T63];[Dechets.U63];[Dechets.G63];[Dechets.H63];[Dechets.K63];[Dechets.L63];[Dechets.M63];[Dechets.N63];[Dechets.P63])" office:value-type="string" office:string-value="   {&quot;code&quot;:&quot;dec_cremeEnTube&quot;,&#10;      &quot;type&quot;:&quot;Ressource / objet usagé&quot;,&#10;      &quot;type_en&quot;:&quot;Resource / Used object&quot;,&#10;      &quot;nom&quot;:&quot;Crème en tube&quot;,&#10;      &quot;nom_en&quot;:&quot;Tube cream&quot;,&#10;      &quot;cat_usuel&quot;:&quot;cu_plastique&quot;,&#10;      &quot;cat_trait&quot;:&quot;cat_omr&quot;,&#10;      &quot;descr&quot;:&quot;crème en tube&quot;,&#10;      &quot;descr_en&quot;:&quot;cream tube&quot;,&#10;      &quot;mots_cles&quot;:&quot;creme,tube,&quot;,&#10;      &quot;mots_cles_en&quot;:&quot;cream,tube,&quot;,&#10;      &quot;image&quot;:&quot;creme_main_mini.png&quot;,&#10;      &quot;modco&quot;:&quot;modco_bacblehorsnantes,modco_bacbleu,modco_sacbleu&quot;,&#10;      &quot;recyc&quot;:&quot;NON&quot;,&#10;      &quot;src&quot;:&quot;MieuxTrierANantes 02/2015&quot;&#10;   }," calcext:value-type="string">
            <text:p>   {"code":"dec_cremeEnTube",</text:p>
            <text:p>      "type":"Ressource / objet usagé",</text:p>
            <text:p>      "type_en":"Resource / Used object",</text:p>
            <text:p>      "nom":"Crème en tube",</text:p>
            <text:p>      "nom_en":"Tube cream",</text:p>
            <text:p>      "cat_usuel":"cu_plastique",</text:p>
            <text:p>      "cat_trait":"cat_omr",</text:p>
            <text:p>      "descr":"crème en tube",</text:p>
            <text:p>      "descr_en":"cream tube",</text:p>
            <text:p>      "mots_cles":"creme,tube,",</text:p>
            <text:p>      "mots_cles_en":"cream,tube,",</text:p>
            <text:p>      "image":"creme_main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cremeEtDentifriceTube</text:p>
          </table:table-cell>
          <table:table-cell table:style-name="ce196" office:value-type="string" calcext:value-type="string">
            <text:p>Crème et dentifrice (tube)</text:p>
          </table:table-cell>
          <table:table-cell table:style-name="ce196" office:value-type="string" calcext:value-type="string">
            <text:p>Cream and toothpaste (tube)</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9"/>
          <table:table-cell table:style-name="ce196" office:value-type="string" calcext:value-type="string">
            <text:p>crème et dentifrice (tube), crème en tube, tube de dentifrice</text:p>
          </table:table-cell>
          <table:table-cell table:style-name="ce196" office:value-type="string" calcext:value-type="string">
            <text:p>cream and toothpaste (tube), tube cream, toothpaste</text:p>
          </table:table-cell>
          <table:table-cell table:style-name="ce196" table:number-columns-repeated="2"/>
          <table:table-cell table:style-name="ce208" office:value-type="string" calcext:value-type="string">
            <text:p>cons_bouchonamour</text:p>
          </table:table-cell>
          <table:table-cell table:style-name="ce233" office:value-type="string" calcext:value-type="string">
            <text:p>dentifrice_mini.png</text:p>
          </table:table-cell>
          <table:table-cell table:style-name="ce213" office:value-type="string" calcext:value-type="string">
            <text:p>creme_main_mini.png</text:p>
          </table:table-cell>
          <table:table-cell table:style-name="ce250" office:value-type="string" calcext:value-type="string">
            <text:p>MieuxTrierANantes 02/2015</text:p>
          </table:table-cell>
          <table:table-cell table:style-name="ce250"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creme,dentifrice,tube,creme,tube,tube,dentifrice," calcext:value-type="string">
            <text:p>creme,dentifrice,tube,creme,tube,tube,dentifrice,</text:p>
          </table:table-cell>
          <table:table-cell table:formula="of:=CONCATENATE(UTILTRANSFORMEENMOTSCLES([Dechets.H64]);&quot;,&quot;;[Dechets.J64])" office:value-type="string" office:string-value="cream,and,toothpaste,tube,tube,cream,toothpaste," calcext:value-type="string">
            <text:p>cream,and,toothpaste,tube,tube,cream,toothpaste,</text:p>
          </table:table-cell>
          <table:table-cell table:number-columns-repeated="2"/>
          <table:table-cell table:style-name="ce302" table:formula="of:=JSONDECHETS([Dechets.A64];[Dechets.B64];[Dechets.C64];[Dechets.D64];[Dechets.E64];[Dechets.F64];[Dechets.T64];[Dechets.U64];[Dechets.G64];[Dechets.H64];[Dechets.K64];[Dechets.L64];[Dechets.M64];[Dechets.N64];[Dechets.P64])" office:value-type="string" office:string-value="   {&quot;code&quot;:&quot;dec_cremeEtDentifriceTube&quot;,&#10;      &quot;type&quot;:&quot;Ressource / objet usagé&quot;,&#10;      &quot;type_en&quot;:&quot;Resource / Used object&quot;,&#10;      &quot;nom&quot;:&quot;Crème et dentifrice (tube)&quot;,&#10;      &quot;nom_en&quot;:&quot;Cream and toothpaste (tube)&quot;,&#10;      &quot;cat_usuel&quot;:&quot;cu_divers&quot;,&#10;      &quot;cat_trait&quot;:&quot;cat_omr&quot;,&#10;      &quot;descr&quot;:&quot;crème et dentifrice (tube), crème en tube, tube de dentifrice&quot;,&#10;      &quot;descr_en&quot;:&quot;cream and toothpaste (tube), tube cream, toothpaste&quot;,&#10;      &quot;mots_cles&quot;:&quot;creme,dentifrice,tube,creme,tube,tube,dentifrice,&quot;,&#10;      &quot;mots_cles_en&quot;:&quot;cream,and,toothpaste,tube,tube,cream,toothpaste,&quot;,&#10;      &quot;cons&quot;:&quot;cons_bouchonamour,&quot;,&#10;      &quot;image&quot;:&quot;dentifrice_mini.png&quot;,&#10;      &quot;image_secondaire&quot;:&quot;creme_main_mini.png&quot;,&#10;      &quot;modco&quot;:&quot;modco_bacblehorsnantes,modco_bacbleu,modco_sacbleu&quot;,&#10;      &quot;recyc&quot;:&quot;NON&quot;,&#10;      &quot;src&quot;:&quot;MieuxTrierANantes 02/2015&quot;&#10;   }," calcext:value-type="string">
            <text:p>   {"code":"dec_cremeEtDentifriceTube",</text:p>
            <text:p>      "type":"Ressource / objet usagé",</text:p>
            <text:p>      "type_en":"Resource / Used object",</text:p>
            <text:p>      "nom":"Crème et dentifrice (tube)",</text:p>
            <text:p>      "nom_en":"Cream and toothpaste (tube)",</text:p>
            <text:p>      "cat_usuel":"cu_divers",</text:p>
            <text:p>      "cat_trait":"cat_omr",</text:p>
            <text:p>      "descr":"crème et dentifrice (tube), crème en tube, tube de dentifrice",</text:p>
            <text:p>      "descr_en":"cream and toothpaste (tube), tube cream, toothpaste",</text:p>
            <text:p>      "mots_cles":"creme,dentifrice,tube,creme,tube,tube,dentifrice,",</text:p>
            <text:p>      "mots_cles_en":"cream,and,toothpaste,tube,tube,cream,toothpaste,",</text:p>
            <text:p>      "cons":"cons_bouchonamour,",</text:p>
            <text:p>      "image":"dentifrice_mini.png",</text:p>
            <text:p>      "image_secondaire":"creme_main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deboucheurLiquide</text:p>
          </table:table-cell>
          <table:table-cell table:style-name="ce196" office:value-type="string" calcext:value-type="string">
            <text:p>Déboucheur liquide</text:p>
          </table:table-cell>
          <table:table-cell table:style-name="ce196" office:value-type="string" calcext:value-type="string">
            <text:p>Liquid drain cleaner</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déboucheur liquide</text:p>
          </table:table-cell>
          <table:table-cell table:style-name="ce196" office:value-type="string" calcext:value-type="string">
            <text:p>Liquid drain cleaner</text:p>
          </table:table-cell>
          <table:table-cell table:style-name="ce196" table:number-columns-repeated="2"/>
          <table:table-cell table:style-name="ce224"/>
          <table:table-cell table:style-name="ce233" office:value-type="string" calcext:value-type="string">
            <text:p>desinfectant_toilette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deboucheur,liquide," calcext:value-type="string">
            <text:p>deboucheur,liquide,</text:p>
          </table:table-cell>
          <table:table-cell table:formula="of:=CONCATENATE(UTILTRANSFORMEENMOTSCLES([Dechets.H65]);&quot;,&quot;;[Dechets.J65])" office:value-type="string" office:string-value="liquid,drain,cleaner," calcext:value-type="string">
            <text:p>liquid,drain,cleaner,</text:p>
          </table:table-cell>
          <table:table-cell table:number-columns-repeated="2"/>
          <table:table-cell table:style-name="ce302" table:formula="of:=JSONDECHETS([Dechets.A65];[Dechets.B65];[Dechets.C65];[Dechets.D65];[Dechets.E65];[Dechets.F65];[Dechets.T65];[Dechets.U65];[Dechets.G65];[Dechets.H65];[Dechets.K65];[Dechets.L65];[Dechets.M65];[Dechets.N65];[Dechets.P65])" office:value-type="string" office:string-value="   {&quot;code&quot;:&quot;dec_deboucheurLiquide&quot;,&#10;      &quot;type&quot;:&quot;Ressource / objet usagé&quot;,&#10;      &quot;type_en&quot;:&quot;Resource / Used object&quot;,&#10;      &quot;nom&quot;:&quot;Déboucheur liquide&quot;,&#10;      &quot;nom_en&quot;:&quot;Liquid drain cleaner&quot;,&#10;      &quot;cat_usuel&quot;:&quot;cu_toxique&quot;,&#10;      &quot;cat_trait&quot;:&quot;cat_ddm&quot;,&#10;      &quot;descr&quot;:&quot;déboucheur liquide&quot;,&#10;      &quot;descr_en&quot;:&quot;Liquid drain cleaner&quot;,&#10;      &quot;mots_cles&quot;:&quot;deboucheur,liquide,&quot;,&#10;      &quot;mots_cles_en&quot;:&quot;liquid,drain,cleaner,&quot;,&#10;      &quot;cons&quot;:&quot;cons_toxique&quot;,&#10;      &quot;image&quot;:&quot;desinfectant_toilette_mini.png&quot;,&#10;      &quot;modco&quot;:&quot;modco_decheterie,modco_ecopoint&quot;,&#10;      &quot;recyc&quot;:&quot;PAS_POUBELLE&quot;,&#10;      &quot;src&quot;:&quot;MieuxTrierANantes 02/2015&quot;&#10;   }," calcext:value-type="string">
            <text:p>   {"code":"dec_deboucheurLiquide",</text:p>
            <text:p>      "type":"Ressource / objet usagé",</text:p>
            <text:p>      "type_en":"Resource / Used object",</text:p>
            <text:p>      "nom":"Déboucheur liquide",</text:p>
            <text:p>      "nom_en":"Liquid drain cleaner",</text:p>
            <text:p>      "cat_usuel":"cu_toxique",</text:p>
            <text:p>      "cat_trait":"cat_ddm",</text:p>
            <text:p>      "descr":"déboucheur liquide",</text:p>
            <text:p>      "descr_en":"Liquid drain cleaner",</text:p>
            <text:p>      "mots_cles":"deboucheur,liquide,",</text:p>
            <text:p>      "mots_cles_en":"liquid,drain,cleaner,",</text:p>
            <text:p>      "cons":"cons_toxique",</text:p>
            <text:p>      "image":"desinfectant_toilett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deodorantStick</text:p>
          </table:table-cell>
          <table:table-cell table:style-name="ce203" office:value-type="string" calcext:value-type="string">
            <text:p>Déodorant stick</text:p>
          </table:table-cell>
          <table:table-cell table:style-name="ce203" office:value-type="string" calcext:value-type="string">
            <text:p>Deodorant stick</text:p>
          </table:table-cell>
          <table:table-cell table:style-name="ce203" office:value-type="string" calcext:value-type="string">
            <text:p>cu_divers</text:p>
          </table:table-cell>
          <table:table-cell table:style-name="ce203" office:value-type="string" calcext:value-type="string">
            <text:p>cat_omr</text:p>
          </table:table-cell>
          <table:table-cell table:style-name="ce203"/>
          <table:table-cell table:style-name="ce203" office:value-type="string" calcext:value-type="string">
            <text:p>déodorant stick, déodorant à bille</text:p>
          </table:table-cell>
          <table:table-cell table:style-name="ce203" office:value-type="string" calcext:value-type="string">
            <text:p>deodorant stick, deodorant ball</text:p>
          </table:table-cell>
          <table:table-cell table:style-name="ce203" table:number-columns-repeated="2"/>
          <table:table-cell table:style-name="ce226"/>
          <table:table-cell table:style-name="ce236" office:value-type="string" calcext:value-type="string">
            <text:p>stick_deodorant.png</text:p>
          </table:table-cell>
          <table:table-cell table:style-name="ce247"/>
          <table:table-cell table:style-name="ce250" office:value-type="string" calcext:value-type="string">
            <text:p>MieuxTrierANantes 01/2015</text:p>
          </table:table-cell>
          <table:table-cell table:style-name="ce250"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deodorant,stick,deodorant,bille," calcext:value-type="string">
            <text:p>deodorant,stick,deodorant,bille,</text:p>
          </table:table-cell>
          <table:table-cell table:formula="of:=CONCATENATE(UTILTRANSFORMEENMOTSCLES([Dechets.H66]);&quot;,&quot;;[Dechets.J66])" office:value-type="string" office:string-value="deodorant,stick,deodorant,ball," calcext:value-type="string">
            <text:p>deodorant,stick,deodorant,ball,</text:p>
          </table:table-cell>
          <table:table-cell table:number-columns-repeated="2"/>
          <table:table-cell table:style-name="ce302" table:formula="of:=JSONDECHETS([Dechets.A66];[Dechets.B66];[Dechets.C66];[Dechets.D66];[Dechets.E66];[Dechets.F66];[Dechets.T66];[Dechets.U66];[Dechets.G66];[Dechets.H66];[Dechets.K66];[Dechets.L66];[Dechets.M66];[Dechets.N66];[Dechets.P66])" office:value-type="string" office:string-value="   {&quot;code&quot;:&quot;dec_deodorantStick&quot;,&#10;      &quot;type&quot;:&quot;Ressource / objet usagé&quot;,&#10;      &quot;type_en&quot;:&quot;Resource / Used object&quot;,&#10;      &quot;nom&quot;:&quot;Déodorant stick&quot;,&#10;      &quot;nom_en&quot;:&quot;Deodorant stick&quot;,&#10;      &quot;cat_usuel&quot;:&quot;cu_divers&quot;,&#10;      &quot;cat_trait&quot;:&quot;cat_omr&quot;,&#10;      &quot;descr&quot;:&quot;déodorant stick, déodorant à bille&quot;,&#10;      &quot;descr_en&quot;:&quot;deodorant stick, deodorant ball&quot;,&#10;      &quot;mots_cles&quot;:&quot;deodorant,stick,deodorant,bille,&quot;,&#10;      &quot;mots_cles_en&quot;:&quot;deodorant,stick,deodorant,ball,&quot;,&#10;      &quot;image&quot;:&quot;stick_deodorant.png&quot;,&#10;      &quot;modco&quot;:&quot;modco_bacblehorsnantes,modco_bacbleu,modco_sacbleu&quot;,&#10;      &quot;recyc&quot;:&quot;NON&quot;,&#10;      &quot;src&quot;:&quot;MieuxTrierANantes 01/2015&quot;&#10;   }," calcext:value-type="string">
            <text:p>   {"code":"dec_deodorantStick",</text:p>
            <text:p>      "type":"Ressource / objet usagé",</text:p>
            <text:p>      "type_en":"Resource / Used object",</text:p>
            <text:p>      "nom":"Déodorant stick",</text:p>
            <text:p>      "nom_en":"Deodorant stick",</text:p>
            <text:p>      "cat_usuel":"cu_divers",</text:p>
            <text:p>      "cat_trait":"cat_omr",</text:p>
            <text:p>      "descr":"déodorant stick, déodorant à bille",</text:p>
            <text:p>      "descr_en":"deodorant stick, deodorant ball",</text:p>
            <text:p>      "mots_cles":"deodorant,stick,deodorant,bille,",</text:p>
            <text:p>      "mots_cles_en":"deodorant,stick,deodorant,ball,",</text:p>
            <text:p>      "image":"stick_deodorant.png",</text:p>
            <text:p>      "modco":"modco_bacblehorsnantes,modco_bacbleu,modco_sacbleu",</text:p>
            <text:p>      "recyc":"NON",</text:p>
            <text:p>      "src":"MieuxTrierANantes 01/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detachant</text:p>
          </table:table-cell>
          <table:table-cell table:style-name="ce196" office:value-type="string" calcext:value-type="string">
            <text:p>Détachant</text:p>
          </table:table-cell>
          <table:table-cell table:style-name="ce196" office:value-type="string" calcext:value-type="string">
            <text:p>Stain</text:p>
          </table:table-cell>
          <table:table-cell table:style-name="ce196" office:value-type="string" calcext:value-type="string">
            <text:p>cu_toxique</text:p>
          </table:table-cell>
          <table:table-cell table:style-name="ce196" office:value-type="string" calcext:value-type="string">
            <text:p>cat_ddm</text:p>
          </table:table-cell>
          <table:table-cell/>
          <table:table-cell table:style-name="ce196" office:value-type="string" calcext:value-type="string">
            <text:p>détachant (c'est un produit toxique)</text:p>
          </table:table-cell>
          <table:table-cell table:style-name="ce196" office:value-type="string" calcext:value-type="string">
            <text:p>stain (that is toxic)</text:p>
          </table:table-cell>
          <table:table-cell table:style-name="ce196" table:number-columns-repeated="2"/>
          <table:table-cell table:style-name="ce224" office:value-type="string" calcext:value-type="string">
            <text:p>cons_pasbouchonamour</text:p>
          </table:table-cell>
          <table:table-cell table:style-name="ce233" office:value-type="string" calcext:value-type="string">
            <text:p>detacheur_universel_vetement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299" table:formula="of:=CONCATENATE(UTILTRANSFORMEENMOTSCLES([Dechets.G67]);&quot;,&quot;;[Dechets.I67])" office:value-type="string" office:string-value="detachant,c,est,un,produit,toxique,," calcext:value-type="string">
            <text:p>detachant,c,est,un,produit,toxique,,</text:p>
          </table:table-cell>
          <table:table-cell table:formula="of:=CONCATENATE(UTILTRANSFORMEENMOTSCLES([Dechets.H67]);&quot;,&quot;;[Dechets.J67])" office:value-type="string" office:string-value="stain,that,is,toxic,," calcext:value-type="string">
            <text:p>stain,that,is,toxic,,</text:p>
          </table:table-cell>
          <table:table-cell table:number-columns-repeated="2"/>
          <table:table-cell table:style-name="ce302" table:formula="of:=JSONDECHETS([Dechets.A67];[Dechets.B67];[Dechets.C67];[Dechets.D67];[Dechets.E67];[Dechets.F67];[Dechets.T67];[Dechets.U67];[Dechets.G67];[Dechets.H67];[Dechets.K67];[Dechets.L67];[Dechets.M67];[Dechets.N67];[Dechets.P67])" office:value-type="string" office:string-value="   {&quot;code&quot;:&quot;dec_detachant&quot;,&#10;      &quot;type&quot;:&quot;Ressource / objet usagé&quot;,&#10;      &quot;type_en&quot;:&quot;Resource / Used object&quot;,&#10;      &quot;nom&quot;:&quot;Détachant&quot;,&#10;      &quot;nom_en&quot;:&quot;Stain&quot;,&#10;      &quot;cat_usuel&quot;:&quot;cu_toxique&quot;,&#10;      &quot;cat_trait&quot;:&quot;cat_ddm&quot;,&#10;      &quot;descr&quot;:&quot;détachant (c'est un produit toxique)&quot;,&#10;      &quot;descr_en&quot;:&quot;stain (that is toxic)&quot;,&#10;      &quot;mots_cles&quot;:&quot;detachant,c,est,un,produit,toxique,&quot;,&#10;      &quot;mots_cles_en&quot;:&quot;stain,that,is,toxic,&quot;,&#10;      &quot;cons&quot;:&quot;cons_pasbouchonamour,cons_toxique&quot;,&#10;      &quot;image&quot;:&quot;detacheur_universel_vetement_mini.png&quot;,&#10;      &quot;modco&quot;:&quot;modco_decheterie,modco_ecopoint&quot;,&#10;      &quot;recyc&quot;:&quot;PAS_POUBELLE&quot;,&#10;      &quot;src&quot;:&quot;MieuxTrierANantes 02/2015&quot;&#10;   }," calcext:value-type="string">
            <text:p>   {"code":"dec_detachant",</text:p>
            <text:p>      "type":"Ressource / objet usagé",</text:p>
            <text:p>      "type_en":"Resource / Used object",</text:p>
            <text:p>      "nom":"Détachant",</text:p>
            <text:p>      "nom_en":"Stain",</text:p>
            <text:p>      "cat_usuel":"cu_toxique",</text:p>
            <text:p>      "cat_trait":"cat_ddm",</text:p>
            <text:p>      "descr":"détachant (c'est un produit toxique)",</text:p>
            <text:p>      "descr_en":"stain (that is toxic)",</text:p>
            <text:p>      "mots_cles":"detachant,c,est,un,produit,toxique,",</text:p>
            <text:p>      "mots_cles_en":"stain,that,is,toxic,",</text:p>
            <text:p>      "cons":"cons_pasbouchonamour,cons_toxique",</text:p>
            <text:p>      "image":"detacheur_universel_vet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auJavel</text:p>
          </table:table-cell>
          <table:table-cell table:style-name="ce196" office:value-type="string" calcext:value-type="string">
            <text:p>Eau Javel</text:p>
          </table:table-cell>
          <table:table-cell table:style-name="ce196" office:value-type="string" calcext:value-type="string">
            <text:p>Javel water</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eau de Javel</text:p>
          </table:table-cell>
          <table:table-cell table:style-name="ce196" office:value-type="string" calcext:value-type="string">
            <text:p>bleach</text:p>
          </table:table-cell>
          <table:table-cell table:style-name="ce196" table:number-columns-repeated="2"/>
          <table:table-cell table:style-name="ce224" office:value-type="string" calcext:value-type="string">
            <text:p>cons_pasbouchonamour</text:p>
          </table:table-cell>
          <table:table-cell table:style-name="ce233" office:value-type="string" calcext:value-type="string">
            <text:p>bouteille_eau_de_javel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eau,javel," calcext:value-type="string">
            <text:p>eau,javel,</text:p>
          </table:table-cell>
          <table:table-cell table:formula="of:=CONCATENATE(UTILTRANSFORMEENMOTSCLES([Dechets.H68]);&quot;,&quot;;[Dechets.J68])" office:value-type="string" office:string-value="bleach," calcext:value-type="string">
            <text:p>bleach,</text:p>
          </table:table-cell>
          <table:table-cell table:number-columns-repeated="2"/>
          <table:table-cell table:style-name="ce302" table:formula="of:=JSONDECHETS([Dechets.A68];[Dechets.B68];[Dechets.C68];[Dechets.D68];[Dechets.E68];[Dechets.F68];[Dechets.T68];[Dechets.U68];[Dechets.G68];[Dechets.H68];[Dechets.K68];[Dechets.L68];[Dechets.M68];[Dechets.N68];[Dechets.P68])" office:value-type="string" office:string-value="   {&quot;code&quot;:&quot;dec_eauJavel&quot;,&#10;      &quot;type&quot;:&quot;Ressource / objet usagé&quot;,&#10;      &quot;type_en&quot;:&quot;Resource / Used object&quot;,&#10;      &quot;nom&quot;:&quot;Eau Javel&quot;,&#10;      &quot;nom_en&quot;:&quot;Javel water&quot;,&#10;      &quot;cat_usuel&quot;:&quot;cu_toxique&quot;,&#10;      &quot;cat_trait&quot;:&quot;cat_ddm&quot;,&#10;      &quot;descr&quot;:&quot;eau de Javel&quot;,&#10;      &quot;descr_en&quot;:&quot;bleach&quot;,&#10;      &quot;mots_cles&quot;:&quot;eau,javel,&quot;,&#10;      &quot;mots_cles_en&quot;:&quot;bleach,&quot;,&#10;      &quot;cons&quot;:&quot;cons_pasbouchonamour,cons_toxique&quot;,&#10;      &quot;image&quot;:&quot;bouteille_eau_de_javel_mini.png&quot;,&#10;      &quot;modco&quot;:&quot;modco_decheterie,modco_ecopoint&quot;,&#10;      &quot;recyc&quot;:&quot;PAS_POUBELLE&quot;,&#10;      &quot;src&quot;:&quot;MieuxTrierANantes 02/2015&quot;&#10;   }," calcext:value-type="string">
            <text:p>   {"code":"dec_eauJavel",</text:p>
            <text:p>      "type":"Ressource / objet usagé",</text:p>
            <text:p>      "type_en":"Resource / Used object",</text:p>
            <text:p>      "nom":"Eau Javel",</text:p>
            <text:p>      "nom_en":"Javel water",</text:p>
            <text:p>      "cat_usuel":"cu_toxique",</text:p>
            <text:p>      "cat_trait":"cat_ddm",</text:p>
            <text:p>      "descr":"eau de Javel",</text:p>
            <text:p>      "descr_en":"bleach",</text:p>
            <text:p>      "mots_cles":"eau,javel,",</text:p>
            <text:p>      "mots_cles_en":"bleach,",</text:p>
            <text:p>      "cons":"cons_pasbouchonamour,cons_toxique",</text:p>
            <text:p>      "image":"bouteille_eau_de_javel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mballagesEnCartonPlat</text:p>
          </table:table-cell>
          <table:table-cell table:style-name="ce196" office:value-type="string" calcext:value-type="string">
            <text:p>Emballages carton plat</text:p>
          </table:table-cell>
          <table:table-cell table:style-name="ce196" office:value-type="string" calcext:value-type="string">
            <text:p>Boxboard packaging</text:p>
          </table:table-cell>
          <table:table-cell table:style-name="ce196" office:value-type="string" calcext:value-type="string">
            <text:p>cu_papierscartons</text:p>
          </table:table-cell>
          <table:table-cell table:style-name="ce215" office:value-type="string" calcext:value-type="string">
            <text:p>cat_papiercarton</text:p>
          </table:table-cell>
          <table:table-cell table:style-name="ce196"/>
          <table:table-cell table:style-name="ce196" office:value-type="string" calcext:value-type="string">
            <text:p>emballage en carton plat, Suremballage carton, cartonnette, boîte de céréales, boîte à pizza</text:p>
          </table:table-cell>
          <table:table-cell table:style-name="ce196" office:value-type="string" calcext:value-type="string">
            <text:p>boxboard packaging, Overwrapping cardboard, cardboard, cereal box, pizza box</text:p>
          </table:table-cell>
          <table:table-cell table:style-name="ce196" table:number-columns-repeated="2"/>
          <table:table-cell table:style-name="ce224" office:value-type="string" calcext:value-type="string">
            <text:p>cons_souille</text:p>
          </table:table-cell>
          <table:table-cell table:style-name="ce233" office:value-type="string" calcext:value-type="string">
            <text:p>cartonett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emballage,carton,plat,suremballage,carton,cartonnette,boite,cereales,boite,pizza," calcext:value-type="string">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calcext:value-type="string">
            <text:p>boxboard,packaging,overwrapping,cardboard,cardboard,cereal,box,pizza,box,</text:p>
          </table:table-cell>
          <table:table-cell table:number-columns-repeated="2"/>
          <table:table-cell table:style-name="ce302" table:formula="of:=JSONDECHETS([Dechets.A69];[Dechets.B69];[Dechets.C69];[Dechets.D69];[Dechets.E69];[Dechets.F69];[Dechets.T69];[Dechets.U69];[Dechets.G69];[Dechets.H69];[Dechets.K69];[Dechets.L69];[Dechets.M69];[Dechets.N69];[Dechets.P69])" office:value-type="string" office:string-value="   {&quot;code&quot;:&quot;dec_emballagesEnCartonPlat&quot;,&#10;      &quot;type&quot;:&quot;Ressource / objet usagé&quot;,&#10;      &quot;type_en&quot;:&quot;Resource / Used object&quot;,&#10;      &quot;nom&quot;:&quot;Emballages carton plat&quot;,&#10;      &quot;nom_en&quot;:&quot;Boxboard packaging&quot;,&#10;      &quot;cat_usuel&quot;:&quot;cu_papierscartons&quot;,&#10;      &quot;cat_trait&quot;:&quot;cat_papiercarton&quot;,&#10;      &quot;descr&quot;:&quot;emballage en carton plat, Suremballage carton, cartonnette, boîte de céréales, boîte à pizza&quot;,&#10;      &quot;descr_en&quot;:&quot;boxboard packaging, Overwrapping cardboard, cardboard, cereal box, pizza box&quot;,&#10;      &quot;mots_cles&quot;:&quot;emballage,carton,plat,suremballage,carton,cartonnette,boite,cereales,boite,pizza,&quot;,&#10;      &quot;mots_cles_en&quot;:&quot;boxboard,packaging,overwrapping,cardboard,cardboard,cereal,box,pizza,box,&quot;,&#10;      &quot;cons&quot;:&quot;cons_souille,&quot;,&#10;      &quot;image&quot;:&quot;cartonette_mini.png&quot;,&#10;      &quot;modco&quot;:&quot;modco_contpapiercarton,modco_bacjaune,modco_sacjaune,modco_contembjournmag&quot;,&#10;      &quot;recyc&quot;:&quot;OUI&quot;,&#10;      &quot;src&quot;:&quot;MieuxTrierANantes 02/2015&quot;&#10;   }," calcext:value-type="string">
            <text:p>   {"code":"dec_emballagesEnCartonPlat",</text:p>
            <text:p>      "type":"Ressource / objet usagé",</text:p>
            <text:p>      "type_en":"Resource / Used object",</text:p>
            <text:p>      "nom":"Emballages carton plat",</text:p>
            <text:p>      "nom_en":"Boxboard packaging",</text:p>
            <text:p>      "cat_usuel":"cu_papierscartons",</text:p>
            <text:p>      "cat_trait":"cat_papiercarton",</text:p>
            <text:p>      "descr":"emballage en carton plat, Suremballage carton, cartonnette, boîte de céréales, boîte à pizza",</text:p>
            <text:p>      "descr_en":"boxboard packaging, Overwrapping cardboard, cardboard, cereal box, pizza box",</text:p>
            <text:p>      "mots_cles":"emballage,carton,plat,suremballage,carton,cartonnette,boite,cereales,boite,pizza,",</text:p>
            <text:p>      "mots_cles_en":"boxboard,packaging,overwrapping,cardboard,cardboard,cereal,box,pizza,box,",</text:p>
            <text:p>      "cons":"cons_souille,",</text:p>
            <text:p>      "image":"cartonett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ngraisChimiques</text:p>
          </table:table-cell>
          <table:table-cell table:style-name="ce203" office:value-type="string" calcext:value-type="string">
            <text:p>Engrais chimiques</text:p>
          </table:table-cell>
          <table:table-cell table:style-name="ce203" office:value-type="string" calcext:value-type="string">
            <text:p>Chemical fertilizers</text:p>
          </table:table-cell>
          <table:table-cell table:style-name="ce196" office:value-type="string" calcext:value-type="string">
            <text:p>cu_toxique</text:p>
          </table:table-cell>
          <table:table-cell table:style-name="ce203" office:value-type="string" calcext:value-type="string">
            <text:p>cat_ddm</text:p>
          </table:table-cell>
          <table:table-cell table:style-name="ce203"/>
          <table:table-cell table:style-name="ce203" office:value-type="string" calcext:value-type="string">
            <text:p>engrais chimiques</text:p>
          </table:table-cell>
          <table:table-cell table:style-name="ce203" office:value-type="string" calcext:value-type="string">
            <text:p>chemical fertilizers</text:p>
          </table:table-cell>
          <table:table-cell table:style-name="ce203" table:number-columns-repeated="2"/>
          <table:table-cell table:style-name="ce226"/>
          <table:table-cell table:style-name="ce235" office:value-type="string" calcext:value-type="string">
            <text:p>images_non_libres_temp/engrais_mini.png</text:p>
          </table:table-cell>
          <table:table-cell table:style-name="ce247"/>
          <table:table-cell table:style-name="ce253" office:value-type="string" calcext:value-type="string">
            <text:p>MieuxTrierANantes 02/2015</text:p>
          </table:table-cell>
          <table:table-cell table:style-name="ce253" table:number-columns-repeated="2"/>
          <table:table-cell table:style-name="ce203"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engrais,chimiques," calcext:value-type="string">
            <text:p>engrais,chimiques,</text:p>
          </table:table-cell>
          <table:table-cell table:formula="of:=CONCATENATE(UTILTRANSFORMEENMOTSCLES([Dechets.H70]);&quot;,&quot;;[Dechets.J70])" office:value-type="string" office:string-value="chemical,fertilizers," calcext:value-type="string">
            <text:p>chemical,fertilizers,</text:p>
          </table:table-cell>
          <table:table-cell table:number-columns-repeated="2"/>
          <table:table-cell table:style-name="ce302" table:formula="of:=JSONDECHETS([Dechets.A70];[Dechets.B70];[Dechets.C70];[Dechets.D70];[Dechets.E70];[Dechets.F70];[Dechets.T70];[Dechets.U70];[Dechets.G70];[Dechets.H70];[Dechets.K70];[Dechets.L70];[Dechets.M70];[Dechets.N70];[Dechets.P70])" office:value-type="string" office:string-value="   {&quot;code&quot;:&quot;dec_engraisChimiques&quot;,&#10;      &quot;type&quot;:&quot;Ressource / objet usagé&quot;,&#10;      &quot;type_en&quot;:&quot;Resource / Used object&quot;,&#10;      &quot;nom&quot;:&quot;Engrais chimiques&quot;,&#10;      &quot;nom_en&quot;:&quot;Chemical fertilizers&quot;,&#10;      &quot;cat_usuel&quot;:&quot;cu_toxique&quot;,&#10;      &quot;cat_trait&quot;:&quot;cat_ddm&quot;,&#10;      &quot;descr&quot;:&quot;engrais chimiques&quot;,&#10;      &quot;descr_en&quot;:&quot;chemical fertilizers&quot;,&#10;      &quot;mots_cles&quot;:&quot;engrais,chimiques,&quot;,&#10;      &quot;mots_cles_en&quot;:&quot;chemical,fertilizers,&quot;,&#10;      &quot;cons&quot;:&quot;cons_toxique&quot;,&#10;      &quot;image&quot;:&quot;images_non_libres_temp/engrais_mini.png&quot;,&#10;      &quot;modco&quot;:&quot;modco_decheterie,modco_ecopoint&quot;,&#10;      &quot;recyc&quot;:&quot;PAS_POUBELLE&quot;,&#10;      &quot;src&quot;:&quot;MieuxTrierANantes 02/2015&quot;&#10;   }," calcext:value-type="string">
            <text:p>   {"code":"dec_engraisChimiques",</text:p>
            <text:p>      "type":"Ressource / objet usagé",</text:p>
            <text:p>      "type_en":"Resource / Used object",</text:p>
            <text:p>      "nom":"Engrais chimiques",</text:p>
            <text:p>      "nom_en":"Chemical fertilizers",</text:p>
            <text:p>      "cat_usuel":"cu_toxique",</text:p>
            <text:p>      "cat_trait":"cat_ddm",</text:p>
            <text:p>      "descr":"engrais chimiques",</text:p>
            <text:p>      "descr_en":"chemical fertilizers",</text:p>
            <text:p>      "mots_cles":"engrais,chimiques,",</text:p>
            <text:p>      "mots_cles_en":"chemical,fertilizers,",</text:p>
            <text:p>      "cons":"cons_toxique",</text:p>
            <text:p>      "image":"images_non_libres_temp/engra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nveloppe</text:p>
          </table:table-cell>
          <table:table-cell table:style-name="ce196" office:value-type="string" calcext:value-type="string">
            <text:p>Enveloppe</text:p>
          </table:table-cell>
          <table:table-cell table:style-name="ce196" office:value-type="string" calcext:value-type="string">
            <text:p>Envelope</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enveloppe</text:p>
          </table:table-cell>
          <table:table-cell table:style-name="ce196" office:value-type="string" calcext:value-type="string">
            <text:p>envelope</text:p>
          </table:table-cell>
          <table:table-cell table:style-name="ce196" table:number-columns-repeated="2"/>
          <table:table-cell table:style-name="ce224" office:value-type="string" calcext:value-type="string">
            <text:p>cons_fenetre_enveloppe</text:p>
          </table:table-cell>
          <table:table-cell table:style-name="ce233" office:value-type="string" calcext:value-type="string">
            <text:p>enveloppes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enveloppe," calcext:value-type="string">
            <text:p>enveloppe,</text:p>
          </table:table-cell>
          <table:table-cell table:formula="of:=CONCATENATE(UTILTRANSFORMEENMOTSCLES([Dechets.H71]);&quot;,&quot;;[Dechets.J71])" office:value-type="string" office:string-value="envelope," calcext:value-type="string">
            <text:p>envelope,</text:p>
          </table:table-cell>
          <table:table-cell table:number-columns-repeated="2"/>
          <table:table-cell table:style-name="ce302" table:formula="of:=JSONDECHETS([Dechets.A71];[Dechets.B71];[Dechets.C71];[Dechets.D71];[Dechets.E71];[Dechets.F71];[Dechets.T71];[Dechets.U71];[Dechets.G71];[Dechets.H71];[Dechets.K71];[Dechets.L71];[Dechets.M71];[Dechets.N71];[Dechets.P71])" office:value-type="string" office:string-value="   {&quot;code&quot;:&quot;dec_enveloppe&quot;,&#10;      &quot;type&quot;:&quot;Ressource / objet usagé&quot;,&#10;      &quot;type_en&quot;:&quot;Resource / Used object&quot;,&#10;      &quot;nom&quot;:&quot;Enveloppe&quot;,&#10;      &quot;nom_en&quot;:&quot;Envelope&quot;,&#10;      &quot;cat_usuel&quot;:&quot;cu_papierscartons&quot;,&#10;      &quot;cat_trait&quot;:&quot;cat_papiercarton&quot;,&#10;      &quot;descr&quot;:&quot;enveloppe&quot;,&#10;      &quot;descr_en&quot;:&quot;envelope&quot;,&#10;      &quot;mots_cles&quot;:&quot;enveloppe,&quot;,&#10;      &quot;mots_cles_en&quot;:&quot;envelope,&quot;,&#10;      &quot;cons&quot;:&quot;cons_fenetre_enveloppe,&quot;,&#10;      &quot;image&quot;:&quot;enveloppes_mini.png&quot;,&#10;      &quot;modco&quot;:&quot;modco_contpapiercarton,modco_bacjaune,modco_sacjaune,modco_contembjournmag&quot;,&#10;      &quot;recyc&quot;:&quot;OUI&quot;,&#10;      &quot;src&quot;:&quot;MieuxTrierANantes 02/2015&quot;&#10;   }," calcext:value-type="string">
            <text:p>   {"code":"dec_enveloppe",</text:p>
            <text:p>      "type":"Ressource / objet usagé",</text:p>
            <text:p>      "type_en":"Resource / Used object",</text:p>
            <text:p>      "nom":"Enveloppe",</text:p>
            <text:p>      "nom_en":"Envelope",</text:p>
            <text:p>      "cat_usuel":"cu_papierscartons",</text:p>
            <text:p>      "cat_trait":"cat_papiercarton",</text:p>
            <text:p>      "descr":"enveloppe",</text:p>
            <text:p>      "descr_en":"envelope",</text:p>
            <text:p>      "mots_cles":"enveloppe,",</text:p>
            <text:p>      "mots_cles_en":"envelope,",</text:p>
            <text:p>      "cons":"cons_fenetre_enveloppe,",</text:p>
            <text:p>      "image":"envelopp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peluchuresRestesRepas</text:p>
          </table:table-cell>
          <table:table-cell table:style-name="ce196" office:value-type="string" calcext:value-type="string">
            <text:p>Épluchures / restes repas</text:p>
          </table:table-cell>
          <table:table-cell table:style-name="ce196" office:value-type="string" calcext:value-type="string">
            <text:p>Peelings / scraps meals</text:p>
          </table:table-cell>
          <table:table-cell table:style-name="ce210" office:value-type="string" calcext:value-type="string">
            <text:p>cu_vertbois</text:p>
          </table:table-cell>
          <table:table-cell table:style-name="ce196" office:value-type="string" calcext:value-type="string">
            <text:p>cat_organique</text:p>
          </table:table-cell>
          <table:table-cell table:style-name="ce196"/>
          <table:table-cell table:style-name="ce196" office:value-type="string" calcext:value-type="string">
            <text:p>épluchures, reste de repas, nourriture</text:p>
          </table:table-cell>
          <table:table-cell table:style-name="ce196" office:value-type="string" calcext:value-type="string">
            <text:p>peeling, food scraps, food</text:p>
          </table:table-cell>
          <table:table-cell table:style-name="ce196"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196"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24"/>
          <table:table-cell table:style-name="ce233" office:value-type="string" calcext:value-type="string">
            <text:p>epeluchure_mini.png</text:p>
          </table:table-cell>
          <table:table-cell table:style-name="ce213"/>
          <table:table-cell table:style-name="ce197" office:value-type="string" calcext:value-type="string">
            <text:p>MieuxTrierANantes 02/2015</text:p>
          </table:table-cell>
          <table:table-cell table:style-name="ce205" office:value-type="string" calcext:value-type="string">
            <text:p>Gwendal Meillarec.Je veux parrainer les épluchures qui vont au compost.</text:p>
          </table:table-cell>
          <table:table-cell table:style-name="ce205" office:value-type="string" calcext:value-type="string">
            <text:p>Gwendal Meillarec</text:p>
          </table:table-cell>
          <table:table-cell table:style-name="ce197"/>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calcext:value-type="string">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calcext:value-type="string">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302" table:formula="of:=JSONDECHETS([Dechets.A72];[Dechets.B72];[Dechets.C72];[Dechets.D72];[Dechets.E72];[Dechets.F72];[Dechets.T72];[Dechets.U72];[Dechets.G72];[Dechets.H72];[Dechets.K72];[Dechets.L72];[Dechets.M72];[Dechets.N72];[Dechets.P72])" office:value-type="string" office:string-value="   {&quot;code&quot;:&quot;dec_epeluchuresRestesRepas&quot;,&#10;      &quot;type&quot;:&quot;Ressource / objet usagé&quot;,&#10;      &quot;type_en&quot;:&quot;Resource / Used object&quot;,&#10;      &quot;nom&quot;:&quot;Épluchures / restes repas&quot;,&#10;      &quot;nom_en&quot;:&quot;Peelings / scraps meals&quot;,&#10;      &quot;cat_usuel&quot;:&quot;cu_vertbois&quot;,&#10;      &quot;cat_trait&quot;:&quot;cat_organique&quot;,&#10;      &quot;descr&quot;:&quot;épluchures, reste de repas, nourriture&quot;,&#10;      &quot;descr_en&quot;:&quot;peeling, food scraps, food&quot;,&#10;      &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10;      &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10;      &quot;cons&quot;:&quot;cons_compostage&quot;,&#10;      &quot;image&quot;:&quot;epeluchure_mini.png&quot;,&#10;      &quot;modco&quot;:&quot;modco_bacbleu,modco_sacbleu,modco_decheterie,modco_compostage&quot;,&#10;      &quot;recyc&quot;:&quot;NON&quot;,&#10;      &quot;src&quot;:&quot;MieuxTrierANantes 02/2015&quot;,&#10;      &quot;sponsor&quot;:&quot;Gwendal Meillarec&quot;&#10;   }," calcext:value-type="string">
            <text:p>   {"code":"dec_epeluchuresRestesRepas",</text:p>
            <text:p>      "type":"Ressource / objet usagé",</text:p>
            <text:p>      "type_en":"Resource / Used object",</text:p>
            <text:p>      "nom":"Épluchures / restes repas",</text:p>
            <text:p>      "nom_en":"Peelings / scraps meals",</text:p>
            <text:p>      "cat_usuel":"cu_vertbois",</text:p>
            <text:p>      "cat_trait":"cat_organique",</text:p>
            <text:p>      "descr":"épluchures, reste de repas, nourriture",</text:p>
            <text:p>      "descr_en":"peeling, food scraps, food",</text:p>
            <text:p>      "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text:p>
            <text:p>      "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ext:p>      "cons":"cons_compostage",</text:p>
            <text:p>      "image":"epeluchure_mini.png",</text:p>
            <text:p>      "modco":"modco_bacbleu,modco_sacbleu,modco_decheterie,modco_compostage",</text:p>
            <text:p>      "recyc":"NON",</text:p>
            <text:p>      "src":"MieuxTrierANantes 02/2015",</text:p>
            <text:p>      "sponsor":"Gwendal Meillarec"</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quipementsAudioEtVideo</text:p>
          </table:table-cell>
          <table:table-cell table:style-name="ce196" office:value-type="string" calcext:value-type="string">
            <text:p>Équipements audio et vidéo</text:p>
          </table:table-cell>
          <table:table-cell table:style-name="ce196" office:value-type="string" calcext:value-type="string">
            <text:p>Audio and video equipment</text:p>
          </table:table-cell>
          <table:table-cell table:style-name="ce196" office:value-type="string" calcext:value-type="string">
            <text:p>cu_encombrantelectronique</text:p>
          </table:table-cell>
          <table:table-cell table:style-name="ce196" office:value-type="string" calcext:value-type="string">
            <text:p>cat_d3e</text:p>
          </table:table-cell>
          <table:table-cell table:style-name="ce196"/>
          <table:table-cell table:style-name="ce196" office:value-type="string" calcext:value-type="string">
            <text:p>équipement audio et vidéo</text:p>
          </table:table-cell>
          <table:table-cell table:style-name="ce196" office:value-type="string" calcext:value-type="string">
            <text:p>audio and video equipment</text:p>
          </table:table-cell>
          <table:table-cell table:style-name="ce196" table:number-columns-repeated="2"/>
          <table:table-cell table:style-name="ce224"/>
          <table:table-cell table:style-name="ce233" office:value-type="string" calcext:value-type="string">
            <text:p>chaine_hifi_mini.png</text:p>
          </table:table-cell>
          <table:table-cell table:style-name="ce213"/>
          <table:table-cell table:style-name="ce254" office:value-type="string" calcext:value-type="string">
            <text:p>www</text:p>
          </table:table-cell>
          <table:table-cell table:style-name="ce254"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equipement,audio,video," calcext:value-type="string">
            <text:p>equipement,audio,video,</text:p>
          </table:table-cell>
          <table:table-cell table:formula="of:=CONCATENATE(UTILTRANSFORMEENMOTSCLES([Dechets.H73]);&quot;,&quot;;[Dechets.J73])" office:value-type="string" office:string-value="audio,and,video,equipment," calcext:value-type="string">
            <text:p>audio,and,video,equipment,</text:p>
          </table:table-cell>
          <table:table-cell table:number-columns-repeated="2"/>
          <table:table-cell table:style-name="ce302" table:formula="of:=JSONDECHETS([Dechets.A73];[Dechets.B73];[Dechets.C73];[Dechets.D73];[Dechets.E73];[Dechets.F73];[Dechets.T73];[Dechets.U73];[Dechets.G73];[Dechets.H73];[Dechets.K73];[Dechets.L73];[Dechets.M73];[Dechets.N73];[Dechets.P73])" office:value-type="string" office:string-value="   {&quot;code&quot;:&quot;dec_equipementsAudioEtVideo&quot;,&#10;      &quot;type&quot;:&quot;Ressource / objet usagé&quot;,&#10;      &quot;type_en&quot;:&quot;Resource / Used object&quot;,&#10;      &quot;nom&quot;:&quot;Équipements audio et vidéo&quot;,&#10;      &quot;nom_en&quot;:&quot;Audio and video equipment&quot;,&#10;      &quot;cat_usuel&quot;:&quot;cu_encombrantelectronique&quot;,&#10;      &quot;cat_trait&quot;:&quot;cat_d3e&quot;,&#10;      &quot;descr&quot;:&quot;équipement audio et vidéo&quot;,&#10;      &quot;descr_en&quot;:&quot;audio and video equipment&quot;,&#10;      &quot;mots_cles&quot;:&quot;equipement,audio,video,&quot;,&#10;      &quot;mots_cles_en&quot;:&quot;audio,and,video,equipment,&quot;,&#10;      &quot;cons&quot;:&quot;cons_recuppdv1,cons_ecoparticipation&quot;,&#10;      &quot;image&quot;:&quot;chaine_hifi_mini.png&quot;,&#10;      &quot;modco&quot;:&quot;modco_decheterie,modco_ecopoint,smco_reprise&quot;,&#10;      &quot;recyc&quot;:&quot;PAS_POUBELLE&quot;,&#10;      &quot;src&quot;:&quot;www&quot;&#10;   }," calcext:value-type="string">
            <text:p>   {"code":"dec_equipementsAudioEtVideo",</text:p>
            <text:p>      "type":"Ressource / objet usagé",</text:p>
            <text:p>      "type_en":"Resource / Used object",</text:p>
            <text:p>      "nom":"Équipements audio et vidéo",</text:p>
            <text:p>      "nom_en":"Audio and video equipment",</text:p>
            <text:p>      "cat_usuel":"cu_encombrantelectronique",</text:p>
            <text:p>      "cat_trait":"cat_d3e",</text:p>
            <text:p>      "descr":"équipement audio et vidéo",</text:p>
            <text:p>      "descr_en":"audio and video equipment",</text:p>
            <text:p>      "mots_cles":"equipement,audio,video,",</text:p>
            <text:p>      "mots_cles_en":"audio,and,video,equipment,",</text:p>
            <text:p>      "cons":"cons_recuppdv1,cons_ecoparticipation",</text:p>
            <text:p>      "image":"chaine_hifi_mini.png",</text:p>
            <text:p>      "modco":"modco_decheterie,modco_ecopoint,smco_reprise",</text:p>
            <text:p>      "recyc":"PAS_POUBELLE",</text:p>
            <text:p>      "src":"www"</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ssenceTerebenthine</text:p>
          </table:table-cell>
          <table:table-cell table:style-name="ce203" office:value-type="string" calcext:value-type="string">
            <text:p>Essence térébenthine</text:p>
          </table:table-cell>
          <table:table-cell table:style-name="ce203" office:value-type="string" calcext:value-type="string">
            <text:p>Turpentine Essence</text:p>
          </table:table-cell>
          <table:table-cell table:style-name="ce196" office:value-type="string" calcext:value-type="string">
            <text:p>cu_toxique</text:p>
          </table:table-cell>
          <table:table-cell table:style-name="ce203" office:value-type="string" calcext:value-type="string">
            <text:p>cat_ddm</text:p>
          </table:table-cell>
          <table:table-cell table:style-name="ce203"/>
          <table:table-cell table:style-name="ce203" office:value-type="string" calcext:value-type="string">
            <text:p>essence de térébenthine</text:p>
          </table:table-cell>
          <table:table-cell table:style-name="ce203" office:value-type="string" calcext:value-type="string">
            <text:p>turpentine</text:p>
          </table:table-cell>
          <table:table-cell table:style-name="ce203" table:number-columns-repeated="2"/>
          <table:table-cell table:style-name="ce226"/>
          <table:table-cell table:style-name="ce235" office:value-type="string" calcext:value-type="string">
            <text:p>images_non_libres_temp/essence_therebentine_mini.png</text:p>
          </table:table-cell>
          <table:table-cell table:style-name="ce247"/>
          <table:table-cell table:style-name="ce253" office:value-type="string" calcext:value-type="string">
            <text:p>MieuxTrierANantes 02/2015</text:p>
          </table:table-cell>
          <table:table-cell table:style-name="ce253" table:number-columns-repeated="2"/>
          <table:table-cell table:style-name="ce203"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essence,terebenthine," calcext:value-type="string">
            <text:p>essence,terebenthine,</text:p>
          </table:table-cell>
          <table:table-cell table:formula="of:=CONCATENATE(UTILTRANSFORMEENMOTSCLES([Dechets.H74]);&quot;,&quot;;[Dechets.J74])" office:value-type="string" office:string-value="turpentine," calcext:value-type="string">
            <text:p>turpentine,</text:p>
          </table:table-cell>
          <table:table-cell table:number-columns-repeated="2"/>
          <table:table-cell table:style-name="ce302" table:formula="of:=JSONDECHETS([Dechets.A74];[Dechets.B74];[Dechets.C74];[Dechets.D74];[Dechets.E74];[Dechets.F74];[Dechets.T74];[Dechets.U74];[Dechets.G74];[Dechets.H74];[Dechets.K74];[Dechets.L74];[Dechets.M74];[Dechets.N74];[Dechets.P74])" office:value-type="string" office:string-value="   {&quot;code&quot;:&quot;dec_essenceTerebenthine&quot;,&#10;      &quot;type&quot;:&quot;Ressource / objet usagé&quot;,&#10;      &quot;type_en&quot;:&quot;Resource / Used object&quot;,&#10;      &quot;nom&quot;:&quot;Essence térébenthine&quot;,&#10;      &quot;nom_en&quot;:&quot;Turpentine Essence&quot;,&#10;      &quot;cat_usuel&quot;:&quot;cu_toxique&quot;,&#10;      &quot;cat_trait&quot;:&quot;cat_ddm&quot;,&#10;      &quot;descr&quot;:&quot;essence de térébenthine&quot;,&#10;      &quot;descr_en&quot;:&quot;turpentine&quot;,&#10;      &quot;mots_cles&quot;:&quot;essence,terebenthine,&quot;,&#10;      &quot;mots_cles_en&quot;:&quot;turpentine,&quot;,&#10;      &quot;cons&quot;:&quot;cons_toxique&quot;,&#10;      &quot;image&quot;:&quot;images_non_libres_temp/essence_therebentine_mini.png&quot;,&#10;      &quot;modco&quot;:&quot;modco_decheterie,modco_ecopoint&quot;,&#10;      &quot;recyc&quot;:&quot;PAS_POUBELLE&quot;,&#10;      &quot;src&quot;:&quot;MieuxTrierANantes 02/2015&quot;&#10;   }," calcext:value-type="string">
            <text:p>   {"code":"dec_essenceTerebenthine",</text:p>
            <text:p>      "type":"Ressource / objet usagé",</text:p>
            <text:p>      "type_en":"Resource / Used object",</text:p>
            <text:p>      "nom":"Essence térébenthine",</text:p>
            <text:p>      "nom_en":"Turpentine Essence",</text:p>
            <text:p>      "cat_usuel":"cu_toxique",</text:p>
            <text:p>      "cat_trait":"cat_ddm",</text:p>
            <text:p>      "descr":"essence de térébenthine",</text:p>
            <text:p>      "descr_en":"turpentine",</text:p>
            <text:p>      "mots_cles":"essence,terebenthine,",</text:p>
            <text:p>      "mots_cles_en":"turpentine,",</text:p>
            <text:p>      "cons":"cons_toxique",</text:p>
            <text:p>      "image":"images_non_libres_temp/essence_therebent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ssuiToutRouleauCarton</text:p>
          </table:table-cell>
          <table:table-cell table:style-name="ce196" office:value-type="string" calcext:value-type="string">
            <text:p>Essuie-tout (rouleau carton)</text:p>
          </table:table-cell>
          <table:table-cell table:style-name="ce196" office:value-type="string" calcext:value-type="string">
            <text:p>Towels (cardboard roll)</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essuie-tout (rouleau carton), rouleau carton papier toilette</text:p>
          </table:table-cell>
          <table:table-cell table:style-name="ce196" office:value-type="string" calcext:value-type="string">
            <text:p>towels (roll cardboard), cardboard toilet paper roll</text:p>
          </table:table-cell>
          <table:table-cell table:style-name="ce196" table:number-columns-repeated="2"/>
          <table:table-cell table:style-name="ce224"/>
          <table:table-cell table:style-name="ce240" office:value-type="string" calcext:value-type="string">
            <text:p>rouleau_carton_essui_tout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essuie,tout,rouleau,carton,rouleau,carton,papier,toilette," calcext:value-type="string">
            <text:p>essuie,tout,rouleau,carton,rouleau,carton,papier,toilette,</text:p>
          </table:table-cell>
          <table:table-cell table:formula="of:=CONCATENATE(UTILTRANSFORMEENMOTSCLES([Dechets.H75]);&quot;,&quot;;[Dechets.J75])" office:value-type="string" office:string-value="towels,roll,cardboard,cardboard,toilet,paper,roll," calcext:value-type="string">
            <text:p>towels,roll,cardboard,cardboard,toilet,paper,roll,</text:p>
          </table:table-cell>
          <table:table-cell table:number-columns-repeated="2"/>
          <table:table-cell table:style-name="ce302" table:formula="of:=JSONDECHETS([Dechets.A75];[Dechets.B75];[Dechets.C75];[Dechets.D75];[Dechets.E75];[Dechets.F75];[Dechets.T75];[Dechets.U75];[Dechets.G75];[Dechets.H75];[Dechets.K75];[Dechets.L75];[Dechets.M75];[Dechets.N75];[Dechets.P75])" office:value-type="string" office:string-value="   {&quot;code&quot;:&quot;dec_essuiToutRouleauCarton&quot;,&#10;      &quot;type&quot;:&quot;Ressource / objet usagé&quot;,&#10;      &quot;type_en&quot;:&quot;Resource / Used object&quot;,&#10;      &quot;nom&quot;:&quot;Essuie-tout (rouleau carton)&quot;,&#10;      &quot;nom_en&quot;:&quot;Towels (cardboard roll)&quot;,&#10;      &quot;cat_usuel&quot;:&quot;cu_papierscartons&quot;,&#10;      &quot;cat_trait&quot;:&quot;cat_papiercarton&quot;,&#10;      &quot;descr&quot;:&quot;essuie-tout (rouleau carton), rouleau carton papier toilette&quot;,&#10;      &quot;descr_en&quot;:&quot;towels (roll cardboard), cardboard toilet paper roll&quot;,&#10;      &quot;mots_cles&quot;:&quot;essuie,tout,rouleau,carton,rouleau,carton,papier,toilette,&quot;,&#10;      &quot;mots_cles_en&quot;:&quot;towels,roll,cardboard,cardboard,toilet,paper,roll,&quot;,&#10;      &quot;image&quot;:&quot;rouleau_carton_essui_tout_mini.png&quot;,&#10;      &quot;modco&quot;:&quot;modco_contpapiercarton,modco_bacjaune,modco_sacjaune,modco_contembjournmag&quot;,&#10;      &quot;recyc&quot;:&quot;OUI&quot;,&#10;      &quot;src&quot;:&quot;MieuxTrierANantes 02/2015&quot;&#10;   }," calcext:value-type="string">
            <text:p>   {"code":"dec_essuiToutRouleauCarton",</text:p>
            <text:p>      "type":"Ressource / objet usagé",</text:p>
            <text:p>      "type_en":"Resource / Used object",</text:p>
            <text:p>      "nom":"Essuie-tout (rouleau carton)",</text:p>
            <text:p>      "nom_en":"Towels (cardboard roll)",</text:p>
            <text:p>      "cat_usuel":"cu_papierscartons",</text:p>
            <text:p>      "cat_trait":"cat_papiercarton",</text:p>
            <text:p>      "descr":"essuie-tout (rouleau carton), rouleau carton papier toilette",</text:p>
            <text:p>      "descr_en":"towels (roll cardboard), cardboard toilet paper roll",</text:p>
            <text:p>      "mots_cles":"essuie,tout,rouleau,carton,rouleau,carton,papier,toilette,",</text:p>
            <text:p>      "mots_cles_en":"towels,roll,cardboard,cardboard,toilet,paper,roll,",</text:p>
            <text:p>      "image":"rouleau_carton_essui_tout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essuiToutSaufRouleauCarton</text:p>
          </table:table-cell>
          <table:table-cell table:style-name="ce196" office:value-type="string" calcext:value-type="string">
            <text:p>Essuie-tout (sauf rouleau carton)</text:p>
          </table:table-cell>
          <table:table-cell table:style-name="ce196" office:value-type="string" calcext:value-type="string">
            <text:p>Towels (except cardboard roll)</text:p>
          </table:table-cell>
          <table:table-cell table:style-name="ce196" office:value-type="string" calcext:value-type="string">
            <text:p>cu_papierscartons</text:p>
          </table:table-cell>
          <table:table-cell table:style-name="ce196" office:value-type="string" calcext:value-type="string">
            <text:p>cat_omr</text:p>
          </table:table-cell>
          <table:table-cell table:style-name="ce196"/>
          <table:table-cell table:style-name="ce210" office:value-type="string" calcext:value-type="string">
            <text:p>essuie-tout (sauf rouleau carton), sopalin, papier absorbant, papier toilette</text:p>
          </table:table-cell>
          <table:table-cell table:style-name="ce210" office:value-type="string" calcext:value-type="string">
            <text:p>towels (except cardboard roll), paper towels, paper towels, toilet paper</text:p>
          </table:table-cell>
          <table:table-cell table:style-name="ce210" table:number-columns-repeated="2"/>
          <table:table-cell table:style-name="ce224" office:value-type="string" calcext:value-type="string">
            <text:p>cons_souille</text:p>
          </table:table-cell>
          <table:table-cell table:style-name="ce233" office:value-type="string" calcext:value-type="string">
            <text:p>essui_tout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essuie,tout,sauf,rouleau,carton,sopalin,papier,absorbant,papier,toilette," calcext:value-type="string">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calcext:value-type="string">
            <text:p>towels,except,cardboard,roll,paper,towels,paper,towels,toilet,paper,</text:p>
          </table:table-cell>
          <table:table-cell table:number-columns-repeated="2"/>
          <table:table-cell table:style-name="ce302" table:formula="of:=JSONDECHETS([Dechets.A76];[Dechets.B76];[Dechets.C76];[Dechets.D76];[Dechets.E76];[Dechets.F76];[Dechets.T76];[Dechets.U76];[Dechets.G76];[Dechets.H76];[Dechets.K76];[Dechets.L76];[Dechets.M76];[Dechets.N76];[Dechets.P76])" office:value-type="string" office:string-value="   {&quot;code&quot;:&quot;dec_essuiToutSaufRouleauCarton&quot;,&#10;      &quot;type&quot;:&quot;Ressource / objet usagé&quot;,&#10;      &quot;type_en&quot;:&quot;Resource / Used object&quot;,&#10;      &quot;nom&quot;:&quot;Essuie-tout (sauf rouleau carton)&quot;,&#10;      &quot;nom_en&quot;:&quot;Towels (except cardboard roll)&quot;,&#10;      &quot;cat_usuel&quot;:&quot;cu_papierscartons&quot;,&#10;      &quot;cat_trait&quot;:&quot;cat_omr&quot;,&#10;      &quot;descr&quot;:&quot;essuie-tout (sauf rouleau carton), sopalin, papier absorbant, papier toilette&quot;,&#10;      &quot;descr_en&quot;:&quot;towels (except cardboard roll), paper towels, paper towels, toilet paper&quot;,&#10;      &quot;mots_cles&quot;:&quot;essuie,tout,sauf,rouleau,carton,sopalin,papier,absorbant,papier,toilette,&quot;,&#10;      &quot;mots_cles_en&quot;:&quot;towels,except,cardboard,roll,paper,towels,paper,towels,toilet,paper,&quot;,&#10;      &quot;cons&quot;:&quot;cons_souille,&quot;,&#10;      &quot;image&quot;:&quot;essui_tout_mini.png&quot;,&#10;      &quot;modco&quot;:&quot;modco_bacblehorsnantes,modco_bacbleu,modco_sacbleu&quot;,&#10;      &quot;recyc&quot;:&quot;NON&quot;,&#10;      &quot;src&quot;:&quot;MieuxTrierANantes 02/2015&quot;&#10;   }," calcext:value-type="string">
            <text:p>   {"code":"dec_essuiToutSaufRouleauCarton",</text:p>
            <text:p>      "type":"Ressource / objet usagé",</text:p>
            <text:p>      "type_en":"Resource / Used object",</text:p>
            <text:p>      "nom":"Essuie-tout (sauf rouleau carton)",</text:p>
            <text:p>      "nom_en":"Towels (except cardboard roll)",</text:p>
            <text:p>      "cat_usuel":"cu_papierscartons",</text:p>
            <text:p>      "cat_trait":"cat_omr",</text:p>
            <text:p>      "descr":"essuie-tout (sauf rouleau carton), sopalin, papier absorbant, papier toilette",</text:p>
            <text:p>      "descr_en":"towels (except cardboard roll), paper towels, paper towels, toilet paper",</text:p>
            <text:p>      "mots_cles":"essuie,tout,sauf,rouleau,carton,sopalin,papier,absorbant,papier,toilette,",</text:p>
            <text:p>      "mots_cles_en":"towels,except,cardboard,roll,paper,towels,paper,towels,toilet,paper,",</text:p>
            <text:p>      "cons":"cons_souille,",</text:p>
            <text:p>      "image":"essui_tout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filmPlastique</text:p>
          </table:table-cell>
          <table:table-cell table:style-name="ce203" office:value-type="string" calcext:value-type="string">
            <text:p>Film plastique</text:p>
          </table:table-cell>
          <table:table-cell table:style-name="ce203" office:value-type="string" calcext:value-type="string">
            <text:p>Plastic film</text:p>
          </table:table-cell>
          <table:table-cell table:style-name="ce203" office:value-type="string" calcext:value-type="string">
            <text:p>cu_plastique</text:p>
          </table:table-cell>
          <table:table-cell table:style-name="ce196" office:value-type="string" calcext:value-type="string">
            <text:p>cat_omr_plastique</text:p>
          </table:table-cell>
          <table:table-cell table:style-name="ce203"/>
          <table:table-cell table:style-name="ce203" office:value-type="string" calcext:value-type="string">
            <text:p>film plastique</text:p>
          </table:table-cell>
          <table:table-cell table:style-name="ce203" office:value-type="string" calcext:value-type="string">
            <text:p>plastic film</text:p>
          </table:table-cell>
          <table:table-cell table:style-name="ce203" table:number-columns-repeated="2"/>
          <table:table-cell table:style-name="ce226"/>
          <table:table-cell table:style-name="ce236" office:value-type="string" calcext:value-type="string">
            <text:p>film_plastique_mini.png</text:p>
          </table:table-cell>
          <table:table-cell table:style-name="ce247"/>
          <table:table-cell table:style-name="ce253" office:value-type="string" calcext:value-type="string">
            <text:p>MieuxTrierANantes 02/2015</text:p>
          </table:table-cell>
          <table:table-cell table:style-name="ce253"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film,plastique," calcext:value-type="string">
            <text:p>film,plastique,</text:p>
          </table:table-cell>
          <table:table-cell table:formula="of:=CONCATENATE(UTILTRANSFORMEENMOTSCLES([Dechets.H77]);&quot;,&quot;;[Dechets.J77])" office:value-type="string" office:string-value="plastic,film," calcext:value-type="string">
            <text:p>plastic,film,</text:p>
          </table:table-cell>
          <table:table-cell table:number-columns-repeated="2"/>
          <table:table-cell table:style-name="ce302" table:formula="of:=JSONDECHETS([Dechets.A77];[Dechets.B77];[Dechets.C77];[Dechets.D77];[Dechets.E77];[Dechets.F77];[Dechets.T77];[Dechets.U77];[Dechets.G77];[Dechets.H77];[Dechets.K77];[Dechets.L77];[Dechets.M77];[Dechets.N77];[Dechets.P77])" office:value-type="string" office:string-value="   {&quot;code&quot;:&quot;dec_filmPlastique&quot;,&#10;      &quot;type&quot;:&quot;Ressource / objet usagé&quot;,&#10;      &quot;type_en&quot;:&quot;Resource / Used object&quot;,&#10;      &quot;nom&quot;:&quot;Film plastique&quot;,&#10;      &quot;nom_en&quot;:&quot;Plastic film&quot;,&#10;      &quot;cat_usuel&quot;:&quot;cu_plastique&quot;,&#10;      &quot;cat_trait&quot;:&quot;cat_omr_plastique&quot;,&#10;      &quot;descr&quot;:&quot;film plastique&quot;,&#10;      &quot;descr_en&quot;:&quot;plastic film&quot;,&#10;      &quot;mots_cles&quot;:&quot;film,plastique,&quot;,&#10;      &quot;mots_cles_en&quot;:&quot;plastic,film,&quot;,&#10;      &quot;cons&quot;:&quot;cons_pasuniquementbouteilleflacon&quot;,&#10;      &quot;image&quot;:&quot;film_plastique_mini.png&quot;,&#10;      &quot;modco&quot;:&quot;modco_bacjaunnantes,modco_bacblehorsnantes,modco_sacbleu&quot;,&#10;      &quot;recyc&quot;:&quot;OUI_ET_NON&quot;,&#10;      &quot;src&quot;:&quot;MieuxTrierANantes 02/2015&quot;&#10;   }," calcext:value-type="string">
            <text:p>   {"code":"dec_filmPlastique",</text:p>
            <text:p>      "type":"Ressource / objet usagé",</text:p>
            <text:p>      "type_en":"Resource / Used object",</text:p>
            <text:p>      "nom":"Film plastique",</text:p>
            <text:p>      "nom_en":"Plastic film",</text:p>
            <text:p>      "cat_usuel":"cu_plastique",</text:p>
            <text:p>      "cat_trait":"cat_omr_plastique",</text:p>
            <text:p>      "descr":"film plastique",</text:p>
            <text:p>      "descr_en":"plastic film",</text:p>
            <text:p>      "mots_cles":"film,plastique,",</text:p>
            <text:p>      "mots_cles_en":"plastic,film,",</text:p>
            <text:p>      "cons":"cons_pasuniquementbouteilleflacon",</text:p>
            <text:p>      "image":"film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filmsPhotographiques</text:p>
          </table:table-cell>
          <table:table-cell table:style-name="ce203" office:value-type="string" calcext:value-type="string">
            <text:p>Films photographiques</text:p>
          </table:table-cell>
          <table:table-cell table:style-name="ce203" office:value-type="string" calcext:value-type="string">
            <text:p>Photographic Films</text:p>
          </table:table-cell>
          <table:table-cell table:style-name="ce196" office:value-type="string" calcext:value-type="string">
            <text:p>cu_toxique</text:p>
          </table:table-cell>
          <table:table-cell table:style-name="ce203" office:value-type="string" calcext:value-type="string">
            <text:p>cat_ddm</text:p>
          </table:table-cell>
          <table:table-cell table:style-name="ce203"/>
          <table:table-cell table:style-name="ce203" office:value-type="string" calcext:value-type="string">
            <text:p>film photographiques, diapositive, pellicule</text:p>
          </table:table-cell>
          <table:table-cell table:style-name="ce203" office:value-type="string" calcext:value-type="string">
            <text:p>photographic film, slide, film</text:p>
          </table:table-cell>
          <table:table-cell table:style-name="ce203" table:number-columns-repeated="2"/>
          <table:table-cell table:style-name="ce226"/>
          <table:table-cell table:style-name="ce235" office:value-type="string" calcext:value-type="string">
            <text:p>films_mini.png</text:p>
          </table:table-cell>
          <table:table-cell table:style-name="ce247"/>
          <table:table-cell table:style-name="ce250" office:value-type="string" calcext:value-type="string">
            <text:p>MieuxTrierANantes 02/2015</text:p>
          </table:table-cell>
          <table:table-cell table:style-name="ce250" table:number-columns-repeated="2"/>
          <table:table-cell table:style-name="ce203"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film,photographiques,diapositive,pellicule," calcext:value-type="string">
            <text:p>film,photographiques,diapositive,pellicule,</text:p>
          </table:table-cell>
          <table:table-cell table:formula="of:=CONCATENATE(UTILTRANSFORMEENMOTSCLES([Dechets.H78]);&quot;,&quot;;[Dechets.J78])" office:value-type="string" office:string-value="photographic,film,slide,film," calcext:value-type="string">
            <text:p>photographic,film,slide,film,</text:p>
          </table:table-cell>
          <table:table-cell table:number-columns-repeated="2"/>
          <table:table-cell table:style-name="ce302" table:formula="of:=JSONDECHETS([Dechets.A78];[Dechets.B78];[Dechets.C78];[Dechets.D78];[Dechets.E78];[Dechets.F78];[Dechets.T78];[Dechets.U78];[Dechets.G78];[Dechets.H78];[Dechets.K78];[Dechets.L78];[Dechets.M78];[Dechets.N78];[Dechets.P78])" office:value-type="string" office:string-value="   {&quot;code&quot;:&quot;dec_filmsPhotographiques&quot;,&#10;      &quot;type&quot;:&quot;Ressource / objet usagé&quot;,&#10;      &quot;type_en&quot;:&quot;Resource / Used object&quot;,&#10;      &quot;nom&quot;:&quot;Films photographiques&quot;,&#10;      &quot;nom_en&quot;:&quot;Photographic Films&quot;,&#10;      &quot;cat_usuel&quot;:&quot;cu_toxique&quot;,&#10;      &quot;cat_trait&quot;:&quot;cat_ddm&quot;,&#10;      &quot;descr&quot;:&quot;film photographiques, diapositive, pellicule&quot;,&#10;      &quot;descr_en&quot;:&quot;photographic film, slide, film&quot;,&#10;      &quot;mots_cles&quot;:&quot;film,photographiques,diapositive,pellicule,&quot;,&#10;      &quot;mots_cles_en&quot;:&quot;photographic,film,slide,film,&quot;,&#10;      &quot;cons&quot;:&quot;cons_toxique&quot;,&#10;      &quot;image&quot;:&quot;films_mini.png&quot;,&#10;      &quot;modco&quot;:&quot;modco_decheterie,modco_ecopoint&quot;,&#10;      &quot;recyc&quot;:&quot;PAS_POUBELLE&quot;,&#10;      &quot;src&quot;:&quot;MieuxTrierANantes 02/2015&quot;&#10;   }," calcext:value-type="string">
            <text:p>   {"code":"dec_filmsPhotographiques",</text:p>
            <text:p>      "type":"Ressource / objet usagé",</text:p>
            <text:p>      "type_en":"Resource / Used object",</text:p>
            <text:p>      "nom":"Films photographiques",</text:p>
            <text:p>      "nom_en":"Photographic Films",</text:p>
            <text:p>      "cat_usuel":"cu_toxique",</text:p>
            <text:p>      "cat_trait":"cat_ddm",</text:p>
            <text:p>      "descr":"film photographiques, diapositive, pellicule",</text:p>
            <text:p>      "descr_en":"photographic film, slide, film",</text:p>
            <text:p>      "mots_cles":"film,photographiques,diapositive,pellicule,",</text:p>
            <text:p>      "mots_cles_en":"photographic,film,slide,film,",</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filtreAHuile</text:p>
          </table:table-cell>
          <table:table-cell table:style-name="ce203" office:value-type="string" calcext:value-type="string">
            <text:p>Filtre à huile</text:p>
          </table:table-cell>
          <table:table-cell table:style-name="ce203" office:value-type="string" calcext:value-type="string">
            <text:p>Oil Filter</text:p>
          </table:table-cell>
          <table:table-cell table:style-name="ce196" office:value-type="string" calcext:value-type="string">
            <text:p>cu_toxique</text:p>
          </table:table-cell>
          <table:table-cell table:style-name="ce203" office:value-type="string" calcext:value-type="string">
            <text:p>cat_ddm</text:p>
          </table:table-cell>
          <table:table-cell table:style-name="ce203"/>
          <table:table-cell table:style-name="ce203" office:value-type="string" calcext:value-type="string">
            <text:p>filtre à huile</text:p>
          </table:table-cell>
          <table:table-cell table:style-name="ce203" office:value-type="string" calcext:value-type="string">
            <text:p>oil filter</text:p>
          </table:table-cell>
          <table:table-cell table:style-name="ce203" table:number-columns-repeated="2"/>
          <table:table-cell table:style-name="ce226"/>
          <table:table-cell table:style-name="ce235" office:value-type="string" calcext:value-type="string">
            <text:p>images_non_libres_temp/filtre_huile_petit.png</text:p>
          </table:table-cell>
          <table:table-cell table:style-name="ce247"/>
          <table:table-cell table:style-name="ce253" office:value-type="string" calcext:value-type="string">
            <text:p>MieuxTrierANantes 02/2015</text:p>
          </table:table-cell>
          <table:table-cell table:style-name="ce253" table:number-columns-repeated="2"/>
          <table:table-cell table:style-name="ce203"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filtre,huile," calcext:value-type="string">
            <text:p>filtre,huile,</text:p>
          </table:table-cell>
          <table:table-cell table:formula="of:=CONCATENATE(UTILTRANSFORMEENMOTSCLES([Dechets.H79]);&quot;,&quot;;[Dechets.J79])" office:value-type="string" office:string-value="oil,filter," calcext:value-type="string">
            <text:p>oil,filter,</text:p>
          </table:table-cell>
          <table:table-cell table:number-columns-repeated="2"/>
          <table:table-cell table:style-name="ce302" table:formula="of:=JSONDECHETS([Dechets.A79];[Dechets.B79];[Dechets.C79];[Dechets.D79];[Dechets.E79];[Dechets.F79];[Dechets.T79];[Dechets.U79];[Dechets.G79];[Dechets.H79];[Dechets.K79];[Dechets.L79];[Dechets.M79];[Dechets.N79];[Dechets.P79])" office:value-type="string" office:string-value="   {&quot;code&quot;:&quot;dec_filtreAHuile&quot;,&#10;      &quot;type&quot;:&quot;Ressource / objet usagé&quot;,&#10;      &quot;type_en&quot;:&quot;Resource / Used object&quot;,&#10;      &quot;nom&quot;:&quot;Filtre à huile&quot;,&#10;      &quot;nom_en&quot;:&quot;Oil Filter&quot;,&#10;      &quot;cat_usuel&quot;:&quot;cu_toxique&quot;,&#10;      &quot;cat_trait&quot;:&quot;cat_ddm&quot;,&#10;      &quot;descr&quot;:&quot;filtre à huile&quot;,&#10;      &quot;descr_en&quot;:&quot;oil filter&quot;,&#10;      &quot;mots_cles&quot;:&quot;filtre,huile,&quot;,&#10;      &quot;mots_cles_en&quot;:&quot;oil,filter,&quot;,&#10;      &quot;cons&quot;:&quot;cons_toxique&quot;,&#10;      &quot;image&quot;:&quot;images_non_libres_temp/filtre_huile_petit.png&quot;,&#10;      &quot;modco&quot;:&quot;modco_decheterie,modco_ecopoint&quot;,&#10;      &quot;recyc&quot;:&quot;PAS_POUBELLE&quot;,&#10;      &quot;src&quot;:&quot;MieuxTrierANantes 02/2015&quot;&#10;   }," calcext:value-type="string">
            <text:p>   {"code":"dec_filtreAHuile",</text:p>
            <text:p>      "type":"Ressource / objet usagé",</text:p>
            <text:p>      "type_en":"Resource / Used object",</text:p>
            <text:p>      "nom":"Filtre à huile",</text:p>
            <text:p>      "nom_en":"Oil Filter",</text:p>
            <text:p>      "cat_usuel":"cu_toxique",</text:p>
            <text:p>      "cat_trait":"cat_ddm",</text:p>
            <text:p>      "descr":"filtre à huile",</text:p>
            <text:p>      "descr_en":"oil filter",</text:p>
            <text:p>      "mots_cles":"filtre,huile,",</text:p>
            <text:p>      "mots_cles_en":"oil,filter,",</text:p>
            <text:p>      "cons":"cons_toxique",</text:p>
            <text:p>      "image":"images_non_libres_temp/filtre_huile_petit.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flaconProduitsDentretien</text:p>
          </table:table-cell>
          <table:table-cell table:style-name="ce196" office:value-type="string" calcext:value-type="string">
            <text:p>Flacon de produits d'entretien</text:p>
          </table:table-cell>
          <table:table-cell table:style-name="ce196" office:value-type="string" calcext:value-type="string">
            <text:p>Bottle of cleaning products</text:p>
          </table:table-cell>
          <table:table-cell table:style-name="ce196" office:value-type="string" calcext:value-type="string">
            <text:p>cu_plastique</text:p>
          </table:table-cell>
          <table:table-cell table:style-name="ce196" office:value-type="string" calcext:value-type="string">
            <text:p>cat_emr</text:p>
          </table:table-cell>
          <table:table-cell table:style-name="ce196"/>
          <table:table-cell table:style-name="ce196" office:value-type="string" calcext:value-type="string">
            <text:p>flacon de produit d'entretien, Flacon produit ménager vide, flacon de produit d'entretien</text:p>
          </table:table-cell>
          <table:table-cell table:style-name="ce196" office:value-type="string" calcext:value-type="string">
            <text:p>bottle of cleaning products, household product empty bottle, bottle of cleaning products</text:p>
          </table:table-cell>
          <table:table-cell table:style-name="ce196" table:number-columns-repeated="2"/>
          <table:table-cell table:style-name="ce224" office:value-type="string" calcext:value-type="string">
            <text:p>cons_bouchon,cons_bouchonamour</text:p>
          </table:table-cell>
          <table:table-cell table:style-name="ce233" office:value-type="string" calcext:value-type="string">
            <text:p>bouteille_white_spirit_mini.png</text:p>
          </table:table-cell>
          <table:table-cell table:style-name="ce213" office:value-type="string" calcext:value-type="string">
            <text:p>bouteille_pec_citron_mini.png</text:p>
          </table:table-cell>
          <table:table-cell table:style-name="ce251" office:value-type="string" calcext:value-type="string">
            <text:p>MieuxTrierANantes 02/2015</text:p>
          </table:table-cell>
          <table:table-cell table:style-name="ce251"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flacon,produit,entretien,flacon,produit,menager,vide,flacon,produit,entretien," calcext:value-type="string">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calcext:value-type="string">
            <text:p>bottle,of,cleaning,products,household,product,empty,bottle,bottle,of,cleaning,products,</text:p>
          </table:table-cell>
          <table:table-cell table:number-columns-repeated="2"/>
          <table:table-cell table:style-name="ce302" table:formula="of:=JSONDECHETS([Dechets.A80];[Dechets.B80];[Dechets.C80];[Dechets.D80];[Dechets.E80];[Dechets.F80];[Dechets.T80];[Dechets.U80];[Dechets.G80];[Dechets.H80];[Dechets.K80];[Dechets.L80];[Dechets.M80];[Dechets.N80];[Dechets.P80])" office:value-type="string" office:string-value="   {&quot;code&quot;:&quot;dec_flaconProduitsDentretien&quot;,&#10;      &quot;type&quot;:&quot;Ressource / objet usagé&quot;,&#10;      &quot;type_en&quot;:&quot;Resource / Used object&quot;,&#10;      &quot;nom&quot;:&quot;Flacon de produits d'entretien&quot;,&#10;      &quot;nom_en&quot;:&quot;Bottle of cleaning products&quot;,&#10;      &quot;cat_usuel&quot;:&quot;cu_plastique&quot;,&#10;      &quot;cat_trait&quot;:&quot;cat_emr&quot;,&#10;      &quot;descr&quot;:&quot;flacon de produit d'entretien, Flacon produit ménager vide, flacon de produit d'entretien&quot;,&#10;      &quot;descr_en&quot;:&quot;bottle of cleaning products, household product empty bottle, bottle of cleaning products&quot;,&#10;      &quot;mots_cles&quot;:&quot;flacon,produit,entretien,flacon,produit,menager,vide,flacon,produit,entretien,&quot;,&#10;      &quot;mots_cles_en&quot;:&quot;bottle,of,cleaning,products,household,product,empty,bottle,bottle,of,cleaning,products,&quot;,&#10;      &quot;cons&quot;:&quot;cons_bouchon,cons_bouchonamour,&quot;,&#10;      &quot;image&quot;:&quot;bouteille_white_spirit_mini.png&quot;,&#10;      &quot;image_secondaire&quot;:&quot;bouteille_pec_citron_mini.png&quot;,&#10;      &quot;modco&quot;:&quot;modco_decheterie,modco_ecopoint,modco_bacjaune,modco_sacjaune,modco_contembjournmag&quot;,&#10;      &quot;recyc&quot;:&quot;OUI&quot;,&#10;      &quot;src&quot;:&quot;MieuxTrierANantes 02/2015&quot;&#10;   }," calcext:value-type="string">
            <text:p>   {"code":"dec_flaconProduitsDentretien",</text:p>
            <text:p>      "type":"Ressource / objet usagé",</text:p>
            <text:p>      "type_en":"Resource / Used object",</text:p>
            <text:p>      "nom":"Flacon de produits d'entretien",</text:p>
            <text:p>      "nom_en":"Bottle of cleaning products",</text:p>
            <text:p>      "cat_usuel":"cu_plastique",</text:p>
            <text:p>      "cat_trait":"cat_emr",</text:p>
            <text:p>      "descr":"flacon de produit d'entretien, Flacon produit ménager vide, flacon de produit d'entretien",</text:p>
            <text:p>      "descr_en":"bottle of cleaning products, household product empty bottle, bottle of cleaning products",</text:p>
            <text:p>      "mots_cles":"flacon,produit,entretien,flacon,produit,menager,vide,flacon,produit,entretien,",</text:p>
            <text:p>      "mots_cles_en":"bottle,of,cleaning,products,household,product,empty,bottle,bottle,of,cleaning,products,",</text:p>
            <text:p>      "cons":"cons_bouchon,cons_bouchonamour,",</text:p>
            <text:p>      "image":"bouteille_white_spirit_mini.png",</text:p>
            <text:p>      "image_secondaire":"bouteille_pec_citr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flaconSavon</text:p>
          </table:table-cell>
          <table:table-cell table:style-name="ce196" office:value-type="string" calcext:value-type="string">
            <text:p>Flacon savon</text:p>
          </table:table-cell>
          <table:table-cell table:style-name="ce196" office:value-type="string" calcext:value-type="string">
            <text:p>Soap bottle</text:p>
          </table:table-cell>
          <table:table-cell table:style-name="ce196" office:value-type="string" calcext:value-type="string">
            <text:p>cu_plastique</text:p>
          </table:table-cell>
          <table:table-cell table:style-name="ce196" office:value-type="string" calcext:value-type="string">
            <text:p>cat_emr</text:p>
          </table:table-cell>
          <table:table-cell table:style-name="ce196"/>
          <table:table-cell table:style-name="ce196" office:value-type="string" calcext:value-type="string">
            <text:p>flacon de savon, Flacon en plastique, flacon de savon</text:p>
          </table:table-cell>
          <table:table-cell table:style-name="ce196" office:value-type="string" calcext:value-type="string">
            <text:p>soap bottle, plastic bottle, soap bottle</text:p>
          </table:table-cell>
          <table:table-cell table:style-name="ce196" table:number-columns-repeated="2"/>
          <table:table-cell table:style-name="ce224" office:value-type="string" calcext:value-type="string">
            <text:p>cons_bouchon,cons_bouchonamour</text:p>
          </table:table-cell>
          <table:table-cell table:style-name="ce233" office:value-type="string" calcext:value-type="string">
            <text:p>flacon_savon_mini.png</text:p>
          </table:table-cell>
          <table:table-cell table:style-name="ce213" office:value-type="string" calcext:value-type="string">
            <text:p>bouteille_savon_mini.png</text:p>
          </table:table-cell>
          <table:table-cell table:style-name="ce251" office:value-type="string" calcext:value-type="string">
            <text:p>MieuxTrierANantes 02/2015</text:p>
          </table:table-cell>
          <table:table-cell table:style-name="ce251"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flacon,savon,flacon,plastique,flacon,savon," calcext:value-type="string">
            <text:p>flacon,savon,flacon,plastique,flacon,savon,</text:p>
          </table:table-cell>
          <table:table-cell table:formula="of:=CONCATENATE(UTILTRANSFORMEENMOTSCLES([Dechets.H81]);&quot;,&quot;;[Dechets.J81])" office:value-type="string" office:string-value="soap,bottle,plastic,bottle,soap,bottle," calcext:value-type="string">
            <text:p>soap,bottle,plastic,bottle,soap,bottle,</text:p>
          </table:table-cell>
          <table:table-cell table:number-columns-repeated="2"/>
          <table:table-cell table:style-name="ce302" table:formula="of:=JSONDECHETS([Dechets.A81];[Dechets.B81];[Dechets.C81];[Dechets.D81];[Dechets.E81];[Dechets.F81];[Dechets.T81];[Dechets.U81];[Dechets.G81];[Dechets.H81];[Dechets.K81];[Dechets.L81];[Dechets.M81];[Dechets.N81];[Dechets.P81])" office:value-type="string" office:string-value="   {&quot;code&quot;:&quot;dec_flaconSavon&quot;,&#10;      &quot;type&quot;:&quot;Ressource / objet usagé&quot;,&#10;      &quot;type_en&quot;:&quot;Resource / Used object&quot;,&#10;      &quot;nom&quot;:&quot;Flacon savon&quot;,&#10;      &quot;nom_en&quot;:&quot;Soap bottle&quot;,&#10;      &quot;cat_usuel&quot;:&quot;cu_plastique&quot;,&#10;      &quot;cat_trait&quot;:&quot;cat_emr&quot;,&#10;      &quot;descr&quot;:&quot;flacon de savon, Flacon en plastique, flacon de savon&quot;,&#10;      &quot;descr_en&quot;:&quot;soap bottle, plastic bottle, soap bottle&quot;,&#10;      &quot;mots_cles&quot;:&quot;flacon,savon,flacon,plastique,flacon,savon,&quot;,&#10;      &quot;mots_cles_en&quot;:&quot;soap,bottle,plastic,bottle,soap,bottle,&quot;,&#10;      &quot;cons&quot;:&quot;cons_bouchon,cons_bouchonamour,&quot;,&#10;      &quot;image&quot;:&quot;flacon_savon_mini.png&quot;,&#10;      &quot;image_secondaire&quot;:&quot;bouteille_savon_mini.png&quot;,&#10;      &quot;modco&quot;:&quot;modco_decheterie,modco_ecopoint,modco_bacjaune,modco_sacjaune,modco_contembjournmag&quot;,&#10;      &quot;recyc&quot;:&quot;OUI&quot;,&#10;      &quot;src&quot;:&quot;MieuxTrierANantes 02/2015&quot;&#10;   }," calcext:value-type="string">
            <text:p>   {"code":"dec_flaconSavon",</text:p>
            <text:p>      "type":"Ressource / objet usagé",</text:p>
            <text:p>      "type_en":"Resource / Used object",</text:p>
            <text:p>      "nom":"Flacon savon",</text:p>
            <text:p>      "nom_en":"Soap bottle",</text:p>
            <text:p>      "cat_usuel":"cu_plastique",</text:p>
            <text:p>      "cat_trait":"cat_emr",</text:p>
            <text:p>      "descr":"flacon de savon, Flacon en plastique, flacon de savon",</text:p>
            <text:p>      "descr_en":"soap bottle, plastic bottle, soap bottle",</text:p>
            <text:p>      "mots_cles":"flacon,savon,flacon,plastique,flacon,savon,",</text:p>
            <text:p>      "mots_cles_en":"soap,bottle,plastic,bottle,soap,bottle,",</text:p>
            <text:p>      "cons":"cons_bouchon,cons_bouchonamour,",</text:p>
            <text:p>      "image":"flacon_savon_mini.png",</text:p>
            <text:p>      "image_secondaire":"bouteille_savon_mini.png",</text:p>
            <text:p>      "modco":"modco_decheterie,modco_ecopoint,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fongicides</text:p>
          </table:table-cell>
          <table:table-cell table:style-name="ce205" office:value-type="string" calcext:value-type="string">
            <text:p>Fongicide</text:p>
          </table:table-cell>
          <table:table-cell table:style-name="ce205" office:value-type="string" calcext:value-type="string">
            <text:p>Fungicide</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fongicide</text:p>
          </table:table-cell>
          <table:table-cell table:style-name="ce205" office:value-type="string" calcext:value-type="string">
            <text:p>fungicide</text:p>
          </table:table-cell>
          <table:table-cell table:style-name="ce205" table:number-columns-repeated="2"/>
          <table:table-cell table:style-name="ce229"/>
          <table:table-cell table:style-name="ce235" office:value-type="string" calcext:value-type="string">
            <text:p>images_non_libres_temp/fongicide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5"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fongicide," calcext:value-type="string">
            <text:p>fongicide,</text:p>
          </table:table-cell>
          <table:table-cell table:formula="of:=CONCATENATE(UTILTRANSFORMEENMOTSCLES([Dechets.H82]);&quot;,&quot;;[Dechets.J82])" office:value-type="string" office:string-value="fungicide," calcext:value-type="string">
            <text:p>fungicide,</text:p>
          </table:table-cell>
          <table:table-cell table:number-columns-repeated="2"/>
          <table:table-cell table:style-name="ce302" table:formula="of:=JSONDECHETS([Dechets.A82];[Dechets.B82];[Dechets.C82];[Dechets.D82];[Dechets.E82];[Dechets.F82];[Dechets.T82];[Dechets.U82];[Dechets.G82];[Dechets.H82];[Dechets.K82];[Dechets.L82];[Dechets.M82];[Dechets.N82];[Dechets.P82])" office:value-type="string" office:string-value="   {&quot;code&quot;:&quot;dec_fongicides&quot;,&#10;      &quot;type&quot;:&quot;Ressource / objet usagé&quot;,&#10;      &quot;type_en&quot;:&quot;Resource / Used object&quot;,&#10;      &quot;nom&quot;:&quot;Fongicide&quot;,&#10;      &quot;nom_en&quot;:&quot;Fungicide&quot;,&#10;      &quot;cat_usuel&quot;:&quot;cu_toxique&quot;,&#10;      &quot;cat_trait&quot;:&quot;cat_ddm&quot;,&#10;      &quot;descr&quot;:&quot;fongicide&quot;,&#10;      &quot;descr_en&quot;:&quot;fungicide&quot;,&#10;      &quot;mots_cles&quot;:&quot;fongicide,&quot;,&#10;      &quot;mots_cles_en&quot;:&quot;fungicide,&quot;,&#10;      &quot;cons&quot;:&quot;cons_toxique&quot;,&#10;      &quot;image&quot;:&quot;images_non_libres_temp/fongicide_mini.png&quot;,&#10;      &quot;modco&quot;:&quot;modco_decheterie,modco_ecopoint&quot;,&#10;      &quot;recyc&quot;:&quot;PAS_POUBELLE&quot;,&#10;      &quot;src&quot;:&quot;MieuxTrierANantes 02/2015&quot;&#10;   }," calcext:value-type="string">
            <text:p>   {"code":"dec_fongicides",</text:p>
            <text:p>      "type":"Ressource / objet usagé",</text:p>
            <text:p>      "type_en":"Resource / Used object",</text:p>
            <text:p>      "nom":"Fongicide",</text:p>
            <text:p>      "nom_en":"Fungicide",</text:p>
            <text:p>      "cat_usuel":"cu_toxique",</text:p>
            <text:p>      "cat_trait":"cat_ddm",</text:p>
            <text:p>      "descr":"fongicide",</text:p>
            <text:p>      "descr_en":"fungicide",</text:p>
            <text:p>      "mots_cles":"fongicide,",</text:p>
            <text:p>      "mots_cles_en":"fungicide,",</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fournituresHorsPapier</text:p>
          </table:table-cell>
          <table:table-cell table:style-name="ce196" office:value-type="string" calcext:value-type="string">
            <text:p>Fournitures (hors papier)</text:p>
          </table:table-cell>
          <table:table-cell table:style-name="ce196" office:value-type="string" calcext:value-type="string">
            <text:p>Supplies (except Paper)</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218"/>
          <table:table-cell table:style-name="ce196" office:value-type="string" calcext:value-type="string">
            <text:p>fourniture (hor papier), fourniture de bureau, crayon, stylo, feutre, gomme, agrafeuse, règle, compas, pochette plastique, classeur, trombone, taille-crayon, ciseaux</text:p>
          </table:table-cell>
          <table:table-cell table:style-name="ce196" office:value-type="string" calcext:value-type="string">
            <text:p>supplies (except paper), office supplies, pencil, pen, marker, eraser, stapler, ruler, compass, plastic bag, binder, paper clip, pencil sharpener, scissors</text:p>
          </table:table-cell>
          <table:table-cell table:style-name="ce196" table:number-columns-repeated="2"/>
          <table:table-cell table:style-name="ce224"/>
          <table:table-cell table:style-name="ce233" office:value-type="string" calcext:value-type="string">
            <text:p>crayon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calcext:value-type="string">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calcext:value-type="string">
            <text:p>supplies,except,paper,office,supplies,pencil,pen,marker,eraser,stapler,ruler,compass,plastic,bag,binder,paper,clip,pencil,sharpener,scissors,</text:p>
          </table:table-cell>
          <table:table-cell table:number-columns-repeated="2"/>
          <table:table-cell table:style-name="ce302" table:formula="of:=JSONDECHETS([Dechets.A83];[Dechets.B83];[Dechets.C83];[Dechets.D83];[Dechets.E83];[Dechets.F83];[Dechets.T83];[Dechets.U83];[Dechets.G83];[Dechets.H83];[Dechets.K83];[Dechets.L83];[Dechets.M83];[Dechets.N83];[Dechets.P83])" office:value-type="string" office:string-value="   {&quot;code&quot;:&quot;dec_fournituresHorsPapier&quot;,&#10;      &quot;type&quot;:&quot;Ressource / objet usagé&quot;,&#10;      &quot;type_en&quot;:&quot;Resource / Used object&quot;,&#10;      &quot;nom&quot;:&quot;Fournitures (hors papier)&quot;,&#10;      &quot;nom_en&quot;:&quot;Supplies (except Paper)&quot;,&#10;      &quot;cat_usuel&quot;:&quot;cu_divers&quot;,&#10;      &quot;cat_trait&quot;:&quot;cat_omr&quot;,&#10;      &quot;descr&quot;:&quot;fourniture (hor papier), fourniture de bureau, crayon, stylo, feutre, gomme, agrafeuse, règle, compas, pochette plastique, classeur, trombone, taille-crayon, ciseaux&quot;,&#10;      &quot;descr_en&quot;:&quot;supplies (except paper), office supplies, pencil, pen, marker, eraser, stapler, ruler, compass, plastic bag, binder, paper clip, pencil sharpener, scissors&quot;,&#10;      &quot;mots_cles&quot;:&quot;fourniture,hor,papier,fourniture,bureau,crayon,stylo,feutre,gomme,agrafeuse,regle,compas,pochette,plastique,classeur,trombone,taille,crayon,ciseaux,&quot;,&#10;      &quot;mots_cles_en&quot;:&quot;supplies,except,paper,office,supplies,pencil,pen,marker,eraser,stapler,ruler,compass,plastic,bag,binder,paper,clip,pencil,sharpener,scissors,&quot;,&#10;      &quot;image&quot;:&quot;crayon_mini.png&quot;,&#10;      &quot;modco&quot;:&quot;modco_bacblehorsnantes,modco_bacbleu,modco_sacbleu&quot;,&#10;      &quot;recyc&quot;:&quot;NON&quot;,&#10;      &quot;src&quot;:&quot;MieuxTrierANantes 02/2015&quot;&#10;   }," calcext:value-type="string">
            <text:p>   {"code":"dec_fournituresHorsPapier",</text:p>
            <text:p>      "type":"Ressource / objet usagé",</text:p>
            <text:p>      "type_en":"Resource / Used object",</text:p>
            <text:p>      "nom":"Fournitures (hors papier)",</text:p>
            <text:p>      "nom_en":"Supplies (except Paper)",</text:p>
            <text:p>      "cat_usuel":"cu_divers",</text:p>
            <text:p>      "cat_trait":"cat_omr",</text:p>
            <text:p>      "descr":"fourniture (hor papier), fourniture de bureau, crayon, stylo, feutre, gomme, agrafeuse, règle, compas, pochette plastique, classeur, trombone, taille-crayon, ciseaux",</text:p>
            <text:p>      "descr_en":"supplies (except paper), office supplies, pencil, pen, marker, eraser, stapler, ruler, compass, plastic bag, binder, paper clip, pencil sharpener, scissors",</text:p>
            <text:p>      "mots_cles":"fourniture,hor,papier,fourniture,bureau,crayon,stylo,feutre,gomme,agrafeuse,regle,compas,pochette,plastique,classeur,trombone,taille,crayon,ciseaux,",</text:p>
            <text:p>      "mots_cles_en":"supplies,except,paper,office,supplies,pencil,pen,marker,eraser,stapler,ruler,compass,plastic,bag,binder,paper,clip,pencil,sharpener,scissors,",</text:p>
            <text:p>      "image":"crayon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gazon</text:p>
          </table:table-cell>
          <table:table-cell table:style-name="ce196" office:value-type="string" calcext:value-type="string">
            <text:p>Gazon</text:p>
          </table:table-cell>
          <table:table-cell table:style-name="ce196" office:value-type="string" calcext:value-type="string">
            <text:p>Turf</text:p>
          </table:table-cell>
          <table:table-cell table:style-name="ce196" office:value-type="string" calcext:value-type="string">
            <text:p>cu_vertbois</text:p>
          </table:table-cell>
          <table:table-cell table:style-name="ce196" office:value-type="string" calcext:value-type="string">
            <text:p>cat_organiquegros</text:p>
          </table:table-cell>
          <table:table-cell table:style-name="ce219"/>
          <table:table-cell table:style-name="ce196" office:value-type="string" calcext:value-type="string">
            <text:p>gazon, pelouse, herbe</text:p>
          </table:table-cell>
          <table:table-cell table:style-name="ce196" office:value-type="string" calcext:value-type="string">
            <text:p>grass, lawn, grass</text:p>
          </table:table-cell>
          <table:table-cell table:style-name="ce196" table:number-columns-repeated="2"/>
          <table:table-cell table:style-name="ce224"/>
          <table:table-cell table:style-name="ce233" office:value-type="string" calcext:value-type="string">
            <text:p>pelouse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gazon,pelouse,herbe," calcext:value-type="string">
            <text:p>gazon,pelouse,herbe,</text:p>
          </table:table-cell>
          <table:table-cell table:formula="of:=CONCATENATE(UTILTRANSFORMEENMOTSCLES([Dechets.H84]);&quot;,&quot;;[Dechets.J84])" office:value-type="string" office:string-value="grass,lawn,grass," calcext:value-type="string">
            <text:p>grass,lawn,grass,</text:p>
          </table:table-cell>
          <table:table-cell table:number-columns-repeated="2"/>
          <table:table-cell table:style-name="ce302" table:formula="of:=JSONDECHETS([Dechets.A84];[Dechets.B84];[Dechets.C84];[Dechets.D84];[Dechets.E84];[Dechets.F84];[Dechets.T84];[Dechets.U84];[Dechets.G84];[Dechets.H84];[Dechets.K84];[Dechets.L84];[Dechets.M84];[Dechets.N84];[Dechets.P84])" office:value-type="string" office:string-value="   {&quot;code&quot;:&quot;dec_gazon&quot;,&#10;      &quot;type&quot;:&quot;Ressource / objet usagé&quot;,&#10;      &quot;type_en&quot;:&quot;Resource / Used object&quot;,&#10;      &quot;nom&quot;:&quot;Gazon&quot;,&#10;      &quot;nom_en&quot;:&quot;Turf&quot;,&#10;      &quot;cat_usuel&quot;:&quot;cu_vertbois&quot;,&#10;      &quot;cat_trait&quot;:&quot;cat_organiquegros&quot;,&#10;      &quot;descr&quot;:&quot;gazon, pelouse, herbe&quot;,&#10;      &quot;descr_en&quot;:&quot;grass, lawn, grass&quot;,&#10;      &quot;mots_cles&quot;:&quot;gazon,pelouse,herbe,&quot;,&#10;      &quot;mots_cles_en&quot;:&quot;grass,lawn,grass,&quot;,&#10;      &quot;cons&quot;:&quot;cons_compostage&quot;,&#10;      &quot;image&quot;:&quot;pelouse_mini.png&quot;,&#10;      &quot;modco&quot;:&quot;modco_decheterie,modco_ecopoint,modco_compostage&quot;,&#10;      &quot;recyc&quot;:&quot;PAS_POUBELLE&quot;,&#10;      &quot;src&quot;:&quot;MieuxTrierANantes 02/2015&quot;&#10;   }," calcext:value-type="string">
            <text:p>   {"code":"dec_gazon",</text:p>
            <text:p>      "type":"Ressource / objet usagé",</text:p>
            <text:p>      "type_en":"Resource / Used object",</text:p>
            <text:p>      "nom":"Gazon",</text:p>
            <text:p>      "nom_en":"Turf",</text:p>
            <text:p>      "cat_usuel":"cu_vertbois",</text:p>
            <text:p>      "cat_trait":"cat_organiquegros",</text:p>
            <text:p>      "descr":"gazon, pelouse, herbe",</text:p>
            <text:p>      "descr_en":"grass, lawn, grass",</text:p>
            <text:p>      "mots_cles":"gazon,pelouse,herbe,",</text:p>
            <text:p>      "mots_cles_en":"grass,lawn,grass,",</text:p>
            <text:p>      "cons":"cons_compostage",</text:p>
            <text:p>      "image":"pelous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gravat</text:p>
          </table:table-cell>
          <table:table-cell table:style-name="ce196" office:value-type="string" calcext:value-type="string">
            <text:p>Gravât</text:p>
          </table:table-cell>
          <table:table-cell table:style-name="ce196" office:value-type="string" calcext:value-type="string">
            <text:p>Engrave</text:p>
          </table:table-cell>
          <table:table-cell table:style-name="ce196" office:value-type="string" calcext:value-type="string">
            <text:p>cu_vertbois</text:p>
          </table:table-cell>
          <table:table-cell table:style-name="ce196" office:value-type="string" calcext:value-type="string">
            <text:p>cat_materiaux</text:p>
          </table:table-cell>
          <table:table-cell table:style-name="ce196"/>
          <table:table-cell table:style-name="ce196" office:value-type="string" calcext:value-type="string">
            <text:p>gravât</text:p>
          </table:table-cell>
          <table:table-cell table:style-name="ce196" office:value-type="string" calcext:value-type="string">
            <text:p>engrave</text:p>
          </table:table-cell>
          <table:table-cell table:style-name="ce196" table:number-columns-repeated="2"/>
          <table:table-cell table:style-name="ce224"/>
          <table:table-cell table:style-name="ce233" office:value-type="string" calcext:value-type="string">
            <text:p>gravat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297"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gravat," calcext:value-type="string">
            <text:p>gravat,</text:p>
          </table:table-cell>
          <table:table-cell table:formula="of:=CONCATENATE(UTILTRANSFORMEENMOTSCLES([Dechets.H85]);&quot;,&quot;;[Dechets.J85])" office:value-type="string" office:string-value="engrave," calcext:value-type="string">
            <text:p>engrave,</text:p>
          </table:table-cell>
          <table:table-cell table:number-columns-repeated="2"/>
          <table:table-cell table:style-name="ce302" table:formula="of:=JSONDECHETS([Dechets.A85];[Dechets.B85];[Dechets.C85];[Dechets.D85];[Dechets.E85];[Dechets.F85];[Dechets.T85];[Dechets.U85];[Dechets.G85];[Dechets.H85];[Dechets.K85];[Dechets.L85];[Dechets.M85];[Dechets.N85];[Dechets.P85])" office:value-type="string" office:string-value="   {&quot;code&quot;:&quot;dec_gravat&quot;,&#10;      &quot;type&quot;:&quot;Ressource / objet usagé&quot;,&#10;      &quot;type_en&quot;:&quot;Resource / Used object&quot;,&#10;      &quot;nom&quot;:&quot;Gravât&quot;,&#10;      &quot;nom_en&quot;:&quot;Engrave&quot;,&#10;      &quot;cat_usuel&quot;:&quot;cu_vertbois&quot;,&#10;      &quot;cat_trait&quot;:&quot;cat_materiaux&quot;,&#10;      &quot;descr&quot;:&quot;gravât&quot;,&#10;      &quot;descr_en&quot;:&quot;engrave&quot;,&#10;      &quot;mots_cles&quot;:&quot;gravat,&quot;,&#10;      &quot;mots_cles_en&quot;:&quot;engrave,&quot;,&#10;      &quot;cons&quot;:&quot;cons_paspoubelle&quot;,&#10;      &quot;image&quot;:&quot;gravat_mini.png&quot;,&#10;      &quot;modco&quot;:&quot;modco_decheterie&quot;,&#10;      &quot;recyc&quot;:&quot;PAS_POUBELLE&quot;,&#10;      &quot;src&quot;:&quot;MieuxTrierANantes 02/2015&quot;&#10;   }," calcext:value-type="string">
            <text:p>   {"code":"dec_gravat",</text:p>
            <text:p>      "type":"Ressource / objet usagé",</text:p>
            <text:p>      "type_en":"Resource / Used object",</text:p>
            <text:p>      "nom":"Gravât",</text:p>
            <text:p>      "nom_en":"Engrave",</text:p>
            <text:p>      "cat_usuel":"cu_vertbois",</text:p>
            <text:p>      "cat_trait":"cat_materiaux",</text:p>
            <text:p>      "descr":"gravât",</text:p>
            <text:p>      "descr_en":"engrave",</text:p>
            <text:p>      "mots_cles":"gravat,",</text:p>
            <text:p>      "mots_cles_en":"engrave,",</text:p>
            <text:p>      "cons":"cons_paspoubelle",</text:p>
            <text:p>      "image":"gravat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grillage</text:p>
          </table:table-cell>
          <table:table-cell table:style-name="ce196" office:value-type="string" calcext:value-type="string">
            <text:p>Grillage</text:p>
          </table:table-cell>
          <table:table-cell table:style-name="ce196" office:value-type="string" calcext:value-type="string">
            <text:p>Roasting</text:p>
          </table:table-cell>
          <table:table-cell table:style-name="ce196" office:value-type="string" calcext:value-type="string">
            <text:p>cu_divers</text:p>
          </table:table-cell>
          <table:table-cell table:style-name="ce196" office:value-type="string" calcext:value-type="string">
            <text:p>cat_encombrant</text:p>
          </table:table-cell>
          <table:table-cell table:style-name="ce196"/>
          <table:table-cell table:style-name="ce196" office:value-type="string" calcext:value-type="string">
            <text:p>grillage, clôture</text:p>
          </table:table-cell>
          <table:table-cell table:style-name="ce196" office:value-type="string" calcext:value-type="string">
            <text:p>fence, fence</text:p>
          </table:table-cell>
          <table:table-cell table:style-name="ce196" table:number-columns-repeated="2"/>
          <table:table-cell table:style-name="ce224"/>
          <table:table-cell table:style-name="ce233" office:value-type="string" calcext:value-type="string">
            <text:p>grillag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grillage,cloture," calcext:value-type="string">
            <text:p>grillage,cloture,</text:p>
          </table:table-cell>
          <table:table-cell table:formula="of:=CONCATENATE(UTILTRANSFORMEENMOTSCLES([Dechets.H86]);&quot;,&quot;;[Dechets.J86])" office:value-type="string" office:string-value="fence,fence," calcext:value-type="string">
            <text:p>fence,fence,</text:p>
          </table:table-cell>
          <table:table-cell table:number-columns-repeated="2"/>
          <table:table-cell table:style-name="ce302" table:formula="of:=JSONDECHETS([Dechets.A86];[Dechets.B86];[Dechets.C86];[Dechets.D86];[Dechets.E86];[Dechets.F86];[Dechets.T86];[Dechets.U86];[Dechets.G86];[Dechets.H86];[Dechets.K86];[Dechets.L86];[Dechets.M86];[Dechets.N86];[Dechets.P86])" office:value-type="string" office:string-value="   {&quot;code&quot;:&quot;dec_grillage&quot;,&#10;      &quot;type&quot;:&quot;Ressource / objet usagé&quot;,&#10;      &quot;type_en&quot;:&quot;Resource / Used object&quot;,&#10;      &quot;nom&quot;:&quot;Grillage&quot;,&#10;      &quot;nom_en&quot;:&quot;Roasting&quot;,&#10;      &quot;cat_usuel&quot;:&quot;cu_divers&quot;,&#10;      &quot;cat_trait&quot;:&quot;cat_encombrant&quot;,&#10;      &quot;descr&quot;:&quot;grillage, clôture&quot;,&#10;      &quot;descr_en&quot;:&quot;fence, fence&quot;,&#10;      &quot;mots_cles&quot;:&quot;grillage,cloture,&quot;,&#10;      &quot;mots_cles_en&quot;:&quot;fence,fence,&quot;,&#10;      &quot;cons&quot;:&quot;cons_numerosencombrants,cons_encombrants&quot;,&#10;      &quot;image&quot;:&quot;grillage_mini.png&quot;,&#10;      &quot;modco&quot;:&quot;modco_encombrant,modco_decheterie&quot;,&#10;      &quot;recyc&quot;:&quot;PAS_POUBELLE&quot;,&#10;      &quot;src&quot;:&quot;MieuxTrierANantes 02/2015&quot;&#10;   }," calcext:value-type="string">
            <text:p>   {"code":"dec_grillage",</text:p>
            <text:p>      "type":"Ressource / objet usagé",</text:p>
            <text:p>      "type_en":"Resource / Used object",</text:p>
            <text:p>      "nom":"Grillage",</text:p>
            <text:p>      "nom_en":"Roasting",</text:p>
            <text:p>      "cat_usuel":"cu_divers",</text:p>
            <text:p>      "cat_trait":"cat_encombrant",</text:p>
            <text:p>      "descr":"grillage, clôture",</text:p>
            <text:p>      "descr_en":"fence, fence",</text:p>
            <text:p>      "mots_cles":"grillage,cloture,",</text:p>
            <text:p>      "mots_cles_en":"fence,fence,",</text:p>
            <text:p>      "cons":"cons_numerosencombrants,cons_encombrants",</text:p>
            <text:p>      "image":"grillag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guitare</text:p>
          </table:table-cell>
          <table:table-cell table:style-name="ce196" office:value-type="string" calcext:value-type="string">
            <text:p>Guitare</text:p>
          </table:table-cell>
          <table:table-cell table:style-name="ce196" office:value-type="string" calcext:value-type="string">
            <text:p>Guitar</text:p>
          </table:table-cell>
          <table:table-cell table:style-name="ce196" office:value-type="string" calcext:value-type="string">
            <text:p>cu_divers</text:p>
          </table:table-cell>
          <table:table-cell table:style-name="ce214" office:value-type="string" calcext:value-type="string">
            <text:p>cat_instrument</text:p>
          </table:table-cell>
          <table:table-cell table:style-name="ce196"/>
          <table:table-cell table:style-name="ce196" office:value-type="string" calcext:value-type="string">
            <text:p>guitare</text:p>
          </table:table-cell>
          <table:table-cell table:style-name="ce196" office:value-type="string" calcext:value-type="string">
            <text:p>guitar</text:p>
          </table:table-cell>
          <table:table-cell table:style-name="ce196" table:number-columns-repeated="2"/>
          <table:table-cell table:style-name="ce224"/>
          <table:table-cell table:style-name="ce233" office:value-type="string" calcext:value-type="string">
            <text:p>guitar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guitare," calcext:value-type="string">
            <text:p>guitare,</text:p>
          </table:table-cell>
          <table:table-cell table:formula="of:=CONCATENATE(UTILTRANSFORMEENMOTSCLES([Dechets.H87]);&quot;,&quot;;[Dechets.J87])" office:value-type="string" office:string-value="guitar," calcext:value-type="string">
            <text:p>guitar,</text:p>
          </table:table-cell>
          <table:table-cell table:number-columns-repeated="2"/>
          <table:table-cell table:style-name="ce302" table:formula="of:=JSONDECHETS([Dechets.A87];[Dechets.B87];[Dechets.C87];[Dechets.D87];[Dechets.E87];[Dechets.F87];[Dechets.T87];[Dechets.U87];[Dechets.G87];[Dechets.H87];[Dechets.K87];[Dechets.L87];[Dechets.M87];[Dechets.N87];[Dechets.P87])" office:value-type="string" office:string-value="   {&quot;code&quot;:&quot;dec_guitare&quot;,&#10;      &quot;type&quot;:&quot;Ressource / objet usagé&quot;,&#10;      &quot;type_en&quot;:&quot;Resource / Used object&quot;,&#10;      &quot;nom&quot;:&quot;Guitare&quot;,&#10;      &quot;nom_en&quot;:&quot;Guitar&quot;,&#10;      &quot;cat_usuel&quot;:&quot;cu_divers&quot;,&#10;      &quot;cat_trait&quot;:&quot;cat_instrument&quot;,&#10;      &quot;descr&quot;:&quot;guitare&quot;,&#10;      &quot;descr_en&quot;:&quot;guitar&quot;,&#10;      &quot;mots_cles&quot;:&quot;guitare,&quot;,&#10;      &quot;mots_cles_en&quot;:&quot;guitar,&quot;,&#10;      &quot;image&quot;:&quot;guitare_mini.png&quot;,&#10;      &quot;modco&quot;:&quot;smco_reempdivers,modco_decheterie,modco_ecopoint,modco_encombrant&quot;,&#10;      &quot;recyc&quot;:&quot;PAS_POUBELLE&quot;,&#10;      &quot;src&quot;:&quot;MieuxTrierANantes 02/2015&quot;&#10;   }," calcext:value-type="string">
            <text:p>   {"code":"dec_guitare",</text:p>
            <text:p>      "type":"Ressource / objet usagé",</text:p>
            <text:p>      "type_en":"Resource / Used object",</text:p>
            <text:p>      "nom":"Guitare",</text:p>
            <text:p>      "nom_en":"Guitar",</text:p>
            <text:p>      "cat_usuel":"cu_divers",</text:p>
            <text:p>      "cat_trait":"cat_instrument",</text:p>
            <text:p>      "descr":"guitare",</text:p>
            <text:p>      "descr_en":"guitar",</text:p>
            <text:p>      "mots_cles":"guitare,",</text:p>
            <text:p>      "mots_cles_en":"guitar,",</text:p>
            <text:p>      "image":"guitar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herbicides</text:p>
          </table:table-cell>
          <table:table-cell table:number-columns-repeated="2" table:style-name="ce196" office:value-type="string" calcext:value-type="string">
            <text:p>Herbicide</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herbicide, désherbant</text:p>
          </table:table-cell>
          <table:table-cell table:style-name="ce196" office:value-type="string" calcext:value-type="string">
            <text:p>herbicide, weedkiller</text:p>
          </table:table-cell>
          <table:table-cell table:style-name="ce196" table:number-columns-repeated="2"/>
          <table:table-cell table:style-name="ce224"/>
          <table:table-cell table:style-name="ce233" office:value-type="string" calcext:value-type="string">
            <text:p>desherbant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herbicide,desherbant," calcext:value-type="string">
            <text:p>herbicide,desherbant,</text:p>
          </table:table-cell>
          <table:table-cell table:formula="of:=CONCATENATE(UTILTRANSFORMEENMOTSCLES([Dechets.H88]);&quot;,&quot;;[Dechets.J88])" office:value-type="string" office:string-value="herbicide,weedkiller," calcext:value-type="string">
            <text:p>herbicide,weedkiller,</text:p>
          </table:table-cell>
          <table:table-cell table:number-columns-repeated="2"/>
          <table:table-cell table:style-name="ce302" table:formula="of:=JSONDECHETS([Dechets.A88];[Dechets.B88];[Dechets.C88];[Dechets.D88];[Dechets.E88];[Dechets.F88];[Dechets.T88];[Dechets.U88];[Dechets.G88];[Dechets.H88];[Dechets.K88];[Dechets.L88];[Dechets.M88];[Dechets.N88];[Dechets.P88])" office:value-type="string" office:string-value="   {&quot;code&quot;:&quot;dec_herbicides&quot;,&#10;      &quot;type&quot;:&quot;Ressource / objet usagé&quot;,&#10;      &quot;type_en&quot;:&quot;Resource / Used object&quot;,&#10;      &quot;nom&quot;:&quot;Herbicide&quot;,&#10;      &quot;nom_en&quot;:&quot;Herbicide&quot;,&#10;      &quot;cat_usuel&quot;:&quot;cu_toxique&quot;,&#10;      &quot;cat_trait&quot;:&quot;cat_ddm&quot;,&#10;      &quot;descr&quot;:&quot;herbicide, désherbant&quot;,&#10;      &quot;descr_en&quot;:&quot;herbicide, weedkiller&quot;,&#10;      &quot;mots_cles&quot;:&quot;herbicide,desherbant,&quot;,&#10;      &quot;mots_cles_en&quot;:&quot;herbicide,weedkiller,&quot;,&#10;      &quot;cons&quot;:&quot;cons_toxique&quot;,&#10;      &quot;image&quot;:&quot;desherbant_mini.png&quot;,&#10;      &quot;modco&quot;:&quot;modco_decheterie,modco_ecopoint&quot;,&#10;      &quot;recyc&quot;:&quot;PAS_POUBELLE&quot;,&#10;      &quot;src&quot;:&quot;MieuxTrierANantes 02/2015&quot;&#10;   }," calcext:value-type="string">
            <text:p>   {"code":"dec_herbicides",</text:p>
            <text:p>      "type":"Ressource / objet usagé",</text:p>
            <text:p>      "type_en":"Resource / Used object",</text:p>
            <text:p>      "nom":"Herbicide",</text:p>
            <text:p>      "nom_en":"Herbicide",</text:p>
            <text:p>      "cat_usuel":"cu_toxique",</text:p>
            <text:p>      "cat_trait":"cat_ddm",</text:p>
            <text:p>      "descr":"herbicide, désherbant",</text:p>
            <text:p>      "descr_en":"herbicide, weedkiller",</text:p>
            <text:p>      "mots_cles":"herbicide,desherbant,",</text:p>
            <text:p>      "mots_cles_en":"herbicide,weedkiller,",</text:p>
            <text:p>      "cons":"cons_toxique",</text:p>
            <text:p>      "image":"desherba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huileAlimentaire</text:p>
          </table:table-cell>
          <table:table-cell table:style-name="ce196" office:value-type="string" calcext:value-type="string">
            <text:p>Huile alimentaire</text:p>
          </table:table-cell>
          <table:table-cell table:style-name="ce209" office:value-type="string" calcext:value-type="string">
            <text:p>Edible oil</text:p>
          </table:table-cell>
          <table:table-cell table:style-name="ce212" office:value-type="string" calcext:value-type="string">
            <text:p>cu_vertboi</text:p>
          </table:table-cell>
          <table:table-cell table:style-name="ce196" office:value-type="string" calcext:value-type="string">
            <text:p>cat_omr</text:p>
          </table:table-cell>
          <table:table-cell table:style-name="ce196"/>
          <table:table-cell table:style-name="ce196" office:value-type="string" calcext:value-type="string">
            <text:p>huile alimentaire, huile de friture</text:p>
          </table:table-cell>
          <table:table-cell table:style-name="ce196" office:value-type="string" calcext:value-type="string">
            <text:p>edible oil, cooking oil</text:p>
          </table:table-cell>
          <table:table-cell table:style-name="ce196" table:number-columns-repeated="2"/>
          <table:table-cell table:style-name="ce224" office:value-type="string" calcext:value-type="string">
            <text:p>cons_huileAlimentaire</text:p>
          </table:table-cell>
          <table:table-cell table:style-name="ce233" office:value-type="string" calcext:value-type="string">
            <text:p>images_non_libres_temp/huile_vegetale_mini.png</text:p>
          </table:table-cell>
          <table:table-cell table:style-name="ce213"/>
          <table:table-cell table:style-name="ce250" office:value-type="string" calcext:value-type="string">
            <text:p>09/2015</text:p>
          </table:table-cell>
          <table:table-cell table:style-name="ce250" table:number-columns-repeated="2"/>
          <table:table-cell table:style-name="ce196"/>
          <table:table-cell table:number-columns-repeated="2"/>
          <table:table-cell table:formula="of:=CONCATENATE(UTILTRANSFORMEENMOTSCLES([Dechets.G89]);&quot;,&quot;;[Dechets.I89])" office:value-type="string" office:string-value="huile,alimentaire,huile,friture," calcext:value-type="string">
            <text:p>huile,alimentaire,huile,friture,</text:p>
          </table:table-cell>
          <table:table-cell table:formula="of:=CONCATENATE(UTILTRANSFORMEENMOTSCLES([Dechets.H89]);&quot;,&quot;;[Dechets.J89])" office:value-type="string" office:string-value="edible,oil,cooking,oil," calcext:value-type="string">
            <text:p>edible,oil,cooking,oil,</text:p>
          </table:table-cell>
          <table:table-cell table:number-columns-repeated="2"/>
          <table:table-cell table:style-name="ce302" table:formula="of:=JSONDECHETS([Dechets.A89];[Dechets.B89];[Dechets.C89];[Dechets.D89];[Dechets.E89];[Dechets.F89];[Dechets.T89];[Dechets.U89];[Dechets.G89];[Dechets.H89];[Dechets.K89];[Dechets.L89];[Dechets.M89];[Dechets.N89];[Dechets.P89])" office:value-type="string" office:string-value="   {&quot;code&quot;:&quot;dec_huileAlimentaire&quot;,&#10;      &quot;type&quot;:&quot;Ressource / objet usagé&quot;,&#10;      &quot;type_en&quot;:&quot;Resource / Used object&quot;,&#10;      &quot;nom&quot;:&quot;Huile alimentaire&quot;,&#10;      &quot;nom_en&quot;:&quot;Edible oil&quot;,&#10;      &quot;cat_usuel&quot;:&quot;cu_vertboi&quot;,&#10;      &quot;cat_trait&quot;:&quot;cat_omr&quot;,&#10;      &quot;descr&quot;:&quot;huile alimentaire, huile de friture&quot;,&#10;      &quot;descr_en&quot;:&quot;edible oil, cooking oil&quot;,&#10;      &quot;mots_cles&quot;:&quot;huile,alimentaire,huile,friture,&quot;,&#10;      &quot;mots_cles_en&quot;:&quot;edible,oil,cooking,oil,&quot;,&#10;      &quot;cons&quot;:&quot;cons_huileAlimentaire,&quot;,&#10;      &quot;image&quot;:&quot;images_non_libres_temp/huile_vegetale_mini.png&quot;,&#10;      &quot;modco&quot;:&quot;modco_bacblehorsnantes,modco_bacbleu,modco_sacbleu&quot;,&#10;      &quot;recyc&quot;:&quot;NON&quot;,&#10;      &quot;src&quot;:&quot;09/2015&quot;&#10;   }," calcext:value-type="string">
            <text:p>   {"code":"dec_huileAlimentaire",</text:p>
            <text:p>      "type":"Ressource / objet usagé",</text:p>
            <text:p>      "type_en":"Resource / Used object",</text:p>
            <text:p>      "nom":"Huile alimentaire",</text:p>
            <text:p>      "nom_en":"Edible oil",</text:p>
            <text:p>      "cat_usuel":"cu_vertboi",</text:p>
            <text:p>      "cat_trait":"cat_omr",</text:p>
            <text:p>      "descr":"huile alimentaire, huile de friture",</text:p>
            <text:p>      "descr_en":"edible oil, cooking oil",</text:p>
            <text:p>      "mots_cles":"huile,alimentaire,huile,friture,",</text:p>
            <text:p>      "mots_cles_en":"edible,oil,cooking,oil,",</text:p>
            <text:p>      "cons":"cons_huileAlimentaire,",</text:p>
            <text:p>      "image":"images_non_libres_temp/huile_vegetale_mini.png",</text:p>
            <text:p>      "modco":"modco_bacblehorsnantes,modco_bacbleu,modco_sacbleu",</text:p>
            <text:p>      "recyc":"NON",</text:p>
            <text:p>      "src":"09/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huileMinerale</text:p>
          </table:table-cell>
          <table:table-cell table:style-name="ce205" office:value-type="string" calcext:value-type="string">
            <text:p>Huile moteur</text:p>
          </table:table-cell>
          <table:table-cell table:style-name="ce205" office:value-type="string" calcext:value-type="string">
            <text:p>Engine oil</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huile minérale,huile voiture,huile moteur</text:p>
          </table:table-cell>
          <table:table-cell table:style-name="ce205" office:value-type="string" calcext:value-type="string">
            <text:p>mineral oil, oil car, engine oil</text:p>
          </table:table-cell>
          <table:table-cell table:style-name="ce205" table:number-columns-repeated="2"/>
          <table:table-cell table:style-name="ce229"/>
          <table:table-cell table:style-name="ce235" office:value-type="string" calcext:value-type="string">
            <text:p>images_non_libres_temp/huile_minerale_mini.png</text:p>
          </table:table-cell>
          <table:table-cell table:style-name="ce248"/>
          <table:table-cell table:style-name="ce259" office:value-type="string" calcext:value-type="string">
            <text:p>MieuxTrierANantes 02/2015</text:p>
          </table:table-cell>
          <table:table-cell table:style-name="ce259" table:number-columns-repeated="2"/>
          <table:table-cell table:style-name="ce205"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huile,minerale,huile,voiture,huile,moteur," calcext:value-type="string">
            <text:p>huile,minerale,huile,voiture,huile,moteur,</text:p>
          </table:table-cell>
          <table:table-cell table:formula="of:=CONCATENATE(UTILTRANSFORMEENMOTSCLES([Dechets.H90]);&quot;,&quot;;[Dechets.J90])" office:value-type="string" office:string-value="mineral,oil,oil,car,engine,oil," calcext:value-type="string">
            <text:p>mineral,oil,oil,car,engine,oil,</text:p>
          </table:table-cell>
          <table:table-cell table:number-columns-repeated="2"/>
          <table:table-cell table:style-name="ce302" table:formula="of:=JSONDECHETS([Dechets.A90];[Dechets.B90];[Dechets.C90];[Dechets.D90];[Dechets.E90];[Dechets.F90];[Dechets.T90];[Dechets.U90];[Dechets.G90];[Dechets.H90];[Dechets.K90];[Dechets.L90];[Dechets.M90];[Dechets.N90];[Dechets.P90])" office:value-type="string" office:string-value="   {&quot;code&quot;:&quot;dec_huileMinerale&quot;,&#10;      &quot;type&quot;:&quot;Ressource / objet usagé&quot;,&#10;      &quot;type_en&quot;:&quot;Resource / Used object&quot;,&#10;      &quot;nom&quot;:&quot;Huile moteur&quot;,&#10;      &quot;nom_en&quot;:&quot;Engine oil&quot;,&#10;      &quot;cat_usuel&quot;:&quot;cu_toxique&quot;,&#10;      &quot;cat_trait&quot;:&quot;cat_ddm&quot;,&#10;      &quot;descr&quot;:&quot;huile minérale,huile voiture,huile moteur&quot;,&#10;      &quot;descr_en&quot;:&quot;mineral oil, oil car, engine oil&quot;,&#10;      &quot;mots_cles&quot;:&quot;huile,minerale,huile,voiture,huile,moteur,&quot;,&#10;      &quot;mots_cles_en&quot;:&quot;mineral,oil,oil,car,engine,oil,&quot;,&#10;      &quot;cons&quot;:&quot;cons_toxique&quot;,&#10;      &quot;image&quot;:&quot;images_non_libres_temp/huile_minerale_mini.png&quot;,&#10;      &quot;modco&quot;:&quot;modco_decheterie,modco_ecopoint&quot;,&#10;      &quot;recyc&quot;:&quot;PAS_POUBELLE&quot;,&#10;      &quot;src&quot;:&quot;MieuxTrierANantes 02/2015&quot;&#10;   }," calcext:value-type="string">
            <text:p>   {"code":"dec_huileMinerale",</text:p>
            <text:p>      "type":"Ressource / objet usagé",</text:p>
            <text:p>      "type_en":"Resource / Used object",</text:p>
            <text:p>      "nom":"Huile moteur",</text:p>
            <text:p>      "nom_en":"Engine oil",</text:p>
            <text:p>      "cat_usuel":"cu_toxique",</text:p>
            <text:p>      "cat_trait":"cat_ddm",</text:p>
            <text:p>      "descr":"huile minérale,huile voiture,huile moteur",</text:p>
            <text:p>      "descr_en":"mineral oil, oil car, engine oil",</text:p>
            <text:p>      "mots_cles":"huile,minerale,huile,voiture,huile,moteur,",</text:p>
            <text:p>      "mots_cles_en":"mineral,oil,oil,car,engine,oil,",</text:p>
            <text:p>      "cons":"cons_toxique",</text:p>
            <text:p>      "image":"images_non_libres_temp/huile_minera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huileVidange</text:p>
          </table:table-cell>
          <table:table-cell table:style-name="ce205" office:value-type="string" calcext:value-type="string">
            <text:p>Huile vidange</text:p>
          </table:table-cell>
          <table:table-cell table:style-name="ce205" office:value-type="string" calcext:value-type="string">
            <text:p>Oil drain</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huile de vidange</text:p>
          </table:table-cell>
          <table:table-cell table:style-name="ce205" office:value-type="string" calcext:value-type="string">
            <text:p>waste oil</text:p>
          </table:table-cell>
          <table:table-cell table:style-name="ce205" table:number-columns-repeated="2"/>
          <table:table-cell table:style-name="ce229"/>
          <table:table-cell table:style-name="ce235" office:value-type="string" calcext:value-type="string">
            <text:p>images_non_libres_temp/huile_vidange_mini.png</text:p>
          </table:table-cell>
          <table:table-cell table:style-name="ce248"/>
          <table:table-cell table:style-name="ce259" office:value-type="string" calcext:value-type="string">
            <text:p>MieuxTrierANantes 02/2015</text:p>
          </table:table-cell>
          <table:table-cell table:style-name="ce259" table:number-columns-repeated="2"/>
          <table:table-cell table:style-name="ce205"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huile,vidange," calcext:value-type="string">
            <text:p>huile,vidange,</text:p>
          </table:table-cell>
          <table:table-cell table:formula="of:=CONCATENATE(UTILTRANSFORMEENMOTSCLES([Dechets.H91]);&quot;,&quot;;[Dechets.J91])" office:value-type="string" office:string-value="waste,oil," calcext:value-type="string">
            <text:p>waste,oil,</text:p>
          </table:table-cell>
          <table:table-cell table:number-columns-repeated="2"/>
          <table:table-cell table:style-name="ce302" table:formula="of:=JSONDECHETS([Dechets.A91];[Dechets.B91];[Dechets.C91];[Dechets.D91];[Dechets.E91];[Dechets.F91];[Dechets.T91];[Dechets.U91];[Dechets.G91];[Dechets.H91];[Dechets.K91];[Dechets.L91];[Dechets.M91];[Dechets.N91];[Dechets.P91])" office:value-type="string" office:string-value="   {&quot;code&quot;:&quot;dec_huileVidange&quot;,&#10;      &quot;type&quot;:&quot;Ressource / objet usagé&quot;,&#10;      &quot;type_en&quot;:&quot;Resource / Used object&quot;,&#10;      &quot;nom&quot;:&quot;Huile vidange&quot;,&#10;      &quot;nom_en&quot;:&quot;Oil drain&quot;,&#10;      &quot;cat_usuel&quot;:&quot;cu_toxique&quot;,&#10;      &quot;cat_trait&quot;:&quot;cat_ddm&quot;,&#10;      &quot;descr&quot;:&quot;huile de vidange&quot;,&#10;      &quot;descr_en&quot;:&quot;waste oil&quot;,&#10;      &quot;mots_cles&quot;:&quot;huile,vidange,&quot;,&#10;      &quot;mots_cles_en&quot;:&quot;waste,oil,&quot;,&#10;      &quot;cons&quot;:&quot;cons_toxique&quot;,&#10;      &quot;image&quot;:&quot;images_non_libres_temp/huile_vidange_mini.png&quot;,&#10;      &quot;modco&quot;:&quot;modco_decheterie,modco_ecopoint&quot;,&#10;      &quot;recyc&quot;:&quot;PAS_POUBELLE&quot;,&#10;      &quot;src&quot;:&quot;MieuxTrierANantes 02/2015&quot;&#10;   }," calcext:value-type="string">
            <text:p>   {"code":"dec_huileVidange",</text:p>
            <text:p>      "type":"Ressource / objet usagé",</text:p>
            <text:p>      "type_en":"Resource / Used object",</text:p>
            <text:p>      "nom":"Huile vidange",</text:p>
            <text:p>      "nom_en":"Oil drain",</text:p>
            <text:p>      "cat_usuel":"cu_toxique",</text:p>
            <text:p>      "cat_trait":"cat_ddm",</text:p>
            <text:p>      "descr":"huile de vidange",</text:p>
            <text:p>      "descr_en":"waste oil",</text:p>
            <text:p>      "mots_cles":"huile,vidange,",</text:p>
            <text:p>      "mots_cles_en":"waste,oil,",</text:p>
            <text:p>      "cons":"cons_toxique",</text:p>
            <text:p>      "image":"images_non_libres_temp/huile_vidang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insecticides</text:p>
          </table:table-cell>
          <table:table-cell table:number-columns-repeated="2" table:style-name="ce205" office:value-type="string" calcext:value-type="string">
            <text:p>Insecticides</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number-columns-repeated="2" table:style-name="ce205" office:value-type="string" calcext:value-type="string">
            <text:p>insecticides</text:p>
          </table:table-cell>
          <table:table-cell table:style-name="ce205" table:number-columns-repeated="2"/>
          <table:table-cell table:style-name="ce229"/>
          <table:table-cell table:style-name="ce235" office:value-type="string" calcext:value-type="string">
            <text:p>images_non_libres_temp/fongicide_mini.png</text:p>
          </table:table-cell>
          <table:table-cell table:style-name="ce248"/>
          <table:table-cell table:style-name="ce259" office:value-type="string" calcext:value-type="string">
            <text:p>MieuxTrierANantes 02/2015</text:p>
          </table:table-cell>
          <table:table-cell table:style-name="ce259" table:number-columns-repeated="2"/>
          <table:table-cell table:style-name="ce203"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insecticides," calcext:value-type="string">
            <text:p>insecticides,</text:p>
          </table:table-cell>
          <table:table-cell table:formula="of:=CONCATENATE(UTILTRANSFORMEENMOTSCLES([Dechets.H92]);&quot;,&quot;;[Dechets.J92])" office:value-type="string" office:string-value="insecticides," calcext:value-type="string">
            <text:p>insecticides,</text:p>
          </table:table-cell>
          <table:table-cell table:number-columns-repeated="2"/>
          <table:table-cell table:style-name="ce302" table:formula="of:=JSONDECHETS([Dechets.A92];[Dechets.B92];[Dechets.C92];[Dechets.D92];[Dechets.E92];[Dechets.F92];[Dechets.T92];[Dechets.U92];[Dechets.G92];[Dechets.H92];[Dechets.K92];[Dechets.L92];[Dechets.M92];[Dechets.N92];[Dechets.P92])" office:value-type="string" office:string-value="   {&quot;code&quot;:&quot;dec_insecticides&quot;,&#10;      &quot;type&quot;:&quot;Ressource / objet usagé&quot;,&#10;      &quot;type_en&quot;:&quot;Resource / Used object&quot;,&#10;      &quot;nom&quot;:&quot;Insecticides&quot;,&#10;      &quot;nom_en&quot;:&quot;Insecticides&quot;,&#10;      &quot;cat_usuel&quot;:&quot;cu_toxique&quot;,&#10;      &quot;cat_trait&quot;:&quot;cat_ddm&quot;,&#10;      &quot;descr&quot;:&quot;insecticides&quot;,&#10;      &quot;descr_en&quot;:&quot;insecticides&quot;,&#10;      &quot;mots_cles&quot;:&quot;insecticides,&quot;,&#10;      &quot;mots_cles_en&quot;:&quot;insecticides,&quot;,&#10;      &quot;cons&quot;:&quot;cons_toxique&quot;,&#10;      &quot;image&quot;:&quot;images_non_libres_temp/fongicide_mini.png&quot;,&#10;      &quot;modco&quot;:&quot;modco_decheterie,modco_ecopoint&quot;,&#10;      &quot;recyc&quot;:&quot;PAS_POUBELLE&quot;,&#10;      &quot;src&quot;:&quot;MieuxTrierANantes 02/2015&quot;&#10;   }," calcext:value-type="string">
            <text:p>   {"code":"dec_insecticides",</text:p>
            <text:p>      "type":"Ressource / objet usagé",</text:p>
            <text:p>      "type_en":"Resource / Used object",</text:p>
            <text:p>      "nom":"Insecticides",</text:p>
            <text:p>      "nom_en":"Insecticides",</text:p>
            <text:p>      "cat_usuel":"cu_toxique",</text:p>
            <text:p>      "cat_trait":"cat_ddm",</text:p>
            <text:p>      "descr":"insecticides",</text:p>
            <text:p>      "descr_en":"insecticides",</text:p>
            <text:p>      "mots_cles":"insecticides,",</text:p>
            <text:p>      "mots_cles_en":"insecticides,",</text:p>
            <text:p>      "cons":"cons_toxique",</text:p>
            <text:p>      "image":"images_non_libres_temp/fongicid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jouetsAlimentesParElectricite</text:p>
          </table:table-cell>
          <table:table-cell table:style-name="ce196" office:value-type="string" calcext:value-type="string">
            <text:p>Jouet alimenté par électricité</text:p>
          </table:table-cell>
          <table:table-cell table:style-name="ce196" office:value-type="string" calcext:value-type="string">
            <text:p>Toy powered by electricity</text:p>
          </table:table-cell>
          <table:table-cell table:style-name="ce196" office:value-type="string" calcext:value-type="string">
            <text:p>cu_encombrantelectronique</text:p>
          </table:table-cell>
          <table:table-cell table:style-name="ce196" office:value-type="string" calcext:value-type="string">
            <text:p>cat_jouetpile</text:p>
          </table:table-cell>
          <table:table-cell table:style-name="ce196"/>
          <table:table-cell table:style-name="ce196" office:value-type="string" calcext:value-type="string">
            <text:p>jouet alimenté par électricité, jeu avec pile, train électrique</text:p>
          </table:table-cell>
          <table:table-cell table:style-name="ce196" office:value-type="string" calcext:value-type="string">
            <text:p>toy powered by electricity, with battery set, electric train</text:p>
          </table:table-cell>
          <table:table-cell table:style-name="ce196" table:number-columns-repeated="2"/>
          <table:table-cell table:style-name="ce224"/>
          <table:table-cell table:style-name="ce233" office:value-type="string" calcext:value-type="string">
            <text:p>jeu_enfant_avec_pile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jouet,alimente,par,electricite,jeu,avec,pile,train,electrique," calcext:value-type="string">
            <text:p>jouet,alimente,par,electricite,jeu,avec,pile,train,electrique,</text:p>
          </table:table-cell>
          <table:table-cell table:formula="of:=CONCATENATE(UTILTRANSFORMEENMOTSCLES([Dechets.H93]);&quot;,&quot;;[Dechets.J93])" office:value-type="string" office:string-value="toy,powered,by,electricity,with,battery,set,electric,train," calcext:value-type="string">
            <text:p>toy,powered,by,electricity,with,battery,set,electric,train,</text:p>
          </table:table-cell>
          <table:table-cell table:number-columns-repeated="2"/>
          <table:table-cell table:style-name="ce302" table:formula="of:=JSONDECHETS([Dechets.A93];[Dechets.B93];[Dechets.C93];[Dechets.D93];[Dechets.E93];[Dechets.F93];[Dechets.T93];[Dechets.U93];[Dechets.G93];[Dechets.H93];[Dechets.K93];[Dechets.L93];[Dechets.M93];[Dechets.N93];[Dechets.P93])" office:value-type="string" office:string-value="   {&quot;code&quot;:&quot;dec_jouetsAlimentesParElectricite&quot;,&#10;      &quot;type&quot;:&quot;Ressource / objet usagé&quot;,&#10;      &quot;type_en&quot;:&quot;Resource / Used object&quot;,&#10;      &quot;nom&quot;:&quot;Jouet alimenté par électricité&quot;,&#10;      &quot;nom_en&quot;:&quot;Toy powered by electricity&quot;,&#10;      &quot;cat_usuel&quot;:&quot;cu_encombrantelectronique&quot;,&#10;      &quot;cat_trait&quot;:&quot;cat_jouetpile&quot;,&#10;      &quot;descr&quot;:&quot;jouet alimenté par électricité, jeu avec pile, train électrique&quot;,&#10;      &quot;descr_en&quot;:&quot;toy powered by electricity, with battery set, electric train&quot;,&#10;      &quot;mots_cles&quot;:&quot;jouet,alimente,par,electricite,jeu,avec,pile,train,electrique,&quot;,&#10;      &quot;mots_cles_en&quot;:&quot;toy,powered,by,electricity,with,battery,set,electric,train,&quot;,&#10;      &quot;cons&quot;:&quot;cons_recuppdv1,cons_ecoparticipation&quot;,&#10;      &quot;image&quot;:&quot;jeu_enfant_avec_pile_mini.png&quot;,&#10;      &quot;modco&quot;:&quot;smco_reempjouet,modco_decheterie,modco_ecopoint&quot;,&#10;      &quot;recyc&quot;:&quot;PAS_POUBELLE&quot;,&#10;      &quot;src&quot;:&quot;MieuxTrierANantes 02/2015&quot;&#10;   }," calcext:value-type="string">
            <text:p>   {"code":"dec_jouetsAlimentesParElectricite",</text:p>
            <text:p>      "type":"Ressource / objet usagé",</text:p>
            <text:p>      "type_en":"Resource / Used object",</text:p>
            <text:p>      "nom":"Jouet alimenté par électricité",</text:p>
            <text:p>      "nom_en":"Toy powered by electricity",</text:p>
            <text:p>      "cat_usuel":"cu_encombrantelectronique",</text:p>
            <text:p>      "cat_trait":"cat_jouetpile",</text:p>
            <text:p>      "descr":"jouet alimenté par électricité, jeu avec pile, train électrique",</text:p>
            <text:p>      "descr_en":"toy powered by electricity, with battery set, electric train",</text:p>
            <text:p>      "mots_cles":"jouet,alimente,par,electricite,jeu,avec,pile,train,electrique,",</text:p>
            <text:p>      "mots_cles_en":"toy,powered,by,electricity,with,battery,set,electric,train,",</text:p>
            <text:p>      "cons":"cons_recuppdv1,cons_ecoparticipation",</text:p>
            <text:p>      "image":"jeu_enfant_avec_pile_mini.png",</text:p>
            <text:p>      "modco":"smco_reempjouet,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jouetsNonElectroniques</text:p>
          </table:table-cell>
          <table:table-cell table:style-name="ce196" office:value-type="string" calcext:value-type="string">
            <text:p>Jouet non électronique</text:p>
          </table:table-cell>
          <table:table-cell table:style-name="ce196" office:value-type="string" calcext:value-type="string">
            <text:p>Non-electronic toy</text:p>
          </table:table-cell>
          <table:table-cell table:style-name="ce196" office:value-type="string" calcext:value-type="string">
            <text:p>cu_divers</text:p>
          </table:table-cell>
          <table:table-cell table:style-name="ce196" office:value-type="string" calcext:value-type="string">
            <text:p>cat_jouet</text:p>
          </table:table-cell>
          <table:table-cell/>
          <table:table-cell table:style-name="ce196" office:value-type="string" calcext:value-type="string">
            <text:p>jouet non électronique, jeu, peluche, poupée, petite voiture</text:p>
          </table:table-cell>
          <table:table-cell table:style-name="ce196" office:value-type="string" calcext:value-type="string">
            <text:p>non-electronic toy, game, toy, doll, toy car</text:p>
          </table:table-cell>
          <table:table-cell table:style-name="ce196" table:number-columns-repeated="2"/>
          <table:table-cell table:style-name="ce224"/>
          <table:table-cell table:style-name="ce233" office:value-type="string" calcext:value-type="string">
            <text:p>petite_voiture_mini.png</text:p>
          </table:table-cell>
          <table:table-cell table:style-name="ce213" office:value-type="string" calcext:value-type="string">
            <text:p>jouet_enfant_mini.png</text:p>
          </table:table-cell>
          <table:table-cell table:style-name="ce250" office:value-type="string" calcext:value-type="string">
            <text:p>MieuxTrierANantes 02/2015</text:p>
          </table:table-cell>
          <table:table-cell table:style-name="ce250"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jouet,non,electronique,jeu,peluche,poupee,petite,voiture," calcext:value-type="string">
            <text:p>jouet,non,electronique,jeu,peluche,poupee,petite,voiture,</text:p>
          </table:table-cell>
          <table:table-cell table:formula="of:=CONCATENATE(UTILTRANSFORMEENMOTSCLES([Dechets.H94]);&quot;,&quot;;[Dechets.J94])" office:value-type="string" office:string-value="non,electronic,toy,game,toy,doll,toy,car," calcext:value-type="string">
            <text:p>non,electronic,toy,game,toy,doll,toy,car,</text:p>
          </table:table-cell>
          <table:table-cell table:number-columns-repeated="2"/>
          <table:table-cell table:style-name="ce302" table:formula="of:=JSONDECHETS([Dechets.A94];[Dechets.B94];[Dechets.C94];[Dechets.D94];[Dechets.E94];[Dechets.F94];[Dechets.T94];[Dechets.U94];[Dechets.G94];[Dechets.H94];[Dechets.K94];[Dechets.L94];[Dechets.M94];[Dechets.N94];[Dechets.P94])" office:value-type="string" office:string-value="   {&quot;code&quot;:&quot;dec_jouetsNonElectroniques&quot;,&#10;      &quot;type&quot;:&quot;Ressource / objet usagé&quot;,&#10;      &quot;type_en&quot;:&quot;Resource / Used object&quot;,&#10;      &quot;nom&quot;:&quot;Jouet non électronique&quot;,&#10;      &quot;nom_en&quot;:&quot;Non-electronic toy&quot;,&#10;      &quot;cat_usuel&quot;:&quot;cu_divers&quot;,&#10;      &quot;cat_trait&quot;:&quot;cat_jouet&quot;,&#10;      &quot;descr&quot;:&quot;jouet non électronique, jeu, peluche, poupée, petite voiture&quot;,&#10;      &quot;descr_en&quot;:&quot;non-electronic toy, game, toy, doll, toy car&quot;,&#10;      &quot;mots_cles&quot;:&quot;jouet,non,electronique,jeu,peluche,poupee,petite,voiture,&quot;,&#10;      &quot;mots_cles_en&quot;:&quot;non,electronic,toy,game,toy,doll,toy,car,&quot;,&#10;      &quot;image&quot;:&quot;petite_voiture_mini.png&quot;,&#10;      &quot;image_secondaire&quot;:&quot;jouet_enfant_mini.png&quot;,&#10;      &quot;modco&quot;:&quot;smco_reempjouet,modco_bacbleu,modco_sacbleu&quot;,&#10;      &quot;recyc&quot;:&quot;PAS_POUBELLE&quot;,&#10;      &quot;src&quot;:&quot;MieuxTrierANantes 02/2015&quot;&#10;   }," calcext:value-type="string">
            <text:p>   {"code":"dec_jouetsNonElectroniques",</text:p>
            <text:p>      "type":"Ressource / objet usagé",</text:p>
            <text:p>      "type_en":"Resource / Used object",</text:p>
            <text:p>      "nom":"Jouet non électronique",</text:p>
            <text:p>      "nom_en":"Non-electronic toy",</text:p>
            <text:p>      "cat_usuel":"cu_divers",</text:p>
            <text:p>      "cat_trait":"cat_jouet",</text:p>
            <text:p>      "descr":"jouet non électronique, jeu, peluche, poupée, petite voiture",</text:p>
            <text:p>      "descr_en":"non-electronic toy, game, toy, doll, toy car",</text:p>
            <text:p>      "mots_cles":"jouet,non,electronique,jeu,peluche,poupee,petite,voiture,",</text:p>
            <text:p>      "mots_cles_en":"non,electronic,toy,game,toy,doll,toy,car,",</text:p>
            <text:p>      "image":"petite_voiture_mini.png",</text:p>
            <text:p>      "image_secondaire":"jouet_enfant_mini.png",</text:p>
            <text:p>      "modco":"smco_reempjouet,modco_bacbleu,modco_sacbleu",</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journal</text:p>
          </table:table-cell>
          <table:table-cell table:style-name="ce205" office:value-type="string" calcext:value-type="string">
            <text:p>Journal</text:p>
          </table:table-cell>
          <table:table-cell table:style-name="ce205" office:value-type="string" calcext:value-type="string">
            <text:p>Newspaper</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journal, revue</text:p>
          </table:table-cell>
          <table:table-cell table:style-name="ce196" office:value-type="string" calcext:value-type="string">
            <text:p>newspaper, magazine</text:p>
          </table:table-cell>
          <table:table-cell table:style-name="ce196" table:number-columns-repeated="2"/>
          <table:table-cell table:style-name="ce224"/>
          <table:table-cell table:style-name="ce233" office:value-type="string" calcext:value-type="string">
            <text:p>journal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journal,revue," calcext:value-type="string">
            <text:p>journal,revue,</text:p>
          </table:table-cell>
          <table:table-cell table:formula="of:=CONCATENATE(UTILTRANSFORMEENMOTSCLES([Dechets.H95]);&quot;,&quot;;[Dechets.J95])" office:value-type="string" office:string-value="newspaper,magazine," calcext:value-type="string">
            <text:p>newspaper,magazine,</text:p>
          </table:table-cell>
          <table:table-cell table:number-columns-repeated="2"/>
          <table:table-cell table:style-name="ce302" table:formula="of:=JSONDECHETS([Dechets.A95];[Dechets.B95];[Dechets.C95];[Dechets.D95];[Dechets.E95];[Dechets.F95];[Dechets.T95];[Dechets.U95];[Dechets.G95];[Dechets.H95];[Dechets.K95];[Dechets.L95];[Dechets.M95];[Dechets.N95];[Dechets.P95])" office:value-type="string" office:string-value="   {&quot;code&quot;:&quot;dec_journal&quot;,&#10;      &quot;type&quot;:&quot;Ressource / objet usagé&quot;,&#10;      &quot;type_en&quot;:&quot;Resource / Used object&quot;,&#10;      &quot;nom&quot;:&quot;Journal&quot;,&#10;      &quot;nom_en&quot;:&quot;Newspaper&quot;,&#10;      &quot;cat_usuel&quot;:&quot;cu_papierscartons&quot;,&#10;      &quot;cat_trait&quot;:&quot;cat_papiercarton&quot;,&#10;      &quot;descr&quot;:&quot;journal, revue&quot;,&#10;      &quot;descr_en&quot;:&quot;newspaper, magazine&quot;,&#10;      &quot;mots_cles&quot;:&quot;journal,revue,&quot;,&#10;      &quot;mots_cles_en&quot;:&quot;newspaper,magazine,&quot;,&#10;      &quot;image&quot;:&quot;journal_mini.png&quot;,&#10;      &quot;modco&quot;:&quot;modco_contpapiercarton,modco_bacjaune,modco_sacjaune,modco_contembjournmag&quot;,&#10;      &quot;recyc&quot;:&quot;OUI&quot;,&#10;      &quot;src&quot;:&quot;MieuxTrierANantes 02/2015&quot;&#10;   }," calcext:value-type="string">
            <text:p>   {"code":"dec_journal",</text:p>
            <text:p>      "type":"Ressource / objet usagé",</text:p>
            <text:p>      "type_en":"Resource / Used object",</text:p>
            <text:p>      "nom":"Journal",</text:p>
            <text:p>      "nom_en":"Newspaper",</text:p>
            <text:p>      "cat_usuel":"cu_papierscartons",</text:p>
            <text:p>      "cat_trait":"cat_papiercarton",</text:p>
            <text:p>      "descr":"journal, revue",</text:p>
            <text:p>      "descr_en":"newspaper, magazine",</text:p>
            <text:p>      "mots_cles":"journal,revue,",</text:p>
            <text:p>      "mots_cles_en":"newspaper,magazine,",</text:p>
            <text:p>      "image":"journal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laine</text:p>
          </table:table-cell>
          <table:table-cell table:style-name="ce205" office:value-type="string" calcext:value-type="string">
            <text:p>Laine</text:p>
          </table:table-cell>
          <table:table-cell table:style-name="ce205" office:value-type="string" calcext:value-type="string">
            <text:p>Wool</text:p>
          </table:table-cell>
          <table:table-cell table:style-name="ce205" office:value-type="string" calcext:value-type="string">
            <text:p>cu_vetementtissu</text:p>
          </table:table-cell>
          <table:table-cell table:style-name="ce205" office:value-type="string" calcext:value-type="string">
            <text:p>cat_vetement</text:p>
          </table:table-cell>
          <table:table-cell table:style-name="ce205"/>
          <table:table-cell table:style-name="ce205" office:value-type="string" calcext:value-type="string">
            <text:p>laine</text:p>
          </table:table-cell>
          <table:table-cell table:style-name="ce205" office:value-type="string" calcext:value-type="string">
            <text:p>wool</text:p>
          </table:table-cell>
          <table:table-cell table:style-name="ce205" table:number-columns-repeated="2"/>
          <table:table-cell table:style-name="ce229"/>
          <table:table-cell table:style-name="ce241" office:value-type="string" calcext:value-type="string">
            <text:p>pelotes_laine_mini.png</text:p>
          </table:table-cell>
          <table:table-cell table:style-name="ce235" office:value-type="string" calcext:value-type="string">
            <text:p>images_non_libres_temp/bouteille_produit_menager_mini.png</text:p>
          </table:table-cell>
          <table:table-cell table:style-name="ce222" office:value-type="string" calcext:value-type="string">
            <text:p>MieuxTrierANantes 02/2015</text:p>
          </table:table-cell>
          <table:table-cell table:style-name="ce222" office:value-type="string" calcext:value-type="string">
            <text:p>Clarin-Le Roux Gaelane (Mokkona)</text:p>
          </table:table-cell>
          <table:table-cell table:style-name="ce292" office:value-type="string" calcext:value-type="string">
            <text:p>Mokkona</text:p>
          </table:table-cell>
          <table:table-cell table:style-name="ce222"/>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laine," calcext:value-type="string">
            <text:p>laine,</text:p>
          </table:table-cell>
          <table:table-cell table:formula="of:=CONCATENATE(UTILTRANSFORMEENMOTSCLES([Dechets.H96]);&quot;,&quot;;[Dechets.J96])" office:value-type="string" office:string-value="wool," calcext:value-type="string">
            <text:p>wool,</text:p>
          </table:table-cell>
          <table:table-cell table:number-columns-repeated="2"/>
          <table:table-cell table:style-name="ce302" table:formula="of:=JSONDECHETS([Dechets.A96];[Dechets.B96];[Dechets.C96];[Dechets.D96];[Dechets.E96];[Dechets.F96];[Dechets.T96];[Dechets.U96];[Dechets.G96];[Dechets.H96];[Dechets.K96];[Dechets.L96];[Dechets.M96];[Dechets.N96];[Dechets.P96])" office:value-type="string" office:string-value="   {&quot;code&quot;:&quot;dec_laine&quot;,&#10;      &quot;type&quot;:&quot;Ressource / objet usagé&quot;,&#10;      &quot;type_en&quot;:&quot;Resource / Used object&quot;,&#10;      &quot;nom&quot;:&quot;Laine&quot;,&#10;      &quot;nom_en&quot;:&quot;Wool&quot;,&#10;      &quot;cat_usuel&quot;:&quot;cu_vetementtissu&quot;,&#10;      &quot;cat_trait&quot;:&quot;cat_vetement&quot;,&#10;      &quot;descr&quot;:&quot;laine&quot;,&#10;      &quot;descr_en&quot;:&quot;wool&quot;,&#10;      &quot;mots_cles&quot;:&quot;laine,&quot;,&#10;      &quot;mots_cles_en&quot;:&quot;wool,&quot;,&#10;      &quot;cons&quot;:&quot;cons_lerelais&quot;,&#10;      &quot;image&quot;:&quot;pelotes_laine_mini.png&quot;,&#10;      &quot;image_secondaire&quot;:&quot;images_non_libres_temp/bouteille_produit_menager_mini.png&quot;,&#10;      &quot;modco&quot;:&quot;smco_conteneurlerelais,smco_reempvet&quot;,&#10;      &quot;recyc&quot;:&quot;NON&quot;,&#10;      &quot;src&quot;:&quot;MieuxTrierANantes 02/2015&quot;,&#10;      &quot;sponsor&quot;:&quot;Mokkona&quot;&#10;   }," calcext:value-type="string">
            <text:p>   {"code":"dec_laine",</text:p>
            <text:p>      "type":"Ressource / objet usagé",</text:p>
            <text:p>      "type_en":"Resource / Used object",</text:p>
            <text:p>      "nom":"Laine",</text:p>
            <text:p>      "nom_en":"Wool",</text:p>
            <text:p>      "cat_usuel":"cu_vetementtissu",</text:p>
            <text:p>      "cat_trait":"cat_vetement",</text:p>
            <text:p>      "descr":"laine",</text:p>
            <text:p>      "descr_en":"wool",</text:p>
            <text:p>      "mots_cles":"laine,",</text:p>
            <text:p>      "mots_cles_en":"wool,",</text:p>
            <text:p>      "cons":"cons_lerelais",</text:p>
            <text:p>      "image":"pelotes_laine_mini.png",</text:p>
            <text:p>      "image_secondaire":"images_non_libres_temp/bouteille_produit_menager_mini.png",</text:p>
            <text:p>      "modco":"smco_conteneurlerelais,smco_reempvet",</text:p>
            <text:p>      "recyc":"NON",</text:p>
            <text:p>      "src":"MieuxTrierANantes 02/2015",</text:p>
            <text:p>      "sponsor":"Mokkona"</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laineVerre</text:p>
          </table:table-cell>
          <table:table-cell table:style-name="ce196" office:value-type="string" calcext:value-type="string">
            <text:p>Laine de verre</text:p>
          </table:table-cell>
          <table:table-cell table:style-name="ce196" office:value-type="string" calcext:value-type="string">
            <text:p>Glass wool</text:p>
          </table:table-cell>
          <table:table-cell table:style-name="ce196" office:value-type="string" calcext:value-type="string">
            <text:p>cu_divers</text:p>
          </table:table-cell>
          <table:table-cell table:style-name="ce214" office:value-type="string" calcext:value-type="string">
            <text:p>cat_materiaux</text:p>
          </table:table-cell>
          <table:table-cell table:style-name="ce196"/>
          <table:table-cell table:style-name="ce196" office:value-type="string" calcext:value-type="string">
            <text:p>laine de verre, laine de verre, laine de roche</text:p>
          </table:table-cell>
          <table:table-cell table:style-name="ce196" office:value-type="string" calcext:value-type="string">
            <text:p>glass wool, glass wool, rock wool</text:p>
          </table:table-cell>
          <table:table-cell table:style-name="ce196" table:number-columns-repeated="2"/>
          <table:table-cell table:style-name="ce224"/>
          <table:table-cell table:style-name="ce233" office:value-type="string" calcext:value-type="string">
            <text:p>laine_roche_mini.png</text:p>
          </table:table-cell>
          <table:table-cell table:style-name="ce235" office:value-type="string" calcext:value-type="string">
            <text:p>images_non_libres_temp/bouteille_produit_menager_vide_mini.png</text:p>
          </table:table-cell>
          <table:table-cell table:style-name="ce251" office:value-type="string" calcext:value-type="string">
            <text:p>MieuxTrierANantes 02/2015</text:p>
          </table:table-cell>
          <table:table-cell table:style-name="ce251"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laine,verre,laine,verre,laine,roche," calcext:value-type="string">
            <text:p>laine,verre,laine,verre,laine,roche,</text:p>
          </table:table-cell>
          <table:table-cell table:formula="of:=CONCATENATE(UTILTRANSFORMEENMOTSCLES([Dechets.H97]);&quot;,&quot;;[Dechets.J97])" office:value-type="string" office:string-value="glass,wool,glass,wool,rock,wool," calcext:value-type="string">
            <text:p>glass,wool,glass,wool,rock,wool,</text:p>
          </table:table-cell>
          <table:table-cell table:number-columns-repeated="2"/>
          <table:table-cell table:style-name="ce302" table:formula="of:=JSONDECHETS([Dechets.A97];[Dechets.B97];[Dechets.C97];[Dechets.D97];[Dechets.E97];[Dechets.F97];[Dechets.T97];[Dechets.U97];[Dechets.G97];[Dechets.H97];[Dechets.K97];[Dechets.L97];[Dechets.M97];[Dechets.N97];[Dechets.P97])" office:value-type="string" office:string-value="   {&quot;code&quot;:&quot;dec_laineVerre&quot;,&#10;      &quot;type&quot;:&quot;Ressource / objet usagé&quot;,&#10;      &quot;type_en&quot;:&quot;Resource / Used object&quot;,&#10;      &quot;nom&quot;:&quot;Laine de verre&quot;,&#10;      &quot;nom_en&quot;:&quot;Glass wool&quot;,&#10;      &quot;cat_usuel&quot;:&quot;cu_divers&quot;,&#10;      &quot;cat_trait&quot;:&quot;cat_materiaux&quot;,&#10;      &quot;descr&quot;:&quot;laine de verre, laine de verre, laine de roche&quot;,&#10;      &quot;descr_en&quot;:&quot;glass wool, glass wool, rock wool&quot;,&#10;      &quot;mots_cles&quot;:&quot;laine,verre,laine,verre,laine,roche,&quot;,&#10;      &quot;mots_cles_en&quot;:&quot;glass,wool,glass,wool,rock,wool,&quot;,&#10;      &quot;cons&quot;:&quot;cons_paspoubelle&quot;,&#10;      &quot;image&quot;:&quot;laine_roche_mini.png&quot;,&#10;      &quot;image_secondaire&quot;:&quot;images_non_libres_temp/bouteille_produit_menager_vide_mini.png&quot;,&#10;      &quot;modco&quot;:&quot;modco_decheterie&quot;,&#10;      &quot;recyc&quot;:&quot;PAS_POUBELLE&quot;,&#10;      &quot;src&quot;:&quot;MieuxTrierANantes 02/2015&quot;&#10;   }," calcext:value-type="string">
            <text:p>   {"code":"dec_laineVerre",</text:p>
            <text:p>      "type":"Ressource / objet usagé",</text:p>
            <text:p>      "type_en":"Resource / Used object",</text:p>
            <text:p>      "nom":"Laine de verre",</text:p>
            <text:p>      "nom_en":"Glass wool",</text:p>
            <text:p>      "cat_usuel":"cu_divers",</text:p>
            <text:p>      "cat_trait":"cat_materiaux",</text:p>
            <text:p>      "descr":"laine de verre, laine de verre, laine de roche",</text:p>
            <text:p>      "descr_en":"glass wool, glass wool, rock wool",</text:p>
            <text:p>      "mots_cles":"laine,verre,laine,verre,laine,roche,",</text:p>
            <text:p>      "mots_cles_en":"glass,wool,glass,wool,rock,wool,",</text:p>
            <text:p>      "cons":"cons_paspoubelle",</text:p>
            <text:p>      "image":"laine_roche_mini.png",</text:p>
            <text:p>      "image_secondaire":"images_non_libres_temp/bouteille_produit_menager_vide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lampe</text:p>
          </table:table-cell>
          <table:table-cell table:style-name="ce196" office:value-type="string" calcext:value-type="string">
            <text:p>Lampe</text:p>
          </table:table-cell>
          <table:table-cell table:style-name="ce196" office:value-type="string" calcext:value-type="string">
            <text:p>Lamp</text:p>
          </table:table-cell>
          <table:table-cell table:style-name="ce196" office:value-type="string" calcext:value-type="string">
            <text:p>cu_encombrantelectronique</text:p>
          </table:table-cell>
          <table:table-cell table:style-name="ce196" office:value-type="string" calcext:value-type="string">
            <text:p>cat_d3e</text:p>
          </table:table-cell>
          <table:table-cell table:style-name="ce196"/>
          <table:table-cell table:style-name="ce196" office:value-type="string" calcext:value-type="string">
            <text:p>lampe</text:p>
          </table:table-cell>
          <table:table-cell table:style-name="ce196" office:value-type="string" calcext:value-type="string">
            <text:p>lamp</text:p>
          </table:table-cell>
          <table:table-cell table:style-name="ce196" table:number-columns-repeated="2"/>
          <table:table-cell table:style-name="ce224"/>
          <table:table-cell table:style-name="ce233" office:value-type="string" calcext:value-type="string">
            <text:p>lampe_chevet_mini.png</text:p>
          </table:table-cell>
          <table:table-cell table:style-name="ce213"/>
          <table:table-cell table:style-name="ce254" office:value-type="string" calcext:value-type="string">
            <text:p>MieuxTrierANantes 02/2015</text:p>
          </table:table-cell>
          <table:table-cell table:style-name="ce254"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lampe," calcext:value-type="string">
            <text:p>lampe,</text:p>
          </table:table-cell>
          <table:table-cell table:formula="of:=CONCATENATE(UTILTRANSFORMEENMOTSCLES([Dechets.H98]);&quot;,&quot;;[Dechets.J98])" office:value-type="string" office:string-value="lamp," calcext:value-type="string">
            <text:p>lamp,</text:p>
          </table:table-cell>
          <table:table-cell table:number-columns-repeated="2"/>
          <table:table-cell table:style-name="ce302" table:formula="of:=JSONDECHETS([Dechets.A98];[Dechets.B98];[Dechets.C98];[Dechets.D98];[Dechets.E98];[Dechets.F98];[Dechets.T98];[Dechets.U98];[Dechets.G98];[Dechets.H98];[Dechets.K98];[Dechets.L98];[Dechets.M98];[Dechets.N98];[Dechets.P98])" office:value-type="string" office:string-value="   {&quot;code&quot;:&quot;dec_lampe&quot;,&#10;      &quot;type&quot;:&quot;Ressource / objet usagé&quot;,&#10;      &quot;type_en&quot;:&quot;Resource / Used object&quot;,&#10;      &quot;nom&quot;:&quot;Lampe&quot;,&#10;      &quot;nom_en&quot;:&quot;Lamp&quot;,&#10;      &quot;cat_usuel&quot;:&quot;cu_encombrantelectronique&quot;,&#10;      &quot;cat_trait&quot;:&quot;cat_d3e&quot;,&#10;      &quot;descr&quot;:&quot;lampe&quot;,&#10;      &quot;descr_en&quot;:&quot;lamp&quot;,&#10;      &quot;mots_cles&quot;:&quot;lampe,&quot;,&#10;      &quot;mots_cles_en&quot;:&quot;lamp,&quot;,&#10;      &quot;cons&quot;:&quot;cons_recuppdv1,cons_ecoparticipation&quot;,&#10;      &quot;image&quot;:&quot;lampe_chevet_mini.png&quot;,&#10;      &quot;modco&quot;:&quot;modco_decheterie,modco_ecopoint,smco_reprise&quot;,&#10;      &quot;recyc&quot;:&quot;PAS_POUBELLE&quot;,&#10;      &quot;src&quot;:&quot;MieuxTrierANantes 02/2015&quot;&#10;   }," calcext:value-type="string">
            <text:p>   {"code":"dec_lampe",</text:p>
            <text:p>      "type":"Ressource / objet usagé",</text:p>
            <text:p>      "type_en":"Resource / Used object",</text:p>
            <text:p>      "nom":"Lampe",</text:p>
            <text:p>      "nom_en":"Lamp",</text:p>
            <text:p>      "cat_usuel":"cu_encombrantelectronique",</text:p>
            <text:p>      "cat_trait":"cat_d3e",</text:p>
            <text:p>      "descr":"lampe",</text:p>
            <text:p>      "descr_en":"lamp",</text:p>
            <text:p>      "mots_cles":"lampe,",</text:p>
            <text:p>      "mots_cles_en":"lamp,",</text:p>
            <text:p>      "cons":"cons_recuppdv1,cons_ecoparticipation",</text:p>
            <text:p>      "image":"lampe_chevet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lingette</text:p>
          </table:table-cell>
          <table:table-cell table:style-name="ce196" office:value-type="string" calcext:value-type="string">
            <text:p>Lingette</text:p>
          </table:table-cell>
          <table:table-cell table:style-name="ce196" office:value-type="string" calcext:value-type="string">
            <text:p>Wipe</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lingette</text:p>
          </table:table-cell>
          <table:table-cell table:style-name="ce196" office:value-type="string" calcext:value-type="string">
            <text:p>wipe</text:p>
          </table:table-cell>
          <table:table-cell table:style-name="ce196" table:number-columns-repeated="2"/>
          <table:table-cell table:style-name="ce224"/>
          <table:table-cell table:style-name="ce233" office:value-type="string" calcext:value-type="string">
            <text:p>lingett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lingette," calcext:value-type="string">
            <text:p>lingette,</text:p>
          </table:table-cell>
          <table:table-cell table:formula="of:=CONCATENATE(UTILTRANSFORMEENMOTSCLES([Dechets.H99]);&quot;,&quot;;[Dechets.J99])" office:value-type="string" office:string-value="wipe," calcext:value-type="string">
            <text:p>wipe,</text:p>
          </table:table-cell>
          <table:table-cell table:number-columns-repeated="2"/>
          <table:table-cell table:style-name="ce302" table:formula="of:=JSONDECHETS([Dechets.A99];[Dechets.B99];[Dechets.C99];[Dechets.D99];[Dechets.E99];[Dechets.F99];[Dechets.T99];[Dechets.U99];[Dechets.G99];[Dechets.H99];[Dechets.K99];[Dechets.L99];[Dechets.M99];[Dechets.N99];[Dechets.P99])" office:value-type="string" office:string-value="   {&quot;code&quot;:&quot;dec_lingette&quot;,&#10;      &quot;type&quot;:&quot;Ressource / objet usagé&quot;,&#10;      &quot;type_en&quot;:&quot;Resource / Used object&quot;,&#10;      &quot;nom&quot;:&quot;Lingette&quot;,&#10;      &quot;nom_en&quot;:&quot;Wipe&quot;,&#10;      &quot;cat_usuel&quot;:&quot;cu_divers&quot;,&#10;      &quot;cat_trait&quot;:&quot;cat_omr&quot;,&#10;      &quot;descr&quot;:&quot;lingette&quot;,&#10;      &quot;descr_en&quot;:&quot;wipe&quot;,&#10;      &quot;mots_cles&quot;:&quot;lingette,&quot;,&#10;      &quot;mots_cles_en&quot;:&quot;wipe,&quot;,&#10;      &quot;image&quot;:&quot;lingette_mini.png&quot;,&#10;      &quot;modco&quot;:&quot;modco_bacblehorsnantes,modco_bacbleu,modco_sacbleu&quot;,&#10;      &quot;recyc&quot;:&quot;NON&quot;,&#10;      &quot;src&quot;:&quot;MieuxTrierANantes 02/2015&quot;&#10;   }," calcext:value-type="string">
            <text:p>   {"code":"dec_lingette",</text:p>
            <text:p>      "type":"Ressource / objet usagé",</text:p>
            <text:p>      "type_en":"Resource / Used object",</text:p>
            <text:p>      "nom":"Lingette",</text:p>
            <text:p>      "nom_en":"Wipe",</text:p>
            <text:p>      "cat_usuel":"cu_divers",</text:p>
            <text:p>      "cat_trait":"cat_omr",</text:p>
            <text:p>      "descr":"lingette",</text:p>
            <text:p>      "descr_en":"wipe",</text:p>
            <text:p>      "mots_cles":"lingette,",</text:p>
            <text:p>      "mots_cles_en":"wipe,",</text:p>
            <text:p>      "image":"lingett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liquideRefroidissement</text:p>
          </table:table-cell>
          <table:table-cell table:style-name="ce205" office:value-type="string" calcext:value-type="string">
            <text:p>Liquide refroidissement</text:p>
          </table:table-cell>
          <table:table-cell table:style-name="ce205" office:value-type="string" calcext:value-type="string">
            <text:p>Liquid cooling</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liquide de refroidissement</text:p>
          </table:table-cell>
          <table:table-cell table:style-name="ce205" office:value-type="string" calcext:value-type="string">
            <text:p>cooling liquid</text:p>
          </table:table-cell>
          <table:table-cell table:style-name="ce205" table:number-columns-repeated="2"/>
          <table:table-cell table:style-name="ce229"/>
          <table:table-cell table:style-name="ce235" office:value-type="string" calcext:value-type="string">
            <text:p>images_non_libres_temp/liquide_refroidissement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5"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liquide,refroidissement," calcext:value-type="string">
            <text:p>liquide,refroidissement,</text:p>
          </table:table-cell>
          <table:table-cell table:formula="of:=CONCATENATE(UTILTRANSFORMEENMOTSCLES([Dechets.H100]);&quot;,&quot;;[Dechets.J100])" office:value-type="string" office:string-value="cooling,liquid," calcext:value-type="string">
            <text:p>cooling,liquid,</text:p>
          </table:table-cell>
          <table:table-cell table:number-columns-repeated="2"/>
          <table:table-cell table:style-name="ce302" table:formula="of:=JSONDECHETS([Dechets.A100];[Dechets.B100];[Dechets.C100];[Dechets.D100];[Dechets.E100];[Dechets.F100];[Dechets.T100];[Dechets.U100];[Dechets.G100];[Dechets.H100];[Dechets.K100];[Dechets.L100];[Dechets.M100];[Dechets.N100];[Dechets.P100])" office:value-type="string" office:string-value="   {&quot;code&quot;:&quot;dec_liquideRefroidissement&quot;,&#10;      &quot;type&quot;:&quot;Ressource / objet usagé&quot;,&#10;      &quot;type_en&quot;:&quot;Resource / Used object&quot;,&#10;      &quot;nom&quot;:&quot;Liquide refroidissement&quot;,&#10;      &quot;nom_en&quot;:&quot;Liquid cooling&quot;,&#10;      &quot;cat_usuel&quot;:&quot;cu_toxique&quot;,&#10;      &quot;cat_trait&quot;:&quot;cat_ddm&quot;,&#10;      &quot;descr&quot;:&quot;liquide de refroidissement&quot;,&#10;      &quot;descr_en&quot;:&quot;cooling liquid&quot;,&#10;      &quot;mots_cles&quot;:&quot;liquide,refroidissement,&quot;,&#10;      &quot;mots_cles_en&quot;:&quot;cooling,liquid,&quot;,&#10;      &quot;cons&quot;:&quot;cons_toxique&quot;,&#10;      &quot;image&quot;:&quot;images_non_libres_temp/liquide_refroidissement_mini.png&quot;,&#10;      &quot;modco&quot;:&quot;modco_decheterie,modco_ecopoint&quot;,&#10;      &quot;recyc&quot;:&quot;PAS_POUBELLE&quot;,&#10;      &quot;src&quot;:&quot;MieuxTrierANantes 02/2015&quot;&#10;   }," calcext:value-type="string">
            <text:p>   {"code":"dec_liquideRefroidissement",</text:p>
            <text:p>      "type":"Ressource / objet usagé",</text:p>
            <text:p>      "type_en":"Resource / Used object",</text:p>
            <text:p>      "nom":"Liquide refroidissement",</text:p>
            <text:p>      "nom_en":"Liquid cooling",</text:p>
            <text:p>      "cat_usuel":"cu_toxique",</text:p>
            <text:p>      "cat_trait":"cat_ddm",</text:p>
            <text:p>      "descr":"liquide de refroidissement",</text:p>
            <text:p>      "descr_en":"cooling liquid",</text:p>
            <text:p>      "mots_cles":"liquide,refroidissement,",</text:p>
            <text:p>      "mots_cles_en":"cooling,liquid,",</text:p>
            <text:p>      "cons":"cons_toxique",</text:p>
            <text:p>      "image":"images_non_libres_temp/liquide_refroidissem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litierePourAnimaux</text:p>
          </table:table-cell>
          <table:table-cell table:style-name="ce205" office:value-type="string" calcext:value-type="string">
            <text:p>Litière pour animaux</text:p>
          </table:table-cell>
          <table:table-cell table:style-name="ce205" office:value-type="string" calcext:value-type="string">
            <text:p>Animal bedding</text:p>
          </table:table-cell>
          <table:table-cell table:style-name="ce205" office:value-type="string" calcext:value-type="string">
            <text:p>cu_divers</text:p>
          </table:table-cell>
          <table:table-cell table:style-name="ce205" office:value-type="string" calcext:value-type="string">
            <text:p>cat_omr</text:p>
          </table:table-cell>
          <table:table-cell table:style-name="ce205"/>
          <table:table-cell table:style-name="ce205" office:value-type="string" calcext:value-type="string">
            <text:p>litière pour animaux</text:p>
          </table:table-cell>
          <table:table-cell table:style-name="ce205" office:value-type="string" calcext:value-type="string">
            <text:p>animal litter</text:p>
          </table:table-cell>
          <table:table-cell table:style-name="ce205" table:number-columns-repeated="2"/>
          <table:table-cell table:style-name="ce229"/>
          <table:table-cell table:style-name="ce235" office:value-type="string" calcext:value-type="string">
            <text:p>images_non_libres_temp/litiere_mini.png</text:p>
          </table:table-cell>
          <table:table-cell table:style-name="ce248"/>
          <table:table-cell table:style-name="ce250" office:value-type="string" calcext:value-type="string">
            <text:p>MieuxTrierANantes 02/2015</text:p>
          </table:table-cell>
          <table:table-cell table:style-name="ce250"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litiere,animaux," calcext:value-type="string">
            <text:p>litiere,animaux,</text:p>
          </table:table-cell>
          <table:table-cell table:formula="of:=CONCATENATE(UTILTRANSFORMEENMOTSCLES([Dechets.H101]);&quot;,&quot;;[Dechets.J101])" office:value-type="string" office:string-value="animal,litter," calcext:value-type="string">
            <text:p>animal,litter,</text:p>
          </table:table-cell>
          <table:table-cell table:number-columns-repeated="2"/>
          <table:table-cell table:style-name="ce302" table:formula="of:=JSONDECHETS([Dechets.A101];[Dechets.B101];[Dechets.C101];[Dechets.D101];[Dechets.E101];[Dechets.F101];[Dechets.T101];[Dechets.U101];[Dechets.G101];[Dechets.H101];[Dechets.K101];[Dechets.L101];[Dechets.M101];[Dechets.N101];[Dechets.P101])" office:value-type="string" office:string-value="   {&quot;code&quot;:&quot;dec_litierePourAnimaux&quot;,&#10;      &quot;type&quot;:&quot;Ressource / objet usagé&quot;,&#10;      &quot;type_en&quot;:&quot;Resource / Used object&quot;,&#10;      &quot;nom&quot;:&quot;Litière pour animaux&quot;,&#10;      &quot;nom_en&quot;:&quot;Animal bedding&quot;,&#10;      &quot;cat_usuel&quot;:&quot;cu_divers&quot;,&#10;      &quot;cat_trait&quot;:&quot;cat_omr&quot;,&#10;      &quot;descr&quot;:&quot;litière pour animaux&quot;,&#10;      &quot;descr_en&quot;:&quot;animal litter&quot;,&#10;      &quot;mots_cles&quot;:&quot;litiere,animaux,&quot;,&#10;      &quot;mots_cles_en&quot;:&quot;animal,litter,&quot;,&#10;      &quot;image&quot;:&quot;images_non_libres_temp/litiere_mini.png&quot;,&#10;      &quot;modco&quot;:&quot;modco_bacblehorsnantes,modco_bacbleu,modco_sacbleu&quot;,&#10;      &quot;recyc&quot;:&quot;NON&quot;,&#10;      &quot;src&quot;:&quot;MieuxTrierANantes 02/2015&quot;&#10;   }," calcext:value-type="string">
            <text:p>   {"code":"dec_litierePourAnimaux",</text:p>
            <text:p>      "type":"Ressource / objet usagé",</text:p>
            <text:p>      "type_en":"Resource / Used object",</text:p>
            <text:p>      "nom":"Litière pour animaux",</text:p>
            <text:p>      "nom_en":"Animal bedding",</text:p>
            <text:p>      "cat_usuel":"cu_divers",</text:p>
            <text:p>      "cat_trait":"cat_omr",</text:p>
            <text:p>      "descr":"litière pour animaux",</text:p>
            <text:p>      "descr_en":"animal litter",</text:p>
            <text:p>      "mots_cles":"litiere,animaux,",</text:p>
            <text:p>      "mots_cles_en":"animal,litter,",</text:p>
            <text:p>      "image":"images_non_libres_temp/litier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livre</text:p>
          </table:table-cell>
          <table:table-cell table:style-name="ce196" office:value-type="string" calcext:value-type="string">
            <text:p>Livre</text:p>
          </table:table-cell>
          <table:table-cell table:style-name="ce196" office:value-type="string" calcext:value-type="string">
            <text:p>Book</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livre, bd, bande dessinée</text:p>
          </table:table-cell>
          <table:table-cell table:style-name="ce196" office:value-type="string" calcext:value-type="string">
            <text:p>book, comics, comic</text:p>
          </table:table-cell>
          <table:table-cell table:style-name="ce196" table:number-columns-repeated="2"/>
          <table:table-cell table:style-name="ce224"/>
          <table:table-cell table:style-name="ce233" office:value-type="string" calcext:value-type="string">
            <text:p>livr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livre,bd,bande,dessinee," calcext:value-type="string">
            <text:p>livre,bd,bande,dessinee,</text:p>
          </table:table-cell>
          <table:table-cell table:formula="of:=CONCATENATE(UTILTRANSFORMEENMOTSCLES([Dechets.H102]);&quot;,&quot;;[Dechets.J102])" office:value-type="string" office:string-value="book,comics,comic," calcext:value-type="string">
            <text:p>book,comics,comic,</text:p>
          </table:table-cell>
          <table:table-cell table:number-columns-repeated="2"/>
          <table:table-cell table:style-name="ce302" table:formula="of:=JSONDECHETS([Dechets.A102];[Dechets.B102];[Dechets.C102];[Dechets.D102];[Dechets.E102];[Dechets.F102];[Dechets.T102];[Dechets.U102];[Dechets.G102];[Dechets.H102];[Dechets.K102];[Dechets.L102];[Dechets.M102];[Dechets.N102];[Dechets.P102])" office:value-type="string" office:string-value="   {&quot;code&quot;:&quot;dec_livre&quot;,&#10;      &quot;type&quot;:&quot;Ressource / objet usagé&quot;,&#10;      &quot;type_en&quot;:&quot;Resource / Used object&quot;,&#10;      &quot;nom&quot;:&quot;Livre&quot;,&#10;      &quot;nom_en&quot;:&quot;Book&quot;,&#10;      &quot;cat_usuel&quot;:&quot;cu_papierscartons&quot;,&#10;      &quot;cat_trait&quot;:&quot;cat_papiercarton&quot;,&#10;      &quot;descr&quot;:&quot;livre, bd, bande dessinée&quot;,&#10;      &quot;descr_en&quot;:&quot;book, comics, comic&quot;,&#10;      &quot;mots_cles&quot;:&quot;livre,bd,bande,dessinee,&quot;,&#10;      &quot;mots_cles_en&quot;:&quot;book,comics,comic,&quot;,&#10;      &quot;image&quot;:&quot;livre_mini.png&quot;,&#10;      &quot;modco&quot;:&quot;modco_contpapiercarton,modco_bacjaune,modco_sacjaune,modco_contembjournmag&quot;,&#10;      &quot;recyc&quot;:&quot;OUI&quot;,&#10;      &quot;src&quot;:&quot;MieuxTrierANantes 02/2015&quot;&#10;   }," calcext:value-type="string">
            <text:p>   {"code":"dec_livre",</text:p>
            <text:p>      "type":"Ressource / objet usagé",</text:p>
            <text:p>      "type_en":"Resource / Used object",</text:p>
            <text:p>      "nom":"Livre",</text:p>
            <text:p>      "nom_en":"Book",</text:p>
            <text:p>      "cat_usuel":"cu_papierscartons",</text:p>
            <text:p>      "cat_trait":"cat_papiercarton",</text:p>
            <text:p>      "descr":"livre, bd, bande dessinée",</text:p>
            <text:p>      "descr_en":"book, comics, comic",</text:p>
            <text:p>      "mots_cles":"livre,bd,bande,dessinee,",</text:p>
            <text:p>      "mots_cles_en":"book,comics,comic,",</text:p>
            <text:p>      "image":"livre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lunette</text:p>
          </table:table-cell>
          <table:table-cell table:style-name="ce196" office:value-type="string" calcext:value-type="string">
            <text:p>Lunette</text:p>
          </table:table-cell>
          <table:table-cell table:style-name="ce196" office:value-type="string" calcext:value-type="string">
            <text:p>Glasses</text:p>
          </table:table-cell>
          <table:table-cell table:style-name="ce196" office:value-type="string" calcext:value-type="string">
            <text:p>cu_divers</text:p>
          </table:table-cell>
          <table:table-cell table:style-name="ce214" office:value-type="string" calcext:value-type="string">
            <text:p>cat_lunette</text:p>
          </table:table-cell>
          <table:table-cell table:style-name="ce196"/>
          <table:table-cell table:style-name="ce196" office:value-type="string" calcext:value-type="string">
            <text:p>lunette</text:p>
          </table:table-cell>
          <table:table-cell table:style-name="ce196" office:value-type="string" calcext:value-type="string">
            <text:p>glasses</text:p>
          </table:table-cell>
          <table:table-cell table:style-name="ce196" table:number-columns-repeated="2"/>
          <table:table-cell table:style-name="ce224"/>
          <table:table-cell table:style-name="ce233" office:value-type="string" calcext:value-type="string">
            <text:p>lunett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lunette," calcext:value-type="string">
            <text:p>lunette,</text:p>
          </table:table-cell>
          <table:table-cell table:formula="of:=CONCATENATE(UTILTRANSFORMEENMOTSCLES([Dechets.H103]);&quot;,&quot;;[Dechets.J103])" office:value-type="string" office:string-value="glasses," calcext:value-type="string">
            <text:p>glasses,</text:p>
          </table:table-cell>
          <table:table-cell table:number-columns-repeated="2"/>
          <table:table-cell table:style-name="ce302" table:formula="of:=JSONDECHETS([Dechets.A103];[Dechets.B103];[Dechets.C103];[Dechets.D103];[Dechets.E103];[Dechets.F103];[Dechets.T103];[Dechets.U103];[Dechets.G103];[Dechets.H103];[Dechets.K103];[Dechets.L103];[Dechets.M103];[Dechets.N103];[Dechets.P103])" office:value-type="string" office:string-value="   {&quot;code&quot;:&quot;dec_lunette&quot;,&#10;      &quot;type&quot;:&quot;Ressource / objet usagé&quot;,&#10;      &quot;type_en&quot;:&quot;Resource / Used object&quot;,&#10;      &quot;nom&quot;:&quot;Lunette&quot;,&#10;      &quot;nom_en&quot;:&quot;Glasses&quot;,&#10;      &quot;cat_usuel&quot;:&quot;cu_divers&quot;,&#10;      &quot;cat_trait&quot;:&quot;cat_lunette&quot;,&#10;      &quot;descr&quot;:&quot;lunette&quot;,&#10;      &quot;descr_en&quot;:&quot;glasses&quot;,&#10;      &quot;mots_cles&quot;:&quot;lunette,&quot;,&#10;      &quot;mots_cles_en&quot;:&quot;glasses,&quot;,&#10;      &quot;image&quot;:&quot;lunette_mini.png&quot;,&#10;      &quot;modco&quot;:&quot;modco_bacbleu,modco_sacbleu,smco_vendeurlunette&quot;,&#10;      &quot;recyc&quot;:&quot;PAS_POUBELLE&quot;,&#10;      &quot;src&quot;:&quot;MieuxTrierANantes 02/2015&quot;&#10;   }," calcext:value-type="string">
            <text:p>   {"code":"dec_lunette",</text:p>
            <text:p>      "type":"Ressource / objet usagé",</text:p>
            <text:p>      "type_en":"Resource / Used object",</text:p>
            <text:p>      "nom":"Lunette",</text:p>
            <text:p>      "nom_en":"Glasses",</text:p>
            <text:p>      "cat_usuel":"cu_divers",</text:p>
            <text:p>      "cat_trait":"cat_lunette",</text:p>
            <text:p>      "descr":"lunette",</text:p>
            <text:p>      "descr_en":"glasses",</text:p>
            <text:p>      "mots_cles":"lunette,",</text:p>
            <text:p>      "mots_cles_en":"glasses,",</text:p>
            <text:p>      "image":"lunette_mini.png",</text:p>
            <text:p>      "modco":"modco_bacbleu,modco_sacbleu,smco_vendeurlunet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agazine</text:p>
          </table:table-cell>
          <table:table-cell table:number-columns-repeated="2" table:style-name="ce196" office:value-type="string" calcext:value-type="string">
            <text:p>Magazine</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magazine, revue</text:p>
          </table:table-cell>
          <table:table-cell table:style-name="ce196" office:value-type="string" calcext:value-type="string">
            <text:p>magazine, journal</text:p>
          </table:table-cell>
          <table:table-cell table:style-name="ce196" table:number-columns-repeated="2"/>
          <table:table-cell table:style-name="ce224"/>
          <table:table-cell table:style-name="ce233" office:value-type="string" calcext:value-type="string">
            <text:p>magazines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magazine,revue," calcext:value-type="string">
            <text:p>magazine,revue,</text:p>
          </table:table-cell>
          <table:table-cell table:formula="of:=CONCATENATE(UTILTRANSFORMEENMOTSCLES([Dechets.H104]);&quot;,&quot;;[Dechets.J104])" office:value-type="string" office:string-value="magazine,journal," calcext:value-type="string">
            <text:p>magazine,journal,</text:p>
          </table:table-cell>
          <table:table-cell table:number-columns-repeated="2"/>
          <table:table-cell table:style-name="ce302" table:formula="of:=JSONDECHETS([Dechets.A104];[Dechets.B104];[Dechets.C104];[Dechets.D104];[Dechets.E104];[Dechets.F104];[Dechets.T104];[Dechets.U104];[Dechets.G104];[Dechets.H104];[Dechets.K104];[Dechets.L104];[Dechets.M104];[Dechets.N104];[Dechets.P104])" office:value-type="string" office:string-value="   {&quot;code&quot;:&quot;dec_magazine&quot;,&#10;      &quot;type&quot;:&quot;Ressource / objet usagé&quot;,&#10;      &quot;type_en&quot;:&quot;Resource / Used object&quot;,&#10;      &quot;nom&quot;:&quot;Magazine&quot;,&#10;      &quot;nom_en&quot;:&quot;Magazine&quot;,&#10;      &quot;cat_usuel&quot;:&quot;cu_papierscartons&quot;,&#10;      &quot;cat_trait&quot;:&quot;cat_papiercarton&quot;,&#10;      &quot;descr&quot;:&quot;magazine, revue&quot;,&#10;      &quot;descr_en&quot;:&quot;magazine, journal&quot;,&#10;      &quot;mots_cles&quot;:&quot;magazine,revue,&quot;,&#10;      &quot;mots_cles_en&quot;:&quot;magazine,journal,&quot;,&#10;      &quot;image&quot;:&quot;magazines_mini.png&quot;,&#10;      &quot;modco&quot;:&quot;modco_contpapiercarton,modco_bacjaune,modco_sacjaune,modco_contembjournmag&quot;,&#10;      &quot;recyc&quot;:&quot;OUI&quot;,&#10;      &quot;src&quot;:&quot;MieuxTrierANantes 02/2015&quot;&#10;   }," calcext:value-type="string">
            <text:p>   {"code":"dec_magazine",</text:p>
            <text:p>      "type":"Ressource / objet usagé",</text:p>
            <text:p>      "type_en":"Resource / Used object",</text:p>
            <text:p>      "nom":"Magazine",</text:p>
            <text:p>      "nom_en":"Magazine",</text:p>
            <text:p>      "cat_usuel":"cu_papierscartons",</text:p>
            <text:p>      "cat_trait":"cat_papiercarton",</text:p>
            <text:p>      "descr":"magazine, revue",</text:p>
            <text:p>      "descr_en":"magazine, journal",</text:p>
            <text:p>      "mots_cles":"magazine,revue,",</text:p>
            <text:p>      "mots_cles_en":"magazine,journal,",</text:p>
            <text:p>      "image":"magazines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asticCarrosserie</text:p>
          </table:table-cell>
          <table:table-cell table:style-name="ce205" office:value-type="string" calcext:value-type="string">
            <text:p>Mastic carrosserie</text:p>
          </table:table-cell>
          <table:table-cell table:style-name="ce205" office:value-type="string" calcext:value-type="string">
            <text:p>Mastic Body</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mastic de carrosserie</text:p>
          </table:table-cell>
          <table:table-cell table:style-name="ce205" office:value-type="string" calcext:value-type="string">
            <text:p>body filler</text:p>
          </table:table-cell>
          <table:table-cell table:style-name="ce205" table:number-columns-repeated="2"/>
          <table:table-cell table:style-name="ce229"/>
          <table:table-cell table:style-name="ce235" office:value-type="string" calcext:value-type="string">
            <text:p>images_non_libres_temp/mastic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5"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mastic,carrosserie," calcext:value-type="string">
            <text:p>mastic,carrosserie,</text:p>
          </table:table-cell>
          <table:table-cell table:formula="of:=CONCATENATE(UTILTRANSFORMEENMOTSCLES([Dechets.H105]);&quot;,&quot;;[Dechets.J105])" office:value-type="string" office:string-value="body,filler," calcext:value-type="string">
            <text:p>body,filler,</text:p>
          </table:table-cell>
          <table:table-cell table:number-columns-repeated="2"/>
          <table:table-cell table:style-name="ce302" table:formula="of:=JSONDECHETS([Dechets.A105];[Dechets.B105];[Dechets.C105];[Dechets.D105];[Dechets.E105];[Dechets.F105];[Dechets.T105];[Dechets.U105];[Dechets.G105];[Dechets.H105];[Dechets.K105];[Dechets.L105];[Dechets.M105];[Dechets.N105];[Dechets.P105])" office:value-type="string" office:string-value="   {&quot;code&quot;:&quot;dec_masticCarrosserie&quot;,&#10;      &quot;type&quot;:&quot;Ressource / objet usagé&quot;,&#10;      &quot;type_en&quot;:&quot;Resource / Used object&quot;,&#10;      &quot;nom&quot;:&quot;Mastic carrosserie&quot;,&#10;      &quot;nom_en&quot;:&quot;Mastic Body&quot;,&#10;      &quot;cat_usuel&quot;:&quot;cu_toxique&quot;,&#10;      &quot;cat_trait&quot;:&quot;cat_ddm&quot;,&#10;      &quot;descr&quot;:&quot;mastic de carrosserie&quot;,&#10;      &quot;descr_en&quot;:&quot;body filler&quot;,&#10;      &quot;mots_cles&quot;:&quot;mastic,carrosserie,&quot;,&#10;      &quot;mots_cles_en&quot;:&quot;body,filler,&quot;,&#10;      &quot;cons&quot;:&quot;cons_toxique&quot;,&#10;      &quot;image&quot;:&quot;images_non_libres_temp/mastic_mini.png&quot;,&#10;      &quot;modco&quot;:&quot;modco_decheterie,modco_ecopoint&quot;,&#10;      &quot;recyc&quot;:&quot;PAS_POUBELLE&quot;,&#10;      &quot;src&quot;:&quot;MieuxTrierANantes 02/2015&quot;&#10;   }," calcext:value-type="string">
            <text:p>   {"code":"dec_masticCarrosserie",</text:p>
            <text:p>      "type":"Ressource / objet usagé",</text:p>
            <text:p>      "type_en":"Resource / Used object",</text:p>
            <text:p>      "nom":"Mastic carrosserie",</text:p>
            <text:p>      "nom_en":"Mastic Body",</text:p>
            <text:p>      "cat_usuel":"cu_toxique",</text:p>
            <text:p>      "cat_trait":"cat_ddm",</text:p>
            <text:p>      "descr":"mastic de carrosserie",</text:p>
            <text:p>      "descr_en":"body filler",</text:p>
            <text:p>      "mots_cles":"mastic,carrosserie,",</text:p>
            <text:p>      "mots_cles_en":"body,filler,",</text:p>
            <text:p>      "cons":"cons_toxique",</text:p>
            <text:p>      "image":"images_non_libres_temp/mastic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atelas</text:p>
          </table:table-cell>
          <table:table-cell table:style-name="ce196" office:value-type="string" calcext:value-type="string">
            <text:p>Matelas</text:p>
          </table:table-cell>
          <table:table-cell table:style-name="ce196" office:value-type="string" calcext:value-type="string">
            <text:p>Mattress</text:p>
          </table:table-cell>
          <table:table-cell table:style-name="ce196" office:value-type="string" calcext:value-type="string">
            <text:p>cu_vetementtissu</text:p>
          </table:table-cell>
          <table:table-cell table:style-name="ce196" office:value-type="string" calcext:value-type="string">
            <text:p>cat_encombrant</text:p>
          </table:table-cell>
          <table:table-cell table:style-name="ce196"/>
          <table:table-cell table:style-name="ce196" office:value-type="string" calcext:value-type="string">
            <text:p>matelas</text:p>
          </table:table-cell>
          <table:table-cell table:style-name="ce196" office:value-type="string" calcext:value-type="string">
            <text:p>mattress</text:p>
          </table:table-cell>
          <table:table-cell table:style-name="ce196" table:number-columns-repeated="2"/>
          <table:table-cell table:style-name="ce224"/>
          <table:table-cell table:style-name="ce233" office:value-type="string" calcext:value-type="string">
            <text:p>matelas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matelas," calcext:value-type="string">
            <text:p>matelas,</text:p>
          </table:table-cell>
          <table:table-cell table:formula="of:=CONCATENATE(UTILTRANSFORMEENMOTSCLES([Dechets.H106]);&quot;,&quot;;[Dechets.J106])" office:value-type="string" office:string-value="mattress," calcext:value-type="string">
            <text:p>mattress,</text:p>
          </table:table-cell>
          <table:table-cell table:number-columns-repeated="2"/>
          <table:table-cell table:style-name="ce302" table:formula="of:=JSONDECHETS([Dechets.A106];[Dechets.B106];[Dechets.C106];[Dechets.D106];[Dechets.E106];[Dechets.F106];[Dechets.T106];[Dechets.U106];[Dechets.G106];[Dechets.H106];[Dechets.K106];[Dechets.L106];[Dechets.M106];[Dechets.N106];[Dechets.P106])" office:value-type="string" office:string-value="   {&quot;code&quot;:&quot;dec_matelas&quot;,&#10;      &quot;type&quot;:&quot;Ressource / objet usagé&quot;,&#10;      &quot;type_en&quot;:&quot;Resource / Used object&quot;,&#10;      &quot;nom&quot;:&quot;Matelas&quot;,&#10;      &quot;nom_en&quot;:&quot;Mattress&quot;,&#10;      &quot;cat_usuel&quot;:&quot;cu_vetementtissu&quot;,&#10;      &quot;cat_trait&quot;:&quot;cat_encombrant&quot;,&#10;      &quot;descr&quot;:&quot;matelas&quot;,&#10;      &quot;descr_en&quot;:&quot;mattress&quot;,&#10;      &quot;mots_cles&quot;:&quot;matelas,&quot;,&#10;      &quot;mots_cles_en&quot;:&quot;mattress,&quot;,&#10;      &quot;cons&quot;:&quot;cons_numerosencombrants,cons_encombrants&quot;,&#10;      &quot;image&quot;:&quot;matelas_mini.png&quot;,&#10;      &quot;modco&quot;:&quot;modco_encombrant,modco_decheterie&quot;,&#10;      &quot;recyc&quot;:&quot;PAS_POUBELLE&quot;,&#10;      &quot;src&quot;:&quot;MieuxTrierANantes 02/2015&quot;&#10;   }," calcext:value-type="string">
            <text:p>   {"code":"dec_matelas",</text:p>
            <text:p>      "type":"Ressource / objet usagé",</text:p>
            <text:p>      "type_en":"Resource / Used object",</text:p>
            <text:p>      "nom":"Matelas",</text:p>
            <text:p>      "nom_en":"Mattress",</text:p>
            <text:p>      "cat_usuel":"cu_vetementtissu",</text:p>
            <text:p>      "cat_trait":"cat_encombrant",</text:p>
            <text:p>      "descr":"matelas",</text:p>
            <text:p>      "descr_en":"mattress",</text:p>
            <text:p>      "mots_cles":"matelas,",</text:p>
            <text:p>      "mots_cles_en":"mattress,",</text:p>
            <text:p>      "cons":"cons_numerosencombrants,cons_encombrants",</text:p>
            <text:p>      "image":"matelas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edicaments</text:p>
          </table:table-cell>
          <table:table-cell table:style-name="ce196" office:value-type="string" calcext:value-type="string">
            <text:p>Médicament</text:p>
          </table:table-cell>
          <table:table-cell table:style-name="ce196" office:value-type="string" calcext:value-type="string">
            <text:p>Drug</text:p>
          </table:table-cell>
          <table:table-cell table:style-name="ce196" office:value-type="string" calcext:value-type="string">
            <text:p>scu_medicament</text:p>
          </table:table-cell>
          <table:table-cell table:style-name="ce196" office:value-type="string" calcext:value-type="string">
            <text:p>cat_medicament</text:p>
          </table:table-cell>
          <table:table-cell/>
          <table:table-cell table:style-name="ce196" office:value-type="string" calcext:value-type="string">
            <text:p>médicament</text:p>
          </table:table-cell>
          <table:table-cell table:style-name="ce196" office:value-type="string" calcext:value-type="string">
            <text:p>drug</text:p>
          </table:table-cell>
          <table:table-cell table:style-name="ce196" table:number-columns-repeated="2"/>
          <table:table-cell table:style-name="ce213" office:value-type="string" calcext:value-type="string">
            <text:p>cons_recupmedicament,cons_medicamentembal</text:p>
          </table:table-cell>
          <table:table-cell table:style-name="ce233" office:value-type="string" calcext:value-type="string">
            <text:p>medicaments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medicament," calcext:value-type="string">
            <text:p>medicament,</text:p>
          </table:table-cell>
          <table:table-cell table:formula="of:=CONCATENATE(UTILTRANSFORMEENMOTSCLES([Dechets.H107]);&quot;,&quot;;[Dechets.J107])" office:value-type="string" office:string-value="drug," calcext:value-type="string">
            <text:p>drug,</text:p>
          </table:table-cell>
          <table:table-cell table:number-columns-repeated="2"/>
          <table:table-cell table:style-name="ce302" table:formula="of:=JSONDECHETS([Dechets.A107];[Dechets.B107];[Dechets.C107];[Dechets.D107];[Dechets.E107];[Dechets.F107];[Dechets.T107];[Dechets.U107];[Dechets.G107];[Dechets.H107];[Dechets.K107];[Dechets.L107];[Dechets.M107];[Dechets.N107];[Dechets.P107])" office:value-type="string" office:string-value="   {&quot;code&quot;:&quot;dec_medicaments&quot;,&#10;      &quot;type&quot;:&quot;Ressource / objet usagé&quot;,&#10;      &quot;type_en&quot;:&quot;Resource / Used object&quot;,&#10;      &quot;nom&quot;:&quot;Médicament&quot;,&#10;      &quot;nom_en&quot;:&quot;Drug&quot;,&#10;      &quot;cat_usuel&quot;:&quot;scu_medicament&quot;,&#10;      &quot;cat_trait&quot;:&quot;cat_medicament&quot;,&#10;      &quot;descr&quot;:&quot;médicament&quot;,&#10;      &quot;descr_en&quot;:&quot;drug&quot;,&#10;      &quot;mots_cles&quot;:&quot;medicament,&quot;,&#10;      &quot;mots_cles_en&quot;:&quot;drug,&quot;,&#10;      &quot;cons&quot;:&quot;cons_recupmedicament,cons_medicamentembal,&quot;,&#10;      &quot;image&quot;:&quot;medicaments_mini.png&quot;,&#10;      &quot;modco&quot;:&quot;smco_pharmacie,modco_decheterie,modco_ecopoint&quot;,&#10;      &quot;recyc&quot;:&quot;PAS_POUBELLE&quot;,&#10;      &quot;src&quot;:&quot;MieuxTrierANantes 02/2015&quot;&#10;   }," calcext:value-type="string">
            <text:p>   {"code":"dec_medicaments",</text:p>
            <text:p>      "type":"Ressource / objet usagé",</text:p>
            <text:p>      "type_en":"Resource / Used object",</text:p>
            <text:p>      "nom":"Médicament",</text:p>
            <text:p>      "nom_en":"Drug",</text:p>
            <text:p>      "cat_usuel":"scu_medicament",</text:p>
            <text:p>      "cat_trait":"cat_medicament",</text:p>
            <text:p>      "descr":"médicament",</text:p>
            <text:p>      "descr_en":"drug",</text:p>
            <text:p>      "mots_cles":"medicament,",</text:p>
            <text:p>      "mots_cles_en":"drug,",</text:p>
            <text:p>      "cons":"cons_recupmedicament,cons_medicamentembal,",</text:p>
            <text:p>      "image":"medicaments_mini.png",</text:p>
            <text:p>      "modco":"smco_pharmacie,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euble</text:p>
          </table:table-cell>
          <table:table-cell table:style-name="ce196" office:value-type="string" calcext:value-type="string">
            <text:p>Meuble</text:p>
          </table:table-cell>
          <table:table-cell table:style-name="ce196" office:value-type="string" calcext:value-type="string">
            <text:p>Furniture</text:p>
          </table:table-cell>
          <table:table-cell table:style-name="ce196" office:value-type="string" calcext:value-type="string">
            <text:p>cu_divers</text:p>
          </table:table-cell>
          <table:table-cell table:style-name="ce196" office:value-type="string" calcext:value-type="string">
            <text:p>cat_encombrant</text:p>
          </table:table-cell>
          <table:table-cell table:style-name="ce196"/>
          <table:table-cell table:style-name="ce196" office:value-type="string" calcext:value-type="string">
            <text:p>meuble</text:p>
          </table:table-cell>
          <table:table-cell table:style-name="ce196" office:value-type="string" calcext:value-type="string">
            <text:p>furniture</text:p>
          </table:table-cell>
          <table:table-cell table:style-name="ce196" table:number-columns-repeated="2"/>
          <table:table-cell table:style-name="ce224"/>
          <table:table-cell table:style-name="ce233" office:value-type="string" calcext:value-type="string">
            <text:p>canape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meuble," calcext:value-type="string">
            <text:p>meuble,</text:p>
          </table:table-cell>
          <table:table-cell table:formula="of:=CONCATENATE(UTILTRANSFORMEENMOTSCLES([Dechets.H108]);&quot;,&quot;;[Dechets.J108])" office:value-type="string" office:string-value="furniture," calcext:value-type="string">
            <text:p>furniture,</text:p>
          </table:table-cell>
          <table:table-cell table:number-columns-repeated="2"/>
          <table:table-cell table:style-name="ce302" table:formula="of:=JSONDECHETS([Dechets.A108];[Dechets.B108];[Dechets.C108];[Dechets.D108];[Dechets.E108];[Dechets.F108];[Dechets.T108];[Dechets.U108];[Dechets.G108];[Dechets.H108];[Dechets.K108];[Dechets.L108];[Dechets.M108];[Dechets.N108];[Dechets.P108])" office:value-type="string" office:string-value="   {&quot;code&quot;:&quot;dec_meuble&quot;,&#10;      &quot;type&quot;:&quot;Ressource / objet usagé&quot;,&#10;      &quot;type_en&quot;:&quot;Resource / Used object&quot;,&#10;      &quot;nom&quot;:&quot;Meuble&quot;,&#10;      &quot;nom_en&quot;:&quot;Furniture&quot;,&#10;      &quot;cat_usuel&quot;:&quot;cu_divers&quot;,&#10;      &quot;cat_trait&quot;:&quot;cat_encombrant&quot;,&#10;      &quot;descr&quot;:&quot;meuble&quot;,&#10;      &quot;descr_en&quot;:&quot;furniture&quot;,&#10;      &quot;mots_cles&quot;:&quot;meuble,&quot;,&#10;      &quot;mots_cles_en&quot;:&quot;furniture,&quot;,&#10;      &quot;cons&quot;:&quot;cons_numerosencombrants,cons_encombrants&quot;,&#10;      &quot;image&quot;:&quot;canape_mini.png&quot;,&#10;      &quot;modco&quot;:&quot;modco_encombrant,modco_decheterie&quot;,&#10;      &quot;recyc&quot;:&quot;PAS_POUBELLE&quot;,&#10;      &quot;src&quot;:&quot;MieuxTrierANantes 02/2015&quot;&#10;   }," calcext:value-type="string">
            <text:p>   {"code":"dec_meuble",</text:p>
            <text:p>      "type":"Ressource / objet usagé",</text:p>
            <text:p>      "type_en":"Resource / Used object",</text:p>
            <text:p>      "nom":"Meuble",</text:p>
            <text:p>      "nom_en":"Furniture",</text:p>
            <text:p>      "cat_usuel":"cu_divers",</text:p>
            <text:p>      "cat_trait":"cat_encombrant",</text:p>
            <text:p>      "descr":"meuble",</text:p>
            <text:p>      "descr_en":"furniture",</text:p>
            <text:p>      "mots_cles":"meuble,",</text:p>
            <text:p>      "mots_cles_en":"furniture,",</text:p>
            <text:p>      "cons":"cons_numerosencombrants,cons_encombrants",</text:p>
            <text:p>      "image":"canape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iroir</text:p>
          </table:table-cell>
          <table:table-cell table:style-name="ce196" office:value-type="string" calcext:value-type="string">
            <text:p>Miroir</text:p>
          </table:table-cell>
          <table:table-cell table:style-name="ce196" office:value-type="string" calcext:value-type="string">
            <text:p>Mirror</text:p>
          </table:table-cell>
          <table:table-cell table:style-name="ce196" office:value-type="string" calcext:value-type="string">
            <text:p>cu_verrevaisselle</text:p>
          </table:table-cell>
          <table:table-cell table:style-name="ce196" office:value-type="string" calcext:value-type="string">
            <text:p>cat_verrenonvalovaisselleporcelaine</text:p>
          </table:table-cell>
          <table:table-cell table:style-name="ce196"/>
          <table:table-cell table:style-name="ce196" office:value-type="string" calcext:value-type="string">
            <text:p>miroir</text:p>
          </table:table-cell>
          <table:table-cell table:style-name="ce196" office:value-type="string" calcext:value-type="string">
            <text:p>mirror</text:p>
          </table:table-cell>
          <table:table-cell table:style-name="ce196" table:number-columns-repeated="2"/>
          <table:table-cell table:style-name="ce224"/>
          <table:table-cell table:style-name="ce233" office:value-type="string" calcext:value-type="string">
            <text:p>miroir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miroir," calcext:value-type="string">
            <text:p>miroir,</text:p>
          </table:table-cell>
          <table:table-cell table:formula="of:=CONCATENATE(UTILTRANSFORMEENMOTSCLES([Dechets.H109]);&quot;,&quot;;[Dechets.J109])" office:value-type="string" office:string-value="mirror," calcext:value-type="string">
            <text:p>mirror,</text:p>
          </table:table-cell>
          <table:table-cell table:number-columns-repeated="2"/>
          <table:table-cell table:style-name="ce302" table:formula="of:=JSONDECHETS([Dechets.A109];[Dechets.B109];[Dechets.C109];[Dechets.D109];[Dechets.E109];[Dechets.F109];[Dechets.T109];[Dechets.U109];[Dechets.G109];[Dechets.H109];[Dechets.K109];[Dechets.L109];[Dechets.M109];[Dechets.N109];[Dechets.P109])" office:value-type="string" office:string-value="   {&quot;code&quot;:&quot;dec_miroir&quot;,&#10;      &quot;type&quot;:&quot;Ressource / objet usagé&quot;,&#10;      &quot;type_en&quot;:&quot;Resource / Used object&quot;,&#10;      &quot;nom&quot;:&quot;Miroir&quot;,&#10;      &quot;nom_en&quot;:&quot;Mirror&quot;,&#10;      &quot;cat_usuel&quot;:&quot;cu_verrevaisselle&quot;,&#10;      &quot;cat_trait&quot;:&quot;cat_verrenonvalovaisselleporcelaine&quot;,&#10;      &quot;descr&quot;:&quot;miroir&quot;,&#10;      &quot;descr_en&quot;:&quot;mirror&quot;,&#10;      &quot;mots_cles&quot;:&quot;miroir,&quot;,&#10;      &quot;mots_cles_en&quot;:&quot;mirror,&quot;,&#10;      &quot;cons&quot;:&quot;cons_verre&quot;,&#10;      &quot;image&quot;:&quot;miroir_mini.png&quot;,&#10;      &quot;modco&quot;:&quot;modco_bacbleu,modco_sacbleu,modco_decheterie,modco_ecopoint,smco_vaisselle&quot;,&#10;      &quot;recyc&quot;:&quot;NON&quot;,&#10;      &quot;src&quot;:&quot;MieuxTrierANantes 02/2015&quot;&#10;   }," calcext:value-type="string">
            <text:p>   {"code":"dec_miroir",</text:p>
            <text:p>      "type":"Ressource / objet usagé",</text:p>
            <text:p>      "type_en":"Resource / Used object",</text:p>
            <text:p>      "nom":"Miroir",</text:p>
            <text:p>      "nom_en":"Mirror",</text:p>
            <text:p>      "cat_usuel":"cu_verrevaisselle",</text:p>
            <text:p>      "cat_trait":"cat_verrenonvalovaisselleporcelaine",</text:p>
            <text:p>      "descr":"miroir",</text:p>
            <text:p>      "descr_en":"mirror",</text:p>
            <text:p>      "mots_cles":"miroir,",</text:p>
            <text:p>      "mots_cles_en":"mirror,",</text:p>
            <text:p>      "cons":"cons_verre",</text:p>
            <text:p>      "image":"miroir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oquette</text:p>
          </table:table-cell>
          <table:table-cell table:style-name="ce196" office:value-type="string" calcext:value-type="string">
            <text:p>Moquette</text:p>
          </table:table-cell>
          <table:table-cell table:style-name="ce196" office:value-type="string" calcext:value-type="string">
            <text:p>Carpet</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moquette</text:p>
          </table:table-cell>
          <table:table-cell table:style-name="ce196" office:value-type="string" calcext:value-type="string">
            <text:p>carpet</text:p>
          </table:table-cell>
          <table:table-cell table:style-name="ce196" table:number-columns-repeated="2"/>
          <table:table-cell table:style-name="ce224"/>
          <table:table-cell table:style-name="ce233" office:value-type="string" calcext:value-type="string">
            <text:p>moquett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moquette," calcext:value-type="string">
            <text:p>moquette,</text:p>
          </table:table-cell>
          <table:table-cell table:formula="of:=CONCATENATE(UTILTRANSFORMEENMOTSCLES([Dechets.H110]);&quot;,&quot;;[Dechets.J110])" office:value-type="string" office:string-value="carpet," calcext:value-type="string">
            <text:p>carpet,</text:p>
          </table:table-cell>
          <table:table-cell table:number-columns-repeated="2"/>
          <table:table-cell table:style-name="ce302" table:formula="of:=JSONDECHETS([Dechets.A110];[Dechets.B110];[Dechets.C110];[Dechets.D110];[Dechets.E110];[Dechets.F110];[Dechets.T110];[Dechets.U110];[Dechets.G110];[Dechets.H110];[Dechets.K110];[Dechets.L110];[Dechets.M110];[Dechets.N110];[Dechets.P110])" office:value-type="string" office:string-value="   {&quot;code&quot;:&quot;dec_moquette&quot;,&#10;      &quot;type&quot;:&quot;Ressource / objet usagé&quot;,&#10;      &quot;type_en&quot;:&quot;Resource / Used object&quot;,&#10;      &quot;nom&quot;:&quot;Moquette&quot;,&#10;      &quot;nom_en&quot;:&quot;Carpet&quot;,&#10;      &quot;cat_usuel&quot;:&quot;cu_divers&quot;,&#10;      &quot;cat_trait&quot;:&quot;cat_omr&quot;,&#10;      &quot;descr&quot;:&quot;moquette&quot;,&#10;      &quot;descr_en&quot;:&quot;carpet&quot;,&#10;      &quot;mots_cles&quot;:&quot;moquette,&quot;,&#10;      &quot;mots_cles_en&quot;:&quot;carpet,&quot;,&#10;      &quot;image&quot;:&quot;moquette_mini.png&quot;,&#10;      &quot;modco&quot;:&quot;modco_bacblehorsnantes,modco_bacbleu,modco_sacbleu&quot;,&#10;      &quot;recyc&quot;:&quot;NON&quot;,&#10;      &quot;src&quot;:&quot;MieuxTrierANantes 02/2015&quot;&#10;   }," calcext:value-type="string">
            <text:p>   {"code":"dec_moquette",</text:p>
            <text:p>      "type":"Ressource / objet usagé",</text:p>
            <text:p>      "type_en":"Resource / Used object",</text:p>
            <text:p>      "nom":"Moquette",</text:p>
            <text:p>      "nom_en":"Carpet",</text:p>
            <text:p>      "cat_usuel":"cu_divers",</text:p>
            <text:p>      "cat_trait":"cat_omr",</text:p>
            <text:p>      "descr":"moquette",</text:p>
            <text:p>      "descr_en":"carpet",</text:p>
            <text:p>      "mots_cles":"moquette,",</text:p>
            <text:p>      "mots_cles_en":"carpet,",</text:p>
            <text:p>      "image":"moquett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ortAuxRats</text:p>
          </table:table-cell>
          <table:table-cell table:style-name="ce196" office:value-type="string" calcext:value-type="string">
            <text:p>Mort aux rats</text:p>
          </table:table-cell>
          <table:table-cell table:style-name="ce196" office:value-type="string" calcext:value-type="string">
            <text:p>Rat poison</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mort aux rats, raticide </text:p>
          </table:table-cell>
          <table:table-cell table:style-name="ce196" office:value-type="string" calcext:value-type="string">
            <text:p>rat poison, rat poison</text:p>
          </table:table-cell>
          <table:table-cell table:style-name="ce196" table:number-columns-repeated="2"/>
          <table:table-cell table:style-name="ce224"/>
          <table:table-cell table:style-name="ce233" office:value-type="string" calcext:value-type="string">
            <text:p>mortaurat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mort,rats,raticide,," calcext:value-type="string">
            <text:p>mort,rats,raticide,,</text:p>
          </table:table-cell>
          <table:table-cell table:formula="of:=CONCATENATE(UTILTRANSFORMEENMOTSCLES([Dechets.H111]);&quot;,&quot;;[Dechets.J111])" office:value-type="string" office:string-value="rat,poison,rat,poison," calcext:value-type="string">
            <text:p>rat,poison,rat,poison,</text:p>
          </table:table-cell>
          <table:table-cell table:number-columns-repeated="2"/>
          <table:table-cell table:style-name="ce302" table:formula="of:=JSONDECHETS([Dechets.A111];[Dechets.B111];[Dechets.C111];[Dechets.D111];[Dechets.E111];[Dechets.F111];[Dechets.T111];[Dechets.U111];[Dechets.G111];[Dechets.H111];[Dechets.K111];[Dechets.L111];[Dechets.M111];[Dechets.N111];[Dechets.P111])" office:value-type="string" office:string-value="   {&quot;code&quot;:&quot;dec_mortAuxRats&quot;,&#10;      &quot;type&quot;:&quot;Ressource / objet usagé&quot;,&#10;      &quot;type_en&quot;:&quot;Resource / Used object&quot;,&#10;      &quot;nom&quot;:&quot;Mort aux rats&quot;,&#10;      &quot;nom_en&quot;:&quot;Rat poison&quot;,&#10;      &quot;cat_usuel&quot;:&quot;cu_toxique&quot;,&#10;      &quot;cat_trait&quot;:&quot;cat_ddm&quot;,&#10;      &quot;descr&quot;:&quot;mort aux rats, raticide &quot;,&#10;      &quot;descr_en&quot;:&quot;rat poison, rat poison&quot;,&#10;      &quot;mots_cles&quot;:&quot;mort,rats,raticide,&quot;,&#10;      &quot;mots_cles_en&quot;:&quot;rat,poison,rat,poison,&quot;,&#10;      &quot;cons&quot;:&quot;cons_toxique&quot;,&#10;      &quot;image&quot;:&quot;mortaurat_mini.png&quot;,&#10;      &quot;modco&quot;:&quot;modco_decheterie,modco_ecopoint&quot;,&#10;      &quot;recyc&quot;:&quot;PAS_POUBELLE&quot;,&#10;      &quot;src&quot;:&quot;MieuxTrierANantes 02/2015&quot;&#10;   }," calcext:value-type="string">
            <text:p>   {"code":"dec_mortAuxRats",</text:p>
            <text:p>      "type":"Ressource / objet usagé",</text:p>
            <text:p>      "type_en":"Resource / Used object",</text:p>
            <text:p>      "nom":"Mort aux rats",</text:p>
            <text:p>      "nom_en":"Rat poison",</text:p>
            <text:p>      "cat_usuel":"cu_toxique",</text:p>
            <text:p>      "cat_trait":"cat_ddm",</text:p>
            <text:p>      "descr":"mort aux rats, raticide ",</text:p>
            <text:p>      "descr_en":"rat poison, rat poison",</text:p>
            <text:p>      "mots_cles":"mort,rats,raticide,",</text:p>
            <text:p>      "mots_cles_en":"rat,poison,rat,poison,",</text:p>
            <text:p>      "cons":"cons_toxique",</text:p>
            <text:p>      "image":"mortaura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mouchoir</text:p>
          </table:table-cell>
          <table:table-cell table:style-name="ce196" office:value-type="string" calcext:value-type="string">
            <text:p>Mouchoir</text:p>
          </table:table-cell>
          <table:table-cell table:style-name="ce196" office:value-type="string" calcext:value-type="string">
            <text:p>Tissue</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mouchoir</text:p>
          </table:table-cell>
          <table:table-cell table:style-name="ce196" office:value-type="string" calcext:value-type="string">
            <text:p>tissue</text:p>
          </table:table-cell>
          <table:table-cell table:style-name="ce196" table:number-columns-repeated="2"/>
          <table:table-cell table:style-name="ce224" office:value-type="string" calcext:value-type="string">
            <text:p>cons_souille</text:p>
          </table:table-cell>
          <table:table-cell table:style-name="ce233" office:value-type="string" calcext:value-type="string">
            <text:p>mouchoirs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mouchoir," calcext:value-type="string">
            <text:p>mouchoir,</text:p>
          </table:table-cell>
          <table:table-cell table:formula="of:=CONCATENATE(UTILTRANSFORMEENMOTSCLES([Dechets.H112]);&quot;,&quot;;[Dechets.J112])" office:value-type="string" office:string-value="tissue," calcext:value-type="string">
            <text:p>tissue,</text:p>
          </table:table-cell>
          <table:table-cell table:number-columns-repeated="2"/>
          <table:table-cell table:style-name="ce302" table:formula="of:=JSONDECHETS([Dechets.A112];[Dechets.B112];[Dechets.C112];[Dechets.D112];[Dechets.E112];[Dechets.F112];[Dechets.T112];[Dechets.U112];[Dechets.G112];[Dechets.H112];[Dechets.K112];[Dechets.L112];[Dechets.M112];[Dechets.N112];[Dechets.P112])" office:value-type="string" office:string-value="   {&quot;code&quot;:&quot;dec_mouchoir&quot;,&#10;      &quot;type&quot;:&quot;Ressource / objet usagé&quot;,&#10;      &quot;type_en&quot;:&quot;Resource / Used object&quot;,&#10;      &quot;nom&quot;:&quot;Mouchoir&quot;,&#10;      &quot;nom_en&quot;:&quot;Tissue&quot;,&#10;      &quot;cat_usuel&quot;:&quot;cu_divers&quot;,&#10;      &quot;cat_trait&quot;:&quot;cat_omr&quot;,&#10;      &quot;descr&quot;:&quot;mouchoir&quot;,&#10;      &quot;descr_en&quot;:&quot;tissue&quot;,&#10;      &quot;mots_cles&quot;:&quot;mouchoir,&quot;,&#10;      &quot;mots_cles_en&quot;:&quot;tissue,&quot;,&#10;      &quot;cons&quot;:&quot;cons_souille,&quot;,&#10;      &quot;image&quot;:&quot;mouchoirs_mini.png&quot;,&#10;      &quot;modco&quot;:&quot;modco_bacblehorsnantes,modco_bacbleu,modco_sacbleu&quot;,&#10;      &quot;recyc&quot;:&quot;NON&quot;,&#10;      &quot;src&quot;:&quot;MieuxTrierANantes 02/2015&quot;&#10;   }," calcext:value-type="string">
            <text:p>   {"code":"dec_mouchoir",</text:p>
            <text:p>      "type":"Ressource / objet usagé",</text:p>
            <text:p>      "type_en":"Resource / Used object",</text:p>
            <text:p>      "nom":"Mouchoir",</text:p>
            <text:p>      "nom_en":"Tissue",</text:p>
            <text:p>      "cat_usuel":"cu_divers",</text:p>
            <text:p>      "cat_trait":"cat_omr",</text:p>
            <text:p>      "descr":"mouchoir",</text:p>
            <text:p>      "descr_en":"tissue",</text:p>
            <text:p>      "mots_cles":"mouchoir,",</text:p>
            <text:p>      "mots_cles_en":"tissue,",</text:p>
            <text:p>      "cons":"cons_souille,",</text:p>
            <text:p>      "image":"mouchoirs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naphtaline</text:p>
          </table:table-cell>
          <table:table-cell table:style-name="ce205" office:value-type="string" calcext:value-type="string">
            <text:p>Naphtaline</text:p>
          </table:table-cell>
          <table:table-cell table:style-name="ce205" office:value-type="string" calcext:value-type="string">
            <text:p>Naphthalene</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naphtaline, antimite</text:p>
          </table:table-cell>
          <table:table-cell table:style-name="ce205" office:value-type="string" calcext:value-type="string">
            <text:p>mothballs, moth</text:p>
          </table:table-cell>
          <table:table-cell table:style-name="ce205" table:number-columns-repeated="2"/>
          <table:table-cell table:style-name="ce229"/>
          <table:table-cell table:style-name="ce235" office:value-type="string" calcext:value-type="string">
            <text:p>images_non_libres_temp/naphtaline_mini.png</text:p>
          </table:table-cell>
          <table:table-cell table:style-name="ce248"/>
          <table:table-cell table:style-name="ce259" office:value-type="string" calcext:value-type="string">
            <text:p>MieuxTrierANantes 02/2015</text:p>
          </table:table-cell>
          <table:table-cell table:style-name="ce259" table:number-columns-repeated="2"/>
          <table:table-cell table:style-name="ce205"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naphtaline,antimite," calcext:value-type="string">
            <text:p>naphtaline,antimite,</text:p>
          </table:table-cell>
          <table:table-cell table:formula="of:=CONCATENATE(UTILTRANSFORMEENMOTSCLES([Dechets.H113]);&quot;,&quot;;[Dechets.J113])" office:value-type="string" office:string-value="mothballs,moth," calcext:value-type="string">
            <text:p>mothballs,moth,</text:p>
          </table:table-cell>
          <table:table-cell table:number-columns-repeated="2"/>
          <table:table-cell table:style-name="ce302" table:formula="of:=JSONDECHETS([Dechets.A113];[Dechets.B113];[Dechets.C113];[Dechets.D113];[Dechets.E113];[Dechets.F113];[Dechets.T113];[Dechets.U113];[Dechets.G113];[Dechets.H113];[Dechets.K113];[Dechets.L113];[Dechets.M113];[Dechets.N113];[Dechets.P113])" office:value-type="string" office:string-value="   {&quot;code&quot;:&quot;dec_naphtaline&quot;,&#10;      &quot;type&quot;:&quot;Ressource / objet usagé&quot;,&#10;      &quot;type_en&quot;:&quot;Resource / Used object&quot;,&#10;      &quot;nom&quot;:&quot;Naphtaline&quot;,&#10;      &quot;nom_en&quot;:&quot;Naphthalene&quot;,&#10;      &quot;cat_usuel&quot;:&quot;cu_toxique&quot;,&#10;      &quot;cat_trait&quot;:&quot;cat_ddm&quot;,&#10;      &quot;descr&quot;:&quot;naphtaline, antimite&quot;,&#10;      &quot;descr_en&quot;:&quot;mothballs, moth&quot;,&#10;      &quot;mots_cles&quot;:&quot;naphtaline,antimite,&quot;,&#10;      &quot;mots_cles_en&quot;:&quot;mothballs,moth,&quot;,&#10;      &quot;cons&quot;:&quot;cons_toxique&quot;,&#10;      &quot;image&quot;:&quot;images_non_libres_temp/naphtaline_mini.png&quot;,&#10;      &quot;modco&quot;:&quot;modco_decheterie,modco_ecopoint&quot;,&#10;      &quot;recyc&quot;:&quot;PAS_POUBELLE&quot;,&#10;      &quot;src&quot;:&quot;MieuxTrierANantes 02/2015&quot;&#10;   }," calcext:value-type="string">
            <text:p>   {"code":"dec_naphtaline",</text:p>
            <text:p>      "type":"Ressource / objet usagé",</text:p>
            <text:p>      "type_en":"Resource / Used object",</text:p>
            <text:p>      "nom":"Naphtaline",</text:p>
            <text:p>      "nom_en":"Naphthalene",</text:p>
            <text:p>      "cat_usuel":"cu_toxique",</text:p>
            <text:p>      "cat_trait":"cat_ddm",</text:p>
            <text:p>      "descr":"naphtaline, antimite",</text:p>
            <text:p>      "descr_en":"mothballs, moth",</text:p>
            <text:p>      "mots_cles":"naphtaline,antimite,",</text:p>
            <text:p>      "mots_cles_en":"mothballs,moth,",</text:p>
            <text:p>      "cons":"cons_toxique",</text:p>
            <text:p>      "image":"images_non_libres_temp/naphtal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7" office:value-type="string" calcext:value-type="string">
            <text:p>dec_neons</text:p>
          </table:table-cell>
          <table:table-cell table:style-name="ce197" office:value-type="string" calcext:value-type="string">
            <text:p>Néon</text:p>
          </table:table-cell>
          <table:table-cell table:style-name="ce197" office:value-type="string" calcext:value-type="string">
            <text:p>Neon</text:p>
          </table:table-cell>
          <table:table-cell table:style-name="ce196" office:value-type="string" calcext:value-type="string">
            <text:p>cu_toxique</text:p>
          </table:table-cell>
          <table:table-cell table:style-name="ce216" office:value-type="string" calcext:value-type="string">
            <text:p>cat_ampouleseco</text:p>
          </table:table-cell>
          <table:table-cell table:style-name="ce197"/>
          <table:table-cell table:style-name="ce197" office:value-type="string" calcext:value-type="string">
            <text:p>néon</text:p>
          </table:table-cell>
          <table:table-cell table:style-name="ce197" office:value-type="string" calcext:value-type="string">
            <text:p>neon</text:p>
          </table:table-cell>
          <table:table-cell table:style-name="ce197" table:number-columns-repeated="2"/>
          <table:table-cell table:style-name="ce230"/>
          <table:table-cell table:style-name="ce237" office:value-type="string" calcext:value-type="string">
            <text:p>neon_mini.png</text:p>
          </table:table-cell>
          <table:table-cell table:style-name="ce213"/>
          <table:table-cell table:style-name="ce260" office:value-type="string" calcext:value-type="string">
            <text:p>MieuxTrierANantes 02/2015</text:p>
          </table:table-cell>
          <table:table-cell table:style-name="ce260" table:number-columns-repeated="2"/>
          <table:table-cell table:style-name="ce197"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neon," calcext:value-type="string">
            <text:p>neon,</text:p>
          </table:table-cell>
          <table:table-cell table:formula="of:=CONCATENATE(UTILTRANSFORMEENMOTSCLES([Dechets.H114]);&quot;,&quot;;[Dechets.J114])" office:value-type="string" office:string-value="neon," calcext:value-type="string">
            <text:p>neon,</text:p>
          </table:table-cell>
          <table:table-cell table:number-columns-repeated="2"/>
          <table:table-cell table:style-name="ce302" table:formula="of:=JSONDECHETS([Dechets.A114];[Dechets.B114];[Dechets.C114];[Dechets.D114];[Dechets.E114];[Dechets.F114];[Dechets.T114];[Dechets.U114];[Dechets.G114];[Dechets.H114];[Dechets.K114];[Dechets.L114];[Dechets.M114];[Dechets.N114];[Dechets.P114])" office:value-type="string" office:string-value="   {&quot;code&quot;:&quot;dec_neons&quot;,&#10;      &quot;type&quot;:&quot;Ressource / objet usagé&quot;,&#10;      &quot;type_en&quot;:&quot;Resource / Used object&quot;,&#10;      &quot;nom&quot;:&quot;Néon&quot;,&#10;      &quot;nom_en&quot;:&quot;Neon&quot;,&#10;      &quot;cat_usuel&quot;:&quot;cu_toxique&quot;,&#10;      &quot;cat_trait&quot;:&quot;cat_ampouleseco&quot;,&#10;      &quot;descr&quot;:&quot;néon&quot;,&#10;      &quot;descr_en&quot;:&quot;neon&quot;,&#10;      &quot;mots_cles&quot;:&quot;neon,&quot;,&#10;      &quot;mots_cles_en&quot;:&quot;neon,&quot;,&#10;      &quot;image&quot;:&quot;neon_mini.png&quot;,&#10;      &quot;modco&quot;:&quot;modco_pointsdevente&quot;,&#10;      &quot;recyc&quot;:&quot;PAS_POUBELLE&quot;,&#10;      &quot;src&quot;:&quot;MieuxTrierANantes 02/2015&quot;&#10;   }," calcext:value-type="string">
            <text:p>   {"code":"dec_neons",</text:p>
            <text:p>      "type":"Ressource / objet usagé",</text:p>
            <text:p>      "type_en":"Resource / Used object",</text:p>
            <text:p>      "nom":"Néon",</text:p>
            <text:p>      "nom_en":"Neon",</text:p>
            <text:p>      "cat_usuel":"cu_toxique",</text:p>
            <text:p>      "cat_trait":"cat_ampouleseco",</text:p>
            <text:p>      "descr":"néon",</text:p>
            <text:p>      "descr_en":"neon",</text:p>
            <text:p>      "mots_cles":"neon,",</text:p>
            <text:p>      "mots_cles_en":"neon,",</text:p>
            <text:p>      "image":"neon_mini.png",</text:p>
            <text:p>      "modco":"modco_pointsdevent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nettoyantsALAmmoniac</text:p>
          </table:table-cell>
          <table:table-cell table:style-name="ce205" office:value-type="string" calcext:value-type="string">
            <text:p>Nettoyant à l'ammoniac</text:p>
          </table:table-cell>
          <table:table-cell table:style-name="ce205" office:value-type="string" calcext:value-type="string">
            <text:p>Cleaner ammonia</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nettoyant à l'ammoniac</text:p>
          </table:table-cell>
          <table:table-cell table:style-name="ce205" office:value-type="string" calcext:value-type="string">
            <text:p>cleaner with ammonia</text:p>
          </table:table-cell>
          <table:table-cell table:style-name="ce205" table:number-columns-repeated="2"/>
          <table:table-cell table:style-name="ce229"/>
          <table:table-cell table:style-name="ce241" office:value-type="string" calcext:value-type="string">
            <text:p>bouteille_ammoniaque_mini.png</text:p>
          </table:table-cell>
          <table:table-cell table:style-name="ce213"/>
          <table:table-cell table:style-name="ce259" office:value-type="string" calcext:value-type="string">
            <text:p>MieuxTrierANantes 02/2015</text:p>
          </table:table-cell>
          <table:table-cell table:style-name="ce259" table:number-columns-repeated="2"/>
          <table:table-cell table:style-name="ce205"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nettoyant,l,ammoniac," calcext:value-type="string">
            <text:p>nettoyant,l,ammoniac,</text:p>
          </table:table-cell>
          <table:table-cell table:formula="of:=CONCATENATE(UTILTRANSFORMEENMOTSCLES([Dechets.H115]);&quot;,&quot;;[Dechets.J115])" office:value-type="string" office:string-value="cleaner,with,ammonia," calcext:value-type="string">
            <text:p>cleaner,with,ammonia,</text:p>
          </table:table-cell>
          <table:table-cell table:number-columns-repeated="2"/>
          <table:table-cell table:style-name="ce302" table:formula="of:=JSONDECHETS([Dechets.A115];[Dechets.B115];[Dechets.C115];[Dechets.D115];[Dechets.E115];[Dechets.F115];[Dechets.T115];[Dechets.U115];[Dechets.G115];[Dechets.H115];[Dechets.K115];[Dechets.L115];[Dechets.M115];[Dechets.N115];[Dechets.P115])" office:value-type="string" office:string-value="   {&quot;code&quot;:&quot;dec_nettoyantsALAmmoniac&quot;,&#10;      &quot;type&quot;:&quot;Ressource / objet usagé&quot;,&#10;      &quot;type_en&quot;:&quot;Resource / Used object&quot;,&#10;      &quot;nom&quot;:&quot;Nettoyant à l'ammoniac&quot;,&#10;      &quot;nom_en&quot;:&quot;Cleaner ammonia&quot;,&#10;      &quot;cat_usuel&quot;:&quot;cu_toxique&quot;,&#10;      &quot;cat_trait&quot;:&quot;cat_ddm&quot;,&#10;      &quot;descr&quot;:&quot;nettoyant à l'ammoniac&quot;,&#10;      &quot;descr_en&quot;:&quot;cleaner with ammonia&quot;,&#10;      &quot;mots_cles&quot;:&quot;nettoyant,l,ammoniac,&quot;,&#10;      &quot;mots_cles_en&quot;:&quot;cleaner,with,ammonia,&quot;,&#10;      &quot;cons&quot;:&quot;cons_toxique&quot;,&#10;      &quot;image&quot;:&quot;bouteille_ammoniaque_mini.png&quot;,&#10;      &quot;modco&quot;:&quot;modco_decheterie,modco_ecopoint&quot;,&#10;      &quot;recyc&quot;:&quot;PAS_POUBELLE&quot;,&#10;      &quot;src&quot;:&quot;MieuxTrierANantes 02/2015&quot;&#10;   }," calcext:value-type="string">
            <text:p>   {"code":"dec_nettoyantsALAmmoniac",</text:p>
            <text:p>      "type":"Ressource / objet usagé",</text:p>
            <text:p>      "type_en":"Resource / Used object",</text:p>
            <text:p>      "nom":"Nettoyant à l'ammoniac",</text:p>
            <text:p>      "nom_en":"Cleaner ammonia",</text:p>
            <text:p>      "cat_usuel":"cu_toxique",</text:p>
            <text:p>      "cat_trait":"cat_ddm",</text:p>
            <text:p>      "descr":"nettoyant à l'ammoniac",</text:p>
            <text:p>      "descr_en":"cleaner with ammonia",</text:p>
            <text:p>      "mots_cles":"nettoyant,l,ammoniac,",</text:p>
            <text:p>      "mots_cles_en":"cleaner,with,ammonia,",</text:p>
            <text:p>      "cons":"cons_toxique",</text:p>
            <text:p>      "image":"bouteille_ammoniaqu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nettoyantsCuivreEtArgenterie</text:p>
          </table:table-cell>
          <table:table-cell table:style-name="ce203" office:value-type="string" calcext:value-type="string">
            <text:p>Nettoyants cuivre et argenterie</text:p>
          </table:table-cell>
          <table:table-cell table:style-name="ce203" office:value-type="string" calcext:value-type="string">
            <text:p>Copper and silver cleaners</text:p>
          </table:table-cell>
          <table:table-cell table:style-name="ce196" office:value-type="string" calcext:value-type="string">
            <text:p>cu_toxique</text:p>
          </table:table-cell>
          <table:table-cell table:style-name="ce203" office:value-type="string" calcext:value-type="string">
            <text:p>cat_ddm</text:p>
          </table:table-cell>
          <table:table-cell table:style-name="ce203"/>
          <table:table-cell table:style-name="ce203" office:value-type="string" calcext:value-type="string">
            <text:p>nettoyant cuivre et argenterie</text:p>
          </table:table-cell>
          <table:table-cell table:style-name="ce203" office:value-type="string" calcext:value-type="string">
            <text:p>copper and silver cleaners</text:p>
          </table:table-cell>
          <table:table-cell table:style-name="ce203" table:number-columns-repeated="2"/>
          <table:table-cell table:style-name="ce226"/>
          <table:table-cell table:style-name="ce236" office:value-type="string" calcext:value-type="string">
            <text:p>nettoyant_cuivre_mini.png</text:p>
          </table:table-cell>
          <table:table-cell table:style-name="ce247"/>
          <table:table-cell table:style-name="ce253" office:value-type="string" calcext:value-type="string">
            <text:p>MieuxTrierANantes 02/2015</text:p>
          </table:table-cell>
          <table:table-cell table:style-name="ce253" table:number-columns-repeated="2"/>
          <table:table-cell table:style-name="ce203"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nettoyant,cuivre,argenterie," calcext:value-type="string">
            <text:p>nettoyant,cuivre,argenterie,</text:p>
          </table:table-cell>
          <table:table-cell table:formula="of:=CONCATENATE(UTILTRANSFORMEENMOTSCLES([Dechets.H116]);&quot;,&quot;;[Dechets.J116])" office:value-type="string" office:string-value="copper,and,silver,cleaners," calcext:value-type="string">
            <text:p>copper,and,silver,cleaners,</text:p>
          </table:table-cell>
          <table:table-cell table:number-columns-repeated="2"/>
          <table:table-cell table:style-name="ce302" table:formula="of:=JSONDECHETS([Dechets.A116];[Dechets.B116];[Dechets.C116];[Dechets.D116];[Dechets.E116];[Dechets.F116];[Dechets.T116];[Dechets.U116];[Dechets.G116];[Dechets.H116];[Dechets.K116];[Dechets.L116];[Dechets.M116];[Dechets.N116];[Dechets.P116])" office:value-type="string" office:string-value="   {&quot;code&quot;:&quot;dec_nettoyantsCuivreEtArgenterie&quot;,&#10;      &quot;type&quot;:&quot;Ressource / objet usagé&quot;,&#10;      &quot;type_en&quot;:&quot;Resource / Used object&quot;,&#10;      &quot;nom&quot;:&quot;Nettoyants cuivre et argenterie&quot;,&#10;      &quot;nom_en&quot;:&quot;Copper and silver cleaners&quot;,&#10;      &quot;cat_usuel&quot;:&quot;cu_toxique&quot;,&#10;      &quot;cat_trait&quot;:&quot;cat_ddm&quot;,&#10;      &quot;descr&quot;:&quot;nettoyant cuivre et argenterie&quot;,&#10;      &quot;descr_en&quot;:&quot;copper and silver cleaners&quot;,&#10;      &quot;mots_cles&quot;:&quot;nettoyant,cuivre,argenterie,&quot;,&#10;      &quot;mots_cles_en&quot;:&quot;copper,and,silver,cleaners,&quot;,&#10;      &quot;cons&quot;:&quot;cons_toxique&quot;,&#10;      &quot;image&quot;:&quot;nettoyant_cuivre_mini.png&quot;,&#10;      &quot;modco&quot;:&quot;modco_decheterie,modco_ecopoint&quot;,&#10;      &quot;recyc&quot;:&quot;PAS_POUBELLE&quot;,&#10;      &quot;src&quot;:&quot;MieuxTrierANantes 02/2015&quot;&#10;   }," calcext:value-type="string">
            <text:p>   {"code":"dec_nettoyantsCuivreEtArgenterie",</text:p>
            <text:p>      "type":"Ressource / objet usagé",</text:p>
            <text:p>      "type_en":"Resource / Used object",</text:p>
            <text:p>      "nom":"Nettoyants cuivre et argenterie",</text:p>
            <text:p>      "nom_en":"Copper and silver cleaners",</text:p>
            <text:p>      "cat_usuel":"cu_toxique",</text:p>
            <text:p>      "cat_trait":"cat_ddm",</text:p>
            <text:p>      "descr":"nettoyant cuivre et argenterie",</text:p>
            <text:p>      "descr_en":"copper and silver cleaners",</text:p>
            <text:p>      "mots_cles":"nettoyant,cuivre,argenterie,",</text:p>
            <text:p>      "mots_cles_en":"copper,and,silver,cleaners,",</text:p>
            <text:p>      "cons":"cons_toxique",</text:p>
            <text:p>      "image":"nettoyant_cuiv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objetEnTerreCuite</text:p>
          </table:table-cell>
          <table:table-cell table:style-name="ce205" office:value-type="string" calcext:value-type="string">
            <text:p>Objet terre cuite</text:p>
          </table:table-cell>
          <table:table-cell table:style-name="ce205" office:value-type="string" calcext:value-type="string">
            <text:p>Clay object</text:p>
          </table:table-cell>
          <table:table-cell table:style-name="ce205" office:value-type="string" calcext:value-type="string">
            <text:p>cu_divers</text:p>
          </table:table-cell>
          <table:table-cell table:style-name="ce205" office:value-type="string" calcext:value-type="string">
            <text:p>cat_verrenonvalovaisselleporcelaine</text:p>
          </table:table-cell>
          <table:table-cell table:style-name="ce205"/>
          <table:table-cell table:style-name="ce205" office:value-type="string" calcext:value-type="string">
            <text:p>objet en terre cuite</text:p>
          </table:table-cell>
          <table:table-cell table:style-name="ce205" office:value-type="string" calcext:value-type="string">
            <text:p>terracotta object</text:p>
          </table:table-cell>
          <table:table-cell table:style-name="ce205" table:number-columns-repeated="2"/>
          <table:table-cell table:style-name="ce229"/>
          <table:table-cell table:style-name="ce235" office:value-type="string" calcext:value-type="string">
            <text:p>terre_cuite_mini.png</text:p>
          </table:table-cell>
          <table:table-cell table:style-name="ce248"/>
          <table:table-cell table:style-name="ce292" office:value-type="string" calcext:value-type="string">
            <text:p>MieuxTrierANantes 02/2015</text:p>
          </table:table-cell>
          <table:table-cell table:style-name="ce292"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objet,terre,cuite," calcext:value-type="string">
            <text:p>objet,terre,cuite,</text:p>
          </table:table-cell>
          <table:table-cell table:formula="of:=CONCATENATE(UTILTRANSFORMEENMOTSCLES([Dechets.H117]);&quot;,&quot;;[Dechets.J117])" office:value-type="string" office:string-value="terracotta,object," calcext:value-type="string">
            <text:p>terracotta,object,</text:p>
          </table:table-cell>
          <table:table-cell table:number-columns-repeated="2"/>
          <table:table-cell table:style-name="ce302" table:formula="of:=JSONDECHETS([Dechets.A117];[Dechets.B117];[Dechets.C117];[Dechets.D117];[Dechets.E117];[Dechets.F117];[Dechets.T117];[Dechets.U117];[Dechets.G117];[Dechets.H117];[Dechets.K117];[Dechets.L117];[Dechets.M117];[Dechets.N117];[Dechets.P117])" office:value-type="string" office:string-value="   {&quot;code&quot;:&quot;dec_objetEnTerreCuite&quot;,&#10;      &quot;type&quot;:&quot;Ressource / objet usagé&quot;,&#10;      &quot;type_en&quot;:&quot;Resource / Used object&quot;,&#10;      &quot;nom&quot;:&quot;Objet terre cuite&quot;,&#10;      &quot;nom_en&quot;:&quot;Clay object&quot;,&#10;      &quot;cat_usuel&quot;:&quot;cu_divers&quot;,&#10;      &quot;cat_trait&quot;:&quot;cat_verrenonvalovaisselleporcelaine&quot;,&#10;      &quot;descr&quot;:&quot;objet en terre cuite&quot;,&#10;      &quot;descr_en&quot;:&quot;terracotta object&quot;,&#10;      &quot;mots_cles&quot;:&quot;objet,terre,cuite,&quot;,&#10;      &quot;mots_cles_en&quot;:&quot;terracotta,object,&quot;,&#10;      &quot;cons&quot;:&quot;cons_verre&quot;,&#10;      &quot;image&quot;:&quot;terre_cuite_mini.png&quot;,&#10;      &quot;modco&quot;:&quot;modco_bacbleu,modco_sacbleu,modco_decheterie,modco_ecopoint,smco_vaisselle&quot;,&#10;      &quot;recyc&quot;:&quot;NON&quot;,&#10;      &quot;src&quot;:&quot;MieuxTrierANantes 02/2015&quot;&#10;   }," calcext:value-type="string">
            <text:p>   {"code":"dec_objetEnTerreCuite",</text:p>
            <text:p>      "type":"Ressource / objet usagé",</text:p>
            <text:p>      "type_en":"Resource / Used object",</text:p>
            <text:p>      "nom":"Objet terre cuite",</text:p>
            <text:p>      "nom_en":"Clay object",</text:p>
            <text:p>      "cat_usuel":"cu_divers",</text:p>
            <text:p>      "cat_trait":"cat_verrenonvalovaisselleporcelaine",</text:p>
            <text:p>      "descr":"objet en terre cuite",</text:p>
            <text:p>      "descr_en":"terracotta object",</text:p>
            <text:p>      "mots_cles":"objet,terre,cuite,",</text:p>
            <text:p>      "mots_cles_en":"terracotta,object,",</text:p>
            <text:p>      "cons":"cons_verre",</text:p>
            <text:p>      "image":"terre_cuit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ordinateursPortables</text:p>
          </table:table-cell>
          <table:table-cell table:style-name="ce196" office:value-type="string" calcext:value-type="string">
            <text:p>Ordinateurs portables</text:p>
          </table:table-cell>
          <table:table-cell table:style-name="ce196" office:value-type="string" calcext:value-type="string">
            <text:p>Laptop</text:p>
          </table:table-cell>
          <table:table-cell table:style-name="ce196" office:value-type="string" calcext:value-type="string">
            <text:p>scu_medicament</text:p>
          </table:table-cell>
          <table:table-cell table:style-name="ce196" office:value-type="string" calcext:value-type="string">
            <text:p>cat_d3e</text:p>
          </table:table-cell>
          <table:table-cell table:style-name="ce196"/>
          <table:table-cell table:style-name="ce196" office:value-type="string" calcext:value-type="string">
            <text:p>ordinateur portables</text:p>
          </table:table-cell>
          <table:table-cell table:style-name="ce196" office:value-type="string" calcext:value-type="string">
            <text:p>laptop</text:p>
          </table:table-cell>
          <table:table-cell table:style-name="ce196" table:number-columns-repeated="2"/>
          <table:table-cell table:style-name="ce224"/>
          <table:table-cell table:style-name="ce233" office:value-type="string" calcext:value-type="string">
            <text:p>ordi_portable_mini.png</text:p>
          </table:table-cell>
          <table:table-cell table:style-name="ce213"/>
          <table:table-cell table:style-name="ce254" office:value-type="string" calcext:value-type="string">
            <text:p>MieuxTrierANantes 02/2015</text:p>
          </table:table-cell>
          <table:table-cell table:style-name="ce254" table:number-columns-repeated="2"/>
          <table:table-cell table:style-name="ce196"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ordinateur,portables," calcext:value-type="string">
            <text:p>ordinateur,portables,</text:p>
          </table:table-cell>
          <table:table-cell table:formula="of:=CONCATENATE(UTILTRANSFORMEENMOTSCLES([Dechets.H118]);&quot;,&quot;;[Dechets.J118])" office:value-type="string" office:string-value="laptop," calcext:value-type="string">
            <text:p>laptop,</text:p>
          </table:table-cell>
          <table:table-cell table:number-columns-repeated="2"/>
          <table:table-cell table:style-name="ce302" table:formula="of:=JSONDECHETS([Dechets.A118];[Dechets.B118];[Dechets.C118];[Dechets.D118];[Dechets.E118];[Dechets.F118];[Dechets.T118];[Dechets.U118];[Dechets.G118];[Dechets.H118];[Dechets.K118];[Dechets.L118];[Dechets.M118];[Dechets.N118];[Dechets.P118])" office:value-type="string" office:string-value="   {&quot;code&quot;:&quot;dec_ordinateursPortables&quot;,&#10;      &quot;type&quot;:&quot;Ressource / objet usagé&quot;,&#10;      &quot;type_en&quot;:&quot;Resource / Used object&quot;,&#10;      &quot;nom&quot;:&quot;Ordinateurs portables&quot;,&#10;      &quot;nom_en&quot;:&quot;Laptop&quot;,&#10;      &quot;cat_usuel&quot;:&quot;scu_medicament&quot;,&#10;      &quot;cat_trait&quot;:&quot;cat_d3e&quot;,&#10;      &quot;descr&quot;:&quot;ordinateur portables&quot;,&#10;      &quot;descr_en&quot;:&quot;laptop&quot;,&#10;      &quot;mots_cles&quot;:&quot;ordinateur,portables,&quot;,&#10;      &quot;mots_cles_en&quot;:&quot;laptop,&quot;,&#10;      &quot;cons&quot;:&quot;cons_recuppdv1,cons_ecoparticipation&quot;,&#10;      &quot;image&quot;:&quot;ordi_portable_mini.png&quot;,&#10;      &quot;modco&quot;:&quot;modco_decheterie,modco_ecopoint,smco_reprise&quot;,&#10;      &quot;recyc&quot;:&quot;PAS_POUBELLE&quot;,&#10;      &quot;src&quot;:&quot;MieuxTrierANantes 02/2015&quot;&#10;   }," calcext:value-type="string">
            <text:p>   {"code":"dec_ordinateursPortables",</text:p>
            <text:p>      "type":"Ressource / objet usagé",</text:p>
            <text:p>      "type_en":"Resource / Used object",</text:p>
            <text:p>      "nom":"Ordinateurs portables",</text:p>
            <text:p>      "nom_en":"Laptop",</text:p>
            <text:p>      "cat_usuel":"scu_medicament",</text:p>
            <text:p>      "cat_trait":"cat_d3e",</text:p>
            <text:p>      "descr":"ordinateur portables",</text:p>
            <text:p>      "descr_en":"laptop",</text:p>
            <text:p>      "mots_cles":"ordinateur,portables,",</text:p>
            <text:p>      "mots_cles_en":"laptop,",</text:p>
            <text:p>      "cons":"cons_recuppdv1,cons_ecoparticipation",</text:p>
            <text:p>      "image":"ordi_portabl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outilsBricolageOuJardinage</text:p>
          </table:table-cell>
          <table:table-cell table:style-name="ce207" office:value-type="string" calcext:value-type="string">
            <text:p>outils bricolage ou jardinage</text:p>
          </table:table-cell>
          <table:table-cell table:style-name="ce207" office:value-type="string" calcext:value-type="string">
            <text:p>DIY or gardening tools</text:p>
          </table:table-cell>
          <table:table-cell table:style-name="ce207" office:value-type="string" calcext:value-type="string">
            <text:p>cu_divers</text:p>
          </table:table-cell>
          <table:table-cell table:style-name="ce207" office:value-type="string" calcext:value-type="string">
            <text:p>cat_omr</text:p>
          </table:table-cell>
          <table:table-cell table:style-name="ce207"/>
          <table:table-cell table:style-name="ce207" office:value-type="string" calcext:value-type="string">
            <text:p>outil bricolage ou jardinage, marteau, tournevis, cisaille, scie, râteau, hache</text:p>
          </table:table-cell>
          <table:table-cell table:style-name="ce207" office:value-type="string" calcext:value-type="string">
            <text:p>DIY or gardening tools, hammer, screwdrivers, shears, saw, rake, ax</text:p>
          </table:table-cell>
          <table:table-cell table:style-name="ce207" table:number-columns-repeated="2"/>
          <table:table-cell table:style-name="ce231"/>
          <table:table-cell table:style-name="ce233" office:value-type="string" calcext:value-type="string">
            <text:p>tournevis_mini.png</text:p>
          </table:table-cell>
          <table:table-cell table:style-name="ce213" office:value-type="string" calcext:value-type="string">
            <text:p>marteau_2_mini.png</text:p>
          </table:table-cell>
          <table:table-cell table:style-name="ce250" office:value-type="string" calcext:value-type="string">
            <text:p>MieuxTrierANantes 02/2015</text:p>
          </table:table-cell>
          <table:table-cell table:style-name="ce250"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outil,bricolage,ou,jardinage,marteau,tournevis,cisaille,scie,rateau,hache," calcext:value-type="string">
            <text:p>outil,bricolage,ou,jardinage,marteau,tournevis,cisaille,scie,rateau,hache,</text:p>
          </table:table-cell>
          <table:table-cell table:formula="of:=CONCATENATE(UTILTRANSFORMEENMOTSCLES([Dechets.H119]);&quot;,&quot;;[Dechets.J119])" office:value-type="string" office:string-value="diy,or,gardening,tools,hammer,screwdrivers,shears,saw,rake,ax," calcext:value-type="string">
            <text:p>diy,or,gardening,tools,hammer,screwdrivers,shears,saw,rake,ax,</text:p>
          </table:table-cell>
          <table:table-cell table:number-columns-repeated="2"/>
          <table:table-cell table:style-name="ce302" table:formula="of:=JSONDECHETS([Dechets.A119];[Dechets.B119];[Dechets.C119];[Dechets.D119];[Dechets.E119];[Dechets.F119];[Dechets.T119];[Dechets.U119];[Dechets.G119];[Dechets.H119];[Dechets.K119];[Dechets.L119];[Dechets.M119];[Dechets.N119];[Dechets.P119])" office:value-type="string" office:string-value="   {&quot;code&quot;:&quot;dec_outilsBricolageOuJardinage&quot;,&#10;      &quot;type&quot;:&quot;Ressource / objet usagé&quot;,&#10;      &quot;type_en&quot;:&quot;Resource / Used object&quot;,&#10;      &quot;nom&quot;:&quot;outils bricolage ou jardinage&quot;,&#10;      &quot;nom_en&quot;:&quot;DIY or gardening tools&quot;,&#10;      &quot;cat_usuel&quot;:&quot;cu_divers&quot;,&#10;      &quot;cat_trait&quot;:&quot;cat_omr&quot;,&#10;      &quot;descr&quot;:&quot;outil bricolage ou jardinage, marteau, tournevis, cisaille, scie, râteau, hache&quot;,&#10;      &quot;descr_en&quot;:&quot;DIY or gardening tools, hammer, screwdrivers, shears, saw, rake, ax&quot;,&#10;      &quot;mots_cles&quot;:&quot;outil,bricolage,ou,jardinage,marteau,tournevis,cisaille,scie,rateau,hache,&quot;,&#10;      &quot;mots_cles_en&quot;:&quot;diy,or,gardening,tools,hammer,screwdrivers,shears,saw,rake,ax,&quot;,&#10;      &quot;image&quot;:&quot;tournevis_mini.png&quot;,&#10;      &quot;image_secondaire&quot;:&quot;marteau_2_mini.png&quot;,&#10;      &quot;modco&quot;:&quot;modco_bacblehorsnantes,modco_bacbleu,modco_sacbleu&quot;,&#10;      &quot;recyc&quot;:&quot;NON&quot;,&#10;      &quot;src&quot;:&quot;MieuxTrierANantes 02/2015&quot;&#10;   }," calcext:value-type="string">
            <text:p>   {"code":"dec_outilsBricolageOuJardinage",</text:p>
            <text:p>      "type":"Ressource / objet usagé",</text:p>
            <text:p>      "type_en":"Resource / Used object",</text:p>
            <text:p>      "nom":"outils bricolage ou jardinage",</text:p>
            <text:p>      "nom_en":"DIY or gardening tools",</text:p>
            <text:p>      "cat_usuel":"cu_divers",</text:p>
            <text:p>      "cat_trait":"cat_omr",</text:p>
            <text:p>      "descr":"outil bricolage ou jardinage, marteau, tournevis, cisaille, scie, râteau, hache",</text:p>
            <text:p>      "descr_en":"DIY or gardening tools, hammer, screwdrivers, shears, saw, rake, ax",</text:p>
            <text:p>      "mots_cles":"outil,bricolage,ou,jardinage,marteau,tournevis,cisaille,scie,rateau,hache,",</text:p>
            <text:p>      "mots_cles_en":"diy,or,gardening,tools,hammer,screwdrivers,shears,saw,rake,ax,",</text:p>
            <text:p>      "image":"tournevis_mini.png",</text:p>
            <text:p>      "image_secondaire":"marteau_2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apier</text:p>
          </table:table-cell>
          <table:table-cell table:style-name="ce207" office:value-type="string" calcext:value-type="string">
            <text:p>Papier</text:p>
          </table:table-cell>
          <table:table-cell table:style-name="ce207" office:value-type="string" calcext:value-type="string">
            <text:p>Paper</text:p>
          </table:table-cell>
          <table:table-cell table:style-name="ce207" office:value-type="string" calcext:value-type="string">
            <text:p>cu_papierscartons</text:p>
          </table:table-cell>
          <table:table-cell table:style-name="ce207" office:value-type="string" calcext:value-type="string">
            <text:p>cat_papiercarton</text:p>
          </table:table-cell>
          <table:table-cell table:style-name="ce207"/>
          <table:table-cell table:style-name="ce207" office:value-type="string" calcext:value-type="string">
            <text:p>papier, prospectus, publicité, feuille (imprimée ou non)</text:p>
          </table:table-cell>
          <table:table-cell table:style-name="ce207" office:value-type="string" calcext:value-type="string">
            <text:p>paper, prospectuses, advertising, film (printed or not)</text:p>
          </table:table-cell>
          <table:table-cell table:style-name="ce207" table:number-columns-repeated="2"/>
          <table:table-cell table:style-name="ce231"/>
          <table:table-cell table:style-name="ce242" office:value-type="string" calcext:value-type="string">
            <text:p>feuilles_petit_2.png</text:p>
          </table:table-cell>
          <table:table-cell table:style-name="ce249"/>
          <table:table-cell table:style-name="ce250" office:value-type="string" calcext:value-type="string">
            <text:p>MieuxTrierANantes 02/2015</text:p>
          </table:table-cell>
          <table:table-cell table:style-name="ce250"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papier,prospectus,publicite,feuille,imprimee,ou,non,," calcext:value-type="string">
            <text:p>papier,prospectus,publicite,feuille,imprimee,ou,non,,</text:p>
          </table:table-cell>
          <table:table-cell table:formula="of:=CONCATENATE(UTILTRANSFORMEENMOTSCLES([Dechets.H120]);&quot;,&quot;;[Dechets.J120])" office:value-type="string" office:string-value="paper,prospectuses,advertising,film,printed,or,not,," calcext:value-type="string">
            <text:p>paper,prospectuses,advertising,film,printed,or,not,,</text:p>
          </table:table-cell>
          <table:table-cell table:number-columns-repeated="2"/>
          <table:table-cell table:style-name="ce302" table:formula="of:=JSONDECHETS([Dechets.A120];[Dechets.B120];[Dechets.C120];[Dechets.D120];[Dechets.E120];[Dechets.F120];[Dechets.T120];[Dechets.U120];[Dechets.G120];[Dechets.H120];[Dechets.K120];[Dechets.L120];[Dechets.M120];[Dechets.N120];[Dechets.P120])" office:value-type="string" office:string-value="   {&quot;code&quot;:&quot;dec_papier&quot;,&#10;      &quot;type&quot;:&quot;Ressource / objet usagé&quot;,&#10;      &quot;type_en&quot;:&quot;Resource / Used object&quot;,&#10;      &quot;nom&quot;:&quot;Papier&quot;,&#10;      &quot;nom_en&quot;:&quot;Paper&quot;,&#10;      &quot;cat_usuel&quot;:&quot;cu_papierscartons&quot;,&#10;      &quot;cat_trait&quot;:&quot;cat_papiercarton&quot;,&#10;      &quot;descr&quot;:&quot;papier, prospectus, publicité, feuille (imprimée ou non)&quot;,&#10;      &quot;descr_en&quot;:&quot;paper, prospectuses, advertising, film (printed or not)&quot;,&#10;      &quot;mots_cles&quot;:&quot;papier,prospectus,publicite,feuille,imprimee,ou,non,&quot;,&#10;      &quot;mots_cles_en&quot;:&quot;paper,prospectuses,advertising,film,printed,or,not,&quot;,&#10;      &quot;image&quot;:&quot;feuilles_petit_2.png&quot;,&#10;      &quot;modco&quot;:&quot;modco_contpapiercarton,modco_bacjaune,modco_sacjaune,modco_contembjournmag&quot;,&#10;      &quot;recyc&quot;:&quot;OUI&quot;,&#10;      &quot;src&quot;:&quot;MieuxTrierANantes 02/2015&quot;&#10;   }," calcext:value-type="string">
            <text:p>   {"code":"dec_papier",</text:p>
            <text:p>      "type":"Ressource / objet usagé",</text:p>
            <text:p>      "type_en":"Resource / Used object",</text:p>
            <text:p>      "nom":"Papier",</text:p>
            <text:p>      "nom_en":"Paper",</text:p>
            <text:p>      "cat_usuel":"cu_papierscartons",</text:p>
            <text:p>      "cat_trait":"cat_papiercarton",</text:p>
            <text:p>      "descr":"papier, prospectus, publicité, feuille (imprimée ou non)",</text:p>
            <text:p>      "descr_en":"paper, prospectuses, advertising, film (printed or not)",</text:p>
            <text:p>      "mots_cles":"papier,prospectus,publicite,feuille,imprimee,ou,non,",</text:p>
            <text:p>      "mots_cles_en":"paper,prospectuses,advertising,film,printed,or,not,",</text:p>
            <text:p>      "image":"feuilles_petit_2.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apierAluminium</text:p>
          </table:table-cell>
          <table:table-cell table:style-name="ce196" office:value-type="string" calcext:value-type="string">
            <text:p>Papier aluminium</text:p>
          </table:table-cell>
          <table:table-cell table:style-name="ce196" office:value-type="string" calcext:value-type="string">
            <text:p>Aluminum foil</text:p>
          </table:table-cell>
          <table:table-cell table:style-name="ce196" office:value-type="string" calcext:value-type="string">
            <text:p>cu_metal</text:p>
          </table:table-cell>
          <table:table-cell table:style-name="ce196" office:value-type="string" calcext:value-type="string">
            <text:p>cat_omr</text:p>
          </table:table-cell>
          <table:table-cell table:style-name="ce196"/>
          <table:table-cell table:style-name="ce196" office:value-type="string" calcext:value-type="string">
            <text:p>papier aluminium</text:p>
          </table:table-cell>
          <table:table-cell table:style-name="ce196" office:value-type="string" calcext:value-type="string">
            <text:p>aluminum foil</text:p>
          </table:table-cell>
          <table:table-cell table:style-name="ce196" table:number-columns-repeated="2"/>
          <table:table-cell table:style-name="ce224" office:value-type="string" calcext:value-type="string">
            <text:p>cons_papieralu</text:p>
          </table:table-cell>
          <table:table-cell table:style-name="ce233" office:value-type="string" calcext:value-type="string">
            <text:p>papier_alu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papier,aluminium," calcext:value-type="string">
            <text:p>papier,aluminium,</text:p>
          </table:table-cell>
          <table:table-cell table:formula="of:=CONCATENATE(UTILTRANSFORMEENMOTSCLES([Dechets.H121]);&quot;,&quot;;[Dechets.J121])" office:value-type="string" office:string-value="aluminum,foil," calcext:value-type="string">
            <text:p>aluminum,foil,</text:p>
          </table:table-cell>
          <table:table-cell table:number-columns-repeated="2"/>
          <table:table-cell table:style-name="ce302" table:formula="of:=JSONDECHETS([Dechets.A121];[Dechets.B121];[Dechets.C121];[Dechets.D121];[Dechets.E121];[Dechets.F121];[Dechets.T121];[Dechets.U121];[Dechets.G121];[Dechets.H121];[Dechets.K121];[Dechets.L121];[Dechets.M121];[Dechets.N121];[Dechets.P121])" office:value-type="string" office:string-value="   {&quot;code&quot;:&quot;dec_papierAluminium&quot;,&#10;      &quot;type&quot;:&quot;Ressource / objet usagé&quot;,&#10;      &quot;type_en&quot;:&quot;Resource / Used object&quot;,&#10;      &quot;nom&quot;:&quot;Papier aluminium&quot;,&#10;      &quot;nom_en&quot;:&quot;Aluminum foil&quot;,&#10;      &quot;cat_usuel&quot;:&quot;cu_metal&quot;,&#10;      &quot;cat_trait&quot;:&quot;cat_omr&quot;,&#10;      &quot;descr&quot;:&quot;papier aluminium&quot;,&#10;      &quot;descr_en&quot;:&quot;aluminum foil&quot;,&#10;      &quot;mots_cles&quot;:&quot;papier,aluminium,&quot;,&#10;      &quot;mots_cles_en&quot;:&quot;aluminum,foil,&quot;,&#10;      &quot;cons&quot;:&quot;cons_papieralu,&quot;,&#10;      &quot;image&quot;:&quot;papier_alu_mini.png&quot;,&#10;      &quot;modco&quot;:&quot;modco_bacblehorsnantes,modco_bacbleu,modco_sacbleu&quot;,&#10;      &quot;recyc&quot;:&quot;NON&quot;,&#10;      &quot;src&quot;:&quot;MieuxTrierANantes 02/2015&quot;&#10;   }," calcext:value-type="string">
            <text:p>   {"code":"dec_papierAluminium",</text:p>
            <text:p>      "type":"Ressource / objet usagé",</text:p>
            <text:p>      "type_en":"Resource / Used object",</text:p>
            <text:p>      "nom":"Papier aluminium",</text:p>
            <text:p>      "nom_en":"Aluminum foil",</text:p>
            <text:p>      "cat_usuel":"cu_metal",</text:p>
            <text:p>      "cat_trait":"cat_omr",</text:p>
            <text:p>      "descr":"papier aluminium",</text:p>
            <text:p>      "descr_en":"aluminum foil",</text:p>
            <text:p>      "mots_cles":"papier,aluminium,",</text:p>
            <text:p>      "mots_cles_en":"aluminum,foil,",</text:p>
            <text:p>      "cons":"cons_papieralu,",</text:p>
            <text:p>      "image":"papier_alu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apierCadeau</text:p>
          </table:table-cell>
          <table:table-cell table:style-name="ce203" office:value-type="string" calcext:value-type="string">
            <text:p>Papier cadeau</text:p>
          </table:table-cell>
          <table:table-cell table:style-name="ce203" office:value-type="string" calcext:value-type="string">
            <text:p>Gift wrap</text:p>
          </table:table-cell>
          <table:table-cell table:style-name="ce203" office:value-type="string" calcext:value-type="string">
            <text:p>cu_papierscartons</text:p>
          </table:table-cell>
          <table:table-cell table:style-name="ce196" office:value-type="string" calcext:value-type="string">
            <text:p>cat_omr</text:p>
          </table:table-cell>
          <table:table-cell table:style-name="ce203"/>
          <table:table-cell table:style-name="ce203" office:value-type="string" calcext:value-type="string">
            <text:p>papier cadeau</text:p>
          </table:table-cell>
          <table:table-cell table:style-name="ce203" office:value-type="string" calcext:value-type="string">
            <text:p>gift wrap</text:p>
          </table:table-cell>
          <table:table-cell table:style-name="ce203" table:number-columns-repeated="2"/>
          <table:table-cell table:style-name="ce226"/>
          <table:table-cell table:style-name="ce236" office:value-type="string" calcext:value-type="string">
            <text:p>papier_cadeau_mini.png</text:p>
          </table:table-cell>
          <table:table-cell table:style-name="ce247"/>
          <table:table-cell table:style-name="ce250" office:value-type="string" calcext:value-type="string">
            <text:p>MieuxTrierANantes 02/2015</text:p>
          </table:table-cell>
          <table:table-cell table:style-name="ce250"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papier,cadeau," calcext:value-type="string">
            <text:p>papier,cadeau,</text:p>
          </table:table-cell>
          <table:table-cell table:formula="of:=CONCATENATE(UTILTRANSFORMEENMOTSCLES([Dechets.H122]);&quot;,&quot;;[Dechets.J122])" office:value-type="string" office:string-value="gift,wrap," calcext:value-type="string">
            <text:p>gift,wrap,</text:p>
          </table:table-cell>
          <table:table-cell table:number-columns-repeated="2"/>
          <table:table-cell table:style-name="ce302" table:formula="of:=JSONDECHETS([Dechets.A122];[Dechets.B122];[Dechets.C122];[Dechets.D122];[Dechets.E122];[Dechets.F122];[Dechets.T122];[Dechets.U122];[Dechets.G122];[Dechets.H122];[Dechets.K122];[Dechets.L122];[Dechets.M122];[Dechets.N122];[Dechets.P122])" office:value-type="string" office:string-value="   {&quot;code&quot;:&quot;dec_papierCadeau&quot;,&#10;      &quot;type&quot;:&quot;Ressource / objet usagé&quot;,&#10;      &quot;type_en&quot;:&quot;Resource / Used object&quot;,&#10;      &quot;nom&quot;:&quot;Papier cadeau&quot;,&#10;      &quot;nom_en&quot;:&quot;Gift wrap&quot;,&#10;      &quot;cat_usuel&quot;:&quot;cu_papierscartons&quot;,&#10;      &quot;cat_trait&quot;:&quot;cat_omr&quot;,&#10;      &quot;descr&quot;:&quot;papier cadeau&quot;,&#10;      &quot;descr_en&quot;:&quot;gift wrap&quot;,&#10;      &quot;mots_cles&quot;:&quot;papier,cadeau,&quot;,&#10;      &quot;mots_cles_en&quot;:&quot;gift,wrap,&quot;,&#10;      &quot;image&quot;:&quot;papier_cadeau_mini.png&quot;,&#10;      &quot;modco&quot;:&quot;modco_bacblehorsnantes,modco_bacbleu,modco_sacbleu&quot;,&#10;      &quot;recyc&quot;:&quot;NON&quot;,&#10;      &quot;src&quot;:&quot;MieuxTrierANantes 02/2015&quot;&#10;   }," calcext:value-type="string">
            <text:p>   {"code":"dec_papierCadeau",</text:p>
            <text:p>      "type":"Ressource / objet usagé",</text:p>
            <text:p>      "type_en":"Resource / Used object",</text:p>
            <text:p>      "nom":"Papier cadeau",</text:p>
            <text:p>      "nom_en":"Gift wrap",</text:p>
            <text:p>      "cat_usuel":"cu_papierscartons",</text:p>
            <text:p>      "cat_trait":"cat_omr",</text:p>
            <text:p>      "descr":"papier cadeau",</text:p>
            <text:p>      "descr_en":"gift wrap",</text:p>
            <text:p>      "mots_cles":"papier,cadeau,",</text:p>
            <text:p>      "mots_cles_en":"gift,wrap,",</text:p>
            <text:p>      "image":"papier_cadeau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apierPeint</text:p>
          </table:table-cell>
          <table:table-cell table:style-name="ce205" office:value-type="string" calcext:value-type="string">
            <text:p>Papier peint</text:p>
          </table:table-cell>
          <table:table-cell table:style-name="ce205" office:value-type="string" calcext:value-type="string">
            <text:p>Wallpaper</text:p>
          </table:table-cell>
          <table:table-cell table:style-name="ce205" office:value-type="string" calcext:value-type="string">
            <text:p>cu_papierscartons</text:p>
          </table:table-cell>
          <table:table-cell table:style-name="ce196" office:value-type="string" calcext:value-type="string">
            <text:p>cat_omr</text:p>
          </table:table-cell>
          <table:table-cell table:style-name="ce205"/>
          <table:table-cell table:style-name="ce205" office:value-type="string" calcext:value-type="string">
            <text:p>papier peint, crépon</text:p>
          </table:table-cell>
          <table:table-cell table:style-name="ce205" office:value-type="string" calcext:value-type="string">
            <text:p>wallpaper, crepe</text:p>
          </table:table-cell>
          <table:table-cell table:style-name="ce205" table:number-columns-repeated="2"/>
          <table:table-cell table:style-name="ce229"/>
          <table:table-cell table:style-name="ce243" office:value-type="string" calcext:value-type="string">
            <text:p>papier_peint_mini.png</text:p>
          </table:table-cell>
          <table:table-cell table:style-name="ce248"/>
          <table:table-cell table:style-name="ce250" office:value-type="string" calcext:value-type="string">
            <text:p>MieuxTrierANantes 02/2015</text:p>
          </table:table-cell>
          <table:table-cell table:style-name="ce250"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papier,peint,crepon," calcext:value-type="string">
            <text:p>papier,peint,crepon,</text:p>
          </table:table-cell>
          <table:table-cell table:formula="of:=CONCATENATE(UTILTRANSFORMEENMOTSCLES([Dechets.H123]);&quot;,&quot;;[Dechets.J123])" office:value-type="string" office:string-value="wallpaper,crepe," calcext:value-type="string">
            <text:p>wallpaper,crepe,</text:p>
          </table:table-cell>
          <table:table-cell table:number-columns-repeated="2"/>
          <table:table-cell table:style-name="ce302" table:formula="of:=JSONDECHETS([Dechets.A123];[Dechets.B123];[Dechets.C123];[Dechets.D123];[Dechets.E123];[Dechets.F123];[Dechets.T123];[Dechets.U123];[Dechets.G123];[Dechets.H123];[Dechets.K123];[Dechets.L123];[Dechets.M123];[Dechets.N123];[Dechets.P123])" office:value-type="string" office:string-value="   {&quot;code&quot;:&quot;dec_papierPeint&quot;,&#10;      &quot;type&quot;:&quot;Ressource / objet usagé&quot;,&#10;      &quot;type_en&quot;:&quot;Resource / Used object&quot;,&#10;      &quot;nom&quot;:&quot;Papier peint&quot;,&#10;      &quot;nom_en&quot;:&quot;Wallpaper&quot;,&#10;      &quot;cat_usuel&quot;:&quot;cu_papierscartons&quot;,&#10;      &quot;cat_trait&quot;:&quot;cat_omr&quot;,&#10;      &quot;descr&quot;:&quot;papier peint, crépon&quot;,&#10;      &quot;descr_en&quot;:&quot;wallpaper, crepe&quot;,&#10;      &quot;mots_cles&quot;:&quot;papier,peint,crepon,&quot;,&#10;      &quot;mots_cles_en&quot;:&quot;wallpaper,crepe,&quot;,&#10;      &quot;image&quot;:&quot;papier_peint_mini.png&quot;,&#10;      &quot;modco&quot;:&quot;modco_bacblehorsnantes,modco_bacbleu,modco_sacbleu&quot;,&#10;      &quot;recyc&quot;:&quot;NON&quot;,&#10;      &quot;src&quot;:&quot;MieuxTrierANantes 02/2015&quot;&#10;   }," calcext:value-type="string">
            <text:p>   {"code":"dec_papierPeint",</text:p>
            <text:p>      "type":"Ressource / objet usagé",</text:p>
            <text:p>      "type_en":"Resource / Used object",</text:p>
            <text:p>      "nom":"Papier peint",</text:p>
            <text:p>      "nom_en":"Wallpaper",</text:p>
            <text:p>      "cat_usuel":"cu_papierscartons",</text:p>
            <text:p>      "cat_trait":"cat_omr",</text:p>
            <text:p>      "descr":"papier peint, crépon",</text:p>
            <text:p>      "descr_en":"wallpaper, crepe",</text:p>
            <text:p>      "mots_cles":"papier,peint,crepon,",</text:p>
            <text:p>      "mots_cles_en":"wallpaper,crepe,",</text:p>
            <text:p>      "image":"papier_peint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arpaing</text:p>
          </table:table-cell>
          <table:table-cell table:style-name="ce196" office:value-type="string" calcext:value-type="string">
            <text:p>Parpaing</text:p>
          </table:table-cell>
          <table:table-cell table:style-name="ce196" office:value-type="string" calcext:value-type="string">
            <text:p>Cinderblock</text:p>
          </table:table-cell>
          <table:table-cell table:style-name="ce196" office:value-type="string" calcext:value-type="string">
            <text:p>cu_encombrantelectronique</text:p>
          </table:table-cell>
          <table:table-cell table:style-name="ce196" office:value-type="string" calcext:value-type="string">
            <text:p>cat_materiaux</text:p>
          </table:table-cell>
          <table:table-cell table:style-name="ce196"/>
          <table:table-cell table:style-name="ce196" office:value-type="string" calcext:value-type="string">
            <text:p>parpaing</text:p>
          </table:table-cell>
          <table:table-cell table:style-name="ce196" office:value-type="string" calcext:value-type="string">
            <text:p>cinderblock</text:p>
          </table:table-cell>
          <table:table-cell table:style-name="ce196" table:number-columns-repeated="2"/>
          <table:table-cell table:style-name="ce224"/>
          <table:table-cell table:style-name="ce233" office:value-type="string" calcext:value-type="string">
            <text:p>parpaing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parpaing," calcext:value-type="string">
            <text:p>parpaing,</text:p>
          </table:table-cell>
          <table:table-cell table:formula="of:=CONCATENATE(UTILTRANSFORMEENMOTSCLES([Dechets.H124]);&quot;,&quot;;[Dechets.J124])" office:value-type="string" office:string-value="cinderblock," calcext:value-type="string">
            <text:p>cinderblock,</text:p>
          </table:table-cell>
          <table:table-cell table:number-columns-repeated="2"/>
          <table:table-cell table:style-name="ce302" table:formula="of:=JSONDECHETS([Dechets.A124];[Dechets.B124];[Dechets.C124];[Dechets.D124];[Dechets.E124];[Dechets.F124];[Dechets.T124];[Dechets.U124];[Dechets.G124];[Dechets.H124];[Dechets.K124];[Dechets.L124];[Dechets.M124];[Dechets.N124];[Dechets.P124])" office:value-type="string" office:string-value="   {&quot;code&quot;:&quot;dec_parpaing&quot;,&#10;      &quot;type&quot;:&quot;Ressource / objet usagé&quot;,&#10;      &quot;type_en&quot;:&quot;Resource / Used object&quot;,&#10;      &quot;nom&quot;:&quot;Parpaing&quot;,&#10;      &quot;nom_en&quot;:&quot;Cinderblock&quot;,&#10;      &quot;cat_usuel&quot;:&quot;cu_encombrantelectronique&quot;,&#10;      &quot;cat_trait&quot;:&quot;cat_materiaux&quot;,&#10;      &quot;descr&quot;:&quot;parpaing&quot;,&#10;      &quot;descr_en&quot;:&quot;cinderblock&quot;,&#10;      &quot;mots_cles&quot;:&quot;parpaing,&quot;,&#10;      &quot;mots_cles_en&quot;:&quot;cinderblock,&quot;,&#10;      &quot;cons&quot;:&quot;cons_paspoubelle&quot;,&#10;      &quot;image&quot;:&quot;parpaing_mini.png&quot;,&#10;      &quot;modco&quot;:&quot;modco_decheterie&quot;,&#10;      &quot;recyc&quot;:&quot;PAS_POUBELLE&quot;,&#10;      &quot;src&quot;:&quot;MieuxTrierANantes 02/2015&quot;&#10;   }," calcext:value-type="string">
            <text:p>   {"code":"dec_parpaing",</text:p>
            <text:p>      "type":"Ressource / objet usagé",</text:p>
            <text:p>      "type_en":"Resource / Used object",</text:p>
            <text:p>      "nom":"Parpaing",</text:p>
            <text:p>      "nom_en":"Cinderblock",</text:p>
            <text:p>      "cat_usuel":"cu_encombrantelectronique",</text:p>
            <text:p>      "cat_trait":"cat_materiaux",</text:p>
            <text:p>      "descr":"parpaing",</text:p>
            <text:p>      "descr_en":"cinderblock",</text:p>
            <text:p>      "mots_cles":"parpaing,",</text:p>
            <text:p>      "mots_cles_en":"cinderblock,",</text:p>
            <text:p>      "cons":"cons_paspoubelle",</text:p>
            <text:p>      "image":"parpaing_mini.png",</text:p>
            <text:p>      "modco":"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eintureAntirouille</text:p>
          </table:table-cell>
          <table:table-cell table:style-name="ce205" office:value-type="string" calcext:value-type="string">
            <text:p>Peinture antirouille</text:p>
          </table:table-cell>
          <table:table-cell table:style-name="ce205" office:value-type="string" calcext:value-type="string">
            <text:p>Rust Paint</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peinture antirouille</text:p>
          </table:table-cell>
          <table:table-cell table:style-name="ce205" office:value-type="string" calcext:value-type="string">
            <text:p>antirust paint</text:p>
          </table:table-cell>
          <table:table-cell table:style-name="ce205" table:number-columns-repeated="2"/>
          <table:table-cell table:style-name="ce217" office:value-type="string" calcext:value-type="string">
            <text:p>cons_pastoxique</text:p>
          </table:table-cell>
          <table:table-cell table:style-name="ce235" office:value-type="string" calcext:value-type="string">
            <text:p>images_non_libres_temp/antirouille_mini.png</text:p>
          </table:table-cell>
          <table:table-cell table:style-name="ce248"/>
          <table:table-cell table:style-name="ce259" office:value-type="string" calcext:value-type="string">
            <text:p>MieuxTrierANantes 02/2015</text:p>
          </table:table-cell>
          <table:table-cell table:style-name="ce259" table:number-columns-repeated="2"/>
          <table:table-cell table:style-name="ce205"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peinture,antirouille," calcext:value-type="string">
            <text:p>peinture,antirouille,</text:p>
          </table:table-cell>
          <table:table-cell table:formula="of:=CONCATENATE(UTILTRANSFORMEENMOTSCLES([Dechets.H125]);&quot;,&quot;;[Dechets.J125])" office:value-type="string" office:string-value="antirust,paint," calcext:value-type="string">
            <text:p>antirust,paint,</text:p>
          </table:table-cell>
          <table:table-cell table:number-columns-repeated="2"/>
          <table:table-cell table:style-name="ce302" table:formula="of:=JSONDECHETS([Dechets.A125];[Dechets.B125];[Dechets.C125];[Dechets.D125];[Dechets.E125];[Dechets.F125];[Dechets.T125];[Dechets.U125];[Dechets.G125];[Dechets.H125];[Dechets.K125];[Dechets.L125];[Dechets.M125];[Dechets.N125];[Dechets.P125])" office:value-type="string" office:string-value="   {&quot;code&quot;:&quot;dec_peintureAntirouille&quot;,&#10;      &quot;type&quot;:&quot;Ressource / objet usagé&quot;,&#10;      &quot;type_en&quot;:&quot;Resource / Used object&quot;,&#10;      &quot;nom&quot;:&quot;Peinture antirouille&quot;,&#10;      &quot;nom_en&quot;:&quot;Rust Paint&quot;,&#10;      &quot;cat_usuel&quot;:&quot;cu_toxique&quot;,&#10;      &quot;cat_trait&quot;:&quot;cat_ddm&quot;,&#10;      &quot;descr&quot;:&quot;peinture antirouille&quot;,&#10;      &quot;descr_en&quot;:&quot;antirust paint&quot;,&#10;      &quot;mots_cles&quot;:&quot;peinture,antirouille,&quot;,&#10;      &quot;mots_cles_en&quot;:&quot;antirust,paint,&quot;,&#10;      &quot;cons&quot;:&quot;cons_pastoxique,cons_toxique&quot;,&#10;      &quot;image&quot;:&quot;images_non_libres_temp/antirouille_mini.png&quot;,&#10;      &quot;modco&quot;:&quot;modco_decheterie,modco_ecopoint&quot;,&#10;      &quot;recyc&quot;:&quot;PAS_POUBELLE&quot;,&#10;      &quot;src&quot;:&quot;MieuxTrierANantes 02/2015&quot;&#10;   }," calcext:value-type="string">
            <text:p>   {"code":"dec_peintureAntirouille",</text:p>
            <text:p>      "type":"Ressource / objet usagé",</text:p>
            <text:p>      "type_en":"Resource / Used object",</text:p>
            <text:p>      "nom":"Peinture antirouille",</text:p>
            <text:p>      "nom_en":"Rust Paint",</text:p>
            <text:p>      "cat_usuel":"cu_toxique",</text:p>
            <text:p>      "cat_trait":"cat_ddm",</text:p>
            <text:p>      "descr":"peinture antirouille",</text:p>
            <text:p>      "descr_en":"antirust paint",</text:p>
            <text:p>      "mots_cles":"peinture,antirouille,",</text:p>
            <text:p>      "mots_cles_en":"antirust,paint,",</text:p>
            <text:p>      "cons":"cons_pastoxique,cons_toxique",</text:p>
            <text:p>      "image":"images_non_libres_temp/antirouill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einturesHuileEtEau</text:p>
          </table:table-cell>
          <table:table-cell table:style-name="ce196" office:value-type="string" calcext:value-type="string">
            <text:p>Peinture huile et eau</text:p>
          </table:table-cell>
          <table:table-cell table:style-name="ce196" office:value-type="string" calcext:value-type="string">
            <text:p>Water and oil painting</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peinture huile et eau</text:p>
          </table:table-cell>
          <table:table-cell table:style-name="ce196" office:value-type="string" calcext:value-type="string">
            <text:p>water and oil painting</text:p>
          </table:table-cell>
          <table:table-cell table:style-name="ce196" table:number-columns-repeated="2"/>
          <table:table-cell table:style-name="ce224"/>
          <table:table-cell table:style-name="ce233" office:value-type="string" calcext:value-type="string">
            <text:p>peinture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peinture,huile,eau," calcext:value-type="string">
            <text:p>peinture,huile,eau,</text:p>
          </table:table-cell>
          <table:table-cell table:formula="of:=CONCATENATE(UTILTRANSFORMEENMOTSCLES([Dechets.H126]);&quot;,&quot;;[Dechets.J126])" office:value-type="string" office:string-value="water,and,oil,painting," calcext:value-type="string">
            <text:p>water,and,oil,painting,</text:p>
          </table:table-cell>
          <table:table-cell table:number-columns-repeated="2"/>
          <table:table-cell table:style-name="ce302" table:formula="of:=JSONDECHETS([Dechets.A126];[Dechets.B126];[Dechets.C126];[Dechets.D126];[Dechets.E126];[Dechets.F126];[Dechets.T126];[Dechets.U126];[Dechets.G126];[Dechets.H126];[Dechets.K126];[Dechets.L126];[Dechets.M126];[Dechets.N126];[Dechets.P126])" office:value-type="string" office:string-value="   {&quot;code&quot;:&quot;dec_peinturesHuileEtEau&quot;,&#10;      &quot;type&quot;:&quot;Ressource / objet usagé&quot;,&#10;      &quot;type_en&quot;:&quot;Resource / Used object&quot;,&#10;      &quot;nom&quot;:&quot;Peinture huile et eau&quot;,&#10;      &quot;nom_en&quot;:&quot;Water and oil painting&quot;,&#10;      &quot;cat_usuel&quot;:&quot;cu_toxique&quot;,&#10;      &quot;cat_trait&quot;:&quot;cat_ddm&quot;,&#10;      &quot;descr&quot;:&quot;peinture huile et eau&quot;,&#10;      &quot;descr_en&quot;:&quot;water and oil painting&quot;,&#10;      &quot;mots_cles&quot;:&quot;peinture,huile,eau,&quot;,&#10;      &quot;mots_cles_en&quot;:&quot;water,and,oil,painting,&quot;,&#10;      &quot;cons&quot;:&quot;cons_toxique&quot;,&#10;      &quot;image&quot;:&quot;peinture_mini.png&quot;,&#10;      &quot;modco&quot;:&quot;modco_decheterie,modco_ecopoint&quot;,&#10;      &quot;recyc&quot;:&quot;PAS_POUBELLE&quot;,&#10;      &quot;src&quot;:&quot;MieuxTrierANantes 02/2015&quot;&#10;   }," calcext:value-type="string">
            <text:p>   {"code":"dec_peinturesHuileEtEau",</text:p>
            <text:p>      "type":"Ressource / objet usagé",</text:p>
            <text:p>      "type_en":"Resource / Used object",</text:p>
            <text:p>      "nom":"Peinture huile et eau",</text:p>
            <text:p>      "nom_en":"Water and oil painting",</text:p>
            <text:p>      "cat_usuel":"cu_toxique",</text:p>
            <text:p>      "cat_trait":"cat_ddm",</text:p>
            <text:p>      "descr":"peinture huile et eau",</text:p>
            <text:p>      "descr_en":"water and oil painting",</text:p>
            <text:p>      "mots_cles":"peinture,huile,eau,",</text:p>
            <text:p>      "mots_cles_en":"water,and,oil,painting,",</text:p>
            <text:p>      "cons":"cons_toxique",</text:p>
            <text:p>      "image":"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eripheriquesInformatiques</text:p>
          </table:table-cell>
          <table:table-cell table:style-name="ce196" office:value-type="string" calcext:value-type="string">
            <text:p>Périphériques informatiques</text:p>
          </table:table-cell>
          <table:table-cell table:style-name="ce196" office:value-type="string" calcext:value-type="string">
            <text:p>Computer Peripherals</text:p>
          </table:table-cell>
          <table:table-cell table:style-name="ce196" office:value-type="string" calcext:value-type="string">
            <text:p>cu_encombrantelectronique</text:p>
          </table:table-cell>
          <table:table-cell table:style-name="ce214" office:value-type="string" calcext:value-type="string">
            <text:p>cat_info</text:p>
          </table:table-cell>
          <table:table-cell/>
          <table:table-cell table:style-name="ce196" office:value-type="string" calcext:value-type="string">
            <text:p>périphérique informatiques, écran, clavier, souris, imprimante</text:p>
          </table:table-cell>
          <table:table-cell table:style-name="ce196" office:value-type="string" calcext:value-type="string">
            <text:p>computer peripherals, monitor, keyboard, mouse, printer</text:p>
          </table:table-cell>
          <table:table-cell table:style-name="ce196" table:number-columns-repeated="2"/>
          <table:table-cell table:style-name="ce224"/>
          <table:table-cell table:style-name="ce233" office:value-type="string" calcext:value-type="string">
            <text:p>clavier_ordi_mini.png</text:p>
          </table:table-cell>
          <table:table-cell table:style-name="ce213" office:value-type="string" calcext:value-type="string">
            <text:p>souris_mini.png</text:p>
          </table:table-cell>
          <table:table-cell table:style-name="ce254" office:value-type="string" calcext:value-type="string">
            <text:p>MieuxTrierANantes 02/2015</text:p>
          </table:table-cell>
          <table:table-cell table:style-name="ce254"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peripherique,informatiques,ecran,clavier,souris,imprimante," calcext:value-type="string">
            <text:p>peripherique,informatiques,ecran,clavier,souris,imprimante,</text:p>
          </table:table-cell>
          <table:table-cell table:formula="of:=CONCATENATE(UTILTRANSFORMEENMOTSCLES([Dechets.H127]);&quot;,&quot;;[Dechets.J127])" office:value-type="string" office:string-value="computer,peripherals,monitor,keyboard,mouse,printer," calcext:value-type="string">
            <text:p>computer,peripherals,monitor,keyboard,mouse,printer,</text:p>
          </table:table-cell>
          <table:table-cell table:number-columns-repeated="2"/>
          <table:table-cell table:style-name="ce302" table:formula="of:=JSONDECHETS([Dechets.A127];[Dechets.B127];[Dechets.C127];[Dechets.D127];[Dechets.E127];[Dechets.F127];[Dechets.T127];[Dechets.U127];[Dechets.G127];[Dechets.H127];[Dechets.K127];[Dechets.L127];[Dechets.M127];[Dechets.N127];[Dechets.P127])" office:value-type="string" office:string-value="   {&quot;code&quot;:&quot;dec_peripheriquesInformatiques&quot;,&#10;      &quot;type&quot;:&quot;Ressource / objet usagé&quot;,&#10;      &quot;type_en&quot;:&quot;Resource / Used object&quot;,&#10;      &quot;nom&quot;:&quot;Périphériques informatiques&quot;,&#10;      &quot;nom_en&quot;:&quot;Computer Peripherals&quot;,&#10;      &quot;cat_usuel&quot;:&quot;cu_encombrantelectronique&quot;,&#10;      &quot;cat_trait&quot;:&quot;cat_info&quot;,&#10;      &quot;descr&quot;:&quot;périphérique informatiques, écran, clavier, souris, imprimante&quot;,&#10;      &quot;descr_en&quot;:&quot;computer peripherals, monitor, keyboard, mouse, printer&quot;,&#10;      &quot;mots_cles&quot;:&quot;peripherique,informatiques,ecran,clavier,souris,imprimante,&quot;,&#10;      &quot;mots_cles_en&quot;:&quot;computer,peripherals,monitor,keyboard,mouse,printer,&quot;,&#10;      &quot;image&quot;:&quot;clavier_ordi_mini.png&quot;,&#10;      &quot;image_secondaire&quot;:&quot;souris_mini.png&quot;,&#10;      &quot;modco&quot;:&quot;smco_reempinfo,modco_decheterie,modco_ecopoint&quot;,&#10;      &quot;recyc&quot;:&quot;PAS_POUBELLE&quot;,&#10;      &quot;src&quot;:&quot;MieuxTrierANantes 02/2015&quot;&#10;   }," calcext:value-type="string">
            <text:p>   {"code":"dec_peripheriquesInformatiques",</text:p>
            <text:p>      "type":"Ressource / objet usagé",</text:p>
            <text:p>      "type_en":"Resource / Used object",</text:p>
            <text:p>      "nom":"Périphériques informatiques",</text:p>
            <text:p>      "nom_en":"Computer Peripherals",</text:p>
            <text:p>      "cat_usuel":"cu_encombrantelectronique",</text:p>
            <text:p>      "cat_trait":"cat_info",</text:p>
            <text:p>      "descr":"périphérique informatiques, écran, clavier, souris, imprimante",</text:p>
            <text:p>      "descr_en":"computer peripherals, monitor, keyboard, mouse, printer",</text:p>
            <text:p>      "mots_cles":"peripherique,informatiques,ecran,clavier,souris,imprimante,",</text:p>
            <text:p>      "mots_cles_en":"computer,peripherals,monitor,keyboard,mouse,printer,",</text:p>
            <text:p>      "image":"clavier_ordi_mini.png",</text:p>
            <text:p>      "image_secondaire":"souris_mini.png",</text:p>
            <text:p>      "modco":"smco_reempinf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iano</text:p>
          </table:table-cell>
          <table:table-cell table:number-columns-repeated="2" table:style-name="ce205" office:value-type="string" calcext:value-type="string">
            <text:p>Piano</text:p>
          </table:table-cell>
          <table:table-cell table:style-name="ce205" office:value-type="string" calcext:value-type="string">
            <text:p>cu_divers</text:p>
          </table:table-cell>
          <table:table-cell table:style-name="ce205" office:value-type="string" calcext:value-type="string">
            <text:p>cat_instrument</text:p>
          </table:table-cell>
          <table:table-cell table:style-name="ce205"/>
          <table:table-cell table:number-columns-repeated="2" table:style-name="ce205" office:value-type="string" calcext:value-type="string">
            <text:p>piano</text:p>
          </table:table-cell>
          <table:table-cell table:style-name="ce205" table:number-columns-repeated="2"/>
          <table:table-cell table:style-name="ce229"/>
          <table:table-cell table:style-name="ce244" office:value-type="string" calcext:value-type="string">
            <text:p>images_non_libres_temp/piano_mini.png</text:p>
          </table:table-cell>
          <table:table-cell table:style-name="ce248"/>
          <table:table-cell table:style-name="ce251" office:value-type="string" calcext:value-type="string">
            <text:p>MieuxTrierANantes 02/2015</text:p>
          </table:table-cell>
          <table:table-cell table:style-name="ce251"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piano," calcext:value-type="string">
            <text:p>piano,</text:p>
          </table:table-cell>
          <table:table-cell table:formula="of:=CONCATENATE(UTILTRANSFORMEENMOTSCLES([Dechets.H128]);&quot;,&quot;;[Dechets.J128])" office:value-type="string" office:string-value="piano," calcext:value-type="string">
            <text:p>piano,</text:p>
          </table:table-cell>
          <table:table-cell table:number-columns-repeated="2"/>
          <table:table-cell table:style-name="ce302" table:formula="of:=JSONDECHETS([Dechets.A128];[Dechets.B128];[Dechets.C128];[Dechets.D128];[Dechets.E128];[Dechets.F128];[Dechets.T128];[Dechets.U128];[Dechets.G128];[Dechets.H128];[Dechets.K128];[Dechets.L128];[Dechets.M128];[Dechets.N128];[Dechets.P128])" office:value-type="string" office:string-value="   {&quot;code&quot;:&quot;dec_piano&quot;,&#10;      &quot;type&quot;:&quot;Ressource / objet usagé&quot;,&#10;      &quot;type_en&quot;:&quot;Resource / Used object&quot;,&#10;      &quot;nom&quot;:&quot;Piano&quot;,&#10;      &quot;nom_en&quot;:&quot;Piano&quot;,&#10;      &quot;cat_usuel&quot;:&quot;cu_divers&quot;,&#10;      &quot;cat_trait&quot;:&quot;cat_instrument&quot;,&#10;      &quot;descr&quot;:&quot;piano&quot;,&#10;      &quot;descr_en&quot;:&quot;piano&quot;,&#10;      &quot;mots_cles&quot;:&quot;piano,&quot;,&#10;      &quot;mots_cles_en&quot;:&quot;piano,&quot;,&#10;      &quot;image&quot;:&quot;images_non_libres_temp/piano_mini.png&quot;,&#10;      &quot;modco&quot;:&quot;smco_reempdivers,modco_decheterie,modco_ecopoint,modco_encombrant&quot;,&#10;      &quot;recyc&quot;:&quot;PAS_POUBELLE&quot;,&#10;      &quot;src&quot;:&quot;MieuxTrierANantes 02/2015&quot;&#10;   }," calcext:value-type="string">
            <text:p>   {"code":"dec_piano",</text:p>
            <text:p>      "type":"Ressource / objet usagé",</text:p>
            <text:p>      "type_en":"Resource / Used object",</text:p>
            <text:p>      "nom":"Piano",</text:p>
            <text:p>      "nom_en":"Piano",</text:p>
            <text:p>      "cat_usuel":"cu_divers",</text:p>
            <text:p>      "cat_trait":"cat_instrument",</text:p>
            <text:p>      "descr":"piano",</text:p>
            <text:p>      "descr_en":"piano",</text:p>
            <text:p>      "mots_cles":"piano,",</text:p>
            <text:p>      "mots_cles_en":"piano,",</text:p>
            <text:p>      "image":"images_non_libres_temp/piano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iles</text:p>
          </table:table-cell>
          <table:table-cell table:style-name="ce196" office:value-type="string" calcext:value-type="string">
            <text:p>Pile</text:p>
          </table:table-cell>
          <table:table-cell table:style-name="ce196" office:value-type="string" calcext:value-type="string">
            <text:p>Battery</text:p>
          </table:table-cell>
          <table:table-cell table:style-name="ce196" office:value-type="string" calcext:value-type="string">
            <text:p>cu_toxique</text:p>
          </table:table-cell>
          <table:table-cell table:style-name="ce214" office:value-type="string" calcext:value-type="string">
            <text:p>cat_pile</text:p>
          </table:table-cell>
          <table:table-cell/>
          <table:table-cell table:style-name="ce196" office:value-type="string" calcext:value-type="string">
            <text:p>pile, petit accumulateur</text:p>
          </table:table-cell>
          <table:table-cell table:style-name="ce196" office:value-type="string" calcext:value-type="string">
            <text:p>small battery</text:p>
          </table:table-cell>
          <table:table-cell table:style-name="ce196" table:number-columns-repeated="2"/>
          <table:table-cell table:style-name="ce224" office:value-type="string" calcext:value-type="string">
            <text:p>cons_pilerechargeable,cons_recuppdv2</text:p>
          </table:table-cell>
          <table:table-cell table:style-name="ce233" office:value-type="string" calcext:value-type="string">
            <text:p>pile_45_mini.png</text:p>
          </table:table-cell>
          <table:table-cell table:style-name="ce213" office:value-type="string" calcext:value-type="string">
            <text:p>pile9v_mini.png</text:p>
          </table:table-cell>
          <table:table-cell table:style-name="ce250" office:value-type="string" calcext:value-type="string">
            <text:p>MieuxTrierANantes 12/2014</text:p>
          </table:table-cell>
          <table:table-cell table:style-name="ce250" table:number-columns-repeated="2"/>
          <table:table-cell table:style-name="ce207"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pile,petit,accumulateur," calcext:value-type="string">
            <text:p>pile,petit,accumulateur,</text:p>
          </table:table-cell>
          <table:table-cell table:formula="of:=CONCATENATE(UTILTRANSFORMEENMOTSCLES([Dechets.H129]);&quot;,&quot;;[Dechets.J129])" office:value-type="string" office:string-value="small,battery," calcext:value-type="string">
            <text:p>small,battery,</text:p>
          </table:table-cell>
          <table:table-cell table:number-columns-repeated="2"/>
          <table:table-cell table:style-name="ce302" table:formula="of:=JSONDECHETS([Dechets.A129];[Dechets.B129];[Dechets.C129];[Dechets.D129];[Dechets.E129];[Dechets.F129];[Dechets.T129];[Dechets.U129];[Dechets.G129];[Dechets.H129];[Dechets.K129];[Dechets.L129];[Dechets.M129];[Dechets.N129];[Dechets.P129])" office:value-type="string" office:string-value="   {&quot;code&quot;:&quot;dec_piles&quot;,&#10;      &quot;type&quot;:&quot;Ressource / objet usagé&quot;,&#10;      &quot;type_en&quot;:&quot;Resource / Used object&quot;,&#10;      &quot;nom&quot;:&quot;Pile&quot;,&#10;      &quot;nom_en&quot;:&quot;Battery&quot;,&#10;      &quot;cat_usuel&quot;:&quot;cu_toxique&quot;,&#10;      &quot;cat_trait&quot;:&quot;cat_pile&quot;,&#10;      &quot;descr&quot;:&quot;pile, petit accumulateur&quot;,&#10;      &quot;descr_en&quot;:&quot;small battery&quot;,&#10;      &quot;mots_cles&quot;:&quot;pile,petit,accumulateur,&quot;,&#10;      &quot;mots_cles_en&quot;:&quot;small,battery,&quot;,&#10;      &quot;cons&quot;:&quot;cons_pilerechargeable,cons_recuppdv2,&quot;,&#10;      &quot;image&quot;:&quot;pile_45_mini.png&quot;,&#10;      &quot;image_secondaire&quot;:&quot;pile9v_mini.png&quot;,&#10;      &quot;modco&quot;:&quot;modco_decheterie,modco_ecopoint,modco_pointsdevente&quot;,&#10;      &quot;recyc&quot;:&quot;PAS_POUBELLE&quot;,&#10;      &quot;src&quot;:&quot;MieuxTrierANantes 12/2014&quot;&#10;   }," calcext:value-type="string">
            <text:p>   {"code":"dec_piles",</text:p>
            <text:p>      "type":"Ressource / objet usagé",</text:p>
            <text:p>      "type_en":"Resource / Used object",</text:p>
            <text:p>      "nom":"Pile",</text:p>
            <text:p>      "nom_en":"Battery",</text:p>
            <text:p>      "cat_usuel":"cu_toxique",</text:p>
            <text:p>      "cat_trait":"cat_pile",</text:p>
            <text:p>      "descr":"pile, petit accumulateur",</text:p>
            <text:p>      "descr_en":"small battery",</text:p>
            <text:p>      "mots_cles":"pile,petit,accumulateur,",</text:p>
            <text:p>      "mots_cles_en":"small,battery,",</text:p>
            <text:p>      "cons":"cons_pilerechargeable,cons_recuppdv2,",</text:p>
            <text:p>      "image":"pile_45_mini.png",</text:p>
            <text:p>      "image_secondaire":"pile9v_mini.png",</text:p>
            <text:p>      "modco":"modco_decheterie,modco_ecopoint,modco_pointsdevente",</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lancheBois</text:p>
          </table:table-cell>
          <table:table-cell table:style-name="ce196" office:value-type="string" calcext:value-type="string">
            <text:p>Planche bois</text:p>
          </table:table-cell>
          <table:table-cell table:style-name="ce196" office:value-type="string" calcext:value-type="string">
            <text:p>Plank</text:p>
          </table:table-cell>
          <table:table-cell table:style-name="ce196" office:value-type="string" calcext:value-type="string">
            <text:p>cu_vertbois</text:p>
          </table:table-cell>
          <table:table-cell table:style-name="ce196" office:value-type="string" calcext:value-type="string">
            <text:p>cat_materiaux</text:p>
          </table:table-cell>
          <table:table-cell table:style-name="ce196"/>
          <table:table-cell table:style-name="ce196" office:value-type="string" calcext:value-type="string">
            <text:p>planche de bois</text:p>
          </table:table-cell>
          <table:table-cell table:style-name="ce196" office:value-type="string" calcext:value-type="string">
            <text:p>plank of wood</text:p>
          </table:table-cell>
          <table:table-cell table:style-name="ce196" table:number-columns-repeated="2"/>
          <table:table-cell table:style-name="ce224"/>
          <table:table-cell table:style-name="ce233" office:value-type="string" calcext:value-type="string">
            <text:p>planche_bois_mini.png</text:p>
          </table:table-cell>
          <table:table-cell table:style-name="ce213" office:value-type="string" calcext:value-type="string">
            <text:p>morceaux_de_bois_mini.png</text:p>
          </table:table-cell>
          <table:table-cell table:style-name="ce251" office:value-type="string" calcext:value-type="string">
            <text:p>MieuxTrierANantes 02/2015</text:p>
          </table:table-cell>
          <table:table-cell table:number-columns-repeated="2" table:style-name="ce251" office:value-type="string" calcext:value-type="string">
            <text:p>Stations Services</text:p>
          </table:table-cell>
          <table:table-cell table:style-name="ce251"/>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planche,bois," calcext:value-type="string">
            <text:p>planche,bois,</text:p>
          </table:table-cell>
          <table:table-cell table:formula="of:=CONCATENATE(UTILTRANSFORMEENMOTSCLES([Dechets.H130]);&quot;,&quot;;[Dechets.J130])" office:value-type="string" office:string-value="plank,of,wood," calcext:value-type="string">
            <text:p>plank,of,wood,</text:p>
          </table:table-cell>
          <table:table-cell table:number-columns-repeated="2"/>
          <table:table-cell table:style-name="ce302" table:formula="of:=JSONDECHETS([Dechets.A130];[Dechets.B130];[Dechets.C130];[Dechets.D130];[Dechets.E130];[Dechets.F130];[Dechets.T130];[Dechets.U130];[Dechets.G130];[Dechets.H130];[Dechets.K130];[Dechets.L130];[Dechets.M130];[Dechets.N130];[Dechets.P130])" office:value-type="string" office:string-value="   {&quot;code&quot;:&quot;dec_plancheBois&quot;,&#10;      &quot;type&quot;:&quot;Ressource / objet usagé&quot;,&#10;      &quot;type_en&quot;:&quot;Resource / Used object&quot;,&#10;      &quot;nom&quot;:&quot;Planche bois&quot;,&#10;      &quot;nom_en&quot;:&quot;Plank&quot;,&#10;      &quot;cat_usuel&quot;:&quot;cu_vertbois&quot;,&#10;      &quot;cat_trait&quot;:&quot;cat_materiaux&quot;,&#10;      &quot;descr&quot;:&quot;planche de bois&quot;,&#10;      &quot;descr_en&quot;:&quot;plank of wood&quot;,&#10;      &quot;mots_cles&quot;:&quot;planche,bois,&quot;,&#10;      &quot;mots_cles_en&quot;:&quot;plank,of,wood,&quot;,&#10;      &quot;cons&quot;:&quot;cons_paspoubelle&quot;,&#10;      &quot;image&quot;:&quot;planche_bois_mini.png&quot;,&#10;      &quot;image_secondaire&quot;:&quot;morceaux_de_bois_mini.png&quot;,&#10;      &quot;modco&quot;:&quot;modco_decheterie&quot;,&#10;      &quot;recyc&quot;:&quot;PAS_POUBELLE&quot;,&#10;      &quot;src&quot;:&quot;MieuxTrierANantes 02/2015&quot;,&#10;      &quot;sponsor&quot;:&quot;Stations Services&quot;&#10;   }," calcext:value-type="string">
            <text:p>   {"code":"dec_plancheBois",</text:p>
            <text:p>      "type":"Ressource / objet usagé",</text:p>
            <text:p>      "type_en":"Resource / Used object",</text:p>
            <text:p>      "nom":"Planche bois",</text:p>
            <text:p>      "nom_en":"Plank",</text:p>
            <text:p>      "cat_usuel":"cu_vertbois",</text:p>
            <text:p>      "cat_trait":"cat_materiaux",</text:p>
            <text:p>      "descr":"planche de bois",</text:p>
            <text:p>      "descr_en":"plank of wood",</text:p>
            <text:p>      "mots_cles":"planche,bois,",</text:p>
            <text:p>      "mots_cles_en":"plank,of,wood,",</text:p>
            <text:p>      "cons":"cons_paspoubelle",</text:p>
            <text:p>      "image":"planche_bois_mini.png",</text:p>
            <text:p>      "image_secondaire":"morceaux_de_bois_mini.png",</text:p>
            <text:p>      "modco":"modco_decheterie",</text:p>
            <text:p>      "recyc":"PAS_POUBELLE",</text:p>
            <text:p>      "src":"MieuxTrierANantes 02/2015",</text:p>
            <text:p>      "sponsor":"Stations Services"</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lante</text:p>
          </table:table-cell>
          <table:table-cell table:style-name="ce196" office:value-type="string" calcext:value-type="string">
            <text:p>Plante</text:p>
          </table:table-cell>
          <table:table-cell table:style-name="ce196" office:value-type="string" calcext:value-type="string">
            <text:p>Plant</text:p>
          </table:table-cell>
          <table:table-cell table:style-name="ce196" office:value-type="string" calcext:value-type="string">
            <text:p>cu_vertbois</text:p>
          </table:table-cell>
          <table:table-cell table:style-name="ce196" office:value-type="string" calcext:value-type="string">
            <text:p>cat_organiquegros</text:p>
          </table:table-cell>
          <table:table-cell table:style-name="ce196"/>
          <table:table-cell table:style-name="ce196" office:value-type="string" calcext:value-type="string">
            <text:p>plante</text:p>
          </table:table-cell>
          <table:table-cell table:style-name="ce196" office:value-type="string" calcext:value-type="string">
            <text:p>plant</text:p>
          </table:table-cell>
          <table:table-cell table:style-name="ce196" table:number-columns-repeated="2"/>
          <table:table-cell table:style-name="ce224"/>
          <table:table-cell table:style-name="ce233" office:value-type="string" calcext:value-type="string">
            <text:p>plante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plante," calcext:value-type="string">
            <text:p>plante,</text:p>
          </table:table-cell>
          <table:table-cell table:formula="of:=CONCATENATE(UTILTRANSFORMEENMOTSCLES([Dechets.H131]);&quot;,&quot;;[Dechets.J131])" office:value-type="string" office:string-value="plant," calcext:value-type="string">
            <text:p>plant,</text:p>
          </table:table-cell>
          <table:table-cell table:number-columns-repeated="2"/>
          <table:table-cell table:style-name="ce302" table:formula="of:=JSONDECHETS([Dechets.A131];[Dechets.B131];[Dechets.C131];[Dechets.D131];[Dechets.E131];[Dechets.F131];[Dechets.T131];[Dechets.U131];[Dechets.G131];[Dechets.H131];[Dechets.K131];[Dechets.L131];[Dechets.M131];[Dechets.N131];[Dechets.P131])" office:value-type="string" office:string-value="   {&quot;code&quot;:&quot;dec_plante&quot;,&#10;      &quot;type&quot;:&quot;Ressource / objet usagé&quot;,&#10;      &quot;type_en&quot;:&quot;Resource / Used object&quot;,&#10;      &quot;nom&quot;:&quot;Plante&quot;,&#10;      &quot;nom_en&quot;:&quot;Plant&quot;,&#10;      &quot;cat_usuel&quot;:&quot;cu_vertbois&quot;,&#10;      &quot;cat_trait&quot;:&quot;cat_organiquegros&quot;,&#10;      &quot;descr&quot;:&quot;plante&quot;,&#10;      &quot;descr_en&quot;:&quot;plant&quot;,&#10;      &quot;mots_cles&quot;:&quot;plante,&quot;,&#10;      &quot;mots_cles_en&quot;:&quot;plant,&quot;,&#10;      &quot;cons&quot;:&quot;cons_compostage&quot;,&#10;      &quot;image&quot;:&quot;plante_mini.png&quot;,&#10;      &quot;modco&quot;:&quot;modco_decheterie,modco_ecopoint,modco_compostage&quot;,&#10;      &quot;recyc&quot;:&quot;PAS_POUBELLE&quot;,&#10;      &quot;src&quot;:&quot;MieuxTrierANantes 02/2015&quot;&#10;   }," calcext:value-type="string">
            <text:p>   {"code":"dec_plante",</text:p>
            <text:p>      "type":"Ressource / objet usagé",</text:p>
            <text:p>      "type_en":"Resource / Used object",</text:p>
            <text:p>      "nom":"Plante",</text:p>
            <text:p>      "nom_en":"Plant",</text:p>
            <text:p>      "cat_usuel":"cu_vertbois",</text:p>
            <text:p>      "cat_trait":"cat_organiquegros",</text:p>
            <text:p>      "descr":"plante",</text:p>
            <text:p>      "descr_en":"plant",</text:p>
            <text:p>      "mots_cles":"plante,",</text:p>
            <text:p>      "mots_cles_en":"plant,",</text:p>
            <text:p>      "cons":"cons_compostage",</text:p>
            <text:p>      "image":"plante_mini.png",</text:p>
            <text:p>      "modco":"modco_decheterie,modco_ecopoint,modco_compostag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neu</text:p>
          </table:table-cell>
          <table:table-cell table:style-name="ce196" office:value-type="string" calcext:value-type="string">
            <text:p>Pneu</text:p>
          </table:table-cell>
          <table:table-cell table:style-name="ce196" office:value-type="string" calcext:value-type="string">
            <text:p>Tire</text:p>
          </table:table-cell>
          <table:table-cell table:style-name="ce196" office:value-type="string" calcext:value-type="string">
            <text:p>cu_divers</text:p>
          </table:table-cell>
          <table:table-cell table:style-name="ce196" office:value-type="string" calcext:value-type="string">
            <text:p>cat_encombrant</text:p>
          </table:table-cell>
          <table:table-cell table:style-name="ce196"/>
          <table:table-cell table:style-name="ce196" office:value-type="string" calcext:value-type="string">
            <text:p>pneu</text:p>
          </table:table-cell>
          <table:table-cell table:style-name="ce196" office:value-type="string" calcext:value-type="string">
            <text:p>tire</text:p>
          </table:table-cell>
          <table:table-cell table:style-name="ce196" table:number-columns-repeated="2"/>
          <table:table-cell table:style-name="ce224"/>
          <table:table-cell table:style-name="ce233" office:value-type="string" calcext:value-type="string">
            <text:p>pneu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pneu," calcext:value-type="string">
            <text:p>pneu,</text:p>
          </table:table-cell>
          <table:table-cell table:formula="of:=CONCATENATE(UTILTRANSFORMEENMOTSCLES([Dechets.H132]);&quot;,&quot;;[Dechets.J132])" office:value-type="string" office:string-value="tire," calcext:value-type="string">
            <text:p>tire,</text:p>
          </table:table-cell>
          <table:table-cell table:number-columns-repeated="2"/>
          <table:table-cell table:style-name="ce302" table:formula="of:=JSONDECHETS([Dechets.A132];[Dechets.B132];[Dechets.C132];[Dechets.D132];[Dechets.E132];[Dechets.F132];[Dechets.T132];[Dechets.U132];[Dechets.G132];[Dechets.H132];[Dechets.K132];[Dechets.L132];[Dechets.M132];[Dechets.N132];[Dechets.P132])" office:value-type="string" office:string-value="   {&quot;code&quot;:&quot;dec_pneu&quot;,&#10;      &quot;type&quot;:&quot;Ressource / objet usagé&quot;,&#10;      &quot;type_en&quot;:&quot;Resource / Used object&quot;,&#10;      &quot;nom&quot;:&quot;Pneu&quot;,&#10;      &quot;nom_en&quot;:&quot;Tire&quot;,&#10;      &quot;cat_usuel&quot;:&quot;cu_divers&quot;,&#10;      &quot;cat_trait&quot;:&quot;cat_encombrant&quot;,&#10;      &quot;descr&quot;:&quot;pneu&quot;,&#10;      &quot;descr_en&quot;:&quot;tire&quot;,&#10;      &quot;mots_cles&quot;:&quot;pneu,&quot;,&#10;      &quot;mots_cles_en&quot;:&quot;tire,&quot;,&#10;      &quot;cons&quot;:&quot;cons_numerosencombrants,cons_encombrants&quot;,&#10;      &quot;image&quot;:&quot;pneu_mini.png&quot;,&#10;      &quot;modco&quot;:&quot;modco_encombrant,modco_decheterie&quot;,&#10;      &quot;recyc&quot;:&quot;PAS_POUBELLE&quot;,&#10;      &quot;src&quot;:&quot;MieuxTrierANantes 02/2015&quot;&#10;   }," calcext:value-type="string">
            <text:p>   {"code":"dec_pneu",</text:p>
            <text:p>      "type":"Ressource / objet usagé",</text:p>
            <text:p>      "type_en":"Resource / Used object",</text:p>
            <text:p>      "nom":"Pneu",</text:p>
            <text:p>      "nom_en":"Tire",</text:p>
            <text:p>      "cat_usuel":"cu_divers",</text:p>
            <text:p>      "cat_trait":"cat_encombrant",</text:p>
            <text:p>      "descr":"pneu",</text:p>
            <text:p>      "descr_en":"tire",</text:p>
            <text:p>      "mots_cles":"pneu,",</text:p>
            <text:p>      "mots_cles_en":"tire,",</text:p>
            <text:p>      "cons":"cons_numerosencombrants,cons_encombrants",</text:p>
            <text:p>      "image":"pneu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olystyrene</text:p>
          </table:table-cell>
          <table:table-cell table:style-name="ce196" office:value-type="string" calcext:value-type="string">
            <text:p>Polystyrène</text:p>
          </table:table-cell>
          <table:table-cell table:style-name="ce196" office:value-type="string" calcext:value-type="string">
            <text:p>Polystyrene</text:p>
          </table:table-cell>
          <table:table-cell table:style-name="ce196" office:value-type="string" calcext:value-type="string">
            <text:p>cu_plastique</text:p>
          </table:table-cell>
          <table:table-cell table:style-name="ce196" office:value-type="string" calcext:value-type="string">
            <text:p>cat_omr_plastique</text:p>
          </table:table-cell>
          <table:table-cell table:style-name="ce196"/>
          <table:table-cell table:style-name="ce196" office:value-type="string" calcext:value-type="string">
            <text:p>polystyrène, barquette de polystyrène</text:p>
          </table:table-cell>
          <table:table-cell table:style-name="ce196" office:value-type="string" calcext:value-type="string">
            <text:p>polystyrene, polystyrene tray</text:p>
          </table:table-cell>
          <table:table-cell table:style-name="ce196" table:number-columns-repeated="2"/>
          <table:table-cell table:style-name="ce224"/>
          <table:table-cell table:style-name="ce233" office:value-type="string" calcext:value-type="string">
            <text:p>polystyren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polystyrene,barquette,polystyrene," calcext:value-type="string">
            <text:p>polystyrene,barquette,polystyrene,</text:p>
          </table:table-cell>
          <table:table-cell table:formula="of:=CONCATENATE(UTILTRANSFORMEENMOTSCLES([Dechets.H133]);&quot;,&quot;;[Dechets.J133])" office:value-type="string" office:string-value="polystyrene,polystyrene,tray," calcext:value-type="string">
            <text:p>polystyrene,polystyrene,tray,</text:p>
          </table:table-cell>
          <table:table-cell table:number-columns-repeated="2"/>
          <table:table-cell table:style-name="ce302" table:formula="of:=JSONDECHETS([Dechets.A133];[Dechets.B133];[Dechets.C133];[Dechets.D133];[Dechets.E133];[Dechets.F133];[Dechets.T133];[Dechets.U133];[Dechets.G133];[Dechets.H133];[Dechets.K133];[Dechets.L133];[Dechets.M133];[Dechets.N133];[Dechets.P133])" office:value-type="string" office:string-value="   {&quot;code&quot;:&quot;dec_polystyrene&quot;,&#10;      &quot;type&quot;:&quot;Ressource / objet usagé&quot;,&#10;      &quot;type_en&quot;:&quot;Resource / Used object&quot;,&#10;      &quot;nom&quot;:&quot;Polystyrène&quot;,&#10;      &quot;nom_en&quot;:&quot;Polystyrene&quot;,&#10;      &quot;cat_usuel&quot;:&quot;cu_plastique&quot;,&#10;      &quot;cat_trait&quot;:&quot;cat_omr_plastique&quot;,&#10;      &quot;descr&quot;:&quot;polystyrène, barquette de polystyrène&quot;,&#10;      &quot;descr_en&quot;:&quot;polystyrene, polystyrene tray&quot;,&#10;      &quot;mots_cles&quot;:&quot;polystyrene,barquette,polystyrene,&quot;,&#10;      &quot;mots_cles_en&quot;:&quot;polystyrene,polystyrene,tray,&quot;,&#10;      &quot;cons&quot;:&quot;cons_pasuniquementbouteilleflacon&quot;,&#10;      &quot;image&quot;:&quot;polystyrene_mini.png&quot;,&#10;      &quot;modco&quot;:&quot;modco_bacjaunnantes,modco_bacblehorsnantes,modco_sacbleu&quot;,&#10;      &quot;recyc&quot;:&quot;OUI_ET_NON&quot;,&#10;      &quot;src&quot;:&quot;MieuxTrierANantes 02/2015&quot;&#10;   }," calcext:value-type="string">
            <text:p>   {"code":"dec_polystyrene",</text:p>
            <text:p>      "type":"Ressource / objet usagé",</text:p>
            <text:p>      "type_en":"Resource / Used object",</text:p>
            <text:p>      "nom":"Polystyrène",</text:p>
            <text:p>      "nom_en":"Polystyrene",</text:p>
            <text:p>      "cat_usuel":"cu_plastique",</text:p>
            <text:p>      "cat_trait":"cat_omr_plastique",</text:p>
            <text:p>      "descr":"polystyrène, barquette de polystyrène",</text:p>
            <text:p>      "descr_en":"polystyrene, polystyrene tray",</text:p>
            <text:p>      "mots_cles":"polystyrene,barquette,polystyrene,",</text:p>
            <text:p>      "mots_cles_en":"polystyrene,polystyrene,tray,",</text:p>
            <text:p>      "cons":"cons_pasuniquementbouteilleflacon",</text:p>
            <text:p>      "image":"polystyren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orcelaine</text:p>
          </table:table-cell>
          <table:table-cell table:style-name="ce196" office:value-type="string" calcext:value-type="string">
            <text:p>Porcelaine</text:p>
          </table:table-cell>
          <table:table-cell table:style-name="ce196" office:value-type="string" calcext:value-type="string">
            <text:p>Porcelain</text:p>
          </table:table-cell>
          <table:table-cell table:style-name="ce196" office:value-type="string" calcext:value-type="string">
            <text:p>cu_verrevaisselle</text:p>
          </table:table-cell>
          <table:table-cell table:style-name="ce196" office:value-type="string" calcext:value-type="string">
            <text:p>cat_verrenonvalovaisselleporcelaine</text:p>
          </table:table-cell>
          <table:table-cell table:style-name="ce196"/>
          <table:table-cell table:style-name="ce196" office:value-type="string" calcext:value-type="string">
            <text:p>porcelaine, vase</text:p>
          </table:table-cell>
          <table:table-cell table:style-name="ce196" office:value-type="string" calcext:value-type="string">
            <text:p>porcelain vase</text:p>
          </table:table-cell>
          <table:table-cell table:style-name="ce196" table:number-columns-repeated="2"/>
          <table:table-cell table:style-name="ce232"/>
          <table:table-cell table:style-name="ce233" office:value-type="string" calcext:value-type="string">
            <text:p>vase_mini.png</text:p>
          </table:table-cell>
          <table:table-cell table:style-name="ce213" office:value-type="string" calcext:value-type="string">
            <text:p>theiere_mini.png</text:p>
          </table:table-cell>
          <table:table-cell table:style-name="ce222" office:value-type="string" calcext:value-type="string">
            <text:p>MieuxTrierANantes 02/2015</text:p>
          </table:table-cell>
          <table:table-cell table:style-name="ce222"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porcelaine,vase," calcext:value-type="string">
            <text:p>porcelaine,vase,</text:p>
          </table:table-cell>
          <table:table-cell table:formula="of:=CONCATENATE(UTILTRANSFORMEENMOTSCLES([Dechets.H134]);&quot;,&quot;;[Dechets.J134])" office:value-type="string" office:string-value="porcelain,vase," calcext:value-type="string">
            <text:p>porcelain,vase,</text:p>
          </table:table-cell>
          <table:table-cell table:number-columns-repeated="2"/>
          <table:table-cell table:style-name="ce302" table:formula="of:=JSONDECHETS([Dechets.A134];[Dechets.B134];[Dechets.C134];[Dechets.D134];[Dechets.E134];[Dechets.F134];[Dechets.T134];[Dechets.U134];[Dechets.G134];[Dechets.H134];[Dechets.K134];[Dechets.L134];[Dechets.M134];[Dechets.N134];[Dechets.P134])" office:value-type="string" office:string-value="   {&quot;code&quot;:&quot;dec_porcelaine&quot;,&#10;      &quot;type&quot;:&quot;Ressource / objet usagé&quot;,&#10;      &quot;type_en&quot;:&quot;Resource / Used object&quot;,&#10;      &quot;nom&quot;:&quot;Porcelaine&quot;,&#10;      &quot;nom_en&quot;:&quot;Porcelain&quot;,&#10;      &quot;cat_usuel&quot;:&quot;cu_verrevaisselle&quot;,&#10;      &quot;cat_trait&quot;:&quot;cat_verrenonvalovaisselleporcelaine&quot;,&#10;      &quot;descr&quot;:&quot;porcelaine, vase&quot;,&#10;      &quot;descr_en&quot;:&quot;porcelain vase&quot;,&#10;      &quot;mots_cles&quot;:&quot;porcelaine,vase,&quot;,&#10;      &quot;mots_cles_en&quot;:&quot;porcelain,vase,&quot;,&#10;      &quot;cons&quot;:&quot;cons_verre&quot;,&#10;      &quot;image&quot;:&quot;vase_mini.png&quot;,&#10;      &quot;image_secondaire&quot;:&quot;theiere_mini.png&quot;,&#10;      &quot;modco&quot;:&quot;modco_bacbleu,modco_sacbleu,modco_decheterie,modco_ecopoint,smco_vaisselle&quot;,&#10;      &quot;recyc&quot;:&quot;NON&quot;,&#10;      &quot;src&quot;:&quot;MieuxTrierANantes 02/2015&quot;&#10;   }," calcext:value-type="string">
            <text:p>   {"code":"dec_porcelaine",</text:p>
            <text:p>      "type":"Ressource / objet usagé",</text:p>
            <text:p>      "type_en":"Resource / Used object",</text:p>
            <text:p>      "nom":"Porcelaine",</text:p>
            <text:p>      "nom_en":"Porcelain",</text:p>
            <text:p>      "cat_usuel":"cu_verrevaisselle",</text:p>
            <text:p>      "cat_trait":"cat_verrenonvalovaisselleporcelaine",</text:p>
            <text:p>      "descr":"porcelaine, vase",</text:p>
            <text:p>      "descr_en":"porcelain vase",</text:p>
            <text:p>      "mots_cles":"porcelaine,vase,",</text:p>
            <text:p>      "mots_cles_en":"porcelain,vase,",</text:p>
            <text:p>      "cons":"cons_verre",</text:p>
            <text:p>      "image":"vase_mini.png",</text:p>
            <text:p>      "image_secondaire":"theie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otCremeFraîche</text:p>
          </table:table-cell>
          <table:table-cell table:style-name="ce196" office:value-type="string" calcext:value-type="string">
            <text:p>Pot crème fraîche</text:p>
          </table:table-cell>
          <table:table-cell table:style-name="ce196" office:value-type="string" calcext:value-type="string">
            <text:p>Pot cream</text:p>
          </table:table-cell>
          <table:table-cell table:style-name="ce196" office:value-type="string" calcext:value-type="string">
            <text:p>cu_plastique</text:p>
          </table:table-cell>
          <table:table-cell table:style-name="ce196" office:value-type="string" calcext:value-type="string">
            <text:p>cat_omr_plastique</text:p>
          </table:table-cell>
          <table:table-cell table:style-name="ce196"/>
          <table:table-cell table:style-name="ce196" office:value-type="string" calcext:value-type="string">
            <text:p>pot de crème fraîche</text:p>
          </table:table-cell>
          <table:table-cell table:style-name="ce196" office:value-type="string" calcext:value-type="string">
            <text:p>cream pot</text:p>
          </table:table-cell>
          <table:table-cell table:style-name="ce196" table:number-columns-repeated="2"/>
          <table:table-cell office:value-type="string" calcext:value-type="string">
            <text:p>cons_bouchonamour</text:p>
          </table:table-cell>
          <table:table-cell table:style-name="ce233" office:value-type="string" calcext:value-type="string">
            <text:p>pot_creme_fraich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pot,creme,fraiche," calcext:value-type="string">
            <text:p>pot,creme,fraiche,</text:p>
          </table:table-cell>
          <table:table-cell table:formula="of:=CONCATENATE(UTILTRANSFORMEENMOTSCLES([Dechets.H135]);&quot;,&quot;;[Dechets.J135])" office:value-type="string" office:string-value="cream,pot," calcext:value-type="string">
            <text:p>cream,pot,</text:p>
          </table:table-cell>
          <table:table-cell table:number-columns-repeated="2"/>
          <table:table-cell table:style-name="ce302" table:formula="of:=JSONDECHETS([Dechets.A135];[Dechets.B135];[Dechets.C135];[Dechets.D135];[Dechets.E135];[Dechets.F135];[Dechets.T135];[Dechets.U135];[Dechets.G135];[Dechets.H135];[Dechets.K135];[Dechets.L135];[Dechets.M135];[Dechets.N135];[Dechets.P135])" office:value-type="string" office:string-value="   {&quot;code&quot;:&quot;dec_potCremeFraîche&quot;,&#10;      &quot;type&quot;:&quot;Ressource / objet usagé&quot;,&#10;      &quot;type_en&quot;:&quot;Resource / Used object&quot;,&#10;      &quot;nom&quot;:&quot;Pot crème fraîche&quot;,&#10;      &quot;nom_en&quot;:&quot;Pot cream&quot;,&#10;      &quot;cat_usuel&quot;:&quot;cu_plastique&quot;,&#10;      &quot;cat_trait&quot;:&quot;cat_omr_plastique&quot;,&#10;      &quot;descr&quot;:&quot;pot de crème fraîche&quot;,&#10;      &quot;descr_en&quot;:&quot;cream pot&quot;,&#10;      &quot;mots_cles&quot;:&quot;pot,creme,fraiche,&quot;,&#10;      &quot;mots_cles_en&quot;:&quot;cream,pot,&quot;,&#10;      &quot;cons&quot;:&quot;cons_bouchonamour,cons_pasuniquementbouteilleflacon&quot;,&#10;      &quot;image&quot;:&quot;pot_creme_fraiche_mini.png&quot;,&#10;      &quot;modco&quot;:&quot;modco_bacjaunnantes,modco_bacblehorsnantes,modco_sacbleu&quot;,&#10;      &quot;recyc&quot;:&quot;OUI_ET_NON&quot;,&#10;      &quot;src&quot;:&quot;MieuxTrierANantes 02/2015&quot;&#10;   }," calcext:value-type="string">
            <text:p>   {"code":"dec_potCremeFraîche",</text:p>
            <text:p>      "type":"Ressource / objet usagé",</text:p>
            <text:p>      "type_en":"Resource / Used object",</text:p>
            <text:p>      "nom":"Pot crème fraîche",</text:p>
            <text:p>      "nom_en":"Pot cream",</text:p>
            <text:p>      "cat_usuel":"cu_plastique",</text:p>
            <text:p>      "cat_trait":"cat_omr_plastique",</text:p>
            <text:p>      "descr":"pot de crème fraîche",</text:p>
            <text:p>      "descr_en":"cream pot",</text:p>
            <text:p>      "mots_cles":"pot,creme,fraiche,",</text:p>
            <text:p>      "mots_cles_en":"cream,pot,",</text:p>
            <text:p>      "cons":"cons_bouchonamour,cons_pasuniquementbouteilleflacon",</text:p>
            <text:p>      "image":"pot_creme_fraich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oterie</text:p>
          </table:table-cell>
          <table:table-cell table:style-name="ce205" office:value-type="string" calcext:value-type="string">
            <text:p>Poterie</text:p>
          </table:table-cell>
          <table:table-cell table:style-name="ce205" office:value-type="string" calcext:value-type="string">
            <text:p>Pottery</text:p>
          </table:table-cell>
          <table:table-cell table:style-name="ce205" office:value-type="string" calcext:value-type="string">
            <text:p>cu_verrevaisselle</text:p>
          </table:table-cell>
          <table:table-cell table:style-name="ce205" office:value-type="string" calcext:value-type="string">
            <text:p>cat_verrenonvalovaisselleporcelaine</text:p>
          </table:table-cell>
          <table:table-cell table:style-name="ce205"/>
          <table:table-cell table:style-name="ce205" office:value-type="string" calcext:value-type="string">
            <text:p>poterie,pot</text:p>
          </table:table-cell>
          <table:table-cell table:style-name="ce205" office:value-type="string" calcext:value-type="string">
            <text:p>pottery</text:p>
          </table:table-cell>
          <table:table-cell table:style-name="ce205" table:number-columns-repeated="2"/>
          <table:table-cell table:style-name="ce229"/>
          <table:table-cell table:style-name="ce241" office:value-type="string" calcext:value-type="string">
            <text:p>pot_en_terre_mini.png</text:p>
          </table:table-cell>
          <table:table-cell table:style-name="ce248"/>
          <table:table-cell table:style-name="ce222" office:value-type="string" calcext:value-type="string">
            <text:p>MieuxTrierANantes 02/2015</text:p>
          </table:table-cell>
          <table:table-cell table:style-name="ce222"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poterie,pot," calcext:value-type="string">
            <text:p>poterie,pot,</text:p>
          </table:table-cell>
          <table:table-cell table:formula="of:=CONCATENATE(UTILTRANSFORMEENMOTSCLES([Dechets.H136]);&quot;,&quot;;[Dechets.J136])" office:value-type="string" office:string-value="pottery," calcext:value-type="string">
            <text:p>pottery,</text:p>
          </table:table-cell>
          <table:table-cell table:number-columns-repeated="2"/>
          <table:table-cell table:style-name="ce302" table:formula="of:=JSONDECHETS([Dechets.A136];[Dechets.B136];[Dechets.C136];[Dechets.D136];[Dechets.E136];[Dechets.F136];[Dechets.T136];[Dechets.U136];[Dechets.G136];[Dechets.H136];[Dechets.K136];[Dechets.L136];[Dechets.M136];[Dechets.N136];[Dechets.P136])" office:value-type="string" office:string-value="   {&quot;code&quot;:&quot;dec_poterie&quot;,&#10;      &quot;type&quot;:&quot;Ressource / objet usagé&quot;,&#10;      &quot;type_en&quot;:&quot;Resource / Used object&quot;,&#10;      &quot;nom&quot;:&quot;Poterie&quot;,&#10;      &quot;nom_en&quot;:&quot;Pottery&quot;,&#10;      &quot;cat_usuel&quot;:&quot;cu_verrevaisselle&quot;,&#10;      &quot;cat_trait&quot;:&quot;cat_verrenonvalovaisselleporcelaine&quot;,&#10;      &quot;descr&quot;:&quot;poterie,pot&quot;,&#10;      &quot;descr_en&quot;:&quot;pottery&quot;,&#10;      &quot;mots_cles&quot;:&quot;poterie,pot,&quot;,&#10;      &quot;mots_cles_en&quot;:&quot;pottery,&quot;,&#10;      &quot;cons&quot;:&quot;cons_verre&quot;,&#10;      &quot;image&quot;:&quot;pot_en_terre_mini.png&quot;,&#10;      &quot;modco&quot;:&quot;modco_bacbleu,modco_sacbleu,modco_decheterie,modco_ecopoint,smco_vaisselle&quot;,&#10;      &quot;recyc&quot;:&quot;NON&quot;,&#10;      &quot;src&quot;:&quot;MieuxTrierANantes 02/2015&quot;&#10;   }," calcext:value-type="string">
            <text:p>   {"code":"dec_poterie",</text:p>
            <text:p>      "type":"Ressource / objet usagé",</text:p>
            <text:p>      "type_en":"Resource / Used object",</text:p>
            <text:p>      "nom":"Poterie",</text:p>
            <text:p>      "nom_en":"Pottery",</text:p>
            <text:p>      "cat_usuel":"cu_verrevaisselle",</text:p>
            <text:p>      "cat_trait":"cat_verrenonvalovaisselleporcelaine",</text:p>
            <text:p>      "descr":"poterie,pot",</text:p>
            <text:p>      "descr_en":"pottery",</text:p>
            <text:p>      "mots_cles":"poterie,pot,",</text:p>
            <text:p>      "mots_cles_en":"pottery,",</text:p>
            <text:p>      "cons":"cons_verre",</text:p>
            <text:p>      "image":"pot_en_ter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otPeinture</text:p>
          </table:table-cell>
          <table:table-cell table:style-name="ce196" office:value-type="string" calcext:value-type="string">
            <text:p>Pot peinture</text:p>
          </table:table-cell>
          <table:table-cell table:style-name="ce196" office:value-type="string" calcext:value-type="string">
            <text:p>Paint Pot</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pot de peinture, peinture à huile, peinture à l'eau, peinture, acrylique, peinture glycéro</text:p>
          </table:table-cell>
          <table:table-cell table:style-name="ce196" office:value-type="string" calcext:value-type="string">
            <text:p>can of paint, oil painting, water painting, painting, acrylic, oil-based paint</text:p>
          </table:table-cell>
          <table:table-cell table:style-name="ce196" table:number-columns-repeated="2"/>
          <table:table-cell table:style-name="ce224"/>
          <table:table-cell table:style-name="ce233" office:value-type="string" calcext:value-type="string">
            <text:p>peinture_acrylique_mini.png</text:p>
          </table:table-cell>
          <table:table-cell table:style-name="ce213" office:value-type="string" calcext:value-type="string">
            <text:p>pot_peinture_mini.png</text:p>
          </table:table-cell>
          <table:table-cell table:style-name="ce222" office:value-type="string" calcext:value-type="string">
            <text:p>MieuxTrierANantes 02/2015</text:p>
          </table:table-cell>
          <table:table-cell table:style-name="ce222"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pot,peinture,peinture,huile,peinture,l,eau,peinture,acrylique,peinture,glycero," calcext:value-type="string">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calcext:value-type="string">
            <text:p>can,of,paint,oil,painting,water,painting,painting,acrylic,oil,based,paint,</text:p>
          </table:table-cell>
          <table:table-cell table:number-columns-repeated="2"/>
          <table:table-cell table:style-name="ce302" table:formula="of:=JSONDECHETS([Dechets.A137];[Dechets.B137];[Dechets.C137];[Dechets.D137];[Dechets.E137];[Dechets.F137];[Dechets.T137];[Dechets.U137];[Dechets.G137];[Dechets.H137];[Dechets.K137];[Dechets.L137];[Dechets.M137];[Dechets.N137];[Dechets.P137])" office:value-type="string" office:string-value="   {&quot;code&quot;:&quot;dec_potPeinture&quot;,&#10;      &quot;type&quot;:&quot;Ressource / objet usagé&quot;,&#10;      &quot;type_en&quot;:&quot;Resource / Used object&quot;,&#10;      &quot;nom&quot;:&quot;Pot peinture&quot;,&#10;      &quot;nom_en&quot;:&quot;Paint Pot&quot;,&#10;      &quot;cat_usuel&quot;:&quot;cu_toxique&quot;,&#10;      &quot;cat_trait&quot;:&quot;cat_ddm&quot;,&#10;      &quot;descr&quot;:&quot;pot de peinture, peinture à huile, peinture à l'eau, peinture, acrylique, peinture glycéro&quot;,&#10;      &quot;descr_en&quot;:&quot;can of paint, oil painting, water painting, painting, acrylic, oil-based paint&quot;,&#10;      &quot;mots_cles&quot;:&quot;pot,peinture,peinture,huile,peinture,l,eau,peinture,acrylique,peinture,glycero,&quot;,&#10;      &quot;mots_cles_en&quot;:&quot;can,of,paint,oil,painting,water,painting,painting,acrylic,oil,based,paint,&quot;,&#10;      &quot;cons&quot;:&quot;cons_toxique&quot;,&#10;      &quot;image&quot;:&quot;peinture_acrylique_mini.png&quot;,&#10;      &quot;image_secondaire&quot;:&quot;pot_peinture_mini.png&quot;,&#10;      &quot;modco&quot;:&quot;modco_decheterie,modco_ecopoint&quot;,&#10;      &quot;recyc&quot;:&quot;PAS_POUBELLE&quot;,&#10;      &quot;src&quot;:&quot;MieuxTrierANantes 02/2015&quot;&#10;   }," calcext:value-type="string">
            <text:p>   {"code":"dec_potPeinture",</text:p>
            <text:p>      "type":"Ressource / objet usagé",</text:p>
            <text:p>      "type_en":"Resource / Used object",</text:p>
            <text:p>      "nom":"Pot peinture",</text:p>
            <text:p>      "nom_en":"Paint Pot",</text:p>
            <text:p>      "cat_usuel":"cu_toxique",</text:p>
            <text:p>      "cat_trait":"cat_ddm",</text:p>
            <text:p>      "descr":"pot de peinture, peinture à huile, peinture à l'eau, peinture, acrylique, peinture glycéro",</text:p>
            <text:p>      "descr_en":"can of paint, oil painting, water painting, painting, acrylic, oil-based paint",</text:p>
            <text:p>      "mots_cles":"pot,peinture,peinture,huile,peinture,l,eau,peinture,acrylique,peinture,glycero,",</text:p>
            <text:p>      "mots_cles_en":"can,of,paint,oil,painting,water,painting,painting,acrylic,oil,based,paint,",</text:p>
            <text:p>      "cons":"cons_toxique",</text:p>
            <text:p>      "image":"peinture_acrylique_mini.png",</text:p>
            <text:p>      "image_secondaire":"pot_peint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otYaourt</text:p>
          </table:table-cell>
          <table:table-cell table:style-name="ce196" office:value-type="string" calcext:value-type="string">
            <text:p>Pot yaourt</text:p>
          </table:table-cell>
          <table:table-cell table:style-name="ce196" office:value-type="string" calcext:value-type="string">
            <text:p>Yoghurt pot</text:p>
          </table:table-cell>
          <table:table-cell table:style-name="ce196" office:value-type="string" calcext:value-type="string">
            <text:p>cu_plastique</text:p>
          </table:table-cell>
          <table:table-cell table:style-name="ce196" office:value-type="string" calcext:value-type="string">
            <text:p>cat_omr_plastique</text:p>
          </table:table-cell>
          <table:table-cell table:style-name="ce196"/>
          <table:table-cell table:style-name="ce196" office:value-type="string" calcext:value-type="string">
            <text:p>pot de yaourt</text:p>
          </table:table-cell>
          <table:table-cell table:style-name="ce196" office:value-type="string" calcext:value-type="string">
            <text:p>yoghurt pot</text:p>
          </table:table-cell>
          <table:table-cell table:style-name="ce196" table:number-columns-repeated="2"/>
          <table:table-cell table:style-name="ce224"/>
          <table:table-cell table:style-name="ce233" office:value-type="string" calcext:value-type="string">
            <text:p>yaourt_mini.png</text:p>
          </table:table-cell>
          <table:table-cell table:style-name="ce213"/>
          <table:table-cell table:style-name="ce222" office:value-type="string" calcext:value-type="string">
            <text:p>MieuxTrierANantes 02/2015</text:p>
          </table:table-cell>
          <table:table-cell table:style-name="ce292" office:value-type="string" calcext:value-type="string">
            <text:p>Rémi Guyot-Sionnest (remigs)</text:p>
          </table:table-cell>
          <table:table-cell table:style-name="ce292" office:value-type="string" calcext:value-type="string">
            <text:p>remigs</text:p>
          </table:table-cell>
          <table:table-cell table:style-name="ce222"/>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pot,yaourt," calcext:value-type="string">
            <text:p>pot,yaourt,</text:p>
          </table:table-cell>
          <table:table-cell table:formula="of:=CONCATENATE(UTILTRANSFORMEENMOTSCLES([Dechets.H138]);&quot;,&quot;;[Dechets.J138])" office:value-type="string" office:string-value="yoghurt,pot," calcext:value-type="string">
            <text:p>yoghurt,pot,</text:p>
          </table:table-cell>
          <table:table-cell table:number-columns-repeated="2"/>
          <table:table-cell table:style-name="ce302" table:formula="of:=JSONDECHETS([Dechets.A138];[Dechets.B138];[Dechets.C138];[Dechets.D138];[Dechets.E138];[Dechets.F138];[Dechets.T138];[Dechets.U138];[Dechets.G138];[Dechets.H138];[Dechets.K138];[Dechets.L138];[Dechets.M138];[Dechets.N138];[Dechets.P138])" office:value-type="string" office:string-value="   {&quot;code&quot;:&quot;dec_potYaourt&quot;,&#10;      &quot;type&quot;:&quot;Ressource / objet usagé&quot;,&#10;      &quot;type_en&quot;:&quot;Resource / Used object&quot;,&#10;      &quot;nom&quot;:&quot;Pot yaourt&quot;,&#10;      &quot;nom_en&quot;:&quot;Yoghurt pot&quot;,&#10;      &quot;cat_usuel&quot;:&quot;cu_plastique&quot;,&#10;      &quot;cat_trait&quot;:&quot;cat_omr_plastique&quot;,&#10;      &quot;descr&quot;:&quot;pot de yaourt&quot;,&#10;      &quot;descr_en&quot;:&quot;yoghurt pot&quot;,&#10;      &quot;mots_cles&quot;:&quot;pot,yaourt,&quot;,&#10;      &quot;mots_cles_en&quot;:&quot;yoghurt,pot,&quot;,&#10;      &quot;cons&quot;:&quot;cons_pasuniquementbouteilleflacon&quot;,&#10;      &quot;image&quot;:&quot;yaourt_mini.png&quot;,&#10;      &quot;modco&quot;:&quot;modco_bacjaunnantes,modco_bacblehorsnantes,modco_sacbleu&quot;,&#10;      &quot;recyc&quot;:&quot;OUI_ET_NON&quot;,&#10;      &quot;src&quot;:&quot;MieuxTrierANantes 02/2015&quot;,&#10;      &quot;sponsor&quot;:&quot;remigs&quot;&#10;   }," calcext:value-type="string">
            <text:p>   {"code":"dec_potYaourt",</text:p>
            <text:p>      "type":"Ressource / objet usagé",</text:p>
            <text:p>      "type_en":"Resource / Used object",</text:p>
            <text:p>      "nom":"Pot yaourt",</text:p>
            <text:p>      "nom_en":"Yoghurt pot",</text:p>
            <text:p>      "cat_usuel":"cu_plastique",</text:p>
            <text:p>      "cat_trait":"cat_omr_plastique",</text:p>
            <text:p>      "descr":"pot de yaourt",</text:p>
            <text:p>      "descr_en":"yoghurt pot",</text:p>
            <text:p>      "mots_cles":"pot,yaourt,",</text:p>
            <text:p>      "mots_cles_en":"yoghurt,pot,",</text:p>
            <text:p>      "cons":"cons_pasuniquementbouteilleflacon",</text:p>
            <text:p>      "image":"yaourt_mini.png",</text:p>
            <text:p>      "modco":"modco_bacjaunnantes,modco_bacblehorsnantes,modco_sacbleu",</text:p>
            <text:p>      "recyc":"OUI_ET_NON",</text:p>
            <text:p>      "src":"MieuxTrierANantes 02/2015",</text:p>
            <text:p>      "sponsor":"remigs"</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roduitPhytosanitaire</text:p>
          </table:table-cell>
          <table:table-cell table:style-name="ce205" office:value-type="string" calcext:value-type="string">
            <text:p>Produit phytosanitaire</text:p>
          </table:table-cell>
          <table:table-cell table:style-name="ce205" office:value-type="string" calcext:value-type="string">
            <text:p>Plant health product</text:p>
          </table:table-cell>
          <table:table-cell table:style-name="ce205"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produit phytosanitaire</text:p>
          </table:table-cell>
          <table:table-cell table:style-name="ce205" office:value-type="string" calcext:value-type="string">
            <text:p>plant health product</text:p>
          </table:table-cell>
          <table:table-cell table:style-name="ce205" table:number-columns-repeated="2"/>
          <table:table-cell table:style-name="ce229"/>
          <table:table-cell table:style-name="ce241" office:value-type="string" calcext:value-type="string">
            <text:p>phytosanitaire_mini.png</text:p>
          </table:table-cell>
          <table:table-cell table:style-name="ce248"/>
          <table:table-cell table:style-name="ce222" office:value-type="string" calcext:value-type="string">
            <text:p>MieuxTrierANantes 02/2015</text:p>
          </table:table-cell>
          <table:table-cell table:style-name="ce222"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produit,phytosanitaire," calcext:value-type="string">
            <text:p>produit,phytosanitaire,</text:p>
          </table:table-cell>
          <table:table-cell table:formula="of:=CONCATENATE(UTILTRANSFORMEENMOTSCLES([Dechets.H139]);&quot;,&quot;;[Dechets.J139])" office:value-type="string" office:string-value="plant,health,product," calcext:value-type="string">
            <text:p>plant,health,product,</text:p>
          </table:table-cell>
          <table:table-cell table:number-columns-repeated="2"/>
          <table:table-cell table:style-name="ce302" table:formula="of:=JSONDECHETS([Dechets.A139];[Dechets.B139];[Dechets.C139];[Dechets.D139];[Dechets.E139];[Dechets.F139];[Dechets.T139];[Dechets.U139];[Dechets.G139];[Dechets.H139];[Dechets.K139];[Dechets.L139];[Dechets.M139];[Dechets.N139];[Dechets.P139])" office:value-type="string" office:string-value="   {&quot;code&quot;:&quot;dec_produitPhytosanitaire&quot;,&#10;      &quot;type&quot;:&quot;Ressource / objet usagé&quot;,&#10;      &quot;type_en&quot;:&quot;Resource / Used object&quot;,&#10;      &quot;nom&quot;:&quot;Produit phytosanitaire&quot;,&#10;      &quot;nom_en&quot;:&quot;Plant health product&quot;,&#10;      &quot;cat_usuel&quot;:&quot;cu_toxique&quot;,&#10;      &quot;cat_trait&quot;:&quot;cat_ddm&quot;,&#10;      &quot;descr&quot;:&quot;produit phytosanitaire&quot;,&#10;      &quot;descr_en&quot;:&quot;plant health product&quot;,&#10;      &quot;mots_cles&quot;:&quot;produit,phytosanitaire,&quot;,&#10;      &quot;mots_cles_en&quot;:&quot;plant,health,product,&quot;,&#10;      &quot;cons&quot;:&quot;cons_toxique&quot;,&#10;      &quot;image&quot;:&quot;phytosanitaire_mini.png&quot;,&#10;      &quot;modco&quot;:&quot;modco_decheterie,modco_ecopoint&quot;,&#10;      &quot;recyc&quot;:&quot;PAS_POUBELLE&quot;,&#10;      &quot;src&quot;:&quot;MieuxTrierANantes 02/2015&quot;&#10;   }," calcext:value-type="string">
            <text:p>   {"code":"dec_produitPhytosanitaire",</text:p>
            <text:p>      "type":"Ressource / objet usagé",</text:p>
            <text:p>      "type_en":"Resource / Used object",</text:p>
            <text:p>      "nom":"Produit phytosanitaire",</text:p>
            <text:p>      "nom_en":"Plant health product",</text:p>
            <text:p>      "cat_usuel":"cu_toxique",</text:p>
            <text:p>      "cat_trait":"cat_ddm",</text:p>
            <text:p>      "descr":"produit phytosanitaire",</text:p>
            <text:p>      "descr_en":"plant health product",</text:p>
            <text:p>      "mots_cles":"produit,phytosanitaire,",</text:p>
            <text:p>      "mots_cles_en":"plant,health,product,",</text:p>
            <text:p>      "cons":"cons_toxique",</text:p>
            <text:p>      "image":"phyto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roduitsBeaute</text:p>
          </table:table-cell>
          <table:table-cell table:style-name="ce196" office:value-type="string" calcext:value-type="string">
            <text:p>Produit beauté</text:p>
          </table:table-cell>
          <table:table-cell table:style-name="ce196" office:value-type="string" calcext:value-type="string">
            <text:p>Beauty Product</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produit de beauté, cosmétique, rouge à lèvres, maquillage, vernis</text:p>
          </table:table-cell>
          <table:table-cell table:style-name="ce196" office:value-type="string" calcext:value-type="string">
            <text:p>beauty products, cosmetics, lipstick, makeup, polish</text:p>
          </table:table-cell>
          <table:table-cell table:style-name="ce196" table:number-columns-repeated="2"/>
          <table:table-cell table:style-name="ce224"/>
          <table:table-cell table:style-name="ce233" office:value-type="string" calcext:value-type="string">
            <text:p>rouge_a_levr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produit,beaute,cosmetique,rouge,levres,maquillage,vernis," calcext:value-type="string">
            <text:p>produit,beaute,cosmetique,rouge,levres,maquillage,vernis,</text:p>
          </table:table-cell>
          <table:table-cell table:formula="of:=CONCATENATE(UTILTRANSFORMEENMOTSCLES([Dechets.H140]);&quot;,&quot;;[Dechets.J140])" office:value-type="string" office:string-value="beauty,products,cosmetics,lipstick,makeup,polish," calcext:value-type="string">
            <text:p>beauty,products,cosmetics,lipstick,makeup,polish,</text:p>
          </table:table-cell>
          <table:table-cell table:number-columns-repeated="2"/>
          <table:table-cell table:style-name="ce302" table:formula="of:=JSONDECHETS([Dechets.A140];[Dechets.B140];[Dechets.C140];[Dechets.D140];[Dechets.E140];[Dechets.F140];[Dechets.T140];[Dechets.U140];[Dechets.G140];[Dechets.H140];[Dechets.K140];[Dechets.L140];[Dechets.M140];[Dechets.N140];[Dechets.P140])" office:value-type="string" office:string-value="   {&quot;code&quot;:&quot;dec_produitsBeaute&quot;,&#10;      &quot;type&quot;:&quot;Ressource / objet usagé&quot;,&#10;      &quot;type_en&quot;:&quot;Resource / Used object&quot;,&#10;      &quot;nom&quot;:&quot;Produit beauté&quot;,&#10;      &quot;nom_en&quot;:&quot;Beauty Product&quot;,&#10;      &quot;cat_usuel&quot;:&quot;cu_divers&quot;,&#10;      &quot;cat_trait&quot;:&quot;cat_omr&quot;,&#10;      &quot;descr&quot;:&quot;produit de beauté, cosmétique, rouge à lèvres, maquillage, vernis&quot;,&#10;      &quot;descr_en&quot;:&quot;beauty products, cosmetics, lipstick, makeup, polish&quot;,&#10;      &quot;mots_cles&quot;:&quot;produit,beaute,cosmetique,rouge,levres,maquillage,vernis,&quot;,&#10;      &quot;mots_cles_en&quot;:&quot;beauty,products,cosmetics,lipstick,makeup,polish,&quot;,&#10;      &quot;image&quot;:&quot;rouge_a_levre_mini.png&quot;,&#10;      &quot;modco&quot;:&quot;modco_bacblehorsnantes,modco_bacbleu,modco_sacbleu&quot;,&#10;      &quot;recyc&quot;:&quot;NON&quot;,&#10;      &quot;src&quot;:&quot;MieuxTrierANantes 02/2015&quot;&#10;   }," calcext:value-type="string">
            <text:p>   {"code":"dec_produitsBeaute",</text:p>
            <text:p>      "type":"Ressource / objet usagé",</text:p>
            <text:p>      "type_en":"Resource / Used object",</text:p>
            <text:p>      "nom":"Produit beauté",</text:p>
            <text:p>      "nom_en":"Beauty Product",</text:p>
            <text:p>      "cat_usuel":"cu_divers",</text:p>
            <text:p>      "cat_trait":"cat_omr",</text:p>
            <text:p>      "descr":"produit de beauté, cosmétique, rouge à lèvres, maquillage, vernis",</text:p>
            <text:p>      "descr_en":"beauty products, cosmetics, lipstick, makeup, polish",</text:p>
            <text:p>      "mots_cles":"produit,beaute,cosmetique,rouge,levres,maquillage,vernis,",</text:p>
            <text:p>      "mots_cles_en":"beauty,products,cosmetics,lipstick,makeup,polish,",</text:p>
            <text:p>      "image":"rouge_a_levr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roduitsDEntretien</text:p>
          </table:table-cell>
          <table:table-cell table:style-name="ce207" office:value-type="string" calcext:value-type="string">
            <text:p>Produit d'entretien</text:p>
          </table:table-cell>
          <table:table-cell table:style-name="ce207" office:value-type="string" calcext:value-type="string">
            <text:p>Cleaning product</text:p>
          </table:table-cell>
          <table:table-cell table:style-name="ce196" office:value-type="string" calcext:value-type="string">
            <text:p>cu_toxique</text:p>
          </table:table-cell>
          <table:table-cell table:style-name="ce207" office:value-type="string" calcext:value-type="string">
            <text:p>cat_ddm</text:p>
          </table:table-cell>
          <table:table-cell table:style-name="ce207"/>
          <table:table-cell table:style-name="ce207" office:value-type="string" calcext:value-type="string">
            <text:p>produit d'entretien, nettoyant à sol</text:p>
          </table:table-cell>
          <table:table-cell table:style-name="ce207" office:value-type="string" calcext:value-type="string">
            <text:p>maintenance product, floor cleaner</text:p>
          </table:table-cell>
          <table:table-cell table:style-name="ce207" table:number-columns-repeated="2"/>
          <table:table-cell table:style-name="ce231"/>
          <table:table-cell table:style-name="ce242" office:value-type="string" calcext:value-type="string">
            <text:p>produits_entretien_mini.png</text:p>
          </table:table-cell>
          <table:table-cell table:style-name="ce249"/>
          <table:table-cell table:style-name="ce293" office:value-type="string" calcext:value-type="string">
            <text:p>MieuxTrierANantes 02/2015</text:p>
          </table:table-cell>
          <table:table-cell table:style-name="ce293" table:number-columns-repeated="2"/>
          <table:table-cell table:style-name="ce207"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produit,entretien,nettoyant,sol," calcext:value-type="string">
            <text:p>produit,entretien,nettoyant,sol,</text:p>
          </table:table-cell>
          <table:table-cell table:formula="of:=CONCATENATE(UTILTRANSFORMEENMOTSCLES([Dechets.H141]);&quot;,&quot;;[Dechets.J141])" office:value-type="string" office:string-value="maintenance,product,floor,cleaner," calcext:value-type="string">
            <text:p>maintenance,product,floor,cleaner,</text:p>
          </table:table-cell>
          <table:table-cell table:number-columns-repeated="2"/>
          <table:table-cell table:style-name="ce302" table:formula="of:=JSONDECHETS([Dechets.A141];[Dechets.B141];[Dechets.C141];[Dechets.D141];[Dechets.E141];[Dechets.F141];[Dechets.T141];[Dechets.U141];[Dechets.G141];[Dechets.H141];[Dechets.K141];[Dechets.L141];[Dechets.M141];[Dechets.N141];[Dechets.P141])" office:value-type="string" office:string-value="   {&quot;code&quot;:&quot;dec_produitsDEntretien&quot;,&#10;      &quot;type&quot;:&quot;Ressource / objet usagé&quot;,&#10;      &quot;type_en&quot;:&quot;Resource / Used object&quot;,&#10;      &quot;nom&quot;:&quot;Produit d'entretien&quot;,&#10;      &quot;nom_en&quot;:&quot;Cleaning product&quot;,&#10;      &quot;cat_usuel&quot;:&quot;cu_toxique&quot;,&#10;      &quot;cat_trait&quot;:&quot;cat_ddm&quot;,&#10;      &quot;descr&quot;:&quot;produit d'entretien, nettoyant à sol&quot;,&#10;      &quot;descr_en&quot;:&quot;maintenance product, floor cleaner&quot;,&#10;      &quot;mots_cles&quot;:&quot;produit,entretien,nettoyant,sol,&quot;,&#10;      &quot;mots_cles_en&quot;:&quot;maintenance,product,floor,cleaner,&quot;,&#10;      &quot;cons&quot;:&quot;cons_toxique&quot;,&#10;      &quot;image&quot;:&quot;produits_entretien_mini.png&quot;,&#10;      &quot;modco&quot;:&quot;modco_decheterie,modco_ecopoint&quot;,&#10;      &quot;recyc&quot;:&quot;PAS_POUBELLE&quot;,&#10;      &quot;src&quot;:&quot;MieuxTrierANantes 02/2015&quot;&#10;   }," calcext:value-type="string">
            <text:p>   {"code":"dec_produitsDEntretien",</text:p>
            <text:p>      "type":"Ressource / objet usagé",</text:p>
            <text:p>      "type_en":"Resource / Used object",</text:p>
            <text:p>      "nom":"Produit d'entretien",</text:p>
            <text:p>      "nom_en":"Cleaning product",</text:p>
            <text:p>      "cat_usuel":"cu_toxique",</text:p>
            <text:p>      "cat_trait":"cat_ddm",</text:p>
            <text:p>      "descr":"produit d'entretien, nettoyant à sol",</text:p>
            <text:p>      "descr_en":"maintenance product, floor cleaner",</text:p>
            <text:p>      "mots_cles":"produit,entretien,nettoyant,sol,",</text:p>
            <text:p>      "mots_cles_en":"maintenance,product,floor,cleaner,",</text:p>
            <text:p>      "cons":"cons_toxique",</text:p>
            <text:p>      "image":"produits_entretien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produitsTraitementDuBois</text:p>
          </table:table-cell>
          <table:table-cell table:style-name="ce196" office:value-type="string" calcext:value-type="string">
            <text:p>Produit traitement bois</text:p>
          </table:table-cell>
          <table:table-cell table:style-name="ce196" office:value-type="string" calcext:value-type="string">
            <text:p>Wood treatment products</text:p>
          </table:table-cell>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produit de traitement du bois</text:p>
          </table:table-cell>
          <table:table-cell table:style-name="ce196" office:value-type="string" calcext:value-type="string">
            <text:p>Product woodworking</text:p>
          </table:table-cell>
          <table:table-cell table:style-name="ce196" table:number-columns-repeated="2"/>
          <table:table-cell table:style-name="ce224"/>
          <table:table-cell table:style-name="ce213" office:value-type="string" calcext:value-type="string">
            <text:p>traitement_de_bois_mini.png</text:p>
          </table:table-cell>
          <table:table-cell table:style-name="ce233" office:value-type="string" calcext:value-type="string">
            <text:p>teinte_a_bois_mini.png</text:p>
          </table:table-cell>
          <table:table-cell table:style-name="ce250" office:value-type="string" calcext:value-type="string">
            <text:p>MieuxTrierANantes 02/2015</text:p>
          </table:table-cell>
          <table:table-cell table:style-name="ce250"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produit,traitement,bois," calcext:value-type="string">
            <text:p>produit,traitement,bois,</text:p>
          </table:table-cell>
          <table:table-cell table:formula="of:=CONCATENATE(UTILTRANSFORMEENMOTSCLES([Dechets.H142]);&quot;,&quot;;[Dechets.J142])" office:value-type="string" office:string-value="product,woodworking," calcext:value-type="string">
            <text:p>product,woodworking,</text:p>
          </table:table-cell>
          <table:table-cell table:number-columns-repeated="2"/>
          <table:table-cell table:style-name="ce302" table:formula="of:=JSONDECHETS([Dechets.A142];[Dechets.B142];[Dechets.C142];[Dechets.D142];[Dechets.E142];[Dechets.F142];[Dechets.T142];[Dechets.U142];[Dechets.G142];[Dechets.H142];[Dechets.K142];[Dechets.L142];[Dechets.M142];[Dechets.N142];[Dechets.P142])" office:value-type="string" office:string-value="   {&quot;code&quot;:&quot;dec_produitsTraitementDuBois&quot;,&#10;      &quot;type&quot;:&quot;Ressource / objet usagé&quot;,&#10;      &quot;type_en&quot;:&quot;Resource / Used object&quot;,&#10;      &quot;nom&quot;:&quot;Produit traitement bois&quot;,&#10;      &quot;nom_en&quot;:&quot;Wood treatment products&quot;,&#10;      &quot;cat_usuel&quot;:&quot;cu_toxique&quot;,&#10;      &quot;cat_trait&quot;:&quot;cat_ddm&quot;,&#10;      &quot;descr&quot;:&quot;produit de traitement du bois&quot;,&#10;      &quot;descr_en&quot;:&quot;Product woodworking&quot;,&#10;      &quot;mots_cles&quot;:&quot;produit,traitement,bois,&quot;,&#10;      &quot;mots_cles_en&quot;:&quot;product,woodworking,&quot;,&#10;      &quot;cons&quot;:&quot;cons_toxique&quot;,&#10;      &quot;image&quot;:&quot;traitement_de_bois_mini.png&quot;,&#10;      &quot;image_secondaire&quot;:&quot;teinte_a_bois_mini.png&quot;,&#10;      &quot;modco&quot;:&quot;modco_decheterie,modco_ecopoint&quot;,&#10;      &quot;recyc&quot;:&quot;PAS_POUBELLE&quot;,&#10;      &quot;src&quot;:&quot;MieuxTrierANantes 02/2015&quot;&#10;   }," calcext:value-type="string">
            <text:p>   {"code":"dec_produitsTraitementDuBois",</text:p>
            <text:p>      "type":"Ressource / objet usagé",</text:p>
            <text:p>      "type_en":"Resource / Used object",</text:p>
            <text:p>      "nom":"Produit traitement bois",</text:p>
            <text:p>      "nom_en":"Wood treatment products",</text:p>
            <text:p>      "cat_usuel":"cu_toxique",</text:p>
            <text:p>      "cat_trait":"cat_ddm",</text:p>
            <text:p>      "descr":"produit de traitement du bois",</text:p>
            <text:p>      "descr_en":"Product woodworking",</text:p>
            <text:p>      "mots_cles":"produit,traitement,bois,",</text:p>
            <text:p>      "mots_cles_en":"product,woodworking,",</text:p>
            <text:p>      "cons":"cons_toxique",</text:p>
            <text:p>      "image":"traitement_de_bois_mini.png",</text:p>
            <text:p>      "image_secondaire":"teinte_a_boi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radiographie</text:p>
          </table:table-cell>
          <table:table-cell table:style-name="ce205" office:value-type="string" calcext:value-type="string">
            <text:p>Radiographie</text:p>
          </table:table-cell>
          <table:table-cell table:style-name="ce205" office:value-type="string" calcext:value-type="string">
            <text:p>Radiograph</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radiographie</text:p>
          </table:table-cell>
          <table:table-cell table:style-name="ce205" office:value-type="string" calcext:value-type="string">
            <text:p>radiograph</text:p>
          </table:table-cell>
          <table:table-cell table:style-name="ce205" table:number-columns-repeated="2"/>
          <table:table-cell table:style-name="ce229"/>
          <table:table-cell table:style-name="ce241" office:value-type="string" calcext:value-type="string">
            <text:p>films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7"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radiographie," calcext:value-type="string">
            <text:p>radiographie,</text:p>
          </table:table-cell>
          <table:table-cell table:formula="of:=CONCATENATE(UTILTRANSFORMEENMOTSCLES([Dechets.H143]);&quot;,&quot;;[Dechets.J143])" office:value-type="string" office:string-value="radiograph," calcext:value-type="string">
            <text:p>radiograph,</text:p>
          </table:table-cell>
          <table:table-cell table:number-columns-repeated="2"/>
          <table:table-cell table:style-name="ce302" table:formula="of:=JSONDECHETS([Dechets.A143];[Dechets.B143];[Dechets.C143];[Dechets.D143];[Dechets.E143];[Dechets.F143];[Dechets.T143];[Dechets.U143];[Dechets.G143];[Dechets.H143];[Dechets.K143];[Dechets.L143];[Dechets.M143];[Dechets.N143];[Dechets.P143])" office:value-type="string" office:string-value="   {&quot;code&quot;:&quot;dec_radiographie&quot;,&#10;      &quot;type&quot;:&quot;Ressource / objet usagé&quot;,&#10;      &quot;type_en&quot;:&quot;Resource / Used object&quot;,&#10;      &quot;nom&quot;:&quot;Radiographie&quot;,&#10;      &quot;nom_en&quot;:&quot;Radiograph&quot;,&#10;      &quot;cat_usuel&quot;:&quot;cu_toxique&quot;,&#10;      &quot;cat_trait&quot;:&quot;cat_ddm&quot;,&#10;      &quot;descr&quot;:&quot;radiographie&quot;,&#10;      &quot;descr_en&quot;:&quot;radiograph&quot;,&#10;      &quot;mots_cles&quot;:&quot;radiographie,&quot;,&#10;      &quot;mots_cles_en&quot;:&quot;radiograph,&quot;,&#10;      &quot;cons&quot;:&quot;cons_toxique&quot;,&#10;      &quot;image&quot;:&quot;films_mini.png&quot;,&#10;      &quot;modco&quot;:&quot;modco_decheterie,modco_ecopoint&quot;,&#10;      &quot;recyc&quot;:&quot;PAS_POUBELLE&quot;,&#10;      &quot;src&quot;:&quot;MieuxTrierANantes 02/2015&quot;&#10;   }," calcext:value-type="string">
            <text:p>   {"code":"dec_radiographie",</text:p>
            <text:p>      "type":"Ressource / objet usagé",</text:p>
            <text:p>      "type_en":"Resource / Used object",</text:p>
            <text:p>      "nom":"Radiographie",</text:p>
            <text:p>      "nom_en":"Radiograph",</text:p>
            <text:p>      "cat_usuel":"cu_toxique",</text:p>
            <text:p>      "cat_trait":"cat_ddm",</text:p>
            <text:p>      "descr":"radiographie",</text:p>
            <text:p>      "descr_en":"radiograph",</text:p>
            <text:p>      "mots_cles":"radiographie,",</text:p>
            <text:p>      "mots_cles_en":"radiograph,",</text:p>
            <text:p>      "cons":"cons_toxique",</text:p>
            <text:p>      "image":"films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rasoirJetable</text:p>
          </table:table-cell>
          <table:table-cell table:style-name="ce196" office:value-type="string" calcext:value-type="string">
            <text:p>Rasoir jetable</text:p>
          </table:table-cell>
          <table:table-cell table:style-name="ce196" office:value-type="string" calcext:value-type="string">
            <text:p>Disposable razor</text:p>
          </table:table-cell>
          <table:table-cell table:style-name="ce196" office:value-type="string" calcext:value-type="string">
            <text:p>cu_divers</text:p>
          </table:table-cell>
          <table:table-cell table:style-name="ce196" office:value-type="string" calcext:value-type="string">
            <text:p>cat_omr</text:p>
          </table:table-cell>
          <table:table-cell table:style-name="ce196"/>
          <table:table-cell table:style-name="ce196" office:value-type="string" calcext:value-type="string">
            <text:p>rasoir jetable</text:p>
          </table:table-cell>
          <table:table-cell table:style-name="ce196" office:value-type="string" calcext:value-type="string">
            <text:p>disposable razor</text:p>
          </table:table-cell>
          <table:table-cell table:style-name="ce196" table:number-columns-repeated="2"/>
          <table:table-cell table:style-name="ce224"/>
          <table:table-cell table:style-name="ce233" office:value-type="string" calcext:value-type="string">
            <text:p>rasoir_jetabl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rasoir,jetable," calcext:value-type="string">
            <text:p>rasoir,jetable,</text:p>
          </table:table-cell>
          <table:table-cell table:formula="of:=CONCATENATE(UTILTRANSFORMEENMOTSCLES([Dechets.H144]);&quot;,&quot;;[Dechets.J144])" office:value-type="string" office:string-value="disposable,razor," calcext:value-type="string">
            <text:p>disposable,razor,</text:p>
          </table:table-cell>
          <table:table-cell table:number-columns-repeated="2"/>
          <table:table-cell table:style-name="ce302" table:formula="of:=JSONDECHETS([Dechets.A144];[Dechets.B144];[Dechets.C144];[Dechets.D144];[Dechets.E144];[Dechets.F144];[Dechets.T144];[Dechets.U144];[Dechets.G144];[Dechets.H144];[Dechets.K144];[Dechets.L144];[Dechets.M144];[Dechets.N144];[Dechets.P144])" office:value-type="string" office:string-value="   {&quot;code&quot;:&quot;dec_rasoirJetable&quot;,&#10;      &quot;type&quot;:&quot;Ressource / objet usagé&quot;,&#10;      &quot;type_en&quot;:&quot;Resource / Used object&quot;,&#10;      &quot;nom&quot;:&quot;Rasoir jetable&quot;,&#10;      &quot;nom_en&quot;:&quot;Disposable razor&quot;,&#10;      &quot;cat_usuel&quot;:&quot;cu_divers&quot;,&#10;      &quot;cat_trait&quot;:&quot;cat_omr&quot;,&#10;      &quot;descr&quot;:&quot;rasoir jetable&quot;,&#10;      &quot;descr_en&quot;:&quot;disposable razor&quot;,&#10;      &quot;mots_cles&quot;:&quot;rasoir,jetable,&quot;,&#10;      &quot;mots_cles_en&quot;:&quot;disposable,razor,&quot;,&#10;      &quot;image&quot;:&quot;rasoir_jetable_mini.png&quot;,&#10;      &quot;modco&quot;:&quot;modco_bacblehorsnantes,modco_bacbleu,modco_sacbleu&quot;,&#10;      &quot;recyc&quot;:&quot;NON&quot;,&#10;      &quot;src&quot;:&quot;MieuxTrierANantes 02/2015&quot;&#10;   }," calcext:value-type="string">
            <text:p>   {"code":"dec_rasoirJetable",</text:p>
            <text:p>      "type":"Ressource / objet usagé",</text:p>
            <text:p>      "type_en":"Resource / Used object",</text:p>
            <text:p>      "nom":"Rasoir jetable",</text:p>
            <text:p>      "nom_en":"Disposable razor",</text:p>
            <text:p>      "cat_usuel":"cu_divers",</text:p>
            <text:p>      "cat_trait":"cat_omr",</text:p>
            <text:p>      "descr":"rasoir jetable",</text:p>
            <text:p>      "descr_en":"disposable razor",</text:p>
            <text:p>      "mots_cles":"rasoir,jetable,",</text:p>
            <text:p>      "mots_cles_en":"disposable,razor,",</text:p>
            <text:p>      "image":"rasoir_jetabl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recurantsPourFour</text:p>
          </table:table-cell>
          <table:table-cell table:style-name="ce205" office:value-type="string" calcext:value-type="string">
            <text:p>Récurant pour four</text:p>
          </table:table-cell>
          <table:table-cell table:style-name="ce205" office:value-type="string" calcext:value-type="string">
            <text:p>Scouring oven</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récurant pour four</text:p>
          </table:table-cell>
          <table:table-cell table:style-name="ce205" office:value-type="string" calcext:value-type="string">
            <text:p>scouring oven</text:p>
          </table:table-cell>
          <table:table-cell table:style-name="ce205" table:number-columns-repeated="2"/>
          <table:table-cell table:style-name="ce229"/>
          <table:table-cell table:style-name="ce245" office:value-type="string" calcext:value-type="string">
            <text:p>nettoyant_four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5"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recurant,four," calcext:value-type="string">
            <text:p>recurant,four,</text:p>
          </table:table-cell>
          <table:table-cell table:formula="of:=CONCATENATE(UTILTRANSFORMEENMOTSCLES([Dechets.H145]);&quot;,&quot;;[Dechets.J145])" office:value-type="string" office:string-value="scouring,oven," calcext:value-type="string">
            <text:p>scouring,oven,</text:p>
          </table:table-cell>
          <table:table-cell table:number-columns-repeated="2"/>
          <table:table-cell table:style-name="ce302" table:formula="of:=JSONDECHETS([Dechets.A145];[Dechets.B145];[Dechets.C145];[Dechets.D145];[Dechets.E145];[Dechets.F145];[Dechets.T145];[Dechets.U145];[Dechets.G145];[Dechets.H145];[Dechets.K145];[Dechets.L145];[Dechets.M145];[Dechets.N145];[Dechets.P145])" office:value-type="string" office:string-value="   {&quot;code&quot;:&quot;dec_recurantsPourFour&quot;,&#10;      &quot;type&quot;:&quot;Ressource / objet usagé&quot;,&#10;      &quot;type_en&quot;:&quot;Resource / Used object&quot;,&#10;      &quot;nom&quot;:&quot;Récurant pour four&quot;,&#10;      &quot;nom_en&quot;:&quot;Scouring oven&quot;,&#10;      &quot;cat_usuel&quot;:&quot;cu_toxique&quot;,&#10;      &quot;cat_trait&quot;:&quot;cat_ddm&quot;,&#10;      &quot;descr&quot;:&quot;récurant pour four&quot;,&#10;      &quot;descr_en&quot;:&quot;scouring oven&quot;,&#10;      &quot;mots_cles&quot;:&quot;recurant,four,&quot;,&#10;      &quot;mots_cles_en&quot;:&quot;scouring,oven,&quot;,&#10;      &quot;cons&quot;:&quot;cons_toxique&quot;,&#10;      &quot;image&quot;:&quot;nettoyant_four_mini.png&quot;,&#10;      &quot;modco&quot;:&quot;modco_decheterie,modco_ecopoint&quot;,&#10;      &quot;recyc&quot;:&quot;PAS_POUBELLE&quot;,&#10;      &quot;src&quot;:&quot;MieuxTrierANantes 02/2015&quot;&#10;   }," calcext:value-type="string">
            <text:p>   {"code":"dec_recurantsPourFour",</text:p>
            <text:p>      "type":"Ressource / objet usagé",</text:p>
            <text:p>      "type_en":"Resource / Used object",</text:p>
            <text:p>      "nom":"Récurant pour four",</text:p>
            <text:p>      "nom_en":"Scouring oven",</text:p>
            <text:p>      "cat_usuel":"cu_toxique",</text:p>
            <text:p>      "cat_trait":"cat_ddm",</text:p>
            <text:p>      "descr":"récurant pour four",</text:p>
            <text:p>      "descr_en":"scouring oven",</text:p>
            <text:p>      "mots_cles":"recurant,four,",</text:p>
            <text:p>      "mots_cles_en":"scouring,oven,",</text:p>
            <text:p>      "cons":"cons_toxique",</text:p>
            <text:p>      "image":"nettoyant_four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recurantsPourToilette</text:p>
          </table:table-cell>
          <table:table-cell table:style-name="ce205" office:value-type="string" calcext:value-type="string">
            <text:p>Récurant pour toilette</text:p>
          </table:table-cell>
          <table:table-cell table:style-name="ce205" office:value-type="string" calcext:value-type="string">
            <text:p>Scouring toilet</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récurant pour toilette</text:p>
          </table:table-cell>
          <table:table-cell table:style-name="ce205" office:value-type="string" calcext:value-type="string">
            <text:p>scouring for toilet</text:p>
          </table:table-cell>
          <table:table-cell table:style-name="ce205" table:number-columns-repeated="2"/>
          <table:table-cell table:style-name="ce229"/>
          <table:table-cell table:style-name="ce235" office:value-type="string" calcext:value-type="string">
            <text:p>images_non_libres_temp/produit_sanitaire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5"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recurant,toilette," calcext:value-type="string">
            <text:p>recurant,toilette,</text:p>
          </table:table-cell>
          <table:table-cell table:formula="of:=CONCATENATE(UTILTRANSFORMEENMOTSCLES([Dechets.H146]);&quot;,&quot;;[Dechets.J146])" office:value-type="string" office:string-value="scouring,for,toilet," calcext:value-type="string">
            <text:p>scouring,for,toilet,</text:p>
          </table:table-cell>
          <table:table-cell table:number-columns-repeated="2"/>
          <table:table-cell table:style-name="ce302" table:formula="of:=JSONDECHETS([Dechets.A146];[Dechets.B146];[Dechets.C146];[Dechets.D146];[Dechets.E146];[Dechets.F146];[Dechets.T146];[Dechets.U146];[Dechets.G146];[Dechets.H146];[Dechets.K146];[Dechets.L146];[Dechets.M146];[Dechets.N146];[Dechets.P146])" office:value-type="string" office:string-value="   {&quot;code&quot;:&quot;dec_recurantsPourToilette&quot;,&#10;      &quot;type&quot;:&quot;Ressource / objet usagé&quot;,&#10;      &quot;type_en&quot;:&quot;Resource / Used object&quot;,&#10;      &quot;nom&quot;:&quot;Récurant pour toilette&quot;,&#10;      &quot;nom_en&quot;:&quot;Scouring toilet&quot;,&#10;      &quot;cat_usuel&quot;:&quot;cu_toxique&quot;,&#10;      &quot;cat_trait&quot;:&quot;cat_ddm&quot;,&#10;      &quot;descr&quot;:&quot;récurant pour toilette&quot;,&#10;      &quot;descr_en&quot;:&quot;scouring for toilet&quot;,&#10;      &quot;mots_cles&quot;:&quot;recurant,toilette,&quot;,&#10;      &quot;mots_cles_en&quot;:&quot;scouring,for,toilet,&quot;,&#10;      &quot;cons&quot;:&quot;cons_toxique&quot;,&#10;      &quot;image&quot;:&quot;images_non_libres_temp/produit_sanitaire_mini.png&quot;,&#10;      &quot;modco&quot;:&quot;modco_decheterie,modco_ecopoint&quot;,&#10;      &quot;recyc&quot;:&quot;PAS_POUBELLE&quot;,&#10;      &quot;src&quot;:&quot;MieuxTrierANantes 02/2015&quot;&#10;   }," calcext:value-type="string">
            <text:p>   {"code":"dec_recurantsPourToilette",</text:p>
            <text:p>      "type":"Ressource / objet usagé",</text:p>
            <text:p>      "type_en":"Resource / Used object",</text:p>
            <text:p>      "nom":"Récurant pour toilette",</text:p>
            <text:p>      "nom_en":"Scouring toilet",</text:p>
            <text:p>      "cat_usuel":"cu_toxique",</text:p>
            <text:p>      "cat_trait":"cat_ddm",</text:p>
            <text:p>      "descr":"récurant pour toilette",</text:p>
            <text:p>      "descr_en":"scouring for toilet",</text:p>
            <text:p>      "mots_cles":"recurant,toilette,",</text:p>
            <text:p>      "mots_cles_en":"scouring,for,toilet,",</text:p>
            <text:p>      "cons":"cons_toxique",</text:p>
            <text:p>      "image":"images_non_libres_temp/produit_sanitai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refrigerateur</text:p>
          </table:table-cell>
          <table:table-cell table:style-name="ce196" office:value-type="string" calcext:value-type="string">
            <text:p>Réfrigérateur</text:p>
          </table:table-cell>
          <table:table-cell table:style-name="ce196" office:value-type="string" calcext:value-type="string">
            <text:p>Refrigerator</text:p>
          </table:table-cell>
          <table:table-cell table:style-name="ce196" office:value-type="string" calcext:value-type="string">
            <text:p>cu_encombrantelectronique</text:p>
          </table:table-cell>
          <table:table-cell table:style-name="ce196" office:value-type="string" calcext:value-type="string">
            <text:p>cat_d3e</text:p>
          </table:table-cell>
          <table:table-cell table:style-name="ce196"/>
          <table:table-cell table:style-name="ce196" office:value-type="string" calcext:value-type="string">
            <text:p>réfrigérateur</text:p>
          </table:table-cell>
          <table:table-cell table:style-name="ce196" office:value-type="string" calcext:value-type="string">
            <text:p>refrigerator</text:p>
          </table:table-cell>
          <table:table-cell table:style-name="ce196" table:number-columns-repeated="2"/>
          <table:table-cell table:style-name="ce224"/>
          <table:table-cell table:style-name="ce233" office:value-type="string" calcext:value-type="string">
            <text:p>refrigerateur_mini.png</text:p>
          </table:table-cell>
          <table:table-cell table:style-name="ce213"/>
          <table:table-cell table:style-name="ce254" office:value-type="string" calcext:value-type="string">
            <text:p>MieuxTrierANantes 02/2015</text:p>
          </table:table-cell>
          <table:table-cell table:style-name="ce254"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refrigerateur," calcext:value-type="string">
            <text:p>refrigerateur,</text:p>
          </table:table-cell>
          <table:table-cell table:formula="of:=CONCATENATE(UTILTRANSFORMEENMOTSCLES([Dechets.H147]);&quot;,&quot;;[Dechets.J147])" office:value-type="string" office:string-value="refrigerator," calcext:value-type="string">
            <text:p>refrigerator,</text:p>
          </table:table-cell>
          <table:table-cell table:number-columns-repeated="2"/>
          <table:table-cell table:style-name="ce302" table:formula="of:=JSONDECHETS([Dechets.A147];[Dechets.B147];[Dechets.C147];[Dechets.D147];[Dechets.E147];[Dechets.F147];[Dechets.T147];[Dechets.U147];[Dechets.G147];[Dechets.H147];[Dechets.K147];[Dechets.L147];[Dechets.M147];[Dechets.N147];[Dechets.P147])" office:value-type="string" office:string-value="   {&quot;code&quot;:&quot;dec_refrigerateur&quot;,&#10;      &quot;type&quot;:&quot;Ressource / objet usagé&quot;,&#10;      &quot;type_en&quot;:&quot;Resource / Used object&quot;,&#10;      &quot;nom&quot;:&quot;Réfrigérateur&quot;,&#10;      &quot;nom_en&quot;:&quot;Refrigerator&quot;,&#10;      &quot;cat_usuel&quot;:&quot;cu_encombrantelectronique&quot;,&#10;      &quot;cat_trait&quot;:&quot;cat_d3e&quot;,&#10;      &quot;descr&quot;:&quot;réfrigérateur&quot;,&#10;      &quot;descr_en&quot;:&quot;refrigerator&quot;,&#10;      &quot;mots_cles&quot;:&quot;refrigerateur,&quot;,&#10;      &quot;mots_cles_en&quot;:&quot;refrigerator,&quot;,&#10;      &quot;cons&quot;:&quot;cons_recuppdv1,cons_ecoparticipation&quot;,&#10;      &quot;image&quot;:&quot;refrigerateur_mini.png&quot;,&#10;      &quot;modco&quot;:&quot;modco_decheterie,modco_ecopoint,smco_reprise&quot;,&#10;      &quot;recyc&quot;:&quot;PAS_POUBELLE&quot;,&#10;      &quot;src&quot;:&quot;MieuxTrierANantes 02/2015&quot;&#10;   }," calcext:value-type="string">
            <text:p>   {"code":"dec_refrigerateur",</text:p>
            <text:p>      "type":"Ressource / objet usagé",</text:p>
            <text:p>      "type_en":"Resource / Used object",</text:p>
            <text:p>      "nom":"Réfrigérateur",</text:p>
            <text:p>      "nom_en":"Refrigerator",</text:p>
            <text:p>      "cat_usuel":"cu_encombrantelectronique",</text:p>
            <text:p>      "cat_trait":"cat_d3e",</text:p>
            <text:p>      "descr":"réfrigérateur",</text:p>
            <text:p>      "descr_en":"refrigerator",</text:p>
            <text:p>      "mots_cles":"refrigerateur,",</text:p>
            <text:p>      "mots_cles_en":"refrigerator,",</text:p>
            <text:p>      "cons":"cons_recuppdv1,cons_ecoparticipation",</text:p>
            <text:p>      "image":"refrigerat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resines</text:p>
          </table:table-cell>
          <table:table-cell table:style-name="ce205" office:value-type="string" calcext:value-type="string">
            <text:p>Résine</text:p>
          </table:table-cell>
          <table:table-cell table:style-name="ce205" office:value-type="string" calcext:value-type="string">
            <text:p>Resin</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résine</text:p>
          </table:table-cell>
          <table:table-cell table:style-name="ce205" office:value-type="string" calcext:value-type="string">
            <text:p>resin</text:p>
          </table:table-cell>
          <table:table-cell table:style-name="ce205" table:number-columns-repeated="2"/>
          <table:table-cell table:style-name="ce229"/>
          <table:table-cell table:style-name="ce241" office:value-type="string" calcext:value-type="string">
            <text:p>images_non_libres_temp/resine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5"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resine," calcext:value-type="string">
            <text:p>resine,</text:p>
          </table:table-cell>
          <table:table-cell table:formula="of:=CONCATENATE(UTILTRANSFORMEENMOTSCLES([Dechets.H148]);&quot;,&quot;;[Dechets.J148])" office:value-type="string" office:string-value="resin," calcext:value-type="string">
            <text:p>resin,</text:p>
          </table:table-cell>
          <table:table-cell table:number-columns-repeated="2"/>
          <table:table-cell table:style-name="ce302" table:formula="of:=JSONDECHETS([Dechets.A148];[Dechets.B148];[Dechets.C148];[Dechets.D148];[Dechets.E148];[Dechets.F148];[Dechets.T148];[Dechets.U148];[Dechets.G148];[Dechets.H148];[Dechets.K148];[Dechets.L148];[Dechets.M148];[Dechets.N148];[Dechets.P148])" office:value-type="string" office:string-value="   {&quot;code&quot;:&quot;dec_resines&quot;,&#10;      &quot;type&quot;:&quot;Ressource / objet usagé&quot;,&#10;      &quot;type_en&quot;:&quot;Resource / Used object&quot;,&#10;      &quot;nom&quot;:&quot;Résine&quot;,&#10;      &quot;nom_en&quot;:&quot;Resin&quot;,&#10;      &quot;cat_usuel&quot;:&quot;cu_toxique&quot;,&#10;      &quot;cat_trait&quot;:&quot;cat_ddm&quot;,&#10;      &quot;descr&quot;:&quot;résine&quot;,&#10;      &quot;descr_en&quot;:&quot;resin&quot;,&#10;      &quot;mots_cles&quot;:&quot;resine,&quot;,&#10;      &quot;mots_cles_en&quot;:&quot;resin,&quot;,&#10;      &quot;cons&quot;:&quot;cons_toxique&quot;,&#10;      &quot;image&quot;:&quot;images_non_libres_temp/resine_mini.png&quot;,&#10;      &quot;modco&quot;:&quot;modco_decheterie,modco_ecopoint&quot;,&#10;      &quot;recyc&quot;:&quot;PAS_POUBELLE&quot;,&#10;      &quot;src&quot;:&quot;MieuxTrierANantes 02/2015&quot;&#10;   }," calcext:value-type="string">
            <text:p>   {"code":"dec_resines",</text:p>
            <text:p>      "type":"Ressource / objet usagé",</text:p>
            <text:p>      "type_en":"Resource / Used object",</text:p>
            <text:p>      "nom":"Résine",</text:p>
            <text:p>      "nom_en":"Resin",</text:p>
            <text:p>      "cat_usuel":"cu_toxique",</text:p>
            <text:p>      "cat_trait":"cat_ddm",</text:p>
            <text:p>      "descr":"résine",</text:p>
            <text:p>      "descr_en":"resin",</text:p>
            <text:p>      "mots_cles":"resine,",</text:p>
            <text:p>      "mots_cles_en":"resin,",</text:p>
            <text:p>      "cons":"cons_toxique",</text:p>
            <text:p>      "image":"images_non_libres_temp/resin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revelateurEtFixateurPhoto</text:p>
          </table:table-cell>
          <table:table-cell table:style-name="ce205" office:value-type="string" calcext:value-type="string">
            <text:p>Révélateur et fixateur photo</text:p>
          </table:table-cell>
          <table:table-cell table:style-name="ce205" office:value-type="string" calcext:value-type="string">
            <text:p>Developer and fixer Photo</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révélateur et fixateur photo</text:p>
          </table:table-cell>
          <table:table-cell table:style-name="ce205" office:value-type="string" calcext:value-type="string">
            <text:p>developer and fixer Photo</text:p>
          </table:table-cell>
          <table:table-cell table:style-name="ce205" table:number-columns-repeated="2"/>
          <table:table-cell table:style-name="ce229"/>
          <table:table-cell table:style-name="ce235" office:value-type="string" calcext:value-type="string">
            <text:p>images_non_libres_temp/fixateur_photo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5"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revelateur,fixateur,photo," calcext:value-type="string">
            <text:p>revelateur,fixateur,photo,</text:p>
          </table:table-cell>
          <table:table-cell table:formula="of:=CONCATENATE(UTILTRANSFORMEENMOTSCLES([Dechets.H149]);&quot;,&quot;;[Dechets.J149])" office:value-type="string" office:string-value="developer,and,fixer,photo," calcext:value-type="string">
            <text:p>developer,and,fixer,photo,</text:p>
          </table:table-cell>
          <table:table-cell table:number-columns-repeated="2"/>
          <table:table-cell table:style-name="ce302" table:formula="of:=JSONDECHETS([Dechets.A149];[Dechets.B149];[Dechets.C149];[Dechets.D149];[Dechets.E149];[Dechets.F149];[Dechets.T149];[Dechets.U149];[Dechets.G149];[Dechets.H149];[Dechets.K149];[Dechets.L149];[Dechets.M149];[Dechets.N149];[Dechets.P149])" office:value-type="string" office:string-value="   {&quot;code&quot;:&quot;dec_revelateurEtFixateurPhoto&quot;,&#10;      &quot;type&quot;:&quot;Ressource / objet usagé&quot;,&#10;      &quot;type_en&quot;:&quot;Resource / Used object&quot;,&#10;      &quot;nom&quot;:&quot;Révélateur et fixateur photo&quot;,&#10;      &quot;nom_en&quot;:&quot;Developer and fixer Photo&quot;,&#10;      &quot;cat_usuel&quot;:&quot;cu_toxique&quot;,&#10;      &quot;cat_trait&quot;:&quot;cat_ddm&quot;,&#10;      &quot;descr&quot;:&quot;révélateur et fixateur photo&quot;,&#10;      &quot;descr_en&quot;:&quot;developer and fixer Photo&quot;,&#10;      &quot;mots_cles&quot;:&quot;revelateur,fixateur,photo,&quot;,&#10;      &quot;mots_cles_en&quot;:&quot;developer,and,fixer,photo,&quot;,&#10;      &quot;cons&quot;:&quot;cons_toxique&quot;,&#10;      &quot;image&quot;:&quot;images_non_libres_temp/fixateur_photo_mini.png&quot;,&#10;      &quot;modco&quot;:&quot;modco_decheterie,modco_ecopoint&quot;,&#10;      &quot;recyc&quot;:&quot;PAS_POUBELLE&quot;,&#10;      &quot;src&quot;:&quot;MieuxTrierANantes 02/2015&quot;&#10;   }," calcext:value-type="string">
            <text:p>   {"code":"dec_revelateurEtFixateurPhoto",</text:p>
            <text:p>      "type":"Ressource / objet usagé",</text:p>
            <text:p>      "type_en":"Resource / Used object",</text:p>
            <text:p>      "nom":"Révélateur et fixateur photo",</text:p>
            <text:p>      "nom_en":"Developer and fixer Photo",</text:p>
            <text:p>      "cat_usuel":"cu_toxique",</text:p>
            <text:p>      "cat_trait":"cat_ddm",</text:p>
            <text:p>      "descr":"révélateur et fixateur photo",</text:p>
            <text:p>      "descr_en":"developer and fixer Photo",</text:p>
            <text:p>      "mots_cles":"revelateur,fixateur,photo,",</text:p>
            <text:p>      "mots_cles_en":"developer,and,fixer,photo,",</text:p>
            <text:p>      "cons":"cons_toxique",</text:p>
            <text:p>      "image":"images_non_libres_temp/fixateur_photo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sacEnPapier</text:p>
          </table:table-cell>
          <table:table-cell table:style-name="ce196" office:value-type="string" calcext:value-type="string">
            <text:p>Sac papier</text:p>
          </table:table-cell>
          <table:table-cell table:style-name="ce196" office:value-type="string" calcext:value-type="string">
            <text:p>Paper bag</text:p>
          </table:table-cell>
          <table:table-cell table:style-name="ce196" office:value-type="string" calcext:value-type="string">
            <text:p>cu_papierscartons</text:p>
          </table:table-cell>
          <table:table-cell table:style-name="ce196" office:value-type="string" calcext:value-type="string">
            <text:p>cat_papiercarton</text:p>
          </table:table-cell>
          <table:table-cell table:style-name="ce196"/>
          <table:table-cell table:style-name="ce196" office:value-type="string" calcext:value-type="string">
            <text:p>sac en papier</text:p>
          </table:table-cell>
          <table:table-cell table:style-name="ce196" office:value-type="string" calcext:value-type="string">
            <text:p>paper bag</text:p>
          </table:table-cell>
          <table:table-cell table:style-name="ce196" table:number-columns-repeated="2"/>
          <table:table-cell table:style-name="ce224" office:value-type="string" calcext:value-type="string">
            <text:p>cons_souille</text:p>
          </table:table-cell>
          <table:table-cell table:style-name="ce233" office:value-type="string" calcext:value-type="string">
            <text:p>sac_papier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sac,papier," calcext:value-type="string">
            <text:p>sac,papier,</text:p>
          </table:table-cell>
          <table:table-cell table:formula="of:=CONCATENATE(UTILTRANSFORMEENMOTSCLES([Dechets.H150]);&quot;,&quot;;[Dechets.J150])" office:value-type="string" office:string-value="paper,bag," calcext:value-type="string">
            <text:p>paper,bag,</text:p>
          </table:table-cell>
          <table:table-cell table:number-columns-repeated="2"/>
          <table:table-cell table:style-name="ce302" table:formula="of:=JSONDECHETS([Dechets.A150];[Dechets.B150];[Dechets.C150];[Dechets.D150];[Dechets.E150];[Dechets.F150];[Dechets.T150];[Dechets.U150];[Dechets.G150];[Dechets.H150];[Dechets.K150];[Dechets.L150];[Dechets.M150];[Dechets.N150];[Dechets.P150])" office:value-type="string" office:string-value="   {&quot;code&quot;:&quot;dec_sacEnPapier&quot;,&#10;      &quot;type&quot;:&quot;Ressource / objet usagé&quot;,&#10;      &quot;type_en&quot;:&quot;Resource / Used object&quot;,&#10;      &quot;nom&quot;:&quot;Sac papier&quot;,&#10;      &quot;nom_en&quot;:&quot;Paper bag&quot;,&#10;      &quot;cat_usuel&quot;:&quot;cu_papierscartons&quot;,&#10;      &quot;cat_trait&quot;:&quot;cat_papiercarton&quot;,&#10;      &quot;descr&quot;:&quot;sac en papier&quot;,&#10;      &quot;descr_en&quot;:&quot;paper bag&quot;,&#10;      &quot;mots_cles&quot;:&quot;sac,papier,&quot;,&#10;      &quot;mots_cles_en&quot;:&quot;paper,bag,&quot;,&#10;      &quot;cons&quot;:&quot;cons_souille,&quot;,&#10;      &quot;image&quot;:&quot;sac_papier_mini.png&quot;,&#10;      &quot;modco&quot;:&quot;modco_contpapiercarton,modco_bacjaune,modco_sacjaune,modco_contembjournmag&quot;,&#10;      &quot;recyc&quot;:&quot;OUI&quot;,&#10;      &quot;src&quot;:&quot;MieuxTrierANantes 02/2015&quot;&#10;   }," calcext:value-type="string">
            <text:p>   {"code":"dec_sacEnPapier",</text:p>
            <text:p>      "type":"Ressource / objet usagé",</text:p>
            <text:p>      "type_en":"Resource / Used object",</text:p>
            <text:p>      "nom":"Sac papier",</text:p>
            <text:p>      "nom_en":"Paper bag",</text:p>
            <text:p>      "cat_usuel":"cu_papierscartons",</text:p>
            <text:p>      "cat_trait":"cat_papiercarton",</text:p>
            <text:p>      "descr":"sac en papier",</text:p>
            <text:p>      "descr_en":"paper bag",</text:p>
            <text:p>      "mots_cles":"sac,papier,",</text:p>
            <text:p>      "mots_cles_en":"paper,bag,",</text:p>
            <text:p>      "cons":"cons_souille,",</text:p>
            <text:p>      "image":"sac_papier_mini.png",</text:p>
            <text:p>      "modco":"modco_contpapiercarton,modco_bacjaune,modco_sacjaune,modco_contembjournmag",</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sacPlastique</text:p>
          </table:table-cell>
          <table:table-cell table:style-name="ce196" office:value-type="string" calcext:value-type="string">
            <text:p>Sac plastique</text:p>
          </table:table-cell>
          <table:table-cell table:style-name="ce196" office:value-type="string" calcext:value-type="string">
            <text:p>Plastic bag</text:p>
          </table:table-cell>
          <table:table-cell table:style-name="ce196" office:value-type="string" calcext:value-type="string">
            <text:p>cu_plastique</text:p>
          </table:table-cell>
          <table:table-cell table:style-name="ce196" office:value-type="string" calcext:value-type="string">
            <text:p>cat_omr_plastique</text:p>
          </table:table-cell>
          <table:table-cell table:style-name="ce196"/>
          <table:table-cell table:style-name="ce196" office:value-type="string" calcext:value-type="string">
            <text:p>sac plastique</text:p>
          </table:table-cell>
          <table:table-cell table:style-name="ce196" office:value-type="string" calcext:value-type="string">
            <text:p>plastic bag</text:p>
          </table:table-cell>
          <table:table-cell table:style-name="ce196" table:number-columns-repeated="2"/>
          <table:table-cell table:style-name="ce224"/>
          <table:table-cell table:style-name="ce233" office:value-type="string" calcext:value-type="string">
            <text:p>sac_plastiqu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sac,plastique," calcext:value-type="string">
            <text:p>sac,plastique,</text:p>
          </table:table-cell>
          <table:table-cell table:formula="of:=CONCATENATE(UTILTRANSFORMEENMOTSCLES([Dechets.H151]);&quot;,&quot;;[Dechets.J151])" office:value-type="string" office:string-value="plastic,bag," calcext:value-type="string">
            <text:p>plastic,bag,</text:p>
          </table:table-cell>
          <table:table-cell table:number-columns-repeated="2"/>
          <table:table-cell table:style-name="ce302" table:formula="of:=JSONDECHETS([Dechets.A151];[Dechets.B151];[Dechets.C151];[Dechets.D151];[Dechets.E151];[Dechets.F151];[Dechets.T151];[Dechets.U151];[Dechets.G151];[Dechets.H151];[Dechets.K151];[Dechets.L151];[Dechets.M151];[Dechets.N151];[Dechets.P151])" office:value-type="string" office:string-value="   {&quot;code&quot;:&quot;dec_sacPlastique&quot;,&#10;      &quot;type&quot;:&quot;Ressource / objet usagé&quot;,&#10;      &quot;type_en&quot;:&quot;Resource / Used object&quot;,&#10;      &quot;nom&quot;:&quot;Sac plastique&quot;,&#10;      &quot;nom_en&quot;:&quot;Plastic bag&quot;,&#10;      &quot;cat_usuel&quot;:&quot;cu_plastique&quot;,&#10;      &quot;cat_trait&quot;:&quot;cat_omr_plastique&quot;,&#10;      &quot;descr&quot;:&quot;sac plastique&quot;,&#10;      &quot;descr_en&quot;:&quot;plastic bag&quot;,&#10;      &quot;mots_cles&quot;:&quot;sac,plastique,&quot;,&#10;      &quot;mots_cles_en&quot;:&quot;plastic,bag,&quot;,&#10;      &quot;cons&quot;:&quot;cons_pasuniquementbouteilleflacon&quot;,&#10;      &quot;image&quot;:&quot;sac_plastique_mini.png&quot;,&#10;      &quot;modco&quot;:&quot;modco_bacjaunnantes,modco_bacblehorsnantes,modco_sacbleu&quot;,&#10;      &quot;recyc&quot;:&quot;OUI_ET_NON&quot;,&#10;      &quot;src&quot;:&quot;MieuxTrierANantes 02/2015&quot;&#10;   }," calcext:value-type="string">
            <text:p>   {"code":"dec_sacPlastique",</text:p>
            <text:p>      "type":"Ressource / objet usagé",</text:p>
            <text:p>      "type_en":"Resource / Used object",</text:p>
            <text:p>      "nom":"Sac plastique",</text:p>
            <text:p>      "nom_en":"Plastic bag",</text:p>
            <text:p>      "cat_usuel":"cu_plastique",</text:p>
            <text:p>      "cat_trait":"cat_omr_plastique",</text:p>
            <text:p>      "descr":"sac plastique",</text:p>
            <text:p>      "descr_en":"plastic bag",</text:p>
            <text:p>      "mots_cles":"sac,plastique,",</text:p>
            <text:p>      "mots_cles_en":"plastic,bag,",</text:p>
            <text:p>      "cons":"cons_pasuniquementbouteilleflacon",</text:p>
            <text:p>      "image":"sac_plastiqu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scooter</text:p>
          </table:table-cell>
          <table:table-cell table:number-columns-repeated="2" table:style-name="ce205" office:value-type="string" calcext:value-type="string">
            <text:p>Scooter</text:p>
          </table:table-cell>
          <table:table-cell table:style-name="ce205" office:value-type="string" calcext:value-type="string">
            <text:p>cu_divers</text:p>
          </table:table-cell>
          <table:table-cell table:style-name="ce205" office:value-type="string" calcext:value-type="string">
            <text:p>cat_encombrant</text:p>
          </table:table-cell>
          <table:table-cell table:style-name="ce205"/>
          <table:table-cell table:style-name="ce205" office:value-type="string" calcext:value-type="string">
            <text:p>scooter, mobylette</text:p>
          </table:table-cell>
          <table:table-cell table:style-name="ce205" office:value-type="string" calcext:value-type="string">
            <text:p>scooter, moped</text:p>
          </table:table-cell>
          <table:table-cell table:style-name="ce205" table:number-columns-repeated="2"/>
          <table:table-cell table:style-name="ce229"/>
          <table:table-cell table:style-name="ce241" office:value-type="string" calcext:value-type="string">
            <text:p>scooter_mini.png</text:p>
          </table:table-cell>
          <table:table-cell table:style-name="ce248"/>
          <table:table-cell table:style-name="ce251" office:value-type="string" calcext:value-type="string">
            <text:p>MieuxTrierANantes 02/2015</text:p>
          </table:table-cell>
          <table:table-cell table:style-name="ce251"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scooter,mobylette," calcext:value-type="string">
            <text:p>scooter,mobylette,</text:p>
          </table:table-cell>
          <table:table-cell table:formula="of:=CONCATENATE(UTILTRANSFORMEENMOTSCLES([Dechets.H152]);&quot;,&quot;;[Dechets.J152])" office:value-type="string" office:string-value="scooter,moped," calcext:value-type="string">
            <text:p>scooter,moped,</text:p>
          </table:table-cell>
          <table:table-cell table:number-columns-repeated="2"/>
          <table:table-cell table:style-name="ce302" table:formula="of:=JSONDECHETS([Dechets.A152];[Dechets.B152];[Dechets.C152];[Dechets.D152];[Dechets.E152];[Dechets.F152];[Dechets.T152];[Dechets.U152];[Dechets.G152];[Dechets.H152];[Dechets.K152];[Dechets.L152];[Dechets.M152];[Dechets.N152];[Dechets.P152])" office:value-type="string" office:string-value="   {&quot;code&quot;:&quot;dec_scooter&quot;,&#10;      &quot;type&quot;:&quot;Ressource / objet usagé&quot;,&#10;      &quot;type_en&quot;:&quot;Resource / Used object&quot;,&#10;      &quot;nom&quot;:&quot;Scooter&quot;,&#10;      &quot;nom_en&quot;:&quot;Scooter&quot;,&#10;      &quot;cat_usuel&quot;:&quot;cu_divers&quot;,&#10;      &quot;cat_trait&quot;:&quot;cat_encombrant&quot;,&#10;      &quot;descr&quot;:&quot;scooter, mobylette&quot;,&#10;      &quot;descr_en&quot;:&quot;scooter, moped&quot;,&#10;      &quot;mots_cles&quot;:&quot;scooter,mobylette,&quot;,&#10;      &quot;mots_cles_en&quot;:&quot;scooter,moped,&quot;,&#10;      &quot;cons&quot;:&quot;cons_numerosencombrants,cons_encombrants&quot;,&#10;      &quot;image&quot;:&quot;scooter_mini.png&quot;,&#10;      &quot;modco&quot;:&quot;modco_encombrant,modco_decheterie&quot;,&#10;      &quot;recyc&quot;:&quot;PAS_POUBELLE&quot;,&#10;      &quot;src&quot;:&quot;MieuxTrierANantes 02/2015&quot;&#10;   }," calcext:value-type="string">
            <text:p>   {"code":"dec_scooter",</text:p>
            <text:p>      "type":"Ressource / objet usagé",</text:p>
            <text:p>      "type_en":"Resource / Used object",</text:p>
            <text:p>      "nom":"Scooter",</text:p>
            <text:p>      "nom_en":"Scooter",</text:p>
            <text:p>      "cat_usuel":"cu_divers",</text:p>
            <text:p>      "cat_trait":"cat_encombrant",</text:p>
            <text:p>      "descr":"scooter, mobylette",</text:p>
            <text:p>      "descr_en":"scooter, moped",</text:p>
            <text:p>      "mots_cles":"scooter,mobylette,",</text:p>
            <text:p>      "mots_cles_en":"scooter,moped,",</text:p>
            <text:p>      "cons":"cons_numerosencombrants,cons_encombrants",</text:p>
            <text:p>      "image":"scoot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solvants</text:p>
          </table:table-cell>
          <table:table-cell table:style-name="ce205" office:value-type="string" calcext:value-type="string">
            <text:p>Solvant</text:p>
          </table:table-cell>
          <table:table-cell table:style-name="ce205" office:value-type="string" calcext:value-type="string">
            <text:p>Solvent</text:p>
          </table:table-cell>
          <table:table-cell table:style-name="ce205"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solvant, diluant, white spirit</text:p>
          </table:table-cell>
          <table:table-cell table:style-name="ce205" office:value-type="string" calcext:value-type="string">
            <text:p>solvent, thinner, white spirit</text:p>
          </table:table-cell>
          <table:table-cell table:style-name="ce205" table:number-columns-repeated="2"/>
          <table:table-cell table:style-name="ce229"/>
          <table:table-cell table:style-name="ce241" office:value-type="string" calcext:value-type="string">
            <text:p>bouteille_white_spirit_2_mini.png</text:p>
          </table:table-cell>
          <table:table-cell table:style-name="ce248"/>
          <table:table-cell table:style-name="ce250" office:value-type="string" calcext:value-type="string">
            <text:p>MieuxTrierANantes 02/2015</text:p>
          </table:table-cell>
          <table:table-cell table:style-name="ce250"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solvant,diluant,white,spirit," calcext:value-type="string">
            <text:p>solvant,diluant,white,spirit,</text:p>
          </table:table-cell>
          <table:table-cell table:formula="of:=CONCATENATE(UTILTRANSFORMEENMOTSCLES([Dechets.H153]);&quot;,&quot;;[Dechets.J153])" office:value-type="string" office:string-value="solvent,thinner,white,spirit," calcext:value-type="string">
            <text:p>solvent,thinner,white,spirit,</text:p>
          </table:table-cell>
          <table:table-cell table:number-columns-repeated="2"/>
          <table:table-cell table:style-name="ce302" table:formula="of:=JSONDECHETS([Dechets.A153];[Dechets.B153];[Dechets.C153];[Dechets.D153];[Dechets.E153];[Dechets.F153];[Dechets.T153];[Dechets.U153];[Dechets.G153];[Dechets.H153];[Dechets.K153];[Dechets.L153];[Dechets.M153];[Dechets.N153];[Dechets.P153])" office:value-type="string" office:string-value="   {&quot;code&quot;:&quot;dec_solvants&quot;,&#10;      &quot;type&quot;:&quot;Ressource / objet usagé&quot;,&#10;      &quot;type_en&quot;:&quot;Resource / Used object&quot;,&#10;      &quot;nom&quot;:&quot;Solvant&quot;,&#10;      &quot;nom_en&quot;:&quot;Solvent&quot;,&#10;      &quot;cat_usuel&quot;:&quot;cu_toxique&quot;,&#10;      &quot;cat_trait&quot;:&quot;cat_ddm&quot;,&#10;      &quot;descr&quot;:&quot;solvant, diluant, white spirit&quot;,&#10;      &quot;descr_en&quot;:&quot;solvent, thinner, white spirit&quot;,&#10;      &quot;mots_cles&quot;:&quot;solvant,diluant,white,spirit,&quot;,&#10;      &quot;mots_cles_en&quot;:&quot;solvent,thinner,white,spirit,&quot;,&#10;      &quot;cons&quot;:&quot;cons_toxique&quot;,&#10;      &quot;image&quot;:&quot;bouteille_white_spirit_2_mini.png&quot;,&#10;      &quot;modco&quot;:&quot;modco_decheterie,modco_ecopoint&quot;,&#10;      &quot;recyc&quot;:&quot;PAS_POUBELLE&quot;,&#10;      &quot;src&quot;:&quot;MieuxTrierANantes 02/2015&quot;&#10;   }," calcext:value-type="string">
            <text:p>   {"code":"dec_solvants",</text:p>
            <text:p>      "type":"Ressource / objet usagé",</text:p>
            <text:p>      "type_en":"Resource / Used object",</text:p>
            <text:p>      "nom":"Solvant",</text:p>
            <text:p>      "nom_en":"Solvent",</text:p>
            <text:p>      "cat_usuel":"cu_toxique",</text:p>
            <text:p>      "cat_trait":"cat_ddm",</text:p>
            <text:p>      "descr":"solvant, diluant, white spirit",</text:p>
            <text:p>      "descr_en":"solvent, thinner, white spirit",</text:p>
            <text:p>      "mots_cles":"solvant,diluant,white,spirit,",</text:p>
            <text:p>      "mots_cles_en":"solvent,thinner,white,spirit,",</text:p>
            <text:p>      "cons":"cons_toxique",</text:p>
            <text:p>      "image":"bouteille_white_spirit_2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stylo</text:p>
          </table:table-cell>
          <table:table-cell table:style-name="ce196" office:value-type="string" calcext:value-type="string">
            <text:p>Stylo</text:p>
          </table:table-cell>
          <table:table-cell table:style-name="ce196" office:value-type="string" calcext:value-type="string">
            <text:p>Pen</text:p>
          </table:table-cell>
          <table:table-cell table:style-name="ce196" office:value-type="string" calcext:value-type="string">
            <text:p>cu_plastique</text:p>
          </table:table-cell>
          <table:table-cell table:style-name="ce196" office:value-type="string" calcext:value-type="string">
            <text:p>cat_omr_plastique</text:p>
          </table:table-cell>
          <table:table-cell table:style-name="ce196"/>
          <table:table-cell table:style-name="ce196" office:value-type="string" calcext:value-type="string">
            <text:p>stylo, crayon</text:p>
          </table:table-cell>
          <table:table-cell table:style-name="ce196" office:value-type="string" calcext:value-type="string">
            <text:p>pen, pencil</text:p>
          </table:table-cell>
          <table:table-cell table:style-name="ce196" table:number-columns-repeated="2"/>
          <table:table-cell table:style-name="ce224"/>
          <table:table-cell table:style-name="ce233" office:value-type="string" calcext:value-type="string">
            <text:p>crayon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stylo,crayon," calcext:value-type="string">
            <text:p>stylo,crayon,</text:p>
          </table:table-cell>
          <table:table-cell table:formula="of:=CONCATENATE(UTILTRANSFORMEENMOTSCLES([Dechets.H154]);&quot;,&quot;;[Dechets.J154])" office:value-type="string" office:string-value="pen,pencil," calcext:value-type="string">
            <text:p>pen,pencil,</text:p>
          </table:table-cell>
          <table:table-cell table:number-columns-repeated="2"/>
          <table:table-cell table:style-name="ce302" table:formula="of:=JSONDECHETS([Dechets.A154];[Dechets.B154];[Dechets.C154];[Dechets.D154];[Dechets.E154];[Dechets.F154];[Dechets.T154];[Dechets.U154];[Dechets.G154];[Dechets.H154];[Dechets.K154];[Dechets.L154];[Dechets.M154];[Dechets.N154];[Dechets.P154])" office:value-type="string" office:string-value="   {&quot;code&quot;:&quot;dec_stylo&quot;,&#10;      &quot;type&quot;:&quot;Ressource / objet usagé&quot;,&#10;      &quot;type_en&quot;:&quot;Resource / Used object&quot;,&#10;      &quot;nom&quot;:&quot;Stylo&quot;,&#10;      &quot;nom_en&quot;:&quot;Pen&quot;,&#10;      &quot;cat_usuel&quot;:&quot;cu_plastique&quot;,&#10;      &quot;cat_trait&quot;:&quot;cat_omr_plastique&quot;,&#10;      &quot;descr&quot;:&quot;stylo, crayon&quot;,&#10;      &quot;descr_en&quot;:&quot;pen, pencil&quot;,&#10;      &quot;mots_cles&quot;:&quot;stylo,crayon,&quot;,&#10;      &quot;mots_cles_en&quot;:&quot;pen,pencil,&quot;,&#10;      &quot;cons&quot;:&quot;cons_pasuniquementbouteilleflacon&quot;,&#10;      &quot;image&quot;:&quot;crayon_mini.png&quot;,&#10;      &quot;modco&quot;:&quot;modco_bacjaunnantes,modco_bacblehorsnantes,modco_sacbleu&quot;,&#10;      &quot;recyc&quot;:&quot;OUI_ET_NON&quot;,&#10;      &quot;src&quot;:&quot;MieuxTrierANantes 02/2015&quot;&#10;   }," calcext:value-type="string">
            <text:p>   {"code":"dec_stylo",</text:p>
            <text:p>      "type":"Ressource / objet usagé",</text:p>
            <text:p>      "type_en":"Resource / Used object",</text:p>
            <text:p>      "nom":"Stylo",</text:p>
            <text:p>      "nom_en":"Pen",</text:p>
            <text:p>      "cat_usuel":"cu_plastique",</text:p>
            <text:p>      "cat_trait":"cat_omr_plastique",</text:p>
            <text:p>      "descr":"stylo, crayon",</text:p>
            <text:p>      "descr_en":"pen, pencil",</text:p>
            <text:p>      "mots_cles":"stylo,crayon,",</text:p>
            <text:p>      "mots_cles_en":"pen,pencil,",</text:p>
            <text:p>      "cons":"cons_pasuniquementbouteilleflacon",</text:p>
            <text:p>      "image":"crayon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tableARepasser</text:p>
          </table:table-cell>
          <table:table-cell table:style-name="ce196" office:value-type="string" calcext:value-type="string">
            <text:p>Table à repasser</text:p>
          </table:table-cell>
          <table:table-cell table:style-name="ce196" office:value-type="string" calcext:value-type="string">
            <text:p>Ironing board</text:p>
          </table:table-cell>
          <table:table-cell table:style-name="ce196" office:value-type="string" calcext:value-type="string">
            <text:p>cu_encombrantelectronique</text:p>
          </table:table-cell>
          <table:table-cell table:style-name="ce196" office:value-type="string" calcext:value-type="string">
            <text:p>cat_encombrant</text:p>
          </table:table-cell>
          <table:table-cell table:style-name="ce218"/>
          <table:table-cell table:style-name="ce196" office:value-type="string" calcext:value-type="string">
            <text:p>table à repasser</text:p>
          </table:table-cell>
          <table:table-cell table:style-name="ce196" office:value-type="string" calcext:value-type="string">
            <text:p>ironing board</text:p>
          </table:table-cell>
          <table:table-cell table:style-name="ce196" table:number-columns-repeated="2"/>
          <table:table-cell table:style-name="ce224"/>
          <table:table-cell table:style-name="ce233" office:value-type="string" calcext:value-type="string">
            <text:p>table_a_repasser_mini.png</text:p>
          </table:table-cell>
          <table:table-cell table:style-name="ce213"/>
          <table:table-cell table:style-name="ce251" office:value-type="string" calcext:value-type="string">
            <text:p>MieuxTrierANantes 02/2015</text:p>
          </table:table-cell>
          <table:table-cell table:style-name="ce251"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table,repasser," calcext:value-type="string">
            <text:p>table,repasser,</text:p>
          </table:table-cell>
          <table:table-cell table:formula="of:=CONCATENATE(UTILTRANSFORMEENMOTSCLES([Dechets.H155]);&quot;,&quot;;[Dechets.J155])" office:value-type="string" office:string-value="ironing,board," calcext:value-type="string">
            <text:p>ironing,board,</text:p>
          </table:table-cell>
          <table:table-cell table:number-columns-repeated="2"/>
          <table:table-cell table:style-name="ce302" table:formula="of:=JSONDECHETS([Dechets.A155];[Dechets.B155];[Dechets.C155];[Dechets.D155];[Dechets.E155];[Dechets.F155];[Dechets.T155];[Dechets.U155];[Dechets.G155];[Dechets.H155];[Dechets.K155];[Dechets.L155];[Dechets.M155];[Dechets.N155];[Dechets.P155])" office:value-type="string" office:string-value="   {&quot;code&quot;:&quot;dec_tableARepasser&quot;,&#10;      &quot;type&quot;:&quot;Ressource / objet usagé&quot;,&#10;      &quot;type_en&quot;:&quot;Resource / Used object&quot;,&#10;      &quot;nom&quot;:&quot;Table à repasser&quot;,&#10;      &quot;nom_en&quot;:&quot;Ironing board&quot;,&#10;      &quot;cat_usuel&quot;:&quot;cu_encombrantelectronique&quot;,&#10;      &quot;cat_trait&quot;:&quot;cat_encombrant&quot;,&#10;      &quot;descr&quot;:&quot;table à repasser&quot;,&#10;      &quot;descr_en&quot;:&quot;ironing board&quot;,&#10;      &quot;mots_cles&quot;:&quot;table,repasser,&quot;,&#10;      &quot;mots_cles_en&quot;:&quot;ironing,board,&quot;,&#10;      &quot;cons&quot;:&quot;cons_numerosencombrants,cons_encombrants&quot;,&#10;      &quot;image&quot;:&quot;table_a_repasser_mini.png&quot;,&#10;      &quot;modco&quot;:&quot;modco_encombrant,modco_decheterie&quot;,&#10;      &quot;recyc&quot;:&quot;PAS_POUBELLE&quot;,&#10;      &quot;src&quot;:&quot;MieuxTrierANantes 02/2015&quot;&#10;   }," calcext:value-type="string">
            <text:p>   {"code":"dec_tableARepasser",</text:p>
            <text:p>      "type":"Ressource / objet usagé",</text:p>
            <text:p>      "type_en":"Resource / Used object",</text:p>
            <text:p>      "nom":"Table à repasser",</text:p>
            <text:p>      "nom_en":"Ironing board",</text:p>
            <text:p>      "cat_usuel":"cu_encombrantelectronique",</text:p>
            <text:p>      "cat_trait":"cat_encombrant",</text:p>
            <text:p>      "descr":"table à repasser",</text:p>
            <text:p>      "descr_en":"ironing board",</text:p>
            <text:p>      "mots_cles":"table,repasser,",</text:p>
            <text:p>      "mots_cles_en":"ironing,board,",</text:p>
            <text:p>      "cons":"cons_numerosencombrants,cons_encombrants",</text:p>
            <text:p>      "image":"table_a_repasser_mini.png",</text:p>
            <text:p>      "modco":"modco_encombrant,modco_decheteri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telephonie</text:p>
          </table:table-cell>
          <table:table-cell table:style-name="ce196" office:value-type="string" calcext:value-type="string">
            <text:p>Téléphonie</text:p>
          </table:table-cell>
          <table:table-cell table:style-name="ce196" office:value-type="string" calcext:value-type="string">
            <text:p>Telephony</text:p>
          </table:table-cell>
          <table:table-cell table:style-name="ce196" office:value-type="string" calcext:value-type="string">
            <text:p>cu_encombrantelectronique</text:p>
          </table:table-cell>
          <table:table-cell table:style-name="ce196" office:value-type="string" calcext:value-type="string">
            <text:p>cat_d3e</text:p>
          </table:table-cell>
          <table:table-cell table:style-name="ce196"/>
          <table:table-cell table:style-name="ce196" office:value-type="string" calcext:value-type="string">
            <text:p>téléphonie</text:p>
          </table:table-cell>
          <table:table-cell table:style-name="ce196" office:value-type="string" calcext:value-type="string">
            <text:p>telephony</text:p>
          </table:table-cell>
          <table:table-cell table:style-name="ce196" table:number-columns-repeated="2"/>
          <table:table-cell table:style-name="ce224"/>
          <table:table-cell table:style-name="ce233" office:value-type="string" calcext:value-type="string">
            <text:p>telephone_fixe_mini.png</text:p>
          </table:table-cell>
          <table:table-cell table:style-name="ce213"/>
          <table:table-cell table:style-name="ce254" office:value-type="string" calcext:value-type="string">
            <text:p>MieuxTrierANantes 02/2015</text:p>
          </table:table-cell>
          <table:table-cell table:style-name="ce254"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telephonie," calcext:value-type="string">
            <text:p>telephonie,</text:p>
          </table:table-cell>
          <table:table-cell table:formula="of:=CONCATENATE(UTILTRANSFORMEENMOTSCLES([Dechets.H156]);&quot;,&quot;;[Dechets.J156])" office:value-type="string" office:string-value="telephony," calcext:value-type="string">
            <text:p>telephony,</text:p>
          </table:table-cell>
          <table:table-cell table:number-columns-repeated="2"/>
          <table:table-cell table:style-name="ce302" table:formula="of:=JSONDECHETS([Dechets.A156];[Dechets.B156];[Dechets.C156];[Dechets.D156];[Dechets.E156];[Dechets.F156];[Dechets.T156];[Dechets.U156];[Dechets.G156];[Dechets.H156];[Dechets.K156];[Dechets.L156];[Dechets.M156];[Dechets.N156];[Dechets.P156])" office:value-type="string" office:string-value="   {&quot;code&quot;:&quot;dec_telephonie&quot;,&#10;      &quot;type&quot;:&quot;Ressource / objet usagé&quot;,&#10;      &quot;type_en&quot;:&quot;Resource / Used object&quot;,&#10;      &quot;nom&quot;:&quot;Téléphonie&quot;,&#10;      &quot;nom_en&quot;:&quot;Telephony&quot;,&#10;      &quot;cat_usuel&quot;:&quot;cu_encombrantelectronique&quot;,&#10;      &quot;cat_trait&quot;:&quot;cat_d3e&quot;,&#10;      &quot;descr&quot;:&quot;téléphonie&quot;,&#10;      &quot;descr_en&quot;:&quot;telephony&quot;,&#10;      &quot;mots_cles&quot;:&quot;telephonie,&quot;,&#10;      &quot;mots_cles_en&quot;:&quot;telephony,&quot;,&#10;      &quot;cons&quot;:&quot;cons_recuppdv1,cons_ecoparticipation&quot;,&#10;      &quot;image&quot;:&quot;telephone_fixe_mini.png&quot;,&#10;      &quot;modco&quot;:&quot;modco_decheterie,modco_ecopoint,smco_reprise&quot;,&#10;      &quot;recyc&quot;:&quot;PAS_POUBELLE&quot;,&#10;      &quot;src&quot;:&quot;MieuxTrierANantes 02/2015&quot;&#10;   }," calcext:value-type="string">
            <text:p>   {"code":"dec_telephonie",</text:p>
            <text:p>      "type":"Ressource / objet usagé",</text:p>
            <text:p>      "type_en":"Resource / Used object",</text:p>
            <text:p>      "nom":"Téléphonie",</text:p>
            <text:p>      "nom_en":"Telephony",</text:p>
            <text:p>      "cat_usuel":"cu_encombrantelectronique",</text:p>
            <text:p>      "cat_trait":"cat_d3e",</text:p>
            <text:p>      "descr":"téléphonie",</text:p>
            <text:p>      "descr_en":"telephony",</text:p>
            <text:p>      "mots_cles":"telephonie,",</text:p>
            <text:p>      "mots_cles_en":"telephony,",</text:p>
            <text:p>      "cons":"cons_recuppdv1,cons_ecoparticipation",</text:p>
            <text:p>      "image":"telephone_fixe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televiseurs</text:p>
          </table:table-cell>
          <table:table-cell table:style-name="ce196" office:value-type="string" calcext:value-type="string">
            <text:p>Téléviseur</text:p>
          </table:table-cell>
          <table:table-cell table:style-name="ce196" office:value-type="string" calcext:value-type="string">
            <text:p>TV</text:p>
          </table:table-cell>
          <table:table-cell table:style-name="ce196" office:value-type="string" calcext:value-type="string">
            <text:p>cu_encombrantelectronique</text:p>
          </table:table-cell>
          <table:table-cell table:style-name="ce196" office:value-type="string" calcext:value-type="string">
            <text:p>cat_d3e</text:p>
          </table:table-cell>
          <table:table-cell table:style-name="ce196"/>
          <table:table-cell table:style-name="ce196" office:value-type="string" calcext:value-type="string">
            <text:p>téléviseur</text:p>
          </table:table-cell>
          <table:table-cell table:style-name="ce196" office:value-type="string" calcext:value-type="string">
            <text:p>TV</text:p>
          </table:table-cell>
          <table:table-cell table:style-name="ce196" table:number-columns-repeated="2"/>
          <table:table-cell table:style-name="ce224"/>
          <table:table-cell table:style-name="ce233" office:value-type="string" calcext:value-type="string">
            <text:p>televiseur_mini.png</text:p>
          </table:table-cell>
          <table:table-cell table:style-name="ce213"/>
          <table:table-cell table:style-name="ce254" office:value-type="string" calcext:value-type="string">
            <text:p>MieuxTrierANantes 02/2015</text:p>
          </table:table-cell>
          <table:table-cell table:style-name="ce254"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televiseur," calcext:value-type="string">
            <text:p>televiseur,</text:p>
          </table:table-cell>
          <table:table-cell table:formula="of:=CONCATENATE(UTILTRANSFORMEENMOTSCLES([Dechets.H157]);&quot;,&quot;;[Dechets.J157])" office:value-type="string" office:string-value="tv," calcext:value-type="string">
            <text:p>tv,</text:p>
          </table:table-cell>
          <table:table-cell table:number-columns-repeated="2"/>
          <table:table-cell table:style-name="ce302" table:formula="of:=JSONDECHETS([Dechets.A157];[Dechets.B157];[Dechets.C157];[Dechets.D157];[Dechets.E157];[Dechets.F157];[Dechets.T157];[Dechets.U157];[Dechets.G157];[Dechets.H157];[Dechets.K157];[Dechets.L157];[Dechets.M157];[Dechets.N157];[Dechets.P157])" office:value-type="string" office:string-value="   {&quot;code&quot;:&quot;dec_televiseurs&quot;,&#10;      &quot;type&quot;:&quot;Ressource / objet usagé&quot;,&#10;      &quot;type_en&quot;:&quot;Resource / Used object&quot;,&#10;      &quot;nom&quot;:&quot;Téléviseur&quot;,&#10;      &quot;nom_en&quot;:&quot;TV&quot;,&#10;      &quot;cat_usuel&quot;:&quot;cu_encombrantelectronique&quot;,&#10;      &quot;cat_trait&quot;:&quot;cat_d3e&quot;,&#10;      &quot;descr&quot;:&quot;téléviseur&quot;,&#10;      &quot;descr_en&quot;:&quot;TV&quot;,&#10;      &quot;mots_cles&quot;:&quot;televiseur,&quot;,&#10;      &quot;mots_cles_en&quot;:&quot;tv,&quot;,&#10;      &quot;cons&quot;:&quot;cons_recuppdv1,cons_ecoparticipation&quot;,&#10;      &quot;image&quot;:&quot;televiseur_mini.png&quot;,&#10;      &quot;modco&quot;:&quot;modco_decheterie,modco_ecopoint,smco_reprise&quot;,&#10;      &quot;recyc&quot;:&quot;PAS_POUBELLE&quot;,&#10;      &quot;src&quot;:&quot;MieuxTrierANantes 02/2015&quot;&#10;   }," calcext:value-type="string">
            <text:p>   {"code":"dec_televiseurs",</text:p>
            <text:p>      "type":"Ressource / objet usagé",</text:p>
            <text:p>      "type_en":"Resource / Used object",</text:p>
            <text:p>      "nom":"Téléviseur",</text:p>
            <text:p>      "nom_en":"TV",</text:p>
            <text:p>      "cat_usuel":"cu_encombrantelectronique",</text:p>
            <text:p>      "cat_trait":"cat_d3e",</text:p>
            <text:p>      "descr":"téléviseur",</text:p>
            <text:p>      "descr_en":"TV",</text:p>
            <text:p>      "mots_cles":"televiseur,",</text:p>
            <text:p>      "mots_cles_en":"tv,",</text:p>
            <text:p>      "cons":"cons_recuppdv1,cons_ecoparticipation",</text:p>
            <text:p>      "image":"televiseur_mini.png",</text:p>
            <text:p>      "modco":"modco_decheterie,modco_ecopoint,smco_reprise",</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thermometreAMercure</text:p>
          </table:table-cell>
          <table:table-cell table:style-name="ce205" office:value-type="string" calcext:value-type="string">
            <text:p>Thermomètre à mercure</text:p>
          </table:table-cell>
          <table:table-cell table:style-name="ce205" office:value-type="string" calcext:value-type="string">
            <text:p>Mercury thermometer</text:p>
          </table:table-cell>
          <table:table-cell table:style-name="ce205"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thermomètre à mercure</text:p>
          </table:table-cell>
          <table:table-cell table:style-name="ce205" office:value-type="string" calcext:value-type="string">
            <text:p>mercury thermometer</text:p>
          </table:table-cell>
          <table:table-cell table:style-name="ce205" table:number-columns-repeated="2"/>
          <table:table-cell table:style-name="ce229"/>
          <table:table-cell table:style-name="ce241" office:value-type="string" calcext:value-type="string">
            <text:p>thermometre_mercure_mini.png</text:p>
          </table:table-cell>
          <table:table-cell table:style-name="ce248"/>
          <table:table-cell table:style-name="ce250" office:value-type="string" calcext:value-type="string">
            <text:p>MieuxTrierANantes 02/2015</text:p>
          </table:table-cell>
          <table:table-cell table:style-name="ce250"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thermometre,mercure," calcext:value-type="string">
            <text:p>thermometre,mercure,</text:p>
          </table:table-cell>
          <table:table-cell table:formula="of:=CONCATENATE(UTILTRANSFORMEENMOTSCLES([Dechets.H158]);&quot;,&quot;;[Dechets.J158])" office:value-type="string" office:string-value="mercury,thermometer," calcext:value-type="string">
            <text:p>mercury,thermometer,</text:p>
          </table:table-cell>
          <table:table-cell table:number-columns-repeated="2"/>
          <table:table-cell table:style-name="ce302" table:formula="of:=JSONDECHETS([Dechets.A158];[Dechets.B158];[Dechets.C158];[Dechets.D158];[Dechets.E158];[Dechets.F158];[Dechets.T158];[Dechets.U158];[Dechets.G158];[Dechets.H158];[Dechets.K158];[Dechets.L158];[Dechets.M158];[Dechets.N158];[Dechets.P158])" office:value-type="string" office:string-value="   {&quot;code&quot;:&quot;dec_thermometreAMercure&quot;,&#10;      &quot;type&quot;:&quot;Ressource / objet usagé&quot;,&#10;      &quot;type_en&quot;:&quot;Resource / Used object&quot;,&#10;      &quot;nom&quot;:&quot;Thermomètre à mercure&quot;,&#10;      &quot;nom_en&quot;:&quot;Mercury thermometer&quot;,&#10;      &quot;cat_usuel&quot;:&quot;cu_toxique&quot;,&#10;      &quot;cat_trait&quot;:&quot;cat_ddm&quot;,&#10;      &quot;descr&quot;:&quot;thermomètre à mercure&quot;,&#10;      &quot;descr_en&quot;:&quot;mercury thermometer&quot;,&#10;      &quot;mots_cles&quot;:&quot;thermometre,mercure,&quot;,&#10;      &quot;mots_cles_en&quot;:&quot;mercury,thermometer,&quot;,&#10;      &quot;cons&quot;:&quot;cons_toxique&quot;,&#10;      &quot;image&quot;:&quot;thermometre_mercure_mini.png&quot;,&#10;      &quot;modco&quot;:&quot;modco_decheterie,modco_ecopoint&quot;,&#10;      &quot;recyc&quot;:&quot;PAS_POUBELLE&quot;,&#10;      &quot;src&quot;:&quot;MieuxTrierANantes 02/2015&quot;&#10;   }," calcext:value-type="string">
            <text:p>   {"code":"dec_thermometreAMercure",</text:p>
            <text:p>      "type":"Ressource / objet usagé",</text:p>
            <text:p>      "type_en":"Resource / Used object",</text:p>
            <text:p>      "nom":"Thermomètre à mercure",</text:p>
            <text:p>      "nom_en":"Mercury thermometer",</text:p>
            <text:p>      "cat_usuel":"cu_toxique",</text:p>
            <text:p>      "cat_trait":"cat_ddm",</text:p>
            <text:p>      "descr":"thermomètre à mercure",</text:p>
            <text:p>      "descr_en":"mercury thermometer",</text:p>
            <text:p>      "mots_cles":"thermometre,mercure,",</text:p>
            <text:p>      "mots_cles_en":"mercury,thermometer,",</text:p>
            <text:p>      "cons":"cons_toxique",</text:p>
            <text:p>      "image":"thermometre_mercure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trompette</text:p>
          </table:table-cell>
          <table:table-cell table:style-name="ce205" office:value-type="string" calcext:value-type="string">
            <text:p>Trompette</text:p>
          </table:table-cell>
          <table:table-cell table:style-name="ce205" office:value-type="string" calcext:value-type="string">
            <text:p>Trumpet</text:p>
          </table:table-cell>
          <table:table-cell table:style-name="ce205" office:value-type="string" calcext:value-type="string">
            <text:p>cu_divers</text:p>
          </table:table-cell>
          <table:table-cell table:style-name="ce205" office:value-type="string" calcext:value-type="string">
            <text:p>cat_instrument</text:p>
          </table:table-cell>
          <table:table-cell table:style-name="ce205"/>
          <table:table-cell table:style-name="ce205" office:value-type="string" calcext:value-type="string">
            <text:p>trompette</text:p>
          </table:table-cell>
          <table:table-cell table:style-name="ce205" office:value-type="string" calcext:value-type="string">
            <text:p>trumpet</text:p>
          </table:table-cell>
          <table:table-cell table:style-name="ce205" table:number-columns-repeated="2"/>
          <table:table-cell table:style-name="ce229"/>
          <table:table-cell table:style-name="ce241" office:value-type="string" calcext:value-type="string">
            <text:p>images_non_libres_temp/trompette_mini.png</text:p>
          </table:table-cell>
          <table:table-cell table:style-name="ce248"/>
          <table:table-cell table:style-name="ce250" office:value-type="string" calcext:value-type="string">
            <text:p>MieuxTrierANantes 02/2015</text:p>
          </table:table-cell>
          <table:table-cell table:style-name="ce250"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trompette," calcext:value-type="string">
            <text:p>trompette,</text:p>
          </table:table-cell>
          <table:table-cell table:formula="of:=CONCATENATE(UTILTRANSFORMEENMOTSCLES([Dechets.H159]);&quot;,&quot;;[Dechets.J159])" office:value-type="string" office:string-value="trumpet," calcext:value-type="string">
            <text:p>trumpet,</text:p>
          </table:table-cell>
          <table:table-cell table:number-columns-repeated="2"/>
          <table:table-cell table:style-name="ce302" table:formula="of:=JSONDECHETS([Dechets.A159];[Dechets.B159];[Dechets.C159];[Dechets.D159];[Dechets.E159];[Dechets.F159];[Dechets.T159];[Dechets.U159];[Dechets.G159];[Dechets.H159];[Dechets.K159];[Dechets.L159];[Dechets.M159];[Dechets.N159];[Dechets.P159])" office:value-type="string" office:string-value="   {&quot;code&quot;:&quot;dec_trompette&quot;,&#10;      &quot;type&quot;:&quot;Ressource / objet usagé&quot;,&#10;      &quot;type_en&quot;:&quot;Resource / Used object&quot;,&#10;      &quot;nom&quot;:&quot;Trompette&quot;,&#10;      &quot;nom_en&quot;:&quot;Trumpet&quot;,&#10;      &quot;cat_usuel&quot;:&quot;cu_divers&quot;,&#10;      &quot;cat_trait&quot;:&quot;cat_instrument&quot;,&#10;      &quot;descr&quot;:&quot;trompette&quot;,&#10;      &quot;descr_en&quot;:&quot;trumpet&quot;,&#10;      &quot;mots_cles&quot;:&quot;trompette,&quot;,&#10;      &quot;mots_cles_en&quot;:&quot;trumpet,&quot;,&#10;      &quot;image&quot;:&quot;images_non_libres_temp/trompette_mini.png&quot;,&#10;      &quot;modco&quot;:&quot;smco_reempdivers,modco_decheterie,modco_ecopoint,modco_encombrant&quot;,&#10;      &quot;recyc&quot;:&quot;PAS_POUBELLE&quot;,&#10;      &quot;src&quot;:&quot;MieuxTrierANantes 02/2015&quot;&#10;   }," calcext:value-type="string">
            <text:p>   {"code":"dec_trompette",</text:p>
            <text:p>      "type":"Ressource / objet usagé",</text:p>
            <text:p>      "type_en":"Resource / Used object",</text:p>
            <text:p>      "nom":"Trompette",</text:p>
            <text:p>      "nom_en":"Trumpet",</text:p>
            <text:p>      "cat_usuel":"cu_divers",</text:p>
            <text:p>      "cat_trait":"cat_instrument",</text:p>
            <text:p>      "descr":"trompette",</text:p>
            <text:p>      "descr_en":"trumpet",</text:p>
            <text:p>      "mots_cles":"trompette,",</text:p>
            <text:p>      "mots_cles_en":"trumpet,",</text:p>
            <text:p>      "image":"images_non_libres_temp/trompette_mini.png",</text:p>
            <text:p>      "modco":"smco_reempdivers,modco_decheterie,modco_ecopoint,modco_encombra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trottinnette</text:p>
          </table:table-cell>
          <table:table-cell table:style-name="ce205" office:value-type="string" calcext:value-type="string">
            <text:p>Trottinette</text:p>
          </table:table-cell>
          <table:table-cell table:style-name="ce205" office:value-type="string" calcext:value-type="string">
            <text:p>Scooter</text:p>
          </table:table-cell>
          <table:table-cell table:style-name="ce205" office:value-type="string" calcext:value-type="string">
            <text:p>cu_metal</text:p>
          </table:table-cell>
          <table:table-cell table:style-name="ce214" office:value-type="string" calcext:value-type="string">
            <text:p>cat_velo</text:p>
          </table:table-cell>
          <table:table-cell table:style-name="ce205"/>
          <table:table-cell table:style-name="ce205" office:value-type="string" calcext:value-type="string">
            <text:p>trottinette</text:p>
          </table:table-cell>
          <table:table-cell table:style-name="ce205" office:value-type="string" calcext:value-type="string">
            <text:p>scooter</text:p>
          </table:table-cell>
          <table:table-cell table:style-name="ce205" table:number-columns-repeated="2"/>
          <table:table-cell table:style-name="ce229"/>
          <table:table-cell table:style-name="ce241" office:value-type="string" calcext:value-type="string">
            <text:p>trottinette_mini.png</text:p>
          </table:table-cell>
          <table:table-cell table:style-name="ce248"/>
          <table:table-cell table:style-name="ce250" office:value-type="string" calcext:value-type="string">
            <text:p>MieuxTrierANantes 12/2014</text:p>
          </table:table-cell>
          <table:table-cell table:style-name="ce250" table:number-columns-repeated="2"/>
          <table:table-cell table:style-name="ce251"/>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trottinette," calcext:value-type="string">
            <text:p>trottinette,</text:p>
          </table:table-cell>
          <table:table-cell table:formula="of:=CONCATENATE(UTILTRANSFORMEENMOTSCLES([Dechets.H160]);&quot;,&quot;;[Dechets.J160])" office:value-type="string" office:string-value="scooter," calcext:value-type="string">
            <text:p>scooter,</text:p>
          </table:table-cell>
          <table:table-cell table:number-columns-repeated="2"/>
          <table:table-cell table:style-name="ce302" table:formula="of:=JSONDECHETS([Dechets.A160];[Dechets.B160];[Dechets.C160];[Dechets.D160];[Dechets.E160];[Dechets.F160];[Dechets.T160];[Dechets.U160];[Dechets.G160];[Dechets.H160];[Dechets.K160];[Dechets.L160];[Dechets.M160];[Dechets.N160];[Dechets.P160])" office:value-type="string" office:string-value="   {&quot;code&quot;:&quot;dec_trottinnette&quot;,&#10;      &quot;type&quot;:&quot;Ressource / objet usagé&quot;,&#10;      &quot;type_en&quot;:&quot;Resource / Used object&quot;,&#10;      &quot;nom&quot;:&quot;Trottinette&quot;,&#10;      &quot;nom_en&quot;:&quot;Scooter&quot;,&#10;      &quot;cat_usuel&quot;:&quot;cu_metal&quot;,&#10;      &quot;cat_trait&quot;:&quot;cat_velo&quot;,&#10;      &quot;descr&quot;:&quot;trottinette&quot;,&#10;      &quot;descr_en&quot;:&quot;scooter&quot;,&#10;      &quot;mots_cles&quot;:&quot;trottinette,&quot;,&#10;      &quot;mots_cles_en&quot;:&quot;scooter,&quot;,&#10;      &quot;image&quot;:&quot;trottinette_mini.png&quot;,&#10;      &quot;modco&quot;:&quot;smco_velo,modco_decheterie,modco_ecopoint&quot;,&#10;      &quot;recyc&quot;:&quot;PAS_POUBELLE&quot;,&#10;      &quot;src&quot;:&quot;MieuxTrierANantes 12/2014&quot;&#10;   }," calcext:value-type="string">
            <text:p>   {"code":"dec_trottinnette",</text:p>
            <text:p>      "type":"Ressource / objet usagé",</text:p>
            <text:p>      "type_en":"Resource / Used object",</text:p>
            <text:p>      "nom":"Trottinette",</text:p>
            <text:p>      "nom_en":"Scooter",</text:p>
            <text:p>      "cat_usuel":"cu_metal",</text:p>
            <text:p>      "cat_trait":"cat_velo",</text:p>
            <text:p>      "descr":"trottinette",</text:p>
            <text:p>      "descr_en":"scooter",</text:p>
            <text:p>      "mots_cles":"trottinette,",</text:p>
            <text:p>      "mots_cles_en":"scooter,",</text:p>
            <text:p>      "image":"trottinette_mini.png",</text:p>
            <text:p>      "modco":"smco_velo,modco_decheterie,modco_ecopoint",</text:p>
            <text:p>      "recyc":"PAS_POUBELLE",</text:p>
            <text:p>      "src":"MieuxTrierANantes 12/2014"</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tubeFluorescent</text:p>
          </table:table-cell>
          <table:table-cell table:style-name="ce205" office:value-type="string" calcext:value-type="string">
            <text:p>Tube fluorescent</text:p>
          </table:table-cell>
          <table:table-cell table:style-name="ce205" office:value-type="string" calcext:value-type="string">
            <text:p>Fluorescent Tube</text:p>
          </table:table-cell>
          <table:table-cell table:style-name="ce196" office:value-type="string" calcext:value-type="string">
            <text:p>cu_toxique</text:p>
          </table:table-cell>
          <table:table-cell table:style-name="ce205" office:value-type="string" calcext:value-type="string">
            <text:p>cat_ddm</text:p>
          </table:table-cell>
          <table:table-cell table:style-name="ce205"/>
          <table:table-cell table:style-name="ce205" office:value-type="string" calcext:value-type="string">
            <text:p>tube fluorescent, tube fluo</text:p>
          </table:table-cell>
          <table:table-cell table:style-name="ce205" office:value-type="string" calcext:value-type="string">
            <text:p>fluorescent lamp, fluorescent tube</text:p>
          </table:table-cell>
          <table:table-cell table:style-name="ce205" table:number-columns-repeated="2"/>
          <table:table-cell table:style-name="ce229"/>
          <table:table-cell table:style-name="ce235" office:value-type="string" calcext:value-type="string">
            <text:p>images_non_libres_temp/tube_flouorescent_mini.png</text:p>
          </table:table-cell>
          <table:table-cell table:style-name="ce248"/>
          <table:table-cell table:style-name="ce250" office:value-type="string" calcext:value-type="string">
            <text:p>MieuxTrierANantes 02/2015</text:p>
          </table:table-cell>
          <table:table-cell table:style-name="ce250" table:number-columns-repeated="2"/>
          <table:table-cell table:style-name="ce205"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tube,fluorescent,tube,fluo," calcext:value-type="string">
            <text:p>tube,fluorescent,tube,fluo,</text:p>
          </table:table-cell>
          <table:table-cell table:formula="of:=CONCATENATE(UTILTRANSFORMEENMOTSCLES([Dechets.H161]);&quot;,&quot;;[Dechets.J161])" office:value-type="string" office:string-value="fluorescent,lamp,fluorescent,tube," calcext:value-type="string">
            <text:p>fluorescent,lamp,fluorescent,tube,</text:p>
          </table:table-cell>
          <table:table-cell table:number-columns-repeated="2"/>
          <table:table-cell table:style-name="ce302" table:formula="of:=JSONDECHETS([Dechets.A161];[Dechets.B161];[Dechets.C161];[Dechets.D161];[Dechets.E161];[Dechets.F161];[Dechets.T161];[Dechets.U161];[Dechets.G161];[Dechets.H161];[Dechets.K161];[Dechets.L161];[Dechets.M161];[Dechets.N161];[Dechets.P161])" office:value-type="string" office:string-value="   {&quot;code&quot;:&quot;dec_tubeFluorescent&quot;,&#10;      &quot;type&quot;:&quot;Ressource / objet usagé&quot;,&#10;      &quot;type_en&quot;:&quot;Resource / Used object&quot;,&#10;      &quot;nom&quot;:&quot;Tube fluorescent&quot;,&#10;      &quot;nom_en&quot;:&quot;Fluorescent Tube&quot;,&#10;      &quot;cat_usuel&quot;:&quot;cu_toxique&quot;,&#10;      &quot;cat_trait&quot;:&quot;cat_ddm&quot;,&#10;      &quot;descr&quot;:&quot;tube fluorescent, tube fluo&quot;,&#10;      &quot;descr_en&quot;:&quot;fluorescent lamp, fluorescent tube&quot;,&#10;      &quot;mots_cles&quot;:&quot;tube,fluorescent,tube,fluo,&quot;,&#10;      &quot;mots_cles_en&quot;:&quot;fluorescent,lamp,fluorescent,tube,&quot;,&#10;      &quot;cons&quot;:&quot;cons_toxique&quot;,&#10;      &quot;image&quot;:&quot;images_non_libres_temp/tube_flouorescent_mini.png&quot;,&#10;      &quot;modco&quot;:&quot;modco_decheterie,modco_ecopoint&quot;,&#10;      &quot;recyc&quot;:&quot;PAS_POUBELLE&quot;,&#10;      &quot;src&quot;:&quot;MieuxTrierANantes 02/2015&quot;&#10;   }," calcext:value-type="string">
            <text:p>   {"code":"dec_tubeFluorescent",</text:p>
            <text:p>      "type":"Ressource / objet usagé",</text:p>
            <text:p>      "type_en":"Resource / Used object",</text:p>
            <text:p>      "nom":"Tube fluorescent",</text:p>
            <text:p>      "nom_en":"Fluorescent Tube",</text:p>
            <text:p>      "cat_usuel":"cu_toxique",</text:p>
            <text:p>      "cat_trait":"cat_ddm",</text:p>
            <text:p>      "descr":"tube fluorescent, tube fluo",</text:p>
            <text:p>      "descr_en":"fluorescent lamp, fluorescent tube",</text:p>
            <text:p>      "mots_cles":"tube,fluorescent,tube,fluo,",</text:p>
            <text:p>      "mots_cles_en":"fluorescent,lamp,fluorescent,tube,",</text:p>
            <text:p>      "cons":"cons_toxique",</text:p>
            <text:p>      "image":"images_non_libres_temp/tube_flouorescent_mini.png",</text:p>
            <text:p>      "modco":"modco_decheterie,modco_ecopoint",</text:p>
            <text:p>      "recyc":"PAS_POUBELLE",</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tuyauDarrosage</text:p>
          </table:table-cell>
          <table:table-cell table:style-name="ce203" office:value-type="string" calcext:value-type="string">
            <text:p>Tuyau arrosage</text:p>
          </table:table-cell>
          <table:table-cell table:style-name="ce203" office:value-type="string" calcext:value-type="string">
            <text:p>Watering hose</text:p>
          </table:table-cell>
          <table:table-cell table:style-name="ce203" office:value-type="string" calcext:value-type="string">
            <text:p>cu_plastique</text:p>
          </table:table-cell>
          <table:table-cell table:style-name="ce196" office:value-type="string" calcext:value-type="string">
            <text:p>cat_omr_plastique</text:p>
          </table:table-cell>
          <table:table-cell table:style-name="ce203"/>
          <table:table-cell table:style-name="ce203" office:value-type="string" calcext:value-type="string">
            <text:p>tuyau d'arrosage</text:p>
          </table:table-cell>
          <table:table-cell table:style-name="ce203" office:value-type="string" calcext:value-type="string">
            <text:p>garden hose</text:p>
          </table:table-cell>
          <table:table-cell table:style-name="ce203" table:number-columns-repeated="2"/>
          <table:table-cell table:style-name="ce226"/>
          <table:table-cell table:style-name="ce236" office:value-type="string" calcext:value-type="string">
            <text:p>tuyau_arrosage_mini.png</text:p>
          </table:table-cell>
          <table:table-cell table:style-name="ce247"/>
          <table:table-cell table:style-name="ce250" office:value-type="string" calcext:value-type="string">
            <text:p>MieuxTrierANantes 02/2015</text:p>
          </table:table-cell>
          <table:table-cell table:style-name="ce250"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tuyau,arrosage," calcext:value-type="string">
            <text:p>tuyau,arrosage,</text:p>
          </table:table-cell>
          <table:table-cell table:formula="of:=CONCATENATE(UTILTRANSFORMEENMOTSCLES([Dechets.H162]);&quot;,&quot;;[Dechets.J162])" office:value-type="string" office:string-value="garden,hose," calcext:value-type="string">
            <text:p>garden,hose,</text:p>
          </table:table-cell>
          <table:table-cell table:number-columns-repeated="2"/>
          <table:table-cell table:style-name="ce302" table:formula="of:=JSONDECHETS([Dechets.A162];[Dechets.B162];[Dechets.C162];[Dechets.D162];[Dechets.E162];[Dechets.F162];[Dechets.T162];[Dechets.U162];[Dechets.G162];[Dechets.H162];[Dechets.K162];[Dechets.L162];[Dechets.M162];[Dechets.N162];[Dechets.P162])" office:value-type="string" office:string-value="   {&quot;code&quot;:&quot;dec_tuyauDarrosage&quot;,&#10;      &quot;type&quot;:&quot;Ressource / objet usagé&quot;,&#10;      &quot;type_en&quot;:&quot;Resource / Used object&quot;,&#10;      &quot;nom&quot;:&quot;Tuyau arrosage&quot;,&#10;      &quot;nom_en&quot;:&quot;Watering hose&quot;,&#10;      &quot;cat_usuel&quot;:&quot;cu_plastique&quot;,&#10;      &quot;cat_trait&quot;:&quot;cat_omr_plastique&quot;,&#10;      &quot;descr&quot;:&quot;tuyau d'arrosage&quot;,&#10;      &quot;descr_en&quot;:&quot;garden hose&quot;,&#10;      &quot;mots_cles&quot;:&quot;tuyau,arrosage,&quot;,&#10;      &quot;mots_cles_en&quot;:&quot;garden,hose,&quot;,&#10;      &quot;cons&quot;:&quot;cons_pasuniquementbouteilleflacon&quot;,&#10;      &quot;image&quot;:&quot;tuyau_arrosage_mini.png&quot;,&#10;      &quot;modco&quot;:&quot;modco_bacjaunnantes,modco_bacblehorsnantes,modco_sacbleu&quot;,&#10;      &quot;recyc&quot;:&quot;OUI_ET_NON&quot;,&#10;      &quot;src&quot;:&quot;MieuxTrierANantes 02/2015&quot;&#10;   }," calcext:value-type="string">
            <text:p>   {"code":"dec_tuyauDarrosage",</text:p>
            <text:p>      "type":"Ressource / objet usagé",</text:p>
            <text:p>      "type_en":"Resource / Used object",</text:p>
            <text:p>      "nom":"Tuyau arrosage",</text:p>
            <text:p>      "nom_en":"Watering hose",</text:p>
            <text:p>      "cat_usuel":"cu_plastique",</text:p>
            <text:p>      "cat_trait":"cat_omr_plastique",</text:p>
            <text:p>      "descr":"tuyau d'arrosage",</text:p>
            <text:p>      "descr_en":"garden hose",</text:p>
            <text:p>      "mots_cles":"tuyau,arrosage,",</text:p>
            <text:p>      "mots_cles_en":"garden,hose,",</text:p>
            <text:p>      "cons":"cons_pasuniquementbouteilleflacon",</text:p>
            <text:p>      "image":"tuyau_arrosage_mini.png",</text:p>
            <text:p>      "modco":"modco_bacjaunnantes,modco_bacblehorsnantes,modco_sacbleu",</text:p>
            <text:p>      "recyc":"OUI_ET_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UstensileCuisine</text:p>
          </table:table-cell>
          <table:table-cell table:style-name="ce207" office:value-type="string" calcext:value-type="string">
            <text:p>Ustensile cuisine</text:p>
          </table:table-cell>
          <table:table-cell table:style-name="ce207" office:value-type="string" calcext:value-type="string">
            <text:p>Kitchen Utensil</text:p>
          </table:table-cell>
          <table:table-cell table:style-name="ce207" office:value-type="string" calcext:value-type="string">
            <text:p>cu_divers</text:p>
          </table:table-cell>
          <table:table-cell table:style-name="ce207" office:value-type="string" calcext:value-type="string">
            <text:p>cat_omr</text:p>
          </table:table-cell>
          <table:table-cell table:style-name="ce207"/>
          <table:table-cell table:style-name="ce207" office:value-type="string" calcext:value-type="string">
            <text:p>ustensile de cuisine, casserole, marmite, cocotte, poêle, wok, spatule</text:p>
          </table:table-cell>
          <table:table-cell table:style-name="ce207" office:value-type="string" calcext:value-type="string">
            <text:p>kitchen utensil, pot, pot, casserole, frying pan, wok spatula</text:p>
          </table:table-cell>
          <table:table-cell table:style-name="ce207" table:number-columns-repeated="2"/>
          <table:table-cell table:style-name="ce231"/>
          <table:table-cell table:style-name="ce242" office:value-type="string" calcext:value-type="string">
            <text:p>spatule_cuisine_mini.png</text:p>
          </table:table-cell>
          <table:table-cell table:style-name="ce249"/>
          <table:table-cell table:style-name="ce250" office:value-type="string" calcext:value-type="string">
            <text:p>MieuxTrierANantes 02/2015</text:p>
          </table:table-cell>
          <table:table-cell table:style-name="ce250"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ustensile,cuisine,casserole,marmite,cocotte,poele,wok,spatule," calcext:value-type="string">
            <text:p>ustensile,cuisine,casserole,marmite,cocotte,poele,wok,spatule,</text:p>
          </table:table-cell>
          <table:table-cell table:formula="of:=CONCATENATE(UTILTRANSFORMEENMOTSCLES([Dechets.H163]);&quot;,&quot;;[Dechets.J163])" office:value-type="string" office:string-value="kitchen,utensil,pot,pot,casserole,frying,pan,wok,spatula," calcext:value-type="string">
            <text:p>kitchen,utensil,pot,pot,casserole,frying,pan,wok,spatula,</text:p>
          </table:table-cell>
          <table:table-cell table:number-columns-repeated="2"/>
          <table:table-cell table:style-name="ce302" table:formula="of:=JSONDECHETS([Dechets.A163];[Dechets.B163];[Dechets.C163];[Dechets.D163];[Dechets.E163];[Dechets.F163];[Dechets.T163];[Dechets.U163];[Dechets.G163];[Dechets.H163];[Dechets.K163];[Dechets.L163];[Dechets.M163];[Dechets.N163];[Dechets.P163])" office:value-type="string" office:string-value="   {&quot;code&quot;:&quot;dec_UstensileCuisine&quot;,&#10;      &quot;type&quot;:&quot;Ressource / objet usagé&quot;,&#10;      &quot;type_en&quot;:&quot;Resource / Used object&quot;,&#10;      &quot;nom&quot;:&quot;Ustensile cuisine&quot;,&#10;      &quot;nom_en&quot;:&quot;Kitchen Utensil&quot;,&#10;      &quot;cat_usuel&quot;:&quot;cu_divers&quot;,&#10;      &quot;cat_trait&quot;:&quot;cat_omr&quot;,&#10;      &quot;descr&quot;:&quot;ustensile de cuisine, casserole, marmite, cocotte, poêle, wok, spatule&quot;,&#10;      &quot;descr_en&quot;:&quot;kitchen utensil, pot, pot, casserole, frying pan, wok spatula&quot;,&#10;      &quot;mots_cles&quot;:&quot;ustensile,cuisine,casserole,marmite,cocotte,poele,wok,spatule,&quot;,&#10;      &quot;mots_cles_en&quot;:&quot;kitchen,utensil,pot,pot,casserole,frying,pan,wok,spatula,&quot;,&#10;      &quot;image&quot;:&quot;spatule_cuisine_mini.png&quot;,&#10;      &quot;modco&quot;:&quot;modco_bacblehorsnantes,modco_bacbleu,modco_sacbleu&quot;,&#10;      &quot;recyc&quot;:&quot;NON&quot;,&#10;      &quot;src&quot;:&quot;MieuxTrierANantes 02/2015&quot;&#10;   }," calcext:value-type="string">
            <text:p>   {"code":"dec_UstensileCuisine",</text:p>
            <text:p>      "type":"Ressource / objet usagé",</text:p>
            <text:p>      "type_en":"Resource / Used object",</text:p>
            <text:p>      "nom":"Ustensile cuisine",</text:p>
            <text:p>      "nom_en":"Kitchen Utensil",</text:p>
            <text:p>      "cat_usuel":"cu_divers",</text:p>
            <text:p>      "cat_trait":"cat_omr",</text:p>
            <text:p>      "descr":"ustensile de cuisine, casserole, marmite, cocotte, poêle, wok, spatule",</text:p>
            <text:p>      "descr_en":"kitchen utensil, pot, pot, casserole, frying pan, wok spatula",</text:p>
            <text:p>      "mots_cles":"ustensile,cuisine,casserole,marmite,cocotte,poele,wok,spatule,",</text:p>
            <text:p>      "mots_cles_en":"kitchen,utensil,pot,pot,casserole,frying,pan,wok,spatula,",</text:p>
            <text:p>      "image":"spatule_cuisin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aisselleCarton</text:p>
          </table:table-cell>
          <table:table-cell table:style-name="ce196" office:value-type="string" calcext:value-type="string">
            <text:p>Vaisselle carton</text:p>
          </table:table-cell>
          <table:table-cell table:style-name="ce196" office:value-type="string" calcext:value-type="string">
            <text:p>Cardboard dishes</text:p>
          </table:table-cell>
          <table:table-cell table:style-name="ce196" office:value-type="string" calcext:value-type="string">
            <text:p>cu_papierscartons</text:p>
          </table:table-cell>
          <table:table-cell table:style-name="ce196" office:value-type="string" calcext:value-type="string">
            <text:p>cat_omr</text:p>
          </table:table-cell>
          <table:table-cell table:style-name="ce196"/>
          <table:table-cell table:style-name="ce196" office:value-type="string" calcext:value-type="string">
            <text:p>vaisselle carton, assiette carton, gobelet carton</text:p>
          </table:table-cell>
          <table:table-cell table:style-name="ce196" office:value-type="string" calcext:value-type="string">
            <text:p>cardboard tableware, cardboard plate, paper cup</text:p>
          </table:table-cell>
          <table:table-cell table:style-name="ce196" table:number-columns-repeated="2"/>
          <table:table-cell table:style-name="ce224"/>
          <table:table-cell table:style-name="ce233" office:value-type="string" calcext:value-type="string">
            <text:p>assiette_carton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vaisselle,carton,assiette,carton,gobelet,carton," calcext:value-type="string">
            <text:p>vaisselle,carton,assiette,carton,gobelet,carton,</text:p>
          </table:table-cell>
          <table:table-cell table:formula="of:=CONCATENATE(UTILTRANSFORMEENMOTSCLES([Dechets.H164]);&quot;,&quot;;[Dechets.J164])" office:value-type="string" office:string-value="cardboard,tableware,cardboard,plate,paper,cup," calcext:value-type="string">
            <text:p>cardboard,tableware,cardboard,plate,paper,cup,</text:p>
          </table:table-cell>
          <table:table-cell table:number-columns-repeated="2"/>
          <table:table-cell table:style-name="ce302" table:formula="of:=JSONDECHETS([Dechets.A164];[Dechets.B164];[Dechets.C164];[Dechets.D164];[Dechets.E164];[Dechets.F164];[Dechets.T164];[Dechets.U164];[Dechets.G164];[Dechets.H164];[Dechets.K164];[Dechets.L164];[Dechets.M164];[Dechets.N164];[Dechets.P164])" office:value-type="string" office:string-value="   {&quot;code&quot;:&quot;dec_vaisselleCarton&quot;,&#10;      &quot;type&quot;:&quot;Ressource / objet usagé&quot;,&#10;      &quot;type_en&quot;:&quot;Resource / Used object&quot;,&#10;      &quot;nom&quot;:&quot;Vaisselle carton&quot;,&#10;      &quot;nom_en&quot;:&quot;Cardboard dishes&quot;,&#10;      &quot;cat_usuel&quot;:&quot;cu_papierscartons&quot;,&#10;      &quot;cat_trait&quot;:&quot;cat_omr&quot;,&#10;      &quot;descr&quot;:&quot;vaisselle carton, assiette carton, gobelet carton&quot;,&#10;      &quot;descr_en&quot;:&quot;cardboard tableware, cardboard plate, paper cup&quot;,&#10;      &quot;mots_cles&quot;:&quot;vaisselle,carton,assiette,carton,gobelet,carton,&quot;,&#10;      &quot;mots_cles_en&quot;:&quot;cardboard,tableware,cardboard,plate,paper,cup,&quot;,&#10;      &quot;image&quot;:&quot;assiette_carton_mini.png&quot;,&#10;      &quot;modco&quot;:&quot;modco_bacblehorsnantes,modco_bacbleu,modco_sacbleu&quot;,&#10;      &quot;recyc&quot;:&quot;NON&quot;,&#10;      &quot;src&quot;:&quot;MieuxTrierANantes 02/2015&quot;&#10;   }," calcext:value-type="string">
            <text:p>   {"code":"dec_vaisselleCarton",</text:p>
            <text:p>      "type":"Ressource / objet usagé",</text:p>
            <text:p>      "type_en":"Resource / Used object",</text:p>
            <text:p>      "nom":"Vaisselle carton",</text:p>
            <text:p>      "nom_en":"Cardboard dishes",</text:p>
            <text:p>      "cat_usuel":"cu_papierscartons",</text:p>
            <text:p>      "cat_trait":"cat_omr",</text:p>
            <text:p>      "descr":"vaisselle carton, assiette carton, gobelet carton",</text:p>
            <text:p>      "descr_en":"cardboard tableware, cardboard plate, paper cup",</text:p>
            <text:p>      "mots_cles":"vaisselle,carton,assiette,carton,gobelet,carton,",</text:p>
            <text:p>      "mots_cles_en":"cardboard,tableware,cardboard,plate,paper,cup,",</text:p>
            <text:p>      "image":"assiette_carton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aissellePlastique</text:p>
          </table:table-cell>
          <table:table-cell table:style-name="ce196" office:value-type="string" calcext:value-type="string">
            <text:p>Vaisselle plastique</text:p>
          </table:table-cell>
          <table:table-cell table:style-name="ce196" office:value-type="string" calcext:value-type="string">
            <text:p>Plastic ware</text:p>
          </table:table-cell>
          <table:table-cell table:style-name="ce196" office:value-type="string" calcext:value-type="string">
            <text:p>cu_plastique</text:p>
          </table:table-cell>
          <table:table-cell table:style-name="ce196" office:value-type="string" calcext:value-type="string">
            <text:p>cat_omr_plastique</text:p>
          </table:table-cell>
          <table:table-cell table:style-name="ce196"/>
          <table:table-cell table:style-name="ce196" office:value-type="string" calcext:value-type="string">
            <text:p>vaisselle plastique, gobelet plastique, couvert plastique, couteau plastique, fourchette plastique, cuillère plastique</text:p>
          </table:table-cell>
          <table:table-cell table:style-name="ce196" office:value-type="string" calcext:value-type="string">
            <text:p>plastic tableware, plastic cup, plastic cover, plastic knife, plastic fork, plastic spoon</text:p>
          </table:table-cell>
          <table:table-cell table:style-name="ce196" table:number-columns-repeated="2"/>
          <table:table-cell table:style-name="ce224" office:value-type="string" calcext:value-type="string">
            <text:p>cons_remplacergobelet,cons_vaissellebiodegradable</text:p>
          </table:table-cell>
          <table:table-cell table:style-name="ce233" office:value-type="string" calcext:value-type="string">
            <text:p>gobelet_plastique_mini.png</text:p>
          </table:table-cell>
          <table:table-cell table:style-name="ce213"/>
          <table:table-cell table:style-name="ce250" office:value-type="string" calcext:value-type="string">
            <text:p>MieuxTrierANantes 14/2014</text:p>
          </table:table-cell>
          <table:table-cell table:style-name="ce250"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calcext:value-type="string">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calcext:value-type="string">
            <text:p>plastic,tableware,plastic,cup,plastic,cover,plastic,knife,plastic,fork,plastic,spoon,</text:p>
          </table:table-cell>
          <table:table-cell table:number-columns-repeated="2"/>
          <table:table-cell table:style-name="ce302" table:formula="of:=JSONDECHETS([Dechets.A165];[Dechets.B165];[Dechets.C165];[Dechets.D165];[Dechets.E165];[Dechets.F165];[Dechets.T165];[Dechets.U165];[Dechets.G165];[Dechets.H165];[Dechets.K165];[Dechets.L165];[Dechets.M165];[Dechets.N165];[Dechets.P165])" office:value-type="string" office:string-value="   {&quot;code&quot;:&quot;dec_vaissellePlastique&quot;,&#10;      &quot;type&quot;:&quot;Ressource / objet usagé&quot;,&#10;      &quot;type_en&quot;:&quot;Resource / Used object&quot;,&#10;      &quot;nom&quot;:&quot;Vaisselle plastique&quot;,&#10;      &quot;nom_en&quot;:&quot;Plastic ware&quot;,&#10;      &quot;cat_usuel&quot;:&quot;cu_plastique&quot;,&#10;      &quot;cat_trait&quot;:&quot;cat_omr_plastique&quot;,&#10;      &quot;descr&quot;:&quot;vaisselle plastique, gobelet plastique, couvert plastique, couteau plastique, fourchette plastique, cuillère plastique&quot;,&#10;      &quot;descr_en&quot;:&quot;plastic tableware, plastic cup, plastic cover, plastic knife, plastic fork, plastic spoon&quot;,&#10;      &quot;mots_cles&quot;:&quot;vaisselle,plastique,gobelet,plastique,couvert,plastique,couteau,plastique,fourchette,plastique,cuillere,plastique,&quot;,&#10;      &quot;mots_cles_en&quot;:&quot;plastic,tableware,plastic,cup,plastic,cover,plastic,knife,plastic,fork,plastic,spoon,&quot;,&#10;      &quot;cons&quot;:&quot;cons_remplacergobelet,cons_vaissellebiodegradable,cons_pasuniquementbouteilleflacon&quot;,&#10;      &quot;image&quot;:&quot;gobelet_plastique_mini.png&quot;,&#10;      &quot;modco&quot;:&quot;modco_bacjaunnantes,modco_bacblehorsnantes,modco_sacbleu&quot;,&#10;      &quot;recyc&quot;:&quot;OUI_ET_NON&quot;,&#10;      &quot;src&quot;:&quot;MieuxTrierANantes 14/2014&quot;&#10;   }," calcext:value-type="string">
            <text:p>   {"code":"dec_vaissellePlastique",</text:p>
            <text:p>      "type":"Ressource / objet usagé",</text:p>
            <text:p>      "type_en":"Resource / Used object",</text:p>
            <text:p>      "nom":"Vaisselle plastique",</text:p>
            <text:p>      "nom_en":"Plastic ware",</text:p>
            <text:p>      "cat_usuel":"cu_plastique",</text:p>
            <text:p>      "cat_trait":"cat_omr_plastique",</text:p>
            <text:p>      "descr":"vaisselle plastique, gobelet plastique, couvert plastique, couteau plastique, fourchette plastique, cuillère plastique",</text:p>
            <text:p>      "descr_en":"plastic tableware, plastic cup, plastic cover, plastic knife, plastic fork, plastic spoon",</text:p>
            <text:p>      "mots_cles":"vaisselle,plastique,gobelet,plastique,couvert,plastique,couteau,plastique,fourchette,plastique,cuillere,plastique,",</text:p>
            <text:p>      "mots_cles_en":"plastic,tableware,plastic,cup,plastic,cover,plastic,knife,plastic,fork,plastic,spoon,",</text:p>
            <text:p>      "cons":"cons_remplacergobelet,cons_vaissellebiodegradable,cons_pasuniquementbouteilleflacon",</text:p>
            <text:p>      "image":"gobelet_plastique_mini.png",</text:p>
            <text:p>      "modco":"modco_bacjaunnantes,modco_bacblehorsnantes,modco_sacbleu",</text:p>
            <text:p>      "recyc":"OUI_ET_NON",</text:p>
            <text:p>      "src":"MieuxTrierANantes 14/2014"</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aisselleVerrePorcelaine</text:p>
          </table:table-cell>
          <table:table-cell table:style-name="ce196" office:value-type="string" calcext:value-type="string">
            <text:p>Vaisselle (verre, porcelaine...)</text:p>
          </table:table-cell>
          <table:table-cell table:style-name="ce196" office:value-type="string" calcext:value-type="string">
            <text:p>Dishes (glass, porcelain ...)</text:p>
          </table:table-cell>
          <table:table-cell table:style-name="ce196" office:value-type="string" calcext:value-type="string">
            <text:p>cu_verrevaisselle</text:p>
          </table:table-cell>
          <table:table-cell table:style-name="ce196" office:value-type="string" calcext:value-type="string">
            <text:p>cat_verrenonvalovaisselleporcelaine</text:p>
          </table:table-cell>
          <table:table-cell table:style-name="ce196"/>
          <table:table-cell table:style-name="ce196" office:value-type="string" calcext:value-type="string">
            <text:p>assiette, tasse, bol, plat, verre à boire, poterie, porcelaine, faïence, carafe, verre</text:p>
          </table:table-cell>
          <table:table-cell table:style-name="ce196" office:value-type="string" calcext:value-type="string">
            <text:p>plate, cup, bowl, dish, drinking glass, pottery, porcelain, earthenware jug, glass</text:p>
          </table:table-cell>
          <table:table-cell table:style-name="ce196" table:number-columns-repeated="2"/>
          <table:table-cell/>
          <table:table-cell table:style-name="ce233" office:value-type="string" calcext:value-type="string">
            <text:p>assiette_mini.png</text:p>
          </table:table-cell>
          <table:table-cell table:style-name="ce213" office:value-type="string" calcext:value-type="string">
            <text:p>bol_mini.png, tasse_mini.png, plat_en_faience_mini.png</text:p>
          </table:table-cell>
          <table:table-cell table:style-name="ce222" office:value-type="string" calcext:value-type="string">
            <text:p>MieuxTrierANantes 02/2015</text:p>
          </table:table-cell>
          <table:table-cell table:style-name="ce222"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assiette,tasse,bol,plat,verre,boire,poterie,porcelaine,faience,carafe,verre," calcext:value-type="string">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calcext:value-type="string">
            <text:p>plate,cup,bowl,dish,drinking,glass,pottery,porcelain,earthenware,jug,glass,</text:p>
          </table:table-cell>
          <table:table-cell table:number-columns-repeated="2"/>
          <table:table-cell table:style-name="ce302" table:formula="of:=JSONDECHETS([Dechets.A166];[Dechets.B166];[Dechets.C166];[Dechets.D166];[Dechets.E166];[Dechets.F166];[Dechets.T166];[Dechets.U166];[Dechets.G166];[Dechets.H166];[Dechets.K166];[Dechets.L166];[Dechets.M166];[Dechets.N166];[Dechets.P166])" office:value-type="string" office:string-value="   {&quot;code&quot;:&quot;dec_vaisselleVerrePorcelaine&quot;,&#10;      &quot;type&quot;:&quot;Ressource / objet usagé&quot;,&#10;      &quot;type_en&quot;:&quot;Resource / Used object&quot;,&#10;      &quot;nom&quot;:&quot;Vaisselle (verre, porcelaine...)&quot;,&#10;      &quot;nom_en&quot;:&quot;Dishes (glass, porcelain ...)&quot;,&#10;      &quot;cat_usuel&quot;:&quot;cu_verrevaisselle&quot;,&#10;      &quot;cat_trait&quot;:&quot;cat_verrenonvalovaisselleporcelaine&quot;,&#10;      &quot;descr&quot;:&quot;assiette, tasse, bol, plat, verre à boire, poterie, porcelaine, faïence, carafe, verre&quot;,&#10;      &quot;descr_en&quot;:&quot;plate, cup, bowl, dish, drinking glass, pottery, porcelain, earthenware jug, glass&quot;,&#10;      &quot;mots_cles&quot;:&quot;assiette,tasse,bol,plat,verre,boire,poterie,porcelaine,faience,carafe,verre,&quot;,&#10;      &quot;mots_cles_en&quot;:&quot;plate,cup,bowl,dish,drinking,glass,pottery,porcelain,earthenware,jug,glass,&quot;,&#10;      &quot;cons&quot;:&quot;cons_verre&quot;,&#10;      &quot;image&quot;:&quot;assiette_mini.png&quot;,&#10;      &quot;image_secondaire&quot;:&quot;bol_mini.png, tasse_mini.png, plat_en_faience_mini.png&quot;,&#10;      &quot;modco&quot;:&quot;modco_bacbleu,modco_sacbleu,modco_decheterie,modco_ecopoint,smco_vaisselle&quot;,&#10;      &quot;recyc&quot;:&quot;NON&quot;,&#10;      &quot;src&quot;:&quot;MieuxTrierANantes 02/2015&quot;&#10;   }," calcext:value-type="string">
            <text:p>   {"code":"dec_vaisselleVerrePorcelaine",</text:p>
            <text:p>      "type":"Ressource / objet usagé",</text:p>
            <text:p>      "type_en":"Resource / Used object",</text:p>
            <text:p>      "nom":"Vaisselle (verre, porcelaine...)",</text:p>
            <text:p>      "nom_en":"Dishes (glass, porcelain ...)",</text:p>
            <text:p>      "cat_usuel":"cu_verrevaisselle",</text:p>
            <text:p>      "cat_trait":"cat_verrenonvalovaisselleporcelaine",</text:p>
            <text:p>      "descr":"assiette, tasse, bol, plat, verre à boire, poterie, porcelaine, faïence, carafe, verre",</text:p>
            <text:p>      "descr_en":"plate, cup, bowl, dish, drinking glass, pottery, porcelain, earthenware jug, glass",</text:p>
            <text:p>      "mots_cles":"assiette,tasse,bol,plat,verre,boire,poterie,porcelaine,faience,carafe,verre,",</text:p>
            <text:p>      "mots_cles_en":"plate,cup,bowl,dish,drinking,glass,pottery,porcelain,earthenware,jug,glass,",</text:p>
            <text:p>      "cons":"cons_verre",</text:p>
            <text:p>      "image":"assiette_mini.png",</text:p>
            <text:p>      "image_secondaire":"bol_mini.png, tasse_mini.png, plat_en_faienc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elo</text:p>
          </table:table-cell>
          <table:table-cell table:style-name="ce205" office:value-type="string" calcext:value-type="string">
            <text:p>Vélo</text:p>
          </table:table-cell>
          <table:table-cell table:style-name="ce205" office:value-type="string" calcext:value-type="string">
            <text:p>Bike</text:p>
          </table:table-cell>
          <table:table-cell table:style-name="ce205" office:value-type="string" calcext:value-type="string">
            <text:p>cu_metal</text:p>
          </table:table-cell>
          <table:table-cell table:style-name="ce214" office:value-type="string" calcext:value-type="string">
            <text:p>cat_velo</text:p>
          </table:table-cell>
          <table:table-cell table:style-name="ce205"/>
          <table:table-cell table:style-name="ce205" office:value-type="string" calcext:value-type="string">
            <text:p>vélo, bicyclette, skateboard</text:p>
          </table:table-cell>
          <table:table-cell table:style-name="ce205" office:value-type="string" calcext:value-type="string">
            <text:p>bike, bicycle, bike, skateboard</text:p>
          </table:table-cell>
          <table:table-cell table:style-name="ce205" table:number-columns-repeated="2"/>
          <table:table-cell table:style-name="ce229"/>
          <table:table-cell table:style-name="ce241" office:value-type="string" calcext:value-type="string">
            <text:p>veloenfant_mini.png</text:p>
          </table:table-cell>
          <table:table-cell table:style-name="ce248" office:value-type="string" calcext:value-type="string">
            <text:p>skateboard_mini.png</text:p>
          </table:table-cell>
          <table:table-cell table:style-name="ce251" office:value-type="string" calcext:value-type="string">
            <text:p>MieuxTrierANantes 02/2015</text:p>
          </table:table-cell>
          <table:table-cell table:style-name="ce209" office:value-type="string" calcext:value-type="string">
            <text:p>Fabien Lamiré (Falblam)</text:p>
          </table:table-cell>
          <table:table-cell table:style-name="ce292" office:value-type="string" calcext:value-type="string">
            <text:p>Falblam</text:p>
          </table:table-cell>
          <table:table-cell table:style-name="ce251"/>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velo,bicyclette,skateboard," calcext:value-type="string">
            <text:p>velo,bicyclette,skateboard,</text:p>
          </table:table-cell>
          <table:table-cell table:formula="of:=CONCATENATE(UTILTRANSFORMEENMOTSCLES([Dechets.H167]);&quot;,&quot;;[Dechets.J167])" office:value-type="string" office:string-value="bike,bicycle,bike,skateboard," calcext:value-type="string">
            <text:p>bike,bicycle,bike,skateboard,</text:p>
          </table:table-cell>
          <table:table-cell table:number-columns-repeated="2"/>
          <table:table-cell table:style-name="ce302" table:formula="of:=JSONDECHETS([Dechets.A167];[Dechets.B167];[Dechets.C167];[Dechets.D167];[Dechets.E167];[Dechets.F167];[Dechets.T167];[Dechets.U167];[Dechets.G167];[Dechets.H167];[Dechets.K167];[Dechets.L167];[Dechets.M167];[Dechets.N167];[Dechets.P167])" office:value-type="string" office:string-value="   {&quot;code&quot;:&quot;dec_velo&quot;,&#10;      &quot;type&quot;:&quot;Ressource / objet usagé&quot;,&#10;      &quot;type_en&quot;:&quot;Resource / Used object&quot;,&#10;      &quot;nom&quot;:&quot;Vélo&quot;,&#10;      &quot;nom_en&quot;:&quot;Bike&quot;,&#10;      &quot;cat_usuel&quot;:&quot;cu_metal&quot;,&#10;      &quot;cat_trait&quot;:&quot;cat_velo&quot;,&#10;      &quot;descr&quot;:&quot;vélo, bicyclette, skateboard&quot;,&#10;      &quot;descr_en&quot;:&quot;bike, bicycle, bike, skateboard&quot;,&#10;      &quot;mots_cles&quot;:&quot;velo,bicyclette,skateboard,&quot;,&#10;      &quot;mots_cles_en&quot;:&quot;bike,bicycle,bike,skateboard,&quot;,&#10;      &quot;image&quot;:&quot;veloenfant_mini.png&quot;,&#10;      &quot;image_secondaire&quot;:&quot;skateboard_mini.png&quot;,&#10;      &quot;modco&quot;:&quot;smco_velo,modco_decheterie,modco_ecopoint&quot;,&#10;      &quot;recyc&quot;:&quot;PAS_POUBELLE&quot;,&#10;      &quot;src&quot;:&quot;MieuxTrierANantes 02/2015&quot;,&#10;      &quot;sponsor&quot;:&quot;Falblam&quot;&#10;   }," calcext:value-type="string">
            <text:p>   {"code":"dec_velo",</text:p>
            <text:p>      "type":"Ressource / objet usagé",</text:p>
            <text:p>      "type_en":"Resource / Used object",</text:p>
            <text:p>      "nom":"Vélo",</text:p>
            <text:p>      "nom_en":"Bike",</text:p>
            <text:p>      "cat_usuel":"cu_metal",</text:p>
            <text:p>      "cat_trait":"cat_velo",</text:p>
            <text:p>      "descr":"vélo, bicyclette, skateboard",</text:p>
            <text:p>      "descr_en":"bike, bicycle, bike, skateboard",</text:p>
            <text:p>      "mots_cles":"velo,bicyclette,skateboard,",</text:p>
            <text:p>      "mots_cles_en":"bike,bicycle,bike,skateboard,",</text:p>
            <text:p>      "image":"veloenfant_mini.png",</text:p>
            <text:p>      "image_secondaire":"skateboard_mini.png",</text:p>
            <text:p>      "modco":"smco_velo,modco_decheterie,modco_ecopoint",</text:p>
            <text:p>      "recyc":"PAS_POUBELLE",</text:p>
            <text:p>      "src":"MieuxTrierANantes 02/2015",</text:p>
            <text:p>      "sponsor":"Falblam"</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etementEnBonEtat</text:p>
          </table:table-cell>
          <table:table-cell table:style-name="ce196" office:value-type="string" calcext:value-type="string">
            <text:p>Vêtement bon état</text:p>
          </table:table-cell>
          <table:table-cell table:style-name="ce196" office:value-type="string" calcext:value-type="string">
            <text:p>Clothing good condition</text:p>
          </table:table-cell>
          <table:table-cell table:style-name="ce196" office:value-type="string" calcext:value-type="string">
            <text:p>cu_vetementtissu</text:p>
          </table:table-cell>
          <table:table-cell table:style-name="ce196" office:value-type="string" calcext:value-type="string">
            <text:p>cat_vetement</text:p>
          </table:table-cell>
          <table:table-cell table:style-name="ce196"/>
          <table:table-cell table:style-name="ce199" office:value-type="string" calcext:value-type="string">
            <text:p>vêtement bon état, pantalon, chemise, pull, veste, jupe, robe</text:p>
          </table:table-cell>
          <table:table-cell table:style-name="ce199" office:value-type="string" calcext:value-type="string">
            <text:p>Clothing,pants, shirt, sweater, jacket, skirt, dress</text:p>
          </table:table-cell>
          <table:table-cell table:style-name="ce199" table:number-columns-repeated="2"/>
          <table:table-cell table:style-name="ce224"/>
          <table:table-cell table:style-name="ce233" office:value-type="string" calcext:value-type="string">
            <text:p>chemise_mini.png</text:p>
          </table:table-cell>
          <table:table-cell table:style-name="ce213"/>
          <table:table-cell table:style-name="ce222" office:value-type="string" calcext:value-type="string">
            <text:p>MieuxTrierANantes 02/2015</text:p>
          </table:table-cell>
          <table:table-cell table:style-name="ce222"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vetement,bon,etat,pantalon,chemise,pull,veste,jupe,robe," calcext:value-type="string">
            <text:p>vetement,bon,etat,pantalon,chemise,pull,veste,jupe,robe,</text:p>
          </table:table-cell>
          <table:table-cell table:formula="of:=CONCATENATE(UTILTRANSFORMEENMOTSCLES([Dechets.H168]);&quot;,&quot;;[Dechets.J168])" office:value-type="string" office:string-value="clothing,pants,shirt,sweater,jacket,skirt,dress," calcext:value-type="string">
            <text:p>clothing,pants,shirt,sweater,jacket,skirt,dress,</text:p>
          </table:table-cell>
          <table:table-cell table:number-columns-repeated="2"/>
          <table:table-cell table:style-name="ce302" table:formula="of:=JSONDECHETS([Dechets.A168];[Dechets.B168];[Dechets.C168];[Dechets.D168];[Dechets.E168];[Dechets.F168];[Dechets.T168];[Dechets.U168];[Dechets.G168];[Dechets.H168];[Dechets.K168];[Dechets.L168];[Dechets.M168];[Dechets.N168];[Dechets.P168])" office:value-type="string" office:string-value="   {&quot;code&quot;:&quot;dec_vetementEnBonEtat&quot;,&#10;      &quot;type&quot;:&quot;Ressource / objet usagé&quot;,&#10;      &quot;type_en&quot;:&quot;Resource / Used object&quot;,&#10;      &quot;nom&quot;:&quot;Vêtement bon état&quot;,&#10;      &quot;nom_en&quot;:&quot;Clothing good condition&quot;,&#10;      &quot;cat_usuel&quot;:&quot;cu_vetementtissu&quot;,&#10;      &quot;cat_trait&quot;:&quot;cat_vetement&quot;,&#10;      &quot;descr&quot;:&quot;vêtement bon état, pantalon, chemise, pull, veste, jupe, robe&quot;,&#10;      &quot;descr_en&quot;:&quot;Clothing,pants, shirt, sweater, jacket, skirt, dress&quot;,&#10;      &quot;mots_cles&quot;:&quot;vetement,bon,etat,pantalon,chemise,pull,veste,jupe,robe,&quot;,&#10;      &quot;mots_cles_en&quot;:&quot;clothing,pants,shirt,sweater,jacket,skirt,dress,&quot;,&#10;      &quot;cons&quot;:&quot;cons_lerelais&quot;,&#10;      &quot;image&quot;:&quot;chemise_mini.png&quot;,&#10;      &quot;modco&quot;:&quot;smco_conteneurlerelais,smco_reempvet&quot;,&#10;      &quot;recyc&quot;:&quot;NON&quot;,&#10;      &quot;src&quot;:&quot;MieuxTrierANantes 02/2015&quot;&#10;   }," calcext:value-type="string">
            <text:p>   {"code":"dec_vetementEnBonEtat",</text:p>
            <text:p>      "type":"Ressource / objet usagé",</text:p>
            <text:p>      "type_en":"Resource / Used object",</text:p>
            <text:p>      "nom":"Vêtement bon état",</text:p>
            <text:p>      "nom_en":"Clothing good condition",</text:p>
            <text:p>      "cat_usuel":"cu_vetementtissu",</text:p>
            <text:p>      "cat_trait":"cat_vetement",</text:p>
            <text:p>      "descr":"vêtement bon état, pantalon, chemise, pull, veste, jupe, robe",</text:p>
            <text:p>      "descr_en":"Clothing,pants, shirt, sweater, jacket, skirt, dress",</text:p>
            <text:p>      "mots_cles":"vetement,bon,etat,pantalon,chemise,pull,veste,jupe,robe,",</text:p>
            <text:p>      "mots_cles_en":"clothing,pants,shirt,sweater,jacket,skirt,dress,",</text:p>
            <text:p>      "cons":"cons_lerelais",</text:p>
            <text:p>      "image":"chemise_mini.png",</text:p>
            <text:p>      "modco":"smco_conteneurlerelais,smco_reempvet",</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etementUsage</text:p>
          </table:table-cell>
          <table:table-cell table:style-name="ce196" office:value-type="string" calcext:value-type="string">
            <text:p>Vêtement usagé</text:p>
          </table:table-cell>
          <table:table-cell table:style-name="ce196" office:value-type="string" calcext:value-type="string">
            <text:p>Used Clothing</text:p>
          </table:table-cell>
          <table:table-cell table:style-name="ce196" office:value-type="string" calcext:value-type="string">
            <text:p>cu_vetementtissu</text:p>
          </table:table-cell>
          <table:table-cell table:style-name="ce196" office:value-type="string" calcext:value-type="string">
            <text:p>cat_omr</text:p>
          </table:table-cell>
          <table:table-cell table:style-name="ce196"/>
          <table:table-cell table:style-name="ce196" office:value-type="string" calcext:value-type="string">
            <text:p>vêtement usagé, vêtement mauvais état, pantalon, chemise, pull, veste, jupe, robe</text:p>
          </table:table-cell>
          <table:table-cell table:style-name="ce196" office:value-type="string" calcext:value-type="string">
            <text:p>Clothing,pants, shirt, sweater, jacket, skirt, dress</text:p>
          </table:table-cell>
          <table:table-cell table:style-name="ce196" table:number-columns-repeated="2"/>
          <table:table-cell table:style-name="ce229" office:value-type="string" calcext:value-type="string">
            <text:p>cons_lerelais</text:p>
          </table:table-cell>
          <table:table-cell table:style-name="ce233" office:value-type="string" calcext:value-type="string">
            <text:p>jean_usag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vetement,usage,vetement,mauvais,etat,pantalon,chemise,pull,veste,jupe,robe," calcext:value-type="string">
            <text:p>vetement,usage,vetement,mauvais,etat,pantalon,chemise,pull,veste,jupe,robe,</text:p>
          </table:table-cell>
          <table:table-cell table:formula="of:=CONCATENATE(UTILTRANSFORMEENMOTSCLES([Dechets.H169]);&quot;,&quot;;[Dechets.J169])" office:value-type="string" office:string-value="clothing,pants,shirt,sweater,jacket,skirt,dress," calcext:value-type="string">
            <text:p>clothing,pants,shirt,sweater,jacket,skirt,dress,</text:p>
          </table:table-cell>
          <table:table-cell table:number-columns-repeated="2"/>
          <table:table-cell table:style-name="ce302" table:formula="of:=JSONDECHETS([Dechets.A169];[Dechets.B169];[Dechets.C169];[Dechets.D169];[Dechets.E169];[Dechets.F169];[Dechets.T169];[Dechets.U169];[Dechets.G169];[Dechets.H169];[Dechets.K169];[Dechets.L169];[Dechets.M169];[Dechets.N169];[Dechets.P169])" office:value-type="string" office:string-value="   {&quot;code&quot;:&quot;dec_vetementUsage&quot;,&#10;      &quot;type&quot;:&quot;Ressource / objet usagé&quot;,&#10;      &quot;type_en&quot;:&quot;Resource / Used object&quot;,&#10;      &quot;nom&quot;:&quot;Vêtement usagé&quot;,&#10;      &quot;nom_en&quot;:&quot;Used Clothing&quot;,&#10;      &quot;cat_usuel&quot;:&quot;cu_vetementtissu&quot;,&#10;      &quot;cat_trait&quot;:&quot;cat_omr&quot;,&#10;      &quot;descr&quot;:&quot;vêtement usagé, vêtement mauvais état, pantalon, chemise, pull, veste, jupe, robe&quot;,&#10;      &quot;descr_en&quot;:&quot;Clothing,pants, shirt, sweater, jacket, skirt, dress&quot;,&#10;      &quot;mots_cles&quot;:&quot;vetement,usage,vetement,mauvais,etat,pantalon,chemise,pull,veste,jupe,robe,&quot;,&#10;      &quot;mots_cles_en&quot;:&quot;clothing,pants,shirt,sweater,jacket,skirt,dress,&quot;,&#10;      &quot;cons&quot;:&quot;cons_lerelais,&quot;,&#10;      &quot;image&quot;:&quot;jean_usage_mini.png&quot;,&#10;      &quot;modco&quot;:&quot;modco_bacblehorsnantes,modco_bacbleu,modco_sacbleu&quot;,&#10;      &quot;recyc&quot;:&quot;NON&quot;,&#10;      &quot;src&quot;:&quot;MieuxTrierANantes 02/2015&quot;&#10;   }," calcext:value-type="string">
            <text:p>   {"code":"dec_vetementUsage",</text:p>
            <text:p>      "type":"Ressource / objet usagé",</text:p>
            <text:p>      "type_en":"Resource / Used object",</text:p>
            <text:p>      "nom":"Vêtement usagé",</text:p>
            <text:p>      "nom_en":"Used Clothing",</text:p>
            <text:p>      "cat_usuel":"cu_vetementtissu",</text:p>
            <text:p>      "cat_trait":"cat_omr",</text:p>
            <text:p>      "descr":"vêtement usagé, vêtement mauvais état, pantalon, chemise, pull, veste, jupe, robe",</text:p>
            <text:p>      "descr_en":"Clothing,pants, shirt, sweater, jacket, skirt, dress",</text:p>
            <text:p>      "mots_cles":"vetement,usage,vetement,mauvais,etat,pantalon,chemise,pull,veste,jupe,robe,",</text:p>
            <text:p>      "mots_cles_en":"clothing,pants,shirt,sweater,jacket,skirt,dress,",</text:p>
            <text:p>      "cons":"cons_lerelais,",</text:p>
            <text:p>      "image":"jean_usage_mini.png",</text:p>
            <text:p>      "modco":"modco_bacblehorsnantes,modco_bacbleu,modco_sacbleu",</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erreaboire</text:p>
          </table:table-cell>
          <table:table-cell table:style-name="ce196" office:value-type="string" calcext:value-type="string">
            <text:p>Verre à boire</text:p>
          </table:table-cell>
          <table:table-cell table:style-name="ce196" office:value-type="string" calcext:value-type="string">
            <text:p>Drinking glass</text:p>
          </table:table-cell>
          <table:table-cell table:style-name="ce205" office:value-type="string" calcext:value-type="string">
            <text:p>cu_verrevaisselle</text:p>
          </table:table-cell>
          <table:table-cell table:style-name="ce205" office:value-type="string" calcext:value-type="string">
            <text:p>cat_verrenonvalovaisselleporcelaine</text:p>
          </table:table-cell>
          <table:table-cell table:style-name="ce205"/>
          <table:table-cell table:style-name="ce205" office:value-type="string" calcext:value-type="string">
            <text:p>verre à boire</text:p>
          </table:table-cell>
          <table:table-cell table:style-name="ce205" office:value-type="string" calcext:value-type="string">
            <text:p>drinking glass</text:p>
          </table:table-cell>
          <table:table-cell table:style-name="ce205" table:number-columns-repeated="2"/>
          <table:table-cell table:style-name="ce229"/>
          <table:table-cell table:style-name="ce241" office:value-type="string" calcext:value-type="string">
            <text:p>verre_a_boire_petit.png</text:p>
          </table:table-cell>
          <table:table-cell table:style-name="ce248"/>
          <table:table-cell table:style-name="ce222" office:value-type="string" calcext:value-type="string">
            <text:p>MieuxTrierANantes 12/2013</text:p>
          </table:table-cell>
          <table:table-cell table:style-name="ce222"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verre,boire," calcext:value-type="string">
            <text:p>verre,boire,</text:p>
          </table:table-cell>
          <table:table-cell table:formula="of:=CONCATENATE(UTILTRANSFORMEENMOTSCLES([Dechets.H170]);&quot;,&quot;;[Dechets.J170])" office:value-type="string" office:string-value="drinking,glass," calcext:value-type="string">
            <text:p>drinking,glass,</text:p>
          </table:table-cell>
          <table:table-cell table:number-columns-repeated="2"/>
          <table:table-cell table:style-name="ce302" table:formula="of:=JSONDECHETS([Dechets.A170];[Dechets.B170];[Dechets.C170];[Dechets.D170];[Dechets.E170];[Dechets.F170];[Dechets.T170];[Dechets.U170];[Dechets.G170];[Dechets.H170];[Dechets.K170];[Dechets.L170];[Dechets.M170];[Dechets.N170];[Dechets.P170])" office:value-type="string" office:string-value="   {&quot;code&quot;:&quot;dec_verreaboire&quot;,&#10;      &quot;type&quot;:&quot;Ressource / objet usagé&quot;,&#10;      &quot;type_en&quot;:&quot;Resource / Used object&quot;,&#10;      &quot;nom&quot;:&quot;Verre à boire&quot;,&#10;      &quot;nom_en&quot;:&quot;Drinking glass&quot;,&#10;      &quot;cat_usuel&quot;:&quot;cu_verrevaisselle&quot;,&#10;      &quot;cat_trait&quot;:&quot;cat_verrenonvalovaisselleporcelaine&quot;,&#10;      &quot;descr&quot;:&quot;verre à boire&quot;,&#10;      &quot;descr_en&quot;:&quot;drinking glass&quot;,&#10;      &quot;mots_cles&quot;:&quot;verre,boire,&quot;,&#10;      &quot;mots_cles_en&quot;:&quot;drinking,glass,&quot;,&#10;      &quot;cons&quot;:&quot;cons_verre&quot;,&#10;      &quot;image&quot;:&quot;verre_a_boire_petit.png&quot;,&#10;      &quot;modco&quot;:&quot;modco_bacbleu,modco_sacbleu,modco_decheterie,modco_ecopoint,smco_vaisselle&quot;,&#10;      &quot;recyc&quot;:&quot;NON&quot;,&#10;      &quot;src&quot;:&quot;MieuxTrierANantes 12/2013&quot;&#10;   }," calcext:value-type="string">
            <text:p>   {"code":"dec_verreaboire",</text:p>
            <text:p>      "type":"Ressource / objet usagé",</text:p>
            <text:p>      "type_en":"Resource / Used object",</text:p>
            <text:p>      "nom":"Verre à boire",</text:p>
            <text:p>      "nom_en":"Drinking glass",</text:p>
            <text:p>      "cat_usuel":"cu_verrevaisselle",</text:p>
            <text:p>      "cat_trait":"cat_verrenonvalovaisselleporcelaine",</text:p>
            <text:p>      "descr":"verre à boire",</text:p>
            <text:p>      "descr_en":"drinking glass",</text:p>
            <text:p>      "mots_cles":"verre,boire,",</text:p>
            <text:p>      "mots_cles_en":"drinking,glass,",</text:p>
            <text:p>      "cons":"cons_verre",</text:p>
            <text:p>      "image":"verre_a_boire_petit.png",</text:p>
            <text:p>      "modco":"modco_bacbleu,modco_sacbleu,modco_decheterie,modco_ecopoint,smco_vaisselle",</text:p>
            <text:p>      "recyc":"NON",</text:p>
            <text:p>      "src":"MieuxTrierANantes 12/2013"</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itre</text:p>
          </table:table-cell>
          <table:table-cell table:style-name="ce205" office:value-type="string" calcext:value-type="string">
            <text:p>Vitre</text:p>
          </table:table-cell>
          <table:table-cell table:style-name="ce205" office:value-type="string" calcext:value-type="string">
            <text:p>Window</text:p>
          </table:table-cell>
          <table:table-cell table:style-name="ce205" office:value-type="string" calcext:value-type="string">
            <text:p>cu_verrevaisselle</text:p>
          </table:table-cell>
          <table:table-cell table:style-name="ce205" office:value-type="string" calcext:value-type="string">
            <text:p>cat_verrenonvalovaisselleporcelaine</text:p>
          </table:table-cell>
          <table:table-cell table:style-name="ce205"/>
          <table:table-cell table:style-name="ce205" office:value-type="string" calcext:value-type="string">
            <text:p>vitre</text:p>
          </table:table-cell>
          <table:table-cell table:style-name="ce205" office:value-type="string" calcext:value-type="string">
            <text:p>window</text:p>
          </table:table-cell>
          <table:table-cell table:style-name="ce205" table:number-columns-repeated="2"/>
          <table:table-cell table:style-name="ce229"/>
          <table:table-cell table:style-name="ce241" office:value-type="string" calcext:value-type="string">
            <text:p>images_non_libres_temp/vitre_mini.png</text:p>
          </table:table-cell>
          <table:table-cell table:style-name="ce248"/>
          <table:table-cell table:style-name="ce222" office:value-type="string" calcext:value-type="string">
            <text:p>MieuxTrierANantes 02/2015</text:p>
          </table:table-cell>
          <table:table-cell table:style-name="ce222"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vitre," calcext:value-type="string">
            <text:p>vitre,</text:p>
          </table:table-cell>
          <table:table-cell table:formula="of:=CONCATENATE(UTILTRANSFORMEENMOTSCLES([Dechets.H171]);&quot;,&quot;;[Dechets.J171])" office:value-type="string" office:string-value="window," calcext:value-type="string">
            <text:p>window,</text:p>
          </table:table-cell>
          <table:table-cell table:number-columns-repeated="2"/>
          <table:table-cell table:style-name="ce302" table:formula="of:=JSONDECHETS([Dechets.A171];[Dechets.B171];[Dechets.C171];[Dechets.D171];[Dechets.E171];[Dechets.F171];[Dechets.T171];[Dechets.U171];[Dechets.G171];[Dechets.H171];[Dechets.K171];[Dechets.L171];[Dechets.M171];[Dechets.N171];[Dechets.P171])" office:value-type="string" office:string-value="   {&quot;code&quot;:&quot;dec_vitre&quot;,&#10;      &quot;type&quot;:&quot;Ressource / objet usagé&quot;,&#10;      &quot;type_en&quot;:&quot;Resource / Used object&quot;,&#10;      &quot;nom&quot;:&quot;Vitre&quot;,&#10;      &quot;nom_en&quot;:&quot;Window&quot;,&#10;      &quot;cat_usuel&quot;:&quot;cu_verrevaisselle&quot;,&#10;      &quot;cat_trait&quot;:&quot;cat_verrenonvalovaisselleporcelaine&quot;,&#10;      &quot;descr&quot;:&quot;vitre&quot;,&#10;      &quot;descr_en&quot;:&quot;window&quot;,&#10;      &quot;mots_cles&quot;:&quot;vitre,&quot;,&#10;      &quot;mots_cles_en&quot;:&quot;window,&quot;,&#10;      &quot;cons&quot;:&quot;cons_verre&quot;,&#10;      &quot;image&quot;:&quot;images_non_libres_temp/vitre_mini.png&quot;,&#10;      &quot;modco&quot;:&quot;modco_bacbleu,modco_sacbleu,modco_decheterie,modco_ecopoint,smco_vaisselle&quot;,&#10;      &quot;recyc&quot;:&quot;NON&quot;,&#10;      &quot;src&quot;:&quot;MieuxTrierANantes 02/2015&quot;&#10;   }," calcext:value-type="string">
            <text:p>   {"code":"dec_vitre",</text:p>
            <text:p>      "type":"Ressource / objet usagé",</text:p>
            <text:p>      "type_en":"Resource / Used object",</text:p>
            <text:p>      "nom":"Vitre",</text:p>
            <text:p>      "nom_en":"Window",</text:p>
            <text:p>      "cat_usuel":"cu_verrevaisselle",</text:p>
            <text:p>      "cat_trait":"cat_verrenonvalovaisselleporcelaine",</text:p>
            <text:p>      "descr":"vitre",</text:p>
            <text:p>      "descr_en":"window",</text:p>
            <text:p>      "mots_cles":"vitre,",</text:p>
            <text:p>      "mots_cles_en":"window,",</text:p>
            <text:p>      "cons":"cons_verre",</text:p>
            <text:p>      "image":"images_non_libres_temp/vitre_mini.png",</text:p>
            <text:p>      "modco":"modco_bacbleu,modco_sacbleu,modco_decheterie,modco_ecopoint,smco_vaisselle",</text:p>
            <text:p>      "recyc":"NON",</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office:value-type="string" calcext:value-type="string">
            <text:p>dec_voiture</text:p>
          </table:table-cell>
          <table:table-cell table:style-name="ce196" office:value-type="string" calcext:value-type="string">
            <text:p>Voiture</text:p>
          </table:table-cell>
          <table:table-cell table:style-name="ce196" office:value-type="string" calcext:value-type="string">
            <text:p>Car</text:p>
          </table:table-cell>
          <table:table-cell table:style-name="ce196" office:value-type="string" calcext:value-type="string">
            <text:p>cu_divers</text:p>
          </table:table-cell>
          <table:table-cell table:style-name="ce196" office:value-type="string" calcext:value-type="string">
            <text:p>cat_voiture</text:p>
          </table:table-cell>
          <table:table-cell/>
          <table:table-cell table:style-name="ce196" office:value-type="string" calcext:value-type="string">
            <text:p>voiture</text:p>
          </table:table-cell>
          <table:table-cell table:style-name="ce196" office:value-type="string" calcext:value-type="string">
            <text:p>car</text:p>
          </table:table-cell>
          <table:table-cell table:style-name="ce196" table:number-columns-repeated="2"/>
          <table:table-cell table:style-name="ce224"/>
          <table:table-cell table:style-name="ce233" office:value-type="string" calcext:value-type="string">
            <text:p>voiture_mini.png</text:p>
          </table:table-cell>
          <table:table-cell table:style-name="ce213"/>
          <table:table-cell table:style-name="ce250" office:value-type="string" calcext:value-type="string">
            <text:p>MieuxTrierANantes 02/2015</text:p>
          </table:table-cell>
          <table:table-cell table:style-name="ce250"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voiture," calcext:value-type="string">
            <text:p>voiture,</text:p>
          </table:table-cell>
          <table:table-cell table:formula="of:=CONCATENATE(UTILTRANSFORMEENMOTSCLES([Dechets.H172]);&quot;,&quot;;[Dechets.J172])" office:value-type="string" office:string-value="car," calcext:value-type="string">
            <text:p>car,</text:p>
          </table:table-cell>
          <table:table-cell table:number-columns-repeated="2"/>
          <table:table-cell table:style-name="ce302" table:formula="of:=JSONDECHETS([Dechets.A172];[Dechets.B172];[Dechets.C172];[Dechets.D172];[Dechets.E172];[Dechets.F172];[Dechets.T172];[Dechets.U172];[Dechets.G172];[Dechets.H172];[Dechets.K172];[Dechets.L172];[Dechets.M172];[Dechets.N172];[Dechets.P172])" office:value-type="string" office:string-value="   {&quot;code&quot;:&quot;dec_voiture&quot;,&#10;      &quot;type&quot;:&quot;Ressource / objet usagé&quot;,&#10;      &quot;type_en&quot;:&quot;Resource / Used object&quot;,&#10;      &quot;nom&quot;:&quot;Voiture&quot;,&#10;      &quot;nom_en&quot;:&quot;Car&quot;,&#10;      &quot;cat_usuel&quot;:&quot;cu_divers&quot;,&#10;      &quot;cat_trait&quot;:&quot;cat_voiture&quot;,&#10;      &quot;descr&quot;:&quot;voiture&quot;,&#10;      &quot;descr_en&quot;:&quot;car&quot;,&#10;      &quot;mots_cles&quot;:&quot;voiture,&quot;,&#10;      &quot;mots_cles_en&quot;:&quot;car,&quot;,&#10;      &quot;image&quot;:&quot;voiture_mini.png&quot;,&#10;      &quot;modco&quot;:&quot;smco_vendeurcassevoiture,modco_reprise&quot;,&#10;      &quot;recyc&quot;:&quot;OUI&quot;,&#10;      &quot;src&quot;:&quot;MieuxTrierANantes 02/2015&quot;&#10;   }," calcext:value-type="string">
            <text:p>   {"code":"dec_voiture",</text:p>
            <text:p>      "type":"Ressource / objet usagé",</text:p>
            <text:p>      "type_en":"Resource / Used object",</text:p>
            <text:p>      "nom":"Voiture",</text:p>
            <text:p>      "nom_en":"Car",</text:p>
            <text:p>      "cat_usuel":"cu_divers",</text:p>
            <text:p>      "cat_trait":"cat_voiture",</text:p>
            <text:p>      "descr":"voiture",</text:p>
            <text:p>      "descr_en":"car",</text:p>
            <text:p>      "mots_cles":"voiture,",</text:p>
            <text:p>      "mots_cles_en":"car,",</text:p>
            <text:p>      "image":"voiture_mini.png",</text:p>
            <text:p>      "modco":"smco_vendeurcassevoiture,modco_reprise",</text:p>
            <text:p>      "recyc":"OUI",</text:p>
            <text:p>      "src":"MieuxTrierANantes 02/2015"</text:p>
            <text:p>   },</text:p>
          </table:table-cell>
          <table:table-cell office:value-type="string" calcext:value-type="string">
            <text:p><text:s/></text:p>
          </table:table-cell>
          <table:table-cell table:number-columns-repeated="236"/>
        </table:table-row>
        <table:table-row table:style-name="ro2">
          <table:table-cell table:style-name="ce196"/>
          <table:table-cell table:style-name="ce208" table:number-columns-repeated="2"/>
          <table:table-cell table:style-name="ce213" table:number-columns-repeated="3"/>
          <table:table-cell table:style-name="ce222" office:value-type="string" calcext:value-type="string">
            <text:p><text:s text:c="2"/></text:p>
          </table:table-cell>
          <table:table-cell table:style-name="ce222" table:number-columns-repeated="3"/>
          <table:table-cell table:style-name="ce224"/>
          <table:table-cell table:style-name="ce233"/>
          <table:table-cell table:style-name="ce213"/>
          <table:table-cell table:style-name="ce222" table:number-columns-repeated="4"/>
          <table:table-cell table:number-columns-repeated="6"/>
          <table:table-cell table:style-name="ce302" office:value-type="string" calcext:value-type="string">
            <text:p>{} ];</text:p>
          </table:table-cell>
          <table:table-cell office:value-type="string" calcext:value-type="string">
            <text:p><text:s/></text:p>
          </table:table-cell>
          <table:table-cell table:number-columns-repeated="236"/>
        </table:table-row>
        <table:table-row table:style-name="ro2">
          <table:table-cell table:style-name="ce196" table:number-columns-repeated="6"/>
          <table:table-cell table:style-name="ce196" office:value-type="string" calcext:value-type="string">
            <text:p><text:s text:c="2"/></text:p>
          </table:table-cell>
          <table:table-cell table:style-name="ce196" table:number-columns-repeated="3"/>
          <table:table-cell table:style-name="ce224"/>
          <table:table-cell table:style-name="ce233"/>
          <table:table-cell table:style-name="ce213"/>
          <table:table-cell table:style-name="ce222" table:number-columns-repeated="4"/>
          <table:table-cell table:number-columns-repeated="7"/>
          <table:table-cell office:value-type="string" calcext:value-type="string">
            <text:p><text:s/></text:p>
          </table:table-cell>
          <table:table-cell table:number-columns-repeated="236"/>
        </table:table-row>
        <table:table-row table:style-name="ro2">
          <table:table-cell table:style-name="ce199"/>
          <table:table-cell table:style-name="ce196" table:number-columns-repeated="5"/>
          <table:table-cell table:style-name="ce196" office:value-type="string" calcext:value-type="string">
            <text:p><text:s text:c="2"/></text:p>
          </table:table-cell>
          <table:table-cell table:style-name="ce196" table:number-columns-repeated="3"/>
          <table:table-cell table:style-name="ce224"/>
          <table:table-cell table:style-name="ce213" table:number-columns-repeated="2"/>
          <table:table-cell table:style-name="ce222" table:number-columns-repeated="4"/>
          <table:table-cell table:number-columns-repeated="244"/>
        </table:table-row>
        <table:table-row table:style-name="ro2">
          <table:table-cell table:style-name="ce199"/>
          <table:table-cell table:style-name="ce196" table:number-columns-repeated="5"/>
          <table:table-cell table:style-name="ce196" office:value-type="string" calcext:value-type="string">
            <text:p><text:s text:c="2"/></text:p>
          </table:table-cell>
          <table:table-cell table:style-name="ce196" table:number-columns-repeated="3"/>
          <table:table-cell table:style-name="ce224"/>
          <table:table-cell table:style-name="ce213" table:number-columns-repeated="2"/>
          <table:table-cell table:style-name="ce222" table:number-columns-repeated="4"/>
          <table:table-cell table:number-columns-repeated="244"/>
        </table:table-row>
        <table:table-row table:style-name="ro2">
          <table:table-cell table:style-name="ce199"/>
          <table:table-cell table:style-name="ce196" table:number-columns-repeated="5"/>
          <table:table-cell table:style-name="ce196" office:value-type="string" calcext:value-type="string">
            <text:p><text:s text:c="2"/></text:p>
          </table:table-cell>
          <table:table-cell table:style-name="ce196" table:number-columns-repeated="3"/>
          <table:table-cell table:style-name="ce224"/>
          <table:table-cell table:style-name="ce213" table:number-columns-repeated="2"/>
          <table:table-cell table:style-name="ce222"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51">
          <table:table-cell table:style-name="ce196" office:value-type="string" calcext:value-type="string">
            <text:p>dec_enduitsEtVernis</text:p>
          </table:table-cell>
          <table:table-cell table:style-name="ce196" office:value-type="string" calcext:value-type="string">
            <text:p>Enduits et vernis</text:p>
          </table:table-cell>
          <table:table-cell table:style-name="ce196"/>
          <table:table-cell table:style-name="ce196" office:value-type="string" calcext:value-type="string">
            <text:p>cu_toxique</text:p>
          </table:table-cell>
          <table:table-cell table:style-name="ce196" office:value-type="string" calcext:value-type="string">
            <text:p>cat_ddm</text:p>
          </table:table-cell>
          <table:table-cell table:style-name="ce196"/>
          <table:table-cell table:style-name="ce196" office:value-type="string" calcext:value-type="string">
            <text:p>enduits et vernis</text:p>
          </table:table-cell>
          <table:table-cell table:style-name="ce196" table:number-columns-repeated="3"/>
          <table:table-cell table:style-name="ce224"/>
          <table:table-cell table:style-name="ce233" office:value-type="string" calcext:value-type="string">
            <text:p>vernis_mini.png</text:p>
          </table:table-cell>
          <table:table-cell table:style-name="ce213"/>
          <table:table-cell table:style-name="ce250" office:value-type="string" calcext:value-type="string">
            <text:p>MieuxTrierANantes 02/2015</text:p>
          </table:table-cell>
          <table:table-cell table:style-name="ce250" table:number-columns-repeated="2"/>
          <table:table-cell table:style-name="ce196"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2" table:print="false">
        <table:table-column table:style-name="co11"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14"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23" table:default-cell-style-name="Default"/>
        <table:table-column table:style-name="co27" table:default-cell-style-name="Default"/>
        <table:table-column table:style-name="co28" table:default-cell-style-name="Default"/>
        <table:table-column table:style-name="co29" table:number-columns-repeated="7" table:default-cell-style-name="Default"/>
        <table:table-column table:style-name="co47" table:default-cell-style-name="Default"/>
        <table:table-column table:style-name="co29" table:default-cell-style-name="Default"/>
        <table:table-column table:style-name="co48" table:number-columns-repeated="2"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30" table:default-cell-style-name="Default"/>
        <table:table-column table:style-name="co31" table:default-cell-style-name="Default"/>
        <table:table-column table:style-name="co29" table:number-columns-repeated="2"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20" table:default-cell-style-name="Default"/>
        <table:table-column table:style-name="co35" table:default-cell-style-name="Default"/>
        <table:table-column table:style-name="co29" table:number-columns-repeated="3" table:default-cell-style-name="Default"/>
        <table:table-column table:style-name="co36" table:default-cell-style-name="Default"/>
        <table:table-column table:style-name="co29" table:number-columns-repeated="4" table:default-cell-style-name="Default"/>
        <table:table-column table:style-name="co37" table:default-cell-style-name="Default"/>
        <table:table-column table:style-name="co29" table:number-columns-repeated="2" table:default-cell-style-name="Default"/>
        <table:table-column table:style-name="co38" table:default-cell-style-name="Default"/>
        <table:table-column table:style-name="co29" table:default-cell-style-name="Default"/>
        <table:table-column table:style-name="co39" table:default-cell-style-name="Default"/>
        <table:table-column table:style-name="co40" table:number-columns-repeated="212" table:default-cell-style-name="Default"/>
        <table:table-row table:style-name="ro2">
          <table:table-cell table:style-name="ce3"/>
          <table:table-cell table:style-name="ce9" office:value-type="string" calcext:value-type="string">
            <text:p>Doc imprimable</text:p>
          </table:table-cell>
          <table:table-cell table:style-name="ce9"/>
          <table:table-cell table:number-columns-repeated="10"/>
          <table:table-cell table:style-name="ce70" table:formula="of:=GETHASHDATAS(&quot;_hashDocsDatas&quot;; ROW([Docs.A5]); ROW([Docs.A19]); &quot;Docs&quot;; COLUMN([Docs.A5]); COLUMN([Docs.D5]); COLUMN([Docs.E5]))" office:value-type="string" office:string-value="var _hashDocsDatas = [ &#10;   {'z':'z',&#10;   'compostage':'doc_compostage',&#10;   'trisac':'doc_trisacs',&#10;   'consigne':'doc_trisacs',&#10;   'nantes':'doc_jours_collectes_nantes',&#10;   'horaires':'doc_jours_collectes_nantes,doc_memoboug,doc_memocarquefou,doc_memolamontagne,doc_memolachapellesurerdre,doc_memoorvault,doc_memoreze,doc_memosaintherblain,doc_memosaintsebastien,doc_memosjb,doc_memothouare',&#10;   'collecte':'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ntagne':'doc_memolamontagne',&#10;   'chapelle':'doc_memolachapellesurerdre',&#10;   'erdre':'doc_memolachapellesurerdre',&#10;   'orvault':'doc_memoorvault',&#10;   'reze':'doc_memoreze',&#10;   'saint':'doc_memosaintherblain,doc_memosaintsebastien,doc_memosjb',&#10;   'herblain':'doc_memosaintherblain,doc_memosaintherblain,doc_memosaintherblain',&#10;   'st':'doc_memosaintherblain,doc_memosaintsebastien',&#10;   'sebastien':'doc_memosaintsebastien,doc_memosaintsebastien,doc_memosaintsebastien',&#10;   'jean':'doc_memosjb',&#10;   'boisseau':'doc_memosjb,doc_memosjb',&#10;   'thouare':'doc_memothouare',&#10;   'envie':'doc_envie44',&#10;   'batterie':'doc_batteries'},&#10;   {'z':'z',&#10;   'composting':'doc_compostage',&#10;   'trisac':'doc_trisacs',&#10;   'ess':'doc_trisacs',&#10;   'nantes':'doc_jours_collectes_nantes',&#10;   'schedules':'doc_jours_collectes_nantes,doc_memoboug,doc_memocarquefou,doc_memolamontagne,doc_memolachapellesurerdre,doc_memoorvault,doc_memoreze,doc_memosaintherblain,doc_memosaintsebastien,doc_memosjb,doc_memothouare',&#10;   'collection':'doc_jours_collectes_nantes,doc_memoboug,doc_memocarquefou,doc_memolamontagne,doc_memolachapellesurerdre,doc_memoorvault,doc_memoreze,doc_memosaintherblain,doc_memosaintsebastien,doc_memosjb,doc_memothouare',&#10;   'memo':'doc_jours_collectes_nantes,doc_memoboug,doc_memocarquefou,doc_memolamontagne,doc_memolachapellesurerdre,doc_memoorvault,doc_memoreze,doc_memosaintherblain,doc_memosaintsebastien,doc_memosjb,doc_memothouare',&#10;   'bouguenais':'doc_memoboug',&#10;   'carquefou':'doc_memocarquefou,doc_memosaintsebastien',&#10;   'a':'bba',&#10;   'mountain':'doc_memolamontagne',&#10;   'chapel':'doc_memolachapellesurerdre',&#10;   'erdre':'doc_memolachapellesurerdre',&#10;   'orvault':'doc_memoorvault',&#10;   'reze':'doc_memoreze',&#10;   'saint':'doc_memosaintherblain,doc_memosjb',&#10;   'herblain':'doc_memosaintherblain,doc_memosaintherblain,doc_memosaintherblain',&#10;   'st':'doc_memosaintherblain,doc_memosaintsebastien',&#10;   'sebastian':'doc_memosaintsebastien,doc_memosaintsebastien,doc_memosaintsebastien',&#10;   'st.':'doc_memosaintsebastien',&#10;   'jean':'doc_memosjb',&#10;   'bushel':'doc_memosjb,doc_memosjb',&#10;   'thouare':'doc_memothouare',&#10;   'envie':'doc_envie44',&#10;   'battery':'doc_batteries'&#10;   } ];" calcext:value-type="string">
            <text:p>var _hashDocsDatas = [ </text:p>
            <text:p>   {'z':'z',</text:p>
            <text:p>   'compostage':'doc_compostage',</text:p>
            <text:p>   'trisac':'doc_trisacs',</text:p>
            <text:p>   'consigne':'doc_trisacs',</text:p>
            <text:p>   'nantes':'doc_jours_collectes_nantes',</text:p>
            <text:p>   'horaires':'doc_jours_collectes_nantes,doc_memoboug,doc_memocarquefou,doc_memolamontagne,doc_memolachapellesurerdre,doc_memoorvault,doc_memoreze,doc_memosaintherblain,doc_memosaintsebastien,doc_memosjb,doc_memothouare',</text:p>
            <text:p>   'collecte':'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ntagne':'doc_memolamontagne',</text:p>
            <text:p>   'chapelle':'doc_memolachapellesurerdre',</text:p>
            <text:p>   'erdre':'doc_memolachapellesurerdre',</text:p>
            <text:p>   'orvault':'doc_memoorvault',</text:p>
            <text:p>   'reze':'doc_memoreze',</text:p>
            <text:p>   'saint':'doc_memosaintherblain,doc_memosaintsebastien,doc_memosjb',</text:p>
            <text:p>   'herblain':'doc_memosaintherblain,doc_memosaintherblain,doc_memosaintherblain',</text:p>
            <text:p>   'st':'doc_memosaintherblain,doc_memosaintsebastien',</text:p>
            <text:p>   'sebastien':'doc_memosaintsebastien,doc_memosaintsebastien,doc_memosaintsebastien',</text:p>
            <text:p>   'jean':'doc_memosjb',</text:p>
            <text:p>   'boisseau':'doc_memosjb,doc_memosjb',</text:p>
            <text:p>   'thouare':'doc_memothouare',</text:p>
            <text:p>   'envie':'doc_envie44',</text:p>
            <text:p>   'batterie':'doc_batteries'},</text:p>
            <text:p>   {'z':'z',</text:p>
            <text:p>   'composting':'doc_compostage',</text:p>
            <text:p>   'trisac':'doc_trisacs',</text:p>
            <text:p>   'ess':'doc_trisacs',</text:p>
            <text:p>   'nantes':'doc_jours_collectes_nantes',</text:p>
            <text:p>   'schedules':'doc_jours_collectes_nantes,doc_memoboug,doc_memocarquefou,doc_memolamontagne,doc_memolachapellesurerdre,doc_memoorvault,doc_memoreze,doc_memosaintherblain,doc_memosaintsebastien,doc_memosjb,doc_memothouare',</text:p>
            <text:p>   'collection':'doc_jours_collectes_nantes,doc_memoboug,doc_memocarquefou,doc_memolamontagne,doc_memolachapellesurerdre,doc_memoorvault,doc_memoreze,doc_memosaintherblain,doc_memosaintsebastien,doc_memosjb,doc_memothouare',</text:p>
            <text:p>   'memo':'doc_jours_collectes_nantes,doc_memoboug,doc_memocarquefou,doc_memolamontagne,doc_memolachapellesurerdre,doc_memoorvault,doc_memoreze,doc_memosaintherblain,doc_memosaintsebastien,doc_memosjb,doc_memothouare',</text:p>
            <text:p>   'bouguenais':'doc_memoboug',</text:p>
            <text:p>   'carquefou':'doc_memocarquefou,doc_memosaintsebastien',</text:p>
            <text:p>   'a':'bba',</text:p>
            <text:p>   'mountain':'doc_memolamontagne',</text:p>
            <text:p>   'chapel':'doc_memolachapellesurerdre',</text:p>
            <text:p>   'erdre':'doc_memolachapellesurerdre',</text:p>
            <text:p>   'orvault':'doc_memoorvault',</text:p>
            <text:p>   'reze':'doc_memoreze',</text:p>
            <text:p>   'saint':'doc_memosaintherblain,doc_memosjb',</text:p>
            <text:p>   'herblain':'doc_memosaintherblain,doc_memosaintherblain,doc_memosaintherblain',</text:p>
            <text:p>   'st':'doc_memosaintherblain,doc_memosaintsebastien',</text:p>
            <text:p>   'sebastian':'doc_memosaintsebastien,doc_memosaintsebastien,doc_memosaintsebastien',</text:p>
            <text:p>   'st.':'doc_memosaintsebastien',</text:p>
            <text:p>   'jean':'doc_memosjb',</text:p>
            <text:p>   'bushel':'doc_memosjb,doc_memosjb',</text:p>
            <text:p>   'thouare':'doc_memothouare',</text:p>
            <text:p>   'envie':'doc_envie44',</text:p>
            <text:p>   'battery':'doc_batteries'</text:p>
            <text:p>   }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3"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3"/>
          <table:table-cell table:number-columns-repeated="4"/>
          <table:table-cell office:value-type="string" calcext:value-type="string">
            <text:p><text:s/></text:p>
          </table:table-cell>
          <table:table-cell table:number-columns-repeated="252"/>
        </table:table-row>
        <table:table-row table:style-name="ro2">
          <table:table-cell table:style-name="ce4" table:number-columns-spanned="7" table:number-rows-spanned="1"/>
          <table:covered-table-cell table:number-columns-repeated="6"/>
          <table:table-cell table:number-columns-repeated="2"/>
          <table:table-cell table:style-name="ce4"/>
          <table:table-cell table:style-name="ce50"/>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5" office:value-type="string" calcext:value-type="string">
            <text:p>code</text:p>
          </table:table-cell>
          <table:table-cell table:style-name="ce10" office:value-type="string" calcext:value-type="string">
            <text:p>nom</text:p>
          </table:table-cell>
          <table:table-cell table:style-name="ce10" office:value-type="string" calcext:value-type="string">
            <text:p>nom_en</text:p>
          </table:table-cell>
          <table:table-cell table:style-name="ce10" office:value-type="string" calcext:value-type="string">
            <text:p>mots clés</text:p>
          </table:table-cell>
          <table:table-cell table:style-name="ce10" office:value-type="string" calcext:value-type="string">
            <text:p>mots clés en</text:p>
          </table:table-cell>
          <table:table-cell table:style-name="ce10" office:value-type="string" calcext:value-type="string">
            <text:p>file</text:p>
          </table:table-cell>
          <table:table-cell table:style-name="ce10" office:value-type="string" calcext:value-type="string">
            <text:p>url</text:p>
          </table:table-cell>
          <table:table-cell table:style-name="ce74" office:value-type="string" calcext:value-type="string">
            <text:p>Description</text:p>
          </table:table-cell>
          <table:table-cell table:style-name="ce74" office:value-type="string" calcext:value-type="string">
            <text:p>Description en</text:p>
          </table:table-cell>
          <table:table-cell table:style-name="ce38" office:value-type="string" calcext:value-type="string">
            <text:p>Images</text:p>
          </table:table-cell>
          <table:table-cell table:style-name="ce27" office:value-type="string" calcext:value-type="string">
            <text:p>Source</text:p>
          </table:table-cell>
          <table:table-cell table:number-columns-repeated="2"/>
          <table:table-cell table:style-name="ce76" office:value-type="string" calcext:value-type="string">
            <text:p>var _docsDatas =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compostage</text:p>
          </table:table-cell>
          <table:table-cell table:style-name="ce6" office:value-type="string" calcext:value-type="string">
            <text:p>Compostage</text:p>
          </table:table-cell>
          <table:table-cell table:style-name="ce15" office:value-type="string" calcext:value-type="string">
            <text:p>Composting</text:p>
          </table:table-cell>
          <table:table-cell table:style-name="ce6" office:value-type="string" calcext:value-type="string">
            <text:p>compostage</text:p>
          </table:table-cell>
          <table:table-cell table:style-name="ce15" office:value-type="string" calcext:value-type="string">
            <text:p>composting</text:p>
          </table:table-cell>
          <table:table-cell table:style-name="ce6" office:value-type="string" calcext:value-type="string">
            <text:p>Compostage.pdf</text:p>
          </table:table-cell>
          <table:table-cell table:style-name="ce6"/>
          <table:table-cell table:style-name="ce75" office:value-type="string" calcext:value-type="string">
            <text:p>Des conseils pour réaliser le compostage. Document complet et précis.</text:p>
          </table:table-cell>
          <table:table-cell table:style-name="ce75"/>
          <table:table-cell table:style-name="ce6" office:value-type="string" calcext:value-type="string">
            <text:p>epeluchure_mini.png</text:p>
          </table:table-cell>
          <table:table-cell table:style-name="ce6"/>
          <table:table-cell table:number-columns-repeated="2"/>
          <table:table-cell table:style-name="ce72" table:formula="of:=JSONDOCS([Docs.A5];[Docs.B5];[Docs.C5];[Docs.D5];[Docs.E5];[Docs.F5];[Docs.G5];[Docs.J5];[Docs.K5])" office:value-type="string" office:string-value="   {&#10;      &quot;code&quot;:&quot;doc_compostage&quot;,&#10;      &quot;nom&quot;:&quot;Compostage&quot;,&#10;      &quot;mots_cles&quot;:&quot;compostage&quot;,&#10;      &quot;url&quot;:&quot;www.mieuxtrieranantes.fr/docs/Compostage.pdf&quot;,&#10;      &quot;image&quot;:&quot;epeluchure_mini.png&quot;&#10;   }," calcext:value-type="string">
            <text:p>   {</text:p>
            <text:p>      "code":"doc_compostage",</text:p>
            <text:p>      "nom":"Compostage",</text:p>
            <text:p>      "mots_cles":"compostage",</text:p>
            <text:p>      "url":"www.mieuxtrieranantes.fr/docs/Compostage.pdf",</text:p>
            <text:p>      "image":"epeluchure_mini.png"</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trisacs</text:p>
          </table:table-cell>
          <table:table-cell table:style-name="ce6" office:value-type="string" calcext:value-type="string">
            <text:p>Tri’Sac - Consignes de tri</text:p>
          </table:table-cell>
          <table:table-cell table:style-name="ce15" office:value-type="string" calcext:value-type="string">
            <text:p>Tri'Sac - sorting instructions</text:p>
          </table:table-cell>
          <table:table-cell table:style-name="ce6" office:value-type="string" calcext:value-type="string">
            <text:p>trisac,consigne</text:p>
          </table:table-cell>
          <table:table-cell table:style-name="ce15" office:value-type="string" calcext:value-type="string">
            <text:p>TRISAC , ess</text:p>
          </table:table-cell>
          <table:table-cell table:style-name="ce6" office:value-type="string" calcext:value-type="string">
            <text:p>ConsignesDeTri_Trisacs.pdf</text:p>
          </table:table-cell>
          <table:table-cell table:style-name="ce6"/>
          <table:table-cell table:style-name="ce75" table:number-columns-repeated="2"/>
          <table:table-cell table:style-name="ce6" office:value-type="string" calcext:value-type="string">
            <text:p>nantes/sacs_jaune_et_bleu.png</text:p>
          </table:table-cell>
          <table:table-cell table:style-name="ce6" office:value-type="string" calcext:value-type="string">
            <text:p>MieuxTrierANantes 03/2015</text:p>
          </table:table-cell>
          <table:table-cell table:number-columns-repeated="2"/>
          <table:table-cell table:style-name="ce72" table:formula="of:=JSONDOCS([Docs.A6];[Docs.B6];[Docs.C6];[Docs.D6];[Docs.E6];[Docs.F6];[Docs.G6];[Docs.J6];[Docs.K6])" office:value-type="string" office:string-value="   {&#10;      &quot;code&quot;:&quot;doc_trisacs&quot;,&#10;      &quot;nom&quot;:&quot;Tri’Sac - Consignes de tri&quot;,&#10;      &quot;mots_cles&quot;:&quot;trisac,consigne&quot;,&#10;      &quot;url&quot;:&quot;www.mieuxtrieranantes.fr/docs/ConsignesDeTri_Trisacs.pdf&quot;,&#10;      &quot;image&quot;:&quot;nantes/sacs_jaune_et_bleu.png&quot;,&#10;      &quot;src&quot;:&quot;MieuxTrierANantes 03/2015&quot;&#10;   }," calcext:value-type="string">
            <text:p>   {</text:p>
            <text:p>      "code":"doc_trisacs",</text:p>
            <text:p>      "nom":"Tri’Sac - Consignes de tri",</text:p>
            <text:p>      "mots_cles":"trisac,consigne",</text:p>
            <text:p>      "url":"www.mieuxtrieranantes.fr/docs/ConsignesDeTri_Trisacs.pdf",</text:p>
            <text:p>      "image":"nantes/sacs_jaune_et_bleu.png",</text:p>
            <text:p>      "src":"MieuxTrierANantes 03/2015"</text:p>
            <text:p>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2">
          <table:table-cell table:style-name="ce6" office:value-type="string" calcext:value-type="string">
            <text:p>doc_jours_collectes_nantes</text:p>
          </table:table-cell>
          <table:table-cell table:style-name="ce6" office:value-type="string" calcext:value-type="string">
            <text:p>Carte des jours de collecte à Nantes</text:p>
          </table:table-cell>
          <table:table-cell table:style-name="ce15" office:value-type="string" calcext:value-type="string">
            <text:p>Map collection days in Nantes</text:p>
          </table:table-cell>
          <table:table-cell table:style-name="ce6" office:value-type="string" calcext:value-type="string">
            <text:p>nantes,horaires,collecte,mémo</text:p>
          </table:table-cell>
          <table:table-cell table:style-name="ce15" office:value-type="string" calcext:value-type="string">
            <text:p>Nantes , schedules, collection, memo</text:p>
          </table:table-cell>
          <table:table-cell table:style-name="ce6" office:value-type="string" calcext:value-type="string">
            <text:p>carte-jours-de-collecte-nantes_1326127232003.pdf</text:p>
          </table:table-cell>
          <table:table-cell table:style-name="ce6"/>
          <table:table-cell table:style-name="ce75" office:value-type="string" calcext:value-type="string">
            <text:p>Créé le 9 janvier 2012</text:p>
          </table:table-cell>
          <table:table-cell table:style-name="ce75"/>
          <table:table-cell table:style-name="ce6" office:value-type="string" calcext:value-type="string">
            <text:p>carte_retrait_trisacs.jpg</text:p>
          </table:table-cell>
          <table:table-cell table:style-name="ce6" office:value-type="string" calcext:value-type="string">
            <text:p>03/2015</text:p>
          </table:table-cell>
          <table:table-cell table:number-columns-repeated="2"/>
          <table:table-cell table:style-name="ce72" table:formula="of:=JSONDOCS([Docs.A7];[Docs.B7];[Docs.C7];[Docs.D7];[Docs.E7];[Docs.F7];[Docs.G7];[Docs.J7];[Docs.K7])" office:value-type="string" office:string-value="   {&#10;      &quot;code&quot;:&quot;doc_jours_collectes_nantes&quot;,&#10;      &quot;nom&quot;:&quot;Carte des jours de collecte à Nantes&quot;,&#10;      &quot;mots_cles&quot;:&quot;nantes,horaires,collecte,memo&quot;,&#10;      &quot;url&quot;:&quot;www.mieuxtrieranantes.fr/docs/carte-jours-de-collecte-nantes_1326127232003.pdf&quot;,&#10;      &quot;image&quot;:&quot;carte_retrait_trisacs.jpg&quot;,&#10;      &quot;src&quot;:&quot;03/2015&quot;&#10;   }," calcext:value-type="string">
            <text:p>   {</text:p>
            <text:p>      "code":"doc_jours_collectes_nantes",</text:p>
            <text:p>      "nom":"Carte des jours de collecte à Nantes",</text:p>
            <text:p>      "mots_cles":"nantes,horaires,collecte,memo",</text:p>
            <text:p>      "url":"www.mieuxtrieranantes.fr/docs/carte-jours-de-collecte-nantes_1326127232003.pdf",</text:p>
            <text:p>      "image":"carte_retrait_trisacs.jp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boug</text:p>
          </table:table-cell>
          <table:table-cell table:style-name="ce6" office:value-type="string" calcext:value-type="string">
            <text:p>Mémo Bouguenais sur site 'Nantes Métropole'</text:p>
          </table:table-cell>
          <table:table-cell table:style-name="ce15" office:value-type="string" calcext:value-type="string">
            <text:p>Memo Bouguenais on web site 'Nantes Métropole '</text:p>
          </table:table-cell>
          <table:table-cell table:style-name="ce6" office:value-type="string" calcext:value-type="string">
            <text:p>bouguenais,horaires,collecte,mémo</text:p>
          </table:table-cell>
          <table:table-cell table:style-name="ce15" office:value-type="string" calcext:value-type="string">
            <text:p>bouguenais , schedules, collection, memo</text:p>
          </table:table-cell>
          <table:table-cell table:style-name="ce6" office:value-type="string" calcext:value-type="string">
            <text:p>memo-bouguenais_1282834955329.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8];[Docs.B8];[Docs.C8];[Docs.D8];[Docs.E8];[Docs.F8];[Docs.G8];[Docs.J8];[Docs.K8])" office:value-type="string" office:string-value="   {&#10;      &quot;code&quot;:&quot;doc_memoboug&quot;,&#10;      &quot;nom&quot;:&quot;Mémo Bouguenais sur site 'Nantes Métropole'&quot;,&#10;      &quot;mots_cles&quot;:&quot;bouguenais,horaires,collecte,memo&quot;,&#10;      &quot;url&quot;:&quot;www.mieuxtrieranantes.fr/docs/memo-bouguenais_1282834955329.pdf&quot;,&#10;      &quot;image&quot;:&quot;application-pdf.png&quot;,&#10;      &quot;src&quot;:&quot;03/2015&quot;&#10;   }," calcext:value-type="string">
            <text:p>   {</text:p>
            <text:p>      "code":"doc_memoboug",</text:p>
            <text:p>      "nom":"Mémo Bouguenais sur site 'Nantes Métropole'",</text:p>
            <text:p>      "mots_cles":"bouguenais,horaires,collecte,memo",</text:p>
            <text:p>      "url":"www.mieuxtrieranantes.fr/docs/memo-bouguenais_128283495532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carquefou</text:p>
          </table:table-cell>
          <table:table-cell table:style-name="ce6" office:value-type="string" calcext:value-type="string">
            <text:p>Mémo Carquefou sur site 'Nantes Métropole'</text:p>
          </table:table-cell>
          <table:table-cell table:style-name="ce15" office:value-type="string" calcext:value-type="string">
            <text:p>Memo Carquefou on web site 'Nantes Métropole '</text:p>
          </table:table-cell>
          <table:table-cell table:style-name="ce6" office:value-type="string" calcext:value-type="string">
            <text:p>carquefou,horaires,collecte,mémo</text:p>
          </table:table-cell>
          <table:table-cell table:style-name="ce15" office:value-type="string" calcext:value-type="string">
            <text:p>carquefou , schedules, collection, memo</text:p>
          </table:table-cell>
          <table:table-cell table:style-name="ce6" office:value-type="string" calcext:value-type="string">
            <text:p>memo-carquefou_1282835093377.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9];[Docs.B9];[Docs.C9];[Docs.D9];[Docs.E9];[Docs.F9];[Docs.G9];[Docs.J9];[Docs.K9])" office:value-type="string" office:string-value="   {&#10;      &quot;code&quot;:&quot;doc_memocarquefou&quot;,&#10;      &quot;nom&quot;:&quot;Mémo Carquefou sur site 'Nantes Métropole'&quot;,&#10;      &quot;mots_cles&quot;:&quot;carquefou,horaires,collecte,memo&quot;,&#10;      &quot;url&quot;:&quot;www.mieuxtrieranantes.fr/docs/memo-carquefou_1282835093377.pdf&quot;,&#10;      &quot;image&quot;:&quot;application-pdf.png&quot;,&#10;      &quot;src&quot;:&quot;03/2015&quot;&#10;   }," calcext:value-type="string">
            <text:p>   {</text:p>
            <text:p>      "code":"doc_memocarquefou",</text:p>
            <text:p>      "nom":"Mémo Carquefou sur site 'Nantes Métropole'",</text:p>
            <text:p>      "mots_cles":"carquefou,horaires,collecte,memo",</text:p>
            <text:p>      "url":"www.mieuxtrieranantes.fr/docs/memo-carquefou_128283509337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lamontagne</text:p>
          </table:table-cell>
          <table:table-cell table:style-name="ce6" office:value-type="string" calcext:value-type="string">
            <text:p>Mémo La Montagne sur site 'Nantes Métropole'</text:p>
          </table:table-cell>
          <table:table-cell table:style-name="ce15" office:value-type="string" calcext:value-type="string">
            <text:p>Memo Mountain on web site 'Nantes Métropole '</text:p>
          </table:table-cell>
          <table:table-cell table:style-name="ce6" office:value-type="string" calcext:value-type="string">
            <text:p>montagne,horaires,collecte,mémo</text:p>
          </table:table-cell>
          <table:table-cell table:style-name="ce15" office:value-type="string" calcext:value-type="string">
            <text:p>mountain, schedules, collection, memo</text:p>
          </table:table-cell>
          <table:table-cell table:style-name="ce6" office:value-type="string" calcext:value-type="string">
            <text:p>memo-la-montagne-1296561052760_1302267950441.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0];[Docs.B10];[Docs.C10];[Docs.D10];[Docs.E10];[Docs.F10];[Docs.G10];[Docs.J10];[Docs.K10])" office:value-type="string" office:string-value="   {&#10;      &quot;code&quot;:&quot;doc_memolamontagne&quot;,&#10;      &quot;nom&quot;:&quot;Mémo La Montagne sur site 'Nantes Métropole'&quot;,&#10;      &quot;mots_cles&quot;:&quot;montagne,horaires,collecte,memo&quot;,&#10;      &quot;url&quot;:&quot;www.mieuxtrieranantes.fr/docs/memo-la-montagne-1296561052760_1302267950441.pdf&quot;,&#10;      &quot;image&quot;:&quot;application-pdf.png&quot;,&#10;      &quot;src&quot;:&quot;03/2015&quot;&#10;   }," calcext:value-type="string">
            <text:p>   {</text:p>
            <text:p>      "code":"doc_memolamontagne",</text:p>
            <text:p>      "nom":"Mémo La Montagne sur site 'Nantes Métropole'",</text:p>
            <text:p>      "mots_cles":"montagne,horaires,collecte,memo",</text:p>
            <text:p>      "url":"www.mieuxtrieranantes.fr/docs/memo-la-montagne-1296561052760_130226795044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lachapellesurerdre</text:p>
          </table:table-cell>
          <table:table-cell table:style-name="ce6" office:value-type="string" calcext:value-type="string">
            <text:p>Mémo La Chapelle Sur Erdre sur site 'Nantes Métropole'</text:p>
          </table:table-cell>
          <table:table-cell table:style-name="ce15" office:value-type="string" calcext:value-type="string">
            <text:p>Memo La Chapelle Sur Erdre on web site 'Nantes Métropole '</text:p>
          </table:table-cell>
          <table:table-cell table:style-name="ce6" office:value-type="string" calcext:value-type="string">
            <text:p>chapelle,erdre,horaires,collecte,mémo</text:p>
          </table:table-cell>
          <table:table-cell table:style-name="ce15" office:value-type="string" calcext:value-type="string">
            <text:p>Chapel erdre , schedules, collection, memo</text:p>
          </table:table-cell>
          <table:table-cell table:style-name="ce6" office:value-type="string" calcext:value-type="string">
            <text:p>memo-la-chapelle-sur-erdre-1296561007469_1302267598517.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1];[Docs.B11];[Docs.C11];[Docs.D11];[Docs.E11];[Docs.F11];[Docs.G11];[Docs.J11];[Docs.K11])" office:value-type="string" office:string-value="   {&#10;      &quot;code&quot;:&quot;doc_memolachapellesurerdre&quot;,&#10;      &quot;nom&quot;:&quot;Mémo La Chapelle Sur Erdre sur site 'Nantes Métropole'&quot;,&#10;      &quot;mots_cles&quot;:&quot;chapelle,erdre,horaires,collecte,memo&quot;,&#10;      &quot;url&quot;:&quot;www.mieuxtrieranantes.fr/docs/memo-la-chapelle-sur-erdre-1296561007469_1302267598517.pdf&quot;,&#10;      &quot;image&quot;:&quot;application-pdf.png&quot;,&#10;      &quot;src&quot;:&quot;03/2015&quot;&#10;   }," calcext:value-type="string">
            <text:p>   {</text:p>
            <text:p>      "code":"doc_memolachapellesurerdre",</text:p>
            <text:p>      "nom":"Mémo La Chapelle Sur Erdre sur site 'Nantes Métropole'",</text:p>
            <text:p>      "mots_cles":"chapelle,erdre,horaires,collecte,memo",</text:p>
            <text:p>      "url":"www.mieuxtrieranantes.fr/docs/memo-la-chapelle-sur-erdre-1296561007469_1302267598517.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orvault</text:p>
          </table:table-cell>
          <table:table-cell table:style-name="ce6" office:value-type="string" calcext:value-type="string">
            <text:p>Mémo Orvault sur site 'Nantes Métropole'</text:p>
          </table:table-cell>
          <table:table-cell table:style-name="ce15" office:value-type="string" calcext:value-type="string">
            <text:p>Memo Orvault on web site 'Nantes Métropole '</text:p>
          </table:table-cell>
          <table:table-cell table:style-name="ce6" office:value-type="string" calcext:value-type="string">
            <text:p>orvault,horaires,collecte,mémo</text:p>
          </table:table-cell>
          <table:table-cell table:style-name="ce15" office:value-type="string" calcext:value-type="string">
            <text:p>orvault , schedules, collection, memo</text:p>
          </table:table-cell>
          <table:table-cell table:style-name="ce6" office:value-type="string" calcext:value-type="string">
            <text:p>memo-orvault_1282835689006.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2];[Docs.B12];[Docs.C12];[Docs.D12];[Docs.E12];[Docs.F12];[Docs.G12];[Docs.J12];[Docs.K12])" office:value-type="string" office:string-value="   {&#10;      &quot;code&quot;:&quot;doc_memoorvault&quot;,&#10;      &quot;nom&quot;:&quot;Mémo Orvault sur site 'Nantes Métropole'&quot;,&#10;      &quot;mots_cles&quot;:&quot;orvault,horaires,collecte,memo&quot;,&#10;      &quot;url&quot;:&quot;www.mieuxtrieranantes.fr/docs/memo-orvault_1282835689006.pdf&quot;,&#10;      &quot;image&quot;:&quot;application-pdf.png&quot;,&#10;      &quot;src&quot;:&quot;03/2015&quot;&#10;   }," calcext:value-type="string">
            <text:p>   {</text:p>
            <text:p>      "code":"doc_memoorvault",</text:p>
            <text:p>      "nom":"Mémo Orvault sur site 'Nantes Métropole'",</text:p>
            <text:p>      "mots_cles":"orvault,horaires,collecte,memo",</text:p>
            <text:p>      "url":"www.mieuxtrieranantes.fr/docs/memo-orvault_128283568900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reze</text:p>
          </table:table-cell>
          <table:table-cell table:style-name="ce6" office:value-type="string" calcext:value-type="string">
            <text:p>Mémo Rezé sur site 'Nantes Métropole'</text:p>
          </table:table-cell>
          <table:table-cell table:style-name="ce15" office:value-type="string" calcext:value-type="string">
            <text:p>Memo Rezé on web site 'Nantes Métropole '</text:p>
          </table:table-cell>
          <table:table-cell table:style-name="ce6" office:value-type="string" calcext:value-type="string">
            <text:p>reze,horaires,collecte,mémo</text:p>
          </table:table-cell>
          <table:table-cell table:style-name="ce15" office:value-type="string" calcext:value-type="string">
            <text:p>reze , schedules, collection, memo</text:p>
          </table:table-cell>
          <table:table-cell table:style-name="ce6" office:value-type="string" calcext:value-type="string">
            <text:p>memo-reze_1282835751490.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3];[Docs.B13];[Docs.C13];[Docs.D13];[Docs.E13];[Docs.F13];[Docs.G13];[Docs.J13];[Docs.K13])" office:value-type="string" office:string-value="   {&#10;      &quot;code&quot;:&quot;doc_memoreze&quot;,&#10;      &quot;nom&quot;:&quot;Mémo Rezé sur site 'Nantes Métropole'&quot;,&#10;      &quot;mots_cles&quot;:&quot;reze,horaires,collecte,memo&quot;,&#10;      &quot;url&quot;:&quot;www.mieuxtrieranantes.fr/docs/memo-reze_1282835751490.pdf&quot;,&#10;      &quot;image&quot;:&quot;application-pdf.png&quot;,&#10;      &quot;src&quot;:&quot;03/2015&quot;&#10;   }," calcext:value-type="string">
            <text:p>   {</text:p>
            <text:p>      "code":"doc_memoreze",</text:p>
            <text:p>      "nom":"Mémo Rezé sur site 'Nantes Métropole'",</text:p>
            <text:p>      "mots_cles":"reze,horaires,collecte,memo",</text:p>
            <text:p>      "url":"www.mieuxtrieranantes.fr/docs/memo-reze_1282835751490.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aintherblain</text:p>
          </table:table-cell>
          <table:table-cell table:style-name="ce6" office:value-type="string" calcext:value-type="string">
            <text:p>Mémo Saint-Herblain sur site 'Nantes Métropole'</text:p>
          </table:table-cell>
          <table:table-cell table:style-name="ce15" office:value-type="string" calcext:value-type="string">
            <text:p>Memo Saint-Herblain on-site 'Nantes Métropole '</text:p>
          </table:table-cell>
          <table:table-cell table:style-name="ce6" office:value-type="string" calcext:value-type="string">
            <text:p>saint-herblain,st-herblain,herblain,horaires,collecte,mémo</text:p>
          </table:table-cell>
          <table:table-cell table:style-name="ce15" office:value-type="string" calcext:value-type="string">
            <text:p>saint- herblain , st -herblain , herblain , schedules, collection, memo</text:p>
          </table:table-cell>
          <table:table-cell table:style-name="ce6" office:value-type="string" calcext:value-type="string">
            <text:p>memo-saint-herblain_1282835815451.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4];[Docs.B14];[Docs.C14];[Docs.D14];[Docs.E14];[Docs.F14];[Docs.G14];[Docs.J14];[Docs.K14])" office:value-type="string" office:string-value="   {&#10;      &quot;code&quot;:&quot;doc_memosaintherblain&quot;,&#10;      &quot;nom&quot;:&quot;Mémo Saint-Herblain sur site 'Nantes Métropole'&quot;,&#10;      &quot;mots_cles&quot;:&quot;saint,herblain,st,herblain,herblain,horaires,collecte,memo&quot;,&#10;      &quot;url&quot;:&quot;www.mieuxtrieranantes.fr/docs/memo-saint-herblain_1282835815451.pdf&quot;,&#10;      &quot;image&quot;:&quot;application-pdf.png&quot;,&#10;      &quot;src&quot;:&quot;03/2015&quot;&#10;   }," calcext:value-type="string">
            <text:p>   {</text:p>
            <text:p>      "code":"doc_memosaintherblain",</text:p>
            <text:p>      "nom":"Mémo Saint-Herblain sur site 'Nantes Métropole'",</text:p>
            <text:p>      "mots_cles":"saint,herblain,st,herblain,herblain,horaires,collecte,memo",</text:p>
            <text:p>      "url":"www.mieuxtrieranantes.fr/docs/memo-saint-herblain_1282835815451.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aintsebastien</text:p>
          </table:table-cell>
          <table:table-cell table:style-name="ce6" office:value-type="string" calcext:value-type="string">
            <text:p>Mémo Saint-Sébastien sur site 'Nantes Métropole'</text:p>
          </table:table-cell>
          <table:table-cell table:style-name="ce15" office:value-type="string" calcext:value-type="string">
            <text:p>Memo San Sebastian on-site 'Nantes Métropole '</text:p>
          </table:table-cell>
          <table:table-cell table:style-name="ce6" office:value-type="string" calcext:value-type="string">
            <text:p>st-sébastien,saint-sébastien,sébastien,carquefou,horaires,collecte,mémo</text:p>
          </table:table-cell>
          <table:table-cell table:style-name="ce15" office:value-type="string" calcext:value-type="string">
            <text:p>St Sebastian , St. Sebastian , Sebastian , carquefou , schedules, collection, memo</text:p>
          </table:table-cell>
          <table:table-cell table:style-name="ce6" office:value-type="string" calcext:value-type="string">
            <text:p>memo-saint-sebastien_1282835889068.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5];[Docs.B15];[Docs.C15];[Docs.D15];[Docs.E15];[Docs.F15];[Docs.G15];[Docs.J15];[Docs.K15])" office:value-type="string" office:string-value="   {&#10;      &quot;code&quot;:&quot;doc_memosaintsebastien&quot;,&#10;      &quot;nom&quot;:&quot;Mémo Saint-Sébastien sur site 'Nantes Métropole'&quot;,&#10;      &quot;mots_cles&quot;:&quot;st,sebastien,saint,sebastien,sebastien,carquefou,horaires,collecte,memo&quot;,&#10;      &quot;url&quot;:&quot;www.mieuxtrieranantes.fr/docs/memo-saint-sebastien_1282835889068.pdf&quot;,&#10;      &quot;image&quot;:&quot;application-pdf.png&quot;,&#10;      &quot;src&quot;:&quot;03/2015&quot;&#10;   }," calcext:value-type="string">
            <text:p>   {</text:p>
            <text:p>      "code":"doc_memosaintsebastien",</text:p>
            <text:p>      "nom":"Mémo Saint-Sébastien sur site 'Nantes Métropole'",</text:p>
            <text:p>      "mots_cles":"st,sebastien,saint,sebastien,sebastien,carquefou,horaires,collecte,memo",</text:p>
            <text:p>      "url":"www.mieuxtrieranantes.fr/docs/memo-saint-sebastien_1282835889068.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sjb</text:p>
          </table:table-cell>
          <table:table-cell table:style-name="ce6" office:value-type="string" calcext:value-type="string">
            <text:p>Mémo Saint-Jean-Boiseau sur site 'Nantes Métropole'</text:p>
          </table:table-cell>
          <table:table-cell table:style-name="ce15" office:value-type="string" calcext:value-type="string">
            <text:p>Memo Saint-Jean- Boiseau on web site 'Nantes Métropole '</text:p>
          </table:table-cell>
          <table:table-cell table:style-name="ce6" office:value-type="string" calcext:value-type="string">
            <text:p>Saint-jean-boisseau,boisseau,horaires,collecte,mémo</text:p>
          </table:table-cell>
          <table:table-cell table:style-name="ce15" office:value-type="string" calcext:value-type="string">
            <text:p>Saint-jean- bushel bushel, schedules, collection, memo</text:p>
          </table:table-cell>
          <table:table-cell table:style-name="ce6" office:value-type="string" calcext:value-type="string">
            <text:p>memo-st-jean-boiseau-1296561133663_1302269567876.pdf</text:p>
          </table:table-cell>
          <table:table-cell/>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6];[Docs.B16];[Docs.C16];[Docs.D16];[Docs.E16];[Docs.F16];[Docs.G16];[Docs.J16];[Docs.K16])" office:value-type="string" office:string-value="   {&#10;      &quot;code&quot;:&quot;doc_memosjb&quot;,&#10;      &quot;nom&quot;:&quot;Mémo Saint-Jean-Boiseau sur site 'Nantes Métropole'&quot;,&#10;      &quot;mots_cles&quot;:&quot;saint,jean,boisseau,boisseau,horaires,collecte,memo&quot;,&#10;      &quot;url&quot;:&quot;www.mieuxtrieranantes.fr/docs/memo-st-jean-boiseau-1296561133663_1302269567876.pdf&quot;,&#10;      &quot;image&quot;:&quot;application-pdf.png&quot;,&#10;      &quot;src&quot;:&quot;03/2015&quot;&#10;   }," calcext:value-type="string">
            <text:p>   {</text:p>
            <text:p>      "code":"doc_memosjb",</text:p>
            <text:p>      "nom":"Mémo Saint-Jean-Boiseau sur site 'Nantes Métropole'",</text:p>
            <text:p>      "mots_cles":"saint,jean,boisseau,boisseau,horaires,collecte,memo",</text:p>
            <text:p>      "url":"www.mieuxtrieranantes.fr/docs/memo-st-jean-boiseau-1296561133663_1302269567876.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memothouare</text:p>
          </table:table-cell>
          <table:table-cell table:style-name="ce6" office:value-type="string" calcext:value-type="string">
            <text:p>Mémo Thouré sur site 'Nantes Métropole'</text:p>
          </table:table-cell>
          <table:table-cell table:style-name="ce15" office:value-type="string" calcext:value-type="string">
            <text:p>Memo Thouré on web site 'Nantes Métropole '</text:p>
          </table:table-cell>
          <table:table-cell table:style-name="ce6" office:value-type="string" calcext:value-type="string">
            <text:p>thouaré,horaires,collecte,mémo</text:p>
          </table:table-cell>
          <table:table-cell table:style-name="ce15" office:value-type="string" calcext:value-type="string">
            <text:p>thouare , schedules, collection, memo</text:p>
          </table:table-cell>
          <table:table-cell table:style-name="ce6" office:value-type="string" calcext:value-type="string">
            <text:p>memo-thouare-1296561208069_1302270598579.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3/2015</text:p>
          </table:table-cell>
          <table:table-cell table:number-columns-repeated="2"/>
          <table:table-cell table:style-name="ce72" table:formula="of:=JSONDOCS([Docs.A17];[Docs.B17];[Docs.C17];[Docs.D17];[Docs.E17];[Docs.F17];[Docs.G17];[Docs.J17];[Docs.K17])" office:value-type="string" office:string-value="   {&#10;      &quot;code&quot;:&quot;doc_memothouare&quot;,&#10;      &quot;nom&quot;:&quot;Mémo Thouré sur site 'Nantes Métropole'&quot;,&#10;      &quot;mots_cles&quot;:&quot;thouare,horaires,collecte,memo&quot;,&#10;      &quot;url&quot;:&quot;www.mieuxtrieranantes.fr/docs/memo-thouare-1296561208069_1302270598579.pdf&quot;,&#10;      &quot;image&quot;:&quot;application-pdf.png&quot;,&#10;      &quot;src&quot;:&quot;03/2015&quot;&#10;   }," calcext:value-type="string">
            <text:p>   {</text:p>
            <text:p>      "code":"doc_memothouare",</text:p>
            <text:p>      "nom":"Mémo Thouré sur site 'Nantes Métropole'",</text:p>
            <text:p>      "mots_cles":"thouare,horaires,collecte,memo",</text:p>
            <text:p>      "url":"www.mieuxtrieranantes.fr/docs/memo-thouare-1296561208069_1302270598579.pdf",</text:p>
            <text:p>      "image":"application-pdf.png",</text:p>
            <text:p>      "src":"03/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envie44</text:p>
          </table:table-cell>
          <table:table-cell table:style-name="ce6" office:value-type="string" calcext:value-type="string">
            <text:p>Présentation de 'Envie 44'</text:p>
          </table:table-cell>
          <table:table-cell table:style-name="ce15" office:value-type="string" calcext:value-type="string">
            <text:p>Presentation of 'Envie 44'</text:p>
          </table:table-cell>
          <table:table-cell table:style-name="ce6" office:value-type="string" calcext:value-type="string">
            <text:p>envie</text:p>
          </table:table-cell>
          <table:table-cell table:style-name="ce15" office:value-type="string" calcext:value-type="string">
            <text:p>envie</text:p>
          </table:table-cell>
          <table:table-cell table:style-name="ce6" office:value-type="string" calcext:value-type="string">
            <text:p>Envie44.pdf</text:p>
          </table:table-cell>
          <table:table-cell table:style-name="ce6"/>
          <table:table-cell table:style-name="ce75" table:number-columns-repeated="2"/>
          <table:table-cell table:style-name="ce6" office:value-type="string" calcext:value-type="string">
            <text:p>application-pdf.png</text:p>
          </table:table-cell>
          <table:table-cell table:style-name="ce6" office:value-type="string" calcext:value-type="string">
            <text:p>09/2015</text:p>
          </table:table-cell>
          <table:table-cell table:number-columns-repeated="2"/>
          <table:table-cell table:style-name="ce72" table:formula="of:=JSONDOCS([Docs.A18];[Docs.B18];[Docs.C18];[Docs.D18];[Docs.E18];[Docs.F18];[Docs.G18];[Docs.J18];[Docs.K18])" office:value-type="string" office:string-value="   {&#10;      &quot;code&quot;:&quot;doc_envie44&quot;,&#10;      &quot;nom&quot;:&quot;Présentation de 'Envie 44'&quot;,&#10;      &quot;mots_cles&quot;:&quot;envie&quot;,&#10;      &quot;url&quot;:&quot;www.mieuxtrieranantes.fr/docs/Envie44.pdf&quot;,&#10;      &quot;image&quot;:&quot;application-pdf.png&quot;,&#10;      &quot;src&quot;:&quot;09/2015&quot;&#10;   }," calcext:value-type="string">
            <text:p>   {</text:p>
            <text:p>      "code":"doc_envie44",</text:p>
            <text:p>      "nom":"Présentation de 'Envie 44'",</text:p>
            <text:p>      "mots_cles":"envie",</text:p>
            <text:p>      "url":"www.mieuxtrieranantes.fr/docs/Envie44.pdf",</text:p>
            <text:p>      "image":"application-pdf.png",</text:p>
            <text:p>      "src":"09/2015"</text:p>
            <text:p>   },</text:p>
          </table:table-cell>
          <table:table-cell office:value-type="string" calcext:value-type="string">
            <text:p><text:s/></text:p>
          </table:table-cell>
          <table:table-cell table:number-columns-repeated="252"/>
        </table:table-row>
        <table:table-row table:style-name="ro2">
          <table:table-cell table:style-name="ce6" office:value-type="string" calcext:value-type="string">
            <text:p>doc_batteries</text:p>
          </table:table-cell>
          <table:table-cell table:style-name="ce73" office:value-type="string" calcext:value-type="string">
            <text:p>Prolonger la durée des batteries</text:p>
          </table:table-cell>
          <table:table-cell table:style-name="ce6" office:value-type="string" calcext:value-type="string">
            <text:p>Extend battery duration</text:p>
          </table:table-cell>
          <table:table-cell table:style-name="ce6" office:value-type="string" calcext:value-type="string">
            <text:p>batterie</text:p>
          </table:table-cell>
          <table:table-cell table:style-name="ce6" office:value-type="string" calcext:value-type="string">
            <text:p>battery</text:p>
          </table:table-cell>
          <table:table-cell table:style-name="ce6" office:value-type="string" calcext:value-type="string">
            <text:p>batteries_Lithium_Ion.pdf</text:p>
          </table:table-cell>
          <table:table-cell table:style-name="ce6"/>
          <table:table-cell table:style-name="ce75" office:value-type="string" calcext:value-type="string">
            <text:p>Explication du bon <text:span text:style-name="T4">usage des batteries de PC portables, téléphone et autre baladeurs MP3.</text:span></text:p>
          </table:table-cell>
          <table:table-cell table:style-name="ce75" office:value-type="string" calcext:value-type="string">
            <text:p>Understanding the proper use of laptop batteries PC, phone and other MP3 players.</text:p>
          </table:table-cell>
          <table:table-cell table:style-name="ce6" office:value-type="string" calcext:value-type="string">
            <text:p>batterie_lithium.png</text:p>
          </table:table-cell>
          <table:table-cell table:style-name="ce6" office:value-type="string" calcext:value-type="string">
            <text:p>10/2016</text:p>
          </table:table-cell>
          <table:table-cell table:number-columns-repeated="2"/>
          <table:table-cell table:style-name="ce72" table:formula="of:=JSONDOCS([Docs.A19];[Docs.B19];[Docs.C19];[Docs.D19];[Docs.E19];[Docs.F19];[Docs.G19];[Docs.J19];[Docs.K19])" office:value-type="string" office:string-value="   {&#10;      &quot;code&quot;:&quot;doc_batteries&quot;,&#10;      &quot;nom&quot;:&quot;Prolonger la durée des batteries&quot;,&#10;      &quot;mots_cles&quot;:&quot;batterie&quot;,&#10;      &quot;url&quot;:&quot;www.mieuxtrieranantes.fr/docs/batteries_Lithium_Ion.pdf&quot;,&#10;      &quot;image&quot;:&quot;batterie_lithium.png&quot;,&#10;      &quot;src&quot;:&quot;10/2016&quot;&#10;   }," calcext:value-type="string">
            <text:p>   {</text:p>
            <text:p>      "code":"doc_batteries",</text:p>
            <text:p>      "nom":"Prolonger la durée des batteries",</text:p>
            <text:p>      "mots_cles":"batterie",</text:p>
            <text:p>      "url":"www.mieuxtrieranantes.fr/docs/batteries_Lithium_Ion.pdf",</text:p>
            <text:p>      "image":"batterie_lithium.png",</text:p>
            <text:p>      "src":"10/2016"</text:p>
            <text:p>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2">
          <table:table-cell table:style-name="ce6" table:number-columns-repeated="7"/>
          <table:table-cell table:style-name="ce75" table:number-columns-repeated="2"/>
          <table:table-cell table:style-name="ce6" office:value-type="string" calcext:value-type="string">
            <text:p>application-pdf.png</text:p>
          </table:table-cell>
          <table:table-cell table:style-name="ce6"/>
          <table:table-cell table:number-columns-repeated="2"/>
          <table:table-cell table:style-name="ce77"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2">
          <table:table-cell table:style-name="ce6" table:number-columns-repeated="7"/>
          <table:table-cell table:style-name="ce75" table:number-columns-repeated="2"/>
          <table:table-cell table:style-name="ce6" table:number-columns-repeated="2"/>
          <table:table-cell table:number-columns-repeated="2"/>
          <table:table-cell table:style-name="ce77"/>
          <table:table-cell table:number-columns-repeated="4"/>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table-cell table:number-columns-repeated="18"/>
          <table:table-cell office:value-type="string" calcext:value-type="string">
            <text:p><text:s/></text:p>
          </table:table-cell>
          <table:table-cell table:number-columns-repeated="248"/>
        </table:table-row>
        <table:table-row table:style-name="ro2" table:number-rows-repeated="1048432">
          <table:table-cell table:number-columns-repeated="267"/>
        </table:table-row>
        <table:table-row table:style-name="ro6" table:number-rows-repeated="2">
          <table:table-cell table:number-columns-repeated="267"/>
        </table:table-row>
        <table:table-row table:style-name="ro6">
          <table:table-cell table:number-columns-repeated="267"/>
        </table:table-row>
      </table:table>
      <table:table table:name="Conseils" table:style-name="ta3" table:print="false">
        <office:forms form:automatic-focus="false" form:apply-design-mode="false"/>
        <table:table-column table:style-name="co187" table:default-cell-style-name="Default"/>
        <table:table-column table:style-name="co188" table:default-cell-style-name="Default"/>
        <table:table-column table:style-name="co189" table:default-cell-style-name="Default"/>
        <table:table-column table:style-name="co190" table:default-cell-style-name="Default"/>
        <table:table-column table:style-name="co40" table:default-cell-style-name="Default"/>
        <table:table-column table:style-name="co191" table:default-cell-style-name="Default"/>
        <table:table-column table:style-name="co192" table:number-columns-repeated="2" table:default-cell-style-name="Default"/>
        <table:table-column table:style-name="co28" table:default-cell-style-name="Default"/>
        <table:table-column table:style-name="co61" table:default-cell-style-name="Default"/>
        <table:table-column table:style-name="co193" table:default-cell-style-name="Default"/>
        <table:table-column table:style-name="co194" table:number-columns-repeated="17" table:default-cell-style-name="Default"/>
        <table:table-column table:style-name="co40" table:number-columns-repeated="230" table:default-cell-style-name="Default"/>
        <table:table-row table:style-name="ro2">
          <table:table-cell table:style-name="ce262"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2">
          <table:table-cell table:style-name="ce263"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2">
          <table:table-cell table:style-name="ce234" table:number-columns-repeated="5"/>
          <table:table-cell table:number-columns-repeated="6"/>
          <table:table-cell office:value-type="string" calcext:value-type="string">
            <text:p><text:s/></text:p>
          </table:table-cell>
          <table:table-cell table:number-columns-repeated="246"/>
        </table:table-row>
        <table:table-row table:style-name="ro2">
          <table:table-cell table:style-name="ce264" office:value-type="string" calcext:value-type="string">
            <text:p>Code</text:p>
          </table:table-cell>
          <table:table-cell table:style-name="ce264" office:value-type="string" calcext:value-type="string">
            <office:annotation draw:style-name="gr2" draw:text-style-name="P3" svg:width="28.99mm" svg:height="10.69mm" svg:x="187.66mm" svg:y="0mm" draw:caption-point-x="-6.1mm" draw:caption-point-y="15.07mm">
              <dc:date>2017-04-19T00:00:00</dc:date>
              <text:p text:style-name="P2"><text:span text:style-name="T18">Pas les caractères ? )</text:span></text:p>
            </office:annotation>
            <text:p>Nom</text:p>
          </table:table-cell>
          <table:table-cell table:style-name="ce274" office:value-type="string" calcext:value-type="string">
            <text:p>Nom_en</text:p>
          </table:table-cell>
          <table:table-cell table:style-name="ce274" office:value-type="string" calcext:value-type="string">
            <text:p>Description</text:p>
          </table:table-cell>
          <table:table-cell table:style-name="ce274" office:value-type="string" calcext:value-type="string">
            <text:p>Description_en</text:p>
          </table:table-cell>
          <table:table-cell table:style-name="ce274" office:value-type="string" calcext:value-type="string">
            <text:p>Fiche</text:p>
          </table:table-cell>
          <table:table-cell table:style-name="ce274" office:value-type="string" calcext:value-type="string">
            <text:p>Fiche OLD</text:p>
          </table:table-cell>
          <table:table-cell table:style-name="ce288" office:value-type="string" calcext:value-type="string">
            <text:p>Date vérif</text:p>
          </table:table-cell>
          <table:table-cell table:style-name="ce288" office:value-type="string" calcext:value-type="string">
            <text:p>Source</text:p>
          </table:table-cell>
          <table:table-cell/>
          <table:table-cell table:style-name="ce255" office:value-type="string" calcext:value-type="string">
            <text:p><text:span text:style-name="T19">var</text:span><text:span text:style-name="T20"> _advicesDatas = [</text:span></text:p>
          </table:table-cell>
          <table:table-cell office:value-type="string" calcext:value-type="string">
            <text:p><text:s/></text:p>
          </table:table-cell>
          <table:table-cell table:number-columns-repeated="246"/>
        </table:table-row>
        <table:table-row table:style-name="ro49">
          <table:table-cell table:style-name="ce192" office:value-type="string" calcext:value-type="string">
            <text:p>cons_collectes_bacs</text:p>
          </table:table-cell>
          <table:table-cell table:style-name="ce192" office:value-type="string" calcext:value-type="string">
            <text:p>Une collecte par semaine pour les bacs</text:p>
          </table:table-cell>
          <table:table-cell table:style-name="ce206" office:value-type="string" calcext:value-type="string">
            <text:p>Per week for a collection bins</text:p>
          </table:table-cell>
          <table:table-cell table:style-name="ce206" office:value-type="string" calcext:value-type="string">
            <text:p>Depuis lundi 2 janvier 2012, il y a une collecte de bac jaune par semaine, et une collecte de bac bleu par semaine également.</text:p>
          </table:table-cell>
          <table:table-cell table:style-name="ce206" office:value-type="string" calcext:value-type="string">
            <text:p>Since Monday, January 2, 2012, there is a yellow bin collection week, and a blue bin collection week also.</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5];[.B5];[.C5];[.D5];[.E5];[.G5];[.H5];[.I5])" office:value-type="string" office:string-value="   {&#10;      &quot;code&quot;:&quot;cons_collectes_bacs&quot;,&#10;      &quot;nom&quot;:&quot;Une collecte par semaine pour les bacs&quot;,&#10;      &quot;nom_en&quot;:&quot;Per week for a collection bins&quot;,&#10;      &quot;descr&quot;:&quot;Depuis lundi 2 janvier 2012, il y a une collecte de bac jaune par semaine, et une collecte de bac bleu par semaine également.&quot;,&#10;      &quot;descr_en&quot;:&quot;Since Monday, January 2, 2012, there is a yellow bin collection week, and a blue bin collection week also.&quot;&#10;   }," calcext:value-type="string">
            <text:p>   {</text:p>
            <text:p>      "code":"cons_collectes_bacs",</text:p>
            <text:p>      "nom":"Une collecte par semaine pour les bacs",</text:p>
            <text:p>      "nom_en":"Per week for a collection bins",</text:p>
            <text:p>      "descr":"Depuis lundi 2 janvier 2012, il y a une collecte de bac jaune par semaine, et une collecte de bac bleu par semaine également.",</text:p>
            <text:p>      "descr_en":"Since Monday, January 2, 2012, there is a yellow bin collection week, and a blue bin collection week also."</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bac_casse</text:p>
          </table:table-cell>
          <table:table-cell table:style-name="ce192" office:value-type="string" calcext:value-type="string">
            <text:p>Bac cassé</text:p>
          </table:table-cell>
          <table:table-cell table:style-name="ce206" office:value-type="string" calcext:value-type="string">
            <text:p>Broken tray</text:p>
          </table:table-cell>
          <table:table-cell table:style-name="ce273"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273"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6];[.B6];[.C6];[.D6];[.E6];[.G6];[.H6];[.I6])" office:value-type="string" office:string-value="   {&#10;      &quot;code&quot;:&quot;cons_bac_casse&quot;,&#10;      &quot;nom&quot;:&quot;Bac cassé&quot;,&#10;      &quot;nom_en&quot;:&quot;Broken tray&quot;,&#10;      &quot;descr&quot;:&quot;Un bac cassé ou détérioré peut être remplacé gratuitement. Appeler 'Allo  Nantes'. En cas de vol du bac, faire une déclaration au commissariat de police, et présenter le récépissé de dépôt de plainte à 'Allo Nantes'.&quot;,&#10;      &quot;descr_en&quot;:&quot;A broken or damaged tank can be replaced free of charge. Call 'AlloNantes'. In case of theft of the tray, make a statement to the police, and present it to 'Allo Nantes'' complaint deposit receipt.&quot;&#10;   }," calcext:value-type="string">
            <text:p>   {</text:p>
            <text:p>      "code":"cons_bac_casse",</text:p>
            <text:p>      "nom":"Bac cassé",</text:p>
            <text:p>      "nom_en":"Broken tray",</text:p>
            <text:p>      "descr":"Un bac cassé ou détérioré peut être remplacé gratuitement. Appeler 'Allo  Nantes'. En cas de vol du bac, faire une déclaration au commissariat de police, et présenter le récépissé de dépôt de plainte à 'Allo Nantes'.",</text:p>
            <text:p>      "descr_en":"A broken or damaged tank can be replaced free of charge. Call 'AlloNantes'. In case of theft of the tray, make a statement to the police, and present it to 'Allo Nantes'' complaint deposit receipt."</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noeudtrisac</text:p>
          </table:table-cell>
          <table:table-cell table:style-name="ce192" office:value-type="string" calcext:value-type="string">
            <text:p>Double nœud</text:p>
          </table:table-cell>
          <table:table-cell table:style-name="ce206" office:value-type="string" calcext:value-type="string">
            <text:p>Double knot</text:p>
          </table:table-cell>
          <table:table-cell table:style-name="ce206" office:value-type="string" calcext:value-type="string">
            <text:p>Les sacs doivent être fermés par un double nœud.</text:p>
          </table:table-cell>
          <table:table-cell table:style-name="ce206" office:value-type="string" calcext:value-type="string">
            <text:p>Bags must be closed with a double knot.</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7];[.B7];[.C7];[.D7];[.E7];[.G7];[.H7];[.I7])" office:value-type="string" office:string-value="   {&#10;      &quot;code&quot;:&quot;cons_noeudtrisac&quot;,&#10;      &quot;nom&quot;:&quot;Double nœud&quot;,&#10;      &quot;nom_en&quot;:&quot;Double knot&quot;,&#10;      &quot;descr&quot;:&quot;Les sacs doivent être fermés par un double nœud.&quot;,&#10;      &quot;descr_en&quot;:&quot;Bags must be closed with a double knot.&quot;&#10;   }," calcext:value-type="string">
            <text:p>   {</text:p>
            <text:p>      "code":"cons_noeudtrisac",</text:p>
            <text:p>      "nom":"Double nœud",</text:p>
            <text:p>      "nom_en":"Double knot",</text:p>
            <text:p>      "descr":"Les sacs doivent être fermés par un double nœud.",</text:p>
            <text:p>      "descr_en":"Bags must be closed with a double knot."</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trisac</text:p>
          </table:table-cell>
          <table:table-cell table:style-name="ce192" office:value-type="string" calcext:value-type="string">
            <text:p>Quoi mettre dans les Tri'sac</text:p>
          </table:table-cell>
          <table:table-cell table:style-name="ce206" office:value-type="string" calcext:value-type="string">
            <text:p>What to put in Tri'sac</text:p>
          </table:table-cell>
          <table:table-cell table:style-name="ce206" office:value-type="string" calcext:value-type="string">
            <text:p>Les sacs Trisac sont bleus pour les ordures ménagères, jaunes pour les déchets recyclables (emballages carton, bouteilles plastiques, papier).</text:p>
          </table:table-cell>
          <table:table-cell table:style-name="ce206" office:value-type="string" calcext:value-type="string">
            <text:p>The Trisac blue bags are for household waste, yellow for recyclable waste (cardboard packaging, plastic bottles, paper).</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8];[.B8];[.C8];[.D8];[.E8];[.G8];[.H8];[.I8])" office:value-type="string" office:string-value="   {&#10;      &quot;code&quot;:&quot;cons_trisac&quot;,&#10;      &quot;nom&quot;:&quot;Quoi mettre dans les Tri'sac&quot;,&#10;      &quot;nom_en&quot;:&quot;What to put in Tri'sac&quot;,&#10;      &quot;descr&quot;:&quot;Les sacs Trisac sont bleus pour les ordures ménagères, jaunes pour les déchets recyclables (emballages carton, bouteilles plastiques, papier).&quot;,&#10;      &quot;descr_en&quot;:&quot;The Trisac blue bags are for household waste, yellow for recyclable waste (cardboard packaging, plastic bottles, paper).&quot;&#10;   }," calcext:value-type="string">
            <text:p>   {</text:p>
            <text:p>      "code":"cons_trisac",</text:p>
            <text:p>      "nom":"Quoi mettre dans les Tri'sac",</text:p>
            <text:p>      "nom_en":"What to put in Tri'sac",</text:p>
            <text:p>      "descr":"Les sacs Trisac sont bleus pour les ordures ménagères, jaunes pour les déchets recyclables (emballages carton, bouteilles plastiques, papier).",</text:p>
            <text:p>      "descr_en":"The Trisac blue bags are for household waste, yellow for recyclable waste (cardboard packaging, plastic bottles, paper)."</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passacpoubelle</text:p>
          </table:table-cell>
          <table:table-cell table:style-name="ce192" office:value-type="string" calcext:value-type="string">
            <text:p>Utiliser uniquement les sacs Tri'sac.</text:p>
          </table:table-cell>
          <table:table-cell table:style-name="ce206" office:value-type="string" calcext:value-type="string">
            <text:p>Use Tri'sac bags only.</text:p>
          </table:table-cell>
          <table:table-cell table:style-name="ce206" office:value-type="string" calcext:value-type="string">
            <text:p>N'utilisez pas d'autres types de sacs poubelles que les sacs jaunes et bleus de Tri'sac.</text:p>
          </table:table-cell>
          <table:table-cell table:style-name="ce206" office:value-type="string" calcext:value-type="string">
            <text:p>Do not use other types of trash bags that yellow and blue bags Tri'sac.</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9];[.B9];[.C9];[.D9];[.E9];[.G9];[.H9];[.I9])" office:value-type="string" office:string-value="   {&#10;      &quot;code&quot;:&quot;cons_passacpoubelle&quot;,&#10;      &quot;nom&quot;:&quot;Utiliser uniquement les sacs Tri'sac.&quot;,&#10;      &quot;nom_en&quot;:&quot;Use Tri'sac bags only.&quot;,&#10;      &quot;descr&quot;:&quot;N'utilisez pas d'autres types de sacs poubelles que les sacs jaunes et bleus de Tri'sac.&quot;,&#10;      &quot;descr_en&quot;:&quot;Do not use other types of trash bags that yellow and blue bags Tri'sac.&quot;&#10;   }," calcext:value-type="string">
            <text:p>   {</text:p>
            <text:p>      "code":"cons_passacpoubelle",</text:p>
            <text:p>      "nom":"Utiliser uniquement les sacs Tri'sac.",</text:p>
            <text:p>      "nom_en":"Use Tri'sac bags only.",</text:p>
            <text:p>      "descr":"N'utilisez pas d'autres types de sacs poubelles que les sacs jaunes et bleus de Tri'sac.",</text:p>
            <text:p>      "descr_en":"Do not use other types of trash bags that yellow and blue bags Tri'sac."</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acier</text:p>
          </table:table-cell>
          <table:table-cell table:style-name="ce192" office:value-type="string" calcext:value-type="string">
            <text:p>L'acier disparaît en 5-10 ans.</text:p>
          </table:table-cell>
          <table:table-cell table:style-name="ce206" office:value-type="string" calcext:value-type="string">
            <text:p>Steel disappears in 5-10 years.</text:p>
          </table:table-cell>
          <table:table-cell table:style-name="ce206" office:value-type="string" calcext:value-type="string">
            <text:p>L'acier se recycle très facilement, mais à l'air libre, il met de 5 à 10 ans à disparaître.</text:p>
          </table:table-cell>
          <table:table-cell table:style-name="ce206" office:value-type="string" calcext:value-type="string">
            <text:p>Steel can be recycled easily, but in the open air, it puts 5 to 10 years to disappear.</text:p>
          </table:table-cell>
          <table:table-cell table:style-name="ce206" office:value-type="string" calcext:value-type="string">
            <text:p><text:s/></text:p>
          </table:table-cell>
          <table:table-cell table:style-name="ce206" office:value-type="string" calcext:value-type="string">
            <text:p>fiche_acier</text:p>
          </table:table-cell>
          <table:table-cell table:style-name="ce289" office:value-type="string" calcext:value-type="string">
            <text:p>Vérif le 03/2013</text:p>
          </table:table-cell>
          <table:table-cell table:style-name="ce252"/>
          <table:table-cell/>
          <table:table-cell table:style-name="ce261" table:formula="of:=JSONCONSEIL([.A10];[.B10];[.C10];[.D10];[.E10];[.G10];[.H10];[.I10])" office:value-type="string" office:string-value="   {&#10;      &quot;code&quot;:&quot;cons_acier&quot;,&#10;      &quot;nom&quot;:&quot;L'acier disparaît en 5-10 ans.&quot;,&#10;      &quot;nom_en&quot;:&quot;Steel disappears in 5-10 years.&quot;,&#10;      &quot;descr&quot;:&quot;L'acier se recycle très facilement, mais à l'air libre, il met de 5 à 10 ans à disparaître.&quot;,&#10;      &quot;descr_en&quot;:&quot;Steel can be recycled easily, but in the open air, it puts 5 to 10 years to disappear.&quot;,&#10;      &quot;fiche&quot;:&quot;fiche_acier&quot;&#10;   }," calcext:value-type="string">
            <text:p>   {</text:p>
            <text:p>      "code":"cons_acier",</text:p>
            <text:p>      "nom":"L'acier disparaît en 5-10 ans.",</text:p>
            <text:p>      "nom_en":"Steel disappears in 5-10 years.",</text:p>
            <text:p>      "descr":"L'acier se recycle très facilement, mais à l'air libre, il met de 5 à 10 ans à disparaître.",</text:p>
            <text:p>      "descr_en":"Steel can be recycled easily, but in the open air, it puts 5 to 10 years to disappear.",</text:p>
            <text:p>      "fiche":"fiche_acier"</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arcencielvalorena</text:p>
          </table:table-cell>
          <table:table-cell table:style-name="ce192" office:value-type="string" calcext:value-type="string">
            <text:p>2 sites d'incinération</text:p>
          </table:table-cell>
          <table:table-cell table:style-name="ce206" office:value-type="string" calcext:value-type="string">
            <text:p>2 burning sites</text:p>
          </table:table-cell>
          <table:table-cell table:style-name="ce206" office:value-type="string" calcext:value-type="string">
            <text:p>Les ordures ménagères sont incinérées à l'usine d'Arc en Ciel (Couëron) et Valoréna (Nantes). Une partie de l'énergie récupérée alimente un réseau de chauffage urbain.</text:p>
          </table:table-cell>
          <table:table-cell table:style-name="ce206" office:value-type="string" calcext:value-type="string">
            <text:p>Household waste is incinerated at the plant Arc en Ciel (Couëron) and Valoréna (Nantes). Part of the recovered energy powers a district heating network.</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11];[.B11];[.C11];[.D11];[.E11];[.G11];[.H11];[.I11])" office:value-type="string" office:string-value="   {&#10;      &quot;code&quot;:&quot;cons_arcencielvalorena&quot;,&#10;      &quot;nom&quot;:&quot;2 sites d'incinération&quot;,&#10;      &quot;nom_en&quot;:&quot;2 burning sites&quot;,&#10;      &quot;descr&quot;:&quot;Les ordures ménagères sont incinérées à l'usine d'Arc en Ciel (Couëron) et Valoréna (Nantes). Une partie de l'énergie récupérée alimente un réseau de chauffage urbain.&quot;,&#10;      &quot;descr_en&quot;:&quot;Household waste is incinerated at the plant Arc en Ciel (Couëron) and Valoréna (Nantes). Part of the recovered energy powers a district heating network.&quot;&#10;   }," calcext:value-type="string">
            <text:p>   {</text:p>
            <text:p>      "code":"cons_arcencielvalorena",</text:p>
            <text:p>      "nom":"2 sites d'incinération",</text:p>
            <text:p>      "nom_en":"2 burning sites",</text:p>
            <text:p>      "descr":"Les ordures ménagères sont incinérées à l'usine d'Arc en Ciel (Couëron) et Valoréna (Nantes). Une partie de l'énergie récupérée alimente un réseau de chauffage urbain.",</text:p>
            <text:p>      "descr_en":"Household waste is incinerated at the plant Arc en Ciel (Couëron) and Valoréna (Nantes). Part of the recovered energy powers a district heating network."</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nbconteneurverre</text:p>
          </table:table-cell>
          <table:table-cell table:style-name="ce192" office:value-type="string" calcext:value-type="string">
            <text:p>879 conteneurs en verre</text:p>
          </table:table-cell>
          <table:table-cell table:style-name="ce206" office:value-type="string" calcext:value-type="string">
            <text:p>879 glass containers</text:p>
          </table:table-cell>
          <table:table-cell table:style-name="ce206" office:value-type="string" calcext:value-type="string">
            <text:p>IL y a 879 conteneurs verres sur l la communauté urbaine, soit 1 conteneur pour 625 habitants.</text:p>
          </table:table-cell>
          <table:table-cell table:style-name="ce206" office:value-type="string" calcext:value-type="string">
            <text:p>THERE are 879 glass containers on the urban community, or 1 container for 625 inhabitants.</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12];[.B12];[.C12];[.D12];[.E12];[.G12];[.H12];[.I12])" office:value-type="string" office:string-value="   {&#10;      &quot;code&quot;:&quot;cons_nbconteneurverre&quot;,&#10;      &quot;nom&quot;:&quot;879 conteneurs en verre&quot;,&#10;      &quot;nom_en&quot;:&quot;879 glass containers&quot;,&#10;      &quot;descr&quot;:&quot;IL y a 879 conteneurs verres sur l la communauté urbaine, soit 1 conteneur pour 625 habitants.&quot;,&#10;      &quot;descr_en&quot;:&quot;THERE are 879 glass containers on the urban community, or 1 container for 625 inhabitants.&quot;&#10;   }," calcext:value-type="string">
            <text:p>   {</text:p>
            <text:p>      "code":"cons_nbconteneurverre",</text:p>
            <text:p>      "nom":"879 conteneurs en verre",</text:p>
            <text:p>      "nom_en":"879 glass containers",</text:p>
            <text:p>      "descr":"IL y a 879 conteneurs verres sur l la communauté urbaine, soit 1 conteneur pour 625 habitants.",</text:p>
            <text:p>      "descr_en":"THERE are 879 glass containers on the urban community, or 1 container for 625 inhabitants."</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encombrants</text:p>
          </table:table-cell>
          <table:table-cell table:style-name="ce192" office:value-type="string" calcext:value-type="string">
            <text:p>Collecte des encombrants</text:p>
          </table:table-cell>
          <table:table-cell table:style-name="ce206" office:value-type="string" calcext:value-type="string">
            <text:p>Collection of bulky</text:p>
          </table:table-cell>
          <table:table-cell table:style-name="ce20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06"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06" office:value-type="string" calcext:value-type="string">
            <text:p><text:s/></text:p>
          </table:table-cell>
          <table:table-cell table:style-name="ce206" office:value-type="string" calcext:value-type="string">
            <text:p>fiche_encombrant</text:p>
          </table:table-cell>
          <table:table-cell table:style-name="ce289" office:value-type="string" calcext:value-type="string">
            <text:p>Vérif le 03/2013</text:p>
          </table:table-cell>
          <table:table-cell table:style-name="ce252"/>
          <table:table-cell/>
          <table:table-cell table:style-name="ce261" table:formula="of:=JSONCONSEIL([.A13];[.B13];[.C13];[.D13];[.E13];[.G13];[.H13];[.I13])" office:value-type="string" office:string-value="   {&#10;      &quot;code&quot;:&quot;cons_encombrants&quot;,&#10;      &quot;nom&quot;:&quot;Collecte des encombrants&quot;,&#10;      &quot;nom_en&quot;:&quot;Collection of bulky&quot;,&#10;      &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10;      &quot;descr_en&quot;:&quot;For vertical housing (apartment ...) are recovered bulky fixed day in the week (usually displayed at the bottom of the building). In order to the suburban housing (houses ...) collection is appointment to be made by telephone (numbers below).&quot;,&#10;      &quot;fiche&quot;:&quot;fiche_encombrant&quot;&#10;   }," calcext:value-type="string">
            <text:p>   {</text:p>
            <text:p>      "code":"cons_encombrants",</text:p>
            <text:p>      "nom":"Collecte des encombrants",</text:p>
            <text:p>      "nom_en":"Collection of bulky",</text:p>
            <text:p>      "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ext:p>      "descr_en":"For vertical housing (apartment ...) are recovered bulky fixed day in the week (usually displayed at the bottom of the building). In order to the suburban housing (houses ...) collection is appointment to be made by telephone (numbers below).",</text:p>
            <text:p>      "fiche":"fiche_encombrant"</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numerosencombrants</text:p>
          </table:table-cell>
          <table:table-cell table:style-name="ce192" office:value-type="string" calcext:value-type="string">
            <text:p>Numéros de téléphones des encombrants</text:p>
          </table:table-cell>
          <table:table-cell table:style-name="ce206" office:value-type="string" calcext:value-type="string">
            <text:p>Bulky telephone numbers</text:p>
          </table:table-cell>
          <table:table-cell table:style-name="ce273"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73"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14];[.B14];[.C14];[.D14];[.E14];[.G14];[.H14];[.I14])" office:value-type="string" office:string-value="   {&#10;      &quot;code&quot;:&quot;cons_numerosencombrants&quot;,&#10;      &quot;nom&quot;:&quot;Numéros de téléphones des encombrants&quot;,&#10;      &quot;nom_en&quot;:&quot;Bulky telephone numbers&quot;,&#10;      &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10;      &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10;   }," calcext:value-type="string">
            <text:p>   {</text:p>
            <text:p>      "code":"cons_numerosencombrants",</text:p>
            <text:p>      "nom":"Numéros de téléphones des encombrants",</text:p>
            <text:p>      "nom_en":"Bulky telephone numbers",</text:p>
            <text:p>      "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ext:p>      "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bouchon</text:p>
          </table:table-cell>
          <table:table-cell table:style-name="ce192" office:value-type="string" calcext:value-type="string">
            <text:p>Bouchons acceptés</text:p>
          </table:table-cell>
          <table:table-cell table:style-name="ce206" office:value-type="string" calcext:value-type="string">
            <text:p>Plugs accepted</text:p>
          </table:table-cell>
          <table:table-cell table:style-name="ce276" office:value-type="string" calcext:value-type="string">
            <text:p>Vous pouvez mettre les bouchons en plastique.</text:p>
          </table:table-cell>
          <table:table-cell table:style-name="ce277" office:value-type="string" calcext:value-type="string">
            <text:p>You can put the plastic plugs.</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15];[.B15];[.C15];[.D15];[.E15];[.G15];[.H15];[.I15])" office:value-type="string" office:string-value="   {&#10;      &quot;code&quot;:&quot;cons_bouchon&quot;,&#10;      &quot;nom&quot;:&quot;Bouchons acceptés&quot;,&#10;      &quot;nom_en&quot;:&quot;Plugs accepted&quot;,&#10;      &quot;descr&quot;:&quot;Vous pouvez mettre les bouchons en plastique.&quot;,&#10;      &quot;descr_en&quot;:&quot;You can put the plastic plugs.&quot;&#10;   }," calcext:value-type="string">
            <text:p>   {</text:p>
            <text:p>      "code":"cons_bouchon",</text:p>
            <text:p>      "nom":"Bouchons acceptés",</text:p>
            <text:p>      "nom_en":"Plugs accepted",</text:p>
            <text:p>      "descr":"Vous pouvez mettre les bouchons en plastique.",</text:p>
            <text:p>      "descr_en":"You can put the plastic plugs."</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bouchonamour</text:p>
          </table:table-cell>
          <table:table-cell table:style-name="ce192" office:value-type="string" calcext:value-type="string">
            <text:p>Bouchon d'amour récupère les bouchons plastiques</text:p>
          </table:table-cell>
          <table:table-cell table:style-name="ce206" office:value-type="string" calcext:value-type="string">
            <text:p>Love stopper recovers plastic plugs</text:p>
          </table:table-cell>
          <table:table-cell table:style-name="ce277"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77" office:value-type="string" calcext:value-type="string">
            <text:p>Plugs accepted: water, milk, soda, oil, vinegar, wine, sauce, cream, dishwashing liquid, aerosols, toothpaste, shampoo ... &lt;br/&gt; plugs refused: toxic chemicals, detergents, cork.</text:p>
          </table:table-cell>
          <table:table-cell table:style-name="ce206" office:value-type="string" calcext:value-type="string">
            <text:p><text:s/></text:p>
          </table:table-cell>
          <table:table-cell table:style-name="ce206" office:value-type="string" calcext:value-type="string">
            <text:p>fiche_bouchon_amour</text:p>
          </table:table-cell>
          <table:table-cell table:style-name="ce252" table:number-columns-repeated="2"/>
          <table:table-cell/>
          <table:table-cell table:style-name="ce261" table:formula="of:=JSONCONSEIL([.A16];[.B16];[.C16];[.D16];[.E16];[.G16];[.H16];[.I16])" office:value-type="string" office:string-value="   {&#10;      &quot;code&quot;:&quot;cons_bouchonamour&quot;,&#10;      &quot;nom&quot;:&quot;Bouchon d'amour récupère les bouchons plastiques&quot;,&#10;      &quot;nom_en&quot;:&quot;Love stopper recovers plastic plugs&quot;,&#10;      &quot;descr&quot;:&quot;Bouchons acceptés : eau, lait, soda, huile, vinaigre, vin, compote, crème fraîche, liquide vaisselle, aérosols, dentifrice, shampooing...&lt;br/&gt;Bouchons refusés : produits toxiques, détergents, liège.&quot;,&#10;      &quot;descr_en&quot;:&quot;Plugs accepted: water, milk, soda, oil, vinegar, wine, sauce, cream, dishwashing liquid, aerosols, toothpaste, shampoo ... &lt;br/&gt; plugs refused: toxic chemicals, detergents, cork.&quot;,&#10;      &quot;fiche&quot;:&quot;fiche_bouchon_amour&quot;&#10;   }," calcext:value-type="string">
            <text:p>   {</text:p>
            <text:p>      "code":"cons_bouchonamour",</text:p>
            <text:p>      "nom":"Bouchon d'amour récupère les bouchons plastiques",</text:p>
            <text:p>      "nom_en":"Love stopper recovers plastic plugs",</text:p>
            <text:p>      "descr":"Bouchons acceptés : eau, lait, soda, huile, vinaigre, vin, compote, crème fraîche, liquide vaisselle, aérosols, dentifrice, shampooing...&lt;br/&gt;Bouchons refusés : produits toxiques, détergents, liège.",</text:p>
            <text:p>      "descr_en":"Plugs accepted: water, milk, soda, oil, vinegar, wine, sauce, cream, dishwashing liquid, aerosols, toothpaste, shampoo ... &lt;br/&gt; plugs refused: toxic chemicals, detergents, cork.",</text:p>
            <text:p>      "fiche":"fiche_bouchon_amour"</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bouchonliege</text:p>
          </table:table-cell>
          <table:table-cell table:style-name="ce192" office:value-type="string" calcext:value-type="string">
            <text:p>Action Cancer 44 récupère les bouchons de liège</text:p>
          </table:table-cell>
          <table:table-cell table:style-name="ce206" office:value-type="string" calcext:value-type="string">
            <text:p>Cancer 44 retrieves corks</text:p>
          </table:table-cell>
          <table:table-cell table:style-name="ce277"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7"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17];[.B17];[.C17];[.D17];[.E17];[.G17];[.H17];[.I17])" office:value-type="string" office:string-value="   {&#10;      &quot;code&quot;:&quot;cons_bouchonliege&quot;,&#10;      &quot;nom&quot;:&quot;Action Cancer 44 récupère les bouchons de liège&quot;,&#10;      &quot;nom_en&quot;:&quot;Cancer 44 retrieves corks&quot;,&#10;      &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10;      &quot;descr_en&quot;:&quot;Cork caps are recyclable but not recycled. They are recovered by the association 'Cancer 44' (20 tonnes of cork stoppers harvested in 2012). The deposit occurs in a volunteer at 52 Rue du Château d'Eau in La Chapelle sur Erdre.&quot;&#10;   }," calcext:value-type="string">
            <text:p>   {</text:p>
            <text:p>      "code":"cons_bouchonliege",</text:p>
            <text:p>      "nom":"Action Cancer 44 récupère les bouchons de liège",</text:p>
            <text:p>      "nom_en":"Cancer 44 retrieves corks",</text:p>
            <text:p>      "descr":"Les bouchons de liège sont recyclables mais ne sont pas recyclés. Ils sont récupérés par l'association 'Action Cancer 44' (20 tonnes de bouchons de liège récoltés en 2012). Le dépôt s'effectue chez une bénévole au 52 Rue du Château d'Eau à La Chapelle sur Erdre.",</text:p>
            <text:p>      "descr_en":"Cork caps are recyclable but not recycled. They are recovered by the association 'Cancer 44' (20 tonnes of cork stoppers harvested in 2012). The deposit occurs in a volunteer at 52 Rue du Château d'Eau in La Chapelle sur Erdre."</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allu</text:p>
          </table:table-cell>
          <table:table-cell table:style-name="ce192" office:value-type="string" calcext:value-type="string">
            <text:p>L'aluminium se recycle à 100%</text:p>
          </table:table-cell>
          <table:table-cell table:style-name="ce206" office:value-type="string" calcext:value-type="string">
            <text:p>Aluminium can be recycled to 100%!</text:p>
          </table:table-cell>
          <table:table-cell table:style-name="ce206" office:value-type="string" calcext:value-type="string">
            <text:p>Il peut être recyclé à l'infini sans perdre ses caractéristiques physiques.</text:p>
          </table:table-cell>
          <table:table-cell table:style-name="ce206" office:value-type="string" calcext:value-type="string">
            <text:p>It can be recycled infinitely without losing its physical characteristics.</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18];[.B18];[.C18];[.D18];[.E18];[.G18];[.H18];[.I18])" office:value-type="string" office:string-value="   {&#10;      &quot;code&quot;:&quot;cons_allu&quot;,&#10;      &quot;nom&quot;:&quot;L'aluminium se recycle à 100%&quot;,&#10;      &quot;nom_en&quot;:&quot;Aluminium can be recycled to 100%!&quot;,&#10;      &quot;descr&quot;:&quot;Il peut être recyclé à l'infini sans perdre ses caractéristiques physiques.&quot;,&#10;      &quot;descr_en&quot;:&quot;It can be recycled infinitely without losing its physical characteristics.&quot;&#10;   }," calcext:value-type="string">
            <text:p>   {</text:p>
            <text:p>      "code":"cons_allu",</text:p>
            <text:p>      "nom":"L'aluminium se recycle à 100%",</text:p>
            <text:p>      "nom_en":"Aluminium can be recycled to 100%!",</text:p>
            <text:p>      "descr":"Il peut être recyclé à l'infini sans perdre ses caractéristiques physiques.",</text:p>
            <text:p>      "descr_en":"It can be recycled infinitely without losing its physical characteristics."</text:p>
            <text:p>   },</text:p>
          </table:table-cell>
          <table:table-cell office:value-type="string" calcext:value-type="string">
            <text:p><text:s/></text:p>
          </table:table-cell>
          <table:table-cell table:number-columns-repeated="246"/>
        </table:table-row>
        <table:table-row table:style-name="ro2">
          <table:table-cell table:style-name="ce191" office:value-type="string" calcext:value-type="string">
            <text:p>cons_couverclemetal</text:p>
          </table:table-cell>
          <table:table-cell table:style-name="ce271" office:value-type="string" calcext:value-type="string">
            <text:p>Bouchons métalliques</text:p>
          </table:table-cell>
          <table:table-cell table:style-name="ce275" office:value-type="string" calcext:value-type="string">
            <text:p>Metal plugs</text:p>
          </table:table-cell>
          <table:table-cell table:style-name="ce275" office:value-type="string" calcext:value-type="string">
            <text:p>Les bouchons métalliques peuvent se mettre avec le métal.</text:p>
          </table:table-cell>
          <table:table-cell table:style-name="ce275" office:value-type="string" calcext:value-type="string">
            <text:p>The metal caps can get with the metal.</text:p>
          </table:table-cell>
          <table:table-cell table:style-name="ce206" office:value-type="string" calcext:value-type="string">
            <text:p><text:s/></text:p>
          </table:table-cell>
          <table:table-cell table:style-name="ce275"/>
          <table:table-cell table:style-name="ce289" office:value-type="string" calcext:value-type="string">
            <text:p>Vérif le 06/2013</text:p>
          </table:table-cell>
          <table:table-cell table:style-name="ce252"/>
          <table:table-cell/>
          <table:table-cell table:style-name="ce261" table:formula="of:=JSONCONSEIL([.A19];[.B19];[.C19];[.D19];[.E19];[.G19];[.H19];[.I19])" office:value-type="string" office:string-value="   {&#10;      &quot;code&quot;:&quot;cons_couverclemetal&quot;,&#10;      &quot;nom&quot;:&quot;Bouchons métalliques&quot;,&#10;      &quot;nom_en&quot;:&quot;Metal plugs&quot;,&#10;      &quot;descr&quot;:&quot;Les bouchons métalliques peuvent se mettre avec le métal.&quot;,&#10;      &quot;descr_en&quot;:&quot;The metal caps can get with the metal.&quot;&#10;   }," calcext:value-type="string">
            <text:p>   {</text:p>
            <text:p>      "code":"cons_couverclemetal",</text:p>
            <text:p>      "nom":"Bouchons métalliques",</text:p>
            <text:p>      "nom_en":"Metal plugs",</text:p>
            <text:p>      "descr":"Les bouchons métalliques peuvent se mettre avec le métal.",</text:p>
            <text:p>      "descr_en":"The metal caps can get with the metal."</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sans_bouchon_ni_couvercle</text:p>
          </table:table-cell>
          <table:table-cell table:style-name="ce192" office:value-type="string" calcext:value-type="string">
            <text:p>Ni bouchon ni couvercle</text:p>
          </table:table-cell>
          <table:table-cell table:style-name="ce206" office:value-type="string" calcext:value-type="string">
            <text:p>Neither cap or cover</text:p>
          </table:table-cell>
          <table:table-cell table:style-name="ce206" office:value-type="string" calcext:value-type="string">
            <text:p>Ne pas mettre de bouchons, de couvercles ou de collerettes de plomb (autour des bouteilles en verre)</text:p>
          </table:table-cell>
          <table:table-cell table:style-name="ce206" office:value-type="string" calcext:value-type="string">
            <text:p>Do not put caps, lids or lead collars (around glass bottles)</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20];[.B20];[.C20];[.D20];[.E20];[.G20];[.H20];[.I20])" office:value-type="string" office:string-value="   {&#10;      &quot;code&quot;:&quot;cons_sans_bouchon_ni_couvercle&quot;,&#10;      &quot;nom&quot;:&quot;Ni bouchon ni couvercle&quot;,&#10;      &quot;nom_en&quot;:&quot;Neither cap or cover&quot;,&#10;      &quot;descr&quot;:&quot;Ne pas mettre de bouchons, de couvercles ou de collerettes de plomb (autour des bouteilles en verre)&quot;,&#10;      &quot;descr_en&quot;:&quot;Do not put caps, lids or lead collars (around glass bottles)&quot;&#10;   }," calcext:value-type="string">
            <text:p>   {</text:p>
            <text:p>      "code":"cons_sans_bouchon_ni_couvercle",</text:p>
            <text:p>      "nom":"Ni bouchon ni couvercle",</text:p>
            <text:p>      "nom_en":"Neither cap or cover",</text:p>
            <text:p>      "descr":"Ne pas mettre de bouchons, de couvercles ou de collerettes de plomb (autour des bouteilles en verre)",</text:p>
            <text:p>      "descr_en":"Do not put caps, lids or lead collars (around glass bottles)"</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pasbouchonamour</text:p>
          </table:table-cell>
          <table:table-cell table:style-name="ce192" office:value-type="string" calcext:value-type="string">
            <text:p>Ne pas mettre dans les bouchons d'amour</text:p>
          </table:table-cell>
          <table:table-cell table:style-name="ce206" office:value-type="string" calcext:value-type="string">
            <text:p>Do not place in the caps of love</text:p>
          </table:table-cell>
          <table:table-cell table:style-name="ce206" office:value-type="string" calcext:value-type="string">
            <text:p>Les bouchons suivant sont refusés : produits toxiques, détergents.</text:p>
          </table:table-cell>
          <table:table-cell table:style-name="ce206" office:value-type="string" calcext:value-type="string">
            <text:p>The following plugs are rejected: toxic chemicals, detergents.</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21];[.B21];[.C21];[.D21];[.E21];[.G21];[.H21];[.I21])" office:value-type="string" office:string-value="   {&#10;      &quot;code&quot;:&quot;cons_pasbouchonamour&quot;,&#10;      &quot;nom&quot;:&quot;Ne pas mettre dans les bouchons d'amour&quot;,&#10;      &quot;nom_en&quot;:&quot;Do not place in the caps of love&quot;,&#10;      &quot;descr&quot;:&quot;Les bouchons suivant sont refusés : produits toxiques, détergents.&quot;,&#10;      &quot;descr_en&quot;:&quot;The following plugs are rejected: toxic chemicals, detergents.&quot;&#10;   }," calcext:value-type="string">
            <text:p>   {</text:p>
            <text:p>      "code":"cons_pasbouchonamour",</text:p>
            <text:p>      "nom":"Ne pas mettre dans les bouchons d'amour",</text:p>
            <text:p>      "nom_en":"Do not place in the caps of love",</text:p>
            <text:p>      "descr":"Les bouchons suivant sont refusés : produits toxiques, détergents.",</text:p>
            <text:p>      "descr_en":"The following plugs are rejected: toxic chemicals, detergents."</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remplacergobelet</text:p>
          </table:table-cell>
          <table:table-cell table:style-name="ce192" office:value-type="string" calcext:value-type="string">
            <text:p>Supprimer la vaisselle jetable</text:p>
          </table:table-cell>
          <table:table-cell table:style-name="ce206" office:value-type="string" calcext:value-type="string">
            <text:p>Remove disposable tableware</text:p>
          </table:table-cell>
          <table:table-cell table:style-name="ce206" office:value-type="string" calcext:value-type="string">
            <text:p>Utiliser de préférence de la vaiselle en plastique dur, que l'on ne jette pas : verre, tasse, gobelet...</text:p>
          </table:table-cell>
          <table:table-cell table:style-name="ce206" office:value-type="string" calcext:value-type="string">
            <text:p>Preferably use of hard plastic dishes, we do not throw glass, cup, cup ...</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22];[.B22];[.C22];[.D22];[.E22];[.G22];[.H22];[.I22])" office:value-type="string" office:string-value="   {&#10;      &quot;code&quot;:&quot;cons_remplacergobelet&quot;,&#10;      &quot;nom&quot;:&quot;Supprimer la vaisselle jetable&quot;,&#10;      &quot;nom_en&quot;:&quot;Remove disposable tableware&quot;,&#10;      &quot;descr&quot;:&quot;Utiliser de préférence de la vaiselle en plastique dur, que l'on ne jette pas : verre, tasse, gobelet...&quot;,&#10;      &quot;descr_en&quot;:&quot;Preferably use of hard plastic dishes, we do not throw glass, cup, cup ...&quot;&#10;   }," calcext:value-type="string">
            <text:p>   {</text:p>
            <text:p>      "code":"cons_remplacergobelet",</text:p>
            <text:p>      "nom":"Supprimer la vaisselle jetable",</text:p>
            <text:p>      "nom_en":"Remove disposable tableware",</text:p>
            <text:p>      "descr":"Utiliser de préférence de la vaiselle en plastique dur, que l'on ne jette pas : verre, tasse, gobelet...",</text:p>
            <text:p>      "descr_en":"Preferably use of hard plastic dishes, we do not throw glass, cup, cup ..."</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vaissellebiodegradable</text:p>
          </table:table-cell>
          <table:table-cell table:style-name="ce192" office:value-type="string" calcext:value-type="string">
            <text:p>Vaisselle bio-dégradable</text:p>
          </table:table-cell>
          <table:table-cell table:style-name="ce206" office:value-type="string" calcext:value-type="string">
            <text:p>Biodegradable Tableware</text:p>
          </table:table-cell>
          <table:table-cell table:style-name="ce278" office:value-type="string" calcext:value-type="string">
            <text:p>A base de fibre de canne à sucre, la vaiselle bio-dégradable.</text:p>
          </table:table-cell>
          <table:table-cell table:style-name="ce278" office:value-type="string" calcext:value-type="string">
            <text:p>A basic sugar cane fiber, biodegradable dishes.</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23];[.B23];[.C23];[.D23];[.E23];[.G23];[.H23];[.I23])" office:value-type="string" office:string-value="   {&#10;      &quot;code&quot;:&quot;cons_vaissellebiodegradable&quot;,&#10;      &quot;nom&quot;:&quot;Vaisselle bio-dégradable&quot;,&#10;      &quot;nom_en&quot;:&quot;Biodegradable Tableware&quot;,&#10;      &quot;descr&quot;:&quot;A base de fibre de canne à sucre, la vaiselle bio-dégradable.&quot;,&#10;      &quot;descr_en&quot;:&quot;A basic sugar cane fiber, biodegradable dishes.&quot;&#10;   }," calcext:value-type="string">
            <text:p>   {</text:p>
            <text:p>      "code":"cons_vaissellebiodegradable",</text:p>
            <text:p>      "nom":"Vaisselle bio-dégradable",</text:p>
            <text:p>      "nom_en":"Biodegradable Tableware",</text:p>
            <text:p>      "descr":"A base de fibre de canne à sucre, la vaiselle bio-dégradable.",</text:p>
            <text:p>      "descr_en":"A basic sugar cane fiber, biodegradable dishes."</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pilerechargeable</text:p>
          </table:table-cell>
          <table:table-cell table:style-name="ce192" office:value-type="string" calcext:value-type="string">
            <text:p>Pile rechargeable</text:p>
          </table:table-cell>
          <table:table-cell table:style-name="ce206" office:value-type="string" calcext:value-type="string">
            <text:p>Rechargeable battery</text:p>
          </table:table-cell>
          <table:table-cell table:style-name="ce279" office:value-type="string" calcext:value-type="string">
            <text:p>Selon une étude réalisée en 2007 par Bio Intelligence Service, les piles rechargeables ont jusqu'à 32 fois moins d'impact sur l'environnement que les piles jetables.</text:p>
          </table:table-cell>
          <table:table-cell table:style-name="ce279" office:value-type="string" calcext:value-type="string">
            <text:p>According to a 2007 study by Bio Intelligence Service, rechargeable batteries have up to 32 times less environmental impact than disposable batteries.</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24];[.B24];[.C24];[.D24];[.E24];[.G24];[.H24];[.I24])" office:value-type="string" office:string-value="   {&#10;      &quot;code&quot;:&quot;cons_pilerechargeable&quot;,&#10;      &quot;nom&quot;:&quot;Pile rechargeable&quot;,&#10;      &quot;nom_en&quot;:&quot;Rechargeable battery&quot;,&#10;      &quot;descr&quot;:&quot;Selon une étude réalisée en 2007 par Bio Intelligence Service, les piles rechargeables ont jusqu'à 32 fois moins d'impact sur l'environnement que les piles jetables.&quot;,&#10;      &quot;descr_en&quot;:&quot;According to a 2007 study by Bio Intelligence Service, rechargeable batteries have up to 32 times less environmental impact than disposable batteries.&quot;&#10;   }," calcext:value-type="string">
            <text:p>   {</text:p>
            <text:p>      "code":"cons_pilerechargeable",</text:p>
            <text:p>      "nom":"Pile rechargeable",</text:p>
            <text:p>      "nom_en":"Rechargeable battery",</text:p>
            <text:p>      "descr":"Selon une étude réalisée en 2007 par Bio Intelligence Service, les piles rechargeables ont jusqu'à 32 fois moins d'impact sur l'environnement que les piles jetables.",</text:p>
            <text:p>      "descr_en":"According to a 2007 study by Bio Intelligence Service, rechargeable batteries have up to 32 times less environmental impact than disposable batteries."</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compostage</text:p>
          </table:table-cell>
          <table:table-cell table:style-name="ce192" office:value-type="string" calcext:value-type="string">
            <text:p>Compostage</text:p>
          </table:table-cell>
          <table:table-cell table:style-name="ce206" office:value-type="string" calcext:value-type="string">
            <text:p>Composting</text:p>
          </table:table-cell>
          <table:table-cell table:style-name="ce206"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06" office:value-type="string" calcext:value-type="string">
            <text:p>You can deposit the compost kitchen scraps (vegetable peelings, coffee grounds ...), the garden (leaves ...), home (hair, towels ...). Avoid dairy products and meats.</text:p>
          </table:table-cell>
          <table:table-cell table:style-name="ce206" office:value-type="string" calcext:value-type="string">
            <text:p><text:s/></text:p>
          </table:table-cell>
          <table:table-cell table:style-name="ce206" office:value-type="string" calcext:value-type="string">
            <text:p>fiche_compostage</text:p>
          </table:table-cell>
          <table:table-cell table:style-name="ce289" office:value-type="string" calcext:value-type="string">
            <text:p>Vérif le 04/2013</text:p>
          </table:table-cell>
          <table:table-cell table:style-name="ce252"/>
          <table:table-cell/>
          <table:table-cell table:style-name="ce261" table:formula="of:=JSONCONSEIL([.A25];[.B25];[.C25];[.D25];[.E25];[.G25];[.H25];[.I25])" office:value-type="string" office:string-value="   {&#10;      &quot;code&quot;:&quot;cons_compostage&quot;,&#10;      &quot;nom&quot;:&quot;Compostage&quot;,&#10;      &quot;nom_en&quot;:&quot;Composting&quot;,&#10;      &quot;descr&quot;:&quot;Vous pouvez déposer au compost les restes de la cuisine (épluchures, marc de café...), du jardin (feuilles...), de la maison (cheveux, essuie-tout...). Eviter les produits laitiers et les viandes.&quot;,&#10;      &quot;descr_en&quot;:&quot;You can deposit the compost kitchen scraps (vegetable peelings, coffee grounds ...), the garden (leaves ...), home (hair, towels ...). Avoid dairy products and meats.&quot;,&#10;      &quot;fiche&quot;:&quot;fiche_compostage&quot;&#10;   }," calcext:value-type="string">
            <text:p>   {</text:p>
            <text:p>      "code":"cons_compostage",</text:p>
            <text:p>      "nom":"Compostage",</text:p>
            <text:p>      "nom_en":"Composting",</text:p>
            <text:p>      "descr":"Vous pouvez déposer au compost les restes de la cuisine (épluchures, marc de café...), du jardin (feuilles...), de la maison (cheveux, essuie-tout...). Eviter les produits laitiers et les viandes.",</text:p>
            <text:p>      "descr_en":"You can deposit the compost kitchen scraps (vegetable peelings, coffee grounds ...), the garden (leaves ...), home (hair, towels ...). Avoid dairy products and meats.",</text:p>
            <text:p>      "fiche":"fiche_compostage"</text:p>
            <text:p>   },</text:p>
          </table:table-cell>
          <table:table-cell office:value-type="string" calcext:value-type="string">
            <text:p><text:s/></text:p>
          </table:table-cell>
          <table:table-cell table:number-columns-repeated="246"/>
        </table:table-row>
        <table:table-row table:style-name="ro2">
          <table:table-cell table:style-name="ce265" office:value-type="string" calcext:value-type="string">
            <text:p>cons_souille</text:p>
          </table:table-cell>
          <table:table-cell table:style-name="ce192" office:value-type="string" calcext:value-type="string">
            <text:p>Papiers souillés</text:p>
          </table:table-cell>
          <table:table-cell table:style-name="ce206" office:value-type="string" calcext:value-type="string">
            <text:p>Soiled paper</text:p>
          </table:table-cell>
          <table:table-cell table:style-name="ce279" office:value-type="string" calcext:value-type="string">
            <text:p>Les papiers sales (tachés de nourriture...) sont considérés comme souillés et ne peuvent être recyclés.</text:p>
          </table:table-cell>
          <table:table-cell table:style-name="ce279" office:value-type="string" calcext:value-type="string">
            <text:p>Dirty paper (stained food ...) are considered contaminated and can not be recycled.</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26];[.B26];[.C26];[.D26];[.E26];[.G26];[.H26];[.I26])" office:value-type="string" office:string-value="   {&#10;      &quot;code&quot;:&quot;cons_souille&quot;,&#10;      &quot;nom&quot;:&quot;Papiers souillés&quot;,&#10;      &quot;nom_en&quot;:&quot;Soiled paper&quot;,&#10;      &quot;descr&quot;:&quot;Les papiers sales (tachés de nourriture...) sont considérés comme souillés et ne peuvent être recyclés.&quot;,&#10;      &quot;descr_en&quot;:&quot;Dirty paper (stained food ...) are considered contaminated and can not be recycled.&quot;&#10;   }," calcext:value-type="string">
            <text:p>   {</text:p>
            <text:p>      "code":"cons_souille",</text:p>
            <text:p>      "nom":"Papiers souillés",</text:p>
            <text:p>      "nom_en":"Soiled paper",</text:p>
            <text:p>      "descr":"Les papiers sales (tachés de nourriture...) sont considérés comme souillés et ne peuvent être recyclés.",</text:p>
            <text:p>      "descr_en":"Dirty paper (stained food ...) are considered contaminated and can not be recycled."</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ecoparticipation</text:p>
          </table:table-cell>
          <table:table-cell table:style-name="ce192" office:value-type="string" calcext:value-type="string">
            <text:p>Écoparticipation</text:p>
          </table:table-cell>
          <table:table-cell table:style-name="ce206" office:value-type="string" calcext:value-type="string">
            <text:p>Environmental fee</text:p>
          </table:table-cell>
          <table:table-cell table:style-name="ce206"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06"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06" office:value-type="string" calcext:value-type="string">
            <text:p><text:s/></text:p>
          </table:table-cell>
          <table:table-cell table:style-name="ce206"/>
          <table:table-cell table:style-name="ce289" office:value-type="string" calcext:value-type="string">
            <text:p>Vérif le 03/2013</text:p>
          </table:table-cell>
          <table:table-cell table:style-name="ce252"/>
          <table:table-cell/>
          <table:table-cell table:style-name="ce261" table:formula="of:=JSONCONSEIL([.A27];[.B27];[.C27];[.D27];[.E27];[.G27];[.H27];[.I27])" office:value-type="string" office:string-value="   {&#10;      &quot;code&quot;:&quot;cons_ecoparticipation&quot;,&#10;      &quot;nom&quot;:&quot;Écoparticipation&quot;,&#10;      &quot;nom_en&quot;:&quot;Environmental fee&quot;,&#10;      &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10;      &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10;   }," calcext:value-type="string">
            <text:p>   {</text:p>
            <text:p>      "code":"cons_ecoparticipation",</text:p>
            <text:p>      "nom":"Écoparticipation",</text:p>
            <text:p>      "nom_en":"Environmental fee",</text:p>
            <text:p>      "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ext:p>      "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deuxiemevie</text:p>
          </table:table-cell>
          <table:table-cell table:style-name="ce192" office:value-type="string" calcext:value-type="string">
            <text:p>Deuxième vie</text:p>
          </table:table-cell>
          <table:table-cell table:style-name="ce206" office:value-type="string" calcext:value-type="string">
            <text:p>Second Life</text:p>
          </table:table-cell>
          <table:table-cell table:style-name="ce206" office:value-type="string" calcext:value-type="string">
            <text:p>L'association \"Deuxième vie\" recence les associations et entreprises spécialisées qui redonnent une vie au déchet.&lt;br/&gt;&lt;a href='http :\\www.deuxieme-vie.org' &gt;www.deuxieme-vie.org&lt;/a&gt;</text:p>
          </table:table-cell>
          <table:table-cell table:style-name="ce206" office:value-type="string" calcext:value-type="string">
            <text:p>The association 'Deuxième vie' recency associations and specialized firms that restore life to waste. &lt;br/&gt;&lt;a href='http :\\www.deuxieme-vie.org'&gt;www.deuxieme-vie.org&lt;/a&gt;</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28];[.B28];[.C28];[.D28];[.E28];[.G28];[.H28];[.I28])" office:value-type="string" office:string-value="   {&#10;      &quot;code&quot;:&quot;cons_deuxiemevie&quot;,&#10;      &quot;nom&quot;:&quot;Deuxième vie&quot;,&#10;      &quot;nom_en&quot;:&quot;Second Life&quot;,&#10;      &quot;descr&quot;:&quot;L'association \'Deuxième vie\' recence les associations et entreprises spécialisées qui redonnent une vie au déchet.&lt;br/&gt;&lt;a href='http :\\www.deuxieme-vie.org' &gt;www.deuxieme-vie.org&lt;/a&gt;&quot;,&#10;      &quot;descr_en&quot;:&quot;The association 'Deuxième vie' recency associations and specialized firms that restore life to waste. &lt;br/&gt;&lt;a href='http :\\www.deuxieme-vie.org'&gt;www.deuxieme-vie.org&lt;/a&gt;&quot;&#10;   }," calcext:value-type="string">
            <text:p>   {</text:p>
            <text:p>      "code":"cons_deuxiemevie",</text:p>
            <text:p>      "nom":"Deuxième vie",</text:p>
            <text:p>      "nom_en":"Second Life",</text:p>
            <text:p>      "descr":"L'association \'Deuxième vie\' recence les associations et entreprises spécialisées qui redonnent une vie au déchet.&lt;br/&gt;&lt;a href='http :\\www.deuxieme-vie.org' &gt;www.deuxieme-vie.org&lt;/a&gt;",</text:p>
            <text:p>      "descr_en":"The association 'Deuxième vie' recency associations and specialized firms that restore life to waste. &lt;br/&gt;&lt;a href='http :\\www.deuxieme-vie.org'&gt;www.deuxieme-vie.org&lt;/a&gt;"</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pasuniquementbouteilleflacon</text:p>
          </table:table-cell>
          <table:table-cell table:style-name="ce192" office:value-type="string" calcext:value-type="string">
            <text:p>Tous les plastiques dans les bacs jaunes nantais</text:p>
          </table:table-cell>
          <table:table-cell table:style-name="ce206" office:value-type="string" calcext:value-type="string">
            <text:p>All plastics in the yellow bins Nantes</text:p>
          </table:table-cell>
          <table:table-cell table:style-name="ce252"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252"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06" office:value-type="string" calcext:value-type="string">
            <text:p><text:s/></text:p>
          </table:table-cell>
          <table:table-cell table:style-name="ce206" office:value-type="string" calcext:value-type="string">
            <text:p>fiche_pet</text:p>
          </table:table-cell>
          <table:table-cell table:style-name="ce252" table:number-columns-repeated="2"/>
          <table:table-cell/>
          <table:table-cell table:style-name="ce261" table:formula="of:=JSONCONSEIL([.A29];[.B29];[.C29];[.D29];[.E29];[.G29];[.H29];[.I29])" office:value-type="string" office:string-value="   {&#10;      &quot;code&quot;:&quot;cons_pasuniquementbouteilleflacon&quot;,&#10;      &quot;nom&quot;:&quot;Tous les plastiques dans les bacs jaunes nantais&quot;,&#10;      &quot;nom_en&quot;:&quot;All plastics in the yellow bins Nantes&quot;,&#10;      &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10;      &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10;      &quot;fiche&quot;:&quot;fiche_pet&quot;&#10;   }," calcext:value-type="string">
            <text:p>   {</text:p>
            <text:p>      "code":"cons_pasuniquementbouteilleflacon",</text:p>
            <text:p>      "nom":"Tous les plastiques dans les bacs jaunes nantais",</text:p>
            <text:p>      "nom_en":"All plastics in the yellow bins Nantes",</text:p>
            <text:p>      "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ext:p>      "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ext:p>      "fiche":"fiche_pet"</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papieralu</text:p>
          </table:table-cell>
          <table:table-cell table:style-name="ce192" office:value-type="string" calcext:value-type="string">
            <text:p>Petit aluminium non recyclé</text:p>
          </table:table-cell>
          <table:table-cell table:style-name="ce206" office:value-type="string" calcext:value-type="string">
            <text:p>Breakfast not recycled aluminum</text:p>
          </table:table-cell>
          <table:table-cell table:style-name="ce206"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06"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30];[.B30];[.C30];[.D30];[.E30];[.G30];[.H30];[.I30])" office:value-type="string" office:string-value="   {&#10;      &quot;code&quot;:&quot;cons_papieralu&quot;,&#10;      &quot;nom&quot;:&quot;Petit aluminium non recyclé&quot;,&#10;      &quot;nom_en&quot;:&quot;Breakfast not recycled aluminum&quot;,&#10;      &quot;descr&quot;:&quot;Les petites canettes métalliques, les canettes écrasées, les feuilles d'aluminium froissées, les capsules de type Nespresso... sont rejetées par le processus de tri du fait de leur taille.&lt;br/&gt;En revanche le gros aluminium (barquettes...) est recyclé.&quot;,&#10;      &quot;descr_en&quot;:&quot;Small cans, crushed cans, crumpled aluminum foil, Nespresso capsules ... type are rejected by the sorting process because of their size. &lt;br/&gt; But the big aluminum (trays .. .) is recycled.&quot;&#10;   }," calcext:value-type="string">
            <text:p>   {</text:p>
            <text:p>      "code":"cons_papieralu",</text:p>
            <text:p>      "nom":"Petit aluminium non recyclé",</text:p>
            <text:p>      "nom_en":"Breakfast not recycled aluminum",</text:p>
            <text:p>      "descr":"Les petites canettes métalliques, les canettes écrasées, les feuilles d'aluminium froissées, les capsules de type Nespresso... sont rejetées par le processus de tri du fait de leur taille.&lt;br/&gt;En revanche le gros aluminium (barquettes...) est recyclé.",</text:p>
            <text:p>      "descr_en":"Small cans, crushed cans, crumpled aluminum foil, Nespresso capsules ... type are rejected by the sorting process because of their size. &lt;br/&gt; But the big aluminum (trays .. .) is recycled."</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ampoulemercure</text:p>
          </table:table-cell>
          <table:table-cell table:style-name="ce192" office:value-type="string" calcext:value-type="string">
            <text:p>Le mercure est toxique</text:p>
          </table:table-cell>
          <table:table-cell table:style-name="ce206" office:value-type="string" calcext:value-type="string">
            <text:p>Mercury is toxic</text:p>
          </table:table-cell>
          <table:table-cell table:style-name="ce206" office:value-type="string" calcext:value-type="string">
            <text:p>Ce sont des produits toxiques car contiennent un peu de mercure. C'est pourquoi il faut les ramener en déchèterie ou les points de ventes (supermachés, magasins de bricolage...).</text:p>
          </table:table-cell>
          <table:table-cell table:style-name="ce206" office:value-type="string" calcext:value-type="string">
            <text:p>These are toxic because contain some mercury. That is why we must bring them to recycling center or sales points (Supermarkets, DIY stores ...).</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31];[.B31];[.C31];[.D31];[.E31];[.G31];[.H31];[.I31])" office:value-type="string" office:string-value="   {&#10;      &quot;code&quot;:&quot;cons_ampoulemercure&quot;,&#10;      &quot;nom&quot;:&quot;Le mercure est toxique&quot;,&#10;      &quot;nom_en&quot;:&quot;Mercury is toxic&quot;,&#10;      &quot;descr&quot;:&quot;Ce sont des produits toxiques car contiennent un peu de mercure. C'est pourquoi il faut les ramener en déchèterie ou les points de ventes (supermachés, magasins de bricolage...).&quot;,&#10;      &quot;descr_en&quot;:&quot;These are toxic because contain some mercury. That is why we must bring them to recycling center or sales points (Supermarkets, DIY stores ...).&quot;&#10;   }," calcext:value-type="string">
            <text:p>   {</text:p>
            <text:p>      "code":"cons_ampoulemercure",</text:p>
            <text:p>      "nom":"Le mercure est toxique",</text:p>
            <text:p>      "nom_en":"Mercury is toxic",</text:p>
            <text:p>      "descr":"Ce sont des produits toxiques car contiennent un peu de mercure. C'est pourquoi il faut les ramener en déchèterie ou les points de ventes (supermachés, magasins de bricolage...).",</text:p>
            <text:p>      "descr_en":"These are toxic because contain some mercury. That is why we must bring them to recycling center or sales points (Supermarkets, DIY stores ...)."</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sansbouchon</text:p>
          </table:table-cell>
          <table:table-cell table:style-name="ce192" office:value-type="string" calcext:value-type="string">
            <text:p>Que faire du bouchon / couvercle …</text:p>
          </table:table-cell>
          <table:table-cell table:style-name="ce206" office:value-type="string" calcext:value-type="string">
            <text:p>What cap / lid?</text:p>
          </table:table-cell>
          <table:table-cell table:style-name="ce206" office:value-type="string" calcext:value-type="string">
            <text:p>Le bouchon/couvercle doit être trié séparément (même s'il peut être trié). &lt;br/&gt;Voir déchet&lt;i&gt; Bouchon plastique'&lt;/i&gt; et <text:span text:style-name="T22">déchet</text:span>&lt;i&gt; 'Couvercle métallique'&lt;/i&gt;.</text:p>
          </table:table-cell>
          <table:table-cell table:style-name="ce206" office:value-type="string" calcext:value-type="string">
            <text:p>The cap / lid must be ordered separately (although it can be sorted). See &lt;br/&gt; waste &lt;i&gt; Plastic cap '&lt;/ i&gt; and waste &lt;i&gt;' Metal cover '&lt;/ i&gt;.</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32];[.B32];[.C32];[.D32];[.E32];[.G32];[.H32];[.I32])" office:value-type="string" office:string-value="   {&#10;      &quot;code&quot;:&quot;cons_sansbouchon&quot;,&#10;      &quot;nom&quot;:&quot;Que faire du bouchon / couvercle …&quot;,&#10;      &quot;nom_en&quot;:&quot;What cap / lid?&quot;,&#10;      &quot;descr&quot;:&quot;Le bouchon/couvercle doit être trié séparément (même s'il peut être trié). &lt;br/&gt;Voir déchet&lt;i&gt; Bouchon plastique'&lt;/i&gt; et déchet&lt;i&gt; 'Couvercle métallique'&lt;/i&gt;.&quot;,&#10;      &quot;descr_en&quot;:&quot;The cap / lid must be ordered separately (although it can be sorted). See &lt;br/&gt; waste &lt;i&gt; Plastic cap '&lt;/ i&gt; and waste &lt;i&gt;' Metal cover '&lt;/ i&gt;.&quot;&#10;   }," calcext:value-type="string">
            <text:p>   {</text:p>
            <text:p>      "code":"cons_sansbouchon",</text:p>
            <text:p>      "nom":"Que faire du bouchon / couvercle …",</text:p>
            <text:p>      "nom_en":"What cap / lid?",</text:p>
            <text:p>      "descr":"Le bouchon/couvercle doit être trié séparément (même s'il peut être trié). &lt;br/&gt;Voir déchet&lt;i&gt; Bouchon plastique'&lt;/i&gt; et déchet&lt;i&gt; 'Couvercle métallique'&lt;/i&gt;.",</text:p>
            <text:p>      "descr_en":"The cap / lid must be ordered separately (although it can be sorted). See &lt;br/&gt; waste &lt;i&gt; Plastic cap '&lt;/ i&gt; and waste &lt;i&gt;' Metal cover '&lt;/ i&gt;."</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capsulelait</text:p>
          </table:table-cell>
          <table:table-cell table:style-name="ce192" office:value-type="string" calcext:value-type="string">
            <text:p>Que faire de l'opercule …</text:p>
          </table:table-cell>
          <table:table-cell table:style-name="ce206" office:value-type="string" calcext:value-type="string">
            <text:p>What of the metal cap …</text:p>
          </table:table-cell>
          <table:table-cell table:style-name="ce206" office:value-type="string" calcext:value-type="string">
            <text:p>La capsule doit être mis dans les déchets ménagers ('bac bleu' ou 'sac bleu'). Ils sont rejetées par le processus de tri du fait de leur taille.</text:p>
          </table:table-cell>
          <table:table-cell table:style-name="ce206" office:value-type="string" calcext:value-type="string">
            <text:p>The capsule should be placed in household waste ('blue box' or 'blue bag'). they are rejected by the sorting process due to their size.</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33];[.B33];[.C33];[.D33];[.E33];[.G33];[.H33];[.I33])" office:value-type="string" office:string-value="   {&#10;      &quot;code&quot;:&quot;cons_capsulelait&quot;,&#10;      &quot;nom&quot;:&quot;Que faire de l'opercule …&quot;,&#10;      &quot;nom_en&quot;:&quot;What of the metal cap …&quot;,&#10;      &quot;descr&quot;:&quot;La capsule doit être mis dans les déchets ménagers ('bac bleu' ou 'sac bleu'). Ils sont rejetées par le processus de tri du fait de leur taille.&quot;,&#10;      &quot;descr_en&quot;:&quot;The capsule should be placed in household waste ('blue box' or 'blue bag'). they are rejected by the sorting process due to their size.&quot;&#10;   }," calcext:value-type="string">
            <text:p>   {</text:p>
            <text:p>      "code":"cons_capsulelait",</text:p>
            <text:p>      "nom":"Que faire de l'opercule …",</text:p>
            <text:p>      "nom_en":"What of the metal cap …",</text:p>
            <text:p>      "descr":"La capsule doit être mis dans les déchets ménagers ('bac bleu' ou 'sac bleu'). Ils sont rejetées par le processus de tri du fait de leur taille.",</text:p>
            <text:p>      "descr_en":"The capsule should be placed in household waste ('blue box' or 'blue bag'). they are rejected by the sorting process due to their size."</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potsmoutarde</text:p>
          </table:table-cell>
          <table:table-cell table:style-name="ce192" office:value-type="string" calcext:value-type="string">
            <text:p>Les verres des pots de moutarde et Nutella</text:p>
          </table:table-cell>
          <table:table-cell table:style-name="ce206" office:value-type="string" calcext:value-type="string">
            <text:p>The glasses mustard pots and nutella</text:p>
          </table:table-cell>
          <table:table-cell table:style-name="ce206" office:value-type="string" calcext:value-type="string">
            <text:p>Les pots de moutarde et de Nutella (qui peuvent être transformés en verre à boire) peuvent être recyclés (conseil AlloPropreté 05/2014).</text:p>
          </table:table-cell>
          <table:table-cell table:style-name="ce206" office:value-type="string" calcext:value-type="string">
            <text:p>Mustard Pots and Nutella (which can be turned into drinking glass) can be recycled (board AlloPropreté 05/2014).</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34];[.B34];[.C34];[.D34];[.E34];[.G34];[.H34];[.I34])" office:value-type="string" office:string-value="   {&#10;      &quot;code&quot;:&quot;cons_potsmoutarde&quot;,&#10;      &quot;nom&quot;:&quot;Les verres des pots de moutarde et Nutella&quot;,&#10;      &quot;nom_en&quot;:&quot;The glasses mustard pots and nutella&quot;,&#10;      &quot;descr&quot;:&quot;Les pots de moutarde et de Nutella (qui peuvent être transformés en verre à boire) peuvent être recyclés (conseil AlloPropreté 05/2014).&quot;,&#10;      &quot;descr_en&quot;:&quot;Mustard Pots and Nutella (which can be turned into drinking glass) can be recycled (board AlloPropreté 05/2014).&quot;&#10;   }," calcext:value-type="string">
            <text:p>   {</text:p>
            <text:p>      "code":"cons_potsmoutarde",</text:p>
            <text:p>      "nom":"Les verres des pots de moutarde et Nutella",</text:p>
            <text:p>      "nom_en":"The glasses mustard pots and nutella",</text:p>
            <text:p>      "descr":"Les pots de moutarde et de Nutella (qui peuvent être transformés en verre à boire) peuvent être recyclés (conseil AlloPropreté 05/2014).",</text:p>
            <text:p>      "descr_en":"Mustard Pots and Nutella (which can be turned into drinking glass) can be recycled (board AlloPropreté 05/2014)."</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recuppdv1</text:p>
          </table:table-cell>
          <table:table-cell table:style-name="ce192" office:value-type="string" calcext:value-type="string">
            <text:p>Les magasins récupèrent l'ancien appareil pour l'achat d'un nouveau</text:p>
          </table:table-cell>
          <table:table-cell table:style-name="ce206" office:value-type="string" calcext:value-type="string">
            <text:p>The stores recover the old device for the purchase of a new</text:p>
          </table:table-cell>
          <table:table-cell table:style-name="ce206" office:value-type="string" calcext:value-type="string">
            <text:p>Vous achetez un appareil neuf, le distributeur est désormais tenu de reprendre <text:s/>l'ancien à l'achat ou la livraison. C'est le principe de la reprise 'un pour un'.</text:p>
          </table:table-cell>
          <table:table-cell table:style-name="ce206" office:value-type="string" calcext:value-type="string">
            <text:p>You buy a new appliance, the distributor is now required to take the former for the purchase or delivery. This is the principle of the recovery 'one for one'.</text:p>
          </table:table-cell>
          <table:table-cell table:style-name="ce206" office:value-type="string" calcext:value-type="string">
            <text:p><text:s/></text:p>
          </table:table-cell>
          <table:table-cell table:style-name="ce206" office:value-type="string" calcext:value-type="string">
            <text:p>fiche_reprise</text:p>
          </table:table-cell>
          <table:table-cell table:style-name="ce252" office:value-type="string" calcext:value-type="string">
            <text:p><text:s/></text:p>
          </table:table-cell>
          <table:table-cell table:style-name="ce252"/>
          <table:table-cell/>
          <table:table-cell table:style-name="ce261" table:formula="of:=JSONCONSEIL([.A35];[.B35];[.C35];[.D35];[.E35];[.G35];[.H35];[.I35])" office:value-type="string" office:string-value="   {&#10;      &quot;code&quot;:&quot;cons_recuppdv1&quot;,&#10;      &quot;nom&quot;:&quot;Les magasins récupèrent l'ancien appareil pour l'achat d'un nouveau&quot;,&#10;      &quot;nom_en&quot;:&quot;The stores recover the old device for the purchase of a new&quot;,&#10;      &quot;descr&quot;:&quot;Vous achetez un appareil neuf, le distributeur est désormais tenu de reprendre  l'ancien à l'achat ou la livraison. C'est le principe de la reprise 'un pour un'.&quot;,&#10;      &quot;descr_en&quot;:&quot;You buy a new appliance, the distributor is now required to take the former for the purchase or delivery. This is the principle of the recovery 'one for one'.&quot;,&#10;      &quot;fiche&quot;:&quot;fiche_reprise&quot;&#10;   }," calcext:value-type="string">
            <text:p>   {</text:p>
            <text:p>      "code":"cons_recuppdv1",</text:p>
            <text:p>      "nom":"Les magasins récupèrent l'ancien appareil pour l'achat d'un nouveau",</text:p>
            <text:p>      "nom_en":"The stores recover the old device for the purchase of a new",</text:p>
            <text:p>      "descr":"Vous achetez un appareil neuf, le distributeur est désormais tenu de reprendre  l'ancien à l'achat ou la livraison. C'est le principe de la reprise 'un pour un'.",</text:p>
            <text:p>      "descr_en":"You buy a new appliance, the distributor is now required to take the former for the purchase or delivery. This is the principle of the recovery 'one for one'.",</text:p>
            <text:p>      "fiche":"fiche_reprise"</text:p>
            <text:p>   },</text:p>
          </table:table-cell>
          <table:table-cell office:value-type="string" calcext:value-type="string">
            <text:p><text:s/></text:p>
          </table:table-cell>
          <table:table-cell table:number-columns-repeated="246"/>
        </table:table-row>
        <table:table-row table:style-name="ro2">
          <table:table-cell table:style-name="ce266" office:value-type="string" calcext:value-type="string">
            <text:p>cons_recuppdv2</text:p>
          </table:table-cell>
          <table:table-cell table:style-name="ce266" office:value-type="string" calcext:value-type="string">
            <text:p>Les magasins qui les vendent récupèrent : cartouches d'imprimantes, piles, ampoules basse consommation, néon</text:p>
          </table:table-cell>
          <table:table-cell table:style-name="ce270" office:value-type="string" calcext:value-type="string">
            <text:p>Stores that sell them recover: printer cartridges, batteries, energy saving light bulbs, neon</text:p>
          </table:table-cell>
          <table:table-cell table:style-name="ce280"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280" office:value-type="string" calcext:value-type="string">
            <text:p>The outlets are obliged to recover the used items they sell: printer cartridges, batteries, energy saving light bulbs, fluorescent tubes (neons).</text:p>
          </table:table-cell>
          <table:table-cell table:style-name="ce206" office:value-type="string" calcext:value-type="string">
            <text:p><text:s/></text:p>
          </table:table-cell>
          <table:table-cell table:number-columns-repeated="2" table:style-name="ce252" office:value-type="string" calcext:value-type="string">
            <text:p><text:s/></text:p>
          </table:table-cell>
          <table:table-cell table:style-name="ce252"/>
          <table:table-cell/>
          <table:table-cell table:style-name="ce261" table:formula="of:=JSONCONSEIL([.A36];[.B36];[.C36];[.D36];[.E36];[.G36];[.H36];[.I36])" office:value-type="string" office:string-value="   {&#10;      &quot;code&quot;:&quot;cons_recuppdv2&quot;,&#10;      &quot;nom&quot;:&quot;Les magasins qui les vendent récupèrent : cartouches d'imprimantes, piles, ampoules basse consommation, néon&quot;,&#10;      &quot;nom_en&quot;:&quot;Stores that sell them recover: printer cartridges, batteries, energy saving light bulbs, neon&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 calcext:value-type="string">
            <text:p>   {</text:p>
            <text:p>      "code":"cons_recuppdv2",</text:p>
            <text:p>      "nom":"Les magasins qui les vendent récupèrent : cartouches d'imprimantes, piles, ampoules basse consommation, néon",</text:p>
            <text:p>      "nom_en":"Stores that sell them recover: printer cartridges, batteries, energy saving light bulbs, neon",</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text:p>
          </table:table-cell>
          <table:table-cell office:value-type="string" calcext:value-type="string">
            <text:p><text:s/></text:p>
          </table:table-cell>
          <table:table-cell table:number-columns-repeated="246"/>
        </table:table-row>
        <table:table-row table:style-name="ro2">
          <table:table-cell table:style-name="ce192" office:value-type="string" calcext:value-type="string">
            <text:p>cons_verre</text:p>
          </table:table-cell>
          <table:table-cell table:style-name="ce192" office:value-type="string" calcext:value-type="string">
            <text:p>Recyclage du verre</text:p>
          </table:table-cell>
          <table:table-cell table:style-name="ce206" office:value-type="string" calcext:value-type="string">
            <text:p>Glass recycling</text:p>
          </table:table-cell>
          <table:table-cell table:style-name="ce206" office:value-type="string" calcext:value-type="string">
            <text:p>Seul le 'verre d'emballage' (bouteille, bocaux) peut être recyclé (on peut l'intégrer au calcin utilisé dans les fours verriers)</text:p>
          </table:table-cell>
          <table:table-cell table:style-name="ce206" office:value-type="string" calcext:value-type="string">
            <text:p>Only the 'glass packaging' (bottles, jars) can be recycled (we can integrate it into the cullet used in glass furnaces)</text:p>
          </table:table-cell>
          <table:table-cell table:style-name="ce206" office:value-type="string" calcext:value-type="string">
            <text:p><text:s/></text:p>
          </table:table-cell>
          <table:table-cell table:style-name="ce206" office:value-type="string" calcext:value-type="string">
            <text:p>fiche_verre</text:p>
          </table:table-cell>
          <table:table-cell table:style-name="ce252" table:number-columns-repeated="2"/>
          <table:table-cell/>
          <table:table-cell table:style-name="ce261" table:formula="of:=JSONCONSEIL([.A37];[.B37];[.C37];[.D37];[.E37];[.G37];[.H37];[.I37])" office:value-type="string" office:string-value="   {&#10;      &quot;code&quot;:&quot;cons_verre&quot;,&#10;      &quot;nom&quot;:&quot;Recyclage du verre&quot;,&#10;      &quot;nom_en&quot;:&quot;Glass recycling&quot;,&#10;      &quot;descr&quot;:&quot;Seul le 'verre d'emballage' (bouteille, bocaux) peut être recyclé (on peut l'intégrer au calcin utilisé dans les fours verriers)&quot;,&#10;      &quot;descr_en&quot;:&quot;Only the 'glass packaging' (bottles, jars) can be recycled (we can integrate it into the cullet used in glass furnaces)&quot;,&#10;      &quot;fiche&quot;:&quot;fiche_verre&quot;&#10;   }," calcext:value-type="string">
            <text:p>   {</text:p>
            <text:p>      "code":"cons_verre",</text:p>
            <text:p>      "nom":"Recyclage du verre",</text:p>
            <text:p>      "nom_en":"Glass recycling",</text:p>
            <text:p>      "descr":"Seul le 'verre d'emballage' (bouteille, bocaux) peut être recyclé (on peut l'intégrer au calcin utilisé dans les fours verriers)",</text:p>
            <text:p>      "descr_en":"Only the 'glass packaging' (bottles, jars) can be recycled (we can integrate it into the cullet used in glass furnaces)",</text:p>
            <text:p>      "fiche":"fiche_verre"</text:p>
            <text:p>   },</text:p>
          </table:table-cell>
          <table:table-cell office:value-type="string" calcext:value-type="string">
            <text:p><text:s/></text:p>
          </table:table-cell>
          <table:table-cell table:number-columns-repeated="246"/>
        </table:table-row>
        <table:table-row table:style-name="ro2">
          <table:table-cell table:style-name="ce202" office:value-type="string" calcext:value-type="string">
            <text:p>cons_recupmedicament</text:p>
          </table:table-cell>
          <table:table-cell table:style-name="ce206" office:value-type="string" calcext:value-type="string">
            <text:p>Récupération des médicaments</text:p>
          </table:table-cell>
          <table:table-cell table:style-name="ce206" office:value-type="string" calcext:value-type="string">
            <text:p>Retrieving drugs</text:p>
          </table:table-cell>
          <table:table-cell table:style-name="ce206" office:value-type="string" calcext:value-type="string">
            <text:p>Les pharmacies ont l'obligation de récupérer les anciens médicaments, avec ou sans conditionnement.</text:p>
          </table:table-cell>
          <table:table-cell table:style-name="ce206" office:value-type="string" calcext:value-type="string">
            <text:p>Pharmacies have the obligation to recover the older drugs, with or without conditioning.</text:p>
          </table:table-cell>
          <table:table-cell table:style-name="ce206" office:value-type="string" calcext:value-type="string">
            <text:p><text:s/></text:p>
          </table:table-cell>
          <table:table-cell table:style-name="ce206" office:value-type="string" calcext:value-type="string">
            <text:p>fiche_medicament</text:p>
          </table:table-cell>
          <table:table-cell table:style-name="ce252" table:number-columns-repeated="2"/>
          <table:table-cell/>
          <table:table-cell table:style-name="ce261" table:formula="of:=JSONCONSEIL([.A38];[.B38];[.C38];[.D38];[.E38];[.G38];[.H38];[.I38])" office:value-type="string" office:string-value="   {&#10;      &quot;code&quot;:&quot;cons_recupmedicament&quot;,&#10;      &quot;nom&quot;:&quot;Récupération des médicaments&quot;,&#10;      &quot;nom_en&quot;:&quot;Retrieving drugs&quot;,&#10;      &quot;descr&quot;:&quot;Les pharmacies ont l'obligation de récupérer les anciens médicaments, avec ou sans conditionnement.&quot;,&#10;      &quot;descr_en&quot;:&quot;Pharmacies have the obligation to recover the older drugs, with or without conditioning.&quot;,&#10;      &quot;fiche&quot;:&quot;fiche_medicament&quot;&#10;   }," calcext:value-type="string">
            <text:p>   {</text:p>
            <text:p>      "code":"cons_recupmedicament",</text:p>
            <text:p>      "nom":"Récupération des médicaments",</text:p>
            <text:p>      "nom_en":"Retrieving drugs",</text:p>
            <text:p>      "descr":"Les pharmacies ont l'obligation de récupérer les anciens médicaments, avec ou sans conditionnement.",</text:p>
            <text:p>      "descr_en":"Pharmacies have the obligation to recover the older drugs, with or without conditioning.",</text:p>
            <text:p>      "fiche":"fiche_medicament"</text:p>
            <text:p>   },</text:p>
          </table:table-cell>
          <table:table-cell office:value-type="string" calcext:value-type="string">
            <text:p><text:s/></text:p>
          </table:table-cell>
          <table:table-cell table:number-columns-repeated="246"/>
        </table:table-row>
        <table:table-row table:style-name="ro2">
          <table:table-cell table:style-name="ce202" office:value-type="string" calcext:value-type="string">
            <text:p>cons_medicamentembal</text:p>
          </table:table-cell>
          <table:table-cell table:style-name="ce206" office:value-type="string" calcext:value-type="string">
            <text:p>Trier séparément les emballages.</text:p>
          </table:table-cell>
          <table:table-cell table:style-name="ce206" office:value-type="string" calcext:value-type="string">
            <text:p>Sort packaging separately.</text:p>
          </table:table-cell>
          <table:table-cell table:style-name="ce206" office:value-type="string" calcext:value-type="string">
            <text:p>Les emballages et les notices peuvent être mis au recyclage (carton-papier).</text:p>
          </table:table-cell>
          <table:table-cell table:style-name="ce206" office:value-type="string" calcext:value-type="string">
            <text:p>Packaging and instructions can be recycled (paperboard).</text:p>
          </table:table-cell>
          <table:table-cell table:style-name="ce206" table:number-columns-repeated="2"/>
          <table:table-cell table:style-name="ce252" table:number-columns-repeated="2"/>
          <table:table-cell/>
          <table:table-cell table:style-name="ce261" table:formula="of:=JSONCONSEIL([.A39];[.B39];[.C39];[.D39];[.E39];[.G39];[.H39];[.I39])" office:value-type="string" office:string-value="   {&#10;      &quot;code&quot;:&quot;cons_medicamentembal&quot;,&#10;      &quot;nom&quot;:&quot;Trier séparément les emballages.&quot;,&#10;      &quot;nom_en&quot;:&quot;Sort packaging separately.&quot;,&#10;      &quot;descr&quot;:&quot;Les emballages et les notices peuvent être mis au recyclage (carton-papier).&quot;,&#10;      &quot;descr_en&quot;:&quot;Packaging and instructions can be recycled (paperboard).&quot;&#10;   }," calcext:value-type="string">
            <text:p>   {</text:p>
            <text:p>      "code":"cons_medicamentembal",</text:p>
            <text:p>      "nom":"Trier séparément les emballages.",</text:p>
            <text:p>      "nom_en":"Sort packaging separately.",</text:p>
            <text:p>      "descr":"Les emballages et les notices peuvent être mis au recyclage (carton-papier).",</text:p>
            <text:p>      "descr_en":"Packaging and instructions can be recycled (paperboard)."</text:p>
            <text:p>   },</text:p>
          </table:table-cell>
          <table:table-cell table:number-columns-repeated="247"/>
        </table:table-row>
        <table:table-row table:style-name="ro2">
          <table:table-cell table:style-name="ce267" office:value-type="string" calcext:value-type="string">
            <text:p>cons_fenetre_enveloppe</text:p>
          </table:table-cell>
          <table:table-cell table:style-name="ce206" office:value-type="string" calcext:value-type="string">
            <text:p>Suppression fenêtre</text:p>
          </table:table-cell>
          <table:table-cell table:style-name="ce206" office:value-type="string" calcext:value-type="string">
            <text:p>Removal window</text:p>
          </table:table-cell>
          <table:table-cell table:style-name="ce281" office:value-type="string" calcext:value-type="string">
            <text:p>La fenêtre en plastique peut être laissée <text:s/>(source : AlloPropreté le 07/08/2013)</text:p>
          </table:table-cell>
          <table:table-cell table:style-name="ce281" office:value-type="string" calcext:value-type="string">
            <text:p>The plastic window can be left (source: AlloPropreté the 07/08/2013)</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40];[.B40];[.C40];[.D40];[.E40];[.G40];[.H40];[.I40])" office:value-type="string" office:string-value="   {&#10;      &quot;code&quot;:&quot;cons_fenetre_enveloppe&quot;,&#10;      &quot;nom&quot;:&quot;Suppression fenêtre&quot;,&#10;      &quot;nom_en&quot;:&quot;Removal window&quot;,&#10;      &quot;descr&quot;:&quot;La fenêtre en plastique peut être laissée  (source : AlloPropreté le 07/08/2013)&quot;,&#10;      &quot;descr_en&quot;:&quot;The plastic window can be left (source: AlloPropreté the 07/08/2013)&quot;&#10;   }," calcext:value-type="string">
            <text:p>   {</text:p>
            <text:p>      "code":"cons_fenetre_enveloppe",</text:p>
            <text:p>      "nom":"Suppression fenêtre",</text:p>
            <text:p>      "nom_en":"Removal window",</text:p>
            <text:p>      "descr":"La fenêtre en plastique peut être laissée  (source : AlloPropreté le 07/08/2013)",</text:p>
            <text:p>      "descr_en":"The plastic window can be left (source: AlloPropreté the 07/08/2013)"</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tetrapak</text:p>
          </table:table-cell>
          <table:table-cell table:style-name="ce206" office:value-type="string" calcext:value-type="string">
            <text:p>Recyclage Tétrapak</text:p>
          </table:table-cell>
          <table:table-cell table:style-name="ce206" office:value-type="string" calcext:value-type="string">
            <text:p>Tetrapak recycling</text:p>
          </table:table-cell>
          <table:table-cell table:style-name="ce206" office:value-type="string" calcext:value-type="string">
            <text:p>Les Tétra Pak se recyclent : le carton est récupéré, le reste est très rarement récupéré. Préféré les emballages en verre.</text:p>
          </table:table-cell>
          <table:table-cell table:style-name="ce206" office:value-type="string" calcext:value-type="string">
            <text:p>The Tetra Pak recycling: cardboard is collected, the rest is rarely recovered. Preferred glass packaging.</text:p>
          </table:table-cell>
          <table:table-cell table:style-name="ce206" office:value-type="string" calcext:value-type="string">
            <text:p><text:s/></text:p>
          </table:table-cell>
          <table:table-cell table:style-name="ce206" office:value-type="string" calcext:value-type="string">
            <text:p>fiche_tetrapak</text:p>
          </table:table-cell>
          <table:table-cell table:style-name="ce252" table:number-columns-repeated="2"/>
          <table:table-cell/>
          <table:table-cell table:style-name="ce261" table:formula="of:=JSONCONSEIL([.A41];[.B41];[.C41];[.D41];[.E41];[.G41];[.H41];[.I41])" office:value-type="string" office:string-value="   {&#10;      &quot;code&quot;:&quot;cons_tetrapak&quot;,&#10;      &quot;nom&quot;:&quot;Recyclage Tétrapak&quot;,&#10;      &quot;nom_en&quot;:&quot;Tetrapak recycling&quot;,&#10;      &quot;descr&quot;:&quot;Les Tétra Pak se recyclent : le carton est récupéré, le reste est très rarement récupéré. Préféré les emballages en verre.&quot;,&#10;      &quot;descr_en&quot;:&quot;The Tetra Pak recycling: cardboard is collected, the rest is rarely recovered. Preferred glass packaging.&quot;,&#10;      &quot;fiche&quot;:&quot;fiche_tetrapak&quot;&#10;   }," calcext:value-type="string">
            <text:p>   {</text:p>
            <text:p>      "code":"cons_tetrapak",</text:p>
            <text:p>      "nom":"Recyclage Tétrapak",</text:p>
            <text:p>      "nom_en":"Tetrapak recycling",</text:p>
            <text:p>      "descr":"Les Tétra Pak se recyclent : le carton est récupéré, le reste est très rarement récupéré. Préféré les emballages en verre.",</text:p>
            <text:p>      "descr_en":"The Tetra Pak recycling: cardboard is collected, the rest is rarely recovered. Preferred glass packaging.",</text:p>
            <text:p>      "fiche":"fiche_tetrapak"</text:p>
            <text:p>   },</text:p>
          </table:table-cell>
          <table:table-cell office:value-type="string" calcext:value-type="string">
            <text:p><text:s/></text:p>
          </table:table-cell>
          <table:table-cell table:number-columns-repeated="246"/>
        </table:table-row>
        <table:table-row table:style-name="ro50">
          <table:table-cell table:style-name="ce206" office:value-type="string" calcext:value-type="string">
            <text:p>cons_distrisac_relais</text:p>
          </table:table-cell>
          <table:table-cell table:style-name="ce206" office:value-type="string" calcext:value-type="string">
            <text:p>Retrait de sacs en relais - 3 rouleaux par retrait, 2 retraits par an</text:p>
          </table:table-cell>
          <table:table-cell table:style-name="ce206" office:value-type="string" calcext:value-type="string">
            <text:p>Relay bags withdrawal (3 rolls per withdrawal, two withdrawals per year)</text:p>
          </table:table-cell>
          <table:table-cell table:style-name="ce206" office:value-type="string" calcext:value-type="string">
            <text:p>Les relais sont des lieux de réapprovisionnement destinés à dépanner : vous pouvez retirer 3 rouleaux de sacs (bleus et/ou jaunes). Vous pouvez vous y rendre 2 fois par an.</text:p>
          </table:table-cell>
          <table:table-cell table:style-name="ce206" office:value-type="string" calcext:value-type="string">
            <text:p>Relays are restocking places for help: You can remove 3 rolls of bags (blue and / or yellow). You can go there 2 times a year.</text:p>
          </table:table-cell>
          <table:table-cell table:style-name="ce206" office:value-type="string" calcext:value-type="string">
            <text:p><text:s/></text:p>
          </table:table-cell>
          <table:table-cell table:style-name="ce252"/>
          <table:table-cell table:style-name="ce289" office:value-type="string" calcext:value-type="string">
            <text:p>Vérif le 04/2013</text:p>
          </table:table-cell>
          <table:table-cell table:style-name="ce252"/>
          <table:table-cell/>
          <table:table-cell table:style-name="ce261" table:formula="of:=JSONCONSEIL([.A42];[.B42];[.C42];[.D42];[.E42];[.G42];[.H42];[.I42])" office:value-type="string" office:string-value="   {&#10;      &quot;code&quot;:&quot;cons_distrisac_relais&quot;,&#10;      &quot;nom&quot;:&quot;Retrait de sacs en relais - 3 rouleaux par retrait, 2 retraits par an&quot;,&#10;      &quot;nom_en&quot;:&quot;Relay bags withdrawal (3 rolls per withdrawal, two withdrawals per year)&quot;,&#10;      &quot;descr&quot;:&quot;Les relais sont des lieux de réapprovisionnement destinés à dépanner : vous pouvez retirer 3 rouleaux de sacs (bleus et/ou jaunes). Vous pouvez vous y rendre 2 fois par an.&quot;,&#10;      &quot;descr_en&quot;:&quot;Relays are restocking places for help: You can remove 3 rolls of bags (blue and / or yellow). You can go there 2 times a year.&quot;&#10;   }," calcext:value-type="string">
            <text:p>   {</text:p>
            <text:p>      "code":"cons_distrisac_relais",</text:p>
            <text:p>      "nom":"Retrait de sacs en relais - 3 rouleaux par retrait, 2 retraits par an",</text:p>
            <text:p>      "nom_en":"Relay bags withdrawal (3 rolls per withdrawal, two withdrawals per year)",</text:p>
            <text:p>      "descr":"Les relais sont des lieux de réapprovisionnement destinés à dépanner : vous pouvez retirer 3 rouleaux de sacs (bleus et/ou jaunes). Vous pouvez vous y rendre 2 fois par an.",</text:p>
            <text:p>      "descr_en":"Relays are restocking places for help: You can remove 3 rolls of bags (blue and / or yellow). You can go there 2 times a year."</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distrisac_achat</text:p>
          </table:table-cell>
          <table:table-cell table:style-name="ce206" office:value-type="string" calcext:value-type="string">
            <text:p>Achats de sacs Trisacs</text:p>
          </table:table-cell>
          <table:table-cell table:style-name="ce206" office:value-type="string" calcext:value-type="string">
            <text:p>Trisacs shopping bags (2.20 € the 30 bags roll)</text:p>
          </table:table-cell>
          <table:table-cell table:style-name="ce206"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6"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06" office:value-type="string" calcext:value-type="string">
            <text:p><text:s/></text:p>
          </table:table-cell>
          <table:table-cell table:style-name="ce252"/>
          <table:table-cell table:style-name="ce289" office:value-type="string" calcext:value-type="string">
            <text:p>Vérif le 04/2013</text:p>
          </table:table-cell>
          <table:table-cell table:style-name="ce252"/>
          <table:table-cell/>
          <table:table-cell table:style-name="ce261" table:formula="of:=JSONCONSEIL([.A43];[.B43];[.C43];[.D43];[.E43];[.G43];[.H43];[.I43])" office:value-type="string" office:string-value="   {&#10;      &quot;code&quot;:&quot;cons_distrisac_achat&quot;,&#10;      &quot;nom&quot;:&quot;Achats de sacs Trisacs&quot;,&#10;      &quot;nom_en&quot;:&quot;Trisacs shopping bags (2.20 € the 30 bags roll)&quot;,&#10;      &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10;      &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10;   }," calcext:value-type="string">
            <text:p>   {</text:p>
            <text:p>      "code":"cons_distrisac_achat",</text:p>
            <text:p>      "nom":"Achats de sacs Trisacs",</text:p>
            <text:p>      "nom_en":"Trisacs shopping bags (2.20 € the 30 bags roll)",</text:p>
            <text:p>      "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ext:p>      "descr_en":"- Supermarket: Paridis Leclerc, Super U Dalby, Carrefour Market roundabout Vannes, Intermarché &lt;br/&gt; Pitre Chevalier - in vending machines. Outside the town hall of Chantenay under the Talensac market in the pool hall Jules Verne, in the lobby of the small pool Amazon."</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distrisac_piecesobligatoires</text:p>
          </table:table-cell>
          <table:table-cell table:style-name="ce206" office:value-type="string" calcext:value-type="string">
            <text:p>Amener carte retrait pour <text:s/>'dépôt' et <text:s/>'rendez-vous'</text:p>
          </table:table-cell>
          <table:table-cell table:style-name="ce206" office:value-type="string" calcext:value-type="string">
            <text:p>Bring card withdrawal for 'deposit' and 'go'</text:p>
          </table:table-cell>
          <table:table-cell table:style-name="ce206" office:value-type="string" calcext:value-type="string">
            <text:p>Pour le retrait, munissez-vous de votre carte de retrait, envoyée par courrier.&lt;br/&gt;&lt;IMG SRC='resources/images/carte_retrait_trisacs.png' /&gt;</text:p>
          </table:table-cell>
          <table:table-cell table:style-name="ce206" office:value-type="string" calcext:value-type="string">
            <text:p>For removal, please have your ATM card, sent by mail. &lt;br/&gt; &lt;IMG SRC='resources/images/carte_retrait_trisacs.png' /&gt;</text:p>
          </table:table-cell>
          <table:table-cell table:style-name="ce206" office:value-type="string" calcext:value-type="string">
            <text:p><text:s/></text:p>
          </table:table-cell>
          <table:table-cell table:style-name="ce252"/>
          <table:table-cell table:style-name="ce290" office:value-type="string" calcext:value-type="string">
            <text:p>A VERIFIER</text:p>
          </table:table-cell>
          <table:table-cell table:style-name="ce252"/>
          <table:table-cell/>
          <table:table-cell table:style-name="ce261" table:formula="of:=JSONCONSEIL([.A44];[.B44];[.C44];[.D44];[.E44];[.G44];[.H44];[.I44])" office:value-type="string" office:string-value="   {&#10;      &quot;code&quot;:&quot;cons_distrisac_piecesobligatoires&quot;,&#10;      &quot;nom&quot;:&quot;Amener carte retrait pour  'dépôt' et  'rendez-vous'&quot;,&#10;      &quot;nom_en&quot;:&quot;Bring card withdrawal for 'deposit' and 'go'&quot;,&#10;      &quot;descr&quot;:&quot;Pour le retrait, munissez-vous de votre carte de retrait, envoyée par courrier.&lt;br/&gt;&lt;IMG SRC='resources/images/carte_retrait_trisacs.png' /&gt;&quot;,&#10;      &quot;descr_en&quot;:&quot;For removal, please have your ATM card, sent by mail. &lt;br/&gt; &lt;IMG SRC='resources/images/carte_retrait_trisacs.png' /&gt;&quot;&#10;   }," calcext:value-type="string">
            <text:p>   {</text:p>
            <text:p>      "code":"cons_distrisac_piecesobligatoires",</text:p>
            <text:p>      "nom":"Amener carte retrait pour  'dépôt' et  'rendez-vous'",</text:p>
            <text:p>      "nom_en":"Bring card withdrawal for 'deposit' and 'go'",</text:p>
            <text:p>      "descr":"Pour le retrait, munissez-vous de votre carte de retrait, envoyée par courrier.&lt;br/&gt;&lt;IMG SRC='resources/images/carte_retrait_trisacs.png' /&gt;",</text:p>
            <text:p>      "descr_en":"For removal, please have your ATM card, sent by mail. &lt;br/&gt; &lt;IMG SRC='resources/images/carte_retrait_trisacs.png' /&gt;"</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vider_paslaver</text:p>
          </table:table-cell>
          <table:table-cell table:style-name="ce206" office:value-type="string" calcext:value-type="string">
            <text:p>Vidé, mais pas lavé</text:p>
          </table:table-cell>
          <table:table-cell table:style-name="ce206" office:value-type="string" calcext:value-type="string">
            <text:p>Emptied but not washed</text:p>
          </table:table-cell>
          <table:table-cell table:style-name="ce206" office:value-type="string" calcext:value-type="string">
            <text:p>Ne laver les éléments triés (ceci est réalisé dans les centres de tri). Il suffit de les vider.</text:p>
          </table:table-cell>
          <table:table-cell table:style-name="ce206" office:value-type="string" calcext:value-type="string">
            <text:p>Only wash the sorted elements (this is done in the sorting centers). Simply empty.</text:p>
          </table:table-cell>
          <table:table-cell table:style-name="ce206" office:value-type="string" calcext:value-type="string">
            <text:p><text:s/></text:p>
          </table:table-cell>
          <table:table-cell table:style-name="ce252"/>
          <table:table-cell table:style-name="ce290" office:value-type="string" calcext:value-type="string">
            <text:p>A INTEGRER</text:p>
          </table:table-cell>
          <table:table-cell table:style-name="ce252"/>
          <table:table-cell/>
          <table:table-cell table:style-name="ce261" table:formula="of:=JSONCONSEIL([.A45];[.B45];[.C45];[.D45];[.E45];[.G45];[.H45];[.I45])" office:value-type="string" office:string-value="   {&#10;      &quot;code&quot;:&quot;cons_vider_paslaver&quot;,&#10;      &quot;nom&quot;:&quot;Vidé, mais pas lavé&quot;,&#10;      &quot;nom_en&quot;:&quot;Emptied but not washed&quot;,&#10;      &quot;descr&quot;:&quot;Ne laver les éléments triés (ceci est réalisé dans les centres de tri). Il suffit de les vider.&quot;,&#10;      &quot;descr_en&quot;:&quot;Only wash the sorted elements (this is done in the sorting centers). Simply empty.&quot;&#10;   }," calcext:value-type="string">
            <text:p>   {</text:p>
            <text:p>      "code":"cons_vider_paslaver",</text:p>
            <text:p>      "nom":"Vidé, mais pas lavé",</text:p>
            <text:p>      "nom_en":"Emptied but not washed",</text:p>
            <text:p>      "descr":"Ne laver les éléments triés (ceci est réalisé dans les centres de tri). Il suffit de les vider.",</text:p>
            <text:p>      "descr_en":"Only wash the sorted elements (this is done in the sorting centers). Simply empty."</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alloproprete</text:p>
          </table:table-cell>
          <table:table-cell table:style-name="ce206" office:value-type="string" calcext:value-type="string">
            <text:p>Des questions ... 02 40 41 9000</text:p>
          </table:table-cell>
          <table:table-cell table:style-name="ce206" office:value-type="string" calcext:value-type="string">
            <text:p>Questions ? 02 40 41 9000</text:p>
          </table:table-cell>
          <table:table-cell table:style-name="ce206" office:value-type="string" calcext:value-type="string">
            <text:p>AlloNantes est un numéro gratuit pour les Nantais (notamment pour les questions sur le tri). Ouvert de 8h à 19h du lundi au vendredi, et le samedi de 8h à 13h.</text:p>
          </table:table-cell>
          <table:table-cell table:style-name="ce206" office:value-type="string" calcext:value-type="string">
            <text:p>AlloNantes is a free number for Nantais (including questions about sorting). Open from 8 am to 19h from Monday to Friday, and Saturday from 8 to 13h.</text:p>
          </table:table-cell>
          <table:table-cell table:style-name="ce206" office:value-type="string" calcext:value-type="string">
            <text:p><text:s/></text:p>
          </table:table-cell>
          <table:table-cell table:style-name="ce252" table:number-columns-repeated="3"/>
          <table:table-cell/>
          <table:table-cell table:style-name="ce261" table:formula="of:=JSONCONSEIL([.A46];[.B46];[.C46];[.D46];[.E46];[.G46];[.H46];[.I46])" office:value-type="string" office:string-value="   {&#10;      &quot;code&quot;:&quot;cons_alloproprete&quot;,&#10;      &quot;nom&quot;:&quot;Des questions ... 02 40 41 9000&quot;,&#10;      &quot;nom_en&quot;:&quot;Questions ? 02 40 41 9000&quot;,&#10;      &quot;descr&quot;:&quot;AlloNantes est un numéro gratuit pour les Nantais (notamment pour les questions sur le tri). Ouvert de 8h à 19h du lundi au vendredi, et le samedi de 8h à 13h.&quot;,&#10;      &quot;descr_en&quot;:&quot;AlloNantes is a free number for Nantais (including questions about sorting). Open from 8 am to 19h from Monday to Friday, and Saturday from 8 to 13h.&quot;&#10;   }," calcext:value-type="string">
            <text:p>   {</text:p>
            <text:p>      "code":"cons_alloproprete",</text:p>
            <text:p>      "nom":"Des questions ... 02 40 41 9000",</text:p>
            <text:p>      "nom_en":"Questions ? 02 40 41 9000",</text:p>
            <text:p>      "descr":"AlloNantes est un numéro gratuit pour les Nantais (notamment pour les questions sur le tri). Ouvert de 8h à 19h du lundi au vendredi, et le samedi de 8h à 13h.",</text:p>
            <text:p>      "descr_en":"AlloNantes is a free number for Nantais (including questions about sorting). Open from 8 am to 19h from Monday to Friday, and Saturday from 8 to 13h."</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pastoxique</text:p>
          </table:table-cell>
          <table:table-cell table:style-name="ce206" office:value-type="string" calcext:value-type="string">
            <text:p>Non recyclable car présence produits toxiques</text:p>
          </table:table-cell>
          <table:table-cell table:style-name="ce206" office:value-type="string" calcext:value-type="string">
            <text:p>Not recyclable as presence toxic</text:p>
          </table:table-cell>
          <table:table-cell table:style-name="ce206" office:value-type="string" calcext:value-type="string">
            <text:p>Les bombes de peintures contiennent des produits toxiques, et ne peuvent pas être recyclées (contrairement aux bombes aérosols comme les déodorants).</text:p>
          </table:table-cell>
          <table:table-cell table:style-name="ce206" office:value-type="string" calcext:value-type="string">
            <text:p>Paints bombs contain toxic products and can not be recycled (unlike aerosols such as deodorants).</text:p>
          </table:table-cell>
          <table:table-cell table:style-name="ce206" office:value-type="string" calcext:value-type="string">
            <text:p><text:s/></text:p>
          </table:table-cell>
          <table:table-cell table:style-name="ce252" table:number-columns-repeated="3"/>
          <table:table-cell/>
          <table:table-cell table:style-name="ce261" table:formula="of:=JSONCONSEIL([.A47];[.B47];[.C47];[.D47];[.E47];[.G47];[.H47];[.I47])" office:value-type="string" office:string-value="   {&#10;      &quot;code&quot;:&quot;cons_pastoxique&quot;,&#10;      &quot;nom&quot;:&quot;Non recyclable car présence produits toxiques&quot;,&#10;      &quot;nom_en&quot;:&quot;Not recyclable as presence toxic&quot;,&#10;      &quot;descr&quot;:&quot;Les bombes de peintures contiennent des produits toxiques, et ne peuvent pas être recyclées (contrairement aux bombes aérosols comme les déodorants).&quot;,&#10;      &quot;descr_en&quot;:&quot;Paints bombs contain toxic products and can not be recycled (unlike aerosols such as deodorants).&quot;&#10;   }," calcext:value-type="string">
            <text:p>   {</text:p>
            <text:p>      "code":"cons_pastoxique",</text:p>
            <text:p>      "nom":"Non recyclable car présence produits toxiques",</text:p>
            <text:p>      "nom_en":"Not recyclable as presence toxic",</text:p>
            <text:p>      "descr":"Les bombes de peintures contiennent des produits toxiques, et ne peuvent pas être recyclées (contrairement aux bombes aérosols comme les déodorants).",</text:p>
            <text:p>      "descr_en":"Paints bombs contain toxic products and can not be recycled (unlike aerosols such as deodorants)."</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toxique</text:p>
          </table:table-cell>
          <table:table-cell table:style-name="ce206" office:value-type="string" calcext:value-type="string">
            <text:p>Produit toxique</text:p>
          </table:table-cell>
          <table:table-cell table:style-name="ce206" office:value-type="string" calcext:value-type="string">
            <text:p>Toxicant</text:p>
          </table:table-cell>
          <table:table-cell table:style-name="ce206" office:value-type="string" calcext:value-type="string">
            <text:p>Les produits toxiques ne doivent pas être mis avec les ordures ménagères. Ils doivent être déposés dans les déchèteries et écopoints.</text:p>
          </table:table-cell>
          <table:table-cell table:style-name="ce206" office:value-type="string" calcext:value-type="string">
            <text:p>Toxic products should not be placed with household waste. They must be deposited in the waste collection centers and ecopoints.</text:p>
          </table:table-cell>
          <table:table-cell table:style-name="ce206" office:value-type="string" calcext:value-type="string">
            <text:p><text:s/></text:p>
          </table:table-cell>
          <table:table-cell table:style-name="ce252" table:number-columns-repeated="3"/>
          <table:table-cell/>
          <table:table-cell table:style-name="ce261" table:formula="of:=JSONCONSEIL([.A48];[.B48];[.C48];[.D48];[.E48];[.G48];[.H48];[.I48])" office:value-type="string" office:string-value="   {&#10;      &quot;code&quot;:&quot;cons_toxique&quot;,&#10;      &quot;nom&quot;:&quot;Produit toxique&quot;,&#10;      &quot;nom_en&quot;:&quot;Toxicant&quot;,&#10;      &quot;descr&quot;:&quot;Les produits toxiques ne doivent pas être mis avec les ordures ménagères. Ils doivent être déposés dans les déchèteries et écopoints.&quot;,&#10;      &quot;descr_en&quot;:&quot;Toxic products should not be placed with household waste. They must be deposited in the waste collection centers and ecopoints.&quot;&#10;   }," calcext:value-type="string">
            <text:p>   {</text:p>
            <text:p>      "code":"cons_toxique",</text:p>
            <text:p>      "nom":"Produit toxique",</text:p>
            <text:p>      "nom_en":"Toxicant",</text:p>
            <text:p>      "descr":"Les produits toxiques ne doivent pas être mis avec les ordures ménagères. Ils doivent être déposés dans les déchèteries et écopoints.",</text:p>
            <text:p>      "descr_en":"Toxic products should not be placed with household waste. They must be deposited in the waste collection centers and ecopoints."</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lerelais</text:p>
          </table:table-cell>
          <table:table-cell table:style-name="ce272" office:value-type="string" calcext:value-type="string">
            <text:p>Vous pouvez déposer dans les conteneurs 'Le Relais'</text:p>
          </table:table-cell>
          <table:table-cell table:style-name="ce272" office:value-type="string" calcext:value-type="string">
            <text:p>You can file in the containers 'Le Relais'</text:p>
          </table:table-cell>
          <table:table-cell table:style-name="ce206" office:value-type="string" calcext:value-type="string">
            <text:p>Vêtements, linge de maison, chaussures (liées par paire), maroquinerie &lt;B&gt;dans un sac bien fermé&lt;/B&gt;.</text:p>
          </table:table-cell>
          <table:table-cell table:style-name="ce206" office:value-type="string" calcext:value-type="string">
            <text:p>Clothing, linens, shoes (linked in pairs), leather goods &lt;B&gt; in a sealed bag &lt;/b&gt;.</text:p>
          </table:table-cell>
          <table:table-cell table:style-name="ce206" office:value-type="string" calcext:value-type="string">
            <text:p><text:s/></text:p>
          </table:table-cell>
          <table:table-cell table:style-name="ce252" office:value-type="string" calcext:value-type="string">
            <text:p>fiche_contvet</text:p>
          </table:table-cell>
          <table:table-cell table:style-name="ce252" table:number-columns-repeated="2"/>
          <table:table-cell/>
          <table:table-cell table:style-name="ce261" table:formula="of:=JSONCONSEIL([.A49];[.B49];[.C49];[.D49];[.E49];[.G49];[.H49];[.I49])" office:value-type="string" office:string-value="   {&#10;      &quot;code&quot;:&quot;cons_lerelais&quot;,&#10;      &quot;nom&quot;:&quot;Vous pouvez déposer dans les conteneurs 'Le Relais'&quot;,&#10;      &quot;nom_en&quot;:&quot;You can file in the containers 'Le Relais'&quot;,&#10;      &quot;descr&quot;:&quot;Vêtements, linge de maison, chaussures (liées par paire), maroquinerie &lt;B&gt;dans un sac bien fermé&lt;/B&gt;.&quot;,&#10;      &quot;descr_en&quot;:&quot;Clothing, linens, shoes (linked in pairs), leather goods &lt;B&gt; in a sealed bag &lt;/b&gt;.&quot;,&#10;      &quot;fiche&quot;:&quot;fiche_contvet&quot;&#10;   }," calcext:value-type="string">
            <text:p>   {</text:p>
            <text:p>      "code":"cons_lerelais",</text:p>
            <text:p>      "nom":"Vous pouvez déposer dans les conteneurs 'Le Relais'",</text:p>
            <text:p>      "nom_en":"You can file in the containers 'Le Relais'",</text:p>
            <text:p>      "descr":"Vêtements, linge de maison, chaussures (liées par paire), maroquinerie &lt;B&gt;dans un sac bien fermé&lt;/B&gt;.",</text:p>
            <text:p>      "descr_en":"Clothing, linens, shoes (linked in pairs), leather goods &lt;B&gt; in a sealed bag &lt;/b&gt;.",</text:p>
            <text:p>      "fiche":"fiche_contvet"</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sacs</text:p>
          </table:table-cell>
          <table:table-cell table:style-name="ce272" office:value-type="string" calcext:value-type="string">
            <text:p>Rappels sur les sacs</text:p>
          </table:table-cell>
          <table:table-cell table:style-name="ce272" office:value-type="string" calcext:value-type="string">
            <text:p>Reminders on bags</text:p>
          </table:table-cell>
          <table:table-cell table:style-name="ce206" office:value-type="string" calcext:value-type="string">
            <text:p>Les sacs sont à déposer dans le même bac, les déchets recyclables dans le sac jaune, les déchets non recyclables dans le sac bleu.</text:p>
          </table:table-cell>
          <table:table-cell table:style-name="ce285" office:value-type="string" calcext:value-type="string">
            <text:p>Bags are to be deposited in the same bin, recyclable waste in the yolk sac, non-recyclable waste in the blue bag.</text:p>
          </table:table-cell>
          <table:table-cell table:style-name="ce206" office:value-type="string" calcext:value-type="string">
            <text:p><text:s/></text:p>
          </table:table-cell>
          <table:table-cell table:style-name="ce206" office:value-type="string" calcext:value-type="string">
            <text:p>fiche_sacjaune</text:p>
          </table:table-cell>
          <table:table-cell table:style-name="ce252" table:number-columns-repeated="2"/>
          <table:table-cell/>
          <table:table-cell table:style-name="ce261" table:formula="of:=JSONCONSEIL([.A50];[.B50];[.C50];[.D50];[.E50];[.G50];[.H50];[.I50])" office:value-type="string" office:string-value="   {&#10;      &quot;code&quot;:&quot;cons_sacs&quot;,&#10;      &quot;nom&quot;:&quot;Rappels sur les sacs&quot;,&#10;      &quot;nom_en&quot;:&quot;Reminders on bags&quot;,&#10;      &quot;descr&quot;:&quot;Les sacs sont à déposer dans le même bac, les déchets recyclables dans le sac jaune, les déchets non recyclables dans le sac bleu.&quot;,&#10;      &quot;descr_en&quot;:&quot;Bags are to be deposited in the same bin, recyclable waste in the yolk sac, non-recyclable waste in the blue bag.&quot;,&#10;      &quot;fiche&quot;:&quot;fiche_sacjaune&quot;&#10;   }," calcext:value-type="string">
            <text:p>   {</text:p>
            <text:p>      "code":"cons_sacs",</text:p>
            <text:p>      "nom":"Rappels sur les sacs",</text:p>
            <text:p>      "nom_en":"Reminders on bags",</text:p>
            <text:p>      "descr":"Les sacs sont à déposer dans le même bac, les déchets recyclables dans le sac jaune, les déchets non recyclables dans le sac bleu.",</text:p>
            <text:p>      "descr_en":"Bags are to be deposited in the same bin, recyclable waste in the yolk sac, non-recyclable waste in the blue bag.",</text:p>
            <text:p>      "fiche":"fiche_sacjaune"</text:p>
            <text:p>   },</text:p>
          </table:table-cell>
          <table:table-cell office:value-type="string" calcext:value-type="string">
            <text:p><text:s/></text:p>
          </table:table-cell>
          <table:table-cell table:number-columns-repeated="246"/>
        </table:table-row>
        <table:table-row table:style-name="ro2">
          <table:table-cell table:style-name="ce206" office:value-type="string" calcext:value-type="string">
            <text:p>cons_bacs</text:p>
          </table:table-cell>
          <table:table-cell table:style-name="ce272" office:value-type="string" calcext:value-type="string">
            <text:p>Rappels sur les bacs</text:p>
          </table:table-cell>
          <table:table-cell table:style-name="ce272" office:value-type="string" calcext:value-type="string">
            <text:p>Reminders on the bins</text:p>
          </table:table-cell>
          <table:table-cell table:style-name="ce206" office:value-type="string" calcext:value-type="string">
            <text:p>Les déchets recyclables dans le bac jaune, les déchets non recyclables dans le bac bleu.</text:p>
          </table:table-cell>
          <table:table-cell table:style-name="ce285" office:value-type="string" calcext:value-type="string">
            <text:p>Recyclable waste in the yellow bin, non-recyclable waste in the blue bin.</text:p>
          </table:table-cell>
          <table:table-cell table:style-name="ce206" office:value-type="string" calcext:value-type="string">
            <text:p><text:s/></text:p>
          </table:table-cell>
          <table:table-cell table:style-name="ce206" office:value-type="string" calcext:value-type="string">
            <text:p>fiche_bacjaune</text:p>
          </table:table-cell>
          <table:table-cell table:style-name="ce252" table:number-columns-repeated="2"/>
          <table:table-cell/>
          <table:table-cell table:style-name="ce261" table:formula="of:=JSONCONSEIL([.A51];[.B51];[.C51];[.D51];[.E51];[.G51];[.H51];[.I51])" office:value-type="string" office:string-value="   {&#10;      &quot;code&quot;:&quot;cons_bacs&quot;,&#10;      &quot;nom&quot;:&quot;Rappels sur les bacs&quot;,&#10;      &quot;nom_en&quot;:&quot;Reminders on the bins&quot;,&#10;      &quot;descr&quot;:&quot;Les déchets recyclables dans le bac jaune, les déchets non recyclables dans le bac bleu.&quot;,&#10;      &quot;descr_en&quot;:&quot;Recyclable waste in the yellow bin, non-recyclable waste in the blue bin.&quot;,&#10;      &quot;fiche&quot;:&quot;fiche_bacjaune&quot;&#10;   }," calcext:value-type="string">
            <text:p>   {</text:p>
            <text:p>      "code":"cons_bacs",</text:p>
            <text:p>      "nom":"Rappels sur les bacs",</text:p>
            <text:p>      "nom_en":"Reminders on the bins",</text:p>
            <text:p>      "descr":"Les déchets recyclables dans le bac jaune, les déchets non recyclables dans le bac bleu.",</text:p>
            <text:p>      "descr_en":"Recyclable waste in the yellow bin, non-recyclable waste in the blue bin.",</text:p>
            <text:p>      "fiche":"fiche_bacjaune"</text:p>
            <text:p>   },</text:p>
          </table:table-cell>
          <table:table-cell office:value-type="string" calcext:value-type="string">
            <text:p><text:s/></text:p>
          </table:table-cell>
          <table:table-cell table:number-columns-repeated="246"/>
        </table:table-row>
        <table:table-row table:style-name="ro2">
          <table:table-cell table:style-name="ce204" office:value-type="string" calcext:value-type="string">
            <text:p>cons_collecte6h14h</text:p>
          </table:table-cell>
          <table:table-cell table:style-name="ce272" office:value-type="string" calcext:value-type="string">
            <text:p>Les collectes ont lieu de 6h à 14h</text:p>
          </table:table-cell>
          <table:table-cell table:style-name="ce272" office:value-type="string" calcext:value-type="string">
            <text:p>Collections take place from 6 to 14h</text:p>
          </table:table-cell>
          <table:table-cell table:style-name="ce206" office:value-type="string" calcext:value-type="string">
            <text:p>Présentez votre bac avant 6h ou la veille.</text:p>
          </table:table-cell>
          <table:table-cell table:style-name="ce206" office:value-type="string" calcext:value-type="string">
            <text:p>Present your tray before 6 am or before.</text:p>
          </table:table-cell>
          <table:table-cell table:style-name="ce206" office:value-type="string" calcext:value-type="string">
            <text:p><text:s/></text:p>
          </table:table-cell>
          <table:table-cell table:style-name="ce252" table:number-columns-repeated="3"/>
          <table:table-cell/>
          <table:table-cell table:style-name="ce261" table:formula="of:=JSONCONSEIL([.A52];[.B52];[.C52];[.D52];[.E52];[.G52];[.H52];[.I52])" office:value-type="string" office:string-value="   {&#10;      &quot;code&quot;:&quot;cons_collecte6h14h&quot;,&#10;      &quot;nom&quot;:&quot;Les collectes ont lieu de 6h à 14h&quot;,&#10;      &quot;nom_en&quot;:&quot;Collections take place from 6 to 14h&quot;,&#10;      &quot;descr&quot;:&quot;Présentez votre bac avant 6h ou la veille.&quot;,&#10;      &quot;descr_en&quot;:&quot;Present your tray before 6 am or before.&quot;&#10;   }," calcext:value-type="string">
            <text:p>   {</text:p>
            <text:p>      "code":"cons_collecte6h14h",</text:p>
            <text:p>      "nom":"Les collectes ont lieu de 6h à 14h",</text:p>
            <text:p>      "nom_en":"Collections take place from 6 to 14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204" office:value-type="string" calcext:value-type="string">
            <text:p>cons_collecte6h21h</text:p>
          </table:table-cell>
          <table:table-cell table:style-name="ce272" office:value-type="string" calcext:value-type="string">
            <text:p>Les collectes ont lieu de 6h à 21h</text:p>
          </table:table-cell>
          <table:table-cell table:style-name="ce272" office:value-type="string" calcext:value-type="string">
            <text:p>Collections take place from 6 to 21h</text:p>
          </table:table-cell>
          <table:table-cell table:style-name="ce206" office:value-type="string" calcext:value-type="string">
            <text:p>Présentez votre bac avant 6h ou la veille.</text:p>
          </table:table-cell>
          <table:table-cell table:style-name="ce206" office:value-type="string" calcext:value-type="string">
            <text:p>Present your tray before 6 am or before.</text:p>
          </table:table-cell>
          <table:table-cell table:style-name="ce206" office:value-type="string" calcext:value-type="string">
            <text:p><text:s/></text:p>
          </table:table-cell>
          <table:table-cell table:style-name="ce252" table:number-columns-repeated="3"/>
          <table:table-cell/>
          <table:table-cell table:style-name="ce261" table:formula="of:=JSONCONSEIL([.A53];[.B53];[.C53];[.D53];[.E53];[.G53];[.H53];[.I53])" office:value-type="string" office:string-value="   {&#10;      &quot;code&quot;:&quot;cons_collecte6h21h&quot;,&#10;      &quot;nom&quot;:&quot;Les collectes ont lieu de 6h à 21h&quot;,&#10;      &quot;nom_en&quot;:&quot;Collections take place from 6 to 21h&quot;,&#10;      &quot;descr&quot;:&quot;Présentez votre bac avant 6h ou la veille.&quot;,&#10;      &quot;descr_en&quot;:&quot;Present your tray before 6 am or before.&quot;&#10;   }," calcext:value-type="string">
            <text:p>   {</text:p>
            <text:p>      "code":"cons_collecte6h21h",</text:p>
            <text:p>      "nom":"Les collectes ont lieu de 6h à 21h",</text:p>
            <text:p>      "nom_en":"Collections take place from 6 to 21h",</text:p>
            <text:p>      "descr":"Présentez votre bac avant 6h ou la veille.",</text:p>
            <text:p>      "descr_en":"Present your tray before 6 am or before."</text:p>
            <text:p>   },</text:p>
          </table:table-cell>
          <table:table-cell office:value-type="string" calcext:value-type="string">
            <text:p><text:s/></text:p>
          </table:table-cell>
          <table:table-cell table:number-columns-repeated="246"/>
        </table:table-row>
        <table:table-row table:style-name="ro2">
          <table:table-cell table:style-name="ce268" office:value-type="string" calcext:value-type="string">
            <text:p>cons_proximite</text:p>
          </table:table-cell>
          <table:table-cell table:style-name="ce273" office:value-type="string" calcext:value-type="string">
            <text:p>Des questions ... 0800 800 868</text:p>
          </table:table-cell>
          <table:table-cell table:style-name="ce273" office:value-type="string" calcext:value-type="string">
            <text:p>Questions ? 0800 800 868</text:p>
          </table:table-cell>
          <table:table-cell table:style-name="ce273"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273"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06" office:value-type="string" calcext:value-type="string">
            <text:p><text:s/></text:p>
          </table:table-cell>
          <table:table-cell table:style-name="ce287" office:value-type="string" calcext:value-type="string">
            <text:p>fiche_telephone</text:p>
          </table:table-cell>
          <table:table-cell table:style-name="ce252" table:number-columns-repeated="2"/>
          <table:table-cell/>
          <table:table-cell table:style-name="ce261" table:formula="of:=JSONCONSEIL([.A54];[.B54];[.C54];[.D54];[.E54];[.G54];[.H54];[.I54])" office:value-type="string" office:string-value="   {&#10;      &quot;code&quot;:&quot;cons_proximite&quot;,&#10;      &quot;nom&quot;:&quot;Des questions ... 0800 800 868&quot;,&#10;      &quot;nom_en&quot;:&quot;Questions ? 0800 800 868&quot;,&#10;      &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10;      &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10;      &quot;fiche&quot;:&quot;fiche_telephone&quot;&#10;   }," calcext:value-type="string">
            <text:p>   {</text:p>
            <text:p>      "code":"cons_proximite",</text:p>
            <text:p>      "nom":"Des questions ... 0800 800 868",</text:p>
            <text:p>      "nom_en":"Questions ? 0800 800 868",</text:p>
            <text:p>      "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ext:p>      "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ext:p>      "fiche":"fiche_telephone"</text:p>
            <text:p>   },</text:p>
          </table:table-cell>
          <table:table-cell office:value-type="string" calcext:value-type="string">
            <text:p><text:s/></text:p>
          </table:table-cell>
          <table:table-cell table:number-columns-repeated="246"/>
        </table:table-row>
        <table:table-row table:style-name="ro2">
          <table:table-cell table:style-name="ce269" office:value-type="string" calcext:value-type="string">
            <text:p>cons_dec_coucheBebe</text:p>
          </table:table-cell>
          <table:table-cell table:style-name="ce206" office:value-type="string" calcext:value-type="string">
            <text:p>Couches lavables</text:p>
          </table:table-cell>
          <table:table-cell table:style-name="ce206" office:value-type="string" calcext:value-type="string">
            <text:p>Cloth diapers</text:p>
          </table:table-cell>
          <table:table-cell table:style-name="ce206"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6"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06" office:value-type="string" calcext:value-type="string">
            <text:p><text:s/></text:p>
          </table:table-cell>
          <table:table-cell table:style-name="ce252" table:number-columns-repeated="3"/>
          <table:table-cell/>
          <table:table-cell table:style-name="ce261" table:formula="of:=JSONCONSEIL([.A55];[.B55];[.C55];[.D55];[.E55];[.G55];[.H55];[.I55])" office:value-type="string" office:string-value="   {&#10;      &quot;code&quot;:&quot;cons_dec_coucheBebe&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10;   }," calcext:value-type="string">
            <text:p>   {</text:p>
            <text:p>      "code":"cons_dec_coucheBebe",</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ext:p>   },</text:p>
          </table:table-cell>
          <table:table-cell office:value-type="string" calcext:value-type="string">
            <text:p><text:s/></text:p>
          </table:table-cell>
          <table:table-cell table:number-columns-repeated="246"/>
        </table:table-row>
        <table:table-row table:style-name="ro2">
          <table:table-cell table:style-name="ce269" office:value-type="string" calcext:value-type="string">
            <text:p>cons_nespresso</text:p>
          </table:table-cell>
          <table:table-cell table:style-name="ce206" office:value-type="string" calcext:value-type="string">
            <text:p>Nespresso récupère ses capsules et soutien le recyclage du petit aluminium.</text:p>
          </table:table-cell>
          <table:table-cell table:style-name="ce206" office:value-type="string" calcext:value-type="string">
            <text:p>Nespresso capsules and recovers its support recycling aluminum small.</text:p>
          </table:table-cell>
          <table:table-cell table:style-name="ce206"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6"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06" office:value-type="string" calcext:value-type="string">
            <text:p><text:s/></text:p>
          </table:table-cell>
          <table:table-cell table:style-name="ce252" table:number-columns-repeated="3"/>
          <table:table-cell/>
          <table:table-cell table:style-name="ce261" table:formula="of:=JSONCONSEIL([.A56];[.B56];[.C56];[.D56];[.E56];[.G56];[.H56];[.I56])" office:value-type="string" office:string-value="   {&#10;      &quot;code&quot;:&quot;cons_nespresso&quot;,&#10;      &quot;nom&quot;:&quot;Nespresso récupère ses capsules et soutien le recyclage du petit aluminium.&quot;,&#10;      &quot;nom_en&quot;:&quot;Nespresso capsules and recovers its support recycling aluminum small.&quot;,&#10;      &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10;      &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10;   }," calcext:value-type="string">
            <text:p>   {</text:p>
            <text:p>      "code":"cons_nespresso",</text:p>
            <text:p>      "nom":"Nespresso récupère ses capsules et soutien le recyclage du petit aluminium.",</text:p>
            <text:p>      "nom_en":"Nespresso capsules and recovers its support recycling aluminum small.",</text:p>
            <text:p>      "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ext:p>      "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ext:p>   },</text:p>
          </table:table-cell>
          <table:table-cell office:value-type="string" calcext:value-type="string">
            <text:p><text:s/></text:p>
          </table:table-cell>
          <table:table-cell table:number-columns-repeated="246"/>
        </table:table-row>
        <table:table-row table:style-name="ro2">
          <table:table-cell table:style-name="ce269" office:value-type="string" calcext:value-type="string">
            <text:p>cons_trop_petit</text:p>
          </table:table-cell>
          <table:table-cell table:style-name="ce206" office:value-type="string" calcext:value-type="string">
            <text:p>Trop petit pour être trié</text:p>
          </table:table-cell>
          <table:table-cell table:style-name="ce206" office:value-type="string" calcext:value-type="string">
            <text:p>Too small to be sorted</text:p>
          </table:table-cell>
          <table:table-cell table:style-name="ce206" office:value-type="string" calcext:value-type="string">
            <text:p>Ce matériau pourrait être récyclé, mais étant trop petit (ou ne représentant pas assez de matières) il doit être mis avec les ordures ménagères.</text:p>
          </table:table-cell>
          <table:table-cell table:style-name="ce206" office:value-type="string" calcext:value-type="string">
            <text:p>This material could be recycled, but is too small (or not representative enough métières) it must be put in household waste.</text:p>
          </table:table-cell>
          <table:table-cell table:style-name="ce206" office:value-type="string" calcext:value-type="string">
            <text:p><text:s/></text:p>
          </table:table-cell>
          <table:table-cell table:style-name="ce252"/>
          <table:table-cell table:style-name="ce252" office:value-type="string" calcext:value-type="string">
            <text:p>Vérif le 04/2015</text:p>
          </table:table-cell>
          <table:table-cell table:style-name="ce252"/>
          <table:table-cell/>
          <table:table-cell table:style-name="ce261" table:formula="of:=JSONCONSEIL([.A57];[.B57];[.C57];[.D57];[.E57];[.G57];[.H57];[.I57])" office:value-type="string" office:string-value="   {&#10;      &quot;code&quot;:&quot;cons_trop_petit&quot;,&#10;      &quot;nom&quot;:&quot;Trop petit pour être trié&quot;,&#10;      &quot;nom_en&quot;:&quot;Too small to be sorted&quot;,&#10;      &quot;descr&quot;:&quot;Ce matériau pourrait être récyclé, mais étant trop petit (ou ne représentant pas assez de matières) il doit être mis avec les ordures ménagères.&quot;,&#10;      &quot;descr_en&quot;:&quot;This material could be recycled, but is too small (or not representative enough métières) it must be put in household waste.&quot;&#10;   }," calcext:value-type="string">
            <text:p>   {</text:p>
            <text:p>      "code":"cons_trop_petit",</text:p>
            <text:p>      "nom":"Trop petit pour être trié",</text:p>
            <text:p>      "nom_en":"Too small to be sorted",</text:p>
            <text:p>      "descr":"Ce matériau pourrait être récyclé, mais étant trop petit (ou ne représentant pas assez de matières) il doit être mis avec les ordures ménagères.",</text:p>
            <text:p>      "descr_en":"This material could be recycled, but is too small (or not representative enough métières) it must be put in household waste."</text:p>
            <text:p>   },</text:p>
          </table:table-cell>
          <table:table-cell office:value-type="string" calcext:value-type="string">
            <text:p><text:s/></text:p>
          </table:table-cell>
          <table:table-cell table:number-columns-repeated="246"/>
        </table:table-row>
        <table:table-row table:style-name="ro2">
          <table:table-cell table:style-name="ce269" office:value-type="string" calcext:value-type="string">
            <text:p>cons_plus2vers</text:p>
          </table:table-cell>
          <table:table-cell table:style-name="ce206" office:value-type="string" calcext:value-type="string">
            <text:p>Asso Plus2vers : partage de lombrics et conseils sur le lombricompostage</text:p>
          </table:table-cell>
          <table:table-cell table:style-name="ce206" office:value-type="string" calcext:value-type="string">
            <text:p>Asso Plus2vers: sharing earthworms and advice on vermicomposting</text:p>
          </table:table-cell>
          <table:table-cell table:style-name="ce206"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6"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206" office:value-type="string" calcext:value-type="string">
            <text:p><text:s/></text:p>
          </table:table-cell>
          <table:table-cell table:style-name="ce252" table:number-columns-repeated="3"/>
          <table:table-cell/>
          <table:table-cell table:style-name="ce261" table:formula="of:=JSONCONSEIL([.A58];[.B58];[.C58];[.D58];[.E58];[.G58];[.H58];[.I58])" office:value-type="string" office:string-value="   {&#10;      &quot;code&quot;:&quot;cons_plus2vers&quot;,&#10;      &quot;nom&quot;:&quot;Asso Plus2vers : partage de lombrics et conseils sur le lombricompostage&quot;,&#10;      &quot;nom_en&quot;:&quot;Asso Plus2vers: sharing earthworms and advice on vermicomposting&quot;,&#10;      &quot;descr&quot;:&quot;L'association nantaise Plus2vers recence les donateurs de lombrics (une carte permet de les localiser) et donne de nombreux conseils sur le lombricompostage.&lt;br/&gt;Voir &lt;a href='plus2vers.fr' target='_blank'&gt;plus2vers.fr&lt;/a&gt;&quot;,&#10;      &quot;descr_en&quot;:&quot;The Nantes Association Plus2vers Recency earthworms donor (a map can locate) and gives many tips on vermicomposting. &lt;br/&gt; See &lt;a target='_blank'&gt; href='plus2vers.fr' plus2vers.fr &lt;/a&gt;&quot;&#10;   }," calcext:value-type="string">
            <text:p>   {</text:p>
            <text:p>      "code":"cons_plus2vers",</text:p>
            <text:p>      "nom":"Asso Plus2vers : partage de lombrics et conseils sur le lombricompostage",</text:p>
            <text:p>      "nom_en":"Asso Plus2vers: sharing earthworms and advice on vermicomposting",</text:p>
            <text:p>      "descr":"L'association nantaise Plus2vers recence les donateurs de lombrics (une carte permet de les localiser) et donne de nombreux conseils sur le lombricompostage.&lt;br/&gt;Voir &lt;a href='plus2vers.fr' target='_blank'&gt;plus2vers.fr&lt;/a&gt;",</text:p>
            <text:p>      "descr_en":"The Nantes Association Plus2vers Recency earthworms donor (a map can locate) and gives many tips on vermicomposting. &lt;br/&gt; See &lt;a target='_blank'&gt; href='plus2vers.fr' plus2vers.fr &lt;/a&gt;"</text:p>
            <text:p>   },</text:p>
          </table:table-cell>
          <table:table-cell office:value-type="string" calcext:value-type="string">
            <text:p><text:s/></text:p>
          </table:table-cell>
          <table:table-cell table:number-columns-repeated="246"/>
        </table:table-row>
        <table:table-row table:style-name="ro2">
          <table:table-cell table:style-name="ce269" office:value-type="string" calcext:value-type="string">
            <text:p>cons_assocompostage</text:p>
          </table:table-cell>
          <table:table-cell table:style-name="ce206" office:value-type="string" calcext:value-type="string">
            <text:p>2 assos sur compostage à Nantes</text:p>
          </table:table-cell>
          <table:table-cell table:style-name="ce206" office:value-type="string" calcext:value-type="string">
            <text:p>2 assos on composting in Nantes</text:p>
          </table:table-cell>
          <table:table-cell table:style-name="ce206" table:number-columns-repeated="2"/>
          <table:table-cell table:style-name="ce206" office:value-type="string" calcext:value-type="string">
            <text:p><text:s/></text:p>
          </table:table-cell>
          <table:table-cell table:style-name="ce252" table:number-columns-repeated="3"/>
          <table:table-cell/>
          <table:table-cell table:style-name="ce261" table:formula="of:=JSONCONSEIL([.A59];[.B59];[.C59];[.D59];[.E59];[.G59];[.H59];[.I59])" office:value-type="string" office:string-value="   {&#10;      &quot;code&quot;:&quot;cons_assocompostage&quot;,&#10;      &quot;nom&quot;:&quot;2 assos sur compostage à Nantes&quot;,&#10;      &quot;nom_en&quot;:&quot;2 assos on composting in Nantes&quot;&#10;   }," calcext:value-type="string">
            <text:p>   {</text:p>
            <text:p>      "code":"cons_assocompostage",</text:p>
            <text:p>      "nom":"2 assos sur compostage à Nantes",</text:p>
            <text:p>      "nom_en":"2 assos on composting in Nantes"</text:p>
            <text:p>   },</text:p>
          </table:table-cell>
          <table:table-cell office:value-type="string" calcext:value-type="string">
            <text:p><text:s/></text:p>
          </table:table-cell>
          <table:table-cell table:number-columns-repeated="246"/>
        </table:table-row>
        <table:table-row table:style-name="ro2">
          <table:table-cell table:style-name="ce270" office:value-type="string" calcext:value-type="string">
            <text:p>cons_decheterieecopointquartheure</text:p>
          </table:table-cell>
          <table:table-cell table:style-name="ce206" office:value-type="string" calcext:value-type="string">
            <text:p>Venir 15 minutes avant la fin</text:p>
          </table:table-cell>
          <table:table-cell table:style-name="ce206" office:value-type="string" calcext:value-type="string">
            <text:p>Come 15 minutes before the end</text:p>
          </table:table-cell>
          <table:table-cell table:style-name="ce206" office:value-type="string" calcext:value-type="string">
            <text:p>Venir un quart d'heure avant la fermeture (le gardien refusera éventuellement l'entrée)</text:p>
          </table:table-cell>
          <table:table-cell table:style-name="ce206" office:value-type="string" calcext:value-type="string">
            <text:p>Coming fifteen minutes before closing (the guardian may refuse entry)</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60];[.B60];[.C60];[.D60];[.E60];[.G60];[.H60];[.I60])" office:value-type="string" office:string-value="   {&#10;      &quot;code&quot;:&quot;cons_decheterieecopointquartheure&quot;,&#10;      &quot;nom&quot;:&quot;Venir 15 minutes avant la fin&quot;,&#10;      &quot;nom_en&quot;:&quot;Come 15 minutes before the end&quot;,&#10;      &quot;descr&quot;:&quot;Venir un quart d'heure avant la fermeture (le gardien refusera éventuellement l'entrée)&quot;,&#10;      &quot;descr_en&quot;:&quot;Coming fifteen minutes before closing (the guardian may refuse entry)&quot;&#10;   }," calcext:value-type="string">
            <text:p>   {</text:p>
            <text:p>      "code":"cons_decheterieecopointquartheure",</text:p>
            <text:p>      "nom":"Venir 15 minutes avant la fin",</text:p>
            <text:p>      "nom_en":"Come 15 minutes before the end",</text:p>
            <text:p>      "descr":"Venir un quart d'heure avant la fermeture (le gardien refusera éventuellement l'entrée)",</text:p>
            <text:p>      "descr_en":"Coming fifteen minutes before closing (the guardian may refuse entry)"</text:p>
            <text:p>   },</text:p>
          </table:table-cell>
          <table:table-cell office:value-type="string" calcext:value-type="string">
            <text:p><text:s/></text:p>
          </table:table-cell>
          <table:table-cell table:number-columns-repeated="246"/>
        </table:table-row>
        <table:table-row table:style-name="ro2">
          <table:table-cell table:style-name="ce270" office:value-type="string" calcext:value-type="string">
            <text:p>cons_dechetecolimite2metres</text:p>
          </table:table-cell>
          <table:table-cell table:style-name="ce206" office:value-type="string" calcext:value-type="string">
            <text:p>Limite de 2 mètres</text:p>
          </table:table-cell>
          <table:table-cell table:style-name="ce206" office:value-type="string" calcext:value-type="string">
            <text:p>Limit of 2 meters</text:p>
          </table:table-cell>
          <table:table-cell table:style-name="ce206" office:value-type="string" calcext:value-type="string">
            <text:p>Une barre limite les véhicules de plus de 2 mètres de haut, sauf pour les déchèteries de La Chapelle-sur-Erdre et de Saint-Sébastien-sur-Loire.</text:p>
          </table:table-cell>
          <table:table-cell table:style-name="ce206" office:value-type="string" calcext:value-type="string">
            <text:p>A bar limit vehicles over 2 meters high, except for waste collection centers in La Chapelle-sur-Erdre and Saint-Sébastien-sur-Loire.</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61];[.B61];[.C61];[.D61];[.E61];[.G61];[.H61];[.I61])" office:value-type="string" office:string-value="   {&#10;      &quot;code&quot;:&quot;cons_dechetecolimite2metres&quot;,&#10;      &quot;nom&quot;:&quot;Limite de 2 mètres&quot;,&#10;      &quot;nom_en&quot;:&quot;Limit of 2 meters&quot;,&#10;      &quot;descr&quot;:&quot;Une barre limite les véhicules de plus de 2 mètres de haut, sauf pour les déchèteries de La Chapelle-sur-Erdre et de Saint-Sébastien-sur-Loire.&quot;,&#10;      &quot;descr_en&quot;:&quot;A bar limit vehicles over 2 meters high, except for waste collection centers in La Chapelle-sur-Erdre and Saint-Sébastien-sur-Loire.&quot;&#10;   }," calcext:value-type="string">
            <text:p>   {</text:p>
            <text:p>      "code":"cons_dechetecolimite2metres",</text:p>
            <text:p>      "nom":"Limite de 2 mètres",</text:p>
            <text:p>      "nom_en":"Limit of 2 meters",</text:p>
            <text:p>      "descr":"Une barre limite les véhicules de plus de 2 mètres de haut, sauf pour les déchèteries de La Chapelle-sur-Erdre et de Saint-Sébastien-sur-Loire.",</text:p>
            <text:p>      "descr_en":"A bar limit vehicles over 2 meters high, except for waste collection centers in La Chapelle-sur-Erdre and Saint-Sébastien-sur-Loire."</text:p>
            <text:p>   },</text:p>
          </table:table-cell>
          <table:table-cell office:value-type="string" calcext:value-type="string">
            <text:p><text:s/></text:p>
          </table:table-cell>
          <table:table-cell table:number-columns-repeated="246"/>
        </table:table-row>
        <table:table-row table:style-name="ro2">
          <table:table-cell table:style-name="ce270" office:value-type="string" calcext:value-type="string">
            <text:p>cons_huileAlimentaire</text:p>
          </table:table-cell>
          <table:table-cell table:style-name="ce206" office:value-type="string" calcext:value-type="string">
            <text:p>Mettre dans une bouteille</text:p>
          </table:table-cell>
          <table:table-cell table:style-name="ce206" office:value-type="string" calcext:value-type="string">
            <text:p>Put in a bottle</text:p>
          </table:table-cell>
          <table:table-cell table:style-name="ce282" office:value-type="string" calcext:value-type="string">
            <text:p>Mettre l'huile dans une bouteille que vous déposez dans le sac bleu ou dans le bac bleu.</text:p>
          </table:table-cell>
          <table:table-cell table:style-name="ce206" office:value-type="string" calcext:value-type="string">
            <text:p>Put the oil in a bottle you drop in the blue bag or in the blue bin.</text:p>
          </table:table-cell>
          <table:table-cell table:style-name="ce206" office:value-type="string" calcext:value-type="string">
            <text:p><text:s/></text:p>
          </table:table-cell>
          <table:table-cell table:style-name="ce206"/>
          <table:table-cell table:style-name="ce252" table:number-columns-repeated="2"/>
          <table:table-cell/>
          <table:table-cell table:style-name="ce261" table:formula="of:=JSONCONSEIL([.A62];[.B62];[.C62];[.D62];[.E62];[.G62];[.H62];[.I62])" office:value-type="string" office:string-value="   {&#10;      &quot;code&quot;:&quot;cons_huileAlimentaire&quot;,&#10;      &quot;nom&quot;:&quot;Mettre dans une bouteille&quot;,&#10;      &quot;nom_en&quot;:&quot;Put in a bottle&quot;,&#10;      &quot;descr&quot;:&quot;Mettre l'huile dans une bouteille que vous déposez dans le sac bleu ou dans le bac bleu.&quot;,&#10;      &quot;descr_en&quot;:&quot;Put the oil in a bottle you drop in the blue bag or in the blue bin.&quot;&#10;   }," calcext:value-type="string">
            <text:p>   {</text:p>
            <text:p>      "code":"cons_huileAlimentaire",</text:p>
            <text:p>      "nom":"Mettre dans une bouteille",</text:p>
            <text:p>      "nom_en":"Put in a bottle",</text:p>
            <text:p>      "descr":"Mettre l'huile dans une bouteille que vous déposez dans le sac bleu ou dans le bac bleu.",</text:p>
            <text:p>      "descr_en":"Put the oil in a bottle you drop in the blue bag or in the blue bin."</text:p>
            <text:p>   },</text:p>
          </table:table-cell>
          <table:table-cell office:value-type="string" calcext:value-type="string">
            <text:p><text:s/></text:p>
          </table:table-cell>
          <table:table-cell table:number-columns-repeated="246"/>
        </table:table-row>
        <table:table-row table:style-name="ro2">
          <table:table-cell table:style-name="ce270" office:value-type="string" calcext:value-type="string">
            <text:p>cons_spirale</text:p>
          </table:table-cell>
          <table:table-cell table:style-name="ce206" office:value-type="string" calcext:value-type="string">
            <text:p>Doit-on supprimer les spirales ...</text:p>
          </table:table-cell>
          <table:table-cell table:style-name="ce206" office:value-type="string" calcext:value-type="string">
            <text:p>Should we remove the spirals ?</text:p>
          </table:table-cell>
          <table:table-cell table:style-name="ce206" office:value-type="string" calcext:value-type="string">
            <text:p>Non ce n'est pas obligatoire.</text:p>
          </table:table-cell>
          <table:table-cell table:style-name="ce286" office:value-type="string" calcext:value-type="string">
            <text:p>No this is not mandatory. </text:p>
          </table:table-cell>
          <table:table-cell table:style-name="ce206" office:value-type="string" calcext:value-type="string">
            <text:p><text:s/></text:p>
          </table:table-cell>
          <table:table-cell table:style-name="ce277"/>
          <table:table-cell table:style-name="ce252" office:value-type="string" calcext:value-type="string">
            <text:p>Vérif le 09/2015</text:p>
          </table:table-cell>
          <table:table-cell table:style-name="ce252"/>
          <table:table-cell/>
          <table:table-cell table:style-name="ce261" table:formula="of:=JSONCONSEIL([.A63];[.B63];[.C63];[.D63];[.E63];[.G63];[.H63];[.I63])" office:value-type="string" office:string-value="   {&#10;      &quot;code&quot;:&quot;cons_spirale&quot;,&#10;      &quot;nom&quot;:&quot;Doit-on supprimer les spirales ...&quot;,&#10;      &quot;nom_en&quot;:&quot;Should we remove the spirals ?&quot;,&#10;      &quot;descr&quot;:&quot;Non ce n'est pas obligatoire.&quot;,&#10;      &quot;descr_en&quot;:&quot;No this is not mandatory. &quot;&#10;   }," calcext:value-type="string">
            <text:p>   {</text:p>
            <text:p>      "code":"cons_spirale",</text:p>
            <text:p>      "nom":"Doit-on supprimer les spirales ...",</text:p>
            <text:p>      "nom_en":"Should we remove the spirals ?",</text:p>
            <text:p>      "descr":"Non ce n'est pas obligatoire.",</text:p>
            <text:p>      "descr_en":"No this is not mandatory. "</text:p>
            <text:p>   },</text:p>
          </table:table-cell>
          <table:table-cell table:number-columns-repeated="247"/>
        </table:table-row>
        <table:table-row table:style-name="ro2">
          <table:table-cell table:style-name="ce206" office:value-type="string" calcext:value-type="string">
            <text:p>cons_bouteillepaspet</text:p>
          </table:table-cell>
          <table:table-cell table:style-name="ce206" office:value-type="string" calcext:value-type="string">
            <text:p>Peut-on recycler les nouvelles bouteilles plastiques ...</text:p>
          </table:table-cell>
          <table:table-cell table:style-name="ce206" office:value-type="string" calcext:value-type="string">
            <text:p>Can the new plastic bottles be recycled ?</text:p>
          </table:table-cell>
          <table:table-cell table:style-name="ce206" office:value-type="string" calcext:value-type="string">
            <text:p>Selon les consignes de Nantes Métropole (04/2017) les nouvelles plastiques (celles qui sont brillantes, qui ne sont pas en PET) peuvent être mises au recyclage.</text:p>
          </table:table-cell>
          <table:table-cell table:style-name="ce286" office:value-type="string" calcext:value-type="string">
            <text:p>According to the instructions of Nantes Métropole (04/2017) the new plastics (those which are brilliant, which are not in PET) can be recycled.</text:p>
          </table:table-cell>
          <table:table-cell table:style-name="ce206" office:value-type="string" calcext:value-type="string">
            <text:p><text:s/></text:p>
          </table:table-cell>
          <table:table-cell table:style-name="ce277"/>
          <table:table-cell table:style-name="ce252" office:value-type="string" calcext:value-type="string">
            <text:p>Vérif le 04/2017</text:p>
          </table:table-cell>
          <table:table-cell table:style-name="ce252"/>
          <table:table-cell/>
          <table:table-cell table:style-name="ce261" table:formula="of:=JSONCONSEIL([.A64];[.B64];[.C64];[.D64];[.E64];[.G64];[.H64];[.I64])" office:value-type="string" office:string-value="   {&#10;      &quot;code&quot;:&quot;cons_bouteillepaspet&quot;,&#10;      &quot;nom&quot;:&quot;Peut-on recycler les nouvelles bouteilles plastiques ...&quot;,&#10;      &quot;nom_en&quot;:&quot;Can the new plastic bottles be recycled ?&quot;,&#10;      &quot;descr&quot;:&quot;Selon les consignes de Nantes Métropole (04/2017) les nouvelles plastiques (celles qui sont brillantes, qui ne sont pas en PET) peuvent être mises au recyclage.&quot;,&#10;      &quot;descr_en&quot;:&quot;According to the instructions of Nantes Métropole (04/2017) the new plastics (those which are brilliant, which are not in PET) can be recycled.&quot;&#10;   }," calcext:value-type="string">
            <text:p>   {</text:p>
            <text:p>      "code":"cons_bouteillepaspet",</text:p>
            <text:p>      "nom":"Peut-on recycler les nouvelles bouteilles plastiques ...",</text:p>
            <text:p>      "nom_en":"Can the new plastic bottles be recycled ?",</text:p>
            <text:p>      "descr":"Selon les consignes de Nantes Métropole (04/2017) les nouvelles plastiques (celles qui sont brillantes, qui ne sont pas en PET) peuvent être mises au recyclage.",</text:p>
            <text:p>      "descr_en":"According to the instructions of Nantes Métropole (04/2017) the new plastics (those which are brilliant, which are not in PET) can be recycled."</text:p>
            <text:p>   },</text:p>
          </table:table-cell>
          <table:table-cell office:value-type="string" calcext:value-type="string">
            <text:p><text:s/></text:p>
          </table:table-cell>
          <table:table-cell table:number-columns-repeated="246"/>
        </table:table-row>
        <table:table-row table:style-name="ro2">
          <table:table-cell table:number-columns-repeated="3"/>
          <table:table-cell table:style-name="ce283" table:number-columns-repeated="2"/>
          <table:table-cell table:number-columns-repeated="5"/>
          <table:table-cell table:style-name="ce256" office:value-type="string" calcext:value-type="string">
            <text:p>{} ];</text:p>
          </table:table-cell>
          <table:table-cell office:value-type="string" calcext:value-type="string">
            <text:p><text:s/></text:p>
          </table:table-cell>
          <table:table-cell table:number-columns-repeated="246"/>
        </table:table-row>
        <table:table-row table:style-name="ro2">
          <table:table-cell table:number-columns-repeated="11"/>
          <table:table-cell office:value-type="string" calcext:value-type="string">
            <text:p><text:s/></text:p>
          </table:table-cell>
          <table:table-cell table:number-columns-repeated="246"/>
        </table:table-row>
        <table:table-row table:style-name="ro2">
          <table:table-cell table:number-columns-repeated="11"/>
          <table:table-cell table:style-name="ce291" table:number-columns-repeated="16"/>
          <table:table-cell table:number-columns-repeated="231"/>
        </table:table-row>
        <table:table-row table:style-name="ro2" table:number-rows-repeated="2">
          <table:table-cell table:number-columns-repeated="258"/>
        </table:table-row>
        <table:table-row table:style-name="ro2">
          <table:table-cell table:number-columns-repeated="3"/>
          <table:table-cell table:style-name="ce284"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2">
          <table:table-cell table:style-name="ce192" office:value-type="string" calcext:value-type="string">
            <text:p>cons_coupant</text:p>
          </table:table-cell>
          <table:table-cell table:style-name="ce192" office:value-type="string" calcext:value-type="string">
            <text:p>Coupant</text:p>
          </table:table-cell>
          <table:table-cell table:style-name="ce192"/>
          <table:table-cell table:style-name="ce198" office:value-type="string" calcext:value-type="string">
            <text:p>Certains déchets non valorisables (vaisselle, faïence, miroir) ne peuvent être mis dans les sacs poubelles car ils déchireraient les sacs, ou seraient dangereux à manipuler.</text:p>
          </table:table-cell>
          <table:table-cell table:style-name="ce198"/>
          <table:table-cell table:style-name="ce211" table:number-columns-repeated="2"/>
          <table:table-cell table:style-name="ce284"/>
          <table:table-cell table:number-columns-repeated="2"/>
          <table:table-cell table:style-name="ce261"/>
          <table:table-cell table:number-columns-repeated="247"/>
        </table:table-row>
        <table:table-row table:style-name="ro2" table:number-rows-repeated="65478">
          <table:table-cell table:number-columns-repeated="258"/>
        </table:table-row>
        <table:table-row table:style-name="ro9">
          <table:table-cell table:number-columns-repeated="258"/>
        </table:table-row>
        <table:table-row table:style-name="ro1" table:number-rows-repeated="983025">
          <table:table-cell table:number-columns-repeated="258"/>
        </table:table-row>
        <table:table-row table:style-name="ro1">
          <table:table-cell table:number-columns-repeated="258"/>
        </table:table-row>
      </table:table>
      <table:table table:name="Commentaires" table:style-name="ta3" table:print="false">
        <table:table-column table:style-name="co64" table:default-cell-style-name="Default"/>
        <table:table-column table:style-name="co65" table:default-cell-style-name="Default"/>
        <table:table-column table:style-name="co20"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1" table:default-cell-style-name="Default"/>
        <table:table-column table:style-name="co71" table:default-cell-style-name="Default"/>
        <table:table-column table:style-name="co61" table:default-cell-style-name="Default"/>
        <table:table-column table:style-name="co72" table:default-cell-style-name="Default"/>
        <table:table-column table:style-name="co40" table:default-cell-style-name="Default"/>
        <table:table-column table:style-name="co73" table:default-cell-style-name="Default"/>
        <table:table-column table:style-name="co74" table:default-cell-style-name="Default"/>
        <table:table-column table:style-name="co75" table:number-columns-repeated="4"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40" table:number-columns-repeated="233" table:default-cell-style-name="Default"/>
        <table:table-row table:style-name="ro2">
          <table:table-cell table:style-name="ce78" office:value-type="string" calcext:value-type="string" table:number-columns-spanned="9" table:number-rows-spanned="1">
            <text:p>FAQ</text:p>
          </table:table-cell>
          <table:covered-table-cell table:number-columns-repeated="3" table:style-name="ce78"/>
          <table:covered-table-cell table:number-columns-repeated="5"/>
          <table:table-cell table:number-columns-repeated="254"/>
        </table:table-row>
        <table:table-row table:style-name="ro2">
          <table:table-cell table:style-name="ce79" office:value-type="string" calcext:value-type="string" table:number-columns-spanned="9" table:number-rows-spanned="1">
            <text:p>Commentaires associés à un élément de l'application.</text:p>
          </table:table-cell>
          <table:covered-table-cell table:number-columns-repeated="3" table:style-name="ce79"/>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2">
          <table:table-cell table:style-name="ce50"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2">
          <table:table-cell table:style-name="ce90" office:value-type="string" calcext:value-type="string">
            <text:p>Code</text:p>
          </table:table-cell>
          <table:table-cell table:style-name="ce90" office:value-type="string" calcext:value-type="string">
            <text:p>Type</text:p>
          </table:table-cell>
          <table:table-cell table:style-name="ce90" office:value-type="string" calcext:value-type="string">
            <text:p>Auteurs</text:p>
          </table:table-cell>
          <table:table-cell table:style-name="ce90" office:value-type="string" calcext:value-type="string">
            <text:p>Dates</text:p>
          </table:table-cell>
          <table:table-cell table:style-name="ce90" office:value-type="string" calcext:value-type="string">
            <text:p>Nom</text:p>
          </table:table-cell>
          <table:table-cell table:style-name="ce90" office:value-type="string" calcext:value-type="string">
            <text:p>Nom_en</text:p>
          </table:table-cell>
          <table:table-cell table:style-name="ce90" office:value-type="string" calcext:value-type="string">
            <text:p>Description</text:p>
          </table:table-cell>
          <table:table-cell table:style-name="ce90" office:value-type="string" calcext:value-type="string">
            <text:p>Description_en</text:p>
          </table:table-cell>
          <table:table-cell table:style-name="ce90" office:value-type="string" calcext:value-type="string">
            <text:p>Éléments</text:p>
          </table:table-cell>
          <table:table-cell/>
          <table:table-cell table:style-name="ce71" office:value-type="string" calcext:value-type="string">
            <text:p><text:span text:style-name="T2">var</text:span><text:span text:style-name="T3"> _commentsDatas = [</text:span></text:p>
          </table:table-cell>
          <table:table-cell table:number-columns-repeated="4" office:value-type="string" calcext:value-type="string">
            <text:p><text:s/></text:p>
          </table:table-cell>
          <table:table-cell table:number-columns-repeated="248"/>
        </table:table-row>
        <table:table-row table:style-name="ro10">
          <table:table-cell table:style-name="ce22" office:value-type="string" calcext:value-type="string">
            <text:p>faq_papierparticulier</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l existe des papiers cadeaux qui peuvent être recyclés.</text:p>
          </table:table-cell>
          <table:table-cell table:style-name="ce22" office:value-type="string" calcext:value-type="string">
            <text:p>There are gifts paper that can be recycled.</text:p>
          </table:table-cell>
          <table:table-cell table:style-name="ce22"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22"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09" office:value-type="string" calcext:value-type="string">
            <text:p>dec_papierCadeau,dec_papierPeint</text:p>
          </table:table-cell>
          <table:table-cell/>
          <table:table-cell table:style-name="ce77" table:formula="of:=JSONCOMMENTAIRE([Commentaires.A5];[Commentaires.B5];[Commentaires.C5];[Commentaires.D5];[Commentaires.E5];[Commentaires.F5];[Commentaires.G5];[Commentaires.H5];[Commentaires.I5])" office:value-type="string" office:string-value="   {&#10;      &quot;code&quot;:&quot;faq_papierparticulier&quot;,&#10;      &quot;type&quot;:&quot;appli&quot;,&#10;      &quot;auteurs&quot;:&quot;Chris-ren&quot;,&#10;      &quot;dates&quot;:&quot;41275&quot;,&#10;      &quot;nom&quot;:&quot;Il existe des papiers cadeaux qui peuvent être recyclés.&quot;,&#10;      &quot;nom_en&quot;:&quot;There are gifts paper that can be recycled.&quot;,&#10;      &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quot;,&#10;      &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quot;,&#10;      &quot;elements&quot;:&quot;dec_papierCadeau,dec_papierPeint&quot;&#10;   }," calcext:value-type="string">
            <text:p>   {</text:p>
            <text:p>      "code":"faq_papierparticulier",</text:p>
            <text:p>      "type":"appli",</text:p>
            <text:p>      "auteurs":"Chris-ren",</text:p>
            <text:p>      "dates":"41275",</text:p>
            <text:p>      "nom":"Il existe des papiers cadeaux qui peuvent être recyclés.",</text:p>
            <text:p>      "nom_en":"There are gifts paper that can be recycled.",</text:p>
            <text:p>      "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ext:p>      "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ext:p>      "elements":"dec_papierCadeau,dec_papierPeint"</text:p>
            <text:p>   },</text:p>
          </table:table-cell>
          <table:table-cell table:number-columns-repeated="4" office:value-type="string" calcext:value-type="string">
            <text:p><text:s/></text:p>
          </table:table-cell>
          <table:table-cell table:number-columns-repeated="248"/>
        </table:table-row>
        <table:table-row table:style-name="ro11">
          <table:table-cell table:style-name="ce22" office:value-type="string" calcext:value-type="string">
            <text:p>faq_imagemanquant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mage manquante ou incorrecte</text:p>
          </table:table-cell>
          <table:table-cell table:style-name="ce22" office:value-type="string" calcext:value-type="string">
            <text:p>Missing or incorrect picture</text:p>
          </table:table-cell>
          <table:table-cell table:style-name="ce22"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2"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7"/>
          <table:table-cell/>
          <table:table-cell table:style-name="ce77" table:formula="of:=JSONCOMMENTAIRE([Commentaires.A6];[Commentaires.B6];[Commentaires.C6];[Commentaires.D6];[Commentaires.E6];[Commentaires.F6];[Commentaires.G6];[Commentaires.H6];[Commentaires.I6])" office:value-type="string" office:string-value="   {&#10;      &quot;code&quot;:&quot;faq_imagemanquante&quot;,&#10;      &quot;type&quot;:&quot;appli&quot;,&#10;      &quot;auteurs&quot;:&quot;Chris-ren&quot;,&#10;      &quot;dates&quot;:&quot;41275&quot;,&#10;      &quot;nom&quot;:&quot;Image manquante ou incorrecte&quot;,&#10;      &quot;nom_en&quot;:&quot;Missing or incorrect picture&quot;,&#10;      &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10;      &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10;   }," calcext:value-type="string">
            <text:p>   {</text:p>
            <text:p>      "code":"faq_imagemanquante",</text:p>
            <text:p>      "type":"appli",</text:p>
            <text:p>      "auteurs":"Chris-ren",</text:p>
            <text:p>      "dates":"41275",</text:p>
            <text:p>      "nom":"Image manquante ou incorrecte",</text:p>
            <text:p>      "nom_en":"Missing or incorrect picture",</text:p>
            <text:p>      "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text:p>
            <text:p>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ext:p>   },</text:p>
          </table:table-cell>
          <table:table-cell table:number-columns-repeated="4" office:value-type="string" calcext:value-type="string">
            <text:p><text:s/></text:p>
          </table:table-cell>
          <table:table-cell table:number-columns-repeated="248"/>
        </table:table-row>
        <table:table-row table:style-name="ro12">
          <table:table-cell table:style-name="ce22" office:value-type="string" calcext:value-type="string">
            <text:p>faq_cons_nbconteneurverr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Info inutile ?</text:p>
          </table:table-cell>
          <table:table-cell table:style-name="ce22" office:value-type="string" calcext:value-type="string">
            <text:p>Useless info ?</text:p>
          </table:table-cell>
          <table:table-cell table:style-name="ce22" office:value-type="string" calcext:value-type="string">
            <text:p>Est-ce utile comme info ?</text:p>
          </table:table-cell>
          <table:table-cell table:style-name="ce22" office:value-type="string" calcext:value-type="string">
            <text:p>Is it useful as info?</text:p>
          </table:table-cell>
          <table:table-cell table:style-name="ce22" office:value-type="string" calcext:value-type="string">
            <text:p>cons_nbconteneurverre</text:p>
          </table:table-cell>
          <table:table-cell/>
          <table:table-cell table:style-name="ce77" table:formula="of:=JSONCOMMENTAIRE([Commentaires.A7];[Commentaires.B7];[Commentaires.C7];[Commentaires.D7];[Commentaires.E7];[Commentaires.F7];[Commentaires.G7];[Commentaires.H7];[Commentaires.I7])" office:value-type="string" office:string-value="   {&#10;      &quot;code&quot;:&quot;faq_cons_nbconteneurverre&quot;,&#10;      &quot;type&quot;:&quot;appli&quot;,&#10;      &quot;auteurs&quot;:&quot;Chris-ren&quot;,&#10;      &quot;dates&quot;:&quot;41275&quot;,&#10;      &quot;nom&quot;:&quot;Info inutile ?&quot;,&#10;      &quot;nom_en&quot;:&quot;Useless info ?&quot;,&#10;      &quot;descr&quot;:&quot;Est-ce utile comme info ?&quot;,&#10;      &quot;descr_en&quot;:&quot;Is it useful as info?&quot;,&#10;      &quot;elements&quot;:&quot;cons_nbconteneurverre&quot;&#10;   }," calcext:value-type="string">
            <text:p>   {</text:p>
            <text:p>      "code":"faq_cons_nbconteneurverre",</text:p>
            <text:p>      "type":"appli",</text:p>
            <text:p>      "auteurs":"Chris-ren",</text:p>
            <text:p>      "dates":"41275",</text:p>
            <text:p>      "nom":"Info inutile ?",</text:p>
            <text:p>      "nom_en":"Useless info ?",</text:p>
            <text:p>      "descr":"Est-ce utile comme info ?",</text:p>
            <text:p>      "descr_en":"Is it useful as info?",</text:p>
            <text:p>      "elements":"cons_nbconteneurverre"</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uai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1" calcext:value-type="date">
            <text:p>01/06/13</text:p>
          </table:table-cell>
          <table:table-cell table:style-name="ce22" office:value-type="string" calcext:value-type="string">
            <text:p>Quartiers administratifs</text:p>
          </table:table-cell>
          <table:table-cell table:style-name="ce22" office:value-type="string" calcext:value-type="string">
            <text:p>Administrative districts</text:p>
          </table:table-cell>
          <table:table-cell table:style-name="ce22"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2"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2"/>
          <table:table-cell/>
          <table:table-cell table:style-name="ce77" table:formula="of:=JSONCOMMENTAIRE([Commentaires.A8];[Commentaires.B8];[Commentaires.C8];[Commentaires.D8];[Commentaires.E8];[Commentaires.F8];[Commentaires.G8];[Commentaires.H8];[Commentaires.I8])" office:value-type="string" office:string-value="   {&#10;      &quot;code&quot;:&quot;faq_uaie&quot;,&#10;      &quot;type&quot;:&quot;appli&quot;,&#10;      &quot;auteurs&quot;:&quot;Chris-ren&quot;,&#10;      &quot;dates&quot;:&quot;41426&quot;,&#10;      &quot;nom&quot;:&quot;Quartiers administratifs&quot;,&#10;      &quot;nom_en&quot;:&quot;Administrative districts&quot;,&#10;      &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10;      &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10;   }," calcext:value-type="string">
            <text:p>   {</text:p>
            <text:p>      "code":"faq_uaie",</text:p>
            <text:p>      "type":"appli",</text:p>
            <text:p>      "auteurs":"Chris-ren",</text:p>
            <text:p>      "dates":"41426",</text:p>
            <text:p>      "nom":"Quartiers administratifs",</text:p>
            <text:p>      "nom_en":"Administrative districts",</text:p>
            <text:p>      "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ext:p>      "descr_en":"Contrary to the information provided by Métropôle Nantes, we have grouped the sorting information according to 11 administrative districts. The cutting of Nantes neighborhoods Métropôle was indeed different places for distribution of Trisacs, buried columns ..."</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fiche_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Conseils Compostri</text:p>
          </table:table-cell>
          <table:table-cell table:style-name="ce22" office:value-type="string" calcext:value-type="string">
            <text:p>Compostri tips</text:p>
          </table:table-cell>
          <table:table-cell table:style-name="ce22" office:value-type="string" calcext:value-type="string">
            <text:p>En réalité on peut mettre les déchets type branches, coquilles de noix et noisettes... à condition de les découper en petits morceaux.</text:p>
          </table:table-cell>
          <table:table-cell table:style-name="ce22" office:value-type="string" calcext:value-type="string">
            <text:p>In reality it is possible to waste such branches, walnut shells and hazelnuts ... if cut into small pieces.</text:p>
          </table:table-cell>
          <table:table-cell table:style-name="ce20" office:value-type="string" calcext:value-type="string">
            <text:p>fiche_compostage</text:p>
          </table:table-cell>
          <table:table-cell/>
          <table:table-cell table:style-name="ce77" table:formula="of:=JSONCOMMENTAIRE([Commentaires.A9];[Commentaires.B9];[Commentaires.C9];[Commentaires.D9];[Commentaires.E9];[Commentaires.F9];[Commentaires.G9];[Commentaires.H9];[Commentaires.I9])" office:value-type="string" office:string-value="   {&#10;      &quot;code&quot;:&quot;faq_fiche_compost&quot;,&#10;      &quot;type&quot;:&quot;appli&quot;,&#10;      &quot;auteurs&quot;:&quot;Chris-ren&quot;,&#10;      &quot;dates&quot;:&quot;41430&quot;,&#10;      &quot;nom&quot;:&quot;Conseils Compostri&quot;,&#10;      &quot;nom_en&quot;:&quot;Compostri tips&quot;,&#10;      &quot;descr&quot;:&quot;En réalité on peut mettre les déchets type branches, coquilles de noix et noisettes... à condition de les découper en petits morceaux.&quot;,&#10;      &quot;descr_en&quot;:&quot;In reality it is possible to waste such branches, walnut shells and hazelnuts ... if cut into small pieces.&quot;,&#10;      &quot;elements&quot;:&quot;fiche_compostage&quot;&#10;   }," calcext:value-type="string">
            <text:p>   {</text:p>
            <text:p>      "code":"faq_fiche_compost",</text:p>
            <text:p>      "type":"appli",</text:p>
            <text:p>      "auteurs":"Chris-ren",</text:p>
            <text:p>      "dates":"41430",</text:p>
            <text:p>      "nom":"Conseils Compostri",</text:p>
            <text:p>      "nom_en":"Compostri tips",</text:p>
            <text:p>      "descr":"En réalité on peut mettre les déchets type branches, coquilles de noix et noisettes... à condition de les découper en petits morceaux.",</text:p>
            <text:p>      "descr_en":"In reality it is possible to waste such branches, walnut shells and hazelnuts ... if cut into small pieces.",</text:p>
            <text:p>      "elements":"fiche_compostage"</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fiche_lombricompos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Retour d'expérience</text:p>
          </table:table-cell>
          <table:table-cell table:style-name="ce22" office:value-type="string" calcext:value-type="string">
            <text:p>Feedback</text:p>
          </table:table-cell>
          <table:table-cell table:style-name="ce22"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22" office:value-type="string" calcext:value-type="string">
            <text:p>I killed my entire colony once with vacuum dust (too many synthetic elements such as dust clothes). &lt;br/&gt; I put garlic and users handkerchiefs &lt;br/&gt;</text:p>
          </table:table-cell>
          <table:table-cell table:style-name="ce22" office:value-type="string" calcext:value-type="string">
            <text:p>fiche_lombricompost</text:p>
          </table:table-cell>
          <table:table-cell/>
          <table:table-cell table:style-name="ce77" table:formula="of:=JSONCOMMENTAIRE([Commentaires.A10];[Commentaires.B10];[Commentaires.C10];[Commentaires.D10];[Commentaires.E10];[Commentaires.F10];[Commentaires.G10];[Commentaires.H10];[Commentaires.I10])" office:value-type="string" office:string-value="   {&#10;      &quot;code&quot;:&quot;faq_fiche_lombricompost&quot;,&#10;      &quot;type&quot;:&quot;appli&quot;,&#10;      &quot;auteurs&quot;:&quot;Chris-ren&quot;,&#10;      &quot;dates&quot;:&quot;41430&quot;,&#10;      &quot;nom&quot;:&quot;Retour d'expérience&quot;,&#10;      &quot;nom_en&quot;:&quot;Feedback&quot;,&#10;      &quot;descr&quot;:&quot;J'ai tué toute ma colonie une fois avec des poussières d'aspirateur (trop d'éléments synthétiques comme les poussières des vêtements).&lt;br/&gt;Je mets l'ail et les mouchoirs usagers&lt;br/&gt;&quot;,&#10;      &quot;descr_en&quot;:&quot;I killed my entire colony once with vacuum dust (too many synthetic elements such as dust clothes). &lt;br/&gt; I put garlic and users handkerchiefs &lt;br/&gt;&quot;,&#10;      &quot;elements&quot;:&quot;fiche_lombricompost&quot;&#10;   }," calcext:value-type="string">
            <text:p>   {</text:p>
            <text:p>      "code":"faq_fiche_lombricompost",</text:p>
            <text:p>      "type":"appli",</text:p>
            <text:p>      "auteurs":"Chris-ren",</text:p>
            <text:p>      "dates":"41430",</text:p>
            <text:p>      "nom":"Retour d'expérience",</text:p>
            <text:p>      "nom_en":"Feedback",</text:p>
            <text:p>      "descr":"J'ai tué toute ma colonie une fois avec des poussières d'aspirateur (trop d'éléments synthétiques comme les poussières des vêtements).&lt;br/&gt;Je mets l'ail et les mouchoirs usagers&lt;br/&gt;",</text:p>
            <text:p>      "descr_en":"I killed my entire colony once with vacuum dust (too many synthetic elements such as dust clothes). &lt;br/&gt; I put garlic and users handkerchiefs &lt;br/&gt;",</text:p>
            <text:p>      "elements":"fiche_lombricompost"</text:p>
            <text:p>   },</text:p>
          </table:table-cell>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donnees_ourecycler</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6-05" calcext:value-type="date">
            <text:p>05/06/13</text:p>
          </table:table-cell>
          <table:table-cell table:style-name="ce22" office:value-type="string" calcext:value-type="string">
            <text:p>Données de <text:a xlink:href="http://ourecycler.fr/" xlink:type="simple">http://ourecycler.fr/</text:a> non exploitables</text:p>
          </table:table-cell>
          <table:table-cell table:style-name="ce22" office:value-type="string" calcext:value-type="string">
            <text:p>Unusable data http://ourecycler.fr/</text:p>
          </table:table-cell>
          <table:table-cell table:style-name="ce22"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2"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2"/>
          <table:table-cell/>
          <table:table-cell table:style-name="ce77" table:formula="of:=JSONCOMMENTAIRE([Commentaires.A11];[Commentaires.B11];[Commentaires.C11];[Commentaires.D11];[Commentaires.E11];[Commentaires.F11];[Commentaires.G11];[Commentaires.H11];[Commentaires.I11])" office:value-type="string" office:string-value="   {&#10;      &quot;code&quot;:&quot;faq_donnees_ourecycler&quot;,&#10;      &quot;type&quot;:&quot;appli&quot;,&#10;      &quot;auteurs&quot;:&quot;Chris-ren&quot;,&#10;      &quot;dates&quot;:&quot;41430&quot;,&#10;      &quot;nom&quot;:&quot;Données de http://ourecycler.fr/ non exploitables&quot;,&#10;      &quot;nom_en&quot;:&quot;Unusable data http://ourecycler.fr/&quot;,&#10;      &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10;      &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10;   }," calcext:value-type="string">
            <text:p>   {</text:p>
            <text:p>      "code":"faq_donnees_ourecycler",</text:p>
            <text:p>      "type":"appli",</text:p>
            <text:p>      "auteurs":"Chris-ren",</text:p>
            <text:p>      "dates":"41430",</text:p>
            <text:p>      "nom":"Données de http://ourecycler.fr/ non exploitables",</text:p>
            <text:p>      "nom_en":"Unusable data http://ourecycler.fr/",</text:p>
            <text:p>      "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ext:p>      "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modco_contmpb</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6-15" calcext:value-type="date">
            <text:p>15/06/13</text:p>
          </table:table-cell>
          <table:table-cell table:style-name="ce22" office:value-type="string" calcext:value-type="string">
            <text:p>Pas de brique ni de métal </text:p>
          </table:table-cell>
          <table:table-cell table:style-name="ce22" office:value-type="string" calcext:value-type="string">
            <text:p>No brick or metal</text:p>
          </table:table-cell>
          <table:table-cell table:style-name="ce22"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2"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2" office:value-type="string" calcext:value-type="string">
            <text:p>modco_contmpb</text:p>
          </table:table-cell>
          <table:table-cell/>
          <table:table-cell table:style-name="ce77" table:formula="of:=JSONCOMMENTAIRE([Commentaires.A12];[Commentaires.B12];[Commentaires.C12];[Commentaires.D12];[Commentaires.E12];[Commentaires.F12];[Commentaires.G12];[Commentaires.H12];[Commentaires.I12])" office:value-type="string" office:string-value="   {&#10;      &quot;code&quot;:&quot;faq_modco_contmpb&quot;,&#10;      &quot;type&quot;:&quot;modco&quot;,&#10;      &quot;auteurs&quot;:&quot;Chris-ren&quot;,&#10;      &quot;dates&quot;:&quot;41440&quot;,&#10;      &quot;nom&quot;:&quot;Pas de brique ni de métal &quot;,&#10;      &quot;nom_en&quot;:&quot;No brick or metal&quot;,&#10;      &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10;      &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10;      &quot;elements&quot;:&quot;modco_contmpb&quot;&#10;   }," calcext:value-type="string">
            <text:p>   {</text:p>
            <text:p>      "code":"faq_modco_contmpb",</text:p>
            <text:p>      "type":"modco",</text:p>
            <text:p>      "auteurs":"Chris-ren",</text:p>
            <text:p>      "dates":"41440",</text:p>
            <text:p>      "nom":"Pas de brique ni de métal ",</text:p>
            <text:p>      "nom_en":"No brick or metal",</text:p>
            <text:p>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ext:p>      "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ext:p>      "elements":"modco_contmpb"</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q_pb_plastique</text:p>
          </table:table-cell>
          <table:table-cell table:style-name="ce22" office:value-type="string" calcext:value-type="string">
            <text:p>appli</text:p>
          </table:table-cell>
          <table:table-cell table:style-name="ce22" office:value-type="string" calcext:value-type="string">
            <text:p>Chris-ren</text:p>
          </table:table-cell>
          <table:table-cell table:style-name="ce108"/>
          <table:table-cell table:style-name="ce22" office:value-type="string" calcext:value-type="string">
            <text:p>Pb plastique</text:p>
          </table:table-cell>
          <table:table-cell table:style-name="ce22" office:value-type="string" calcext:value-type="string">
            <text:p>plastic Pb</text:p>
          </table:table-cell>
          <table:table-cell table:style-name="ce22" office:value-type="string" calcext:value-type="string">
            <text:p>Les plastiques sont mis dans la catégorie de traitement cat_emr, alors qu'il existe des conteneurs réservés aux plastiques (donc pas à tous les emr)</text:p>
          </table:table-cell>
          <table:table-cell table:style-name="ce22" office:value-type="string" calcext:value-type="string">
            <text:p>Plastics are used in the treatment cat_emr category, while there are reserved for plastic containers (ie not at all emr)</text:p>
          </table:table-cell>
          <table:table-cell table:style-name="ce22"/>
          <table:table-cell/>
          <table:table-cell table:style-name="ce77" table:formula="of:=JSONCOMMENTAIRE([Commentaires.A13];[Commentaires.B13];[Commentaires.C13];[Commentaires.D13];[Commentaires.E13];[Commentaires.F13];[Commentaires.G13];[Commentaires.H13];[Commentaires.I13])" office:value-type="string" office:string-value="   {&#10;      &quot;code&quot;:&quot;faq_pb_plastique&quot;,&#10;      &quot;type&quot;:&quot;appli&quot;,&#10;      &quot;auteurs&quot;:&quot;Chris-ren&quot;,&#10;      &quot;nom&quot;:&quot;Pb plastique&quot;,&#10;      &quot;nom_en&quot;:&quot;plastic Pb&quot;,&#10;      &quot;descr&quot;:&quot;Les plastiques sont mis dans la catégorie de traitement cat_emr, alors qu'il existe des conteneurs réservés aux plastiques (donc pas à tous les emr)&quot;,&#10;      &quot;descr_en&quot;:&quot;Plastics are used in the treatment cat_emr category, while there are reserved for plastic containers (ie not at all emr)&quot;&#10;   }," calcext:value-type="string">
            <text:p>   {</text:p>
            <text:p>      "code":"faq_pb_plastique",</text:p>
            <text:p>      "type":"appli",</text:p>
            <text:p>      "auteurs":"Chris-ren",</text:p>
            <text:p>      "nom":"Pb plastique",</text:p>
            <text:p>      "nom_en":"plastic Pb",</text:p>
            <text:p>      "descr":"Les plastiques sont mis dans la catégorie de traitement cat_emr, alors qu'il existe des conteneurs réservés aux plastiques (donc pas à tous les emr)",</text:p>
            <text:p>      "descr_en":"Plastics are used in the treatment cat_emr category, while there are reserved for plastic containers (ie not at all emr)"</text:p>
            <text:p>   },</text:p>
          </table:table-cell>
          <table:table-cell office:value-type="string" calcext:value-type="string">
            <text:p><text:s/></text:p>
          </table:table-cell>
          <table:table-cell table:number-columns-repeated="251"/>
        </table:table-row>
        <table:table-row table:style-name="ro12">
          <table:table-cell table:style-name="ce22" office:value-type="string" calcext:value-type="string">
            <text:p>faq_bouteillegaz</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1-20" calcext:value-type="date">
            <text:p>20/01/14</text:p>
          </table:table-cell>
          <table:table-cell table:style-name="ce22" office:value-type="string" calcext:value-type="string">
            <text:p>Bouteille de gaz</text:p>
          </table:table-cell>
          <table:table-cell table:style-name="ce22" office:value-type="string" calcext:value-type="string">
            <text:p>Gas cylinder</text:p>
          </table:table-cell>
          <table:table-cell table:style-name="ce22" office:value-type="string" calcext:value-type="string">
            <text:p>Témoignage : les écopoints ne les acceptent pas.</text:p>
          </table:table-cell>
          <table:table-cell table:style-name="ce22" office:value-type="string" calcext:value-type="string">
            <text:p>Testimony: ecopoints do not accept.</text:p>
          </table:table-cell>
          <table:table-cell table:style-name="ce93" office:value-type="string" calcext:value-type="string">
            <text:p>dec_bouteilleGaz</text:p>
          </table:table-cell>
          <table:table-cell/>
          <table:table-cell table:style-name="ce77" table:formula="of:=JSONCOMMENTAIRE([Commentaires.A14];[Commentaires.B14];[Commentaires.C14];[Commentaires.D14];[Commentaires.E14];[Commentaires.F14];[Commentaires.G14];[Commentaires.H14];[Commentaires.I14])" office:value-type="string" office:string-value="   {&#10;      &quot;code&quot;:&quot;faq_bouteillegaz&quot;,&#10;      &quot;type&quot;:&quot;dechet&quot;,&#10;      &quot;auteurs&quot;:&quot;Chris-ren&quot;,&#10;      &quot;dates&quot;:&quot;41659&quot;,&#10;      &quot;nom&quot;:&quot;Bouteille de gaz&quot;,&#10;      &quot;nom_en&quot;:&quot;Gas cylinder&quot;,&#10;      &quot;descr&quot;:&quot;Témoignage : les écopoints ne les acceptent pas.&quot;,&#10;      &quot;descr_en&quot;:&quot;Testimony: ecopoints do not accept.&quot;,&#10;      &quot;elements&quot;:&quot;dec_bouteilleGaz&quot;&#10;   }," calcext:value-type="string">
            <text:p>   {</text:p>
            <text:p>      "code":"faq_bouteillegaz",</text:p>
            <text:p>      "type":"dechet",</text:p>
            <text:p>      "auteurs":"Chris-ren",</text:p>
            <text:p>      "dates":"41659",</text:p>
            <text:p>      "nom":"Bouteille de gaz",</text:p>
            <text:p>      "nom_en":"Gas cylinder",</text:p>
            <text:p>      "descr":"Témoignage : les écopoints ne les acceptent pas.",</text:p>
            <text:p>      "descr_en":"Testimony: ecopoints do not accept.",</text:p>
            <text:p>      "elements":"dec_bouteilleGaz"</text:p>
            <text:p>   },</text:p>
          </table:table-cell>
          <table:table-cell office:value-type="string" calcext:value-type="string">
            <text:p><text:s/></text:p>
          </table:table-cell>
          <table:table-cell table:number-columns-repeated="251"/>
        </table:table-row>
        <table:table-row table:style-name="ro2">
          <table:table-cell table:style-name="ce22" office:value-type="string" calcext:value-type="string">
            <text:p>fac_depotamiante</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1-20" calcext:value-type="date">
            <text:p>20/01/14</text:p>
          </table:table-cell>
          <table:table-cell table:style-name="ce22" office:value-type="string" calcext:value-type="string">
            <text:p>Dépôt amiante</text:p>
          </table:table-cell>
          <table:table-cell table:style-name="ce22" office:value-type="string" calcext:value-type="string">
            <text:p>Asbestos deposit</text:p>
          </table:table-cell>
          <table:table-cell table:style-name="ce22"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2"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2"/>
          <table:table-cell/>
          <table:table-cell table:style-name="ce77" table:formula="of:=JSONCOMMENTAIRE([Commentaires.A15];[Commentaires.B15];[Commentaires.C15];[Commentaires.D15];[Commentaires.E15];[Commentaires.F15];[Commentaires.G15];[Commentaires.H15];[Commentaires.I15])" office:value-type="string" office:string-value="   {&#10;      &quot;code&quot;:&quot;fac_depotamiante&quot;,&#10;      &quot;type&quot;:&quot;dechet&quot;,&#10;      &quot;auteurs&quot;:&quot;Chris-ren&quot;,&#10;      &quot;dates&quot;:&quot;41659&quot;,&#10;      &quot;nom&quot;:&quot;Dépôt amiante&quot;,&#10;      &quot;nom_en&quot;:&quot;Asbestos deposit&quot;,&#10;      &quot;descr&quot;:&quot;Déposer tous vos déchets d'amiante lié sur le site de l'entreprise Charier DV : Ecoterre, Le Plantis, 44850 Le Cellier, les Mardi et Vendredi uniquement  de 8h30 à 11h45.  Ce doit être emballé hermétiquement , avec une étiquette 'Attention contient de l'amiante'&quot;,&#10;      &quot;descr_en&quot;:&quot;Place all your asbestos waste linked to the website of the company Charier DV: ECOterre, Le Plantis, 44850 Le Cellier, Tuesday and Friday only from 8:30 to 11:45. It must be tightly wrapped with a label 'Warning contains asbestos'&quot;&#10;   }," calcext:value-type="string">
            <text:p>   {</text:p>
            <text:p>      "code":"fac_depotamiante",</text:p>
            <text:p>      "type":"dechet",</text:p>
            <text:p>      "auteurs":"Chris-ren",</text:p>
            <text:p>      "dates":"41659",</text:p>
            <text:p>      "nom":"Dépôt amiante",</text:p>
            <text:p>      "nom_en":"Asbestos deposit",</text:p>
            <text:p>      "descr":"Déposer tous vos déchets d'amiante lié sur le site de l'entreprise Charier DV : Ecoterre, Le Plantis, 44850 Le Cellier, les Mardi et Vendredi uniquement  de 8h30 à 11h45.  Ce doit être emballé hermétiquement , avec une étiquette 'Attention contient de l'amiante'",</text:p>
            <text:p>      "descr_en":"Place all your asbestos waste linked to the website of the company Charier DV: ECOterre, Le Plantis, 44850 Le Cellier, Tuesday and Friday only from 8:30 to 11:45. It must be tightly wrapped with a label 'Warning contains asbestos'"</text:p>
            <text:p>   },</text:p>
          </table:table-cell>
          <table:table-cell office:value-type="string" calcext:value-type="string">
            <text:p><text:s/></text:p>
          </table:table-cell>
          <table:table-cell table:number-columns-repeated="251"/>
        </table:table-row>
        <table:table-row table:style-name="ro12">
          <table:table-cell table:style-name="ce22" office:value-type="string" calcext:value-type="string">
            <text:p>fac_nantesecologie</text:p>
          </table:table-cell>
          <table:table-cell table:style-name="ce22" office:value-type="string" calcext:value-type="string">
            <text:p>dechet</text:p>
          </table:table-cell>
          <table:table-cell table:style-name="ce22" office:value-type="string" calcext:value-type="string">
            <text:p>Chris-ren</text:p>
          </table:table-cell>
          <table:table-cell table:style-name="ce108" office:value-type="date" office:date-value="2014-04-11" calcext:value-type="date">
            <text:p>11/04/14</text:p>
          </table:table-cell>
          <table:table-cell table:style-name="ce22" office:value-type="string" calcext:value-type="string">
            <text:p>La réinsertion par le tri</text:p>
          </table:table-cell>
          <table:table-cell table:style-name="ce22" office:value-type="string" calcext:value-type="string">
            <text:p>Reintegration by sorting</text:p>
          </table:table-cell>
          <table:table-cell table:style-name="ce22"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2"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93" office:value-type="string" calcext:value-type="string">
            <text:p>stco_reemploi35,stco_reemploi51</text:p>
          </table:table-cell>
          <table:table-cell/>
          <table:table-cell table:style-name="ce77" table:formula="of:=JSONCOMMENTAIRE([Commentaires.A16];[Commentaires.B16];[Commentaires.C16];[Commentaires.D16];[Commentaires.E16];[Commentaires.F16];[Commentaires.G16];[Commentaires.H16];[Commentaires.I16])" office:value-type="string" office:string-value="   {&#10;      &quot;code&quot;:&quot;fac_nantesecologie&quot;,&#10;      &quot;type&quot;:&quot;dechet&quot;,&#10;      &quot;auteurs&quot;:&quot;Chris-ren&quot;,&#10;      &quot;dates&quot;:&quot;41740&quot;,&#10;      &quot;nom&quot;:&quot;La réinsertion par le tri&quot;,&#10;      &quot;nom_en&quot;:&quot;Reintegration by sorting&quot;,&#10;      &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10;      &quot;descr_en&quot;:&quot;This association is aimed at reintegrating people while manually sorting the books / textbooks. Correct books are sold at the store, while the separating paper and coverage of damaged structures (for better use them).&quot;,&#10;      &quot;elements&quot;:&quot;stco_reemploi35,stco_reemploi51&quot;&#10;   }," calcext:value-type="string">
            <text:p>   {</text:p>
            <text:p>      "code":"fac_nantesecologie",</text:p>
            <text:p>      "type":"dechet",</text:p>
            <text:p>      "auteurs":"Chris-ren",</text:p>
            <text:p>      "dates":"41740",</text:p>
            <text:p>      "nom":"La réinsertion par le tri",</text:p>
            <text:p>      "nom_en":"Reintegration by sorting",</text:p>
            <text:p>      "descr":"Cette association est destinée à réinsérer des personnes tout en triant manuellement les livres/manuels scolaires. Les ouvrages corrects sont revendus au magasin, tandis que l'on sépare le papier et la couverture des ouvrages abimés (pour mieux les valoriser).",</text:p>
            <text:p>      "descr_en":"This association is aimed at reintegrating people while manually sorting the books / textbooks. Correct books are sold at the store, while the separating paper and coverage of damaged structures (for better use them).",</text:p>
            <text:p>      "elements":"stco_reemploi35,stco_reemploi51"</text:p>
            <text:p>   },</text:p>
          </table:table-cell>
          <table:table-cell office:value-type="string" calcext:value-type="string">
            <text:p><text:s/></text:p>
          </table:table-cell>
          <table:table-cell table:number-columns-repeated="251"/>
        </table:table-row>
        <table:table-row table:style-name="ro2">
          <table:table-cell table:style-name="ce93" office:value-type="string" calcext:value-type="string">
            <text:p>fac_coucheBebe</text:p>
          </table:table-cell>
          <table:table-cell table:style-name="ce22" office:value-type="string" calcext:value-type="string">
            <text:p>dechet</text:p>
          </table:table-cell>
          <table:table-cell table:style-name="ce101" office:value-type="string" calcext:value-type="string">
            <text:p>Chris-ren</text:p>
          </table:table-cell>
          <table:table-cell table:style-name="ce108" office:value-type="date" office:date-value="2014-12-10" calcext:value-type="date">
            <text:p>10/12/14</text:p>
          </table:table-cell>
          <table:table-cell table:style-name="ce22" office:value-type="string" calcext:value-type="string">
            <text:p>Couches lavables oui mais les couches imperméables</text:p>
          </table:table-cell>
          <table:table-cell table:style-name="ce22" office:value-type="string" calcext:value-type="string">
            <text:p>Cloth diapers yes but impermeable layers</text:p>
          </table:table-cell>
          <table:table-cell table:style-name="ce22"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22" office:value-type="string" calcext:value-type="string">
            <text:p>Among some cloth diapers are really better (eg model 'Bum Genius') because they are waterproof. The people who told me they had stopped all cottons old layers.</text:p>
          </table:table-cell>
          <table:table-cell table:style-name="ce93" office:value-type="string" calcext:value-type="string">
            <text:p>dec_coucheBebe</text:p>
          </table:table-cell>
          <table:table-cell/>
          <table:table-cell table:style-name="ce77" table:formula="of:=JSONCOMMENTAIRE([Commentaires.A17];[Commentaires.B17];[Commentaires.C17];[Commentaires.D17];[Commentaires.E17];[Commentaires.F17];[Commentaires.G17];[Commentaires.H17];[Commentaires.I17])" office:value-type="string" office:string-value="   {&#10;      &quot;code&quot;:&quot;fac_coucheBebe&quot;,&#10;      &quot;type&quot;:&quot;dechet&quot;,&#10;      &quot;auteurs&quot;:&quot;Chris-ren&quot;,&#10;      &quot;dates&quot;:&quot;41983&quot;,&#10;      &quot;nom&quot;:&quot;Couches lavables oui mais les couches imperméables&quot;,&#10;      &quot;nom_en&quot;:&quot;Cloth diapers yes but impermeable layers&quot;,&#10;      &quot;descr&quot;:&quot;Parmi les couches lavables certaines sont vraiment mieux (exemple : modèle 'Bum Genius') car elles sont imperméables. Les personnes qui m'ont dit avoir arrêté avaient toutes des couches cotons à l'ancienne.&quot;,&#10;      &quot;descr_en&quot;:&quot;Among some cloth diapers are really better (eg model 'Bum Genius') because they are waterproof. The people who told me they had stopped all cottons old layers.&quot;,&#10;      &quot;elements&quot;:&quot;dec_coucheBebe&quot;&#10;   }," calcext:value-type="string">
            <text:p>   {</text:p>
            <text:p>      "code":"fac_coucheBebe",</text:p>
            <text:p>      "type":"dechet",</text:p>
            <text:p>      "auteurs":"Chris-ren",</text:p>
            <text:p>      "dates":"41983",</text:p>
            <text:p>      "nom":"Couches lavables oui mais les couches imperméables",</text:p>
            <text:p>      "nom_en":"Cloth diapers yes but impermeable layers",</text:p>
            <text:p>      "descr":"Parmi les couches lavables certaines sont vraiment mieux (exemple : modèle 'Bum Genius') car elles sont imperméables. Les personnes qui m'ont dit avoir arrêté avaient toutes des couches cotons à l'ancienne.",</text:p>
            <text:p>      "descr_en":"Among some cloth diapers are really better (eg model 'Bum Genius') because they are waterproof. The people who told me they had stopped all cottons old layers.",</text:p>
            <text:p>      "elements":"dec_coucheBebe"</text:p>
            <text:p>   },</text:p>
          </table:table-cell>
          <table:table-cell office:value-type="string" calcext:value-type="string">
            <text:p><text:s/></text:p>
          </table:table-cell>
          <table:table-cell table:number-columns-repeated="251"/>
        </table:table-row>
        <table:table-row table:style-name="ro12">
          <table:table-cell table:style-name="ce22" office:value-type="string" calcext:value-type="string">
            <text:p>faq_cons_coupant</text:p>
          </table:table-cell>
          <table:table-cell table:style-name="ce22" office:value-type="string" calcext:value-type="string">
            <text:p>appli</text:p>
          </table:table-cell>
          <table:table-cell table:style-name="ce22" office:value-type="string" calcext:value-type="string">
            <text:p>Chris-ren</text:p>
          </table:table-cell>
          <table:table-cell table:style-name="ce108" office:value-type="date" office:date-value="2013-04-12" calcext:value-type="date">
            <text:p>12/04/13</text:p>
          </table:table-cell>
          <table:table-cell table:style-name="ce22" office:value-type="string" calcext:value-type="string">
            <text:p>Conseil coupant admis</text:p>
          </table:table-cell>
          <table:table-cell table:style-name="ce22" office:value-type="string" calcext:value-type="string">
            <text:p>Council admitted cutting</text:p>
          </table:table-cell>
          <table:table-cell table:style-name="ce22" office:value-type="string" calcext:value-type="string">
            <text:p>Depuis un an les documentations de Nantes Métropôle signalent que l'on peut mettre les déchets coupants dans les sacs.</text:p>
          </table:table-cell>
          <table:table-cell table:style-name="ce22" office:value-type="string" calcext:value-type="string">
            <text:p>For a year the documentations of Nantes Métropôle report that can be put sharps waste in the bags.</text:p>
          </table:table-cell>
          <table:table-cell table:style-name="ce93" office:value-type="string" calcext:value-type="string">
            <text:p>dec_miroir,dec_porcelaine,dec_poterie,dec_vaisselleVerrePorcelaine,dec_vitre</text:p>
          </table:table-cell>
          <table:table-cell/>
          <table:table-cell table:style-name="ce77" table:formula="of:=JSONCOMMENTAIRE([Commentaires.A18];[Commentaires.B18];[Commentaires.C18];[Commentaires.D18];[Commentaires.E18];[Commentaires.F18];[Commentaires.G18];[Commentaires.H18];[Commentaires.I18])" office:value-type="string" office:string-value="   {&#10;      &quot;code&quot;:&quot;faq_cons_coupant&quot;,&#10;      &quot;type&quot;:&quot;appli&quot;,&#10;      &quot;auteurs&quot;:&quot;Chris-ren&quot;,&#10;      &quot;dates&quot;:&quot;41376&quot;,&#10;      &quot;nom&quot;:&quot;Conseil coupant admis&quot;,&#10;      &quot;nom_en&quot;:&quot;Council admitted cutting&quot;,&#10;      &quot;descr&quot;:&quot;Depuis un an les documentations de Nantes Métropôle signalent que l'on peut mettre les déchets coupants dans les sacs.&quot;,&#10;      &quot;descr_en&quot;:&quot;For a year the documentations of Nantes Métropôle report that can be put sharps waste in the bags.&quot;,&#10;      &quot;elements&quot;:&quot;dec_miroir,dec_porcelaine,dec_poterie,dec_vaisselleVerrePorcelaine,dec_vitre&quot;&#10;   }," calcext:value-type="string">
            <text:p>   {</text:p>
            <text:p>      "code":"faq_cons_coupant",</text:p>
            <text:p>      "type":"appli",</text:p>
            <text:p>      "auteurs":"Chris-ren",</text:p>
            <text:p>      "dates":"41376",</text:p>
            <text:p>      "nom":"Conseil coupant admis",</text:p>
            <text:p>      "nom_en":"Council admitted cutting",</text:p>
            <text:p>      "descr":"Depuis un an les documentations de Nantes Métropôle signalent que l'on peut mettre les déchets coupants dans les sacs.",</text:p>
            <text:p>      "descr_en":"For a year the documentations of Nantes Métropôle report that can be put sharps waste in the bags.",</text:p>
            <text:p>      "elements":"dec_miroir,dec_porcelaine,dec_poterie,dec_vaisselleVerrePorcelaine,dec_vitre"</text:p>
            <text:p>   },</text:p>
          </table:table-cell>
          <table:table-cell table:number-columns-repeated="4" office:value-type="string" calcext:value-type="string">
            <text:p><text:s/></text:p>
          </table:table-cell>
          <table:table-cell table:number-columns-repeated="248"/>
        </table:table-row>
        <table:table-row table:style-name="ro1">
          <table:table-cell table:style-name="ce22" table:number-columns-repeated="9"/>
          <table:table-cell/>
          <table:table-cell table:style-name="ce72"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2">
          <table:table-cell table:number-columns-repeated="6"/>
          <table:table-cell table:style-name="ce99"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panneaux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Panneaux Écotox / site Internet pas à jour</text:p>
          </table:table-cell>
          <table:table-cell table:style-name="ce22"/>
          <table:table-cell table:style-name="ce22"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2" table:number-columns-repeated="2"/>
          <table:table-cell/>
          <table:table-cell table:style-name="ce77"/>
          <table:table-cell table:number-columns-repeated="4" office:value-type="string" calcext:value-type="string">
            <text:p><text:s/></text:p>
          </table:table-cell>
          <table:table-cell table:number-columns-repeated="248"/>
        </table:table-row>
        <table:table-row table:style-name="ro2">
          <table:table-cell table:style-name="ce22" office:value-type="string" calcext:value-type="string">
            <text:p>faq_ecotox</text:p>
          </table:table-cell>
          <table:table-cell table:style-name="ce22" office:value-type="string" calcext:value-type="string">
            <text:p>modco</text:p>
          </table:table-cell>
          <table:table-cell table:style-name="ce22" office:value-type="string" calcext:value-type="string">
            <text:p>Chris-ren</text:p>
          </table:table-cell>
          <table:table-cell table:style-name="ce108" office:value-type="date" office:date-value="2013-01-01" calcext:value-type="date">
            <text:p>01/01/13</text:p>
          </table:table-cell>
          <table:table-cell table:style-name="ce22" office:value-type="string" calcext:value-type="string">
            <text:p>Usage Écotox</text:p>
          </table:table-cell>
          <table:table-cell table:style-name="ce22"/>
          <table:table-cell table:style-name="ce22"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22" table:number-columns-repeated="2"/>
          <table:table-cell/>
          <table:table-cell table:style-name="ce77"/>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1"/>
          <table:table-cell table:number-columns-repeated="4" office:value-type="string" calcext:value-type="string">
            <text:p><text:s/></text:p>
          </table:table-cell>
          <table:table-cell table:number-columns-repeated="248"/>
        </table:table-row>
        <table:table-row table:style-name="ro2">
          <table:table-cell table:number-columns-repeated="14"/>
          <table:table-cell table:style-name="ce107" office:value-type="string" calcext:value-type="string">
            <text:p><text:s/></text:p>
          </table:table-cell>
          <table:table-cell table:number-columns-repeated="248"/>
        </table:table-row>
        <table:table-row table:style-name="ro2" table:number-rows-repeated="12">
          <table:table-cell table:number-columns-repeated="263"/>
        </table:table-row>
        <table:table-row table:style-name="ro2">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2" table:number-rows-repeated="65493">
          <table:table-cell table:number-columns-repeated="263"/>
        </table:table-row>
        <table:table-row table:style-name="ro9">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4" table:print="false">
        <office:forms form:automatic-focus="false" form:apply-design-mode="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number-columns-repeated="4"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column table:style-name="co73" table:number-columns-repeated="3" table:default-cell-style-name="Default"/>
        <table:table-column table:style-name="co40" table:number-columns-repeated="233" table:default-cell-style-name="Default"/>
        <table:table-row table:style-name="ro13">
          <table:table-cell table:style-name="ce78" office:value-type="string" calcext:value-type="string" table:number-columns-spanned="8" table:number-rows-spanned="1">
            <text:p>Fiches</text:p>
          </table:table-cell>
          <table:covered-table-cell table:number-columns-repeated="7"/>
          <table:table-cell table:number-columns-repeated="9"/>
          <table:table-cell table:style-name="ce123" table:formula="of:=GETHASHDATAS(&quot;_hashFichesDatas&quot;; ROW([Fiches.A5]); ROW([Fiches.A36]); &quot;Fiches&quot;; COLUMN([Fiches.A5]); COLUMN([Fiches.I5]); COLUMN([Fiches.J5]))" office:value-type="string" office:string-value="var _hashFichesDatas = [ &#10;   {'z':'z',&#10;   'aremacs':'fiche_aremacs',&#10;   'fete':'fiche_aremacs',&#10;   'evenement':'fiche_aremacs',&#10;   'bacs':'fiche_bacjaune',&#10;   'jaunes':'fiche_bacjaune,fiche_plusieurstrisac,fiche_sacjaune',&#10;   'bleus':'fiche_bacjaune,fiche_plusieurstrisac,fiche_sacjaune',&#10;   'bouchons':'fiche_bouchon_amour',&#10;   'amour':'fiche_bouchon_amour',&#10;   'collecte':'fiche_encombrant',&#10;   'a':'bba',&#10;   'encombrant':'fiche_encombrant',&#10;   'compostage':'fiche_compostage',&#10;   'compostri':'fiche_compostri',&#10;   'conteneur':'fiche_contembjournmag,fiche_contpapiercarton,fiche_contmpb,fiche_contverre',&#10;   'emballage':'fiche_contembjournmag,fiche_logos',&#10;   'journal':'fiche_contembjournmag',&#10;   'magasine':'fiche_contembjournmag',&#10;   'conteneurs':'fiche_contvet',&#10;   'vetements':'fiche_contvet',&#10;   'couche':'fiche_coucheslavables',&#10;   'lavable':'fiche_coucheslavables',&#10;   'arbalange':'fiche_coucheslavables',&#10;   'papier':'fiche_contpapiercarton',&#10;   'carton':'fiche_contpapiercarton',&#10;   'plastique':'fiche_contmpb,fiche_plastik,fiche_pet',&#10;   'verre':'fiche_contverre,fiche_verre',&#10;   'decheteries':'fiche_ecopoint',&#10;   'ecopoint':'fiche_ecopoint',&#10;   'eco':'fiche_ecoparticipation,fiche_logos',&#10;   'participation':'fiche_ecoparticipation',&#10;   'taxe':'fiche_ecoparticipation',&#10;   'eugene':'fiche_poubelle',&#10;   'poubelle':'fiche_poubelle',&#10;   'logo':'fiche_logos',&#10;   'adelphe':'fiche_logos',&#10;   'cyclamed':'fiche_logos',&#10;   'pet':'fiche_logos',&#10;   'pehd':'fiche_logos',&#10;   'peld':'fiche_logos',&#10;   'pp':'fiche_logos,fiche_plastik',&#10;   'pse':'fiche_logos',&#10;   'triman':'fiche_logos',&#10;   'lombricompost':'fiche_lombricompost',&#10;   'mieux':'fiche_mieuxtrierannantes',&#10;   'trier':'fiche_mieuxtrierannantes',&#10;   'nantes':'fiche_mieuxtrierannantes',&#10;   'plastic':'fiche_plastik',&#10;   'pickup':'fiche_plastik',&#10;   'oceane':'fiche_plastik',&#10;   'reze':'fiche_plastik',&#10;   'plus2vers':'fiche_plus2vers',&#10;   'echange':'fiche_plus2vers',&#10;   'lombrics':'fiche_plus2vers',&#10;   'recuperation':'fiche_medicament',&#10;   'medicaments':'fiche_medicament',&#10;   'recuperer':'fiche_plusieurstrisac',&#10;   'sacs':'fiche_plusieurstrisac,fiche_sacjaune',&#10;   'recyclage':'fiche_acier,fiche_pet,fiche_tetrapak,fiche_verre',&#10;   'acier':'fiche_acier',&#10;   'tetrapak':'fiche_tetrapak',&#10;   'brique':'fiche_tetrapak',&#10;   'reemploi':'fiche_velo',&#10;   'velo':'fiche_velo',&#10;   'transformeurs':'fiche_velo',&#10;   'atao':'fiche_velo',&#10;   'place':'fiche_velo',&#10;   'autour':'fiche_velo',&#10;   'reprise':'fiche_reprise',&#10;   'magasins':'fiche_reprise',&#10;   'allo':'fiche_telephone',&#10;   'allonantes':'fiche_telephone',&#10;   'proximite':'fiche_telephone',&#10;   'telephone':'fiche_telephone',&#10;   'tel':'fiche_telephone',&#10;   'appeler':'fiche_telephone',&#10;   'doute':'fiche_telephone',&#10;   'question':'fiche_telephone',&#10;   'usine':'fiche_arcenciel,fiche_valorena',&#10;   'arc':'fiche_arcenciel,fiche_arcenciel',&#10;   'ciel':'fiche_arcenciel,fiche_arcenciel',&#10;   'coueron':'fiche_arcenciel',&#10;   'valorena':'fiche_valorena'},&#10;   {'z':'z',&#10;   'aremacs':'fiche_aremacs',&#10;   'fest':'fiche_aremacs',&#10;   'event':'fiche_aremacs',&#10;   'bins':'fiche_bacjaune',&#10;   'yellow':'fiche_bacjaune,fiche_medicament,fiche_reprise',&#10;   'blue':'fiche_bacjaune,fiche_reprise',&#10;   'caps':'fiche_bouchon_amour',&#10;   'love':'fiche_bouchon_amour',&#10;   'collection':'fiche_encombrant',&#10;   'a':'bba',&#10;   'bulky':'fiche_encombrant',&#10;   'compostri':'fiche_compostage',&#10;   'container':'fiche_compostri,fiche_coucheslavables,fiche_contpapiercarton,fiche_contmpb',&#10;   'packaging':'fiche_compostri',&#10;   'newspaper':'fiche_compostri',&#10;   'magazine':'fiche_compostri',&#10;   'containers':'fiche_contembjournmag',&#10;   'clothing':'fiche_contembjournmag',&#10;   'cloth':'fiche_contvet',&#10;   'diaper':'fiche_contvet',&#10;   'arbalange':'fiche_contvet',&#10;   'paper':'fiche_coucheslavables',&#10;   'cardboard':'fiche_coucheslavables',&#10;   'plastic':'fiche_contpapiercarton,fiche_mieuxtrierannantes',&#10;   'glass':'fiche_contmpb',&#10;   'decheteries':'fiche_contverre',&#10;   'ecopoint':'fiche_contverre',&#10;   'greentax':'fiche_ecopoint',&#10;   'eugene':'fiche_ecoparticipation',&#10;   'poubelle':'fiche_ecoparticipation',&#10;   'logo':'fiche_poubelle',&#10;   'eco':'fiche_poubelle',&#10;   'emballage':'fiche_poubelle',&#10;   'adelphe':'fiche_poubelle',&#10;   'cyclamed':'fiche_poubelle',&#10;   'pet':'fiche_poubelle',&#10;   'pehd':'fiche_poubelle',&#10;   'peld':'fiche_poubelle',&#10;   'pp':'fiche_poubelle,fiche_mieuxtrierannantes',&#10;   'pse':'fiche_poubelle',&#10;   'triman':'fiche_poubelle',&#10;   'vermicompost':'fiche_logos',&#10;   'mieux':'fiche_lombricompost',&#10;   'trier':'fiche_lombricompost',&#10;   'nantes':'fiche_lombricompost',&#10;   'pickup':'fiche_mieuxtrierannantes',&#10;   'oceane':'fiche_mieuxtrierannantes',&#10;   'reze':'fiche_mieuxtrierannantes',&#10;   'plus2vers':'fiche_plastik',&#10;   'exchange':'fiche_plastik',&#10;   'earthworms':'fiche_plastik',&#10;   'recovery':'fiche_plus2vers,fiche_velo',&#10;   'medicine':'fiche_plus2vers',&#10;   'getbags':'fiche_medicament',&#10;   'andblue':'fiche_medicament',&#10;   'recycling':'fiche_plusieurstrisac,fiche_pet',&#10;   'steel':'fiche_plusieurstrisac',&#10;   'recyclingplastic':'fiche_acier',&#10;   'tetrapak':'fiche_pet',&#10;   'recyclingglass':'fiche_tetrapak',&#10;   'reuse':'fiche_verre',&#10;   'bike':'fiche_verre',&#10;   'transformeurs':'fiche_verre',&#10;   'atao':'fiche_verre',&#10;   'place':'fiche_verre',&#10;   'autour':'fiche_verre',&#10;   'stores':'fiche_velo',&#10;   'bags':'fiche_reprise',&#10;   'allo':'fiche_sacjaune',&#10;   'allonantes':'fiche_sacjaune',&#10;   'proximity':'fiche_sacjaune',&#10;   'telephone':'fiche_sacjaune',&#10;   'phone':'fiche_sacjaune',&#10;   'call':'fiche_sacjaune',&#10;   'doubt':'fiche_sacjaune',&#10;   'question':'fiche_sacjaune',&#10;   'factory':'fiche_telephone,fiche_arcenciel',&#10;   'arc':'fiche_telephone',&#10;   'ciel':'fiche_telephone',&#10;   'coueron':'fiche_telephone',&#10;   'valorena':'fiche_arcenciel'&#10;   } ];" calcext:value-type="string">
            <text:p>var _hashFichesDatas = [ </text:p>
            <text:p>   {'z':'z',</text:p>
            <text:p>   'aremacs':'fiche_aremacs',</text:p>
            <text:p>   'fete':'fiche_aremacs',</text:p>
            <text:p>   'evenement':'fiche_aremacs',</text:p>
            <text:p>   'bacs':'fiche_bacjaune',</text:p>
            <text:p>   'jaunes':'fiche_bacjaune,fiche_plusieurstrisac,fiche_sacjaune',</text:p>
            <text:p>   'bleus':'fiche_bacjaune,fiche_plusieurstrisac,fiche_sacjaune',</text:p>
            <text:p>   'bouchons':'fiche_bouchon_amour',</text:p>
            <text:p>   'amour':'fiche_bouchon_amour',</text:p>
            <text:p>   'collecte':'fiche_encombrant',</text:p>
            <text:p>   'a':'bba',</text:p>
            <text:p>   'encombrant':'fiche_encombrant',</text:p>
            <text:p>   'compostage':'fiche_compostage',</text:p>
            <text:p>   'compostri':'fiche_compostri',</text:p>
            <text:p>   'conteneur':'fiche_contembjournmag,fiche_contpapiercarton,fiche_contmpb,fiche_contverre',</text:p>
            <text:p>   'emballage':'fiche_contembjournmag,fiche_logos',</text:p>
            <text:p>   'journal':'fiche_contembjournmag',</text:p>
            <text:p>   'magasine':'fiche_contembjournmag',</text:p>
            <text:p>   'conteneurs':'fiche_contvet',</text:p>
            <text:p>   'vetements':'fiche_contvet',</text:p>
            <text:p>   'couche':'fiche_coucheslavables',</text:p>
            <text:p>   'lavable':'fiche_coucheslavables',</text:p>
            <text:p>   'arbalange':'fiche_coucheslavables',</text:p>
            <text:p>   'papier':'fiche_contpapiercarton',</text:p>
            <text:p>   'carton':'fiche_contpapiercarton',</text:p>
            <text:p>   'plastique':'fiche_contmpb,fiche_plastik,fiche_pet',</text:p>
            <text:p>   'verre':'fiche_contverre,fiche_verre',</text:p>
            <text:p>   'decheteries':'fiche_ecopoint',</text:p>
            <text:p>   'ecopoint':'fiche_ecopoint',</text:p>
            <text:p>   'eco':'fiche_ecoparticipation,fiche_logos',</text:p>
            <text:p>   'participation':'fiche_ecoparticipation',</text:p>
            <text:p>   'taxe':'fiche_ecoparticipation',</text:p>
            <text:p>   'eugene':'fiche_poubelle',</text:p>
            <text:p>   'poubelle':'fiche_poubelle',</text:p>
            <text:p>   'logo':'fiche_logos',</text:p>
            <text:p>   'adelphe':'fiche_logos',</text:p>
            <text:p>   'cyclamed':'fiche_logos',</text:p>
            <text:p>   'pet':'fiche_logos',</text:p>
            <text:p>   'pehd':'fiche_logos',</text:p>
            <text:p>   'peld':'fiche_logos',</text:p>
            <text:p>   'pp':'fiche_logos,fiche_plastik',</text:p>
            <text:p>   'pse':'fiche_logos',</text:p>
            <text:p>   'triman':'fiche_logos',</text:p>
            <text:p>   'lombricompost':'fiche_lombricompost',</text:p>
            <text:p>   'mieux':'fiche_mieuxtrierannantes',</text:p>
            <text:p>   'trier':'fiche_mieuxtrierannantes',</text:p>
            <text:p>   'nantes':'fiche_mieuxtrierannantes',</text:p>
            <text:p>   'plastic':'fiche_plastik',</text:p>
            <text:p>   'pickup':'fiche_plastik',</text:p>
            <text:p>   'oceane':'fiche_plastik',</text:p>
            <text:p>   'reze':'fiche_plastik',</text:p>
            <text:p>   'plus2vers':'fiche_plus2vers',</text:p>
            <text:p>   'echange':'fiche_plus2vers',</text:p>
            <text:p>   'lombrics':'fiche_plus2vers',</text:p>
            <text:p>   'recuperation':'fiche_medicament',</text:p>
            <text:p>   'medicaments':'fiche_medicament',</text:p>
            <text:p>   'recuperer':'fiche_plusieurstrisac',</text:p>
            <text:p>   'sacs':'fiche_plusieurstrisac,fiche_sacjaune',</text:p>
            <text:p>   'recyclage':'fiche_acier,fiche_pet,fiche_tetrapak,fiche_verre',</text:p>
            <text:p>   'acier':'fiche_acier',</text:p>
            <text:p>   'tetrapak':'fiche_tetrapak',</text:p>
            <text:p>   'brique':'fiche_tetrapak',</text:p>
            <text:p>   'reemploi':'fiche_velo',</text:p>
            <text:p>   'velo':'fiche_velo',</text:p>
            <text:p>   'transformeurs':'fiche_velo',</text:p>
            <text:p>   'atao':'fiche_velo',</text:p>
            <text:p>   'place':'fiche_velo',</text:p>
            <text:p>   'autour':'fiche_velo',</text:p>
            <text:p>   'reprise':'fiche_reprise',</text:p>
            <text:p>   'magasins':'fiche_reprise',</text:p>
            <text:p>   'allo':'fiche_telephone',</text:p>
            <text:p>   'allonantes':'fiche_telephone',</text:p>
            <text:p>   'proximite':'fiche_telephone',</text:p>
            <text:p>   'telephone':'fiche_telephone',</text:p>
            <text:p>   'tel':'fiche_telephone',</text:p>
            <text:p>   'appeler':'fiche_telephone',</text:p>
            <text:p>   'doute':'fiche_telephone',</text:p>
            <text:p>   'question':'fiche_telephone',</text:p>
            <text:p>   'usine':'fiche_arcenciel,fiche_valorena',</text:p>
            <text:p>   'arc':'fiche_arcenciel,fiche_arcenciel',</text:p>
            <text:p>   'ciel':'fiche_arcenciel,fiche_arcenciel',</text:p>
            <text:p>   'coueron':'fiche_arcenciel',</text:p>
            <text:p>   'valorena':'fiche_valorena'},</text:p>
            <text:p>   {'z':'z',</text:p>
            <text:p>   'aremacs':'fiche_aremacs',</text:p>
            <text:p>   'fest':'fiche_aremacs',</text:p>
            <text:p>   'event':'fiche_aremacs',</text:p>
            <text:p>   'bins':'fiche_bacjaune',</text:p>
            <text:p>   'yellow':'fiche_bacjaune,fiche_medicament,fiche_reprise',</text:p>
            <text:p>   'blue':'fiche_bacjaune,fiche_reprise',</text:p>
            <text:p>   'caps':'fiche_bouchon_amour',</text:p>
            <text:p>   'love':'fiche_bouchon_amour',</text:p>
            <text:p>   'collection':'fiche_encombrant',</text:p>
            <text:p>   'a':'bba',</text:p>
            <text:p>   'bulky':'fiche_encombrant',</text:p>
            <text:p>   'compostri':'fiche_compostage',</text:p>
            <text:p>   'container':'fiche_compostri,fiche_coucheslavables,fiche_contpapiercarton,fiche_contmpb',</text:p>
            <text:p>   'packaging':'fiche_compostri',</text:p>
            <text:p>   'newspaper':'fiche_compostri',</text:p>
            <text:p>   'magazine':'fiche_compostri',</text:p>
            <text:p>   'containers':'fiche_contembjournmag',</text:p>
            <text:p>   'clothing':'fiche_contembjournmag',</text:p>
            <text:p>   'cloth':'fiche_contvet',</text:p>
            <text:p>   'diaper':'fiche_contvet',</text:p>
            <text:p>   'arbalange':'fiche_contvet',</text:p>
            <text:p>   'paper':'fiche_coucheslavables',</text:p>
            <text:p>   'cardboard':'fiche_coucheslavables',</text:p>
            <text:p>   'plastic':'fiche_contpapiercarton,fiche_mieuxtrierannantes',</text:p>
            <text:p>   'glass':'fiche_contmpb',</text:p>
            <text:p>   'decheteries':'fiche_contverre',</text:p>
            <text:p>   'ecopoint':'fiche_contverre',</text:p>
            <text:p>   'greentax':'fiche_ecopoint',</text:p>
            <text:p>   'eugene':'fiche_ecoparticipation',</text:p>
            <text:p>   'poubelle':'fiche_ecoparticipation',</text:p>
            <text:p>   'logo':'fiche_poubelle',</text:p>
            <text:p>   'eco':'fiche_poubelle',</text:p>
            <text:p>   'emballage':'fiche_poubelle',</text:p>
            <text:p>   'adelphe':'fiche_poubelle',</text:p>
            <text:p>   'cyclamed':'fiche_poubelle',</text:p>
            <text:p>   'pet':'fiche_poubelle',</text:p>
            <text:p>   'pehd':'fiche_poubelle',</text:p>
            <text:p>   'peld':'fiche_poubelle',</text:p>
            <text:p>   'pp':'fiche_poubelle,fiche_mieuxtrierannantes',</text:p>
            <text:p>   'pse':'fiche_poubelle',</text:p>
            <text:p>   'triman':'fiche_poubelle',</text:p>
            <text:p>   'vermicompost':'fiche_logos',</text:p>
            <text:p>   'mieux':'fiche_lombricompost',</text:p>
            <text:p>   'trier':'fiche_lombricompost',</text:p>
            <text:p>   'nantes':'fiche_lombricompost',</text:p>
            <text:p>   'pickup':'fiche_mieuxtrierannantes',</text:p>
            <text:p>   'oceane':'fiche_mieuxtrierannantes',</text:p>
            <text:p>   'reze':'fiche_mieuxtrierannantes',</text:p>
            <text:p>   'plus2vers':'fiche_plastik',</text:p>
            <text:p>   'exchange':'fiche_plastik',</text:p>
            <text:p>   'earthworms':'fiche_plastik',</text:p>
            <text:p>   'recovery':'fiche_plus2vers,fiche_velo',</text:p>
            <text:p>   'medicine':'fiche_plus2vers',</text:p>
            <text:p>   'getbags':'fiche_medicament',</text:p>
            <text:p>   'andblue':'fiche_medicament',</text:p>
            <text:p>   'recycling':'fiche_plusieurstrisac,fiche_pet',</text:p>
            <text:p>   'steel':'fiche_plusieurstrisac',</text:p>
            <text:p>   'recyclingplastic':'fiche_acier',</text:p>
            <text:p>   'tetrapak':'fiche_pet',</text:p>
            <text:p>   'recyclingglass':'fiche_tetrapak',</text:p>
            <text:p>   'reuse':'fiche_verre',</text:p>
            <text:p>   'bike':'fiche_verre',</text:p>
            <text:p>   'transformeurs':'fiche_verre',</text:p>
            <text:p>   'atao':'fiche_verre',</text:p>
            <text:p>   'place':'fiche_verre',</text:p>
            <text:p>   'autour':'fiche_verre',</text:p>
            <text:p>   'stores':'fiche_velo',</text:p>
            <text:p>   'bags':'fiche_reprise',</text:p>
            <text:p>   'allo':'fiche_sacjaune',</text:p>
            <text:p>   'allonantes':'fiche_sacjaune',</text:p>
            <text:p>   'proximity':'fiche_sacjaune',</text:p>
            <text:p>   'telephone':'fiche_sacjaune',</text:p>
            <text:p>   'phone':'fiche_sacjaune',</text:p>
            <text:p>   'call':'fiche_sacjaune',</text:p>
            <text:p>   'doubt':'fiche_sacjaune',</text:p>
            <text:p>   'question':'fiche_sacjaune',</text:p>
            <text:p>   'factory':'fiche_telephone,fiche_arcenciel',</text:p>
            <text:p>   'arc':'fiche_telephone',</text:p>
            <text:p>   'ciel':'fiche_telephone',</text:p>
            <text:p>   'coueron':'fiche_telephone',</text:p>
            <text:p>   'valorena':'fiche_arcenciel'</text:p>
            <text:p>   } ];</text:p>
          </table:table-cell>
          <table:table-cell office:value-type="string" calcext:value-type="string">
            <text:p><text:s/></text:p>
          </table:table-cell>
          <table:table-cell table:number-columns-repeated="245"/>
        </table:table-row>
        <table:table-row table:style-name="ro13">
          <table:table-cell table:style-name="ce79" office:value-type="string" calcext:value-type="string" table:number-columns-spanned="8" table:number-rows-spanned="1">
            <text:p>Les fiches ont un contenu plus important, et sont présentés sur des pages séparées</text:p>
          </table:table-cell>
          <table:covered-table-cell table:number-columns-repeated="7"/>
          <table:table-cell table:number-columns-repeated="3"/>
          <table:table-cell office:value-type="string" calcext:value-type="string">
            <text:p><text:s/></text:p>
          </table:table-cell>
          <table:table-cell table:number-columns-repeated="2"/>
          <table:table-cell table:number-columns-repeated="3" office:value-type="string" calcext:value-type="string">
            <text:p><text:s/></text:p>
          </table:table-cell>
          <table:table-cell table:number-columns-repeated="247"/>
        </table:table-row>
        <table:table-row table:style-name="ro13">
          <table:table-cell table:style-name="ce50" table:number-columns-repeated="11"/>
          <table:table-cell table:number-columns-repeated="253"/>
        </table:table-row>
        <table:table-row table:style-name="ro13">
          <table:table-cell table:style-name="ce8" office:value-type="string" calcext:value-type="string">
            <text:p>_Code</text:p>
          </table:table-cell>
          <table:table-cell table:style-name="ce8" office:value-type="string" calcext:value-type="string">
            <text:p>_Nom</text:p>
          </table:table-cell>
          <table:table-cell table:style-name="ce8" office:value-type="string" calcext:value-type="string">
            <text:p>Nom en</text:p>
          </table:table-cell>
          <table:table-cell table:style-name="ce8" office:value-type="string" calcext:value-type="string">
            <text:p>Type</text:p>
          </table:table-cell>
          <table:table-cell table:style-name="ce8" office:value-type="string" calcext:value-type="string">
            <text:p>Type_en</text:p>
          </table:table-cell>
          <table:table-cell table:style-name="ce14" office:value-type="string" calcext:value-type="string">
            <text:p>_Description</text:p>
          </table:table-cell>
          <table:table-cell table:style-name="ce14" office:value-type="string" calcext:value-type="string">
            <text:p>Description en</text:p>
          </table:table-cell>
          <table:table-cell table:style-name="ce27" office:value-type="string" calcext:value-type="string">
            <text:p>_Image</text:p>
          </table:table-cell>
          <table:table-cell table:style-name="ce27" office:value-type="string" calcext:value-type="string">
            <text:p>Mots clés</text:p>
          </table:table-cell>
          <table:table-cell table:style-name="ce27" office:value-type="string" calcext:value-type="string">
            <text:p>Mots clés en</text:p>
          </table:table-cell>
          <table:table-cell table:style-name="ce27" office:value-type="string" calcext:value-type="string">
            <text:p>URL</text:p>
          </table:table-cell>
          <table:table-cell table:style-name="ce68" office:value-type="string" calcext:value-type="string">
            <text:p>_Bouton</text:p>
          </table:table-cell>
          <table:table-cell table:style-name="ce68" office:value-type="string" calcext:value-type="string">
            <text:p>Source</text:p>
          </table:table-cell>
          <table:table-cell table:style-name="ce68" office:value-type="string" calcext:value-type="string">
            <text:p>Catégorie</text:p>
          </table:table-cell>
          <table:table-cell table:number-columns-repeated="3"/>
          <table:table-cell table:style-name="ce71" office:value-type="string" calcext:value-type="string">
            <text:p><text:span text:style-name="T2">var</text:span><text:span text:style-name="T3"> _infosDatas = [</text:span></text:p>
          </table:table-cell>
          <table:table-cell table:style-name="ce107"/>
          <table:table-cell table:number-columns-repeated="245"/>
        </table:table-row>
        <table:table-row table:style-name="ro13">
          <table:table-cell office:value-type="string" calcext:value-type="string">
            <text:p>fiche_aremacs</text:p>
          </table:table-cell>
          <table:table-cell office:value-type="string" calcext:value-type="string">
            <text:p>Aremacs</text:p>
          </table:table-cell>
          <table:table-cell table:style-name="ce15" office:value-type="string" calcext:value-type="string">
            <text:p>Aremacs</text:p>
          </table:table-cell>
          <table:table-cell table:style-name="ce15" table:number-columns-repeated="2"/>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20" office:value-type="string" calcext:value-type="string">
            <text:p>nantes/aremacs_mini.png</text:p>
          </table:table-cell>
          <table:table-cell table:style-name="ce20"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initiative_locale</text:p>
          </table:table-cell>
          <table:table-cell table:number-columns-repeated="3"/>
          <table:table-cell table:style-name="ce124" table:formula="of:=JSONFICHE([.A5];[.B5];[.C5];[.D5];[.E5];[.F5];[.G5];[.H5];[.I5];[.J5];[.K5];[.L5];[.M5];[.N5])" office:value-type="string" office:string-value="   {&#10;      &quot;code&quot;:&quot;fiche_aremacs&quot;,&#10;      &quot;nom&quot;:&quot;Aremacs&quot;,&#10;      &quot;nom_en&quot;:&quot;Aremacs&quot;,&#10;      &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10;      &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10;      &quot;bouton&quot;:&quot;fiche&quot;,&#10;      &quot;image&quot;:&quot;nantes/aremacs_mini.png&quot;,&#10;      &quot;mots_cles&quot;:&quot;aremacs,fete,evenement&quot;,&#10;      &quot;mots_cles_en&quot;:&quot;aremacs,fest,event&quot;,&#10;      &quot;categorie&quot;:&quot;initiative_locale&quot;,&#10;      &quot;source&quot;:&quot;Mieux trier à Nantes&quot;,&#10;      &quot;urls&quot;:&quot;http://www.aremacs.com&quot;&#10;   }," calcext:value-type="string">
            <text:p>   {</text:p>
            <text:p>      "code":"fiche_aremacs",</text:p>
            <text:p>      "nom":"Aremacs",</text:p>
            <text:p>      "nom_en":"Aremacs",</text:p>
            <text:p>      "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ext:p>      "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ext:p>      "bouton":"fiche",</text:p>
            <text:p>      "image":"nantes/aremacs_mini.png",</text:p>
            <text:p>      "mots_cles":"aremacs,fete,evenement",</text:p>
            <text:p>      "mots_cles_en":"aremacs,fest,event",</text:p>
            <text:p>      "categorie":"initiative_locale",</text:p>
            <text:p>      "source":"Mieux trier à Nantes",</text:p>
            <text:p>      "urls":"http://www.aremacs.com"</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bacjaune</text:p>
          </table:table-cell>
          <table:table-cell table:style-name="ce22" office:value-type="string" calcext:value-type="string">
            <text:p>Bacs jaunes et bleus</text:p>
          </table:table-cell>
          <table:table-cell table:style-name="ce15" office:value-type="string" calcext:value-type="string">
            <text:p>Yellow and blue bins</text:p>
          </table:table-cell>
          <table:table-cell table:style-name="ce15" table:number-columns-repeated="2"/>
          <table:table-cell table:style-name="ce111"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11"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20" office:value-type="string" calcext:value-type="string">
            <text:p>nantes/bacs_jaune_et_bleu.png</text:p>
          </table:table-cell>
          <table:table-cell table:style-name="ce20" office:value-type="string" calcext:value-type="string">
            <text:p>bacs,jaunes,bleus</text:p>
          </table:table-cell>
          <table:table-cell table:style-name="ce15" office:value-type="string" calcext:value-type="string">
            <text:p>bins,yellow,blue</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6];[.B6];[.C6];[.D6];[.E6];[.F6];[.G6];[.H6];[.I6];[.J6];[.K6];[.L6];[.M6];[.N6])" office:value-type="string" office:string-value="   {&#10;      &quot;code&quot;:&quot;fiche_bacjaune&quot;,&#10;      &quot;nom&quot;:&quot;Bacs jaunes et bleus&quot;,&#10;      &quot;nom_en&quot;:&quot;Yellow and blue bins&quot;,&#10;      &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      &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      &quot;bouton&quot;:&quot;fiche&quot;,&#10;      &quot;image&quot;:&quot;nantes/bacs_jaune_et_bleu.png&quot;,&#10;      &quot;mots_cles&quot;:&quot;bacs,jaunes,bleus&quot;,&#10;      &quot;mots_cles_en&quot;:&quot;bins,yellow,blue&quot;,&#10;      &quot;categorie&quot;:&quot;consigne_locale&quot;,&#10;      &quot;source&quot;:&quot;Mieux trier à Nantes&quot;&#10;   }," calcext:value-type="string">
            <text:p>   {</text:p>
            <text:p>      "code":"fiche_bacjaune",</text:p>
            <text:p>      "nom":"Bacs jaunes et bleus",</text:p>
            <text:p>      "nom_en":"Yellow and blue bins",</text:p>
            <text:p>      "descr":"&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      "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      "bouton":"fiche",</text:p>
            <text:p>      "image":"nantes/bacs_jaune_et_bleu.png",</text:p>
            <text:p>      "mots_cles":"bacs,jaunes,bleus",</text:p>
            <text:p>      "mots_cles_en":"bins,yellow,blue",</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bouchon_amour</text:p>
          </table:table-cell>
          <table:table-cell table:style-name="ce8" office:value-type="string" calcext:value-type="string">
            <text:p>Bouchons d'amour</text:p>
          </table:table-cell>
          <table:table-cell table:style-name="ce81" office:value-type="string" calcext:value-type="string">
            <text:p>Bouchons d'amour</text:p>
          </table:table-cell>
          <table:table-cell table:style-name="ce81" table:number-columns-repeated="2"/>
          <table:table-cell table:style-name="ce112"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112"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8" office:value-type="string" calcext:value-type="string">
            <text:p>bouchon_plastique_mini.png</text:p>
          </table:table-cell>
          <table:table-cell table:style-name="ce8" office:value-type="string" calcext:value-type="string">
            <text:p>bouchons,amour</text:p>
          </table:table-cell>
          <table:table-cell table:style-name="ce15" office:value-type="string" calcext:value-type="string">
            <text:p>caps,love</text:p>
          </table:table-cell>
          <table:table-cell table:style-name="ce15" office:value-type="string" calcext:value-type="string">
            <text:p>http://www.bouchonsdamour.com/les-bons-bouchons</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7];[.B7];[.C7];[.D7];[.E7];[.F7];[.G7];[.H7];[.I7];[.J7];[.K7];[.L7];[.M7];[.N7])" office:value-type="string" office:string-value="   {&#10;      &quot;code&quot;:&quot;fiche_bouchon_amour&quot;,&#10;      &quot;nom&quot;:&quot;Bouchons d'amour&quot;,&#10;      &quot;nom_en&quot;:&quot;Bouchons d'amour&quot;,&#10;      &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      &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      &quot;bouton&quot;:&quot;fiche&quot;,&#10;      &quot;image&quot;:&quot;bouchon_plastique_mini.png&quot;,&#10;      &quot;mots_cles&quot;:&quot;bouchons,amour&quot;,&#10;      &quot;mots_cles_en&quot;:&quot;caps,love&quot;,&#10;      &quot;categorie&quot;:&quot;general_tri&quot;,&#10;      &quot;source&quot;:&quot;Mieux trier à Nantes&quot;,&#10;      &quot;urls&quot;:&quot;http://www.bouchonsdamour.com/les-bons-bouchons&quot;&#10;   }," calcext:value-type="string">
            <text:p>   {</text:p>
            <text:p>      "code":"fiche_bouchon_amour",</text:p>
            <text:p>      "nom":"Bouchons d'amour",</text:p>
            <text:p>      "nom_en":"Bouchons d'amour",</text:p>
            <text:p>      "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      "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      "bouton":"fiche",</text:p>
            <text:p>      "image":"bouchon_plastique_mini.png",</text:p>
            <text:p>      "mots_cles":"bouchons,amour",</text:p>
            <text:p>      "mots_cles_en":"caps,love",</text:p>
            <text:p>      "categorie":"general_tri",</text:p>
            <text:p>      "source":"Mieux trier à Nantes",</text:p>
            <text:p>      "urls":"http://www.bouchonsdamour.com/les-bons-bouchons"</text:p>
            <text:p>   },</text:p>
          </table:table-cell>
          <table:table-cell table:style-name="ce107" office:value-type="string" calcext:value-type="string">
            <text:p><text:s/></text:p>
          </table:table-cell>
          <table:table-cell table:number-columns-repeated="245"/>
        </table:table-row>
        <table:table-row table:style-name="ro13">
          <table:table-cell table:style-name="ce20" office:value-type="string" calcext:value-type="string">
            <text:p>fiche_encombrant</text:p>
          </table:table-cell>
          <table:table-cell table:style-name="ce20" office:value-type="string" calcext:value-type="string">
            <text:p>Collecte des encombrants</text:p>
          </table:table-cell>
          <table:table-cell table:style-name="ce15" office:value-type="string" calcext:value-type="string">
            <text:p>Collection of bulky</text:p>
          </table:table-cell>
          <table:table-cell table:style-name="ce15" table:number-columns-repeated="2"/>
          <table:table-cell table:style-name="ce113"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13"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20" office:value-type="string" calcext:value-type="string">
            <text:p>nantes/encombrant_mini.png</text:p>
          </table:table-cell>
          <table:table-cell table:style-name="ce20" office:value-type="string" calcext:value-type="string">
            <text:p>collecte,encombrant</text:p>
          </table:table-cell>
          <table:table-cell table:style-name="ce15" office:value-type="string" calcext:value-type="string">
            <text:p>collection,bulky</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8];[.B8];[.C8];[.D8];[.E8];[.F8];[.G8];[.H8];[.I8];[.J8];[.K8];[.L8];[.M8];[.N8])" office:value-type="string" office:string-value="   {&#10;      &quot;code&quot;:&quot;fiche_encombrant&quot;,&#10;      &quot;nom&quot;:&quot;Collecte des encombrants&quot;,&#10;      &quot;nom_en&quot;:&quot;Collection of bulky&quot;,&#10;      &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      &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      &quot;bouton&quot;:&quot;fiche&quot;,&#10;      &quot;image&quot;:&quot;nantes/encombrant_mini.png&quot;,&#10;      &quot;mots_cles&quot;:&quot;collecte,encombrant&quot;,&#10;      &quot;mots_cles_en&quot;:&quot;collection,bulky&quot;,&#10;      &quot;categorie&quot;:&quot;consigne_locale&quot;,&#10;      &quot;source&quot;:&quot;Mieux trier à Nantes&quot;&#10;   }," calcext:value-type="string">
            <text:p>   {</text:p>
            <text:p>      "code":"fiche_encombrant",</text:p>
            <text:p>      "nom":"Collecte des encombrants",</text:p>
            <text:p>      "nom_en":"Collection of bulky",</text:p>
            <text:p>      "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      "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      "bouton":"fiche",</text:p>
            <text:p>      "image":"nantes/encombrant_mini.png",</text:p>
            <text:p>      "mots_cles":"collecte,encombrant",</text:p>
            <text:p>      "mots_cles_en":"collection,bulky",</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0" office:value-type="string" calcext:value-type="string">
            <text:p>fiche_compostage</text:p>
          </table:table-cell>
          <table:table-cell table:style-name="ce20" office:value-type="string" calcext:value-type="string">
            <text:p>Compostage</text:p>
          </table:table-cell>
          <table:table-cell table:style-name="ce15" office:value-type="string" calcext:value-type="string">
            <text:p>Composting</text:p>
          </table:table-cell>
          <table:table-cell table:style-name="ce15" table:number-columns-repeated="2"/>
          <table:table-cell table:style-name="ce8"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able:table-cell>
          <table:table-cell table:style-name="ce8"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able:table-cell>
          <table:table-cell table:style-name="ce20" office:value-type="string" calcext:value-type="string">
            <text:p>composteur_mini.png</text:p>
          </table:table-cell>
          <table:table-cell table:style-name="ce20" office:value-type="string" calcext:value-type="string">
            <text:p>compostage</text:p>
          </table:table-cell>
          <table:table-cell table:style-name="ce15" office:value-type="string" calcext:value-type="string">
            <text:p>compostri</text:p>
          </table:table-cell>
          <table:table-cell table:style-name="ce15" office:value-type="string" calcext:value-type="string">
            <text:p><text:a xlink:href="https://www.ekopedia.fr/wiki/Compost" xlink:type="simple">https://www.ekopedia.fr/wiki/Compost</text:a></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9];[.B9];[.C9];[.D9];[.E9];[.F9];[.G9];[.H9];[.I9];[.J9];[.K9];[.L9];[.M9];[.N9])" office:value-type="string" office:string-value="   {&#10;      &quot;code&quot;:&quot;fiche_compostage&quot;,&#10;      &quot;nom&quot;:&quot;Compostage&quot;,&#10;      &quot;nom_en&quot;:&quot;Composting&quot;,&#10;      &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      &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      &quot;bouton&quot;:&quot;fiche&quot;,&#10;      &quot;image&quot;:&quot;composteur_mini.png&quot;,&#10;      &quot;mots_cles&quot;:&quot;compostage&quot;,&#10;      &quot;mots_cles_en&quot;:&quot;compostri&quot;,&#10;      &quot;categorie&quot;:&quot;general_tri&quot;,&#10;      &quot;source&quot;:&quot;Mieux trier à Nantes&quot;,&#10;      &quot;urls&quot;:&quot;https://www.ekopedia.fr/wiki/Compost&quot;&#10;   }," calcext:value-type="string">
            <text:p>   {</text:p>
            <text:p>      "code":"fiche_compostage",</text:p>
            <text:p>      "nom":"Compostage",</text:p>
            <text:p>      "nom_en":"Composting",</text:p>
            <text:p>      "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      "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      "bouton":"fiche",</text:p>
            <text:p>      "image":"composteur_mini.png",</text:p>
            <text:p>      "mots_cles":"compostage",</text:p>
            <text:p>      "mots_cles_en":"compostri",</text:p>
            <text:p>      "categorie":"general_tri",</text:p>
            <text:p>      "source":"Mieux trier à Nantes",</text:p>
            <text:p>      "urls":"https://www.ekopedia.fr/wiki/Compost"</text:p>
            <text:p>   },</text:p>
          </table:table-cell>
          <table:table-cell table:style-name="ce107" office:value-type="string" calcext:value-type="string">
            <text:p><text:s/></text:p>
          </table:table-cell>
          <table:table-cell table:number-columns-repeated="245"/>
        </table:table-row>
        <table:table-row table:style-name="ro13">
          <table:table-cell office:value-type="string" calcext:value-type="string">
            <text:p>fiche_compostri</text:p>
          </table:table-cell>
          <table:table-cell office:value-type="string" calcext:value-type="string">
            <text:p>Compostri</text:p>
          </table:table-cell>
          <table:table-cell table:style-name="ce15" office:value-type="string" calcext:value-type="string">
            <text:p>Compostri</text:p>
          </table:table-cell>
          <table:table-cell table:style-name="ce15" table:number-columns-repeated="2"/>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text:a xlink:href="mailto:contact@compostri.fr" xlink:type="simple">contact@compostri.fr</text:a></text:p>
          </table:table-cell>
          <table:table-cell table:style-name="ce20" office:value-type="string" calcext:value-type="string">
            <text:p>nantes/logo_compostri_mini.png</text:p>
          </table:table-cell>
          <table:table-cell table:style-name="ce20" office:value-type="string" calcext:value-type="string">
            <text:p>compostri</text:p>
          </table:table-cell>
          <table:table-cell table:style-name="ce15" office:value-type="string" calcext:value-type="string">
            <text:p>container,packaging,newspaper,magazine</text:p>
          </table:table-cell>
          <table:table-cell table:style-name="ce15" office:value-type="string" calcext:value-type="string">
            <text:p>http://www.compostri.fr</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initiative_locale</text:p>
          </table:table-cell>
          <table:table-cell table:number-columns-repeated="3"/>
          <table:table-cell table:style-name="ce124" table:formula="of:=JSONFICHE([.A10];[.B10];[.C10];[.D10];[.E10];[.F10];[.G10];[.H10];[.I10];[.J10];[.K10];[.L10];[.M10];[.N10])" office:value-type="string" office:string-value="   {&#10;      &quot;code&quot;:&quot;fiche_compostri&quot;,&#10;      &quot;nom&quot;:&quot;Compostri&quot;,&#10;      &quot;nom_en&quot;:&quot;Compostri&quot;,&#10;      &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      &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quot;,&#10;      &quot;bouton&quot;:&quot;fiche&quot;,&#10;      &quot;image&quot;:&quot;nantes/logo_compostri_mini.png&quot;,&#10;      &quot;mots_cles&quot;:&quot;compostri&quot;,&#10;      &quot;mots_cles_en&quot;:&quot;container,packaging,newspaper,magazine&quot;,&#10;      &quot;categorie&quot;:&quot;initiative_locale&quot;,&#10;      &quot;source&quot;:&quot;Mieux trier à Nantes&quot;,&#10;      &quot;urls&quot;:&quot;http://www.compostri.fr&quot;&#10;   }," calcext:value-type="string">
            <text:p>   {</text:p>
            <text:p>      "code":"fiche_compostri",</text:p>
            <text:p>      "nom":"Compostri",</text:p>
            <text:p>      "nom_en":"Compostri",</text:p>
            <text:p>      "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      "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text:p>
            <text:p>      "bouton":"fiche",</text:p>
            <text:p>      "image":"nantes/logo_compostri_mini.png",</text:p>
            <text:p>      "mots_cles":"compostri",</text:p>
            <text:p>      "mots_cles_en":"container,packaging,newspaper,magazine",</text:p>
            <text:p>      "categorie":"initiative_locale",</text:p>
            <text:p>      "source":"Mieux trier à Nantes",</text:p>
            <text:p>      "urls":"http://www.compostri.fr"</text:p>
            <text:p>   },</text:p>
          </table:table-cell>
          <table:table-cell table:style-name="ce107"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13">
          <table:table-cell table:style-name="ce22" office:value-type="string" calcext:value-type="string">
            <text:p>fiche_contembjournmag</text:p>
          </table:table-cell>
          <table:table-cell table:style-name="ce22" office:value-type="string" calcext:value-type="string">
            <text:p>Cont. embal. journ. mag.</text:p>
          </table:table-cell>
          <table:table-cell table:style-name="ce15" office:value-type="string" calcext:value-type="string">
            <text:p>Cont. embal. journ. Mag.</text:p>
          </table:table-cell>
          <table:table-cell table:style-name="ce15" table:number-columns-repeated="2"/>
          <table:table-cell table:style-name="ce22"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2"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20" office:value-type="string" calcext:value-type="string">
            <text:p>conteneur_emballages_journaux_magazines_mini.png</text:p>
          </table:table-cell>
          <table:table-cell table:style-name="ce20" office:value-type="string" calcext:value-type="string">
            <text:p>conteneur,emballage,journal,magasine</text:p>
          </table:table-cell>
          <table:table-cell table:style-name="ce15" office:value-type="string" calcext:value-type="string">
            <text:p>containers,clothing</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11];[.B11];[.C11];[.D11];[.E11];[.F11];[.G11];[.H11];[.I11];[.J11];[.K11];[.L11];[.M11];[.N11])" office:value-type="string" office:string-value="   {&#10;      &quot;code&quot;:&quot;fiche_contembjournmag&quot;,&#10;      &quot;nom&quot;:&quot;Cont. embal. journ. mag.&quot;,&#10;      &quot;nom_en&quot;:&quot;Cont. embal. journ. Mag.&quot;,&#10;      &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      &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      &quot;bouton&quot;:&quot;fiche&quot;,&#10;      &quot;image&quot;:&quot;conteneur_emballages_journaux_magazines_mini.png&quot;,&#10;      &quot;mots_cles&quot;:&quot;conteneur,emballage,journal,magasine&quot;,&#10;      &quot;mots_cles_en&quot;:&quot;containers,clothing&quot;,&#10;      &quot;categorie&quot;:&quot;consigne_locale&quot;,&#10;      &quot;source&quot;:&quot;Mieux trier à Nantes&quot;&#10;   }," calcext:value-type="string">
            <text:p>   {</text:p>
            <text:p>      "code":"fiche_contembjournmag",</text:p>
            <text:p>      "nom":"Cont. embal. journ. mag.",</text:p>
            <text:p>      "nom_en":"Cont. embal. journ. Mag.",</text:p>
            <text:p>      "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      "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      "bouton":"fiche",</text:p>
            <text:p>      "image":"conteneur_emballages_journaux_magazines_mini.png",</text:p>
            <text:p>      "mots_cles":"conteneur,emballage,journal,magasine",</text:p>
            <text:p>      "mots_cles_en":"containers,clothing",</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0" office:value-type="string" calcext:value-type="string">
            <text:p>fiche_contvet</text:p>
          </table:table-cell>
          <table:table-cell table:style-name="ce20" office:value-type="string" calcext:value-type="string">
            <text:p>Conteneurs vêtements</text:p>
          </table:table-cell>
          <table:table-cell table:style-name="ce15" office:value-type="string" calcext:value-type="string">
            <text:p>Containers clothing</text:p>
          </table:table-cell>
          <table:table-cell table:style-name="ce15" table:number-columns-repeated="2"/>
          <table:table-cell table:style-name="ce8"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able:table-cell>
          <table:table-cell table:style-name="ce8"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20" office:value-type="string" calcext:value-type="string">
            <text:p>conteneur_lerelais_mini.png</text:p>
          </table:table-cell>
          <table:table-cell table:style-name="ce20" office:value-type="string" calcext:value-type="string">
            <text:p>conteneurs,vêtements</text:p>
          </table:table-cell>
          <table:table-cell table:number-columns-repeated="2"/>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text:p>
          </table:table-cell>
          <table:table-cell table:number-columns-repeated="3"/>
          <table:table-cell table:style-name="ce124" table:formula="of:=JSONFICHE([.A12];[.B12];[.C12];[.D12];[.E12];[.F12];[.G12];[.H12];[.I12];[.J12];[.K12];[.L12];[.M12];[.N12])" office:value-type="string" office:string-value="   {&#10;      &quot;code&quot;:&quot;fiche_contvet&quot;,&#10;      &quot;nom&quot;:&quot;Conteneurs vêtements&quot;,&#10;      &quot;nom_en&quot;:&quot;Containers clothing&quot;,&#10;      &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      &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      &quot;bouton&quot;:&quot;fiche&quot;,&#10;      &quot;image&quot;:&quot;conteneur_lerelais_mini.png&quot;,&#10;      &quot;mots_cles&quot;:&quot;conteneurs,vetements&quot;,&#10;      &quot;mots_cles_en&quot;:&quot;&quot;,&#10;      &quot;categorie&quot;:&quot;general&quot;,&#10;      &quot;source&quot;:&quot;Mieux trier à Nantes&quot;&#10;   }," calcext:value-type="string">
            <text:p>   {</text:p>
            <text:p>      "code":"fiche_contvet",</text:p>
            <text:p>      "nom":"Conteneurs vêtements",</text:p>
            <text:p>      "nom_en":"Containers clothing",</text:p>
            <text:p>      "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      "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      "bouton":"fiche",</text:p>
            <text:p>      "image":"conteneur_lerelais_mini.png",</text:p>
            <text:p>      "mots_cles":"conteneurs,vetements",</text:p>
            <text:p>      "mots_cles_en":"",</text:p>
            <text:p>      "categorie":"general",</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0" office:value-type="string" calcext:value-type="string">
            <text:p>fiche_coucheslavables</text:p>
          </table:table-cell>
          <table:table-cell table:style-name="ce20" office:value-type="string" calcext:value-type="string">
            <text:p>Couches lavables</text:p>
          </table:table-cell>
          <table:table-cell table:style-name="ce15" office:value-type="string" calcext:value-type="string">
            <text:p>Cloth diapers</text:p>
          </table:table-cell>
          <table:table-cell table:style-name="ce15" table:number-columns-repeated="2"/>
          <table:table-cell table:style-name="ce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able:table-cell>
          <table:table-cell table:style-name="ce15"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able:table-cell>
          <table:table-cell table:style-name="ce20" office:value-type="string" calcext:value-type="string">
            <text:p>couches_lavables_1.png</text:p>
          </table:table-cell>
          <table:table-cell table:style-name="ce20" office:value-type="string" calcext:value-type="string">
            <text:p>couche,lavable,arbalange</text:p>
          </table:table-cell>
          <table:table-cell office:value-type="string" calcext:value-type="string">
            <text:p>cloth,diaper,arbalange</text:p>
          </table:table-cell>
          <table:table-cell office:value-type="string" calcext:value-type="string">
            <text:p><text:a xlink:href="https://mieuxtrieranantes.wordpress.com/2014/12/22/arbalange-service-couches-lavables/" xlink:type="simple">https://mieuxtrieranantes.wordpress.com/2014/12/22/arbalange-service-couches-lavables/</text:a></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text:p>
          </table:table-cell>
          <table:table-cell table:number-columns-repeated="3"/>
          <table:table-cell table:style-name="ce124" table:formula="of:=JSONFICHE([.A13];[.B13];[.C13];[.D13];[.E13];[.F13];[.G13];[.H13];[.I13];[.J13];[.K13];[.L13];[.M13];[.N13])" office:value-type="string" office:string-value="   {&#10;      &quot;code&quot;:&quot;fiche_coucheslavables&quot;,&#10;      &quot;nom&quot;:&quot;Couches lavables&quot;,&#10;      &quot;nom_en&quot;:&quot;Cloth diapers&quot;,&#10;      &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      &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      &quot;bouton&quot;:&quot;fiche&quot;,&#10;      &quot;image&quot;:&quot;couches_lavables_1.png&quot;,&#10;      &quot;mots_cles&quot;:&quot;couche,lavable,arbalange&quot;,&#10;      &quot;mots_cles_en&quot;:&quot;cloth,diaper,arbalange&quot;,&#10;      &quot;categorie&quot;:&quot;general&quot;,&#10;      &quot;source&quot;:&quot;Mieux trier à Nantes&quot;,&#10;      &quot;urls&quot;:&quot;https://mieuxtrieranantes.wordpress.com/2014/12/22/arbalange-service-couches-lavables/&quot;&#10;   }," calcext:value-type="string">
            <text:p>   {</text:p>
            <text:p>      "code":"fiche_coucheslavables",</text:p>
            <text:p>      "nom":"Couches lavables",</text:p>
            <text:p>      "nom_en":"Cloth diapers",</text:p>
            <text:p>      "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      "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      "bouton":"fiche",</text:p>
            <text:p>      "image":"couches_lavables_1.png",</text:p>
            <text:p>      "mots_cles":"couche,lavable,arbalange",</text:p>
            <text:p>      "mots_cles_en":"cloth,diaper,arbalange",</text:p>
            <text:p>      "categorie":"general",</text:p>
            <text:p>      "source":"Mieux trier à Nantes",</text:p>
            <text:p>      "urls":"https://mieuxtrieranantes.wordpress.com/2014/12/22/arbalange-service-couches-lavables/"</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contpapiercarton</text:p>
          </table:table-cell>
          <table:table-cell table:style-name="ce22" office:value-type="string" calcext:value-type="string">
            <text:p>Conteneur papier carton</text:p>
          </table:table-cell>
          <table:table-cell table:style-name="ce15" office:value-type="string" calcext:value-type="string">
            <text:p>Paper cardboard container</text:p>
          </table:table-cell>
          <table:table-cell table:style-name="ce15" table:number-columns-repeated="2"/>
          <table:table-cell table:style-name="ce22"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2"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20" office:value-type="string" calcext:value-type="string">
            <text:p>conteneur_carton_mini.png</text:p>
          </table:table-cell>
          <table:table-cell table:style-name="ce20" office:value-type="string" calcext:value-type="string">
            <text:p>conteneur,papier,carton</text:p>
          </table:table-cell>
          <table:table-cell table:style-name="ce15" office:value-type="string" calcext:value-type="string">
            <text:p>container,paper,cardboard</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14];[.B14];[.C14];[.D14];[.E14];[.F14];[.G14];[.H14];[.I14];[.J14];[.K14];[.L14];[.M14];[.N14])" office:value-type="string" office:string-value="   {&#10;      &quot;code&quot;:&quot;fiche_contpapiercarton&quot;,&#10;      &quot;nom&quot;:&quot;Conteneur papier carton&quot;,&#10;      &quot;nom_en&quot;:&quot;Paper cardboard container&quot;,&#10;      &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      &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      &quot;bouton&quot;:&quot;fiche&quot;,&#10;      &quot;image&quot;:&quot;conteneur_carton_mini.png&quot;,&#10;      &quot;mots_cles&quot;:&quot;conteneur,papier,carton&quot;,&#10;      &quot;mots_cles_en&quot;:&quot;container,paper,cardboard&quot;,&#10;      &quot;categorie&quot;:&quot;consigne_locale&quot;,&#10;      &quot;source&quot;:&quot;Mieux trier à Nantes&quot;&#10;   }," calcext:value-type="string">
            <text:p>   {</text:p>
            <text:p>      "code":"fiche_contpapiercarton",</text:p>
            <text:p>      "nom":"Conteneur papier carton",</text:p>
            <text:p>      "nom_en":"Paper cardboard container",</text:p>
            <text:p>      "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      "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      "bouton":"fiche",</text:p>
            <text:p>      "image":"conteneur_carton_mini.png",</text:p>
            <text:p>      "mots_cles":"conteneur,papier,carton",</text:p>
            <text:p>      "mots_cles_en":"container,paper,cardboard",</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contmpb</text:p>
          </table:table-cell>
          <table:table-cell table:style-name="ce22" office:value-type="string" calcext:value-type="string">
            <text:p>Conteneur plastique</text:p>
          </table:table-cell>
          <table:table-cell table:style-name="ce15" office:value-type="string" calcext:value-type="string">
            <text:p>Plastic container</text:p>
          </table:table-cell>
          <table:table-cell table:style-name="ce15" table:number-columns-repeated="2"/>
          <table:table-cell table:style-name="ce88"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8"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20" office:value-type="string" calcext:value-type="string">
            <text:p>conteneur_plastique_mini.png</text:p>
          </table:table-cell>
          <table:table-cell table:style-name="ce20" office:value-type="string" calcext:value-type="string">
            <text:p>conteneur,plastique</text:p>
          </table:table-cell>
          <table:table-cell table:style-name="ce15" office:value-type="string" calcext:value-type="string">
            <text:p>container,plastic</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15];[.B15];[.C15];[.D15];[.E15];[.F15];[.G15];[.H15];[.I15];[.J15];[.K15];[.L15];[.M15];[.N15])" office:value-type="string" office:string-value="   {&#10;      &quot;code&quot;:&quot;fiche_contmpb&quot;,&#10;      &quot;nom&quot;:&quot;Conteneur plastique&quot;,&#10;      &quot;nom_en&quot;:&quot;Plastic container&quot;,&#10;      &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      &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      &quot;bouton&quot;:&quot;fiche&quot;,&#10;      &quot;image&quot;:&quot;conteneur_plastique_mini.png&quot;,&#10;      &quot;mots_cles&quot;:&quot;conteneur,plastique&quot;,&#10;      &quot;mots_cles_en&quot;:&quot;container,plastic&quot;,&#10;      &quot;categorie&quot;:&quot;consigne_locale&quot;,&#10;      &quot;source&quot;:&quot;Mieux trier à Nantes&quot;&#10;   }," calcext:value-type="string">
            <text:p>   {</text:p>
            <text:p>      "code":"fiche_contmpb",</text:p>
            <text:p>      "nom":"Conteneur plastique",</text:p>
            <text:p>      "nom_en":"Plastic container",</text:p>
            <text:p>      "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      "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      "bouton":"fiche",</text:p>
            <text:p>      "image":"conteneur_plastique_mini.png",</text:p>
            <text:p>      "mots_cles":"conteneur,plastique",</text:p>
            <text:p>      "mots_cles_en":"container,plastic",</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contverre</text:p>
          </table:table-cell>
          <table:table-cell table:style-name="ce22" office:value-type="string" calcext:value-type="string">
            <text:p>Conteneur verre</text:p>
          </table:table-cell>
          <table:table-cell table:style-name="ce15" office:value-type="string" calcext:value-type="string">
            <text:p>Glass container</text:p>
          </table:table-cell>
          <table:table-cell table:style-name="ce15" table:number-columns-repeated="2"/>
          <table:table-cell table:style-name="ce22"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2"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20" office:value-type="string" calcext:value-type="string">
            <text:p>conteneur_verre_mini.png</text:p>
          </table:table-cell>
          <table:table-cell table:style-name="ce20" office:value-type="string" calcext:value-type="string">
            <text:p>conteneur,verre</text:p>
          </table:table-cell>
          <table:table-cell table:style-name="ce15" office:value-type="string" calcext:value-type="string">
            <text:p>container,glass</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16];[.B16];[.C16];[.D16];[.E16];[.F16];[.G16];[.H16];[.I16];[.J16];[.K16];[.L16];[.M16];[.N16])" office:value-type="string" office:string-value="   {&#10;      &quot;code&quot;:&quot;fiche_contverre&quot;,&#10;      &quot;nom&quot;:&quot;Conteneur verre&quot;,&#10;      &quot;nom_en&quot;:&quot;Glass container&quot;,&#10;      &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      &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10;      &quot;bouton&quot;:&quot;fiche&quot;,&#10;      &quot;image&quot;:&quot;conteneur_verre_mini.png&quot;,&#10;      &quot;mots_cles&quot;:&quot;conteneur,verre&quot;,&#10;      &quot;mots_cles_en&quot;:&quot;container,glass&quot;,&#10;      &quot;categorie&quot;:&quot;consigne_locale&quot;,&#10;      &quot;source&quot;:&quot;Mieux trier à Nantes&quot;&#10;   }," calcext:value-type="string">
            <text:p>   {</text:p>
            <text:p>      "code":"fiche_contverre",</text:p>
            <text:p>      "nom":"Conteneur verre",</text:p>
            <text:p>      "nom_en":"Glass container",</text:p>
            <text:p>      "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      "descr_en":"&lt;IMG src='resources/images/conteneur_verre_instructions_2.jpg' WIDTH='200px' /&gt; &lt;IMG SRC='resources/images/conteneur_verre_instructions.jpg' width='200px' /&gt;&lt;BR/&gt;can put in the container glass tower housework glass: bottles, pots, jars. However we must not put the dishes, pots, bulbs.",</text:p>
            <text:p>      "bouton":"fiche",</text:p>
            <text:p>      "image":"conteneur_verre_mini.png",</text:p>
            <text:p>      "mots_cles":"conteneur,verre",</text:p>
            <text:p>      "mots_cles_en":"container,glass",</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ecopoint</text:p>
          </table:table-cell>
          <table:table-cell table:style-name="ce22" office:value-type="string" calcext:value-type="string">
            <text:p>Déchèteries / écopoint</text:p>
          </table:table-cell>
          <table:table-cell table:style-name="ce15" office:value-type="string" calcext:value-type="string">
            <text:p>Déchèteries / écopoint</text:p>
          </table:table-cell>
          <table:table-cell table:style-name="ce15" table:number-columns-repeated="2"/>
          <table:table-cell table:style-name="ce22"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2"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2" office:value-type="string" calcext:value-type="string">
            <text:p>nantes/ecopoint_viarme_mini.png</text:p>
          </table:table-cell>
          <table:table-cell table:style-name="ce22" office:value-type="string" calcext:value-type="string">
            <text:p>déchèteries,écopoint</text:p>
          </table:table-cell>
          <table:table-cell table:style-name="ce15" office:value-type="string" calcext:value-type="string">
            <text:p>déchèteries,ecopoint</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17];[.B17];[.C17];[.D17];[.E17];[.F17];[.G17];[.H17];[.I17];[.J17];[.K17];[.L17];[.M17];[.N17])" office:value-type="string" office:string-value="   {&#10;      &quot;code&quot;:&quot;fiche_ecopoint&quot;,&#10;      &quot;nom&quot;:&quot;Déchèteries / écopoint&quot;,&#10;      &quot;nom_en&quot;:&quot;Déchèteries / écopoint&quot;,&#10;      &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      &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      &quot;bouton&quot;:&quot;fiche&quot;,&#10;      &quot;image&quot;:&quot;nantes/ecopoint_viarme_mini.png&quot;,&#10;      &quot;mots_cles&quot;:&quot;decheteries,ecopoint&quot;,&#10;      &quot;mots_cles_en&quot;:&quot;decheteries,ecopoint&quot;,&#10;      &quot;categorie&quot;:&quot;consigne_locale&quot;,&#10;      &quot;source&quot;:&quot;Mieux trier à Nantes&quot;&#10;   }," calcext:value-type="string">
            <text:p>   {</text:p>
            <text:p>      "code":"fiche_ecopoint",</text:p>
            <text:p>      "nom":"Déchèteries / écopoint",</text:p>
            <text:p>      "nom_en":"Déchèteries / écopoint",</text:p>
            <text:p>      "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      "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      "bouton":"fiche",</text:p>
            <text:p>      "image":"nantes/ecopoint_viarme_mini.png",</text:p>
            <text:p>      "mots_cles":"decheteries,ecopoint",</text:p>
            <text:p>      "mots_cles_en":"decheteries,ecopoint",</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1" office:value-type="string" calcext:value-type="string">
            <text:p>fiche_ecoparticipation</text:p>
          </table:table-cell>
          <table:table-cell table:style-name="ce8" office:value-type="string" calcext:value-type="string">
            <text:p>Eco-participation</text:p>
          </table:table-cell>
          <table:table-cell table:style-name="ce15" office:value-type="string" calcext:value-type="string">
            <text:p>Green tax</text:p>
          </table:table-cell>
          <table:table-cell table:style-name="ce15" table:number-columns-repeated="2"/>
          <table:table-cell table:style-name="ce8"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8"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8" office:value-type="string" calcext:value-type="string">
            <text:p>ticket_caisse_ecoparticipation_mini.png</text:p>
          </table:table-cell>
          <table:table-cell table:style-name="ce8" office:value-type="string" calcext:value-type="string">
            <text:p>Eco-participation,taxe</text:p>
          </table:table-cell>
          <table:table-cell table:style-name="ce15" office:value-type="string" calcext:value-type="string">
            <text:p>greentax</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18];[.B18];[.C18];[.D18];[.E18];[.F18];[.G18];[.H18];[.I18];[.J18];[.K18];[.L18];[.M18];[.N18])" office:value-type="string" office:string-value="   {&#10;      &quot;code&quot;:&quot;fiche_ecoparticipation&quot;,&#10;      &quot;nom&quot;:&quot;Eco-participation&quot;,&#10;      &quot;nom_en&quot;:&quot;Green tax&quot;,&#10;      &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      &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      &quot;bouton&quot;:&quot;fiche&quot;,&#10;      &quot;image&quot;:&quot;ticket_caisse_ecoparticipation_mini.png&quot;,&#10;      &quot;mots_cles&quot;:&quot;eco,participation,taxe&quot;,&#10;      &quot;mots_cles_en&quot;:&quot;greentax&quot;,&#10;      &quot;categorie&quot;:&quot;general_tri&quot;,&#10;      &quot;source&quot;:&quot;Mieux trier à Nantes&quot;&#10;   }," calcext:value-type="string">
            <text:p>   {</text:p>
            <text:p>      "code":"fiche_ecoparticipation",</text:p>
            <text:p>      "nom":"Eco-participation",</text:p>
            <text:p>      "nom_en":"Green tax",</text:p>
            <text:p>      "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      "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      "bouton":"fiche",</text:p>
            <text:p>      "image":"ticket_caisse_ecoparticipation_mini.png",</text:p>
            <text:p>      "mots_cles":"eco,participation,taxe",</text:p>
            <text:p>      "mots_cles_en":"greentax",</text:p>
            <text:p>      "categorie":"general_tri",</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poubelle</text:p>
          </table:table-cell>
          <table:table-cell table:number-columns-repeated="2" table:style-name="ce8" office:value-type="string" calcext:value-type="string">
            <text:p>Eugène Poubelle</text:p>
          </table:table-cell>
          <table:table-cell table:style-name="ce8" table:number-columns-repeated="2"/>
          <table:table-cell table:style-name="ce14"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4"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9" office:value-type="string" calcext:value-type="string">
            <text:p>images_externes_libres/portrait_eugene_poubelle_mini.png</text:p>
          </table:table-cell>
          <table:table-cell table:number-columns-repeated="2" table:style-name="ce119" office:value-type="string" calcext:value-type="string">
            <text:p>eugène,poubelle</text:p>
          </table:table-cell>
          <table:table-cell table:style-name="ce119" office:value-type="string" calcext:value-type="string">
            <text:p>http://fr.wikipedia.org/wiki/Eug%C3%A8ne_Poubelle</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19];[.B19];[.C19];[.D19];[.E19];[.F19];[.G19];[.H19];[.I19];[.J19];[.K19];[.L19];[.M19];[.N19])" office:value-type="string" office:string-value="   {&#10;      &quot;code&quot;:&quot;fiche_poubelle&quot;,&#10;      &quot;nom&quot;:&quot;Eugène Poubelle&quot;,&#10;      &quot;nom_en&quot;:&quot;Eugène Poubelle&quot;,&#10;      &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      &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      &quot;bouton&quot;:&quot;fiche&quot;,&#10;      &quot;image&quot;:&quot;images_externes_libres/portrait_eugene_poubelle_mini.png&quot;,&#10;      &quot;mots_cles&quot;:&quot;eugene,poubelle&quot;,&#10;      &quot;mots_cles_en&quot;:&quot;eugene,poubelle&quot;,&#10;      &quot;categorie&quot;:&quot;general_tri&quot;,&#10;      &quot;source&quot;:&quot;Mieux trier à Nantes&quot;,&#10;      &quot;urls&quot;:&quot;http://fr.wikipedia.org/wiki/Eug%C3%A8ne_Poubelle&quot;&#10;   }," calcext:value-type="string">
            <text:p>   {</text:p>
            <text:p>      "code":"fiche_poubelle",</text:p>
            <text:p>      "nom":"Eugène Poubelle",</text:p>
            <text:p>      "nom_en":"Eugène Poubelle",</text:p>
            <text:p>      "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      "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      "bouton":"fiche",</text:p>
            <text:p>      "image":"images_externes_libres/portrait_eugene_poubelle_mini.png",</text:p>
            <text:p>      "mots_cles":"eugene,poubelle",</text:p>
            <text:p>      "mots_cles_en":"eugene,poubelle",</text:p>
            <text:p>      "categorie":"general_tri",</text:p>
            <text:p>      "source":"Mieux trier à Nantes",</text:p>
            <text:p>      "urls":"http://fr.wikipedia.org/wiki/Eug%C3%A8ne_Poubelle"</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logos</text:p>
          </table:table-cell>
          <table:table-cell table:style-name="ce8" office:value-type="string" calcext:value-type="string">
            <text:p>Logos utilisés</text:p>
          </table:table-cell>
          <table:table-cell table:style-name="ce15" office:value-type="string" calcext:value-type="string">
            <text:p>Logos used</text:p>
          </table:table-cell>
          <table:table-cell table:style-name="ce15" table:number-columns-repeated="2"/>
          <table:table-cell table:style-name="ce114"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114"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able:table-cell>
          <table:table-cell table:style-name="ce120" office:value-type="string" calcext:value-type="string">
            <text:p><text:span text:style-name="T6">images_non_libres/</text:span><text:span text:style-name="T7">logo_contribution_mini.png</text:span></text:p>
          </table:table-cell>
          <table:table-cell table:style-name="ce120" office:value-type="string" calcext:value-type="string">
            <text:p>logo,eco-emballage,adelphe,cyclamed,pet,pehd,peld,pp,pse,triman</text:p>
          </table:table-cell>
          <table:table-cell table:style-name="ce15" office:value-type="string" calcext:value-type="string">
            <text:p>logo,eco-emballage,adelphe,cyclamed,pet,pehd,peld,pp,pse,triman</text:p>
          </table:table-cell>
          <table:table-cell table:style-name="ce15" office:value-type="string" calcext:value-type="string">
            <text:p>http://www.lemballageecologique.com/actualites/symboles-logos-recyclage-emballages-plastiques</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20];[.B20];[.C20];[.D20];[.E20];[.F20];[.G20];[.H20];[.I20];[.J20];[.K20];[.L20];[.M20];[.N20])" office:value-type="string" office:string-value="   {&#10;      &quot;code&quot;:&quot;fiche_logos&quot;,&#10;      &quot;nom&quot;:&quot;Logos utilisés&quot;,&#10;      &quot;nom_en&quot;:&quot;Logos used&quot;,&#10;      &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      &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      &quot;bouton&quot;:&quot;fiche&quot;,&#10;      &quot;image&quot;:&quot;images_non_libres/logo_contribution_mini.png&quot;,&#10;      &quot;mots_cles&quot;:&quot;logo,eco,emballage,adelphe,cyclamed,pet,pehd,peld,pp,pse,triman&quot;,&#10;      &quot;mots_cles_en&quot;:&quot;logo,eco,emballage,adelphe,cyclamed,pet,pehd,peld,pp,pse,triman&quot;,&#10;      &quot;categorie&quot;:&quot;general_tri&quot;,&#10;      &quot;source&quot;:&quot;Mieux trier à Nantes&quot;,&#10;      &quot;urls&quot;:&quot;http://www.lemballageecologique.com/actualites/symboles-logos-recyclage-emballages-plastiques&quot;&#10;   }," calcext:value-type="string">
            <text:p>   {</text:p>
            <text:p>      "code":"fiche_logos",</text:p>
            <text:p>      "nom":"Logos utilisés",</text:p>
            <text:p>      "nom_en":"Logos used",</text:p>
            <text:p>      "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      "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      "bouton":"fiche",</text:p>
            <text:p>      "image":"images_non_libres/logo_contribution_mini.png",</text:p>
            <text:p>      "mots_cles":"logo,eco,emballage,adelphe,cyclamed,pet,pehd,peld,pp,pse,triman",</text:p>
            <text:p>      "mots_cles_en":"logo,eco,emballage,adelphe,cyclamed,pet,pehd,peld,pp,pse,triman",</text:p>
            <text:p>      "categorie":"general_tri",</text:p>
            <text:p>      "source":"Mieux trier à Nantes",</text:p>
            <text:p>      "urls":"http://www.lemballageecologique.com/actualites/symboles-logos-recyclage-emballages-plastiqu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lombricompost</text:p>
          </table:table-cell>
          <table:table-cell table:style-name="ce8" office:value-type="string" calcext:value-type="string">
            <text:p>Lombricompost</text:p>
          </table:table-cell>
          <table:table-cell table:style-name="ce15" office:value-type="string" calcext:value-type="string">
            <text:p>Vermicompost</text:p>
          </table:table-cell>
          <table:table-cell table:style-name="ce15" table:number-columns-repeated="2"/>
          <table:table-cell table:style-name="ce115"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114"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8" office:value-type="string" calcext:value-type="string">
            <text:p>compost_mini.png</text:p>
          </table:table-cell>
          <table:table-cell table:style-name="ce8" office:value-type="string" calcext:value-type="string">
            <text:p>lombricompost</text:p>
          </table:table-cell>
          <table:table-cell table:style-name="ce15" office:value-type="string" calcext:value-type="string">
            <text:p>vermicompost</text:p>
          </table:table-cell>
          <table:table-cell table:style-name="ce114" office:value-type="string" calcext:value-type="string">
            <text:p><text:span text:style-name="T9"><text:a xlink:href="http://fr.ekopedia.org/Lombricompostage" xlink:type="simple">http://fr.ekopedia.org/Lombricompostage</text:a></text:span></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21];[.B21];[.C21];[.D21];[.E21];[.F21];[.G21];[.H21];[.I21];[.J21];[.K21];[.L21];[.M21];[.N21])" office:value-type="string" office:string-value="   {&#10;      &quot;code&quot;:&quot;fiche_lombricompost&quot;,&#10;      &quot;nom&quot;:&quot;Lombricompost&quot;,&#10;      &quot;nom_en&quot;:&quot;Vermicompost&quot;,&#10;      &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      &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      &quot;bouton&quot;:&quot;fiche&quot;,&#10;      &quot;image&quot;:&quot;compost_mini.png&quot;,&#10;      &quot;mots_cles&quot;:&quot;lombricompost&quot;,&#10;      &quot;mots_cles_en&quot;:&quot;vermicompost&quot;,&#10;      &quot;categorie&quot;:&quot;general_tri&quot;,&#10;      &quot;source&quot;:&quot;Mieux trier à Nantes&quot;,&#10;      &quot;urls&quot;:&quot;http://fr.ekopedia.org/Lombricompostage&quot;&#10;   }," calcext:value-type="string">
            <text:p>   {</text:p>
            <text:p>      "code":"fiche_lombricompost",</text:p>
            <text:p>      "nom":"Lombricompost",</text:p>
            <text:p>      "nom_en":"Vermicompost",</text:p>
            <text:p>      "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      "bouton":"fiche",</text:p>
            <text:p>      "image":"compost_mini.png",</text:p>
            <text:p>      "mots_cles":"lombricompost",</text:p>
            <text:p>      "mots_cles_en":"vermicompost",</text:p>
            <text:p>      "categorie":"general_tri",</text:p>
            <text:p>      "source":"Mieux trier à Nantes",</text:p>
            <text:p>      "urls":"http://fr.ekopedia.org/Lombricompostage"</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mieuxtrierannantes</text:p>
          </table:table-cell>
          <table:table-cell table:number-columns-repeated="2" table:style-name="ce8" office:value-type="string" calcext:value-type="string">
            <text:p>Mieux trier à Nantes</text:p>
          </table:table-cell>
          <table:table-cell table:style-name="ce8" table:number-columns-repeated="2"/>
          <table:table-cell table:style-name="ce114"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14"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6" office:value-type="string" calcext:value-type="string">
            <text:p>nantes/logo_mieuxtrieranantes.png</text:p>
          </table:table-cell>
          <table:table-cell table:style-name="ce8" office:value-type="string" calcext:value-type="string">
            <text:p>mieux,trier,nantes</text:p>
          </table:table-cell>
          <table:table-cell table:style-name="ce122" office:value-type="string" calcext:value-type="string">
            <text:p>mieux,trier,nantes</text:p>
          </table:table-cell>
          <table:table-cell table:style-name="ce122"/>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initiative_locale</text:p>
          </table:table-cell>
          <table:table-cell table:number-columns-repeated="3"/>
          <table:table-cell table:style-name="ce124" table:formula="of:=JSONFICHE([.A22];[.B22];[.C22];[.D22];[.E22];[.F22];[.G22];[.H22];[.I22];[.J22];[.K22];[.L22];[.M22];[.N22])" office:value-type="string" office:string-value="   {&#10;      &quot;code&quot;:&quot;fiche_mieuxtrierannantes&quot;,&#10;      &quot;nom&quot;:&quot;Mieux trier à Nantes&quot;,&#10;      &quot;nom_en&quot;:&quot;Mieux trier à Nantes&quot;,&#10;      &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      &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      &quot;bouton&quot;:&quot;fiche&quot;,&#10;      &quot;image&quot;:&quot;nantes/logo_mieuxtrieranantes.png&quot;,&#10;      &quot;mots_cles&quot;:&quot;mieux,trier,nantes&quot;,&#10;      &quot;mots_cles_en&quot;:&quot;mieux,trier,nantes&quot;,&#10;      &quot;categorie&quot;:&quot;initiative_locale&quot;,&#10;      &quot;source&quot;:&quot;Mieux trier à Nantes&quot;&#10;   }," calcext:value-type="string">
            <text:p>   {</text:p>
            <text:p>      "code":"fiche_mieuxtrierannantes",</text:p>
            <text:p>      "nom":"Mieux trier à Nantes",</text:p>
            <text:p>      "nom_en":"Mieux trier à Nantes",</text:p>
            <text:p>      "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      "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      "bouton":"fiche",</text:p>
            <text:p>      "image":"nantes/logo_mieuxtrieranantes.png",</text:p>
            <text:p>      "mots_cles":"mieux,trier,nantes",</text:p>
            <text:p>      "mots_cles_en":"mieux,trier,nantes",</text:p>
            <text:p>      "categorie":"initiativ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plastik</text:p>
          </table:table-cell>
          <table:table-cell table:number-columns-repeated="2" table:style-name="ce8" office:value-type="string" calcext:value-type="string">
            <text:p>PP Plastic Pickup</text:p>
          </table:table-cell>
          <table:table-cell table:style-name="ce8" table:number-columns-repeated="2"/>
          <table:table-cell table:style-name="ce114"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able:table-cell>
          <table:table-cell table:style-name="ce114"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6" office:value-type="string" calcext:value-type="string">
            <text:p><text:span text:style-name="T8">nantes/</text:span>logo_plasticpickup.png</text:p>
          </table:table-cell>
          <table:table-cell table:style-name="ce8" office:value-type="string" calcext:value-type="string">
            <text:p>plastique,pp,plastic,pickup,oceane,reze</text:p>
          </table:table-cell>
          <table:table-cell table:style-name="ce8" office:value-type="string" calcext:value-type="string">
            <text:p>pp,plastic,pickup,oceane,reze</text:p>
          </table:table-cell>
          <table:table-cell table:style-name="ce8" office:value-type="string" calcext:value-type="string">
            <text:p><text:a xlink:href="http://www.plastiques.eu/" xlink:type="simple">http://www.plastiques.eu</text:a></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initiative_locale</text:p>
          </table:table-cell>
          <table:table-cell table:number-columns-repeated="3"/>
          <table:table-cell table:style-name="ce124" table:formula="of:=JSONFICHE([.A23];[.B23];[.C23];[.D23];[.E23];[.F23];[.G23];[.H23];[.I23];[.J23];[.K23];[.L23];[.M23];[.N23])" office:value-type="string" office:string-value="   {&#10;      &quot;code&quot;:&quot;fiche_plastik&quot;,&#10;      &quot;nom&quot;:&quot;PP Plastic Pickup&quot;,&#10;      &quot;nom_en&quot;:&quot;PP Plastic Pickup&quot;,&#10;      &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      &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      &quot;bouton&quot;:&quot;fiche&quot;,&#10;      &quot;image&quot;:&quot;nantes/logo_plasticpickup.png&quot;,&#10;      &quot;mots_cles&quot;:&quot;plastique,pp,plastic,pickup,oceane,reze&quot;,&#10;      &quot;mots_cles_en&quot;:&quot;pp,plastic,pickup,oceane,reze&quot;,&#10;      &quot;categorie&quot;:&quot;initiative_locale&quot;,&#10;      &quot;source&quot;:&quot;Mieux trier à Nantes&quot;,&#10;      &quot;urls&quot;:&quot;http://www.plastiques.eu&quot;&#10;   }," calcext:value-type="string">
            <text:p>   {</text:p>
            <text:p>      "code":"fiche_plastik",</text:p>
            <text:p>      "nom":"PP Plastic Pickup",</text:p>
            <text:p>      "nom_en":"PP Plastic Pickup",</text:p>
            <text:p>      "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      "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      "bouton":"fiche",</text:p>
            <text:p>      "image":"nantes/logo_plasticpickup.png",</text:p>
            <text:p>      "mots_cles":"plastique,pp,plastic,pickup,oceane,reze",</text:p>
            <text:p>      "mots_cles_en":"pp,plastic,pickup,oceane,reze",</text:p>
            <text:p>      "categorie":"initiative_locale",</text:p>
            <text:p>      "source":"Mieux trier à Nantes",</text:p>
            <text:p>      "urls":"http://www.plastiques.eu"</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plus2vers</text:p>
          </table:table-cell>
          <table:table-cell table:style-name="ce8" office:value-type="string" calcext:value-type="string">
            <text:p>Plus2vers - échange de lombrics</text:p>
          </table:table-cell>
          <table:table-cell table:style-name="ce15" office:value-type="string" calcext:value-type="string">
            <text:p>Plus2vers - exchange of earthworms</text:p>
          </table:table-cell>
          <table:table-cell table:style-name="ce15" table:number-columns-repeated="2"/>
          <table:table-cell table:style-name="ce114"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14"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6" office:value-type="string" calcext:value-type="string">
            <text:p>nantes/logo_plus2vers.png</text:p>
          </table:table-cell>
          <table:table-cell table:style-name="ce8" office:value-type="string" calcext:value-type="string">
            <text:p>plus2vers,échange,lombrics</text:p>
          </table:table-cell>
          <table:table-cell table:style-name="ce15" office:value-type="string" calcext:value-type="string">
            <text:p>plus2vers,exchange,,earthworms</text:p>
          </table:table-cell>
          <table:table-cell table:style-name="ce15" office:value-type="string" calcext:value-type="string">
            <text:p>http://plus2vers.fr</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initiative_locale</text:p>
          </table:table-cell>
          <table:table-cell table:number-columns-repeated="3"/>
          <table:table-cell table:style-name="ce124" table:formula="of:=JSONFICHE([.A24];[.B24];[.C24];[.D24];[.E24];[.F24];[.G24];[.H24];[.I24];[.J24];[.K24];[.L24];[.M24];[.N24])" office:value-type="string" office:string-value="   {&#10;      &quot;code&quot;:&quot;fiche_plus2vers&quot;,&#10;      &quot;nom&quot;:&quot;Plus2vers - échange de lombrics&quot;,&#10;      &quot;nom_en&quot;:&quot;Plus2vers - exchange of earthworms&quot;,&#10;      &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      &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      &quot;bouton&quot;:&quot;fiche&quot;,&#10;      &quot;image&quot;:&quot;nantes/logo_plus2vers.png&quot;,&#10;      &quot;mots_cles&quot;:&quot;plus2vers,echange,lombrics&quot;,&#10;      &quot;mots_cles_en&quot;:&quot;plus2vers,exchange,earthworms&quot;,&#10;      &quot;categorie&quot;:&quot;initiative_locale&quot;,&#10;      &quot;source&quot;:&quot;Mieux trier à Nantes&quot;,&#10;      &quot;urls&quot;:&quot;http://plus2vers.fr&quot;&#10;   }," calcext:value-type="string">
            <text:p>   {</text:p>
            <text:p>      "code":"fiche_plus2vers",</text:p>
            <text:p>      "nom":"Plus2vers - échange de lombrics",</text:p>
            <text:p>      "nom_en":"Plus2vers - exchange of earthworms",</text:p>
            <text:p>      "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      "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      "bouton":"fiche",</text:p>
            <text:p>      "image":"nantes/logo_plus2vers.png",</text:p>
            <text:p>      "mots_cles":"plus2vers,echange,lombrics",</text:p>
            <text:p>      "mots_cles_en":"plus2vers,exchange,earthworms",</text:p>
            <text:p>      "categorie":"initiative_locale",</text:p>
            <text:p>      "source":"Mieux trier à Nantes",</text:p>
            <text:p>      "urls":"http://plus2vers.fr"</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medicament</text:p>
          </table:table-cell>
          <table:table-cell table:style-name="ce8" office:value-type="string" calcext:value-type="string">
            <text:p>Récupération médicaments</text:p>
          </table:table-cell>
          <table:table-cell table:style-name="ce15" office:value-type="string" calcext:value-type="string">
            <text:p>Drugs recovery</text:p>
          </table:table-cell>
          <table:table-cell table:style-name="ce15" table:number-columns-repeated="2"/>
          <table:table-cell table:style-name="ce8"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8"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6" office:value-type="string" calcext:value-type="string">
            <text:p>medicaments_mini.png</text:p>
          </table:table-cell>
          <table:table-cell table:style-name="ce8" office:value-type="string" calcext:value-type="string">
            <text:p>récupération,médicaments</text:p>
          </table:table-cell>
          <table:table-cell table:style-name="ce15" office:value-type="string" calcext:value-type="string">
            <text:p>recovery,medicine</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25];[.B25];[.C25];[.D25];[.E25];[.F25];[.G25];[.H25];[.I25];[.J25];[.K25];[.L25];[.M25];[.N25])" office:value-type="string" office:string-value="   {&#10;      &quot;code&quot;:&quot;fiche_medicament&quot;,&#10;      &quot;nom&quot;:&quot;Récupération médicaments&quot;,&#10;      &quot;nom_en&quot;:&quot;Drugs recovery&quot;,&#10;      &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      &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      &quot;bouton&quot;:&quot;fiche&quot;,&#10;      &quot;image&quot;:&quot;medicaments_mini.png&quot;,&#10;      &quot;mots_cles&quot;:&quot;recuperation,medicaments&quot;,&#10;      &quot;mots_cles_en&quot;:&quot;recovery,medicine&quot;,&#10;      &quot;categorie&quot;:&quot;general_tri&quot;,&#10;      &quot;source&quot;:&quot;Mieux trier à Nantes&quot;&#10;   }," calcext:value-type="string">
            <text:p>   {</text:p>
            <text:p>      "code":"fiche_medicament",</text:p>
            <text:p>      "nom":"Récupération médicaments",</text:p>
            <text:p>      "nom_en":"Drugs recovery",</text:p>
            <text:p>      "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      "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      "bouton":"fiche",</text:p>
            <text:p>      "image":"medicaments_mini.png",</text:p>
            <text:p>      "mots_cles":"recuperation,medicaments",</text:p>
            <text:p>      "mots_cles_en":"recovery,medicine",</text:p>
            <text:p>      "categorie":"general_tri",</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plusieurstrisac</text:p>
          </table:table-cell>
          <table:table-cell table:style-name="ce22" office:value-type="string" calcext:value-type="string">
            <text:p>Récupérer sacs jaunes et bleus</text:p>
          </table:table-cell>
          <table:table-cell table:style-name="ce15" office:value-type="string" calcext:value-type="string">
            <text:p>Collect yellow and blue bags</text:p>
          </table:table-cell>
          <table:table-cell table:style-name="ce15" table:number-columns-repeated="2"/>
          <table:table-cell table:style-name="ce116"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6"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6" office:value-type="string" calcext:value-type="string">
            <text:p>distributeur_trisac_mini.png</text:p>
          </table:table-cell>
          <table:table-cell table:style-name="ce20" office:value-type="string" calcext:value-type="string">
            <text:p>récupérer,sacs,jaunes,bleus</text:p>
          </table:table-cell>
          <table:table-cell table:style-name="ce15" office:value-type="string" calcext:value-type="string">
            <text:p>getbags,yellow,andblue</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26];[.B26];[.C26];[.D26];[.E26];[.F26];[.G26];[.H26];[.I26];[.J26];[.K26];[.L26];[.M26];[.N26])" office:value-type="string" office:string-value="   {&#10;      &quot;code&quot;:&quot;fiche_plusieurstrisac&quot;,&#10;      &quot;nom&quot;:&quot;Récupérer sacs jaunes et bleus&quot;,&#10;      &quot;nom_en&quot;:&quot;Collect yellow and blue bags&quot;,&#10;      &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      &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      &quot;bouton&quot;:&quot;fiche&quot;,&#10;      &quot;image&quot;:&quot;distributeur_trisac_mini.png&quot;,&#10;      &quot;mots_cles&quot;:&quot;recuperer,sacs,jaunes,bleus&quot;,&#10;      &quot;mots_cles_en&quot;:&quot;getbags,yellow,andblue&quot;,&#10;      &quot;categorie&quot;:&quot;consigne_locale&quot;,&#10;      &quot;source&quot;:&quot;Mieux trier à Nantes&quot;&#10;   }," calcext:value-type="string">
            <text:p>   {</text:p>
            <text:p>      "code":"fiche_plusieurstrisac",</text:p>
            <text:p>      "nom":"Récupérer sacs jaunes et bleus",</text:p>
            <text:p>      "nom_en":"Collect yellow and blue bags",</text:p>
            <text:p>      "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      "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      "bouton":"fiche",</text:p>
            <text:p>      "image":"distributeur_trisac_mini.png",</text:p>
            <text:p>      "mots_cles":"recuperer,sacs,jaunes,bleus",</text:p>
            <text:p>      "mots_cles_en":"getbags,yellow,andblue",</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acier</text:p>
          </table:table-cell>
          <table:table-cell table:style-name="ce8" office:value-type="string" calcext:value-type="string">
            <text:p>Recyclage acier</text:p>
          </table:table-cell>
          <table:table-cell table:style-name="ce15" office:value-type="string" calcext:value-type="string">
            <text:p>Steel recycling</text:p>
          </table:table-cell>
          <table:table-cell table:style-name="ce15" table:number-columns-repeated="2"/>
          <table:table-cell table:style-name="ce117"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7"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6" office:value-type="string" calcext:value-type="string">
            <text:p>aerosol_mini.png</text:p>
          </table:table-cell>
          <table:table-cell table:style-name="ce8" office:value-type="string" calcext:value-type="string">
            <text:p>recyclage,acier</text:p>
          </table:table-cell>
          <table:table-cell table:style-name="ce15" office:value-type="string" calcext:value-type="string">
            <text:p>recycling,steel</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27];[.B27];[.C27];[.D27];[.E27];[.F27];[.G27];[.H27];[.I27];[.J27];[.K27];[.L27];[.M27];[.N27])" office:value-type="string" office:string-value="   {&#10;      &quot;code&quot;:&quot;fiche_acier&quot;,&#10;      &quot;nom&quot;:&quot;Recyclage acier&quot;,&#10;      &quot;nom_en&quot;:&quot;Steel recycling&quot;,&#10;      &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      &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      &quot;bouton&quot;:&quot;fiche&quot;,&#10;      &quot;image&quot;:&quot;aerosol_mini.png&quot;,&#10;      &quot;mots_cles&quot;:&quot;recyclage,acier&quot;,&#10;      &quot;mots_cles_en&quot;:&quot;recycling,steel&quot;,&#10;      &quot;categorie&quot;:&quot;general_tri&quot;,&#10;      &quot;source&quot;:&quot;Mieux trier à Nantes&quot;&#10;   }," calcext:value-type="string">
            <text:p>   {</text:p>
            <text:p>      "code":"fiche_acier",</text:p>
            <text:p>      "nom":"Recyclage acier",</text:p>
            <text:p>      "nom_en":"Steel recycling",</text:p>
            <text:p>      "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      "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      "bouton":"fiche",</text:p>
            <text:p>      "image":"aerosol_mini.png",</text:p>
            <text:p>      "mots_cles":"recyclage,acier",</text:p>
            <text:p>      "mots_cles_en":"recycling,steel",</text:p>
            <text:p>      "categorie":"general_tri",</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pet</text:p>
          </table:table-cell>
          <table:table-cell table:style-name="ce8" office:value-type="string" calcext:value-type="string">
            <text:p>Recyclage plastique</text:p>
          </table:table-cell>
          <table:table-cell table:style-name="ce15" office:value-type="string" calcext:value-type="string">
            <text:p>Plastic recycling</text:p>
          </table:table-cell>
          <table:table-cell table:style-name="ce15" table:number-columns-repeated="2"/>
          <table:table-cell table:style-name="ce8"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8"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8" office:value-type="string" calcext:value-type="string">
            <text:p>bouteille_transparente_mini.png</text:p>
          </table:table-cell>
          <table:table-cell table:style-name="ce8" office:value-type="string" calcext:value-type="string">
            <text:p>recyclage,plastique</text:p>
          </table:table-cell>
          <table:table-cell table:style-name="ce15" office:value-type="string" calcext:value-type="string">
            <text:p>recyclingplastic</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28];[.B28];[.C28];[.D28];[.E28];[.F28];[.G28];[.H28];[.I28];[.J28];[.K28];[.L28];[.M28];[.N28])" office:value-type="string" office:string-value="   {&#10;      &quot;code&quot;:&quot;fiche_pet&quot;,&#10;      &quot;nom&quot;:&quot;Recyclage plastique&quot;,&#10;      &quot;nom_en&quot;:&quot;Plastic recycling&quot;,&#10;      &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      &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      &quot;bouton&quot;:&quot;fiche&quot;,&#10;      &quot;image&quot;:&quot;bouteille_transparente_mini.png&quot;,&#10;      &quot;mots_cles&quot;:&quot;recyclage,plastique&quot;,&#10;      &quot;mots_cles_en&quot;:&quot;recyclingplastic&quot;,&#10;      &quot;categorie&quot;:&quot;general_tri&quot;,&#10;      &quot;source&quot;:&quot;Mieux trier à Nantes&quot;&#10;   }," calcext:value-type="string">
            <text:p>   {</text:p>
            <text:p>      "code":"fiche_pet",</text:p>
            <text:p>      "nom":"Recyclage plastique",</text:p>
            <text:p>      "nom_en":"Plastic recycling",</text:p>
            <text:p>      "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      "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      "bouton":"fiche",</text:p>
            <text:p>      "image":"bouteille_transparente_mini.png",</text:p>
            <text:p>      "mots_cles":"recyclage,plastique",</text:p>
            <text:p>      "mots_cles_en":"recyclingplastic",</text:p>
            <text:p>      "categorie":"general_tri",</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tetrapak</text:p>
          </table:table-cell>
          <table:table-cell table:style-name="ce8" office:value-type="string" calcext:value-type="string">
            <text:p>Recyclage Tétrapak</text:p>
          </table:table-cell>
          <table:table-cell table:style-name="ce15" office:value-type="string" calcext:value-type="string">
            <text:p>Tetrapak recycling</text:p>
          </table:table-cell>
          <table:table-cell table:style-name="ce15" table:number-columns-repeated="2"/>
          <table:table-cell table:style-name="ce114"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14"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8" office:value-type="string" calcext:value-type="string">
            <text:p>brique_lait_mini.png</text:p>
          </table:table-cell>
          <table:table-cell table:style-name="ce8" office:value-type="string" calcext:value-type="string">
            <text:p>recyclage,tétrapak,brique</text:p>
          </table:table-cell>
          <table:table-cell table:style-name="ce15" office:value-type="string" calcext:value-type="string">
            <text:p>recycling,tetrapak</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29];[.B29];[.C29];[.D29];[.E29];[.F29];[.G29];[.H29];[.I29];[.J29];[.K29];[.L29];[.M29];[.N29])" office:value-type="string" office:string-value="   {&#10;      &quot;code&quot;:&quot;fiche_tetrapak&quot;,&#10;      &quot;nom&quot;:&quot;Recyclage Tétrapak&quot;,&#10;      &quot;nom_en&quot;:&quot;Tetrapak recycling&quot;,&#10;      &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      &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      &quot;bouton&quot;:&quot;fiche&quot;,&#10;      &quot;image&quot;:&quot;brique_lait_mini.png&quot;,&#10;      &quot;mots_cles&quot;:&quot;recyclage,tetrapak,brique&quot;,&#10;      &quot;mots_cles_en&quot;:&quot;recycling,tetrapak&quot;,&#10;      &quot;categorie&quot;:&quot;general_tri&quot;,&#10;      &quot;source&quot;:&quot;Mieux trier à Nantes&quot;&#10;   }," calcext:value-type="string">
            <text:p>   {</text:p>
            <text:p>      "code":"fiche_tetrapak",</text:p>
            <text:p>      "nom":"Recyclage Tétrapak",</text:p>
            <text:p>      "nom_en":"Tetrapak recycling",</text:p>
            <text:p>      "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      "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      "bouton":"fiche",</text:p>
            <text:p>      "image":"brique_lait_mini.png",</text:p>
            <text:p>      "mots_cles":"recyclage,tetrapak,brique",</text:p>
            <text:p>      "mots_cles_en":"recycling,tetrapak",</text:p>
            <text:p>      "categorie":"general_tri",</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verre</text:p>
          </table:table-cell>
          <table:table-cell table:style-name="ce8" office:value-type="string" calcext:value-type="string">
            <text:p>Recyclage verre</text:p>
          </table:table-cell>
          <table:table-cell table:style-name="ce15" office:value-type="string" calcext:value-type="string">
            <text:p>Glass recycling</text:p>
          </table:table-cell>
          <table:table-cell table:style-name="ce15" table:number-columns-repeated="2"/>
          <table:table-cell table:style-name="ce8"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8"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8" office:value-type="string" calcext:value-type="string">
            <text:p>bocal_verre_mini.png</text:p>
          </table:table-cell>
          <table:table-cell table:style-name="ce8" office:value-type="string" calcext:value-type="string">
            <text:p>recyclage,verre</text:p>
          </table:table-cell>
          <table:table-cell table:style-name="ce15" office:value-type="string" calcext:value-type="string">
            <text:p>recyclingglass</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30];[.B30];[.C30];[.D30];[.E30];[.F30];[.G30];[.H30];[.I30];[.J30];[.K30];[.L30];[.M30];[.N30])" office:value-type="string" office:string-value="   {&#10;      &quot;code&quot;:&quot;fiche_verre&quot;,&#10;      &quot;nom&quot;:&quot;Recyclage verre&quot;,&#10;      &quot;nom_en&quot;:&quot;Glass recycling&quot;,&#10;      &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      &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      &quot;bouton&quot;:&quot;fiche&quot;,&#10;      &quot;image&quot;:&quot;bocal_verre_mini.png&quot;,&#10;      &quot;mots_cles&quot;:&quot;recyclage,verre&quot;,&#10;      &quot;mots_cles_en&quot;:&quot;recyclingglass&quot;,&#10;      &quot;categorie&quot;:&quot;general_tri&quot;,&#10;      &quot;source&quot;:&quot;Mieux trier à Nantes&quot;&#10;   }," calcext:value-type="string">
            <text:p>   {</text:p>
            <text:p>      "code":"fiche_verre",</text:p>
            <text:p>      "nom":"Recyclage verre",</text:p>
            <text:p>      "nom_en":"Glass recycling",</text:p>
            <text:p>      "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      "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      "bouton":"fiche",</text:p>
            <text:p>      "image":"bocal_verre_mini.png",</text:p>
            <text:p>      "mots_cles":"recyclage,verre",</text:p>
            <text:p>      "mots_cles_en":"recyclingglass",</text:p>
            <text:p>      "categorie":"general_tri",</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office:value-type="string" calcext:value-type="string">
            <text:p>fiche_velo</text:p>
          </table:table-cell>
          <table:table-cell office:value-type="string" calcext:value-type="string">
            <text:p>Réemploi vélo</text:p>
          </table:table-cell>
          <table:table-cell table:style-name="ce15" office:value-type="string" calcext:value-type="string">
            <text:p>Reuse bike</text:p>
          </table:table-cell>
          <table:table-cell table:style-name="ce15" table:number-columns-repeated="2"/>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20" office:value-type="string" calcext:value-type="string">
            <text:p>veloenfant_mini.png</text:p>
          </table:table-cell>
          <table:table-cell table:style-name="ce20" office:value-type="string" calcext:value-type="string">
            <text:p>réemploi,vélo,transformeurs,atao,place,autour</text:p>
          </table:table-cell>
          <table:table-cell table:style-name="ce15" office:value-type="string" calcext:value-type="string">
            <text:p>reuse,bike,transformeurs,atao,place,autour</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initiative_locale</text:p>
          </table:table-cell>
          <table:table-cell table:number-columns-repeated="3"/>
          <table:table-cell table:style-name="ce124" table:formula="of:=JSONFICHE([.A31];[.B31];[.C31];[.D31];[.E31];[.F31];[.G31];[.H31];[.I31];[.J31];[.K31];[.L31];[.M31];[.N31])" office:value-type="string" office:string-value="   {&#10;      &quot;code&quot;:&quot;fiche_velo&quot;,&#10;      &quot;nom&quot;:&quot;Réemploi vélo&quot;,&#10;      &quot;nom_en&quot;:&quot;Reuse bike&quot;,&#10;      &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      &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      &quot;bouton&quot;:&quot;fiche&quot;,&#10;      &quot;image&quot;:&quot;veloenfant_mini.png&quot;,&#10;      &quot;mots_cles&quot;:&quot;reemploi,velo,transformeurs,atao,place,autour&quot;,&#10;      &quot;mots_cles_en&quot;:&quot;reuse,bike,transformeurs,atao,place,autour&quot;,&#10;      &quot;categorie&quot;:&quot;initiative_locale&quot;,&#10;      &quot;source&quot;:&quot;Mieux trier à Nantes&quot;&#10;   }," calcext:value-type="string">
            <text:p>   {</text:p>
            <text:p>      "code":"fiche_velo",</text:p>
            <text:p>      "nom":"Réemploi vélo",</text:p>
            <text:p>      "nom_en":"Reuse bike",</text:p>
            <text:p>      "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      "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      "bouton":"fiche",</text:p>
            <text:p>      "image":"veloenfant_mini.png",</text:p>
            <text:p>      "mots_cles":"reemploi,velo,transformeurs,atao,place,autour",</text:p>
            <text:p>      "mots_cles_en":"reuse,bike,transformeurs,atao,place,autour",</text:p>
            <text:p>      "categorie":"initiativ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reprise</text:p>
          </table:table-cell>
          <table:table-cell table:style-name="ce22" office:value-type="string" calcext:value-type="string">
            <text:p>Reprise magasins</text:p>
          </table:table-cell>
          <table:table-cell table:style-name="ce65" office:value-type="string" calcext:value-type="string">
            <text:p>Resumption stores</text:p>
          </table:table-cell>
          <table:table-cell table:style-name="ce65" table:number-columns-repeated="2"/>
          <table:table-cell table:style-name="ce22"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2"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8" office:value-type="string" calcext:value-type="string">
            <text:p>telephone_mini.png</text:p>
          </table:table-cell>
          <table:table-cell table:style-name="ce8" office:value-type="string" calcext:value-type="string">
            <text:p>reprise,magasins</text:p>
          </table:table-cell>
          <table:table-cell table:style-name="ce15" office:value-type="string" calcext:value-type="string">
            <text:p>recovery,stores</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general_tri</text:p>
          </table:table-cell>
          <table:table-cell table:number-columns-repeated="3"/>
          <table:table-cell table:style-name="ce124" table:formula="of:=JSONFICHE([.A32];[.B32];[.C32];[.D32];[.E32];[.F32];[.G32];[.H32];[.I32];[.J32];[.K32];[.L32];[.M32];[.N32])" office:value-type="string" office:string-value="   {&#10;      &quot;code&quot;:&quot;fiche_reprise&quot;,&#10;      &quot;nom&quot;:&quot;Reprise magasins&quot;,&#10;      &quot;nom_en&quot;:&quot;Resumption stores&quot;,&#10;      &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      &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      &quot;bouton&quot;:&quot;fiche&quot;,&#10;      &quot;image&quot;:&quot;telephone_mini.png&quot;,&#10;      &quot;mots_cles&quot;:&quot;reprise,magasins&quot;,&#10;      &quot;mots_cles_en&quot;:&quot;recovery,stores&quot;,&#10;      &quot;categorie&quot;:&quot;general_tri&quot;,&#10;      &quot;source&quot;:&quot;Mieux trier à Nantes&quot;&#10;   }," calcext:value-type="string">
            <text:p>   {</text:p>
            <text:p>      "code":"fiche_reprise",</text:p>
            <text:p>      "nom":"Reprise magasins",</text:p>
            <text:p>      "nom_en":"Resumption stores",</text:p>
            <text:p>      "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      "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      "bouton":"fiche",</text:p>
            <text:p>      "image":"telephone_mini.png",</text:p>
            <text:p>      "mots_cles":"reprise,magasins",</text:p>
            <text:p>      "mots_cles_en":"recovery,stores",</text:p>
            <text:p>      "categorie":"general_tri",</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sacjaune</text:p>
          </table:table-cell>
          <table:table-cell table:style-name="ce22" office:value-type="string" calcext:value-type="string">
            <text:p>Sacs jaunes et bleus</text:p>
          </table:table-cell>
          <table:table-cell table:style-name="ce15" office:value-type="string" calcext:value-type="string">
            <text:p>Yellow and blue bags</text:p>
          </table:table-cell>
          <table:table-cell table:style-name="ce15" table:number-columns-repeated="2"/>
          <table:table-cell table:style-name="ce116"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16"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20" office:value-type="string" calcext:value-type="string">
            <text:p>nantes/sacs_jaune_et_bleu.png</text:p>
          </table:table-cell>
          <table:table-cell table:style-name="ce20" office:value-type="string" calcext:value-type="string">
            <text:p>sacs,jaunes,bleus</text:p>
          </table:table-cell>
          <table:table-cell table:style-name="ce15" office:value-type="string" calcext:value-type="string">
            <text:p>bags,yellow,blue</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33];[.B33];[.C33];[.D33];[.E33];[.F33];[.G33];[.H33];[.I33];[.J33];[.K33];[.L33];[.M33];[.N33])" office:value-type="string" office:string-value="   {&#10;      &quot;code&quot;:&quot;fiche_sacjaune&quot;,&#10;      &quot;nom&quot;:&quot;Sacs jaunes et bleus&quot;,&#10;      &quot;nom_en&quot;:&quot;Yellow and blue bags&quot;,&#10;      &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      &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      &quot;bouton&quot;:&quot;fiche&quot;,&#10;      &quot;image&quot;:&quot;nantes/sacs_jaune_et_bleu.png&quot;,&#10;      &quot;mots_cles&quot;:&quot;sacs,jaunes,bleus&quot;,&#10;      &quot;mots_cles_en&quot;:&quot;bags,yellow,blue&quot;,&#10;      &quot;categorie&quot;:&quot;consigne_locale&quot;,&#10;      &quot;source&quot;:&quot;Mieux trier à Nantes&quot;&#10;   }," calcext:value-type="string">
            <text:p>   {</text:p>
            <text:p>      "code":"fiche_sacjaune",</text:p>
            <text:p>      "nom":"Sacs jaunes et bleus",</text:p>
            <text:p>      "nom_en":"Yellow and blue bags",</text:p>
            <text:p>      "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      "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      "bouton":"fiche",</text:p>
            <text:p>      "image":"nantes/sacs_jaune_et_bleu.png",</text:p>
            <text:p>      "mots_cles":"sacs,jaunes,bleus",</text:p>
            <text:p>      "mots_cles_en":"bags,yellow,blue",</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22" office:value-type="string" calcext:value-type="string">
            <text:p>fiche_telephone</text:p>
          </table:table-cell>
          <table:table-cell table:style-name="ce22" office:value-type="string" calcext:value-type="string">
            <text:p>Numéros de téléphones</text:p>
          </table:table-cell>
          <table:table-cell table:style-name="ce15" office:value-type="string" calcext:value-type="string">
            <text:p>Phone numbers</text:p>
          </table:table-cell>
          <table:table-cell table:style-name="ce15" table:number-columns-repeated="2"/>
          <table:table-cell table:style-name="ce116"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6"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20" office:value-type="string" calcext:value-type="string">
            <text:p>phone_black.png</text:p>
          </table:table-cell>
          <table:table-cell table:style-name="ce20" office:value-type="string" calcext:value-type="string">
            <text:p>allo,allonantes,proximité,téléphone,tél,appeler,doute,question</text:p>
          </table:table-cell>
          <table:table-cell table:style-name="ce15" office:value-type="string" calcext:value-type="string">
            <text:p>allo,allonantes,proximity,telephone,phone,call,doubt,question</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34];[.B34];[.C34];[.D34];[.E34];[.F34];[.G34];[.H34];[.I34];[.J34];[.K34];[.L34];[.M34];[.N34])" office:value-type="string" office:string-value="   {&#10;      &quot;code&quot;:&quot;fiche_telephone&quot;,&#10;      &quot;nom&quot;:&quot;Numéros de téléphones&quot;,&#10;      &quot;nom_en&quot;:&quot;Phone numbers&quot;,&#10;      &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      &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      &quot;bouton&quot;:&quot;fiche&quot;,&#10;      &quot;image&quot;:&quot;phone_black.png&quot;,&#10;      &quot;mots_cles&quot;:&quot;allo,allonantes,proximite,telephone,tel,appeler,doute,question&quot;,&#10;      &quot;mots_cles_en&quot;:&quot;allo,allonantes,proximity,telephone,phone,call,doubt,question&quot;,&#10;      &quot;categorie&quot;:&quot;consigne_locale&quot;,&#10;      &quot;source&quot;:&quot;Mieux trier à Nantes&quot;&#10;   }," calcext:value-type="string">
            <text:p>   {</text:p>
            <text:p>      "code":"fiche_telephone",</text:p>
            <text:p>      "nom":"Numéros de téléphones",</text:p>
            <text:p>      "nom_en":"Phone numbers",</text:p>
            <text:p>      "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      "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      "bouton":"fiche",</text:p>
            <text:p>      "image":"phone_black.png",</text:p>
            <text:p>      "mots_cles":"allo,allonantes,proximite,telephone,tel,appeler,doute,question",</text:p>
            <text:p>      "mots_cles_en":"allo,allonantes,proximity,telephone,phone,call,doubt,question",</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arcenciel</text:p>
          </table:table-cell>
          <table:table-cell table:style-name="ce8" office:value-type="string" calcext:value-type="string">
            <text:p>Usine Arc-en-ciel</text:p>
          </table:table-cell>
          <table:table-cell table:style-name="ce15" office:value-type="string" calcext:value-type="string">
            <text:p>Arc-en-ciel Factory</text:p>
          </table:table-cell>
          <table:table-cell table:style-name="ce15" table:number-columns-repeated="2"/>
          <table:table-cell table:style-name="ce8"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8"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8" office:value-type="string" calcext:value-type="string">
            <text:p>nantes/usine_arcenciel_mini.png</text:p>
          </table:table-cell>
          <table:table-cell table:style-name="ce8" office:value-type="string" calcext:value-type="string">
            <text:p>usine,arc-en-ciel,arc,ciel,coueron</text:p>
          </table:table-cell>
          <table:table-cell table:style-name="ce15" office:value-type="string" calcext:value-type="string">
            <text:p>factory,arc-en-ciel,coueron</text:p>
          </table:table-cell>
          <table:table-cell table:style-name="ce15"/>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35];[.B35];[.C35];[.D35];[.E35];[.F35];[.G35];[.H35];[.I35];[.J35];[.K35];[.L35];[.M35];[.N35])" office:value-type="string" office:string-value="   {&#10;      &quot;code&quot;:&quot;fiche_arcenciel&quot;,&#10;      &quot;nom&quot;:&quot;Usine Arc-en-ciel&quot;,&#10;      &quot;nom_en&quot;:&quot;Arc-en-ciel Factory&quot;,&#10;      &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      &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      &quot;bouton&quot;:&quot;fiche&quot;,&#10;      &quot;image&quot;:&quot;nantes/usine_arcenciel_mini.png&quot;,&#10;      &quot;mots_cles&quot;:&quot;usine,arc,ciel,arc,ciel,coueron&quot;,&#10;      &quot;mots_cles_en&quot;:&quot;factory,arc,ciel,coueron&quot;,&#10;      &quot;categorie&quot;:&quot;consigne_locale&quot;,&#10;      &quot;source&quot;:&quot;Mieux trier à Nantes&quot;&#10;   }," calcext:value-type="string">
            <text:p>   {</text:p>
            <text:p>      "code":"fiche_arcenciel",</text:p>
            <text:p>      "nom":"Usine Arc-en-ciel",</text:p>
            <text:p>      "nom_en":"Arc-en-ciel Factory",</text:p>
            <text:p>      "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      "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      "bouton":"fiche",</text:p>
            <text:p>      "image":"nantes/usine_arcenciel_mini.png",</text:p>
            <text:p>      "mots_cles":"usine,arc,ciel,arc,ciel,coueron",</text:p>
            <text:p>      "mots_cles_en":"factory,arc,ciel,coueron",</text:p>
            <text:p>      "categorie":"consigne_locale",</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fiche_valorena</text:p>
          </table:table-cell>
          <table:table-cell table:style-name="ce8" office:value-type="string" calcext:value-type="string">
            <text:p>Usine Valorena</text:p>
          </table:table-cell>
          <table:table-cell table:style-name="ce15" office:value-type="string" calcext:value-type="string">
            <text:p>Valorena factory </text:p>
          </table:table-cell>
          <table:table-cell table:style-name="ce15" table:number-columns-repeated="2"/>
          <table:table-cell table:style-name="ce8"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able:table-cell>
          <table:table-cell table:style-name="ce8"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able:table-cell>
          <table:table-cell table:style-name="ce8" office:value-type="string" calcext:value-type="string">
            <text:p>nantes/usine_valorena.png</text:p>
          </table:table-cell>
          <table:table-cell table:style-name="ce8" office:value-type="string" calcext:value-type="string">
            <text:p>usine,valorena</text:p>
          </table:table-cell>
          <table:table-cell table:style-name="ce15" office:value-type="string" calcext:value-type="string">
            <text:p>factory,valorena</text:p>
          </table:table-cell>
          <table:table-cell table:style-name="ce122" office:value-type="string" calcext:value-type="string">
            <text:p><text:span text:style-name="T10"><text:a xlink:href="http://www.youtube.com/watch?v=H69lhVN7QXE" xlink:type="simple">http://www.youtube.com/watch?v=H69lhVN7QXE</text:a></text:span></text:p>
          </table:table-cell>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consigne_locale</text:p>
          </table:table-cell>
          <table:table-cell table:number-columns-repeated="3"/>
          <table:table-cell table:style-name="ce124" table:formula="of:=JSONFICHE([.A36];[.B36];[.C36];[.D36];[.E36];[.F36];[.G36];[.H36];[.I36];[.J36];[.K36];[.L36];[.M36];[.N36])" office:value-type="string" office:string-value="   {&#10;      &quot;code&quot;:&quot;fiche_valorena&quot;,&#10;      &quot;nom&quot;:&quot;Usine Valorena&quot;,&#10;      &quot;nom_en&quot;:&quot;Valorena factory &quot;,&#10;      &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quot;bouton&quot;:&quot;fiche&quot;,&#10;      &quot;image&quot;:&quot;nantes/usine_valorena.png&quot;,&#10;      &quot;mots_cles&quot;:&quot;usine,valorena&quot;,&#10;      &quot;mots_cles_en&quot;:&quot;factory,valorena&quot;,&#10;      &quot;categorie&quot;:&quot;consigne_locale&quot;,&#10;      &quot;source&quot;:&quot;Mieux trier à Nantes&quot;,&#10;      &quot;urls&quot;:&quot;http://www.youtube.com/watch?v=H69lhVN7QXE&quot;&#10;   }," calcext:value-type="string">
            <text:p>   {</text:p>
            <text:p>      "code":"fiche_valorena",</text:p>
            <text:p>      "nom":"Usine Valorena",</text:p>
            <text:p>      "nom_en":"Valorena factory ",</text:p>
            <text:p>      "descr":"&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bouton":"fiche",</text:p>
            <text:p>      "image":"nantes/usine_valorena.png",</text:p>
            <text:p>      "mots_cles":"usine,valorena",</text:p>
            <text:p>      "mots_cles_en":"factory,valorena",</text:p>
            <text:p>      "categorie":"consigne_locale",</text:p>
            <text:p>      "source":"Mieux trier à Nantes",</text:p>
            <text:p>      "urls":"http://www.youtube.com/watch?v=H69lhVN7QXE"</text:p>
            <text:p>   },</text:p>
          </table:table-cell>
          <table:table-cell table:style-name="ce107" office:value-type="string" calcext:value-type="string">
            <text:p><text:s/></text:p>
          </table:table-cell>
          <table:table-cell table:number-columns-repeated="245"/>
        </table:table-row>
        <table:table-row table:style-name="ro13">
          <table:table-cell table:number-columns-repeated="3" table:style-name="ce15" office:value-type="string" calcext:value-type="string">
            <text:p>Oasis Environnement</text:p>
          </table:table-cell>
          <table:table-cell table:style-name="ce15" office:value-type="string" calcext:value-type="string">
            <text:p>Association accompagnant les entreprises souhaitant recycler</text:p>
          </table:table-cell>
          <table:table-cell table:style-name="ce15" office:value-type="string" calcext:value-type="string">
            <text:p>Association accompanying companies wishing to recycle</text:p>
          </table:table-cell>
          <table:table-cell table:style-name="ce15" office:value-type="string" calcext:value-type="string">
            <text:p>L'objectif : construire une démarche verte 'zéro déchet' avec les salariés des entreprises (sous forme de coaching d'équipes) dans le but de réduire les déchets et accroître l'activité des associations existantes de valorisation des déchets.&lt;br/&gt;&lt;br/&gt;Actions principales&lt;br/&gt;- Organiser des réunions de sensibilisation auprès des salariés d'entreprises&lt;br/&gt;- Auditer les entreprises partenaires&lt;br/&gt;- Stimuler les salariés dans le projet d'une démarche verte 'zéro déchet'&lt;br/&gt;- Initier un circuit logistique court de récupération des déchets valorisables&lt;br/&gt;- Suivre l'impact de nos actions dans l'entreprise à long terme et innover pour atteindre un zéro déchet</text:p>
          </table:table-cell>
          <table:table-cell table:style-name="ce15" office:value-type="string" calcext:value-type="string">
            <text:p>The objective is to build a 'zero-waste' green approach with company employees (in the form of team coaching) with the aim of reducing waste and increasing the activity of existing waste recycling associations. &lt;br/&gt; Main actions &lt;br/&gt; - Organize sensitization meetings with company employees &lt;br/&gt; - Audit partner companies &lt;br/&gt; - Stimulate employees in the project of a green approach 'zero waste - Initiate a short logistics circuit to recover recoverable waste &lt;br/&gt; - Track the impact of our actions in the company in the long term and innovate to achieve a zero waste</text:p>
          </table:table-cell>
          <table:table-cell table:style-name="ce15" office:value-type="string" calcext:value-type="string">
            <text:p>nantes/logo_oasis_environnement_mini.jpg</text:p>
          </table:table-cell>
          <table:table-cell table:style-name="ce15" office:value-type="string" calcext:value-type="string">
            <text:p>entreprise,accompagnement</text:p>
          </table:table-cell>
          <table:table-cell table:style-name="ce15" table:number-columns-repeated="2"/>
          <table:table-cell table:style-name="ce68" office:value-type="string" calcext:value-type="string">
            <text:p>fiche</text:p>
          </table:table-cell>
          <table:table-cell table:style-name="ce15" office:value-type="string" calcext:value-type="string">
            <text:p>Oasis Environnement, l2/2016</text:p>
          </table:table-cell>
          <table:table-cell table:style-name="ce68" office:value-type="string" calcext:value-type="string">
            <text:p>solutions_entreprises_nantes</text:p>
          </table:table-cell>
          <table:table-cell table:number-columns-repeated="3"/>
          <table:table-cell table:style-name="ce124" table:formula="of:=JSONFICHE([.A37];[.B37];[.C37];[.D37];[.E37];[.F37];[.G37];[.H37];[.I37];[.J37];[.K37];[.L37];[.M37];[.N37])" office:value-type="string" office:string-value="   {&#10;      &quot;code&quot;:&quot;Oasis Environnement&quot;,&#10;      &quot;nom&quot;:&quot;Oasis Environnement&quot;,&#10;      &quot;nom_en&quot;:&quot;Oasis Environnement&quot;,&#10;      &quot;type&quot;:&quot;Association accompagnant les entreprises souhaitant recycler&quot;,&#10;      &quot;type_en&quot;:&quot;Association accompanying companies wishing to recycle&quot;,&#10;      &quot;descr&quot;:&quot;L'objectif : construire une démarche verte 'zéro déchet' avec les salariés des entreprises (sous forme de coaching d'équipes) dans le but de réduire les déchets et accroître l'activité des associations existantes de valorisation des déchets.&lt;br/&gt;&lt;br/&gt;Actions principales&lt;br/&gt;- Organiser des réunions de sensibilisation auprès des salariés d'entreprises&lt;br/&gt;- Auditer les entreprises partenaires&lt;br/&gt;- Stimuler les salariés dans le projet d'une démarche verte 'zéro déchet'&lt;br/&gt;- Initier un circuit logistique court de récupération des déchets valorisables&lt;br/&gt;- Suivre l'impact de nos actions dans l'entreprise à long terme et innover pour atteindre un zéro déchet&quot;,&#10;      &quot;descr_en&quot;:&quot;The objective is to build a 'zero-waste' green approach with company employees (in the form of team coaching) with the aim of reducing waste and increasing the activity of existing waste recycling associations. &lt;br/&gt; Main actions &lt;br/&gt; - Organize sensitization meetings with company employees &lt;br/&gt; - Audit partner companies &lt;br/&gt; - Stimulate employees in the project of a green approach 'zero waste - Initiate a short logistics circuit to recover recoverable waste &lt;br/&gt; - Track the impact of our actions in the company in the long term and innovate to achieve a zero waste&quot;,&#10;      &quot;bouton&quot;:&quot;fiche&quot;,&#10;      &quot;image&quot;:&quot;nantes/logo_oasis_environnement_mini.jpg&quot;,&#10;      &quot;mots_cles&quot;:&quot;entreprise,accompagnement&quot;,&#10;      &quot;mots_cles_en&quot;:&quot;&quot;,&#10;      &quot;categorie&quot;:&quot;solutions_entreprises_nantes&quot;,&#10;      &quot;source&quot;:&quot;Oasis Environnement, l2/2016&quot;&#10;   }," calcext:value-type="string">
            <text:p>   {</text:p>
            <text:p>      "code":"Oasis Environnement",</text:p>
            <text:p>      "nom":"Oasis Environnement",</text:p>
            <text:p>      "nom_en":"Oasis Environnement",</text:p>
            <text:p>      "type":"Association accompagnant les entreprises souhaitant recycler",</text:p>
            <text:p>      "type_en":"Association accompanying companies wishing to recycle",</text:p>
            <text:p>      "descr":"L'objectif : construire une démarche verte 'zéro déchet' avec les salariés des entreprises (sous forme de coaching d'équipes) dans le but de réduire les déchets et accroître l'activité des associations existantes de valorisation des déchets.&lt;br/&gt;&lt;br/&gt;Actions principales&lt;br/&gt;- Organiser des réunions de sensibilisation auprès des salariés d'entreprises&lt;br/&gt;- Auditer les entreprises partenaires&lt;br/&gt;- Stimuler les salariés dans le projet d'une démarche verte 'zéro déchet'&lt;br/&gt;- Initier un circuit logistique court de récupération des déchets valorisables&lt;br/&gt;- Suivre l'impact de nos actions dans l'entreprise à long terme et innover pour atteindre un zéro déchet",</text:p>
            <text:p>      "descr_en":"The objective is to build a 'zero-waste' green approach with company employees (in the form of team coaching) with the aim of reducing waste and increasing the activity of existing waste recycling associations. &lt;br/&gt; Main actions &lt;br/&gt; - Organize sensitization meetings with company employees &lt;br/&gt; - Audit partner companies &lt;br/&gt; - Stimulate employees in the project of a green approach 'zero waste - Initiate a short logistics circuit to recover recoverable waste &lt;br/&gt; - Track the impact of our actions in the company in the long term and innovate to achieve a zero waste",</text:p>
            <text:p>      "bouton":"fiche",</text:p>
            <text:p>      "image":"nantes/logo_oasis_environnement_mini.jpg",</text:p>
            <text:p>      "mots_cles":"entreprise,accompagnement",</text:p>
            <text:p>      "mots_cles_en":"",</text:p>
            <text:p>      "categorie":"solutions_entreprises_nantes",</text:p>
            <text:p>      "source":"Oasis Environnement, l2/2016"</text:p>
            <text:p>   },</text:p>
          </table:table-cell>
          <table:table-cell table:style-name="ce107" office:value-type="string" calcext:value-type="string">
            <text:p><text:s/></text:p>
          </table:table-cell>
          <table:table-cell table:number-columns-repeated="245"/>
        </table:table-row>
        <table:table-row table:style-name="ro13">
          <table:table-cell table:style-name="ce15" office:value-type="string" calcext:value-type="string">
            <text:p>soluent_solutionrecyclage</text:p>
          </table:table-cell>
          <table:table-cell table:number-columns-repeated="2" table:style-name="ce15" office:value-type="string" calcext:value-type="string">
            <text:p>Solution recyclage</text:p>
          </table:table-cell>
          <table:table-cell table:style-name="ce15" office:value-type="string" calcext:value-type="string">
            <text:p>Entreprise fournissant des solutions complètes de recyclage</text:p>
          </table:table-cell>
          <table:table-cell table:style-name="ce15" office:value-type="string" calcext:value-type="string">
            <text:p>Company providing complete recycling solutions</text:p>
          </table:table-cell>
          <table:table-cell table:style-name="ce15" office:value-type="string" calcext: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5" office:value-type="string" calcext:value-type="string">
            <text:p>Offers solutions for companies: recovers more than forty different wastes. Paper, cardboard, bottles, carpeting, but also cups. &lt;br/&gt; Address: 181 Quai Emile Cormerais, 44800 Saint-Herblain &lt;br/&gt; Telephone: 02 53 55 07 17</text:p>
          </table:table-cell>
          <table:table-cell table:style-name="ce15" office:value-type="string" calcext:value-type="string">
            <text:p>nantes/logo_solutionrecyclage_mini.png</text:p>
          </table:table-cell>
          <table:table-cell table:style-name="ce15" office:value-type="string" calcext:value-type="string">
            <text:p>entreprise,carton,bouteille,moquette ,gobelet</text:p>
          </table:table-cell>
          <table:table-cell table:style-name="ce15" table:number-columns-repeated="2"/>
          <table:table-cell table:style-name="ce68" office:value-type="string" calcext:value-type="string">
            <text:p>fiche</text:p>
          </table:table-cell>
          <table:table-cell table:style-name="ce15" office:value-type="string" calcext:value-type="string">
            <text:p>Oasis Environnement, l2/2016</text:p>
          </table:table-cell>
          <table:table-cell table:style-name="ce68" office:value-type="string" calcext:value-type="string">
            <text:p>solutions_entreprises_nantes</text:p>
          </table:table-cell>
          <table:table-cell table:style-name="ce15"/>
          <table:table-cell table:number-columns-repeated="2"/>
          <table:table-cell table:style-name="ce124" table:formula="of:=JSONFICHE([.A38];[.B38];[.C38];[.D38];[.E38];[.F38];[.G38];[.H38];[.I38];[.J38];[.K38];[.L38];[.M38];[.N38])" office:value-type="string" office:string-value="   {&#10;      &quot;code&quot;:&quot;soluent_solutionrecyclage&quot;,&#10;      &quot;nom&quot;:&quot;Solution recyclage&quot;,&#10;      &quot;nom_en&quot;:&quot;Solution recyclage&quot;,&#10;      &quot;type&quot;:&quot;Entreprise fournissant des solutions complètes de recyclage&quot;,&#10;      &quot;type_en&quot;:&quot;Company providing complete recycling solutions&quot;,&#10;      &quot;descr&quot;:&quot;Propose des solutions pour les entreprises : récupère plus de quarante déchets différents. Le papier, le carton, les bouteilles, la moquette, mais aussi les gobelets.&lt;br/&gt;Adresse : 181 Quai Emile Cormerais, 44800 Saint-Herblain&lt;br/&gt;Téléphone : 02 53 55 07 17&quot;,&#10;      &quot;descr_en&quot;:&quot;Offers solutions for companies: recovers more than forty different wastes. Paper, cardboard, bottles, carpeting, but also cups. &lt;br/&gt; Address: 181 Quai Emile Cormerais, 44800 Saint-Herblain &lt;br/&gt; Telephone: 02 53 55 07 17&quot;,&#10;      &quot;bouton&quot;:&quot;fiche&quot;,&#10;      &quot;image&quot;:&quot;nantes/logo_solutionrecyclage_mini.png&quot;,&#10;      &quot;mots_cles&quot;:&quot;entreprise,carton,bouteille,moquette ,gobelet&quot;,&#10;      &quot;mots_cles_en&quot;:&quot;&quot;,&#10;      &quot;categorie&quot;:&quot;solutions_entreprises_nantes&quot;,&#10;      &quot;source&quot;:&quot;Oasis Environnement, l2/2016&quot;&#10;   }," calcext:value-type="string">
            <text:p>   {</text:p>
            <text:p>      "code":"soluent_solutionrecyclage",</text:p>
            <text:p>      "nom":"Solution recyclage",</text:p>
            <text:p>      "nom_en":"Solution recyclage",</text:p>
            <text:p>      "type":"Entreprise fournissant des solutions complètes de recyclage",</text:p>
            <text:p>      "type_en":"Company providing complete recycling solutions",</text:p>
            <text:p>      "descr":"Propose des solutions pour les entreprises : récupère plus de quarante déchets différents. Le papier, le carton, les bouteilles, la moquette, mais aussi les gobelets.&lt;br/&gt;Adresse : 181 Quai Emile Cormerais, 44800 Saint-Herblain&lt;br/&gt;Téléphone : 02 53 55 07 17",</text:p>
            <text:p>      "descr_en":"Offers solutions for companies: recovers more than forty different wastes. Paper, cardboard, bottles, carpeting, but also cups. &lt;br/&gt; Address: 181 Quai Emile Cormerais, 44800 Saint-Herblain &lt;br/&gt; Telephone: 02 53 55 07 17",</text:p>
            <text:p>      "bouton":"fiche",</text:p>
            <text:p>      "image":"nantes/logo_solutionrecyclage_mini.png",</text:p>
            <text:p>      "mots_cles":"entreprise,carton,bouteille,moquette ,gobelet",</text:p>
            <text:p>      "mots_cles_en":"",</text:p>
            <text:p>      "categorie":"solutions_entreprises_nantes",</text:p>
            <text:p>      "source":"Oasis Environnement, l2/2016"</text:p>
            <text:p>   },</text:p>
          </table:table-cell>
          <table:table-cell table:style-name="ce107" office:value-type="string" calcext:value-type="string">
            <text:p><text:s/></text:p>
          </table:table-cell>
          <table:table-cell table:number-columns-repeated="245"/>
        </table:table-row>
        <table:table-row table:style-name="ro13">
          <table:table-cell table:style-name="ce15" office:value-type="string" calcext:value-type="string">
            <text:p>soluent_paprec</text:p>
          </table:table-cell>
          <table:table-cell table:number-columns-repeated="2" table:style-name="ce15" office:value-type="string" calcext:value-type="string">
            <text:p>Paprec</text:p>
          </table:table-cell>
          <table:table-cell table:style-name="ce15" office:value-type="string" calcext:value-type="string">
            <text:p>Entreprise fournissant des solutions complètes de recyclage</text:p>
          </table:table-cell>
          <table:table-cell table:style-name="ce15" office:value-type="string" calcext:value-type="string">
            <text:p>Company providing complete recycling solutions</text:p>
          </table:table-cell>
          <table:table-cell table:style-name="ce15" office:value-type="string" calcext:value-type="string">
            <text:p>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table:style-name="ce15" office:value-type="string" calcext:value-type="string">
            <text:p>Paprec Group (sometimes called Paprec Recyclage) is a French company for the collection and recycling of industrial and household waste. Its Nantes site is very active. They recover all waste in companies, and manage the chain from end to end.</text:p>
          </table:table-cell>
          <table:table-cell table:style-name="ce15" office:value-type="string" calcext:value-type="string">
            <text:p>nantes/logo_paprec_group_mini.png</text:p>
          </table:table-cell>
          <table:table-cell table:style-name="ce15" office:value-type="string" calcext:value-type="string">
            <text:p>entreprise</text:p>
          </table:table-cell>
          <table:table-cell table:style-name="ce15" table:number-columns-repeated="2"/>
          <table:table-cell table:style-name="ce68" office:value-type="string" calcext:value-type="string">
            <text:p>fiche</text:p>
          </table:table-cell>
          <table:table-cell table:style-name="ce15" office:value-type="string" calcext:value-type="string">
            <text:p>Oasis Environnement, l2/2016</text:p>
          </table:table-cell>
          <table:table-cell table:style-name="ce68" office:value-type="string" calcext:value-type="string">
            <text:p>solutions_entreprises_nantes</text:p>
          </table:table-cell>
          <table:table-cell table:style-name="ce15"/>
          <table:table-cell table:number-columns-repeated="2"/>
          <table:table-cell table:style-name="ce124" table:formula="of:=JSONFICHE([.A39];[.B39];[.C39];[.D39];[.E39];[.F39];[.G39];[.H39];[.I39];[.J39];[.K39];[.L39];[.M39];[.N39])" office:value-type="string" office:string-value="   {&#10;      &quot;code&quot;:&quot;soluent_paprec&quot;,&#10;      &quot;nom&quot;:&quot;Paprec&quot;,&#10;      &quot;nom_en&quot;:&quot;Paprec&quot;,&#10;      &quot;type&quot;:&quot;Entreprise fournissant des solutions complètes de recyclage&quot;,&#10;      &quot;type_en&quot;:&quot;Company providing complete recycling solutions&quot;,&#10;      &quot;descr&quot;:&quot;Paprec Group (parfois appelée Paprec Recyclage) est une société française de collecte et recyclage de déchets industriels et ménagers. Son site nantais est très actif. Ils récupèrent dans les entreprises tous les déchets, et gèrent la chaîne de bout en bout.&quot;,&#10;      &quot;descr_en&quot;:&quot;Paprec Group (sometimes called Paprec Recyclage) is a French company for the collection and recycling of industrial and household waste. Its Nantes site is very active. They recover all waste in companies, and manage the chain from end to end.&quot;,&#10;      &quot;bouton&quot;:&quot;fiche&quot;,&#10;      &quot;image&quot;:&quot;nantes/logo_paprec_group_mini.png&quot;,&#10;      &quot;mots_cles&quot;:&quot;entreprise&quot;,&#10;      &quot;mots_cles_en&quot;:&quot;&quot;,&#10;      &quot;categorie&quot;:&quot;solutions_entreprises_nantes&quot;,&#10;      &quot;source&quot;:&quot;Oasis Environnement, l2/2016&quot;&#10;   }," calcext:value-type="string">
            <text:p>   {</text:p>
            <text:p>      "code":"soluent_paprec",</text:p>
            <text:p>      "nom":"Paprec",</text:p>
            <text:p>      "nom_en":"Paprec",</text:p>
            <text:p>      "type":"Entreprise fournissant des solutions complètes de recyclage",</text:p>
            <text:p>      "type_en":"Company providing complete recycling solutions",</text:p>
            <text:p>      "descr":"Paprec Group (parfois appelée Paprec Recyclage) est une société française de collecte et recyclage de déchets industriels et ménagers. Son site nantais est très actif. Ils récupèrent dans les entreprises tous les déchets, et gèrent la chaîne de bout en bout.",</text:p>
            <text:p>      "descr_en":"Paprec Group (sometimes called Paprec Recyclage) is a French company for the collection and recycling of industrial and household waste. Its Nantes site is very active. They recover all waste in companies, and manage the chain from end to end.",</text:p>
            <text:p>      "bouton":"fiche",</text:p>
            <text:p>      "image":"nantes/logo_paprec_group_mini.png",</text:p>
            <text:p>      "mots_cles":"entreprise",</text:p>
            <text:p>      "mots_cles_en":"",</text:p>
            <text:p>      "categorie":"solutions_entreprises_nantes",</text:p>
            <text:p>      "source":"Oasis Environnement, l2/2016"</text:p>
            <text:p>   },</text:p>
          </table:table-cell>
          <table:table-cell table:style-name="ce107" office:value-type="string" calcext:value-type="string">
            <text:p><text:s/></text:p>
          </table:table-cell>
          <table:table-cell table:number-columns-repeated="245"/>
        </table:table-row>
        <table:table-row table:style-name="ro13">
          <table:table-cell table:style-name="ce15" office:value-type="string" calcext:value-type="string">
            <text:p>soluent_arbres</text:p>
          </table:table-cell>
          <table:table-cell table:number-columns-repeated="2" table:style-name="ce15" office:value-type="string" calcext:value-type="string">
            <text:p>ARBRES</text:p>
          </table:table-cell>
          <table:table-cell table:style-name="ce15" office:value-type="string" calcext:value-type="string">
            <text:p>Association spécialisée dans récupération de papier</text:p>
          </table:table-cell>
          <table:table-cell table:style-name="ce15" office:value-type="string" calcext:value-type="string">
            <text:p>Association specialized in paper recovery</text:p>
          </table:table-cell>
          <table:table-cell table:style-name="ce15" office:value-type="string" calcext:value-type="string">
            <text:p>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able:table-cell>
          <table:table-cell table:style-name="ce15" office:value-type="string" calcext:value-type="string">
            <text:p>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able:table-cell>
          <table:table-cell table:style-name="ce15" office:value-type="string" calcext:value-type="string">
            <text:p>nantes/association_arbres_mini.png</text:p>
          </table:table-cell>
          <table:table-cell table:style-name="ce15" office:value-type="string" calcext:value-type="string">
            <text:p>entreprise,papier,carton</text:p>
          </table:table-cell>
          <table:table-cell table:style-name="ce15" table:number-columns-repeated="2"/>
          <table:table-cell table:style-name="ce68" office:value-type="string" calcext:value-type="string">
            <text:p>fiche</text:p>
          </table:table-cell>
          <table:table-cell table:style-name="ce15" office:value-type="string" calcext:value-type="string">
            <text:p>Oasis Environnement, l2/2016</text:p>
          </table:table-cell>
          <table:table-cell table:style-name="ce68" office:value-type="string" calcext:value-type="string">
            <text:p>solutions_entreprises_nantes</text:p>
          </table:table-cell>
          <table:table-cell table:style-name="ce15"/>
          <table:table-cell table:number-columns-repeated="2"/>
          <table:table-cell table:style-name="ce124" table:formula="of:=JSONFICHE([.A40];[.B40];[.C40];[.D40];[.E40];[.F40];[.G40];[.H40];[.I40];[.J40];[.K40];[.L40];[.M40];[.N40])" office:value-type="string" office:string-value="   {&#10;      &quot;code&quot;:&quot;soluent_arbres&quot;,&#10;      &quot;nom&quot;:&quot;ARBRES&quot;,&#10;      &quot;nom_en&quot;:&quot;ARBRES&quot;,&#10;      &quot;type&quot;:&quot;Association spécialisée dans récupération de papier&quot;,&#10;      &quot;type_en&quot;:&quot;Association specialized in paper recovery&quot;,&#10;      &quot;descr&quot;:&quot;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quot;,&#10;      &quot;descr_en&quot;:&quot;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quot;,&#10;      &quot;bouton&quot;:&quot;fiche&quot;,&#10;      &quot;image&quot;:&quot;nantes/association_arbres_mini.png&quot;,&#10;      &quot;mots_cles&quot;:&quot;entreprise,papier,carton&quot;,&#10;      &quot;mots_cles_en&quot;:&quot;&quot;,&#10;      &quot;categorie&quot;:&quot;solutions_entreprises_nantes&quot;,&#10;      &quot;source&quot;:&quot;Oasis Environnement, l2/2016&quot;&#10;   }," calcext:value-type="string">
            <text:p>   {</text:p>
            <text:p>      "code":"soluent_arbres",</text:p>
            <text:p>      "nom":"ARBRES",</text:p>
            <text:p>      "nom_en":"ARBRES",</text:p>
            <text:p>      "type":"Association spécialisée dans récupération de papier",</text:p>
            <text:p>      "type_en":"Association specialized in paper recovery",</text:p>
            <text:p>      "descr":"L'association nantaise A.R.B.R.E.S.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text:p>
            <text:p>      "descr_en":"The association from Nantes A.R.B.R.E.S.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text:p>
            <text:p>      "bouton":"fiche",</text:p>
            <text:p>      "image":"nantes/association_arbres_mini.png",</text:p>
            <text:p>      "mots_cles":"entreprise,papier,carton",</text:p>
            <text:p>      "mots_cles_en":"",</text:p>
            <text:p>      "categorie":"solutions_entreprises_nantes",</text:p>
            <text:p>      "source":"Oasis Environnement, l2/2016"</text:p>
            <text:p>   },</text:p>
          </table:table-cell>
          <table:table-cell table:style-name="ce107" office:value-type="string" calcext:value-type="string">
            <text:p><text:s/></text:p>
          </table:table-cell>
          <table:table-cell table:number-columns-repeated="245"/>
        </table:table-row>
        <table:table-row table:style-name="ro13">
          <table:table-cell table:style-name="ce15" office:value-type="string" calcext:value-type="string">
            <text:p>soluent_papiersdelespoir</text:p>
          </table:table-cell>
          <table:table-cell table:number-columns-repeated="2" table:style-name="ce15" office:value-type="string" calcext:value-type="string">
            <text:p>Les Papiers de l'espoir</text:p>
          </table:table-cell>
          <table:table-cell table:style-name="ce15" office:value-type="string" calcext:value-type="string">
            <text:p>Association spécialisée dans récupération de papier</text:p>
          </table:table-cell>
          <table:table-cell table:style-name="ce15" office:value-type="string" calcext:value-type="string">
            <text:p>Association specialized in paper recovery</text:p>
          </table:table-cell>
          <table:table-cell table:style-name="ce15" office:value-type="string" calcext:value-type="string">
            <text:p>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able:table-cell>
          <table:table-cell table:style-name="ce15" office:value-type="string" calcext:value-type="string">
            <text:p>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able:table-cell>
          <table:table-cell table:style-name="ce15" office:value-type="string" calcext:value-type="string">
            <text:p>nantes/logo_papierdelespoir_mini.png</text:p>
          </table:table-cell>
          <table:table-cell table:style-name="ce15" office:value-type="string" calcext:value-type="string">
            <text:p>entreprise,papier,carton</text:p>
          </table:table-cell>
          <table:table-cell table:style-name="ce15" table:number-columns-repeated="2"/>
          <table:table-cell table:style-name="ce68" office:value-type="string" calcext:value-type="string">
            <text:p>fiche</text:p>
          </table:table-cell>
          <table:table-cell table:style-name="ce15" office:value-type="string" calcext:value-type="string">
            <text:p>Oasis Environnement, l2/2016</text:p>
          </table:table-cell>
          <table:table-cell table:style-name="ce68" office:value-type="string" calcext:value-type="string">
            <text:p>solutions_entreprises_nantes</text:p>
          </table:table-cell>
          <table:table-cell table:style-name="ce15"/>
          <table:table-cell table:number-columns-repeated="2"/>
          <table:table-cell table:style-name="ce124" table:formula="of:=JSONFICHE([.A41];[.B41];[.C41];[.D41];[.E41];[.F41];[.G41];[.H41];[.I41];[.J41];[.K41];[.L41];[.M41];[.N41])" office:value-type="string" office:string-value="   {&#10;      &quot;code&quot;:&quot;soluent_papiersdelespoir&quot;,&#10;      &quot;nom&quot;:&quot;Les Papiers de l'espoir&quot;,&#10;      &quot;nom_en&quot;:&quot;Les Papiers de l'espoir&quot;,&#10;      &quot;type&quot;:&quot;Association spécialisée dans récupération de papier&quot;,&#10;      &quot;type_en&quot;:&quot;Association specialized in paper recovery&quot;,&#10;      &quot;descr&quot;:&quot;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quot;,&#10;      &quot;descr_en&quot;:&quot;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quot;,&#10;      &quot;bouton&quot;:&quot;fiche&quot;,&#10;      &quot;image&quot;:&quot;nantes/logo_papierdelespoir_mini.png&quot;,&#10;      &quot;mots_cles&quot;:&quot;entreprise,papier,carton&quot;,&#10;      &quot;mots_cles_en&quot;:&quot;&quot;,&#10;      &quot;categorie&quot;:&quot;solutions_entreprises_nantes&quot;,&#10;      &quot;source&quot;:&quot;Oasis Environnement, l2/2016&quot;&#10;   }," calcext:value-type="string">
            <text:p>   {</text:p>
            <text:p>      "code":"soluent_papiersdelespoir",</text:p>
            <text:p>      "nom":"Les Papiers de l'espoir",</text:p>
            <text:p>      "nom_en":"Les Papiers de l'espoir",</text:p>
            <text:p>      "type":"Association spécialisée dans récupération de papier",</text:p>
            <text:p>      "type_en":"Association specialized in paper recovery",</text:p>
            <text:p>      "descr":"L'association Papiers de l'Espoir, c'est avant tout une idée simple et généreuse : collecter auprès des SOCIETES, ORGANISMES, COLLECTIVITES, le papier usagé devenu inutile et encombrant.&lt;br/&gt;Ce papier collecté est revendu à des entreprises spécialisées dans son recyclage. Les fonds ainsi dégagés financent des projets humanitaires et éducatifs en France et dans les pays en développement.&lt;br/&gt;Une tonne de papiers permet de financer, par exemple, 20 livres scolaires. L'activité de Papiers de l'Espoir (70 kms environ autour de Nantes) a permis en 2010 de participer et d'aider à la scolarisation de 7 000 enfants.",</text:p>
            <text:p>      "descr_en":"The association Papiers de l'Espoir, it is first and foremost a simple and generous idea: to collect from the SOCIETES, ORGANIZATIONS, COLLECTIVITIES, the used paper become useless and cumbersome. &lt;br/&gt; This collected paper is sold to companies specialized in its recycling. The funds thus earmarked finance humanitarian and educational projects in France and in developing countries. &lt;br/&gt; A ton of papers can finance, for example, 20 school books. The activity of Papers of Hope (about 70 km around Nantes) enabled in 2010 to participate and help the schooling of 7 000 children.",</text:p>
            <text:p>      "bouton":"fiche",</text:p>
            <text:p>      "image":"nantes/logo_papierdelespoir_mini.png",</text:p>
            <text:p>      "mots_cles":"entreprise,papier,carton",</text:p>
            <text:p>      "mots_cles_en":"",</text:p>
            <text:p>      "categorie":"solutions_entreprises_nantes",</text:p>
            <text:p>      "source":"Oasis Environnement, l2/2016"</text:p>
            <text:p>   },</text:p>
          </table:table-cell>
          <table:table-cell table:style-name="ce107" office:value-type="string" calcext:value-type="string">
            <text:p><text:s/></text:p>
          </table:table-cell>
          <table:table-cell table:number-columns-repeated="245"/>
        </table:table-row>
        <table:table-row table:style-name="ro13">
          <table:table-cell table:style-name="ce15" office:value-type="string" calcext:value-type="string">
            <text:p>soluent_stationsservices</text:p>
          </table:table-cell>
          <table:table-cell table:number-columns-repeated="2" table:style-name="ce15" office:value-type="string" calcext:value-type="string">
            <text:p>Stations services</text:p>
          </table:table-cell>
          <table:table-cell table:style-name="ce15" office:value-type="string" calcext:value-type="string">
            <text:p>Association spécialisée dans récupération de matériaux</text:p>
          </table:table-cell>
          <table:table-cell table:style-name="ce15" office:value-type="string" calcext:value-type="string">
            <text:p>Association specialized in materials recovery</text:p>
          </table:table-cell>
          <table:table-cell table:style-name="ce15" office:value-type="string" calcext:value-type="string">
            <text:p>Nous récupérons des matières premières propres qui puissent ensuite être revendues à très bas prix aux créatifs pour être réemployer.&lt;br/&gt;Ouvert aux particuliers et aux entreprises.</text:p>
          </table:table-cell>
          <table:table-cell table:style-name="ce15" office:value-type="string" calcext:value-type="string">
            <text:p>We recover the own raw materials that could then be resold at very low prices to be creative reuse.&lt;br/&gt;Open to individuals and companies.</text:p>
          </table:table-cell>
          <table:table-cell table:style-name="ce15" office:value-type="string" calcext:value-type="string">
            <text:p>nantes/logo_stationsservices_mini.png</text:p>
          </table:table-cell>
          <table:table-cell table:style-name="ce15" office:value-type="string" calcext:value-type="string">
            <text:p>entreprise,matériaux</text:p>
          </table:table-cell>
          <table:table-cell table:style-name="ce15" table:number-columns-repeated="2"/>
          <table:table-cell table:style-name="ce68" office:value-type="string" calcext:value-type="string">
            <text:p>fiche</text:p>
          </table:table-cell>
          <table:table-cell table:style-name="ce15" office:value-type="string" calcext:value-type="string">
            <text:p>Oasis Environnement, l2/2016</text:p>
          </table:table-cell>
          <table:table-cell table:style-name="ce68" office:value-type="string" calcext:value-type="string">
            <text:p>solutions_entreprises_nantes</text:p>
          </table:table-cell>
          <table:table-cell table:style-name="ce15"/>
          <table:table-cell table:number-columns-repeated="2"/>
          <table:table-cell table:style-name="ce124" table:formula="of:=JSONFICHE([.A42];[.B42];[.C42];[.D42];[.E42];[.F42];[.G42];[.H42];[.I42];[.J42];[.K42];[.L42];[.M42];[.N42])" office:value-type="string" office:string-value="   {&#10;      &quot;code&quot;:&quot;soluent_stationsservices&quot;,&#10;      &quot;nom&quot;:&quot;Stations services&quot;,&#10;      &quot;nom_en&quot;:&quot;Stations services&quot;,&#10;      &quot;type&quot;:&quot;Association spécialisée dans récupération de matériaux&quot;,&#10;      &quot;type_en&quot;:&quot;Association specialized in materials recovery&quot;,&#10;      &quot;descr&quot;:&quot;Nous récupérons des matières premières propres qui puissent ensuite être revendues à très bas prix aux créatifs pour être réemployer.&lt;br/&gt;Ouvert aux particuliers et aux entreprises.&quot;,&#10;      &quot;descr_en&quot;:&quot;We recover the own raw materials that could then be resold at very low prices to be creative reuse.&lt;br/&gt;Open to individuals and companies.&quot;,&#10;      &quot;bouton&quot;:&quot;fiche&quot;,&#10;      &quot;image&quot;:&quot;nantes/logo_stationsservices_mini.png&quot;,&#10;      &quot;mots_cles&quot;:&quot;entreprise,materiaux&quot;,&#10;      &quot;mots_cles_en&quot;:&quot;&quot;,&#10;      &quot;categorie&quot;:&quot;solutions_entreprises_nantes&quot;,&#10;      &quot;source&quot;:&quot;Oasis Environnement, l2/2016&quot;&#10;   }," calcext:value-type="string">
            <text:p>   {</text:p>
            <text:p>      "code":"soluent_stationsservices",</text:p>
            <text:p>      "nom":"Stations services",</text:p>
            <text:p>      "nom_en":"Stations services",</text:p>
            <text:p>      "type":"Association spécialisée dans récupération de matériaux",</text:p>
            <text:p>      "type_en":"Association specialized in materials recovery",</text:p>
            <text:p>      "descr":"Nous récupérons des matières premières propres qui puissent ensuite être revendues à très bas prix aux créatifs pour être réemployer.&lt;br/&gt;Ouvert aux particuliers et aux entreprises.",</text:p>
            <text:p>      "descr_en":"We recover the own raw materials that could then be resold at very low prices to be creative reuse.&lt;br/&gt;Open to individuals and companies.",</text:p>
            <text:p>      "bouton":"fiche",</text:p>
            <text:p>      "image":"nantes/logo_stationsservices_mini.png",</text:p>
            <text:p>      "mots_cles":"entreprise,materiaux",</text:p>
            <text:p>      "mots_cles_en":"",</text:p>
            <text:p>      "categorie":"solutions_entreprises_nantes",</text:p>
            <text:p>      "source":"Oasis Environnement, l2/2016"</text:p>
            <text:p>   },</text:p>
          </table:table-cell>
          <table:table-cell table:style-name="ce107" office:value-type="string" calcext:value-type="string">
            <text:p><text:s/></text:p>
          </table:table-cell>
          <table:table-cell table:number-columns-repeated="245"/>
        </table:table-row>
        <table:table-row table:style-name="ro13">
          <table:table-cell table:style-name="ce15" office:value-type="string" calcext:value-type="string">
            <text:p>soluent_recyclivre</text:p>
          </table:table-cell>
          <table:table-cell table:number-columns-repeated="2" table:style-name="ce15" office:value-type="string" calcext:value-type="string">
            <text:p>RecycLivre</text:p>
          </table:table-cell>
          <table:table-cell table:style-name="ce15" office:value-type="string" calcext:value-type="string">
            <text:p>Entreprise spécialisée dans récupération de livre</text:p>
          </table:table-cell>
          <table:table-cell table:style-name="ce15" office:value-type="string" calcext:value-type="string">
            <text:p>Company specialized in books recovery</text:p>
          </table:table-cell>
          <table:table-cell table:style-name="ce15" office:value-type="string" calcext:value-type="string">
            <text:p>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able:table-cell>
          <table:table-cell table:style-name="ce15" office:value-type="string" calcext:value-type="string">
            <text:p>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able:table-cell>
          <table:table-cell table:style-name="ce15" office:value-type="string" calcext:value-type="string">
            <text:p>nantes/logo_recyclivre_mini.png</text:p>
          </table:table-cell>
          <table:table-cell table:style-name="ce15" office:value-type="string" calcext:value-type="string">
            <text:p>entreprise,recyclivre,livre</text:p>
          </table:table-cell>
          <table:table-cell table:style-name="ce15" table:number-columns-repeated="2"/>
          <table:table-cell table:style-name="ce68" office:value-type="string" calcext:value-type="string">
            <text:p>fiche</text:p>
          </table:table-cell>
          <table:table-cell table:style-name="ce15" office:value-type="string" calcext:value-type="string">
            <text:p>Oasis Environnement, l2/2016</text:p>
          </table:table-cell>
          <table:table-cell table:style-name="ce68" office:value-type="string" calcext:value-type="string">
            <text:p>solutions_entreprises_nantes</text:p>
          </table:table-cell>
          <table:table-cell table:style-name="ce15"/>
          <table:table-cell table:number-columns-repeated="2"/>
          <table:table-cell table:style-name="ce124" table:formula="of:=JSONFICHE([.A43];[.B43];[.C43];[.D43];[.E43];[.F43];[.G43];[.H43];[.I43];[.J43];[.K43];[.L43];[.M43];[.N43])" office:value-type="string" office:string-value="   {&#10;      &quot;code&quot;:&quot;soluent_recyclivre&quot;,&#10;      &quot;nom&quot;:&quot;RecycLivre&quot;,&#10;      &quot;nom_en&quot;:&quot;RecycLivre&quot;,&#10;      &quot;type&quot;:&quot;Entreprise spécialisée dans récupération de livre&quot;,&#10;      &quot;type_en&quot;:&quot;Company specialized in books recovery&quot;,&#10;      &quot;descr&quot;:&quot;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quot;,&#10;      &quot;descr_en&quot;:&quot;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quot;,&#10;      &quot;bouton&quot;:&quot;fiche&quot;,&#10;      &quot;image&quot;:&quot;nantes/logo_recyclivre_mini.png&quot;,&#10;      &quot;mots_cles&quot;:&quot;entreprise,recyclivre,livre&quot;,&#10;      &quot;mots_cles_en&quot;:&quot;&quot;,&#10;      &quot;categorie&quot;:&quot;solutions_entreprises_nantes&quot;,&#10;      &quot;source&quot;:&quot;Oasis Environnement, l2/2016&quot;&#10;   }," calcext:value-type="string">
            <text:p>   {</text:p>
            <text:p>      "code":"soluent_recyclivre",</text:p>
            <text:p>      "nom":"RecycLivre",</text:p>
            <text:p>      "nom_en":"RecycLivre",</text:p>
            <text:p>      "type":"Entreprise spécialisée dans récupération de livre",</text:p>
            <text:p>      "type_en":"Company specialized in books recovery",</text:p>
            <text:p>      "descr":"nous donnons une seconde vie aux livres en les réemployant afin d'accompagner des emplois en insertion et soutenir financièrement des programmes autour de la culture et de la préservation de l'environnement !&lt;br/&gt;Nous ne pouvons donc pas collecter les livres très abîmés ou aux contenus obsolètes (ex : manuels scolaires), les dictionnaires et encyclopédies, les livres clubs (ex : France Loisirs, Grand Livre du Mois, Sélection du Livre...) tout comme les revues et journaux et les guides de voyage.&lt;br/&gt; nous faisons de la collecte à domicile sur toutes les communes de Nantes Métopole à partir de 50 livres.",</text:p>
            <text:p>      "descr_en":"we give a second life to books by re-employing them to accompany insertion jobs and financially support programs around culture and preservation of the environment !&lt;br/&gt; We can not collect very damaged books or obsolete contents (eg textbooks), dictionaries and encyclopaedias, books clubs (eg France Loisirs, Grand Livre du Mois, Sélection du Livre...) as well as Magazines and newspapers and travel guides.&lt;br/&gt;We do collection at home in all municipalities of Nantes Metopole from 50 books.",</text:p>
            <text:p>      "bouton":"fiche",</text:p>
            <text:p>      "image":"nantes/logo_recyclivre_mini.png",</text:p>
            <text:p>      "mots_cles":"entreprise,recyclivre,livre",</text:p>
            <text:p>      "mots_cles_en":"",</text:p>
            <text:p>      "categorie":"solutions_entreprises_nantes",</text:p>
            <text:p>      "source":"Oasis Environnement, l2/2016"</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soluent_consultri</text:p>
          </table:table-cell>
          <table:table-cell table:number-columns-repeated="2" table:style-name="ce8" office:value-type="string" calcext:value-type="string">
            <text:p>Consultri</text:p>
          </table:table-cell>
          <table:table-cell table:style-name="ce110" office:value-type="string" calcext:value-type="string">
            <text:p>Entreprise spécialisée dans accompagnement entreprise</text:p>
          </table:table-cell>
          <table:table-cell table:style-name="ce15" office:value-type="string" calcext:value-type="string">
            <text:p>Company specialized in company support</text:p>
          </table:table-cell>
          <table:table-cell table:style-name="ce8" office:value-type="string" calcext:value-type="string">
            <text:p>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able:table-cell>
          <table:table-cell table:style-name="ce8" office:value-type="string" calcext:value-type="string">
            <text:p>Consultri is a waste management consulting company, our goal is to reduce the waste bills of our customers thanks to an overall cost control.</text:p>
          </table:table-cell>
          <table:table-cell table:style-name="ce8" office:value-type="string" calcext:value-type="string">
            <text:p>nantes/logo_consultri_mini.png</text:p>
          </table:table-cell>
          <table:table-cell table:style-name="ce8" office:value-type="string" calcext:value-type="string">
            <text:p>entreprise,accompagnement</text:p>
          </table:table-cell>
          <table:table-cell table:style-name="ce15"/>
          <table:table-cell table:style-name="ce122"/>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solutions_entreprises_nantes</text:p>
          </table:table-cell>
          <table:table-cell office:value-type="string" calcext:value-type="string">
            <text:p><text:s/></text:p>
          </table:table-cell>
          <table:table-cell table:number-columns-repeated="2"/>
          <table:table-cell table:style-name="ce124" table:formula="of:=JSONFICHE([.A44];[.B44];[.C44];[.D44];[.E44];[.F44];[.G44];[.H44];[.I44];[.J44];[.K44];[.L44];[.M44];[.N44])" office:value-type="string" office:string-value="   {&#10;      &quot;code&quot;:&quot;soluent_consultri&quot;,&#10;      &quot;nom&quot;:&quot;Consultri&quot;,&#10;      &quot;nom_en&quot;:&quot;Consultri&quot;,&#10;      &quot;type&quot;:&quot;Entreprise spécialisée dans accompagnement entreprise&quot;,&#10;      &quot;type_en&quot;:&quot;Company specialized in company support&quot;,&#10;      &quot;descr&quot;:&quot;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quot;,&#10;      &quot;descr_en&quot;:&quot;Consultri is a waste management consulting company, our goal is to reduce the waste bills of our customers thanks to an overall cost control.&quot;,&#10;      &quot;bouton&quot;:&quot;fiche&quot;,&#10;      &quot;image&quot;:&quot;nantes/logo_consultri_mini.png&quot;,&#10;      &quot;mots_cles&quot;:&quot;entreprise,accompagnement&quot;,&#10;      &quot;mots_cles_en&quot;:&quot;&quot;,&#10;      &quot;categorie&quot;:&quot;solutions_entreprises_nantes&quot;,&#10;      &quot;source&quot;:&quot;Mieux trier à Nantes&quot;&#10;   }," calcext:value-type="string">
            <text:p>   {</text:p>
            <text:p>      "code":"soluent_consultri",</text:p>
            <text:p>      "nom":"Consultri",</text:p>
            <text:p>      "nom_en":"Consultri",</text:p>
            <text:p>      "type":"Entreprise spécialisée dans accompagnement entreprise",</text:p>
            <text:p>      "type_en":"Company specialized in company support",</text:p>
            <text:p>      "descr":"Consultri est une entreprise de consultants en gestion de déchets, notre but est de réduire la facture de déchets de nos clients grâce à une maitrise globale des coûts.&lt;br/&gt;&lt;br/&gt;Adresse : 99 bis rue de la libération, 44230 Saint-Sébastien-sur-Loire&lt;br/&gt;Téléphone : 06 68 97 11 32",</text:p>
            <text:p>      "descr_en":"Consultri is a waste management consulting company, our goal is to reduce the waste bills of our customers thanks to an overall cost control.",</text:p>
            <text:p>      "bouton":"fiche",</text:p>
            <text:p>      "image":"nantes/logo_consultri_mini.png",</text:p>
            <text:p>      "mots_cles":"entreprise,accompagnement",</text:p>
            <text:p>      "mots_cles_en":"",</text:p>
            <text:p>      "categorie":"solutions_entreprises_nantes",</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solution_tricyclerie</text:p>
          </table:table-cell>
          <table:table-cell table:style-name="ce8" office:value-type="string" calcext:value-type="string">
            <text:p>Tricyclerie</text:p>
          </table:table-cell>
          <table:table-cell table:style-name="ce15" office:value-type="string" calcext:value-type="string">
            <text:p>Tricyclerie</text:p>
          </table:table-cell>
          <table:table-cell table:style-name="ce110" office:value-type="string" calcext:value-type="string">
            <text:p>Association spécialisée dans récupération déchets organiques</text:p>
          </table:table-cell>
          <table:table-cell table:style-name="ce15" office:value-type="string" calcext:value-type="string">
            <text:p>Association specialized in organic waste recovery</text:p>
          </table:table-cell>
          <table:table-cell table:style-name="ce8" office:value-type="string" calcext:value-type="string">
            <text:p>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able:table-cell>
          <table:table-cell table:style-name="ce8" office:value-type="string" calcext:value-type="string">
            <text:p>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able:table-cell>
          <table:table-cell table:style-name="ce8" office:value-type="string" calcext:value-type="string">
            <text:p>nantes/logo_tricyclerie_mini.jpg</text:p>
          </table:table-cell>
          <table:table-cell table:style-name="ce121" office:value-type="string" calcext:value-type="string">
            <text:p>entreprise,organique</text:p>
          </table:table-cell>
          <table:table-cell table:style-name="ce15"/>
          <table:table-cell table:style-name="ce122"/>
          <table:table-cell table:style-name="ce68" office:value-type="string" calcext:value-type="string">
            <text:p>fiche</text:p>
          </table:table-cell>
          <table:table-cell table:style-name="ce68" office:value-type="string" calcext:value-type="string">
            <text:p>Mieux trier à Nantes</text:p>
          </table:table-cell>
          <table:table-cell table:style-name="ce68" office:value-type="string" calcext:value-type="string">
            <text:p>solutions_entreprises_nantes</text:p>
          </table:table-cell>
          <table:table-cell office:value-type="string" calcext:value-type="string">
            <text:p><text:s/></text:p>
          </table:table-cell>
          <table:table-cell table:number-columns-repeated="2"/>
          <table:table-cell table:style-name="ce124" table:formula="of:=JSONFICHE([.A45];[.B45];[.C45];[.D45];[.E45];[.F45];[.G45];[.H45];[.I45];[.J45];[.K45];[.L45];[.M45];[.N45])" office:value-type="string" office:string-value="   {&#10;      &quot;code&quot;:&quot;solution_tricyclerie&quot;,&#10;      &quot;nom&quot;:&quot;Tricyclerie&quot;,&#10;      &quot;nom_en&quot;:&quot;Tricyclerie&quot;,&#10;      &quot;type&quot;:&quot;Association spécialisée dans récupération déchets organiques&quot;,&#10;      &quot;type_en&quot;:&quot;Association specialized in organic waste recovery&quot;,&#10;      &quot;descr&quot;:&quot;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quot;,&#10;      &quot;descr_en&quot;:&quot;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quot;,&#10;      &quot;bouton&quot;:&quot;fiche&quot;,&#10;      &quot;image&quot;:&quot;nantes/logo_tricyclerie_mini.jpg&quot;,&#10;      &quot;mots_cles&quot;:&quot;entreprise,organique&quot;,&#10;      &quot;mots_cles_en&quot;:&quot;&quot;,&#10;      &quot;categorie&quot;:&quot;solutions_entreprises_nantes&quot;,&#10;      &quot;source&quot;:&quot;Mieux trier à Nantes&quot;&#10;   }," calcext:value-type="string">
            <text:p>   {</text:p>
            <text:p>      "code":"solution_tricyclerie",</text:p>
            <text:p>      "nom":"Tricyclerie",</text:p>
            <text:p>      "nom_en":"Tricyclerie",</text:p>
            <text:p>      "type":"Association spécialisée dans récupération déchets organiques",</text:p>
            <text:p>      "type_en":"Association specialized in organic waste recovery",</text:p>
            <text:p>      "descr":"La Tricyclerie propose de collecter les biodéchets en vélo-remorque pour les composter à proximité !&lt;br/&gt;Nous agissons sur plusieurs quartiers de la ville de Nantes auprès des professionnels (bureaux et restaurants) qui souhaitent être acteurs pour une alimentation durable et pour la réduction de leurs poubelles !&lt;br/&gt;L'ambition de La Tricyclerie est de favoriser les petits réseaux de collectes de quartiers des déchets organiques afin de faciliter le compostage local.&lt;br/&gt;&lt;br/&gt;La collecte :&lt;br/&gt;Chaque collecte se fait à 2 pour faciliter le parcours et se repartir le poids. Il y a 2 collectes par semaine : une le mercredi et une le vendredi. La collecte dure environ 3h.",</text:p>
            <text:p>      "descr_en":"La Tricyclerie proposes to collect bio-waste by bike-trailer to compost them near!&lt;br/&gt;We act in several districts of the city of Nantes with professionals (offices and restaurants) who wish to be actors for a sustainable food and for the reduction of their garbage!&lt;br/&gt;The ambition of La Tricyclerie is to promote small networks of collections of neighborhoods of organic waste in order to facilitate local composting.&lt;br/&gt;&lt;br/&gt;Collection :&lt;br/&gt;Each collection is done at 2 to facilitate the course and to distribute the weight. There are 2 collections per week: one on Wednesday and one on Friday. The collection lasts about 3 hours.",</text:p>
            <text:p>      "bouton":"fiche",</text:p>
            <text:p>      "image":"nantes/logo_tricyclerie_mini.jpg",</text:p>
            <text:p>      "mots_cles":"entreprise,organique",</text:p>
            <text:p>      "mots_cles_en":"",</text:p>
            <text:p>      "categorie":"solutions_entreprises_nantes",</text:p>
            <text:p>      "source":"Mieux trier à Nantes"</text:p>
            <text:p>   },</text:p>
          </table:table-cell>
          <table:table-cell table:style-name="ce107" office:value-type="string" calcext:value-type="string">
            <text:p><text:s/></text:p>
          </table:table-cell>
          <table:table-cell table:number-columns-repeated="245"/>
        </table:table-row>
        <table:table-row table:style-name="ro13">
          <table:table-cell table:style-name="ce8" office:value-type="string" calcext:value-type="string">
            <text:p>zero_dechet</text:p>
          </table:table-cell>
          <table:table-cell table:number-columns-repeated="2" table:style-name="ce8" office:value-type="string" calcext:value-type="string">
            <text:p>Conseil zéro déchet</text:p>
          </table:table-cell>
          <table:table-cell table:style-name="ce110" office:value-type="string" calcext:value-type="string">
            <text:p>Conseil pour basculer en mode de vie zéro déchet</text:p>
          </table:table-cell>
          <table:table-cell table:style-name="ce15" office:value-type="string" calcext:value-type="string">
            <text:p>Advice to switch to zero-waste lifestyle</text:p>
          </table:table-cell>
          <table:table-cell table:style-name="ce118" office:value-type="string" calcext:value-type="string">
            <text:p>&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able:table-cell>
          <table:table-cell table:style-name="ce8" table:number-columns-repeated="2"/>
          <table:table-cell table:style-name="ce121" office:value-type="string" calcext:value-type="string">
            <text:p>zero,dechet</text:p>
          </table:table-cell>
          <table:table-cell table:style-name="ce15"/>
          <table:table-cell table:style-name="ce122"/>
          <table:table-cell table:style-name="ce68" office:value-type="string" calcext:value-type="string">
            <text:p>fiche</text:p>
          </table:table-cell>
          <table:table-cell table:style-name="ce68" office:value-type="string" calcext:value-type="string">
            <text:p>Auteur <text:a xlink:href="mailto:charles.duvergey@laposte.net" xlink:type="simple">charles.duvergey@laposte.net</text:a></text:p>
          </table:table-cell>
          <table:table-cell table:style-name="ce68" office:value-type="string" calcext:value-type="string">
            <text:p>zero_dechet_nantes</text:p>
          </table:table-cell>
          <table:table-cell table:number-columns-repeated="3"/>
          <table:table-cell table:style-name="ce124" table:formula="of:=JSONFICHE([.A46];[.B46];[.C46];[.D46];[.E46];[.F46];[.G46];[.H46];[.I46];[.J46];[.K46];[.L46];[.M46];[.N46])" office:value-type="string" office:string-value="   {&#10;      &quot;code&quot;:&quot;zero_dechet&quot;,&#10;      &quot;nom&quot;:&quot;Conseil zéro déchet&quot;,&#10;      &quot;nom_en&quot;:&quot;Conseil zéro déchet&quot;,&#10;      &quot;type&quot;:&quot;Conseil pour basculer en mode de vie zéro déchet&quot;,&#10;      &quot;type_en&quot;:&quot;Advice to switch to zero-waste lifestyle&quot;,&#10;      &quot;descr&quot;:&quot;&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quot;,&#10;      &quot;bouton&quot;:&quot;fiche&quot;,&#10;      &quot;image&quot;:&quot;image_defaut_mini.png&quot;,&#10;      &quot;mots_cles&quot;:&quot;zero,dechet&quot;,&#10;      &quot;mots_cles_en&quot;:&quot;&quot;,&#10;      &quot;categorie&quot;:&quot;zero_dechet_nantes&quot;,&#10;      &quot;source&quot;:&quot;Auteur charles.duvergey@laposte.net&quot;&#10;   }," calcext:value-type="string">
            <text:p>   {</text:p>
            <text:p>      "code":"zero_dechet",</text:p>
            <text:p>      "nom":"Conseil zéro déchet",</text:p>
            <text:p>      "nom_en":"Conseil zéro déchet",</text:p>
            <text:p>      "type":"Conseil pour basculer en mode de vie zéro déchet",</text:p>
            <text:p>      "type_en":"Advice to switch to zero-waste lifestyle",</text:p>
            <text:p>      "descr":"&lt;div class='item item-divider mtn-nowrap'&gt;{{'zerodechetnantes_intro'|translate}}&lt;/div&gt; &lt;div&gt; &lt;p&gt;&lt;strong&gt;ZERO DECHET : GUIDE RAPIDE DES GESTES DE BASE&lt;/strong&gt;&lt;/p&gt; &lt;br/&gt; &lt;p class='zero_dechet'&gt;Le z&amp;eacute;ro d&amp;eacute;chet, pourquoi ?&lt;/p&gt; &lt;ul&gt; &lt;li class='zero_dechet'&gt; - Gain de temps : une poubelle remplie moins vite &amp;eacute;gale moins de manutention et de tri ;&lt;/li&gt; &lt;li class='zero_dechet'&gt; - Gain d'espace : on ne s'encombre plus d'objets inutiles ;&lt;/li&gt; &lt;li class='zero_dechet'&gt; - Gain mat&amp;eacute;riel : la gestion plus avis&amp;eacute;e de nos d&amp;eacute;chets offre de nombreuses possibilit&amp;eacute;s d'&amp;eacute;conomies, aussi bien sur un plan individuel que collectif : moins d'argent mal d&amp;eacute;pens&amp;eacute;, moins de gaspillage alimentaire...&lt;/li&gt; &lt;li class='zero_dechet'&gt; - Gain social : acheter au sein de structures ayant des pratiques vertueuses (vrac...) encourage lesdites pratiques ;&lt;/li&gt; &lt;li class='zero_dechet'&gt; - Gain &amp;eacute;cologique : le recyclage va dans la bonne voie mais reste insuffisant pour la r&amp;eacute;duction de notre impact sur notre environnement ; agir &amp;agrave; la source du probl&amp;egrave;me, en &amp;eacute;vitant l'existence m&amp;ecirc;me du d&amp;eacute;chet, offre un b&amp;eacute;n&amp;eacute;fice sur tous les plans : extraction et consommation des mat&amp;eacute;riaux, qualit&amp;eacute; de l'air, des sols, propret&amp;eacute; etc. ;&lt;/li&gt; &lt;li class='zero_dechet'&gt; - Gain m&amp;eacute;dical : le z&amp;eacute;ro d&amp;eacute;chet implique l'usage de produits naturels, meilleurs pour notre sant&amp;eacute;.&lt;/li&gt; &lt;/ul&gt; &lt;br/&gt; &lt;p class='zero_dechet'&gt;Coller un STOP PUB sur sa bo&amp;icirc;te aux lettres&lt;/p&gt; &lt;p&gt;Il est g&amp;eacute;n&amp;eacute;ralement respect&amp;eacute;. En cas de prospectus ind&amp;eacute;sirable fourni avec une enveloppe pr&amp;eacute;-affranchie, il peut &amp;ecirc;tre amusant d'utiliser cette derni&amp;egrave;re pour renvoyer l'&amp;eacute;l&amp;eacute;ment importun &amp;agrave; son envoyeur !&lt;/p&gt; &lt;br/&gt; &lt;p class='zero_dechet'&gt;&amp;Eacute;conomiser le papier&lt;/p&gt; &lt;p&gt;&amp;Eacute;viter d'imprimer ce qui n'est pas n&amp;eacute;cessaire, et dans si c'est le cas, imprimer recto-verso, ou utiliser le verso d'une feuille d&amp;eacute;j&amp;agrave; imprim&amp;eacute;e. Cette derni&amp;egrave;re &amp;eacute;tant &amp;eacute;galement utilisable comme brouillon en &amp;eacute;criture manuscrite, pour dessiner... Ces bons r&amp;eacute;flexes entra&amp;icirc;nent une consommation de papier modeste, &amp;agrave; l'usage et &amp;agrave; l'achat.&lt;/p&gt; &lt;br/&gt; &lt;p class='zero_dechet'&gt;Acheter en vrac&lt;/p&gt; &lt;img src='resources/images/nantes/images_zero_dechet/bocaux.jpg' class='zero_dechet' width='70%' /&gt;&lt;br/&gt; &lt;p&gt;Les emballages des produits courants (p&amp;acirc;tes, riz, biscuits, &amp;oelig;ufs, chocolat en poudre...) repr&amp;eacute;sentent environ 20 % du prix d'achat, et en outre, il faut ensuite s'emb&amp;ecirc;ter &amp;agrave; les trier et &amp;agrave; les jeter... Passer &amp;agrave; l'achat en vrac, avec des contenants r&amp;eacute;utilisables (sac &amp;agrave; pain, sacs en tissu, bocaux en verre, tupperwares, bo&amp;icirc;te &amp;agrave; &amp;oelig;ufs r&amp;eacute;employ&amp;eacute;e...) nous &amp;eacute;pargne cette corv&amp;eacute;e, permet de d&amp;eacute;penser au plus juste, et &amp;eacute;videmment r&amp;eacute;duit gaspillage et dommages sur notre environnement.&lt;/p&gt; &lt;br/&gt; &lt;p class='zero_dechet'&gt;Composter ses d&amp;eacute;chets organiques&lt;/p&gt; &lt;img src='resources/images/nantes/images_zero_dechet/composter.jpg' class='zero_dechet' width='70%' /&gt;&lt;br/&gt; &lt;p&gt;&amp;Eacute;pluchures de fruits et l&amp;eacute;gumes, coquilles d&amp;rsquo;&amp;oelig;ufs, ongles et cheveux constituent &amp;agrave; eux seuls environ un tiers du contenu de notre poubelle. Leur incin&amp;eacute;ration est co&amp;ucirc;teuse et dommageable, l&amp;agrave; o&amp;ugrave; le compostage est un processus naturel produisant un amendement de qualit&amp;eacute; pour enrichir nos sols agricoles. Cela passe par l'utilisation d'un composteur ; suivant l'importance du public (personne seule / famille / population de quartier) et de l'habitat concern&amp;eacute; (appartement de petite taille et sans espace vert / maison &amp;agrave; la campagne...), diff&amp;eacute;rentes options peuvent &amp;ecirc;tre envisag&amp;eacute;es : simple seau &amp;agrave; compost qu'on ira vider r&amp;eacute;guli&amp;egrave;rement au composteur de quartier, lombricomposteur, composteur priv&amp;eacute; dans le jardin... Un &amp;eacute;quipement collectif demandera &amp;eacute;ventuellement une modeste cotisation annuelle pour assurer sa maintenance.&lt;/p&gt; &lt;br/&gt; &lt;p class='zero_dechet'&gt;Refuser les sacs propos&amp;eacute;s en magasin&lt;/p&gt; &lt;p&gt;Utiliser son sac &amp;agrave; dos, son cabas, son sac &amp;agrave; main, ou encore garder &amp;agrave; la main le DVD qu'on vient d'acheter, au lieu d'accepter le sac en plastique ou en papier qu'on nous ajoute encore trop souvent d'office &amp;agrave; la caisse, supprime tout un tas de choses en amont et en aval de votre achat : il ne faut pas oublier que ce sac a d&amp;ucirc; &amp;ecirc;tre fabriqu&amp;eacute;, transport&amp;eacute; et stock&amp;eacute; avant d'arriver jusqu'&amp;agrave; nous ; et qu'apr&amp;egrave;s, en supposant que nous ne l'abandonnions pas dans la nature, il devra encore &amp;ecirc;tre d&amp;eacute;pos&amp;eacute; dans une poubelle, collect&amp;eacute; et transport&amp;eacute;, et &amp;eacute;ventuellement plus ou moins bien trait&amp;eacute; : au mieux recycl&amp;eacute;, au pire incin&amp;eacute;r&amp;eacute;, mis en d&amp;eacute;charge, ou perdu dans l'environnement en cours de route, avec toutes les pollutions que cela induit.&lt;/p&gt; &lt;p&gt;Cette habitude est aussi avantageuse car elle est &amp;agrave; la port&amp;eacute;e des personnes moins enclines &amp;agrave; s'occuper attentivement de leurs d&amp;eacute;chets, que ce soit par manque de temps, d'int&amp;eacute;r&amp;ecirc;t... Vous risquez moins de jeter quelque chose dans la nature si en d&amp;eacute;but de cha&amp;icirc;ne, on vous en retire tout simplement l'opportunit&amp;eacute; !&lt;/p&gt; &lt;br/&gt; &lt;p class='zero_dechet'&gt;Soutenir le retour aux bouteilles consign&amp;eacute;es&lt;/p&gt; &lt;p&gt;Bien que le recyclage du verre constitue un progr&amp;egrave;s, il est encore inf&amp;eacute;rieur au syst&amp;egrave;me de la consigne qui consiste &amp;agrave; faire payer l'emballage &amp;agrave; l'achat et &amp;agrave; le rembourser quand il est rapport&amp;eacute; en boutique ; ce contenant sera ensuite lav&amp;eacute; et r&amp;eacute;utilis&amp;eacute; &amp;agrave; nouveau, des dizaines de fois. Cette fa&amp;ccedil;on de faire n'est pas nouvelle puisque elle a exist&amp;eacute; jusque dans les ann&amp;eacute;es 1960, et existe encore dans certaines r&amp;eacute;gions comme l'Alsace. Des associations se sont constitu&amp;eacute;es pour remettre en vigueur cette solution sur l'ensemble du territoire : Bout' &amp;agrave; Bout' en&amp;nbsp; Pays de la Loire, distro.bzh en Bretagne...&lt;/p&gt; &lt;p&gt;Certaines boutiques comme &amp;Ocirc; Bocal proposent ainsi ce type de prestation &amp;agrave; leur client&amp;egrave;le.&lt;/p&gt; &lt;br/&gt; &lt;p class='zero_dechet'&gt;Remplacer ses mouchoirs jetables par un mouchoir en tissu&lt;/p&gt; &lt;img src='resources/images/nantes/images_zero_dechet/mouchoirs_papiers.jpg' class='zero_dechet' width='30%' /&gt;&lt;img src='resources/images/nantes/images_zero_dechet/fleche.jpg' class='zero_dechet' width='20%' /&gt;&lt;img src='resources/images/nantes/images_zero_dechet/mouchoirs.jpg' class='zero_dechet' width='30%' /&gt; &lt;p&gt;Avec &amp;eacute;ventuellement un ou deux mouchoirs de rechange. Bien pli&amp;eacute; et stock&amp;eacute;, le mouchoir en tissu n'est gu&amp;egrave;re salissant, et il se nettoie rapidement et simplement au savon de Marseille et &amp;agrave; l'eau chaude. Un peu plus cher &amp;agrave; l'achat (environ 5 &amp;euro;), mais vite rentable et moins encombrant que d'innombrables paquets de mouchoirs jetables.&lt;/p&gt; &lt;br/&gt; &lt;p class='zero_dechet'&gt;Remplacer son savon, son shampoing et son dentifrice par leurs &amp;eacute;quivalents solides&lt;/p&gt; &lt;img src='resources/images/nantes/images_zero_dechet/flacon_savon.jpg' class='zero_dechet' width='30%' /&gt;&lt;img src='resources/images/nantes/images_zero_dechet/fleche.jpg' class='zero_dechet' width='20%' /&gt;&lt;img src='resources/images/nantes/images_zero_dechet/savon.jpg' class='zero_dechet' width='30%' /&gt;&lt;br/&gt; &lt;img src='resources/images/nantes/images_zero_dechet/shampoing.jpg' class='zero_dechet' width='30%' /&gt;&lt;img src='resources/images/nantes/images_zero_dechet/fleche.jpg' class='zero_dechet' width='20%' /&gt;&lt;img src='resources/images/nantes/images_zero_dechet/shampoing_2.jpg' class='zero_dechet' width='30%' /&gt;&lt;br/&gt; &lt;img src='resources/images/nantes/images_zero_dechet/creme.jpg' class='zero_dechet' width='30%' /&gt;&lt;img src='resources/images/nantes/images_zero_dechet/fleche.jpg' class='zero_dechet' width='20%' /&gt;&lt;img src='resources/images/nantes/images_zero_dechet/creme_maison.jpg' class='zero_dechet' width='30%' /&gt; &lt;p&gt;Un bon gros vieux savon de Marseille ne vous laisse pas un flacon en plastique sur les bras chaque fois que vous en usez un, de m&amp;ecirc;me que le shampoing et le dentifrice solides qui s'utilisent de la m&amp;ecirc;me fa&amp;ccedil;on : mouillez et frottez ! Ils peuvent co&amp;ucirc;ter un peu plus cher &amp;agrave; l'achat (12,40 &amp;euro; pour le shampoing chez &amp;Ocirc; Bocal) mais se r&amp;eacute;v&amp;egrave;lent plus &amp;eacute;conomiques sur le long terme, pouvant durer de nombreux mois (environ six pour un shampoing utilis&amp;eacute; deux fois par semaine par une personne avec une chevelure courte). Le savon solide a &amp;eacute;galement l'avantage de la polyvalence, outre&amp;nbsp; les mains et le reste du corps, il peut s'employer pour le m&amp;eacute;nage.&lt;/p&gt; &lt;br/&gt; &lt;p class='zero_dechet'&gt;Remplacer ses cotons tiges par un oriculi&lt;/p&gt; &lt;img src='resources/images/nantes/images_zero_dechet/coton_tige.jpg' class='zero_dechet' width='30%' /&gt;&lt;img src='resources/images/nantes/images_zero_dechet/fleche.jpg' class='zero_dechet' width='20%' /&gt;&lt;img src='resources/images/nantes/images_zero_dechet/coton_tige_bois.jpg' class='zero_dechet' width='30%' /&gt; &lt;p&gt;La partie plastique desdits cotons tiges finit trop souvent dans la nature, avec des effets tr&amp;egrave;s n&amp;eacute;gatifs sur cette derni&amp;egrave;re ; m&amp;ecirc;me si la l&amp;eacute;gislation pr&amp;eacute;voit des les interdire dans quelques ann&amp;eacute;es, les rempla&amp;ccedil;ant par un mod&amp;egrave;le enti&amp;egrave;rement biod&amp;eacute;gradable (tige en papier), la meilleure solution consiste &amp;agrave; utiliser &amp;agrave; la place un outil unique, r&amp;eacute;utilisable quasiment &amp;agrave; l'infini.&lt;/p&gt; &lt;p&gt;L'oriculi, ou cure-oreille, provient d'Asie o&amp;ugrave; il est employ&amp;eacute; avec succ&amp;egrave;s depuis fort longtemps. Il co&amp;ucirc;te un peu plus cher &amp;agrave; l'achat (exemple : 4,50 &amp;euro; chez &amp;Ocirc; Bocal), mais est vite amorti, pouvant durer sans probl&amp;egrave;me des ann&amp;eacute;es, voire toute votre vie. Et si d'aventure le v&amp;ocirc;tre devient hors d'usage, sa fabrication le rend parfaitement compostable (mod&amp;egrave;le en bambou) ou recyclable (mod&amp;egrave;le en m&amp;eacute;tal).&lt;/p&gt; &lt;img src='resources/images/nantes/images_zero_dechet/brosse_a_dent.jpg' class='zero_dechet' width='30%' /&gt;&lt;img src='resources/images/nantes/images_zero_dechet/fleche.jpg' class='zero_dechet' width='20%' /&gt;&lt;img src='resources/images/nantes/images_zero_dechet/brosse_a_dent_bois.jpg' class='zero_dechet' width='30%' /&gt; &lt;br/&gt; &lt;p class='zero_dechet'&gt;Remplacer sa brosse &amp;agrave; dents en plastique par son &amp;eacute;quivalent compostable&lt;/p&gt; &lt;p&gt;Comme les cotons tiges, la brosse &amp;agrave; dents est un objet &amp;agrave; usure rapide dont l'impact environnemental pose probl&amp;egrave;me, particuli&amp;egrave;rement en fin de vie puisque le mod&amp;egrave;le en plastique est rarement recycl&amp;eacute;. Pour rem&amp;eacute;dier &amp;agrave; ce probl&amp;egrave;me, des mod&amp;egrave;les en bambou ont r&amp;eacute;cemment vu le jour, ce qui repr&amp;eacute;sente un net progr&amp;egrave;s vu que l'objet devient majoritairement compostable (il faut h&amp;eacute;las s&amp;eacute;parer les poils lorsque ils sont en nylon). En outre leur prix est encore &amp;eacute;lev&amp;eacute; par rapport aux produits classiques (environ 5 &amp;euro;), et il n'existe pas encore de fabrication nationale, la production (labellis&amp;eacute;e) s'effectuant actuellement en Chine. La production fran&amp;ccedil;aise fournit actuellement des brosses en plastique &amp;agrave; manche r&amp;eacute;utilisable (seule la t&amp;ecirc;te se change).&lt;/p&gt; &lt;br/&gt; &lt;p class='zero_dechet'&gt;Remplacer ses bouteilles d'eau en plastique par une gourde&lt;/p&gt; &lt;img src='resources/images/nantes/images_zero_dechet/bouteille_plastique.jpg' class='zero_dechet' width='30%' /&gt;&lt;img src='resources/images/nantes/images_zero_dechet/fleche.jpg' class='zero_dechet' width='20%' /&gt;&lt;img src='resources/images/nantes/images_zero_dechet/thermos.jpg' class='zero_dechet' width='30%' /&gt; &lt;p&gt;Nul besoin de pr&amp;eacute;senter le d&amp;eacute;sastre &amp;eacute;cologique de la bouteille en plastique jetable. Une gourde m&amp;eacute;tallique remplie d'eau du robinet est tout &amp;agrave; fait apte &amp;agrave; la remplacer. Diff&amp;eacute;rents formats existent, notamment des petits mod&amp;egrave;les pouvant tenir dans un sac &amp;agrave; main, pour les personnes souhaitant un encombrement r&amp;eacute;duit.&lt;/p&gt; &lt;br/&gt; &lt;p class='zero_dechet'&gt;R&amp;eacute;parer ou faire r&amp;eacute;parer, r&amp;eacute;cup&amp;eacute;rer, donner, &amp;eacute;changer, acheter et revendre d'occasion&lt;/p&gt; &lt;p&gt;Les possibilit&amp;eacute;s en la mati&amp;egrave;re se sont fortement accrues ces derni&amp;egrave;res ann&amp;eacute;es, avec tout un tas d'alternatives (anciennes ou nouvelles) au syst&amp;egrave;me destructeur qu'est la soci&amp;eacute;t&amp;eacute; de consommation ; la liste ci-dessous ne pr&amp;eacute;tend pas &amp;ecirc;tre exhaustive !&lt;/p&gt; &lt;p&gt;Sur le net :&lt;/p&gt; &lt;ul&gt; &lt;li class='zero_dechet'&gt; - www.donnons.org (dons)&lt;/li&gt; &lt;li class='zero_dechet'&gt; - www.recup.net (dons)&lt;/li&gt; &lt;li class='zero_dechet'&gt; - www.leboncoin.fr (achat / vente)&lt;/li&gt; &lt;li class='zero_dechet'&gt; - www.priceminister.com (achat / vente)&lt;/li&gt; &lt;li class='zero_dechet'&gt; - Groupe FaceBook// Parall&amp;egrave;le // Nantes (dons)&lt;/li&gt; &lt;li class='zero_dechet'&gt; - Groupe FaceBook Ventes entre nantais (achat / vente)&lt;/li&gt; &lt;/ul&gt; &lt;br/&gt; &lt;p&gt;Hors du net :&lt;/p&gt; &lt;ul&gt; &lt;li class='zero_dechet'&gt; - Entre ami-e-s&lt;/li&gt; &lt;li class='zero_dechet'&gt; - Dans la rue (mobiliers, cartons r&amp;eacute;utilisables pour un d&amp;eacute;m&amp;eacute;nagement, un envoi postal...) !&lt;/li&gt; &lt;li class='zero_dechet'&gt; - Vide greniers, brocantes, trocantes, march&amp;eacute;s aux puces&lt;/li&gt; &lt;li class='zero_dechet'&gt; - Bo&amp;icirc;tes utiles ou give box&lt;/li&gt; &lt;li class='zero_dechet'&gt; - Ateliers de r&amp;eacute;paration de v&amp;eacute;lo (voir heureux-cyclage.org)&lt;/li&gt; &lt;li class='zero_dechet'&gt; - Repair Caf&amp;eacute;s&lt;/li&gt; &lt;li class='zero_dechet'&gt; - Ressourceries&lt;/li&gt; &lt;/ul&gt; &lt;br/&gt; &lt;br/&gt; &lt;p class='zero_dechet'&gt;Produits d'entretien&lt;/p&gt; &lt;p&gt;Des produits simples, efficaces, sains pour la sant&amp;eacute; et l'environnement peuvent se trouver en vrac : vinaigre blanc, bicarbonate de soude, savon de Marseille, savon noir, citron...&lt;/p&gt; &lt;br/&gt; &lt;p class='zero_dechet'&gt;Quelques adresses locales&lt;/p&gt; &lt;ul&gt; &lt;li class='zero_dechet'&gt; - Compostri, 8 rue Saint Domingue - Le Solilab 44200 Nantes&lt;/li&gt; &lt;li class='zero_dechet'&gt; - V&amp;eacute;locampus, 3 chemin de la Censive du Tertre 44300 Nantes&lt;/li&gt; &lt;li class='zero_dechet'&gt; - &amp;Ocirc; Bocal, 3 rue de l'h&amp;ocirc;tel de ville 44000 Nantes&lt;/li&gt; &lt;li class='zero_dechet'&gt; - Biocoop, 188 route de Rennes 44300 Nantes / 8 rue du Commandant Charcot 44700 Orvault / 332 boulevard Marcel Paul 44800 Saint Herblain / 17 boulevard Gustave Roch 44200 Nantes / rue Louis Blanc 44230 Saint S&amp;eacute;bastien sur Loire&lt;/li&gt; &lt;li class='zero_dechet'&gt; - Cash Express, 6 rue de la Barillerie 44000 Nantes&lt;/li&gt; &lt;li class='zero_dechet'&gt; - N&amp;acirc;ga, 17 chemin Fontaine Launay 44400 Rez&amp;eacute;&lt;/li&gt; &lt;li class='zero_dechet'&gt; - PiNG, 38 Rue du Breil 44100 Nantes&lt;/li&gt; &lt;li class='zero_dechet'&gt; - La Ressourcerie de l'&amp;icirc;le, 90 rue de la Basse &amp;icirc;le 44400 Rez&amp;eacute;&lt;/li&gt; &lt;li class='zero_dechet'&gt; - L'Atelier du Retz emploi, rue Saint Domingue 44200 Nantes&lt;/li&gt; &lt;li class='zero_dechet'&gt; - Plan&amp;egrave;te occasion, La Jalousie route de Paris 44470 Carquefou&lt;/li&gt; &lt;li class='zero_dechet'&gt; - Envie44, 18 rue Bobby Sands 44800 Saint Herblain&lt;/li&gt; &lt;li class='zero_dechet'&gt; - Frip'in Shop, 52 &amp;amp; 60 rue mar&amp;eacute;chal Joffre 44000 Nantes&lt;/li&gt; &lt;li class='zero_dechet'&gt; - Stations Services, 9 rue de la Bauche Thiraud 44400 Rez&amp;eacute;&lt;/li&gt; &lt;li class='zero_dechet'&gt; - www.mieuxtrieranantes.fr&lt;/li&gt; &lt;/ul&gt; &lt;/div&gt; ",</text:p>
            <text:p>      "bouton":"fiche",</text:p>
            <text:p>      "image":"image_defaut_mini.png",</text:p>
            <text:p>      "mots_cles":"zero,dechet",</text:p>
            <text:p>      "mots_cles_en":"",</text:p>
            <text:p>      "categorie":"zero_dechet_nantes",</text:p>
            <text:p>      "source":"Auteur charles.duvergey@laposte.net"</text:p>
            <text:p>   },</text:p>
          </table:table-cell>
          <table:table-cell table:style-name="ce107" office:value-type="string" calcext:value-type="string">
            <text:p><text:s/></text:p>
          </table:table-cell>
          <table:table-cell table:number-columns-repeated="245"/>
        </table:table-row>
        <table:table-row table:style-name="ro13">
          <table:table-cell table:style-name="ce8" table:number-columns-repeated="2"/>
          <table:table-cell table:style-name="ce15"/>
          <table:table-cell table:style-name="ce110"/>
          <table:table-cell table:style-name="ce15"/>
          <table:table-cell table:style-name="ce8" table:number-columns-repeated="3"/>
          <table:table-cell table:style-name="ce121"/>
          <table:table-cell table:style-name="ce15"/>
          <table:table-cell table:style-name="ce122"/>
          <table:table-cell table:style-name="ce68" table:number-columns-repeated="3"/>
          <table:table-cell table:number-columns-repeated="3"/>
          <table:table-cell table:style-name="ce124"/>
          <table:table-cell table:style-name="ce107" office:value-type="string" calcext:value-type="string">
            <text:p><text:s/></text:p>
          </table:table-cell>
          <table:table-cell table:number-columns-repeated="245"/>
        </table:table-row>
        <table:table-row table:style-name="ro13">
          <table:table-cell table:style-name="ce8" table:number-columns-repeated="2"/>
          <table:table-cell table:style-name="ce15"/>
          <table:table-cell table:style-name="ce110"/>
          <table:table-cell table:style-name="ce15"/>
          <table:table-cell table:style-name="ce8" table:number-columns-repeated="3"/>
          <table:table-cell table:style-name="ce121"/>
          <table:table-cell table:style-name="ce15"/>
          <table:table-cell table:style-name="ce122"/>
          <table:table-cell table:style-name="ce68" table:number-columns-repeated="3"/>
          <table:table-cell table:number-columns-repeated="3"/>
          <table:table-cell table:style-name="ce124"/>
          <table:table-cell table:style-name="ce107" office:value-type="string" calcext:value-type="string">
            <text:p><text:s/></text:p>
          </table:table-cell>
          <table:table-cell table:number-columns-repeated="245"/>
        </table:table-row>
        <table:table-row table:style-name="ro13">
          <table:table-cell table:style-name="ce8" table:number-columns-repeated="2"/>
          <table:table-cell table:style-name="ce15" table:number-columns-repeated="3"/>
          <table:table-cell table:style-name="ce8" table:number-columns-repeated="4"/>
          <table:table-cell table:style-name="ce15"/>
          <table:table-cell table:style-name="ce122"/>
          <table:table-cell table:style-name="ce68" table:number-columns-repeated="3"/>
          <table:table-cell table:number-columns-repeated="3"/>
          <table:table-cell table:style-name="ce125" office:value-type="string" calcext:value-type="string">
            <text:p>{}]</text:p>
          </table:table-cell>
          <table:table-cell table:style-name="ce107" office:value-type="string" calcext:value-type="string">
            <text:p><text:s/></text:p>
          </table:table-cell>
          <table:table-cell table:number-columns-repeated="245"/>
        </table:table-row>
        <table:table-row table:style-name="ro13">
          <table:table-cell table:style-name="ce99" table:number-columns-repeated="11"/>
          <table:table-cell table:number-columns-repeated="7"/>
          <table:table-cell table:style-name="ce107" office:value-type="string" calcext:value-type="string">
            <text:p><text:s/></text:p>
          </table:table-cell>
          <table:table-cell table:number-columns-repeated="245"/>
        </table:table-row>
        <table:table-row table:style-name="ro13">
          <table:table-cell table:number-columns-repeated="18"/>
          <table:table-cell table:style-name="ce107" office:value-type="string" calcext:value-type="string">
            <text:p><text:s/></text:p>
          </table:table-cell>
          <table:table-cell table:number-columns-repeated="245"/>
        </table:table-row>
        <table:table-row table:style-name="ro13">
          <table:table-cell table:number-columns-repeated="18"/>
          <table:table-cell table:style-name="ce107" office:value-type="string" calcext:value-type="string">
            <text:p><text:s/></text:p>
          </table:table-cell>
          <table:table-cell table:number-columns-repeated="245"/>
        </table:table-row>
        <table:table-row table:style-name="ro13">
          <table:table-cell table:number-columns-repeated="18"/>
          <table:table-cell table:style-name="ce107" office:value-type="string" calcext:value-type="string">
            <text:p><text:s/></text:p>
          </table:table-cell>
          <table:table-cell table:number-columns-repeated="245"/>
        </table:table-row>
        <table:table-row table:style-name="ro13" table:number-rows-repeated="1048522">
          <table:table-cell table:number-columns-repeated="264"/>
        </table:table-row>
        <table:table-row table:style-name="ro13">
          <table:table-cell table:number-columns-repeated="264"/>
        </table:table-row>
      </table:table>
      <table:table table:name="CategoriesUsuelle" table:style-name="ta5" table:print="false">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20" table:default-cell-style-name="Default"/>
        <table:table-column table:style-name="co119" table:number-columns-repeated="3" table:default-cell-style-name="Default"/>
        <table:table-column table:style-name="co120" table:default-cell-style-name="Default"/>
        <table:table-column table:style-name="co29" table:number-columns-repeated="2" table:default-cell-style-name="Default"/>
        <table:table-column table:style-name="co121" table:number-columns-repeated="2" table:default-cell-style-name="Default"/>
        <table:table-column table:style-name="co29" table:default-cell-style-name="Default"/>
        <table:table-column table:style-name="co121" table:number-columns-repeated="2" table:default-cell-style-name="Default"/>
        <table:table-column table:style-name="co122" table:number-columns-repeated="3" table:default-cell-style-name="Default"/>
        <table:table-column table:style-name="co123" table:default-cell-style-name="Default"/>
        <table:table-column table:style-name="co124" table:default-cell-style-name="Default"/>
        <table:table-column table:style-name="co125" table:default-cell-style-name="Default"/>
        <table:table-column table:style-name="co20" table:default-cell-style-name="Default"/>
        <table:table-column table:style-name="co126" table:default-cell-style-name="Default"/>
        <table:table-column table:style-name="co127" table:default-cell-style-name="Default"/>
        <table:table-column table:style-name="co128" table:default-cell-style-name="Default"/>
        <table:table-column table:style-name="co33" table:number-columns-repeated="3" table:default-cell-style-name="Default"/>
        <table:table-column table:style-name="co129" table:default-cell-style-name="Default"/>
        <table:table-column table:style-name="co104" table:number-columns-repeated="3" table:default-cell-style-name="Default"/>
        <table:table-column table:style-name="co130" table:default-cell-style-name="Default"/>
        <table:table-column table:style-name="co20" table:default-cell-style-name="Default"/>
        <table:table-column table:style-name="co35" table:default-cell-style-name="Default"/>
        <table:table-column table:style-name="co29" table:default-cell-style-name="Default"/>
        <table:table-column table:style-name="co131" table:number-columns-repeated="6" table:default-cell-style-name="Default"/>
        <table:table-column table:style-name="co38" table:default-cell-style-name="Default"/>
        <table:table-column table:style-name="co131" table:default-cell-style-name="Default"/>
        <table:table-column table:style-name="co39" table:default-cell-style-name="Default"/>
        <table:table-column table:style-name="co40" table:number-columns-repeated="219" table:default-cell-style-name="Default"/>
        <table:table-row table:style-name="ro1">
          <table:table-cell table:style-name="ce78"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14">
          <table:table-cell table:style-name="ce90" office:value-type="string" calcext:value-type="string">
            <text:p>Code</text:p>
          </table:table-cell>
          <table:table-cell table:style-name="ce90" office:value-type="string" calcext:value-type="string">
            <text:p>Nom</text:p>
          </table:table-cell>
          <table:table-cell table:style-name="ce90" office:value-type="string" calcext:value-type="string">
            <text:p>Nom_en</text:p>
          </table:table-cell>
          <table:table-cell table:style-name="ce90" office:value-type="string" calcext:value-type="string">
            <text:p>Description</text:p>
          </table:table-cell>
          <table:table-cell table:style-name="ce90" office:value-type="string" calcext:value-type="string">
            <text:p>Sous-catégories</text:p>
          </table:table-cell>
          <table:table-cell table:style-name="ce90" office:value-type="string" calcext:value-type="string">
            <text:p>EstSousCatégorie</text:p>
          </table:table-cell>
          <table:table-cell table:style-name="ce90" office:value-type="string" calcext:value-type="string">
            <text:p>Bouton</text:p>
          </table:table-cell>
          <table:table-cell table:style-name="ce90" office:value-type="string" calcext:value-type="string">
            <text:p>Source</text:p>
          </table:table-cell>
          <table:table-cell table:style-name="ce90" office:value-type="string" calcext:value-type="string">
            <text:p>Image</text:p>
          </table:table-cell>
          <table:table-cell table:style-name="ce90" office:value-type="string" calcext:value-type="string">
            <text:p>Statut</text:p>
          </table:table-cell>
          <table:table-cell table:style-name="ce90" office:value-type="string" calcext:value-type="string">
            <text:p><text:s/></text:p>
          </table:table-cell>
          <table:table-cell table:style-name="ce132" table:number-columns-repeated="3"/>
          <table:table-cell table:style-name="ce71" office:value-type="string" calcext:value-type="string">
            <text:p><text:span text:style-name="T2">var</text:span><text:span text:style-name="T3"> _usualCategoriesDatas = [</text:span></text:p>
          </table:table-cell>
          <table:table-cell table:number-columns-repeated="4"/>
          <table:table-cell office:value-type="string" calcext:value-type="string">
            <text:p><text:s/></text:p>
          </table:table-cell>
          <table:table-cell table:number-columns-repeated="251"/>
        </table:table-row>
        <table:table-row table:style-name="ro2">
          <table:table-cell table:style-name="ce22" office:value-type="string" calcext:value-type="string">
            <text:p>cu_plastique</text:p>
          </table:table-cell>
          <table:table-cell table:style-name="ce22" office:value-type="string" calcext:value-type="string">
            <text:p>Plastique Brique</text:p>
          </table:table-cell>
          <table:table-cell table:style-name="ce102" office:value-type="string" calcext:value-type="string">
            <text:p>Plastic Brick</text:p>
          </table:table-cell>
          <table:table-cell table:style-name="ce22" table:number-columns-repeated="2"/>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bouteille_lait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5];[CategoriesUsuelle.B5];[CategoriesUsuelle.C5];[CategoriesUsuelle.D5];[CategoriesUsuelle.E5];[CategoriesUsuelle.F5];[CategoriesUsuelle.G5];[CategoriesUsuelle.H5];[CategoriesUsuelle.I5];[CategoriesUsuelle.J5])" office:value-type="string" office:string-value="   {&#10;      &quot;code&quot;:&quot;cu_plastique&quot;,&#10;      &quot;nom&quot;:&quot;Plastique Brique&quot;,&#10;      &quot;nom_en&quot;:&quot;Plastic Brick&quot;,&#10;      &quot;sous_cat&quot;:&quot;false&quot;,&#10;      &quot;image&quot;:&quot;bouteille_lait_mini.png&quot;,&#10;      &quot;bouton&quot;:&quot;cu&quot;&#10;   }," calcext:value-type="string">
            <text:p>   {</text:p>
            <text:p>      "code":"cu_plastique",</text:p>
            <text:p>      "nom":"Plastique Brique",</text:p>
            <text:p>      "nom_en":"Plastic Brick",</text:p>
            <text:p>      "sous_cat":"false",</text:p>
            <text:p>      "image":"bouteille_lait_mini.png",</text:p>
            <text:p>      "bouton":"cu"</text:p>
            <text:p>   },</text:p>
          </table:table-cell>
          <table:table-cell table:number-columns-repeated="2"/>
          <table:table-cell table:style-name="ce135"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papierscartons</text:p>
          </table:table-cell>
          <table:table-cell table:style-name="ce22" office:value-type="string" calcext:value-type="string">
            <text:p>Papier Carton</text:p>
          </table:table-cell>
          <table:table-cell table:style-name="ce102" office:value-type="string" calcext:value-type="string">
            <text:p>Paper Cardboard</text:p>
          </table:table-cell>
          <table:table-cell table:style-name="ce22" table:number-columns-repeated="2"/>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journal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6];[CategoriesUsuelle.B6];[CategoriesUsuelle.C6];[CategoriesUsuelle.D6];[CategoriesUsuelle.E6];[CategoriesUsuelle.F6];[CategoriesUsuelle.G6];[CategoriesUsuelle.H6];[CategoriesUsuelle.I6];[CategoriesUsuelle.J6])" office:value-type="string" office:string-value="   {&#10;      &quot;code&quot;:&quot;cu_papierscartons&quot;,&#10;      &quot;nom&quot;:&quot;Papier Carton&quot;,&#10;      &quot;nom_en&quot;:&quot;Paper Cardboard&quot;,&#10;      &quot;sous_cat&quot;:&quot;false&quot;,&#10;      &quot;image&quot;:&quot;journal_mini.png&quot;,&#10;      &quot;bouton&quot;:&quot;cu&quot;&#10;   }," calcext:value-type="string">
            <text:p>   {</text:p>
            <text:p>      "code":"cu_papierscartons",</text:p>
            <text:p>      "nom":"Papier Carton",</text:p>
            <text:p>      "nom_en":"Paper Cardboard",</text:p>
            <text:p>      "sous_cat":"false",</text:p>
            <text:p>      "image":"journal_mini.png",</text:p>
            <text:p>      "bouton":"cu"</text:p>
            <text:p>   },</text:p>
          </table:table-cell>
          <table:table-cell table:number-columns-repeated="2"/>
          <table:table-cell table:style-name="ce135"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metal</text:p>
          </table:table-cell>
          <table:table-cell table:style-name="ce22" office:value-type="string" calcext:value-type="string">
            <text:p>Métal</text:p>
          </table:table-cell>
          <table:table-cell table:style-name="ce102" office:value-type="string" calcext:value-type="string">
            <text:p>Metal</text:p>
          </table:table-cell>
          <table:table-cell table:style-name="ce22" table:number-columns-repeated="2"/>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bidon_metal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7];[CategoriesUsuelle.B7];[CategoriesUsuelle.C7];[CategoriesUsuelle.D7];[CategoriesUsuelle.E7];[CategoriesUsuelle.F7];[CategoriesUsuelle.G7];[CategoriesUsuelle.H7];[CategoriesUsuelle.I7];[CategoriesUsuelle.J7])" office:value-type="string" office:string-value="   {&#10;      &quot;code&quot;:&quot;cu_metal&quot;,&#10;      &quot;nom&quot;:&quot;Métal&quot;,&#10;      &quot;nom_en&quot;:&quot;Metal&quot;,&#10;      &quot;sous_cat&quot;:&quot;false&quot;,&#10;      &quot;image&quot;:&quot;bidon_metal_mini.png&quot;,&#10;      &quot;bouton&quot;:&quot;cu&quot;&#10;   }," calcext:value-type="string">
            <text:p>   {</text:p>
            <text:p>      "code":"cu_metal",</text:p>
            <text:p>      "nom":"Métal",</text:p>
            <text:p>      "nom_en":"Metal",</text:p>
            <text:p>      "sous_cat":"false",</text:p>
            <text:p>      "image":"bidon_metal_mini.png",</text:p>
            <text:p>      "bouton":"cu"</text:p>
            <text:p>   },</text:p>
          </table:table-cell>
          <table:table-cell table:number-columns-repeated="2"/>
          <table:table-cell table:style-name="ce135"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vertbois</text:p>
          </table:table-cell>
          <table:table-cell table:style-name="ce22" office:value-type="string" calcext:value-type="string">
            <text:p>Déchet vert Bois</text:p>
          </table:table-cell>
          <table:table-cell table:style-name="ce102" office:value-type="string" calcext:value-type="string">
            <text:p>Green waste Wood</text:p>
          </table:table-cell>
          <table:table-cell table:style-name="ce22" table:number-columns-repeated="2"/>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epeluchu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8];[CategoriesUsuelle.B8];[CategoriesUsuelle.C8];[CategoriesUsuelle.D8];[CategoriesUsuelle.E8];[CategoriesUsuelle.F8];[CategoriesUsuelle.G8];[CategoriesUsuelle.H8];[CategoriesUsuelle.I8];[CategoriesUsuelle.J8])" office:value-type="string" office:string-value="   {&#10;      &quot;code&quot;:&quot;cu_vertbois&quot;,&#10;      &quot;nom&quot;:&quot;Déchet vert Bois&quot;,&#10;      &quot;nom_en&quot;:&quot;Green waste Wood&quot;,&#10;      &quot;sous_cat&quot;:&quot;false&quot;,&#10;      &quot;image&quot;:&quot;epeluchure_mini.png&quot;,&#10;      &quot;bouton&quot;:&quot;cu&quot;&#10;   }," calcext:value-type="string">
            <text:p>   {</text:p>
            <text:p>      "code":"cu_vertbois",</text:p>
            <text:p>      "nom":"Déchet vert Bois",</text:p>
            <text:p>      "nom_en":"Green waste Wood",</text:p>
            <text:p>      "sous_cat":"false",</text:p>
            <text:p>      "image":"epeluchure_mini.png",</text:p>
            <text:p>      "bouton":"cu"</text:p>
            <text:p>   },</text:p>
          </table:table-cell>
          <table:table-cell table:number-columns-repeated="2"/>
          <table:table-cell table:style-name="ce135"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verrevaisselle</text:p>
          </table:table-cell>
          <table:table-cell table:style-name="ce22" office:value-type="string" calcext:value-type="string">
            <text:p>Verre Vaisselle</text:p>
          </table:table-cell>
          <table:table-cell table:style-name="ce102" office:value-type="string" calcext:value-type="string">
            <text:p>Glass tableware</text:p>
          </table:table-cell>
          <table:table-cell table:style-name="ce22" table:number-columns-repeated="2"/>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vas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9];[CategoriesUsuelle.B9];[CategoriesUsuelle.C9];[CategoriesUsuelle.D9];[CategoriesUsuelle.E9];[CategoriesUsuelle.F9];[CategoriesUsuelle.G9];[CategoriesUsuelle.H9];[CategoriesUsuelle.I9];[CategoriesUsuelle.J9])" office:value-type="string" office:string-value="   {&#10;      &quot;code&quot;:&quot;cu_verrevaisselle&quot;,&#10;      &quot;nom&quot;:&quot;Verre Vaisselle&quot;,&#10;      &quot;nom_en&quot;:&quot;Glass tableware&quot;,&#10;      &quot;sous_cat&quot;:&quot;false&quot;,&#10;      &quot;image&quot;:&quot;vase_mini.png&quot;,&#10;      &quot;bouton&quot;:&quot;cu&quot;&#10;   }," calcext:value-type="string">
            <text:p>   {</text:p>
            <text:p>      "code":"cu_verrevaisselle",</text:p>
            <text:p>      "nom":"Verre Vaisselle",</text:p>
            <text:p>      "nom_en":"Glass tableware",</text:p>
            <text:p>      "sous_cat":"false",</text:p>
            <text:p>      "image":"vase_mini.png",</text:p>
            <text:p>      "bouton":"cu"</text:p>
            <text:p>   },</text:p>
          </table:table-cell>
          <table:table-cell table:number-columns-repeated="2"/>
          <table:table-cell table:style-name="ce135"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vetementtissu</text:p>
          </table:table-cell>
          <table:table-cell table:style-name="ce22" office:value-type="string" calcext:value-type="string">
            <text:p>Vêtement Tissu</text:p>
          </table:table-cell>
          <table:table-cell table:style-name="ce127" office:value-type="string" calcext:value-type="string">
            <text:p>Clothing Fabric</text:p>
          </table:table-cell>
          <table:table-cell table:style-name="ce22" table:number-columns-repeated="2"/>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jean_usag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10];[CategoriesUsuelle.B10];[CategoriesUsuelle.C10];[CategoriesUsuelle.D10];[CategoriesUsuelle.E10];[CategoriesUsuelle.F10];[CategoriesUsuelle.G10];[CategoriesUsuelle.H10];[CategoriesUsuelle.I10];[CategoriesUsuelle.J10])" office:value-type="string" office:string-value="   {&#10;      &quot;code&quot;:&quot;cu_vetementtissu&quot;,&#10;      &quot;nom&quot;:&quot;Vêtement Tissu&quot;,&#10;      &quot;nom_en&quot;:&quot;Clothing Fabric&quot;,&#10;      &quot;sous_cat&quot;:&quot;false&quot;,&#10;      &quot;image&quot;:&quot;jean_usage_mini.png&quot;,&#10;      &quot;bouton&quot;:&quot;cu&quot;&#10;   }," calcext:value-type="string">
            <text:p>   {</text:p>
            <text:p>      "code":"cu_vetementtissu",</text:p>
            <text:p>      "nom":"Vêtement Tissu",</text:p>
            <text:p>      "nom_en":"Clothing Fabric",</text:p>
            <text:p>      "sous_cat":"false",</text:p>
            <text:p>      "image":"jean_usage_mini.png",</text:p>
            <text:p>      "bouton":"cu"</text:p>
            <text:p>   },</text:p>
          </table:table-cell>
          <table:table-cell table:number-columns-repeated="2"/>
          <table:table-cell table:style-name="ce135"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encombrantelectronique</text:p>
          </table:table-cell>
          <table:table-cell table:style-name="ce22" office:value-type="string" calcext:value-type="string">
            <text:p>Encombrant Élec.</text:p>
          </table:table-cell>
          <table:table-cell table:style-name="ce102" office:value-type="string" calcext:value-type="string">
            <text:p>Bulky Electronic</text:p>
          </table:table-cell>
          <table:table-cell table:style-name="ce22" table:number-columns-repeated="2"/>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refrigerateur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11];[CategoriesUsuelle.B11];[CategoriesUsuelle.C11];[CategoriesUsuelle.D11];[CategoriesUsuelle.E11];[CategoriesUsuelle.F11];[CategoriesUsuelle.G11];[CategoriesUsuelle.H11];[CategoriesUsuelle.I11];[CategoriesUsuelle.J11])" office:value-type="string" office:string-value="   {&#10;      &quot;code&quot;:&quot;cu_encombrantelectronique&quot;,&#10;      &quot;nom&quot;:&quot;Encombrant Élec.&quot;,&#10;      &quot;nom_en&quot;:&quot;Bulky Electronic&quot;,&#10;      &quot;sous_cat&quot;:&quot;false&quot;,&#10;      &quot;image&quot;:&quot;refrigerateur_mini.png&quot;,&#10;      &quot;bouton&quot;:&quot;cu&quot;&#10;   }," calcext:value-type="string">
            <text:p>   {</text:p>
            <text:p>      "code":"cu_encombrantelectronique",</text:p>
            <text:p>      "nom":"Encombrant Élec.",</text:p>
            <text:p>      "nom_en":"Bulky Electronic",</text:p>
            <text:p>      "sous_cat":"false",</text:p>
            <text:p>      "image":"refrigerateur_mini.png",</text:p>
            <text:p>      "bouton":"cu"</text:p>
            <text:p>   },</text:p>
          </table:table-cell>
          <table:table-cell table:number-columns-repeated="2"/>
          <table:table-cell table:style-name="ce135"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divers</text:p>
          </table:table-cell>
          <table:table-cell table:style-name="ce22" office:value-type="string" calcext:value-type="string">
            <text:p>Divers</text:p>
          </table:table-cell>
          <table:table-cell table:style-name="ce102" office:value-type="string" calcext:value-type="string">
            <text:p>Various</text:p>
          </table:table-cell>
          <table:table-cell table:style-name="ce22" table:number-columns-repeated="2"/>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rouge_a_lev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12];[CategoriesUsuelle.B12];[CategoriesUsuelle.C12];[CategoriesUsuelle.D12];[CategoriesUsuelle.E12];[CategoriesUsuelle.F12];[CategoriesUsuelle.G12];[CategoriesUsuelle.H12];[CategoriesUsuelle.I12];[CategoriesUsuelle.J12])" office:value-type="string" office:string-value="   {&#10;      &quot;code&quot;:&quot;cu_divers&quot;,&#10;      &quot;nom&quot;:&quot;Divers&quot;,&#10;      &quot;nom_en&quot;:&quot;Various&quot;,&#10;      &quot;sous_cat&quot;:&quot;false&quot;,&#10;      &quot;image&quot;:&quot;rouge_a_levre_mini.png&quot;,&#10;      &quot;bouton&quot;:&quot;cu&quot;&#10;   }," calcext:value-type="string">
            <text:p>   {</text:p>
            <text:p>      "code":"cu_divers",</text:p>
            <text:p>      "nom":"Divers",</text:p>
            <text:p>      "nom_en":"Various",</text:p>
            <text:p>      "sous_cat":"false",</text:p>
            <text:p>      "image":"rouge_a_levre_mini.png",</text:p>
            <text:p>      "bouton":"cu"</text:p>
            <text:p>   },</text:p>
          </table:table-cell>
          <table:table-cell table:number-columns-repeated="2"/>
          <table:table-cell table:style-name="ce135"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cu_toxique</text:p>
          </table:table-cell>
          <table:table-cell table:style-name="ce22" office:value-type="string" calcext:value-type="string">
            <text:p>Toxique</text:p>
          </table:table-cell>
          <table:table-cell table:style-name="ce102" office:value-type="string" calcext:value-type="string">
            <text:p>toxic </text:p>
          </table:table-cell>
          <table:table-cell table:style-name="ce22"/>
          <table:table-cell table:style-name="ce22" office:value-type="string" calcext:value-type="string">
            <text:p>scu_medicament,scu_toxiquejardin,scu_toxiquegarage,scu_toxiquecuisine,scu_toxiquesdb,scu_toxiquebrico,scu_toxiqueparasite,scu_toxiquedivers</text:p>
          </table:table-cell>
          <table:table-cell table:style-name="ce128" office:value-type="string" calcext:value-type="string">
            <text:p>false</text:p>
          </table:table-cell>
          <table:table-cell table:style-name="ce22" office:value-type="string" calcext:value-type="string">
            <text:p>cu</text:p>
          </table:table-cell>
          <table:table-cell table:style-name="ce22"/>
          <table:table-cell table:style-name="ce98" office:value-type="string" calcext:value-type="string">
            <text:p>batterie_voitu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14];[CategoriesUsuelle.B14];[CategoriesUsuelle.C14];[CategoriesUsuelle.D14];[CategoriesUsuelle.E14];[CategoriesUsuelle.F14];[CategoriesUsuelle.G14];[CategoriesUsuelle.H14];[CategoriesUsuelle.I14];[CategoriesUsuelle.J14])" office:value-type="string" office:string-value="   {&#10;      &quot;code&quot;:&quot;scu_medicament&quot;,&#10;      &quot;nom&quot;:&quot;Médicament&quot;,&#10;      &quot;nom_en&quot;:&quot;Drug&quot;,&#10;      &quot;sous_cat&quot;:&quot;true&quot;,&#10;      &quot;image&quot;:&quot;medicaments_mini.png&quot;,&#10;      &quot;bouton&quot;:&quot;cu_toxique&quot;&#10;   }," calcext:value-type="string">
            <text:p>   {</text:p>
            <text:p>      "code":"scu_medicament",</text:p>
            <text:p>      "nom":"Médicament",</text:p>
            <text:p>      "nom_en":"Drug",</text:p>
            <text:p>      "sous_cat":"true",</text:p>
            <text:p>      "image":"medicaments_mini.png",</text:p>
            <text:p>      "bouton":"cu_toxique"</text:p>
            <text:p>   },</text:p>
          </table:table-cell>
          <table:table-cell table:number-columns-repeated="2"/>
          <table:table-cell table:style-name="ce135"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35"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2">
          <table:table-cell table:style-name="ce22" office:value-type="string" calcext:value-type="string">
            <text:p>scu_medicament</text:p>
          </table:table-cell>
          <table:table-cell table:style-name="ce22" office:value-type="string" calcext:value-type="string">
            <text:p>Médicament</text:p>
          </table:table-cell>
          <table:table-cell table:style-name="ce102" office:value-type="string" calcext:value-type="string">
            <text:p>Drug</text:p>
          </table:table-cell>
          <table:table-cell table:style-name="ce22" table:number-columns-repeated="2"/>
          <table:table-cell table:style-name="ce128" office:value-type="string" calcext:value-type="string">
            <text:p>true</text:p>
          </table:table-cell>
          <table:table-cell table:style-name="ce22" office:value-type="string" calcext:value-type="string">
            <text:p>cu_toxique</text:p>
          </table:table-cell>
          <table:table-cell table:style-name="ce22"/>
          <table:table-cell table:style-name="ce93" office:value-type="string" calcext:value-type="string">
            <text:p>medicaments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4" office:value-type="string" calcext:value-type="string">
            <text:p>{}];</text:p>
          </table:table-cell>
          <table:table-cell table:number-columns-repeated="2"/>
          <table:table-cell table:style-name="ce135"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jardin</text:p>
          </table:table-cell>
          <table:table-cell table:style-name="ce22" office:value-type="string" calcext:value-type="string">
            <text:p>Déchet toxique du Jardinage</text:p>
          </table:table-cell>
          <table:table-cell table:style-name="ce102" office:value-type="string" calcext:value-type="string">
            <text:p>Toxic Waste of Gardening</text:p>
          </table:table-cell>
          <table:table-cell table:style-name="ce22" office:value-type="string" calcext:value-type="string">
            <text:p><text:s/>Engrais chimiques, herbicides, fongicides, insecticides...</text:p>
          </table:table-cell>
          <table:table-cell table:style-name="ce22"/>
          <table:table-cell table:style-name="ce128" office:value-type="string" calcext:value-type="string">
            <text:p>true</text:p>
          </table:table-cell>
          <table:table-cell table:style-name="ce22" office:value-type="string" calcext:value-type="string">
            <text:p>cu_toxique</text:p>
          </table:table-cell>
          <table:table-cell table:style-name="ce22"/>
          <table:table-cell table:style-name="ce22" office:value-type="string" calcext:value-type="string">
            <text:p>desherbant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number-columns-repeated="3"/>
          <table:table-cell table:style-name="ce135"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garage</text:p>
          </table:table-cell>
          <table:table-cell table:style-name="ce22" office:value-type="string" calcext:value-type="string">
            <text:p>Déchet toxique du Garage</text:p>
          </table:table-cell>
          <table:table-cell table:style-name="ce102" office:value-type="string" calcext:value-type="string">
            <text:p>Toxic Waste Garage</text:p>
          </table:table-cell>
          <table:table-cell table:style-name="ce22" office:value-type="string" calcext:value-type="string">
            <text:p><text:s/>Antigel, liquide de refroidissement, mastic de carrosserie, peinture antirouille, huile minérale, filtre à huile...</text:p>
          </table:table-cell>
          <table:table-cell table:style-name="ce22"/>
          <table:table-cell table:style-name="ce128" office:value-type="string" calcext:value-type="string">
            <text:p>true</text:p>
          </table:table-cell>
          <table:table-cell table:style-name="ce22" office:value-type="string" calcext:value-type="string">
            <text:p>cu_toxique</text:p>
          </table:table-cell>
          <table:table-cell table:style-name="ce22"/>
          <table:table-cell table:style-name="ce98" office:value-type="string" calcext:value-type="string">
            <text:p>batterie_voitu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number-columns-repeated="3"/>
          <table:table-cell table:style-name="ce135"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cuisine</text:p>
          </table:table-cell>
          <table:table-cell table:style-name="ce22" office:value-type="string" calcext:value-type="string">
            <text:p>Déchet toxique de la Cuisine</text:p>
          </table:table-cell>
          <table:table-cell table:style-name="ce102" office:value-type="string" calcext:value-type="string">
            <text:p>Toxic Waste in the Kitchen</text:p>
          </table:table-cell>
          <table:table-cell table:style-name="ce22" office:value-type="string" calcext:value-type="string">
            <text:p>Nettoyants cuivre et argenterie, nettoyants à l'ammoniac, récurant pour four...</text:p>
          </table:table-cell>
          <table:table-cell table:style-name="ce22"/>
          <table:table-cell table:style-name="ce128" office:value-type="string" calcext:value-type="string">
            <text:p>true</text:p>
          </table:table-cell>
          <table:table-cell table:style-name="ce22" office:value-type="string" calcext:value-type="string">
            <text:p>cu_toxique</text:p>
          </table:table-cell>
          <table:table-cell table:style-name="ce22"/>
          <table:table-cell table:style-name="ce130" office:value-type="string" calcext:value-type="string">
            <text:p>bouteille_ammoniaqu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number-columns-repeated="3"/>
          <table:table-cell table:style-name="ce135"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sdb</text:p>
          </table:table-cell>
          <table:table-cell table:style-name="ce22" office:value-type="string" calcext:value-type="string">
            <text:p>Déchet toxique de la Salle de bain</text:p>
          </table:table-cell>
          <table:table-cell table:style-name="ce102" office:value-type="string" calcext:value-type="string">
            <text:p>Toxic Waste in the bathroom</text:p>
          </table:table-cell>
          <table:table-cell table:style-name="ce22" office:value-type="string" calcext:value-type="string">
            <text:p>Déboucheur liquide, détachant, eau de Javel, nettoyants à sol, récurant pour toilette, thermomètres à mercure...</text:p>
          </table:table-cell>
          <table:table-cell table:style-name="ce22"/>
          <table:table-cell table:style-name="ce128" office:value-type="string" calcext:value-type="string">
            <text:p>true</text:p>
          </table:table-cell>
          <table:table-cell table:style-name="ce22" office:value-type="string" calcext:value-type="string">
            <text:p>cu_toxique</text:p>
          </table:table-cell>
          <table:table-cell table:style-name="ce22"/>
          <table:table-cell table:style-name="ce22" office:value-type="string" calcext:value-type="string">
            <text:p>desinfectant_toilett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number-columns-repeated="3"/>
          <table:table-cell table:style-name="ce135"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brico</text:p>
          </table:table-cell>
          <table:table-cell table:style-name="ce22" office:value-type="string" calcext:value-type="string">
            <text:p>Déchet toxique du Bricolage</text:p>
          </table:table-cell>
          <table:table-cell table:style-name="ce102" office:value-type="string" calcext:value-type="string">
            <text:p>Toxic Waste of Housing</text:p>
          </table:table-cell>
          <table:table-cell table:style-name="ce22" office:value-type="string" calcext:value-type="string">
            <text:p>Colles, produits de traitement du bois, enduits et vernis, peintures huile et eau, <text:s/>laques, résines, diluants, solvants...</text:p>
          </table:table-cell>
          <table:table-cell table:style-name="ce22"/>
          <table:table-cell table:style-name="ce128" office:value-type="string" calcext:value-type="string">
            <text:p>true</text:p>
          </table:table-cell>
          <table:table-cell table:style-name="ce22" office:value-type="string" calcext:value-type="string">
            <text:p>cu_toxique</text:p>
          </table:table-cell>
          <table:table-cell table:style-name="ce22"/>
          <table:table-cell table:style-name="ce98" office:value-type="string" calcext:value-type="string">
            <text:p>peinture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number-columns-repeated="3"/>
          <table:table-cell table:style-name="ce135"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parasite</text:p>
          </table:table-cell>
          <table:table-cell table:style-name="ce22" office:value-type="string" calcext:value-type="string">
            <text:p>Déchet toxique du traitement des parasites</text:p>
          </table:table-cell>
          <table:table-cell table:style-name="ce102" office:value-type="string" calcext:value-type="string">
            <text:p>Toxic Waste treatment parasites</text:p>
          </table:table-cell>
          <table:table-cell table:style-name="ce22" office:value-type="string" calcext:value-type="string">
            <text:p>Anti-fourmis, insecticides, naphtaline, mort aux rats...</text:p>
          </table:table-cell>
          <table:table-cell table:style-name="ce22"/>
          <table:table-cell table:style-name="ce128" office:value-type="string" calcext:value-type="string">
            <text:p>true</text:p>
          </table:table-cell>
          <table:table-cell table:style-name="ce22" office:value-type="string" calcext:value-type="string">
            <text:p>cu_toxique</text:p>
          </table:table-cell>
          <table:table-cell table:style-name="ce22"/>
          <table:table-cell table:style-name="ce22" office:value-type="string" calcext:value-type="string">
            <text:p>mortaurat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number-columns-repeated="3"/>
          <table:table-cell table:style-name="ce135"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2">
          <table:table-cell table:style-name="ce22" office:value-type="string" calcext:value-type="string">
            <text:p>scu_toxiquedivers</text:p>
          </table:table-cell>
          <table:table-cell table:style-name="ce22" office:value-type="string" calcext:value-type="string">
            <text:p>Déchet toxique divers</text:p>
          </table:table-cell>
          <table:table-cell table:style-name="ce102" office:value-type="string" calcext:value-type="string">
            <text:p>Various toxic waste</text:p>
          </table:table-cell>
          <table:table-cell table:style-name="ce22" office:value-type="string" calcext:value-type="string">
            <text:p>acides, bases, essence de térébenthine, radiographie, révélateur et fixateur photo, néons...</text:p>
          </table:table-cell>
          <table:table-cell table:style-name="ce22"/>
          <table:table-cell table:style-name="ce128" office:value-type="string" calcext:value-type="string">
            <text:p>true</text:p>
          </table:table-cell>
          <table:table-cell table:style-name="ce22" office:value-type="string" calcext:value-type="string">
            <text:p>cu_toxique</text:p>
          </table:table-cell>
          <table:table-cell table:style-name="ce22"/>
          <table:table-cell table:style-name="ce22" office:value-type="string" calcext:value-type="string">
            <text:p>pile_45_mini.png</text:p>
          </table:table-cell>
          <table:table-cell table:style-name="ce22"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number-columns-repeated="3"/>
          <table:table-cell table:style-name="ce135"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99" table:number-columns-repeated="10"/>
          <table:table-cell table:style-name="ce131"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126" table:number-columns-repeated="14"/>
          <table:table-cell table:number-columns-repeated="257"/>
        </table:table-row>
        <table:table-row table:style-name="ro1">
          <table:table-cell table:number-columns-repeated="271"/>
        </table:table-row>
        <table:table-row table:style-name="ro2">
          <table:table-cell table:style-name="ce22" office:value-type="string" calcext:value-type="string">
            <text:p>cu_electronique</text:p>
          </table:table-cell>
          <table:table-cell table:style-name="ce93" office:value-type="string" calcext:value-type="string">
            <text:p>Électronique</text:p>
          </table:table-cell>
          <table:table-cell table:style-name="ce93"/>
          <table:table-cell table:style-name="ce22" table:number-columns-repeated="2"/>
          <table:table-cell table:style-name="ce129" office:value-type="string" calcext:value-type="string">
            <text:p>false</text:p>
          </table:table-cell>
          <table:table-cell table:style-name="ce22" office:value-type="string" calcext:value-type="string">
            <text:p>cu</text:p>
          </table:table-cell>
          <table:table-cell table:style-name="ce8"/>
          <table:table-cell table:style-name="ce20" office:value-type="string" calcext:value-type="string">
            <text:p>telephone_fixe_mini.png</text:p>
          </table:table-cell>
          <table:table-cell table:style-name="ce8" office:value-type="string" calcext:value-type="string">
            <text:p>Vérif le 03/2013</text:p>
          </table:table-cell>
          <table:table-cell table:style-name="ce22" office:value-type="string" calcext:value-type="string">
            <text:p><text:s/></text:p>
          </table:table-cell>
          <table:table-cell table:style-name="ce131" table:number-columns-repeated="3"/>
          <table:table-cell table:style-name="ce133" table:formula="of:=JSONCATEGORIEUSUELLE([CategoriesUsuelle.A29];[CategoriesUsuelle.B29];[CategoriesUsuelle.D29];[CategoriesUsuelle.E29];[CategoriesUsuelle.F29];[CategoriesUsuelle.G29];[CategoriesUsuelle.H29];[CategoriesUsuelle.I29];[CategoriesUsuelle.J29])" office:value-type="string" office:string-value="   {&#10;      &quot;code&quot;:&quot;cu_electronique&quot;,&#10;      &quot;nom&quot;:&quot;Électronique&quot;,&#10;      &quot;estSousCategorie&quot;:&quot;false&quot;,&#10;      &quot;sous_cat&quot;:&quot;cu&quot;,&#10;      &quot;source&quot;:&quot;telephone_fixe_mini.png&quot;,&#10;      &quot;image&quot;:&quot;Vérif le 03/2013&quot;&#10;   }," calcext:value-type="string">
            <text:p>   {</text:p>
            <text:p>      "code":"cu_electronique",</text:p>
            <text:p>      "nom":"Électronique",</text:p>
            <text:p>      "estSousCategorie":"false",</text:p>
            <text:p>      "sous_cat":"cu",</text:p>
            <text:p>      "source":"telephone_fixe_mini.png",</text:p>
            <text:p>      "image":"Vérif le 03/2013"</text:p>
            <text:p>   },</text:p>
          </table:table-cell>
          <table:table-cell table:number-columns-repeated="2"/>
          <table:table-cell table:style-name="ce135"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134"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6" table:print="false">
        <table:table-column table:style-name="co40" table:default-cell-style-name="Default"/>
        <table:table-column table:style-name="co132" table:default-cell-style-name="Default"/>
        <table:table-column table:style-name="co133" table:default-cell-style-name="Default"/>
        <table:table-column table:style-name="co134" table:default-cell-style-name="Default"/>
        <table:table-column table:style-name="co135" table:default-cell-style-name="Default"/>
        <table:table-column table:style-name="co136" table:default-cell-style-name="Default"/>
        <table:table-column table:style-name="co137" table:default-cell-style-name="Default"/>
        <table:table-column table:style-name="co138" table:default-cell-style-name="Default"/>
        <table:table-column table:style-name="co29" table:default-cell-style-name="Default"/>
        <table:table-column table:style-name="co40" table:number-columns-repeated="217" table:default-cell-style-name="Default"/>
        <table:table-row table:style-name="ro1">
          <table:table-cell table:style-name="ce78"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16">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50"/>
          <table:table-cell table:style-name="ce138"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90" office:value-type="string" calcext:value-type="string">
            <text:p>Code</text:p>
          </table:table-cell>
          <table:table-cell table:style-name="ce90" office:value-type="string" calcext:value-type="string">
            <text:p>Nom</text:p>
          </table:table-cell>
          <table:table-cell table:style-name="ce90" office:value-type="string" calcext:value-type="string">
            <text:p>Modes De Collectes</text:p>
          </table:table-cell>
          <table:table-cell table:style-name="ce90" office:value-type="string" calcext:value-type="string">
            <text:p>description</text:p>
          </table:table-cell>
          <table:table-cell table:style-name="ce90" office:value-type="string" calcext:value-type="string">
            <text:p>Conseil</text:p>
          </table:table-cell>
          <table:table-cell table:style-name="ce90"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17">
          <table:table-cell table:style-name="ce136" office:value-type="string" calcext:value-type="string">
            <text:p>cat_omr</text:p>
          </table:table-cell>
          <table:table-cell table:style-name="ce136" office:value-type="string" calcext:value-type="string">
            <text:p>Ordures Ménagères Résiduelles (OMR)</text:p>
          </table:table-cell>
          <table:table-cell table:style-name="ce140" office:value-type="string" calcext:value-type="string">
            <text:p>modco_bacblehorsnantes,modco_bacbleu,modco_sacbleu</text:p>
          </table:table-cell>
          <table:table-cell table:style-name="ce136"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36"/>
          <table:table-cell table:style-name="ce136" office:value-type="string" calcext:value-type="string">
            <text:p>NON</text:p>
          </table:table-cell>
          <table:table-cell table:style-name="ce100"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18">
          <table:table-cell table:style-name="ce93" office:value-type="string" calcext:value-type="string">
            <text:p>cat_omr_plastique</text:p>
          </table:table-cell>
          <table:table-cell table:style-name="ce136" office:value-type="string" calcext:value-type="string">
            <text:p>Ordures Ménagères Résiduelles (OMR) recyclé sur Nantes uniquement</text:p>
          </table:table-cell>
          <table:table-cell table:style-name="ce98" office:value-type="string" calcext:value-type="string">
            <text:p>modco_bacjaunnantes,modco_bacblehorsnantes,modco_sacbleu</text:p>
          </table:table-cell>
          <table:table-cell table:style-name="ce136"/>
          <table:table-cell table:style-name="ce22" office:value-type="string" calcext:value-type="string">
            <text:p>cons_pasuniquementbouteilleflacon</text:p>
          </table:table-cell>
          <table:table-cell table:style-name="ce98" office:value-type="string" calcext:value-type="string">
            <text:p>OUI_ET_NON</text:p>
          </table:table-cell>
          <table:table-cell table:style-name="ce100"/>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emr</text:p>
          </table:table-cell>
          <table:table-cell table:style-name="ce136" office:value-type="string" calcext:value-type="string">
            <text:p>Emballages ménagers récupérés (EMR)</text:p>
          </table:table-cell>
          <table:table-cell table:style-name="ce136" office:value-type="string" calcext:value-type="string">
            <text:p>modco_decheterie,modco_ecopoint,modco_bacjaune,modco_sacjaune,modco_contembjournmag</text:p>
          </table:table-cell>
          <table:table-cell table:style-name="ce136" office:value-type="string" calcext:value-type="string">
            <text:p>Boîtes en carton plat ou ondulé, les étuis, les sacs et sachets en papier…</text:p>
          </table:table-cell>
          <table:table-cell table:style-name="ce136"/>
          <table:table-cell table:style-name="ce136" office:value-type="string" calcext:value-type="string">
            <text:p>OUI</text:p>
          </table:table-cell>
          <table:table-cell table:style-name="ce100"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19">
          <table:table-cell table:style-name="ce136" office:value-type="string" calcext:value-type="string">
            <text:p>cat_ela</text:p>
          </table:table-cell>
          <table:table-cell table:style-name="ce136" office:value-type="string" calcext:value-type="string">
            <text:p>Emballages pour liquides alimentaires (ELA)</text:p>
          </table:table-cell>
          <table:table-cell table:style-name="ce98" office:value-type="string" calcext:value-type="string">
            <text:p>modco_bacjaune,modco_sacjaune,modco_contembjournmag</text:p>
          </table:table-cell>
          <table:table-cell table:style-name="ce136"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36"/>
          <table:table-cell table:style-name="ce136" office:value-type="string" calcext:value-type="string">
            <text:p>OUI</text:p>
          </table:table-cell>
          <table:table-cell table:style-name="ce100"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acier</text:p>
          </table:table-cell>
          <table:table-cell table:style-name="ce136" office:value-type="string" calcext:value-type="string">
            <text:p>Acier</text:p>
          </table:table-cell>
          <table:table-cell table:style-name="ce136" office:value-type="string" calcext:value-type="string">
            <text:p>modco_decheterie,modco_ecopoint,modco_bacjaune,modco_sacjaune,modco_contembjournmag</text:p>
          </table:table-cell>
          <table:table-cell table:style-name="ce136"/>
          <table:table-cell table:style-name="ce136" office:value-type="string" calcext:value-type="string">
            <text:p>cons_ferraille,cons_acier</text:p>
          </table:table-cell>
          <table:table-cell table:style-name="ce136" office:value-type="string" calcext:value-type="string">
            <text:p>OUI</text:p>
          </table:table-cell>
          <table:table-cell table:style-name="ce14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allu</text:p>
          </table:table-cell>
          <table:table-cell table:style-name="ce136" office:value-type="string" calcext:value-type="string">
            <text:p>Aluminium</text:p>
          </table:table-cell>
          <table:table-cell table:style-name="ce136" office:value-type="string" calcext:value-type="string">
            <text:p>modco_decheterie,modco_ecopoint,modco_bacjaune,modco_sacjaune,modco_contembjournmag</text:p>
          </table:table-cell>
          <table:table-cell table:style-name="ce136"/>
          <table:table-cell table:style-name="ce93" office:value-type="string" calcext:value-type="string">
            <text:p>cons_allu</text:p>
          </table:table-cell>
          <table:table-cell table:style-name="ce93" office:value-type="string" calcext:value-type="string">
            <text:p>OUI</text:p>
          </table:table-cell>
          <table:table-cell table:style-name="ce14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encombrant</text:p>
          </table:table-cell>
          <table:table-cell table:style-name="ce136" office:value-type="string" calcext:value-type="string">
            <text:p>Encombrants</text:p>
          </table:table-cell>
          <table:table-cell table:style-name="ce136" office:value-type="string" calcext:value-type="string">
            <text:p>modco_encombrant,modco_decheterie</text:p>
          </table:table-cell>
          <table:table-cell table:style-name="ce136"/>
          <table:table-cell table:style-name="ce136" office:value-type="string" calcext:value-type="string">
            <text:p>cons_numerosencombrants,cons_encombrants</text:p>
          </table:table-cell>
          <table:table-cell table:style-name="ce136" office:value-type="string" calcext:value-type="string">
            <text:p>PAS_POUBELLE</text:p>
          </table:table-cell>
          <table:table-cell table:style-name="ce14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organiquegros</text:p>
          </table:table-cell>
          <table:table-cell table:style-name="ce136" office:value-type="string" calcext:value-type="string">
            <text:p>Déchets organiques</text:p>
          </table:table-cell>
          <table:table-cell table:style-name="ce136" office:value-type="string" calcext:value-type="string">
            <text:p>modco_decheterie,modco_ecopoint,modco_compostage</text:p>
          </table:table-cell>
          <table:table-cell table:style-name="ce136" office:value-type="string" calcext:value-type="string">
            <text:p>déchets de jardin, sapin de noël</text:p>
          </table:table-cell>
          <table:table-cell table:style-name="ce136" office:value-type="string" calcext:value-type="string">
            <text:p>cons_compostage</text:p>
          </table:table-cell>
          <table:table-cell table:style-name="ce136" office:value-type="string" calcext:value-type="string">
            <text:p>PAS_POUBELLE</text:p>
          </table:table-cell>
          <table:table-cell table:style-name="ce144"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14">
          <table:table-cell table:style-name="ce136" office:value-type="string" calcext:value-type="string">
            <text:p>cat_organique</text:p>
          </table:table-cell>
          <table:table-cell table:style-name="ce136" office:value-type="string" calcext:value-type="string">
            <text:p>Déchets organiques</text:p>
          </table:table-cell>
          <table:table-cell table:style-name="ce136" office:value-type="string" calcext:value-type="string">
            <text:p>modco_bacbleu,modco_sacbleu,modco_decheterie,modco_compostage</text:p>
          </table:table-cell>
          <table:table-cell table:style-name="ce136" office:value-type="string" calcext:value-type="string">
            <text:p>thé, épluchure, papier à usage unique (papier toilette, essuie-tout), plante, reste de repas (nourriture)</text:p>
          </table:table-cell>
          <table:table-cell table:style-name="ce136" office:value-type="string" calcext:value-type="string">
            <text:p>cons_compostage</text:p>
          </table:table-cell>
          <table:table-cell table:style-name="ce136" office:value-type="string" calcext:value-type="string">
            <text:p>NON</text:p>
          </table:table-cell>
          <table:table-cell table:style-name="ce14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papiercarton</text:p>
          </table:table-cell>
          <table:table-cell table:style-name="ce136" office:value-type="string" calcext:value-type="string">
            <text:p>Papiers cartons cartonnettes</text:p>
          </table:table-cell>
          <table:table-cell table:style-name="ce136" office:value-type="string" calcext:value-type="string">
            <text:p>modco_contpapiercarton,modco_bacjaune,modco_sacjaune,modco_contembjournmag</text:p>
          </table:table-cell>
          <table:table-cell table:style-name="ce136" table:number-columns-repeated="2"/>
          <table:table-cell table:style-name="ce136" office:value-type="string" calcext:value-type="string">
            <text:p>OUI</text:p>
          </table:table-cell>
          <table:table-cell table:style-name="ce14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136" office:value-type="string" calcext:value-type="string">
            <text:p>cat_verre</text:p>
          </table:table-cell>
          <table:table-cell table:style-name="ce136" office:value-type="string" calcext:value-type="string">
            <text:p>Verre d'emballage</text:p>
          </table:table-cell>
          <table:table-cell table:style-name="ce98" office:value-type="string" calcext:value-type="string">
            <text:p>modco_contverre,modco_decheterie,modco_ecopoint</text:p>
          </table:table-cell>
          <table:table-cell table:style-name="ce142" office:value-type="string" calcext:value-type="string">
            <text:p>&lt;P&gt;Les bouteilles de verre et le verre d'emballage (bocaux...) sont &lt;B&gt;recyclable&lt;/B&gt;, contrairement aux autres types de verre et la vaisselle/porcelaine.&lt;/P&gt;</text:p>
          </table:table-cell>
          <table:table-cell table:style-name="ce136" office:value-type="string" calcext:value-type="string">
            <text:p>cons_verre</text:p>
          </table:table-cell>
          <table:table-cell table:style-name="ce136" office:value-type="string" calcext:value-type="string">
            <text:p>OUI</text:p>
          </table:table-cell>
          <table:table-cell table:style-name="ce14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136" office:value-type="string" calcext:value-type="string">
            <text:p>cat_verrenonvalovaisselleporcelaine</text:p>
          </table:table-cell>
          <table:table-cell table:style-name="ce136" office:value-type="string" calcext:value-type="string">
            <text:p>Vaisselle</text:p>
          </table:table-cell>
          <table:table-cell table:style-name="ce96" office:value-type="string" calcext:value-type="string">
            <text:p>modco_bacbleu,modco_sacbleu,modco_decheterie,modco_ecopoint,smco_vaisselle</text:p>
          </table:table-cell>
          <table:table-cell table:style-name="ce142" office:value-type="string" calcext:value-type="string">
            <text:p>&lt;P&gt;On ne recycle que les bouteilles de verre et le verre d'emballage (bocaux...). Les autres types de verre et la vaisselle/porcelaine ne sont &lt;B&gt;pas recyclables&lt;/B&gt;.&lt;/P&gt;</text:p>
          </table:table-cell>
          <table:table-cell table:style-name="ce136" office:value-type="string" calcext:value-type="string">
            <text:p>cons_verre</text:p>
          </table:table-cell>
          <table:table-cell table:style-name="ce136" office:value-type="string" calcext:value-type="string">
            <text:p>NON</text:p>
          </table:table-cell>
          <table:table-cell table:style-name="ce14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18">
          <table:table-cell table:style-name="ce136" office:value-type="string" calcext:value-type="string">
            <text:p>cat_d3e</text:p>
          </table:table-cell>
          <table:table-cell table:style-name="ce136" office:value-type="string" calcext:value-type="string">
            <text:p>Déchets d'équipement électrique et électronique (D3E)</text:p>
          </table:table-cell>
          <table:table-cell table:style-name="ce136" office:value-type="string" calcext:value-type="string">
            <text:p>modco_decheterie,modco_ecopoint,smco_reprise</text:p>
          </table:table-cell>
          <table:table-cell table:style-name="ce136"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36" office:value-type="string" calcext:value-type="string">
            <text:p>cons_recuppdv1,cons_ecoparticipation</text:p>
          </table:table-cell>
          <table:table-cell table:style-name="ce136" office:value-type="string" calcext:value-type="string">
            <text:p>PAS_POUBELLE</text:p>
          </table:table-cell>
          <table:table-cell table:style-name="ce144"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20">
          <table:table-cell table:style-name="ce136" office:value-type="string" calcext:value-type="string">
            <text:p>cat_ddm</text:p>
          </table:table-cell>
          <table:table-cell table:style-name="ce136" office:value-type="string" calcext:value-type="string">
            <text:p>Les déchets dangereux des ménages (DDM)</text:p>
          </table:table-cell>
          <table:table-cell table:style-name="ce136" office:value-type="string" calcext:value-type="string">
            <text:p>modco_decheterie,modco_ecopoint</text:p>
          </table:table-cell>
          <table:table-cell table:style-name="ce136"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2" office:value-type="string" calcext:value-type="string">
            <text:p>cons_toxique</text:p>
          </table:table-cell>
          <table:table-cell table:style-name="ce136" office:value-type="string" calcext:value-type="string">
            <text:p>PAS_POUBELLE</text:p>
          </table:table-cell>
          <table:table-cell table:style-name="ce144"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ddm_gros</text:p>
          </table:table-cell>
          <table:table-cell table:style-name="ce136" office:value-type="string" calcext:value-type="string">
            <text:p>Les déchets dangereux des ménages (DDM) trop gros</text:p>
          </table:table-cell>
          <table:table-cell table:style-name="ce136" office:value-type="string" calcext:value-type="string">
            <text:p>modco_decheterie</text:p>
          </table:table-cell>
          <table:table-cell table:style-name="ce136" office:value-type="string" calcext:value-type="string">
            <text:p>Idem cat_ddm mais que les gros déchets</text:p>
          </table:table-cell>
          <table:table-cell table:style-name="ce22" office:value-type="string" calcext:value-type="string">
            <text:p>cons_toxique</text:p>
          </table:table-cell>
          <table:table-cell table:style-name="ce136" office:value-type="string" calcext:value-type="string">
            <text:p>PAS_POUBELLE</text:p>
          </table:table-cell>
          <table:table-cell table:style-name="ce144"/>
          <table:table-cell table:number-columns-repeated="219"/>
        </table:table-row>
        <table:table-row table:style-name="ro3">
          <table:table-cell table:style-name="ce136" office:value-type="string" calcext:value-type="string">
            <text:p>cat_vetement</text:p>
          </table:table-cell>
          <table:table-cell table:style-name="ce136" office:value-type="string" calcext:value-type="string">
            <text:p>Vêtements (propres)</text:p>
          </table:table-cell>
          <table:table-cell table:style-name="ce140" office:value-type="string" calcext:value-type="string">
            <text:p>smco_conteneurlerelais,smco_reempvet</text:p>
          </table:table-cell>
          <table:table-cell table:style-name="ce136"/>
          <table:table-cell table:style-name="ce140" office:value-type="string" calcext:value-type="string">
            <text:p>cons_lerelais</text:p>
          </table:table-cell>
          <table:table-cell table:style-name="ce136"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velo</text:p>
          </table:table-cell>
          <table:table-cell table:style-name="ce136" office:value-type="string" calcext:value-type="string">
            <text:p>Vélo/trottinette</text:p>
          </table:table-cell>
          <table:table-cell table:style-name="ce22" office:value-type="string" calcext:value-type="string">
            <text:p>smco_velo,modco_decheterie,modco_ecopoint</text:p>
          </table:table-cell>
          <table:table-cell table:style-name="ce136" table:number-columns-repeated="2"/>
          <table:table-cell table:style-name="ce136" office:value-type="string" calcext:value-type="string">
            <text:p>PAS_POUBELLE</text:p>
          </table:table-cell>
          <table:table-cell table:style-name="ce1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lunette</text:p>
          </table:table-cell>
          <table:table-cell table:style-name="ce136" office:value-type="string" calcext:value-type="string">
            <text:p>Lunettes</text:p>
          </table:table-cell>
          <table:table-cell table:style-name="ce136" office:value-type="string" calcext:value-type="string">
            <text:p>modco_bacbleu,modco_sacbleu,smco_vendeurlunette</text:p>
          </table:table-cell>
          <table:table-cell table:style-name="ce136" table:number-columns-repeated="2"/>
          <table:table-cell table:style-name="ce136" office:value-type="string" calcext:value-type="string">
            <text:p>PAS_POUBELLE</text:p>
          </table:table-cell>
          <table:table-cell table:style-name="ce145"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instrument</text:p>
          </table:table-cell>
          <table:table-cell table:style-name="ce136" office:value-type="string" calcext:value-type="string">
            <text:p>Instrument de musique</text:p>
          </table:table-cell>
          <table:table-cell table:style-name="ce136" office:value-type="string" calcext:value-type="string">
            <text:p>smco_reempdivers,modco_decheterie,modco_ecopoint,modco_encombrant</text:p>
          </table:table-cell>
          <table:table-cell table:style-name="ce136" table:number-columns-repeated="2"/>
          <table:table-cell table:style-name="ce136"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info</text:p>
          </table:table-cell>
          <table:table-cell table:style-name="ce136" office:value-type="string" calcext:value-type="string">
            <text:p>Équipements informatiques</text:p>
          </table:table-cell>
          <table:table-cell table:style-name="ce93" office:value-type="string" calcext:value-type="string">
            <text:p>smco_reempinfo,modco_decheterie,modco_ecopoint</text:p>
          </table:table-cell>
          <table:table-cell table:style-name="ce136" table:number-columns-repeated="2"/>
          <table:table-cell table:style-name="ce136"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98" office:value-type="string" calcext:value-type="string">
            <text:p>cat_ampouleseco</text:p>
          </table:table-cell>
          <table:table-cell table:style-name="ce98" office:value-type="string" calcext:value-type="string">
            <text:p>Ampoules basses consommations / néons</text:p>
          </table:table-cell>
          <table:table-cell table:style-name="ce98" office:value-type="string" calcext:value-type="string">
            <text:p>modco_pointsdevente</text:p>
          </table:table-cell>
          <table:table-cell table:style-name="ce136" table:number-columns-repeated="2"/>
          <table:table-cell table:style-name="ce136" office:value-type="string" calcext:value-type="string">
            <text:p>PAS_POUBELLE</text:p>
          </table:table-cell>
          <table:table-cell table:style-name="ce54" office:value-type="string" calcext:value-type="string">
            <text:p>Vérif le 08/2013</text:p>
          </table:table-cell>
          <table:table-cell table:number-columns-repeated="219"/>
        </table:table-row>
        <table:table-row table:style-name="ro14">
          <table:table-cell table:style-name="ce136" office:value-type="string" calcext:value-type="string">
            <text:p>cat_cartouche</text:p>
          </table:table-cell>
          <table:table-cell table:style-name="ce136" office:value-type="string" calcext:value-type="string">
            <text:p>Cartouche d'encre</text:p>
          </table:table-cell>
          <table:table-cell table:style-name="ce93" office:value-type="string" calcext:value-type="string">
            <text:p>modco_pointsdevente,modco_decheterie,modco_ecopoint</text:p>
          </table:table-cell>
          <table:table-cell table:style-name="ce136" table:number-columns-repeated="2"/>
          <table:table-cell table:style-name="ce136"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pile</text:p>
          </table:table-cell>
          <table:table-cell table:style-name="ce136" office:value-type="string" calcext:value-type="string">
            <text:p>Pile</text:p>
          </table:table-cell>
          <table:table-cell table:style-name="ce141" office:value-type="string" calcext:value-type="string">
            <text:p>modco_decheterie,modco_ecopoint,modco_pointsdevente</text:p>
          </table:table-cell>
          <table:table-cell table:style-name="ce136" table:number-columns-repeated="2"/>
          <table:table-cell table:style-name="ce136"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jouetpile</text:p>
          </table:table-cell>
          <table:table-cell table:style-name="ce136" office:value-type="string" calcext:value-type="string">
            <text:p>Jouet (avec pile)</text:p>
          </table:table-cell>
          <table:table-cell table:style-name="ce93" office:value-type="string" calcext:value-type="string">
            <text:p>smco_reempjouet,modco_decheterie,modco_ecopoint</text:p>
          </table:table-cell>
          <table:table-cell table:style-name="ce136"/>
          <table:table-cell table:style-name="ce136" office:value-type="string" calcext:value-type="string">
            <text:p>cons_recuppdv1,cons_ecoparticipation</text:p>
          </table:table-cell>
          <table:table-cell table:style-name="ce136"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jouet</text:p>
          </table:table-cell>
          <table:table-cell table:style-name="ce136" office:value-type="string" calcext:value-type="string">
            <text:p>Jouet (sans pile)</text:p>
          </table:table-cell>
          <table:table-cell table:style-name="ce93" office:value-type="string" calcext:value-type="string">
            <text:p>smco_reempjouet,modco_bacbleu,modco_sacbleu</text:p>
          </table:table-cell>
          <table:table-cell table:style-name="ce136" table:number-columns-repeated="2"/>
          <table:table-cell table:style-name="ce136"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136" office:value-type="string" calcext:value-type="string">
            <text:p>cat_batterie</text:p>
          </table:table-cell>
          <table:table-cell table:style-name="ce136" office:value-type="string" calcext:value-type="string">
            <text:p>Batterie</text:p>
          </table:table-cell>
          <table:table-cell table:style-name="ce93" office:value-type="string" calcext:value-type="string">
            <text:p>smco_garage,modco_decheterie,modco_ecopoint</text:p>
          </table:table-cell>
          <table:table-cell table:style-name="ce136"/>
          <table:table-cell table:style-name="ce142" office:value-type="string" calcext:value-type="string">
            <text:p>cons_toxique</text:p>
          </table:table-cell>
          <table:table-cell table:style-name="ce136"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voiture</text:p>
          </table:table-cell>
          <table:table-cell table:style-name="ce136" office:value-type="string" calcext:value-type="string">
            <text:p>Voitures</text:p>
          </table:table-cell>
          <table:table-cell table:style-name="ce93" office:value-type="string" calcext:value-type="string">
            <text:p>smco_vendeurcassevoiture,modco_reprise</text:p>
          </table:table-cell>
          <table:table-cell table:style-name="ce136" table:number-columns-repeated="2"/>
          <table:table-cell table:style-name="ce136" office:value-type="string" calcext:value-type="string">
            <text:p>OUI</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medicament</text:p>
          </table:table-cell>
          <table:table-cell table:style-name="ce136" office:value-type="string" calcext:value-type="string">
            <text:p>Médicaments</text:p>
          </table:table-cell>
          <table:table-cell table:style-name="ce93" office:value-type="string" calcext:value-type="string">
            <text:p>smco_pharmacie,modco_decheterie,modco_ecopoint</text:p>
          </table:table-cell>
          <table:table-cell table:style-name="ce136" table:number-columns-repeated="2"/>
          <table:table-cell table:style-name="ce136" office:value-type="string" calcext:value-type="string">
            <text:p>PAS_POUBELLE</text:p>
          </table:table-cell>
          <table:table-cell table:style-name="ce54"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14">
          <table:table-cell table:style-name="ce136" office:value-type="string" calcext:value-type="string">
            <text:p>cat_materiaux</text:p>
          </table:table-cell>
          <table:table-cell table:style-name="ce136" office:value-type="string" calcext:value-type="string">
            <text:p>Matériaux</text:p>
          </table:table-cell>
          <table:table-cell table:style-name="ce136" office:value-type="string" calcext:value-type="string">
            <text:p>modco_decheterie</text:p>
          </table:table-cell>
          <table:table-cell table:style-name="ce136"/>
          <table:table-cell table:style-name="ce143" office:value-type="string" calcext:value-type="string">
            <text:p>cons_paspoubelle</text:p>
          </table:table-cell>
          <table:table-cell table:style-name="ce136" office:value-type="string" calcext:value-type="string">
            <text:p>PAS_POUBELLE</text:p>
          </table:table-cell>
          <table:table-cell table:style-name="ce100"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137"/>
          <table:table-cell table:style-name="ce139"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7" table:print="false">
        <table:table-column table:style-name="co139" table:default-cell-style-name="Default"/>
        <table:table-column table:style-name="co140" table:default-cell-style-name="Default"/>
        <table:table-column table:style-name="co141" table:number-columns-repeated="2" table:default-cell-style-name="Default"/>
        <table:table-column table:style-name="co102" table:default-cell-style-name="Default"/>
        <table:table-column table:style-name="co142" table:default-cell-style-name="Default"/>
        <table:table-column table:style-name="co143" table:number-columns-repeated="3" table:default-cell-style-name="Default"/>
        <table:table-column table:style-name="co144" table:number-columns-repeated="4" table:default-cell-style-name="Default"/>
        <table:table-column table:style-name="co53" table:default-cell-style-name="Default"/>
        <table:table-column table:style-name="co145" table:default-cell-style-name="Default"/>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29" table:number-columns-repeated="2" table:default-cell-style-name="Default"/>
        <table:table-column table:style-name="co150" table:default-cell-style-name="Default"/>
        <table:table-column table:style-name="co29" table:number-columns-repeated="2" table:default-cell-style-name="Default"/>
        <table:table-column table:style-name="co40" table:default-cell-style-name="Default"/>
        <table:table-column table:style-name="co151" table:number-columns-repeated="4" table:default-cell-style-name="Default"/>
        <table:table-column table:style-name="co152" table:default-cell-style-name="Default"/>
        <table:table-column table:style-name="co20" table:number-columns-repeated="2" table:default-cell-style-name="Default"/>
        <table:table-column table:style-name="co153" table:default-cell-style-name="Default"/>
        <table:table-column table:style-name="co154" table:default-cell-style-name="Default"/>
        <table:table-column table:style-name="co155" table:number-columns-repeated="2" table:default-cell-style-name="Default"/>
        <table:table-column table:style-name="co156" table:number-columns-repeated="2" table:default-cell-style-name="Default"/>
        <table:table-column table:style-name="co82" table:default-cell-style-name="Default"/>
        <table:table-column table:style-name="co27" table:number-columns-repeated="2" table:default-cell-style-name="Default"/>
        <table:table-column table:style-name="co83" table:default-cell-style-name="Default"/>
        <table:table-column table:style-name="co157" table:number-columns-repeated="2" table:default-cell-style-name="Default"/>
        <table:table-column table:style-name="co20" table:default-cell-style-name="Default"/>
        <table:table-column table:style-name="co158" table:default-cell-style-name="Default"/>
        <table:table-column table:style-name="co159" table:number-columns-repeated="3" table:default-cell-style-name="Default"/>
        <table:table-column table:style-name="co157" table:default-cell-style-name="Default"/>
        <table:table-column table:style-name="co108" table:default-cell-style-name="Default"/>
        <table:table-column table:style-name="co159" table:default-cell-style-name="Default"/>
        <table:table-column table:style-name="co157" table:default-cell-style-name="Default"/>
        <table:table-column table:style-name="co160" table:default-cell-style-name="Default"/>
        <table:table-column table:style-name="co157" table:default-cell-style-name="Default"/>
        <table:table-column table:style-name="co159" table:default-cell-style-name="Default"/>
        <table:table-column table:style-name="co40" table:number-columns-repeated="219" table:default-cell-style-name="Default"/>
        <table:table-row table:style-name="ro3">
          <table:table-cell table:style-name="ce78"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126"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21">
          <table:table-cell/>
          <table:table-cell table:style-name="ce148"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22">
          <table:table-cell table:style-name="ce90" office:value-type="string" calcext:value-type="string">
            <text:p>Code</text:p>
          </table:table-cell>
          <table:table-cell table:style-name="ce90" office:value-type="string" calcext:value-type="string">
            <text:p>Nom</text:p>
          </table:table-cell>
          <table:table-cell table:style-name="ce90" office:value-type="string" calcext:value-type="string">
            <text:p>nom_en</text:p>
          </table:table-cell>
          <table:table-cell table:style-name="ce90" office:value-type="string" calcext:value-type="string">
            <text:p>Sous Modes de Collecte</text:p>
          </table:table-cell>
          <table:table-cell table:style-name="ce90" office:value-type="string" calcext:value-type="string">
            <text:p>Est un sous mode de collecte</text:p>
          </table:table-cell>
          <table:table-cell table:style-name="ce90" office:value-type="string" calcext:value-type="string">
            <text:p>description</text:p>
          </table:table-cell>
          <table:table-cell table:style-name="ce90" office:value-type="string" calcext:value-type="string">
            <text:p>description_en</text:p>
          </table:table-cell>
          <table:table-cell table:style-name="ce90" office:value-type="string" calcext:value-type="string">
            <text:p>admis</text:p>
          </table:table-cell>
          <table:table-cell table:style-name="ce90" office:value-type="string" calcext:value-type="string">
            <text:p>Conseils</text:p>
          </table:table-cell>
          <table:table-cell table:style-name="ce90" office:value-type="string" calcext:value-type="string">
            <text:p>Fiches</text:p>
          </table:table-cell>
          <table:table-cell table:style-name="ce90" office:value-type="string" calcext:value-type="string">
            <text:p>Lieux</text:p>
          </table:table-cell>
          <table:table-cell table:style-name="ce90" office:value-type="string" calcext:value-type="string">
            <text:p>Image</text:p>
          </table:table-cell>
          <table:table-cell table:style-name="ce104" office:value-type="string" calcext:value-type="string">
            <text:p>Statut</text:p>
          </table:table-cell>
          <table:table-cell table:style-name="ce104" office:value-type="string" calcext:value-type="string">
            <text:p>Bouton</text:p>
          </table:table-cell>
          <table:table-cell table:style-name="ce104" office:value-type="string" calcext:value-type="string">
            <text:p>Mots clés</text:p>
          </table:table-cell>
          <table:table-cell table:style-name="ce104" office:value-type="string" calcext:value-type="string">
            <text:p>Mots clés en</text:p>
          </table:table-cell>
          <table:table-cell table:style-name="ce104" office:value-type="string" calcext:value-type="string">
            <text:p>Admis_en</text:p>
          </table:table-cell>
          <table:table-cell/>
          <table:table-cell table:style-name="ce71" office:value-type="string" calcext:value-type="string">
            <text:p><text:span text:style-name="T7">var </text:span><text:span text:style-name="T12">_collectModsDatas</text:span><text:span text:style-name="T7"> = [</text:span></text:p>
          </table:table-cell>
          <table:table-cell office:value-type="string" calcext:value-type="string">
            <text:p><text:s/></text:p>
          </table:table-cell>
          <table:table-cell table:number-columns-repeated="255"/>
        </table:table-row>
        <table:table-row table:style-name="ro23">
          <table:table-cell table:style-name="ce146" office:value-type="string" calcext:value-type="string">
            <text:p>modco_contmpb</text:p>
          </table:table-cell>
          <table:table-cell table:style-name="ce146" office:value-type="string" calcext:value-type="string">
            <text:p>Conteneur plastique</text:p>
          </table:table-cell>
          <table:table-cell table:style-name="ce146" office:value-type="string" calcext:value-type="string">
            <text:p>Plastic container</text:p>
          </table:table-cell>
          <table:table-cell table:style-name="ce146"/>
          <table:table-cell table:style-name="ce149" office:value-type="string" calcext:value-type="string">
            <text:p>false</text:p>
          </table:table-cell>
          <table:table-cell table:style-name="ce151"/>
          <table:table-cell table:style-name="ce151"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151"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55"/>
          <table:table-cell table:style-name="ce155" office:value-type="string" calcext:value-type="string">
            <text:p>fiche_contembjournmag</text:p>
          </table:table-cell>
          <table:table-cell table:style-name="ce155"/>
          <table:table-cell table:style-name="ce153" office:value-type="string" calcext:value-type="string">
            <text:p>conteneur_plastique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Conteneur,plastique</text:p>
          </table:table-cell>
          <table:table-cell table:style-name="ce158" office:value-type="string" calcext:value-type="string">
            <text:p>container,plastic</text:p>
          </table:table-cell>
          <table:table-cell table:style-name="ce151"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77"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ModesDeCollecte.P5];[ModesDeCollecte.Q5])" office:value-type="string" office:string-value="{&#10;&quot;code&quot;:&quot;modco_contmpb&quot;,&#10;      &quot;nom&quot;:&quot;Conteneur plastique&quot;,&#10;      &quot;nom_en&quot;:&quot;Plastic container&quot;,&#10;      &quot;libelleBouton&quot;:&quot;Conteneur plastique&quot;,&#10;      &quot;libelleBouton_en&quot;:&quot;Plastic container&quot;,&#10;      &quot;modesCollecte&quot;:&quot;false&quot;,&#10;      &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quot;,&#10;      &quot;admis&quot;:&quot;bouteilles transparentes (eau, soda), les bouteilles de lait, bouteille d'huile (en plastique), les flacons (lessive, javel, nettoyant ménager...) sauf ceux ayant contenus des produits toxiques &quot;,&#10;      &quot;admis_en&quot;:&quot;transparent bottles (water, soda), milk bottles, bottle of oil (plastic) bottles (detergent, bleach, household cleaners ...) except those that contained toxic products&quot;,&#10;      &quot;icone&quot;:&quot;modco&quot;,&#10;      &quot;image&quot;:&quot;conteneur_plastique_mini.png&quot;,&#10;      &quot;colFiches&quot;:&quot;fiche_contembjournmag&quot;,&#10;      &quot;mots_cles&quot;:&quot;conteneur,plastique&quot;,&#10;      &quot;mots_cles_en&quot;:&quot;container,plastic&quot;,&#10;      }," calcext:value-type="string">
            <text:p>{</text:p>
            <text:p>"code":"modco_contmpb",</text:p>
            <text:p>      "nom":"Conteneur plastique",</text:p>
            <text:p>      "nom_en":"Plastic container",</text:p>
            <text:p>      "libelleBouton":"Conteneur plastique",</text:p>
            <text:p>      "libelleBouton_en":"Plastic container",</text:p>
            <text:p>      "modesCollecte":"false",</text:p>
            <text:p>      "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ext:p>      "admis":"bouteilles transparentes (eau, soda), les bouteilles de lait, bouteille d'huile (en plastique), les flacons (lessive, javel, nettoyant ménager...) sauf ceux ayant contenus des produits toxiques ",</text:p>
            <text:p>      "admis_en":"transparent bottles (water, soda), milk bottles, bottle of oil (plastic) bottles (detergent, bleach, household cleaners ...) except those that contained toxic products",</text:p>
            <text:p>      "icone":"modco",</text:p>
            <text:p>      "image":"conteneur_plastique_mini.png",</text:p>
            <text:p>      "colFiches":"fiche_contembjournmag",</text:p>
            <text:p>      "mots_cles":"conteneur,plastique",</text:p>
            <text:p>      "mots_cles_en":"container,plastic",</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4">
          <table:table-cell table:style-name="ce146" office:value-type="string" calcext:value-type="string">
            <text:p>modco_contpapiercarton</text:p>
          </table:table-cell>
          <table:table-cell table:style-name="ce146" office:value-type="string" calcext:value-type="string">
            <text:p>Conteneur&lt;br/&gt;papier carton</text:p>
          </table:table-cell>
          <table:table-cell table:style-name="ce146" office:value-type="string" calcext:value-type="string">
            <text:p>Paperboard container</text:p>
          </table:table-cell>
          <table:table-cell table:style-name="ce146"/>
          <table:table-cell table:style-name="ce149" office:value-type="string" calcext:value-type="string">
            <text:p>false</text:p>
          </table:table-cell>
          <table:table-cell table:style-name="ce146" office:value-type="string" calcext:value-type="string">
            <text:p>On peut mettre : cartons (bruns), cartonnettes, emballage en carton, enveloppe, feuilles, journaux, magazines, prospectus, <text:s/>boîte à œuf en carton.</text:p>
          </table:table-cell>
          <table:table-cell table:style-name="ce146" office:value-type="string" calcext:value-type="string">
            <text:p>You can put: cartons (brown), cardboards, carton, envelope, paper, newspapers, magazines, brochures, egg carton.</text:p>
          </table:table-cell>
          <table:table-cell table:style-name="ce146" office:value-type="string" calcext:value-type="string">
            <text:p>cartons (bruns), cartonnettes, emballage en carton, enveloppe, feuilles, journaux, magazines, prospectus, <text:s/>boîte à œuf en carton</text:p>
          </table:table-cell>
          <table:table-cell table:style-name="ce146" office:value-type="string" calcext:value-type="string">
            <text:p>cons_souille</text:p>
          </table:table-cell>
          <table:table-cell table:style-name="ce146" table:number-columns-repeated="2"/>
          <table:table-cell table:style-name="ce153" office:value-type="string" calcext:value-type="string">
            <text:p>conteneur_carton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Conteneur,papier,carton</text:p>
          </table:table-cell>
          <table:table-cell table:style-name="ce158" office:value-type="string" calcext:value-type="string">
            <text:p>container,paper,cardboard</text:p>
          </table:table-cell>
          <table:table-cell table:style-name="ce151"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77"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ModesDeCollecte.P6];[ModesDeCollecte.Q6])" office:value-type="string" office:string-value="{&#10;&quot;code&quot;:&quot;modco_contpapiercarton&quot;,&#10;      &quot;nom&quot;:&quot;Conteneur papier carton&quot;,&#10;      &quot;nom_en&quot;:&quot;Paperboard container&quot;,&#10;      &quot;libelleBouton&quot;:&quot;Conteneur&lt;br/&gt;papier carton&quot;,&#10;      &quot;libelleBouton_en&quot;:&quot;Paperboard container&quot;,&#10;      &quot;modesCollecte&quot;:&quot;false&quot;,&#10;      &quot;descr&quot;:&quot;On peut mettre : cartons (bruns), cartonnettes, emballage en carton, enveloppe, feuilles, journaux, magazines, prospectus,  boîte à œuf en carton.&quot;,&#10;      &quot;descr_en&quot;:&quot;You can put: cartons (brown), cardboards, carton, envelope, paper, newspapers, magazines, brochures, egg carton.&quot;,&#10;      &quot;admis&quot;:&quot;cartons (bruns), cartonnettes, emballage en carton, enveloppe, feuilles, journaux, magazines, prospectus,  boîte à œuf en carton&quot;,&#10;      &quot;admis_en&quot;:&quot;cartons (brown), cardboards, carton, envelope, paper, newspapers, magazines, brochures, egg carton&quot;,&#10;      &quot;cons&quot;:&quot;cons_souille&quot;,&#10;      &quot;icone&quot;:&quot;modco&quot;,&#10;      &quot;image&quot;:&quot;conteneur_carton_mini.png&quot;,&#10;      &quot;mots_cles&quot;:&quot;conteneur,papier,carton&quot;,&#10;      &quot;mots_cles_en&quot;:&quot;container,paper,cardboard&quot;,&#10;      }," calcext:value-type="string">
            <text:p>{</text:p>
            <text:p>"code":"modco_contpapiercarton",</text:p>
            <text:p>      "nom":"Conteneur papier carton",</text:p>
            <text:p>      "nom_en":"Paperboard container",</text:p>
            <text:p>      "libelleBouton":"Conteneur&lt;br/&gt;papier carton",</text:p>
            <text:p>      "libelleBouton_en":"Paperboard container",</text:p>
            <text:p>      "modesCollecte":"false",</text:p>
            <text:p>      "descr":"On peut mettre : cartons (bruns), cartonnettes, emballage en carton, enveloppe, feuilles, journaux, magazines, prospectus,  boîte à œuf en carton.",</text:p>
            <text:p>      "descr_en":"You can put: cartons (brown), cardboards, carton, envelope, paper, newspapers, magazines, brochures, egg carton.",</text:p>
            <text:p>      "admis":"cartons (bruns), cartonnettes, emballage en carton, enveloppe, feuilles, journaux, magazines, prospectus,  boîte à œuf en carton",</text:p>
            <text:p>      "admis_en":"cartons (brown), cardboards, carton, envelope, paper, newspapers, magazines, brochures, egg carton",</text:p>
            <text:p>      "cons":"cons_souille",</text:p>
            <text:p>      "icone":"modco",</text:p>
            <text:p>      "image":"conteneur_carton_mini.png",</text:p>
            <text:p>      "mots_cles":"conteneur,papier,carton",</text:p>
            <text:p>      "mots_cles_en":"container,paper,cardboard",</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5">
          <table:table-cell table:style-name="ce146" office:value-type="string" calcext:value-type="string">
            <text:p>modco_contverre</text:p>
          </table:table-cell>
          <table:table-cell table:style-name="ce146" office:value-type="string" calcext:value-type="string">
            <text:p>Conteneur verre</text:p>
          </table:table-cell>
          <table:table-cell table:style-name="ce146" office:value-type="string" calcext:value-type="string">
            <text:p>Glass container</text:p>
          </table:table-cell>
          <table:table-cell table:style-name="ce146"/>
          <table:table-cell table:style-name="ce149" office:value-type="string" calcext:value-type="string">
            <text:p>false</text:p>
          </table:table-cell>
          <table:table-cell table:style-name="ce146"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46"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46" office:value-type="string" calcext:value-type="string">
            <text:p>bouteilles, pots, bocaux</text:p>
          </table:table-cell>
          <table:table-cell table:style-name="ce146" office:value-type="string" calcext:value-type="string">
            <text:p>cons_verre,cons_sans_bouchon_ni_couvercle,cons_nbconteneurverre</text:p>
          </table:table-cell>
          <table:table-cell table:style-name="ce146" table:number-columns-repeated="2"/>
          <table:table-cell table:style-name="ce153" office:value-type="string" calcext:value-type="string">
            <text:p>conteneur_verre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Conteneur,verre</text:p>
          </table:table-cell>
          <table:table-cell table:style-name="ce158" office:value-type="string" calcext:value-type="string">
            <text:p>container,glass</text:p>
          </table:table-cell>
          <table:table-cell table:style-name="ce151" office:value-type="string" calcext:value-type="string">
            <text:p>bottles, pots, jars</text:p>
          </table:table-cell>
          <table:table-cell office:value-type="string" calcext:value-type="string">
            <text:p><text:s/></text:p>
          </table:table-cell>
          <table:table-cell table:style-name="ce77"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ModesDeCollecte.P7];[ModesDeCollecte.Q7])" office:value-type="string" office:string-value="{&#10;&quot;code&quot;:&quot;modco_contverre&quot;,&#10;      &quot;nom&quot;:&quot;Conteneur verre&quot;,&#10;      &quot;nom_en&quot;:&quot;Glass container&quot;,&#10;      &quot;libelleBouton&quot;:&quot;Conteneur verre&quot;,&#10;      &quot;libelleBouton_en&quot;:&quot;Glass container&quot;,&#10;      &quot;modesCollecte&quot;:&quot;false&quot;,&#10;      &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10;      &quot;descr_en&quot;:&quot;&lt;IMG SRC='resources/images/conteneur_verre_instructions_2.jpg 'WIDTH='200px' /&gt; &lt;IMG SRC='resources/images/conteneur_verre_instructions.jpg' WIDTH='200px' /&gt; &lt;BR/&gt; can put the glass &lt;b&gt;Home &lt;/b&gt;: bottles, pots, jars &lt;br/&gt; But we must not put the dishes, pots, ampoules..&quot;,&#10;      &quot;admis&quot;:&quot;bouteilles, pots, bocaux&quot;,&#10;      &quot;admis_en&quot;:&quot;bottles, pots, jars&quot;,&#10;      &quot;cons&quot;:&quot;cons_verre,cons_sans_bouchon_ni_couvercle,cons_nbconteneurverre&quot;,&#10;      &quot;icone&quot;:&quot;modco&quot;,&#10;      &quot;image&quot;:&quot;conteneur_verre_mini.png&quot;,&#10;      &quot;mots_cles&quot;:&quot;conteneur,verre&quot;,&#10;      &quot;mots_cles_en&quot;:&quot;container,glass&quot;,&#10;      }," calcext:value-type="string">
            <text:p>{</text:p>
            <text:p>"code":"modco_contverre",</text:p>
            <text:p>      "nom":"Conteneur verre",</text:p>
            <text:p>      "nom_en":"Glass container",</text:p>
            <text:p>      "libelleBouton":"Conteneur verre",</text:p>
            <text:p>      "libelleBouton_en":"Glass container",</text:p>
            <text:p>      "modesCollecte":"false",</text:p>
            <text:p>      "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ext:p>      "descr_en":"&lt;IMG SRC='resources/images/conteneur_verre_instructions_2.jpg 'WIDTH='200px' /&gt; &lt;IMG SRC='resources/images/conteneur_verre_instructions.jpg' WIDTH='200px' /&gt; &lt;BR/&gt; can put the glass &lt;b&gt;Home &lt;/b&gt;: bottles, pots, jars &lt;br/&gt; But we must not put the dishes, pots, ampoules..",</text:p>
            <text:p>      "admis":"bouteilles, pots, bocaux",</text:p>
            <text:p>      "admis_en":"bottles, pots, jars",</text:p>
            <text:p>      "cons":"cons_verre,cons_sans_bouchon_ni_couvercle,cons_nbconteneurverre",</text:p>
            <text:p>      "icone":"modco",</text:p>
            <text:p>      "image":"conteneur_verre_mini.png",</text:p>
            <text:p>      "mots_cles":"conteneur,verre",</text:p>
            <text:p>      "mots_cles_en":"container,glass",</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6">
          <table:table-cell table:style-name="ce146" office:value-type="string" calcext:value-type="string">
            <text:p>modco_contembjournmag</text:p>
          </table:table-cell>
          <table:table-cell table:style-name="ce146" office:value-type="string" calcext:value-type="string">
            <text:p>Conteneur&lt;br/&gt;emballages&lt;br/&gt;journaux magazines</text:p>
          </table:table-cell>
          <table:table-cell table:style-name="ce146" office:value-type="string" calcext:value-type="string">
            <text:p>Container packaging newspapers magazines</text:p>
          </table:table-cell>
          <table:table-cell table:style-name="ce146"/>
          <table:table-cell table:style-name="ce149" office:value-type="string" calcext:value-type="string">
            <text:p>false</text:p>
          </table:table-cell>
          <table:table-cell table:style-name="ce146"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146" office:value-type="string" calcext:value-type="string">
            <text:p>You can put. Tin, aluminum trays, cans, aerosols, metal bottle syrup, water bottles, bottle, brick (fruit, milk juice), cardboards, paper, newspapers, magazines.</text:p>
          </table:table-cell>
          <table:table-cell table:style-name="ce146" office:value-type="string" calcext:value-type="string">
            <text:p>boîte de conserve, barquette aluminium, cannette, aérosol, bouteille métal sirop, bouteilles d'eau, flacon, brique (jus de fruit, lait), cartonnettes, papier, journaux, magazines</text:p>
          </table:table-cell>
          <table:table-cell table:style-name="ce146" office:value-type="string" calcext:value-type="string">
            <text:p>cons_sans_bouchon_ni_couvercle</text:p>
          </table:table-cell>
          <table:table-cell table:style-name="ce146" office:value-type="string" calcext:value-type="string">
            <text:p>fiche_contembjournmag</text:p>
          </table:table-cell>
          <table:table-cell table:style-name="ce146"/>
          <table:table-cell table:style-name="ce153" office:value-type="string" calcext:value-type="string">
            <text:p>conteneur_emballages_journaux_magazines_mini.png</text:p>
          </table:table-cell>
          <table:table-cell table:style-name="ce158" office:value-type="string" calcext:value-type="string">
            <text:p>Vérif le 06/2013</text:p>
          </table:table-cell>
          <table:table-cell table:style-name="ce158" office:value-type="string" calcext:value-type="string">
            <text:p>modco</text:p>
          </table:table-cell>
          <table:table-cell table:style-name="ce158" office:value-type="string" calcext:value-type="string">
            <text:p>Conteneur,emballages,journaux,magazines</text:p>
          </table:table-cell>
          <table:table-cell table:style-name="ce158" office:value-type="string" calcext:value-type="string">
            <text:p>container,packaging,newspapers,magazines</text:p>
          </table:table-cell>
          <table:table-cell table:style-name="ce151"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77"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ModesDeCollecte.P8];[ModesDeCollecte.Q8])" office:value-type="string" office:string-value="{&#10;&quot;code&quot;:&quot;modco_contembjournmag&quot;,&#10;      &quot;nom&quot;:&quot;Conteneur emballages journaux magazines&quot;,&#10;      &quot;nom_en&quot;:&quot;Container packaging newspapers magazines&quot;,&#10;      &quot;libelleBouton&quot;:&quot;Conteneur&lt;br/&gt;emballages&lt;br/&gt;journaux magazines&quot;,&#10;      &quot;libelleBouton_en&quot;:&quot;Container packaging newspapers magazines&quot;,&#10;      &quot;modesCollecte&quot;:&quot;false&quot;,&#10;      &quot;descr&quot;:&quot;On peut mettre : boîte de conserve, barquette aluminium, cannette, aérosol, bouteille métal sirop, bouteilles d'eau, flacon, brique (jus de fruit, lait), cartonnettes, papier, journaux, magazines.&quot;,&#10;      &quot;descr_en&quot;:&quot;You can put. Tin, aluminum trays, cans, aerosols, metal bottle syrup, water bottles, bottle, brick (fruit, milk juice), cardboards, paper, newspapers, magazines.&quot;,&#10;      &quot;admis&quot;:&quot;boîte de conserve, barquette aluminium, cannette, aérosol, bouteille métal sirop, bouteilles d'eau, flacon, brique (jus de fruit, lait), cartonnettes, papier, journaux, magazines&quot;,&#10;      &quot;admis_en&quot;:&quot;tin, aluminum trays, cans, aerosol metal syrup bottle, water bottles, bottle, brick (fruit, milk juice), cardboards, paper, newspapers, magazines&quot;,&#10;      &quot;cons&quot;:&quot;cons_sans_bouchon_ni_couvercle&quot;,&#10;      &quot;icone&quot;:&quot;modco&quot;,&#10;      &quot;image&quot;:&quot;conteneur_emballages_journaux_magazines_mini.png&quot;,&#10;      &quot;colFiches&quot;:&quot;fiche_contembjournmag&quot;,&#10;      &quot;mots_cles&quot;:&quot;conteneur,emballages,journaux,magazines&quot;,&#10;      &quot;mots_cles_en&quot;:&quot;container,packaging,newspapers,magazines&quot;,&#10;      }," calcext:value-type="string">
            <text:p>{</text:p>
            <text:p>"code":"modco_contembjournmag",</text:p>
            <text:p>      "nom":"Conteneur emballages journaux magazines",</text:p>
            <text:p>      "nom_en":"Container packaging newspapers magazines",</text:p>
            <text:p>      "libelleBouton":"Conteneur&lt;br/&gt;emballages&lt;br/&gt;journaux magazines",</text:p>
            <text:p>      "libelleBouton_en":"Container packaging newspapers magazines",</text:p>
            <text:p>      "modesCollecte":"false",</text:p>
            <text:p>      "descr":"On peut mettre : boîte de conserve, barquette aluminium, cannette, aérosol, bouteille métal sirop, bouteilles d'eau, flacon, brique (jus de fruit, lait), cartonnettes, papier, journaux, magazines.",</text:p>
            <text:p>      "descr_en":"You can put. Tin, aluminum trays, cans, aerosols, metal bottle syrup, water bottles, bottle, brick (fruit, milk juice), cardboards, paper, newspapers, magazines.",</text:p>
            <text:p>      "admis":"boîte de conserve, barquette aluminium, cannette, aérosol, bouteille métal sirop, bouteilles d'eau, flacon, brique (jus de fruit, lait), cartonnettes, papier, journaux, magazines",</text:p>
            <text:p>      "admis_en":"tin, aluminum trays, cans, aerosol metal syrup bottle, water bottles, bottle, brick (fruit, milk juice), cardboards, paper, newspapers, magazines",</text:p>
            <text:p>      "cons":"cons_sans_bouchon_ni_couvercle",</text:p>
            <text:p>      "icone":"modco",</text:p>
            <text:p>      "image":"conteneur_emballages_journaux_magazines_mini.png",</text:p>
            <text:p>      "colFiches":"fiche_contembjournmag",</text:p>
            <text:p>      "mots_cles":"conteneur,emballages,journaux,magazines",</text:p>
            <text:p>      "mots_cles_en":"container,packaging,newspapers,magazines",</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table:number-columns-repeated="253"/>
        </table:table-row>
        <table:table-row table:style-name="ro26">
          <table:table-cell table:style-name="ce146" office:value-type="string" calcext:value-type="string">
            <text:p>modco_bacblehorsnantes</text:p>
          </table:table-cell>
          <table:table-cell table:style-name="ce146" office:value-type="string" calcext:value-type="string">
            <text:p>Bacs bleus (hors Nantes)</text:p>
          </table:table-cell>
          <table:table-cell table:style-name="ce146" office:value-type="string" calcext:value-type="string">
            <text:p>Blue bins (excluding Nantes)</text:p>
          </table:table-cell>
          <table:table-cell table:style-name="ce146"/>
          <table:table-cell table:style-name="ce149" office:value-type="string" calcext:value-type="string">
            <text:p>false</text:p>
          </table:table-cell>
          <table:table-cell table:style-name="ce146" office:value-type="string" calcext:value-type="string">
            <text:p>On met les &lt;B&gt;déchets ménagers non recyclés&lt;/B&gt;.</text:p>
          </table:table-cell>
          <table:table-cell table:style-name="ce146" office:value-type="string" calcext:value-type="string">
            <text:p>It puts the &lt;B&gt; non-recycled household waste &lt;/b&gt;.</text:p>
          </table:table-cell>
          <table:table-cell table:style-name="ce146"/>
          <table:table-cell table:style-name="ce146" office:value-type="string" calcext:value-type="string">
            <text:p>cons_bac_casse,cons_collectes_bacs,cons_arcencielvalorena</text:p>
          </table:table-cell>
          <table:table-cell table:style-name="ce146" table:number-columns-repeated="2"/>
          <table:table-cell table:style-name="ce153" office:value-type="string" calcext:value-type="string">
            <text:p>bac_bleu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Bacs,bleus</text:p>
          </table:table-cell>
          <table:table-cell table:style-name="ce158" office:value-type="string" calcext:value-type="string">
            <text:p>bins,blue</text:p>
          </table:table-cell>
          <table:table-cell table:style-name="ce151"/>
          <table:table-cell office:value-type="string" calcext:value-type="string">
            <text:p><text:s/></text:p>
          </table:table-cell>
          <table:table-cell table:style-name="ce77"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ModesDeCollecte.P9];[ModesDeCollecte.Q9])" office:value-type="string" office:string-value="{&#10;&quot;code&quot;:&quot;modco_bacblehorsnantes&quot;,&#10;      &quot;nom&quot;:&quot;Bacs bleus (hors Nantes)&quot;,&#10;      &quot;nom_en&quot;:&quot;Blue bins (excluding Nantes)&quot;,&#10;      &quot;libelleBouton&quot;:&quot;Bacs bleus (hors Nantes)&quot;,&#10;      &quot;libelleBouton_en&quot;:&quot;Blue bins (excluding Nante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horsnantes",</text:p>
            <text:p>      "nom":"Bacs bleus (hors Nantes)",</text:p>
            <text:p>      "nom_en":"Blue bins (excluding Nantes)",</text:p>
            <text:p>      "libelleBouton":"Bacs bleus (hors Nantes)",</text:p>
            <text:p>      "libelleBouton_en":"Blue bins (excluding Nante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table:number-columns-repeated="253"/>
        </table:table-row>
        <table:table-row table:style-name="ro27">
          <table:table-cell table:style-name="ce146" office:value-type="string" calcext:value-type="string">
            <text:p>modco_bacbleu</text:p>
          </table:table-cell>
          <table:table-cell table:style-name="ce146" office:value-type="string" calcext:value-type="string">
            <text:p>Bacs bleus</text:p>
          </table:table-cell>
          <table:table-cell table:style-name="ce146" office:value-type="string" calcext:value-type="string">
            <text:p>Blue bins</text:p>
          </table:table-cell>
          <table:table-cell table:style-name="ce146"/>
          <table:table-cell table:style-name="ce149" table:formula="of:=[ModesDeCollecte.E9]" office:value-type="string" office:string-value="false" calcext:value-type="string">
            <text:p>false</text:p>
          </table:table-cell>
          <table:table-cell table:style-name="ce146" table:formula="of:=[ModesDeCollecte.F9]" office:value-type="string" office:string-value="On met les &lt;B&gt;déchets ménagers non recyclés&lt;/B&gt;." calcext:value-type="string">
            <text:p>On met les &lt;B&gt;déchets ménagers non recyclés&lt;/B&gt;.</text:p>
          </table:table-cell>
          <table:table-cell table:style-name="ce146" table:formula="of:=[ModesDeCollecte.G9]" office:value-type="string" office:string-value="It puts the &lt;B&gt; non-recycled household waste &lt;/b&gt;." calcext:value-type="string">
            <text:p>It puts the &lt;B&gt; non-recycled household waste &lt;/b&gt;.</text:p>
          </table:table-cell>
          <table:table-cell table:style-name="ce146"/>
          <table:table-cell table:style-name="ce146" table:formula="of:=[ModesDeCollecte.I9]" office:value-type="string" office:string-value="cons_bac_casse,cons_collectes_bacs,cons_arcencielvalorena" calcext:value-type="string">
            <text:p>cons_bac_casse,cons_collectes_bacs,cons_arcencielvalorena</text:p>
          </table:table-cell>
          <table:table-cell table:style-name="ce146" table:number-columns-repeated="2"/>
          <table:table-cell table:style-name="ce153" table:formula="of:=[ModesDeCollecte.L9]" office:value-type="string" office:string-value="bac_bleu_mini.png" calcext:value-type="string">
            <text:p>bac_bleu_mini.png</text:p>
          </table:table-cell>
          <table:table-cell table:style-name="ce158" table:formula="of:=[ModesDeCollecte.M9]" office:value-type="string" office:string-value="Vérif le 03/2013" calcext:value-type="string">
            <text:p>Vérif le 03/2013</text:p>
          </table:table-cell>
          <table:table-cell table:style-name="ce158" table:formula="of:=[ModesDeCollecte.N9]" office:value-type="string" office:string-value="modco" calcext:value-type="string">
            <text:p>modco</text:p>
          </table:table-cell>
          <table:table-cell table:style-name="ce158" office:value-type="string" calcext:value-type="string">
            <text:p>Bacs,bleus</text:p>
          </table:table-cell>
          <table:table-cell table:style-name="ce158" office:value-type="string" calcext:value-type="string">
            <text:p>bins,blue</text:p>
          </table:table-cell>
          <table:table-cell table:style-name="ce151"/>
          <table:table-cell/>
          <table:table-cell table:style-name="ce77"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ModesDeCollecte.P10];[ModesDeCollecte.Q10])" office:value-type="string" office:string-value="{&#10;&quot;code&quot;:&quot;modco_bacbleu&quot;,&#10;      &quot;nom&quot;:&quot;Bacs bleus&quot;,&#10;      &quot;nom_en&quot;:&quot;Blue bins&quot;,&#10;      &quot;libelleBouton&quot;:&quot;Bacs bleus&quot;,&#10;      &quot;libelleBouton_en&quot;:&quot;Blue bins&quot;,&#10;      &quot;modesCollecte&quot;:&quot;false&quot;,&#10;      &quot;descr&quot;:&quot;On met les &lt;B&gt;déchets ménagers non recyclés&lt;/B&gt;.&quot;,&#10;      &quot;descr_en&quot;:&quot;It puts the &lt;B&gt; non-recycled household waste &lt;/b&gt;.&quot;,&#10;      &quot;cons&quot;:&quot;cons_bac_casse,cons_collectes_bacs,cons_arcencielvalorena&quot;,&#10;      &quot;icone&quot;:&quot;modco&quot;,&#10;      &quot;image&quot;:&quot;bac_bleu_mini.png&quot;,&#10;      &quot;mots_cles&quot;:&quot;bacs,bleus&quot;,&#10;      &quot;mots_cles_en&quot;:&quot;bins,blue&quot;,&#10;      }," calcext:value-type="string">
            <text:p>{</text:p>
            <text:p>"code":"modco_bacbleu",</text:p>
            <text:p>      "nom":"Bacs bleus",</text:p>
            <text:p>      "nom_en":"Blue bins",</text:p>
            <text:p>      "libelleBouton":"Bacs bleus",</text:p>
            <text:p>      "libelleBouton_en":"Blue bins",</text:p>
            <text:p>      "modesCollecte":"false",</text:p>
            <text:p>      "descr":"On met les &lt;B&gt;déchets ménagers non recyclés&lt;/B&gt;.",</text:p>
            <text:p>      "descr_en":"It puts the &lt;B&gt; non-recycled household waste &lt;/b&gt;.",</text:p>
            <text:p>      "cons":"cons_bac_casse,cons_collectes_bacs,cons_arcencielvalorena",</text:p>
            <text:p>      "icone":"modco",</text:p>
            <text:p>      "image":"bac_bleu_mini.png",</text:p>
            <text:p>      "mots_cles":"bacs,bleus",</text:p>
            <text:p>      "mots_cles_en":"bins,blue",</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8">
          <table:table-cell table:style-name="ce146" office:value-type="string" calcext:value-type="string">
            <text:p>modco_bacjaunnantes</text:p>
          </table:table-cell>
          <table:table-cell table:style-name="ce146" office:value-type="string" calcext:value-type="string">
            <text:p>Bacs jaunes (Nantes)</text:p>
          </table:table-cell>
          <table:table-cell table:style-name="ce146" office:value-type="string" calcext:value-type="string">
            <text:p>Yellow Bacs (Nantes)</text:p>
          </table:table-cell>
          <table:table-cell table:style-name="ce146"/>
          <table:table-cell table:style-name="ce149" office:value-type="string" calcext:value-type="string">
            <text:p>false</text:p>
          </table:table-cell>
          <table:table-cell table:style-name="ce152"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152"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152"/>
          <table:table-cell table:style-name="ce146" office:value-type="string" calcext:value-type="string">
            <text:p>cons_pasuniquementbouteilleflacon,cons_bac_casse,cons_collectes_bacs</text:p>
          </table:table-cell>
          <table:table-cell table:style-name="ce146" office:value-type="string" calcext:value-type="string">
            <text:p>fiche_bacjaune</text:p>
          </table:table-cell>
          <table:table-cell table:style-name="ce146"/>
          <table:table-cell table:style-name="ce153" office:value-type="string" calcext:value-type="string">
            <text:p>bac_jaune_en_cours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Bacs,jaunes</text:p>
          </table:table-cell>
          <table:table-cell table:style-name="ce158" office:value-type="string" calcext:value-type="string">
            <text:p>bins,yellow</text:p>
          </table:table-cell>
          <table:table-cell table:style-name="ce158"/>
          <table:table-cell/>
          <table:table-cell table:style-name="ce77"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ModesDeCollecte.P11];[ModesDeCollecte.Q11])" office:value-type="string" office:string-value="{&#10;&quot;code&quot;:&quot;modco_bacjaunnantes&quot;,&#10;      &quot;nom&quot;:&quot;Bacs jaunes (Nantes)&quot;,&#10;      &quot;nom_en&quot;:&quot;Yellow Bacs (Nantes)&quot;,&#10;      &quot;libelleBouton&quot;:&quot;Bacs jaunes (Nantes)&quot;,&#10;      &quot;libelleBouton_en&quot;:&quot;Yellow Bacs (Nantes)&quot;,&#10;      &quot;modesCollecte&quot;:&quot;false&quot;,&#10;      &quot;descr&quot;:&quo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quot;,&#10;      &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nantes",</text:p>
            <text:p>      "nom":"Bacs jaunes (Nantes)",</text:p>
            <text:p>      "nom_en":"Yellow Bacs (Nantes)",</text:p>
            <text:p>      "libelleBouton":"Bacs jaunes (Nantes)",</text:p>
            <text:p>      "libelleBouton_en":"Yellow Bacs (Nantes)",</text:p>
            <text:p>      "modesCollecte":"false",</text:p>
            <text:p>      "descr":"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text:p>
            <text:p>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table:number-columns-repeated="253"/>
        </table:table-row>
        <table:table-row table:style-name="ro28">
          <table:table-cell table:style-name="ce146" office:value-type="string" calcext:value-type="string">
            <text:p>modco_bacjaune</text:p>
          </table:table-cell>
          <table:table-cell table:style-name="ce146" office:value-type="string" calcext:value-type="string">
            <text:p>Bacs jaunes</text:p>
          </table:table-cell>
          <table:table-cell table:style-name="ce146" office:value-type="string" calcext:value-type="string">
            <text:p>Yellow Bacs</text:p>
          </table:table-cell>
          <table:table-cell table:style-name="ce146"/>
          <table:table-cell table:style-name="ce149" office:value-type="string" calcext:value-type="string">
            <text:p>false</text:p>
          </table:table-cell>
          <table:table-cell table:style-name="ce152"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152" office:value-type="string" calcext:value-type="string">
            <text:p>You can put &lt;BR/&gt;: cartons, cardboards, envelopes, sheets, newspapers, magazines, bricks, water bottles soda oil, corks, bottles, aluminum trays, cans, tins, aerosols, bombs. </text:p>
          </table:table-cell>
          <table:table-cell table:style-name="ce152"/>
          <table:table-cell table:style-name="ce146" office:value-type="string" calcext:value-type="string">
            <text:p>cons_pasuniquementbouteilleflacon,cons_bac_casse,cons_collectes_bacs</text:p>
          </table:table-cell>
          <table:table-cell table:style-name="ce146" office:value-type="string" calcext:value-type="string">
            <text:p>fiche_bacjaune</text:p>
          </table:table-cell>
          <table:table-cell table:style-name="ce146"/>
          <table:table-cell table:style-name="ce153" office:value-type="string" calcext:value-type="string">
            <text:p>bac_jaune_en_cours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Bacs,jaunes</text:p>
          </table:table-cell>
          <table:table-cell table:style-name="ce158" office:value-type="string" calcext:value-type="string">
            <text:p>bins,yellow</text:p>
          </table:table-cell>
          <table:table-cell table:style-name="ce158"/>
          <table:table-cell/>
          <table:table-cell table:style-name="ce77"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ModesDeCollecte.P12];[ModesDeCollecte.Q12])" office:value-type="string" office:string-value="{&#10;&quot;code&quot;:&quot;modco_bacjaune&quot;,&#10;      &quot;nom&quot;:&quot;Bacs jaunes&quot;,&#10;      &quot;nom_en&quot;:&quot;Yellow Bacs&quot;,&#10;      &quot;libelleBouton&quot;:&quot;Bacs jaunes&quot;,&#10;      &quot;libelleBouton_en&quot;:&quot;Yellow Bacs&quot;,&#10;      &quot;modesCollecte&quot;:&quot;false&quot;,&#10;      &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quot;,&#10;      &quot;descr_en&quot;:&quot;You can put &lt;BR/&gt;: cartons, cardboards, envelopes, sheets, newspapers, magazines, bricks, water bottles soda oil, corks, bottles, aluminum trays, cans, tins, aerosols, bombs. &quot;,&#10;      &quot;cons&quot;:&quot;cons_pasuniquementbouteilleflacon,cons_bac_casse,cons_collectes_bacs&quot;,&#10;      &quot;icone&quot;:&quot;modco&quot;,&#10;      &quot;image&quot;:&quot;bac_jaune_en_cours_mini.png&quot;,&#10;      &quot;colFiches&quot;:&quot;fiche_bacjaune&quot;,&#10;      &quot;mots_cles&quot;:&quot;bacs,jaunes&quot;,&#10;      &quot;mots_cles_en&quot;:&quot;bins,yellow&quot;,&#10;      }," calcext:value-type="string">
            <text:p>{</text:p>
            <text:p>"code":"modco_bacjaune",</text:p>
            <text:p>      "nom":"Bacs jaunes",</text:p>
            <text:p>      "nom_en":"Yellow Bacs",</text:p>
            <text:p>      "libelleBouton":"Bacs jaunes",</text:p>
            <text:p>      "libelleBouton_en":"Yellow Bacs",</text:p>
            <text:p>      "modesCollecte":"false",</text:p>
            <text:p>      "descr":"&lt;IMG SRC='resources/images/bac_jaune_en_cours_mini.png' ALIGN='right' WIDTH='150px' /&gt;&lt;BR/&gt;On peut mettre : cartons, cartonnettes, enveloppes, feuilles, journaux, magazines, briques, les bouteilles eau soda huile, bouchons, flacons,  barquettes aluminium, canettes, boîtes de conserves, bombes aérosols.",</text:p>
            <text:p>      "descr_en":"You can put &lt;BR/&gt;: cartons, cardboards, envelopes, sheets, newspapers, magazines, bricks, water bottles soda oil, corks, bottles, aluminum trays, cans, tins, aerosols, bombs. ",</text:p>
            <text:p>      "cons":"cons_pasuniquementbouteilleflacon,cons_bac_casse,cons_collectes_bacs",</text:p>
            <text:p>      "icone":"modco",</text:p>
            <text:p>      "image":"bac_jaune_en_cours_mini.png",</text:p>
            <text:p>      "colFiches":"fiche_bacjaune",</text:p>
            <text:p>      "mots_cles":"bacs,jaunes",</text:p>
            <text:p>      "mots_cles_en":"bins,yellow",</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46" office:value-type="string" calcext:value-type="string">
            <text:p>modco_sacbleu</text:p>
          </table:table-cell>
          <table:table-cell table:style-name="ce146" office:value-type="string" calcext:value-type="string">
            <text:p>Sacs bleus</text:p>
          </table:table-cell>
          <table:table-cell table:style-name="ce146" office:value-type="string" calcext:value-type="string">
            <text:p>Blue bags</text:p>
          </table:table-cell>
          <table:table-cell table:style-name="ce146"/>
          <table:table-cell table:style-name="ce149" office:value-type="string" calcext:value-type="string">
            <text:p>false</text:p>
          </table:table-cell>
          <table:table-cell table:style-name="ce153" office:value-type="string" calcext:value-type="string">
            <text:p>&lt;IMG SRC='resources/images/nantes/sac_bleu_mini.png' ALIGN='right' WIDTH='150px' /&gt;On met dans les sacs bleus les &lt;B&gt;déchets ménagers non recyclés&lt;/B&gt;.</text:p>
          </table:table-cell>
          <table:table-cell table:style-name="ce153" office:value-type="string" calcext:value-type="string">
            <text:p>&lt;IMG SRC='resources/images/nantes/sac_bleu_mini.png' align='right' WIDTH='150px' /&gt; are placed in blue bags the &lt;B&gt; non-recycled household waste &lt;/b&gt;.</text:p>
          </table:table-cell>
          <table:table-cell table:style-name="ce153"/>
          <table:table-cell table:style-name="ce146" office:value-type="string" calcext:value-type="string">
            <text:p>cons_noeudtrisac,cons_passacpoubelle</text:p>
          </table:table-cell>
          <table:table-cell table:style-name="ce146" table:number-columns-repeated="2"/>
          <table:table-cell table:style-name="ce153" office:value-type="string" calcext:value-type="string">
            <text:p>nantes/sac_bleu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Sacs,bleus</text:p>
          </table:table-cell>
          <table:table-cell table:style-name="ce158" office:value-type="string" calcext:value-type="string">
            <text:p>bags,blue</text:p>
          </table:table-cell>
          <table:table-cell table:style-name="ce158"/>
          <table:table-cell/>
          <table:table-cell table:style-name="ce77"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ModesDeCollecte.P13];[ModesDeCollecte.Q13])" office:value-type="string" office:string-value="{&#10;&quot;code&quot;:&quot;modco_sacbleu&quot;,&#10;      &quot;nom&quot;:&quot;Sacs bleus&quot;,&#10;      &quot;nom_en&quot;:&quot;Blue bags&quot;,&#10;      &quot;libelleBouton&quot;:&quot;Sacs bleus&quot;,&#10;      &quot;libelleBouton_en&quot;:&quot;Blue bags&quot;,&#10;      &quot;modesCollecte&quot;:&quot;false&quot;,&#10;      &quot;descr&quot;:&quot;&lt;IMG SRC='resources/images/nantes/sac_bleu_mini.png' ALIGN='right' WIDTH='150px' /&gt;On met dans les sacs bleus les &lt;B&gt;déchets ménagers non recyclés&lt;/B&gt;.&quot;,&#10;      &quot;descr_en&quot;:&quot;&lt;IMG SRC='resources/images/nantes/sac_bleu_mini.png' align='right' WIDTH='150px' /&gt; are placed in blue bags the &lt;B&gt; non-recycled household waste &lt;/b&gt;.&quot;,&#10;      &quot;cons&quot;:&quot;cons_noeudtrisac,cons_passacpoubelle&quot;,&#10;      &quot;icone&quot;:&quot;modco&quot;,&#10;      &quot;image&quot;:&quot;nantes/sac_bleu_mini.png&quot;,&#10;      &quot;mots_cles&quot;:&quot;sacs,bleus&quot;,&#10;      &quot;mots_cles_en&quot;:&quot;bags,blue&quot;,&#10;      }," calcext:value-type="string">
            <text:p>{</text:p>
            <text:p>"code":"modco_sacbleu",</text:p>
            <text:p>      "nom":"Sacs bleus",</text:p>
            <text:p>      "nom_en":"Blue bags",</text:p>
            <text:p>      "libelleBouton":"Sacs bleus",</text:p>
            <text:p>      "libelleBouton_en":"Blue bags",</text:p>
            <text:p>      "modesCollecte":"false",</text:p>
            <text:p>      "descr":"&lt;IMG SRC='resources/images/nantes/sac_bleu_mini.png' ALIGN='right' WIDTH='150px' /&gt;On met dans les sacs bleus les &lt;B&gt;déchets ménagers non recyclés&lt;/B&gt;.",</text:p>
            <text:p>      "descr_en":"&lt;IMG SRC='resources/images/nantes/sac_bleu_mini.png' align='right' WIDTH='150px' /&gt; are placed in blue bags the &lt;B&gt; non-recycled household waste &lt;/b&gt;.",</text:p>
            <text:p>      "cons":"cons_noeudtrisac,cons_passacpoubelle",</text:p>
            <text:p>      "icone":"modco",</text:p>
            <text:p>      "image":"nantes/sac_bleu_mini.png",</text:p>
            <text:p>      "mots_cles":"sacs,bleus",</text:p>
            <text:p>      "mots_cles_en":"bags,blue",</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8">
          <table:table-cell table:style-name="ce146" office:value-type="string" calcext:value-type="string">
            <text:p>modco_sacjaune</text:p>
          </table:table-cell>
          <table:table-cell table:style-name="ce146" office:value-type="string" calcext:value-type="string">
            <text:p>Sacs jaunes</text:p>
          </table:table-cell>
          <table:table-cell table:style-name="ce146" office:value-type="string" calcext:value-type="string">
            <text:p>Yellow bags</text:p>
          </table:table-cell>
          <table:table-cell table:style-name="ce146"/>
          <table:table-cell table:style-name="ce149" office:value-type="string" calcext:value-type="string">
            <text:p>false</text:p>
          </table:table-cell>
          <table:table-cell table:style-name="ce146"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146"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146"/>
          <table:table-cell table:style-name="ce146" office:value-type="string" calcext:value-type="string">
            <text:p>cons_souille,cons_noeudtrisac,cons_passacpoubelle</text:p>
          </table:table-cell>
          <table:table-cell table:style-name="ce146" office:value-type="string" calcext:value-type="string">
            <text:p>fiche_sacjaune</text:p>
          </table:table-cell>
          <table:table-cell table:style-name="ce146"/>
          <table:table-cell table:style-name="ce153" office:value-type="string" calcext:value-type="string">
            <text:p>nantes/sac_jaune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Sacs,jaunes</text:p>
          </table:table-cell>
          <table:table-cell table:style-name="ce158" office:value-type="string" calcext:value-type="string">
            <text:p>bags,yellow</text:p>
          </table:table-cell>
          <table:table-cell table:style-name="ce158"/>
          <table:table-cell/>
          <table:table-cell table:style-name="ce77"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ModesDeCollecte.P14];[ModesDeCollecte.Q14])" office:value-type="string" office:string-value="{&#10;&quot;code&quot;:&quot;modco_sacjaune&quot;,&#10;      &quot;nom&quot;:&quot;Sacs jaunes&quot;,&#10;      &quot;nom_en&quot;:&quot;Yellow bags&quot;,&#10;      &quot;libelleBouton&quot;:&quot;Sacs jaunes&quot;,&#10;      &quot;libelleBouton_en&quot;:&quot;Yellow bags&quot;,&#10;      &quot;modesCollecte&quot;:&quot;false&quot;,&#10;      &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quot;,&#10;      &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quot;,&#10;      &quot;cons&quot;:&quot;cons_souille,cons_noeudtrisac,cons_passacpoubelle&quot;,&#10;      &quot;icone&quot;:&quot;modco&quot;,&#10;      &quot;image&quot;:&quot;nantes/sac_jaune_mini.png&quot;,&#10;      &quot;colFiches&quot;:&quot;fiche_sacjaune&quot;,&#10;      &quot;mots_cles&quot;:&quot;sacs,jaunes&quot;,&#10;      &quot;mots_cles_en&quot;:&quot;bags,yellow&quot;,&#10;      }," calcext:value-type="string">
            <text:p>{</text:p>
            <text:p>"code":"modco_sacjaune",</text:p>
            <text:p>      "nom":"Sacs jaunes",</text:p>
            <text:p>      "nom_en":"Yellow bags",</text:p>
            <text:p>      "libelleBouton":"Sacs jaunes",</text:p>
            <text:p>      "libelleBouton_en":"Yellow bags",</text:p>
            <text:p>      "modesCollecte":"false",</text:p>
            <text:p>      "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ext:p>      "descr_en":"&lt;IMG SRC='resources/images/nantes/sac_jaune_mini.png' align='right' WIDTH='150px' /&gt; &lt;UL&gt; You can put: cartons, cardboards, envelopes, sheets, newspapers, magazines, brochures, egg boxes cardboard, bricks, bottles with caps (water, soda, oil), bottles, aluminum trays, cans, tins, aerosols.",</text:p>
            <text:p>      "cons":"cons_souille,cons_noeudtrisac,cons_passacpoubelle",</text:p>
            <text:p>      "icone":"modco",</text:p>
            <text:p>      "image":"nantes/sac_jaune_mini.png",</text:p>
            <text:p>      "colFiches":"fiche_sacjaune",</text:p>
            <text:p>      "mots_cles":"sacs,jaunes",</text:p>
            <text:p>      "mots_cles_en":"bags,yellow",</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146" office:value-type="string" calcext:value-type="string">
            <text:p>modco_ecopoint</text:p>
          </table:table-cell>
          <table:table-cell table:style-name="ce146" office:value-type="string" calcext:value-type="string">
            <text:p><text:span text:style-name="T11">É</text:span>copoint</text:p>
          </table:table-cell>
          <table:table-cell table:style-name="ce146" office:value-type="string" calcext:value-type="string">
            <text:p>Ecopoint</text:p>
          </table:table-cell>
          <table:table-cell table:style-name="ce146"/>
          <table:table-cell table:style-name="ce149" office:value-type="string" calcext:value-type="string">
            <text:p>false</text:p>
          </table:table-cell>
          <table:table-cell table:style-name="ce146"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146"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146" table:number-columns-repeated="2"/>
          <table:table-cell table:style-name="ce146" office:value-type="string" calcext:value-type="string">
            <text:p>fiche_ecopoint</text:p>
          </table:table-cell>
          <table:table-cell table:style-name="ce146"/>
          <table:table-cell table:style-name="ce146" office:value-type="string" calcext:value-type="string">
            <text:p>nantes/ecopoint_viarme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office:value-type="string" calcext:value-type="string">
            <text:p>Écopoint</text:p>
          </table:table-cell>
          <table:table-cell table:style-name="ce158" office:value-type="string" calcext:value-type="string">
            <text:p>ecopoint</text:p>
          </table:table-cell>
          <table:table-cell table:style-name="ce158"/>
          <table:table-cell/>
          <table:table-cell table:style-name="ce77"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ModesDeCollecte.P15];[ModesDeCollecte.Q15])" office:value-type="string" office:string-value="{&#10;&quot;code&quot;:&quot;modco_ecopoint&quot;,&#10;      &quot;nom&quot;:&quot;Écopoint&quot;,&#10;      &quot;nom_en&quot;:&quot;Ecopoint&quot;,&#10;      &quot;libelleBouton&quot;:&quot;Écopoint&quot;,&#10;      &quot;libelleBouton_en&quot;:&quot;Ecopoint&quot;,&#10;      &quot;modesCollecte&quot;:&quot;false&quot;,&#10;      &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quot;,&#10;      &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quot;,&#10;      &quot;icone&quot;:&quot;modco&quot;,&#10;      &quot;image&quot;:&quot;nantes/ecopoint_viarme_mini.png&quot;,&#10;      &quot;colFiches&quot;:&quot;fiche_ecopoint&quot;,&#10;      &quot;mots_cles&quot;:&quot;ecopoint&quot;,&#10;      &quot;mots_cles_en&quot;:&quot;ecopoint&quot;,&#10;      }," calcext:value-type="string">
            <text:p>{</text:p>
            <text:p>"code":"modco_ecopoint",</text:p>
            <text:p>      "nom":"Écopoint",</text:p>
            <text:p>      "nom_en":"Ecopoint",</text:p>
            <text:p>      "libelleBouton":"Écopoint",</text:p>
            <text:p>      "libelleBouton_en":"Ecopoint",</text:p>
            <text:p>      "modesCollecte":"false",</text:p>
            <text:p>      "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ext:p>      "descr_en":"The Ecopoints are mini-waste collection centers where only rubble are allowed &lt;BR/&gt; The following shall be permitted:. Bulky, electrical appliances, toxic waste in small quantities, green waste, plastic bottles, paper, cardboard, cardboards, glass household (Pots, bottles), metal.",</text:p>
            <text:p>      "icone":"modco",</text:p>
            <text:p>      "image":"nantes/ecopoint_viarme_mini.png",</text:p>
            <text:p>      "colFiches":"fiche_ecopoint",</text:p>
            <text:p>      "mots_cles":"ecopoint",</text:p>
            <text:p>      "mots_cles_en":"ecopoint",</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0">
          <table:table-cell table:style-name="ce22" office:value-type="string" calcext:value-type="string">
            <text:p>modco_contomr</text:p>
          </table:table-cell>
          <table:table-cell table:style-name="ce22" office:value-type="string" calcext:value-type="string">
            <text:p>Conteneurs ordures ménagers</text:p>
          </table:table-cell>
          <table:table-cell table:style-name="ce22" office:value-type="string" calcext:value-type="string">
            <text:p>Container for household waste</text:p>
          </table:table-cell>
          <table:table-cell table:style-name="ce22"/>
          <table:table-cell table:style-name="ce128" office:value-type="string" calcext:value-type="string">
            <text:p>false</text:p>
          </table:table-cell>
          <table:table-cell table:style-name="ce22" office:value-type="string" calcext:value-type="string">
            <text:p>On met les &lt;B&gt;déchets ménagers non recyclés&lt;/B&gt;.</text:p>
          </table:table-cell>
          <table:table-cell table:style-name="ce22" office:value-type="string" calcext:value-type="string">
            <text:p>It puts the &lt;B&gt; non-recycled household waste &lt;/b&gt;.</text:p>
          </table:table-cell>
          <table:table-cell table:style-name="ce22" table:number-columns-repeated="4"/>
          <table:table-cell table:style-name="ce20" office:value-type="string" calcext:value-type="string">
            <text:p>conteneur_enterre.png</text:p>
          </table:table-cell>
          <table:table-cell table:style-name="ce105" table:number-columns-repeated="2"/>
          <table:table-cell table:style-name="ce105" office:value-type="string" calcext:value-type="string">
            <text:p>conteneur,déchet,ménager</text:p>
          </table:table-cell>
          <table:table-cell table:style-name="ce105" office:value-type="string" calcext:value-type="string">
            <text:p>container,waste,household</text:p>
          </table:table-cell>
          <table:table-cell table:style-name="ce105"/>
          <table:table-cell/>
          <table:table-cell table:style-name="ce77"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ModesDeCollecte.P16];[ModesDeCollecte.Q16])" office:value-type="string" office:string-value="{&#10;&quot;code&quot;:&quot;modco_contomr&quot;,&#10;      &quot;nom&quot;:&quot;Conteneurs ordures ménagers&quot;,&#10;      &quot;nom_en&quot;:&quot;Container for household waste&quot;,&#10;      &quot;libelleBouton&quot;:&quot;Conteneurs ordures ménagers&quot;,&#10;      &quot;libelleBouton_en&quot;:&quot;Container for household waste&quot;,&#10;      &quot;modesCollecte&quot;:&quot;false&quot;,&#10;      &quot;descr&quot;:&quot;On met les &lt;B&gt;déchets ménagers non recyclés&lt;/B&gt;.&quot;,&#10;      &quot;descr_en&quot;:&quot;It puts the &lt;B&gt; non-recycled household waste &lt;/b&gt;.&quot;,&#10;      &quot;image&quot;:&quot;conteneur_enterre.png&quot;,&#10;      &quot;mots_cles&quot;:&quot;conteneur,dechet,menager&quot;,&#10;      &quot;mots_cles_en&quot;:&quot;container,waste,household&quot;,&#10;      }," calcext:value-type="string">
            <text:p>{</text:p>
            <text:p>"code":"modco_contomr",</text:p>
            <text:p>      "nom":"Conteneurs ordures ménagers",</text:p>
            <text:p>      "nom_en":"Container for household waste",</text:p>
            <text:p>      "libelleBouton":"Conteneurs ordures ménagers",</text:p>
            <text:p>      "libelleBouton_en":"Container for household waste",</text:p>
            <text:p>      "modesCollecte":"false",</text:p>
            <text:p>      "descr":"On met les &lt;B&gt;déchets ménagers non recyclés&lt;/B&gt;.",</text:p>
            <text:p>      "descr_en":"It puts the &lt;B&gt; non-recycled household waste &lt;/b&gt;.",</text:p>
            <text:p>      "image":"conteneur_enterre.png",</text:p>
            <text:p>      "mots_cles":"conteneur,dechet,menager",</text:p>
            <text:p>      "mots_cles_en":"container,waste,household",</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1">
          <table:table-cell table:style-name="ce22" office:value-type="string" calcext:value-type="string">
            <text:p>modco_dechetssecs</text:p>
          </table:table-cell>
          <table:table-cell table:style-name="ce22" office:value-type="string" calcext:value-type="string">
            <text:p>Conteneurs déchets secs</text:p>
          </table:table-cell>
          <table:table-cell table:style-name="ce22" office:value-type="string" calcext:value-type="string">
            <text:p>Containers dry waste</text:p>
          </table:table-cell>
          <table:table-cell table:style-name="ce22"/>
          <table:table-cell table:style-name="ce128" office:value-type="string" calcext:value-type="string">
            <text:p>false</text:p>
          </table:table-cell>
          <table:table-cell table:style-name="ce89" office:value-type="string" calcext:value-type="string">
            <text:p>On met les &lt;B&gt;déchets ménagers non recyclés&lt;/B&gt;.</text:p>
          </table:table-cell>
          <table:table-cell table:style-name="ce89" office:value-type="string" calcext:value-type="string">
            <text:p>It puts the &lt;B&gt; non-recycled household waste &lt;/b&gt;.</text:p>
          </table:table-cell>
          <table:table-cell table:style-name="ce89"/>
          <table:table-cell table:style-name="ce22" table:number-columns-repeated="3"/>
          <table:table-cell table:style-name="ce20" office:value-type="string" calcext:value-type="string">
            <text:p>conteneur_ordure_menageres_petit.png</text:p>
          </table:table-cell>
          <table:table-cell table:style-name="ce68"/>
          <table:table-cell table:style-name="ce105"/>
          <table:table-cell table:style-name="ce105" office:value-type="string" calcext:value-type="string">
            <text:p>conteneurs,déchets,secs</text:p>
          </table:table-cell>
          <table:table-cell table:style-name="ce105" office:value-type="string" calcext:value-type="string">
            <text:p>containers,waste,dry</text:p>
          </table:table-cell>
          <table:table-cell table:style-name="ce105"/>
          <table:table-cell/>
          <table:table-cell table:style-name="ce77"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ModesDeCollecte.P17];[ModesDeCollecte.Q17])" office:value-type="string" office:string-value="{&#10;&quot;code&quot;:&quot;modco_dechetssecs&quot;,&#10;      &quot;nom&quot;:&quot;Conteneurs déchets secs&quot;,&#10;      &quot;nom_en&quot;:&quot;Containers dry waste&quot;,&#10;      &quot;libelleBouton&quot;:&quot;Conteneurs déchets secs&quot;,&#10;      &quot;libelleBouton_en&quot;:&quot;Containers dry waste&quot;,&#10;      &quot;modesCollecte&quot;:&quot;false&quot;,&#10;      &quot;descr&quot;:&quot;On met les &lt;B&gt;déchets ménagers non recyclés&lt;/B&gt;.&quot;,&#10;      &quot;descr_en&quot;:&quot;It puts the &lt;B&gt; non-recycled household waste &lt;/b&gt;.&quot;,&#10;      &quot;image&quot;:&quot;conteneur_ordure_menageres_petit.png&quot;,&#10;      &quot;mots_cles&quot;:&quot;conteneurs,dechets,secs&quot;,&#10;      &quot;mots_cles_en&quot;:&quot;containers,waste,dry&quot;,&#10;      }," calcext:value-type="string">
            <text:p>{</text:p>
            <text:p>"code":"modco_dechetssecs",</text:p>
            <text:p>      "nom":"Conteneurs déchets secs",</text:p>
            <text:p>      "nom_en":"Containers dry waste",</text:p>
            <text:p>      "libelleBouton":"Conteneurs déchets secs",</text:p>
            <text:p>      "libelleBouton_en":"Containers dry waste",</text:p>
            <text:p>      "modesCollecte":"false",</text:p>
            <text:p>      "descr":"On met les &lt;B&gt;déchets ménagers non recyclés&lt;/B&gt;.",</text:p>
            <text:p>      "descr_en":"It puts the &lt;B&gt; non-recycled household waste &lt;/b&gt;.",</text:p>
            <text:p>      "image":"conteneur_ordure_menageres_petit.png",</text:p>
            <text:p>      "mots_cles":"conteneurs,dechets,secs",</text:p>
            <text:p>      "mots_cles_en":"containers,waste,dry",</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2">
          <table:table-cell table:style-name="ce22" office:value-type="string" calcext:value-type="string">
            <text:p>modco_reemploi</text:p>
          </table:table-cell>
          <table:table-cell table:style-name="ce22" office:value-type="string" calcext:value-type="string">
            <text:p>Entreprises et assos spécialisées</text:p>
          </table:table-cell>
          <table:table-cell table:style-name="ce22" office:value-type="string" calcext:value-type="string">
            <text:p>Specialized companies and assos</text:p>
          </table:table-cell>
          <table:table-cell table:style-name="ce22"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28" office:value-type="string" calcext:value-type="string">
            <text:p>false</text:p>
          </table:table-cell>
          <table:table-cell table:style-name="ce22"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2"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2"/>
          <table:table-cell table:style-name="ce22" office:value-type="string" calcext:value-type="string">
            <text:p>cons_deuxiemevie</text:p>
          </table:table-cell>
          <table:table-cell table:style-name="ce22" table:number-columns-repeated="2"/>
          <table:table-cell table:style-name="ce20" office:value-type="string" calcext:value-type="string">
            <text:p>structures_reemplois_mini.png</text:p>
          </table:table-cell>
          <table:table-cell table:style-name="ce68" office:value-type="string" calcext:value-type="string">
            <text:p>vérif le 03/2013</text:p>
          </table:table-cell>
          <table:table-cell table:style-name="ce105" office:value-type="string" calcext:value-type="string">
            <text:p>modco</text:p>
          </table:table-cell>
          <table:table-cell table:style-name="ce105" office:value-type="string" calcext:value-type="string">
            <text:p>entreprise,association,asso</text:p>
          </table:table-cell>
          <table:table-cell table:style-name="ce105" office:value-type="string" calcext:value-type="string">
            <text:p>company,association,asso</text:p>
          </table:table-cell>
          <table:table-cell table:style-name="ce105"/>
          <table:table-cell/>
          <table:table-cell table:style-name="ce77"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ModesDeCollecte.P18];[ModesDeCollecte.Q18])" office:value-type="string" office:string-value="{&#10;&quot;code&quot;:&quot;modco_reemploi&quot;,&#10;      &quot;nom&quot;:&quot;Entreprises et assos spécialisées&quot;,&#10;      &quot;nom_en&quot;:&quot;Specialized companies and assos&quot;,&#10;      &quot;libelleBouton&quot;:&quot;Entreprises et assos spécialisées&quot;,&#10;      &quot;libelleBouton_en&quot;:&quot;Specialized companies and assos&quot;,&#10;      &quot;sous_modes_collecte&quot;:&quot;smco_reempelectromenag,smco_reempinfo,smco_reempcartouchetoner,smco_reemplivreCD,smco_reempjouet,smco_reempmeuble,smco_reempvet,smco_reempdivers,smco_batiment,smco_vaisselle,smco_papier,smco_plastique,smco_velo&quot;,&#10;      &quot;modesCollecte&quot;:&quot;false&quot;,&#10;      &quot;descr&quot;:&quot;De très nombreuses associations et entreprises solidaires récupèrent les déchets pour qu'ils aient une deuxième vie. Elles récupèrent : jouets, cartouches d'imprimante, électroménager, anciens appareils informatique, livres, revues, CD, BD, meubles, vêtements...&quot;,&#10;      &quot;descr_en&quot;:&quot;Numerous associations and several companies collect waste for them to have a second life. They retrieve toys, printer cartridges, appliances, old computer equipment, books, magazines, CDs, comics, furniture, clothing ...&quot;,&#10;      &quot;cons&quot;:&quot;cons_deuxiemevie&quot;,&#10;      &quot;icone&quot;:&quot;modco&quot;,&#10;      &quot;image&quot;:&quot;structures_reemplois_mini.png&quot;,&#10;      &quot;mots_cles&quot;:&quot;entreprise,association,asso&quot;,&#10;      &quot;mots_cles_en&quot;:&quot;company,association,asso&quot;,&#10;      }," calcext:value-type="string">
            <text:p>{</text:p>
            <text:p>"code":"modco_reemploi",</text:p>
            <text:p>      "nom":"Entreprises et assos spécialisées",</text:p>
            <text:p>      "nom_en":"Specialized companies and assos",</text:p>
            <text:p>      "libelleBouton":"Entreprises et assos spécialisées",</text:p>
            <text:p>      "libelleBouton_en":"Specialized companies and assos",</text:p>
            <text:p>      "sous_modes_collecte":"smco_reempelectromenag,smco_reempinfo,smco_reempcartouchetoner,smco_reemplivreCD,smco_reempjouet,smco_reempmeuble,smco_reempvet,smco_reempdivers,smco_batiment,smco_vaisselle,smco_papier,smco_plastique,smco_velo",</text:p>
            <text:p>      "modesCollecte":"false",</text:p>
            <text:p>      "descr":"De très nombreuses associations et entreprises solidaires récupèrent les déchets pour qu'ils aient une deuxième vie. Elles récupèrent : jouets, cartouches d'imprimante, électroménager, anciens appareils informatique, livres, revues, CD, BD, meubles, vêtements...",</text:p>
            <text:p>      "descr_en":"Numerous associations and several companies collect waste for them to have a second life. They retrieve toys, printer cartridges, appliances, old computer equipment, books, magazines, CDs, comics, furniture, clothing ...",</text:p>
            <text:p>      "cons":"cons_deuxiemevie",</text:p>
            <text:p>      "icone":"modco",</text:p>
            <text:p>      "image":"structures_reemplois_mini.png",</text:p>
            <text:p>      "mots_cles":"entreprise,association,asso",</text:p>
            <text:p>      "mots_cles_en":"company,association,asso",</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modco_pointsdevente</text:p>
          </table:table-cell>
          <table:table-cell table:style-name="ce22" office:value-type="string" calcext:value-type="string">
            <text:p>Reprise en points de vente</text:p>
          </table:table-cell>
          <table:table-cell table:style-name="ce22" office:value-type="string" calcext:value-type="string">
            <text:p>Recovery in retail outlets</text:p>
          </table:table-cell>
          <table:table-cell table:style-name="ce22" office:value-type="string" calcext:value-type="string">
            <text:p>smco_vendeurcartoucheencre,smco_vendeurpile,smco_reprise,smco_vendeur_lampe_eco,smco_vendeurcassevoiture,smco_garage</text:p>
          </table:table-cell>
          <table:table-cell table:style-name="ce128" office:value-type="string" calcext:value-type="string">
            <text:p>false</text:p>
          </table:table-cell>
          <table:table-cell table:style-name="ce116"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16" office:value-type="string" calcext:value-type="string">
            <text:p>The outlets are obliged to recover the used items they sell: printer cartridges, batteries, energy saving light bulbs, fluorescent tubes (neons).</text:p>
          </table:table-cell>
          <table:table-cell table:style-name="ce116"/>
          <table:table-cell table:style-name="ce8" office:value-type="string" calcext:value-type="string">
            <text:p>cons_recuppdv1,cons_recuppdv2</text:p>
          </table:table-cell>
          <table:table-cell table:style-name="ce8" table:number-columns-repeated="2"/>
          <table:table-cell table:style-name="ce157" office:value-type="string" calcext:value-type="string">
            <text:p>recyclage_point_de_vente_mini.png</text:p>
          </table:table-cell>
          <table:table-cell table:style-name="ce68" office:value-type="string" calcext:value-type="string">
            <text:p>vérif le 03/2013</text:p>
          </table:table-cell>
          <table:table-cell table:style-name="ce105" office:value-type="string" calcext:value-type="string">
            <text:p>modco</text:p>
          </table:table-cell>
          <table:table-cell table:style-name="ce105" office:value-type="string" calcext:value-type="string">
            <text:p>Reprise,vente</text:p>
          </table:table-cell>
          <table:table-cell table:style-name="ce105" office:value-type="string" calcext:value-type="string">
            <text:p>recovery,sale</text:p>
          </table:table-cell>
          <table:table-cell table:style-name="ce105"/>
          <table:table-cell/>
          <table:table-cell table:style-name="ce77"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ModesDeCollecte.P19];[ModesDeCollecte.Q19])" office:value-type="string" office:string-value="{&#10;&quot;code&quot;:&quot;modco_pointsdevente&quot;,&#10;      &quot;nom&quot;:&quot;Reprise en points de vente&quot;,&#10;      &quot;nom_en&quot;:&quot;Recovery in retail outlets&quot;,&#10;      &quot;libelleBouton&quot;:&quot;Reprise en points de vente&quot;,&#10;      &quot;libelleBouton_en&quot;:&quot;Recovery in retail outlets&quot;,&#10;      &quot;sous_modes_collecte&quot;:&quot;smco_vendeurcartoucheencre,smco_vendeurpile,smco_reprise,smco_vendeur_lampe_eco,smco_vendeurcassevoiture,smco_garage&quot;,&#10;      &quot;modesCollecte&quot;:&quot;false&quot;,&#10;      &quot;descr&quot;:&quot;Les points de vente sont obligés de récupérer les objets usagés s'ils les vendent : cartouches d'imprimantes, piles et accumulateurs, ampoules basse consommation, tubes fluorescent (néons).&quot;,&#10;      &quot;descr_en&quot;:&quot;The outlets are obliged to recover the used items they sell: printer cartridges, batteries, energy saving light bulbs, fluorescent tubes (neons).&quot;,&#10;      &quot;cons&quot;:&quot;cons_recuppdv1,cons_recuppdv2&quot;,&#10;      &quot;icone&quot;:&quot;modco&quot;,&#10;      &quot;image&quot;:&quot;recyclage_point_de_vente_mini.png&quot;,&#10;      &quot;mots_cles&quot;:&quot;reprise,vente&quot;,&#10;      &quot;mots_cles_en&quot;:&quot;recovery,sale&quot;,&#10;      }," calcext:value-type="string">
            <text:p>{</text:p>
            <text:p>"code":"modco_pointsdevente",</text:p>
            <text:p>      "nom":"Reprise en points de vente",</text:p>
            <text:p>      "nom_en":"Recovery in retail outlets",</text:p>
            <text:p>      "libelleBouton":"Reprise en points de vente",</text:p>
            <text:p>      "libelleBouton_en":"Recovery in retail outlets",</text:p>
            <text:p>      "sous_modes_collecte":"smco_vendeurcartoucheencre,smco_vendeurpile,smco_reprise,smco_vendeur_lampe_eco,smco_vendeurcassevoiture,smco_garage",</text:p>
            <text:p>      "modesCollecte":"false",</text:p>
            <text:p>      "descr":"Les points de vente sont obligés de récupérer les objets usagés s'ils les vendent : cartouches d'imprimantes, piles et accumulateurs, ampoules basse consommation, tubes fluorescent (néons).",</text:p>
            <text:p>      "descr_en":"The outlets are obliged to recover the used items they sell: printer cartridges, batteries, energy saving light bulbs, fluorescent tubes (neons).",</text:p>
            <text:p>      "cons":"cons_recuppdv1,cons_recuppdv2",</text:p>
            <text:p>      "icone":"modco",</text:p>
            <text:p>      "image":"recyclage_point_de_vente_mini.png",</text:p>
            <text:p>      "mots_cles":"reprise,vente",</text:p>
            <text:p>      "mots_cles_en":"recovery,sale",</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22" office:value-type="string" calcext:value-type="string">
            <text:p>modco_decheterie</text:p>
          </table:table-cell>
          <table:table-cell table:number-columns-repeated="2" table:style-name="ce22" office:value-type="string" calcext:value-type="string">
            <text:p>Déchèteries</text:p>
          </table:table-cell>
          <table:table-cell table:style-name="ce22"/>
          <table:table-cell table:style-name="ce128" office:value-type="string" calcext:value-type="string">
            <text:p>false</text:p>
          </table:table-cell>
          <table:table-cell table:style-name="ce146"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146"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146"/>
          <table:table-cell table:style-name="ce22"/>
          <table:table-cell table:style-name="ce22" office:value-type="string" calcext:value-type="string">
            <text:p>fiche_ecopoint</text:p>
          </table:table-cell>
          <table:table-cell table:style-name="ce22"/>
          <table:table-cell table:style-name="ce157" office:value-type="string" calcext:value-type="string">
            <text:p>panneau_dechetterie_mini.png</text:p>
          </table:table-cell>
          <table:table-cell table:style-name="ce68" office:value-type="string" calcext:value-type="string">
            <text:p>vérif le 03/2013</text:p>
          </table:table-cell>
          <table:table-cell table:style-name="ce105" office:value-type="string" calcext:value-type="string">
            <text:p>modco</text:p>
          </table:table-cell>
          <table:table-cell table:style-name="ce105" office:value-type="string" calcext:value-type="string">
            <text:p>Déchèteries</text:p>
          </table:table-cell>
          <table:table-cell table:style-name="ce105" office:value-type="string" calcext:value-type="string">
            <text:p>déchèteries</text:p>
          </table:table-cell>
          <table:table-cell table:style-name="ce105"/>
          <table:table-cell/>
          <table:table-cell table:style-name="ce77"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ModesDeCollecte.P20];[ModesDeCollecte.Q20])" office:value-type="string" office:string-value="{&#10;&quot;code&quot;:&quot;modco_decheterie&quot;,&#10;      &quot;nom&quot;:&quot;Déchèteries&quot;,&#10;      &quot;nom_en&quot;:&quot;Déchèteries&quot;,&#10;      &quot;libelleBouton&quot;:&quot;Déchèteries&quot;,&#10;      &quot;libelleBouton_en&quot;:&quot;Déchèteries&quot;,&#10;      &quot;modesCollecte&quot;:&quot;false&quot;,&#10;      &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quot;,&#10;      &quot;descr_en&quot;:&quot;&lt;UL&gt; The following shall be permitted: rubble, rubble, bulky, electrical appliances, toxic waste (paint, varnish, glue, thinners, batteries, motor oil), green waste, plastic bottles, paper, cardboard, cardboards, glass household (Pots, bottles), metal.&quot;,&#10;      &quot;icone&quot;:&quot;modco&quot;,&#10;      &quot;image&quot;:&quot;panneau_dechetterie_mini.png&quot;,&#10;      &quot;colFiches&quot;:&quot;fiche_ecopoint&quot;,&#10;      &quot;mots_cles&quot;:&quot;decheteries&quot;,&#10;      &quot;mots_cles_en&quot;:&quot;decheteries&quot;,&#10;      }," calcext:value-type="string">
            <text:p>{</text:p>
            <text:p>"code":"modco_decheterie",</text:p>
            <text:p>      "nom":"Déchèteries",</text:p>
            <text:p>      "nom_en":"Déchèteries",</text:p>
            <text:p>      "libelleBouton":"Déchèteries",</text:p>
            <text:p>      "libelleBouton_en":"Déchèteries",</text:p>
            <text:p>      "modesCollecte":"false",</text:p>
            <text:p>      "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ext:p>      "descr_en":"&lt;UL&gt; The following shall be permitted: rubble, rubble, bulky, electrical appliances, toxic waste (paint, varnish, glue, thinners, batteries, motor oil), green waste, plastic bottles, paper, cardboard, cardboards, glass household (Pots, bottles), metal.",</text:p>
            <text:p>      "icone":"modco",</text:p>
            <text:p>      "image":"panneau_dechetterie_mini.png",</text:p>
            <text:p>      "colFiches":"fiche_ecopoint",</text:p>
            <text:p>      "mots_cles":"decheteries",</text:p>
            <text:p>      "mots_cles_en":"decheteries",</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3">
          <table:table-cell table:style-name="ce22" office:value-type="string" calcext:value-type="string">
            <text:p>modco_compostage</text:p>
          </table:table-cell>
          <table:table-cell table:style-name="ce22" office:value-type="string" calcext:value-type="string">
            <text:p>Compostage</text:p>
          </table:table-cell>
          <table:table-cell table:style-name="ce22" office:value-type="string" calcext:value-type="string">
            <text:p>Composting</text:p>
          </table:table-cell>
          <table:table-cell table:style-name="ce22"/>
          <table:table-cell table:style-name="ce128" office:value-type="string" calcext:value-type="string">
            <text:p>false</text:p>
          </table:table-cell>
          <table:table-cell table:style-name="ce19" office:value-type="string" calcext:value-type="string">
            <text:p>thé, épluchure, papier à usage unique (papier toilette, essuie-tout), plante, reste de repas (nourriture).</text:p>
          </table:table-cell>
          <table:table-cell table:style-name="ce19" office:value-type="string" calcext:value-type="string">
            <text:p>tea, peel, disposable paper (toilet paper, paper towels), plant, rest of meals (food).</text:p>
          </table:table-cell>
          <table:table-cell table:style-name="ce19"/>
          <table:table-cell table:style-name="ce22"/>
          <table:table-cell table:style-name="ce22" office:value-type="string" calcext:value-type="string">
            <text:p>fiche_compostage</text:p>
          </table:table-cell>
          <table:table-cell table:style-name="ce22"/>
          <table:table-cell table:style-name="ce22" office:value-type="string" calcext:value-type="string">
            <text:p>composteur_mini.png</text:p>
          </table:table-cell>
          <table:table-cell table:style-name="ce68" office:value-type="string" calcext:value-type="string">
            <text:p>vérif le 03/2013</text:p>
          </table:table-cell>
          <table:table-cell table:style-name="ce105"/>
          <table:table-cell table:style-name="ce105" office:value-type="string" calcext:value-type="string">
            <text:p>Compostage</text:p>
          </table:table-cell>
          <table:table-cell table:style-name="ce105" office:value-type="string" calcext:value-type="string">
            <text:p>composting</text:p>
          </table:table-cell>
          <table:table-cell table:style-name="ce105"/>
          <table:table-cell/>
          <table:table-cell table:style-name="ce77"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ModesDeCollecte.P21];[ModesDeCollecte.Q21])" office:value-type="string" office:string-value="{&#10;&quot;code&quot;:&quot;modco_compostage&quot;,&#10;      &quot;nom&quot;:&quot;Compostage&quot;,&#10;      &quot;nom_en&quot;:&quot;Composting&quot;,&#10;      &quot;libelleBouton&quot;:&quot;Compostage&quot;,&#10;      &quot;libelleBouton_en&quot;:&quot;Composting&quot;,&#10;      &quot;modesCollecte&quot;:&quot;false&quot;,&#10;      &quot;descr&quot;:&quot;thé, épluchure, papier à usage unique (papier toilette, essuie-tout), plante, reste de repas (nourriture).&quot;,&#10;      &quot;descr_en&quot;:&quot;tea, peel, disposable paper (toilet paper, paper towels), plant, rest of meals (food).&quot;,&#10;      &quot;image&quot;:&quot;composteur_mini.png&quot;,&#10;      &quot;colFiches&quot;:&quot;fiche_compostage&quot;,&#10;      &quot;mots_cles&quot;:&quot;compostage&quot;,&#10;      &quot;mots_cles_en&quot;:&quot;composting&quot;,&#10;      }," calcext:value-type="string">
            <text:p>{</text:p>
            <text:p>"code":"modco_compostage",</text:p>
            <text:p>      "nom":"Compostage",</text:p>
            <text:p>      "nom_en":"Composting",</text:p>
            <text:p>      "libelleBouton":"Compostage",</text:p>
            <text:p>      "libelleBouton_en":"Composting",</text:p>
            <text:p>      "modesCollecte":"false",</text:p>
            <text:p>      "descr":"thé, épluchure, papier à usage unique (papier toilette, essuie-tout), plante, reste de repas (nourriture).",</text:p>
            <text:p>      "descr_en":"tea, peel, disposable paper (toilet paper, paper towels), plant, rest of meals (food).",</text:p>
            <text:p>      "image":"composteur_mini.png",</text:p>
            <text:p>      "colFiches":"fiche_compostage",</text:p>
            <text:p>      "mots_cles":"compostage",</text:p>
            <text:p>      "mots_cles_en":"composting",</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9">
          <table:table-cell table:style-name="ce22" office:value-type="string" calcext:value-type="string">
            <text:p>modco_encombrant</text:p>
          </table:table-cell>
          <table:table-cell table:style-name="ce22" office:value-type="string" calcext:value-type="string">
            <text:p>Point dépôt encombrant</text:p>
          </table:table-cell>
          <table:table-cell table:style-name="ce22" office:value-type="string" calcext:value-type="string">
            <text:p>Point bulky filing</text:p>
          </table:table-cell>
          <table:table-cell table:style-name="ce22"/>
          <table:table-cell table:style-name="ce128" office:value-type="string" calcext:value-type="string">
            <text:p>false</text:p>
          </table:table-cell>
          <table:table-cell table:style-name="ce89"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89"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89"/>
          <table:table-cell table:style-name="ce22"/>
          <table:table-cell table:style-name="ce156" office:value-type="string" calcext:value-type="string">
            <text:p>encombrant</text:p>
          </table:table-cell>
          <table:table-cell table:style-name="ce156"/>
          <table:table-cell table:style-name="ce22" office:value-type="string" calcext:value-type="string">
            <text:p>nantes/encombrant_mini.png</text:p>
          </table:table-cell>
          <table:table-cell table:style-name="ce68"/>
          <table:table-cell table:style-name="ce105" office:value-type="string" calcext:value-type="string">
            <text:p>modco</text:p>
          </table:table-cell>
          <table:table-cell table:style-name="ce105" office:value-type="string" calcext:value-type="string">
            <text:p>Point,dépôt,encombrant</text:p>
          </table:table-cell>
          <table:table-cell table:style-name="ce105" office:value-type="string" calcext:value-type="string">
            <text:p>point deposit,bulky</text:p>
          </table:table-cell>
          <table:table-cell table:style-name="ce105"/>
          <table:table-cell/>
          <table:table-cell table:style-name="ce77"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ModesDeCollecte.P22];[ModesDeCollecte.Q22])" office:value-type="string" office:string-value="{&#10;&quot;code&quot;:&quot;modco_encombrant&quot;,&#10;      &quot;nom&quot;:&quot;Point dépôt encombrant&quot;,&#10;      &quot;nom_en&quot;:&quot;Point bulky filing&quot;,&#10;      &quot;libelleBouton&quot;:&quot;Point dépôt encombrant&quot;,&#10;      &quot;libelleBouton_en&quot;:&quot;Point bulky filing&quot;,&#10;      &quot;modesCollecte&quot;:&quot;false&quot;,&#10;      &quot;descr&quot;:&quot;Pour les logements verticaux (appartement...) les encombrants sont récupérés à jour fixe dans la semaine (affiché en général en bas de l'immeuble).&lt;br/&gt;Pour les logements pavillonnaires (maisons...) le ramassage se fait sur rendez-vous à prendre par téléphone.&quot;,&#10;      &quot;descr_en&quot;:&quot;For vertical housing (apartment ...) are recovered bulky fixed day in the week (usually displayed at the bottom of the building). In order to the suburban housing (houses ...) collection is appointment to be taken by phone.&quot;,&#10;      &quot;icone&quot;:&quot;modco&quot;,&#10;      &quot;image&quot;:&quot;nantes/encombrant_mini.png&quot;,&#10;      &quot;colFiches&quot;:&quot;encombrant&quot;,&#10;      &quot;mots_cles&quot;:&quot;point,depot,encombrant&quot;,&#10;      &quot;mots_cles_en&quot;:&quot;point,deposit,bulky&quot;,&#10;      }," calcext:value-type="string">
            <text:p>{</text:p>
            <text:p>"code":"modco_encombrant",</text:p>
            <text:p>      "nom":"Point dépôt encombrant",</text:p>
            <text:p>      "nom_en":"Point bulky filing",</text:p>
            <text:p>      "libelleBouton":"Point dépôt encombrant",</text:p>
            <text:p>      "libelleBouton_en":"Point bulky filing",</text:p>
            <text:p>      "modesCollecte":"false",</text:p>
            <text:p>      "descr":"Pour les logements verticaux (appartement...) les encombrants sont récupérés à jour fixe dans la semaine (affiché en général en bas de l'immeuble).&lt;br/&gt;Pour les logements pavillonnaires (maisons...) le ramassage se fait sur rendez-vous à prendre par téléphone.",</text:p>
            <text:p>      "descr_en":"For vertical housing (apartment ...) are recovered bulky fixed day in the week (usually displayed at the bottom of the building). In order to the suburban housing (houses ...) collection is appointment to be taken by phone.",</text:p>
            <text:p>      "icone":"modco",</text:p>
            <text:p>      "image":"nantes/encombrant_mini.png",</text:p>
            <text:p>      "colFiches":"encombrant",</text:p>
            <text:p>      "mots_cles":"point,depot,encombrant",</text:p>
            <text:p>      "mots_cles_en":"point,deposit,bulky",</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4">
          <table:table-cell table:style-name="ce20" office:value-type="string" calcext:value-type="string">
            <text:p>smco_conteneurlerelais</text:p>
          </table:table-cell>
          <table:table-cell table:style-name="ce20" office:value-type="string" calcext:value-type="string">
            <text:p>Conteneur vêtements</text:p>
          </table:table-cell>
          <table:table-cell table:style-name="ce20" office:value-type="string" calcext:value-type="string">
            <text:p>Container clothing</text:p>
          </table:table-cell>
          <table:table-cell table:style-name="ce22"/>
          <table:table-cell table:style-name="ce128" office:value-type="string" calcext:value-type="string">
            <text:p>false</text:p>
          </table:table-cell>
          <table:table-cell table:style-name="ce22"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22"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22"/>
          <table:table-cell table:style-name="ce22" office:value-type="string" calcext:value-type="string">
            <text:p>cons_lerelais</text:p>
          </table:table-cell>
          <table:table-cell table:style-name="ce22" office:value-type="string" calcext:value-type="string">
            <text:p>fiche_contvet</text:p>
          </table:table-cell>
          <table:table-cell table:style-name="ce22"/>
          <table:table-cell table:style-name="ce20" office:value-type="string" calcext:value-type="string">
            <text:p>conteneur_lerelais_mini.png</text:p>
          </table:table-cell>
          <table:table-cell table:style-name="ce68"/>
          <table:table-cell table:style-name="ce105" office:value-type="string" calcext:value-type="string">
            <text:p>modco</text:p>
          </table:table-cell>
          <table:table-cell table:style-name="ce105" office:value-type="string" calcext:value-type="string">
            <text:p>Conteneur,vêtements</text:p>
          </table:table-cell>
          <table:table-cell table:style-name="ce105" office:value-type="string" calcext:value-type="string">
            <text:p>container,clothing</text:p>
          </table:table-cell>
          <table:table-cell table:style-name="ce105"/>
          <table:table-cell/>
          <table:table-cell table:style-name="ce77"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ModesDeCollecte.P23];[ModesDeCollecte.Q23])" office:value-type="string" office:string-value="{&#10;&quot;code&quot;:&quot;smco_conteneurlerelais&quot;,&#10;      &quot;nom&quot;:&quot;Conteneur vêtements&quot;,&#10;      &quot;nom_en&quot;:&quot;Container clothing&quot;,&#10;      &quot;libelleBouton&quot;:&quot;Conteneur vêtements&quot;,&#10;      &quot;libelleBouton_en&quot;:&quot;Container clothing&quot;,&#10;      &quot;modesCollecte&quot;:&quot;false&quot;,&#10;      &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quot;,&#10;      &quot;descr_en&quot;:&quot;You can drop clothes, linen, footwear (linked in pairs), leather goods &lt;B&gt; in a sealed bag &lt;/b&gt;. Caution &lt;br/&gt; these clothes are &lt;b&gt; sold &lt;/b&gt; but are not redistributed for free, even if logos are pasted on the container.&quot;,&#10;      &quot;cons&quot;:&quot;cons_lerelais&quot;,&#10;      &quot;icone&quot;:&quot;modco&quot;,&#10;      &quot;image&quot;:&quot;conteneur_lerelais_mini.png&quot;,&#10;      &quot;colFiches&quot;:&quot;fiche_contvet&quot;,&#10;      &quot;mots_cles&quot;:&quot;conteneur,vetements&quot;,&#10;      &quot;mots_cles_en&quot;:&quot;container,clothing&quot;,&#10;      }," calcext:value-type="string">
            <text:p>{</text:p>
            <text:p>"code":"smco_conteneurlerelais",</text:p>
            <text:p>      "nom":"Conteneur vêtements",</text:p>
            <text:p>      "nom_en":"Container clothing",</text:p>
            <text:p>      "libelleBouton":"Conteneur vêtements",</text:p>
            <text:p>      "libelleBouton_en":"Container clothing",</text:p>
            <text:p>      "modesCollecte":"false",</text:p>
            <text:p>      "descr":"Vous pouvez déposer vêtements, linge de maison, chaussures (liées par paire), maroquinerie &lt;B&gt;dans un sac bien fermé&lt;/B&gt;.&lt;br/&gt;Attention ces vêtements sont &lt;b&gt;revendus&lt;/b&gt; mais ne sont pas redistribués gratuitement, même si des logos sont collés sur le conteneur.",</text:p>
            <text:p>      "descr_en":"You can drop clothes, linen, footwear (linked in pairs), leather goods &lt;B&gt; in a sealed bag &lt;/b&gt;. Caution &lt;br/&gt; these clothes are &lt;b&gt; sold &lt;/b&gt; but are not redistributed for free, even if logos are pasted on the container.",</text:p>
            <text:p>      "cons":"cons_lerelais",</text:p>
            <text:p>      "icone":"modco",</text:p>
            <text:p>      "image":"conteneur_lerelais_mini.png",</text:p>
            <text:p>      "colFiches":"fiche_contvet",</text:p>
            <text:p>      "mots_cles":"conteneur,vetements",</text:p>
            <text:p>      "mots_cles_en":"container,clothing",</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electromenag <text:s/></text:p>
          </table:table-cell>
          <table:table-cell table:style-name="ce22" office:value-type="string" calcext:value-type="string">
            <text:p>Réemploi appareils électroménager</text:p>
          </table:table-cell>
          <table:table-cell table:style-name="ce22" office:value-type="string" calcext:value-type="string">
            <text:p>Reuse household appliances</text:p>
          </table:table-cell>
          <table:table-cell table:style-name="ce22"/>
          <table:table-cell table:style-name="ce128" office:value-type="string" calcext:value-type="string">
            <text:p>true</text:p>
          </table:table-cell>
          <table:table-cell table:style-name="ce22" office:value-type="string" calcext:value-type="string">
            <text:p>Réemploi des appareils électroménager</text:p>
          </table:table-cell>
          <table:table-cell table:style-name="ce22" office:value-type="string" calcext:value-type="string">
            <text:p>Reuse of household appliances</text:p>
          </table:table-cell>
          <table:table-cell table:style-name="ce22" table:number-columns-repeated="4"/>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appareil,électroménager</text:p>
          </table:table-cell>
          <table:table-cell table:style-name="ce105" office:value-type="string" calcext:value-type="string">
            <text:p>reuse,apparatus,appliances</text:p>
          </table:table-cell>
          <table:table-cell table:style-name="ce105"/>
          <table:table-cell/>
          <table:table-cell table:style-name="ce77"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ModesDeCollecte.P24];[ModesDeCollecte.Q24])" office:value-type="string" office:string-value="{&#10;&quot;code&quot;:&quot;smco_reempelectromenag  &quot;,&#10;      &quot;nom&quot;:&quot;Réemploi appareils électroménager&quot;,&#10;      &quot;nom_en&quot;:&quot;Reuse household appliances&quot;,&#10;      &quot;libelleBouton&quot;:&quot;Réemploi appareils électroménager&quot;,&#10;      &quot;libelleBouton_en&quot;:&quot;Reuse household appliances&quot;,&#10;      &quot;modesCollecte&quot;:&quot;true&quot;,&#10;      &quot;descr&quot;:&quot;Réemploi des appareils électroménager&quot;,&#10;      &quot;descr_en&quot;:&quot;Reuse of household appliances&quot;,&#10;      &quot;image&quot;:&quot;reemploi_petit.png&quot;,&#10;      &quot;mots_cles&quot;:&quot;reemploi,appareil,electromenager&quot;,&#10;      &quot;mots_cles_en&quot;:&quot;reuse,apparatus,appliances&quot;,&#10;      }," calcext:value-type="string">
            <text:p>{</text:p>
            <text:p>"code":"smco_reempelectromenag  ",</text:p>
            <text:p>      "nom":"Réemploi appareils électroménager",</text:p>
            <text:p>      "nom_en":"Reuse household appliances",</text:p>
            <text:p>      "libelleBouton":"Réemploi appareils électroménager",</text:p>
            <text:p>      "libelleBouton_en":"Reuse household appliances",</text:p>
            <text:p>      "modesCollecte":"true",</text:p>
            <text:p>      "descr":"Réemploi des appareils électroménager",</text:p>
            <text:p>      "descr_en":"Reuse of household appliances",</text:p>
            <text:p>      "image":"reemploi_petit.png",</text:p>
            <text:p>      "mots_cles":"reemploi,appareil,electromenager",</text:p>
            <text:p>      "mots_cles_en":"reuse,apparatus,appliances",</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info</text:p>
          </table:table-cell>
          <table:table-cell table:style-name="ce22" office:value-type="string" calcext:value-type="string">
            <text:p>Réemploi appareils informatique</text:p>
          </table:table-cell>
          <table:table-cell table:style-name="ce22" office:value-type="string" calcext:value-type="string">
            <text:p>Reuse computer devices</text:p>
          </table:table-cell>
          <table:table-cell table:style-name="ce22"/>
          <table:table-cell table:style-name="ce128" office:value-type="string" calcext:value-type="string">
            <text:p>true</text:p>
          </table:table-cell>
          <table:table-cell table:style-name="ce89" office:value-type="string" calcext:value-type="string">
            <text:p>Plusieurs organismes ('Alis 44' à Nantes, 'Actif Ouest' à Saint-Herblain, 'Nâga' à Rezé) récupèrent les anciens apareils informatiques. &lt;br/&gt;Voir page 'lieux'.</text:p>
          </table:table-cell>
          <table:table-cell table:style-name="ce89" office:value-type="string" calcext:value-type="string">
            <text:p>Several organizations (Alis 44 'in Nantes, western Active' in Saint-Herblain, 'Naga' in Rezé) recover old computer apareils. See page &lt;br/&gt; 'places'.</text:p>
          </table:table-cell>
          <table:table-cell table:style-name="ce89"/>
          <table:table-cell table:style-name="ce22" table:number-columns-repeated="3"/>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appareil,informatique</text:p>
          </table:table-cell>
          <table:table-cell table:style-name="ce105" office:value-type="string" calcext:value-type="string">
            <text:p>reuse,appliance,computer</text:p>
          </table:table-cell>
          <table:table-cell table:style-name="ce105"/>
          <table:table-cell/>
          <table:table-cell table:style-name="ce77"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ModesDeCollecte.P25];[ModesDeCollecte.Q25])" office:value-type="string" office:string-value="{&#10;&quot;code&quot;:&quot;smco_reempinfo&quot;,&#10;      &quot;nom&quot;:&quot;Réemploi appareils informatique&quot;,&#10;      &quot;nom_en&quot;:&quot;Reuse computer devices&quot;,&#10;      &quot;libelleBouton&quot;:&quot;Réemploi appareils informatique&quot;,&#10;      &quot;libelleBouton_en&quot;:&quot;Reuse computer devices&quot;,&#10;      &quot;modesCollecte&quot;:&quot;true&quot;,&#10;      &quot;descr&quot;:&quot;Plusieurs organismes ('Alis 44' à Nantes, 'Actif Ouest' à Saint-Herblain, 'Nâga' à Rezé) récupèrent les anciens apareils informatiques. &lt;br/&gt;Voir page 'lieux'.&quot;,&#10;      &quot;descr_en&quot;:&quot;Several organizations (Alis 44 'in Nantes, western Active' in Saint-Herblain, 'Naga' in Rezé) recover old computer apareils. See page &lt;br/&gt; 'places'.&quot;,&#10;      &quot;image&quot;:&quot;reemploi_petit.png&quot;,&#10;      &quot;mots_cles&quot;:&quot;reemploi,appareil,informatique&quot;,&#10;      &quot;mots_cles_en&quot;:&quot;reuse,appliance,computer&quot;,&#10;      }," calcext:value-type="string">
            <text:p>{</text:p>
            <text:p>"code":"smco_reempinfo",</text:p>
            <text:p>      "nom":"Réemploi appareils informatique",</text:p>
            <text:p>      "nom_en":"Reuse computer devices",</text:p>
            <text:p>      "libelleBouton":"Réemploi appareils informatique",</text:p>
            <text:p>      "libelleBouton_en":"Reuse computer devices",</text:p>
            <text:p>      "modesCollecte":"true",</text:p>
            <text:p>      "descr":"Plusieurs organismes ('Alis 44' à Nantes, 'Actif Ouest' à Saint-Herblain, 'Nâga' à Rezé) récupèrent les anciens apareils informatiques. &lt;br/&gt;Voir page 'lieux'.",</text:p>
            <text:p>      "descr_en":"Several organizations (Alis 44 'in Nantes, western Active' in Saint-Herblain, 'Naga' in Rezé) recover old computer apareils. See page &lt;br/&gt; 'places'.",</text:p>
            <text:p>      "image":"reemploi_petit.png",</text:p>
            <text:p>      "mots_cles":"reemploi,appareil,informatique",</text:p>
            <text:p>      "mots_cles_en":"reuse,appliance,computer",</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cartouchetoner</text:p>
          </table:table-cell>
          <table:table-cell table:style-name="ce22" office:value-type="string" calcext:value-type="string">
            <text:p>Réemploi cartouches encres et tuners</text:p>
          </table:table-cell>
          <table:table-cell table:style-name="ce22" office:value-type="string" calcext:value-type="string">
            <text:p>Reuse ink cartridges and tuners</text:p>
          </table:table-cell>
          <table:table-cell table:style-name="ce22"/>
          <table:table-cell table:style-name="ce128" office:value-type="string" calcext:value-type="string">
            <text:p>true</text:p>
          </table:table-cell>
          <table:table-cell table:style-name="ce89" office:value-type="string" calcext:value-type="string">
            <text:p>Plusieurs organismes ('Lever l'encre' et 'Oce'encre' à Nantes, 'encre Station' à Saint-Herblain) récupèrent les anciennes cartouches d'encrest. &lt;br/&gt;Voir page 'lieux'.</text:p>
          </table:table-cell>
          <table:table-cell table:style-name="ce89" office:value-type="string" calcext:value-type="string">
            <text:p>Several agencies ('Sunrise ink' and 'Oce'encre' in Nantes, Ink Station 'in Saint-Herblain) recover old cartridges encrest. See page &lt;br/&gt; 'places'.</text:p>
          </table:table-cell>
          <table:table-cell table:style-name="ce89"/>
          <table:table-cell table:style-name="ce22" table:number-columns-repeated="3"/>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cartouche,encre,tuner</text:p>
          </table:table-cell>
          <table:table-cell table:style-name="ce105" office:value-type="string" calcext:value-type="string">
            <text:p>re-use,cartridges,ink,tuner</text:p>
          </table:table-cell>
          <table:table-cell table:style-name="ce105"/>
          <table:table-cell/>
          <table:table-cell table:style-name="ce77"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ModesDeCollecte.P26];[ModesDeCollecte.Q26])" office:value-type="string" office:string-value="{&#10;&quot;code&quot;:&quot;smco_reempcartouchetoner&quot;,&#10;      &quot;nom&quot;:&quot;Réemploi cartouches encres et tuners&quot;,&#10;      &quot;nom_en&quot;:&quot;Reuse ink cartridges and tuners&quot;,&#10;      &quot;libelleBouton&quot;:&quot;Réemploi cartouches encres et tuners&quot;,&#10;      &quot;libelleBouton_en&quot;:&quot;Reuse ink cartridges and tuners&quot;,&#10;      &quot;modesCollecte&quot;:&quot;true&quot;,&#10;      &quot;descr&quot;:&quot;Plusieurs organismes ('Lever l'encre' et 'Oce'encre' à Nantes, 'encre Station' à Saint-Herblain) récupèrent les anciennes cartouches d'encrest. &lt;br/&gt;Voir page 'lieux'.&quot;,&#10;      &quot;descr_en&quot;:&quot;Several agencies ('Sunrise ink' and 'Oce'encre' in Nantes, Ink Station 'in Saint-Herblain) recover old cartridges encrest. See page &lt;br/&gt; 'places'.&quot;,&#10;      &quot;image&quot;:&quot;reemploi_petit.png&quot;,&#10;      &quot;mots_cles&quot;:&quot;reemploi,cartouche,encre,tuner&quot;,&#10;      &quot;mots_cles_en&quot;:&quot;re,use,cartridges,ink,tuner&quot;,&#10;      }," calcext:value-type="string">
            <text:p>{</text:p>
            <text:p>"code":"smco_reempcartouchetoner",</text:p>
            <text:p>      "nom":"Réemploi cartouches encres et tuners",</text:p>
            <text:p>      "nom_en":"Reuse ink cartridges and tuners",</text:p>
            <text:p>      "libelleBouton":"Réemploi cartouches encres et tuners",</text:p>
            <text:p>      "libelleBouton_en":"Reuse ink cartridges and tuners",</text:p>
            <text:p>      "modesCollecte":"true",</text:p>
            <text:p>      "descr":"Plusieurs organismes ('Lever l'encre' et 'Oce'encre' à Nantes, 'encre Station' à Saint-Herblain) récupèrent les anciennes cartouches d'encrest. &lt;br/&gt;Voir page 'lieux'.",</text:p>
            <text:p>      "descr_en":"Several agencies ('Sunrise ink' and 'Oce'encre' in Nantes, Ink Station 'in Saint-Herblain) recover old cartridges encrest. See page &lt;br/&gt; 'places'.",</text:p>
            <text:p>      "image":"reemploi_petit.png",</text:p>
            <text:p>      "mots_cles":"reemploi,cartouche,encre,tuner",</text:p>
            <text:p>      "mots_cles_en":"re,use,cartridges,ink,tuner",</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livreCD</text:p>
          </table:table-cell>
          <table:table-cell table:style-name="ce22" office:value-type="string" calcext:value-type="string">
            <text:p>Réemploi livre/BD/CD/DVD</text:p>
          </table:table-cell>
          <table:table-cell table:style-name="ce22" office:value-type="string" calcext:value-type="string">
            <text:p>Book reuse / BD / CD / DVD</text:p>
          </table:table-cell>
          <table:table-cell table:style-name="ce22"/>
          <table:table-cell table:style-name="ce128" office:value-type="string" calcext:value-type="string">
            <text:p>true</text:p>
          </table:table-cell>
          <table:table-cell table:style-name="ce89" office:value-type="string" calcext:value-type="string">
            <text:p>Plusieurs organismes (association ‘Nantes écologie l air livre’, ‘La croix rouge’, ‘RecycLivre’...) récupèrent les anciens livres.</text:p>
          </table:table-cell>
          <table:table-cell table:style-name="ce89" office:value-type="string" calcext:value-type="string">
            <text:p>Several organizations (‘Nantes écologie l air livre’, ‘la croix rouge’) recover the ancient books.</text:p>
          </table:table-cell>
          <table:table-cell table:style-name="ce89"/>
          <table:table-cell table:style-name="ce22" table:number-columns-repeated="2"/>
          <table:table-cell table:style-name="ce22" office:value-type="string" calcext:value-type="string">
            <text:p>stco_reemploi47,stco_reemploi51</text:p>
          </table:table-cell>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livre/BD/CD/DVD</text:p>
          </table:table-cell>
          <table:table-cell table:style-name="ce105" office:value-type="string" calcext:value-type="string">
            <text:p>reuse,book,bd,cd,dvd</text:p>
          </table:table-cell>
          <table:table-cell table:style-name="ce105"/>
          <table:table-cell/>
          <table:table-cell table:style-name="ce77"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ModesDeCollecte.P27];[ModesDeCollecte.Q27])" office:value-type="string" office:string-value="{&#10;&quot;code&quot;:&quot;smco_reemplivreCD&quot;,&#10;      &quot;nom&quot;:&quot;Réemploi livre/BD/CD/DVD&quot;,&#10;      &quot;nom_en&quot;:&quot;Book reuse / BD / CD / DVD&quot;,&#10;      &quot;libelleBouton&quot;:&quot;Réemploi livre/BD/CD/DVD&quot;,&#10;      &quot;libelleBouton_en&quot;:&quot;Book reuse / BD / CD / DVD&quot;,&#10;      &quot;modesCollecte&quot;:&quot;true&quot;,&#10;      &quot;descr&quot;:&quot;Plusieurs organismes (association ‘Nantes écologie l air livre’, ‘La croix rouge’, ‘RecycLivre’...) récupèrent les anciens livres.&quot;,&#10;      &quot;descr_en&quot;:&quot;Several organizations (‘Nantes écologie l air livre’, ‘la croix rouge’) recover the ancient books.&quot;,&#10;      &quot;image&quot;:&quot;reemploi_petit.png&quot;,&#10;      &quot;colLieux&quot;:&quot;stco_reemploi47,stco_reemploi51&quot;,&#10;      &quot;mots_cles&quot;:&quot;reemploi,livre/bd/cd/dvd&quot;,&#10;      &quot;mots_cles_en&quot;:&quot;reuse,book,bd,cd,dvd&quot;,&#10;      }," calcext:value-type="string">
            <text:p>{</text:p>
            <text:p>"code":"smco_reemplivreCD",</text:p>
            <text:p>      "nom":"Réemploi livre/BD/CD/DVD",</text:p>
            <text:p>      "nom_en":"Book reuse / BD / CD / DVD",</text:p>
            <text:p>      "libelleBouton":"Réemploi livre/BD/CD/DVD",</text:p>
            <text:p>      "libelleBouton_en":"Book reuse / BD / CD / DVD",</text:p>
            <text:p>      "modesCollecte":"true",</text:p>
            <text:p>      "descr":"Plusieurs organismes (association ‘Nantes écologie l air livre’, ‘La croix rouge’, ‘RecycLivre’...) récupèrent les anciens livres.",</text:p>
            <text:p>      "descr_en":"Several organizations (‘Nantes écologie l air livre’, ‘la croix rouge’) recover the ancient books.",</text:p>
            <text:p>      "image":"reemploi_petit.png",</text:p>
            <text:p>      "colLieux":"stco_reemploi47,stco_reemploi51",</text:p>
            <text:p>      "mots_cles":"reemploi,livre/bd/cd/dvd",</text:p>
            <text:p>      "mots_cles_en":"reuse,book,bd,cd,dvd",</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jouet</text:p>
          </table:table-cell>
          <table:table-cell table:style-name="ce22" office:value-type="string" calcext:value-type="string">
            <text:p>Réemploi jouets</text:p>
          </table:table-cell>
          <table:table-cell table:style-name="ce22" office:value-type="string" calcext:value-type="string">
            <text:p>Reuse toys</text:p>
          </table:table-cell>
          <table:table-cell table:style-name="ce95" office:value-type="string" calcext:value-type="string">
            <text:p>cat_omr</text:p>
          </table:table-cell>
          <table:table-cell table:style-name="ce128" office:value-type="string" calcext:value-type="string">
            <text:p>true</text:p>
          </table:table-cell>
          <table:table-cell table:style-name="ce89" office:value-type="string" calcext:value-type="string">
            <text:p>Plusieurs organismes ('Ateliers du Retz Emploi', 'La Ressourcerie de l'ïle', 'Emmaüs', 'Véti Frat', 'La Croix Rouge') récupèrent les anciens jouets. &lt;br/&gt;Voir page 'lieux'.</text:p>
          </table:table-cell>
          <table:table-cell table:style-name="ce89" office:value-type="string" calcext:value-type="string">
            <text:p>Several agencies ('Retz Employment Workshops', 'The Ressourcerie of the island', 'Emmaus', 'Veti Frat', 'The Red Cross') recover old toys. See page &lt;br/&gt; 'places'.</text:p>
          </table:table-cell>
          <table:table-cell table:style-name="ce89"/>
          <table:table-cell table:style-name="ce22" table:number-columns-repeated="3"/>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jouet</text:p>
          </table:table-cell>
          <table:table-cell table:style-name="ce105" office:value-type="string" calcext:value-type="string">
            <text:p>reuse,toy</text:p>
          </table:table-cell>
          <table:table-cell table:style-name="ce105"/>
          <table:table-cell/>
          <table:table-cell table:style-name="ce77"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ModesDeCollecte.P28];[ModesDeCollecte.Q28])" office:value-type="string" office:string-value="{&#10;&quot;code&quot;:&quot;smco_reempjouet&quot;,&#10;      &quot;nom&quot;:&quot;Réemploi jouets&quot;,&#10;      &quot;nom_en&quot;:&quot;Reuse toys&quot;,&#10;      &quot;libelleBouton&quot;:&quot;Réemploi jouets&quot;,&#10;      &quot;libelleBouton_en&quot;:&quot;Reuse toys&quot;,&#10;      &quot;sous_modes_collecte&quot;:&quot;cat_omr&quot;,&#10;      &quot;modesCollecte&quot;:&quot;true&quot;,&#10;      &quot;descr&quot;:&quot;Plusieurs organismes ('Ateliers du Retz Emploi', 'La Ressourcerie de l'ïle', 'Emmaüs', 'Véti Frat', 'La Croix Rouge') récupèrent les anciens jouets. &lt;br/&gt;Voir page 'lieux'.&quot;,&#10;      &quot;descr_en&quot;:&quot;Several agencies ('Retz Employment Workshops', 'The Ressourcerie of the island', 'Emmaus', 'Veti Frat', 'The Red Cross') recover old toys. See page &lt;br/&gt; 'places'.&quot;,&#10;      &quot;image&quot;:&quot;reemploi_petit.png&quot;,&#10;      &quot;mots_cles&quot;:&quot;reemploi,jouet&quot;,&#10;      &quot;mots_cles_en&quot;:&quot;reuse,toy&quot;,&#10;      }," calcext:value-type="string">
            <text:p>{</text:p>
            <text:p>"code":"smco_reempjouet",</text:p>
            <text:p>      "nom":"Réemploi jouets",</text:p>
            <text:p>      "nom_en":"Reuse toys",</text:p>
            <text:p>      "libelleBouton":"Réemploi jouets",</text:p>
            <text:p>      "libelleBouton_en":"Reuse toys",</text:p>
            <text:p>      "sous_modes_collecte":"cat_omr",</text:p>
            <text:p>      "modesCollecte":"true",</text:p>
            <text:p>      "descr":"Plusieurs organismes ('Ateliers du Retz Emploi', 'La Ressourcerie de l'ïle', 'Emmaüs', 'Véti Frat', 'La Croix Rouge') récupèrent les anciens jouets. &lt;br/&gt;Voir page 'lieux'.",</text:p>
            <text:p>      "descr_en":"Several agencies ('Retz Employment Workshops', 'The Ressourcerie of the island', 'Emmaus', 'Veti Frat', 'The Red Cross') recover old toys. See page &lt;br/&gt; 'places'.",</text:p>
            <text:p>      "image":"reemploi_petit.png",</text:p>
            <text:p>      "mots_cles":"reemploi,jouet",</text:p>
            <text:p>      "mots_cles_en":"reuse,toy",</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meuble</text:p>
          </table:table-cell>
          <table:table-cell table:style-name="ce22" office:value-type="string" calcext:value-type="string">
            <text:p>Réemploi meubles</text:p>
          </table:table-cell>
          <table:table-cell table:style-name="ce22" office:value-type="string" calcext:value-type="string">
            <text:p>Reuse furniture</text:p>
          </table:table-cell>
          <table:table-cell table:style-name="ce22"/>
          <table:table-cell table:style-name="ce128" office:value-type="string" calcext:value-type="string">
            <text:p>true</text:p>
          </table:table-cell>
          <table:table-cell table:style-name="ce89" office:value-type="string" calcext:value-type="string">
            <text:p>Plusieurs organismes ('Emmaus', 'Secours Populaire', 'Retz'agir', 'Le comptoir du Solilab') récupèrent les anciens meubles. &lt;br/&gt;Voir page 'lieux'.</text:p>
          </table:table-cell>
          <table:table-cell table:style-name="ce89" office:value-type="string" calcext:value-type="string">
            <text:p>Several organizations (Emmaus' 'Secours Populaire', 'Retz'agir', 'The counter Solilab') recover antique furniture. See page &lt;br/&gt; 'places'.</text:p>
          </table:table-cell>
          <table:table-cell table:style-name="ce89"/>
          <table:table-cell table:style-name="ce22" table:number-columns-repeated="3"/>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meuble</text:p>
          </table:table-cell>
          <table:table-cell table:style-name="ce105" office:value-type="string" calcext:value-type="string">
            <text:p>re-use furniture</text:p>
          </table:table-cell>
          <table:table-cell table:style-name="ce105"/>
          <table:table-cell/>
          <table:table-cell table:style-name="ce77"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ModesDeCollecte.P29];[ModesDeCollecte.Q29])" office:value-type="string" office:string-value="{&#10;&quot;code&quot;:&quot;smco_reempmeuble&quot;,&#10;      &quot;nom&quot;:&quot;Réemploi meubles&quot;,&#10;      &quot;nom_en&quot;:&quot;Reuse furniture&quot;,&#10;      &quot;libelleBouton&quot;:&quot;Réemploi meubles&quot;,&#10;      &quot;libelleBouton_en&quot;:&quot;Reuse furniture&quot;,&#10;      &quot;modesCollecte&quot;:&quot;true&quot;,&#10;      &quot;descr&quot;:&quot;Plusieurs organismes ('Emmaus', 'Secours Populaire', 'Retz'agir', 'Le comptoir du Solilab') récupèrent les anciens meubles. &lt;br/&gt;Voir page 'lieux'.&quot;,&#10;      &quot;descr_en&quot;:&quot;Several organizations (Emmaus' 'Secours Populaire', 'Retz'agir', 'The counter Solilab') recover antique furniture. See page &lt;br/&gt; 'places'.&quot;,&#10;      &quot;image&quot;:&quot;reemploi_petit.png&quot;,&#10;      &quot;mots_cles&quot;:&quot;reemploi,meuble&quot;,&#10;      &quot;mots_cles_en&quot;:&quot;re,use,furniture&quot;,&#10;      }," calcext:value-type="string">
            <text:p>{</text:p>
            <text:p>"code":"smco_reempmeuble",</text:p>
            <text:p>      "nom":"Réemploi meubles",</text:p>
            <text:p>      "nom_en":"Reuse furniture",</text:p>
            <text:p>      "libelleBouton":"Réemploi meubles",</text:p>
            <text:p>      "libelleBouton_en":"Reuse furniture",</text:p>
            <text:p>      "modesCollecte":"true",</text:p>
            <text:p>      "descr":"Plusieurs organismes ('Emmaus', 'Secours Populaire', 'Retz'agir', 'Le comptoir du Solilab') récupèrent les anciens meubles. &lt;br/&gt;Voir page 'lieux'.",</text:p>
            <text:p>      "descr_en":"Several organizations (Emmaus' 'Secours Populaire', 'Retz'agir', 'The counter Solilab') recover antique furniture. See page &lt;br/&gt; 'places'.",</text:p>
            <text:p>      "image":"reemploi_petit.png",</text:p>
            <text:p>      "mots_cles":"reemploi,meuble",</text:p>
            <text:p>      "mots_cles_en":"re,use,furniture",</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vet</text:p>
          </table:table-cell>
          <table:table-cell table:style-name="ce22" office:value-type="string" calcext:value-type="string">
            <text:p>Réemploi vêtements</text:p>
          </table:table-cell>
          <table:table-cell table:style-name="ce22" office:value-type="string" calcext:value-type="string">
            <text:p>Reuse clothing</text:p>
          </table:table-cell>
          <table:table-cell table:style-name="ce22"/>
          <table:table-cell table:style-name="ce128" office:value-type="string" calcext:value-type="string">
            <text:p>true</text:p>
          </table:table-cell>
          <table:table-cell table:style-name="ce89" office:value-type="string" calcext:value-type="string">
            <text:p>Plusieurs organismes ('Ding-Fring', 'Secours Populaire', ) récupèrent les vêtements. &lt;br/&gt;Voir page 'lieux'.</text:p>
          </table:table-cell>
          <table:table-cell table:style-name="ce89" office:value-type="string" calcext:value-type="string">
            <text:p>Several agencies ('Ding Fring', 'Secours Populaire') recover clothing. See page &lt;br/&gt; 'places'.</text:p>
          </table:table-cell>
          <table:table-cell table:style-name="ce89"/>
          <table:table-cell table:style-name="ce22" table:number-columns-repeated="3"/>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vêtement</text:p>
          </table:table-cell>
          <table:table-cell table:style-name="ce105" office:value-type="string" calcext:value-type="string">
            <text:p>reuse,clothing</text:p>
          </table:table-cell>
          <table:table-cell table:style-name="ce105"/>
          <table:table-cell/>
          <table:table-cell table:style-name="ce77"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ModesDeCollecte.P30];[ModesDeCollecte.Q30])" office:value-type="string" office:string-value="{&#10;&quot;code&quot;:&quot;smco_reempvet&quot;,&#10;      &quot;nom&quot;:&quot;Réemploi vêtements&quot;,&#10;      &quot;nom_en&quot;:&quot;Reuse clothing&quot;,&#10;      &quot;libelleBouton&quot;:&quot;Réemploi vêtements&quot;,&#10;      &quot;libelleBouton_en&quot;:&quot;Reuse clothing&quot;,&#10;      &quot;modesCollecte&quot;:&quot;true&quot;,&#10;      &quot;descr&quot;:&quot;Plusieurs organismes ('Ding-Fring', 'Secours Populaire', ) récupèrent les vêtements. &lt;br/&gt;Voir page 'lieux'.&quot;,&#10;      &quot;descr_en&quot;:&quot;Several agencies ('Ding Fring', 'Secours Populaire') recover clothing. See page &lt;br/&gt; 'places'.&quot;,&#10;      &quot;image&quot;:&quot;reemploi_petit.png&quot;,&#10;      &quot;mots_cles&quot;:&quot;reemploi,vetement&quot;,&#10;      &quot;mots_cles_en&quot;:&quot;reuse,clothing&quot;,&#10;      }," calcext:value-type="string">
            <text:p>{</text:p>
            <text:p>"code":"smco_reempvet",</text:p>
            <text:p>      "nom":"Réemploi vêtements",</text:p>
            <text:p>      "nom_en":"Reuse clothing",</text:p>
            <text:p>      "libelleBouton":"Réemploi vêtements",</text:p>
            <text:p>      "libelleBouton_en":"Reuse clothing",</text:p>
            <text:p>      "modesCollecte":"true",</text:p>
            <text:p>      "descr":"Plusieurs organismes ('Ding-Fring', 'Secours Populaire', ) récupèrent les vêtements. &lt;br/&gt;Voir page 'lieux'.",</text:p>
            <text:p>      "descr_en":"Several agencies ('Ding Fring', 'Secours Populaire') recover clothing. See page &lt;br/&gt; 'places'.",</text:p>
            <text:p>      "image":"reemploi_petit.png",</text:p>
            <text:p>      "mots_cles":"reemploi,vetement",</text:p>
            <text:p>      "mots_cles_en":"reuse,clothing",</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reempdivers</text:p>
          </table:table-cell>
          <table:table-cell table:style-name="ce22" office:value-type="string" calcext:value-type="string">
            <text:p>Réemploi Objets divers</text:p>
          </table:table-cell>
          <table:table-cell table:style-name="ce22" office:value-type="string" calcext:value-type="string">
            <text:p>Reuse Miscellaneous objects</text:p>
          </table:table-cell>
          <table:table-cell table:style-name="ce22"/>
          <table:table-cell table:style-name="ce128" office:value-type="string" calcext:value-type="string">
            <text:p>true</text:p>
          </table:table-cell>
          <table:table-cell table:style-name="ce89" office:value-type="string" calcext:value-type="string">
            <text:p>Plusieurs organismes (associations...) récupèrent les anciens meubles. &lt;br/&gt;Voir page 'lieux'.</text:p>
          </table:table-cell>
          <table:table-cell table:style-name="ce89" office:value-type="string" calcext:value-type="string">
            <text:p>Several organizations (associations ...) recover the antique furniture. See page &lt;br/&gt; 'places'.</text:p>
          </table:table-cell>
          <table:table-cell table:style-name="ce89"/>
          <table:table-cell table:style-name="ce22" table:number-columns-repeated="3"/>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divers</text:p>
          </table:table-cell>
          <table:table-cell table:style-name="ce105" office:value-type="string" calcext:value-type="string">
            <text:p>reuse,various</text:p>
          </table:table-cell>
          <table:table-cell table:style-name="ce105"/>
          <table:table-cell/>
          <table:table-cell table:style-name="ce77"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ModesDeCollecte.P31];[ModesDeCollecte.Q31])" office:value-type="string" office:string-value="{&#10;&quot;code&quot;:&quot;smco_reempdivers&quot;,&#10;      &quot;nom&quot;:&quot;Réemploi Objets divers&quot;,&#10;      &quot;nom_en&quot;:&quot;Reuse Miscellaneous objects&quot;,&#10;      &quot;libelleBouton&quot;:&quot;Réemploi Objets divers&quot;,&#10;      &quot;libelleBouton_en&quot;:&quot;Reuse Miscellaneous objects&quot;,&#10;      &quot;modesCollecte&quot;:&quot;true&quot;,&#10;      &quot;descr&quot;:&quot;Plusieurs organismes (associations...) récupèrent les anciens meubles. &lt;br/&gt;Voir page 'lieux'.&quot;,&#10;      &quot;descr_en&quot;:&quot;Several organizations (associations ...) recover the antique furniture. See page &lt;br/&gt; 'places'.&quot;,&#10;      &quot;image&quot;:&quot;reemploi_petit.png&quot;,&#10;      &quot;mots_cles&quot;:&quot;reemploi,divers&quot;,&#10;      &quot;mots_cles_en&quot;:&quot;reuse,various&quot;,&#10;      }," calcext:value-type="string">
            <text:p>{</text:p>
            <text:p>"code":"smco_reempdivers",</text:p>
            <text:p>      "nom":"Réemploi Objets divers",</text:p>
            <text:p>      "nom_en":"Reuse Miscellaneous objects",</text:p>
            <text:p>      "libelleBouton":"Réemploi Objets divers",</text:p>
            <text:p>      "libelleBouton_en":"Reuse Miscellaneous objects",</text:p>
            <text:p>      "modesCollecte":"true",</text:p>
            <text:p>      "descr":"Plusieurs organismes (associations...) récupèrent les anciens meubles. &lt;br/&gt;Voir page 'lieux'.",</text:p>
            <text:p>      "descr_en":"Several organizations (associations ...) recover the antique furniture. See page &lt;br/&gt; 'places'.",</text:p>
            <text:p>      "image":"reemploi_petit.png",</text:p>
            <text:p>      "mots_cles":"reemploi,divers",</text:p>
            <text:p>      "mots_cles_en":"reuse,various",</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vaisselle</text:p>
          </table:table-cell>
          <table:table-cell table:style-name="ce22" office:value-type="string" calcext:value-type="string">
            <text:p>Réemploi Vaisselle</text:p>
          </table:table-cell>
          <table:table-cell table:style-name="ce22" office:value-type="string" calcext:value-type="string">
            <text:p>Reuse Crockery</text:p>
          </table:table-cell>
          <table:table-cell table:style-name="ce22"/>
          <table:table-cell table:style-name="ce128" office:value-type="string" calcext:value-type="string">
            <text:p>true</text:p>
          </table:table-cell>
          <table:table-cell table:style-name="ce154" office:value-type="string" calcext:value-type="string">
            <text:p>Plusieurs organismes (association 'La croix rouge', 'La ressourcerie de l'ïle'..) récupèrent la vaisselle.</text:p>
          </table:table-cell>
          <table:table-cell table:style-name="ce154" office:value-type="string" calcext:value-type="string">
            <text:p>Several organizations ('The red cross', 'La ressourcerie de l'ïle'…) recover the ancient books.</text:p>
          </table:table-cell>
          <table:table-cell table:style-name="ce154"/>
          <table:table-cell table:style-name="ce22" table:number-columns-repeated="3"/>
          <table:table-cell table:style-name="ce20" office:value-type="string" calcext:value-type="string">
            <text:p>reemploi_petit.png</text:p>
          </table:table-cell>
          <table:table-cell table:style-name="ce68"/>
          <table:table-cell table:style-name="ce105"/>
          <table:table-cell table:style-name="ce105" office:value-type="string" calcext:value-type="string">
            <text:p>réemploi,vaisselle</text:p>
          </table:table-cell>
          <table:table-cell table:style-name="ce105" office:value-type="string" calcext:value-type="string">
            <text:p>reuse,dishes</text:p>
          </table:table-cell>
          <table:table-cell table:style-name="ce105"/>
          <table:table-cell/>
          <table:table-cell table:style-name="ce77"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ModesDeCollecte.P32];[ModesDeCollecte.Q32])" office:value-type="string" office:string-value="{&#10;&quot;code&quot;:&quot;smco_vaisselle&quot;,&#10;      &quot;nom&quot;:&quot;Réemploi Vaisselle&quot;,&#10;      &quot;nom_en&quot;:&quot;Reuse Crockery&quot;,&#10;      &quot;libelleBouton&quot;:&quot;Réemploi Vaisselle&quot;,&#10;      &quot;libelleBouton_en&quot;:&quot;Reuse Crockery&quot;,&#10;      &quot;modesCollecte&quot;:&quot;true&quot;,&#10;      &quot;descr&quot;:&quot;Plusieurs organismes (association 'La croix rouge', 'La ressourcerie de l'ïle'..) récupèrent la vaisselle.&quot;,&#10;      &quot;descr_en&quot;:&quot;Several organizations ('The red cross', 'La ressourcerie de l'ïle'…) recover the ancient books.&quot;,&#10;      &quot;image&quot;:&quot;reemploi_petit.png&quot;,&#10;      &quot;mots_cles&quot;:&quot;reemploi,vaisselle&quot;,&#10;      &quot;mots_cles_en&quot;:&quot;reuse,dishes&quot;,&#10;      }," calcext:value-type="string">
            <text:p>{</text:p>
            <text:p>"code":"smco_vaisselle",</text:p>
            <text:p>      "nom":"Réemploi Vaisselle",</text:p>
            <text:p>      "nom_en":"Reuse Crockery",</text:p>
            <text:p>      "libelleBouton":"Réemploi Vaisselle",</text:p>
            <text:p>      "libelleBouton_en":"Reuse Crockery",</text:p>
            <text:p>      "modesCollecte":"true",</text:p>
            <text:p>      "descr":"Plusieurs organismes (association 'La croix rouge', 'La ressourcerie de l'ïle'..) récupèrent la vaisselle.",</text:p>
            <text:p>      "descr_en":"Several organizations ('The red cross', 'La ressourcerie de l'ïle'…) recover the ancient books.",</text:p>
            <text:p>      "image":"reemploi_petit.png",</text:p>
            <text:p>      "mots_cles":"reemploi,vaisselle",</text:p>
            <text:p>      "mots_cles_en":"reuse,dishes",</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93" office:value-type="string" calcext:value-type="string">
            <text:p>smco_papier</text:p>
          </table:table-cell>
          <table:table-cell table:style-name="ce93" office:value-type="string" calcext:value-type="string">
            <text:p>Recyclage papier associations.</text:p>
          </table:table-cell>
          <table:table-cell table:style-name="ce93" office:value-type="string" calcext:value-type="string">
            <text:p>Paper recycling associations.</text:p>
          </table:table-cell>
          <table:table-cell table:style-name="ce22"/>
          <table:table-cell table:style-name="ce128" office:value-type="string" calcext:value-type="string">
            <text:p>true</text:p>
          </table:table-cell>
          <table:table-cell table:style-name="ce93" office:value-type="string" calcext:value-type="string">
            <text:p>Plusieurs organismes (associations ’Nantes écologie l air livre’, ‘La croix rouge’...) récupèrent les anciens livres.</text:p>
          </table:table-cell>
          <table:table-cell table:style-name="ce93" office:value-type="string" calcext:value-type="string">
            <text:p>Several organizations (associations ’Nantes écologie l air livre’, ‘La croix rouge’...) recover the ancient books.</text:p>
          </table:table-cell>
          <table:table-cell table:style-name="ce93" table:number-columns-repeated="4"/>
          <table:table-cell table:style-name="ce20" office:value-type="string" calcext:value-type="string">
            <text:p>reemploi_petit.png</text:p>
          </table:table-cell>
          <table:table-cell table:style-name="ce68"/>
          <table:table-cell table:style-name="ce105"/>
          <table:table-cell table:style-name="ce105" office:value-type="string" calcext:value-type="string">
            <text:p>Recyclage,papier,association</text:p>
          </table:table-cell>
          <table:table-cell table:style-name="ce105" office:value-type="string" calcext:value-type="string">
            <text:p>recycling paper combination</text:p>
          </table:table-cell>
          <table:table-cell table:style-name="ce105"/>
          <table:table-cell/>
          <table:table-cell table:style-name="ce77"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ModesDeCollecte.P33];[ModesDeCollecte.Q33])" office:value-type="string" office:string-value="{&#10;&quot;code&quot;:&quot;smco_papier&quot;,&#10;      &quot;nom&quot;:&quot;Recyclage papier associations.&quot;,&#10;      &quot;nom_en&quot;:&quot;Paper recycling associations.&quot;,&#10;      &quot;libelleBouton&quot;:&quot;Recyclage papier associations.&quot;,&#10;      &quot;libelleBouton_en&quot;:&quot;Paper recycling associations.&quot;,&#10;      &quot;modesCollecte&quot;:&quot;true&quot;,&#10;      &quot;descr&quot;:&quot;Plusieurs organismes (associations ’Nantes écologie l air livre’, ‘La croix rouge’...) récupèrent les anciens livres.&quot;,&#10;      &quot;descr_en&quot;:&quot;Several organizations (associations ’Nantes écologie l air livre’, ‘La croix rouge’...) recover the ancient books.&quot;,&#10;      &quot;image&quot;:&quot;reemploi_petit.png&quot;,&#10;      &quot;mots_cles&quot;:&quot;recyclage,papier,association&quot;,&#10;      &quot;mots_cles_en&quot;:&quot;recycling,paper,combination&quot;,&#10;      }," calcext:value-type="string">
            <text:p>{</text:p>
            <text:p>"code":"smco_papier",</text:p>
            <text:p>      "nom":"Recyclage papier associations.",</text:p>
            <text:p>      "nom_en":"Paper recycling associations.",</text:p>
            <text:p>      "libelleBouton":"Recyclage papier associations.",</text:p>
            <text:p>      "libelleBouton_en":"Paper recycling associations.",</text:p>
            <text:p>      "modesCollecte":"true",</text:p>
            <text:p>      "descr":"Plusieurs organismes (associations ’Nantes écologie l air livre’, ‘La croix rouge’...) récupèrent les anciens livres.",</text:p>
            <text:p>      "descr_en":"Several organizations (associations ’Nantes écologie l air livre’, ‘La croix rouge’...) recover the ancient books.",</text:p>
            <text:p>      "image":"reemploi_petit.png",</text:p>
            <text:p>      "mots_cles":"recyclage,papier,association",</text:p>
            <text:p>      "mots_cles_en":"recycling,paper,combination",</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vendeurlunette</text:p>
          </table:table-cell>
          <table:table-cell table:style-name="ce22" office:value-type="string" calcext:value-type="string">
            <text:p>Vendeur lunette</text:p>
          </table:table-cell>
          <table:table-cell table:style-name="ce22" office:value-type="string" calcext:value-type="string">
            <text:p>Seller window</text:p>
          </table:table-cell>
          <table:table-cell table:style-name="ce22"/>
          <table:table-cell table:style-name="ce128" office:value-type="string" calcext:value-type="string">
            <text:p>true</text:p>
          </table:table-cell>
          <table:table-cell table:style-name="ce22"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2"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22" table:number-columns-repeated="4"/>
          <table:table-cell table:style-name="ce20" office:value-type="string" calcext:value-type="string">
            <text:p>reemploi_petit.png</text:p>
          </table:table-cell>
          <table:table-cell table:style-name="ce68" table:number-columns-repeated="2"/>
          <table:table-cell table:style-name="ce68" office:value-type="string" calcext:value-type="string">
            <text:p>Vendeur,lunette</text:p>
          </table:table-cell>
          <table:table-cell table:style-name="ce68" office:value-type="string" calcext:value-type="string">
            <text:p>seller window</text:p>
          </table:table-cell>
          <table:table-cell table:style-name="ce68"/>
          <table:table-cell/>
          <table:table-cell table:style-name="ce77"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ModesDeCollecte.P34];[ModesDeCollecte.Q34])" office:value-type="string" office:string-value="{&#10;&quot;code&quot;:&quot;smco_vendeurlunette&quot;,&#10;      &quot;nom&quot;:&quot;Vendeur lunette&quot;,&#10;      &quot;nom_en&quot;:&quot;Seller window&quot;,&#10;      &quot;libelleBouton&quot;:&quot;Vendeur lunette&quot;,&#10;      &quot;libelleBouton_en&quot;:&quot;Seller window&quot;,&#10;      &quot;modesCollecte&quot;:&quot;true&quot;,&#10;      &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10;      &quot;descr_en&quot;:&quot;Several organizations (associations' Glasses Without Borders' stores' Optic 2000 ', stores' Krys'' MEDICO Lions Clubs of France ...) retrieves the glasses (you can find usually cardboard receptacles in these places) . These glasses are sent to developing countries.&quot;,&#10;      &quot;image&quot;:&quot;reemploi_petit.png&quot;,&#10;      &quot;mots_cles&quot;:&quot;vendeur,lunette&quot;,&#10;      &quot;mots_cles_en&quot;:&quot;seller,window&quot;,&#10;      }," calcext:value-type="string">
            <text:p>{</text:p>
            <text:p>"code":"smco_vendeurlunette",</text:p>
            <text:p>      "nom":"Vendeur lunette",</text:p>
            <text:p>      "nom_en":"Seller window",</text:p>
            <text:p>      "libelleBouton":"Vendeur lunette",</text:p>
            <text:p>      "libelleBouton_en":"Seller window",</text:p>
            <text:p>      "modesCollecte":"true",</text:p>
            <text:p>      "descr":"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text:p>
            <text:p>      "descr_en":"Several organizations (associations' Glasses Without Borders' stores' Optic 2000 ', stores' Krys'' MEDICO Lions Clubs of France ...) retrieves the glasses (you can find usually cardboard receptacles in these places) . These glasses are sent to developing countries.",</text:p>
            <text:p>      "image":"reemploi_petit.png",</text:p>
            <text:p>      "mots_cles":"vendeur,lunette",</text:p>
            <text:p>      "mots_cles_en":"seller,window",</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5">
          <table:table-cell table:style-name="ce146" office:value-type="string" calcext:value-type="string">
            <text:p>smco_reprise</text:p>
          </table:table-cell>
          <table:table-cell table:style-name="ce146" office:value-type="string" calcext:value-type="string">
            <text:p>Reprise par magasins</text:p>
          </table:table-cell>
          <table:table-cell table:style-name="ce146" office:value-type="string" calcext:value-type="string">
            <text:p>Takeover by stores</text:p>
          </table:table-cell>
          <table:table-cell table:style-name="ce146"/>
          <table:table-cell table:style-name="ce149" office:value-type="string" calcext:value-type="string">
            <text:p>true</text:p>
          </table:table-cell>
          <table:table-cell table:style-name="ce146" office:value-type="string" calcext:value-type="string">
            <text:p>Vous achetez un appareil neuf, le distributeur est désormais tenu de reprendre <text:s/>l'ancien à l'achat ou la livraison. C'est le principe de la reprise « un pour un ». <text:s/></text:p>
          </table:table-cell>
          <table:table-cell table:style-name="ce146" office:value-type="string" calcext:value-type="string">
            <text:p>You buy a new appliance, the distributor is now required to take the former for the purchase or delivery. This is the principle of the recovery 'one for one'.</text:p>
          </table:table-cell>
          <table:table-cell table:style-name="ce146"/>
          <table:table-cell table:style-name="ce146" office:value-type="string" calcext:value-type="string">
            <text:p>cons_ecopart</text:p>
          </table:table-cell>
          <table:table-cell table:style-name="ce146" table:number-columns-repeated="2"/>
          <table:table-cell table:style-name="ce20" office:value-type="string" calcext:value-type="string">
            <text:p>reemploi_petit.png</text:p>
          </table:table-cell>
          <table:table-cell table:style-name="ce158" table:number-columns-repeated="2"/>
          <table:table-cell table:style-name="ce158" office:value-type="string" calcext:value-type="string">
            <text:p>Reprise,magasin</text:p>
          </table:table-cell>
          <table:table-cell table:style-name="ce158" office:value-type="string" calcext:value-type="string">
            <text:p>recovery store</text:p>
          </table:table-cell>
          <table:table-cell table:style-name="ce158"/>
          <table:table-cell/>
          <table:table-cell table:style-name="ce77"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ModesDeCollecte.P35];[ModesDeCollecte.Q35])" office:value-type="string" office:string-value="{&#10;&quot;code&quot;:&quot;smco_reprise&quot;,&#10;      &quot;nom&quot;:&quot;Reprise par magasins&quot;,&#10;      &quot;nom_en&quot;:&quot;Takeover by stores&quot;,&#10;      &quot;libelleBouton&quot;:&quot;Reprise par magasins&quot;,&#10;      &quot;libelleBouton_en&quot;:&quot;Takeover by stores&quot;,&#10;      &quot;modesCollecte&quot;:&quot;true&quot;,&#10;      &quot;descr&quot;:&quot;Vous achetez un appareil neuf, le distributeur est désormais tenu de reprendre  l'ancien à l'achat ou la livraison. C'est le principe de la reprise « un pour un ».  &quot;,&#10;      &quot;descr_en&quot;:&quot;You buy a new appliance, the distributor is now required to take the former for the purchase or delivery. This is the principle of the recovery 'one for one'.&quot;,&#10;      &quot;cons&quot;:&quot;cons_ecopart&quot;,&#10;      &quot;image&quot;:&quot;reemploi_petit.png&quot;,&#10;      &quot;mots_cles&quot;:&quot;reprise,magasin&quot;,&#10;      &quot;mots_cles_en&quot;:&quot;recovery,store&quot;,&#10;      }," calcext:value-type="string">
            <text:p>{</text:p>
            <text:p>"code":"smco_reprise",</text:p>
            <text:p>      "nom":"Reprise par magasins",</text:p>
            <text:p>      "nom_en":"Takeover by stores",</text:p>
            <text:p>      "libelleBouton":"Reprise par magasins",</text:p>
            <text:p>      "libelleBouton_en":"Takeover by stores",</text:p>
            <text:p>      "modesCollecte":"true",</text:p>
            <text:p>      "descr":"Vous achetez un appareil neuf, le distributeur est désormais tenu de reprendre  l'ancien à l'achat ou la livraison. C'est le principe de la reprise « un pour un ».  ",</text:p>
            <text:p>      "descr_en":"You buy a new appliance, the distributor is now required to take the former for the purchase or delivery. This is the principle of the recovery 'one for one'.",</text:p>
            <text:p>      "cons":"cons_ecopart",</text:p>
            <text:p>      "image":"reemploi_petit.png",</text:p>
            <text:p>      "mots_cles":"reprise,magasin",</text:p>
            <text:p>      "mots_cles_en":"recovery,store",</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vendeurcassevoiture</text:p>
          </table:table-cell>
          <table:table-cell table:style-name="ce22" office:value-type="string" calcext:value-type="string">
            <text:p>Casse automobile</text:p>
          </table:table-cell>
          <table:table-cell table:style-name="ce22" office:value-type="string" calcext:value-type="string">
            <text:p>Car breakers</text:p>
          </table:table-cell>
          <table:table-cell table:style-name="ce22"/>
          <table:table-cell table:style-name="ce128" office:value-type="string" calcext:value-type="string">
            <text:p>true</text:p>
          </table:table-cell>
          <table:table-cell table:style-name="ce22" office:value-type="string" calcext:value-type="string">
            <text:p>Les casses automobile ('fourrières') récupèrent les anciens véhicules.</text:p>
          </table:table-cell>
          <table:table-cell table:style-name="ce22" office:value-type="string" calcext:value-type="string">
            <text:p>The car breaks ('headland') recover older vehicles.</text:p>
          </table:table-cell>
          <table:table-cell table:style-name="ce22" table:number-columns-repeated="4"/>
          <table:table-cell table:style-name="ce20" office:value-type="string" calcext:value-type="string">
            <text:p>reemploi_petit.png</text:p>
          </table:table-cell>
          <table:table-cell table:style-name="ce68" office:value-type="string" calcext:value-type="string">
            <text:p>vérif le 03/2013</text:p>
          </table:table-cell>
          <table:table-cell table:style-name="ce68"/>
          <table:table-cell table:style-name="ce68" office:value-type="string" calcext:value-type="string">
            <text:p>Casse,automobile</text:p>
          </table:table-cell>
          <table:table-cell table:style-name="ce68" office:value-type="string" calcext:value-type="string">
            <text:p>car breakers</text:p>
          </table:table-cell>
          <table:table-cell table:style-name="ce68"/>
          <table:table-cell/>
          <table:table-cell table:style-name="ce77"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ModesDeCollecte.P36];[ModesDeCollecte.Q36])" office:value-type="string" office:string-value="{&#10;&quot;code&quot;:&quot;smco_vendeurcassevoiture&quot;,&#10;      &quot;nom&quot;:&quot;Casse automobile&quot;,&#10;      &quot;nom_en&quot;:&quot;Car breakers&quot;,&#10;      &quot;libelleBouton&quot;:&quot;Casse automobile&quot;,&#10;      &quot;libelleBouton_en&quot;:&quot;Car breakers&quot;,&#10;      &quot;modesCollecte&quot;:&quot;true&quot;,&#10;      &quot;descr&quot;:&quot;Les casses automobile ('fourrières') récupèrent les anciens véhicules.&quot;,&#10;      &quot;descr_en&quot;:&quot;The car breaks ('headland') recover older vehicles.&quot;,&#10;      &quot;image&quot;:&quot;reemploi_petit.png&quot;,&#10;      &quot;mots_cles&quot;:&quot;casse,automobile&quot;,&#10;      &quot;mots_cles_en&quot;:&quot;car,breakers&quot;,&#10;      }," calcext:value-type="string">
            <text:p>{</text:p>
            <text:p>"code":"smco_vendeurcassevoiture",</text:p>
            <text:p>      "nom":"Casse automobile",</text:p>
            <text:p>      "nom_en":"Car breakers",</text:p>
            <text:p>      "libelleBouton":"Casse automobile",</text:p>
            <text:p>      "libelleBouton_en":"Car breakers",</text:p>
            <text:p>      "modesCollecte":"true",</text:p>
            <text:p>      "descr":"Les casses automobile ('fourrières') récupèrent les anciens véhicules.",</text:p>
            <text:p>      "descr_en":"The car breaks ('headland') recover older vehicles.",</text:p>
            <text:p>      "image":"reemploi_petit.png",</text:p>
            <text:p>      "mots_cles":"casse,automobile",</text:p>
            <text:p>      "mots_cles_en":"car,breakers",</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velo</text:p>
          </table:table-cell>
          <table:table-cell table:style-name="ce22" office:value-type="string" calcext:value-type="string">
            <text:p>Réemploi <text:s/>vélos</text:p>
          </table:table-cell>
          <table:table-cell table:style-name="ce22" office:value-type="string" calcext:value-type="string">
            <text:p>Reuse bike</text:p>
          </table:table-cell>
          <table:table-cell table:style-name="ce22"/>
          <table:table-cell table:style-name="ce128" office:value-type="string" calcext:value-type="string">
            <text:p>true</text:p>
          </table:table-cell>
          <table:table-cell table:style-name="ce22" office:value-type="string" calcext:value-type="string">
            <text:p>Plusieurs organismes (associations ‘ATAO’, ‘Place aux vélos’, ‘Vélo Campus’) récupèrent les anciens vélos.</text:p>
          </table:table-cell>
          <table:table-cell table:style-name="ce22" office:value-type="string" calcext:value-type="string">
            <text:p>Several organizations (associations ‘ATAO’, ‘Place aux vélos’, ‘Vélo Campus’) recover old bikes.</text:p>
          </table:table-cell>
          <table:table-cell table:style-name="ce22" table:number-columns-repeated="2"/>
          <table:table-cell table:style-name="ce22" office:value-type="string" calcext:value-type="string">
            <text:p>stco_reemploi14</text:p>
          </table:table-cell>
          <table:table-cell table:style-name="ce22"/>
          <table:table-cell table:style-name="ce20" office:value-type="string" calcext:value-type="string">
            <text:p>reemploi_petit.png</text:p>
          </table:table-cell>
          <table:table-cell table:style-name="ce105" office:value-type="string" calcext:value-type="string">
            <text:p>Vérif le 03/2013</text:p>
          </table:table-cell>
          <table:table-cell table:style-name="ce105"/>
          <table:table-cell table:style-name="ce105" office:value-type="string" calcext:value-type="string">
            <text:p>Réemploi,vélos</text:p>
          </table:table-cell>
          <table:table-cell table:style-name="ce105" office:value-type="string" calcext:value-type="string">
            <text:p>reuse,bicycle</text:p>
          </table:table-cell>
          <table:table-cell table:style-name="ce105"/>
          <table:table-cell/>
          <table:table-cell table:style-name="ce77"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ModesDeCollecte.P37];[ModesDeCollecte.Q37])" office:value-type="string" office:string-value="{&#10;&quot;code&quot;:&quot;smco_velo&quot;,&#10;      &quot;nom&quot;:&quot;Réemploi  vélos&quot;,&#10;      &quot;nom_en&quot;:&quot;Reuse bike&quot;,&#10;      &quot;libelleBouton&quot;:&quot;Réemploi  vélos&quot;,&#10;      &quot;libelleBouton_en&quot;:&quot;Reuse bike&quot;,&#10;      &quot;modesCollecte&quot;:&quot;true&quot;,&#10;      &quot;descr&quot;:&quot;Plusieurs organismes (associations ‘ATAO’, ‘Place aux vélos’, ‘Vélo Campus’) récupèrent les anciens vélos.&quot;,&#10;      &quot;descr_en&quot;:&quot;Several organizations (associations ‘ATAO’, ‘Place aux vélos’, ‘Vélo Campus’) recover old bikes.&quot;,&#10;      &quot;image&quot;:&quot;reemploi_petit.png&quot;,&#10;      &quot;colFiches&quot;:&quot;stco_reemploi14&quot;,&#10;      &quot;mots_cles&quot;:&quot;reemploi,velos&quot;,&#10;      &quot;mots_cles_en&quot;:&quot;reuse,bicycle&quot;,&#10;      }," calcext:value-type="string">
            <text:p>{</text:p>
            <text:p>"code":"smco_velo",</text:p>
            <text:p>      "nom":"Réemploi  vélos",</text:p>
            <text:p>      "nom_en":"Reuse bike",</text:p>
            <text:p>      "libelleBouton":"Réemploi  vélos",</text:p>
            <text:p>      "libelleBouton_en":"Reuse bike",</text:p>
            <text:p>      "modesCollecte":"true",</text:p>
            <text:p>      "descr":"Plusieurs organismes (associations ‘ATAO’, ‘Place aux vélos’, ‘Vélo Campus’) récupèrent les anciens vélos.",</text:p>
            <text:p>      "descr_en":"Several organizations (associations ‘ATAO’, ‘Place aux vélos’, ‘Vélo Campus’) recover old bikes.",</text:p>
            <text:p>      "image":"reemploi_petit.png",</text:p>
            <text:p>      "colFiches":"stco_reemploi14",</text:p>
            <text:p>      "mots_cles":"reemploi,velos",</text:p>
            <text:p>      "mots_cles_en":"reuse,bicycle",</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22" office:value-type="string" calcext:value-type="string">
            <text:p>smco_pharmacie</text:p>
          </table:table-cell>
          <table:table-cell table:style-name="ce22" office:value-type="string" calcext:value-type="string">
            <text:p>Pharmacie</text:p>
          </table:table-cell>
          <table:table-cell table:style-name="ce22" office:value-type="string" calcext:value-type="string">
            <text:p>Pharmacy</text:p>
          </table:table-cell>
          <table:table-cell table:style-name="ce22"/>
          <table:table-cell table:style-name="ce128" office:value-type="string" calcext:value-type="string">
            <text:p>true</text:p>
          </table:table-cell>
          <table:table-cell table:style-name="ce22" office:value-type="string" calcext:value-type="string">
            <text:p>Les pharmacies ont l'obligation de récupérer les anciens médicaments, avec ou sans conditionnement.</text:p>
          </table:table-cell>
          <table:table-cell table:style-name="ce22" office:value-type="string" calcext:value-type="string">
            <text:p>Pharmacies have the obligation to recover the older drugs, with or without conditioning.</text:p>
          </table:table-cell>
          <table:table-cell table:style-name="ce22"/>
          <table:table-cell table:style-name="ce156" office:value-type="string" calcext:value-type="string">
            <text:p>medicaments</text:p>
          </table:table-cell>
          <table:table-cell table:style-name="ce22" table:number-columns-repeated="2"/>
          <table:table-cell table:style-name="ce20" office:value-type="string" calcext:value-type="string">
            <text:p>reemploi_petit.png</text:p>
          </table:table-cell>
          <table:table-cell table:style-name="ce105" office:value-type="string" calcext:value-type="string">
            <text:p>Vérif le 03/2013</text:p>
          </table:table-cell>
          <table:table-cell table:style-name="ce105"/>
          <table:table-cell table:style-name="ce105" office:value-type="string" calcext:value-type="string">
            <text:p>Pharmacie</text:p>
          </table:table-cell>
          <table:table-cell table:style-name="ce105" office:value-type="string" calcext:value-type="string">
            <text:p>pharmacy</text:p>
          </table:table-cell>
          <table:table-cell table:style-name="ce105"/>
          <table:table-cell/>
          <table:table-cell table:style-name="ce77"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ModesDeCollecte.P38];[ModesDeCollecte.Q38])" office:value-type="string" office:string-value="{&#10;&quot;code&quot;:&quot;smco_pharmacie&quot;,&#10;      &quot;nom&quot;:&quot;Pharmacie&quot;,&#10;      &quot;nom_en&quot;:&quot;Pharmacy&quot;,&#10;      &quot;libelleBouton&quot;:&quot;Pharmacie&quot;,&#10;      &quot;libelleBouton_en&quot;:&quot;Pharmacy&quot;,&#10;      &quot;modesCollecte&quot;:&quot;true&quot;,&#10;      &quot;descr&quot;:&quot;Les pharmacies ont l'obligation de récupérer les anciens médicaments, avec ou sans conditionnement.&quot;,&#10;      &quot;descr_en&quot;:&quot;Pharmacies have the obligation to recover the older drugs, with or without conditioning.&quot;,&#10;      &quot;cons&quot;:&quot;medicaments&quot;,&#10;      &quot;image&quot;:&quot;reemploi_petit.png&quot;,&#10;      &quot;mots_cles&quot;:&quot;pharmacie&quot;,&#10;      &quot;mots_cles_en&quot;:&quot;pharmacy&quot;,&#10;      }," calcext:value-type="string">
            <text:p>{</text:p>
            <text:p>"code":"smco_pharmacie",</text:p>
            <text:p>      "nom":"Pharmacie",</text:p>
            <text:p>      "nom_en":"Pharmacy",</text:p>
            <text:p>      "libelleBouton":"Pharmacie",</text:p>
            <text:p>      "libelleBouton_en":"Pharmacy",</text:p>
            <text:p>      "modesCollecte":"true",</text:p>
            <text:p>      "descr":"Les pharmacies ont l'obligation de récupérer les anciens médicaments, avec ou sans conditionnement.",</text:p>
            <text:p>      "descr_en":"Pharmacies have the obligation to recover the older drugs, with or without conditioning.",</text:p>
            <text:p>      "cons":"medicaments",</text:p>
            <text:p>      "image":"reemploi_petit.png",</text:p>
            <text:p>      "mots_cles":"pharmacie",</text:p>
            <text:p>      "mots_cles_en":"pharmacy",</text:p>
            <text:p>      },</text:p>
          </table:table-cell>
          <table:table-cell office:value-type="string" calcext:value-type="string">
            <text:p><text:s/></text:p>
          </table:table-cell>
          <table:table-cell/>
          <table:table-cell table:style-name="ce135"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2">
          <table:table-cell table:style-name="ce147"/>
          <table:table-cell table:style-name="ce82" table:number-columns-repeated="3"/>
          <table:table-cell table:style-name="ce150"/>
          <table:table-cell table:style-name="ce82" table:number-columns-repeated="7"/>
          <table:table-cell table:number-columns-repeated="6"/>
          <table:table-cell table:style-name="ce72"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2">
          <table:table-cell table:style-name="ce8" table:number-columns-repeated="12"/>
          <table:table-cell table:number-columns-repeated="263"/>
        </table:table-row>
        <table:table-row table:style-name="ro2"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36">
          <table:table-cell table:style-name="ce146" office:value-type="string" calcext:value-type="string">
            <text:p>modco_ecotox</text:p>
          </table:table-cell>
          <table:table-cell table:style-name="ce146" office:value-type="string" calcext:value-type="string">
            <text:p>Ecotox</text:p>
          </table:table-cell>
          <table:table-cell table:style-name="ce146" table:number-columns-repeated="2"/>
          <table:table-cell table:style-name="ce149" office:value-type="string" calcext:value-type="string">
            <text:p>false</text:p>
          </table:table-cell>
          <table:table-cell table:style-name="ce146"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46" table:number-columns-repeated="5"/>
          <table:table-cell table:style-name="ce153" office:value-type="string" calcext:value-type="string">
            <text:p>ecotox_panneau_malakoff_mini.png</text:p>
          </table:table-cell>
          <table:table-cell table:style-name="ce158" office:value-type="string" calcext:value-type="string">
            <text:p>Vérif le 03/2013</text:p>
          </table:table-cell>
          <table:table-cell table:style-name="ce158" office:value-type="string" calcext:value-type="string">
            <text:p>modco</text:p>
          </table:table-cell>
          <table:table-cell table:style-name="ce158" table:number-columns-repeated="3"/>
          <table:table-cell/>
          <table:table-cell table:style-name="ce77"/>
          <table:table-cell office:value-type="string" calcext:value-type="string">
            <text:p><text:s/></text:p>
          </table:table-cell>
          <table:table-cell/>
          <table:table-cell table:style-name="ce135"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22" office:value-type="string" calcext:value-type="string">
            <text:p>smco_vendeur_lampe_eco</text:p>
          </table:table-cell>
          <table:table-cell table:style-name="ce22" office:value-type="string" calcext:value-type="string">
            <text:p>Vendeur lampe économie énergie</text:p>
          </table:table-cell>
          <table:table-cell table:style-name="ce22" table:number-columns-repeated="2"/>
          <table:table-cell table:style-name="ce128" office:value-type="string" calcext:value-type="string">
            <text:p>true</text:p>
          </table:table-cell>
          <table:table-cell table:style-name="ce22" table:number-columns-repeated="7"/>
          <table:table-cell table:style-name="ce68" table:number-columns-repeated="5"/>
          <table:table-cell/>
          <table:table-cell table:style-name="ce77"/>
          <table:table-cell table:number-columns-repeated="256"/>
        </table:table-row>
        <table:table-row table:style-name="ro3">
          <table:table-cell table:style-name="ce22" office:value-type="string" calcext:value-type="string">
            <text:p>smco_vendeurcartoucheencre</text:p>
          </table:table-cell>
          <table:table-cell table:style-name="ce22" office:value-type="string" calcext:value-type="string">
            <text:p>Vendeur cartouche d'encre</text:p>
          </table:table-cell>
          <table:table-cell table:style-name="ce22" table:number-columns-repeated="2"/>
          <table:table-cell table:style-name="ce128" office:value-type="string" calcext:value-type="string">
            <text:p>true</text:p>
          </table:table-cell>
          <table:table-cell table:style-name="ce22" table:number-columns-repeated="7"/>
          <table:table-cell table:style-name="ce68"/>
          <table:table-cell table:style-name="ce105" table:number-columns-repeated="4"/>
          <table:table-cell/>
          <table:table-cell table:style-name="ce77"/>
          <table:table-cell table:number-columns-repeated="256"/>
        </table:table-row>
        <table:table-row table:style-name="ro3" table:number-rows-repeated="1048518">
          <table:table-cell table:number-columns-repeated="275"/>
        </table:table-row>
        <table:table-row table:style-name="ro3">
          <table:table-cell table:number-columns-repeated="275"/>
        </table:table-row>
      </table:table>
      <table:table table:name="DiversDéchets" table:style-name="ta1" table:print="false">
        <table:table-column table:style-name="co161" table:default-cell-style-name="Default"/>
        <table:table-column table:style-name="co162" table:default-cell-style-name="Default"/>
        <table:table-column table:style-name="co163" table:default-cell-style-name="Default"/>
        <table:table-column table:style-name="co164" table:default-cell-style-name="Default"/>
        <table:table-column table:style-name="co20" table:number-columns-repeated="2" table:default-cell-style-name="Default"/>
        <table:table-column table:style-name="co165" table:default-cell-style-name="Default"/>
        <table:table-row table:style-name="ro1">
          <table:table-cell table:number-columns-repeated="7"/>
        </table:table-row>
        <table:table-row table:style-name="ro37">
          <table:table-cell office:value-type="string" calcext:value-type="string">
            <text:p><text:s/></text:p>
          </table:table-cell>
          <table:table-cell table:style-name="ce159"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38">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37">
          <table:table-cell/>
          <table:table-cell table:style-name="ce159"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21">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39">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60"/>
          <table:table-cell table:number-columns-repeated="5"/>
        </table:table-row>
        <table:table-row table:style-name="ro40">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1">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60"/>
          <table:table-cell table:number-columns-repeated="5"/>
        </table:table-row>
        <table:table-row table:style-name="ro37">
          <table:table-cell/>
          <table:table-cell table:style-name="ce161" office:value-type="string" calcext:value-type="string" table:number-columns-spanned="3" table:number-rows-spanned="1">
            <text:p>Les déchets verts</text:p>
          </table:table-cell>
          <table:covered-table-cell table:number-columns-repeated="2"/>
          <table:table-cell table:number-columns-repeated="3"/>
        </table:table-row>
        <table:table-row table:style-name="ro42">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62"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43">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1">
          <table:table-cell/>
          <table:table-cell table:style-name="ce163"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44">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37">
          <table:table-cell/>
          <table:table-cell table:style-name="ce159"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42">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1">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1">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1">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1">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1">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1">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1">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1">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37">
          <table:table-cell/>
          <table:table-cell table:style-name="ce159" office:value-type="string" calcext:value-type="string" table:number-columns-spanned="3" table:number-rows-spanned="1">
            <text:p>Les encombrants</text:p>
          </table:table-cell>
          <table:covered-table-cell table:number-columns-repeated="2"/>
          <table:table-cell table:number-columns-repeated="3"/>
        </table:table-row>
        <table:table-row table:style-name="ro41">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21">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42">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1">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1">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37">
          <table:table-cell/>
          <table:table-cell table:style-name="ce159" office:value-type="string" calcext:value-type="string" table:number-columns-spanned="3" table:number-rows-spanned="1">
            <text:p>Les déchets d'équipement électrique et électronique (D3E)</text:p>
          </table:table-cell>
          <table:covered-table-cell table:number-columns-repeated="2" table:style-name="ce164"/>
          <table:table-cell table:number-columns-repeated="3"/>
        </table:table-row>
        <table:table-row table:style-name="ro21">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66" table:default-cell-style-name="Default"/>
        <table:table-column table:style-name="co167" table:default-cell-style-name="Default"/>
        <table:table-column table:style-name="co168"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libelle_fr</text:p>
          </table:table-cell>
          <table:table-cell table:style-name="ce80" office:value-type="string" calcext:value-type="string">
            <text:p>libelle_en</text:p>
          </table:table-cell>
          <table:table-cell office:value-type="string" calcext:value-type="string">
            <text:p><text:s/></text:p>
          </table:table-cell>
          <table:table-cell table:style-name="ce165"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71" table:formula="of:=JSONLIBELLESSPECIFIQUES([LibellesSpecifiques.A6];[LibellesSpecifiques.B6];[LibellesSpecifiques.C6])" office:value-type="string" office:string-value="   'a_propos' : {&#10;   &quot;fr&quot;:&quot;Aider les habitants de Nantes Métropôle à trier.&quot;,&#10;      &quot;en&quot;:&quot;To help inhabitants of Nantes Métropole to sort.&quot;&#10;   }," calcext:value-type="string">
            <text:p>   'a_propos' : {</text:p>
            <text:p>   "fr":"Aider les habitants de Nantes Métropôle à trier.",</text:p>
            <text:p>      "en":"To help inhabitants of Nantes Métropole to sort."</text:p>
            <text:p>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71" table:formula="of:=JSONLIBELLESSPECIFIQUES([LibellesSpecifiques.A7];[LibellesSpecifiques.B7];[LibellesSpecifiques.C7])" office:value-type="string" office:string-value="   'about_titre' : {&#10;   &quot;fr&quot;:&quot;« Mieux trier à Nantes », v. 1.21&quot;,&#10;      &quot;en&quot;:&quot;« Mieux trier à Nantes », v. 1.21&quot;&#10;   }," calcext:value-type="string">
            <text:p>   'about_titre' : {</text:p>
            <text:p>   "fr":"« Mieux trier à Nantes », v. 1.21",</text:p>
            <text:p>      "en":"« Mieux trier à Nantes », v. 1.21"</text:p>
            <text:p>   },</text:p>
          </table:table-cell>
          <table:table-cell office:value-type="string" calcext:value-type="string">
            <text:p><text:s/></text:p>
          </table:table-cell>
        </table:table-row>
        <table:table-row table:style-name="ro45">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71" table:formula="of:=JSONLIBELLESSPECIFIQUES([LibellesSpecifiques.A8];[LibellesSpecifiques.B8];[LibellesSpecifiques.C8])" office:value-type="string" office:string-value="   'about' : {&#10;   &quot;fr&quot;:&quot;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quot;,&#10;      &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10;   }," calcext:value-type="string">
            <text:p>   'about' : {</text:p>
            <text:p>   "fr":"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https://mieuxtrieranantes.wordpress.com'&gt;Blog pour toutes les infos&lt;/a&gt;&lt;br/&gt;&lt;br/&gt;Les données sont toutes Open Data : retrouver les sur &lt;A HREF=’https://mieuxtrieranantes.wordpress.com/donnees-open-da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ext:p>      "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ext:p>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20"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20"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71" table:formula="of:=JSONLIBELLESSPECIFIQUES([LibellesSpecifiques.A9];[LibellesSpecifiques.B9];[LibellesSpecifiques.C9])" office:value-type="string" office:string-value="   'splashmessage' : {&#10;   &quot;fr&quot;:&quot;Par des b&amp;eacute;n&amp;eacute;voles&lt;br/&gt;www.mieuxtrieranantes.fr&lt;br/&gt;Version 1.21 (Inès)&lt;br/&gt;&lt;i&gt;Nouveaut&amp;eacute;s : Mises à jour données des structures réemploi + données Open Data Nantes : jours de collecte, emplacements conteneurs.&quot;,&#10;      &quot;en&quot;:&quot;By volunteers &lt;br/&gt; www.mieuxtrieranantes.fr &lt;br/&gt; Version 1.21 (Inès) &lt;br/&gt; &lt;i&gt; New : Data Updates of reuse structures.&quot;&#10;   }," calcext:value-type="string">
            <text:p>   'splashmessage' : {</text:p>
            <text:p>   "fr":"Par des b&amp;eacute;n&amp;eacute;voles&lt;br/&gt;www.mieuxtrieranantes.fr&lt;br/&gt;Version 1.21 (Inès)&lt;br/&gt;&lt;i&gt;Nouveaut&amp;eacute;s : Mises à jour données des structures réemploi + données Open Data Nantes : jours de collecte, emplacements conteneurs.",</text:p>
            <text:p>      "en":"By volunteers &lt;br/&gt; www.mieuxtrieranantes.fr &lt;br/&gt; Version 1.21 (Inès) &lt;br/&gt; &lt;i&gt; New : Data Updates of reuse structures."</text:p>
            <text:p>   },</text:p>
          </table:table-cell>
          <table:table-cell office:value-type="string" calcext:value-type="string">
            <text:p><text:s/></text:p>
          </table:table-cell>
        </table:table-row>
        <table:table-row table:style-name="ro3">
          <table:table-cell table:style-name="ce68" table:number-columns-repeated="3"/>
          <table:table-cell office:value-type="string" calcext:value-type="string">
            <text:p><text:s/></text:p>
          </table:table-cell>
          <table:table-cell table:style-name="ce71" office:value-type="string" calcext:value-type="string">
            <text:p><text:s text:c="4"/>'zz' : {}</text:p>
          </table:table-cell>
          <table:table-cell office:value-type="string" calcext:value-type="string">
            <text:p><text:s/></text:p>
          </table:table-cell>
        </table:table-row>
        <table:table-row table:style-name="ro3">
          <table:table-cell table:style-name="ce68" table:number-columns-repeated="3"/>
          <table:table-cell office:value-type="string" calcext:value-type="string">
            <text:p><text:s/></text:p>
          </table:table-cell>
          <table:table-cell table:style-name="ce71" office:value-type="string" calcext:value-type="string">
            <text:p>}; </text:p>
          </table:table-cell>
          <table:table-cell office:value-type="string" calcext:value-type="string">
            <text:p><text:s/></text:p>
          </table:table-cell>
        </table:table-row>
        <table:table-row table:style-name="ro3">
          <table:table-cell table:style-name="ce68"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66" table:default-cell-style-name="Default"/>
        <table:table-column table:style-name="co170" table:default-cell-style-name="Default"/>
        <table:table-column table:style-name="co171" table:default-cell-style-name="Default"/>
        <table:table-column table:style-name="co172" table:default-cell-style-name="Default"/>
        <table:table-column table:style-name="co173" table:default-cell-style-name="Default"/>
        <table:table-column table:style-name="co10" table:default-cell-style-name="Default"/>
        <table:table-column table:style-name="co169" table:default-cell-style-name="Default"/>
        <table:table-column table:style-name="co10"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libelle_fr</text:p>
          </table:table-cell>
          <table:table-cell table:style-name="ce80" office:value-type="string" calcext:value-type="string">
            <text:p>libelle_en</text:p>
          </table:table-cell>
          <table:table-cell table:style-name="ce80" office:value-type="string" calcext:value-type="string">
            <text:p>descr_fr</text:p>
          </table:table-cell>
          <table:table-cell table:style-name="ce80" office:value-type="string" calcext:value-type="string">
            <text:p>descr_en</text:p>
          </table:table-cell>
          <table:table-cell office:value-type="string" calcext:value-type="string">
            <text:p><text:s/></text:p>
          </table:table-cell>
          <table:table-cell table:style-name="ce71" office:value-type="string" calcext:value-type="string">
            <text:p>var <text:span text:style-name="T13">_newsDatas</text:span> = [</text:p>
          </table:table-cell>
          <table:table-cell office:value-type="string" calcext:value-type="string">
            <text:p><text:s/></text:p>
          </table:table-cell>
        </table:table-row>
        <table:table-row table:style-name="ro46">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71" table:formula="of:=JSONNEWS([Actualites.A6];[Actualites.B6];[Actualites.C6];[Actualites.D6];[Actualites.E6])" office:value-type="string" office:string-value="   {&#10;      &quot;code&quot;:&quot;Actu_01&quot;,&#10;      &quot;nom&quot;:&quot;&amp;#x263a; Envie 44 propose des réparations&quot;,&#10;      &quot;nom_en&quot;:&quot;Envie 44 offers to repair&quot;,&#10;      &quot;descr&quot;:&quot;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quot;,&#10;      &quot;descr_en&quot;:&quot;This large structure recovers Nantes for years used electrical products. It now offers individuals to repair appliances (and make acec guarantee).. See &lt;a href=\'javascript:void(0);\' onclick=\'window.open('http://www.envie.org', '_system', 'location=yes');\'&gt;www.envie.org&lt;/a&gt;&quot;&#10;   }," calcext:value-type="string">
            <text:p>   {</text:p>
            <text:p>      "code":"Actu_01",</text:p>
            <text:p>      "nom":"&amp;#x263a; Envie 44 propose des réparations",</text:p>
            <text:p>      "nom_en":"Envie 44 offers to repair",</text:p>
            <text:p>      "descr":"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ext:p>      "descr_en":"This large structure recovers Nantes for years used electrical products. It now offers individuals to repair appliances (and make acec guarantee).. See &lt;a href=\'javascript:void(0);\' onclick=\'window.open('http://www.envie.org', '_system', 'location=yes');\'&gt;www.envie.org&lt;/a&gt;"</text:p>
            <text:p>   },</text:p>
          </table:table-cell>
          <table:table-cell office:value-type="string" calcext:value-type="string">
            <text:p><text:s/></text:p>
          </table:table-cell>
        </table:table-row>
        <table:table-row table:style-name="ro46">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71" table:formula="of:=JSONNEWS([Actualites.A7];[Actualites.B7];[Actualites.C7];[Actualites.D7];[Actualites.E7])" office:value-type="string" office:string-value="   {&#10;      &quot;code&quot;:&quot;Actu_02&quot;,&#10;      &quot;nom&quot;:&quot;&amp;#127873; 4 boîtes utiles à Nantes&quot;,&#10;      &quot;nom_en&quot;:&quot;&amp;#127873; Four give box in Nantes&quot;,&#10;      &quot;descr&quot;:&quot;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quot;,&#10;      &quot;descr_en&quot;:&quot;These are places where is deposited (or takes) small objects free. Asked in the street, they are always accessible. Vincent Gache, Ste Thérèse... See &lt;a href=\'javascript:void(0);\' onclick=\'window.open('http://lesboitesutiles.tumblr.com', '_system', 'location=yes');\'&gt;http://lesboitesutiles.tumblr.com&lt;/a&gt;&quot;&#10;   }," calcext:value-type="string">
            <text:p>   {</text:p>
            <text:p>      "code":"Actu_02",</text:p>
            <text:p>      "nom":"&amp;#127873; 4 boîtes utiles à Nantes",</text:p>
            <text:p>      "nom_en":"&amp;#127873; Four give box in Nantes",</text:p>
            <text:p>      "descr":"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ext:p>      "descr_en":"These are places where is deposited (or takes) small objects free. Asked in the street, they are always accessible. Vincent Gache, Ste Thérèse... See &lt;a href=\'javascript:void(0);\' onclick=\'window.open('http://lesboitesutiles.tumblr.com', '_system', 'location=yes');\'&gt;http://lesboitesutiles.tumblr.com&lt;/a&gt;"</text:p>
            <text:p>   },</text:p>
          </table:table-cell>
          <table:table-cell office:value-type="string" calcext:value-type="string">
            <text:p><text:s/></text:p>
          </table:table-cell>
        </table:table-row>
        <table:table-row table:style-name="ro46">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71" table:formula="of:=JSONNEWS([Actualites.A8];[Actualites.B8];[Actualites.C8];[Actualites.D8];[Actualites.E8])" office:value-type="string" office:string-value="   {&#10;      &quot;code&quot;:&quot;Actu_03&quot;,&#10;      &quot;nom&quot;:&quot;&amp;#x1f4b2; Le retour de la consigne sur les bouteilles.&quot;,&#10;      &quot;nom_en&quot;:&quot;&amp;#x1f4b2; The consigne is back.&quot;,&#10;      &quot;descr&quot;:&quot;La nouvelle association Bout'à'Bout fournit des bouteilles consignées aux producteurs. Le magasin O Bôcal propose ces produits. Voir &lt;a href=\'javascript:void(0);\' onclick=\'window.open('http://www.boutabout.org', '_system', 'location=yes');\' &gt;www.boutabout.org&lt;/a&gt;&quot;,&#10;      &quot;descr_en&quot;:&quot;The new association Bout'à'Bout . See &lt;a href=\'javascript:void(0);\' onclick=\'window.open('http://www.boutabout.org', '_system', 'location=yes');\' &gt;www.boutabout.org&lt;/a&gt;&quot;&#10;   }," calcext:value-type="string">
            <text:p>   {</text:p>
            <text:p>      "code":"Actu_03",</text:p>
            <text:p>      "nom":"&amp;#x1f4b2; Le retour de la consigne sur les bouteilles.",</text:p>
            <text:p>      "nom_en":"&amp;#x1f4b2; The consigne is back.",</text:p>
            <text:p>      "descr":"La nouvelle association Bout'à'Bout fournit des bouteilles consignées aux producteurs. Le magasin O Bôcal propose ces produits. Voir &lt;a href=\'javascript:void(0);\' onclick=\'window.open('http://www.boutabout.org', '_system', 'location=yes');\' &gt;www.boutabout.org&lt;/a&gt;",</text:p>
            <text:p>      "descr_en":"The new association Bout'à'Bout . See &lt;a href=\'javascript:void(0);\' onclick=\'window.open('http://www.boutabout.org', '_system', 'location=yes');\' &gt;www.boutabout.org&lt;/a&gt;"</text:p>
            <text:p>   },</text:p>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style-name="ce166" office:value-type="string" calcext:value-type="string">
            <text:p>{}];</text:p>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68"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1">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4" table:default-cell-style-name="Default"/>
        <table:table-column table:style-name="co175" table:default-cell-style-name="Default"/>
        <table:table-column table:style-name="co10" table:number-columns-repeated="3" table:default-cell-style-name="Default"/>
        <table:table-column table:style-name="co176" table:default-cell-style-name="Default"/>
        <table:table-column table:style-name="co10"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80" office:value-type="string" calcext:value-type="string">
            <text:p>code</text:p>
          </table:table-cell>
          <table:table-cell table:style-name="ce80" office:value-type="string" calcext:value-type="string">
            <text:p>valeur</text:p>
          </table:table-cell>
          <table:table-cell table:style-name="ce80" table:number-columns-repeated="2"/>
          <table:table-cell/>
          <table:table-cell table:style-name="ce71" office:value-type="string" calcext:value-type="string">
            <text:p>var <text:span text:style-name="T13">_paramsDatas</text:span> = {</text:p>
          </table:table-cell>
          <table:table-cell office:value-type="string" calcext:value-type="string">
            <text:p><text:s/></text:p>
          </table:table-cell>
        </table:table-row>
        <table:table-row table:style-name="ro47">
          <table:table-cell table:style-name="ce68" office:value-type="string" calcext:value-type="string">
            <text:p>geo.<text:span text:style-name="T14">boundsMinLong'</text:span></text:p>
          </table:table-cell>
          <table:table-cell table:style-name="ce169" office:value-type="string" calcext:value-type="string">
            <text:p>-2.26</text:p>
          </table:table-cell>
          <table:table-cell table:style-name="ce68" table:number-columns-repeated="2"/>
          <table:table-cell/>
          <table:table-cell table:style-name="ce71" table:formula="of:=JSONCONFIG([Params.A5];[Params.B5])" office:value-type="string" office:string-value="   'geo.boundsMinLong'' : {&#10;      &quot;code&quot;:&quot;geo.boundsMinLong'&quot;,&#10;      &quot;valeur&quot;:&quot;-2.26&quot;&#10;   }," calcext:value-type="string">
            <text:p>   'geo.boundsMinLong'' : {</text:p>
            <text:p>      "code":"geo.boundsMinLong'",</text:p>
            <text:p>      "valeur":"-2.26"</text:p>
            <text:p>   },</text:p>
          </table:table-cell>
          <table:table-cell office:value-type="string" calcext:value-type="string">
            <text:p><text:s/></text:p>
          </table:table-cell>
        </table:table-row>
        <table:table-row table:style-name="ro47">
          <table:table-cell table:style-name="ce68" office:value-type="string" calcext:value-type="string">
            <text:p>geo.<text:span text:style-name="T14">boundsMinLat</text:span></text:p>
          </table:table-cell>
          <table:table-cell table:style-name="ce169" office:value-type="string" calcext:value-type="string">
            <text:p>47.84</text:p>
          </table:table-cell>
          <table:table-cell table:style-name="ce68" table:number-columns-repeated="2"/>
          <table:table-cell/>
          <table:table-cell table:style-name="ce71" table:formula="of:=JSONCONFIG([Params.A6];[Params.B6])" office:value-type="string" office:string-value="   'geo.boundsMinLat' : {&#10;      &quot;code&quot;:&quot;geo.boundsMinLat&quot;,&#10;      &quot;valeur&quot;:&quot;47.84&quot;&#10;   }," calcext:value-type="string">
            <text:p>   'geo.boundsMinLat' : {</text:p>
            <text:p>      "code":"geo.boundsMinLat",</text:p>
            <text:p>      "valeur":"47.84"</text:p>
            <text:p>   },</text:p>
          </table:table-cell>
          <table:table-cell office:value-type="string" calcext:value-type="string">
            <text:p><text:s/></text:p>
          </table:table-cell>
        </table:table-row>
        <table:table-row table:style-name="ro47">
          <table:table-cell table:style-name="ce68" office:value-type="string" calcext:value-type="string">
            <text:p>geo.boundsMaxLong</text:p>
          </table:table-cell>
          <table:table-cell table:style-name="ce169" office:value-type="string" calcext:value-type="string">
            <text:p>-1.13</text:p>
          </table:table-cell>
          <table:table-cell table:style-name="ce172"/>
          <table:table-cell table:style-name="ce68"/>
          <table:table-cell/>
          <table:table-cell table:style-name="ce71" table:formula="of:=JSONCONFIG([Params.A7];[Params.B7])" office:value-type="string" office:string-value="   'geo.boundsMaxLong' : {&#10;      &quot;code&quot;:&quot;geo.boundsMaxLong&quot;,&#10;      &quot;valeur&quot;:&quot;-1.13&quot;&#10;   }," calcext:value-type="string">
            <text:p>   'geo.boundsMaxLong' : {</text:p>
            <text:p>      "code":"geo.boundsMaxLong",</text:p>
            <text:p>      "valeur":"-1.13"</text:p>
            <text:p>   },</text:p>
          </table:table-cell>
          <table:table-cell office:value-type="string" calcext:value-type="string">
            <text:p><text:s/></text:p>
          </table:table-cell>
        </table:table-row>
        <table:table-row table:style-name="ro47">
          <table:table-cell table:style-name="ce68" office:value-type="string" calcext:value-type="string">
            <text:p>geo.<text:span text:style-name="T14">boundsMaxLat</text:span></text:p>
          </table:table-cell>
          <table:table-cell table:style-name="ce169" office:value-type="string" calcext:value-type="string">
            <text:p>47.11</text:p>
          </table:table-cell>
          <table:table-cell table:style-name="ce68" table:number-columns-repeated="2"/>
          <table:table-cell/>
          <table:table-cell table:style-name="ce71" table:formula="of:=JSONCONFIG([Params.A8];[Params.B8])" office:value-type="string" office:string-value="   'geo.boundsMaxLat' : {&#10;      &quot;code&quot;:&quot;geo.boundsMaxLat&quot;,&#10;      &quot;valeur&quot;:&quot;47.11&quot;&#10;   }," calcext:value-type="string">
            <text:p>   'geo.boundsMaxLat' : {</text:p>
            <text:p>      "code":"geo.boundsMaxLat",</text:p>
            <text:p>      "valeur":"47.11"</text:p>
            <text:p>   },</text:p>
          </table:table-cell>
          <table:table-cell office:value-type="string" calcext:value-type="string">
            <text:p><text:s/></text:p>
          </table:table-cell>
        </table:table-row>
        <table:table-row table:style-name="ro47">
          <table:table-cell table:style-name="ce167" office:value-type="string" calcext:value-type="string">
            <text:p>geo.defaultLat</text:p>
          </table:table-cell>
          <table:table-cell table:style-name="ce169" office:value-type="string" calcext:value-type="string">
            <text:p>47.21</text:p>
          </table:table-cell>
          <table:table-cell table:style-name="ce68" table:number-columns-repeated="2"/>
          <table:table-cell/>
          <table:table-cell table:style-name="ce71" table:formula="of:=JSONCONFIG([Params.A9];[Params.B9])" office:value-type="string" office:string-value="   'geo.defaultLat' : {&#10;      &quot;code&quot;:&quot;geo.defaultLat&quot;,&#10;      &quot;valeur&quot;:&quot;47.21&quot;&#10;   }," calcext:value-type="string">
            <text:p>   'geo.defaultLat' : {</text:p>
            <text:p>      "code":"geo.defaultLat",</text:p>
            <text:p>      "valeur":"47.21"</text:p>
            <text:p>   },</text:p>
          </table:table-cell>
          <table:table-cell office:value-type="string" calcext:value-type="string">
            <text:p><text:s/></text:p>
          </table:table-cell>
        </table:table-row>
        <table:table-row table:style-name="ro47">
          <table:table-cell table:style-name="ce167" office:value-type="string" calcext:value-type="string">
            <text:p>geo.defaultLong</text:p>
          </table:table-cell>
          <table:table-cell table:style-name="ce170" office:value-type="string" calcext:value-type="string">
            <text:p>-1.54</text:p>
          </table:table-cell>
          <table:table-cell table:style-name="ce68" table:number-columns-repeated="2"/>
          <table:table-cell/>
          <table:table-cell table:style-name="ce71" table:formula="of:=JSONCONFIG([Params.A10];[Params.B10])" office:value-type="string" office:string-value="   'geo.defaultLong' : {&#10;      &quot;code&quot;:&quot;geo.defaultLong&quot;,&#10;      &quot;valeur&quot;:&quot;-1.54&quot;&#10;   }," calcext:value-type="string">
            <text:p>   'geo.defaultLong' : {</text:p>
            <text:p>      "code":"geo.defaultLong",</text:p>
            <text:p>      "valeur":"-1.54"</text:p>
            <text:p>   },</text:p>
          </table:table-cell>
          <table:table-cell office:value-type="string" calcext:value-type="string">
            <text:p><text:s/></text:p>
          </table:table-cell>
        </table:table-row>
        <table:table-row table:style-name="ro47">
          <table:table-cell table:style-name="ce167" office:value-type="string" calcext:value-type="string">
            <text:p>geo.zoomInit</text:p>
          </table:table-cell>
          <table:table-cell table:style-name="ce171" office:value-type="float" office:value="14" calcext:value-type="float">
            <text:p>14</text:p>
          </table:table-cell>
          <table:table-cell table:style-name="ce68" table:number-columns-repeated="2"/>
          <table:table-cell/>
          <table:table-cell table:style-name="ce71" table:formula="of:=JSONCONFIG([Params.A11];[Params.B11])" office:value-type="string" office:string-value="   'geo.zoomInit' : {&#10;      &quot;code&quot;:&quot;geo.zoomInit&quot;,&#10;      &quot;valeur&quot;:&quot;14&quot;&#10;   }," calcext:value-type="string">
            <text:p>   'geo.zoomInit' : {</text:p>
            <text:p>      "code":"geo.zoomInit",</text:p>
            <text:p>      "valeur":"14"</text:p>
            <text:p>   },</text:p>
          </table:table-cell>
          <table:table-cell office:value-type="string" calcext:value-type="string">
            <text:p><text:s/></text:p>
          </table:table-cell>
        </table:table-row>
        <table:table-row table:style-name="ro47">
          <table:table-cell table:style-name="ce167" office:value-type="string" calcext:value-type="string">
            <text:p>geo.zoomMin</text:p>
          </table:table-cell>
          <table:table-cell table:style-name="ce171" office:value-type="float" office:value="11" calcext:value-type="float">
            <text:p>11</text:p>
          </table:table-cell>
          <table:table-cell table:style-name="ce68" table:number-columns-repeated="2"/>
          <table:table-cell/>
          <table:table-cell table:style-name="ce71" table:formula="of:=JSONCONFIG([Params.A12];[Params.B12])" office:value-type="string" office:string-value="   'geo.zoomMin' : {&#10;      &quot;code&quot;:&quot;geo.zoomMin&quot;,&#10;      &quot;valeur&quot;:&quot;11&quot;&#10;   }," calcext:value-type="string">
            <text:p>   'geo.zoomMin' : {</text:p>
            <text:p>      "code":"geo.zoomMin",</text:p>
            <text:p>      "valeur":"11"</text:p>
            <text:p>   },</text:p>
          </table:table-cell>
          <table:table-cell office:value-type="string" calcext:value-type="string">
            <text:p><text:s/></text:p>
          </table:table-cell>
        </table:table-row>
        <table:table-row table:style-name="ro47">
          <table:table-cell table:style-name="ce168" office:value-type="string" calcext:value-type="string">
            <text:p>geo.zoneDstance</text:p>
          </table:table-cell>
          <table:table-cell table:style-name="ce171" office:value-type="float" office:value="1500" calcext:value-type="float">
            <text:p>1500</text:p>
          </table:table-cell>
          <table:table-cell table:style-name="ce68" table:number-columns-repeated="2"/>
          <table:table-cell/>
          <table:table-cell table:style-name="ce71" table:formula="of:=JSONCONFIG([Params.A13];[Params.B13])" office:value-type="string" office:string-value="   'geo.zoneDstance' : {&#10;      &quot;code&quot;:&quot;geo.zoneDstance&quot;,&#10;      &quot;valeur&quot;:&quot;1500&quot;&#10;   }," calcext:value-type="string">
            <text:p>   'geo.zoneDstance' : {</text:p>
            <text:p>      "code":"geo.zoneDstance",</text:p>
            <text:p>      "valeur":"1500"</text:p>
            <text:p>   },</text:p>
          </table:table-cell>
          <table:table-cell office:value-type="string" calcext:value-type="string">
            <text:p><text:s/></text:p>
          </table:table-cell>
        </table:table-row>
        <table:table-row table:style-name="ro47">
          <table:table-cell table:style-name="ce20" office:value-type="string" calcext:value-type="string">
            <text:p>geo.zoneDistanceAvantRedessiner</text:p>
          </table:table-cell>
          <table:table-cell table:style-name="ce171" office:value-type="float" office:value="1000" calcext:value-type="float">
            <text:p>1000</text:p>
          </table:table-cell>
          <table:table-cell table:style-name="ce68" table:number-columns-repeated="2"/>
          <table:table-cell/>
          <table:table-cell table:style-name="ce71" table:formula="of:=JSONCONFIG([Params.A14];[Params.B14])" office:value-type="string" office:string-value="   'geo.zoneDistanceAvantRedessiner' : {&#10;      &quot;code&quot;:&quot;geo.zoneDistanceAvantRedessiner&quot;,&#10;      &quot;valeur&quot;:&quot;1000&quot;&#10;   }," calcext:value-type="string">
            <text:p>   'geo.zoneDistanceAvantRedessiner' : {</text:p>
            <text:p>      "code":"geo.zoneDistanceAvantRedessiner",</text:p>
            <text:p>      "valeur":"1000"</text:p>
            <text:p>   },</text:p>
          </table:table-cell>
          <table:table-cell office:value-type="string" calcext:value-type="string">
            <text:p><text:s/></text:p>
          </table:table-cell>
        </table:table-row>
        <table:table-row table:style-name="ro47">
          <table:table-cell table:style-name="ce68" office:value-type="string" calcext:value-type="string">
            <text:p>pages.page1.nom</text:p>
          </table:table-cell>
          <table:table-cell table:style-name="ce171" office:value-type="string" calcext:value-type="string">
            <text:p>accueil_nantes</text:p>
          </table:table-cell>
          <table:table-cell table:style-name="ce68" table:number-columns-repeated="2"/>
          <table:table-cell/>
          <table:table-cell table:style-name="ce71" table:formula="of:=JSONCONFIG([Params.A15];[Params.B15])" office:value-type="string" office:string-value="   'pages.page1.nom' : {&#10;      &quot;code&quot;:&quot;pages.page1.nom&quot;,&#10;      &quot;valeur&quot;:&quot;accueil_nantes&quot;&#10;   }," calcext:value-type="string">
            <text:p>   'pages.page1.nom' : {</text:p>
            <text:p>      "code":"pages.page1.nom",</text:p>
            <text:p>      "valeur":"accueil_nantes"</text:p>
            <text:p>   },</text:p>
          </table:table-cell>
          <table:table-cell office:value-type="string" calcext:value-type="string">
            <text:p><text:s/></text:p>
          </table:table-cell>
        </table:table-row>
        <table:table-row table:style-name="ro47">
          <table:table-cell table:style-name="ce68" office:value-type="string" calcext:value-type="string">
            <text:p>pages.page2.nom</text:p>
          </table:table-cell>
          <table:table-cell table:style-name="ce171" office:value-type="string" calcext:value-type="string">
            <text:p>dechets</text:p>
          </table:table-cell>
          <table:table-cell table:style-name="ce68" table:number-columns-repeated="2"/>
          <table:table-cell/>
          <table:table-cell table:style-name="ce71" table:formula="of:=JSONCONFIG([Params.A16];[Params.B16])" office:value-type="string" office:string-value="   'pages.page2.nom' : {&#10;      &quot;code&quot;:&quot;pages.page2.nom&quot;,&#10;      &quot;valeur&quot;:&quot;dechets&quot;&#10;   }," calcext:value-type="string">
            <text:p>   'pages.page2.nom' : {</text:p>
            <text:p>      "code":"pages.page2.nom",</text:p>
            <text:p>      "valeur":"dechets"</text:p>
            <text:p>   },</text:p>
          </table:table-cell>
          <table:table-cell office:value-type="string" calcext:value-type="string">
            <text:p><text:s/></text:p>
          </table:table-cell>
        </table:table-row>
        <table:table-row table:style-name="ro47">
          <table:table-cell table:style-name="ce68" office:value-type="string" calcext:value-type="string">
            <text:p>pages.page3.nom</text:p>
          </table:table-cell>
          <table:table-cell table:style-name="ce171" office:value-type="string" calcext:value-type="string">
            <text:p>carte</text:p>
          </table:table-cell>
          <table:table-cell table:style-name="ce68" table:number-columns-repeated="2"/>
          <table:table-cell/>
          <table:table-cell table:style-name="ce71" table:formula="of:=JSONCONFIG([Params.A17];[Params.B17])" office:value-type="string" office:string-value="   'pages.page3.nom' : {&#10;      &quot;code&quot;:&quot;pages.page3.nom&quot;,&#10;      &quot;valeur&quot;:&quot;carte&quot;&#10;   }," calcext:value-type="string">
            <text:p>   'pages.page3.nom' : {</text:p>
            <text:p>      "code":"pages.page3.nom",</text:p>
            <text:p>      "valeur":"carte"</text:p>
            <text:p>   },</text:p>
          </table:table-cell>
          <table:table-cell office:value-type="string" calcext:value-type="string">
            <text:p><text:s/></text:p>
          </table:table-cell>
        </table:table-row>
        <table:table-row table:style-name="ro47">
          <table:table-cell table:style-name="ce68" office:value-type="string" calcext:value-type="string">
            <text:p>pages.page4.nom</text:p>
          </table:table-cell>
          <table:table-cell table:style-name="ce171" office:value-type="string" calcext:value-type="string">
            <text:p>fiches</text:p>
          </table:table-cell>
          <table:table-cell table:style-name="ce68" table:number-columns-repeated="2"/>
          <table:table-cell/>
          <table:table-cell table:style-name="ce71" table:formula="of:=JSONCONFIG([Params.A18];[Params.B18])" office:value-type="string" office:string-value="   'pages.page4.nom' : {&#10;      &quot;code&quot;:&quot;pages.page4.nom&quot;,&#10;      &quot;valeur&quot;:&quot;fiches&quot;&#10;   }," calcext:value-type="string">
            <text:p>   'pages.page4.nom' : {</text:p>
            <text:p>      "code":"pages.page4.nom",</text:p>
            <text:p>      "valeur":"fiches"</text:p>
            <text:p>   },</text:p>
          </table:table-cell>
          <table:table-cell office:value-type="string" calcext:value-type="string">
            <text:p><text:s/></text:p>
          </table:table-cell>
        </table:table-row>
        <table:table-row table:style-name="ro47">
          <table:table-cell table:style-name="ce68" office:value-type="string" calcext:value-type="string">
            <text:p>pages.page5.nom</text:p>
          </table:table-cell>
          <table:table-cell table:style-name="ce171" office:value-type="string" calcext:value-type="string">
            <text:p>lieux</text:p>
          </table:table-cell>
          <table:table-cell table:style-name="ce68" table:number-columns-repeated="2"/>
          <table:table-cell/>
          <table:table-cell table:style-name="ce71" table:formula="of:=JSONCONFIG([Params.A19];[Params.B19])" office:value-type="string" office:string-value="   'pages.page5.nom' : {&#10;      &quot;code&quot;:&quot;pages.page5.nom&quot;,&#10;      &quot;valeur&quot;:&quot;lieux&quot;&#10;   }," calcext:value-type="string">
            <text:p>   'pages.page5.nom' : {</text:p>
            <text:p>      "code":"pages.page5.nom",</text:p>
            <text:p>      "valeur":"lieux"</text:p>
            <text:p>   },</text:p>
          </table:table-cell>
          <table:table-cell office:value-type="string" calcext:value-type="string">
            <text:p><text:s/></text:p>
          </table:table-cell>
        </table:table-row>
        <table:table-row table:style-name="ro47">
          <table:table-cell table:style-name="ce68" office:value-type="string" calcext:value-type="string">
            <text:p>pages.page6.nom</text:p>
          </table:table-cell>
          <table:table-cell table:style-name="ce171" office:value-type="string" calcext:value-type="string">
            <text:p>a_domicile</text:p>
          </table:table-cell>
          <table:table-cell table:style-name="ce68" table:number-columns-repeated="2"/>
          <table:table-cell/>
          <table:table-cell table:style-name="ce71" table:formula="of:=JSONCONFIG([Params.A20];[Params.B20])" office:value-type="string" office:string-value="   'pages.page6.nom' : {&#10;      &quot;code&quot;:&quot;pages.page6.nom&quot;,&#10;      &quot;valeur&quot;:&quot;a_domicile&quot;&#10;   }," calcext:value-type="string">
            <text:p>   'pages.page6.nom' : {</text:p>
            <text:p>      "code":"pages.page6.nom",</text:p>
            <text:p>      "valeur":"a_domicile"</text:p>
            <text:p>   },</text:p>
          </table:table-cell>
          <table:table-cell office:value-type="string" calcext:value-type="string">
            <text:p><text:s/></text:p>
          </table:table-cell>
        </table:table-row>
        <table:table-row table:style-name="ro47">
          <table:table-cell table:style-name="ce68" office:value-type="string" calcext:value-type="string">
            <text:p>pages.page7.nom</text:p>
          </table:table-cell>
          <table:table-cell table:style-name="ce171" office:value-type="string" calcext:value-type="string">
            <text:p>trisacs_nantes</text:p>
          </table:table-cell>
          <table:table-cell table:style-name="ce68" table:number-columns-repeated="2"/>
          <table:table-cell/>
          <table:table-cell table:style-name="ce71" table:formula="of:=JSONCONFIG([Params.A21];[Params.B21])" office:value-type="string" office:string-value="   'pages.page7.nom' : {&#10;      &quot;code&quot;:&quot;pages.page7.nom&quot;,&#10;      &quot;valeur&quot;:&quot;trisacs_nantes&quot;&#10;   }," calcext:value-type="string">
            <text:p>   'pages.page7.nom' : {</text:p>
            <text:p>      "code":"pages.page7.nom",</text:p>
            <text:p>      "valeur":"trisacs_nantes"</text:p>
            <text:p>   },</text:p>
          </table:table-cell>
          <table:table-cell office:value-type="string" calcext:value-type="string">
            <text:p><text:s/></text:p>
          </table:table-cell>
        </table:table-row>
        <table:table-row table:style-name="ro1">
          <table:table-cell table:number-columns-repeated="5"/>
          <table:table-cell table:style-name="ce71" office:value-type="string" calcext:value-type="string">
            <text:p><text:span text:style-name="T15">'zz'</text:span><text:span text:style-name="T16">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10" table:number-columns-repeated="2" table:default-cell-style-name="Default"/>
        <table:table-column table:style-name="co207" table:default-cell-style-name="Default"/>
        <table:table-column table:style-name="co208" table:default-cell-style-name="Default"/>
        <table:table-column table:style-name="co209" table:default-cell-style-name="Default"/>
        <table:table-column table:style-name="co10" table:default-cell-style-name="Default"/>
        <table:table-row table:style-name="ro2" table:number-rows-repeated="2">
          <table:table-cell table:number-columns-repeated="6"/>
        </table:table-row>
        <table:table-row table:style-name="ro2">
          <table:table-cell table:number-columns-repeated="5"/>
          <table:table-cell table:style-name="ce190"/>
        </table:table-row>
        <table:table-row table:style-name="ro2">
          <table:table-cell table:number-columns-repeated="3"/>
          <table:table-cell table:style-name="ce190" office:value-type="string" calcext:value-type="string">
            <text:p>labels_fr.json</text:p>
          </table:table-cell>
          <table:table-cell table:style-name="ce190" office:value-type="string" calcext:value-type="string">
            <text:p>labels_en.json</text:p>
          </table:table-cell>
          <table:table-cell office:value-type="string" calcext:value-type="string">
            <text:p><text:s/></text:p>
          </table:table-cell>
        </table:table-row>
        <table:table-row table:style-name="ro2">
          <table:table-cell table:number-columns-repeated="3"/>
          <table:table-cell table:style-name="ce403" office:value-type="string" calcext:value-type="string">
            <text:p>{</text:p>
          </table:table-cell>
          <table:table-cell table:style-name="ce405" office:value-type="string" calcext:value-type="string">
            <text:p>{</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nom</text:p>
          </table:table-cell>
          <table:table-cell table:style-name="ce404" table:formula="of:=GETTRADUCTION([Dico.B6];COLUMN([Dechets.A5]);COLUMN([Dechets.B5]);ROW([Dechets.A5]);ROW([Dechets.A172]);[Dico.C6])" office:value-type="string" office:string-value="&quot;dec_acides-nom&quot;:&quot;Acides&quot;,&#10;&quot;dec_aerosols-nom&quot;:&quot;Aérosols&quot;,&#10;&quot;dec_agenda-nom&quot;:&quot;Agenda&quot;,&#10;&quot;dec_ampouleBasseConso-nom&quot;:&quot;Ampoule basse consommation&quot;,&#10;&quot;dec_ampouleClassique-nom&quot;:&quot;Ampoule classique&quot;,&#10;&quot;dec_annuaire-nom&quot;:&quot;Annuaire&quot;,&#10;&quot;dec_antiFourmis-nom&quot;:&quot;Anti-fourmis&quot;,&#10;&quot;dec_antigel-nom&quot;:&quot;Antigel&quot;,&#10;&quot;dec_appareilElectronique-nom&quot;:&quot;Appareil électronique&quot;,&#10;&quot;dec_appareilsChauffant-nom&quot;:&quot;Appareil chauffant&quot;,&#10;&quot;dec_appareilsElectromenager-nom&quot;:&quot;Appareil électroménager&quot;,&#10;&quot;dec_barilLessive-nom&quot;:&quot;Baril lessive&quot;,&#10;&quot;dec_barquetteAluminium-nom&quot;:&quot;Barquette aluminium&quot;,&#10;&quot;dec_barquettePolystyrene-nom&quot;:&quot;Barquette polystyrène&quot;,&#10;&quot;dec_batteriesVoiture-nom&quot;:&quot;Batteries voiture&quot;,&#10;&quot;dec_bidonDHuileMoteurVide-nom&quot;:&quot;Bidon d'huile moteur vide&quot;,&#10;&quot;dec_bidonMetal-nom&quot;:&quot;Bidon métal vide&quot;,&#10;&quot;dec_bocalEnVerre-nom&quot;:&quot;Bocal verre&quot;,&#10;&quot;dec_boiteAOeufsEnPlastique-nom&quot;:&quot;Boîte à œufs plastique&quot;,&#10;&quot;dec_boiteCamembertEnBois-nom&quot;:&quot;Boîte camembert bois&quot;,&#10;&quot;dec_boiteConserve-nom&quot;:&quot;Boîte conserve&quot;,&#10;&quot;dec_boiteMetallique-nom&quot;:&quot;Boite métallique&quot;,&#10;&quot;dec_boiteOeufsEnCarton-nom&quot;:&quot;Boîte œufs carton&quot;,&#10;&quot;dec_bombeMousseARaser-nom&quot;:&quot;Bombe mousse à raser&quot;,&#10;&quot;dec_bombePeinture-nom&quot;:&quot;Bombe peinture&quot;,&#10;&quot;dec_bouchonLiege-nom&quot;:&quot;Bouchon liège&quot;,&#10;&quot;dec_bouchonPlastique-nom&quot;:&quot;Bouchon plastique&quot;,&#10;&quot;dec_bougie-nom&quot;:&quot;Bougie&quot;,&#10;&quot;dec_bouteilleDhuileAlimentaire-nom&quot;:&quot;Bouteille d'huile&quot;,&#10;&quot;dec_bouteilleDhuileEnVerre-nom&quot;:&quot;Bouteille d'huile verre&quot;,&#10;&quot;dec_bouteilleGaz-nom&quot;:&quot;Bouteille de gaz&quot;,&#10;&quot;dec_bouteilleLait-nom&quot;:&quot;Bouteille lait&quot;,&#10;&quot;dec_bouteillePlastique-nom&quot;:&quot;Bouteille plastique&quot;,&#10;&quot;dec_bouteilleProduitMenagerNonVide-nom&quot;:&quot;Bouteille produit ménager non vide&quot;,&#10;&quot;dec_bouteilleProduitMenagerVide-nom&quot;:&quot;Bouteille produit ménager vide&quot;,&#10;&quot;dec_bouteillesSirop-nom&quot;:&quot;Bouteilles sirop (métal)&quot;,&#10;&quot;dec_bouteilleVerre-nom&quot;:&quot;Bouteille verre&quot;,&#10;&quot;dec_branchage-nom&quot;:&quot;Branchage feuillage&quot;,&#10;&quot;dec_briqueAlimentaire-nom&quot;:&quot;Brique alimentaire&quot;,&#10;&quot;dec_cagetteBois-nom&quot;:&quot;Cagette bois&quot;,&#10;&quot;dec_cahier-nom&quot;:&quot;Cahier&quot;,&#10;&quot;dec_calendrier-nom&quot;:&quot;Calendrier&quot;,&#10;&quot;dec_canetteSoda-nom&quot;:&quot;Canette soda&quot;,&#10;&quot;dec_capsuleCafe-nom&quot;:&quot;capsule café&quot;,&#10;&quot;dec_cartePostale-nom&quot;:&quot;Carte postale&quot;,&#10;&quot;dec_cartonPetitsOuGrands-nom&quot;:&quot;Carton (petits ou grands)&quot;,&#10;&quot;dec_cartouchesEncres-nom&quot;:&quot;Cartouches encres&quot;,&#10;&quot;dec_cdDvdK7-nom&quot;:&quot;CD/DVD/K7&quot;,&#10;&quot;dec_chaussureEnBonEtat-nom&quot;:&quot;Chaussure bon état&quot;,&#10;&quot;dec_chaussuresUsagees-nom&quot;:&quot;Chaussures usagées&quot;,&#10;&quot;dec_cigarette-nom&quot;:&quot;Cigarette&quot;,&#10;&quot;dec_classeur-nom&quot;:&quot;Classeur&quot;,&#10;&quot;dec_colles-nom&quot;:&quot;Colles&quot;,&#10;&quot;dec_congelateurs-nom&quot;:&quot;congélateurs&quot;,&#10;&quot;dec_cotonTige-nom&quot;:&quot;Coton tige&quot;,&#10;&quot;dec_coucheBebe-nom&quot;:&quot;Couche bébé&quot;,&#10;&quot;dec_couverclePotEnVerre-nom&quot;:&quot;Couvercle métallique&quot;,&#10;&quot;dec_couverts-nom&quot;:&quot;Couverts&quot;,&#10;&quot;dec_cremeEnTube-nom&quot;:&quot;Crème en tube&quot;,&#10;&quot;dec_cremeEtDentifriceTube-nom&quot;:&quot;Crème et dentifrice (tube)&quot;,&#10;&quot;dec_deboucheurLiquide-nom&quot;:&quot;Déboucheur liquide&quot;,&#10;&quot;dec_deodorantStick-nom&quot;:&quot;Déodorant stick&quot;,&#10;&quot;dec_detachant-nom&quot;:&quot;Détachant&quot;,&#10;&quot;dec_eauJavel-nom&quot;:&quot;Eau Javel&quot;,&#10;&quot;dec_emballagesEnCartonPlat-nom&quot;:&quot;Emballages carton plat&quot;,&#10;&quot;dec_engraisChimiques-nom&quot;:&quot;Engrais chimiques&quot;,&#10;&quot;dec_enveloppe-nom&quot;:&quot;Enveloppe&quot;,&#10;&quot;dec_epeluchuresRestesRepas-nom&quot;:&quot;Épluchures / restes repas&quot;,&#10;&quot;dec_equipementsAudioEtVideo-nom&quot;:&quot;Équipements audio et vidéo&quot;,&#10;&quot;dec_essenceTerebenthine-nom&quot;:&quot;Essence térébenthine&quot;,&#10;&quot;dec_essuiToutRouleauCarton-nom&quot;:&quot;Essuie-tout (rouleau carton)&quot;,&#10;&quot;dec_essuiToutSaufRouleauCarton-nom&quot;:&quot;Essuie-tout (sauf rouleau carton)&quot;,&#10;&quot;dec_filmPlastique-nom&quot;:&quot;Film plastique&quot;,&#10;&quot;dec_filmsPhotographiques-nom&quot;:&quot;Films photographiques&quot;,&#10;&quot;dec_filtreAHuile-nom&quot;:&quot;Filtre à huile&quot;,&#10;&quot;dec_flaconProduitsDentretien-nom&quot;:&quot;Flacon de produits d'entretien&quot;,&#10;&quot;dec_flaconSavon-nom&quot;:&quot;Flacon savon&quot;,&#10;&quot;dec_fongicides-nom&quot;:&quot;Fongicide&quot;,&#10;&quot;dec_fournituresHorsPapier-nom&quot;:&quot;Fournitures (hors papier)&quot;,&#10;&quot;dec_gazon-nom&quot;:&quot;Gazon&quot;,&#10;&quot;dec_gravat-nom&quot;:&quot;Gravât&quot;,&#10;&quot;dec_grillage-nom&quot;:&quot;Grillage&quot;,&#10;&quot;dec_guitare-nom&quot;:&quot;Guitare&quot;,&#10;&quot;dec_herbicides-nom&quot;:&quot;Herbicide&quot;,&#10;&quot;dec_huileAlimentaire-nom&quot;:&quot;Huile alimentaire&quot;,&#10;&quot;dec_huileMinerale-nom&quot;:&quot;Huile moteur&quot;,&#10;&quot;dec_huileVidange-nom&quot;:&quot;Huile vidange&quot;,&#10;&quot;dec_insecticides-nom&quot;:&quot;Insecticides&quot;,&#10;&quot;dec_jouetsAlimentesParElectricite-nom&quot;:&quot;Jouet alimenté par électricité&quot;,&#10;&quot;dec_jouetsNonElectroniques-nom&quot;:&quot;Jouet non électronique&quot;,&#10;&quot;dec_journal-nom&quot;:&quot;Journal&quot;,&#10;&quot;dec_laine-nom&quot;:&quot;Laine&quot;,&#10;&quot;dec_laineVerre-nom&quot;:&quot;Laine de verre&quot;,&#10;&quot;dec_lampe-nom&quot;:&quot;Lampe&quot;,&#10;&quot;dec_lingette-nom&quot;:&quot;Lingette&quot;,&#10;&quot;dec_liquideRefroidissement-nom&quot;:&quot;Liquide refroidissement&quot;,&#10;&quot;dec_litierePourAnimaux-nom&quot;:&quot;Litière pour animaux&quot;,&#10;&quot;dec_livre-nom&quot;:&quot;Livre&quot;,&#10;&quot;dec_lunette-nom&quot;:&quot;Lunette&quot;,&#10;&quot;dec_magazine-nom&quot;:&quot;Magazine&quot;,&#10;&quot;dec_masticCarrosserie-nom&quot;:&quot;Mastic carrosserie&quot;,&#10;&quot;dec_matelas-nom&quot;:&quot;Matelas&quot;,&#10;&quot;dec_medicaments-nom&quot;:&quot;Médicament&quot;,&#10;&quot;dec_meuble-nom&quot;:&quot;Meuble&quot;,&#10;&quot;dec_miroir-nom&quot;:&quot;Miroir&quot;,&#10;&quot;dec_moquette-nom&quot;:&quot;Moquette&quot;,&#10;&quot;dec_mortAuxRats-nom&quot;:&quot;Mort aux rats&quot;,&#10;&quot;dec_mouchoir-nom&quot;:&quot;Mouchoir&quot;,&#10;&quot;dec_naphtaline-nom&quot;:&quot;Naphtaline&quot;,&#10;&quot;dec_neons-nom&quot;:&quot;Néon&quot;,&#10;&quot;dec_nettoyantsALAmmoniac-nom&quot;:&quot;Nettoyant à l'ammoniac&quot;,&#10;&quot;dec_nettoyantsCuivreEtArgenterie-nom&quot;:&quot;Nettoyants cuivre et argenterie&quot;,&#10;&quot;dec_objetEnTerreCuite-nom&quot;:&quot;Objet terre cuite&quot;,&#10;&quot;dec_ordinateursPortables-nom&quot;:&quot;Ordinateurs portables&quot;,&#10;&quot;dec_outilsBricolageOuJardinage-nom&quot;:&quot;outils bricolage ou jardinage&quot;,&#10;&quot;dec_papier-nom&quot;:&quot;Papier&quot;,&#10;&quot;dec_papierAluminium-nom&quot;:&quot;Papier aluminium&quot;,&#10;&quot;dec_papierCadeau-nom&quot;:&quot;Papier cadeau&quot;,&#10;&quot;dec_papierPeint-nom&quot;:&quot;Papier peint&quot;,&#10;&quot;dec_parpaing-nom&quot;:&quot;Parpaing&quot;,&#10;&quot;dec_peintureAntirouille-nom&quot;:&quot;Peinture antirouille&quot;,&#10;&quot;dec_peinturesHuileEtEau-nom&quot;:&quot;Peinture huile et eau&quot;,&#10;&quot;dec_peripheriquesInformatiques-nom&quot;:&quot;Périphériques informatiques&quot;,&#10;&quot;dec_piano-nom&quot;:&quot;Piano&quot;,&#10;&quot;dec_piles-nom&quot;:&quot;Pile&quot;,&#10;&quot;dec_plancheBois-nom&quot;:&quot;Planche bois&quot;,&#10;&quot;dec_plante-nom&quot;:&quot;Plante&quot;,&#10;&quot;dec_pneu-nom&quot;:&quot;Pneu&quot;,&#10;&quot;dec_polystyrene-nom&quot;:&quot;Polystyrène&quot;,&#10;&quot;dec_porcelaine-nom&quot;:&quot;Porcelaine&quot;,&#10;&quot;dec_potCremeFraîche-nom&quot;:&quot;Pot crème fraîche&quot;,&#10;&quot;dec_poterie-nom&quot;:&quot;Poterie&quot;,&#10;&quot;dec_potPeinture-nom&quot;:&quot;Pot peinture&quot;,&#10;&quot;dec_potYaourt-nom&quot;:&quot;Pot yaourt&quot;,&#10;&quot;dec_produitPhytosanitaire-nom&quot;:&quot;Produit phytosanitaire&quot;,&#10;&quot;dec_produitsBeaute-nom&quot;:&quot;Produit beauté&quot;,&#10;&quot;dec_produitsDEntretien-nom&quot;:&quot;Produit d'entretien&quot;,&#10;&quot;dec_produitsTraitementDuBois-nom&quot;:&quot;Produit traitement bois&quot;,&#10;&quot;dec_radiographie-nom&quot;:&quot;Radiographie&quot;,&#10;&quot;dec_rasoirJetable-nom&quot;:&quot;Rasoir jetable&quot;,&#10;&quot;dec_recurantsPourFour-nom&quot;:&quot;Récurant pour four&quot;,&#10;&quot;dec_recurantsPourToilette-nom&quot;:&quot;Récurant pour toilette&quot;,&#10;&quot;dec_refrigerateur-nom&quot;:&quot;Réfrigérateur&quot;,&#10;&quot;dec_resines-nom&quot;:&quot;Résine&quot;,&#10;&quot;dec_revelateurEtFixateurPhoto-nom&quot;:&quot;Révélateur et fixateur photo&quot;,&#10;&quot;dec_sacEnPapier-nom&quot;:&quot;Sac papier&quot;,&#10;&quot;dec_sacPlastique-nom&quot;:&quot;Sac plastique&quot;,&#10;&quot;dec_scooter-nom&quot;:&quot;Scooter&quot;,&#10;&quot;dec_solvants-nom&quot;:&quot;Solvant&quot;,&#10;&quot;dec_stylo-nom&quot;:&quot;Stylo&quot;,&#10;&quot;dec_tableARepasser-nom&quot;:&quot;Table à repasser&quot;,&#10;&quot;dec_telephonie-nom&quot;:&quot;Téléphonie&quot;,&#10;&quot;dec_televiseurs-nom&quot;:&quot;Téléviseur&quot;,&#10;&quot;dec_thermometreAMercure-nom&quot;:&quot;Thermomètre à mercure&quot;,&#10;&quot;dec_trompette-nom&quot;:&quot;Trompette&quot;,&#10;&quot;dec_trottinnette-nom&quot;:&quot;Trottinette&quot;,&#10;&quot;dec_tubeFluorescent-nom&quot;:&quot;Tube fluorescent&quot;,&#10;&quot;dec_tuyauDarrosage-nom&quot;:&quot;Tuyau arrosage&quot;,&#10;&quot;dec_UstensileCuisine-nom&quot;:&quot;Ustensile cuisine&quot;,&#10;&quot;dec_vaisselleCarton-nom&quot;:&quot;Vaisselle carton&quot;,&#10;&quot;dec_vaissellePlastique-nom&quot;:&quot;Vaisselle plastique&quot;,&#10;&quot;dec_vaisselleVerrePorcelaine-nom&quot;:&quot;Vaisselle (verre, porcelaine...)&quot;,&#10;&quot;dec_velo-nom&quot;:&quot;Vélo&quot;,&#10;&quot;dec_vetementEnBonEtat-nom&quot;:&quot;Vêtement bon état&quot;,&#10;&quot;dec_vetementUsage-nom&quot;:&quot;Vêtement usagé&quot;,&#10;&quot;dec_verreaboire-nom&quot;:&quot;Verre à boire&quot;,&#10;&quot;dec_vitre-nom&quot;:&quot;Vitre&quot;,&#10;&quot;dec_voiture-nom&quot;:&quot;Voiture&quot;,&#10;" calcext:value-type="string">
            <text:p>"dec_acides-nom":"Acides",</text:p>
            <text:p>"dec_aerosols-nom":"Aérosols",</text:p>
            <text:p>"dec_agenda-nom":"Agenda",</text:p>
            <text:p>"dec_ampouleBasseConso-nom":"Ampoule basse consommation",</text:p>
            <text:p>"dec_ampouleClassique-nom":"Ampoule classique",</text:p>
            <text:p>"dec_annuaire-nom":"Annuaire",</text:p>
            <text:p>"dec_antiFourmis-nom":"Anti-fourmis",</text:p>
            <text:p>"dec_antigel-nom":"Antigel",</text:p>
            <text:p>"dec_appareilElectronique-nom":"Appareil électronique",</text:p>
            <text:p>"dec_appareilsChauffant-nom":"Appareil chauffant",</text:p>
            <text:p>"dec_appareilsElectromenager-nom":"Appareil électroménager",</text:p>
            <text:p>"dec_barilLessive-nom":"Baril lessive",</text:p>
            <text:p>"dec_barquetteAluminium-nom":"Barquette aluminium",</text:p>
            <text:p>"dec_barquettePolystyrene-nom":"Barquette polystyrène",</text:p>
            <text:p>"dec_batteriesVoiture-nom":"Batteries voiture",</text:p>
            <text:p>"dec_bidonDHuileMoteurVide-nom":"Bidon d'huile moteur vide",</text:p>
            <text:p>"dec_bidonMetal-nom":"Bidon métal vide",</text:p>
            <text:p>"dec_bocalEnVerre-nom":"Bocal verre",</text:p>
            <text:p>"dec_boiteAOeufsEnPlastique-nom":"Boîte à œufs plastique",</text:p>
            <text:p>"dec_boiteCamembertEnBois-nom":"Boîte camembert bois",</text:p>
            <text:p>"dec_boiteConserve-nom":"Boîte conserve",</text:p>
            <text:p>"dec_boiteMetallique-nom":"Boite métallique",</text:p>
            <text:p>"dec_boiteOeufsEnCarton-nom":"Boîte œufs carton",</text:p>
            <text:p>"dec_bombeMousseARaser-nom":"Bombe mousse à raser",</text:p>
            <text:p>"dec_bombePeinture-nom":"Bombe peinture",</text:p>
            <text:p>"dec_bouchonLiege-nom":"Bouchon liège",</text:p>
            <text:p>"dec_bouchonPlastique-nom":"Bouchon plastique",</text:p>
            <text:p>"dec_bougie-nom":"Bougie",</text:p>
            <text:p>"dec_bouteilleDhuileAlimentaire-nom":"Bouteille d'huile",</text:p>
            <text:p>"dec_bouteilleDhuileEnVerre-nom":"Bouteille d'huile verre",</text:p>
            <text:p>"dec_bouteilleGaz-nom":"Bouteille de gaz",</text:p>
            <text:p>"dec_bouteilleLait-nom":"Bouteille lait",</text:p>
            <text:p>"dec_bouteillePlastique-nom":"Bouteille plastique",</text:p>
            <text:p>"dec_bouteilleProduitMenagerNonVide-nom":"Bouteille produit ménager non vide",</text:p>
            <text:p>"dec_bouteilleProduitMenagerVide-nom":"Bouteille produit ménager vide",</text:p>
            <text:p>"dec_bouteillesSirop-nom":"Bouteilles sirop (métal)",</text:p>
            <text:p>"dec_bouteilleVerre-nom":"Bouteille verre",</text:p>
            <text:p>"dec_branchage-nom":"Branchage feuillage",</text:p>
            <text:p>"dec_briqueAlimentaire-nom":"Brique alimentaire",</text:p>
            <text:p>"dec_cagetteBois-nom":"Cagette bois",</text:p>
            <text:p>"dec_cahier-nom":"Cahier",</text:p>
            <text:p>"dec_calendrier-nom":"Calendrier",</text:p>
            <text:p>"dec_canetteSoda-nom":"Canette soda",</text:p>
            <text:p>"dec_capsuleCafe-nom":"capsule café",</text:p>
            <text:p>"dec_cartePostale-nom":"Carte postale",</text:p>
            <text:p>"dec_cartonPetitsOuGrands-nom":"Carton (petits ou grands)",</text:p>
            <text:p>"dec_cartouchesEncres-nom":"Cartouches encres",</text:p>
            <text:p>"dec_cdDvdK7-nom":"CD/DVD/K7",</text:p>
            <text:p>"dec_chaussureEnBonEtat-nom":"Chaussure bon état",</text:p>
            <text:p>"dec_chaussuresUsagees-nom":"Chaussures usagées",</text:p>
            <text:p>"dec_cigarette-nom":"Cigarette",</text:p>
            <text:p>"dec_classeur-nom":"Classeur",</text:p>
            <text:p>"dec_colles-nom":"Colles",</text:p>
            <text:p>"dec_congelateurs-nom":"congélateurs",</text:p>
            <text:p>"dec_cotonTige-nom":"Coton tige",</text:p>
            <text:p>"dec_coucheBebe-nom":"Couche bébé",</text:p>
            <text:p>"dec_couverclePotEnVerre-nom":"Couvercle métallique",</text:p>
            <text:p>"dec_couverts-nom":"Couverts",</text:p>
            <text:p>"dec_cremeEnTube-nom":"Crème en tube",</text:p>
            <text:p>"dec_cremeEtDentifriceTube-nom":"Crème et dentifrice (tube)",</text:p>
            <text:p>"dec_deboucheurLiquide-nom":"Déboucheur liquide",</text:p>
            <text:p>"dec_deodorantStick-nom":"Déodorant stick",</text:p>
            <text:p>"dec_detachant-nom":"Détachant",</text:p>
            <text:p>"dec_eauJavel-nom":"Eau Javel",</text:p>
            <text:p>"dec_emballagesEnCartonPlat-nom":"Emballages carton plat",</text:p>
            <text:p>"dec_engraisChimiques-nom":"Engrais chimiques",</text:p>
            <text:p>"dec_enveloppe-nom":"Enveloppe",</text:p>
            <text:p>"dec_epeluchuresRestesRepas-nom":"Épluchures / restes repas",</text:p>
            <text:p>"dec_equipementsAudioEtVideo-nom":"Équipements audio et vidéo",</text:p>
            <text:p>"dec_essenceTerebenthine-nom":"Essence térébenthine",</text:p>
            <text:p>"dec_essuiToutRouleauCarton-nom":"Essuie-tout (rouleau carton)",</text:p>
            <text:p>"dec_essuiToutSaufRouleauCarton-nom":"Essuie-tout (sauf rouleau carton)",</text:p>
            <text:p>"dec_filmPlastique-nom":"Film plastique",</text:p>
            <text:p>"dec_filmsPhotographiques-nom":"Films photographiques",</text:p>
            <text:p>"dec_filtreAHuile-nom":"Filtre à huile",</text:p>
            <text:p>"dec_flaconProduitsDentretien-nom":"Flacon de produits d'entretien",</text:p>
            <text:p>"dec_flaconSavon-nom":"Flacon savon",</text:p>
            <text:p>"dec_fongicides-nom":"Fongicide",</text:p>
            <text:p>"dec_fournituresHorsPapier-nom":"Fournitures (hors papier)",</text:p>
            <text:p>"dec_gazon-nom":"Gazon",</text:p>
            <text:p>"dec_gravat-nom":"Gravât",</text:p>
            <text:p>"dec_grillage-nom":"Grillage",</text:p>
            <text:p>"dec_guitare-nom":"Guitare",</text:p>
            <text:p>"dec_herbicides-nom":"Herbicide",</text:p>
            <text:p>"dec_huileAlimentaire-nom":"Huile alimentaire",</text:p>
            <text:p>"dec_huileMinerale-nom":"Huile moteur",</text:p>
            <text:p>"dec_huileVidange-nom":"Huile vidange",</text:p>
            <text:p>"dec_insecticides-nom":"Insecticides",</text:p>
            <text:p>"dec_jouetsAlimentesParElectricite-nom":"Jouet alimenté par électricité",</text:p>
            <text:p>"dec_jouetsNonElectroniques-nom":"Jouet non électronique",</text:p>
            <text:p>"dec_journal-nom":"Journal",</text:p>
            <text:p>"dec_laine-nom":"Laine",</text:p>
            <text:p>"dec_laineVerre-nom":"Laine de verre",</text:p>
            <text:p>"dec_lampe-nom":"Lampe",</text:p>
            <text:p>"dec_lingette-nom":"Lingette",</text:p>
            <text:p>"dec_liquideRefroidissement-nom":"Liquide refroidissement",</text:p>
            <text:p>"dec_litierePourAnimaux-nom":"Litière pour animaux",</text:p>
            <text:p>"dec_livre-nom":"Livre",</text:p>
            <text:p>"dec_lunette-nom":"Lunette",</text:p>
            <text:p>"dec_magazine-nom":"Magazine",</text:p>
            <text:p>"dec_masticCarrosserie-nom":"Mastic carrosserie",</text:p>
            <text:p>"dec_matelas-nom":"Matelas",</text:p>
            <text:p>"dec_medicaments-nom":"Médicament",</text:p>
            <text:p>"dec_meuble-nom":"Meuble",</text:p>
            <text:p>"dec_miroir-nom":"Miroir",</text:p>
            <text:p>"dec_moquette-nom":"Moquette",</text:p>
            <text:p>"dec_mortAuxRats-nom":"Mort aux rats",</text:p>
            <text:p>"dec_mouchoir-nom":"Mouchoir",</text:p>
            <text:p>"dec_naphtaline-nom":"Naphtaline",</text:p>
            <text:p>"dec_neons-nom":"Néon",</text:p>
            <text:p>"dec_nettoyantsALAmmoniac-nom":"Nettoyant à l'ammoniac",</text:p>
            <text:p>"dec_nettoyantsCuivreEtArgenterie-nom":"Nettoyants cuivre et argenterie",</text:p>
            <text:p>"dec_objetEnTerreCuite-nom":"Objet terre cuite",</text:p>
            <text:p>"dec_ordinateursPortables-nom":"Ordinateurs portables",</text:p>
            <text:p>"dec_outilsBricolageOuJardinage-nom":"outils bricolage ou jardinage",</text:p>
            <text:p>"dec_papier-nom":"Papier",</text:p>
            <text:p>"dec_papierAluminium-nom":"Papier aluminium",</text:p>
            <text:p>"dec_papierCadeau-nom":"Papier cadeau",</text:p>
            <text:p>"dec_papierPeint-nom":"Papier peint",</text:p>
            <text:p>"dec_parpaing-nom":"Parpaing",</text:p>
            <text:p>"dec_peintureAntirouille-nom":"Peinture antirouille",</text:p>
            <text:p>"dec_peinturesHuileEtEau-nom":"Peinture huile et eau",</text:p>
            <text:p>"dec_peripheriquesInformatiques-nom":"Périphériques informatiques",</text:p>
            <text:p>"dec_piano-nom":"Piano",</text:p>
            <text:p>"dec_piles-nom":"Pile",</text:p>
            <text:p>"dec_plancheBois-nom":"Planche bois",</text:p>
            <text:p>"dec_plante-nom":"Plante",</text:p>
            <text:p>"dec_pneu-nom":"Pneu",</text:p>
            <text:p>"dec_polystyrene-nom":"Polystyrène",</text:p>
            <text:p>"dec_porcelaine-nom":"Porcelaine",</text:p>
            <text:p>"dec_potCremeFraîche-nom":"Pot crème fraîche",</text:p>
            <text:p>"dec_poterie-nom":"Poterie",</text:p>
            <text:p>"dec_potPeinture-nom":"Pot peinture",</text:p>
            <text:p>"dec_potYaourt-nom":"Pot yaourt",</text:p>
            <text:p>"dec_produitPhytosanitaire-nom":"Produit phytosanitaire",</text:p>
            <text:p>"dec_produitsBeaute-nom":"Produit beauté",</text:p>
            <text:p>"dec_produitsDEntretien-nom":"Produit d'entretien",</text:p>
            <text:p>"dec_produitsTraitementDuBois-nom":"Produit traitement bois",</text:p>
            <text:p>"dec_radiographie-nom":"Radiographie",</text:p>
            <text:p>"dec_rasoirJetable-nom":"Rasoir jetable",</text:p>
            <text:p>"dec_recurantsPourFour-nom":"Récurant pour four",</text:p>
            <text:p>"dec_recurantsPourToilette-nom":"Récurant pour toilette",</text:p>
            <text:p>"dec_refrigerateur-nom":"Réfrigérateur",</text:p>
            <text:p>"dec_resines-nom":"Résine",</text:p>
            <text:p>"dec_revelateurEtFixateurPhoto-nom":"Révélateur et fixateur photo",</text:p>
            <text:p>"dec_sacEnPapier-nom":"Sac papier",</text:p>
            <text:p>"dec_sacPlastique-nom":"Sac plastique",</text:p>
            <text:p>"dec_scooter-nom":"Scooter",</text:p>
            <text:p>"dec_solvants-nom":"Solvant",</text:p>
            <text:p>"dec_stylo-nom":"Stylo",</text:p>
            <text:p>"dec_tableARepasser-nom":"Table à repasser",</text:p>
            <text:p>"dec_telephonie-nom":"Téléphonie",</text:p>
            <text:p>"dec_televiseurs-nom":"Téléviseur",</text:p>
            <text:p>"dec_thermometreAMercure-nom":"Thermomètre à mercure",</text:p>
            <text:p>"dec_trompette-nom":"Trompette",</text:p>
            <text:p>"dec_trottinnette-nom":"Trottinette",</text:p>
            <text:p>"dec_tubeFluorescent-nom":"Tube fluorescent",</text:p>
            <text:p>"dec_tuyauDarrosage-nom":"Tuyau arrosage",</text:p>
            <text:p>"dec_UstensileCuisine-nom":"Ustensile cuisine",</text:p>
            <text:p>"dec_vaisselleCarton-nom":"Vaisselle carton",</text:p>
            <text:p>"dec_vaissellePlastique-nom":"Vaisselle plastique",</text:p>
            <text:p>"dec_vaisselleVerrePorcelaine-nom":"Vaisselle (verre, porcelaine...)",</text:p>
            <text:p>"dec_velo-nom":"Vélo",</text:p>
            <text:p>"dec_vetementEnBonEtat-nom":"Vêtement bon état",</text:p>
            <text:p>"dec_vetementUsage-nom":"Vêtement usagé",</text:p>
            <text:p>"dec_verreaboire-nom":"Verre à boire",</text:p>
            <text:p>"dec_vitre-nom":"Vitre",</text:p>
            <text:p>"dec_voiture-nom":"Voiture",</text:p>
            <text:p/>
          </table:table-cell>
          <table:table-cell table:style-name="ce406" table:formula="of:=GETTRADUCTION([Dico.B7];COLUMN([Dechets.A5]);COLUMN([Dechets.C5]);ROW([Dechets.A5]);ROW([Dechets.A172]);[Dico.C6])" office:value-type="string" office:string-value="&quot;dec_acides-nom&quot;:&quot;Acids&quot;,&#10;&quot;dec_aerosols-nom&quot;:&quot;Aerosols&quot;,&#10;&quot;dec_agenda-nom&quot;:&quot;Diary&quot;,&#10;&quot;dec_ampouleBasseConso-nom&quot;:&quot;Energy Efficient Lightbulb&quot;,&#10;&quot;dec_ampouleClassique-nom&quot;:&quot;Conventional bulb&quot;,&#10;&quot;dec_annuaire-nom&quot;:&quot;Yearbook&quot;,&#10;&quot;dec_antiFourmis-nom&quot;:&quot;Ant&quot;,&#10;&quot;dec_antigel-nom&quot;:&quot;Antifreeze&quot;,&#10;&quot;dec_appareilElectronique-nom&quot;:&quot;Electronic device&quot;,&#10;&quot;dec_appareilsChauffant-nom&quot;:&quot;Heating devices&quot;,&#10;&quot;dec_appareilsElectromenager-nom&quot;:&quot;Domestic appliance&quot;,&#10;&quot;dec_barilLessive-nom&quot;:&quot;Laundry barrel&quot;,&#10;&quot;dec_barquetteAluminium-nom&quot;:&quot;Aluminum tray&quot;,&#10;&quot;dec_barquettePolystyrene-nom&quot;:&quot;Polystyrene tray&quot;,&#10;&quot;dec_batteriesVoiture-nom&quot;:&quot;Car Batteries&quot;,&#10;&quot;dec_bidonDHuileMoteurVide-nom&quot;:&quot;Empty motor oil can&quot;,&#10;&quot;dec_bidonMetal-nom&quot;:&quot;Canister vacuum metal&quot;,&#10;&quot;dec_bocalEnVerre-nom&quot;:&quot;Glass jar&quot;,&#10;&quot;dec_boiteAOeufsEnPlastique-nom&quot;:&quot;Plastic Egg Box&quot;,&#10;&quot;dec_boiteCamembertEnBois-nom&quot;:&quot;Wooden box camembert&quot;,&#10;&quot;dec_boiteConserve-nom&quot;:&quot;Box preserves&quot;,&#10;&quot;dec_boiteMetallique-nom&quot;:&quot;Metal box&quot;,&#10;&quot;dec_boiteOeufsEnCarton-nom&quot;:&quot;Cardboard egg box&quot;,&#10;&quot;dec_bombeMousseARaser-nom&quot;:&quot;Bomb shaving foam&quot;,&#10;&quot;dec_bombePeinture-nom&quot;:&quot;Paint bomb&quot;,&#10;&quot;dec_bouchonLiege-nom&quot;:&quot;Cork&quot;,&#10;&quot;dec_bouchonPlastique-nom&quot;:&quot;Plastic cap&quot;,&#10;&quot;dec_bougie-nom&quot;:&quot;Candle&quot;,&#10;&quot;dec_bouteilleDhuileAlimentaire-nom&quot;:&quot;Oil Bottle&quot;,&#10;&quot;dec_bouteilleDhuileEnVerre-nom&quot;:&quot;Glass oil bottle&quot;,&#10;&quot;dec_bouteilleGaz-nom&quot;:&quot;Gas cylinder&quot;,&#10;&quot;dec_bouteilleLait-nom&quot;:&quot;Milk Bottle&quot;,&#10;&quot;dec_bouteillePlastique-nom&quot;:&quot;Plastic Bottle&quot;,&#10;&quot;dec_bouteilleProduitMenagerNonVide-nom&quot;:&quot;Bottle household product not empty&quot;,&#10;&quot;dec_bouteilleProduitMenagerVide-nom&quot;:&quot;Bottle empty household product&quot;,&#10;&quot;dec_bouteillesSirop-nom&quot;:&quot;Syrup bottles (metal)&quot;,&#10;&quot;dec_bouteilleVerre-nom&quot;:&quot;Glass Bottle&quot;,&#10;&quot;dec_branchage-nom&quot;:&quot;Foliage branches&quot;,&#10;&quot;dec_briqueAlimentaire-nom&quot;:&quot;Food Brick&quot;,&#10;&quot;dec_cagetteBois-nom&quot;:&quot;Wooden crates&quot;,&#10;&quot;dec_cahier-nom&quot;:&quot;Notebook&quot;,&#10;&quot;dec_calendrier-nom&quot;:&quot;Calendar&quot;,&#10;&quot;dec_canetteSoda-nom&quot;:&quot;Soda cans&quot;,&#10;&quot;dec_capsuleCafe-nom&quot;:&quot;capsule coffee&quot;,&#10;&quot;dec_cartePostale-nom&quot;:&quot;Post card&quot;,&#10;&quot;dec_cartonPetitsOuGrands-nom&quot;:&quot;Cardboard (small or large)&quot;,&#10;&quot;dec_cartouchesEncres-nom&quot;:&quot;Ink cartridges&quot;,&#10;&quot;dec_cdDvdK7-nom&quot;:&quot;CD / DVD / K7&quot;,&#10;&quot;dec_chaussureEnBonEtat-nom&quot;:&quot;Good shoe&quot;,&#10;&quot;dec_chaussuresUsagees-nom&quot;:&quot;Used shoes&quot;,&#10;&quot;dec_cigarette-nom&quot;:&quot;Cigarette&quot;,&#10;&quot;dec_classeur-nom&quot;:&quot;Binder&quot;,&#10;&quot;dec_colles-nom&quot;:&quot;Glues&quot;,&#10;&quot;dec_congelateurs-nom&quot;:&quot;Freezers&quot;,&#10;&quot;dec_cotonTige-nom&quot;:&quot;Q-tip&quot;,&#10;&quot;dec_coucheBebe-nom&quot;:&quot;Baby's diaper&quot;,&#10;&quot;dec_couverclePotEnVerre-nom&quot;:&quot;Metal cover&quot;,&#10;&quot;dec_couverts-nom&quot;:&quot;Cutlery&quot;,&#10;&quot;dec_cremeEnTube-nom&quot;:&quot;Tube cream&quot;,&#10;&quot;dec_cremeEtDentifriceTube-nom&quot;:&quot;Cream and toothpaste (tube)&quot;,&#10;&quot;dec_deboucheurLiquide-nom&quot;:&quot;Liquid drain cleaner&quot;,&#10;&quot;dec_deodorantStick-nom&quot;:&quot;Deodorant stick&quot;,&#10;&quot;dec_detachant-nom&quot;:&quot;Stain&quot;,&#10;&quot;dec_eauJavel-nom&quot;:&quot;Javel water&quot;,&#10;&quot;dec_emballagesEnCartonPlat-nom&quot;:&quot;Boxboard packaging&quot;,&#10;&quot;dec_engraisChimiques-nom&quot;:&quot;Chemical fertilizers&quot;,&#10;&quot;dec_enveloppe-nom&quot;:&quot;Envelope&quot;,&#10;&quot;dec_epeluchuresRestesRepas-nom&quot;:&quot;Peelings / scraps meals&quot;,&#10;&quot;dec_equipementsAudioEtVideo-nom&quot;:&quot;Audio and video equipment&quot;,&#10;&quot;dec_essenceTerebenthine-nom&quot;:&quot;Turpentine Essence&quot;,&#10;&quot;dec_essuiToutRouleauCarton-nom&quot;:&quot;Towels (cardboard roll)&quot;,&#10;&quot;dec_essuiToutSaufRouleauCarton-nom&quot;:&quot;Towels (except cardboard roll)&quot;,&#10;&quot;dec_filmPlastique-nom&quot;:&quot;Plastic film&quot;,&#10;&quot;dec_filmsPhotographiques-nom&quot;:&quot;Photographic Films&quot;,&#10;&quot;dec_filtreAHuile-nom&quot;:&quot;Oil Filter&quot;,&#10;&quot;dec_flaconProduitsDentretien-nom&quot;:&quot;Bottle of cleaning products&quot;,&#10;&quot;dec_flaconSavon-nom&quot;:&quot;Soap bottle&quot;,&#10;&quot;dec_fongicides-nom&quot;:&quot;Fungicide&quot;,&#10;&quot;dec_fournituresHorsPapier-nom&quot;:&quot;Supplies (except Paper)&quot;,&#10;&quot;dec_gazon-nom&quot;:&quot;Turf&quot;,&#10;&quot;dec_gravat-nom&quot;:&quot;Engrave&quot;,&#10;&quot;dec_grillage-nom&quot;:&quot;Roasting&quot;,&#10;&quot;dec_guitare-nom&quot;:&quot;Guitar&quot;,&#10;&quot;dec_herbicides-nom&quot;:&quot;Herbicide&quot;,&#10;&quot;dec_huileAlimentaire-nom&quot;:&quot;Edible oil&quot;,&#10;&quot;dec_huileMinerale-nom&quot;:&quot;Engine oil&quot;,&#10;&quot;dec_huileVidange-nom&quot;:&quot;Oil drain&quot;,&#10;&quot;dec_insecticides-nom&quot;:&quot;Insecticides&quot;,&#10;&quot;dec_jouetsAlimentesParElectricite-nom&quot;:&quot;Toy powered by electricity&quot;,&#10;&quot;dec_jouetsNonElectroniques-nom&quot;:&quot;Non-electronic toy&quot;,&#10;&quot;dec_journal-nom&quot;:&quot;Newspaper&quot;,&#10;&quot;dec_laine-nom&quot;:&quot;Wool&quot;,&#10;&quot;dec_laineVerre-nom&quot;:&quot;Glass wool&quot;,&#10;&quot;dec_lampe-nom&quot;:&quot;Lamp&quot;,&#10;&quot;dec_lingette-nom&quot;:&quot;Wipe&quot;,&#10;&quot;dec_liquideRefroidissement-nom&quot;:&quot;Liquid cooling&quot;,&#10;&quot;dec_litierePourAnimaux-nom&quot;:&quot;Animal bedding&quot;,&#10;&quot;dec_livre-nom&quot;:&quot;Book&quot;,&#10;&quot;dec_lunette-nom&quot;:&quot;Glasses&quot;,&#10;&quot;dec_magazine-nom&quot;:&quot;Magazine&quot;,&#10;&quot;dec_masticCarrosserie-nom&quot;:&quot;Mastic Body&quot;,&#10;&quot;dec_matelas-nom&quot;:&quot;Mattress&quot;,&#10;&quot;dec_medicaments-nom&quot;:&quot;Drug&quot;,&#10;&quot;dec_meuble-nom&quot;:&quot;Furniture&quot;,&#10;&quot;dec_miroir-nom&quot;:&quot;Mirror&quot;,&#10;&quot;dec_moquette-nom&quot;:&quot;Carpet&quot;,&#10;&quot;dec_mortAuxRats-nom&quot;:&quot;Rat poison&quot;,&#10;&quot;dec_mouchoir-nom&quot;:&quot;Tissue&quot;,&#10;&quot;dec_naphtaline-nom&quot;:&quot;Naphthalene&quot;,&#10;&quot;dec_neons-nom&quot;:&quot;Neon&quot;,&#10;&quot;dec_nettoyantsALAmmoniac-nom&quot;:&quot;Cleaner ammonia&quot;,&#10;&quot;dec_nettoyantsCuivreEtArgenterie-nom&quot;:&quot;Copper and silver cleaners&quot;,&#10;&quot;dec_objetEnTerreCuite-nom&quot;:&quot;Clay object&quot;,&#10;&quot;dec_ordinateursPortables-nom&quot;:&quot;Laptop&quot;,&#10;&quot;dec_outilsBricolageOuJardinage-nom&quot;:&quot;DIY or gardening tools&quot;,&#10;&quot;dec_papier-nom&quot;:&quot;Paper&quot;,&#10;&quot;dec_papierAluminium-nom&quot;:&quot;Aluminum foil&quot;,&#10;&quot;dec_papierCadeau-nom&quot;:&quot;Gift wrap&quot;,&#10;&quot;dec_papierPeint-nom&quot;:&quot;Wallpaper&quot;,&#10;&quot;dec_parpaing-nom&quot;:&quot;Cinderblock&quot;,&#10;&quot;dec_peintureAntirouille-nom&quot;:&quot;Rust Paint&quot;,&#10;&quot;dec_peinturesHuileEtEau-nom&quot;:&quot;Water and oil painting&quot;,&#10;&quot;dec_peripheriquesInformatiques-nom&quot;:&quot;Computer Peripherals&quot;,&#10;&quot;dec_piano-nom&quot;:&quot;Piano&quot;,&#10;&quot;dec_piles-nom&quot;:&quot;Battery&quot;,&#10;&quot;dec_plancheBois-nom&quot;:&quot;Plank&quot;,&#10;&quot;dec_plante-nom&quot;:&quot;Plant&quot;,&#10;&quot;dec_pneu-nom&quot;:&quot;Tire&quot;,&#10;&quot;dec_polystyrene-nom&quot;:&quot;Polystyrene&quot;,&#10;&quot;dec_porcelaine-nom&quot;:&quot;Porcelain&quot;,&#10;&quot;dec_potCremeFraîche-nom&quot;:&quot;Pot cream&quot;,&#10;&quot;dec_poterie-nom&quot;:&quot;Pottery&quot;,&#10;&quot;dec_potPeinture-nom&quot;:&quot;Paint Pot&quot;,&#10;&quot;dec_potYaourt-nom&quot;:&quot;Yoghurt pot&quot;,&#10;&quot;dec_produitPhytosanitaire-nom&quot;:&quot;Plant health product&quot;,&#10;&quot;dec_produitsBeaute-nom&quot;:&quot;Beauty Product&quot;,&#10;&quot;dec_produitsDEntretien-nom&quot;:&quot;Cleaning product&quot;,&#10;&quot;dec_produitsTraitementDuBois-nom&quot;:&quot;Wood treatment products&quot;,&#10;&quot;dec_radiographie-nom&quot;:&quot;Radiograph&quot;,&#10;&quot;dec_rasoirJetable-nom&quot;:&quot;Disposable razor&quot;,&#10;&quot;dec_recurantsPourFour-nom&quot;:&quot;Scouring oven&quot;,&#10;&quot;dec_recurantsPourToilette-nom&quot;:&quot;Scouring toilet&quot;,&#10;&quot;dec_refrigerateur-nom&quot;:&quot;Refrigerator&quot;,&#10;&quot;dec_resines-nom&quot;:&quot;Resin&quot;,&#10;&quot;dec_revelateurEtFixateurPhoto-nom&quot;:&quot;Developer and fixer Photo&quot;,&#10;&quot;dec_sacEnPapier-nom&quot;:&quot;Paper bag&quot;,&#10;&quot;dec_sacPlastique-nom&quot;:&quot;Plastic bag&quot;,&#10;&quot;dec_scooter-nom&quot;:&quot;Scooter&quot;,&#10;&quot;dec_solvants-nom&quot;:&quot;Solvent&quot;,&#10;&quot;dec_stylo-nom&quot;:&quot;Pen&quot;,&#10;&quot;dec_tableARepasser-nom&quot;:&quot;Ironing board&quot;,&#10;&quot;dec_telephonie-nom&quot;:&quot;Telephony&quot;,&#10;&quot;dec_televiseurs-nom&quot;:&quot;TV&quot;,&#10;&quot;dec_thermometreAMercure-nom&quot;:&quot;Mercury thermometer&quot;,&#10;&quot;dec_trompette-nom&quot;:&quot;Trumpet&quot;,&#10;&quot;dec_trottinnette-nom&quot;:&quot;Scooter&quot;,&#10;&quot;dec_tubeFluorescent-nom&quot;:&quot;Fluorescent Tube&quot;,&#10;&quot;dec_tuyauDarrosage-nom&quot;:&quot;Watering hose&quot;,&#10;&quot;dec_UstensileCuisine-nom&quot;:&quot;Kitchen Utensil&quot;,&#10;&quot;dec_vaisselleCarton-nom&quot;:&quot;Cardboard dishes&quot;,&#10;&quot;dec_vaissellePlastique-nom&quot;:&quot;Plastic ware&quot;,&#10;&quot;dec_vaisselleVerrePorcelaine-nom&quot;:&quot;Dishes (glass, porcelain ...)&quot;,&#10;&quot;dec_velo-nom&quot;:&quot;Bike&quot;,&#10;&quot;dec_vetementEnBonEtat-nom&quot;:&quot;Clothing good condition&quot;,&#10;&quot;dec_vetementUsage-nom&quot;:&quot;Used Clothing&quot;,&#10;&quot;dec_verreaboire-nom&quot;:&quot;Drinking glass&quot;,&#10;&quot;dec_vitre-nom&quot;:&quot;Window&quot;,&#10;&quot;dec_voiture-nom&quot;:&quot;Car&quot;,&#10;" calcext:value-type="string">
            <text:p>"dec_acides-nom":"Acids",</text:p>
            <text:p>"dec_aerosols-nom":"Aerosols",</text:p>
            <text:p>"dec_agenda-nom":"Diary",</text:p>
            <text:p>"dec_ampouleBasseConso-nom":"Energy Efficient Lightbulb",</text:p>
            <text:p>"dec_ampouleClassique-nom":"Conventional bulb",</text:p>
            <text:p>"dec_annuaire-nom":"Yearbook",</text:p>
            <text:p>"dec_antiFourmis-nom":"Ant",</text:p>
            <text:p>"dec_antigel-nom":"Antifreeze",</text:p>
            <text:p>"dec_appareilElectronique-nom":"Electronic device",</text:p>
            <text:p>"dec_appareilsChauffant-nom":"Heating devices",</text:p>
            <text:p>"dec_appareilsElectromenager-nom":"Domestic appliance",</text:p>
            <text:p>"dec_barilLessive-nom":"Laundry barrel",</text:p>
            <text:p>"dec_barquetteAluminium-nom":"Aluminum tray",</text:p>
            <text:p>"dec_barquettePolystyrene-nom":"Polystyrene tray",</text:p>
            <text:p>"dec_batteriesVoiture-nom":"Car Batteries",</text:p>
            <text:p>"dec_bidonDHuileMoteurVide-nom":"Empty motor oil can",</text:p>
            <text:p>"dec_bidonMetal-nom":"Canister vacuum metal",</text:p>
            <text:p>"dec_bocalEnVerre-nom":"Glass jar",</text:p>
            <text:p>"dec_boiteAOeufsEnPlastique-nom":"Plastic Egg Box",</text:p>
            <text:p>"dec_boiteCamembertEnBois-nom":"Wooden box camembert",</text:p>
            <text:p>"dec_boiteConserve-nom":"Box preserves",</text:p>
            <text:p>"dec_boiteMetallique-nom":"Metal box",</text:p>
            <text:p>"dec_boiteOeufsEnCarton-nom":"Cardboard egg box",</text:p>
            <text:p>"dec_bombeMousseARaser-nom":"Bomb shaving foam",</text:p>
            <text:p>"dec_bombePeinture-nom":"Paint bomb",</text:p>
            <text:p>"dec_bouchonLiege-nom":"Cork",</text:p>
            <text:p>"dec_bouchonPlastique-nom":"Plastic cap",</text:p>
            <text:p>"dec_bougie-nom":"Candle",</text:p>
            <text:p>"dec_bouteilleDhuileAlimentaire-nom":"Oil Bottle",</text:p>
            <text:p>"dec_bouteilleDhuileEnVerre-nom":"Glass oil bottle",</text:p>
            <text:p>"dec_bouteilleGaz-nom":"Gas cylinder",</text:p>
            <text:p>"dec_bouteilleLait-nom":"Milk Bottle",</text:p>
            <text:p>"dec_bouteillePlastique-nom":"Plastic Bottle",</text:p>
            <text:p>"dec_bouteilleProduitMenagerNonVide-nom":"Bottle household product not empty",</text:p>
            <text:p>"dec_bouteilleProduitMenagerVide-nom":"Bottle empty household product",</text:p>
            <text:p>"dec_bouteillesSirop-nom":"Syrup bottles (metal)",</text:p>
            <text:p>"dec_bouteilleVerre-nom":"Glass Bottle",</text:p>
            <text:p>"dec_branchage-nom":"Foliage branches",</text:p>
            <text:p>"dec_briqueAlimentaire-nom":"Food Brick",</text:p>
            <text:p>"dec_cagetteBois-nom":"Wooden crates",</text:p>
            <text:p>"dec_cahier-nom":"Notebook",</text:p>
            <text:p>"dec_calendrier-nom":"Calendar",</text:p>
            <text:p>"dec_canetteSoda-nom":"Soda cans",</text:p>
            <text:p>"dec_capsuleCafe-nom":"capsule coffee",</text:p>
            <text:p>"dec_cartePostale-nom":"Post card",</text:p>
            <text:p>"dec_cartonPetitsOuGrands-nom":"Cardboard (small or large)",</text:p>
            <text:p>"dec_cartouchesEncres-nom":"Ink cartridges",</text:p>
            <text:p>"dec_cdDvdK7-nom":"CD / DVD / K7",</text:p>
            <text:p>"dec_chaussureEnBonEtat-nom":"Good shoe",</text:p>
            <text:p>"dec_chaussuresUsagees-nom":"Used shoes",</text:p>
            <text:p>"dec_cigarette-nom":"Cigarette",</text:p>
            <text:p>"dec_classeur-nom":"Binder",</text:p>
            <text:p>"dec_colles-nom":"Glues",</text:p>
            <text:p>"dec_congelateurs-nom":"Freezers",</text:p>
            <text:p>"dec_cotonTige-nom":"Q-tip",</text:p>
            <text:p>"dec_coucheBebe-nom":"Baby's diaper",</text:p>
            <text:p>"dec_couverclePotEnVerre-nom":"Metal cover",</text:p>
            <text:p>"dec_couverts-nom":"Cutlery",</text:p>
            <text:p>"dec_cremeEnTube-nom":"Tube cream",</text:p>
            <text:p>"dec_cremeEtDentifriceTube-nom":"Cream and toothpaste (tube)",</text:p>
            <text:p>"dec_deboucheurLiquide-nom":"Liquid drain cleaner",</text:p>
            <text:p>"dec_deodorantStick-nom":"Deodorant stick",</text:p>
            <text:p>"dec_detachant-nom":"Stain",</text:p>
            <text:p>"dec_eauJavel-nom":"Javel water",</text:p>
            <text:p>"dec_emballagesEnCartonPlat-nom":"Boxboard packaging",</text:p>
            <text:p>"dec_engraisChimiques-nom":"Chemical fertilizers",</text:p>
            <text:p>"dec_enveloppe-nom":"Envelope",</text:p>
            <text:p>"dec_epeluchuresRestesRepas-nom":"Peelings / scraps meals",</text:p>
            <text:p>"dec_equipementsAudioEtVideo-nom":"Audio and video equipment",</text:p>
            <text:p>"dec_essenceTerebenthine-nom":"Turpentine Essence",</text:p>
            <text:p>"dec_essuiToutRouleauCarton-nom":"Towels (cardboard roll)",</text:p>
            <text:p>"dec_essuiToutSaufRouleauCarton-nom":"Towels (except cardboard roll)",</text:p>
            <text:p>"dec_filmPlastique-nom":"Plastic film",</text:p>
            <text:p>"dec_filmsPhotographiques-nom":"Photographic Films",</text:p>
            <text:p>"dec_filtreAHuile-nom":"Oil Filter",</text:p>
            <text:p>"dec_flaconProduitsDentretien-nom":"Bottle of cleaning products",</text:p>
            <text:p>"dec_flaconSavon-nom":"Soap bottle",</text:p>
            <text:p>"dec_fongicides-nom":"Fungicide",</text:p>
            <text:p>"dec_fournituresHorsPapier-nom":"Supplies (except Paper)",</text:p>
            <text:p>"dec_gazon-nom":"Turf",</text:p>
            <text:p>"dec_gravat-nom":"Engrave",</text:p>
            <text:p>"dec_grillage-nom":"Roasting",</text:p>
            <text:p>"dec_guitare-nom":"Guitar",</text:p>
            <text:p>"dec_herbicides-nom":"Herbicide",</text:p>
            <text:p>"dec_huileAlimentaire-nom":"Edible oil",</text:p>
            <text:p>"dec_huileMinerale-nom":"Engine oil",</text:p>
            <text:p>"dec_huileVidange-nom":"Oil drain",</text:p>
            <text:p>"dec_insecticides-nom":"Insecticides",</text:p>
            <text:p>"dec_jouetsAlimentesParElectricite-nom":"Toy powered by electricity",</text:p>
            <text:p>"dec_jouetsNonElectroniques-nom":"Non-electronic toy",</text:p>
            <text:p>"dec_journal-nom":"Newspaper",</text:p>
            <text:p>"dec_laine-nom":"Wool",</text:p>
            <text:p>"dec_laineVerre-nom":"Glass wool",</text:p>
            <text:p>"dec_lampe-nom":"Lamp",</text:p>
            <text:p>"dec_lingette-nom":"Wipe",</text:p>
            <text:p>"dec_liquideRefroidissement-nom":"Liquid cooling",</text:p>
            <text:p>"dec_litierePourAnimaux-nom":"Animal bedding",</text:p>
            <text:p>"dec_livre-nom":"Book",</text:p>
            <text:p>"dec_lunette-nom":"Glasses",</text:p>
            <text:p>"dec_magazine-nom":"Magazine",</text:p>
            <text:p>"dec_masticCarrosserie-nom":"Mastic Body",</text:p>
            <text:p>"dec_matelas-nom":"Mattress",</text:p>
            <text:p>"dec_medicaments-nom":"Drug",</text:p>
            <text:p>"dec_meuble-nom":"Furniture",</text:p>
            <text:p>"dec_miroir-nom":"Mirror",</text:p>
            <text:p>"dec_moquette-nom":"Carpet",</text:p>
            <text:p>"dec_mortAuxRats-nom":"Rat poison",</text:p>
            <text:p>"dec_mouchoir-nom":"Tissue",</text:p>
            <text:p>"dec_naphtaline-nom":"Naphthalene",</text:p>
            <text:p>"dec_neons-nom":"Neon",</text:p>
            <text:p>"dec_nettoyantsALAmmoniac-nom":"Cleaner ammonia",</text:p>
            <text:p>"dec_nettoyantsCuivreEtArgenterie-nom":"Copper and silver cleaners",</text:p>
            <text:p>"dec_objetEnTerreCuite-nom":"Clay object",</text:p>
            <text:p>"dec_ordinateursPortables-nom":"Laptop",</text:p>
            <text:p>"dec_outilsBricolageOuJardinage-nom":"DIY or gardening tools",</text:p>
            <text:p>"dec_papier-nom":"Paper",</text:p>
            <text:p>"dec_papierAluminium-nom":"Aluminum foil",</text:p>
            <text:p>"dec_papierCadeau-nom":"Gift wrap",</text:p>
            <text:p>"dec_papierPeint-nom":"Wallpaper",</text:p>
            <text:p>"dec_parpaing-nom":"Cinderblock",</text:p>
            <text:p>"dec_peintureAntirouille-nom":"Rust Paint",</text:p>
            <text:p>"dec_peinturesHuileEtEau-nom":"Water and oil painting",</text:p>
            <text:p>"dec_peripheriquesInformatiques-nom":"Computer Peripherals",</text:p>
            <text:p>"dec_piano-nom":"Piano",</text:p>
            <text:p>"dec_piles-nom":"Battery",</text:p>
            <text:p>"dec_plancheBois-nom":"Plank",</text:p>
            <text:p>"dec_plante-nom":"Plant",</text:p>
            <text:p>"dec_pneu-nom":"Tire",</text:p>
            <text:p>"dec_polystyrene-nom":"Polystyrene",</text:p>
            <text:p>"dec_porcelaine-nom":"Porcelain",</text:p>
            <text:p>"dec_potCremeFraîche-nom":"Pot cream",</text:p>
            <text:p>"dec_poterie-nom":"Pottery",</text:p>
            <text:p>"dec_potPeinture-nom":"Paint Pot",</text:p>
            <text:p>"dec_potYaourt-nom":"Yoghurt pot",</text:p>
            <text:p>"dec_produitPhytosanitaire-nom":"Plant health product",</text:p>
            <text:p>"dec_produitsBeaute-nom":"Beauty Product",</text:p>
            <text:p>"dec_produitsDEntretien-nom":"Cleaning product",</text:p>
            <text:p>"dec_produitsTraitementDuBois-nom":"Wood treatment products",</text:p>
            <text:p>"dec_radiographie-nom":"Radiograph",</text:p>
            <text:p>"dec_rasoirJetable-nom":"Disposable razor",</text:p>
            <text:p>"dec_recurantsPourFour-nom":"Scouring oven",</text:p>
            <text:p>"dec_recurantsPourToilette-nom":"Scouring toilet",</text:p>
            <text:p>"dec_refrigerateur-nom":"Refrigerator",</text:p>
            <text:p>"dec_resines-nom":"Resin",</text:p>
            <text:p>"dec_revelateurEtFixateurPhoto-nom":"Developer and fixer Photo",</text:p>
            <text:p>"dec_sacEnPapier-nom":"Paper bag",</text:p>
            <text:p>"dec_sacPlastique-nom":"Plastic bag",</text:p>
            <text:p>"dec_scooter-nom":"Scooter",</text:p>
            <text:p>"dec_solvants-nom":"Solvent",</text:p>
            <text:p>"dec_stylo-nom":"Pen",</text:p>
            <text:p>"dec_tableARepasser-nom":"Ironing board",</text:p>
            <text:p>"dec_telephonie-nom":"Telephony",</text:p>
            <text:p>"dec_televiseurs-nom":"TV",</text:p>
            <text:p>"dec_thermometreAMercure-nom":"Mercury thermometer",</text:p>
            <text:p>"dec_trompette-nom":"Trumpet",</text:p>
            <text:p>"dec_trottinnette-nom":"Scooter",</text:p>
            <text:p>"dec_tubeFluorescent-nom":"Fluorescent Tube",</text:p>
            <text:p>"dec_tuyauDarrosage-nom":"Watering hose",</text:p>
            <text:p>"dec_UstensileCuisine-nom":"Kitchen Utensil",</text:p>
            <text:p>"dec_vaisselleCarton-nom":"Cardboard dishes",</text:p>
            <text:p>"dec_vaissellePlastique-nom":"Plastic ware",</text:p>
            <text:p>"dec_vaisselleVerrePorcelaine-nom":"Dishes (glass, porcelain ...)",</text:p>
            <text:p>"dec_velo-nom":"Bike",</text:p>
            <text:p>"dec_vetementEnBonEtat-nom":"Clothing good condition",</text:p>
            <text:p>"dec_vetementUsage-nom":"Used Clothing",</text:p>
            <text:p>"dec_verreaboire-nom":"Drinking glass",</text:p>
            <text:p>"dec_vitre-nom":"Window",</text:p>
            <text:p>"dec_voiture-nom":"Car",</text:p>
            <text:p/>
          </table:table-cell>
          <table:table-cell office:value-type="string" calcext:value-type="string">
            <text:p><text:s/></text:p>
          </table:table-cell>
        </table:table-row>
        <table:table-row table:style-name="ro2">
          <table:table-cell/>
          <table:table-cell office:value-type="string" calcext:value-type="string">
            <text:p>Dechets</text:p>
          </table:table-cell>
          <table:table-cell office:value-type="string" calcext:value-type="string">
            <text:p>concerne_aussi</text:p>
          </table:table-cell>
          <table:table-cell table:style-name="ce404" table:formula="of:=GETTRADUCTION([Dico.B7];COLUMN([Dechets.A5]);COLUMN([Dechets.G5]);ROW([Dechets.A5]);ROW([Dechets.A172]);[Dico.C7])" office:value-type="string" office:string-value="&quot;dec_acides-concerne_aussi&quot;:&quot;acide, base, produit chimique&quot;,&#10;&quot;dec_aerosols-concerne_aussi&quot;:&quot;aérosol, bombe aérosol, déodorant, laque&quot;,&#10;&quot;dec_agenda-concerne_aussi&quot;:&quot;acide,agenda&quot;,&#10;&quot;dec_ampouleBasseConso-concerne_aussi&quot;:&quot;ampoule basse consommation, ampoule à économie d'énergie, lampe à économie d'énergie&quot;,&#10;&quot;dec_ampouleClassique-concerne_aussi&quot;:&quot;ampoule classique, ampoule à incandescence, ampoule à filament&quot;,&#10;&quot;dec_annuaire-concerne_aussi&quot;:&quot;annuaire&quot;,&#10;&quot;dec_antiFourmis-concerne_aussi&quot;:&quot;Anti-fourmi&quot;,&#10;&quot;dec_antigel-concerne_aussi&quot;:&quot;antigel&quot;,&#10;&quot;dec_appareilElectronique-concerne_aussi&quot;:&quot;appareil électronique,outillage alimenté par électricité&quot;,&#10;&quot;dec_appareilsChauffant-concerne_aussi&quot;:&quot;appareil chauffant, appareil de chauffage, chauffage, appareil de cuisson, four&quot;,&#10;&quot;dec_appareilsElectromenager-concerne_aussi&quot;:&quot;appareil électroménager,petit électroménager&quot;,&#10;&quot;dec_barilLessive-concerne_aussi&quot;:&quot;baril de lessive, paquet de lessives, baril en carton&quot;,&#10;&quot;dec_barquetteAluminium-concerne_aussi&quot;:&quot;barquette aluminium, barquette pizza, barquette quiche&quot;,&#10;&quot;dec_barquettePolystyrene-concerne_aussi&quot;:&quot;barquette polystyrène, barquette plastique&quot;,&#10;&quot;dec_batteriesVoiture-concerne_aussi&quot;:&quot;batterie de voiture&quot;,&#10;&quot;dec_bidonDHuileMoteurVide-concerne_aussi&quot;:&quot;bidon d'huile moteur vide&quot;,&#10;&quot;dec_bidonMetal-concerne_aussi&quot;:&quot;bidon de métal vide&quot;,&#10;&quot;dec_bocalEnVerre-concerne_aussi&quot;:&quot;bocal en verre, nutella, pâte a tartiner, pot en verre&quot;,&#10;&quot;dec_boiteAOeufsEnPlastique-concerne_aussi&quot;:&quot;boîte à œuf en plastique&quot;,&#10;&quot;dec_boiteCamembertEnBois-concerne_aussi&quot;:&quot;boîte camembert en bois&quot;,&#10;&quot;dec_boiteConserve-concerne_aussi&quot;:&quot;boîte de conserve, conserve&quot;,&#10;&quot;dec_boiteMetallique-concerne_aussi&quot;:&quot;boite métallique&quot;,&#10;&quot;dec_boiteOeufsEnCarton-concerne_aussi&quot;:&quot;boîte à œuf en carton&quot;,&#10;&quot;dec_bombeMousseARaser-concerne_aussi&quot;:&quot;bombe mousse à raser&quot;,&#10;&quot;dec_bombePeinture-concerne_aussi&quot;:&quot;bombe de peinture, peinture aérosol&quot;,&#10;&quot;dec_bouchonLiege-concerne_aussi&quot;:&quot;bouchon de liège&quot;,&#10;&quot;dec_bouchonPlastique-concerne_aussi&quot;:&quot;bouchon plastique&quot;,&#10;&quot;dec_bougie-concerne_aussi&quot;:&quot;bougie&quot;,&#10;&quot;dec_bouteilleDhuileAlimentaire-concerne_aussi&quot;:&quot;bouteille d'huile, bouteille d'eau&quot;,&#10;&quot;dec_bouteilleDhuileEnVerre-concerne_aussi&quot;:&quot;bouteille d'huile en verre&quot;,&#10;&quot;dec_bouteilleGaz-concerne_aussi&quot;:&quot;bouteille de gaz&quot;,&#10;&quot;dec_bouteilleLait-concerne_aussi&quot;:&quot;bouteille de lait&quot;,&#10;&quot;dec_bouteillePlastique-concerne_aussi&quot;:&quot;bouteille en plastique, bouteille de soda&quot;,&#10;&quot;dec_bouteilleProduitMenagerNonVide-concerne_aussi&quot;:&quot;bouteille produit ménager non vide&quot;,&#10;&quot;dec_bouteilleProduitMenagerVide-concerne_aussi&quot;:&quot;bouteille produit ménager vide&quot;,&#10;&quot;dec_bouteillesSirop-concerne_aussi&quot;:&quot;bouteille de sirop métal&quot;,&#10;&quot;dec_bouteilleVerre-concerne_aussi&quot;:&quot;bouteille en verre, bouteille de vin, bouteille de bière&quot;,&#10;&quot;dec_branchage-concerne_aussi&quot;:&quot;branchage, feuillage, taille d'arbre&quot;,&#10;&quot;dec_briqueAlimentaire-concerne_aussi&quot;:&quot;brique alimentaire, brique de lait, tétra pack&quot;,&#10;&quot;dec_cagetteBois-concerne_aussi&quot;:&quot;cagette bois, cageot&quot;,&#10;&quot;dec_cahier-concerne_aussi&quot;:&quot;cahier, cahier, bloc note sans spirale, carnet&quot;,&#10;&quot;dec_calendrier-concerne_aussi&quot;:&quot;calendrier&quot;,&#10;&quot;dec_canetteSoda-concerne_aussi&quot;:&quot;canette de soda&quot;,&#10;&quot;dec_capsuleCafe-concerne_aussi&quot;:&quot;capsule de café, capsule métal ou plastique dosette café&quot;,&#10;&quot;dec_cartePostale-concerne_aussi&quot;:&quot;carte postale&quot;,&#10;&quot;dec_cartonPetitsOuGrands-concerne_aussi&quot;:&quot;carton (petit ou grands)&quot;,&#10;&quot;dec_cartouchesEncres-concerne_aussi&quot;:&quot;cartouche encres&quot;,&#10;&quot;dec_cdDvdK7-concerne_aussi&quot;:&quot;CD/DVD/K7, cassette audio, cassette vidéo, appareil photo, caméra&quot;,&#10;&quot;dec_chaussureEnBonEtat-concerne_aussi&quot;:&quot;chaussure en bon état, bote en bon état&quot;,&#10;&quot;dec_chaussuresUsagees-concerne_aussi&quot;:&quot;chaussure usagées, bote usagée, chaussure en mauvais état&quot;,&#10;&quot;dec_cigarette-concerne_aussi&quot;:&quot;cigarette, mégot, cigare&quot;,&#10;&quot;dec_classeur-concerne_aussi&quot;:&quot;classeur&quot;,&#10;&quot;dec_colles-concerne_aussi&quot;:&quot;colles&quot;,&#10;&quot;dec_congelateurs-concerne_aussi&quot;:&quot;congélateurs&quot;,&#10;&quot;dec_cotonTige-concerne_aussi&quot;:&quot;coton tige&quot;,&#10;&quot;dec_coucheBebe-concerne_aussi&quot;:&quot;couche bébé&quot;,&#10;&quot;dec_couverclePotEnVerre-concerne_aussi&quot;:&quot;couvercle de pot en verre, couvercle métallique, capsule bière, opercule&quot;,&#10;&quot;dec_couverts-concerne_aussi&quot;:&quot;couverts, couteau, cuillère, fourchette&quot;,&#10;&quot;dec_cremeEnTube-concerne_aussi&quot;:&quot;crème en tube&quot;,&#10;&quot;dec_cremeEtDentifriceTube-concerne_aussi&quot;:&quot;crème et dentifrice (tube), crème en tube, tube de dentifrice&quot;,&#10;&quot;dec_deboucheurLiquide-concerne_aussi&quot;:&quot;déboucheur liquide&quot;,&#10;&quot;dec_deodorantStick-concerne_aussi&quot;:&quot;déodorant stick, déodorant à bille&quot;,&#10;&quot;dec_detachant-concerne_aussi&quot;:&quot;détachant (c'est un produit toxique)&quot;,&#10;&quot;dec_eauJavel-concerne_aussi&quot;:&quot;eau de Javel&quot;,&#10;&quot;dec_emballagesEnCartonPlat-concerne_aussi&quot;:&quot;emballage en carton plat, Suremballage carton, cartonnette, boîte de céréales, boîte à pizza&quot;,&#10;&quot;dec_engraisChimiques-concerne_aussi&quot;:&quot;engrais chimiques&quot;,&#10;&quot;dec_enveloppe-concerne_aussi&quot;:&quot;enveloppe&quot;,&#10;&quot;dec_epeluchuresRestesRepas-concerne_aussi&quot;:&quot;épluchures, reste de repas, nourriture&quot;,&#10;&quot;dec_equipementsAudioEtVideo-concerne_aussi&quot;:&quot;équipement audio et vidéo&quot;,&#10;&quot;dec_essenceTerebenthine-concerne_aussi&quot;:&quot;essence de térébenthine&quot;,&#10;&quot;dec_essuiToutRouleauCarton-concerne_aussi&quot;:&quot;essuie-tout (rouleau carton), rouleau carton papier toilette&quot;,&#10;&quot;dec_essuiToutSaufRouleauCarton-concerne_aussi&quot;:&quot;essuie-tout (sauf rouleau carton), sopalin, papier absorbant, papier toilette&quot;,&#10;&quot;dec_filmPlastique-concerne_aussi&quot;:&quot;film plastique&quot;,&#10;&quot;dec_filmsPhotographiques-concerne_aussi&quot;:&quot;film photographiques, diapositive, pellicule&quot;,&#10;&quot;dec_filtreAHuile-concerne_aussi&quot;:&quot;filtre à huile&quot;,&#10;&quot;dec_flaconProduitsDentretien-concerne_aussi&quot;:&quot;flacon de produit d'entretien, Flacon produit ménager vide, flacon de produit d'entretien&quot;,&#10;&quot;dec_flaconSavon-concerne_aussi&quot;:&quot;flacon de savon, Flacon en plastique, flacon de savon&quot;,&#10;&quot;dec_fongicides-concerne_aussi&quot;:&quot;fongicide&quot;,&#10;&quot;dec_fournituresHorsPapier-concerne_aussi&quot;:&quot;fourniture (hor papier), fourniture de bureau, crayon, stylo, feutre, gomme, agrafeuse, règle, compas, pochette plastique, classeur, trombone, taille-crayon, ciseaux&quot;,&#10;&quot;dec_gazon-concerne_aussi&quot;:&quot;gazon, pelouse, herbe&quot;,&#10;&quot;dec_gravat-concerne_aussi&quot;:&quot;gravât&quot;,&#10;&quot;dec_grillage-concerne_aussi&quot;:&quot;grillage, clôture&quot;,&#10;&quot;dec_guitare-concerne_aussi&quot;:&quot;guitare&quot;,&#10;&quot;dec_herbicides-concerne_aussi&quot;:&quot;herbicide, désherbant&quot;,&#10;&quot;dec_huileAlimentaire-concerne_aussi&quot;:&quot;huile alimentaire, huile de friture&quot;,&#10;&quot;dec_huileMinerale-concerne_aussi&quot;:&quot;huile minérale,huile voiture,huile moteur&quot;,&#10;&quot;dec_huileVidange-concerne_aussi&quot;:&quot;huile de vidange&quot;,&#10;&quot;dec_insecticides-concerne_aussi&quot;:&quot;insecticides&quot;,&#10;&quot;dec_jouetsAlimentesParElectricite-concerne_aussi&quot;:&quot;jouet alimenté par électricité, jeu avec pile, train électrique&quot;,&#10;&quot;dec_jouetsNonElectroniques-concerne_aussi&quot;:&quot;jouet non électronique, jeu, peluche, poupée, petite voiture&quot;,&#10;&quot;dec_journal-concerne_aussi&quot;:&quot;journal, revue&quot;,&#10;&quot;dec_laine-concerne_aussi&quot;:&quot;laine&quot;,&#10;&quot;dec_laineVerre-concerne_aussi&quot;:&quot;laine de verre, laine de verre, laine de roche&quot;,&#10;&quot;dec_lampe-concerne_aussi&quot;:&quot;lampe&quot;,&#10;&quot;dec_lingette-concerne_aussi&quot;:&quot;lingette&quot;,&#10;&quot;dec_liquideRefroidissement-concerne_aussi&quot;:&quot;liquide de refroidissement&quot;,&#10;&quot;dec_litierePourAnimaux-concerne_aussi&quot;:&quot;litière pour animaux&quot;,&#10;&quot;dec_livre-concerne_aussi&quot;:&quot;livre, bd, bande dessinée&quot;,&#10;&quot;dec_lunette-concerne_aussi&quot;:&quot;lunette&quot;,&#10;&quot;dec_magazine-concerne_aussi&quot;:&quot;magazine, revue&quot;,&#10;&quot;dec_masticCarrosserie-concerne_aussi&quot;:&quot;mastic de carrosserie&quot;,&#10;&quot;dec_matelas-concerne_aussi&quot;:&quot;matelas&quot;,&#10;&quot;dec_medicaments-concerne_aussi&quot;:&quot;médicament&quot;,&#10;&quot;dec_meuble-concerne_aussi&quot;:&quot;meuble&quot;,&#10;&quot;dec_miroir-concerne_aussi&quot;:&quot;miroir&quot;,&#10;&quot;dec_moquette-concerne_aussi&quot;:&quot;moquette&quot;,&#10;&quot;dec_mortAuxRats-concerne_aussi&quot;:&quot;mort aux rats, raticide &quot;,&#10;&quot;dec_mouchoir-concerne_aussi&quot;:&quot;mouchoir&quot;,&#10;&quot;dec_naphtaline-concerne_aussi&quot;:&quot;naphtaline, antimite&quot;,&#10;&quot;dec_neons-concerne_aussi&quot;:&quot;néon&quot;,&#10;&quot;dec_nettoyantsALAmmoniac-concerne_aussi&quot;:&quot;nettoyant à l'ammoniac&quot;,&#10;&quot;dec_nettoyantsCuivreEtArgenterie-concerne_aussi&quot;:&quot;nettoyant cuivre et argenterie&quot;,&#10;&quot;dec_objetEnTerreCuite-concerne_aussi&quot;:&quot;objet en terre cuite&quot;,&#10;&quot;dec_ordinateursPortables-concerne_aussi&quot;:&quot;ordinateur portables&quot;,&#10;&quot;dec_outilsBricolageOuJardinage-concerne_aussi&quot;:&quot;outil bricolage ou jardinage, marteau, tournevis, cisaille, scie, râteau, hache&quot;,&#10;&quot;dec_papier-concerne_aussi&quot;:&quot;papier, prospectus, publicité, feuille (imprimée ou non)&quot;,&#10;&quot;dec_papierAluminium-concerne_aussi&quot;:&quot;papier aluminium&quot;,&#10;&quot;dec_papierCadeau-concerne_aussi&quot;:&quot;papier cadeau&quot;,&#10;&quot;dec_papierPeint-concerne_aussi&quot;:&quot;papier peint, crépon&quot;,&#10;&quot;dec_parpaing-concerne_aussi&quot;:&quot;parpaing&quot;,&#10;&quot;dec_peintureAntirouille-concerne_aussi&quot;:&quot;peinture antirouille&quot;,&#10;&quot;dec_peinturesHuileEtEau-concerne_aussi&quot;:&quot;peinture huile et eau&quot;,&#10;&quot;dec_peripheriquesInformatiques-concerne_aussi&quot;:&quot;périphérique informatiques, écran, clavier, souris, imprimante&quot;,&#10;&quot;dec_piano-concerne_aussi&quot;:&quot;piano&quot;,&#10;&quot;dec_piles-concerne_aussi&quot;:&quot;pile, petit accumulateur&quot;,&#10;&quot;dec_plancheBois-concerne_aussi&quot;:&quot;planche de bois&quot;,&#10;&quot;dec_plante-concerne_aussi&quot;:&quot;plante&quot;,&#10;&quot;dec_pneu-concerne_aussi&quot;:&quot;pneu&quot;,&#10;&quot;dec_polystyrene-concerne_aussi&quot;:&quot;polystyrène, barquette de polystyrène&quot;,&#10;&quot;dec_porcelaine-concerne_aussi&quot;:&quot;porcelaine, vase&quot;,&#10;&quot;dec_potCremeFraîche-concerne_aussi&quot;:&quot;pot de crème fraîche&quot;,&#10;&quot;dec_poterie-concerne_aussi&quot;:&quot;poterie,pot&quot;,&#10;&quot;dec_potPeinture-concerne_aussi&quot;:&quot;pot de peinture, peinture à huile, peinture à l'eau, peinture, acrylique, peinture glycéro&quot;,&#10;&quot;dec_potYaourt-concerne_aussi&quot;:&quot;pot de yaourt&quot;,&#10;&quot;dec_produitPhytosanitaire-concerne_aussi&quot;:&quot;produit phytosanitaire&quot;,&#10;&quot;dec_produitsBeaute-concerne_aussi&quot;:&quot;produit de beauté, cosmétique, rouge à lèvres, maquillage, vernis&quot;,&#10;&quot;dec_produitsDEntretien-concerne_aussi&quot;:&quot;produit d'entretien, nettoyant à sol&quot;,&#10;&quot;dec_produitsTraitementDuBois-concerne_aussi&quot;:&quot;produit de traitement du bois&quot;,&#10;&quot;dec_radiographie-concerne_aussi&quot;:&quot;radiographie&quot;,&#10;&quot;dec_rasoirJetable-concerne_aussi&quot;:&quot;rasoir jetable&quot;,&#10;&quot;dec_recurantsPourFour-concerne_aussi&quot;:&quot;récurant pour four&quot;,&#10;&quot;dec_recurantsPourToilette-concerne_aussi&quot;:&quot;récurant pour toilette&quot;,&#10;&quot;dec_refrigerateur-concerne_aussi&quot;:&quot;réfrigérateur&quot;,&#10;&quot;dec_resines-concerne_aussi&quot;:&quot;résine&quot;,&#10;&quot;dec_revelateurEtFixateurPhoto-concerne_aussi&quot;:&quot;révélateur et fixateur photo&quot;,&#10;&quot;dec_sacEnPapier-concerne_aussi&quot;:&quot;sac en papier&quot;,&#10;&quot;dec_sacPlastique-concerne_aussi&quot;:&quot;sac plastique&quot;,&#10;&quot;dec_scooter-concerne_aussi&quot;:&quot;scooter, mobylette&quot;,&#10;&quot;dec_solvants-concerne_aussi&quot;:&quot;solvant, diluant, white spirit&quot;,&#10;&quot;dec_stylo-concerne_aussi&quot;:&quot;stylo, crayon&quot;,&#10;&quot;dec_tableARepasser-concerne_aussi&quot;:&quot;table à repasser&quot;,&#10;&quot;dec_telephonie-concerne_aussi&quot;:&quot;téléphonie&quot;,&#10;&quot;dec_televiseurs-concerne_aussi&quot;:&quot;téléviseur&quot;,&#10;&quot;dec_thermometreAMercure-concerne_aussi&quot;:&quot;thermomètre à mercure&quot;,&#10;&quot;dec_trompette-concerne_aussi&quot;:&quot;trompette&quot;,&#10;&quot;dec_trottinnette-concerne_aussi&quot;:&quot;trottinette&quot;,&#10;&quot;dec_tubeFluorescent-concerne_aussi&quot;:&quot;tube fluorescent, tube fluo&quot;,&#10;&quot;dec_tuyauDarrosage-concerne_aussi&quot;:&quot;tuyau d'arrosage&quot;,&#10;&quot;dec_UstensileCuisine-concerne_aussi&quot;:&quot;ustensile de cuisine, casserole, marmite, cocotte, poêle, wok, spatule&quot;,&#10;&quot;dec_vaisselleCarton-concerne_aussi&quot;:&quot;vaisselle carton, assiette carton, gobelet carton&quot;,&#10;&quot;dec_vaissellePlastique-concerne_aussi&quot;:&quot;vaisselle plastique, gobelet plastique, couvert plastique, couteau plastique, fourchette plastique, cuillère plastique&quot;,&#10;&quot;dec_vaisselleVerrePorcelaine-concerne_aussi&quot;:&quot;assiette, tasse, bol, plat, verre à boire, poterie, porcelaine, faïence, carafe, verre&quot;,&#10;&quot;dec_velo-concerne_aussi&quot;:&quot;vélo, bicyclette, skateboard&quot;,&#10;&quot;dec_vetementEnBonEtat-concerne_aussi&quot;:&quot;vêtement bon état, pantalon, chemise, pull, veste, jupe, robe&quot;,&#10;&quot;dec_vetementUsage-concerne_aussi&quot;:&quot;vêtement usagé, vêtement mauvais état, pantalon, chemise, pull, veste, jupe, robe&quot;,&#10;&quot;dec_verreaboire-concerne_aussi&quot;:&quot;verre à boire&quot;,&#10;&quot;dec_vitre-concerne_aussi&quot;:&quot;vitre&quot;,&#10;&quot;dec_voiture-concerne_aussi&quot;:&quot;voiture&quot;,&#10;" calcext:value-type="string">
            <text:p>"dec_acides-concerne_aussi":"acide, base, produit chimique",</text:p>
            <text:p>"dec_aerosols-concerne_aussi":"aérosol, bombe aérosol, déodorant, laque",</text:p>
            <text:p>"dec_agenda-concerne_aussi":"acide,agenda",</text:p>
            <text:p>"dec_ampouleBasseConso-concerne_aussi":"ampoule basse consommation, ampoule à économie d'énergie, lampe à économie d'énergie",</text:p>
            <text:p>"dec_ampouleClassique-concerne_aussi":"ampoule classique, ampoule à incandescence, ampoule à filament",</text:p>
            <text:p>"dec_annuaire-concerne_aussi":"annuaire",</text:p>
            <text:p>"dec_antiFourmis-concerne_aussi":"Anti-fourmi",</text:p>
            <text:p>"dec_antigel-concerne_aussi":"antigel",</text:p>
            <text:p>"dec_appareilElectronique-concerne_aussi":"appareil électronique,outillage alimenté par électricité",</text:p>
            <text:p>"dec_appareilsChauffant-concerne_aussi":"appareil chauffant, appareil de chauffage, chauffage, appareil de cuisson, four",</text:p>
            <text:p>"dec_appareilsElectromenager-concerne_aussi":"appareil électroménager,petit électroménager",</text:p>
            <text:p>"dec_barilLessive-concerne_aussi":"baril de lessive, paquet de lessives, baril en carton",</text:p>
            <text:p>"dec_barquetteAluminium-concerne_aussi":"barquette aluminium, barquette pizza, barquette quiche",</text:p>
            <text:p>"dec_barquettePolystyrene-concerne_aussi":"barquette polystyrène, barquette plastique",</text:p>
            <text:p>"dec_batteriesVoiture-concerne_aussi":"batterie de voiture",</text:p>
            <text:p>"dec_bidonDHuileMoteurVide-concerne_aussi":"bidon d'huile moteur vide",</text:p>
            <text:p>"dec_bidonMetal-concerne_aussi":"bidon de métal vide",</text:p>
            <text:p>"dec_bocalEnVerre-concerne_aussi":"bocal en verre, nutella, pâte a tartiner, pot en verre",</text:p>
            <text:p>"dec_boiteAOeufsEnPlastique-concerne_aussi":"boîte à œuf en plastique",</text:p>
            <text:p>"dec_boiteCamembertEnBois-concerne_aussi":"boîte camembert en bois",</text:p>
            <text:p>"dec_boiteConserve-concerne_aussi":"boîte de conserve, conserve",</text:p>
            <text:p>"dec_boiteMetallique-concerne_aussi":"boite métallique",</text:p>
            <text:p>"dec_boiteOeufsEnCarton-concerne_aussi":"boîte à œuf en carton",</text:p>
            <text:p>"dec_bombeMousseARaser-concerne_aussi":"bombe mousse à raser",</text:p>
            <text:p>"dec_bombePeinture-concerne_aussi":"bombe de peinture, peinture aérosol",</text:p>
            <text:p>"dec_bouchonLiege-concerne_aussi":"bouchon de liège",</text:p>
            <text:p>"dec_bouchonPlastique-concerne_aussi":"bouchon plastique",</text:p>
            <text:p>"dec_bougie-concerne_aussi":"bougie",</text:p>
            <text:p>"dec_bouteilleDhuileAlimentaire-concerne_aussi":"bouteille d'huile, bouteille d'eau",</text:p>
            <text:p>"dec_bouteilleDhuileEnVerre-concerne_aussi":"bouteille d'huile en verre",</text:p>
            <text:p>"dec_bouteilleGaz-concerne_aussi":"bouteille de gaz",</text:p>
            <text:p>"dec_bouteilleLait-concerne_aussi":"bouteille de lait",</text:p>
            <text:p>"dec_bouteillePlastique-concerne_aussi":"bouteille en plastique, bouteille de soda",</text:p>
            <text:p>"dec_bouteilleProduitMenagerNonVide-concerne_aussi":"bouteille produit ménager non vide",</text:p>
            <text:p>"dec_bouteilleProduitMenagerVide-concerne_aussi":"bouteille produit ménager vide",</text:p>
            <text:p>"dec_bouteillesSirop-concerne_aussi":"bouteille de sirop métal",</text:p>
            <text:p>"dec_bouteilleVerre-concerne_aussi":"bouteille en verre, bouteille de vin, bouteille de bière",</text:p>
            <text:p>"dec_branchage-concerne_aussi":"branchage, feuillage, taille d'arbre",</text:p>
            <text:p>"dec_briqueAlimentaire-concerne_aussi":"brique alimentaire, brique de lait, tétra pack",</text:p>
            <text:p>"dec_cagetteBois-concerne_aussi":"cagette bois, cageot",</text:p>
            <text:p>"dec_cahier-concerne_aussi":"cahier, cahier, bloc note sans spirale, carnet",</text:p>
            <text:p>"dec_calendrier-concerne_aussi":"calendrier",</text:p>
            <text:p>"dec_canetteSoda-concerne_aussi":"canette de soda",</text:p>
            <text:p>"dec_capsuleCafe-concerne_aussi":"capsule de café, capsule métal ou plastique dosette café",</text:p>
            <text:p>"dec_cartePostale-concerne_aussi":"carte postale",</text:p>
            <text:p>"dec_cartonPetitsOuGrands-concerne_aussi":"carton (petit ou grands)",</text:p>
            <text:p>"dec_cartouchesEncres-concerne_aussi":"cartouche encres",</text:p>
            <text:p>"dec_cdDvdK7-concerne_aussi":"CD/DVD/K7, cassette audio, cassette vidéo, appareil photo, caméra",</text:p>
            <text:p>"dec_chaussureEnBonEtat-concerne_aussi":"chaussure en bon état, bote en bon état",</text:p>
            <text:p>"dec_chaussuresUsagees-concerne_aussi":"chaussure usagées, bote usagée, chaussure en mauvais état",</text:p>
            <text:p>"dec_cigarette-concerne_aussi":"cigarette, mégot, cigare",</text:p>
            <text:p>"dec_classeur-concerne_aussi":"classeur",</text:p>
            <text:p>"dec_colles-concerne_aussi":"colles",</text:p>
            <text:p>"dec_congelateurs-concerne_aussi":"congélateurs",</text:p>
            <text:p>"dec_cotonTige-concerne_aussi":"coton tige",</text:p>
            <text:p>"dec_coucheBebe-concerne_aussi":"couche bébé",</text:p>
            <text:p>"dec_couverclePotEnVerre-concerne_aussi":"couvercle de pot en verre, couvercle métallique, capsule bière, opercule",</text:p>
            <text:p>"dec_couverts-concerne_aussi":"couverts, couteau, cuillère, fourchette",</text:p>
            <text:p>"dec_cremeEnTube-concerne_aussi":"crème en tube",</text:p>
            <text:p>"dec_cremeEtDentifriceTube-concerne_aussi":"crème et dentifrice (tube), crème en tube, tube de dentifrice",</text:p>
            <text:p>"dec_deboucheurLiquide-concerne_aussi":"déboucheur liquide",</text:p>
            <text:p>"dec_deodorantStick-concerne_aussi":"déodorant stick, déodorant à bille",</text:p>
            <text:p>"dec_detachant-concerne_aussi":"détachant (c'est un produit toxique)",</text:p>
            <text:p>"dec_eauJavel-concerne_aussi":"eau de Javel",</text:p>
            <text:p>"dec_emballagesEnCartonPlat-concerne_aussi":"emballage en carton plat, Suremballage carton, cartonnette, boîte de céréales, boîte à pizza",</text:p>
            <text:p>"dec_engraisChimiques-concerne_aussi":"engrais chimiques",</text:p>
            <text:p>"dec_enveloppe-concerne_aussi":"enveloppe",</text:p>
            <text:p>"dec_epeluchuresRestesRepas-concerne_aussi":"épluchures, reste de repas, nourriture",</text:p>
            <text:p>"dec_equipementsAudioEtVideo-concerne_aussi":"équipement audio et vidéo",</text:p>
            <text:p>"dec_essenceTerebenthine-concerne_aussi":"essence de térébenthine",</text:p>
            <text:p>"dec_essuiToutRouleauCarton-concerne_aussi":"essuie-tout (rouleau carton), rouleau carton papier toilette",</text:p>
            <text:p>"dec_essuiToutSaufRouleauCarton-concerne_aussi":"essuie-tout (sauf rouleau carton), sopalin, papier absorbant, papier toilette",</text:p>
            <text:p>"dec_filmPlastique-concerne_aussi":"film plastique",</text:p>
            <text:p>"dec_filmsPhotographiques-concerne_aussi":"film photographiques, diapositive, pellicule",</text:p>
            <text:p>"dec_filtreAHuile-concerne_aussi":"filtre à huile",</text:p>
            <text:p>"dec_flaconProduitsDentretien-concerne_aussi":"flacon de produit d'entretien, Flacon produit ménager vide, flacon de produit d'entretien",</text:p>
            <text:p>"dec_flaconSavon-concerne_aussi":"flacon de savon, Flacon en plastique, flacon de savon",</text:p>
            <text:p>"dec_fongicides-concerne_aussi":"fongicide",</text:p>
            <text:p>"dec_fournituresHorsPapier-concerne_aussi":"fourniture (hor papier), fourniture de bureau, crayon, stylo, feutre, gomme, agrafeuse, règle, compas, pochette plastique, classeur, trombone, taille-crayon, ciseaux",</text:p>
            <text:p>"dec_gazon-concerne_aussi":"gazon, pelouse, herbe",</text:p>
            <text:p>"dec_gravat-concerne_aussi":"gravât",</text:p>
            <text:p>"dec_grillage-concerne_aussi":"grillage, clôture",</text:p>
            <text:p>"dec_guitare-concerne_aussi":"guitare",</text:p>
            <text:p>"dec_herbicides-concerne_aussi":"herbicide, désherbant",</text:p>
            <text:p>"dec_huileAlimentaire-concerne_aussi":"huile alimentaire, huile de friture",</text:p>
            <text:p>"dec_huileMinerale-concerne_aussi":"huile minérale,huile voiture,huile moteur",</text:p>
            <text:p>"dec_huileVidange-concerne_aussi":"huile de vidange",</text:p>
            <text:p>"dec_insecticides-concerne_aussi":"insecticides",</text:p>
            <text:p>"dec_jouetsAlimentesParElectricite-concerne_aussi":"jouet alimenté par électricité, jeu avec pile, train électrique",</text:p>
            <text:p>"dec_jouetsNonElectroniques-concerne_aussi":"jouet non électronique, jeu, peluche, poupée, petite voiture",</text:p>
            <text:p>"dec_journal-concerne_aussi":"journal, revue",</text:p>
            <text:p>"dec_laine-concerne_aussi":"laine",</text:p>
            <text:p>"dec_laineVerre-concerne_aussi":"laine de verre, laine de verre, laine de roche",</text:p>
            <text:p>"dec_lampe-concerne_aussi":"lampe",</text:p>
            <text:p>"dec_lingette-concerne_aussi":"lingette",</text:p>
            <text:p>"dec_liquideRefroidissement-concerne_aussi":"liquide de refroidissement",</text:p>
            <text:p>"dec_litierePourAnimaux-concerne_aussi":"litière pour animaux",</text:p>
            <text:p>"dec_livre-concerne_aussi":"livre, bd, bande dessinée",</text:p>
            <text:p>"dec_lunette-concerne_aussi":"lunette",</text:p>
            <text:p>"dec_magazine-concerne_aussi":"magazine, revue",</text:p>
            <text:p>"dec_masticCarrosserie-concerne_aussi":"mastic de carrosserie",</text:p>
            <text:p>"dec_matelas-concerne_aussi":"matelas",</text:p>
            <text:p>"dec_medicaments-concerne_aussi":"médicament",</text:p>
            <text:p>"dec_meuble-concerne_aussi":"meuble",</text:p>
            <text:p>"dec_miroir-concerne_aussi":"miroir",</text:p>
            <text:p>"dec_moquette-concerne_aussi":"moquette",</text:p>
            <text:p>"dec_mortAuxRats-concerne_aussi":"mort aux rats, raticide ",</text:p>
            <text:p>"dec_mouchoir-concerne_aussi":"mouchoir",</text:p>
            <text:p>"dec_naphtaline-concerne_aussi":"naphtaline, antimite",</text:p>
            <text:p>"dec_neons-concerne_aussi":"néon",</text:p>
            <text:p>"dec_nettoyantsALAmmoniac-concerne_aussi":"nettoyant à l'ammoniac",</text:p>
            <text:p>"dec_nettoyantsCuivreEtArgenterie-concerne_aussi":"nettoyant cuivre et argenterie",</text:p>
            <text:p>"dec_objetEnTerreCuite-concerne_aussi":"objet en terre cuite",</text:p>
            <text:p>"dec_ordinateursPortables-concerne_aussi":"ordinateur portables",</text:p>
            <text:p>"dec_outilsBricolageOuJardinage-concerne_aussi":"outil bricolage ou jardinage, marteau, tournevis, cisaille, scie, râteau, hache",</text:p>
            <text:p>"dec_papier-concerne_aussi":"papier, prospectus, publicité, feuille (imprimée ou non)",</text:p>
            <text:p>"dec_papierAluminium-concerne_aussi":"papier aluminium",</text:p>
            <text:p>"dec_papierCadeau-concerne_aussi":"papier cadeau",</text:p>
            <text:p>"dec_papierPeint-concerne_aussi":"papier peint, crépon",</text:p>
            <text:p>"dec_parpaing-concerne_aussi":"parpaing",</text:p>
            <text:p>"dec_peintureAntirouille-concerne_aussi":"peinture antirouille",</text:p>
            <text:p>"dec_peinturesHuileEtEau-concerne_aussi":"peinture huile et eau",</text:p>
            <text:p>"dec_peripheriquesInformatiques-concerne_aussi":"périphérique informatiques, écran, clavier, souris, imprimante",</text:p>
            <text:p>"dec_piano-concerne_aussi":"piano",</text:p>
            <text:p>"dec_piles-concerne_aussi":"pile, petit accumulateur",</text:p>
            <text:p>"dec_plancheBois-concerne_aussi":"planche de bois",</text:p>
            <text:p>"dec_plante-concerne_aussi":"plante",</text:p>
            <text:p>"dec_pneu-concerne_aussi":"pneu",</text:p>
            <text:p>"dec_polystyrene-concerne_aussi":"polystyrène, barquette de polystyrène",</text:p>
            <text:p>"dec_porcelaine-concerne_aussi":"porcelaine, vase",</text:p>
            <text:p>"dec_potCremeFraîche-concerne_aussi":"pot de crème fraîche",</text:p>
            <text:p>"dec_poterie-concerne_aussi":"poterie,pot",</text:p>
            <text:p>"dec_potPeinture-concerne_aussi":"pot de peinture, peinture à huile, peinture à l'eau, peinture, acrylique, peinture glycéro",</text:p>
            <text:p>"dec_potYaourt-concerne_aussi":"pot de yaourt",</text:p>
            <text:p>"dec_produitPhytosanitaire-concerne_aussi":"produit phytosanitaire",</text:p>
            <text:p>"dec_produitsBeaute-concerne_aussi":"produit de beauté, cosmétique, rouge à lèvres, maquillage, vernis",</text:p>
            <text:p>"dec_produitsDEntretien-concerne_aussi":"produit d'entretien, nettoyant à sol",</text:p>
            <text:p>"dec_produitsTraitementDuBois-concerne_aussi":"produit de traitement du bois",</text:p>
            <text:p>"dec_radiographie-concerne_aussi":"radiographie",</text:p>
            <text:p>"dec_rasoirJetable-concerne_aussi":"rasoir jetable",</text:p>
            <text:p>"dec_recurantsPourFour-concerne_aussi":"récurant pour four",</text:p>
            <text:p>"dec_recurantsPourToilette-concerne_aussi":"récurant pour toilette",</text:p>
            <text:p>"dec_refrigerateur-concerne_aussi":"réfrigérateur",</text:p>
            <text:p>"dec_resines-concerne_aussi":"résine",</text:p>
            <text:p>"dec_revelateurEtFixateurPhoto-concerne_aussi":"révélateur et fixateur photo",</text:p>
            <text:p>"dec_sacEnPapier-concerne_aussi":"sac en papier",</text:p>
            <text:p>"dec_sacPlastique-concerne_aussi":"sac plastique",</text:p>
            <text:p>"dec_scooter-concerne_aussi":"scooter, mobylette",</text:p>
            <text:p>"dec_solvants-concerne_aussi":"solvant, diluant, white spirit",</text:p>
            <text:p>"dec_stylo-concerne_aussi":"stylo, crayon",</text:p>
            <text:p>"dec_tableARepasser-concerne_aussi":"table à repasser",</text:p>
            <text:p>"dec_telephonie-concerne_aussi":"téléphonie",</text:p>
            <text:p>"dec_televiseurs-concerne_aussi":"téléviseur",</text:p>
            <text:p>"dec_thermometreAMercure-concerne_aussi":"thermomètre à mercure",</text:p>
            <text:p>"dec_trompette-concerne_aussi":"trompette",</text:p>
            <text:p>"dec_trottinnette-concerne_aussi":"trottinette",</text:p>
            <text:p>"dec_tubeFluorescent-concerne_aussi":"tube fluorescent, tube fluo",</text:p>
            <text:p>"dec_tuyauDarrosage-concerne_aussi":"tuyau d'arrosage",</text:p>
            <text:p>"dec_UstensileCuisine-concerne_aussi":"ustensile de cuisine, casserole, marmite, cocotte, poêle, wok, spatule",</text:p>
            <text:p>"dec_vaisselleCarton-concerne_aussi":"vaisselle carton, assiette carton, gobelet carton",</text:p>
            <text:p>"dec_vaissellePlastique-concerne_aussi":"vaisselle plastique, gobelet plastique, couvert plastique, couteau plastique, fourchette plastique, cuillère plastique",</text:p>
            <text:p>"dec_vaisselleVerrePorcelaine-concerne_aussi":"assiette, tasse, bol, plat, verre à boire, poterie, porcelaine, faïence, carafe, verre",</text:p>
            <text:p>"dec_velo-concerne_aussi":"vélo, bicyclette, skateboard",</text:p>
            <text:p>"dec_vetementEnBonEtat-concerne_aussi":"vêtement bon état, pantalon, chemise, pull, veste, jupe, robe",</text:p>
            <text:p>"dec_vetementUsage-concerne_aussi":"vêtement usagé, vêtement mauvais état, pantalon, chemise, pull, veste, jupe, robe",</text:p>
            <text:p>"dec_verreaboire-concerne_aussi":"verre à boire",</text:p>
            <text:p>"dec_vitre-concerne_aussi":"vitre",</text:p>
            <text:p>"dec_voiture-concerne_aussi":"voiture",</text:p>
            <text:p/>
          </table:table-cell>
          <table:table-cell table:style-name="ce406" table:formula="of:=GETTRADUCTION([Dico.B6];COLUMN([Dechets.A5]);COLUMN([Dechets.H5]);ROW([Dechets.A5]);ROW([Dechets.A172]);[Dico.C7])" office:value-type="string" office:string-value="&quot;dec_acides-concerne_aussi&quot;:&quot;acid, base, chemical&quot;,&#10;&quot;dec_aerosols-concerne_aussi&quot;:&quot;spray, aerosol spray, deodorant, hairspray&quot;,&#10;&quot;dec_agenda-concerne_aussi&quot;:&quot;acid agenda&quot;,&#10;&quot;dec_ampouleBasseConso-concerne_aussi&quot;:&quot;energy saving bulb, energy saving bulb, energy saving lamp&quot;,&#10;&quot;dec_ampouleClassique-concerne_aussi&quot;:&quot;conventional bulb, incandescent bulb, filament bulb&quot;,&#10;&quot;dec_annuaire-concerne_aussi&quot;:&quot;directory&quot;,&#10;&quot;dec_antiFourmis-concerne_aussi&quot;:&quot;Ant&quot;,&#10;&quot;dec_antigel-concerne_aussi&quot;:&quot;antifreeze&quot;,&#10;&quot;dec_appareilElectronique-concerne_aussi&quot;:&quot;electronic equipment, tools powered by Electricité&quot;,&#10;&quot;dec_appareilsChauffant-concerne_aussi&quot;:&quot;heating devices, heating equipment, heating, cooking appliance, oven&quot;,&#10;&quot;dec_appareilsElectromenager-concerne_aussi&quot;:&quot;household appliances, small appliances&quot;,&#10;&quot;dec_barilLessive-concerne_aussi&quot;:&quot;barrel of laundry detergents packets, cardboard barrels&quot;,&#10;&quot;dec_barquetteAluminium-concerne_aussi&quot;:&quot;aluminum tray, tray pizza, quiche tray&quot;,&#10;&quot;dec_barquettePolystyrene-concerne_aussi&quot;:&quot;polystyrene, plastic tray tray&quot;,&#10;&quot;dec_batteriesVoiture-concerne_aussi&quot;:&quot;car battery&quot;,&#10;&quot;dec_bidonDHuileMoteurVide-concerne_aussi&quot;:&quot;empty can of engine oil&quot;,&#10;&quot;dec_bidonMetal-concerne_aussi&quot;:&quot;empty metal container&quot;,&#10;&quot;dec_bocalEnVerre-concerne_aussi&quot;:&quot;glass jar, chocolate, spreadable paste, glass jar&quot;,&#10;&quot;dec_boiteAOeufsEnPlastique-concerne_aussi&quot;:&quot;plastic egg carton&quot;,&#10;&quot;dec_boiteCamembertEnBois-concerne_aussi&quot;:&quot;box wooden camembert&quot;,&#10;&quot;dec_boiteConserve-concerne_aussi&quot;:&quot;tin, canned&quot;,&#10;&quot;dec_boiteMetallique-concerne_aussi&quot;:&quot;metal box&quot;,&#10;&quot;dec_boiteOeufsEnCarton-concerne_aussi&quot;:&quot;egg carton&quot;,&#10;&quot;dec_bombeMousseARaser-concerne_aussi&quot;:&quot;shaving foam bomb&quot;,&#10;&quot;dec_bombePeinture-concerne_aussi&quot;:&quot;spray paint, spray paint&quot;,&#10;&quot;dec_bouchonLiege-concerne_aussi&quot;:&quot;Cork&quot;,&#10;&quot;dec_bouchonPlastique-concerne_aussi&quot;:&quot;plastic cap&quot;,&#10;&quot;dec_bougie-concerne_aussi&quot;:&quot;candle&quot;,&#10;&quot;dec_bouteilleDhuileAlimentaire-concerne_aussi&quot;:&quot;oil bottle, water bottle&quot;,&#10;&quot;dec_bouteilleDhuileEnVerre-concerne_aussi&quot;:&quot;glass oil bottle&quot;,&#10;&quot;dec_bouteilleGaz-concerne_aussi&quot;:&quot;gas cylinder&quot;,&#10;&quot;dec_bouteilleLait-concerne_aussi&quot;:&quot;bottle of milk&quot;,&#10;&quot;dec_bouteillePlastique-concerne_aussi&quot;:&quot;plastic bottle, bottle of soda&quot;,&#10;&quot;dec_bouteilleProduitMenagerNonVide-concerne_aussi&quot;:&quot;household product bottles not empty&quot;,&#10;&quot;dec_bouteilleProduitMenagerVide-concerne_aussi&quot;:&quot;bottle empty household product&quot;,&#10;&quot;dec_bouteillesSirop-concerne_aussi&quot;:&quot;syrup bottles (metal)&quot;,&#10;&quot;dec_bouteilleVerre-concerne_aussi&quot;:&quot;glass bottle, wine bottle, beer bottle&quot;,&#10;&quot;dec_branchage-concerne_aussi&quot;:&quot;branches, foliage, tree size&quot;,&#10;&quot;dec_briqueAlimentaire-concerne_aussi&quot;:&quot;Food brick milk carton tetra pack&quot;,&#10;&quot;dec_cagetteBois-concerne_aussi&quot;:&quot;crate wood crate&quot;,&#10;&quot;dec_cahier-concerne_aussi&quot;:&quot;notebook, notebook, notebook (no spiral), notebook&quot;,&#10;&quot;dec_calendrier-concerne_aussi&quot;:&quot;calendar&quot;,&#10;&quot;dec_canetteSoda-concerne_aussi&quot;:&quot;can of soda&quot;,&#10;&quot;dec_capsuleCafe-concerne_aussi&quot;:&quot;coffee capsule, metal or plastic capsule coffee pod&quot;,&#10;&quot;dec_cartePostale-concerne_aussi&quot;:&quot;Post card&quot;,&#10;&quot;dec_cartonPetitsOuGrands-concerne_aussi&quot;:&quot;cardboard (small or large)&quot;,&#10;&quot;dec_cartouchesEncres-concerne_aussi&quot;:&quot;ink cartridges&quot;,&#10;&quot;dec_cdDvdK7-concerne_aussi&quot;:&quot;CD / DVD / K7, audio cassettes, video cassettes&quot;,&#10;&quot;dec_chaussureEnBonEtat-concerne_aussi&quot;:&quot;shoe in good condition, in good condition bote&quot;,&#10;&quot;dec_chaussuresUsagees-concerne_aussi&quot;:&quot;used shoes, used bote, worn footwear&quot;,&#10;&quot;dec_cigarette-concerne_aussi&quot;:&quot;cigarette, cigarette, cigar&quot;,&#10;&quot;dec_classeur-concerne_aussi&quot;:&quot;binder&quot;,&#10;&quot;dec_colles-concerne_aussi&quot;:&quot;glues&quot;,&#10;&quot;dec_congelateurs-concerne_aussi&quot;:&quot;Freezers&quot;,&#10;&quot;dec_cotonTige-concerne_aussi&quot;:&quot;Q-tip&quot;,&#10;&quot;dec_coucheBebe-concerne_aussi&quot;:&quot;baby's diaper&quot;,&#10;&quot;dec_couverclePotEnVerre-concerne_aussi&quot;:&quot;glass jar cover, metal cover, beer capsule,cap&quot;,&#10;&quot;dec_couverts-concerne_aussi&quot;:&quot;cutlery,knife, spoon, fork&quot;,&#10;&quot;dec_cremeEnTube-concerne_aussi&quot;:&quot;cream tube&quot;,&#10;&quot;dec_cremeEtDentifriceTube-concerne_aussi&quot;:&quot;cream and toothpaste (tube), tube cream, toothpaste&quot;,&#10;&quot;dec_deboucheurLiquide-concerne_aussi&quot;:&quot;Liquid drain cleaner&quot;,&#10;&quot;dec_deodorantStick-concerne_aussi&quot;:&quot;deodorant stick, deodorant ball&quot;,&#10;&quot;dec_detachant-concerne_aussi&quot;:&quot;stain (that is toxic)&quot;,&#10;&quot;dec_eauJavel-concerne_aussi&quot;:&quot;bleach&quot;,&#10;&quot;dec_emballagesEnCartonPlat-concerne_aussi&quot;:&quot;boxboard packaging, Overwrapping cardboard, cardboard, cereal box, pizza box&quot;,&#10;&quot;dec_engraisChimiques-concerne_aussi&quot;:&quot;chemical fertilizers&quot;,&#10;&quot;dec_enveloppe-concerne_aussi&quot;:&quot;envelope&quot;,&#10;&quot;dec_epeluchuresRestesRepas-concerne_aussi&quot;:&quot;peeling, food scraps, food&quot;,&#10;&quot;dec_equipementsAudioEtVideo-concerne_aussi&quot;:&quot;audio and video equipment&quot;,&#10;&quot;dec_essenceTerebenthine-concerne_aussi&quot;:&quot;turpentine&quot;,&#10;&quot;dec_essuiToutRouleauCarton-concerne_aussi&quot;:&quot;towels (roll cardboard), cardboard toilet paper roll&quot;,&#10;&quot;dec_essuiToutSaufRouleauCarton-concerne_aussi&quot;:&quot;towels (except cardboard roll), paper towels, paper towels, toilet paper&quot;,&#10;&quot;dec_filmPlastique-concerne_aussi&quot;:&quot;plastic film&quot;,&#10;&quot;dec_filmsPhotographiques-concerne_aussi&quot;:&quot;photographic film, slide, film&quot;,&#10;&quot;dec_filtreAHuile-concerne_aussi&quot;:&quot;oil filter&quot;,&#10;&quot;dec_flaconProduitsDentretien-concerne_aussi&quot;:&quot;bottle of cleaning products, household product empty bottle, bottle of cleaning products&quot;,&#10;&quot;dec_flaconSavon-concerne_aussi&quot;:&quot;soap bottle, plastic bottle, soap bottle&quot;,&#10;&quot;dec_fongicides-concerne_aussi&quot;:&quot;fungicide&quot;,&#10;&quot;dec_fournituresHorsPapier-concerne_aussi&quot;:&quot;supplies (except paper), office supplies, pencil, pen, marker, eraser, stapler, ruler, compass, plastic bag, binder, paper clip, pencil sharpener, scissors&quot;,&#10;&quot;dec_gazon-concerne_aussi&quot;:&quot;grass, lawn, grass&quot;,&#10;&quot;dec_gravat-concerne_aussi&quot;:&quot;engrave&quot;,&#10;&quot;dec_grillage-concerne_aussi&quot;:&quot;fence, fence&quot;,&#10;&quot;dec_guitare-concerne_aussi&quot;:&quot;guitar&quot;,&#10;&quot;dec_herbicides-concerne_aussi&quot;:&quot;herbicide, weedkiller&quot;,&#10;&quot;dec_huileAlimentaire-concerne_aussi&quot;:&quot;edible oil, cooking oil&quot;,&#10;&quot;dec_huileMinerale-concerne_aussi&quot;:&quot;mineral oil, oil car, engine oil&quot;,&#10;&quot;dec_huileVidange-concerne_aussi&quot;:&quot;waste oil&quot;,&#10;&quot;dec_insecticides-concerne_aussi&quot;:&quot;insecticides&quot;,&#10;&quot;dec_jouetsAlimentesParElectricite-concerne_aussi&quot;:&quot;toy powered by electricity, with battery set, electric train&quot;,&#10;&quot;dec_jouetsNonElectroniques-concerne_aussi&quot;:&quot;non-electronic toy, game, toy, doll, toy car&quot;,&#10;&quot;dec_journal-concerne_aussi&quot;:&quot;newspaper, magazine&quot;,&#10;&quot;dec_laine-concerne_aussi&quot;:&quot;wool&quot;,&#10;&quot;dec_laineVerre-concerne_aussi&quot;:&quot;glass wool, glass wool, rock wool&quot;,&#10;&quot;dec_lampe-concerne_aussi&quot;:&quot;lamp&quot;,&#10;&quot;dec_lingette-concerne_aussi&quot;:&quot;wipe&quot;,&#10;&quot;dec_liquideRefroidissement-concerne_aussi&quot;:&quot;cooling liquid&quot;,&#10;&quot;dec_litierePourAnimaux-concerne_aussi&quot;:&quot;animal litter&quot;,&#10;&quot;dec_livre-concerne_aussi&quot;:&quot;book, comics, comic&quot;,&#10;&quot;dec_lunette-concerne_aussi&quot;:&quot;glasses&quot;,&#10;&quot;dec_magazine-concerne_aussi&quot;:&quot;magazine, journal&quot;,&#10;&quot;dec_masticCarrosserie-concerne_aussi&quot;:&quot;body filler&quot;,&#10;&quot;dec_matelas-concerne_aussi&quot;:&quot;mattress&quot;,&#10;&quot;dec_medicaments-concerne_aussi&quot;:&quot;drug&quot;,&#10;&quot;dec_meuble-concerne_aussi&quot;:&quot;furniture&quot;,&#10;&quot;dec_miroir-concerne_aussi&quot;:&quot;mirror&quot;,&#10;&quot;dec_moquette-concerne_aussi&quot;:&quot;carpet&quot;,&#10;&quot;dec_mortAuxRats-concerne_aussi&quot;:&quot;rat poison, rat poison&quot;,&#10;&quot;dec_mouchoir-concerne_aussi&quot;:&quot;tissue&quot;,&#10;&quot;dec_naphtaline-concerne_aussi&quot;:&quot;mothballs, moth&quot;,&#10;&quot;dec_neons-concerne_aussi&quot;:&quot;neon&quot;,&#10;&quot;dec_nettoyantsALAmmoniac-concerne_aussi&quot;:&quot;cleaner with ammonia&quot;,&#10;&quot;dec_nettoyantsCuivreEtArgenterie-concerne_aussi&quot;:&quot;copper and silver cleaners&quot;,&#10;&quot;dec_objetEnTerreCuite-concerne_aussi&quot;:&quot;terracotta object&quot;,&#10;&quot;dec_ordinateursPortables-concerne_aussi&quot;:&quot;laptop&quot;,&#10;&quot;dec_outilsBricolageOuJardinage-concerne_aussi&quot;:&quot;DIY or gardening tools, hammer, screwdrivers, shears, saw, rake, ax&quot;,&#10;&quot;dec_papier-concerne_aussi&quot;:&quot;paper, prospectuses, advertising, film (printed or not)&quot;,&#10;&quot;dec_papierAluminium-concerne_aussi&quot;:&quot;aluminum foil&quot;,&#10;&quot;dec_papierCadeau-concerne_aussi&quot;:&quot;gift wrap&quot;,&#10;&quot;dec_papierPeint-concerne_aussi&quot;:&quot;wallpaper, crepe&quot;,&#10;&quot;dec_parpaing-concerne_aussi&quot;:&quot;cinderblock&quot;,&#10;&quot;dec_peintureAntirouille-concerne_aussi&quot;:&quot;antirust paint&quot;,&#10;&quot;dec_peinturesHuileEtEau-concerne_aussi&quot;:&quot;water and oil painting&quot;,&#10;&quot;dec_peripheriquesInformatiques-concerne_aussi&quot;:&quot;computer peripherals, monitor, keyboard, mouse, printer&quot;,&#10;&quot;dec_piano-concerne_aussi&quot;:&quot;piano&quot;,&#10;&quot;dec_piles-concerne_aussi&quot;:&quot;small battery&quot;,&#10;&quot;dec_plancheBois-concerne_aussi&quot;:&quot;plank of wood&quot;,&#10;&quot;dec_plante-concerne_aussi&quot;:&quot;plant&quot;,&#10;&quot;dec_pneu-concerne_aussi&quot;:&quot;tire&quot;,&#10;&quot;dec_polystyrene-concerne_aussi&quot;:&quot;polystyrene, polystyrene tray&quot;,&#10;&quot;dec_porcelaine-concerne_aussi&quot;:&quot;porcelain vase&quot;,&#10;&quot;dec_potCremeFraîche-concerne_aussi&quot;:&quot;cream pot&quot;,&#10;&quot;dec_poterie-concerne_aussi&quot;:&quot;pottery&quot;,&#10;&quot;dec_potPeinture-concerne_aussi&quot;:&quot;can of paint, oil painting, water painting, painting, acrylic, oil-based paint&quot;,&#10;&quot;dec_potYaourt-concerne_aussi&quot;:&quot;yoghurt pot&quot;,&#10;&quot;dec_produitPhytosanitaire-concerne_aussi&quot;:&quot;plant health product&quot;,&#10;&quot;dec_produitsBeaute-concerne_aussi&quot;:&quot;beauty products, cosmetics, lipstick, makeup, polish&quot;,&#10;&quot;dec_produitsDEntretien-concerne_aussi&quot;:&quot;maintenance product, floor cleaner&quot;,&#10;&quot;dec_produitsTraitementDuBois-concerne_aussi&quot;:&quot;Product woodworking&quot;,&#10;&quot;dec_radiographie-concerne_aussi&quot;:&quot;radiograph&quot;,&#10;&quot;dec_rasoirJetable-concerne_aussi&quot;:&quot;disposable razor&quot;,&#10;&quot;dec_recurantsPourFour-concerne_aussi&quot;:&quot;scouring oven&quot;,&#10;&quot;dec_recurantsPourToilette-concerne_aussi&quot;:&quot;scouring for toilet&quot;,&#10;&quot;dec_refrigerateur-concerne_aussi&quot;:&quot;refrigerator&quot;,&#10;&quot;dec_resines-concerne_aussi&quot;:&quot;resin&quot;,&#10;&quot;dec_revelateurEtFixateurPhoto-concerne_aussi&quot;:&quot;developer and fixer Photo&quot;,&#10;&quot;dec_sacEnPapier-concerne_aussi&quot;:&quot;paper bag&quot;,&#10;&quot;dec_sacPlastique-concerne_aussi&quot;:&quot;plastic bag&quot;,&#10;&quot;dec_scooter-concerne_aussi&quot;:&quot;scooter, moped&quot;,&#10;&quot;dec_solvants-concerne_aussi&quot;:&quot;solvent, thinner, white spirit&quot;,&#10;&quot;dec_stylo-concerne_aussi&quot;:&quot;pen, pencil&quot;,&#10;&quot;dec_tableARepasser-concerne_aussi&quot;:&quot;ironing board&quot;,&#10;&quot;dec_telephonie-concerne_aussi&quot;:&quot;telephony&quot;,&#10;&quot;dec_televiseurs-concerne_aussi&quot;:&quot;TV&quot;,&#10;&quot;dec_thermometreAMercure-concerne_aussi&quot;:&quot;mercury thermometer&quot;,&#10;&quot;dec_trompette-concerne_aussi&quot;:&quot;trumpet&quot;,&#10;&quot;dec_trottinnette-concerne_aussi&quot;:&quot;scooter&quot;,&#10;&quot;dec_tubeFluorescent-concerne_aussi&quot;:&quot;fluorescent lamp, fluorescent tube&quot;,&#10;&quot;dec_tuyauDarrosage-concerne_aussi&quot;:&quot;garden hose&quot;,&#10;&quot;dec_UstensileCuisine-concerne_aussi&quot;:&quot;kitchen utensil, pot, pot, casserole, frying pan, wok spatula&quot;,&#10;&quot;dec_vaisselleCarton-concerne_aussi&quot;:&quot;cardboard tableware, cardboard plate, paper cup&quot;,&#10;&quot;dec_vaissellePlastique-concerne_aussi&quot;:&quot;plastic tableware, plastic cup, plastic cover, plastic knife, plastic fork, plastic spoon&quot;,&#10;&quot;dec_vaisselleVerrePorcelaine-concerne_aussi&quot;:&quot;plate, cup, bowl, dish, drinking glass, pottery, porcelain, earthenware jug, glass&quot;,&#10;&quot;dec_velo-concerne_aussi&quot;:&quot;bike, bicycle, bike, skateboard&quot;,&#10;&quot;dec_vetementEnBonEtat-concerne_aussi&quot;:&quot;Clothing,pants, shirt, sweater, jacket, skirt, dress&quot;,&#10;&quot;dec_vetementUsage-concerne_aussi&quot;:&quot;Clothing,pants, shirt, sweater, jacket, skirt, dress&quot;,&#10;&quot;dec_verreaboire-concerne_aussi&quot;:&quot;drinking glass&quot;,&#10;&quot;dec_vitre-concerne_aussi&quot;:&quot;window&quot;,&#10;&quot;dec_voiture-concerne_aussi&quot;:&quot;car&quot;,&#10;" calcext:value-type="string">
            <text:p>"dec_acides-concerne_aussi":"acid, base, chemical",</text:p>
            <text:p>"dec_aerosols-concerne_aussi":"spray, aerosol spray, deodorant, hairspray",</text:p>
            <text:p>"dec_agenda-concerne_aussi":"acid agenda",</text:p>
            <text:p>"dec_ampouleBasseConso-concerne_aussi":"energy saving bulb, energy saving bulb, energy saving lamp",</text:p>
            <text:p>"dec_ampouleClassique-concerne_aussi":"conventional bulb, incandescent bulb, filament bulb",</text:p>
            <text:p>"dec_annuaire-concerne_aussi":"directory",</text:p>
            <text:p>"dec_antiFourmis-concerne_aussi":"Ant",</text:p>
            <text:p>"dec_antigel-concerne_aussi":"antifreeze",</text:p>
            <text:p>"dec_appareilElectronique-concerne_aussi":"electronic equipment, tools powered by Electricité",</text:p>
            <text:p>"dec_appareilsChauffant-concerne_aussi":"heating devices, heating equipment, heating, cooking appliance, oven",</text:p>
            <text:p>"dec_appareilsElectromenager-concerne_aussi":"household appliances, small appliances",</text:p>
            <text:p>"dec_barilLessive-concerne_aussi":"barrel of laundry detergents packets, cardboard barrels",</text:p>
            <text:p>"dec_barquetteAluminium-concerne_aussi":"aluminum tray, tray pizza, quiche tray",</text:p>
            <text:p>"dec_barquettePolystyrene-concerne_aussi":"polystyrene, plastic tray tray",</text:p>
            <text:p>"dec_batteriesVoiture-concerne_aussi":"car battery",</text:p>
            <text:p>"dec_bidonDHuileMoteurVide-concerne_aussi":"empty can of engine oil",</text:p>
            <text:p>"dec_bidonMetal-concerne_aussi":"empty metal container",</text:p>
            <text:p>"dec_bocalEnVerre-concerne_aussi":"glass jar, chocolate, spreadable paste, glass jar",</text:p>
            <text:p>"dec_boiteAOeufsEnPlastique-concerne_aussi":"plastic egg carton",</text:p>
            <text:p>"dec_boiteCamembertEnBois-concerne_aussi":"box wooden camembert",</text:p>
            <text:p>"dec_boiteConserve-concerne_aussi":"tin, canned",</text:p>
            <text:p>"dec_boiteMetallique-concerne_aussi":"metal box",</text:p>
            <text:p>"dec_boiteOeufsEnCarton-concerne_aussi":"egg carton",</text:p>
            <text:p>"dec_bombeMousseARaser-concerne_aussi":"shaving foam bomb",</text:p>
            <text:p>"dec_bombePeinture-concerne_aussi":"spray paint, spray paint",</text:p>
            <text:p>"dec_bouchonLiege-concerne_aussi":"Cork",</text:p>
            <text:p>"dec_bouchonPlastique-concerne_aussi":"plastic cap",</text:p>
            <text:p>"dec_bougie-concerne_aussi":"candle",</text:p>
            <text:p>"dec_bouteilleDhuileAlimentaire-concerne_aussi":"oil bottle, water bottle",</text:p>
            <text:p>"dec_bouteilleDhuileEnVerre-concerne_aussi":"glass oil bottle",</text:p>
            <text:p>"dec_bouteilleGaz-concerne_aussi":"gas cylinder",</text:p>
            <text:p>"dec_bouteilleLait-concerne_aussi":"bottle of milk",</text:p>
            <text:p>"dec_bouteillePlastique-concerne_aussi":"plastic bottle, bottle of soda",</text:p>
            <text:p>"dec_bouteilleProduitMenagerNonVide-concerne_aussi":"household product bottles not empty",</text:p>
            <text:p>"dec_bouteilleProduitMenagerVide-concerne_aussi":"bottle empty household product",</text:p>
            <text:p>"dec_bouteillesSirop-concerne_aussi":"syrup bottles (metal)",</text:p>
            <text:p>"dec_bouteilleVerre-concerne_aussi":"glass bottle, wine bottle, beer bottle",</text:p>
            <text:p>"dec_branchage-concerne_aussi":"branches, foliage, tree size",</text:p>
            <text:p>"dec_briqueAlimentaire-concerne_aussi":"Food brick milk carton tetra pack",</text:p>
            <text:p>"dec_cagetteBois-concerne_aussi":"crate wood crate",</text:p>
            <text:p>"dec_cahier-concerne_aussi":"notebook, notebook, notebook (no spiral), notebook",</text:p>
            <text:p>"dec_calendrier-concerne_aussi":"calendar",</text:p>
            <text:p>"dec_canetteSoda-concerne_aussi":"can of soda",</text:p>
            <text:p>"dec_capsuleCafe-concerne_aussi":"coffee capsule, metal or plastic capsule coffee pod",</text:p>
            <text:p>"dec_cartePostale-concerne_aussi":"Post card",</text:p>
            <text:p>"dec_cartonPetitsOuGrands-concerne_aussi":"cardboard (small or large)",</text:p>
            <text:p>"dec_cartouchesEncres-concerne_aussi":"ink cartridges",</text:p>
            <text:p>"dec_cdDvdK7-concerne_aussi":"CD / DVD / K7, audio cassettes, video cassettes",</text:p>
            <text:p>"dec_chaussureEnBonEtat-concerne_aussi":"shoe in good condition, in good condition bote",</text:p>
            <text:p>"dec_chaussuresUsagees-concerne_aussi":"used shoes, used bote, worn footwear",</text:p>
            <text:p>"dec_cigarette-concerne_aussi":"cigarette, cigarette, cigar",</text:p>
            <text:p>"dec_classeur-concerne_aussi":"binder",</text:p>
            <text:p>"dec_colles-concerne_aussi":"glues",</text:p>
            <text:p>"dec_congelateurs-concerne_aussi":"Freezers",</text:p>
            <text:p>"dec_cotonTige-concerne_aussi":"Q-tip",</text:p>
            <text:p>"dec_coucheBebe-concerne_aussi":"baby's diaper",</text:p>
            <text:p>"dec_couverclePotEnVerre-concerne_aussi":"glass jar cover, metal cover, beer capsule,cap",</text:p>
            <text:p>"dec_couverts-concerne_aussi":"cutlery,knife, spoon, fork",</text:p>
            <text:p>"dec_cremeEnTube-concerne_aussi":"cream tube",</text:p>
            <text:p>"dec_cremeEtDentifriceTube-concerne_aussi":"cream and toothpaste (tube), tube cream, toothpaste",</text:p>
            <text:p>"dec_deboucheurLiquide-concerne_aussi":"Liquid drain cleaner",</text:p>
            <text:p>"dec_deodorantStick-concerne_aussi":"deodorant stick, deodorant ball",</text:p>
            <text:p>"dec_detachant-concerne_aussi":"stain (that is toxic)",</text:p>
            <text:p>"dec_eauJavel-concerne_aussi":"bleach",</text:p>
            <text:p>"dec_emballagesEnCartonPlat-concerne_aussi":"boxboard packaging, Overwrapping cardboard, cardboard, cereal box, pizza box",</text:p>
            <text:p>"dec_engraisChimiques-concerne_aussi":"chemical fertilizers",</text:p>
            <text:p>"dec_enveloppe-concerne_aussi":"envelope",</text:p>
            <text:p>"dec_epeluchuresRestesRepas-concerne_aussi":"peeling, food scraps, food",</text:p>
            <text:p>"dec_equipementsAudioEtVideo-concerne_aussi":"audio and video equipment",</text:p>
            <text:p>"dec_essenceTerebenthine-concerne_aussi":"turpentine",</text:p>
            <text:p>"dec_essuiToutRouleauCarton-concerne_aussi":"towels (roll cardboard), cardboard toilet paper roll",</text:p>
            <text:p>"dec_essuiToutSaufRouleauCarton-concerne_aussi":"towels (except cardboard roll), paper towels, paper towels, toilet paper",</text:p>
            <text:p>"dec_filmPlastique-concerne_aussi":"plastic film",</text:p>
            <text:p>"dec_filmsPhotographiques-concerne_aussi":"photographic film, slide, film",</text:p>
            <text:p>"dec_filtreAHuile-concerne_aussi":"oil filter",</text:p>
            <text:p>"dec_flaconProduitsDentretien-concerne_aussi":"bottle of cleaning products, household product empty bottle, bottle of cleaning products",</text:p>
            <text:p>"dec_flaconSavon-concerne_aussi":"soap bottle, plastic bottle, soap bottle",</text:p>
            <text:p>"dec_fongicides-concerne_aussi":"fungicide",</text:p>
            <text:p>"dec_fournituresHorsPapier-concerne_aussi":"supplies (except paper), office supplies, pencil, pen, marker, eraser, stapler, ruler, compass, plastic bag, binder, paper clip, pencil sharpener, scissors",</text:p>
            <text:p>"dec_gazon-concerne_aussi":"grass, lawn, grass",</text:p>
            <text:p>"dec_gravat-concerne_aussi":"engrave",</text:p>
            <text:p>"dec_grillage-concerne_aussi":"fence, fence",</text:p>
            <text:p>"dec_guitare-concerne_aussi":"guitar",</text:p>
            <text:p>"dec_herbicides-concerne_aussi":"herbicide, weedkiller",</text:p>
            <text:p>"dec_huileAlimentaire-concerne_aussi":"edible oil, cooking oil",</text:p>
            <text:p>"dec_huileMinerale-concerne_aussi":"mineral oil, oil car, engine oil",</text:p>
            <text:p>"dec_huileVidange-concerne_aussi":"waste oil",</text:p>
            <text:p>"dec_insecticides-concerne_aussi":"insecticides",</text:p>
            <text:p>"dec_jouetsAlimentesParElectricite-concerne_aussi":"toy powered by electricity, with battery set, electric train",</text:p>
            <text:p>"dec_jouetsNonElectroniques-concerne_aussi":"non-electronic toy, game, toy, doll, toy car",</text:p>
            <text:p>"dec_journal-concerne_aussi":"newspaper, magazine",</text:p>
            <text:p>"dec_laine-concerne_aussi":"wool",</text:p>
            <text:p>"dec_laineVerre-concerne_aussi":"glass wool, glass wool, rock wool",</text:p>
            <text:p>"dec_lampe-concerne_aussi":"lamp",</text:p>
            <text:p>"dec_lingette-concerne_aussi":"wipe",</text:p>
            <text:p>"dec_liquideRefroidissement-concerne_aussi":"cooling liquid",</text:p>
            <text:p>"dec_litierePourAnimaux-concerne_aussi":"animal litter",</text:p>
            <text:p>"dec_livre-concerne_aussi":"book, comics, comic",</text:p>
            <text:p>"dec_lunette-concerne_aussi":"glasses",</text:p>
            <text:p>"dec_magazine-concerne_aussi":"magazine, journal",</text:p>
            <text:p>"dec_masticCarrosserie-concerne_aussi":"body filler",</text:p>
            <text:p>"dec_matelas-concerne_aussi":"mattress",</text:p>
            <text:p>"dec_medicaments-concerne_aussi":"drug",</text:p>
            <text:p>"dec_meuble-concerne_aussi":"furniture",</text:p>
            <text:p>"dec_miroir-concerne_aussi":"mirror",</text:p>
            <text:p>"dec_moquette-concerne_aussi":"carpet",</text:p>
            <text:p>"dec_mortAuxRats-concerne_aussi":"rat poison, rat poison",</text:p>
            <text:p>"dec_mouchoir-concerne_aussi":"tissue",</text:p>
            <text:p>"dec_naphtaline-concerne_aussi":"mothballs, moth",</text:p>
            <text:p>"dec_neons-concerne_aussi":"neon",</text:p>
            <text:p>"dec_nettoyantsALAmmoniac-concerne_aussi":"cleaner with ammonia",</text:p>
            <text:p>"dec_nettoyantsCuivreEtArgenterie-concerne_aussi":"copper and silver cleaners",</text:p>
            <text:p>"dec_objetEnTerreCuite-concerne_aussi":"terracotta object",</text:p>
            <text:p>"dec_ordinateursPortables-concerne_aussi":"laptop",</text:p>
            <text:p>"dec_outilsBricolageOuJardinage-concerne_aussi":"DIY or gardening tools, hammer, screwdrivers, shears, saw, rake, ax",</text:p>
            <text:p>"dec_papier-concerne_aussi":"paper, prospectuses, advertising, film (printed or not)",</text:p>
            <text:p>"dec_papierAluminium-concerne_aussi":"aluminum foil",</text:p>
            <text:p>"dec_papierCadeau-concerne_aussi":"gift wrap",</text:p>
            <text:p>"dec_papierPeint-concerne_aussi":"wallpaper, crepe",</text:p>
            <text:p>"dec_parpaing-concerne_aussi":"cinderblock",</text:p>
            <text:p>"dec_peintureAntirouille-concerne_aussi":"antirust paint",</text:p>
            <text:p>"dec_peinturesHuileEtEau-concerne_aussi":"water and oil painting",</text:p>
            <text:p>"dec_peripheriquesInformatiques-concerne_aussi":"computer peripherals, monitor, keyboard, mouse, printer",</text:p>
            <text:p>"dec_piano-concerne_aussi":"piano",</text:p>
            <text:p>"dec_piles-concerne_aussi":"small battery",</text:p>
            <text:p>"dec_plancheBois-concerne_aussi":"plank of wood",</text:p>
            <text:p>"dec_plante-concerne_aussi":"plant",</text:p>
            <text:p>"dec_pneu-concerne_aussi":"tire",</text:p>
            <text:p>"dec_polystyrene-concerne_aussi":"polystyrene, polystyrene tray",</text:p>
            <text:p>"dec_porcelaine-concerne_aussi":"porcelain vase",</text:p>
            <text:p>"dec_potCremeFraîche-concerne_aussi":"cream pot",</text:p>
            <text:p>"dec_poterie-concerne_aussi":"pottery",</text:p>
            <text:p>"dec_potPeinture-concerne_aussi":"can of paint, oil painting, water painting, painting, acrylic, oil-based paint",</text:p>
            <text:p>"dec_potYaourt-concerne_aussi":"yoghurt pot",</text:p>
            <text:p>"dec_produitPhytosanitaire-concerne_aussi":"plant health product",</text:p>
            <text:p>"dec_produitsBeaute-concerne_aussi":"beauty products, cosmetics, lipstick, makeup, polish",</text:p>
            <text:p>"dec_produitsDEntretien-concerne_aussi":"maintenance product, floor cleaner",</text:p>
            <text:p>"dec_produitsTraitementDuBois-concerne_aussi":"Product woodworking",</text:p>
            <text:p>"dec_radiographie-concerne_aussi":"radiograph",</text:p>
            <text:p>"dec_rasoirJetable-concerne_aussi":"disposable razor",</text:p>
            <text:p>"dec_recurantsPourFour-concerne_aussi":"scouring oven",</text:p>
            <text:p>"dec_recurantsPourToilette-concerne_aussi":"scouring for toilet",</text:p>
            <text:p>"dec_refrigerateur-concerne_aussi":"refrigerator",</text:p>
            <text:p>"dec_resines-concerne_aussi":"resin",</text:p>
            <text:p>"dec_revelateurEtFixateurPhoto-concerne_aussi":"developer and fixer Photo",</text:p>
            <text:p>"dec_sacEnPapier-concerne_aussi":"paper bag",</text:p>
            <text:p>"dec_sacPlastique-concerne_aussi":"plastic bag",</text:p>
            <text:p>"dec_scooter-concerne_aussi":"scooter, moped",</text:p>
            <text:p>"dec_solvants-concerne_aussi":"solvent, thinner, white spirit",</text:p>
            <text:p>"dec_stylo-concerne_aussi":"pen, pencil",</text:p>
            <text:p>"dec_tableARepasser-concerne_aussi":"ironing board",</text:p>
            <text:p>"dec_telephonie-concerne_aussi":"telephony",</text:p>
            <text:p>"dec_televiseurs-concerne_aussi":"TV",</text:p>
            <text:p>"dec_thermometreAMercure-concerne_aussi":"mercury thermometer",</text:p>
            <text:p>"dec_trompette-concerne_aussi":"trumpet",</text:p>
            <text:p>"dec_trottinnette-concerne_aussi":"scooter",</text:p>
            <text:p>"dec_tubeFluorescent-concerne_aussi":"fluorescent lamp, fluorescent tube",</text:p>
            <text:p>"dec_tuyauDarrosage-concerne_aussi":"garden hose",</text:p>
            <text:p>"dec_UstensileCuisine-concerne_aussi":"kitchen utensil, pot, pot, casserole, frying pan, wok spatula",</text:p>
            <text:p>"dec_vaisselleCarton-concerne_aussi":"cardboard tableware, cardboard plate, paper cup",</text:p>
            <text:p>"dec_vaissellePlastique-concerne_aussi":"plastic tableware, plastic cup, plastic cover, plastic knife, plastic fork, plastic spoon",</text:p>
            <text:p>"dec_vaisselleVerrePorcelaine-concerne_aussi":"plate, cup, bowl, dish, drinking glass, pottery, porcelain, earthenware jug, glass",</text:p>
            <text:p>"dec_velo-concerne_aussi":"bike, bicycle, bike, skateboard",</text:p>
            <text:p>"dec_vetementEnBonEtat-concerne_aussi":"Clothing,pants, shirt, sweater, jacket, skirt, dress",</text:p>
            <text:p>"dec_vetementUsage-concerne_aussi":"Clothing,pants, shirt, sweater, jacket, skirt, dress",</text:p>
            <text:p>"dec_verreaboire-concerne_aussi":"drinking glass",</text:p>
            <text:p>"dec_vitre-concerne_aussi":"window",</text:p>
            <text:p>"dec_voiture-concerne_aussi":"car",</text:p>
            <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nom</text:p>
          </table:table-cell>
          <table:table-cell table:style-name="ce404" table:formula="of:=GETTRADUCTION([Dico.B8];COLUMN([Docs.A5]);COLUMN([Docs.B5]);ROW([Docs.A5]);ROW(#REF!#REF!);[Dico.C8])" office:value-type="string" office:string-value="" calcext:value-type="error">
            <text:p>Err :509</text:p>
          </table:table-cell>
          <table:table-cell table:style-name="ce406" table:formula="of:=GETTRADUCTION([Dico.B8];COLUMN([Docs.A5]);COLUMN([Docs.C5]);ROW([Docs.A5]);ROW(#REF!#REF!);[Dico.C8])"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Docs</text:p>
          </table:table-cell>
          <table:table-cell office:value-type="string" calcext:value-type="string">
            <text:p>mots_cles</text:p>
          </table:table-cell>
          <table:table-cell table:style-name="ce404" table:formula="of:=GETTRADUCTION([Dico.B9];COLUMN([Docs.A5]);COLUMN([Docs.D5]);ROW([Docs.A5]);ROW(#REF!#REF!);[Dico.C9])" office:value-type="string" office:string-value="" calcext:value-type="error">
            <text:p>Err :509</text:p>
          </table:table-cell>
          <table:table-cell table:style-name="ce406" table:formula="of:=GETTRADUCTION([Dico.B9];COLUMN([Docs.A5]);COLUMN([Docs.E5]);ROW([Docs.A5]);ROW(#REF!#REF!);[Dico.C9])" office:value-type="string" office:string-value="" calcext:value-type="error">
            <text:p>Err :509</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nom</text:p>
          </table:table-cell>
          <table:table-cell table:style-name="ce404" table:formula="of:=GETTRADUCTION([Dico.B10];COLUMN([Conseils.A5]);COLUMN([Conseils.B5]);ROW([Conseils.A5]);ROW([Conseils.A64]);[Dico.C10])" office:value-type="string" office:string-value="&quot;cons_collectes_bacs-nom&quot;:&quot;Une collecte par semaine pour les bacs&quot;,&#10;&quot;cons_bac_casse-nom&quot;:&quot;Bac cassé&quot;,&#10;&quot;cons_noeudtrisac-nom&quot;:&quot;Double nœud&quot;,&#10;&quot;cons_trisac-nom&quot;:&quot;Quoi mettre dans les Tri'sac&quot;,&#10;&quot;cons_passacpoubelle-nom&quot;:&quot;Utiliser uniquement les sacs Tri'sac.&quot;,&#10;&quot;cons_acier-nom&quot;:&quot;L'acier disparaît en 5-10 ans.&quot;,&#10;&quot;cons_arcencielvalorena-nom&quot;:&quot;2 sites d'incinération&quot;,&#10;&quot;cons_nbconteneurverre-nom&quot;:&quot;879 conteneurs en verre&quot;,&#10;&quot;cons_encombrants-nom&quot;:&quot;Collecte des encombrants&quot;,&#10;&quot;cons_numerosencombrants-nom&quot;:&quot;Numéros de téléphones des encombrants&quot;,&#10;&quot;cons_bouchon-nom&quot;:&quot;Bouchons acceptés&quot;,&#10;&quot;cons_bouchonamour-nom&quot;:&quot;Bouchon d'amour récupère les bouchons plastiques&quot;,&#10;&quot;cons_bouchonliege-nom&quot;:&quot;Action Cancer 44 récupère les bouchons de liège&quot;,&#10;&quot;cons_allu-nom&quot;:&quot;L'aluminium se recycle à 100%&quot;,&#10;&quot;cons_couverclemetal-nom&quot;:&quot;Bouchons métalliques&quot;,&#10;&quot;cons_sans_bouchon_ni_couvercle-nom&quot;:&quot;Ni bouchon ni couvercle&quot;,&#10;&quot;cons_pasbouchonamour-nom&quot;:&quot;Ne pas mettre dans les bouchons d'amour&quot;,&#10;&quot;cons_remplacergobelet-nom&quot;:&quot;Supprimer la vaisselle jetable&quot;,&#10;&quot;cons_vaissellebiodegradable-nom&quot;:&quot;Vaisselle bio-dégradable&quot;,&#10;&quot;cons_pilerechargeable-nom&quot;:&quot;Pile rechargeable&quot;,&#10;&quot;cons_compostage-nom&quot;:&quot;Compostage&quot;,&#10;&quot;cons_souille-nom&quot;:&quot;Papiers souillés&quot;,&#10;&quot;cons_ecoparticipation-nom&quot;:&quot;Écoparticipation&quot;,&#10;&quot;cons_deuxiemevie-nom&quot;:&quot;Deuxième vie&quot;,&#10;&quot;cons_pasuniquementbouteilleflacon-nom&quot;:&quot;Tous les plastiques dans les bacs jaunes nantais&quot;,&#10;&quot;cons_papieralu-nom&quot;:&quot;Petit aluminium non recyclé&quot;,&#10;&quot;cons_ampoulemercure-nom&quot;:&quot;Le mercure est toxique&quot;,&#10;&quot;cons_sansbouchon-nom&quot;:&quot;Que faire du bouchon / couvercle …&quot;,&#10;&quot;cons_capsulelait-nom&quot;:&quot;Que faire de l'opercule …&quot;,&#10;&quot;cons_potsmoutarde-nom&quot;:&quot;Les verres des pots de moutarde et Nutella&quot;,&#10;&quot;cons_recuppdv1-nom&quot;:&quot;Les magasins récupèrent l'ancien appareil pour l'achat d'un nouveau&quot;,&#10;&quot;cons_recuppdv2-nom&quot;:&quot;Les magasins qui les vendent récupèrent : cartouches d'imprimantes, piles, ampoules basse consommation, néon&quot;,&#10;&quot;cons_verre-nom&quot;:&quot;Recyclage du verre&quot;,&#10;&quot;cons_recupmedicament-nom&quot;:&quot;Récupération des médicaments&quot;,&#10;&quot;cons_medicamentembal-nom&quot;:&quot;Trier séparément les emballages.&quot;,&#10;&quot;cons_fenetre_enveloppe-nom&quot;:&quot;Suppression fenêtre&quot;,&#10;&quot;cons_tetrapak-nom&quot;:&quot;Recyclage Tétrapak&quot;,&#10;&quot;cons_distrisac_relais-nom&quot;:&quot;Retrait de sacs en relais - 3 rouleaux par retrait, 2 retraits par an&quot;,&#10;&quot;cons_distrisac_achat-nom&quot;:&quot;Achats de sacs Trisacs&quot;,&#10;&quot;cons_distrisac_piecesobligatoires-nom&quot;:&quot;Amener carte retrait pour  'dépôt' et  'rendez-vous'&quot;,&#10;&quot;cons_vider_paslaver-nom&quot;:&quot;Vidé, mais pas lavé&quot;,&#10;&quot;cons_alloproprete-nom&quot;:&quot;Des questions ... 02 40 41 9000&quot;,&#10;&quot;cons_pastoxique-nom&quot;:&quot;Non recyclable car présence produits toxiques&quot;,&#10;&quot;cons_toxique-nom&quot;:&quot;Produit toxique&quot;,&#10;&quot;cons_lerelais-nom&quot;:&quot;Vous pouvez déposer dans les conteneurs 'Le Relais'&quot;,&#10;&quot;cons_sacs-nom&quot;:&quot;Rappels sur les sacs&quot;,&#10;&quot;cons_bacs-nom&quot;:&quot;Rappels sur les bacs&quot;,&#10;&quot;cons_collecte6h14h-nom&quot;:&quot;Les collectes ont lieu de 6h à 14h&quot;,&#10;&quot;cons_collecte6h21h-nom&quot;:&quot;Les collectes ont lieu de 6h à 21h&quot;,&#10;&quot;cons_proximite-nom&quot;:&quot;Des questions ... 0800 800 868&quot;,&#10;&quot;cons_dec_coucheBebe-nom&quot;:&quot;Couches lavables&quot;,&#10;&quot;cons_nespresso-nom&quot;:&quot;Nespresso récupère ses capsules et soutien le recyclage du petit aluminium.&quot;,&#10;&quot;cons_trop_petit-nom&quot;:&quot;Trop petit pour être trié&quot;,&#10;&quot;cons_plus2vers-nom&quot;:&quot;Asso Plus2vers : partage de lombrics et conseils sur le lombricompostage&quot;,&#10;&quot;cons_assocompostage-nom&quot;:&quot;2 assos sur compostage à Nantes&quot;,&#10;&quot;cons_decheterieecopointquartheure-nom&quot;:&quot;Venir 15 minutes avant la fin&quot;,&#10;&quot;cons_dechetecolimite2metres-nom&quot;:&quot;Limite de 2 mètres&quot;,&#10;&quot;cons_huileAlimentaire-nom&quot;:&quot;Mettre dans une bouteille&quot;,&#10;&quot;cons_spirale-nom&quot;:&quot;Doit-on supprimer les spirales ...&quot;,&#10;&quot;cons_bouteillepaspet-nom&quot;:&quot;Peut-on recycler les nouvelles bouteilles plastiques ...&quot;,&#10;" calcext:value-type="string">
            <text:p>"cons_collectes_bacs-nom":"Une collecte par semaine pour les bacs",</text:p>
            <text:p>"cons_bac_casse-nom":"Bac cassé",</text:p>
            <text:p>"cons_noeudtrisac-nom":"Double nœud",</text:p>
            <text:p>"cons_trisac-nom":"Quoi mettre dans les Tri'sac",</text:p>
            <text:p>"cons_passacpoubelle-nom":"Utiliser uniquement les sacs Tri'sac.",</text:p>
            <text:p>"cons_acier-nom":"L'acier disparaît en 5-10 ans.",</text:p>
            <text:p>"cons_arcencielvalorena-nom":"2 sites d'incinération",</text:p>
            <text:p>"cons_nbconteneurverre-nom":"879 conteneurs en verre",</text:p>
            <text:p>"cons_encombrants-nom":"Collecte des encombrants",</text:p>
            <text:p>"cons_numerosencombrants-nom":"Numéros de téléphones des encombrants",</text:p>
            <text:p>"cons_bouchon-nom":"Bouchons acceptés",</text:p>
            <text:p>"cons_bouchonamour-nom":"Bouchon d'amour récupère les bouchons plastiques",</text:p>
            <text:p>"cons_bouchonliege-nom":"Action Cancer 44 récupère les bouchons de liège",</text:p>
            <text:p>"cons_allu-nom":"L'aluminium se recycle à 100%",</text:p>
            <text:p>"cons_couverclemetal-nom":"Bouchons métalliques",</text:p>
            <text:p>"cons_sans_bouchon_ni_couvercle-nom":"Ni bouchon ni couvercle",</text:p>
            <text:p>"cons_pasbouchonamour-nom":"Ne pas mettre dans les bouchons d'amour",</text:p>
            <text:p>"cons_remplacergobelet-nom":"Supprimer la vaisselle jetable",</text:p>
            <text:p>"cons_vaissellebiodegradable-nom":"Vaisselle bio-dégradable",</text:p>
            <text:p>"cons_pilerechargeable-nom":"Pile rechargeable",</text:p>
            <text:p>"cons_compostage-nom":"Compostage",</text:p>
            <text:p>"cons_souille-nom":"Papiers souillés",</text:p>
            <text:p>"cons_ecoparticipation-nom":"Écoparticipation",</text:p>
            <text:p>"cons_deuxiemevie-nom":"Deuxième vie",</text:p>
            <text:p>"cons_pasuniquementbouteilleflacon-nom":"Tous les plastiques dans les bacs jaunes nantais",</text:p>
            <text:p>"cons_papieralu-nom":"Petit aluminium non recyclé",</text:p>
            <text:p>"cons_ampoulemercure-nom":"Le mercure est toxique",</text:p>
            <text:p>"cons_sansbouchon-nom":"Que faire du bouchon / couvercle …",</text:p>
            <text:p>"cons_capsulelait-nom":"Que faire de l'opercule …",</text:p>
            <text:p>"cons_potsmoutarde-nom":"Les verres des pots de moutarde et Nutella",</text:p>
            <text:p>"cons_recuppdv1-nom":"Les magasins récupèrent l'ancien appareil pour l'achat d'un nouveau",</text:p>
            <text:p>"cons_recuppdv2-nom":"Les magasins qui les vendent récupèrent : cartouches d'imprimantes, piles, ampoules basse consommation, néon",</text:p>
            <text:p>"cons_verre-nom":"Recyclage du verre",</text:p>
            <text:p>"cons_recupmedicament-nom":"Récupération des médicaments",</text:p>
            <text:p>"cons_medicamentembal-nom":"Trier séparément les emballages.",</text:p>
            <text:p>"cons_fenetre_enveloppe-nom":"Suppression fenêtre",</text:p>
            <text:p>"cons_tetrapak-nom":"Recyclage Tétrapak",</text:p>
            <text:p>"cons_distrisac_relais-nom":"Retrait de sacs en relais - 3 rouleaux par retrait, 2 retraits par an",</text:p>
            <text:p>"cons_distrisac_achat-nom":"Achats de sacs Trisacs",</text:p>
            <text:p>"cons_distrisac_piecesobligatoires-nom":"Amener carte retrait pour  'dépôt' et  'rendez-vous'",</text:p>
            <text:p>"cons_vider_paslaver-nom":"Vidé, mais pas lavé",</text:p>
            <text:p>"cons_alloproprete-nom":"Des questions ... 02 40 41 9000",</text:p>
            <text:p>"cons_pastoxique-nom":"Non recyclable car présence produits toxiques",</text:p>
            <text:p>"cons_toxique-nom":"Produit toxique",</text:p>
            <text:p>"cons_lerelais-nom":"Vous pouvez déposer dans les conteneurs 'Le Relais'",</text:p>
            <text:p>"cons_sacs-nom":"Rappels sur les sacs",</text:p>
            <text:p>"cons_bacs-nom":"Rappels sur les bacs",</text:p>
            <text:p>"cons_collecte6h14h-nom":"Les collectes ont lieu de 6h à 14h",</text:p>
            <text:p>"cons_collecte6h21h-nom":"Les collectes ont lieu de 6h à 21h",</text:p>
            <text:p>"cons_proximite-nom":"Des questions ... 0800 800 868",</text:p>
            <text:p>"cons_dec_coucheBebe-nom":"Couches lavables",</text:p>
            <text:p>"cons_nespresso-nom":"Nespresso récupère ses capsules et soutien le recyclage du petit aluminium.",</text:p>
            <text:p>"cons_trop_petit-nom":"Trop petit pour être trié",</text:p>
            <text:p>"cons_plus2vers-nom":"Asso Plus2vers : partage de lombrics et conseils sur le lombricompostage",</text:p>
            <text:p>"cons_assocompostage-nom":"2 assos sur compostage à Nantes",</text:p>
            <text:p>"cons_decheterieecopointquartheure-nom":"Venir 15 minutes avant la fin",</text:p>
            <text:p>"cons_dechetecolimite2metres-nom":"Limite de 2 mètres",</text:p>
            <text:p>"cons_huileAlimentaire-nom":"Mettre dans une bouteille",</text:p>
            <text:p>"cons_spirale-nom":"Doit-on supprimer les spirales ...",</text:p>
            <text:p>"cons_bouteillepaspet-nom":"Peut-on recycler les nouvelles bouteilles plastiques ...",</text:p>
            <text:p/>
          </table:table-cell>
          <table:table-cell table:style-name="ce406" table:formula="of:=GETTRADUCTION([Dico.B10];COLUMN([Conseils.A5]);COLUMN([Conseils.C5]);ROW([Conseils.A5]);ROW([Conseils.A64]);[Dico.C10])" office:value-type="string" office:string-value="&quot;cons_collectes_bacs-nom&quot;:&quot;Per week for a collection bins&quot;,&#10;&quot;cons_bac_casse-nom&quot;:&quot;Broken tray&quot;,&#10;&quot;cons_noeudtrisac-nom&quot;:&quot;Double knot&quot;,&#10;&quot;cons_trisac-nom&quot;:&quot;What to put in Tri'sac&quot;,&#10;&quot;cons_passacpoubelle-nom&quot;:&quot;Use Tri'sac bags only.&quot;,&#10;&quot;cons_acier-nom&quot;:&quot;Steel disappears in 5-10 years.&quot;,&#10;&quot;cons_arcencielvalorena-nom&quot;:&quot;2 burning sites&quot;,&#10;&quot;cons_nbconteneurverre-nom&quot;:&quot;879 glass containers&quot;,&#10;&quot;cons_encombrants-nom&quot;:&quot;Collection of bulky&quot;,&#10;&quot;cons_numerosencombrants-nom&quot;:&quot;Bulky telephone numbers&quot;,&#10;&quot;cons_bouchon-nom&quot;:&quot;Plugs accepted&quot;,&#10;&quot;cons_bouchonamour-nom&quot;:&quot;Love stopper recovers plastic plugs&quot;,&#10;&quot;cons_bouchonliege-nom&quot;:&quot;Cancer 44 retrieves corks&quot;,&#10;&quot;cons_allu-nom&quot;:&quot;Aluminium can be recycled to 100%!&quot;,&#10;&quot;cons_couverclemetal-nom&quot;:&quot;Metal plugs&quot;,&#10;&quot;cons_sans_bouchon_ni_couvercle-nom&quot;:&quot;Neither cap or cover&quot;,&#10;&quot;cons_pasbouchonamour-nom&quot;:&quot;Do not place in the caps of love&quot;,&#10;&quot;cons_remplacergobelet-nom&quot;:&quot;Remove disposable tableware&quot;,&#10;&quot;cons_vaissellebiodegradable-nom&quot;:&quot;Biodegradable Tableware&quot;,&#10;&quot;cons_pilerechargeable-nom&quot;:&quot;Rechargeable battery&quot;,&#10;&quot;cons_compostage-nom&quot;:&quot;Composting&quot;,&#10;&quot;cons_souille-nom&quot;:&quot;Soiled paper&quot;,&#10;&quot;cons_ecoparticipation-nom&quot;:&quot;Environmental fee&quot;,&#10;&quot;cons_deuxiemevie-nom&quot;:&quot;Second Life&quot;,&#10;&quot;cons_pasuniquementbouteilleflacon-nom&quot;:&quot;All plastics in the yellow bins Nantes&quot;,&#10;&quot;cons_papieralu-nom&quot;:&quot;Breakfast not recycled aluminum&quot;,&#10;&quot;cons_ampoulemercure-nom&quot;:&quot;Mercury is toxic&quot;,&#10;&quot;cons_sansbouchon-nom&quot;:&quot;What cap / lid?&quot;,&#10;&quot;cons_capsulelait-nom&quot;:&quot;What of the metal cap …&quot;,&#10;&quot;cons_potsmoutarde-nom&quot;:&quot;The glasses mustard pots and nutella&quot;,&#10;&quot;cons_recuppdv1-nom&quot;:&quot;The stores recover the old device for the purchase of a new&quot;,&#10;&quot;cons_recuppdv2-nom&quot;:&quot;Stores that sell them recover: printer cartridges, batteries, energy saving light bulbs, neon&quot;,&#10;&quot;cons_verre-nom&quot;:&quot;Glass recycling&quot;,&#10;&quot;cons_recupmedicament-nom&quot;:&quot;Retrieving drugs&quot;,&#10;&quot;cons_medicamentembal-nom&quot;:&quot;Sort packaging separately.&quot;,&#10;&quot;cons_fenetre_enveloppe-nom&quot;:&quot;Removal window&quot;,&#10;&quot;cons_tetrapak-nom&quot;:&quot;Tetrapak recycling&quot;,&#10;&quot;cons_distrisac_relais-nom&quot;:&quot;Relay bags withdrawal (3 rolls per withdrawal, two withdrawals per year)&quot;,&#10;&quot;cons_distrisac_achat-nom&quot;:&quot;Trisacs shopping bags (2.20 € the 30 bags roll)&quot;,&#10;&quot;cons_distrisac_piecesobligatoires-nom&quot;:&quot;Bring card withdrawal for 'deposit' and 'go'&quot;,&#10;&quot;cons_vider_paslaver-nom&quot;:&quot;Emptied but not washed&quot;,&#10;&quot;cons_alloproprete-nom&quot;:&quot;Questions ? 02 40 41 9000&quot;,&#10;&quot;cons_pastoxique-nom&quot;:&quot;Not recyclable as presence toxic&quot;,&#10;&quot;cons_toxique-nom&quot;:&quot;Toxicant&quot;,&#10;&quot;cons_lerelais-nom&quot;:&quot;You can file in the containers 'Le Relais'&quot;,&#10;&quot;cons_sacs-nom&quot;:&quot;Reminders on bags&quot;,&#10;&quot;cons_bacs-nom&quot;:&quot;Reminders on the bins&quot;,&#10;&quot;cons_collecte6h14h-nom&quot;:&quot;Collections take place from 6 to 14h&quot;,&#10;&quot;cons_collecte6h21h-nom&quot;:&quot;Collections take place from 6 to 21h&quot;,&#10;&quot;cons_proximite-nom&quot;:&quot;Questions ? 0800 800 868&quot;,&#10;&quot;cons_dec_coucheBebe-nom&quot;:&quot;Cloth diapers&quot;,&#10;&quot;cons_nespresso-nom&quot;:&quot;Nespresso capsules and recovers its support recycling aluminum small.&quot;,&#10;&quot;cons_trop_petit-nom&quot;:&quot;Too small to be sorted&quot;,&#10;&quot;cons_plus2vers-nom&quot;:&quot;Asso Plus2vers: sharing earthworms and advice on vermicomposting&quot;,&#10;&quot;cons_assocompostage-nom&quot;:&quot;2 assos on composting in Nantes&quot;,&#10;&quot;cons_decheterieecopointquartheure-nom&quot;:&quot;Come 15 minutes before the end&quot;,&#10;&quot;cons_dechetecolimite2metres-nom&quot;:&quot;Limit of 2 meters&quot;,&#10;&quot;cons_huileAlimentaire-nom&quot;:&quot;Put in a bottle&quot;,&#10;&quot;cons_spirale-nom&quot;:&quot;Should we remove the spirals ?&quot;,&#10;&quot;cons_bouteillepaspet-nom&quot;:&quot;Can the new plastic bottles be recycled ?&quot;,&#10;" calcext:value-type="string">
            <text:p>"cons_collectes_bacs-nom":"Per week for a collection bins",</text:p>
            <text:p>"cons_bac_casse-nom":"Broken tray",</text:p>
            <text:p>"cons_noeudtrisac-nom":"Double knot",</text:p>
            <text:p>"cons_trisac-nom":"What to put in Tri'sac",</text:p>
            <text:p>"cons_passacpoubelle-nom":"Use Tri'sac bags only.",</text:p>
            <text:p>"cons_acier-nom":"Steel disappears in 5-10 years.",</text:p>
            <text:p>"cons_arcencielvalorena-nom":"2 burning sites",</text:p>
            <text:p>"cons_nbconteneurverre-nom":"879 glass containers",</text:p>
            <text:p>"cons_encombrants-nom":"Collection of bulky",</text:p>
            <text:p>"cons_numerosencombrants-nom":"Bulky telephone numbers",</text:p>
            <text:p>"cons_bouchon-nom":"Plugs accepted",</text:p>
            <text:p>"cons_bouchonamour-nom":"Love stopper recovers plastic plugs",</text:p>
            <text:p>"cons_bouchonliege-nom":"Cancer 44 retrieves corks",</text:p>
            <text:p>"cons_allu-nom":"Aluminium can be recycled to 100%!",</text:p>
            <text:p>"cons_couverclemetal-nom":"Metal plugs",</text:p>
            <text:p>"cons_sans_bouchon_ni_couvercle-nom":"Neither cap or cover",</text:p>
            <text:p>"cons_pasbouchonamour-nom":"Do not place in the caps of love",</text:p>
            <text:p>"cons_remplacergobelet-nom":"Remove disposable tableware",</text:p>
            <text:p>"cons_vaissellebiodegradable-nom":"Biodegradable Tableware",</text:p>
            <text:p>"cons_pilerechargeable-nom":"Rechargeable battery",</text:p>
            <text:p>"cons_compostage-nom":"Composting",</text:p>
            <text:p>"cons_souille-nom":"Soiled paper",</text:p>
            <text:p>"cons_ecoparticipation-nom":"Environmental fee",</text:p>
            <text:p>"cons_deuxiemevie-nom":"Second Life",</text:p>
            <text:p>"cons_pasuniquementbouteilleflacon-nom":"All plastics in the yellow bins Nantes",</text:p>
            <text:p>"cons_papieralu-nom":"Breakfast not recycled aluminum",</text:p>
            <text:p>"cons_ampoulemercure-nom":"Mercury is toxic",</text:p>
            <text:p>"cons_sansbouchon-nom":"What cap / lid?",</text:p>
            <text:p>"cons_capsulelait-nom":"What of the metal cap …",</text:p>
            <text:p>"cons_potsmoutarde-nom":"The glasses mustard pots and nutella",</text:p>
            <text:p>"cons_recuppdv1-nom":"The stores recover the old device for the purchase of a new",</text:p>
            <text:p>"cons_recuppdv2-nom":"Stores that sell them recover: printer cartridges, batteries, energy saving light bulbs, neon",</text:p>
            <text:p>"cons_verre-nom":"Glass recycling",</text:p>
            <text:p>"cons_recupmedicament-nom":"Retrieving drugs",</text:p>
            <text:p>"cons_medicamentembal-nom":"Sort packaging separately.",</text:p>
            <text:p>"cons_fenetre_enveloppe-nom":"Removal window",</text:p>
            <text:p>"cons_tetrapak-nom":"Tetrapak recycling",</text:p>
            <text:p>"cons_distrisac_relais-nom":"Relay bags withdrawal (3 rolls per withdrawal, two withdrawals per year)",</text:p>
            <text:p>"cons_distrisac_achat-nom":"Trisacs shopping bags (2.20 € the 30 bags roll)",</text:p>
            <text:p>"cons_distrisac_piecesobligatoires-nom":"Bring card withdrawal for 'deposit' and 'go'",</text:p>
            <text:p>"cons_vider_paslaver-nom":"Emptied but not washed",</text:p>
            <text:p>"cons_alloproprete-nom":"Questions ? 02 40 41 9000",</text:p>
            <text:p>"cons_pastoxique-nom":"Not recyclable as presence toxic",</text:p>
            <text:p>"cons_toxique-nom":"Toxicant",</text:p>
            <text:p>"cons_lerelais-nom":"You can file in the containers 'Le Relais'",</text:p>
            <text:p>"cons_sacs-nom":"Reminders on bags",</text:p>
            <text:p>"cons_bacs-nom":"Reminders on the bins",</text:p>
            <text:p>"cons_collecte6h14h-nom":"Collections take place from 6 to 14h",</text:p>
            <text:p>"cons_collecte6h21h-nom":"Collections take place from 6 to 21h",</text:p>
            <text:p>"cons_proximite-nom":"Questions ? 0800 800 868",</text:p>
            <text:p>"cons_dec_coucheBebe-nom":"Cloth diapers",</text:p>
            <text:p>"cons_nespresso-nom":"Nespresso capsules and recovers its support recycling aluminum small.",</text:p>
            <text:p>"cons_trop_petit-nom":"Too small to be sorted",</text:p>
            <text:p>"cons_plus2vers-nom":"Asso Plus2vers: sharing earthworms and advice on vermicomposting",</text:p>
            <text:p>"cons_assocompostage-nom":"2 assos on composting in Nantes",</text:p>
            <text:p>"cons_decheterieecopointquartheure-nom":"Come 15 minutes before the end",</text:p>
            <text:p>"cons_dechetecolimite2metres-nom":"Limit of 2 meters",</text:p>
            <text:p>"cons_huileAlimentaire-nom":"Put in a bottle",</text:p>
            <text:p>"cons_spirale-nom":"Should we remove the spirals ?",</text:p>
            <text:p>"cons_bouteillepaspet-nom":"Can the new plastic bottles be recycled ?",</text:p>
            <text:p/>
          </table:table-cell>
          <table:table-cell office:value-type="string" calcext:value-type="string">
            <text:p><text:s/></text:p>
          </table:table-cell>
        </table:table-row>
        <table:table-row table:style-name="ro2">
          <table:table-cell/>
          <table:table-cell office:value-type="string" calcext:value-type="string">
            <text:p>Conseils</text:p>
          </table:table-cell>
          <table:table-cell office:value-type="string" calcext:value-type="string">
            <text:p>concerne_aussi</text:p>
          </table:table-cell>
          <table:table-cell table:style-name="ce404" table:formula="of:=GETTRADUCTION([Dico.B11];COLUMN([Conseils.A5]);COLUMN([Conseils.G5]);ROW([Conseils.A5]);ROW([Conseils.A64]);[Dico.C11])" office:value-type="string" office:string-value="&quot;cons_collectes_bacs-concerne_aussi&quot;:&quot;&quot;,&#10;&quot;cons_bac_casse-concerne_aussi&quot;:&quot;&quot;,&#10;&quot;cons_noeudtrisac-concerne_aussi&quot;:&quot;&quot;,&#10;&quot;cons_trisac-concerne_aussi&quot;:&quot;&quot;,&#10;&quot;cons_passacpoubelle-concerne_aussi&quot;:&quot;&quot;,&#10;&quot;cons_acier-concerne_aussi&quot;:&quot;fiche_acier&quot;,&#10;&quot;cons_arcencielvalorena-concerne_aussi&quot;:&quot;&quot;,&#10;&quot;cons_nbconteneurverre-concerne_aussi&quot;:&quot;&quot;,&#10;&quot;cons_encombrants-concerne_aussi&quot;:&quot;fiche_encombrant&quot;,&#10;&quot;cons_numerosencombrants-concerne_aussi&quot;:&quot;&quot;,&#10;&quot;cons_bouchon-concerne_aussi&quot;:&quot;&quot;,&#10;&quot;cons_bouchonamour-concerne_aussi&quot;:&quot;fiche_bouchon_amour&quot;,&#10;&quot;cons_bouchonliege-concerne_aussi&quot;:&quot;&quot;,&#10;&quot;cons_allu-concerne_aussi&quot;:&quot;&quot;,&#10;&quot;cons_couverclemetal-concerne_aussi&quot;:&quot;&quot;,&#10;&quot;cons_sans_bouchon_ni_couvercle-concerne_aussi&quot;:&quot;&quot;,&#10;&quot;cons_pasbouchonamour-concerne_aussi&quot;:&quot;&quot;,&#10;&quot;cons_remplacergobelet-concerne_aussi&quot;:&quot;&quot;,&#10;&quot;cons_vaissellebiodegradable-concerne_aussi&quot;:&quot;&quot;,&#10;&quot;cons_pilerechargeable-concerne_aussi&quot;:&quot;&quot;,&#10;&quot;cons_compostage-concerne_aussi&quot;:&quot;fiche_compostage&quot;,&#10;&quot;cons_souille-concerne_aussi&quot;:&quot;&quot;,&#10;&quot;cons_ecoparticipation-concerne_aussi&quot;:&quot;&quot;,&#10;&quot;cons_deuxiemevie-concerne_aussi&quot;:&quot;&quot;,&#10;&quot;cons_pasuniquementbouteilleflacon-concerne_aussi&quot;:&quot;fiche_pe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fiche_reprise&quot;,&#10;&quot;cons_recuppdv2-concerne_aussi&quot;:&quot; &quot;,&#10;&quot;cons_verre-concerne_aussi&quot;:&quot;fiche_verre&quot;,&#10;&quot;cons_recupmedicament-concerne_aussi&quot;:&quot;fiche_medicament&quot;,&#10;&quot;cons_medicamentembal-concerne_aussi&quot;:&quot;&quot;,&#10;&quot;cons_fenetre_enveloppe-concerne_aussi&quot;:&quot;&quot;,&#10;&quot;cons_tetrapak-concerne_aussi&quot;:&quot;fiche_tetrapak&quot;,&#10;&quot;cons_distrisac_relais-concerne_aussi&quot;:&quot;&quot;,&#10;&quot;cons_distrisac_achat-concerne_aussi&quot;:&quot;&quot;,&#10;&quot;cons_distrisac_piecesobligatoires-concerne_aussi&quot;:&quot;&quot;,&#10;&quot;cons_vider_paslaver-concerne_aussi&quot;:&quot;&quot;,&#10;&quot;cons_alloproprete-concerne_aussi&quot;:&quot;&quot;,&#10;&quot;cons_pastoxique-concerne_aussi&quot;:&quot;&quot;,&#10;&quot;cons_toxique-concerne_aussi&quot;:&quot;&quot;,&#10;&quot;cons_lerelais-concerne_aussi&quot;:&quot;fiche_contvet&quot;,&#10;&quot;cons_sacs-concerne_aussi&quot;:&quot;fiche_sacjaune&quot;,&#10;&quot;cons_bacs-concerne_aussi&quot;:&quot;fiche_bacjaune&quot;,&#10;&quot;cons_collecte6h14h-concerne_aussi&quot;:&quot;&quot;,&#10;&quot;cons_collecte6h21h-concerne_aussi&quot;:&quot;&quot;,&#10;&quot;cons_proximite-concerne_aussi&quot;:&quot;fiche_telephone&quot;,&#10;&quot;cons_dec_coucheBebe-concerne_aussi&quot;:&quot;&quot;,&#10;&quot;cons_nespresso-concerne_aussi&quot;:&quot;&quot;,&#10;&quot;cons_trop_petit-concerne_aussi&quot;:&quot;&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quot;,&#10;&quot;cons_bouteillepaspet-concerne_aussi&quot;:&quot;&quot;,&#10;" calcext:value-type="string">
            <text:p>"cons_collectes_bacs-concerne_aussi":"",</text:p>
            <text:p>"cons_bac_casse-concerne_aussi":"",</text:p>
            <text:p>"cons_noeudtrisac-concerne_aussi":"",</text:p>
            <text:p>"cons_trisac-concerne_aussi":"",</text:p>
            <text:p>"cons_passacpoubelle-concerne_aussi":"",</text:p>
            <text:p>"cons_acier-concerne_aussi":"fiche_acier",</text:p>
            <text:p>"cons_arcencielvalorena-concerne_aussi":"",</text:p>
            <text:p>"cons_nbconteneurverre-concerne_aussi":"",</text:p>
            <text:p>"cons_encombrants-concerne_aussi":"fiche_encombrant",</text:p>
            <text:p>"cons_numerosencombrants-concerne_aussi":"",</text:p>
            <text:p>"cons_bouchon-concerne_aussi":"",</text:p>
            <text:p>"cons_bouchonamour-concerne_aussi":"fiche_bouchon_amour",</text:p>
            <text:p>"cons_bouchonliege-concerne_aussi":"",</text:p>
            <text:p>"cons_allu-concerne_aussi":"",</text:p>
            <text:p>"cons_couverclemetal-concerne_aussi":"",</text:p>
            <text:p>"cons_sans_bouchon_ni_couvercle-concerne_aussi":"",</text:p>
            <text:p>"cons_pasbouchonamour-concerne_aussi":"",</text:p>
            <text:p>"cons_remplacergobelet-concerne_aussi":"",</text:p>
            <text:p>"cons_vaissellebiodegradable-concerne_aussi":"",</text:p>
            <text:p>"cons_pilerechargeable-concerne_aussi":"",</text:p>
            <text:p>"cons_compostage-concerne_aussi":"fiche_compostage",</text:p>
            <text:p>"cons_souille-concerne_aussi":"",</text:p>
            <text:p>"cons_ecoparticipation-concerne_aussi":"",</text:p>
            <text:p>"cons_deuxiemevie-concerne_aussi":"",</text:p>
            <text:p>"cons_pasuniquementbouteilleflacon-concerne_aussi":"fiche_pet",</text:p>
            <text:p>"cons_papieralu-concerne_aussi":"",</text:p>
            <text:p>"cons_ampoulemercure-concerne_aussi":"",</text:p>
            <text:p>"cons_sansbouchon-concerne_aussi":"",</text:p>
            <text:p>"cons_capsulelait-concerne_aussi":"",</text:p>
            <text:p>"cons_potsmoutarde-concerne_aussi":"",</text:p>
            <text:p>"cons_recuppdv1-concerne_aussi":"fiche_reprise",</text:p>
            <text:p>"cons_recuppdv2-concerne_aussi":" ",</text:p>
            <text:p>"cons_verre-concerne_aussi":"fiche_verre",</text:p>
            <text:p>"cons_recupmedicament-concerne_aussi":"fiche_medicament",</text:p>
            <text:p>"cons_medicamentembal-concerne_aussi":"",</text:p>
            <text:p>"cons_fenetre_enveloppe-concerne_aussi":"",</text:p>
            <text:p>"cons_tetrapak-concerne_aussi":"fiche_tetrapak",</text:p>
            <text:p>"cons_distrisac_relais-concerne_aussi":"",</text:p>
            <text:p>"cons_distrisac_achat-concerne_aussi":"",</text:p>
            <text:p>"cons_distrisac_piecesobligatoires-concerne_aussi":"",</text:p>
            <text:p>"cons_vider_paslaver-concerne_aussi":"",</text:p>
            <text:p>"cons_alloproprete-concerne_aussi":"",</text:p>
            <text:p>"cons_pastoxique-concerne_aussi":"",</text:p>
            <text:p>"cons_toxique-concerne_aussi":"",</text:p>
            <text:p>"cons_lerelais-concerne_aussi":"fiche_contvet",</text:p>
            <text:p>"cons_sacs-concerne_aussi":"fiche_sacjaune",</text:p>
            <text:p>"cons_bacs-concerne_aussi":"fiche_bacjaune",</text:p>
            <text:p>"cons_collecte6h14h-concerne_aussi":"",</text:p>
            <text:p>"cons_collecte6h21h-concerne_aussi":"",</text:p>
            <text:p>"cons_proximite-concerne_aussi":"fiche_telephone",</text:p>
            <text:p>"cons_dec_coucheBebe-concerne_aussi":"",</text:p>
            <text:p>"cons_nespresso-concerne_aussi":"",</text:p>
            <text:p>"cons_trop_petit-concerne_aussi":"",</text:p>
            <text:p>"cons_plus2vers-concerne_aussi":"",</text:p>
            <text:p>"cons_assocompostage-concerne_aussi":"",</text:p>
            <text:p>"cons_decheterieecopointquartheure-concerne_aussi":"",</text:p>
            <text:p>"cons_dechetecolimite2metres-concerne_aussi":"",</text:p>
            <text:p>"cons_huileAlimentaire-concerne_aussi":"",</text:p>
            <text:p>"cons_spirale-concerne_aussi":"",</text:p>
            <text:p>"cons_bouteillepaspet-concerne_aussi":"",</text:p>
            <text:p/>
          </table:table-cell>
          <table:table-cell table:style-name="ce406" table:formula="of:=GETTRADUCTION([Dico.B11];COLUMN([Conseils.A5]);COLUMN([Conseils.H5]);ROW([Conseils.A5]);ROW([Conseils.A64]);[Dico.C11])" office:value-type="string" office:string-value="&quot;cons_collectes_bacs-concerne_aussi&quot;:&quot;Vérif le 03/2013&quot;,&#10;&quot;cons_bac_casse-concerne_aussi&quot;:&quot;Vérif le 03/2013&quot;,&#10;&quot;cons_noeudtrisac-concerne_aussi&quot;:&quot;Vérif le 03/2013&quot;,&#10;&quot;cons_trisac-concerne_aussi&quot;:&quot;Vérif le 03/2013&quot;,&#10;&quot;cons_passacpoubelle-concerne_aussi&quot;:&quot;Vérif le 03/2013&quot;,&#10;&quot;cons_acier-concerne_aussi&quot;:&quot;Vérif le 03/2013&quot;,&#10;&quot;cons_arcencielvalorena-concerne_aussi&quot;:&quot;Vérif le 03/2013&quot;,&#10;&quot;cons_nbconteneurverre-concerne_aussi&quot;:&quot;Vérif le 03/2013&quot;,&#10;&quot;cons_encombrants-concerne_aussi&quot;:&quot;Vérif le 03/2013&quot;,&#10;&quot;cons_numerosencombrants-concerne_aussi&quot;:&quot;Vérif le 03/2013&quot;,&#10;&quot;cons_bouchon-concerne_aussi&quot;:&quot;&quot;,&#10;&quot;cons_bouchonamour-concerne_aussi&quot;:&quot;&quot;,&#10;&quot;cons_bouchonliege-concerne_aussi&quot;:&quot;&quot;,&#10;&quot;cons_allu-concerne_aussi&quot;:&quot;&quot;,&#10;&quot;cons_couverclemetal-concerne_aussi&quot;:&quot;Vérif le 06/2013&quot;,&#10;&quot;cons_sans_bouchon_ni_couvercle-concerne_aussi&quot;:&quot;&quot;,&#10;&quot;cons_pasbouchonamour-concerne_aussi&quot;:&quot;&quot;,&#10;&quot;cons_remplacergobelet-concerne_aussi&quot;:&quot;&quot;,&#10;&quot;cons_vaissellebiodegradable-concerne_aussi&quot;:&quot;&quot;,&#10;&quot;cons_pilerechargeable-concerne_aussi&quot;:&quot;Vérif le 03/2013&quot;,&#10;&quot;cons_compostage-concerne_aussi&quot;:&quot;Vérif le 04/2013&quot;,&#10;&quot;cons_souille-concerne_aussi&quot;:&quot;&quot;,&#10;&quot;cons_ecoparticipation-concerne_aussi&quot;:&quot;Vérif le 03/2013&quot;,&#10;&quot;cons_deuxiemevie-concerne_aussi&quot;:&quot;&quot;,&#10;&quot;cons_pasuniquementbouteilleflacon-concerne_aussi&quot;:&quot;&quot;,&#10;&quot;cons_papieralu-concerne_aussi&quot;:&quot;&quot;,&#10;&quot;cons_ampoulemercure-concerne_aussi&quot;:&quot;&quot;,&#10;&quot;cons_sansbouchon-concerne_aussi&quot;:&quot;&quot;,&#10;&quot;cons_capsulelait-concerne_aussi&quot;:&quot;&quot;,&#10;&quot;cons_potsmoutarde-concerne_aussi&quot;:&quot;&quot;,&#10;&quot;cons_recuppdv1-concerne_aussi&quot;:&quot; &quot;,&#10;&quot;cons_recuppdv2-concerne_aussi&quot;:&quot; &quot;,&#10;&quot;cons_verre-concerne_aussi&quot;:&quot;&quot;,&#10;&quot;cons_recupmedicament-concerne_aussi&quot;:&quot;&quot;,&#10;&quot;cons_medicamentembal-concerne_aussi&quot;:&quot;&quot;,&#10;&quot;cons_fenetre_enveloppe-concerne_aussi&quot;:&quot;&quot;,&#10;&quot;cons_tetrapak-concerne_aussi&quot;:&quot;&quot;,&#10;&quot;cons_distrisac_relais-concerne_aussi&quot;:&quot;Vérif le 04/2013&quot;,&#10;&quot;cons_distrisac_achat-concerne_aussi&quot;:&quot;Vérif le 04/2013&quot;,&#10;&quot;cons_distrisac_piecesobligatoires-concerne_aussi&quot;:&quot;A VERIFIER&quot;,&#10;&quot;cons_vider_paslaver-concerne_aussi&quot;:&quot;A INTEGRER&quot;,&#10;&quot;cons_alloproprete-concerne_aussi&quot;:&quot;&quot;,&#10;&quot;cons_pastoxique-concerne_aussi&quot;:&quot;&quot;,&#10;&quot;cons_toxique-concerne_aussi&quot;:&quot;&quot;,&#10;&quot;cons_lerelais-concerne_aussi&quot;:&quot;&quot;,&#10;&quot;cons_sacs-concerne_aussi&quot;:&quot;&quot;,&#10;&quot;cons_bacs-concerne_aussi&quot;:&quot;&quot;,&#10;&quot;cons_collecte6h14h-concerne_aussi&quot;:&quot;&quot;,&#10;&quot;cons_collecte6h21h-concerne_aussi&quot;:&quot;&quot;,&#10;&quot;cons_proximite-concerne_aussi&quot;:&quot;&quot;,&#10;&quot;cons_dec_coucheBebe-concerne_aussi&quot;:&quot;&quot;,&#10;&quot;cons_nespresso-concerne_aussi&quot;:&quot;&quot;,&#10;&quot;cons_trop_petit-concerne_aussi&quot;:&quot;Vérif le 04/2015&quot;,&#10;&quot;cons_plus2vers-concerne_aussi&quot;:&quot;&quot;,&#10;&quot;cons_assocompostage-concerne_aussi&quot;:&quot;&quot;,&#10;&quot;cons_decheterieecopointquartheure-concerne_aussi&quot;:&quot;&quot;,&#10;&quot;cons_dechetecolimite2metres-concerne_aussi&quot;:&quot;&quot;,&#10;&quot;cons_huileAlimentaire-concerne_aussi&quot;:&quot;&quot;,&#10;&quot;cons_spirale-concerne_aussi&quot;:&quot;Vérif le 09/2015&quot;,&#10;&quot;cons_bouteillepaspet-concerne_aussi&quot;:&quot;Vérif le 04/2017&quot;,&#10;" calcext:value-type="string">
            <text:p>"cons_collectes_bacs-concerne_aussi":"Vérif le 03/2013",</text:p>
            <text:p>"cons_bac_casse-concerne_aussi":"Vérif le 03/2013",</text:p>
            <text:p>"cons_noeudtrisac-concerne_aussi":"Vérif le 03/2013",</text:p>
            <text:p>"cons_trisac-concerne_aussi":"Vérif le 03/2013",</text:p>
            <text:p>"cons_passacpoubelle-concerne_aussi":"Vérif le 03/2013",</text:p>
            <text:p>"cons_acier-concerne_aussi":"Vérif le 03/2013",</text:p>
            <text:p>"cons_arcencielvalorena-concerne_aussi":"Vérif le 03/2013",</text:p>
            <text:p>"cons_nbconteneurverre-concerne_aussi":"Vérif le 03/2013",</text:p>
            <text:p>"cons_encombrants-concerne_aussi":"Vérif le 03/2013",</text:p>
            <text:p>"cons_numerosencombrants-concerne_aussi":"Vérif le 03/2013",</text:p>
            <text:p>"cons_bouchon-concerne_aussi":"",</text:p>
            <text:p>"cons_bouchonamour-concerne_aussi":"",</text:p>
            <text:p>"cons_bouchonliege-concerne_aussi":"",</text:p>
            <text:p>"cons_allu-concerne_aussi":"",</text:p>
            <text:p>"cons_couverclemetal-concerne_aussi":"Vérif le 06/2013",</text:p>
            <text:p>"cons_sans_bouchon_ni_couvercle-concerne_aussi":"",</text:p>
            <text:p>"cons_pasbouchonamour-concerne_aussi":"",</text:p>
            <text:p>"cons_remplacergobelet-concerne_aussi":"",</text:p>
            <text:p>"cons_vaissellebiodegradable-concerne_aussi":"",</text:p>
            <text:p>"cons_pilerechargeable-concerne_aussi":"Vérif le 03/2013",</text:p>
            <text:p>"cons_compostage-concerne_aussi":"Vérif le 04/2013",</text:p>
            <text:p>"cons_souille-concerne_aussi":"",</text:p>
            <text:p>"cons_ecoparticipation-concerne_aussi":"Vérif le 03/2013",</text:p>
            <text:p>"cons_deuxiemevie-concerne_aussi":"",</text:p>
            <text:p>"cons_pasuniquementbouteilleflacon-concerne_aussi":"",</text:p>
            <text:p>"cons_papieralu-concerne_aussi":"",</text:p>
            <text:p>"cons_ampoulemercure-concerne_aussi":"",</text:p>
            <text:p>"cons_sansbouchon-concerne_aussi":"",</text:p>
            <text:p>"cons_capsulelait-concerne_aussi":"",</text:p>
            <text:p>"cons_potsmoutarde-concerne_aussi":"",</text:p>
            <text:p>"cons_recuppdv1-concerne_aussi":" ",</text:p>
            <text:p>"cons_recuppdv2-concerne_aussi":" ",</text:p>
            <text:p>"cons_verre-concerne_aussi":"",</text:p>
            <text:p>"cons_recupmedicament-concerne_aussi":"",</text:p>
            <text:p>"cons_medicamentembal-concerne_aussi":"",</text:p>
            <text:p>"cons_fenetre_enveloppe-concerne_aussi":"",</text:p>
            <text:p>"cons_tetrapak-concerne_aussi":"",</text:p>
            <text:p>"cons_distrisac_relais-concerne_aussi":"Vérif le 04/2013",</text:p>
            <text:p>"cons_distrisac_achat-concerne_aussi":"Vérif le 04/2013",</text:p>
            <text:p>"cons_distrisac_piecesobligatoires-concerne_aussi":"A VERIFIER",</text:p>
            <text:p>"cons_vider_paslaver-concerne_aussi":"A INTEGRER",</text:p>
            <text:p>"cons_alloproprete-concerne_aussi":"",</text:p>
            <text:p>"cons_pastoxique-concerne_aussi":"",</text:p>
            <text:p>"cons_toxique-concerne_aussi":"",</text:p>
            <text:p>"cons_lerelais-concerne_aussi":"",</text:p>
            <text:p>"cons_sacs-concerne_aussi":"",</text:p>
            <text:p>"cons_bacs-concerne_aussi":"",</text:p>
            <text:p>"cons_collecte6h14h-concerne_aussi":"",</text:p>
            <text:p>"cons_collecte6h21h-concerne_aussi":"",</text:p>
            <text:p>"cons_proximite-concerne_aussi":"",</text:p>
            <text:p>"cons_dec_coucheBebe-concerne_aussi":"",</text:p>
            <text:p>"cons_nespresso-concerne_aussi":"",</text:p>
            <text:p>"cons_trop_petit-concerne_aussi":"Vérif le 04/2015",</text:p>
            <text:p>"cons_plus2vers-concerne_aussi":"",</text:p>
            <text:p>"cons_assocompostage-concerne_aussi":"",</text:p>
            <text:p>"cons_decheterieecopointquartheure-concerne_aussi":"",</text:p>
            <text:p>"cons_dechetecolimite2metres-concerne_aussi":"",</text:p>
            <text:p>"cons_huileAlimentaire-concerne_aussi":"",</text:p>
            <text:p>"cons_spirale-concerne_aussi":"Vérif le 09/2015",</text:p>
            <text:p>"cons_bouteillepaspet-concerne_aussi":"Vérif le 04/2017",</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nom</text:p>
          </table:table-cell>
          <table:table-cell table:style-name="ce404" table:formula="of:=GETTRADUCTION([Dico.B12];COLUMN([Fiches.A5]);COLUMN([Fiches.B5]);ROW([Fiches.A6]);ROW([Fiches.A36]);[Dico.C12])" office:value-type="string" office:string-value="&quot;fiche_bacjaune-nom&quot;:&quot;Bacs jaunes et bleus&quot;,&#10;&quot;fiche_bouchon_amour-nom&quot;:&quot;Bouchons d'amour&quot;,&#10;&quot;fiche_encombrant-nom&quot;:&quot;Collecte des encombrants&quot;,&#10;&quot;fiche_compostage-nom&quot;:&quot;Compostage&quot;,&#10;&quot;fiche_compostri-nom&quot;:&quot;Compostri&quot;,&#10;&quot;fiche_contembjournmag-nom&quot;:&quot;Cont. embal. journ. mag.&quot;,&#10;&quot;fiche_contvet-nom&quot;:&quot;Conteneurs vêtements&quot;,&#10;&quot;fiche_coucheslavables-nom&quot;:&quot;Couches lavables&quot;,&#10;&quot;fiche_contpapiercarton-nom&quot;:&quot;Conteneur papier carton&quot;,&#10;&quot;fiche_contmpb-nom&quot;:&quot;Conteneur plastique&quot;,&#10;&quot;fiche_contverre-nom&quot;:&quot;Conteneur verre&quot;,&#10;&quot;fiche_ecopoint-nom&quot;:&quot;Déchèteries / écopoint&quot;,&#10;&quot;fiche_ecoparticipation-nom&quot;:&quot;Eco-participation&quot;,&#10;&quot;fiche_poubelle-nom&quot;:&quot;Eugène Poubelle&quot;,&#10;&quot;fiche_logos-nom&quot;:&quot;Logos utilisés&quot;,&#10;&quot;fiche_lombricompost-nom&quot;:&quot;Lombricompost&quot;,&#10;&quot;fiche_mieuxtrierannantes-nom&quot;:&quot;Mieux trier à Nantes&quot;,&#10;&quot;fiche_plastik-nom&quot;:&quot;PP Plastic Pickup&quot;,&#10;&quot;fiche_plus2vers-nom&quot;:&quot;Plus2vers - échange de lombrics&quot;,&#10;&quot;fiche_medicament-nom&quot;:&quot;Récupération médicaments&quot;,&#10;&quot;fiche_plusieurstrisac-nom&quot;:&quot;Récupérer sacs jaunes et bleus&quot;,&#10;&quot;fiche_acier-nom&quot;:&quot;Recyclage acier&quot;,&#10;&quot;fiche_pet-nom&quot;:&quot;Recyclage plastique&quot;,&#10;&quot;fiche_tetrapak-nom&quot;:&quot;Recyclage Tétrapak&quot;,&#10;&quot;fiche_verre-nom&quot;:&quot;Recyclage verre&quot;,&#10;&quot;fiche_velo-nom&quot;:&quot;Réemploi vélo&quot;,&#10;&quot;fiche_reprise-nom&quot;:&quot;Reprise magasins&quot;,&#10;&quot;fiche_sacjaune-nom&quot;:&quot;Sacs jaunes et bleus&quot;,&#10;&quot;fiche_telephone-nom&quot;:&quot;Numéros de téléphones&quot;,&#10;&quot;fiche_arcenciel-nom&quot;:&quot;Usine Arc-en-ciel&quot;,&#10;&quot;fiche_valorena-nom&quot;:&quot;Usine Valorena&quot;,&#10;" calcext:value-type="string">
            <text:p>"fiche_bacjaune-nom":"Bacs jaunes et bleus",</text:p>
            <text:p>"fiche_bouchon_amour-nom":"Bouchons d'amour",</text:p>
            <text:p>"fiche_encombrant-nom":"Collecte des encombrants",</text:p>
            <text:p>"fiche_compostage-nom":"Compostage",</text:p>
            <text:p>"fiche_compostri-nom":"Compostri",</text:p>
            <text:p>"fiche_contembjournmag-nom":"Cont. embal. journ. mag.",</text:p>
            <text:p>"fiche_contvet-nom":"Conteneurs vêtements",</text:p>
            <text:p>"fiche_coucheslavables-nom":"Couches lavables",</text:p>
            <text:p>"fiche_contpapiercarton-nom":"Conteneur papier carton",</text:p>
            <text:p>"fiche_contmpb-nom":"Conteneur plastique",</text:p>
            <text:p>"fiche_contverre-nom":"Conteneur verre",</text:p>
            <text:p>"fiche_ecopoint-nom":"Déchèteries / écopoint",</text:p>
            <text:p>"fiche_ecoparticipation-nom":"Eco-participation",</text:p>
            <text:p>"fiche_poubelle-nom":"Eugène Poubelle",</text:p>
            <text:p>"fiche_logos-nom":"Logos utilisés",</text:p>
            <text:p>"fiche_lombricompost-nom":"Lombricompost",</text:p>
            <text:p>"fiche_mieuxtrierannantes-nom":"Mieux trier à Nantes",</text:p>
            <text:p>"fiche_plastik-nom":"PP Plastic Pickup",</text:p>
            <text:p>"fiche_plus2vers-nom":"Plus2vers - échange de lombrics",</text:p>
            <text:p>"fiche_medicament-nom":"Récupération médicaments",</text:p>
            <text:p>"fiche_plusieurstrisac-nom":"Récupérer sacs jaunes et bleus",</text:p>
            <text:p>"fiche_acier-nom":"Recyclage acier",</text:p>
            <text:p>"fiche_pet-nom":"Recyclage plastique",</text:p>
            <text:p>"fiche_tetrapak-nom":"Recyclage Tétrapak",</text:p>
            <text:p>"fiche_verre-nom":"Recyclage verre",</text:p>
            <text:p>"fiche_velo-nom":"Réemploi vélo",</text:p>
            <text:p>"fiche_reprise-nom":"Reprise magasins",</text:p>
            <text:p>"fiche_sacjaune-nom":"Sacs jaunes et bleus",</text:p>
            <text:p>"fiche_telephone-nom":"Numéros de téléphones",</text:p>
            <text:p>"fiche_arcenciel-nom":"Usine Arc-en-ciel",</text:p>
            <text:p>"fiche_valorena-nom":"Usine Valorena",</text:p>
            <text:p/>
          </table:table-cell>
          <table:table-cell table:style-name="ce406" table:formula="of:=GETTRADUCTION([Dico.B12];COLUMN([Fiches.A5]);COLUMN([Fiches.C5]);ROW([Fiches.A6]);ROW([Fiches.A36]);[Dico.C12])" office:value-type="string" office:string-value="&quot;fiche_bacjaune-nom&quot;:&quot;Yellow and blue bins&quot;,&#10;&quot;fiche_bouchon_amour-nom&quot;:&quot;Bouchons d'amour&quot;,&#10;&quot;fiche_encombrant-nom&quot;:&quot;Collection of bulky&quot;,&#10;&quot;fiche_compostage-nom&quot;:&quot;Composting&quot;,&#10;&quot;fiche_compostri-nom&quot;:&quot;Compostri&quot;,&#10;&quot;fiche_contembjournmag-nom&quot;:&quot;Cont. embal. journ. Mag.&quot;,&#10;&quot;fiche_contvet-nom&quot;:&quot;Containers clothing&quot;,&#10;&quot;fiche_coucheslavables-nom&quot;:&quot;Cloth diapers&quot;,&#10;&quot;fiche_contpapiercarton-nom&quot;:&quot;Paper cardboard container&quot;,&#10;&quot;fiche_contmpb-nom&quot;:&quot;Plastic container&quot;,&#10;&quot;fiche_contverre-nom&quot;:&quot;Glass container&quot;,&#10;&quot;fiche_ecopoint-nom&quot;:&quot;Déchèteries / écopoint&quot;,&#10;&quot;fiche_ecoparticipation-nom&quot;:&quot;Green tax&quot;,&#10;&quot;fiche_poubelle-nom&quot;:&quot;Eugène Poubelle&quot;,&#10;&quot;fiche_logos-nom&quot;:&quot;Logos used&quot;,&#10;&quot;fiche_lombricompost-nom&quot;:&quot;Vermicompost&quot;,&#10;&quot;fiche_mieuxtrierannantes-nom&quot;:&quot;Mieux trier à Nantes&quot;,&#10;&quot;fiche_plastik-nom&quot;:&quot;PP Plastic Pickup&quot;,&#10;&quot;fiche_plus2vers-nom&quot;:&quot;Plus2vers - exchange of earthworms&quot;,&#10;&quot;fiche_medicament-nom&quot;:&quot;Drugs recovery&quot;,&#10;&quot;fiche_plusieurstrisac-nom&quot;:&quot;Collect yellow and blue bags&quot;,&#10;&quot;fiche_acier-nom&quot;:&quot;Steel recycling&quot;,&#10;&quot;fiche_pet-nom&quot;:&quot;Plastic recycling&quot;,&#10;&quot;fiche_tetrapak-nom&quot;:&quot;Tetrapak recycling&quot;,&#10;&quot;fiche_verre-nom&quot;:&quot;Glass recycling&quot;,&#10;&quot;fiche_velo-nom&quot;:&quot;Reuse bike&quot;,&#10;&quot;fiche_reprise-nom&quot;:&quot;Resumption stores&quot;,&#10;&quot;fiche_sacjaune-nom&quot;:&quot;Yellow and blue bags&quot;,&#10;&quot;fiche_telephone-nom&quot;:&quot;Phone numbers&quot;,&#10;&quot;fiche_arcenciel-nom&quot;:&quot;Arc-en-ciel Factory&quot;,&#10;&quot;fiche_valorena-nom&quot;:&quot;Valorena factory &quot;,&#10;" calcext:value-type="string">
            <text:p>"fiche_bacjaune-nom":"Yellow and blue bins",</text:p>
            <text:p>"fiche_bouchon_amour-nom":"Bouchons d'amour",</text:p>
            <text:p>"fiche_encombrant-nom":"Collection of bulky",</text:p>
            <text:p>"fiche_compostage-nom":"Composting",</text:p>
            <text:p>"fiche_compostri-nom":"Compostri",</text:p>
            <text:p>"fiche_contembjournmag-nom":"Cont. embal. journ. Mag.",</text:p>
            <text:p>"fiche_contvet-nom":"Containers clothing",</text:p>
            <text:p>"fiche_coucheslavables-nom":"Cloth diapers",</text:p>
            <text:p>"fiche_contpapiercarton-nom":"Paper cardboard container",</text:p>
            <text:p>"fiche_contmpb-nom":"Plastic container",</text:p>
            <text:p>"fiche_contverre-nom":"Glass container",</text:p>
            <text:p>"fiche_ecopoint-nom":"Déchèteries / écopoint",</text:p>
            <text:p>"fiche_ecoparticipation-nom":"Green tax",</text:p>
            <text:p>"fiche_poubelle-nom":"Eugène Poubelle",</text:p>
            <text:p>"fiche_logos-nom":"Logos used",</text:p>
            <text:p>"fiche_lombricompost-nom":"Vermicompost",</text:p>
            <text:p>"fiche_mieuxtrierannantes-nom":"Mieux trier à Nantes",</text:p>
            <text:p>"fiche_plastik-nom":"PP Plastic Pickup",</text:p>
            <text:p>"fiche_plus2vers-nom":"Plus2vers - exchange of earthworms",</text:p>
            <text:p>"fiche_medicament-nom":"Drugs recovery",</text:p>
            <text:p>"fiche_plusieurstrisac-nom":"Collect yellow and blue bags",</text:p>
            <text:p>"fiche_acier-nom":"Steel recycling",</text:p>
            <text:p>"fiche_pet-nom":"Plastic recycling",</text:p>
            <text:p>"fiche_tetrapak-nom":"Tetrapak recycling",</text:p>
            <text:p>"fiche_verre-nom":"Glass recycling",</text:p>
            <text:p>"fiche_velo-nom":"Reuse bike",</text:p>
            <text:p>"fiche_reprise-nom":"Resumption stores",</text:p>
            <text:p>"fiche_sacjaune-nom":"Yellow and blue bags",</text:p>
            <text:p>"fiche_telephone-nom":"Phone numbers",</text:p>
            <text:p>"fiche_arcenciel-nom":"Arc-en-ciel Factory",</text:p>
            <text:p>"fiche_valorena-nom":"Valorena factory ",</text:p>
            <text:p/>
          </table:table-cell>
          <table:table-cell office:value-type="string" calcext:value-type="string">
            <text:p><text:s/></text:p>
          </table:table-cell>
        </table:table-row>
        <table:table-row table:style-name="ro2">
          <table:table-cell/>
          <table:table-cell office:value-type="string" calcext:value-type="string">
            <text:p>Fiches</text:p>
          </table:table-cell>
          <table:table-cell office:value-type="string" calcext:value-type="string">
            <text:p>concerne_aussi</text:p>
          </table:table-cell>
          <table:table-cell table:style-name="ce404" table:formula="of:=GETTRADUCTION([Dico.B13];COLUMN([Fiches.A5]);COLUMN([Fiches.F5]);ROW([Fiches.A6]);ROW([Fiches.A36]);[Dico.C13])"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10;&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quot;,&#10;&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10;&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quot;,&#10;&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10;&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10;&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quot;,&#10;&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quot;,&#10;&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10;&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10;&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10;&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10;&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10;&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10;&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quot;,&#10;&quot;fiche_lombricompost-concerne_aussi&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quot;,&#10;&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10;&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quot;,&#10;&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10;&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10;&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10;&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10;&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10;&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10;&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10;&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10;&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10;&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10;&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10;&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10;&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quot;,&#10;" calcext:value-type="string">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ext:p>"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text:p>
            <text:p>"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ext:p>"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article Compost sur Ékopédia&lt;/FONT&gt;",</text:p>
            <text:p>"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ext:p>"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ext:p>"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s vêtements ne sont pas redistribués : les vêtements de marque sont revendus dans les boutiques Dng-Fring, les autres sont exportés (notamment vers l'Afrique où la plupart est revendue, certains se retrouvent dans des dépotoirs) et ceux qui sont usagés (30 %) sont transformés en isolant et revendus pour l'industrie.",</text:p>
            <text:p>"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text:p>
            <text:p>"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text:p>
            <text:p>"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ext:p>"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ext:p>"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ext:p>"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ext:p>"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ext:p>"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ext:p>"fiche_lombricompost-concerne_aussi":"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ext:p>"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ext:p>"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text:p>
            <text:p>"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ext:p>"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ext:p>"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text:p>
            <text:p>"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ext:p>"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ext:p>"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ext:p>"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ext:p>"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ext:p>"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ext:p>"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ext:p>"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ext:p>"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ext:p>"fiche_valorena-concerne_aussi":"&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Voir la vidéo de présentation (3 minutes)&lt;br/&gt;Des visites de l'usine sont proposées toutes l'année.",</text:p>
            <text:p/>
          </table:table-cell>
          <table:table-cell table:style-name="ce406" table:formula="of:=GETTRADUCTION([Dico.B13];COLUMN([Fiches.A5]);COLUMN([Fiches.G5]);ROW([Fiches.A6]);ROW([Fiches.A36]);[Dico.C13])" office:value-type="string" office:string-value="&quot;fiche_bacjaune-concerne_aussi&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10;&quot;fiche_bouchon_amour-concerne_aussi&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10;&quot;fiche_encombrant-concerne_aussi&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10;&quot;fiche_compostage-concerne_aussi&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quot;,&#10;&quot;fiche_compostri-concerne_aussi&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quot;,&#10;&quot;fiche_contembjournmag-concerne_aussi&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10;&quot;fiche_contvet-concerne_aussi&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10;&quot;fiche_coucheslavables-concerne_aussi&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quot;,&#10;&quot;fiche_contpapiercarton-concerne_aussi&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10;&quot;fiche_contmpb-concerne_aussi&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10;&quot;fiche_contverre-concerne_aussi&quot;:&quot;&lt;IMG src='resources/images/conteneur_verre_instructions_2.jpg' WIDTH='200px' /&gt; &lt;IMG SRC='resources/images/conteneur_verre_instructions.jpg' width='200px' /&gt;&lt;BR/&gt;can put in the container glass tower housework glass: bottles, pots, jars. However we must not put the dishes, pots, bulbs.&quot;,&#10;&quot;fiche_ecopoint-concerne_aussi&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10;&quot;fiche_ecoparticipation-concerne_aussi&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10;&quot;fiche_poubelle-concerne_aussi&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10;&quot;fiche_logos-concerne_aussi&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quot;,&#10;&quot;fiche_lombricompost-concerne_aussi&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10;&quot;fiche_mieuxtrierannantes-concerne_aussi&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10;&quot;fiche_plastik-concerne_aussi&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10;&quot;fiche_plus2vers-concerne_aussi&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10;&quot;fiche_medicament-concerne_aussi&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10;&quot;fiche_plusieurstrisac-concerne_aussi&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10;&quot;fiche_acier-concerne_aussi&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10;&quot;fiche_pet-concerne_aussi&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10;&quot;fiche_tetrapak-concerne_aussi&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10;&quot;fiche_verre-concerne_aussi&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10;&quot;fiche_velo-concerne_aussi&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10;&quot;fiche_reprise-concerne_aussi&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10;&quot;fiche_sacjaune-concerne_aussi&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10;&quot;fiche_telephone-concerne_aussi&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10;&quot;fiche_arcenciel-concerne_aussi&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10;&quot;fiche_valorena-concerne_aussi&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quot;,&#10;" calcext:value-type="string">
            <text:p>"fiche_bacjaune-concerne_aussi":"&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ext:p>"fiche_bouchon_amour-concerne_aussi":"&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ext:p>"fiche_encombrant-concerne_aussi":"&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ext:p>"fiche_compostage-concerne_aussi":"&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 Article Compost on Ekopedia&lt;/font&gt;",</text:p>
            <text:p>"fiche_compostri-concerne_aussi":"&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text:p>
            <text:p>"fiche_contembjournmag-concerne_aussi":"&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ext:p>"fiche_contvet-concerne_aussi":"&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ext:p>"fiche_coucheslavables-concerne_aussi":"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text:p>
            <text:p>"fiche_contpapiercarton-concerne_aussi":"&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ext:p>"fiche_contmpb-concerne_aussi":"&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ext:p>"fiche_contverre-concerne_aussi":"&lt;IMG src='resources/images/conteneur_verre_instructions_2.jpg' WIDTH='200px' /&gt; &lt;IMG SRC='resources/images/conteneur_verre_instructions.jpg' width='200px' /&gt;&lt;BR/&gt;can put in the container glass tower housework glass: bottles, pots, jars. However we must not put the dishes, pots, bulbs.",</text:p>
            <text:p>"fiche_ecopoint-concerne_aussi":"&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ext:p>"fiche_ecoparticipation-concerne_aussi":"&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ext:p>"fiche_poubelle-concerne_aussi":"&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ext:p>"fiche_logos-concerne_aussi":"&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text:p>
            <text:p>"fiche_lombricompost-concerne_aussi":"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ext:p>"fiche_mieuxtrierannantes-concerne_aussi":"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ext:p>"fiche_plastik-concerne_aussi":"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ext:p>"fiche_plus2vers-concerne_aussi":"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ext:p>"fiche_medicament-concerne_aussi":"&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ext:p>"fiche_plusieurstrisac-concerne_aussi":"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ext:p>"fiche_acier-concerne_aussi":"&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ext:p>"fiche_pet-concerne_aussi":"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ext:p>"fiche_tetrapak-concerne_aussi":"&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ext:p>"fiche_verre-concerne_aussi":"&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ext:p>"fiche_velo-concerne_aussi":"&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ext:p>"fiche_reprise-concerne_aussi":"&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ext:p>"fiche_sacjaune-concerne_aussi":"&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ext:p>"fiche_telephone-concerne_aussi":"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ext:p>"fiche_arcenciel-concerne_aussi":"&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ext:p>"fiche_valorena-concerne_aussi":"&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See overview Video (3 minutes)&lt;BR/&gt;Tours of the factory are offered all the year.",</text:p>
            <text:p/>
          </table:table-cell>
          <table:table-cell office:value-type="string" calcext:value-type="string">
            <text:p><text:s/></text:p>
          </table:table-cell>
        </table:table-row>
        <table:table-row table:style-name="ro2">
          <table:table-cell/>
          <table:table-cell office:value-type="string" calcext:value-type="string">
            <text:p>LibellesSpecifiques</text:p>
          </table:table-cell>
          <table:table-cell/>
          <table:table-cell table:style-name="ce404" table:formula="of:=GETTRADUCTION([Dico.B14];COLUMN([Fiches.A6]);COLUMN([Fiches.F6]);ROW([Fiches.A7]);ROW([Fiches.A50]);[Dico.C14])" office:value-type="string" office:string-value="&quot;about_titre-0&quot;:&quot; &quot;,&#10;&quot;about-0&quot;:&quot; &quot;,&#10;&quot;splashmessage-0&quot;:&quot; &quot;,&#10;" calcext:value-type="string">
            <text:p>"about_titre-0":" ",</text:p>
            <text:p>"about-0":" ",</text:p>
            <text:p>"splashmessage-0":" ",</text:p>
            <text:p/>
          </table:table-cell>
          <table:table-cell table:style-name="ce406" table:formula="of:=GETTRADUCTION([Dico.B14];COLUMN([Fiches.A6]);COLUMN([Fiches.G6]);ROW([Fiches.A7]);ROW([Fiches.A50]);[Dico.C14])" office:value-type="string" office:string-value="&quot;about_titre-0&quot;:&quot;&quot;,&#10;&quot;about-0&quot;:&quot;&quot;,&#10;&quot;splashmessage-0&quot;:&quot;&quot;,&#10;" calcext:value-type="string">
            <text:p>"about_titre-0":"",</text:p>
            <text:p>"about-0":"",</text:p>
            <text:p>"splashmessage-0":"",</text:p>
            <text:p/>
          </table:table-cell>
          <table:table-cell/>
        </table:table-row>
        <table:table-row table:style-name="ro2">
          <table:table-cell table:number-columns-repeated="3"/>
          <table:table-cell table:style-name="ce404" office:value-type="string" calcext:value-type="string">
            <text:p>"a":"b"</text:p>
          </table:table-cell>
          <table:table-cell table:style-name="ce406" office:value-type="string" calcext:value-type="string">
            <text:p>"a":"b"</text:p>
          </table:table-cell>
          <table:table-cell office:value-type="string" calcext:value-type="string">
            <text:p><text:s/></text:p>
          </table:table-cell>
        </table:table-row>
        <table:table-row table:style-name="ro2">
          <table:table-cell table:number-columns-repeated="3"/>
          <table:table-cell table:style-name="ce404" office:value-type="string" calcext:value-type="string">
            <text:p>}</text:p>
          </table:table-cell>
          <table:table-cell table:style-name="ce406" office:value-type="string" calcext:value-type="string">
            <text:p>}</text:p>
          </table:table-cell>
          <table:table-cell office:value-type="string" calcext:value-type="string">
            <text:p><text:s/></text:p>
          </table:table-cell>
        </table:table-row>
        <table:table-row table:style-name="ro2">
          <table:table-cell table:number-columns-repeated="5"/>
          <table:table-cell office:value-type="string" calcext:value-type="string">
            <text:p><text:s/></text:p>
          </table:table-cell>
        </table:table-row>
        <table:table-row table:style-name="ro2" table:number-rows-repeated="1048558">
          <table:table-cell table:number-columns-repeated="6"/>
        </table:table-row>
        <table:table-row table:style-name="ro2">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2">00/00/0000</text:date>, <text:time style:data-style-name="N2" text:time-value="05:38:17.263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11H35M23S</meta:editing-duration>
    <meta:editing-cycles>1728</meta:editing-cycles>
    <meta:generator>LibreOffice/5.0.2.2$Windows_X86_64 LibreOffice_project/37b43f919e4de5eeaca9b9755ed688758a8251fe</meta:generator>
    <meta:creation-date>2013-06-24T19:02:37.47</meta:creation-date>
    <dc:date>2017-09-22T05:39:29.333000000</dc:date>
    <meta:document-statistic meta:table-count="14" meta:cell-count="5678"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Type as String, colTypeEn as String, colDescription as String,  colDescriptionEn as String, colImage as String, colMotsCles as String, colMotsClesEn as String, colUrls as String, colBouton as String, colSource as String, colCategorie as String)
	Temp = JsonFiche(colCode, colNom, colNomEn, colType, colTypeEn, colDescription, colDescriptionEn, colImage, colMotsCles, colMotsClesEn, colUrls, colBouton, colSource, colCategorie)
	REM retire le dernier ","
	JsonFicheFin = Left(Temp, Len(Temp)-1)
End Function

Function JsonFiche(colCode as String, colNom as String, colNomEn as String, colType as String, colTypeEn as String, colDescription as String, colDescriptionEn as String,colImage as String, colMotsCles as String, colMotsClesEn as String, colUrls as String, colBouton as String, colSource as String, colCategorie as String)
	Result = "   {" &amp; chr(10) &amp; "      " &amp; getCleValeurPasVide("code",colCode,"," &amp; chr(10) &amp; "      ")
	Result = Result &amp; getCleValeurPasVide("nom",colNom,"," &amp; chr(10) &amp; "      ")
	Result = Result &amp; getCleValeurPasVide("nom_en",colNomEn,"," &amp; chr(10) &amp; "      ")
	Result = Result &amp; getCleValeurPasVide("type",colType,"," &amp; chr(10) &amp; "      ")
	Result = Result &amp; getCleValeurPasVide("type_en",colType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categorie",colCategorie,",")
	Result = Result &amp; getCleValeurPasVide("source",colSource,",")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